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65cm"/>
    </style:style>
    <style:style style:name="co2" style:family="table-column">
      <style:table-column-properties fo:break-before="auto" style:column-width="1.31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57cm"/>
    </style:style>
    <style:style style:name="co5" style:family="table-column">
      <style:table-column-properties fo:break-before="auto" style:column-width="0.584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0.788cm"/>
    </style:style>
    <style:style style:name="co8" style:family="table-column">
      <style:table-column-properties fo:break-before="auto" style:column-width="0.679cm"/>
    </style:style>
    <style:style style:name="co9" style:family="table-column">
      <style:table-column-properties fo:break-before="auto" style:column-width="0.87cm"/>
    </style:style>
    <style:style style:name="co10" style:family="table-column">
      <style:table-column-properties fo:break-before="auto" style:column-width="0.487cm"/>
    </style:style>
    <style:style style:name="co11" style:family="table-column">
      <style:table-column-properties fo:break-before="auto" style:column-width="0.31cm"/>
    </style:style>
    <style:style style:name="co12" style:family="table-column">
      <style:table-column-properties fo:break-before="auto" style:column-width="0.582cm"/>
    </style:style>
    <style:style style:name="co13" style:family="table-column">
      <style:table-column-properties fo:break-before="auto" style:column-width="1.515cm"/>
    </style:style>
    <style:style style:name="co14" style:family="table-column">
      <style:table-column-properties fo:break-before="auto" style:column-width="1.923cm"/>
    </style:style>
    <style:style style:name="co15" style:family="table-column">
      <style:table-column-properties fo:break-before="auto" style:column-width="2.02cm"/>
    </style:style>
    <style:style style:name="co16" style:family="table-column">
      <style:table-column-properties fo:break-before="auto" style:column-width="1.813cm"/>
    </style:style>
    <style:style style:name="co17" style:family="table-column">
      <style:table-column-properties fo:break-before="auto" style:column-width="1.607cm"/>
    </style:style>
    <style:style style:name="co18" style:family="table-column">
      <style:table-column-properties fo:break-before="auto" style:column-width="1.513cm"/>
    </style:style>
    <style:style style:name="co19" style:family="table-column">
      <style:table-column-properties fo:break-before="auto" style:column-width="1.856cm"/>
    </style:style>
    <style:style style:name="co20" style:family="table-column">
      <style:table-column-properties fo:break-before="auto" style:column-width="1.349cm"/>
    </style:style>
    <style:style style:name="co21" style:family="table-column">
      <style:table-column-properties fo:break-before="auto" style:column-width="2.173cm"/>
    </style:style>
    <style:style style:name="co22" style:family="table-column">
      <style:table-column-properties fo:break-before="auto" style:column-width="1.582cm"/>
    </style:style>
    <style:style style:name="co23" style:family="table-column">
      <style:table-column-properties fo:break-before="auto" style:column-width="4.49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 style:font-name-asian="Droid Sans" style:font-name-complex="Lohit Hindi"/>
    </style:style>
    <style:style style:name="ce2" style:family="table-cell" style:parent-style-name="Default" style:data-style-name="N107"/>
    <style:style style:name="ce3" style:family="table-cell" style:parent-style-name="Default" style:data-style-name="N11"/>
    <style:style style:name="ce4" style:family="table-cell" style:parent-style-name="Default" style:data-style-name="N114"/>
    <style:style style:name="ce5" style:family="table-cell" style:parent-style-name="Default" style:data-style-name="N1"/>
    <style:style style:name="ce6" style:family="table-cell" style:parent-style-name="Default">
      <style:table-cell-properties fo:background-color="#00b8ff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94bd5e"/>
    </style:style>
    <style:style style:name="ce9" style:family="table-cell" style:parent-style-name="Default" style:data-style-name="N120"/>
    <style:style style:name="ce10" style:family="table-cell" style:parent-style-name="Default" style:data-style-name="N132"/>
    <style:style style:name="gr1" style:family="graphic">
      <style:graphic-properties draw:ole-draw-aspect="1"/>
    </style:style>
  </office:automatic-styles>
  <office:body>
    <office:spreadsheet>
      <table:table table:name="corpus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e</text:p>
          </table:table-cell>
          <table:table-cell office:value-type="float" office:value="83082">
            <text:p>83082</text:p>
          </table:table-cell>
          <table:table-cell/>
          <table:table-cell office:value-type="string">
            <text:p>er</text:p>
          </table:table-cell>
          <table:table-cell office:value-type="float" office:value="20004">
            <text:p>2000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66633">
            <text:p>66633</text:p>
          </table:table-cell>
          <table:table-cell/>
          <table:table-cell office:value-type="string">
            <text:p>es</text:p>
          </table:table-cell>
          <table:table-cell office:value-type="float" office:value="19584">
            <text:p>19584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47682">
            <text:p>47682</text:p>
          </table:table-cell>
          <table:table-cell/>
          <table:table-cell office:value-type="string">
            <text:p>en</text:p>
          </table:table-cell>
          <table:table-cell office:value-type="float" office:value="13822">
            <text:p>13822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45314">
            <text:p>45314</text:p>
          </table:table-cell>
          <table:table-cell/>
          <table:table-cell office:value-type="string">
            <text:p>ar</text:p>
          </table:table-cell>
          <table:table-cell office:value-type="float" office:value="13630">
            <text:p>13630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44884">
            <text:p>44884</text:p>
          </table:table-cell>
          <table:table-cell/>
          <table:table-cell office:value-type="string">
            <text:p>al</text:p>
          </table:table-cell>
          <table:table-cell office:value-type="float" office:value="12213">
            <text:p>12213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43283">
            <text:p>43283</text:p>
          </table:table-cell>
          <table:table-cell/>
          <table:table-cell office:value-type="string">
            <text:p>de</text:p>
          </table:table-cell>
          <table:table-cell office:value-type="float" office:value="11998">
            <text:p>11998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42381">
            <text:p>42381</text:p>
          </table:table-cell>
          <table:table-cell/>
          <table:table-cell office:value-type="string">
            <text:p>el</text:p>
          </table:table-cell>
          <table:table-cell office:value-type="float" office:value="11475">
            <text:p>11475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36530">
            <text:p>36530</text:p>
          </table:table-cell>
          <table:table-cell/>
          <table:table-cell office:value-type="string">
            <text:p>at</text:p>
          </table:table-cell>
          <table:table-cell office:value-type="float" office:value="11325">
            <text:p>11325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31692">
            <text:p>31692</text:p>
          </table:table-cell>
          <table:table-cell/>
          <table:table-cell office:value-type="string">
            <text:p>in</text:p>
          </table:table-cell>
          <table:table-cell office:value-type="float" office:value="10397">
            <text:p>10397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7748">
            <text:p>27748</text:p>
          </table:table-cell>
          <table:table-cell/>
          <table:table-cell office:value-type="string">
            <text:p>an</text:p>
          </table:table-cell>
          <table:table-cell office:value-type="float" office:value="9698">
            <text:p>9698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float" office:value="25306">
            <text:p>25306</text:p>
          </table:table-cell>
          <table:table-cell/>
          <table:table-cell office:value-type="string">
            <text:p>nt</text:p>
          </table:table-cell>
          <table:table-cell office:value-type="float" office:value="9636">
            <text:p>9636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24215">
            <text:p>24215</text:p>
          </table:table-cell>
          <table:table-cell/>
          <table:table-cell office:value-type="string">
            <text:p>st</text:p>
          </table:table-cell>
          <table:table-cell office:value-type="float" office:value="9391">
            <text:p>9391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21093">
            <text:p>21093</text:p>
          </table:table-cell>
          <table:table-cell/>
          <table:table-cell office:value-type="string">
            <text:p>ci</text:p>
          </table:table-cell>
          <table:table-cell office:value-type="float" office:value="9296">
            <text:p>9296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float" office:value="19627">
            <text:p>19627</text:p>
          </table:table-cell>
          <table:table-cell/>
          <table:table-cell office:value-type="string">
            <text:p>no</text:p>
          </table:table-cell>
          <table:table-cell office:value-type="float" office:value="8915">
            <text:p>8915</text:p>
          </table:table-cell>
        </table:table-row>
        <table:table-row table:style-name="ro1">
          <table:table-cell office:value-type="string">
            <text:p>minus</text:p>
          </table:table-cell>
          <table:table-cell office:value-type="float" office:value="17587">
            <text:p>17587</text:p>
          </table:table-cell>
          <table:table-cell/>
          <table:table-cell office:value-type="string">
            <text:p>or</text:p>
          </table:table-cell>
          <table:table-cell office:value-type="float" office:value="8812">
            <text:p>8812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10417">
            <text:p>10417</text:p>
          </table:table-cell>
          <table:table-cell/>
          <table:table-cell office:value-type="string">
            <text:p>em</text:p>
          </table:table-cell>
          <table:table-cell office:value-type="float" office:value="8646">
            <text:p>8646</text:p>
          </table:table-cell>
        </table:table-row>
        <table:table-row table:style-name="ro1">
          <table:table-cell office:value-type="string">
            <text:p>dot</text:p>
          </table:table-cell>
          <table:table-cell office:value-type="float" office:value="10009">
            <text:p>10009</text:p>
          </table:table-cell>
          <table:table-cell/>
          <table:table-cell office:value-type="string">
            <text:p>et</text:p>
          </table:table-cell>
          <table:table-cell office:value-type="float" office:value="8636">
            <text:p>8636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8125">
            <text:p>8125</text:p>
          </table:table-cell>
          <table:table-cell/>
          <table:table-cell office:value-type="string">
            <text:p>ac</text:p>
          </table:table-cell>
          <table:table-cell office:value-type="float" office:value="7567">
            <text:p>7567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7456">
            <text:p>7456</text:p>
          </table:table-cell>
          <table:table-cell/>
          <table:table-cell office:value-type="string">
            <text:p>am</text:p>
          </table:table-cell>
          <table:table-cell office:value-type="float" office:value="7461">
            <text:p>7461</text:p>
          </table:table-cell>
        </table:table-row>
        <table:table-row table:style-name="ro1">
          <table:table-cell office:value-type="string">
            <text:p>´</text:p>
          </table:table-cell>
          <table:table-cell office:value-type="float" office:value="6925">
            <text:p>6925</text:p>
          </table:table-cell>
          <table:table-cell/>
          <table:table-cell office:value-type="string">
            <text:p>co</text:p>
          </table:table-cell>
          <table:table-cell office:value-type="float" office:value="7183">
            <text:p>7183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float" office:value="6912">
            <text:p>6912</text:p>
          </table:table-cell>
          <table:table-cell/>
          <table:table-cell office:value-type="string">
            <text:p>ir</text:p>
          </table:table-cell>
          <table:table-cell office:value-type="float" office:value="7121">
            <text:p>7121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6804">
            <text:p>6804</text:p>
          </table:table-cell>
          <table:table-cell/>
          <table:table-cell office:value-type="string">
            <text:p>it</text:p>
          </table:table-cell>
          <table:table-cell office:value-type="float" office:value="6884">
            <text:p>6884</text:p>
          </table:table-cell>
        </table:table-row>
        <table:table-row table:style-name="ro1">
          <table:table-cell office:value-type="string">
            <text:p>coma</text:p>
          </table:table-cell>
          <table:table-cell office:value-type="float" office:value="5936">
            <text:p>5936</text:p>
          </table:table-cell>
          <table:table-cell/>
          <table:table-cell office:value-type="string">
            <text:p>qu</text:p>
          </table:table-cell>
          <table:table-cell office:value-type="float" office:value="6522">
            <text:p>6522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5837">
            <text:p>5837</text:p>
          </table:table-cell>
          <table:table-cell/>
          <table:table-cell office:value-type="string">
            <text:p>eu</text:p>
          </table:table-cell>
          <table:table-cell office:value-type="float" office:value="6323">
            <text:p>6323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5006">
            <text:p>5006</text:p>
          </table:table-cell>
          <table:table-cell/>
          <table:table-cell office:value-type="string">
            <text:p>nu</text:p>
          </table:table-cell>
          <table:table-cell office:value-type="float" office:value="5967">
            <text:p>5967</text:p>
          </table:table-cell>
        </table:table-row>
        <table:table-row table:style-name="ro1">
          <table:table-cell office:value-type="string">
            <text:p>`</text:p>
          </table:table-cell>
          <table:table-cell office:value-type="float" office:value="4241">
            <text:p>4241</text:p>
          </table:table-cell>
          <table:table-cell/>
          <table:table-cell office:value-type="string">
            <text:p>rt</text:p>
          </table:table-cell>
          <table:table-cell office:value-type="float" office:value="5935">
            <text:p>5935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1929">
            <text:p>1929</text:p>
          </table:table-cell>
          <table:table-cell/>
          <table:table-cell office:value-type="string">
            <text:p>is</text:p>
          </table:table-cell>
          <table:table-cell office:value-type="float" office:value="5508">
            <text:p>5508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1704">
            <text:p>1704</text:p>
          </table:table-cell>
          <table:table-cell/>
          <table:table-cell office:value-type="string">
            <text:p>ad</text:p>
          </table:table-cell>
          <table:table-cell office:value-type="float" office:value="5362">
            <text:p>5362</text:p>
          </table:table-cell>
        </table:table-row>
        <table:table-row table:style-name="ro1">
          <table:table-cell office:value-type="string">
            <text:p>plus</text:p>
          </table:table-cell>
          <table:table-cell office:value-type="float" office:value="1193">
            <text:p>1193</text:p>
          </table:table-cell>
          <table:table-cell/>
          <table:table-cell office:value-type="string">
            <text:p>mo</text:p>
          </table:table-cell>
          <table:table-cell office:value-type="float" office:value="5193">
            <text:p>5193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float" office:value="1103">
            <text:p>1103</text:p>
          </table:table-cell>
          <table:table-cell/>
          <table:table-cell office:value-type="string">
            <text:p>di</text:p>
          </table:table-cell>
          <table:table-cell office:value-type="float" office:value="5083">
            <text:p>5083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838">
            <text:p>838</text:p>
          </table:table-cell>
          <table:table-cell/>
          <table:table-cell office:value-type="string">
            <text:p>ex</text:p>
          </table:table-cell>
          <table:table-cell office:value-type="float" office:value="4859">
            <text:p>4859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586">
            <text:p>586</text:p>
          </table:table-cell>
          <table:table-cell/>
          <table:table-cell office:value-type="string">
            <text:p>ep</text:p>
          </table:table-cell>
          <table:table-cell office:value-type="float" office:value="4814">
            <text:p>4814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float" office:value="569">
            <text:p>569</text:p>
          </table:table-cell>
          <table:table-cell/>
          <table:table-cell office:value-type="string">
            <text:p>pr</text:p>
          </table:table-cell>
          <table:table-cell office:value-type="float" office:value="4277">
            <text:p>4277</text:p>
          </table:table-cell>
        </table:table-row>
        <table:table-row table:style-name="ro1">
          <table:table-cell office:value-type="string">
            <text:p>ç</text:p>
          </table:table-cell>
          <table:table-cell office:value-type="float" office:value="257">
            <text:p>257</text:p>
          </table:table-cell>
          <table:table-cell/>
          <table:table-cell office:value-type="string">
            <text:p>as</text:p>
          </table:table-cell>
          <table:table-cell office:value-type="float" office:value="3980">
            <text:p>3980</text:p>
          </table:table-cell>
        </table:table-row>
        <table:table-row table:style-name="ro1">
          <table:table-cell office:value-type="string">
            <text:p>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ot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table:number-columns-repeated="3"/>
          <table:table-cell office:value-type="string">
            <text:p>op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table:number-columns-repeated="3"/>
          <table:table-cell office:value-type="string">
            <text:p>ce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table:number-columns-repeated="3"/>
          <table:table-cell office:value-type="string">
            <text:p>fi</text:p>
          </table:table-cell>
          <table:table-cell office:value-type="float" office:value="3805">
            <text:p>3805</text:p>
          </table:table-cell>
        </table:table-row>
        <table:table-row table:style-name="ro1">
          <table:table-cell table:number-columns-repeated="3"/>
          <table:table-cell office:value-type="string">
            <text:p>do</text:p>
          </table:table-cell>
          <table:table-cell office:value-type="float" office:value="3802">
            <text:p>3802</text:p>
          </table:table-cell>
        </table:table-row>
        <table:table-row table:style-name="ro1">
          <table:table-cell table:number-columns-repeated="3"/>
          <table:table-cell office:value-type="string">
            <text:p>il</text:p>
          </table:table-cell>
          <table:table-cell office:value-type="float" office:value="3791">
            <text:p>3791</text:p>
          </table:table-cell>
        </table:table-row>
        <table:table-row table:style-name="ro1">
          <table:table-cell table:number-columns-repeated="3"/>
          <table:table-cell office:value-type="string">
            <text:p>ns</text:p>
          </table:table-cell>
          <table:table-cell office:value-type="float" office:value="3782">
            <text:p>3782</text:p>
          </table:table-cell>
        </table:table-row>
        <table:table-row table:style-name="ro1">
          <table:table-cell table:number-columns-repeated="3"/>
          <table:table-cell office:value-type="string">
            <text:p>eg</text:p>
          </table:table-cell>
          <table:table-cell office:value-type="float" office:value="3675">
            <text:p>3675</text:p>
          </table:table-cell>
        </table:table-row>
        <table:table-row table:style-name="ro1">
          <table:table-cell table:number-columns-repeated="3"/>
          <table:table-cell office:value-type="string">
            <text:p>i´</text:p>
          </table:table-cell>
          <table:table-cell office:value-type="float" office:value="3632">
            <text:p>3632</text:p>
          </table:table-cell>
        </table:table-row>
        <table:table-row table:style-name="ro1">
          <table:table-cell table:number-columns-repeated="3"/>
          <table:table-cell office:value-type="string">
            <text:p>os</text:p>
          </table:table-cell>
          <table:table-cell office:value-type="float" office:value="3512">
            <text:p>3512</text:p>
          </table:table-cell>
        </table:table-row>
        <table:table-row table:style-name="ro1">
          <table:table-cell table:number-columns-repeated="3"/>
          <table:table-cell office:value-type="string">
            <text:p>av</text:p>
          </table:table-cell>
          <table:table-cell office:value-type="float" office:value="3448">
            <text:p>3448</text:p>
          </table:table-cell>
        </table:table-row>
        <table:table-row table:style-name="ro1">
          <table:table-cell table:number-columns-repeated="3"/>
          <table:table-cell office:value-type="string">
            <text:p>ai</text:p>
          </table:table-cell>
          <table:table-cell office:value-type="float" office:value="3378">
            <text:p>3378</text:p>
          </table:table-cell>
        </table:table-row>
        <table:table-row table:style-name="ro1">
          <table:table-cell table:number-columns-repeated="3"/>
          <table:table-cell office:value-type="string">
            <text:p>o´</text:p>
          </table:table-cell>
          <table:table-cell office:value-type="float" office:value="3167">
            <text:p>3167</text:p>
          </table:table-cell>
        </table:table-row>
        <table:table-row table:style-name="ro1">
          <table:table-cell table:number-columns-repeated="3"/>
          <table:table-cell office:value-type="string">
            <text:p>lo</text:p>
          </table:table-cell>
          <table:table-cell office:value-type="float" office:value="3097">
            <text:p>3097</text:p>
          </table:table-cell>
        </table:table-row>
        <table:table-row table:style-name="ro1">
          <table:table-cell table:number-columns-repeated="3"/>
          <table:table-cell office:value-type="string">
            <text:p>im</text:p>
          </table:table-cell>
          <table:table-cell office:value-type="float" office:value="3071">
            <text:p>3071</text:p>
          </table:table-cell>
        </table:table-row>
        <table:table-row table:style-name="ro1">
          <table:table-cell table:number-columns-repeated="3"/>
          <table:table-cell office:value-type="string">
            <text:p>ap</text:p>
          </table:table-cell>
          <table:table-cell office:value-type="float" office:value="3008">
            <text:p>3008</text:p>
          </table:table-cell>
        </table:table-row>
        <table:table-row table:style-name="ro1">
          <table:table-cell table:number-columns-repeated="3"/>
          <table:table-cell office:value-type="string">
            <text:p>su</text:p>
          </table:table-cell>
          <table:table-cell office:value-type="float" office:value="2795">
            <text:p>2795</text:p>
          </table:table-cell>
        </table:table-row>
        <table:table-row table:style-name="ro1">
          <table:table-cell table:number-columns-repeated="3"/>
          <table:table-cell office:value-type="string">
            <text:p>ei</text:p>
          </table:table-cell>
          <table:table-cell office:value-type="float" office:value="2681">
            <text:p>2681</text:p>
          </table:table-cell>
        </table:table-row>
        <table:table-row table:style-name="ro1">
          <table:table-cell table:number-columns-repeated="3"/>
          <table:table-cell office:value-type="string">
            <text:p>ef</text:p>
          </table:table-cell>
          <table:table-cell office:value-type="float" office:value="2530">
            <text:p>2530</text:p>
          </table:table-cell>
        </table:table-row>
        <table:table-row table:style-name="ro1">
          <table:table-cell table:number-columns-repeated="3"/>
          <table:table-cell office:value-type="string">
            <text:p>e´</text:p>
          </table:table-cell>
          <table:table-cell office:value-type="float" office:value="2479">
            <text:p>2479</text:p>
          </table:table-cell>
        </table:table-row>
        <table:table-row table:style-name="ro1">
          <table:table-cell table:number-columns-repeated="3"/>
          <table:table-cell office:value-type="string">
            <text:p>gn</text:p>
          </table:table-cell>
          <table:table-cell office:value-type="float" office:value="2460">
            <text:p>2460</text:p>
          </table:table-cell>
        </table:table-row>
        <table:table-row table:style-name="ro1">
          <table:table-cell table:number-columns-repeated="3"/>
          <table:table-cell office:value-type="string">
            <text:p>tu</text:p>
          </table:table-cell>
          <table:table-cell office:value-type="float" office:value="2457">
            <text:p>2457</text:p>
          </table:table-cell>
        </table:table-row>
        <table:table-row table:style-name="ro1">
          <table:table-cell table:number-columns-repeated="3"/>
          <table:table-cell office:value-type="string">
            <text:p>au</text:p>
          </table:table-cell>
          <table:table-cell office:value-type="float" office:value="2418">
            <text:p>2418</text:p>
          </table:table-cell>
        </table:table-row>
        <table:table-row table:style-name="ro1">
          <table:table-cell table:number-columns-repeated="3"/>
          <table:table-cell office:value-type="string">
            <text:p>ct</text:p>
          </table:table-cell>
          <table:table-cell office:value-type="float" office:value="2381">
            <text:p>2381</text:p>
          </table:table-cell>
        </table:table-row>
        <table:table-row table:style-name="ro1">
          <table:table-cell table:number-columns-repeated="3"/>
          <table:table-cell office:value-type="string">
            <text:p>`a</text:p>
          </table:table-cell>
          <table:table-cell office:value-type="float" office:value="2353">
            <text:p>2353</text:p>
          </table:table-cell>
        </table:table-row>
        <table:table-row table:style-name="ro1">
          <table:table-cell table:number-columns-repeated="3"/>
          <table:table-cell office:value-type="string">
            <text:p>ls</text:p>
          </table:table-cell>
          <table:table-cell office:value-type="float" office:value="2343">
            <text:p>2343</text:p>
          </table:table-cell>
        </table:table-row>
        <table:table-row table:style-name="ro1">
          <table:table-cell table:number-columns-repeated="3"/>
          <table:table-cell office:value-type="string">
            <text:p>cr</text:p>
          </table:table-cell>
          <table:table-cell office:value-type="float" office:value="2328">
            <text:p>2328</text:p>
          </table:table-cell>
        </table:table-row>
        <table:table-row table:style-name="ro1">
          <table:table-cell table:number-columns-repeated="3"/>
          <table:table-cell office:value-type="string">
            <text:p>io</text:p>
          </table:table-cell>
          <table:table-cell office:value-type="float" office:value="2328">
            <text:p>2328</text:p>
          </table:table-cell>
        </table:table-row>
        <table:table-row table:style-name="ro1">
          <table:table-cell table:number-columns-repeated="3"/>
          <table:table-cell office:value-type="string">
            <text:p>gu</text:p>
          </table:table-cell>
          <table:table-cell office:value-type="float" office:value="2258">
            <text:p>2258</text:p>
          </table:table-cell>
        </table:table-row>
        <table:table-row table:style-name="ro1">
          <table:table-cell table:number-columns-repeated="3"/>
          <table:table-cell office:value-type="string">
            <text:p>mp</text:p>
          </table:table-cell>
          <table:table-cell office:value-type="float" office:value="2228">
            <text:p>2228</text:p>
          </table:table-cell>
        </table:table-row>
        <table:table-row table:style-name="ro1">
          <table:table-cell table:number-columns-repeated="3"/>
          <table:table-cell office:value-type="string">
            <text:p>cl</text:p>
          </table:table-cell>
          <table:table-cell office:value-type="float" office:value="2228">
            <text:p>2228</text:p>
          </table:table-cell>
        </table:table-row>
        <table:table-row table:style-name="ro1">
          <table:table-cell table:number-columns-repeated="3"/>
          <table:table-cell office:value-type="string">
            <text:p>pu</text:p>
          </table:table-cell>
          <table:table-cell office:value-type="float" office:value="2170">
            <text:p>2170</text:p>
          </table:table-cell>
        </table:table-row>
        <table:table-row table:style-name="ro1">
          <table:table-cell table:number-columns-repeated="3"/>
          <table:table-cell office:value-type="string">
            <text:p>cn</text:p>
          </table:table-cell>
          <table:table-cell office:value-type="float" office:value="2158">
            <text:p>2158</text:p>
          </table:table-cell>
        </table:table-row>
        <table:table-row table:style-name="ro1">
          <table:table-cell table:number-columns-repeated="3"/>
          <table:table-cell office:value-type="string">
            <text:p>iv</text:p>
          </table:table-cell>
          <table:table-cell office:value-type="float" office:value="2127">
            <text:p>2127</text:p>
          </table:table-cell>
        </table:table-row>
        <table:table-row table:style-name="ro1">
          <table:table-cell table:number-columns-repeated="3"/>
          <table:table-cell office:value-type="string">
            <text:p>ix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table:number-columns-repeated="3"/>
          <table:table-cell office:value-type="string">
            <text:p>lu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table:number-columns-repeated="3"/>
          <table:table-cell office:value-type="string">
            <text:p>iu</text:p>
          </table:table-cell>
          <table:table-cell office:value-type="float" office:value="2052">
            <text:p>2052</text:p>
          </table:table-cell>
        </table:table-row>
        <table:table-row table:style-name="ro1">
          <table:table-cell table:number-columns-repeated="3"/>
          <table:table-cell office:value-type="string">
            <text:p>ru</text:p>
          </table:table-cell>
          <table:table-cell office:value-type="float" office:value="2049">
            <text:p>2049</text:p>
          </table:table-cell>
        </table:table-row>
        <table:table-row table:style-name="ro1">
          <table:table-cell table:number-columns-repeated="3"/>
          <table:table-cell office:value-type="string">
            <text:p>gi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table:number-columns-repeated="3"/>
          <table:table-cell office:value-type="string">
            <text:p>cu</text:p>
          </table:table-cell>
          <table:table-cell office:value-type="float" office:value="1902">
            <text:p>1902</text:p>
          </table:table-cell>
        </table:table-row>
        <table:table-row table:style-name="ro1">
          <table:table-cell table:number-columns-repeated="3"/>
          <table:table-cell office:value-type="string">
            <text:p>ab</text:p>
          </table:table-cell>
          <table:table-cell office:value-type="float" office:value="1803">
            <text:p>1803</text:p>
          </table:table-cell>
        </table:table-row>
        <table:table-row table:style-name="ro1">
          <table:table-cell table:number-columns-repeated="3"/>
          <table:table-cell office:value-type="string">
            <text:p>gr</text:p>
          </table:table-cell>
          <table:table-cell office:value-type="float" office:value="1775">
            <text:p>1775</text:p>
          </table:table-cell>
        </table:table-row>
        <table:table-row table:style-name="ro1">
          <table:table-cell table:number-columns-repeated="3"/>
          <table:table-cell office:value-type="string">
            <text:p>bm</text:p>
          </table:table-cell>
          <table:table-cell office:value-type="float" office:value="1755">
            <text:p>1755</text:p>
          </table:table-cell>
        </table:table-row>
        <table:table-row table:style-name="ro1">
          <table:table-cell table:number-columns-repeated="3"/>
          <table:table-cell office:value-type="string">
            <text:p>rs</text:p>
          </table:table-cell>
          <table:table-cell office:value-type="float" office:value="1702">
            <text:p>1702</text:p>
          </table:table-cell>
        </table:table-row>
        <table:table-row table:style-name="ro1">
          <table:table-cell table:number-columns-repeated="3"/>
          <table:table-cell office:value-type="string">
            <text:p>ov</text:p>
          </table:table-cell>
          <table:table-cell office:value-type="float" office:value="1669">
            <text:p>1669</text:p>
          </table:table-cell>
        </table:table-row>
        <table:table-row table:style-name="ro1">
          <table:table-cell table:number-columns-repeated="3"/>
          <table:table-cell office:value-type="string">
            <text:p>ev</text:p>
          </table:table-cell>
          <table:table-cell office:value-type="float" office:value="1657">
            <text:p>1657</text:p>
          </table:table-cell>
        </table:table-row>
        <table:table-row table:style-name="ro1">
          <table:table-cell table:number-columns-repeated="3"/>
          <table:table-cell office:value-type="string">
            <text:p>ag</text:p>
          </table:table-cell>
          <table:table-cell office:value-type="float" office:value="1647">
            <text:p>1647</text:p>
          </table:table-cell>
        </table:table-row>
        <table:table-row table:style-name="ro1">
          <table:table-cell table:number-columns-repeated="3"/>
          <table:table-cell office:value-type="string">
            <text:p>`r</text:p>
          </table:table-cell>
          <table:table-cell office:value-type="float" office:value="1634">
            <text:p>1634</text:p>
          </table:table-cell>
        </table:table-row>
        <table:table-row table:style-name="ro1">
          <table:table-cell table:number-columns-repeated="3"/>
          <table:table-cell office:value-type="string">
            <text:p>ip</text:p>
          </table:table-cell>
          <table:table-cell office:value-type="float" office:value="1602">
            <text:p>1602</text:p>
          </table:table-cell>
        </table:table-row>
        <table:table-row table:style-name="ro1">
          <table:table-cell table:number-columns-repeated="3"/>
          <table:table-cell office:value-type="string">
            <text:p>lp</text:p>
          </table:table-cell>
          <table:table-cell office:value-type="float" office:value="1539">
            <text:p>1539</text:p>
          </table:table-cell>
        </table:table-row>
        <table:table-row table:style-name="ro1">
          <table:table-cell table:number-columns-repeated="3"/>
          <table:table-cell office:value-type="string">
            <text:p>dr</text:p>
          </table:table-cell>
          <table:table-cell office:value-type="float" office:value="1538">
            <text:p>1538</text:p>
          </table:table-cell>
        </table:table-row>
        <table:table-row table:style-name="ro1">
          <table:table-cell table:number-columns-repeated="3"/>
          <table:table-cell office:value-type="string">
            <text:p>bo</text:p>
          </table:table-cell>
          <table:table-cell office:value-type="float" office:value="1530">
            <text:p>1530</text:p>
          </table:table-cell>
        </table:table-row>
        <table:table-row table:style-name="ro1">
          <table:table-cell table:number-columns-repeated="3"/>
          <table:table-cell office:value-type="string">
            <text:p>lt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table:number-columns-repeated="3"/>
          <table:table-cell office:value-type="string">
            <text:p>ps</text:p>
          </table:table-cell>
          <table:table-cell office:value-type="float" office:value="1483">
            <text:p>1483</text:p>
          </table:table-cell>
        </table:table-row>
        <table:table-row table:style-name="ro1">
          <table:table-cell table:number-columns-repeated="3"/>
          <table:table-cell office:value-type="string">
            <text:p>go</text:p>
          </table:table-cell>
          <table:table-cell office:value-type="float" office:value="1478">
            <text:p>1478</text:p>
          </table:table-cell>
        </table:table-row>
        <table:table-row table:style-name="ro1">
          <table:table-cell table:number-columns-repeated="3"/>
          <table:table-cell office:value-type="string">
            <text:p>dn</text:p>
          </table:table-cell>
          <table:table-cell office:value-type="float" office:value="1404">
            <text:p>1404</text:p>
          </table:table-cell>
        </table:table-row>
        <table:table-row table:style-name="ro1">
          <table:table-cell table:number-columns-repeated="3"/>
          <table:table-cell office:value-type="string">
            <text:p>.s</text:p>
          </table:table-cell>
          <table:table-cell office:value-type="float" office:value="1398">
            <text:p>1398</text:p>
          </table:table-cell>
        </table:table-row>
        <table:table-row table:style-name="ro1">
          <table:table-cell table:number-columns-repeated="3"/>
          <table:table-cell office:value-type="string">
            <text:p>tx</text:p>
          </table:table-cell>
          <table:table-cell office:value-type="float" office:value="1331">
            <text:p>1331</text:p>
          </table:table-cell>
        </table:table-row>
        <table:table-row table:style-name="ro1">
          <table:table-cell table:number-columns-repeated="3"/>
          <table:table-cell office:value-type="string">
            <text:p>bl</text:p>
          </table:table-cell>
          <table:table-cell office:value-type="float" office:value="1270">
            <text:p>1270</text:p>
          </table:table-cell>
        </table:table-row>
        <table:table-row table:style-name="ro1">
          <table:table-cell table:number-columns-repeated="3"/>
          <table:table-cell office:value-type="string">
            <text:p>aq</text:p>
          </table:table-cell>
          <table:table-cell office:value-type="float" office:value="1268">
            <text:p>1268</text:p>
          </table:table-cell>
        </table:table-row>
        <table:table-row table:style-name="ro1">
          <table:table-cell table:number-columns-repeated="3"/>
          <table:table-cell office:value-type="string">
            <text:p>cs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table:number-columns-repeated="3"/>
          <table:table-cell office:value-type="string">
            <text:p>`e</text:p>
          </table:table-cell>
          <table:table-cell office:value-type="float" office:value="1260">
            <text:p>1260</text:p>
          </table:table-cell>
        </table:table-row>
        <table:table-row table:style-name="ro1">
          <table:table-cell table:number-columns-repeated="3"/>
          <table:table-cell office:value-type="string">
            <text:p>ah</text:p>
          </table:table-cell>
          <table:table-cell office:value-type="float" office:value="1259">
            <text:p>1259</text:p>
          </table:table-cell>
        </table:table-row>
        <table:table-row table:style-name="ro1">
          <table:table-cell table:number-columns-repeated="3"/>
          <table:table-cell office:value-type="string">
            <text:p>ho</text:p>
          </table:table-cell>
          <table:table-cell office:value-type="float" office:value="1226">
            <text:p>1226</text:p>
          </table:table-cell>
        </table:table-row>
        <table:table-row table:style-name="ro1">
          <table:table-cell table:number-columns-repeated="3"/>
          <table:table-cell office:value-type="string">
            <text:p>fo</text:p>
          </table:table-cell>
          <table:table-cell office:value-type="float" office:value="1218">
            <text:p>1218</text:p>
          </table:table-cell>
        </table:table-row>
        <table:table-row table:style-name="ro1">
          <table:table-cell table:number-columns-repeated="3"/>
          <table:table-cell office:value-type="string">
            <text:p>ht</text:p>
          </table:table-cell>
          <table:table-cell office:value-type="float" office:value="1159">
            <text:p>1159</text:p>
          </table:table-cell>
        </table:table-row>
        <table:table-row table:style-name="ro1">
          <table:table-cell table:number-columns-repeated="3"/>
          <table:table-cell office:value-type="string">
            <text:p>.a</text:p>
          </table:table-cell>
          <table:table-cell office:value-type="float" office:value="1129">
            <text:p>1129</text:p>
          </table:table-cell>
        </table:table-row>
        <table:table-row table:style-name="ro1">
          <table:table-cell table:number-columns-repeated="3"/>
          <table:table-cell office:value-type="string">
            <text:p>ae</text:p>
          </table:table-cell>
          <table:table-cell office:value-type="float" office:value="1089">
            <text:p>1089</text:p>
          </table:table-cell>
        </table:table-row>
        <table:table-row table:style-name="ro1">
          <table:table-cell table:number-columns-repeated="3"/>
          <table:table-cell office:value-type="string">
            <text:p>du</text:p>
          </table:table-cell>
          <table:table-cell office:value-type="float" office:value="1088">
            <text:p>1088</text:p>
          </table:table-cell>
        </table:table-row>
        <table:table-row table:style-name="ro1">
          <table:table-cell table:number-columns-repeated="3"/>
          <table:table-cell office:value-type="string">
            <text:p>bu</text:p>
          </table:table-cell>
          <table:table-cell office:value-type="float" office:value="1064">
            <text:p>1064</text:p>
          </table:table-cell>
        </table:table-row>
        <table:table-row table:style-name="ro1">
          <table:table-cell table:number-columns-repeated="3"/>
          <table:table-cell office:value-type="string">
            <text:p>.t</text:p>
          </table:table-cell>
          <table:table-cell office:value-type="float" office:value="1051">
            <text:p>1051</text:p>
          </table:table-cell>
        </table:table-row>
        <table:table-row table:style-name="ro1">
          <table:table-cell table:number-columns-repeated="3"/>
          <table:table-cell office:value-type="string">
            <text:p>aj</text:p>
          </table:table-cell>
          <table:table-cell office:value-type="float" office:value="1042">
            <text:p>1042</text:p>
          </table:table-cell>
        </table:table-row>
        <table:table-row table:style-name="ro1">
          <table:table-cell table:number-columns-repeated="3"/>
          <table:table-cell office:value-type="string">
            <text:p>af</text:p>
          </table:table-cell>
          <table:table-cell office:value-type="float" office:value="1038">
            <text:p>1038</text:p>
          </table:table-cell>
        </table:table-row>
        <table:table-row table:style-name="ro1">
          <table:table-cell table:number-columns-repeated="3"/>
          <table:table-cell office:value-type="string">
            <text:p>bi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table:number-columns-repeated="3"/>
          <table:table-cell office:value-type="string">
            <text:p>mu</text:p>
          </table:table-cell>
          <table:table-cell office:value-type="float" office:value="881">
            <text:p>881</text:p>
          </table:table-cell>
        </table:table-row>
        <table:table-row table:style-name="ro1">
          <table:table-cell table:number-columns-repeated="3"/>
          <table:table-cell office:value-type="string">
            <text:p>,s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table:number-columns-repeated="3"/>
          <table:table-cell office:value-type="string">
            <text:p>eh</text:p>
          </table:table-cell>
          <table:table-cell office:value-type="float" office:value="853">
            <text:p>853</text:p>
          </table:table-cell>
        </table:table-row>
        <table:table-row table:style-name="ro1">
          <table:table-cell table:number-columns-repeated="3"/>
          <table:table-cell office:value-type="string">
            <text:p>nv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table:number-columns-repeated="3"/>
          <table:table-cell office:value-type="string">
            <text:p>ou</text:p>
          </table:table-cell>
          <table:table-cell office:value-type="float" office:value="769">
            <text:p>769</text:p>
          </table:table-cell>
        </table:table-row>
        <table:table-row table:style-name="ro1">
          <table:table-cell table:number-columns-repeated="3"/>
          <table:table-cell office:value-type="string">
            <text:p>m´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table:number-columns-repeated="3"/>
          <table:table-cell office:value-type="string">
            <text:p>mr</text:p>
          </table:table-cell>
          <table:table-cell office:value-type="float" office:value="749">
            <text:p>749</text:p>
          </table:table-cell>
        </table:table-row>
        <table:table-row table:style-name="ro1">
          <table:table-cell table:number-columns-repeated="3"/>
          <table:table-cell office:value-type="string">
            <text:p>br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table:number-columns-repeated="3"/>
          <table:table-cell office:value-type="string">
            <text:p>nr</text:p>
          </table:table-cell>
          <table:table-cell office:value-type="float" office:value="723">
            <text:p>723</text:p>
          </table:table-cell>
        </table:table-row>
        <table:table-row table:style-name="ro1">
          <table:table-cell table:number-columns-repeated="3"/>
          <table:table-cell office:value-type="string">
            <text:p>`m</text:p>
          </table:table-cell>
          <table:table-cell office:value-type="float" office:value="715">
            <text:p>715</text:p>
          </table:table-cell>
        </table:table-row>
        <table:table-row table:style-name="ro1">
          <table:table-cell table:number-columns-repeated="3"/>
          <table:table-cell office:value-type="string">
            <text:p>.o</text:p>
          </table:table-cell>
          <table:table-cell office:value-type="float" office:value="680">
            <text:p>680</text:p>
          </table:table-cell>
        </table:table-row>
        <table:table-row table:style-name="ro1">
          <table:table-cell table:number-columns-repeated="3"/>
          <table:table-cell office:value-type="string">
            <text:p>be</text:p>
          </table:table-cell>
          <table:table-cell office:value-type="float" office:value="661">
            <text:p>661</text:p>
          </table:table-cell>
        </table:table-row>
        <table:table-row table:style-name="ro1">
          <table:table-cell table:number-columns-repeated="3"/>
          <table:table-cell office:value-type="string">
            <text:p>`o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table:number-columns-repeated="3"/>
          <table:table-cell office:value-type="string">
            <text:p>+-</text:p>
          </table:table-cell>
          <table:table-cell office:value-type="float" office:value="632">
            <text:p>632</text:p>
          </table:table-cell>
        </table:table-row>
        <table:table-row table:style-name="ro1">
          <table:table-cell table:number-columns-repeated="3"/>
          <table:table-cell office:value-type="string">
            <text:p>gl</text:p>
          </table:table-cell>
          <table:table-cell office:value-type="float" office:value="624">
            <text:p>624</text:p>
          </table:table-cell>
        </table:table-row>
        <table:table-row table:style-name="ro1">
          <table:table-cell table:number-columns-repeated="3"/>
          <table:table-cell office:value-type="string">
            <text:p>pt</text:p>
          </table:table-cell>
          <table:table-cell office:value-type="float" office:value="621">
            <text:p>621</text:p>
          </table:table-cell>
        </table:table-row>
        <table:table-row table:style-name="ro1">
          <table:table-cell table:number-columns-repeated="3"/>
          <table:table-cell office:value-type="string">
            <text:p>sy</text:p>
          </table:table-cell>
          <table:table-cell office:value-type="float" office:value="593">
            <text:p>593</text:p>
          </table:table-cell>
        </table:table-row>
        <table:table-row table:style-name="ro1">
          <table:table-cell table:number-columns-repeated="3"/>
          <table:table-cell office:value-type="string">
            <text:p>ax</text:p>
          </table:table-cell>
          <table:table-cell office:value-type="float" office:value="591">
            <text:p>591</text:p>
          </table:table-cell>
        </table:table-row>
        <table:table-row table:style-name="ro1">
          <table:table-cell table:number-columns-repeated="3"/>
          <table:table-cell office:value-type="string">
            <text:p>,t</text:p>
          </table:table-cell>
          <table:table-cell office:value-type="float" office:value="589">
            <text:p>589</text:p>
          </table:table-cell>
        </table:table-row>
        <table:table-row table:style-name="ro1">
          <table:table-cell table:number-columns-repeated="3"/>
          <table:table-cell office:value-type="string">
            <text:p>,a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table:number-columns-repeated="3"/>
          <table:table-cell office:value-type="string">
            <text:p>hi</text:p>
          </table:table-cell>
          <table:table-cell office:value-type="float" office:value="566">
            <text:p>566</text:p>
          </table:table-cell>
        </table:table-row>
        <table:table-row table:style-name="ro1">
          <table:table-cell table:number-columns-repeated="3"/>
          <table:table-cell office:value-type="string">
            <text:p>tz</text:p>
          </table:table-cell>
          <table:table-cell office:value-type="float" office:value="564">
            <text:p>564</text:p>
          </table:table-cell>
        </table:table-row>
        <table:table-row table:style-name="ro1">
          <table:table-cell table:number-columns-repeated="3"/>
          <table:table-cell office:value-type="string">
            <text:p>.e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table:number-columns-repeated="3"/>
          <table:table-cell office:value-type="string">
            <text:p>.r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table:number-columns-repeated="3"/>
          <table:table-cell office:value-type="string">
            <text:p>ch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table:number-columns-repeated="3"/>
          <table:table-cell office:value-type="string">
            <text:p>,e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 table:number-columns-repeated="3"/>
          <table:table-cell office:value-type="string">
            <text:p>ej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table:number-columns-repeated="3"/>
          <table:table-cell office:value-type="string">
            <text:p>gt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table:number-columns-repeated="3"/>
          <table:table-cell office:value-type="string">
            <text:p>u´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table:number-columns-repeated="3"/>
          <table:table-cell office:value-type="string">
            <text:p>`t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table:number-columns-repeated="3"/>
          <table:table-cell office:value-type="string">
            <text:p>-r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table:number-columns-repeated="3"/>
          <table:table-cell office:value-type="string">
            <text:p>az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table:number-columns-repeated="3"/>
          <table:table-cell office:value-type="string">
            <text:p>rv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table:number-columns-repeated="3"/>
          <table:table-cell office:value-type="string">
            <text:p>eq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table:number-columns-repeated="3"/>
          <table:table-cell office:value-type="string">
            <text:p>fu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table:number-columns-repeated="3"/>
          <table:table-cell office:value-type="string">
            <text:p>.c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table:number-columns-repeated="3"/>
          <table:table-cell office:value-type="string">
            <text:p>,r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 table:number-columns-repeated="3"/>
          <table:table-cell office:value-type="string">
            <text:p>.p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table:number-columns-repeated="3"/>
          <table:table-cell office:value-type="string">
            <text:p>ay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table:number-columns-repeated="3"/>
          <table:table-cell office:value-type="string">
            <text:p>`u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table:number-columns-repeated="3"/>
          <table:table-cell office:value-type="string">
            <text:p>ny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table:number-columns-repeated="3"/>
          <table:table-cell office:value-type="string">
            <text:p>lm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table:number-columns-repeated="3"/>
          <table:table-cell office:value-type="string">
            <text:p>fn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table:number-columns-repeated="3"/>
          <table:table-cell office:value-type="string">
            <text:p>s´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table:number-columns-repeated="3"/>
          <table:table-cell office:value-type="string">
            <text:p>.i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table:number-columns-repeated="3"/>
          <table:table-cell office:value-type="string">
            <text:p>bd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table:number-columns-repeated="3"/>
          <table:table-cell office:value-type="string">
            <text:p>,o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table:number-columns-repeated="3"/>
          <table:table-cell office:value-type="string">
            <text:p>.h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table:number-columns-repeated="3"/>
          <table:table-cell office:value-type="string">
            <text:p>ft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table:number-columns-repeated="3"/>
          <table:table-cell office:value-type="string">
            <text:p>jo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table:number-columns-repeated="3"/>
          <table:table-cell office:value-type="string">
            <text:p>.m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table:number-columns-repeated="3"/>
          <table:table-cell office:value-type="string">
            <text:p>,i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table:number-columns-repeated="3"/>
          <table:table-cell office:value-type="string">
            <text:p>l´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table:number-columns-repeated="3"/>
          <table:table-cell office:value-type="string">
            <text:p>gs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table:number-columns-repeated="3"/>
          <table:table-cell office:value-type="string">
            <text:p>qs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table:number-columns-repeated="3"/>
          <table:table-cell office:value-type="string">
            <text:p>t´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table:number-columns-repeated="3"/>
          <table:table-cell office:value-type="string">
            <text:p>.l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table:number-columns-repeated="3"/>
          <table:table-cell office:value-type="string">
            <text:p>ew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table:number-columns-repeated="3"/>
          <table:table-cell office:value-type="string">
            <text:p>ow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table:number-columns-repeated="3"/>
          <table:table-cell office:value-type="string">
            <text:p>b´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table:number-columns-repeated="3"/>
          <table:table-cell office:value-type="string">
            <text:p>fr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table:number-columns-repeated="3"/>
          <table:table-cell office:value-type="string">
            <text:p>.g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table:number-columns-repeated="3"/>
          <table:table-cell office:value-type="string">
            <text:p>ty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table:number-columns-repeated="3"/>
          <table:table-cell office:value-type="string">
            <text:p>ms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table:number-columns-repeated="3"/>
          <table:table-cell office:value-type="string">
            <text:p>bj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table:number-columns-repeated="3"/>
          <table:table-cell office:value-type="string">
            <text:p>-l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table:number-columns-repeated="3"/>
          <table:table-cell office:value-type="string">
            <text:p>dl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table:number-columns-repeated="3"/>
          <table:table-cell office:value-type="string">
            <text:p>aç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table:number-columns-repeated="3"/>
          <table:table-cell office:value-type="string">
            <text:p>ju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table:number-columns-repeated="3"/>
          <table:table-cell office:value-type="string">
            <text:p>hs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3"/>
          <table:table-cell office:value-type="string">
            <text:p>lq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table:number-columns-repeated="3"/>
          <table:table-cell office:value-type="string">
            <text:p>cp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table:number-columns-repeated="3"/>
          <table:table-cell office:value-type="string">
            <text:p>mt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table:number-columns-repeated="3"/>
          <table:table-cell office:value-type="string">
            <text:p>py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table:number-columns-repeated="3"/>
          <table:table-cell office:value-type="string">
            <text:p>bt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table:number-columns-repeated="3"/>
          <table:table-cell office:value-type="string">
            <text:p>qr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table:number-columns-repeated="3"/>
          <table:table-cell office:value-type="string">
            <text:p>ln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table:number-columns-repeated="3"/>
          <table:table-cell office:value-type="string">
            <text:p>r´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table:number-columns-repeated="3"/>
          <table:table-cell office:value-type="string">
            <text:p>.n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table:number-columns-repeated="3"/>
          <table:table-cell office:value-type="string">
            <text:p>.x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table:number-columns-repeated="3"/>
          <table:table-cell office:value-type="string">
            <text:p>iq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table:number-columns-repeated="3"/>
          <table:table-cell office:value-type="string">
            <text:p>n´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table:number-columns-repeated="3"/>
          <table:table-cell office:value-type="string">
            <text:p>bs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table:number-columns-repeated="3"/>
          <table:table-cell office:value-type="string">
            <text:p>ez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table:number-columns-repeated="3"/>
          <table:table-cell office:value-type="string">
            <text:p>cx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table:number-columns-repeated="3"/>
          <table:table-cell office:value-type="string">
            <text:p>fp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table:number-columns-repeated="3"/>
          <table:table-cell office:value-type="string">
            <text:p>fl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table:number-columns-repeated="3"/>
          <table:table-cell office:value-type="string">
            <text:p>-h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table:number-columns-repeated="3"/>
          <table:table-cell office:value-type="string">
            <text:p>iw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table:number-columns-repeated="3"/>
          <table:table-cell office:value-type="string">
            <text:p>,m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table:number-columns-repeated="3"/>
          <table:table-cell office:value-type="string">
            <text:p>ik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table:number-columns-repeated="3"/>
          <table:table-cell office:value-type="string">
            <text:p>px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table:number-columns-repeated="3"/>
          <table:table-cell office:value-type="string">
            <text:p>.u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table:number-columns-repeated="3"/>
          <table:table-cell office:value-type="string">
            <text:p>ck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table:number-columns-repeated="3"/>
          <table:table-cell office:value-type="string">
            <text:p>ds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table:number-columns-repeated="3"/>
          <table:table-cell office:value-type="string">
            <text:p>eo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table:number-columns-repeated="3"/>
          <table:table-cell office:value-type="string">
            <text:p>jn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table:number-columns-repeated="3"/>
          <table:table-cell office:value-type="string">
            <text:p>gm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table:number-columns-repeated="3"/>
          <table:table-cell office:value-type="string">
            <text:p>-t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table:number-columns-repeated="3"/>
          <table:table-cell office:value-type="string">
            <text:p>.d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table:number-columns-repeated="3"/>
          <table:table-cell office:value-type="string">
            <text:p>,l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table:number-columns-repeated="3"/>
          <table:table-cell office:value-type="string">
            <text:p>dt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table:number-columns-repeated="3"/>
          <table:table-cell office:value-type="string">
            <text:p>`x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table:number-columns-repeated="3"/>
          <table:table-cell office:value-type="string">
            <text:p>ak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table:number-columns-repeated="3"/>
          <table:table-cell office:value-type="string">
            <text:p>ry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table:number-columns-repeated="3"/>
          <table:table-cell office:value-type="string">
            <text:p>&lt;h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table:number-columns-repeated="3"/>
          <table:table-cell office:value-type="string">
            <text:p>bc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table:number-columns-repeated="3"/>
          <table:table-cell office:value-type="string">
            <text:p>nç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table:number-columns-repeated="3"/>
          <table:table-cell office:value-type="string">
            <text:p>np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table:number-columns-repeated="3"/>
          <table:table-cell office:value-type="string">
            <text:p>-a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table:number-columns-repeated="3"/>
          <table:table-cell office:value-type="string">
            <text:p>-s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table:number-columns-repeated="3"/>
          <table:table-cell office:value-type="string">
            <text:p>lr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table:number-columns-repeated="3"/>
          <table:table-cell office:value-type="string">
            <text:p>ux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table:number-columns-repeated="3"/>
          <table:table-cell office:value-type="string">
            <text:p>`c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table:number-columns-repeated="3"/>
          <table:table-cell office:value-type="string">
            <text:p>`n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table:number-columns-repeated="3"/>
          <table:table-cell office:value-type="string">
            <text:p>iz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table:number-columns-repeated="3"/>
          <table:table-cell office:value-type="string">
            <text:p>ao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table:number-columns-repeated="3"/>
          <table:table-cell office:value-type="string">
            <text:p>ox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table:number-columns-repeated="3"/>
          <table:table-cell office:value-type="string">
            <text:p>ek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table:number-columns-repeated="3"/>
          <table:table-cell office:value-type="string">
            <text:p>aw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table:number-columns-repeated="3"/>
          <table:table-cell office:value-type="string">
            <text:p>,c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table:number-columns-repeated="3"/>
          <table:table-cell office:value-type="string">
            <text:p>d´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table:number-columns-repeated="3"/>
          <table:table-cell office:value-type="string">
            <text:p>-n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table:number-columns-repeated="3"/>
          <table:table-cell office:value-type="string">
            <text:p>.w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number-columns-repeated="3"/>
          <table:table-cell office:value-type="string">
            <text:p>`b</text:p>
          </table:table-cell>
          <table:table-cell office:value-type="float" office:value="97">
            <text:p>97</text:p>
          </table:table-cell>
        </table:table-row>
        <table:table-row table:style-name="ro1">
          <table:table-cell table:number-columns-repeated="3"/>
          <table:table-cell office:value-type="string">
            <text:p>sw</text:p>
          </table:table-cell>
          <table:table-cell office:value-type="float" office:value="95">
            <text:p>95</text:p>
          </table:table-cell>
        </table:table-row>
        <table:table-row table:style-name="ro1">
          <table:table-cell table:number-columns-repeated="3"/>
          <table:table-cell office:value-type="string">
            <text:p>hw</text:p>
          </table:table-cell>
          <table:table-cell office:value-type="float" office:value="93">
            <text:p>93</text:p>
          </table:table-cell>
        </table:table-row>
        <table:table-row table:style-name="ro1">
          <table:table-cell table:number-columns-repeated="3"/>
          <table:table-cell office:value-type="string">
            <text:p>-e</text:p>
          </table:table-cell>
          <table:table-cell office:value-type="float" office:value="92">
            <text:p>92</text:p>
          </table:table-cell>
        </table:table-row>
        <table:table-row table:style-name="ro1">
          <table:table-cell table:number-columns-repeated="3"/>
          <table:table-cell office:value-type="string">
            <text:p>kn</text:p>
          </table:table-cell>
          <table:table-cell office:value-type="float" office:value="91">
            <text:p>91</text:p>
          </table:table-cell>
        </table:table-row>
        <table:table-row table:style-name="ro1">
          <table:table-cell table:number-columns-repeated="3"/>
          <table:table-cell office:value-type="string">
            <text:p>dj</text:p>
          </table:table-cell>
          <table:table-cell office:value-type="float" office:value="91">
            <text:p>91</text:p>
          </table:table-cell>
        </table:table-row>
        <table:table-row table:style-name="ro1">
          <table:table-cell table:number-columns-repeated="3"/>
          <table:table-cell office:value-type="string">
            <text:p>cd</text:p>
          </table:table-cell>
          <table:table-cell office:value-type="float" office:value="88">
            <text:p>88</text:p>
          </table:table-cell>
        </table:table-row>
        <table:table-row table:style-name="ro1">
          <table:table-cell table:number-columns-repeated="3"/>
          <table:table-cell office:value-type="string">
            <text:p>.j</text:p>
          </table:table-cell>
          <table:table-cell office:value-type="float" office:value="87">
            <text:p>87</text:p>
          </table:table-cell>
        </table:table-row>
        <table:table-row table:style-name="ro1">
          <table:table-cell table:number-columns-repeated="3"/>
          <table:table-cell office:value-type="string">
            <text:p>,n</text:p>
          </table:table-cell>
          <table:table-cell office:value-type="float" office:value="85">
            <text:p>85</text:p>
          </table:table-cell>
        </table:table-row>
        <table:table-row table:style-name="ro1">
          <table:table-cell table:number-columns-repeated="3"/>
          <table:table-cell office:value-type="string">
            <text:p>&lt;s</text:p>
          </table:table-cell>
          <table:table-cell office:value-type="float" office:value="85">
            <text:p>85</text:p>
          </table:table-cell>
        </table:table-row>
        <table:table-row table:style-name="ro1">
          <table:table-cell table:number-columns-repeated="3"/>
          <table:table-cell office:value-type="string">
            <text:p>mn</text:p>
          </table:table-cell>
          <table:table-cell office:value-type="float" office:value="84">
            <text:p>84</text:p>
          </table:table-cell>
        </table:table-row>
        <table:table-row table:style-name="ro1">
          <table:table-cell table:number-columns-repeated="3"/>
          <table:table-cell office:value-type="string">
            <text:p>x´</text:p>
          </table:table-cell>
          <table:table-cell office:value-type="float" office:value="80">
            <text:p>80</text:p>
          </table:table-cell>
        </table:table-row>
        <table:table-row table:style-name="ro1">
          <table:table-cell table:number-columns-repeated="3"/>
          <table:table-cell office:value-type="string">
            <text:p>jt</text:p>
          </table:table-cell>
          <table:table-cell office:value-type="float" office:value="80">
            <text:p>80</text:p>
          </table:table-cell>
        </table:table-row>
        <table:table-row table:style-name="ro1">
          <table:table-cell table:number-columns-repeated="3"/>
          <table:table-cell office:value-type="string">
            <text:p>`l</text:p>
          </table:table-cell>
          <table:table-cell office:value-type="float" office:value="77">
            <text:p>77</text:p>
          </table:table-cell>
        </table:table-row>
        <table:table-row table:style-name="ro1">
          <table:table-cell table:number-columns-repeated="3"/>
          <table:table-cell office:value-type="string">
            <text:p>bg</text:p>
          </table:table-cell>
          <table:table-cell office:value-type="float" office:value="76">
            <text:p>76</text:p>
          </table:table-cell>
        </table:table-row>
        <table:table-row table:style-name="ro1">
          <table:table-cell table:number-columns-repeated="3"/>
          <table:table-cell office:value-type="string">
            <text:p>fs</text:p>
          </table:table-cell>
          <table:table-cell office:value-type="float" office:value="74">
            <text:p>74</text:p>
          </table:table-cell>
        </table:table-row>
        <table:table-row table:style-name="ro1">
          <table:table-cell table:number-columns-repeated="3"/>
          <table:table-cell office:value-type="string">
            <text:p>,x</text:p>
          </table:table-cell>
          <table:table-cell office:value-type="float" office:value="73">
            <text:p>73</text:p>
          </table:table-cell>
        </table:table-row>
        <table:table-row table:style-name="ro1">
          <table:table-cell table:number-columns-repeated="3"/>
          <table:table-cell office:value-type="string">
            <text:p>&lt;t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3"/>
          <table:table-cell office:value-type="string">
            <text:p>,d</text:p>
          </table:table-cell>
          <table:table-cell office:value-type="float" office:value="68">
            <text:p>68</text:p>
          </table:table-cell>
        </table:table-row>
        <table:table-row table:style-name="ro1">
          <table:table-cell table:number-columns-repeated="3"/>
          <table:table-cell office:value-type="string">
            <text:p>by</text:p>
          </table:table-cell>
          <table:table-cell office:value-type="float" office:value="68">
            <text:p>68</text:p>
          </table:table-cell>
        </table:table-row>
        <table:table-row table:style-name="ro1">
          <table:table-cell table:number-columns-repeated="3"/>
          <table:table-cell office:value-type="string">
            <text:p>oy</text:p>
          </table:table-cell>
          <table:table-cell office:value-type="float" office:value="64">
            <text:p>64</text:p>
          </table:table-cell>
        </table:table-row>
        <table:table-row table:style-name="ro1">
          <table:table-cell table:number-columns-repeated="3"/>
          <table:table-cell office:value-type="string">
            <text:p>hr</text:p>
          </table:table-cell>
          <table:table-cell office:value-type="float" office:value="62">
            <text:p>62</text:p>
          </table:table-cell>
        </table:table-row>
        <table:table-row table:style-name="ro1">
          <table:table-cell table:number-columns-repeated="3"/>
          <table:table-cell office:value-type="string">
            <text:p>.b</text:p>
          </table:table-cell>
          <table:table-cell office:value-type="float" office:value="62">
            <text:p>62</text:p>
          </table:table-cell>
        </table:table-row>
        <table:table-row table:style-name="ro1">
          <table:table-cell table:number-columns-repeated="3"/>
          <table:table-cell office:value-type="string">
            <text:p>ko</text:p>
          </table:table-cell>
          <table:table-cell office:value-type="float" office:value="61">
            <text:p>61</text:p>
          </table:table-cell>
        </table:table-row>
        <table:table-row table:style-name="ro1">
          <table:table-cell table:number-columns-repeated="3"/>
          <table:table-cell office:value-type="string">
            <text:p>f´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3"/>
          <table:table-cell office:value-type="string">
            <text:p>ey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3"/>
          <table:table-cell office:value-type="string">
            <text:p>.v</text:p>
          </table:table-cell>
          <table:table-cell office:value-type="float" office:value="58">
            <text:p>58</text:p>
          </table:table-cell>
        </table:table-row>
        <table:table-row table:style-name="ro1">
          <table:table-cell table:number-columns-repeated="3"/>
          <table:table-cell office:value-type="string">
            <text:p>`d</text:p>
          </table:table-cell>
          <table:table-cell office:value-type="float" office:value="57">
            <text:p>57</text:p>
          </table:table-cell>
        </table:table-row>
        <table:table-row table:style-name="ro1">
          <table:table-cell table:number-columns-repeated="3"/>
          <table:table-cell office:value-type="string">
            <text:p>,p</text:p>
          </table:table-cell>
          <table:table-cell office:value-type="float" office:value="56">
            <text:p>56</text:p>
          </table:table-cell>
        </table:table-row>
        <table:table-row table:style-name="ro1">
          <table:table-cell table:number-columns-repeated="3"/>
          <table:table-cell office:value-type="string">
            <text:p>ly</text:p>
          </table:table-cell>
          <table:table-cell office:value-type="float" office:value="56">
            <text:p>56</text:p>
          </table:table-cell>
        </table:table-row>
        <table:table-row table:style-name="ro1">
          <table:table-cell table:number-columns-repeated="3"/>
          <table:table-cell office:value-type="string">
            <text:p>c´</text:p>
          </table:table-cell>
          <table:table-cell office:value-type="float" office:value="54">
            <text:p>54</text:p>
          </table:table-cell>
        </table:table-row>
        <table:table-row table:style-name="ro1">
          <table:table-cell table:number-columns-repeated="3"/>
          <table:table-cell office:value-type="string">
            <text:p>`v</text:p>
          </table:table-cell>
          <table:table-cell office:value-type="float" office:value="53">
            <text:p>53</text:p>
          </table:table-cell>
        </table:table-row>
        <table:table-row table:style-name="ro1">
          <table:table-cell table:number-columns-repeated="3"/>
          <table:table-cell office:value-type="string">
            <text:p>mv</text:p>
          </table:table-cell>
          <table:table-cell office:value-type="float" office:value="53">
            <text:p>53</text:p>
          </table:table-cell>
        </table:table-row>
        <table:table-row table:style-name="ro1">
          <table:table-cell table:number-columns-repeated="3"/>
          <table:table-cell office:value-type="string">
            <text:p>+i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number-columns-repeated="3"/>
          <table:table-cell office:value-type="string">
            <text:p>fm</text:p>
          </table:table-cell>
          <table:table-cell office:value-type="float" office:value="51">
            <text:p>51</text:p>
          </table:table-cell>
        </table:table-row>
        <table:table-row table:style-name="ro1">
          <table:table-cell table:number-columns-repeated="3"/>
          <table:table-cell office:value-type="string">
            <text:p>kr</text:p>
          </table:table-cell>
          <table:table-cell office:value-type="float" office:value="51">
            <text:p>51</text:p>
          </table:table-cell>
        </table:table-row>
        <table:table-row table:style-name="ro1">
          <table:table-cell table:number-columns-repeated="3"/>
          <table:table-cell office:value-type="string">
            <text:p>`f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3"/>
          <table:table-cell office:value-type="string">
            <text:p>dp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3"/>
          <table:table-cell office:value-type="string">
            <text:p>-p</text:p>
          </table:table-cell>
          <table:table-cell office:value-type="float" office:value="49">
            <text:p>49</text:p>
          </table:table-cell>
        </table:table-row>
        <table:table-row table:style-name="ro1">
          <table:table-cell table:number-columns-repeated="3"/>
          <table:table-cell office:value-type="string">
            <text:p>a´</text:p>
          </table:table-cell>
          <table:table-cell office:value-type="float" office:value="49">
            <text:p>49</text:p>
          </table:table-cell>
        </table:table-row>
        <table:table-row table:style-name="ro1">
          <table:table-cell table:number-columns-repeated="3"/>
          <table:table-cell office:value-type="string">
            <text:p>cf</text:p>
          </table:table-cell>
          <table:table-cell office:value-type="float" office:value="48">
            <text:p>48</text:p>
          </table:table-cell>
        </table:table-row>
        <table:table-row table:style-name="ro1">
          <table:table-cell table:number-columns-repeated="3"/>
          <table:table-cell office:value-type="string">
            <text:p>&lt;e</text:p>
          </table:table-cell>
          <table:table-cell office:value-type="float" office:value="47">
            <text:p>47</text:p>
          </table:table-cell>
        </table:table-row>
        <table:table-row table:style-name="ro1">
          <table:table-cell table:number-columns-repeated="3"/>
          <table:table-cell office:value-type="string">
            <text:p>uv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number-columns-repeated="3"/>
          <table:table-cell office:value-type="string">
            <text:p>`p</text:p>
          </table:table-cell>
          <table:table-cell office:value-type="float" office:value="44">
            <text:p>44</text:p>
          </table:table-cell>
        </table:table-row>
        <table:table-row table:style-name="ro1">
          <table:table-cell table:number-columns-repeated="3"/>
          <table:table-cell office:value-type="string">
            <text:p>cg</text:p>
          </table:table-cell>
          <table:table-cell office:value-type="float" office:value="44">
            <text:p>44</text:p>
          </table:table-cell>
        </table:table-row>
        <table:table-row table:style-name="ro1">
          <table:table-cell table:number-columns-repeated="3"/>
          <table:table-cell office:value-type="string">
            <text:p>-c</text:p>
          </table:table-cell>
          <table:table-cell office:value-type="float" office:value="43">
            <text:p>43</text:p>
          </table:table-cell>
        </table:table-row>
        <table:table-row table:style-name="ro1">
          <table:table-cell table:number-columns-repeated="3"/>
          <table:table-cell office:value-type="string">
            <text:p>dk</text:p>
          </table:table-cell>
          <table:table-cell office:value-type="float" office:value="43">
            <text:p>43</text:p>
          </table:table-cell>
        </table:table-row>
        <table:table-row table:style-name="ro1">
          <table:table-cell table:number-columns-repeated="3"/>
          <table:table-cell office:value-type="string">
            <text:p>cm</text:p>
          </table:table-cell>
          <table:table-cell office:value-type="float" office:value="43">
            <text:p>43</text:p>
          </table:table-cell>
        </table:table-row>
        <table:table-row table:style-name="ro1">
          <table:table-cell table:number-columns-repeated="3"/>
          <table:table-cell office:value-type="string">
            <text:p>-o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3"/>
          <table:table-cell office:value-type="string">
            <text:p>-i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3"/>
          <table:table-cell office:value-type="string">
            <text:p>sv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3"/>
          <table:table-cell office:value-type="string">
            <text:p>.f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3"/>
          <table:table-cell office:value-type="string">
            <text:p>.y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3"/>
          <table:table-cell office:value-type="string">
            <text:p>,g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number-columns-repeated="3"/>
          <table:table-cell office:value-type="string">
            <text:p>,y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number-columns-repeated="3"/>
          <table:table-cell office:value-type="string">
            <text:p>ks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number-columns-repeated="3"/>
          <table:table-cell office:value-type="string">
            <text:p>,u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3"/>
          <table:table-cell office:value-type="string">
            <text:p>nz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3"/>
          <table:table-cell office:value-type="string">
            <text:p>rx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number-columns-repeated="3"/>
          <table:table-cell office:value-type="string">
            <text:p>-d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3"/>
          <table:table-cell office:value-type="string">
            <text:p>-g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3"/>
          <table:table-cell office:value-type="string">
            <text:p>tv</text:p>
          </table:table-cell>
          <table:table-cell office:value-type="float" office:value="37">
            <text:p>37</text:p>
          </table:table-cell>
        </table:table-row>
        <table:table-row table:style-name="ro1">
          <table:table-cell table:number-columns-repeated="3"/>
          <table:table-cell office:value-type="string">
            <text:p>hp</text:p>
          </table:table-cell>
          <table:table-cell office:value-type="float" office:value="37">
            <text:p>37</text:p>
          </table:table-cell>
        </table:table-row>
        <table:table-row table:style-name="ro1">
          <table:table-cell table:number-columns-repeated="3"/>
          <table:table-cell office:value-type="string">
            <text:p>tw</text:p>
          </table:table-cell>
          <table:table-cell office:value-type="float" office:value="36">
            <text:p>36</text:p>
          </table:table-cell>
        </table:table-row>
        <table:table-row table:style-name="ro1">
          <table:table-cell table:number-columns-repeated="3"/>
          <table:table-cell office:value-type="string">
            <text:p>iy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number-columns-repeated="3"/>
          <table:table-cell office:value-type="string">
            <text:p>rw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3"/>
          <table:table-cell office:value-type="string">
            <text:p>rç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3"/>
          <table:table-cell office:value-type="string">
            <text:p>`s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number-columns-repeated="3"/>
          <table:table-cell office:value-type="string">
            <text:p>eç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number-columns-repeated="3"/>
          <table:table-cell office:value-type="string">
            <text:p>j´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number-columns-repeated="3"/>
          <table:table-cell office:value-type="string">
            <text:p>,h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3"/>
          <table:table-cell office:value-type="string">
            <text:p>nq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3"/>
          <table:table-cell office:value-type="string">
            <text:p>nw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3"/>
          <table:table-cell office:value-type="string">
            <text:p>`i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number-columns-repeated="3"/>
          <table:table-cell office:value-type="string">
            <text:p>-m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number-columns-repeated="3"/>
          <table:table-cell office:value-type="string">
            <text:p>-w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number-columns-repeated="3"/>
          <table:table-cell office:value-type="string">
            <text:p>&lt;i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number-columns-repeated="3"/>
          <table:table-cell office:value-type="string">
            <text:p>-x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number-columns-repeated="3"/>
          <table:table-cell office:value-type="string">
            <text:p>df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number-columns-repeated="3"/>
          <table:table-cell office:value-type="string">
            <text:p>g´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number-columns-repeated="3"/>
          <table:table-cell office:value-type="string">
            <text:p>dm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number-columns-repeated="3"/>
          <table:table-cell office:value-type="string">
            <text:p>-u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3"/>
          <table:table-cell office:value-type="string">
            <text:p>v´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3"/>
          <table:table-cell office:value-type="string">
            <text:p>p´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3"/>
          <table:table-cell office:value-type="string">
            <text:p>&lt;g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number-columns-repeated="3"/>
          <table:table-cell office:value-type="string">
            <text:p>oq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number-columns-repeated="3"/>
          <table:table-cell office:value-type="string">
            <text:p>,b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number-columns-repeated="3"/>
          <table:table-cell office:value-type="string">
            <text:p>hu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number-columns-repeated="3"/>
          <table:table-cell office:value-type="string">
            <text:p>hn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number-columns-repeated="3"/>
          <table:table-cell office:value-type="string">
            <text:p>gh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3"/>
          <table:table-cell office:value-type="string">
            <text:p>my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3"/>
          <table:table-cell office:value-type="string">
            <text:p>dy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3"/>
          <table:table-cell office:value-type="string">
            <text:p>cv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3"/>
          <table:table-cell office:value-type="string">
            <text:p>&lt;r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3"/>
          <table:table-cell office:value-type="string">
            <text:p>&lt;f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3"/>
          <table:table-cell office:value-type="string">
            <text:p>-j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3"/>
          <table:table-cell office:value-type="string">
            <text:p>gp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3"/>
          <table:table-cell office:value-type="string">
            <text:p>k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3"/>
          <table:table-cell office:value-type="string">
            <text:p>+c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3"/>
          <table:table-cell office:value-type="string">
            <text:p>+s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3"/>
          <table:table-cell office:value-type="string">
            <text:p>dh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3"/>
          <table:table-cell office:value-type="string">
            <text:p>&lt;a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3"/>
          <table:table-cell office:value-type="string">
            <text:p>bf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3"/>
          <table:table-cell office:value-type="string">
            <text:p>bk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3"/>
          <table:table-cell office:value-type="string">
            <text:p>nx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3"/>
          <table:table-cell office:value-type="string">
            <text:p>,.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3"/>
          <table:table-cell office:value-type="string">
            <text:p>hm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3"/>
          <table:table-cell office:value-type="string">
            <text:p>.k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3"/>
          <table:table-cell office:value-type="string">
            <text:p>fw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3"/>
          <table:table-cell office:value-type="string">
            <text:p>&lt;c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3"/>
          <table:table-cell office:value-type="string">
            <text:p>-v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3"/>
          <table:table-cell office:value-type="string">
            <text:p>,f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3"/>
          <table:table-cell office:value-type="string">
            <text:p>lv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3"/>
          <table:table-cell office:value-type="string">
            <text:p>dg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3"/>
          <table:table-cell office:value-type="string">
            <text:p>dv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3"/>
          <table:table-cell office:value-type="string">
            <text:p>jr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3"/>
          <table:table-cell office:value-type="string">
            <text:p>bv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3"/>
          <table:table-cell office:value-type="string">
            <text:p>km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3"/>
          <table:table-cell office:value-type="string">
            <text:p>gz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3"/>
          <table:table-cell office:value-type="string">
            <text:p>+y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3"/>
          <table:table-cell office:value-type="string">
            <text:p>pç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3"/>
          <table:table-cell office:value-type="string">
            <text:p>.q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3"/>
          <table:table-cell office:value-type="string">
            <text:p>-f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3"/>
          <table:table-cell office:value-type="string">
            <text:p>-k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3"/>
          <table:table-cell office:value-type="string">
            <text:p>mz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3"/>
          <table:table-cell office:value-type="string">
            <text:p>+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3"/>
          <table:table-cell office:value-type="string">
            <text:p>jv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3"/>
          <table:table-cell office:value-type="string">
            <text:p>+a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3"/>
          <table:table-cell office:value-type="string">
            <text:p>mx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3"/>
          <table:table-cell office:value-type="string">
            <text:p>+x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3"/>
          <table:table-cell office:value-type="string">
            <text:p>ku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3"/>
          <table:table-cell office:value-type="string">
            <text:p>&lt;n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3"/>
          <table:table-cell office:value-type="string">
            <text:p>bp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3"/>
          <table:table-cell office:value-type="string">
            <text:p>+b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3"/>
          <table:table-cell office:value-type="string">
            <text:p>-b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3"/>
          <table:table-cell office:value-type="string">
            <text:p>,z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3"/>
          <table:table-cell office:value-type="string">
            <text:p>+m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3"/>
          <table:table-cell office:value-type="string">
            <text:p>+z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3"/>
          <table:table-cell office:value-type="string">
            <text:p>&lt;v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3"/>
          <table:table-cell office:value-type="string">
            <text:p>&lt;p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3"/>
          <table:table-cell office:value-type="string">
            <text:p>oz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3"/>
          <table:table-cell office:value-type="string">
            <text:p>gy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3"/>
          <table:table-cell office:value-type="string">
            <text:p>sx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3"/>
          <table:table-cell office:value-type="string">
            <text:p>cy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3"/>
          <table:table-cell office:value-type="string">
            <text:p>&lt;m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3"/>
          <table:table-cell office:value-type="string">
            <text:p>bw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3"/>
          <table:table-cell office:value-type="string">
            <text:p>`g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string">
            <text:p>`h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string">
            <text:p>fv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string">
            <text:p>+e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string">
            <text:p>+h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string">
            <text:p>+r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string">
            <text:p>lç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string">
            <text:p>oç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string">
            <text:p>-y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3"/>
          <table:table-cell office:value-type="string">
            <text:p>fh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3"/>
          <table:table-cell office:value-type="string">
            <text:p>+j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3"/>
          <table:table-cell office:value-type="string">
            <text:p>cz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3"/>
          <table:table-cell office:value-type="string">
            <text:p>hx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3"/>
          <table:table-cell office:value-type="string">
            <text:p>gv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3"/>
          <table:table-cell office:value-type="string">
            <text:p>,v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3"/>
          <table:table-cell office:value-type="string">
            <text:p>+g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3"/>
          <table:table-cell office:value-type="string">
            <text:p>uz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3"/>
          <table:table-cell office:value-type="string">
            <text:p>jl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3"/>
          <table:table-cell office:value-type="string">
            <text:p>vz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3"/>
          <table:table-cell office:value-type="string">
            <text:p>gx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string">
            <text:p>-&lt;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string">
            <text:p>fg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string">
            <text:p>´ç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string">
            <text:p>+f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string">
            <text:p>+l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string">
            <text:p>+u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string">
            <text:p>kp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string">
            <text:p>dq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string">
            <text:p>jp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string">
            <text:p>js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string">
            <text:p>iç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string">
            <text:p>bh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string">
            <text:p>hy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string">
            <text:p>hl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string">
            <text:p>uç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string">
            <text:p>rz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gk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gj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-z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+n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fy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fk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,w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lw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yz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+p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+w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,k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ky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dw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qt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qx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jx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jw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jk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cj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pv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ij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&lt;x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&lt;l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&lt;j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añ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.z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uñ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.ç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gw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+o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-q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,ç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lz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xz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kl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uw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jy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cw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vx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-´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&lt;u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&lt;o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uy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`ç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+d</text:p>
          </table:table-cell>
          <table:table-cell office:value-type="float" office:value="1">
            <text:p>1</text:p>
          </table:table-cell>
        </table:table-row>
      </table:table>
      <table:table table:name="corpuscat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e</text:p>
          </table:table-cell>
          <table:table-cell office:value-type="float" office:value="2118826">
            <text:p>2118826</text:p>
          </table:table-cell>
          <table:table-cell/>
          <table:table-cell office:value-type="string">
            <text:p>es</text:p>
          </table:table-cell>
          <table:table-cell office:value-type="float" office:value="538480">
            <text:p>53848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a</text:p>
          </table:table-cell>
          <table:table-cell office:value-type="float" office:value="2009596">
            <text:p>2009596</text:p>
          </table:table-cell>
          <table:table-cell/>
          <table:table-cell office:value-type="string">
            <text:p>er</text:p>
          </table:table-cell>
          <table:table-cell office:value-type="float" office:value="462169">
            <text:p>46216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i</text:p>
          </table:table-cell>
          <table:table-cell office:value-type="float" office:value="1209491">
            <text:p>1209491</text:p>
          </table:table-cell>
          <table:table-cell/>
          <table:table-cell office:value-type="string">
            <text:p>al</text:p>
          </table:table-cell>
          <table:table-cell office:value-type="float" office:value="405738">
            <text:p>405738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s</text:p>
          </table:table-cell>
          <table:table-cell office:value-type="float" office:value="1177315">
            <text:p>1177315</text:p>
          </table:table-cell>
          <table:table-cell/>
          <table:table-cell office:value-type="string">
            <text:p>de</text:p>
          </table:table-cell>
          <table:table-cell office:value-type="float" office:value="397704">
            <text:p>39770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r</text:p>
          </table:table-cell>
          <table:table-cell office:value-type="float" office:value="1070050">
            <text:p>1070050</text:p>
          </table:table-cell>
          <table:table-cell/>
          <table:table-cell office:value-type="string">
            <text:p>en</text:p>
          </table:table-cell>
          <table:table-cell office:value-type="float" office:value="375382">
            <text:p>37538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n</text:p>
          </table:table-cell>
          <table:table-cell office:value-type="float" office:value="1039454">
            <text:p>1039454</text:p>
          </table:table-cell>
          <table:table-cell/>
          <table:table-cell office:value-type="string">
            <text:p>el</text:p>
          </table:table-cell>
          <table:table-cell office:value-type="float" office:value="373280">
            <text:p>37328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l</text:p>
          </table:table-cell>
          <table:table-cell office:value-type="float" office:value="1010047">
            <text:p>1010047</text:p>
          </table:table-cell>
          <table:table-cell/>
          <table:table-cell office:value-type="string">
            <text:p>ar</text:p>
          </table:table-cell>
          <table:table-cell office:value-type="float" office:value="351169">
            <text:p>35116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t</text:p>
          </table:table-cell>
          <table:table-cell office:value-type="float" office:value="940505">
            <text:p>940505</text:p>
          </table:table-cell>
          <table:table-cell/>
          <table:table-cell office:value-type="string">
            <text:p>an</text:p>
          </table:table-cell>
          <table:table-cell office:value-type="float" office:value="349944">
            <text:p>34994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o</text:p>
          </table:table-cell>
          <table:table-cell office:value-type="float" office:value="888145">
            <text:p>888145</text:p>
          </table:table-cell>
          <table:table-cell/>
          <table:table-cell office:value-type="string">
            <text:p>at</text:p>
          </table:table-cell>
          <table:table-cell office:value-type="float" office:value="330859">
            <text:p>33085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d</text:p>
          </table:table-cell>
          <table:table-cell office:value-type="float" office:value="676468">
            <text:p>676468</text:p>
          </table:table-cell>
          <table:table-cell/>
          <table:table-cell office:value-type="string">
            <text:p>ci</text:p>
          </table:table-cell>
          <table:table-cell office:value-type="float" office:value="229276">
            <text:p>229276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c</text:p>
          </table:table-cell>
          <table:table-cell office:value-type="float" office:value="625854">
            <text:p>625854</text:p>
          </table:table-cell>
          <table:table-cell/>
          <table:table-cell office:value-type="string">
            <text:p>ac</text:p>
          </table:table-cell>
          <table:table-cell office:value-type="float" office:value="221700">
            <text:p>22170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u</text:p>
          </table:table-cell>
          <table:table-cell office:value-type="float" office:value="596832">
            <text:p>596832</text:p>
          </table:table-cell>
          <table:table-cell/>
          <table:table-cell office:value-type="string">
            <text:p>no</text:p>
          </table:table-cell>
          <table:table-cell office:value-type="float" office:value="220120">
            <text:p>22012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m</text:p>
          </table:table-cell>
          <table:table-cell office:value-type="float" office:value="484954">
            <text:p>484954</text:p>
          </table:table-cell>
          <table:table-cell/>
          <table:table-cell office:value-type="string">
            <text:p>or</text:p>
          </table:table-cell>
          <table:table-cell office:value-type="float" office:value="212462">
            <text:p>21246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p</text:p>
          </table:table-cell>
          <table:table-cell office:value-type="float" office:value="418796">
            <text:p>418796</text:p>
          </table:table-cell>
          <table:table-cell/>
          <table:table-cell office:value-type="string">
            <text:p>st</text:p>
          </table:table-cell>
          <table:table-cell office:value-type="float" office:value="194151">
            <text:p>19415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g</text:p>
          </table:table-cell>
          <table:table-cell office:value-type="float" office:value="236414">
            <text:p>236414</text:p>
          </table:table-cell>
          <table:table-cell/>
          <table:table-cell office:value-type="string">
            <text:p>nt</text:p>
          </table:table-cell>
          <table:table-cell office:value-type="float" office:value="193798">
            <text:p>193798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b</text:p>
          </table:table-cell>
          <table:table-cell office:value-type="float" office:value="232449">
            <text:p>232449</text:p>
          </table:table-cell>
          <table:table-cell/>
          <table:table-cell office:value-type="string">
            <text:p>in</text:p>
          </table:table-cell>
          <table:table-cell office:value-type="float" office:value="192039">
            <text:p>19203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v</text:p>
          </table:table-cell>
          <table:table-cell office:value-type="float" office:value="227863">
            <text:p>227863</text:p>
          </table:table-cell>
          <table:table-cell/>
          <table:table-cell office:value-type="string">
            <text:p>it</text:p>
          </table:table-cell>
          <table:table-cell office:value-type="float" office:value="186951">
            <text:p>18695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´</text:p>
          </table:table-cell>
          <table:table-cell office:value-type="float" office:value="227115">
            <text:p>227115</text:p>
          </table:table-cell>
          <table:table-cell/>
          <table:table-cell office:value-type="string">
            <text:p>am</text:p>
          </table:table-cell>
          <table:table-cell office:value-type="float" office:value="176950">
            <text:p>17695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dot</text:p>
          </table:table-cell>
          <table:table-cell office:value-type="float" office:value="201302">
            <text:p>201302</text:p>
          </table:table-cell>
          <table:table-cell/>
          <table:table-cell office:value-type="string">
            <text:p>et</text:p>
          </table:table-cell>
          <table:table-cell office:value-type="float" office:value="171441">
            <text:p>17144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coma</text:p>
          </table:table-cell>
          <table:table-cell office:value-type="float" office:value="200429">
            <text:p>200429</text:p>
          </table:table-cell>
          <table:table-cell/>
          <table:table-cell office:value-type="string">
            <text:p>ir</text:p>
          </table:table-cell>
          <table:table-cell office:value-type="float" office:value="170344">
            <text:p>17034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f</text:p>
          </table:table-cell>
          <table:table-cell office:value-type="float" office:value="163578">
            <text:p>163578</text:p>
          </table:table-cell>
          <table:table-cell/>
          <table:table-cell office:value-type="string">
            <text:p>em</text:p>
          </table:table-cell>
          <table:table-cell office:value-type="float" office:value="165988">
            <text:p>165988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`</text:p>
          </table:table-cell>
          <table:table-cell office:value-type="float" office:value="153184">
            <text:p>153184</text:p>
          </table:table-cell>
          <table:table-cell/>
          <table:table-cell office:value-type="string">
            <text:p>co</text:p>
          </table:table-cell>
          <table:table-cell office:value-type="float" office:value="162393">
            <text:p>16239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q</text:p>
          </table:table-cell>
          <table:table-cell office:value-type="float" office:value="127760">
            <text:p>127760</text:p>
          </table:table-cell>
          <table:table-cell/>
          <table:table-cell office:value-type="string">
            <text:p>eu</text:p>
          </table:table-cell>
          <table:table-cell office:value-type="float" office:value="151843">
            <text:p>15184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h</text:p>
          </table:table-cell>
          <table:table-cell office:value-type="float" office:value="96665">
            <text:p>96665</text:p>
          </table:table-cell>
          <table:table-cell/>
          <table:table-cell office:value-type="string">
            <text:p>rt</text:p>
          </table:table-cell>
          <table:table-cell office:value-type="float" office:value="139776">
            <text:p>139776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x</text:p>
          </table:table-cell>
          <table:table-cell office:value-type="float" office:value="83941">
            <text:p>83941</text:p>
          </table:table-cell>
          <table:table-cell/>
          <table:table-cell office:value-type="string">
            <text:p>is</text:p>
          </table:table-cell>
          <table:table-cell office:value-type="float" office:value="139354">
            <text:p>13935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y</text:p>
          </table:table-cell>
          <table:table-cell office:value-type="float" office:value="58166">
            <text:p>58166</text:p>
          </table:table-cell>
          <table:table-cell/>
          <table:table-cell office:value-type="string">
            <text:p>ai</text:p>
          </table:table-cell>
          <table:table-cell office:value-type="float" office:value="138630">
            <text:p>13863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j</text:p>
          </table:table-cell>
          <table:table-cell office:value-type="float" office:value="51551">
            <text:p>51551</text:p>
          </table:table-cell>
          <table:table-cell/>
          <table:table-cell office:value-type="string">
            <text:p>av</text:p>
          </table:table-cell>
          <table:table-cell office:value-type="float" office:value="125678">
            <text:p>125678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minus</text:p>
          </table:table-cell>
          <table:table-cell office:value-type="float" office:value="50443">
            <text:p>50443</text:p>
          </table:table-cell>
          <table:table-cell/>
          <table:table-cell office:value-type="string">
            <text:p>ad</text:p>
          </table:table-cell>
          <table:table-cell office:value-type="float" office:value="125629">
            <text:p>12562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z</text:p>
          </table:table-cell>
          <table:table-cell office:value-type="float" office:value="27054">
            <text:p>27054</text:p>
          </table:table-cell>
          <table:table-cell/>
          <table:table-cell office:value-type="string">
            <text:p>qu</text:p>
          </table:table-cell>
          <table:table-cell office:value-type="float" office:value="125393">
            <text:p>12539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k</text:p>
          </table:table-cell>
          <table:table-cell office:value-type="float" office:value="25388">
            <text:p>25388</text:p>
          </table:table-cell>
          <table:table-cell/>
          <table:table-cell office:value-type="string">
            <text:p>mo</text:p>
          </table:table-cell>
          <table:table-cell office:value-type="float" office:value="125086">
            <text:p>125086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ç</text:p>
          </table:table-cell>
          <table:table-cell office:value-type="float" office:value="20792">
            <text:p>20792</text:p>
          </table:table-cell>
          <table:table-cell/>
          <table:table-cell office:value-type="string">
            <text:p>nu</text:p>
          </table:table-cell>
          <table:table-cell office:value-type="float" office:value="124861">
            <text:p>12486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w</text:p>
          </table:table-cell>
          <table:table-cell office:value-type="float" office:value="13265">
            <text:p>13265</text:p>
          </table:table-cell>
          <table:table-cell/>
          <table:table-cell office:value-type="string">
            <text:p>ep</text:p>
          </table:table-cell>
          <table:table-cell office:value-type="float" office:value="121221">
            <text:p>12122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ñ</text:p>
          </table:table-cell>
          <table:table-cell office:value-type="float" office:value="869">
            <text:p>869</text:p>
          </table:table-cell>
          <table:table-cell/>
          <table:table-cell office:value-type="string">
            <text:p>il</text:p>
          </table:table-cell>
          <table:table-cell office:value-type="float" office:value="116737">
            <text:p>116737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plus</text:p>
          </table:table-cell>
          <table:table-cell office:value-type="float" office:value="587">
            <text:p>587</text:p>
          </table:table-cell>
          <table:table-cell/>
          <table:table-cell office:value-type="string">
            <text:p>i´</text:p>
          </table:table-cell>
          <table:table-cell office:value-type="float" office:value="111028">
            <text:p>111028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&lt;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os</text:p>
          </table:table-cell>
          <table:table-cell office:value-type="float" office:value="110927">
            <text:p>110927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as</text:p>
          </table:table-cell>
          <table:table-cell office:value-type="float" office:value="101978">
            <text:p>101978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ap</text:p>
          </table:table-cell>
          <table:table-cell office:value-type="float" office:value="100717">
            <text:p>100717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di</text:p>
          </table:table-cell>
          <table:table-cell office:value-type="float" office:value="100386">
            <text:p>100386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lo</text:p>
          </table:table-cell>
          <table:table-cell office:value-type="float" office:value="98281">
            <text:p>9828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im</text:p>
          </table:table-cell>
          <table:table-cell office:value-type="float" office:value="89227">
            <text:p>89227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ls</text:p>
          </table:table-cell>
          <table:table-cell office:value-type="float" office:value="85879">
            <text:p>8587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ns</text:p>
          </table:table-cell>
          <table:table-cell office:value-type="float" office:value="85809">
            <text:p>8580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ev</text:p>
          </table:table-cell>
          <table:table-cell office:value-type="float" office:value="85601">
            <text:p>8560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ce</text:p>
          </table:table-cell>
          <table:table-cell office:value-type="float" office:value="85108">
            <text:p>85108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ot</text:p>
          </table:table-cell>
          <table:table-cell office:value-type="float" office:value="84693">
            <text:p>8469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op</text:p>
          </table:table-cell>
          <table:table-cell office:value-type="float" office:value="83896">
            <text:p>83896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eg</text:p>
          </table:table-cell>
          <table:table-cell office:value-type="float" office:value="83071">
            <text:p>8307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e´</text:p>
          </table:table-cell>
          <table:table-cell office:value-type="float" office:value="79605">
            <text:p>79605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o´</text:p>
          </table:table-cell>
          <table:table-cell office:value-type="float" office:value="76364">
            <text:p>7636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pr</text:p>
          </table:table-cell>
          <table:table-cell office:value-type="float" office:value="76000">
            <text:p>7600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ab</text:p>
          </table:table-cell>
          <table:table-cell office:value-type="float" office:value="75909">
            <text:p>7590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ei</text:p>
          </table:table-cell>
          <table:table-cell office:value-type="float" office:value="71217">
            <text:p>71217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iv</text:p>
          </table:table-cell>
          <table:table-cell office:value-type="float" office:value="70530">
            <text:p>7053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`a</text:p>
          </table:table-cell>
          <table:table-cell office:value-type="float" office:value="67755">
            <text:p>67755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au</text:p>
          </table:table-cell>
          <table:table-cell office:value-type="float" office:value="66145">
            <text:p>66145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tu</text:p>
          </table:table-cell>
          <table:table-cell office:value-type="float" office:value="66028">
            <text:p>66028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ru</text:p>
          </table:table-cell>
          <table:table-cell office:value-type="float" office:value="65805">
            <text:p>65805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su</text:p>
          </table:table-cell>
          <table:table-cell office:value-type="float" office:value="62637">
            <text:p>62637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gi</text:p>
          </table:table-cell>
          <table:table-cell office:value-type="float" office:value="57765">
            <text:p>57765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cn</text:p>
          </table:table-cell>
          <table:table-cell office:value-type="float" office:value="55743">
            <text:p>5574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fi</text:p>
          </table:table-cell>
          <table:table-cell office:value-type="float" office:value="54675">
            <text:p>54675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do</text:p>
          </table:table-cell>
          <table:table-cell office:value-type="float" office:value="53811">
            <text:p>5381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bm</text:p>
          </table:table-cell>
          <table:table-cell office:value-type="float" office:value="53159">
            <text:p>5315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io</text:p>
          </table:table-cell>
          <table:table-cell office:value-type="float" office:value="52327">
            <text:p>52327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ag</text:p>
          </table:table-cell>
          <table:table-cell office:value-type="float" office:value="51797">
            <text:p>51797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ix</text:p>
          </table:table-cell>
          <table:table-cell office:value-type="float" office:value="51208">
            <text:p>51208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gu</text:p>
          </table:table-cell>
          <table:table-cell office:value-type="float" office:value="51125">
            <text:p>51125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`e</text:p>
          </table:table-cell>
          <table:table-cell office:value-type="float" office:value="49692">
            <text:p>4969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iu</text:p>
          </table:table-cell>
          <table:table-cell office:value-type="float" office:value="48823">
            <text:p>4882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lu</text:p>
          </table:table-cell>
          <table:table-cell office:value-type="float" office:value="48691">
            <text:p>4869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bo</text:p>
          </table:table-cell>
          <table:table-cell office:value-type="float" office:value="47722">
            <text:p>4772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cr</text:p>
          </table:table-cell>
          <table:table-cell office:value-type="float" office:value="44512">
            <text:p>4451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gr</text:p>
          </table:table-cell>
          <table:table-cell office:value-type="float" office:value="43752">
            <text:p>4375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ef</text:p>
          </table:table-cell>
          <table:table-cell office:value-type="float" office:value="43674">
            <text:p>4367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fo</text:p>
          </table:table-cell>
          <table:table-cell office:value-type="float" office:value="41689">
            <text:p>4168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ip</text:p>
          </table:table-cell>
          <table:table-cell office:value-type="float" office:value="41581">
            <text:p>4158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,a</text:p>
          </table:table-cell>
          <table:table-cell office:value-type="float" office:value="41513">
            <text:p>41513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3"/>
          <table:table-cell office:value-type="string">
            <text:p>ex</text:p>
          </table:table-cell>
          <table:table-cell office:value-type="float" office:value="41116">
            <text:p>41116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3"/>
          <table:table-cell office:value-type="string">
            <text:p>br</text:p>
          </table:table-cell>
          <table:table-cell office:value-type="float" office:value="40950">
            <text:p>40950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3"/>
          <table:table-cell office:value-type="string">
            <text:p>ny</text:p>
          </table:table-cell>
          <table:table-cell office:value-type="float" office:value="40539">
            <text:p>405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n</text:p>
          </table:table-cell>
          <table:table-cell office:value-type="float" office:value="40256">
            <text:p>4025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s</text:p>
          </table:table-cell>
          <table:table-cell office:value-type="float" office:value="40130">
            <text:p>4013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s</text:p>
          </table:table-cell>
          <table:table-cell office:value-type="float" office:value="39631">
            <text:p>396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u</text:p>
          </table:table-cell>
          <table:table-cell office:value-type="float" office:value="38200">
            <text:p>382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s</text:p>
          </table:table-cell>
          <table:table-cell office:value-type="float" office:value="37860">
            <text:p>3786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t</text:p>
          </table:table-cell>
          <table:table-cell office:value-type="float" office:value="37706">
            <text:p>377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o</text:p>
          </table:table-cell>
          <table:table-cell office:value-type="float" office:value="37377">
            <text:p>3737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s</text:p>
          </table:table-cell>
          <table:table-cell office:value-type="float" office:value="37289">
            <text:p>3728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a</text:p>
          </table:table-cell>
          <table:table-cell office:value-type="float" office:value="36426">
            <text:p>3642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o</text:p>
          </table:table-cell>
          <table:table-cell office:value-type="float" office:value="36411">
            <text:p>364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r</text:p>
          </table:table-cell>
          <table:table-cell office:value-type="float" office:value="36109">
            <text:p>3610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p</text:p>
          </table:table-cell>
          <table:table-cell office:value-type="float" office:value="35842">
            <text:p>3584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u</text:p>
          </table:table-cell>
          <table:table-cell office:value-type="float" office:value="35263">
            <text:p>3526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i</text:p>
          </table:table-cell>
          <table:table-cell office:value-type="float" office:value="35078">
            <text:p>3507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s</text:p>
          </table:table-cell>
          <table:table-cell office:value-type="float" office:value="35039">
            <text:p>350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v</text:p>
          </table:table-cell>
          <table:table-cell office:value-type="float" office:value="34689">
            <text:p>3468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e</text:p>
          </table:table-cell>
          <table:table-cell office:value-type="float" office:value="33130">
            <text:p>3313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t</text:p>
          </table:table-cell>
          <table:table-cell office:value-type="float" office:value="33004">
            <text:p>3300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h</text:p>
          </table:table-cell>
          <table:table-cell office:value-type="float" office:value="31843">
            <text:p>3184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n</text:p>
          </table:table-cell>
          <table:table-cell office:value-type="float" office:value="31579">
            <text:p>3157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l</text:p>
          </table:table-cell>
          <table:table-cell office:value-type="float" office:value="30909">
            <text:p>3090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u</text:p>
          </table:table-cell>
          <table:table-cell office:value-type="float" office:value="30379">
            <text:p>3037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u</text:p>
          </table:table-cell>
          <table:table-cell office:value-type="float" office:value="26556">
            <text:p>2655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r</text:p>
          </table:table-cell>
          <table:table-cell office:value-type="float" office:value="26006">
            <text:p>260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f</text:p>
          </table:table-cell>
          <table:table-cell office:value-type="float" office:value="25956">
            <text:p>2595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´</text:p>
          </table:table-cell>
          <table:table-cell office:value-type="float" office:value="25758">
            <text:p>2575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r</text:p>
          </table:table-cell>
          <table:table-cell office:value-type="float" office:value="25357">
            <text:p>2535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i</text:p>
          </table:table-cell>
          <table:table-cell office:value-type="float" office:value="23893">
            <text:p>2389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´</text:p>
          </table:table-cell>
          <table:table-cell office:value-type="float" office:value="23875">
            <text:p>2387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u</text:p>
          </table:table-cell>
          <table:table-cell office:value-type="float" office:value="23127">
            <text:p>2312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t</text:p>
          </table:table-cell>
          <table:table-cell office:value-type="float" office:value="21922">
            <text:p>2192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j</text:p>
          </table:table-cell>
          <table:table-cell office:value-type="float" office:value="21720">
            <text:p>2172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r</text:p>
          </table:table-cell>
          <table:table-cell office:value-type="float" office:value="20857">
            <text:p>2085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l</text:p>
          </table:table-cell>
          <table:table-cell office:value-type="float" office:value="20739">
            <text:p>207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l</text:p>
          </table:table-cell>
          <table:table-cell office:value-type="float" office:value="20535">
            <text:p>2053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p</text:p>
          </table:table-cell>
          <table:table-cell office:value-type="float" office:value="20326">
            <text:p>2032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´</text:p>
          </table:table-cell>
          <table:table-cell office:value-type="float" office:value="19091">
            <text:p>1909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q</text:p>
          </table:table-cell>
          <table:table-cell office:value-type="float" office:value="18951">
            <text:p>1895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r</text:p>
          </table:table-cell>
          <table:table-cell office:value-type="float" office:value="18560">
            <text:p>1856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ç</text:p>
          </table:table-cell>
          <table:table-cell office:value-type="float" office:value="18423">
            <text:p>184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e</text:p>
          </table:table-cell>
          <table:table-cell office:value-type="float" office:value="18337">
            <text:p>1833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u</text:p>
          </table:table-cell>
          <table:table-cell office:value-type="float" office:value="17206">
            <text:p>172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t</text:p>
          </table:table-cell>
          <table:table-cell office:value-type="float" office:value="15871">
            <text:p>1587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o</text:p>
          </table:table-cell>
          <table:table-cell office:value-type="float" office:value="15871">
            <text:p>1587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y</text:p>
          </table:table-cell>
          <table:table-cell office:value-type="float" office:value="15594">
            <text:p>1559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o</text:p>
          </table:table-cell>
          <table:table-cell office:value-type="float" office:value="14791">
            <text:p>1479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l</text:p>
          </table:table-cell>
          <table:table-cell office:value-type="float" office:value="14462">
            <text:p>1446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u</text:p>
          </table:table-cell>
          <table:table-cell office:value-type="float" office:value="14237">
            <text:p>1423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z</text:p>
          </table:table-cell>
          <table:table-cell office:value-type="float" office:value="14152">
            <text:p>1415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´</text:p>
          </table:table-cell>
          <table:table-cell office:value-type="float" office:value="12607">
            <text:p>126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h</text:p>
          </table:table-cell>
          <table:table-cell office:value-type="float" office:value="12300">
            <text:p>123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o</text:p>
          </table:table-cell>
          <table:table-cell office:value-type="float" office:value="12159">
            <text:p>1215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z</text:p>
          </table:table-cell>
          <table:table-cell office:value-type="float" office:value="11971">
            <text:p>1197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m</text:p>
          </table:table-cell>
          <table:table-cell office:value-type="float" office:value="11842">
            <text:p>1184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t</text:p>
          </table:table-cell>
          <table:table-cell office:value-type="float" office:value="11670">
            <text:p>1167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m</text:p>
          </table:table-cell>
          <table:table-cell office:value-type="float" office:value="11627">
            <text:p>1162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s</text:p>
          </table:table-cell>
          <table:table-cell office:value-type="float" office:value="11598">
            <text:p>1159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e</text:p>
          </table:table-cell>
          <table:table-cell office:value-type="float" office:value="11495">
            <text:p>1149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´</text:p>
          </table:table-cell>
          <table:table-cell office:value-type="float" office:value="11199">
            <text:p>1119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´</text:p>
          </table:table-cell>
          <table:table-cell office:value-type="float" office:value="10959">
            <text:p>1095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x</text:p>
          </table:table-cell>
          <table:table-cell office:value-type="float" office:value="10890">
            <text:p>1089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q</text:p>
          </table:table-cell>
          <table:table-cell office:value-type="float" office:value="10819">
            <text:p>1081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h</text:p>
          </table:table-cell>
          <table:table-cell office:value-type="float" office:value="10576">
            <text:p>1057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v</text:p>
          </table:table-cell>
          <table:table-cell office:value-type="float" office:value="10306">
            <text:p>103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o</text:p>
          </table:table-cell>
          <table:table-cell office:value-type="float" office:value="9828">
            <text:p>98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u</text:p>
          </table:table-cell>
          <table:table-cell office:value-type="float" office:value="9640">
            <text:p>964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i</text:p>
          </table:table-cell>
          <table:table-cell office:value-type="float" office:value="9531">
            <text:p>95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ç</text:p>
          </table:table-cell>
          <table:table-cell office:value-type="float" office:value="9501">
            <text:p>950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´</text:p>
          </table:table-cell>
          <table:table-cell office:value-type="float" office:value="9423">
            <text:p>94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t</text:p>
          </table:table-cell>
          <table:table-cell office:value-type="float" office:value="9257">
            <text:p>925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c</text:p>
          </table:table-cell>
          <table:table-cell office:value-type="float" office:value="9063">
            <text:p>906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x</text:p>
          </table:table-cell>
          <table:table-cell office:value-type="float" office:value="9057">
            <text:p>905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y</text:p>
          </table:table-cell>
          <table:table-cell office:value-type="float" office:value="8834">
            <text:p>883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s</text:p>
          </table:table-cell>
          <table:table-cell office:value-type="float" office:value="8802">
            <text:p>88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´</text:p>
          </table:table-cell>
          <table:table-cell office:value-type="float" office:value="8728">
            <text:p>87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r</text:p>
          </table:table-cell>
          <table:table-cell office:value-type="float" office:value="8655">
            <text:p>865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p</text:p>
          </table:table-cell>
          <table:table-cell office:value-type="float" office:value="8545">
            <text:p>854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n</text:p>
          </table:table-cell>
          <table:table-cell office:value-type="float" office:value="8381">
            <text:p>838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e</text:p>
          </table:table-cell>
          <table:table-cell office:value-type="float" office:value="8234">
            <text:p>823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n</text:p>
          </table:table-cell>
          <table:table-cell office:value-type="float" office:value="8139">
            <text:p>81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l</text:p>
          </table:table-cell>
          <table:table-cell office:value-type="float" office:value="7948">
            <text:p>794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l</text:p>
          </table:table-cell>
          <table:table-cell office:value-type="float" office:value="7691">
            <text:p>769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i</text:p>
          </table:table-cell>
          <table:table-cell office:value-type="float" office:value="7652">
            <text:p>765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t</text:p>
          </table:table-cell>
          <table:table-cell office:value-type="float" office:value="7556">
            <text:p>755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l</text:p>
          </table:table-cell>
          <table:table-cell office:value-type="float" office:value="7548">
            <text:p>754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t</text:p>
          </table:table-cell>
          <table:table-cell office:value-type="float" office:value="7530">
            <text:p>753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r</text:p>
          </table:table-cell>
          <table:table-cell office:value-type="float" office:value="7475">
            <text:p>747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n</text:p>
          </table:table-cell>
          <table:table-cell office:value-type="float" office:value="7450">
            <text:p>745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r</text:p>
          </table:table-cell>
          <table:table-cell office:value-type="float" office:value="7408">
            <text:p>74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s</text:p>
          </table:table-cell>
          <table:table-cell office:value-type="float" office:value="7240">
            <text:p>724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j</text:p>
          </table:table-cell>
          <table:table-cell office:value-type="float" office:value="7117">
            <text:p>71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s</text:p>
          </table:table-cell>
          <table:table-cell office:value-type="float" office:value="6884">
            <text:p>688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r</text:p>
          </table:table-cell>
          <table:table-cell office:value-type="float" office:value="6849">
            <text:p>684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k</text:p>
          </table:table-cell>
          <table:table-cell office:value-type="float" office:value="6842">
            <text:p>684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o</text:p>
          </table:table-cell>
          <table:table-cell office:value-type="float" office:value="6747">
            <text:p>674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y</text:p>
          </table:table-cell>
          <table:table-cell office:value-type="float" office:value="6743">
            <text:p>674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v</text:p>
          </table:table-cell>
          <table:table-cell office:value-type="float" office:value="6708">
            <text:p>67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t</text:p>
          </table:table-cell>
          <table:table-cell office:value-type="float" office:value="6525">
            <text:p>65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i</text:p>
          </table:table-cell>
          <table:table-cell office:value-type="float" office:value="6334">
            <text:p>633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n</text:p>
          </table:table-cell>
          <table:table-cell office:value-type="float" office:value="6234">
            <text:p>623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s</text:p>
          </table:table-cell>
          <table:table-cell office:value-type="float" office:value="6120">
            <text:p>612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o</text:p>
          </table:table-cell>
          <table:table-cell office:value-type="float" office:value="6021">
            <text:p>60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c</text:p>
          </table:table-cell>
          <table:table-cell office:value-type="float" office:value="5850">
            <text:p>585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d</text:p>
          </table:table-cell>
          <table:table-cell office:value-type="float" office:value="5774">
            <text:p>577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z</text:p>
          </table:table-cell>
          <table:table-cell office:value-type="float" office:value="5739">
            <text:p>57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´</text:p>
          </table:table-cell>
          <table:table-cell office:value-type="float" office:value="5375">
            <text:p>537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u</text:p>
          </table:table-cell>
          <table:table-cell office:value-type="float" office:value="5107">
            <text:p>51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k</text:p>
          </table:table-cell>
          <table:table-cell office:value-type="float" office:value="5025">
            <text:p>50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´</text:p>
          </table:table-cell>
          <table:table-cell office:value-type="float" office:value="4923">
            <text:p>49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r</text:p>
          </table:table-cell>
          <table:table-cell office:value-type="float" office:value="4880">
            <text:p>488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y</text:p>
          </table:table-cell>
          <table:table-cell office:value-type="float" office:value="4867">
            <text:p>486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u</text:p>
          </table:table-cell>
          <table:table-cell office:value-type="float" office:value="4849">
            <text:p>484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´</text:p>
          </table:table-cell>
          <table:table-cell office:value-type="float" office:value="4837">
            <text:p>483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x</text:p>
          </table:table-cell>
          <table:table-cell office:value-type="float" office:value="4702">
            <text:p>47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w</text:p>
          </table:table-cell>
          <table:table-cell office:value-type="float" office:value="4692">
            <text:p>469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q</text:p>
          </table:table-cell>
          <table:table-cell office:value-type="float" office:value="4528">
            <text:p>45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x</text:p>
          </table:table-cell>
          <table:table-cell office:value-type="float" office:value="4450">
            <text:p>445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x</text:p>
          </table:table-cell>
          <table:table-cell office:value-type="float" office:value="4319">
            <text:p>431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c</text:p>
          </table:table-cell>
          <table:table-cell office:value-type="float" office:value="4229">
            <text:p>422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t</text:p>
          </table:table-cell>
          <table:table-cell office:value-type="float" office:value="4221">
            <text:p>42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l</text:p>
          </table:table-cell>
          <table:table-cell office:value-type="float" office:value="4088">
            <text:p>408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o</text:p>
          </table:table-cell>
          <table:table-cell office:value-type="float" office:value="4038">
            <text:p>403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v´</text:p>
          </table:table-cell>
          <table:table-cell office:value-type="float" office:value="3993">
            <text:p>399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l</text:p>
          </table:table-cell>
          <table:table-cell office:value-type="float" office:value="3887">
            <text:p>388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ç</text:p>
          </table:table-cell>
          <table:table-cell office:value-type="float" office:value="3828">
            <text:p>38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n</text:p>
          </table:table-cell>
          <table:table-cell office:value-type="float" office:value="3771">
            <text:p>377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z</text:p>
          </table:table-cell>
          <table:table-cell office:value-type="float" office:value="3765">
            <text:p>376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´</text:p>
          </table:table-cell>
          <table:table-cell office:value-type="float" office:value="3693">
            <text:p>369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k</text:p>
          </table:table-cell>
          <table:table-cell office:value-type="float" office:value="3652">
            <text:p>365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s</text:p>
          </table:table-cell>
          <table:table-cell office:value-type="float" office:value="3570">
            <text:p>357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w</text:p>
          </table:table-cell>
          <table:table-cell office:value-type="float" office:value="3555">
            <text:p>355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z</text:p>
          </table:table-cell>
          <table:table-cell office:value-type="float" office:value="3531">
            <text:p>35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t</text:p>
          </table:table-cell>
          <table:table-cell office:value-type="float" office:value="3530">
            <text:p>353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a</text:p>
          </table:table-cell>
          <table:table-cell office:value-type="float" office:value="3479">
            <text:p>347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ç</text:p>
          </table:table-cell>
          <table:table-cell office:value-type="float" office:value="3474">
            <text:p>347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g</text:p>
          </table:table-cell>
          <table:table-cell office:value-type="float" office:value="3395">
            <text:p>339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s</text:p>
          </table:table-cell>
          <table:table-cell office:value-type="float" office:value="3353">
            <text:p>335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q</text:p>
          </table:table-cell>
          <table:table-cell office:value-type="float" office:value="3202">
            <text:p>32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u</text:p>
          </table:table-cell>
          <table:table-cell office:value-type="float" office:value="3162">
            <text:p>316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x´</text:p>
          </table:table-cell>
          <table:table-cell office:value-type="float" office:value="3074">
            <text:p>307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b</text:p>
          </table:table-cell>
          <table:table-cell office:value-type="float" office:value="3072">
            <text:p>307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n</text:p>
          </table:table-cell>
          <table:table-cell office:value-type="float" office:value="2980">
            <text:p>298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t</text:p>
          </table:table-cell>
          <table:table-cell office:value-type="float" office:value="2969">
            <text:p>296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´</text:p>
          </table:table-cell>
          <table:table-cell office:value-type="float" office:value="2937">
            <text:p>293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v</text:p>
          </table:table-cell>
          <table:table-cell office:value-type="float" office:value="2929">
            <text:p>292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s</text:p>
          </table:table-cell>
          <table:table-cell office:value-type="float" office:value="2869">
            <text:p>286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s</text:p>
          </table:table-cell>
          <table:table-cell office:value-type="float" office:value="2841">
            <text:p>284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m</text:p>
          </table:table-cell>
          <table:table-cell office:value-type="float" office:value="2754">
            <text:p>275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d</text:p>
          </table:table-cell>
          <table:table-cell office:value-type="float" office:value="2665">
            <text:p>266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d</text:p>
          </table:table-cell>
          <table:table-cell office:value-type="float" office:value="2610">
            <text:p>261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w</text:p>
          </table:table-cell>
          <table:table-cell office:value-type="float" office:value="2603">
            <text:p>260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p</text:p>
          </table:table-cell>
          <table:table-cell office:value-type="float" office:value="2591">
            <text:p>259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u</text:p>
          </table:table-cell>
          <table:table-cell office:value-type="float" office:value="2578">
            <text:p>257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n</text:p>
          </table:table-cell>
          <table:table-cell office:value-type="float" office:value="2508">
            <text:p>25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u</text:p>
          </table:table-cell>
          <table:table-cell office:value-type="float" office:value="2464">
            <text:p>246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p</text:p>
          </table:table-cell>
          <table:table-cell office:value-type="float" office:value="2441">
            <text:p>244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w</text:p>
          </table:table-cell>
          <table:table-cell office:value-type="float" office:value="2389">
            <text:p>238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d</text:p>
          </table:table-cell>
          <table:table-cell office:value-type="float" office:value="2379">
            <text:p>237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z</text:p>
          </table:table-cell>
          <table:table-cell office:value-type="float" office:value="2369">
            <text:p>236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y</text:p>
          </table:table-cell>
          <table:table-cell office:value-type="float" office:value="2341">
            <text:p>234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v</text:p>
          </table:table-cell>
          <table:table-cell office:value-type="float" office:value="2306">
            <text:p>23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´</text:p>
          </table:table-cell>
          <table:table-cell office:value-type="float" office:value="2258">
            <text:p>225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m</text:p>
          </table:table-cell>
          <table:table-cell office:value-type="float" office:value="2215">
            <text:p>22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vx</text:p>
          </table:table-cell>
          <table:table-cell office:value-type="float" office:value="2172">
            <text:p>217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r</text:p>
          </table:table-cell>
          <table:table-cell office:value-type="float" office:value="2126">
            <text:p>212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x</text:p>
          </table:table-cell>
          <table:table-cell office:value-type="float" office:value="2107">
            <text:p>21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e</text:p>
          </table:table-cell>
          <table:table-cell office:value-type="float" office:value="2069">
            <text:p>206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c</text:p>
          </table:table-cell>
          <table:table-cell office:value-type="float" office:value="2028">
            <text:p>20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k</text:p>
          </table:table-cell>
          <table:table-cell office:value-type="float" office:value="1976">
            <text:p>197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s</text:p>
          </table:table-cell>
          <table:table-cell office:value-type="float" office:value="1969">
            <text:p>196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k</text:p>
          </table:table-cell>
          <table:table-cell office:value-type="float" office:value="1915">
            <text:p>19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r</text:p>
          </table:table-cell>
          <table:table-cell office:value-type="float" office:value="1904">
            <text:p>190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f</text:p>
          </table:table-cell>
          <table:table-cell office:value-type="float" office:value="1890">
            <text:p>189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o</text:p>
          </table:table-cell>
          <table:table-cell office:value-type="float" office:value="1889">
            <text:p>188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y</text:p>
          </table:table-cell>
          <table:table-cell office:value-type="float" office:value="1839">
            <text:p>18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m</text:p>
          </table:table-cell>
          <table:table-cell office:value-type="float" office:value="1790">
            <text:p>179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x</text:p>
          </table:table-cell>
          <table:table-cell office:value-type="float" office:value="1788">
            <text:p>178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y</text:p>
          </table:table-cell>
          <table:table-cell office:value-type="float" office:value="1783">
            <text:p>178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q</text:p>
          </table:table-cell>
          <table:table-cell office:value-type="float" office:value="1742">
            <text:p>174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x</text:p>
          </table:table-cell>
          <table:table-cell office:value-type="float" office:value="1727">
            <text:p>172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n</text:p>
          </table:table-cell>
          <table:table-cell office:value-type="float" office:value="1718">
            <text:p>171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j</text:p>
          </table:table-cell>
          <table:table-cell office:value-type="float" office:value="1702">
            <text:p>17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x</text:p>
          </table:table-cell>
          <table:table-cell office:value-type="float" office:value="1664">
            <text:p>166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t</text:p>
          </table:table-cell>
          <table:table-cell office:value-type="float" office:value="1659">
            <text:p>165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n</text:p>
          </table:table-cell>
          <table:table-cell office:value-type="float" office:value="1625">
            <text:p>16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i</text:p>
          </table:table-cell>
          <table:table-cell office:value-type="float" office:value="1609">
            <text:p>160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y</text:p>
          </table:table-cell>
          <table:table-cell office:value-type="float" office:value="1525">
            <text:p>15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m</text:p>
          </table:table-cell>
          <table:table-cell office:value-type="float" office:value="1482">
            <text:p>148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m</text:p>
          </table:table-cell>
          <table:table-cell office:value-type="float" office:value="1463">
            <text:p>146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d</text:p>
          </table:table-cell>
          <table:table-cell office:value-type="float" office:value="1463">
            <text:p>146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v</text:p>
          </table:table-cell>
          <table:table-cell office:value-type="float" office:value="1456">
            <text:p>145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j</text:p>
          </table:table-cell>
          <table:table-cell office:value-type="float" office:value="1435">
            <text:p>143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y</text:p>
          </table:table-cell>
          <table:table-cell office:value-type="float" office:value="1408">
            <text:p>14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n</text:p>
          </table:table-cell>
          <table:table-cell office:value-type="float" office:value="1390">
            <text:p>139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h</text:p>
          </table:table-cell>
          <table:table-cell office:value-type="float" office:value="1385">
            <text:p>138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v</text:p>
          </table:table-cell>
          <table:table-cell office:value-type="float" office:value="1337">
            <text:p>133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y</text:p>
          </table:table-cell>
          <table:table-cell office:value-type="float" office:value="1306">
            <text:p>13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g</text:p>
          </table:table-cell>
          <table:table-cell office:value-type="float" office:value="1284">
            <text:p>128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h</text:p>
          </table:table-cell>
          <table:table-cell office:value-type="float" office:value="1273">
            <text:p>127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x</text:p>
          </table:table-cell>
          <table:table-cell office:value-type="float" office:value="1207">
            <text:p>12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z</text:p>
          </table:table-cell>
          <table:table-cell office:value-type="float" office:value="1190">
            <text:p>119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p</text:p>
          </table:table-cell>
          <table:table-cell office:value-type="float" office:value="1153">
            <text:p>115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g</text:p>
          </table:table-cell>
          <table:table-cell office:value-type="float" office:value="1151">
            <text:p>115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y</text:p>
          </table:table-cell>
          <table:table-cell office:value-type="float" office:value="1147">
            <text:p>114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l</text:p>
          </table:table-cell>
          <table:table-cell office:value-type="float" office:value="1134">
            <text:p>113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l</text:p>
          </table:table-cell>
          <table:table-cell office:value-type="float" office:value="1129">
            <text:p>112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y</text:p>
          </table:table-cell>
          <table:table-cell office:value-type="float" office:value="1086">
            <text:p>108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n</text:p>
          </table:table-cell>
          <table:table-cell office:value-type="float" office:value="1071">
            <text:p>107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p</text:p>
          </table:table-cell>
          <table:table-cell office:value-type="float" office:value="1065">
            <text:p>106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h</text:p>
          </table:table-cell>
          <table:table-cell office:value-type="float" office:value="1011">
            <text:p>10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y</text:p>
          </table:table-cell>
          <table:table-cell office:value-type="float" office:value="999">
            <text:p>99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m</text:p>
          </table:table-cell>
          <table:table-cell office:value-type="float" office:value="919">
            <text:p>91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m</text:p>
          </table:table-cell>
          <table:table-cell office:value-type="float" office:value="880">
            <text:p>88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h</text:p>
          </table:table-cell>
          <table:table-cell office:value-type="float" office:value="878">
            <text:p>87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v</text:p>
          </table:table-cell>
          <table:table-cell office:value-type="float" office:value="863">
            <text:p>86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j</text:p>
          </table:table-cell>
          <table:table-cell office:value-type="float" office:value="841">
            <text:p>84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ñ</text:p>
          </table:table-cell>
          <table:table-cell office:value-type="float" office:value="839">
            <text:p>8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b</text:p>
          </table:table-cell>
          <table:table-cell office:value-type="float" office:value="823">
            <text:p>8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j</text:p>
          </table:table-cell>
          <table:table-cell office:value-type="float" office:value="805">
            <text:p>8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y</text:p>
          </table:table-cell>
          <table:table-cell office:value-type="float" office:value="763">
            <text:p>76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y</text:p>
          </table:table-cell>
          <table:table-cell office:value-type="float" office:value="755">
            <text:p>75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h</text:p>
          </table:table-cell>
          <table:table-cell office:value-type="float" office:value="744">
            <text:p>74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w</text:p>
          </table:table-cell>
          <table:table-cell office:value-type="float" office:value="724">
            <text:p>7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m</text:p>
          </table:table-cell>
          <table:table-cell office:value-type="float" office:value="723">
            <text:p>7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p</text:p>
          </table:table-cell>
          <table:table-cell office:value-type="float" office:value="722">
            <text:p>72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´</text:p>
          </table:table-cell>
          <table:table-cell office:value-type="float" office:value="704">
            <text:p>70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ç</text:p>
          </table:table-cell>
          <table:table-cell office:value-type="float" office:value="697">
            <text:p>69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v</text:p>
          </table:table-cell>
          <table:table-cell office:value-type="float" office:value="695">
            <text:p>69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z</text:p>
          </table:table-cell>
          <table:table-cell office:value-type="float" office:value="674">
            <text:p>67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k</text:p>
          </table:table-cell>
          <table:table-cell office:value-type="float" office:value="673">
            <text:p>67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g</text:p>
          </table:table-cell>
          <table:table-cell office:value-type="float" office:value="665">
            <text:p>66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b</text:p>
          </table:table-cell>
          <table:table-cell office:value-type="float" office:value="665">
            <text:p>66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d</text:p>
          </table:table-cell>
          <table:table-cell office:value-type="float" office:value="633">
            <text:p>63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m</text:p>
          </table:table-cell>
          <table:table-cell office:value-type="float" office:value="632">
            <text:p>63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g</text:p>
          </table:table-cell>
          <table:table-cell office:value-type="float" office:value="621">
            <text:p>6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v</text:p>
          </table:table-cell>
          <table:table-cell office:value-type="float" office:value="604">
            <text:p>60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z</text:p>
          </table:table-cell>
          <table:table-cell office:value-type="float" office:value="603">
            <text:p>60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y</text:p>
          </table:table-cell>
          <table:table-cell office:value-type="float" office:value="597">
            <text:p>59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x</text:p>
          </table:table-cell>
          <table:table-cell office:value-type="float" office:value="595">
            <text:p>59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v</text:p>
          </table:table-cell>
          <table:table-cell office:value-type="float" office:value="559">
            <text:p>55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u</text:p>
          </table:table-cell>
          <table:table-cell office:value-type="float" office:value="552">
            <text:p>55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w</text:p>
          </table:table-cell>
          <table:table-cell office:value-type="float" office:value="551">
            <text:p>55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ç</text:p>
          </table:table-cell>
          <table:table-cell office:value-type="float" office:value="546">
            <text:p>54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ç</text:p>
          </table:table-cell>
          <table:table-cell office:value-type="float" office:value="539">
            <text:p>5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y</text:p>
          </table:table-cell>
          <table:table-cell office:value-type="float" office:value="517">
            <text:p>5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wy</text:p>
          </table:table-cell>
          <table:table-cell office:value-type="float" office:value="514">
            <text:p>51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z</text:p>
          </table:table-cell>
          <table:table-cell office:value-type="float" office:value="511">
            <text:p>5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z´</text:p>
          </table:table-cell>
          <table:table-cell office:value-type="float" office:value="507">
            <text:p>5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h</text:p>
          </table:table-cell>
          <table:table-cell office:value-type="float" office:value="500">
            <text:p>5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r</text:p>
          </table:table-cell>
          <table:table-cell office:value-type="float" office:value="497">
            <text:p>49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w</text:p>
          </table:table-cell>
          <table:table-cell office:value-type="float" office:value="496">
            <text:p>49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b</text:p>
          </table:table-cell>
          <table:table-cell office:value-type="float" office:value="494">
            <text:p>49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w</text:p>
          </table:table-cell>
          <table:table-cell office:value-type="float" office:value="487">
            <text:p>48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w</text:p>
          </table:table-cell>
          <table:table-cell office:value-type="float" office:value="486">
            <text:p>48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k</text:p>
          </table:table-cell>
          <table:table-cell office:value-type="float" office:value="485">
            <text:p>48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w</text:p>
          </table:table-cell>
          <table:table-cell office:value-type="float" office:value="479">
            <text:p>47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z</text:p>
          </table:table-cell>
          <table:table-cell office:value-type="float" office:value="466">
            <text:p>46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f</text:p>
          </table:table-cell>
          <table:table-cell office:value-type="float" office:value="461">
            <text:p>46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v</text:p>
          </table:table-cell>
          <table:table-cell office:value-type="float" office:value="452">
            <text:p>45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.</text:p>
          </table:table-cell>
          <table:table-cell office:value-type="float" office:value="425">
            <text:p>4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´</text:p>
          </table:table-cell>
          <table:table-cell office:value-type="float" office:value="413">
            <text:p>4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w</text:p>
          </table:table-cell>
          <table:table-cell office:value-type="float" office:value="401">
            <text:p>40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f</text:p>
          </table:table-cell>
          <table:table-cell office:value-type="float" office:value="395">
            <text:p>39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p</text:p>
          </table:table-cell>
          <table:table-cell office:value-type="float" office:value="389">
            <text:p>38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g</text:p>
          </table:table-cell>
          <table:table-cell office:value-type="float" office:value="378">
            <text:p>37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v</text:p>
          </table:table-cell>
          <table:table-cell office:value-type="float" office:value="371">
            <text:p>37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q</text:p>
          </table:table-cell>
          <table:table-cell office:value-type="float" office:value="370">
            <text:p>37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j</text:p>
          </table:table-cell>
          <table:table-cell office:value-type="float" office:value="368">
            <text:p>36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t</text:p>
          </table:table-cell>
          <table:table-cell office:value-type="float" office:value="363">
            <text:p>36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y</text:p>
          </table:table-cell>
          <table:table-cell office:value-type="float" office:value="362">
            <text:p>36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y</text:p>
          </table:table-cell>
          <table:table-cell office:value-type="float" office:value="356">
            <text:p>35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q</text:p>
          </table:table-cell>
          <table:table-cell office:value-type="float" office:value="354">
            <text:p>35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ç</text:p>
          </table:table-cell>
          <table:table-cell office:value-type="float" office:value="348">
            <text:p>34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w</text:p>
          </table:table-cell>
          <table:table-cell office:value-type="float" office:value="347">
            <text:p>34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y</text:p>
          </table:table-cell>
          <table:table-cell office:value-type="float" office:value="340">
            <text:p>34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ñ</text:p>
          </table:table-cell>
          <table:table-cell office:value-type="float" office:value="338">
            <text:p>33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c</text:p>
          </table:table-cell>
          <table:table-cell office:value-type="float" office:value="330">
            <text:p>33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x</text:p>
          </table:table-cell>
          <table:table-cell office:value-type="float" office:value="328">
            <text:p>3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f</text:p>
          </table:table-cell>
          <table:table-cell office:value-type="float" office:value="309">
            <text:p>30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t</text:p>
          </table:table-cell>
          <table:table-cell office:value-type="float" office:value="306">
            <text:p>3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p</text:p>
          </table:table-cell>
          <table:table-cell office:value-type="float" office:value="297">
            <text:p>29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´</text:p>
          </table:table-cell>
          <table:table-cell office:value-type="float" office:value="297">
            <text:p>29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z</text:p>
          </table:table-cell>
          <table:table-cell office:value-type="float" office:value="293">
            <text:p>29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p</text:p>
          </table:table-cell>
          <table:table-cell office:value-type="float" office:value="283">
            <text:p>28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ç</text:p>
          </table:table-cell>
          <table:table-cell office:value-type="float" office:value="280">
            <text:p>28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k</text:p>
          </table:table-cell>
          <table:table-cell office:value-type="float" office:value="279">
            <text:p>27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f</text:p>
          </table:table-cell>
          <table:table-cell office:value-type="float" office:value="272">
            <text:p>27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´ç</text:p>
          </table:table-cell>
          <table:table-cell office:value-type="float" office:value="271">
            <text:p>27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ç</text:p>
          </table:table-cell>
          <table:table-cell office:value-type="float" office:value="267">
            <text:p>26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g</text:p>
          </table:table-cell>
          <table:table-cell office:value-type="float" office:value="257">
            <text:p>25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y´</text:p>
          </table:table-cell>
          <table:table-cell office:value-type="float" office:value="257">
            <text:p>25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ñ</text:p>
          </table:table-cell>
          <table:table-cell office:value-type="float" office:value="249">
            <text:p>24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z</text:p>
          </table:table-cell>
          <table:table-cell office:value-type="float" office:value="248">
            <text:p>24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vy</text:p>
          </table:table-cell>
          <table:table-cell office:value-type="float" office:value="245">
            <text:p>24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g</text:p>
          </table:table-cell>
          <table:table-cell office:value-type="float" office:value="244">
            <text:p>24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w</text:p>
          </table:table-cell>
          <table:table-cell office:value-type="float" office:value="244">
            <text:p>24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w</text:p>
          </table:table-cell>
          <table:table-cell office:value-type="float" office:value="225">
            <text:p>2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p</text:p>
          </table:table-cell>
          <table:table-cell office:value-type="float" office:value="217">
            <text:p>2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z</text:p>
          </table:table-cell>
          <table:table-cell office:value-type="float" office:value="217">
            <text:p>2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x</text:p>
          </table:table-cell>
          <table:table-cell office:value-type="float" office:value="205">
            <text:p>2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v</text:p>
          </table:table-cell>
          <table:table-cell office:value-type="float" office:value="199">
            <text:p>19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j</text:p>
          </table:table-cell>
          <table:table-cell office:value-type="float" office:value="196">
            <text:p>19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y</text:p>
          </table:table-cell>
          <table:table-cell office:value-type="float" office:value="193">
            <text:p>19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k</text:p>
          </table:table-cell>
          <table:table-cell office:value-type="float" office:value="188">
            <text:p>18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q</text:p>
          </table:table-cell>
          <table:table-cell office:value-type="float" office:value="188">
            <text:p>18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v</text:p>
          </table:table-cell>
          <table:table-cell office:value-type="float" office:value="185">
            <text:p>18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ç</text:p>
          </table:table-cell>
          <table:table-cell office:value-type="float" office:value="184">
            <text:p>18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w</text:p>
          </table:table-cell>
          <table:table-cell office:value-type="float" office:value="183">
            <text:p>18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v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`</text:p>
          </table:table-cell>
          <table:table-cell office:value-type="float" office:value="175">
            <text:p>17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z</text:p>
          </table:table-cell>
          <table:table-cell office:value-type="float" office:value="174">
            <text:p>17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z</text:p>
          </table:table-cell>
          <table:table-cell office:value-type="float" office:value="167">
            <text:p>16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k</text:p>
          </table:table-cell>
          <table:table-cell office:value-type="float" office:value="164">
            <text:p>16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h</text:p>
          </table:table-cell>
          <table:table-cell office:value-type="float" office:value="163">
            <text:p>16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x</text:p>
          </table:table-cell>
          <table:table-cell office:value-type="float" office:value="162">
            <text:p>16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z</text:p>
          </table:table-cell>
          <table:table-cell office:value-type="float" office:value="155">
            <text:p>15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ç</text:p>
          </table:table-cell>
          <table:table-cell office:value-type="float" office:value="151">
            <text:p>15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f</text:p>
          </table:table-cell>
          <table:table-cell office:value-type="float" office:value="146">
            <text:p>14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q</text:p>
          </table:table-cell>
          <table:table-cell office:value-type="float" office:value="142">
            <text:p>14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-</text:p>
          </table:table-cell>
          <table:table-cell office:value-type="float" office:value="139">
            <text:p>1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ñ</text:p>
          </table:table-cell>
          <table:table-cell office:value-type="float" office:value="139">
            <text:p>1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k</text:p>
          </table:table-cell>
          <table:table-cell office:value-type="float" office:value="137">
            <text:p>13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l</text:p>
          </table:table-cell>
          <table:table-cell office:value-type="float" office:value="137">
            <text:p>13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w</text:p>
          </table:table-cell>
          <table:table-cell office:value-type="float" office:value="131">
            <text:p>1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ñ</text:p>
          </table:table-cell>
          <table:table-cell office:value-type="float" office:value="125">
            <text:p>1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z</text:p>
          </table:table-cell>
          <table:table-cell office:value-type="float" office:value="124">
            <text:p>1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w</text:p>
          </table:table-cell>
          <table:table-cell office:value-type="float" office:value="123">
            <text:p>1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z</text:p>
          </table:table-cell>
          <table:table-cell office:value-type="float" office:value="122">
            <text:p>12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y</text:p>
          </table:table-cell>
          <table:table-cell office:value-type="float" office:value="121">
            <text:p>1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x</text:p>
          </table:table-cell>
          <table:table-cell office:value-type="float" office:value="118">
            <text:p>11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z</text:p>
          </table:table-cell>
          <table:table-cell office:value-type="float" office:value="115">
            <text:p>1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.</text:p>
          </table:table-cell>
          <table:table-cell office:value-type="float" office:value="111">
            <text:p>1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p</text:p>
          </table:table-cell>
          <table:table-cell office:value-type="float" office:value="111">
            <text:p>1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v</text:p>
          </table:table-cell>
          <table:table-cell office:value-type="float" office:value="110">
            <text:p>11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z</text:p>
          </table:table-cell>
          <table:table-cell office:value-type="float" office:value="107">
            <text:p>1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k</text:p>
          </table:table-cell>
          <table:table-cell office:value-type="float" office:value="104">
            <text:p>10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w</text:p>
          </table:table-cell>
          <table:table-cell office:value-type="float" office:value="104">
            <text:p>10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f</text:p>
          </table:table-cell>
          <table:table-cell office:value-type="float" office:value="101">
            <text:p>10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yz</text:p>
          </table:table-cell>
          <table:table-cell office:value-type="float" office:value="98">
            <text:p>9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s</text:p>
          </table:table-cell>
          <table:table-cell office:value-type="float" office:value="98">
            <text:p>9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w</text:p>
          </table:table-cell>
          <table:table-cell office:value-type="float" office:value="97">
            <text:p>9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x</text:p>
          </table:table-cell>
          <table:table-cell office:value-type="float" office:value="93">
            <text:p>9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x</text:p>
          </table:table-cell>
          <table:table-cell office:value-type="float" office:value="82">
            <text:p>8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q</text:p>
          </table:table-cell>
          <table:table-cell office:value-type="float" office:value="81">
            <text:p>8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p</text:p>
          </table:table-cell>
          <table:table-cell office:value-type="float" office:value="79">
            <text:p>7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p</text:p>
          </table:table-cell>
          <table:table-cell office:value-type="float" office:value="79">
            <text:p>7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z</text:p>
          </table:table-cell>
          <table:table-cell office:value-type="float" office:value="79">
            <text:p>7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z</text:p>
          </table:table-cell>
          <table:table-cell office:value-type="float" office:value="77">
            <text:p>7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v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x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k</text:p>
          </table:table-cell>
          <table:table-cell office:value-type="float" office:value="67">
            <text:p>6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q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h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j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j</text:p>
          </table:table-cell>
          <table:table-cell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v</text:p>
          </table:table-cell>
          <table:table-cell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wz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j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k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x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vw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xy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t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w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z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m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wx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´ñ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w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c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ç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vz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q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j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x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w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j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x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y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z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v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´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a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x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h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d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p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v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x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´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v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y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q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b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w´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n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t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.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x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´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û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q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w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e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l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q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u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û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ç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w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û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ç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ç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f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w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&lt;h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û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i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zû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q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g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k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r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yû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xz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û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û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q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o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û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q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û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ñ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`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û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v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xç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û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ç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û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ñ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û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ç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ç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´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ñ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y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û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yñ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ç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û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&lt;c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ñ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ñ</text:p>
          </table:table-cell>
          <table:table-cell office:value-type="float" office:value="1">
            <text:p>1</text:p>
          </table:table-cell>
          <table:table-cell table:number-columns-repeated="8"/>
        </table:table-row>
      </table:table>
      <table:table table:name="corpusen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e</text:p>
          </table:table-cell>
          <table:table-cell office:value-type="float" office:value="1084379">
            <text:p>1084379</text:p>
          </table:table-cell>
          <table:table-cell/>
          <table:table-cell office:value-type="string">
            <text:p>ht</text:p>
          </table:table-cell>
          <table:table-cell office:value-type="float" office:value="348333">
            <text:p>348333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t</text:p>
          </table:table-cell>
          <table:table-cell office:value-type="float" office:value="814137">
            <text:p>814137</text:p>
          </table:table-cell>
          <table:table-cell/>
          <table:table-cell office:value-type="string">
            <text:p>eh</text:p>
          </table:table-cell>
          <table:table-cell office:value-type="float" office:value="295344">
            <text:p>295344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a</text:p>
          </table:table-cell>
          <table:table-cell office:value-type="float" office:value="730044">
            <text:p>730044</text:p>
          </table:table-cell>
          <table:table-cell/>
          <table:table-cell office:value-type="string">
            <text:p>er</text:p>
          </table:table-cell>
          <table:table-cell office:value-type="float" office:value="252596">
            <text:p>252596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o</text:p>
          </table:table-cell>
          <table:table-cell office:value-type="float" office:value="655257">
            <text:p>655257</text:p>
          </table:table-cell>
          <table:table-cell/>
          <table:table-cell office:value-type="string">
            <text:p>an</text:p>
          </table:table-cell>
          <table:table-cell office:value-type="float" office:value="183795">
            <text:p>183795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h</text:p>
          </table:table-cell>
          <table:table-cell office:value-type="float" office:value="650656">
            <text:p>650656</text:p>
          </table:table-cell>
          <table:table-cell/>
          <table:table-cell office:value-type="string">
            <text:p>in</text:p>
          </table:table-cell>
          <table:table-cell office:value-type="float" office:value="163178">
            <text:p>163178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n</text:p>
          </table:table-cell>
          <table:table-cell office:value-type="float" office:value="608911">
            <text:p>608911</text:p>
          </table:table-cell>
          <table:table-cell/>
          <table:table-cell office:value-type="string">
            <text:p>dn</text:p>
          </table:table-cell>
          <table:table-cell office:value-type="float" office:value="136018">
            <text:p>136018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i</text:p>
          </table:table-cell>
          <table:table-cell office:value-type="float" office:value="577541">
            <text:p>577541</text:p>
          </table:table-cell>
          <table:table-cell/>
          <table:table-cell office:value-type="string">
            <text:p>es</text:p>
          </table:table-cell>
          <table:table-cell office:value-type="float" office:value="128463">
            <text:p>128463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s</text:p>
          </table:table-cell>
          <table:table-cell office:value-type="float" office:value="533539">
            <text:p>533539</text:p>
          </table:table-cell>
          <table:table-cell/>
          <table:table-cell office:value-type="string">
            <text:p>no</text:p>
          </table:table-cell>
          <table:table-cell office:value-type="float" office:value="125741">
            <text:p>125741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r</text:p>
          </table:table-cell>
          <table:table-cell office:value-type="float" office:value="494756">
            <text:p>494756</text:p>
          </table:table-cell>
          <table:table-cell/>
          <table:table-cell office:value-type="string">
            <text:p>en</text:p>
          </table:table-cell>
          <table:table-cell office:value-type="float" office:value="125707">
            <text:p>125707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d</text:p>
          </table:table-cell>
          <table:table-cell office:value-type="float" office:value="397779">
            <text:p>397779</text:p>
          </table:table-cell>
          <table:table-cell/>
          <table:table-cell office:value-type="string">
            <text:p>or</text:p>
          </table:table-cell>
          <table:table-cell office:value-type="float" office:value="121323">
            <text:p>121323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l</text:p>
          </table:table-cell>
          <table:table-cell office:value-type="float" office:value="311635">
            <text:p>311635</text:p>
          </table:table-cell>
          <table:table-cell/>
          <table:table-cell office:value-type="string">
            <text:p>fo</text:p>
          </table:table-cell>
          <table:table-cell office:value-type="float" office:value="115775">
            <text:p>115775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u</text:p>
          </table:table-cell>
          <table:table-cell office:value-type="float" office:value="252205">
            <text:p>252205</text:p>
          </table:table-cell>
          <table:table-cell/>
          <table:table-cell office:value-type="string">
            <text:p>ah</text:p>
          </table:table-cell>
          <table:table-cell office:value-type="float" office:value="113047">
            <text:p>113047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m</text:p>
          </table:table-cell>
          <table:table-cell office:value-type="float" office:value="224969">
            <text:p>224969</text:p>
          </table:table-cell>
          <table:table-cell/>
          <table:table-cell office:value-type="string">
            <text:p>at</text:p>
          </table:table-cell>
          <table:table-cell office:value-type="float" office:value="113015">
            <text:p>113015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f</text:p>
          </table:table-cell>
          <table:table-cell office:value-type="float" office:value="201742">
            <text:p>201742</text:p>
          </table:table-cell>
          <table:table-cell/>
          <table:table-cell office:value-type="string">
            <text:p>ot</text:p>
          </table:table-cell>
          <table:table-cell office:value-type="float" office:value="112112">
            <text:p>112112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w</text:p>
          </table:table-cell>
          <table:table-cell office:value-type="float" office:value="201289">
            <text:p>201289</text:p>
          </table:table-cell>
          <table:table-cell/>
          <table:table-cell office:value-type="string">
            <text:p>it</text:p>
          </table:table-cell>
          <table:table-cell office:value-type="float" office:value="111823">
            <text:p>111823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coma</text:p>
          </table:table-cell>
          <table:table-cell office:value-type="float" office:value="192368">
            <text:p>192368</text:p>
          </table:table-cell>
          <table:table-cell/>
          <table:table-cell office:value-type="string">
            <text:p>de</text:p>
          </table:table-cell>
          <table:table-cell office:value-type="float" office:value="108962">
            <text:p>108962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182678">
            <text:p>182678</text:p>
          </table:table-cell>
          <table:table-cell/>
          <table:table-cell office:value-type="string">
            <text:p>ou</text:p>
          </table:table-cell>
          <table:table-cell office:value-type="float" office:value="96948">
            <text:p>96948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y</text:p>
          </table:table-cell>
          <table:table-cell office:value-type="float" office:value="176040">
            <text:p>176040</text:p>
          </table:table-cell>
          <table:table-cell/>
          <table:table-cell office:value-type="string">
            <text:p>ar</text:p>
          </table:table-cell>
          <table:table-cell office:value-type="float" office:value="95511">
            <text:p>95511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g</text:p>
          </table:table-cell>
          <table:table-cell office:value-type="float" office:value="170821">
            <text:p>170821</text:p>
          </table:table-cell>
          <table:table-cell/>
          <table:table-cell office:value-type="string">
            <text:p>is</text:p>
          </table:table-cell>
          <table:table-cell office:value-type="float" office:value="95353">
            <text:p>95353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b</text:p>
          </table:table-cell>
          <table:table-cell office:value-type="float" office:value="138496">
            <text:p>138496</text:p>
          </table:table-cell>
          <table:table-cell/>
          <table:table-cell office:value-type="string">
            <text:p>as</text:p>
          </table:table-cell>
          <table:table-cell office:value-type="float" office:value="92773">
            <text:p>92773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p</text:p>
          </table:table-cell>
          <table:table-cell office:value-type="float" office:value="129207">
            <text:p>129207</text:p>
          </table:table-cell>
          <table:table-cell/>
          <table:table-cell office:value-type="string">
            <text:p>el</text:p>
          </table:table-cell>
          <table:table-cell office:value-type="float" office:value="92543">
            <text:p>92543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v</text:p>
          </table:table-cell>
          <table:table-cell office:value-type="float" office:value="83826">
            <text:p>83826</text:p>
          </table:table-cell>
          <table:table-cell/>
          <table:table-cell office:value-type="string">
            <text:p>al</text:p>
          </table:table-cell>
          <table:table-cell office:value-type="float" office:value="90611">
            <text:p>90611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dot</text:p>
          </table:table-cell>
          <table:table-cell office:value-type="float" office:value="81737">
            <text:p>81737</text:p>
          </table:table-cell>
          <table:table-cell/>
          <table:table-cell office:value-type="string">
            <text:p>hi</text:p>
          </table:table-cell>
          <table:table-cell office:value-type="float" office:value="83991">
            <text:p>83991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k</text:p>
          </table:table-cell>
          <table:table-cell office:value-type="float" office:value="66635">
            <text:p>66635</text:p>
          </table:table-cell>
          <table:table-cell/>
          <table:table-cell office:value-type="string">
            <text:p>ev</text:p>
          </table:table-cell>
          <table:table-cell office:value-type="float" office:value="80077">
            <text:p>80077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minus</text:p>
          </table:table-cell>
          <table:table-cell office:value-type="float" office:value="18449">
            <text:p>18449</text:p>
          </table:table-cell>
          <table:table-cell/>
          <table:table-cell office:value-type="string">
            <text:p>et</text:p>
          </table:table-cell>
          <table:table-cell office:value-type="float" office:value="79075">
            <text:p>79075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j</text:p>
          </table:table-cell>
          <table:table-cell office:value-type="float" office:value="15946">
            <text:p>15946</text:p>
          </table:table-cell>
          <table:table-cell/>
          <table:table-cell office:value-type="string">
            <text:p>em</text:p>
          </table:table-cell>
          <table:table-cell office:value-type="float" office:value="77999">
            <text:p>77999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9138">
            <text:p>9138</text:p>
          </table:table-cell>
          <table:table-cell/>
          <table:table-cell office:value-type="string">
            <text:p>st</text:p>
          </table:table-cell>
          <table:table-cell office:value-type="float" office:value="77516">
            <text:p>77516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q</text:p>
          </table:table-cell>
          <table:table-cell office:value-type="float" office:value="7552">
            <text:p>7552</text:p>
          </table:table-cell>
          <table:table-cell/>
          <table:table-cell office:value-type="string">
            <text:p>gn</text:p>
          </table:table-cell>
          <table:table-cell office:value-type="float" office:value="74636">
            <text:p>74636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z</text:p>
          </table:table-cell>
          <table:table-cell office:value-type="float" office:value="5037">
            <text:p>5037</text:p>
          </table:table-cell>
          <table:table-cell/>
          <table:table-cell office:value-type="string">
            <text:p>il</text:p>
          </table:table-cell>
          <table:table-cell office:value-type="float" office:value="66357">
            <text:p>66357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&lt;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e</text:p>
          </table:table-cell>
          <table:table-cell office:value-type="float" office:value="63096">
            <text:p>63096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pl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r</text:p>
          </table:table-cell>
          <table:table-cell office:value-type="float" office:value="59560">
            <text:p>59560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`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o</text:p>
          </table:table-cell>
          <table:table-cell office:value-type="float" office:value="56889">
            <text:p>56889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ç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m</text:p>
          </table:table-cell>
          <table:table-cell office:value-type="float" office:value="56500">
            <text:p>56500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t</text:p>
          </table:table-cell>
          <table:table-cell office:value-type="float" office:value="54889">
            <text:p>54889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´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w</text:p>
          </table:table-cell>
          <table:table-cell office:value-type="float" office:value="50807">
            <text:p>50807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ho</text:p>
          </table:table-cell>
          <table:table-cell office:value-type="float" office:value="50575">
            <text:p>50575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be</text:p>
          </table:table-cell>
          <table:table-cell office:value-type="float" office:value="50030">
            <text:p>50030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lo</text:p>
          </table:table-cell>
          <table:table-cell office:value-type="float" office:value="49021">
            <text:p>49021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su</text:p>
          </table:table-cell>
          <table:table-cell office:value-type="float" office:value="47898">
            <text:p>47898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os</text:p>
          </table:table-cell>
          <table:table-cell office:value-type="float" office:value="47179">
            <text:p>47179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ce</text:p>
          </table:table-cell>
          <table:table-cell office:value-type="float" office:value="47111">
            <text:p>47111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hs</text:p>
          </table:table-cell>
          <table:table-cell office:value-type="float" office:value="45869">
            <text:p>45869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tu</text:p>
          </table:table-cell>
          <table:table-cell office:value-type="float" office:value="45728">
            <text:p>45728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di</text:p>
          </table:table-cell>
          <table:table-cell office:value-type="float" office:value="45619">
            <text:p>45619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ac</text:p>
          </table:table-cell>
          <table:table-cell office:value-type="float" office:value="45230">
            <text:p>45230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im</text:p>
          </table:table-cell>
          <table:table-cell office:value-type="float" office:value="43882">
            <text:p>43882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aw</text:p>
          </table:table-cell>
          <table:table-cell office:value-type="float" office:value="43836">
            <text:p>43836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ru</text:p>
          </table:table-cell>
          <table:table-cell office:value-type="float" office:value="43681">
            <text:p>43681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ad</text:p>
          </table:table-cell>
          <table:table-cell office:value-type="float" office:value="43414">
            <text:p>43414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ai</text:p>
          </table:table-cell>
          <table:table-cell office:value-type="float" office:value="43346">
            <text:p>43346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hw</text:p>
          </table:table-cell>
          <table:table-cell office:value-type="float" office:value="40743">
            <text:p>40743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co</text:p>
          </table:table-cell>
          <table:table-cell office:value-type="float" office:value="38727">
            <text:p>38727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rt</text:p>
          </table:table-cell>
          <table:table-cell office:value-type="float" office:value="38356">
            <text:p>38356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iw</text:p>
          </table:table-cell>
          <table:table-cell office:value-type="float" office:value="38003">
            <text:p>38003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ei</text:p>
          </table:table-cell>
          <table:table-cell office:value-type="float" office:value="37368">
            <text:p>37368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ew</text:p>
          </table:table-cell>
          <table:table-cell office:value-type="float" office:value="36652">
            <text:p>36652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ch</text:p>
          </table:table-cell>
          <table:table-cell office:value-type="float" office:value="36073">
            <text:p>36073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nu</text:p>
          </table:table-cell>
          <table:table-cell office:value-type="float" office:value="35214">
            <text:p>35214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dr</text:p>
          </table:table-cell>
          <table:table-cell office:value-type="float" office:value="33029">
            <text:p>33029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ci</text:p>
          </table:table-cell>
          <table:table-cell office:value-type="float" office:value="33023">
            <text:p>33023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ey</text:p>
          </table:table-cell>
          <table:table-cell office:value-type="float" office:value="32936">
            <text:p>32936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ep</text:p>
          </table:table-cell>
          <table:table-cell office:value-type="float" office:value="29668">
            <text:p>29668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,e</text:p>
          </table:table-cell>
          <table:table-cell office:value-type="float" office:value="29576">
            <text:p>29576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dl</text:p>
          </table:table-cell>
          <table:table-cell office:value-type="float" office:value="28643">
            <text:p>28643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do</text:p>
          </table:table-cell>
          <table:table-cell office:value-type="float" office:value="28180">
            <text:p>28180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rs</text:p>
          </table:table-cell>
          <table:table-cell office:value-type="float" office:value="27898">
            <text:p>27898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oy</text:p>
          </table:table-cell>
          <table:table-cell office:value-type="float" office:value="27525">
            <text:p>27525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lu</text:p>
          </table:table-cell>
          <table:table-cell office:value-type="float" office:value="27009">
            <text:p>27009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io</text:p>
          </table:table-cell>
          <table:table-cell office:value-type="float" office:value="26925">
            <text:p>26925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,s</text:p>
          </table:table-cell>
          <table:table-cell office:value-type="float" office:value="26792">
            <text:p>26792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gi</text:p>
          </table:table-cell>
          <table:table-cell office:value-type="float" office:value="26488">
            <text:p>26488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op</text:p>
          </table:table-cell>
          <table:table-cell office:value-type="float" office:value="26135">
            <text:p>26135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fi</text:p>
          </table:table-cell>
          <table:table-cell office:value-type="float" office:value="25954">
            <text:p>25954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ap</text:p>
          </table:table-cell>
          <table:table-cell office:value-type="float" office:value="25936">
            <text:p>25936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gh</text:p>
          </table:table-cell>
          <table:table-cell office:value-type="float" office:value="25602">
            <text:p>25602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av</text:p>
          </table:table-cell>
          <table:table-cell office:value-type="float" office:value="25184">
            <text:p>25184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ek</text:p>
          </table:table-cell>
          <table:table-cell office:value-type="float" office:value="24733">
            <text:p>24733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bu</text:p>
          </table:table-cell>
          <table:table-cell office:value-type="float" office:value="24456">
            <text:p>24456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iv</text:p>
          </table:table-cell>
          <table:table-cell office:value-type="float" office:value="24391">
            <text:p>24391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,d</text:p>
          </table:table-cell>
          <table:table-cell office:value-type="float" office:value="24307">
            <text:p>24307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ag</text:p>
          </table:table-cell>
          <table:table-cell office:value-type="float" office:value="24255">
            <text:p>24255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ay</text:p>
          </table:table-cell>
          <table:table-cell office:value-type="float" office:value="23971">
            <text:p>23971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eg</text:p>
          </table:table-cell>
          <table:table-cell office:value-type="float" office:value="23799">
            <text:p>23799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ab</text:p>
          </table:table-cell>
          <table:table-cell office:value-type="float" office:value="23339">
            <text:p>2333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ns</text:p>
          </table:table-cell>
          <table:table-cell office:value-type="float" office:value="22087">
            <text:p>2208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f</text:p>
          </table:table-cell>
          <table:table-cell office:value-type="float" office:value="21810">
            <text:p>218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ly</text:p>
          </table:table-cell>
          <table:table-cell office:value-type="float" office:value="20737">
            <text:p>2073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af</text:p>
          </table:table-cell>
          <table:table-cell office:value-type="float" office:value="19848">
            <text:p>198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o</text:p>
          </table:table-cell>
          <table:table-cell office:value-type="float" office:value="19700">
            <text:p>197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pr</text:p>
          </table:table-cell>
          <table:table-cell office:value-type="float" office:value="19587">
            <text:p>1958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o</text:p>
          </table:table-cell>
          <table:table-cell office:value-type="float" office:value="18411">
            <text:p>1841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pu</text:p>
          </table:table-cell>
          <table:table-cell office:value-type="float" office:value="17772">
            <text:p>1777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n</text:p>
          </table:table-cell>
          <table:table-cell office:value-type="float" office:value="17731">
            <text:p>177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t</text:p>
          </table:table-cell>
          <table:table-cell office:value-type="float" office:value="16702">
            <text:p>167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r</text:p>
          </table:table-cell>
          <table:table-cell office:value-type="float" office:value="16580">
            <text:p>165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n</text:p>
          </table:table-cell>
          <table:table-cell office:value-type="float" office:value="15637">
            <text:p>1563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u</text:p>
          </table:table-cell>
          <table:table-cell office:value-type="float" office:value="15389">
            <text:p>1538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ik</text:p>
          </table:table-cell>
          <table:table-cell office:value-type="float" office:value="15293">
            <text:p>1529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ry</text:p>
          </table:table-cell>
          <table:table-cell office:value-type="float" office:value="15261">
            <text:p>1526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ps</text:p>
          </table:table-cell>
          <table:table-cell office:value-type="float" office:value="14754">
            <text:p>1475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r</text:p>
          </table:table-cell>
          <table:table-cell office:value-type="float" office:value="14634">
            <text:p>1463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u</text:p>
          </table:table-cell>
          <table:table-cell office:value-type="float" office:value="14423">
            <text:p>144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lp</text:p>
          </table:table-cell>
          <table:table-cell office:value-type="float" office:value="14257">
            <text:p>1425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ov</text:p>
          </table:table-cell>
          <table:table-cell office:value-type="float" office:value="14138">
            <text:p>141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l</text:p>
          </table:table-cell>
          <table:table-cell office:value-type="float" office:value="13419">
            <text:p>134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y</text:p>
          </table:table-cell>
          <table:table-cell office:value-type="float" office:value="13309">
            <text:p>1330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au</text:p>
          </table:table-cell>
          <table:table-cell office:value-type="float" office:value="13276">
            <text:p>132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r</text:p>
          </table:table-cell>
          <table:table-cell office:value-type="float" office:value="13245">
            <text:p>132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lt</text:p>
          </table:table-cell>
          <table:table-cell office:value-type="float" office:value="13121">
            <text:p>131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r</text:p>
          </table:table-cell>
          <table:table-cell office:value-type="float" office:value="12959">
            <text:p>129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r</text:p>
          </table:table-cell>
          <table:table-cell office:value-type="float" office:value="12747">
            <text:p>127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kn</text:p>
          </table:table-cell>
          <table:table-cell office:value-type="float" office:value="12722">
            <text:p>127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u</text:p>
          </table:table-cell>
          <table:table-cell office:value-type="float" office:value="12426">
            <text:p>124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ak</text:p>
          </table:table-cell>
          <table:table-cell office:value-type="float" office:value="12397">
            <text:p>123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e</text:p>
          </table:table-cell>
          <table:table-cell office:value-type="float" office:value="12396">
            <text:p>123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nr</text:p>
          </table:table-cell>
          <table:table-cell office:value-type="float" office:value="12242">
            <text:p>1224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t</text:p>
          </table:table-cell>
          <table:table-cell office:value-type="float" office:value="12209">
            <text:p>1220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y</text:p>
          </table:table-cell>
          <table:table-cell office:value-type="float" office:value="11608">
            <text:p>1160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ip</text:p>
          </table:table-cell>
          <table:table-cell office:value-type="float" office:value="11301">
            <text:p>113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l</text:p>
          </table:table-cell>
          <table:table-cell office:value-type="float" office:value="11063">
            <text:p>110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r</text:p>
          </table:table-cell>
          <table:table-cell office:value-type="float" office:value="10560">
            <text:p>105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s</text:p>
          </table:table-cell>
          <table:table-cell office:value-type="float" office:value="10503">
            <text:p>1050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s</text:p>
          </table:table-cell>
          <table:table-cell office:value-type="float" office:value="10248">
            <text:p>102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k</text:p>
          </table:table-cell>
          <table:table-cell office:value-type="float" office:value="10118">
            <text:p>1011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ls</text:p>
          </table:table-cell>
          <table:table-cell office:value-type="float" office:value="9952">
            <text:p>99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y</text:p>
          </table:table-cell>
          <table:table-cell office:value-type="float" office:value="9872">
            <text:p>987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y</text:p>
          </table:table-cell>
          <table:table-cell office:value-type="float" office:value="9857">
            <text:p>985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u</text:p>
          </table:table-cell>
          <table:table-cell office:value-type="float" office:value="9162">
            <text:p>916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nw</text:p>
          </table:table-cell>
          <table:table-cell office:value-type="float" office:value="9047">
            <text:p>90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o</text:p>
          </table:table-cell>
          <table:table-cell office:value-type="float" office:value="8949">
            <text:p>894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d</text:p>
          </table:table-cell>
          <table:table-cell office:value-type="float" office:value="8892">
            <text:p>88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u</text:p>
          </table:table-cell>
          <table:table-cell office:value-type="float" office:value="8806">
            <text:p>880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s</text:p>
          </table:table-cell>
          <table:table-cell office:value-type="float" office:value="8389">
            <text:p>838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m</text:p>
          </table:table-cell>
          <table:table-cell office:value-type="float" office:value="8264">
            <text:p>82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y</text:p>
          </table:table-cell>
          <table:table-cell office:value-type="float" office:value="8139">
            <text:p>813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p</text:p>
          </table:table-cell>
          <table:table-cell office:value-type="float" office:value="8111">
            <text:p>811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t</text:p>
          </table:table-cell>
          <table:table-cell office:value-type="float" office:value="8010">
            <text:p>8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i</text:p>
          </table:table-cell>
          <table:table-cell office:value-type="float" office:value="8000">
            <text:p>80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h</text:p>
          </table:table-cell>
          <table:table-cell office:value-type="float" office:value="7926">
            <text:p>79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iu</text:p>
          </table:table-cell>
          <table:table-cell office:value-type="float" office:value="7752">
            <text:p>77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t</text:p>
          </table:table-cell>
          <table:table-cell office:value-type="float" office:value="7738">
            <text:p>77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r</text:p>
          </table:table-cell>
          <table:table-cell office:value-type="float" office:value="7626">
            <text:p>76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r</text:p>
          </table:table-cell>
          <table:table-cell office:value-type="float" office:value="7602">
            <text:p>76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qu</text:p>
          </table:table-cell>
          <table:table-cell office:value-type="float" office:value="7523">
            <text:p>75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x</text:p>
          </table:table-cell>
          <table:table-cell office:value-type="float" office:value="7432">
            <text:p>74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g</text:p>
          </table:table-cell>
          <table:table-cell office:value-type="float" office:value="7175">
            <text:p>717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u</text:p>
          </table:table-cell>
          <table:table-cell office:value-type="float" office:value="7144">
            <text:p>71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ny</text:p>
          </table:table-cell>
          <table:table-cell office:value-type="float" office:value="7007">
            <text:p>700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l</text:p>
          </table:table-cell>
          <table:table-cell office:value-type="float" office:value="7002">
            <text:p>70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sy</text:p>
          </table:table-cell>
          <table:table-cell office:value-type="float" office:value="6982">
            <text:p>698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u</text:p>
          </table:table-cell>
          <table:table-cell office:value-type="float" office:value="6761">
            <text:p>676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n</text:p>
          </table:table-cell>
          <table:table-cell office:value-type="float" office:value="6545">
            <text:p>65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sw</text:p>
          </table:table-cell>
          <table:table-cell office:value-type="float" office:value="6394">
            <text:p>639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s</text:p>
          </table:table-cell>
          <table:table-cell office:value-type="float" office:value="6210">
            <text:p>62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s</text:p>
          </table:table-cell>
          <table:table-cell office:value-type="float" office:value="6137">
            <text:p>613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pt</text:p>
          </table:table-cell>
          <table:table-cell office:value-type="float" office:value="6066">
            <text:p>606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j</text:p>
          </table:table-cell>
          <table:table-cell office:value-type="float" office:value="5584">
            <text:p>55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ks</text:p>
          </table:table-cell>
          <table:table-cell office:value-type="float" office:value="5525">
            <text:p>55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ao</text:p>
          </table:table-cell>
          <table:table-cell office:value-type="float" office:value="5512">
            <text:p>55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y</text:p>
          </table:table-cell>
          <table:table-cell office:value-type="float" office:value="5297">
            <text:p>52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w</text:p>
          </table:table-cell>
          <table:table-cell office:value-type="float" office:value="5228">
            <text:p>52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lr</text:p>
          </table:table-cell>
          <table:table-cell office:value-type="float" office:value="5109">
            <text:p>510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p</text:p>
          </table:table-cell>
          <table:table-cell office:value-type="float" office:value="4819">
            <text:p>48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ln</text:p>
          </table:table-cell>
          <table:table-cell office:value-type="float" office:value="4715">
            <text:p>471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m</text:p>
          </table:table-cell>
          <table:table-cell office:value-type="float" office:value="4568">
            <text:p>45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jo</text:p>
          </table:table-cell>
          <table:table-cell office:value-type="float" office:value="4556">
            <text:p>45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kr</text:p>
          </table:table-cell>
          <table:table-cell office:value-type="float" office:value="4510">
            <text:p>45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ju</text:p>
          </table:table-cell>
          <table:table-cell office:value-type="float" office:value="4365">
            <text:p>436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m</text:p>
          </table:table-cell>
          <table:table-cell office:value-type="float" office:value="4268">
            <text:p>42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l</text:p>
          </table:table-cell>
          <table:table-cell office:value-type="float" office:value="4231">
            <text:p>42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l</text:p>
          </table:table-cell>
          <table:table-cell office:value-type="float" office:value="3984">
            <text:p>39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y</text:p>
          </table:table-cell>
          <table:table-cell office:value-type="float" office:value="3876">
            <text:p>38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rv</text:p>
          </table:table-cell>
          <table:table-cell office:value-type="float" office:value="3825">
            <text:p>38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kl</text:p>
          </table:table-cell>
          <table:table-cell office:value-type="float" office:value="3586">
            <text:p>358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iy</text:p>
          </table:table-cell>
          <table:table-cell office:value-type="float" office:value="3481">
            <text:p>34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rw</text:p>
          </table:table-cell>
          <table:table-cell office:value-type="float" office:value="3204">
            <text:p>320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o</text:p>
          </table:table-cell>
          <table:table-cell office:value-type="float" office:value="3015">
            <text:p>301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g</text:p>
          </table:table-cell>
          <table:table-cell office:value-type="float" office:value="2901">
            <text:p>29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w</text:p>
          </table:table-cell>
          <table:table-cell office:value-type="float" office:value="2695">
            <text:p>26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h</text:p>
          </table:table-cell>
          <table:table-cell office:value-type="float" office:value="2679">
            <text:p>26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z</text:p>
          </table:table-cell>
          <table:table-cell office:value-type="float" office:value="2599">
            <text:p>259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k</text:p>
          </table:table-cell>
          <table:table-cell office:value-type="float" office:value="2570">
            <text:p>257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lv</text:p>
          </table:table-cell>
          <table:table-cell office:value-type="float" office:value="2550">
            <text:p>255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e</text:p>
          </table:table-cell>
          <table:table-cell office:value-type="float" office:value="2539">
            <text:p>253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a</text:p>
          </table:table-cell>
          <table:table-cell office:value-type="float" office:value="2501">
            <text:p>25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ko</text:p>
          </table:table-cell>
          <table:table-cell office:value-type="float" office:value="2495">
            <text:p>24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s</text:p>
          </table:table-cell>
          <table:table-cell office:value-type="float" office:value="2452">
            <text:p>24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lw</text:p>
          </table:table-cell>
          <table:table-cell office:value-type="float" office:value="2426">
            <text:p>24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u</text:p>
          </table:table-cell>
          <table:table-cell office:value-type="float" office:value="2339">
            <text:p>233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g</text:p>
          </table:table-cell>
          <table:table-cell office:value-type="float" office:value="2304">
            <text:p>230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n</text:p>
          </table:table-cell>
          <table:table-cell office:value-type="float" office:value="2278">
            <text:p>227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aj</text:p>
          </table:table-cell>
          <table:table-cell office:value-type="float" office:value="2198">
            <text:p>219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lm</text:p>
          </table:table-cell>
          <table:table-cell office:value-type="float" office:value="2193">
            <text:p>219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az</text:p>
          </table:table-cell>
          <table:table-cell office:value-type="float" office:value="2190">
            <text:p>219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d</text:p>
          </table:table-cell>
          <table:table-cell office:value-type="float" office:value="2066">
            <text:p>206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t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iz</text:p>
          </table:table-cell>
          <table:table-cell office:value-type="float" office:value="1934">
            <text:p>193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nv</text:p>
          </table:table-cell>
          <table:table-cell office:value-type="float" office:value="1932">
            <text:p>19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ix</text:p>
          </table:table-cell>
          <table:table-cell office:value-type="float" office:value="1923">
            <text:p>19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f</text:p>
          </table:table-cell>
          <table:table-cell office:value-type="float" office:value="1849">
            <text:p>1849</text:p>
          </table:table-cell>
          <table:table-cell table:formula="of:=SUM([.F1:.F76])" office:value-type="float" office:value="0">
            <text:p>0</text:p>
          </table:table-cell>
          <table:table-cell table:formula="of:=SUM([.G1:.G76])" office:value-type="float" office:value="0">
            <text:p>0</text:p>
          </table:table-cell>
          <table:table-cell table:formula="of:=SUM([.H1:.H76]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-s</text:p>
          </table:table-cell>
          <table:table-cell office:value-type="float" office:value="1760">
            <text:p>17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l</text:p>
          </table:table-cell>
          <table:table-cell office:value-type="float" office:value="1724">
            <text:p>17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w</text:p>
          </table:table-cell>
          <table:table-cell office:value-type="float" office:value="1671">
            <text:p>167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n</text:p>
          </table:table-cell>
          <table:table-cell office:value-type="float" office:value="1666">
            <text:p>166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y</text:p>
          </table:table-cell>
          <table:table-cell office:value-type="float" office:value="1636">
            <text:p>16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p</text:p>
          </table:table-cell>
          <table:table-cell office:value-type="float" office:value="1612">
            <text:p>16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px</text:p>
          </table:table-cell>
          <table:table-cell office:value-type="float" office:value="1595">
            <text:p>15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r</text:p>
          </table:table-cell>
          <table:table-cell office:value-type="float" office:value="1552">
            <text:p>15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x</text:p>
          </table:table-cell>
          <table:table-cell office:value-type="float" office:value="1531">
            <text:p>15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x</text:p>
          </table:table-cell>
          <table:table-cell office:value-type="float" office:value="1467">
            <text:p>146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q</text:p>
          </table:table-cell>
          <table:table-cell office:value-type="float" office:value="1400">
            <text:p>14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ax</text:p>
          </table:table-cell>
          <table:table-cell office:value-type="float" office:value="1295">
            <text:p>12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n</text:p>
          </table:table-cell>
          <table:table-cell office:value-type="float" office:value="1256">
            <text:p>12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m</text:p>
          </table:table-cell>
          <table:table-cell office:value-type="float" office:value="1238">
            <text:p>12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py</text:p>
          </table:table-cell>
          <table:table-cell office:value-type="float" office:value="1238">
            <text:p>12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h</text:p>
          </table:table-cell>
          <table:table-cell office:value-type="float" office:value="1205">
            <text:p>12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n</text:p>
          </table:table-cell>
          <table:table-cell office:value-type="float" office:value="1158">
            <text:p>115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y</text:p>
          </table:table-cell>
          <table:table-cell office:value-type="float" office:value="1124">
            <text:p>11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k</text:p>
          </table:table-cell>
          <table:table-cell office:value-type="float" office:value="1081">
            <text:p>10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g</text:p>
          </table:table-cell>
          <table:table-cell office:value-type="float" office:value="1074">
            <text:p>10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u</text:p>
          </table:table-cell>
          <table:table-cell office:value-type="float" office:value="1066">
            <text:p>106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t</text:p>
          </table:table-cell>
          <table:table-cell office:value-type="float" office:value="1044">
            <text:p>10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y</text:p>
          </table:table-cell>
          <table:table-cell office:value-type="float" office:value="998">
            <text:p>99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.</text:p>
          </table:table-cell>
          <table:table-cell office:value-type="float" office:value="991">
            <text:p>99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f</text:p>
          </table:table-cell>
          <table:table-cell office:value-type="float" office:value="981">
            <text:p>9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o</text:p>
          </table:table-cell>
          <table:table-cell office:value-type="float" office:value="962">
            <text:p>96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b</text:p>
          </table:table-cell>
          <table:table-cell office:value-type="float" office:value="955">
            <text:p>95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w</text:p>
          </table:table-cell>
          <table:table-cell office:value-type="float" office:value="938">
            <text:p>9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i</text:p>
          </table:table-cell>
          <table:table-cell office:value-type="float" office:value="929">
            <text:p>9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n</text:p>
          </table:table-cell>
          <table:table-cell office:value-type="float" office:value="927">
            <text:p>92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h</text:p>
          </table:table-cell>
          <table:table-cell office:value-type="float" office:value="925">
            <text:p>9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m</text:p>
          </table:table-cell>
          <table:table-cell office:value-type="float" office:value="910">
            <text:p>9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f</text:p>
          </table:table-cell>
          <table:table-cell office:value-type="float" office:value="903">
            <text:p>90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t</text:p>
          </table:table-cell>
          <table:table-cell office:value-type="float" office:value="899">
            <text:p>89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a</text:p>
          </table:table-cell>
          <table:table-cell office:value-type="float" office:value="814">
            <text:p>81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w</text:p>
          </table:table-cell>
          <table:table-cell office:value-type="float" office:value="799">
            <text:p>79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m</text:p>
          </table:table-cell>
          <table:table-cell office:value-type="float" office:value="795">
            <text:p>7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v</text:p>
          </table:table-cell>
          <table:table-cell office:value-type="float" office:value="779">
            <text:p>7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p</text:p>
          </table:table-cell>
          <table:table-cell office:value-type="float" office:value="768">
            <text:p>7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b</text:p>
          </table:table-cell>
          <table:table-cell office:value-type="float" office:value="763">
            <text:p>7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o</text:p>
          </table:table-cell>
          <table:table-cell office:value-type="float" office:value="737">
            <text:p>73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l</text:p>
          </table:table-cell>
          <table:table-cell office:value-type="float" office:value="710">
            <text:p>7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a</text:p>
          </table:table-cell>
          <table:table-cell office:value-type="float" office:value="709">
            <text:p>70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j</text:p>
          </table:table-cell>
          <table:table-cell office:value-type="float" office:value="702">
            <text:p>7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ox</text:p>
          </table:table-cell>
          <table:table-cell office:value-type="float" office:value="687">
            <text:p>68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p</text:p>
          </table:table-cell>
          <table:table-cell office:value-type="float" office:value="661">
            <text:p>66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jn</text:p>
          </table:table-cell>
          <table:table-cell office:value-type="float" office:value="655">
            <text:p>65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t</text:p>
          </table:table-cell>
          <table:table-cell office:value-type="float" office:value="652">
            <text:p>6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s</text:p>
          </table:table-cell>
          <table:table-cell office:value-type="float" office:value="650">
            <text:p>65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nq</text:p>
          </table:table-cell>
          <table:table-cell office:value-type="float" office:value="648">
            <text:p>6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l</text:p>
          </table:table-cell>
          <table:table-cell office:value-type="float" office:value="640">
            <text:p>6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c</text:p>
          </table:table-cell>
          <table:table-cell office:value-type="float" office:value="637">
            <text:p>63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y</text:p>
          </table:table-cell>
          <table:table-cell office:value-type="float" office:value="633">
            <text:p>63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m</text:p>
          </table:table-cell>
          <table:table-cell office:value-type="float" office:value="627">
            <text:p>62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m</text:p>
          </table:table-cell>
          <table:table-cell office:value-type="float" office:value="605">
            <text:p>6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h</text:p>
          </table:table-cell>
          <table:table-cell office:value-type="float" office:value="600">
            <text:p>6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ky</text:p>
          </table:table-cell>
          <table:table-cell office:value-type="float" office:value="547">
            <text:p>5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k</text:p>
          </table:table-cell>
          <table:table-cell office:value-type="float" office:value="486">
            <text:p>48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iq</text:p>
          </table:table-cell>
          <table:table-cell office:value-type="float" office:value="485">
            <text:p>4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b</text:p>
          </table:table-cell>
          <table:table-cell office:value-type="float" office:value="450">
            <text:p>45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q</text:p>
          </table:table-cell>
          <table:table-cell office:value-type="float" office:value="424">
            <text:p>4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oz</text:p>
          </table:table-cell>
          <table:table-cell office:value-type="float" office:value="416">
            <text:p>41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qs</text:p>
          </table:table-cell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i</text:p>
          </table:table-cell>
          <table:table-cell office:value-type="float" office:value="393">
            <text:p>39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-</text:p>
          </table:table-cell>
          <table:table-cell office:value-type="float" office:value="377">
            <text:p>37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ku</text:p>
          </table:table-cell>
          <table:table-cell office:value-type="float" office:value="358">
            <text:p>35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vy</text:p>
          </table:table-cell>
          <table:table-cell office:value-type="float" office:value="353">
            <text:p>35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f</text:p>
          </table:table-cell>
          <table:table-cell office:value-type="float" office:value="352">
            <text:p>3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uz</text:p>
          </table:table-cell>
          <table:table-cell office:value-type="float" office:value="344">
            <text:p>3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h</text:p>
          </table:table-cell>
          <table:table-cell office:value-type="float" office:value="311">
            <text:p>31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c</text:p>
          </table:table-cell>
          <table:table-cell office:value-type="float" office:value="296">
            <text:p>2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wy</text:p>
          </table:table-cell>
          <table:table-cell office:value-type="float" office:value="280">
            <text:p>2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ij</text:p>
          </table:table-cell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pv</text:p>
          </table:table-cell>
          <table:table-cell office:value-type="float" office:value="269">
            <text:p>26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kw</text:p>
          </table:table-cell>
          <table:table-cell office:value-type="float" office:value="257">
            <text:p>25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np</text:p>
          </table:table-cell>
          <table:table-cell office:value-type="float" office:value="249">
            <text:p>24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x</text:p>
          </table:table-cell>
          <table:table-cell office:value-type="float" office:value="248">
            <text:p>2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nx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c</text:p>
          </table:table-cell>
          <table:table-cell office:value-type="float" office:value="232">
            <text:p>2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sv</text:p>
          </table:table-cell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c</text:p>
          </table:table-cell>
          <table:table-cell office:value-type="float" office:value="208">
            <text:p>20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uy</text:p>
          </table:table-cell>
          <table:table-cell office:value-type="float" office:value="204">
            <text:p>20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i</text:p>
          </table:table-cell>
          <table:table-cell office:value-type="float" office:value="196">
            <text:p>1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w</text:p>
          </table:table-cell>
          <table:table-cell office:value-type="float" office:value="181">
            <text:p>1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uv</text:p>
          </table:table-cell>
          <table:table-cell office:value-type="float" office:value="178">
            <text:p>17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k</text:p>
          </table:table-cell>
          <table:table-cell office:value-type="float" office:value="175">
            <text:p>17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ux</text:p>
          </table:table-cell>
          <table:table-cell office:value-type="float" office:value="173">
            <text:p>17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rz</text:p>
          </table:table-cell>
          <table:table-cell office:value-type="float" office:value="168">
            <text:p>1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pw</text:p>
          </table:table-cell>
          <table:table-cell office:value-type="float" office:value="155">
            <text:p>15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m</text:p>
          </table:table-cell>
          <table:table-cell office:value-type="float" office:value="152">
            <text:p>1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t</text:p>
          </table:table-cell>
          <table:table-cell office:value-type="float" office:value="148">
            <text:p>1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d</text:p>
          </table:table-cell>
          <table:table-cell office:value-type="float" office:value="147">
            <text:p>1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x</text:p>
          </table:table-cell>
          <table:table-cell office:value-type="float" office:value="147">
            <text:p>1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p</text:p>
          </table:table-cell>
          <table:table-cell office:value-type="float" office:value="144">
            <text:p>1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x</text:p>
          </table:table-cell>
          <table:table-cell office:value-type="float" office:value="137">
            <text:p>13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w</text:p>
          </table:table-cell>
          <table:table-cell office:value-type="float" office:value="135">
            <text:p>13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u</text:p>
          </table:table-cell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d</text:p>
          </table:table-cell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km</text:p>
          </table:table-cell>
          <table:table-cell office:value-type="float" office:value="108">
            <text:p>10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yz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z</text:p>
          </table:table-cell>
          <table:table-cell office:value-type="float" office:value="84">
            <text:p>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qr</text:p>
          </table:table-cell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uw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p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oq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v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j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nz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k</text:p>
          </table:table-cell>
          <table:table-cell office:value-type="float" office:value="56">
            <text:p>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jr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kp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pz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k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j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qx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kt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j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k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v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g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.</text:p>
          </table:table-cell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x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k</text:p>
          </table:table-cell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w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lz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z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p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q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q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g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v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x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j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vx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z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aq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z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x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w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xy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p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z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z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rx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q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v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w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z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jm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js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v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z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lx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p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v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v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sz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kv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kz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vz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jy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z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sx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wx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v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q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lq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q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kx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z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qz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jz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j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wz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j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&lt;c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&lt;h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x</text:p>
          </table:table-cell>
          <table:table-cell office:value-type="float" office:value="1">
            <text:p>1</text:p>
          </table:table-cell>
          <table:table-cell table:number-columns-repeated="4"/>
        </table:table-row>
      </table:table>
      <table:table table:name="corpuses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e</text:p>
          </table:table-cell>
          <table:table-cell office:value-type="float" office:value="7691991">
            <text:p>7691991</text:p>
          </table:table-cell>
          <table:table-cell/>
          <table:table-cell office:value-type="string">
            <text:p>de</text:p>
          </table:table-cell>
          <table:table-cell office:value-type="float" office:value="1649755">
            <text:p>1649755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a</text:p>
          </table:table-cell>
          <table:table-cell office:value-type="float" office:value="7211614">
            <text:p>7211614</text:p>
          </table:table-cell>
          <table:table-cell/>
          <table:table-cell office:value-type="string">
            <text:p>en</text:p>
          </table:table-cell>
          <table:table-cell office:value-type="float" office:value="1543216">
            <text:p>1543216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o</text:p>
          </table:table-cell>
          <table:table-cell office:value-type="float" office:value="5247745">
            <text:p>5247745</text:p>
          </table:table-cell>
          <table:table-cell/>
          <table:table-cell office:value-type="string">
            <text:p>er</text:p>
          </table:table-cell>
          <table:table-cell office:value-type="float" office:value="1505653">
            <text:p>150565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n</text:p>
          </table:table-cell>
          <table:table-cell office:value-type="float" office:value="4218239">
            <text:p>4218239</text:p>
          </table:table-cell>
          <table:table-cell/>
          <table:table-cell office:value-type="string">
            <text:p>al</text:p>
          </table:table-cell>
          <table:table-cell office:value-type="float" office:value="1495904">
            <text:p>149590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i</text:p>
          </table:table-cell>
          <table:table-cell office:value-type="float" office:value="4203183">
            <text:p>4203183</text:p>
          </table:table-cell>
          <table:table-cell/>
          <table:table-cell office:value-type="string">
            <text:p>es</text:p>
          </table:table-cell>
          <table:table-cell office:value-type="float" office:value="1491712">
            <text:p>149171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s</text:p>
          </table:table-cell>
          <table:table-cell office:value-type="float" office:value="4154891">
            <text:p>4154891</text:p>
          </table:table-cell>
          <table:table-cell/>
          <table:table-cell office:value-type="string">
            <text:p>ar</text:p>
          </table:table-cell>
          <table:table-cell office:value-type="float" office:value="1416493">
            <text:p>141649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r</text:p>
          </table:table-cell>
          <table:table-cell office:value-type="float" office:value="3841396">
            <text:p>3841396</text:p>
          </table:table-cell>
          <table:table-cell/>
          <table:table-cell office:value-type="string">
            <text:p>no</text:p>
          </table:table-cell>
          <table:table-cell office:value-type="float" office:value="1213382">
            <text:p>121338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l</text:p>
          </table:table-cell>
          <table:table-cell office:value-type="float" office:value="3270224">
            <text:p>3270224</text:p>
          </table:table-cell>
          <table:table-cell/>
          <table:table-cell office:value-type="string">
            <text:p>an</text:p>
          </table:table-cell>
          <table:table-cell office:value-type="float" office:value="1182222">
            <text:p>118222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d</text:p>
          </table:table-cell>
          <table:table-cell office:value-type="float" office:value="3053675">
            <text:p>3053675</text:p>
          </table:table-cell>
          <table:table-cell/>
          <table:table-cell office:value-type="string">
            <text:p>el</text:p>
          </table:table-cell>
          <table:table-cell office:value-type="float" office:value="1063629">
            <text:p>106362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t</text:p>
          </table:table-cell>
          <table:table-cell office:value-type="float" office:value="2756800">
            <text:p>2756800</text:p>
          </table:table-cell>
          <table:table-cell/>
          <table:table-cell office:value-type="string">
            <text:p>or</text:p>
          </table:table-cell>
          <table:table-cell office:value-type="float" office:value="1026514">
            <text:p>102651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c</text:p>
          </table:table-cell>
          <table:table-cell office:value-type="float" office:value="2622366">
            <text:p>2622366</text:p>
          </table:table-cell>
          <table:table-cell/>
          <table:table-cell office:value-type="string">
            <text:p>os</text:p>
          </table:table-cell>
          <table:table-cell office:value-type="float" office:value="1002715">
            <text:p>1002715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u</text:p>
          </table:table-cell>
          <table:table-cell office:value-type="float" office:value="2297957">
            <text:p>2297957</text:p>
          </table:table-cell>
          <table:table-cell/>
          <table:table-cell office:value-type="string">
            <text:p>ci</text:p>
          </table:table-cell>
          <table:table-cell office:value-type="float" office:value="970090">
            <text:p>97009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m</text:p>
          </table:table-cell>
          <table:table-cell office:value-type="float" office:value="1647907">
            <text:p>1647907</text:p>
          </table:table-cell>
          <table:table-cell/>
          <table:table-cell office:value-type="string">
            <text:p>as</text:p>
          </table:table-cell>
          <table:table-cell office:value-type="float" office:value="926172">
            <text:p>92617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p</text:p>
          </table:table-cell>
          <table:table-cell office:value-type="float" office:value="1507212">
            <text:p>1507212</text:p>
          </table:table-cell>
          <table:table-cell/>
          <table:table-cell office:value-type="string">
            <text:p>ad</text:p>
          </table:table-cell>
          <table:table-cell office:value-type="float" office:value="908833">
            <text:p>90883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´</text:p>
          </table:table-cell>
          <table:table-cell office:value-type="float" office:value="1142232">
            <text:p>1142232</text:p>
          </table:table-cell>
          <table:table-cell/>
          <table:table-cell office:value-type="string">
            <text:p>ac</text:p>
          </table:table-cell>
          <table:table-cell office:value-type="float" office:value="812713">
            <text:p>81271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b</text:p>
          </table:table-cell>
          <table:table-cell office:value-type="float" office:value="819402">
            <text:p>819402</text:p>
          </table:table-cell>
          <table:table-cell/>
          <table:table-cell office:value-type="string">
            <text:p>co</text:p>
          </table:table-cell>
          <table:table-cell office:value-type="float" office:value="791956">
            <text:p>791956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g</text:p>
          </table:table-cell>
          <table:table-cell office:value-type="float" office:value="790916">
            <text:p>790916</text:p>
          </table:table-cell>
          <table:table-cell/>
          <table:table-cell office:value-type="string">
            <text:p>at</text:p>
          </table:table-cell>
          <table:table-cell office:value-type="float" office:value="775139">
            <text:p>77513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coma</text:p>
          </table:table-cell>
          <table:table-cell office:value-type="float" office:value="740004">
            <text:p>740004</text:p>
          </table:table-cell>
          <table:table-cell/>
          <table:table-cell office:value-type="string">
            <text:p>et</text:p>
          </table:table-cell>
          <table:table-cell office:value-type="float" office:value="746578">
            <text:p>746578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dot</text:p>
          </table:table-cell>
          <table:table-cell office:value-type="float" office:value="724219">
            <text:p>724219</text:p>
          </table:table-cell>
          <table:table-cell/>
          <table:table-cell office:value-type="string">
            <text:p>in</text:p>
          </table:table-cell>
          <table:table-cell office:value-type="float" office:value="707230">
            <text:p>70723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v</text:p>
          </table:table-cell>
          <table:table-cell office:value-type="float" office:value="579646">
            <text:p>579646</text:p>
          </table:table-cell>
          <table:table-cell/>
          <table:table-cell office:value-type="string">
            <text:p>nt</text:p>
          </table:table-cell>
          <table:table-cell office:value-type="float" office:value="657176">
            <text:p>657176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f</text:p>
          </table:table-cell>
          <table:table-cell office:value-type="float" office:value="546877">
            <text:p>546877</text:p>
          </table:table-cell>
          <table:table-cell/>
          <table:table-cell office:value-type="string">
            <text:p>do</text:p>
          </table:table-cell>
          <table:table-cell office:value-type="float" office:value="632826">
            <text:p>632826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y</text:p>
          </table:table-cell>
          <table:table-cell office:value-type="float" office:value="543111">
            <text:p>543111</text:p>
          </table:table-cell>
          <table:table-cell/>
          <table:table-cell office:value-type="string">
            <text:p>is</text:p>
          </table:table-cell>
          <table:table-cell office:value-type="float" office:value="602703">
            <text:p>60270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h</text:p>
          </table:table-cell>
          <table:table-cell office:value-type="float" office:value="539624">
            <text:p>539624</text:p>
          </table:table-cell>
          <table:table-cell/>
          <table:table-cell office:value-type="string">
            <text:p>lo</text:p>
          </table:table-cell>
          <table:table-cell office:value-type="float" office:value="589684">
            <text:p>58968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q</text:p>
          </table:table-cell>
          <table:table-cell office:value-type="float" office:value="333752">
            <text:p>333752</text:p>
          </table:table-cell>
          <table:table-cell/>
          <table:table-cell office:value-type="string">
            <text:p>am</text:p>
          </table:table-cell>
          <table:table-cell office:value-type="float" office:value="587314">
            <text:p>58731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j</text:p>
          </table:table-cell>
          <table:table-cell office:value-type="float" office:value="264548">
            <text:p>264548</text:p>
          </table:table-cell>
          <table:table-cell/>
          <table:table-cell office:value-type="string">
            <text:p>it</text:p>
          </table:table-cell>
          <table:table-cell office:value-type="float" office:value="575570">
            <text:p>57557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z</text:p>
          </table:table-cell>
          <table:table-cell office:value-type="float" office:value="231285">
            <text:p>231285</text:p>
          </table:table-cell>
          <table:table-cell/>
          <table:table-cell office:value-type="string">
            <text:p>eu</text:p>
          </table:table-cell>
          <table:table-cell office:value-type="float" office:value="559830">
            <text:p>55983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k</text:p>
          </table:table-cell>
          <table:table-cell office:value-type="float" office:value="133706">
            <text:p>133706</text:p>
          </table:table-cell>
          <table:table-cell/>
          <table:table-cell office:value-type="string">
            <text:p>i´</text:p>
          </table:table-cell>
          <table:table-cell office:value-type="float" office:value="559821">
            <text:p>55982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x</text:p>
          </table:table-cell>
          <table:table-cell office:value-type="float" office:value="130959">
            <text:p>130959</text:p>
          </table:table-cell>
          <table:table-cell/>
          <table:table-cell office:value-type="string">
            <text:p>di</text:p>
          </table:table-cell>
          <table:table-cell office:value-type="float" office:value="555669">
            <text:p>55566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ñ</text:p>
          </table:table-cell>
          <table:table-cell office:value-type="float" office:value="98872">
            <text:p>98872</text:p>
          </table:table-cell>
          <table:table-cell/>
          <table:table-cell office:value-type="string">
            <text:p>ir</text:p>
          </table:table-cell>
          <table:table-cell office:value-type="float" office:value="548933">
            <text:p>54893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minus</text:p>
          </table:table-cell>
          <table:table-cell office:value-type="float" office:value="97163">
            <text:p>97163</text:p>
          </table:table-cell>
          <table:table-cell/>
          <table:table-cell office:value-type="string">
            <text:p>rt</text:p>
          </table:table-cell>
          <table:table-cell office:value-type="float" office:value="534389">
            <text:p>53438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w</text:p>
          </table:table-cell>
          <table:table-cell office:value-type="float" office:value="82871">
            <text:p>82871</text:p>
          </table:table-cell>
          <table:table-cell/>
          <table:table-cell office:value-type="string">
            <text:p>ot</text:p>
          </table:table-cell>
          <table:table-cell office:value-type="float" office:value="532463">
            <text:p>53246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`</text:p>
          </table:table-cell>
          <table:table-cell office:value-type="float" office:value="2867">
            <text:p>2867</text:p>
          </table:table-cell>
          <table:table-cell/>
          <table:table-cell office:value-type="string">
            <text:p>st</text:p>
          </table:table-cell>
          <table:table-cell office:value-type="float" office:value="515049">
            <text:p>51504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plus</text:p>
          </table:table-cell>
          <table:table-cell office:value-type="float" office:value="1590">
            <text:p>1590</text:p>
          </table:table-cell>
          <table:table-cell/>
          <table:table-cell office:value-type="string">
            <text:p>ai</text:p>
          </table:table-cell>
          <table:table-cell office:value-type="float" office:value="507408">
            <text:p>507408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ç</text:p>
          </table:table-cell>
          <table:table-cell office:value-type="float" office:value="1233">
            <text:p>1233</text:p>
          </table:table-cell>
          <table:table-cell/>
          <table:table-cell office:value-type="string">
            <text:p>nu</text:p>
          </table:table-cell>
          <table:table-cell office:value-type="float" office:value="498916">
            <text:p>498916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&lt;</text:p>
          </table:table-cell>
          <table:table-cell office:value-type="float" office:value="158">
            <text:p>158</text:p>
          </table:table-cell>
          <table:table-cell/>
          <table:table-cell office:value-type="string">
            <text:p>mo</text:p>
          </table:table-cell>
          <table:table-cell office:value-type="float" office:value="490547">
            <text:p>490547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em</text:p>
          </table:table-cell>
          <table:table-cell office:value-type="float" office:value="487834">
            <text:p>48783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ce</text:p>
          </table:table-cell>
          <table:table-cell office:value-type="float" office:value="443866">
            <text:p>443866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il</text:p>
          </table:table-cell>
          <table:table-cell office:value-type="float" office:value="431146">
            <text:p>431146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o´</text:p>
          </table:table-cell>
          <table:table-cell office:value-type="float" office:value="425024">
            <text:p>42502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ap</text:p>
          </table:table-cell>
          <table:table-cell office:value-type="float" office:value="411902">
            <text:p>41190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op</text:p>
          </table:table-cell>
          <table:table-cell office:value-type="float" office:value="407931">
            <text:p>40793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im</text:p>
          </table:table-cell>
          <table:table-cell office:value-type="float" office:value="384470">
            <text:p>38447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su</text:p>
          </table:table-cell>
          <table:table-cell office:value-type="float" office:value="371151">
            <text:p>37115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ab</text:p>
          </table:table-cell>
          <table:table-cell office:value-type="float" office:value="353650">
            <text:p>35365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io</text:p>
          </table:table-cell>
          <table:table-cell office:value-type="float" office:value="350273">
            <text:p>35027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ei</text:p>
          </table:table-cell>
          <table:table-cell office:value-type="float" office:value="338788">
            <text:p>338788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qu</text:p>
          </table:table-cell>
          <table:table-cell office:value-type="float" office:value="333261">
            <text:p>33326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ep</text:p>
          </table:table-cell>
          <table:table-cell office:value-type="float" office:value="293757">
            <text:p>293757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dn</text:p>
          </table:table-cell>
          <table:table-cell office:value-type="float" office:value="289542">
            <text:p>28954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iv</text:p>
          </table:table-cell>
          <table:table-cell office:value-type="float" office:value="282011">
            <text:p>28201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cu</text:p>
          </table:table-cell>
          <table:table-cell office:value-type="float" office:value="268291">
            <text:p>26829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pr</text:p>
          </table:table-cell>
          <table:table-cell office:value-type="float" office:value="257799">
            <text:p>25779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ru</text:p>
          </table:table-cell>
          <table:table-cell office:value-type="float" office:value="236349">
            <text:p>23634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ev</text:p>
          </table:table-cell>
          <table:table-cell office:value-type="float" office:value="230936">
            <text:p>230936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cn</text:p>
          </table:table-cell>
          <table:table-cell office:value-type="float" office:value="230715">
            <text:p>230715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a´</text:p>
          </table:table-cell>
          <table:table-cell office:value-type="float" office:value="220993">
            <text:p>22099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eg</text:p>
          </table:table-cell>
          <table:table-cell office:value-type="float" office:value="211875">
            <text:p>211875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tu</text:p>
          </table:table-cell>
          <table:table-cell office:value-type="float" office:value="208870">
            <text:p>20887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ag</text:p>
          </table:table-cell>
          <table:table-cell office:value-type="float" office:value="200887">
            <text:p>200887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lu</text:p>
          </table:table-cell>
          <table:table-cell office:value-type="float" office:value="200068">
            <text:p>200068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gi</text:p>
          </table:table-cell>
          <table:table-cell office:value-type="float" office:value="197514">
            <text:p>19751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bi</text:p>
          </table:table-cell>
          <table:table-cell office:value-type="float" office:value="194753">
            <text:p>19475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au</text:p>
          </table:table-cell>
          <table:table-cell office:value-type="float" office:value="194470">
            <text:p>19447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ah</text:p>
          </table:table-cell>
          <table:table-cell office:value-type="float" office:value="188173">
            <text:p>18817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e´</text:p>
          </table:table-cell>
          <table:table-cell office:value-type="float" office:value="183949">
            <text:p>18394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gr</text:p>
          </table:table-cell>
          <table:table-cell office:value-type="float" office:value="180131">
            <text:p>18013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av</text:p>
          </table:table-cell>
          <table:table-cell office:value-type="float" office:value="174505">
            <text:p>174505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go</text:p>
          </table:table-cell>
          <table:table-cell office:value-type="float" office:value="164791">
            <text:p>16479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bo</text:p>
          </table:table-cell>
          <table:table-cell office:value-type="float" office:value="164172">
            <text:p>16417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mu</text:p>
          </table:table-cell>
          <table:table-cell office:value-type="float" office:value="164000">
            <text:p>16400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br</text:p>
          </table:table-cell>
          <table:table-cell office:value-type="float" office:value="162641">
            <text:p>16264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gu</text:p>
          </table:table-cell>
          <table:table-cell office:value-type="float" office:value="161727">
            <text:p>161727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ip</text:p>
          </table:table-cell>
          <table:table-cell office:value-type="float" office:value="161484">
            <text:p>16148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fi</text:p>
          </table:table-cell>
          <table:table-cell office:value-type="float" office:value="159134">
            <text:p>15913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cr</text:p>
          </table:table-cell>
          <table:table-cell office:value-type="float" office:value="147132">
            <text:p>14713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pu</text:p>
          </table:table-cell>
          <table:table-cell office:value-type="float" office:value="146526">
            <text:p>146526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az</text:p>
          </table:table-cell>
          <table:table-cell office:value-type="float" office:value="143105">
            <text:p>143105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du</text:p>
          </table:table-cell>
          <table:table-cell office:value-type="float" office:value="140614">
            <text:p>14061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,s</text:p>
          </table:table-cell>
          <table:table-cell office:value-type="float" office:value="140182">
            <text:p>14018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mp</text:p>
          </table:table-cell>
          <table:table-cell office:value-type="float" office:value="136381">
            <text:p>13638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ch</text:p>
          </table:table-cell>
          <table:table-cell office:value-type="float" office:value="133550">
            <text:p>13355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,a</text:p>
          </table:table-cell>
          <table:table-cell office:value-type="float" office:value="131296">
            <text:p>131296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ns</text:p>
          </table:table-cell>
          <table:table-cell office:value-type="float" office:value="130979">
            <text:p>13097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be</text:p>
          </table:table-cell>
          <table:table-cell office:value-type="float" office:value="127989">
            <text:p>12798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ae</text:p>
          </table:table-cell>
          <table:table-cell office:value-type="float" office:value="127812">
            <text:p>12781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ov</text:p>
          </table:table-cell>
          <table:table-cell office:value-type="float" office:value="127322">
            <text:p>12732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r´</text:p>
          </table:table-cell>
          <table:table-cell office:value-type="float" office:value="125890">
            <text:p>12589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iu</text:p>
          </table:table-cell>
          <table:table-cell office:value-type="float" office:value="125589">
            <text:p>12558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ct</text:p>
          </table:table-cell>
          <table:table-cell office:value-type="float" office:value="124721">
            <text:p>12472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bm</text:p>
          </table:table-cell>
          <table:table-cell office:value-type="float" office:value="119844">
            <text:p>11984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dr</text:p>
          </table:table-cell>
          <table:table-cell office:value-type="float" office:value="119278">
            <text:p>119278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.s</text:p>
          </table:table-cell>
          <table:table-cell office:value-type="float" office:value="119144">
            <text:p>11914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,o</text:p>
          </table:table-cell>
          <table:table-cell office:value-type="float" office:value="117491">
            <text:p>11749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ef</text:p>
          </table:table-cell>
          <table:table-cell office:value-type="float" office:value="116877">
            <text:p>116877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ps</text:p>
          </table:table-cell>
          <table:table-cell office:value-type="float" office:value="111455">
            <text:p>111455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aj</text:p>
          </table:table-cell>
          <table:table-cell office:value-type="float" office:value="111226">
            <text:p>111226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fo</text:p>
          </table:table-cell>
          <table:table-cell office:value-type="float" office:value="109534">
            <text:p>10953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m´</text:p>
          </table:table-cell>
          <table:table-cell office:value-type="float" office:value="108975">
            <text:p>108975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fu</text:p>
          </table:table-cell>
          <table:table-cell office:value-type="float" office:value="107609">
            <text:p>10760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.a</text:p>
          </table:table-cell>
          <table:table-cell office:value-type="float" office:value="106858">
            <text:p>106858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bl</text:p>
          </table:table-cell>
          <table:table-cell office:value-type="float" office:value="106845">
            <text:p>106845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ej</text:p>
          </table:table-cell>
          <table:table-cell office:value-type="float" office:value="103899">
            <text:p>10389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gn</text:p>
          </table:table-cell>
          <table:table-cell office:value-type="float" office:value="101387">
            <text:p>101387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bu</text:p>
          </table:table-cell>
          <table:table-cell office:value-type="float" office:value="99137">
            <text:p>9913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s</text:p>
          </table:table-cell>
          <table:table-cell office:value-type="float" office:value="98867">
            <text:p>9886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r</text:p>
          </table:table-cell>
          <table:table-cell office:value-type="float" office:value="98658">
            <text:p>9865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ñ</text:p>
          </table:table-cell>
          <table:table-cell office:value-type="float" office:value="97049">
            <text:p>9704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´</text:p>
          </table:table-cell>
          <table:table-cell office:value-type="float" office:value="94479">
            <text:p>9447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o</text:p>
          </table:table-cell>
          <table:table-cell office:value-type="float" office:value="93954">
            <text:p>9395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h</text:p>
          </table:table-cell>
          <table:table-cell office:value-type="float" office:value="93806">
            <text:p>938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´</text:p>
          </table:table-cell>
          <table:table-cell office:value-type="float" office:value="92275">
            <text:p>9227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i</text:p>
          </table:table-cell>
          <table:table-cell office:value-type="float" office:value="89258">
            <text:p>8925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s</text:p>
          </table:table-cell>
          <table:table-cell office:value-type="float" office:value="88546">
            <text:p>8854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x</text:p>
          </table:table-cell>
          <table:table-cell office:value-type="float" office:value="87643">
            <text:p>8764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y</text:p>
          </table:table-cell>
          <table:table-cell office:value-type="float" office:value="87413">
            <text:p>874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f</text:p>
          </table:table-cell>
          <table:table-cell office:value-type="float" office:value="85279">
            <text:p>8527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o</text:p>
          </table:table-cell>
          <table:table-cell office:value-type="float" office:value="82175">
            <text:p>8217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p</text:p>
          </table:table-cell>
          <table:table-cell office:value-type="float" office:value="80861">
            <text:p>8086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o</text:p>
          </table:table-cell>
          <table:table-cell office:value-type="float" office:value="79721">
            <text:p>797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z</text:p>
          </table:table-cell>
          <table:table-cell office:value-type="float" office:value="72277">
            <text:p>7227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l</text:p>
          </table:table-cell>
          <table:table-cell office:value-type="float" office:value="72194">
            <text:p>7219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r</text:p>
          </table:table-cell>
          <table:table-cell office:value-type="float" office:value="71649">
            <text:p>7164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u</text:p>
          </table:table-cell>
          <table:table-cell office:value-type="float" office:value="69714">
            <text:p>6971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t</text:p>
          </table:table-cell>
          <table:table-cell office:value-type="float" office:value="67352">
            <text:p>6735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r</text:p>
          </table:table-cell>
          <table:table-cell office:value-type="float" office:value="66072">
            <text:p>6607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o</text:p>
          </table:table-cell>
          <table:table-cell office:value-type="float" office:value="64867">
            <text:p>6486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´</text:p>
          </table:table-cell>
          <table:table-cell office:value-type="float" office:value="61937">
            <text:p>6193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ñ</text:p>
          </table:table-cell>
          <table:table-cell office:value-type="float" office:value="61044">
            <text:p>6104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l</text:p>
          </table:table-cell>
          <table:table-cell office:value-type="float" office:value="60890">
            <text:p>6089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t</text:p>
          </table:table-cell>
          <table:table-cell office:value-type="float" office:value="60608">
            <text:p>606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e</text:p>
          </table:table-cell>
          <table:table-cell office:value-type="float" office:value="60401">
            <text:p>6040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y</text:p>
          </table:table-cell>
          <table:table-cell office:value-type="float" office:value="56056">
            <text:p>5605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y</text:p>
          </table:table-cell>
          <table:table-cell office:value-type="float" office:value="50773">
            <text:p>5077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z</text:p>
          </table:table-cell>
          <table:table-cell office:value-type="float" office:value="47268">
            <text:p>4726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´</text:p>
          </table:table-cell>
          <table:table-cell office:value-type="float" office:value="44860">
            <text:p>4486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x</text:p>
          </table:table-cell>
          <table:table-cell office:value-type="float" office:value="44478">
            <text:p>4447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s</text:p>
          </table:table-cell>
          <table:table-cell office:value-type="float" office:value="42856">
            <text:p>4285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´</text:p>
          </table:table-cell>
          <table:table-cell office:value-type="float" office:value="42747">
            <text:p>4274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n</text:p>
          </table:table-cell>
          <table:table-cell office:value-type="float" office:value="42219">
            <text:p>4221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m</text:p>
          </table:table-cell>
          <table:table-cell office:value-type="float" office:value="41084">
            <text:p>4108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´</text:p>
          </table:table-cell>
          <table:table-cell office:value-type="float" office:value="40551">
            <text:p>4055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e</text:p>
          </table:table-cell>
          <table:table-cell office:value-type="float" office:value="40501">
            <text:p>4050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z</text:p>
          </table:table-cell>
          <table:table-cell office:value-type="float" office:value="39913">
            <text:p>399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y</text:p>
          </table:table-cell>
          <table:table-cell office:value-type="float" office:value="39405">
            <text:p>394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´</text:p>
          </table:table-cell>
          <table:table-cell office:value-type="float" office:value="38008">
            <text:p>380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u</text:p>
          </table:table-cell>
          <table:table-cell office:value-type="float" office:value="37607">
            <text:p>376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n</text:p>
          </table:table-cell>
          <table:table-cell office:value-type="float" office:value="35224">
            <text:p>352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´</text:p>
          </table:table-cell>
          <table:table-cell office:value-type="float" office:value="33202">
            <text:p>332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n</text:p>
          </table:table-cell>
          <table:table-cell office:value-type="float" office:value="33126">
            <text:p>3312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r</text:p>
          </table:table-cell>
          <table:table-cell office:value-type="float" office:value="32954">
            <text:p>3295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k</text:p>
          </table:table-cell>
          <table:table-cell office:value-type="float" office:value="31461">
            <text:p>3146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s</text:p>
          </table:table-cell>
          <table:table-cell office:value-type="float" office:value="31055">
            <text:p>3105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x</text:p>
          </table:table-cell>
          <table:table-cell office:value-type="float" office:value="30943">
            <text:p>3094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z</text:p>
          </table:table-cell>
          <table:table-cell office:value-type="float" office:value="29922">
            <text:p>2992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u</text:p>
          </table:table-cell>
          <table:table-cell office:value-type="float" office:value="29536">
            <text:p>2953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v</text:p>
          </table:table-cell>
          <table:table-cell office:value-type="float" office:value="28646">
            <text:p>2864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r</text:p>
          </table:table-cell>
          <table:table-cell office:value-type="float" office:value="28600">
            <text:p>286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l</text:p>
          </table:table-cell>
          <table:table-cell office:value-type="float" office:value="28572">
            <text:p>2857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l</text:p>
          </table:table-cell>
          <table:table-cell office:value-type="float" office:value="28000">
            <text:p>280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´</text:p>
          </table:table-cell>
          <table:table-cell office:value-type="float" office:value="27806">
            <text:p>278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s</text:p>
          </table:table-cell>
          <table:table-cell office:value-type="float" office:value="27547">
            <text:p>2754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w</text:p>
          </table:table-cell>
          <table:table-cell office:value-type="float" office:value="26763">
            <text:p>2676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k</text:p>
          </table:table-cell>
          <table:table-cell office:value-type="float" office:value="26566">
            <text:p>2656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l</text:p>
          </table:table-cell>
          <table:table-cell office:value-type="float" office:value="26168">
            <text:p>2616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ñ</text:p>
          </table:table-cell>
          <table:table-cell office:value-type="float" office:value="25767">
            <text:p>2576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s</text:p>
          </table:table-cell>
          <table:table-cell office:value-type="float" office:value="25582">
            <text:p>2558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r</text:p>
          </table:table-cell>
          <table:table-cell office:value-type="float" office:value="25109">
            <text:p>2510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v</text:p>
          </table:table-cell>
          <table:table-cell office:value-type="float" office:value="25015">
            <text:p>250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l</text:p>
          </table:table-cell>
          <table:table-cell office:value-type="float" office:value="24211">
            <text:p>242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´</text:p>
          </table:table-cell>
          <table:table-cell office:value-type="float" office:value="24211">
            <text:p>242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k</text:p>
          </table:table-cell>
          <table:table-cell office:value-type="float" office:value="23827">
            <text:p>2382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t</text:p>
          </table:table-cell>
          <table:table-cell office:value-type="float" office:value="23438">
            <text:p>2343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´</text:p>
          </table:table-cell>
          <table:table-cell office:value-type="float" office:value="23026">
            <text:p>2302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v</text:p>
          </table:table-cell>
          <table:table-cell office:value-type="float" office:value="22323">
            <text:p>223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v´</text:p>
          </table:table-cell>
          <table:table-cell office:value-type="float" office:value="21232">
            <text:p>2123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j</text:p>
          </table:table-cell>
          <table:table-cell office:value-type="float" office:value="21136">
            <text:p>2113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w</text:p>
          </table:table-cell>
          <table:table-cell office:value-type="float" office:value="20571">
            <text:p>2057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k</text:p>
          </table:table-cell>
          <table:table-cell office:value-type="float" office:value="19861">
            <text:p>1986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w</text:p>
          </table:table-cell>
          <table:table-cell office:value-type="float" office:value="19601">
            <text:p>1960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o</text:p>
          </table:table-cell>
          <table:table-cell office:value-type="float" office:value="19100">
            <text:p>191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q</text:p>
          </table:table-cell>
          <table:table-cell office:value-type="float" office:value="18393">
            <text:p>1839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v</text:p>
          </table:table-cell>
          <table:table-cell office:value-type="float" office:value="17784">
            <text:p>1778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o</text:p>
          </table:table-cell>
          <table:table-cell office:value-type="float" office:value="17155">
            <text:p>1715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s</text:p>
          </table:table-cell>
          <table:table-cell office:value-type="float" office:value="16801">
            <text:p>1680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x</text:p>
          </table:table-cell>
          <table:table-cell office:value-type="float" office:value="16673">
            <text:p>1667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z´</text:p>
          </table:table-cell>
          <table:table-cell office:value-type="float" office:value="15790">
            <text:p>1579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n</text:p>
          </table:table-cell>
          <table:table-cell office:value-type="float" office:value="15772">
            <text:p>1577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z</text:p>
          </table:table-cell>
          <table:table-cell office:value-type="float" office:value="15644">
            <text:p>1564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w</text:p>
          </table:table-cell>
          <table:table-cell office:value-type="float" office:value="15492">
            <text:p>1549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d</text:p>
          </table:table-cell>
          <table:table-cell office:value-type="float" office:value="15275">
            <text:p>1527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q</text:p>
          </table:table-cell>
          <table:table-cell office:value-type="float" office:value="15224">
            <text:p>152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y</text:p>
          </table:table-cell>
          <table:table-cell office:value-type="float" office:value="15098">
            <text:p>1509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q</text:p>
          </table:table-cell>
          <table:table-cell office:value-type="float" office:value="15038">
            <text:p>1503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d</text:p>
          </table:table-cell>
          <table:table-cell office:value-type="float" office:value="14599">
            <text:p>1459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c</text:p>
          </table:table-cell>
          <table:table-cell office:value-type="float" office:value="13904">
            <text:p>1390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r</text:p>
          </table:table-cell>
          <table:table-cell office:value-type="float" office:value="13881">
            <text:p>1388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i</text:p>
          </table:table-cell>
          <table:table-cell office:value-type="float" office:value="13266">
            <text:p>1326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z</text:p>
          </table:table-cell>
          <table:table-cell office:value-type="float" office:value="12865">
            <text:p>1286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r</text:p>
          </table:table-cell>
          <table:table-cell office:value-type="float" office:value="12299">
            <text:p>1229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n</text:p>
          </table:table-cell>
          <table:table-cell office:value-type="float" office:value="12169">
            <text:p>1216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x</text:p>
          </table:table-cell>
          <table:table-cell office:value-type="float" office:value="12003">
            <text:p>1200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x</text:p>
          </table:table-cell>
          <table:table-cell office:value-type="float" office:value="11922">
            <text:p>1192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p</text:p>
          </table:table-cell>
          <table:table-cell office:value-type="float" office:value="11528">
            <text:p>115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u</text:p>
          </table:table-cell>
          <table:table-cell office:value-type="float" office:value="10953">
            <text:p>1095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y</text:p>
          </table:table-cell>
          <table:table-cell office:value-type="float" office:value="10928">
            <text:p>109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s</text:p>
          </table:table-cell>
          <table:table-cell office:value-type="float" office:value="10605">
            <text:p>106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y</text:p>
          </table:table-cell>
          <table:table-cell office:value-type="float" office:value="10440">
            <text:p>1044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t</text:p>
          </table:table-cell>
          <table:table-cell office:value-type="float" office:value="9982">
            <text:p>998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´</text:p>
          </table:table-cell>
          <table:table-cell office:value-type="float" office:value="9842">
            <text:p>984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t</text:p>
          </table:table-cell>
          <table:table-cell office:value-type="float" office:value="9556">
            <text:p>955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y</text:p>
          </table:table-cell>
          <table:table-cell office:value-type="float" office:value="9411">
            <text:p>94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n</text:p>
          </table:table-cell>
          <table:table-cell office:value-type="float" office:value="9329">
            <text:p>932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y</text:p>
          </table:table-cell>
          <table:table-cell office:value-type="float" office:value="9136">
            <text:p>913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n</text:p>
          </table:table-cell>
          <table:table-cell office:value-type="float" office:value="9097">
            <text:p>909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h</text:p>
          </table:table-cell>
          <table:table-cell office:value-type="float" office:value="8936">
            <text:p>893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i</text:p>
          </table:table-cell>
          <table:table-cell office:value-type="float" office:value="8911">
            <text:p>89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n</text:p>
          </table:table-cell>
          <table:table-cell office:value-type="float" office:value="8878">
            <text:p>887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p</text:p>
          </table:table-cell>
          <table:table-cell office:value-type="float" office:value="8760">
            <text:p>876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´</text:p>
          </table:table-cell>
          <table:table-cell office:value-type="float" office:value="8656">
            <text:p>865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s</text:p>
          </table:table-cell>
          <table:table-cell office:value-type="float" office:value="8628">
            <text:p>86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r</text:p>
          </table:table-cell>
          <table:table-cell office:value-type="float" office:value="8416">
            <text:p>841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y</text:p>
          </table:table-cell>
          <table:table-cell office:value-type="float" office:value="8239">
            <text:p>82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a</text:p>
          </table:table-cell>
          <table:table-cell office:value-type="float" office:value="7805">
            <text:p>78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q</text:p>
          </table:table-cell>
          <table:table-cell office:value-type="float" office:value="7630">
            <text:p>763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t</text:p>
          </table:table-cell>
          <table:table-cell office:value-type="float" office:value="7437">
            <text:p>743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t</text:p>
          </table:table-cell>
          <table:table-cell office:value-type="float" office:value="7394">
            <text:p>739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o</text:p>
          </table:table-cell>
          <table:table-cell office:value-type="float" office:value="7338">
            <text:p>733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m</text:p>
          </table:table-cell>
          <table:table-cell office:value-type="float" office:value="7202">
            <text:p>72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s</text:p>
          </table:table-cell>
          <table:table-cell office:value-type="float" office:value="6820">
            <text:p>682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n</text:p>
          </table:table-cell>
          <table:table-cell office:value-type="float" office:value="6524">
            <text:p>65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y</text:p>
          </table:table-cell>
          <table:table-cell office:value-type="float" office:value="6231">
            <text:p>62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m</text:p>
          </table:table-cell>
          <table:table-cell office:value-type="float" office:value="6163">
            <text:p>616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s</text:p>
          </table:table-cell>
          <table:table-cell office:value-type="float" office:value="6153">
            <text:p>615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z</text:p>
          </table:table-cell>
          <table:table-cell office:value-type="float" office:value="6147">
            <text:p>614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x</text:p>
          </table:table-cell>
          <table:table-cell office:value-type="float" office:value="6107">
            <text:p>61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s</text:p>
          </table:table-cell>
          <table:table-cell office:value-type="float" office:value="6049">
            <text:p>604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ñ</text:p>
          </table:table-cell>
          <table:table-cell office:value-type="float" office:value="5947">
            <text:p>594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e</text:p>
          </table:table-cell>
          <table:table-cell office:value-type="float" office:value="5877">
            <text:p>587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y</text:p>
          </table:table-cell>
          <table:table-cell office:value-type="float" office:value="5714">
            <text:p>571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y</text:p>
          </table:table-cell>
          <table:table-cell office:value-type="float" office:value="5403">
            <text:p>540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l</text:p>
          </table:table-cell>
          <table:table-cell office:value-type="float" office:value="5362">
            <text:p>536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j</text:p>
          </table:table-cell>
          <table:table-cell office:value-type="float" office:value="5307">
            <text:p>53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x</text:p>
          </table:table-cell>
          <table:table-cell office:value-type="float" office:value="5258">
            <text:p>525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t</text:p>
          </table:table-cell>
          <table:table-cell office:value-type="float" office:value="5079">
            <text:p>507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q</text:p>
          </table:table-cell>
          <table:table-cell office:value-type="float" office:value="5075">
            <text:p>507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m</text:p>
          </table:table-cell>
          <table:table-cell office:value-type="float" office:value="4878">
            <text:p>487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m</text:p>
          </table:table-cell>
          <table:table-cell office:value-type="float" office:value="4760">
            <text:p>476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g</text:p>
          </table:table-cell>
          <table:table-cell office:value-type="float" office:value="4704">
            <text:p>470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l</text:p>
          </table:table-cell>
          <table:table-cell office:value-type="float" office:value="4631">
            <text:p>46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´ñ</text:p>
          </table:table-cell>
          <table:table-cell office:value-type="float" office:value="4606">
            <text:p>46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m</text:p>
          </table:table-cell>
          <table:table-cell office:value-type="float" office:value="4519">
            <text:p>451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n</text:p>
          </table:table-cell>
          <table:table-cell office:value-type="float" office:value="4476">
            <text:p>447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p</text:p>
          </table:table-cell>
          <table:table-cell office:value-type="float" office:value="4430">
            <text:p>443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y</text:p>
          </table:table-cell>
          <table:table-cell office:value-type="float" office:value="4413">
            <text:p>44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w</text:p>
          </table:table-cell>
          <table:table-cell office:value-type="float" office:value="4408">
            <text:p>44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h</text:p>
          </table:table-cell>
          <table:table-cell office:value-type="float" office:value="4376">
            <text:p>437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y</text:p>
          </table:table-cell>
          <table:table-cell office:value-type="float" office:value="4198">
            <text:p>419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h</text:p>
          </table:table-cell>
          <table:table-cell office:value-type="float" office:value="4197">
            <text:p>419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y´</text:p>
          </table:table-cell>
          <table:table-cell office:value-type="float" office:value="4161">
            <text:p>416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l</text:p>
          </table:table-cell>
          <table:table-cell office:value-type="float" office:value="4059">
            <text:p>405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y</text:p>
          </table:table-cell>
          <table:table-cell office:value-type="float" office:value="4013">
            <text:p>40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c</text:p>
          </table:table-cell>
          <table:table-cell office:value-type="float" office:value="3955">
            <text:p>395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z</text:p>
          </table:table-cell>
          <table:table-cell office:value-type="float" office:value="3915">
            <text:p>39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q</text:p>
          </table:table-cell>
          <table:table-cell office:value-type="float" office:value="3879">
            <text:p>387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y</text:p>
          </table:table-cell>
          <table:table-cell office:value-type="float" office:value="3862">
            <text:p>386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vx</text:p>
          </table:table-cell>
          <table:table-cell office:value-type="float" office:value="3844">
            <text:p>384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t</text:p>
          </table:table-cell>
          <table:table-cell office:value-type="float" office:value="3837">
            <text:p>383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d</text:p>
          </table:table-cell>
          <table:table-cell office:value-type="float" office:value="3824">
            <text:p>38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k</text:p>
          </table:table-cell>
          <table:table-cell office:value-type="float" office:value="3790">
            <text:p>379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.</text:p>
          </table:table-cell>
          <table:table-cell office:value-type="float" office:value="3777">
            <text:p>377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i</text:p>
          </table:table-cell>
          <table:table-cell office:value-type="float" office:value="3739">
            <text:p>37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w</text:p>
          </table:table-cell>
          <table:table-cell office:value-type="float" office:value="3736">
            <text:p>373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z</text:p>
          </table:table-cell>
          <table:table-cell office:value-type="float" office:value="3731">
            <text:p>37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p</text:p>
          </table:table-cell>
          <table:table-cell office:value-type="float" office:value="3682">
            <text:p>368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u</text:p>
          </table:table-cell>
          <table:table-cell office:value-type="float" office:value="3666">
            <text:p>366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z</text:p>
          </table:table-cell>
          <table:table-cell office:value-type="float" office:value="3601">
            <text:p>360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v</text:p>
          </table:table-cell>
          <table:table-cell office:value-type="float" office:value="3590">
            <text:p>359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g</text:p>
          </table:table-cell>
          <table:table-cell office:value-type="float" office:value="3571">
            <text:p>357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w</text:p>
          </table:table-cell>
          <table:table-cell office:value-type="float" office:value="3520">
            <text:p>352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g</text:p>
          </table:table-cell>
          <table:table-cell office:value-type="float" office:value="3506">
            <text:p>35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r</text:p>
          </table:table-cell>
          <table:table-cell office:value-type="float" office:value="3443">
            <text:p>344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y</text:p>
          </table:table-cell>
          <table:table-cell office:value-type="float" office:value="3407">
            <text:p>34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k</text:p>
          </table:table-cell>
          <table:table-cell office:value-type="float" office:value="3404">
            <text:p>340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u</text:p>
          </table:table-cell>
          <table:table-cell office:value-type="float" office:value="3403">
            <text:p>340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m</text:p>
          </table:table-cell>
          <table:table-cell office:value-type="float" office:value="3394">
            <text:p>339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m</text:p>
          </table:table-cell>
          <table:table-cell office:value-type="float" office:value="3339">
            <text:p>33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d</text:p>
          </table:table-cell>
          <table:table-cell office:value-type="float" office:value="3247">
            <text:p>324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w</text:p>
          </table:table-cell>
          <table:table-cell office:value-type="float" office:value="3205">
            <text:p>32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y</text:p>
          </table:table-cell>
          <table:table-cell office:value-type="float" office:value="3134">
            <text:p>313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b</text:p>
          </table:table-cell>
          <table:table-cell office:value-type="float" office:value="3124">
            <text:p>31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ñ</text:p>
          </table:table-cell>
          <table:table-cell office:value-type="float" office:value="3045">
            <text:p>304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w</text:p>
          </table:table-cell>
          <table:table-cell office:value-type="float" office:value="2965">
            <text:p>296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j</text:p>
          </table:table-cell>
          <table:table-cell office:value-type="float" office:value="2916">
            <text:p>291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k</text:p>
          </table:table-cell>
          <table:table-cell office:value-type="float" office:value="2703">
            <text:p>270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b</text:p>
          </table:table-cell>
          <table:table-cell office:value-type="float" office:value="2689">
            <text:p>268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m</text:p>
          </table:table-cell>
          <table:table-cell office:value-type="float" office:value="2673">
            <text:p>267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v</text:p>
          </table:table-cell>
          <table:table-cell office:value-type="float" office:value="2660">
            <text:p>266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d</text:p>
          </table:table-cell>
          <table:table-cell office:value-type="float" office:value="2609">
            <text:p>260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f</text:p>
          </table:table-cell>
          <table:table-cell office:value-type="float" office:value="2473">
            <text:p>247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t</text:p>
          </table:table-cell>
          <table:table-cell office:value-type="float" office:value="2447">
            <text:p>244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c</text:p>
          </table:table-cell>
          <table:table-cell office:value-type="float" office:value="2439">
            <text:p>24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w</text:p>
          </table:table-cell>
          <table:table-cell office:value-type="float" office:value="2434">
            <text:p>243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h</text:p>
          </table:table-cell>
          <table:table-cell office:value-type="float" office:value="2358">
            <text:p>235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v</text:p>
          </table:table-cell>
          <table:table-cell office:value-type="float" office:value="2357">
            <text:p>235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w</text:p>
          </table:table-cell>
          <table:table-cell office:value-type="float" office:value="2302">
            <text:p>23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r</text:p>
          </table:table-cell>
          <table:table-cell office:value-type="float" office:value="2296">
            <text:p>229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v</text:p>
          </table:table-cell>
          <table:table-cell office:value-type="float" office:value="2291">
            <text:p>229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z</text:p>
          </table:table-cell>
          <table:table-cell office:value-type="float" office:value="2278">
            <text:p>227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x</text:p>
          </table:table-cell>
          <table:table-cell office:value-type="float" office:value="2212">
            <text:p>221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y</text:p>
          </table:table-cell>
          <table:table-cell office:value-type="float" office:value="2209">
            <text:p>220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x</text:p>
          </table:table-cell>
          <table:table-cell office:value-type="float" office:value="2206">
            <text:p>22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t</text:p>
          </table:table-cell>
          <table:table-cell office:value-type="float" office:value="2111">
            <text:p>21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g</text:p>
          </table:table-cell>
          <table:table-cell office:value-type="float" office:value="2080">
            <text:p>208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z</text:p>
          </table:table-cell>
          <table:table-cell office:value-type="float" office:value="1955">
            <text:p>195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h</text:p>
          </table:table-cell>
          <table:table-cell office:value-type="float" office:value="1888">
            <text:p>188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c</text:p>
          </table:table-cell>
          <table:table-cell office:value-type="float" office:value="1869">
            <text:p>186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q</text:p>
          </table:table-cell>
          <table:table-cell office:value-type="float" office:value="1800">
            <text:p>18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x</text:p>
          </table:table-cell>
          <table:table-cell office:value-type="float" office:value="1721">
            <text:p>17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v</text:p>
          </table:table-cell>
          <table:table-cell office:value-type="float" office:value="1714">
            <text:p>171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wy</text:p>
          </table:table-cell>
          <table:table-cell office:value-type="float" office:value="1675">
            <text:p>167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e</text:p>
          </table:table-cell>
          <table:table-cell office:value-type="float" office:value="1653">
            <text:p>165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f</text:p>
          </table:table-cell>
          <table:table-cell office:value-type="float" office:value="1574">
            <text:p>157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z</text:p>
          </table:table-cell>
          <table:table-cell office:value-type="float" office:value="1498">
            <text:p>149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p</text:p>
          </table:table-cell>
          <table:table-cell office:value-type="float" office:value="1497">
            <text:p>149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h</text:p>
          </table:table-cell>
          <table:table-cell office:value-type="float" office:value="1495">
            <text:p>149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z</text:p>
          </table:table-cell>
          <table:table-cell office:value-type="float" office:value="1494">
            <text:p>149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p</text:p>
          </table:table-cell>
          <table:table-cell office:value-type="float" office:value="1476">
            <text:p>147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t</text:p>
          </table:table-cell>
          <table:table-cell office:value-type="float" office:value="1460">
            <text:p>146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u</text:p>
          </table:table-cell>
          <table:table-cell office:value-type="float" office:value="1436">
            <text:p>143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w</text:p>
          </table:table-cell>
          <table:table-cell office:value-type="float" office:value="1407">
            <text:p>14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w</text:p>
          </table:table-cell>
          <table:table-cell office:value-type="float" office:value="1356">
            <text:p>135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g</text:p>
          </table:table-cell>
          <table:table-cell office:value-type="float" office:value="1340">
            <text:p>134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j</text:p>
          </table:table-cell>
          <table:table-cell office:value-type="float" office:value="1327">
            <text:p>132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k</text:p>
          </table:table-cell>
          <table:table-cell office:value-type="float" office:value="1244">
            <text:p>124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f</text:p>
          </table:table-cell>
          <table:table-cell office:value-type="float" office:value="1240">
            <text:p>124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v</text:p>
          </table:table-cell>
          <table:table-cell office:value-type="float" office:value="1113">
            <text:p>11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f</text:p>
          </table:table-cell>
          <table:table-cell office:value-type="float" office:value="1080">
            <text:p>108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b</text:p>
          </table:table-cell>
          <table:table-cell office:value-type="float" office:value="1056">
            <text:p>105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k</text:p>
          </table:table-cell>
          <table:table-cell office:value-type="float" office:value="1052">
            <text:p>105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p</text:p>
          </table:table-cell>
          <table:table-cell office:value-type="float" office:value="1039">
            <text:p>10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m</text:p>
          </table:table-cell>
          <table:table-cell office:value-type="float" office:value="1016">
            <text:p>101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vy</text:p>
          </table:table-cell>
          <table:table-cell office:value-type="float" office:value="1010">
            <text:p>101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.</text:p>
          </table:table-cell>
          <table:table-cell office:value-type="float" office:value="985">
            <text:p>98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v</text:p>
          </table:table-cell>
          <table:table-cell office:value-type="float" office:value="973">
            <text:p>97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´</text:p>
          </table:table-cell>
          <table:table-cell office:value-type="float" office:value="959">
            <text:p>95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a</text:p>
          </table:table-cell>
          <table:table-cell office:value-type="float" office:value="955">
            <text:p>95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p</text:p>
          </table:table-cell>
          <table:table-cell office:value-type="float" office:value="941">
            <text:p>94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y</text:p>
          </table:table-cell>
          <table:table-cell office:value-type="float" office:value="932">
            <text:p>93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w</text:p>
          </table:table-cell>
          <table:table-cell office:value-type="float" office:value="917">
            <text:p>9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w</text:p>
          </table:table-cell>
          <table:table-cell office:value-type="float" office:value="902">
            <text:p>9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z</text:p>
          </table:table-cell>
          <table:table-cell office:value-type="float" office:value="891">
            <text:p>89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w</text:p>
          </table:table-cell>
          <table:table-cell office:value-type="float" office:value="885">
            <text:p>88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x</text:p>
          </table:table-cell>
          <table:table-cell office:value-type="float" office:value="875">
            <text:p>87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j</text:p>
          </table:table-cell>
          <table:table-cell office:value-type="float" office:value="860">
            <text:p>86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p</text:p>
          </table:table-cell>
          <table:table-cell office:value-type="float" office:value="831">
            <text:p>8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f</text:p>
          </table:table-cell>
          <table:table-cell office:value-type="float" office:value="828">
            <text:p>8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w</text:p>
          </table:table-cell>
          <table:table-cell office:value-type="float" office:value="804">
            <text:p>80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g</text:p>
          </table:table-cell>
          <table:table-cell office:value-type="float" office:value="795">
            <text:p>79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g</text:p>
          </table:table-cell>
          <table:table-cell office:value-type="float" office:value="792">
            <text:p>79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ç</text:p>
          </table:table-cell>
          <table:table-cell office:value-type="float" office:value="770">
            <text:p>77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z</text:p>
          </table:table-cell>
          <table:table-cell office:value-type="float" office:value="758">
            <text:p>75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x´</text:p>
          </table:table-cell>
          <table:table-cell office:value-type="float" office:value="729">
            <text:p>72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p</text:p>
          </table:table-cell>
          <table:table-cell office:value-type="float" office:value="716">
            <text:p>71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x</text:p>
          </table:table-cell>
          <table:table-cell office:value-type="float" office:value="691">
            <text:p>69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x</text:p>
          </table:table-cell>
          <table:table-cell office:value-type="float" office:value="690">
            <text:p>69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z</text:p>
          </table:table-cell>
          <table:table-cell office:value-type="float" office:value="690">
            <text:p>69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q</text:p>
          </table:table-cell>
          <table:table-cell office:value-type="float" office:value="680">
            <text:p>68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v</text:p>
          </table:table-cell>
          <table:table-cell office:value-type="float" office:value="649">
            <text:p>64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yz</text:p>
          </table:table-cell>
          <table:table-cell office:value-type="float" office:value="636">
            <text:p>63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z</text:p>
          </table:table-cell>
          <table:table-cell office:value-type="float" office:value="635">
            <text:p>63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p</text:p>
          </table:table-cell>
          <table:table-cell office:value-type="float" office:value="625">
            <text:p>6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k</text:p>
          </table:table-cell>
          <table:table-cell office:value-type="float" office:value="605">
            <text:p>6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ç</text:p>
          </table:table-cell>
          <table:table-cell office:value-type="float" office:value="601">
            <text:p>60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w</text:p>
          </table:table-cell>
          <table:table-cell office:value-type="float" office:value="594">
            <text:p>59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f</text:p>
          </table:table-cell>
          <table:table-cell office:value-type="float" office:value="590">
            <text:p>59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xy</text:p>
          </table:table-cell>
          <table:table-cell office:value-type="float" office:value="548">
            <text:p>54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i</text:p>
          </table:table-cell>
          <table:table-cell office:value-type="float" office:value="546">
            <text:p>54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y</text:p>
          </table:table-cell>
          <table:table-cell office:value-type="float" office:value="541">
            <text:p>54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v</text:p>
          </table:table-cell>
          <table:table-cell office:value-type="float" office:value="529">
            <text:p>52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w</text:p>
          </table:table-cell>
          <table:table-cell office:value-type="float" office:value="525">
            <text:p>5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w</text:p>
          </table:table-cell>
          <table:table-cell office:value-type="float" office:value="503">
            <text:p>50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z</text:p>
          </table:table-cell>
          <table:table-cell office:value-type="float" office:value="486">
            <text:p>48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x</text:p>
          </table:table-cell>
          <table:table-cell office:value-type="float" office:value="482">
            <text:p>48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k</text:p>
          </table:table-cell>
          <table:table-cell office:value-type="float" office:value="466">
            <text:p>46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ç</text:p>
          </table:table-cell>
          <table:table-cell office:value-type="float" office:value="436">
            <text:p>43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x</text:p>
          </table:table-cell>
          <table:table-cell office:value-type="float" office:value="429">
            <text:p>42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l</text:p>
          </table:table-cell>
          <table:table-cell office:value-type="float" office:value="429">
            <text:p>42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v</text:p>
          </table:table-cell>
          <table:table-cell office:value-type="float" office:value="424">
            <text:p>4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z</text:p>
          </table:table-cell>
          <table:table-cell office:value-type="float" office:value="414">
            <text:p>41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s</text:p>
          </table:table-cell>
          <table:table-cell office:value-type="float" office:value="410">
            <text:p>41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z</text:p>
          </table:table-cell>
          <table:table-cell office:value-type="float" office:value="408">
            <text:p>4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k</text:p>
          </table:table-cell>
          <table:table-cell office:value-type="float" office:value="407">
            <text:p>4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v</text:p>
          </table:table-cell>
          <table:table-cell office:value-type="float" office:value="393">
            <text:p>39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x</text:p>
          </table:table-cell>
          <table:table-cell office:value-type="float" office:value="379">
            <text:p>37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x</text:p>
          </table:table-cell>
          <table:table-cell office:value-type="float" office:value="363">
            <text:p>36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-</text:p>
          </table:table-cell>
          <table:table-cell office:value-type="float" office:value="336">
            <text:p>33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p</text:p>
          </table:table-cell>
          <table:table-cell office:value-type="float" office:value="328">
            <text:p>3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o</text:p>
          </table:table-cell>
          <table:table-cell office:value-type="float" office:value="308">
            <text:p>3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v</text:p>
          </table:table-cell>
          <table:table-cell office:value-type="float" office:value="306">
            <text:p>3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t</text:p>
          </table:table-cell>
          <table:table-cell office:value-type="float" office:value="304">
            <text:p>30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x</text:p>
          </table:table-cell>
          <table:table-cell office:value-type="float" office:value="295">
            <text:p>29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h</text:p>
          </table:table-cell>
          <table:table-cell office:value-type="float" office:value="287">
            <text:p>28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w</text:p>
          </table:table-cell>
          <table:table-cell office:value-type="float" office:value="278">
            <text:p>27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k</text:p>
          </table:table-cell>
          <table:table-cell office:value-type="float" office:value="255">
            <text:p>25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j</text:p>
          </table:table-cell>
          <table:table-cell office:value-type="float" office:value="251">
            <text:p>25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q</text:p>
          </table:table-cell>
          <table:table-cell office:value-type="float" office:value="247">
            <text:p>24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r</text:p>
          </table:table-cell>
          <table:table-cell office:value-type="float" office:value="238">
            <text:p>23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v</text:p>
          </table:table-cell>
          <table:table-cell office:value-type="float" office:value="238">
            <text:p>23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wz</text:p>
          </table:table-cell>
          <table:table-cell office:value-type="float" office:value="227">
            <text:p>22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l</text:p>
          </table:table-cell>
          <table:table-cell office:value-type="float" office:value="226">
            <text:p>22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m</text:p>
          </table:table-cell>
          <table:table-cell office:value-type="float" office:value="225">
            <text:p>2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q</text:p>
          </table:table-cell>
          <table:table-cell office:value-type="float" office:value="217">
            <text:p>2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q</text:p>
          </table:table-cell>
          <table:table-cell office:value-type="float" office:value="215">
            <text:p>2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w´</text:p>
          </table:table-cell>
          <table:table-cell office:value-type="float" office:value="213">
            <text:p>2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w</text:p>
          </table:table-cell>
          <table:table-cell office:value-type="float" office:value="201">
            <text:p>20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j</text:p>
          </table:table-cell>
          <table:table-cell office:value-type="float" office:value="192">
            <text:p>19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vz</text:p>
          </table:table-cell>
          <table:table-cell office:value-type="float" office:value="190">
            <text:p>19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j</text:p>
          </table:table-cell>
          <table:table-cell office:value-type="float" office:value="183">
            <text:p>18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x</text:p>
          </table:table-cell>
          <table:table-cell office:value-type="float" office:value="175">
            <text:p>17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t</text:p>
          </table:table-cell>
          <table:table-cell office:value-type="float" office:value="168">
            <text:p>16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y</text:p>
          </table:table-cell>
          <table:table-cell office:value-type="float" office:value="155">
            <text:p>15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h</text:p>
          </table:table-cell>
          <table:table-cell office:value-type="float" office:value="153">
            <text:p>15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´</text:p>
          </table:table-cell>
          <table:table-cell office:value-type="float" office:value="145">
            <text:p>14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vw</text:p>
          </table:table-cell>
          <table:table-cell office:value-type="float" office:value="118">
            <text:p>11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x</text:p>
          </table:table-cell>
          <table:table-cell office:value-type="float" office:value="117">
            <text:p>1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m</text:p>
          </table:table-cell>
          <table:table-cell office:value-type="float" office:value="116">
            <text:p>11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j</text:p>
          </table:table-cell>
          <table:table-cell office:value-type="float" office:value="114">
            <text:p>11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v</text:p>
          </table:table-cell>
          <table:table-cell office:value-type="float" office:value="113">
            <text:p>1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wx</text:p>
          </table:table-cell>
          <table:table-cell office:value-type="float" office:value="113">
            <text:p>1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x</text:p>
          </table:table-cell>
          <table:table-cell office:value-type="float" office:value="112">
            <text:p>11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c</text:p>
          </table:table-cell>
          <table:table-cell office:value-type="float" office:value="108">
            <text:p>1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n</text:p>
          </table:table-cell>
          <table:table-cell office:value-type="float" office:value="107">
            <text:p>1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xz</text:p>
          </table:table-cell>
          <table:table-cell office:value-type="float" office:value="102">
            <text:p>1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d</text:p>
          </table:table-cell>
          <table:table-cell office:value-type="float" office:value="101">
            <text:p>10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ç</text:p>
          </table:table-cell>
          <table:table-cell office:value-type="float" office:value="99">
            <text:p>9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j</text:p>
          </table:table-cell>
          <table:table-cell office:value-type="float" office:value="98">
            <text:p>9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d</text:p>
          </table:table-cell>
          <table:table-cell office:value-type="float" office:value="98">
            <text:p>9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z</text:p>
          </table:table-cell>
          <table:table-cell office:value-type="float" office:value="97">
            <text:p>9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g</text:p>
          </table:table-cell>
          <table:table-cell office:value-type="float" office:value="95">
            <text:p>9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t</text:p>
          </table:table-cell>
          <table:table-cell office:value-type="float" office:value="85">
            <text:p>8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q</text:p>
          </table:table-cell>
          <table:table-cell office:value-type="float" office:value="82">
            <text:p>8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q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s</text:p>
          </table:table-cell>
          <table:table-cell office:value-type="float" office:value="67">
            <text:p>6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q</text:p>
          </table:table-cell>
          <table:table-cell office:value-type="float" office:value="67">
            <text:p>6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v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p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q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ç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ç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ç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c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z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w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q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-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x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w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a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b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u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q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i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y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v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û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z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.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n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v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f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y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û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û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l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t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û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j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o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´ç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b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ç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`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r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û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ñ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q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e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û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p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x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s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u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v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ñ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ñ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h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yû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û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&lt;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û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x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&lt;b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k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ñ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x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û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ç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û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ç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g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û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&lt;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û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f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´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m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ñ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ç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q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ç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´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ñ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ñ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ñ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k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w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q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û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&lt;x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ç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ñ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´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ñ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ñ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ñ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ñ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û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û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j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w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y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ñ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ç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ñ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û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&lt;y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&lt;a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ñ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vñ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ñ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ç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ç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ç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wû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&lt;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ñ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z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yñ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û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ç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ç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û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û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&lt;v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&lt;t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&lt;c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&lt;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ç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û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`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û</text:p>
          </table:table-cell>
          <table:table-cell office:value-type="float" office:value="1">
            <text:p>1</text:p>
          </table:table-cell>
          <table:table-cell table:number-columns-repeated="8"/>
        </table:table-row>
      </table:table>
      <table:table table:name="resum" table:style-name="ta1">
        <table:shapes>
          <draw:frame draw:z-index="0" draw:style-name="gr1" svg:width="23.848cm" svg:height="12.509cm" svg:x="0cm" svg:y="18.265cm">
            <draw:object draw:notify-on-update-of-ranges="resum.A3:resum.A37 resum.G2:resum.G2 resum.G3:resum.G37 resum.H2:resum.H2 resum.H3:resum.H37 resum.I2:resum.I2 resum.I3:resum.I37 resum.J2:resum.J2 resum.J3:resum.J3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6" table:default-cell-style-name="Default"/>
        <table:table-row table:style-name="ro1">
          <table:table-cell/>
          <table:table-cell table:number-columns-repeated="2" table:style-name="ce3" office:value-type="percentage" office:value="0.3">
            <text:p>30,00%</text:p>
          </table:table-cell>
          <table:table-cell table:style-name="ce3" office:value-type="percentage" office:value="0.1">
            <text:p>10,00%</text:p>
          </table:table-cell>
          <table:table-cell table:style-name="ce3" office:value-type="percentage" office:value="0.3">
            <text:p>30,00%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>
            <text:p>ca1</text:p>
          </table:table-cell>
          <table:table-cell table:style-name="ce4" office:value-type="string">
            <text:p>ca2</text:p>
          </table:table-cell>
          <table:table-cell table:style-name="ce4" office:value-type="string">
            <text:p>en</text:p>
          </table:table-cell>
          <table:table-cell table:style-name="ce4" office:value-type="string">
            <text:p>es</text:p>
          </table:table-cell>
          <table:table-cell/>
          <table:table-cell table:formula="of:=[.B2]&amp;&quot;%&quot;" office:value-type="string" office:string-value="ca1%">
            <text:p>ca1%</text:p>
          </table:table-cell>
          <table:table-cell table:formula="of:=[.C2]&amp;&quot;%&quot;" office:value-type="string" office:string-value="ca2%">
            <text:p>ca2%</text:p>
          </table:table-cell>
          <table:table-cell table:formula="of:=[.D2]&amp;&quot;%&quot;" office:value-type="string" office:string-value="en%">
            <text:p>en%</text:p>
          </table:table-cell>
          <table:table-cell table:formula="of:=[.E2]&amp;&quot;%&quot;" office:value-type="string" office:string-value="es%">
            <text:p>es%</text:p>
          </table:table-cell>
          <table:table-cell office:value-type="string">
            <text:p>avg</text:p>
          </table:table-cell>
          <table:table-cell office:value-type="string">
            <text:p>meuavg</text:p>
          </table:table-cell>
        </table:table-row>
        <table:table-row table:style-name="ro1">
          <table:table-cell office:value-type="string">
            <text:p>a</text:p>
          </table:table-cell>
          <table:table-cell table:style-name="ce5" table:formula="of:=VLOOKUP([.A3];[corpusies.A$1:.M$35];2;0)" office:value-type="float" office:value="66633">
            <text:p>66633</text:p>
          </table:table-cell>
          <table:table-cell table:style-name="ce5" table:formula="of:=VLOOKUP([.A3];[corpuscat.A$1:.M$35];2;0)" office:value-type="float" office:value="2009596">
            <text:p>2009596</text:p>
          </table:table-cell>
          <table:table-cell table:style-name="ce5" table:formula="of:=VLOOKUP([.A3];[corpusen.A$1:.K$35];2;0)" office:value-type="float" office:value="730044">
            <text:p>730044</text:p>
          </table:table-cell>
          <table:table-cell table:style-name="ce5" table:formula="of:=VLOOKUP([.A3];[corpuses.A$1:.M$350];2;0)" office:value-type="float" office:value="7211614">
            <text:p>7211614</text:p>
          </table:table-cell>
          <table:table-cell/>
          <table:table-cell table:style-name="ce3" table:formula="of:=[.B3]/[.B$40]" office:value-type="percentage" office:value="0.100516362023632">
            <text:p>10,05%</text:p>
          </table:table-cell>
          <table:table-cell table:style-name="ce3" table:formula="of:=[.C3]/[.C$40]" office:value-type="percentage" office:value="0.122051284356069">
            <text:p>12,21%</text:p>
          </table:table-cell>
          <table:table-cell table:style-name="ce3" table:formula="of:=[.D3]/[.D$40]" office:value-type="percentage" office:value="0.0809651170063965">
            <text:p>8,10%</text:p>
          </table:table-cell>
          <table:table-cell table:style-name="ce3" table:formula="of:=[.E3]/[.E$40]" office:value-type="percentage" office:value="0.1172043955301">
            <text:p>11,72%</text:p>
          </table:table-cell>
          <table:table-cell table:style-name="ce3" table:formula="of:=SUM([.G3:.J3])/5" office:value-type="percentage" office:value="0.0841474317832395">
            <text:p>8,41%</text:p>
          </table:table-cell>
          <table:table-cell table:style-name="ce3" table:formula="of:=SUMPRODUCT([.B$1:.E$1];[.G3:.J3])" office:value-type="percentage" office:value="0.11002812427358">
            <text:p>11,00%</text:p>
          </table:table-cell>
        </table:table-row>
        <table:table-row table:style-name="ro1">
          <table:table-cell office:value-type="string">
            <text:p>b</text:p>
          </table:table-cell>
          <table:table-cell table:style-name="ce5" table:formula="of:=VLOOKUP([.A4];[corpusies.A$1:.M$35];2;0)" office:value-type="float" office:value="7456">
            <text:p>7456</text:p>
          </table:table-cell>
          <table:table-cell table:style-name="ce5" table:formula="of:=VLOOKUP([.A4];[corpuscat.A$1:.M$35];2;0)" office:value-type="float" office:value="232449">
            <text:p>232449</text:p>
          </table:table-cell>
          <table:table-cell table:style-name="ce5" table:formula="of:=VLOOKUP([.A4];[corpusen.A$1:.K$35];2;0)" office:value-type="float" office:value="138496">
            <text:p>138496</text:p>
          </table:table-cell>
          <table:table-cell table:style-name="ce5" table:formula="of:=VLOOKUP([.A4];[corpuses.A$1:.M$350];2;0)" office:value-type="float" office:value="819402">
            <text:p>819402</text:p>
          </table:table-cell>
          <table:table-cell/>
          <table:table-cell table:style-name="ce3" table:formula="of:=[.B4]/[.B$40]" office:value-type="percentage" office:value="0.0112474298808128">
            <text:p>1,12%</text:p>
          </table:table-cell>
          <table:table-cell table:style-name="ce3" table:formula="of:=[.C4]/[.C$40]" office:value-type="percentage" office:value="0.0141176131905536">
            <text:p>1,41%</text:p>
          </table:table-cell>
          <table:table-cell table:style-name="ce3" table:formula="of:=[.D4]/[.D$40]" office:value-type="percentage" office:value="0.0153598205654973">
            <text:p>1,54%</text:p>
          </table:table-cell>
          <table:table-cell table:style-name="ce3" table:formula="of:=[.E4]/[.E$40]" office:value-type="percentage" office:value="0.0133170627415936">
            <text:p>1,33%</text:p>
          </table:table-cell>
          <table:table-cell table:style-name="ce3" table:formula="of:=SUM([.G4:.J4])/5" office:value-type="percentage" office:value="0.0108083852756915">
            <text:p>1,08%</text:p>
          </table:table-cell>
          <table:table-cell table:style-name="ce3" table:formula="of:=SUMPRODUCT([.B$1:.E$1];[.G4:.J4])" office:value-type="percentage" office:value="0.0131406138004378">
            <text:p>1,31%</text:p>
          </table:table-cell>
        </table:table-row>
        <table:table-row table:style-name="ro1">
          <table:table-cell office:value-type="string">
            <text:p>c</text:p>
          </table:table-cell>
          <table:table-cell table:style-name="ce5" table:formula="of:=VLOOKUP([.A5];[corpusies.A$1:.M$35];2;0)" office:value-type="float" office:value="27748">
            <text:p>27748</text:p>
          </table:table-cell>
          <table:table-cell table:style-name="ce5" table:formula="of:=VLOOKUP([.A5];[corpuscat.A$1:.M$35];2;0)" office:value-type="float" office:value="625854">
            <text:p>625854</text:p>
          </table:table-cell>
          <table:table-cell table:style-name="ce5" table:formula="of:=VLOOKUP([.A5];[corpusen.A$1:.K$35];2;0)" office:value-type="float" office:value="182678">
            <text:p>182678</text:p>
          </table:table-cell>
          <table:table-cell table:style-name="ce5" table:formula="of:=VLOOKUP([.A5];[corpuses.A$1:.M$350];2;0)" office:value-type="float" office:value="2622366">
            <text:p>2622366</text:p>
          </table:table-cell>
          <table:table-cell/>
          <table:table-cell table:style-name="ce3" table:formula="of:=[.B5]/[.B$40]" office:value-type="percentage" office:value="0.0418580585210294">
            <text:p>4,19%</text:p>
          </table:table-cell>
          <table:table-cell table:style-name="ce3" table:formula="of:=[.C5]/[.C$40]" office:value-type="percentage" office:value="0.0380107666015373">
            <text:p>3,80%</text:p>
          </table:table-cell>
          <table:table-cell table:style-name="ce3" table:formula="of:=[.D5]/[.D$40]" office:value-type="percentage" office:value="0.0202598002921666">
            <text:p>2,03%</text:p>
          </table:table-cell>
          <table:table-cell table:style-name="ce3" table:formula="of:=[.E5]/[.E$40]" office:value-type="percentage" office:value="0.0426191448805616">
            <text:p>4,26%</text:p>
          </table:table-cell>
          <table:table-cell table:style-name="ce3" table:formula="of:=SUM([.G5:.J5])/5" office:value-type="percentage" office:value="0.028549554059059">
            <text:p>2,85%</text:p>
          </table:table-cell>
          <table:table-cell table:style-name="ce3" table:formula="of:=SUMPRODUCT([.B$1:.E$1];[.G5:.J5])" office:value-type="percentage" office:value="0.0387723710301551">
            <text:p>3,88%</text:p>
          </table:table-cell>
        </table:table-row>
        <table:table-row table:style-name="ro1">
          <table:table-cell office:value-type="string">
            <text:p>ç</text:p>
          </table:table-cell>
          <table:table-cell table:style-name="ce5" table:formula="of:=VLOOKUP([.A6];[corpusies.A$1:.M$35];2;0)" office:value-type="float" office:value="257">
            <text:p>257</text:p>
          </table:table-cell>
          <table:table-cell table:style-name="ce5" table:formula="of:=VLOOKUP([.A6];[corpuscat.A$1:.M$35];2;0)" office:value-type="float" office:value="20792">
            <text:p>20792</text:p>
          </table:table-cell>
          <table:table-cell table:style-name="ce5" table:formula="of:=VLOOKUP([.A6];[corpusen.A$1:.K$35];2;0)" office:value-type="float" office:value="0">
            <text:p>0</text:p>
          </table:table-cell>
          <table:table-cell table:style-name="ce5" table:formula="of:=VLOOKUP([.A6];[corpuses.A$1:.M$350];2;0)" office:value-type="float" office:value="1233">
            <text:p>1233</text:p>
          </table:table-cell>
          <table:table-cell/>
          <table:table-cell table:style-name="ce3" table:formula="of:=[.B6]/[.B$40]" office:value-type="percentage" office:value="0.000387686357211494">
            <text:p>0,04%</text:p>
          </table:table-cell>
          <table:table-cell table:style-name="ce3" table:formula="of:=[.C6]/[.C$40]" office:value-type="percentage" office:value="0.00126278630348158">
            <text:p>0,13%</text:p>
          </table:table-cell>
          <table:table-cell table:style-name="ce3" table:formula="of:=[.D6]/[.D$40]" office:value-type="percentage" office:value="0">
            <text:p>0,00%</text:p>
          </table:table-cell>
          <table:table-cell table:style-name="ce3" table:formula="of:=[.E6]/[.E$40]" office:value-type="percentage" office:value="0.0000200389288290545">
            <text:p>0,00%</text:p>
          </table:table-cell>
          <table:table-cell table:style-name="ce3" table:formula="of:=SUM([.G6:.J6])/5" office:value-type="percentage" office:value="0.000334102317904427">
            <text:p>0,03%</text:p>
          </table:table-cell>
          <table:table-cell table:style-name="ce3" table:formula="of:=SUMPRODUCT([.B$1:.E$1];[.G6:.J6])" office:value-type="percentage" office:value="0.00050115347685664">
            <text:p>0,05%</text:p>
          </table:table-cell>
        </table:table-row>
        <table:table-row table:style-name="ro1">
          <table:table-cell office:value-type="string">
            <text:p>d</text:p>
          </table:table-cell>
          <table:table-cell table:style-name="ce5" table:formula="of:=VLOOKUP([.A7];[corpusies.A$1:.M$35];2;0)" office:value-type="float" office:value="24215">
            <text:p>24215</text:p>
          </table:table-cell>
          <table:table-cell table:style-name="ce5" table:formula="of:=VLOOKUP([.A7];[corpuscat.A$1:.M$35];2;0)" office:value-type="float" office:value="676468">
            <text:p>676468</text:p>
          </table:table-cell>
          <table:table-cell table:style-name="ce5" table:formula="of:=VLOOKUP([.A7];[corpusen.A$1:.K$35];2;0)" office:value-type="float" office:value="397779">
            <text:p>397779</text:p>
          </table:table-cell>
          <table:table-cell table:style-name="ce5" table:formula="of:=VLOOKUP([.A7];[corpuses.A$1:.M$350];2;0)" office:value-type="float" office:value="3053675">
            <text:p>3053675</text:p>
          </table:table-cell>
          <table:table-cell/>
          <table:table-cell table:style-name="ce3" table:formula="of:=[.B7]/[.B$40]" office:value-type="percentage" office:value="0.0365285024897912">
            <text:p>3,65%</text:p>
          </table:table-cell>
          <table:table-cell table:style-name="ce3" table:formula="of:=[.C7]/[.C$40]" office:value-type="percentage" office:value="0.0410847693893603">
            <text:p>4,11%</text:p>
          </table:table-cell>
          <table:table-cell table:style-name="ce3" table:formula="of:=[.D7]/[.D$40]" office:value-type="percentage" office:value="0.0441154550652939">
            <text:p>4,41%</text:p>
          </table:table-cell>
          <table:table-cell table:style-name="ce3" table:formula="of:=[.E7]/[.E$40]" office:value-type="percentage" office:value="0.0496288531971315">
            <text:p>4,96%</text:p>
          </table:table-cell>
          <table:table-cell table:style-name="ce3" table:formula="of:=SUM([.G7:.J7])/5" office:value-type="percentage" office:value="0.0342715160283154">
            <text:p>3,43%</text:p>
          </table:table-cell>
          <table:table-cell table:style-name="ce3" table:formula="of:=SUMPRODUCT([.B$1:.E$1];[.G7:.J7])" office:value-type="percentage" office:value="0.0425841830294143">
            <text:p>4,26%</text:p>
          </table:table-cell>
        </table:table-row>
        <table:table-row table:style-name="ro1">
          <table:table-cell office:value-type="string">
            <text:p>e</text:p>
          </table:table-cell>
          <table:table-cell table:style-name="ce5" table:formula="of:=VLOOKUP([.A8];[corpusies.A$1:.M$35];2;0)" office:value-type="float" office:value="83082">
            <text:p>83082</text:p>
          </table:table-cell>
          <table:table-cell table:style-name="ce5" table:formula="of:=VLOOKUP([.A8];[corpuscat.A$1:.M$35];2;0)" office:value-type="float" office:value="2118826">
            <text:p>2118826</text:p>
          </table:table-cell>
          <table:table-cell table:style-name="ce5" table:formula="of:=VLOOKUP([.A8];[corpusen.A$1:.K$35];2;0)" office:value-type="float" office:value="1084379">
            <text:p>1084379</text:p>
          </table:table-cell>
          <table:table-cell table:style-name="ce5" table:formula="of:=VLOOKUP([.A8];[corpuses.A$1:.M$350];2;0)" office:value-type="float" office:value="7691991">
            <text:p>7691991</text:p>
          </table:table-cell>
          <table:table-cell/>
          <table:table-cell table:style-name="ce3" table:formula="of:=[.B8]/[.B$40]" office:value-type="percentage" office:value="0.125329797392394">
            <text:p>12,53%</text:p>
          </table:table-cell>
          <table:table-cell table:style-name="ce3" table:formula="of:=[.C8]/[.C$40]" office:value-type="percentage" office:value="0.128685285314576">
            <text:p>12,87%</text:p>
          </table:table-cell>
          <table:table-cell table:style-name="ce3" table:formula="of:=[.D8]/[.D$40]" office:value-type="percentage" office:value="0.120262439817709">
            <text:p>12,03%</text:p>
          </table:table-cell>
          <table:table-cell table:style-name="ce3" table:formula="of:=[.E8]/[.E$40]" office:value-type="percentage" office:value="0.125011565452334">
            <text:p>12,50%</text:p>
          </table:table-cell>
          <table:table-cell table:style-name="ce3" table:formula="of:=SUM([.G8:.J8])/5" office:value-type="percentage" office:value="0.0998578175954027">
            <text:p>9,99%</text:p>
          </table:table-cell>
          <table:table-cell table:style-name="ce3" table:formula="of:=SUMPRODUCT([.B$1:.E$1];[.G8:.J8])" office:value-type="percentage" office:value="0.125734238429562">
            <text:p>12,57%</text:p>
          </table:table-cell>
        </table:table-row>
        <table:table-row table:style-name="ro1">
          <table:table-cell office:value-type="string">
            <text:p>f</text:p>
          </table:table-cell>
          <table:table-cell table:style-name="ce5" table:formula="of:=VLOOKUP([.A9];[corpusies.A$1:.M$35];2;0)" office:value-type="float" office:value="8125">
            <text:p>8125</text:p>
          </table:table-cell>
          <table:table-cell table:style-name="ce5" table:formula="of:=VLOOKUP([.A9];[corpuscat.A$1:.M$35];2;0)" office:value-type="float" office:value="163578">
            <text:p>163578</text:p>
          </table:table-cell>
          <table:table-cell table:style-name="ce5" table:formula="of:=VLOOKUP([.A9];[corpusen.A$1:.K$35];2;0)" office:value-type="float" office:value="201742">
            <text:p>201742</text:p>
          </table:table-cell>
          <table:table-cell table:style-name="ce5" table:formula="of:=VLOOKUP([.A9];[corpuses.A$1:.M$350];2;0)" office:value-type="float" office:value="546877">
            <text:p>546877</text:p>
          </table:table-cell>
          <table:table-cell/>
          <table:table-cell table:style-name="ce3" table:formula="of:=[.B9]/[.B$40]" office:value-type="percentage" office:value="0.0122566212153439">
            <text:p>1,23%</text:p>
          </table:table-cell>
          <table:table-cell table:style-name="ce3" table:formula="of:=[.C9]/[.C$40]" office:value-type="percentage" office:value="0.00993478539586911">
            <text:p>0,99%</text:p>
          </table:table-cell>
          <table:table-cell table:style-name="ce3" table:formula="of:=[.D9]/[.D$40]" office:value-type="percentage" office:value="0.0223740824321609">
            <text:p>2,24%</text:p>
          </table:table-cell>
          <table:table-cell table:style-name="ce3" table:formula="of:=[.E9]/[.E$40]" office:value-type="percentage" office:value="0.00888793940084903">
            <text:p>0,89%</text:p>
          </table:table-cell>
          <table:table-cell table:style-name="ce3" table:formula="of:=SUM([.G9:.J9])/5" office:value-type="percentage" office:value="0.0106906856888446">
            <text:p>1,07%</text:p>
          </table:table-cell>
          <table:table-cell table:style-name="ce3" table:formula="of:=SUMPRODUCT([.B$1:.E$1];[.G9:.J9])" office:value-type="percentage" office:value="0.0115612120468347">
            <text:p>1,16%</text:p>
          </table:table-cell>
        </table:table-row>
        <table:table-row table:style-name="ro1">
          <table:table-cell office:value-type="string">
            <text:p>g</text:p>
          </table:table-cell>
          <table:table-cell table:style-name="ce5" table:formula="of:=VLOOKUP([.A10];[corpusies.A$1:.M$35];2;0)" office:value-type="float" office:value="10417">
            <text:p>10417</text:p>
          </table:table-cell>
          <table:table-cell table:style-name="ce5" table:formula="of:=VLOOKUP([.A10];[corpuscat.A$1:.M$35];2;0)" office:value-type="float" office:value="236414">
            <text:p>236414</text:p>
          </table:table-cell>
          <table:table-cell table:style-name="ce5" table:formula="of:=VLOOKUP([.A10];[corpusen.A$1:.K$35];2;0)" office:value-type="float" office:value="170821">
            <text:p>170821</text:p>
          </table:table-cell>
          <table:table-cell table:style-name="ce5" table:formula="of:=VLOOKUP([.A10];[corpuses.A$1:.M$350];2;0)" office:value-type="float" office:value="790916">
            <text:p>790916</text:p>
          </table:table-cell>
          <table:table-cell/>
          <table:table-cell table:style-name="ce3" table:formula="of:=[.B10]/[.B$40]" office:value-type="percentage" office:value="0.0157141197784908">
            <text:p>1,57%</text:p>
          </table:table-cell>
          <table:table-cell table:style-name="ce3" table:formula="of:=[.C10]/[.C$40]" office:value-type="percentage" office:value="0.0143584244493697">
            <text:p>1,44%</text:p>
          </table:table-cell>
          <table:table-cell table:style-name="ce3" table:formula="of:=[.D10]/[.D$40]" office:value-type="percentage" office:value="0.0189448064118733">
            <text:p>1,89%</text:p>
          </table:table-cell>
          <table:table-cell table:style-name="ce3" table:formula="of:=[.E10]/[.E$40]" office:value-type="percentage" office:value="0.0128541033526038">
            <text:p>1,29%</text:p>
          </table:table-cell>
          <table:table-cell table:style-name="ce3" table:formula="of:=SUM([.G10:.J10])/5" office:value-type="percentage" office:value="0.0123742907984675">
            <text:p>1,24%</text:p>
          </table:table-cell>
          <table:table-cell table:style-name="ce3" table:formula="of:=SUMPRODUCT([.B$1:.E$1];[.G10:.J10])" office:value-type="percentage" office:value="0.0147724749153266">
            <text:p>1,48%</text:p>
          </table:table-cell>
        </table:table-row>
        <table:table-row table:style-name="ro1">
          <table:table-cell office:value-type="string">
            <text:p>h</text:p>
          </table:table-cell>
          <table:table-cell table:style-name="ce5" table:formula="of:=VLOOKUP([.A11];[corpusies.A$1:.M$35];2;0)" office:value-type="float" office:value="5006">
            <text:p>5006</text:p>
          </table:table-cell>
          <table:table-cell table:style-name="ce5" table:formula="of:=VLOOKUP([.A11];[corpuscat.A$1:.M$35];2;0)" office:value-type="float" office:value="96665">
            <text:p>96665</text:p>
          </table:table-cell>
          <table:table-cell table:style-name="ce5" table:formula="of:=VLOOKUP([.A11];[corpusen.A$1:.K$35];2;0)" office:value-type="float" office:value="650656">
            <text:p>650656</text:p>
          </table:table-cell>
          <table:table-cell table:style-name="ce5" table:formula="of:=VLOOKUP([.A11];[corpuses.A$1:.M$350];2;0)" office:value-type="float" office:value="539624">
            <text:p>539624</text:p>
          </table:table-cell>
          <table:table-cell/>
          <table:table-cell table:style-name="ce3" table:formula="of:=[.B11]/[.B$40]" office:value-type="percentage" office:value="0.00755158717587837">
            <text:p>0,76%</text:p>
          </table:table-cell>
          <table:table-cell table:style-name="ce3" table:formula="of:=[.C11]/[.C$40]" office:value-type="percentage" office:value="0.00587087524172986">
            <text:p>0,59%</text:p>
          </table:table-cell>
          <table:table-cell table:style-name="ce3" table:formula="of:=[.D11]/[.D$40]" office:value-type="percentage" office:value="0.0721606357574529">
            <text:p>7,22%</text:p>
          </table:table-cell>
          <table:table-cell table:style-name="ce3" table:formula="of:=[.E11]/[.E$40]" office:value-type="percentage" office:value="0.00877006239290326">
            <text:p>0,88%</text:p>
          </table:table-cell>
          <table:table-cell table:style-name="ce3" table:formula="of:=SUM([.G11:.J11])/5" office:value-type="percentage" office:value="0.0188706321135929">
            <text:p>1,89%</text:p>
          </table:table-cell>
          <table:table-cell table:style-name="ce3" table:formula="of:=SUMPRODUCT([.B$1:.E$1];[.G11:.J11])" office:value-type="percentage" office:value="0.0138738210188987">
            <text:p>1,39%</text:p>
          </table:table-cell>
        </table:table-row>
        <table:table-row table:style-name="ro1">
          <table:table-cell office:value-type="string">
            <text:p>i</text:p>
          </table:table-cell>
          <table:table-cell table:style-name="ce5" table:formula="of:=VLOOKUP([.A12];[corpusies.A$1:.M$35];2;0)" office:value-type="float" office:value="47682">
            <text:p>47682</text:p>
          </table:table-cell>
          <table:table-cell table:style-name="ce5" table:formula="of:=VLOOKUP([.A12];[corpuscat.A$1:.M$35];2;0)" office:value-type="float" office:value="1209491">
            <text:p>1209491</text:p>
          </table:table-cell>
          <table:table-cell table:style-name="ce5" table:formula="of:=VLOOKUP([.A12];[corpusen.A$1:.K$35];2;0)" office:value-type="float" office:value="577541">
            <text:p>577541</text:p>
          </table:table-cell>
          <table:table-cell table:style-name="ce5" table:formula="of:=VLOOKUP([.A12];[corpuses.A$1:.M$350];2;0)" office:value-type="float" office:value="4203183">
            <text:p>4203183</text:p>
          </table:table-cell>
          <table:table-cell/>
          <table:table-cell table:style-name="ce3" table:formula="of:=[.B12]/[.B$40]" office:value-type="percentage" office:value="0.0719286415741575">
            <text:p>7,19%</text:p>
          </table:table-cell>
          <table:table-cell table:style-name="ce3" table:formula="of:=[.C12]/[.C$40]" office:value-type="percentage" office:value="0.0734575158226359">
            <text:p>7,35%</text:p>
          </table:table-cell>
          <table:table-cell table:style-name="ce3" table:formula="of:=[.D12]/[.D$40]" office:value-type="percentage" office:value="0.0640518580263536">
            <text:p>6,41%</text:p>
          </table:table-cell>
          <table:table-cell table:style-name="ce3" table:formula="of:=[.E12]/[.E$40]" office:value-type="percentage" office:value="0.0683108556305693">
            <text:p>6,83%</text:p>
          </table:table-cell>
          <table:table-cell table:style-name="ce3" table:formula="of:=SUM([.G12:.J12])/5" office:value-type="percentage" office:value="0.0555497742107432">
            <text:p>5,55%</text:p>
          </table:table-cell>
          <table:table-cell table:style-name="ce3" table:formula="of:=SUMPRODUCT([.B$1:.E$1];[.G12:.J12])" office:value-type="percentage" office:value="0.0705142897108441">
            <text:p>7,05%</text:p>
          </table:table-cell>
        </table:table-row>
        <table:table-row table:style-name="ro1">
          <table:table-cell office:value-type="string">
            <text:p>j</text:p>
          </table:table-cell>
          <table:table-cell table:style-name="ce5" table:formula="of:=VLOOKUP([.A13];[corpusies.A$1:.M$35];2;0)" office:value-type="float" office:value="1929">
            <text:p>1929</text:p>
          </table:table-cell>
          <table:table-cell table:style-name="ce5" table:formula="of:=VLOOKUP([.A13];[corpuscat.A$1:.M$35];2;0)" office:value-type="float" office:value="51551">
            <text:p>51551</text:p>
          </table:table-cell>
          <table:table-cell table:style-name="ce5" table:formula="of:=VLOOKUP([.A13];[corpusen.A$1:.K$35];2;0)" office:value-type="float" office:value="15946">
            <text:p>15946</text:p>
          </table:table-cell>
          <table:table-cell table:style-name="ce5" table:formula="of:=VLOOKUP([.A13];[corpuses.A$1:.M$350];2;0)" office:value-type="float" office:value="264548">
            <text:p>264548</text:p>
          </table:table-cell>
          <table:table-cell/>
          <table:table-cell table:style-name="ce3" table:formula="of:=[.B13]/[.B$40]" office:value-type="percentage" office:value="0.00290991043992596">
            <text:p>0,29%</text:p>
          </table:table-cell>
          <table:table-cell table:style-name="ce3" table:formula="of:=[.C13]/[.C$40]" office:value-type="percentage" office:value="0.00313091077004517">
            <text:p>0,31%</text:p>
          </table:table-cell>
          <table:table-cell table:style-name="ce3" table:formula="of:=[.D13]/[.D$40]" office:value-type="percentage" office:value="0.00176848211311099">
            <text:p>0,18%</text:p>
          </table:table-cell>
          <table:table-cell table:style-name="ce3" table:formula="of:=[.E13]/[.E$40]" office:value-type="percentage" office:value="0.00429947975982864">
            <text:p>0,43%</text:p>
          </table:table-cell>
          <table:table-cell table:style-name="ce3" table:formula="of:=SUM([.G13:.J13])/5" office:value-type="percentage" office:value="0.00242175661658215">
            <text:p>0,24%</text:p>
          </table:table-cell>
          <table:table-cell table:style-name="ce3" table:formula="of:=SUMPRODUCT([.B$1:.E$1];[.G13:.J13])" office:value-type="percentage" office:value="0.00327893850225103">
            <text:p>0,33%</text:p>
          </table:table-cell>
        </table:table-row>
        <table:table-row table:style-name="ro1">
          <table:table-cell office:value-type="string">
            <text:p>k</text:p>
          </table:table-cell>
          <table:table-cell table:style-name="ce5" table:formula="of:=VLOOKUP([.A14];[corpusies.A$1:.M$35];2;0)" office:value-type="float" office:value="586">
            <text:p>586</text:p>
          </table:table-cell>
          <table:table-cell table:style-name="ce5" table:formula="of:=VLOOKUP([.A14];[corpuscat.A$1:.M$35];2;0)" office:value-type="float" office:value="25388">
            <text:p>25388</text:p>
          </table:table-cell>
          <table:table-cell table:style-name="ce5" table:formula="of:=VLOOKUP([.A14];[corpusen.A$1:.K$35];2;0)" office:value-type="float" office:value="66635">
            <text:p>66635</text:p>
          </table:table-cell>
          <table:table-cell table:style-name="ce5" table:formula="of:=VLOOKUP([.A14];[corpuses.A$1:.M$350];2;0)" office:value-type="float" office:value="133706">
            <text:p>133706</text:p>
          </table:table-cell>
          <table:table-cell/>
          <table:table-cell table:style-name="ce3" table:formula="of:=[.B14]/[.B$40]" office:value-type="percentage" office:value="0.000883985234731267">
            <text:p>0,09%</text:p>
          </table:table-cell>
          <table:table-cell table:style-name="ce3" table:formula="of:=[.C14]/[.C$40]" office:value-type="percentage" office:value="0.00154192086729465">
            <text:p>0,15%</text:p>
          </table:table-cell>
          <table:table-cell table:style-name="ce3" table:formula="of:=[.D14]/[.D$40]" office:value-type="percentage" office:value="0.00739011699530608">
            <text:p>0,74%</text:p>
          </table:table-cell>
          <table:table-cell table:style-name="ce3" table:formula="of:=[.E14]/[.E$40]" office:value-type="percentage" office:value="0.00217301299109292">
            <text:p>0,22%</text:p>
          </table:table-cell>
          <table:table-cell table:style-name="ce3" table:formula="of:=SUM([.G14:.J14])/5" office:value-type="percentage" office:value="0.00239780721768498">
            <text:p>0,24%</text:p>
          </table:table-cell>
          <table:table-cell table:style-name="ce3" table:formula="of:=SUMPRODUCT([.B$1:.E$1];[.G14:.J14])" office:value-type="percentage" office:value="0.00211868742746626">
            <text:p>0,21%</text:p>
          </table:table-cell>
        </table:table-row>
        <table:table-row table:style-name="ro1">
          <table:table-cell office:value-type="string">
            <text:p>l</text:p>
          </table:table-cell>
          <table:table-cell table:style-name="ce5" table:formula="of:=VLOOKUP([.A15];[corpusies.A$1:.M$35];2;0)" office:value-type="float" office:value="31692">
            <text:p>31692</text:p>
          </table:table-cell>
          <table:table-cell table:style-name="ce5" table:formula="of:=VLOOKUP([.A15];[corpuscat.A$1:.M$35];2;0)" office:value-type="float" office:value="1010047">
            <text:p>1010047</text:p>
          </table:table-cell>
          <table:table-cell table:style-name="ce5" table:formula="of:=VLOOKUP([.A15];[corpusen.A$1:.K$35];2;0)" office:value-type="float" office:value="311635">
            <text:p>311635</text:p>
          </table:table-cell>
          <table:table-cell table:style-name="ce5" table:formula="of:=VLOOKUP([.A15];[corpuses.A$1:.M$350];2;0)" office:value-type="float" office:value="3270224">
            <text:p>3270224</text:p>
          </table:table-cell>
          <table:table-cell/>
          <table:table-cell table:style-name="ce3" table:formula="of:=[.B15]/[.B$40]" office:value-type="percentage" office:value="0.0478076110223606">
            <text:p>4,78%</text:p>
          </table:table-cell>
          <table:table-cell table:style-name="ce3" table:formula="of:=[.C15]/[.C$40]" office:value-type="percentage" office:value="0.0613444362001089">
            <text:p>6,13%</text:p>
          </table:table-cell>
          <table:table-cell table:style-name="ce3" table:formula="of:=[.D15]/[.D$40]" office:value-type="percentage" office:value="0.0345617034566251">
            <text:p>3,46%</text:p>
          </table:table-cell>
          <table:table-cell table:style-name="ce3" table:formula="of:=[.E15]/[.E$40]" office:value-type="percentage" office:value="0.0531482449238167">
            <text:p>5,31%</text:p>
          </table:table-cell>
          <table:table-cell table:style-name="ce3" table:formula="of:=SUM([.G15:.J15])/5" office:value-type="percentage" office:value="0.0393723991205822">
            <text:p>3,94%</text:p>
          </table:table-cell>
          <table:table-cell table:style-name="ce3" table:formula="of:=SUMPRODUCT([.B$1:.E$1];[.G15:.J15])" office:value-type="percentage" office:value="0.0521462579895484">
            <text:p>5,21%</text:p>
          </table:table-cell>
        </table:table-row>
        <table:table-row table:style-name="ro1">
          <table:table-cell office:value-type="string">
            <text:p>m</text:p>
          </table:table-cell>
          <table:table-cell table:style-name="ce5" table:formula="of:=VLOOKUP([.A16];[corpusies.A$1:.M$35];2;0)" office:value-type="float" office:value="21093">
            <text:p>21093</text:p>
          </table:table-cell>
          <table:table-cell table:style-name="ce5" table:formula="of:=VLOOKUP([.A16];[corpuscat.A$1:.M$35];2;0)" office:value-type="float" office:value="484954">
            <text:p>484954</text:p>
          </table:table-cell>
          <table:table-cell table:style-name="ce5" table:formula="of:=VLOOKUP([.A16];[corpusen.A$1:.K$35];2;0)" office:value-type="float" office:value="224969">
            <text:p>224969</text:p>
          </table:table-cell>
          <table:table-cell table:style-name="ce5" table:formula="of:=VLOOKUP([.A16];[corpuses.A$1:.M$350];2;0)" office:value-type="float" office:value="1647907">
            <text:p>1647907</text:p>
          </table:table-cell>
          <table:table-cell/>
          <table:table-cell table:style-name="ce3" table:formula="of:=[.B16]/[.B$40]" office:value-type="percentage" office:value="0.0318189429286461">
            <text:p>3,18%</text:p>
          </table:table-cell>
          <table:table-cell table:style-name="ce3" table:formula="of:=[.C16]/[.C$40]" office:value-type="percentage" office:value="0.0294533122844656">
            <text:p>2,95%</text:p>
          </table:table-cell>
          <table:table-cell table:style-name="ce3" table:formula="of:=[.D16]/[.D$40]" office:value-type="percentage" office:value="0.0249500597331284">
            <text:p>2,50%</text:p>
          </table:table-cell>
          <table:table-cell table:style-name="ce3" table:formula="of:=[.E16]/[.E$40]" office:value-type="percentage" office:value="0.0267820690104629">
            <text:p>2,68%</text:p>
          </table:table-cell>
          <table:table-cell table:style-name="ce3" table:formula="of:=SUM([.G16:.J16])/5" office:value-type="percentage" office:value="0.0226008767913406">
            <text:p>2,26%</text:p>
          </table:table-cell>
          <table:table-cell table:style-name="ce3" table:formula="of:=SUMPRODUCT([.B$1:.E$1];[.G16:.J16])" office:value-type="percentage" office:value="0.0289113032403852">
            <text:p>2,89%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5" table:formula="of:=VLOOKUP([.A17];[corpusies.A$1:.M$35];2;0)" office:value-type="float" office:value="42381">
            <text:p>42381</text:p>
          </table:table-cell>
          <table:table-cell table:style-name="ce5" table:formula="of:=VLOOKUP([.A17];[corpuscat.A$1:.M$35];2;0)" office:value-type="float" office:value="1039454">
            <text:p>1039454</text:p>
          </table:table-cell>
          <table:table-cell table:style-name="ce5" table:formula="of:=VLOOKUP([.A17];[corpusen.A$1:.K$35];2;0)" office:value-type="float" office:value="608911">
            <text:p>608911</text:p>
          </table:table-cell>
          <table:table-cell table:style-name="ce5" table:formula="of:=VLOOKUP([.A17];[corpuses.A$1:.M$350];2;0)" office:value-type="float" office:value="4218239">
            <text:p>4218239</text:p>
          </table:table-cell>
          <table:table-cell/>
          <table:table-cell table:style-name="ce3" table:formula="of:=[.B17]/[.B$40]" office:value-type="percentage" office:value="0.0639320447664605">
            <text:p>6,39%</text:p>
          </table:table-cell>
          <table:table-cell table:style-name="ce3" table:formula="of:=[.C17]/[.C$40]" office:value-type="percentage" office:value="0.0631304479751417">
            <text:p>6,31%</text:p>
          </table:table-cell>
          <table:table-cell table:style-name="ce3" table:formula="of:=[.D17]/[.D$40]" office:value-type="percentage" office:value="0.0675309301377478">
            <text:p>6,75%</text:p>
          </table:table-cell>
          <table:table-cell table:style-name="ce3" table:formula="of:=[.E17]/[.E$40]" office:value-type="percentage" office:value="0.0685555483413967">
            <text:p>6,86%</text:p>
          </table:table-cell>
          <table:table-cell table:style-name="ce3" table:formula="of:=SUM([.G17:.J17])/5" office:value-type="percentage" office:value="0.0526297942441493">
            <text:p>5,26%</text:p>
          </table:table-cell>
          <table:table-cell table:style-name="ce3" table:formula="of:=SUMPRODUCT([.B$1:.E$1];[.G17:.J17])" office:value-type="percentage" office:value="0.0654385053386745">
            <text:p>6,54%</text:p>
          </table:table-cell>
        </table:table-row>
        <table:table-row table:style-name="ro1">
          <table:table-cell office:value-type="string">
            <text:p>ñ</text:p>
          </table:table-cell>
          <table:table-cell table:style-name="ce5" table:formula="of:=VLOOKUP([.A18];[corpusies.A$1:.M$35];2;0)" office:value-type="float" office:value="3">
            <text:p>3</text:p>
          </table:table-cell>
          <table:table-cell table:style-name="ce5" table:formula="of:=VLOOKUP([.A18];[corpuscat.A$1:.M$35];2;0)" office:value-type="float" office:value="869">
            <text:p>869</text:p>
          </table:table-cell>
          <table:table-cell table:style-name="ce5" table:formula="of:=VLOOKUP([.A18];[corpusen.A$1:.K$35];2;0)" office:value-type="float" office:value="0">
            <text:p>0</text:p>
          </table:table-cell>
          <table:table-cell table:style-name="ce5" table:formula="of:=VLOOKUP([.A18];[corpuses.A$1:.M$350];2;0)" office:value-type="float" office:value="98872">
            <text:p>98872</text:p>
          </table:table-cell>
          <table:table-cell/>
          <table:table-cell table:style-name="ce3" table:formula="of:=[.B18]/[.B$40]" office:value-type="percentage" office:value="0.00000452552167951161">
            <text:p>0,00%</text:p>
          </table:table-cell>
          <table:table-cell table:style-name="ce3" table:formula="of:=[.C18]/[.C$40]" office:value-type="percentage" office:value="0.0000527780539498604">
            <text:p>0,01%</text:p>
          </table:table-cell>
          <table:table-cell table:style-name="ce3" table:formula="of:=[.D18]/[.D$40]" office:value-type="percentage" office:value="0">
            <text:p>0,00%</text:p>
          </table:table-cell>
          <table:table-cell table:style-name="ce3" table:formula="of:=[.E18]/[.E$40]" office:value-type="percentage" office:value="0.00160688481037006">
            <text:p>0,16%</text:p>
          </table:table-cell>
          <table:table-cell table:style-name="ce3" table:formula="of:=SUM([.G18:.J18])/5" office:value-type="percentage" office:value="0.000332837677199886">
            <text:p>0,03%</text:p>
          </table:table-cell>
          <table:table-cell table:style-name="ce3" table:formula="of:=SUMPRODUCT([.B$1:.E$1];[.G18:.J18])" office:value-type="percentage" office:value="0.000499256515799828">
            <text:p>0,05%</text:p>
          </table:table-cell>
        </table:table-row>
        <table:table-row table:style-name="ro1">
          <table:table-cell office:value-type="string">
            <text:p>o</text:p>
          </table:table-cell>
          <table:table-cell table:style-name="ce5" table:formula="of:=VLOOKUP([.A19];[corpusies.A$1:.M$35];2;0)" office:value-type="float" office:value="36530">
            <text:p>36530</text:p>
          </table:table-cell>
          <table:table-cell table:style-name="ce5" table:formula="of:=VLOOKUP([.A19];[corpuscat.A$1:.M$35];2;0)" office:value-type="float" office:value="888145">
            <text:p>888145</text:p>
          </table:table-cell>
          <table:table-cell table:style-name="ce5" table:formula="of:=VLOOKUP([.A19];[corpusen.A$1:.K$35];2;0)" office:value-type="float" office:value="655257">
            <text:p>655257</text:p>
          </table:table-cell>
          <table:table-cell table:style-name="ce5" table:formula="of:=VLOOKUP([.A19];[corpuses.A$1:.M$350];2;0)" office:value-type="float" office:value="5247745">
            <text:p>5247745</text:p>
          </table:table-cell>
          <table:table-cell/>
          <table:table-cell table:style-name="ce3" table:formula="of:=[.B19]/[.B$40]" office:value-type="percentage" office:value="0.0551057689841863">
            <text:p>5,51%</text:p>
          </table:table-cell>
          <table:table-cell table:style-name="ce3" table:formula="of:=[.C19]/[.C$40]" office:value-type="percentage" office:value="0.0539408109612183">
            <text:p>5,39%</text:p>
          </table:table-cell>
          <table:table-cell table:style-name="ce3" table:formula="of:=[.D19]/[.D$40]" office:value-type="percentage" office:value="0.072670907060753">
            <text:p>7,27%</text:p>
          </table:table-cell>
          <table:table-cell table:style-name="ce3" table:formula="of:=[.E19]/[.E$40]" office:value-type="percentage" office:value="0.0852872575571993">
            <text:p>8,53%</text:p>
          </table:table-cell>
          <table:table-cell table:style-name="ce3" table:formula="of:=SUM([.G19:.J19])/5" office:value-type="percentage" office:value="0.0534009489126714">
            <text:p>5,34%</text:p>
          </table:table-cell>
          <table:table-cell table:style-name="ce3" table:formula="of:=SUMPRODUCT([.B$1:.E$1];[.G19:.J19])" office:value-type="percentage" office:value="0.0655672419568565">
            <text:p>6,56%</text:p>
          </table:table-cell>
        </table:table-row>
        <table:table-row table:style-name="ro1">
          <table:table-cell office:value-type="string">
            <text:p>p</text:p>
          </table:table-cell>
          <table:table-cell table:style-name="ce5" table:formula="of:=VLOOKUP([.A20];[corpusies.A$1:.M$35];2;0)" office:value-type="float" office:value="19627">
            <text:p>19627</text:p>
          </table:table-cell>
          <table:table-cell table:style-name="ce5" table:formula="of:=VLOOKUP([.A20];[corpuscat.A$1:.M$35];2;0)" office:value-type="float" office:value="418796">
            <text:p>418796</text:p>
          </table:table-cell>
          <table:table-cell table:style-name="ce5" table:formula="of:=VLOOKUP([.A20];[corpusen.A$1:.K$35];2;0)" office:value-type="float" office:value="129207">
            <text:p>129207</text:p>
          </table:table-cell>
          <table:table-cell table:style-name="ce5" table:formula="of:=VLOOKUP([.A20];[corpuses.A$1:.M$350];2;0)" office:value-type="float" office:value="1507212">
            <text:p>1507212</text:p>
          </table:table-cell>
          <table:table-cell/>
          <table:table-cell table:style-name="ce3" table:formula="of:=[.B20]/[.B$40]" office:value-type="percentage" office:value="0.0296074713345914">
            <text:p>2,96%</text:p>
          </table:table-cell>
          <table:table-cell table:style-name="ce3" table:formula="of:=[.C20]/[.C$40]" office:value-type="percentage" office:value="0.0254352564809962">
            <text:p>2,54%</text:p>
          </table:table-cell>
          <table:table-cell table:style-name="ce3" table:formula="of:=[.D20]/[.D$40]" office:value-type="percentage" office:value="0.0143296292730924">
            <text:p>1,43%</text:p>
          </table:table-cell>
          <table:table-cell table:style-name="ce3" table:formula="of:=[.E20]/[.E$40]" office:value-type="percentage" office:value="0.0244954695849935">
            <text:p>2,45%</text:p>
          </table:table-cell>
          <table:table-cell table:style-name="ce3" table:formula="of:=SUM([.G20:.J20])/5" office:value-type="percentage" office:value="0.0187735653347347">
            <text:p>1,88%</text:p>
          </table:table-cell>
          <table:table-cell table:style-name="ce3" table:formula="of:=SUMPRODUCT([.B$1:.E$1];[.G20:.J20])" office:value-type="percentage" office:value="0.0252944221474836">
            <text:p>2,53%</text:p>
          </table:table-cell>
        </table:table-row>
        <table:table-row table:style-name="ro1">
          <table:table-cell office:value-type="string">
            <text:p>q</text:p>
          </table:table-cell>
          <table:table-cell table:style-name="ce5" table:formula="of:=VLOOKUP([.A21];[corpusies.A$1:.M$35];2;0)" office:value-type="float" office:value="6912">
            <text:p>6912</text:p>
          </table:table-cell>
          <table:table-cell table:style-name="ce5" table:formula="of:=VLOOKUP([.A21];[corpuscat.A$1:.M$35];2;0)" office:value-type="float" office:value="127760">
            <text:p>127760</text:p>
          </table:table-cell>
          <table:table-cell table:style-name="ce5" table:formula="of:=VLOOKUP([.A21];[corpusen.A$1:.K$35];2;0)" office:value-type="float" office:value="7552">
            <text:p>7552</text:p>
          </table:table-cell>
          <table:table-cell table:style-name="ce5" table:formula="of:=VLOOKUP([.A21];[corpuses.A$1:.M$350];2;0)" office:value-type="float" office:value="333752">
            <text:p>333752</text:p>
          </table:table-cell>
          <table:table-cell/>
          <table:table-cell table:style-name="ce3" table:formula="of:=[.B21]/[.B$40]" office:value-type="percentage" office:value="0.0104268019495947">
            <text:p>1,04%</text:p>
          </table:table-cell>
          <table:table-cell table:style-name="ce3" table:formula="of:=[.C21]/[.C$40]" office:value-type="percentage" office:value="0.00775940641269754">
            <text:p>0,78%</text:p>
          </table:table-cell>
          <table:table-cell table:style-name="ce3" table:formula="of:=[.D21]/[.D$40]" office:value-type="percentage" office:value="0.00083755028961584">
            <text:p>0,08%</text:p>
          </table:table-cell>
          <table:table-cell table:style-name="ce3" table:formula="of:=[.E21]/[.E$40]" office:value-type="percentage" office:value="0.00542419511318297">
            <text:p>0,54%</text:p>
          </table:table-cell>
          <table:table-cell table:style-name="ce3" table:formula="of:=SUM([.G21:.J21])/5" office:value-type="percentage" office:value="0.00488959075301822">
            <text:p>0,49%</text:p>
          </table:table-cell>
          <table:table-cell table:style-name="ce3" table:formula="of:=SUMPRODUCT([.B$1:.E$1];[.G21:.J21])" office:value-type="percentage" office:value="0.00716687607160416">
            <text:p>0,72%</text:p>
          </table:table-cell>
        </table:table-row>
        <table:table-row table:style-name="ro1">
          <table:table-cell office:value-type="string">
            <text:p>r</text:p>
          </table:table-cell>
          <table:table-cell table:style-name="ce5" table:formula="of:=VLOOKUP([.A22];[corpusies.A$1:.M$35];2;0)" office:value-type="float" office:value="44884">
            <text:p>44884</text:p>
          </table:table-cell>
          <table:table-cell table:style-name="ce5" table:formula="of:=VLOOKUP([.A22];[corpuscat.A$1:.M$35];2;0)" office:value-type="float" office:value="1070050">
            <text:p>1070050</text:p>
          </table:table-cell>
          <table:table-cell table:style-name="ce5" table:formula="of:=VLOOKUP([.A22];[corpusen.A$1:.K$35];2;0)" office:value-type="float" office:value="494756">
            <text:p>494756</text:p>
          </table:table-cell>
          <table:table-cell table:style-name="ce5" table:formula="of:=VLOOKUP([.A22];[corpuses.A$1:.M$350];2;0)" office:value-type="float" office:value="3841396">
            <text:p>3841396</text:p>
          </table:table-cell>
          <table:table-cell/>
          <table:table-cell table:style-name="ce3" table:formula="of:=[.B22]/[.B$40]" office:value-type="percentage" office:value="0.0677078383543996">
            <text:p>6,77%</text:p>
          </table:table-cell>
          <table:table-cell table:style-name="ce3" table:formula="of:=[.C22]/[.C$40]" office:value-type="percentage" office:value="0.0649886727606997">
            <text:p>6,50%</text:p>
          </table:table-cell>
          <table:table-cell table:style-name="ce3" table:formula="of:=[.D22]/[.D$40]" office:value-type="percentage" office:value="0.0548706344132911">
            <text:p>5,49%</text:p>
          </table:table-cell>
          <table:table-cell table:style-name="ce3" table:formula="of:=[.E22]/[.E$40]" office:value-type="percentage" office:value="0.0624310308582439">
            <text:p>6,24%</text:p>
          </table:table-cell>
          <table:table-cell table:style-name="ce3" table:formula="of:=SUM([.G22:.J22])/5" office:value-type="percentage" office:value="0.0499996352773269">
            <text:p>5,00%</text:p>
          </table:table-cell>
          <table:table-cell table:style-name="ce3" table:formula="of:=SUMPRODUCT([.B$1:.E$1];[.G22:.J22])" office:value-type="percentage" office:value="0.0640253260333321">
            <text:p>6,40%</text:p>
          </table:table-cell>
        </table:table-row>
        <table:table-row table:style-name="ro1">
          <table:table-cell office:value-type="string">
            <text:p>s</text:p>
          </table:table-cell>
          <table:table-cell table:style-name="ce5" table:formula="of:=VLOOKUP([.A23];[corpusies.A$1:.M$35];2;0)" office:value-type="float" office:value="45314">
            <text:p>45314</text:p>
          </table:table-cell>
          <table:table-cell table:style-name="ce5" table:formula="of:=VLOOKUP([.A23];[corpuscat.A$1:.M$35];2;0)" office:value-type="float" office:value="1177315">
            <text:p>1177315</text:p>
          </table:table-cell>
          <table:table-cell table:style-name="ce5" table:formula="of:=VLOOKUP([.A23];[corpusen.A$1:.K$35];2;0)" office:value-type="float" office:value="533539">
            <text:p>533539</text:p>
          </table:table-cell>
          <table:table-cell table:style-name="ce5" table:formula="of:=VLOOKUP([.A23];[corpuses.A$1:.M$350];2;0)" office:value-type="float" office:value="4154891">
            <text:p>4154891</text:p>
          </table:table-cell>
          <table:table-cell/>
          <table:table-cell table:style-name="ce3" table:formula="of:=[.B23]/[.B$40]" office:value-type="percentage" office:value="0.0683564964617963">
            <text:p>6,84%</text:p>
          </table:table-cell>
          <table:table-cell table:style-name="ce3" table:formula="of:=[.C23]/[.C$40]" office:value-type="percentage" office:value="0.0715033309389872">
            <text:p>7,15%</text:p>
          </table:table-cell>
          <table:table-cell table:style-name="ce3" table:formula="of:=[.D23]/[.D$40]" office:value-type="percentage" office:value="0.0591718410979007">
            <text:p>5,92%</text:p>
          </table:table-cell>
          <table:table-cell table:style-name="ce3" table:formula="of:=[.E23]/[.E$40]" office:value-type="percentage" office:value="0.0675260057108509">
            <text:p>6,75%</text:p>
          </table:table-cell>
          <table:table-cell table:style-name="ce3" table:formula="of:=SUM([.G23:.J23])/5" office:value-type="percentage" office:value="0.053311534841907">
            <text:p>5,33%</text:p>
          </table:table-cell>
          <table:table-cell table:style-name="ce3" table:formula="of:=SUMPRODUCT([.B$1:.E$1];[.G23:.J23])" office:value-type="percentage" office:value="0.0681329340432804">
            <text:p>6,81%</text:p>
          </table:table-cell>
        </table:table-row>
        <table:table-row table:style-name="ro1">
          <table:table-cell office:value-type="string">
            <text:p>t</text:p>
          </table:table-cell>
          <table:table-cell table:style-name="ce5" table:formula="of:=VLOOKUP([.A24];[corpusies.A$1:.M$35];2;0)" office:value-type="float" office:value="43283">
            <text:p>43283</text:p>
          </table:table-cell>
          <table:table-cell table:style-name="ce5" table:formula="of:=VLOOKUP([.A24];[corpuscat.A$1:.M$35];2;0)" office:value-type="float" office:value="940505">
            <text:p>940505</text:p>
          </table:table-cell>
          <table:table-cell table:style-name="ce5" table:formula="of:=VLOOKUP([.A24];[corpusen.A$1:.K$35];2;0)" office:value-type="float" office:value="814137">
            <text:p>814137</text:p>
          </table:table-cell>
          <table:table-cell table:style-name="ce5" table:formula="of:=VLOOKUP([.A24];[corpuses.A$1:.M$350];2;0)" office:value-type="float" office:value="2756800">
            <text:p>2756800</text:p>
          </table:table-cell>
          <table:table-cell/>
          <table:table-cell table:style-name="ce3" table:formula="of:=[.B24]/[.B$40]" office:value-type="percentage" office:value="0.065292718284767">
            <text:p>6,53%</text:p>
          </table:table-cell>
          <table:table-cell table:style-name="ce3" table:formula="of:=[.C24]/[.C$40]" office:value-type="percentage" office:value="0.0571208557308555">
            <text:p>5,71%</text:p>
          </table:table-cell>
          <table:table-cell table:style-name="ce3" table:formula="of:=[.D24]/[.D$40]" office:value-type="percentage" office:value="0.090291403619832">
            <text:p>9,03%</text:p>
          </table:table-cell>
          <table:table-cell table:style-name="ce3" table:formula="of:=[.E24]/[.E$40]" office:value-type="percentage" office:value="0.0448039894533151">
            <text:p>4,48%</text:p>
          </table:table-cell>
          <table:table-cell table:style-name="ce3" table:formula="of:=SUM([.G24:.J24])/5" office:value-type="percentage" office:value="0.0515017934177539">
            <text:p>5,15%</text:p>
          </table:table-cell>
          <table:table-cell table:style-name="ce3" table:formula="of:=SUMPRODUCT([.B$1:.E$1];[.G24:.J24])" office:value-type="percentage" office:value="0.0591944094026645">
            <text:p>5,92%</text:p>
          </table:table-cell>
        </table:table-row>
        <table:table-row table:style-name="ro1">
          <table:table-cell office:value-type="string">
            <text:p>u</text:p>
          </table:table-cell>
          <table:table-cell table:style-name="ce5" table:formula="of:=VLOOKUP([.A25];[corpusies.A$1:.M$35];2;0)" office:value-type="float" office:value="25306">
            <text:p>25306</text:p>
          </table:table-cell>
          <table:table-cell table:style-name="ce5" table:formula="of:=VLOOKUP([.A25];[corpuscat.A$1:.M$35];2;0)" office:value-type="float" office:value="596832">
            <text:p>596832</text:p>
          </table:table-cell>
          <table:table-cell table:style-name="ce5" table:formula="of:=VLOOKUP([.A25];[corpusen.A$1:.K$35];2;0)" office:value-type="float" office:value="252205">
            <text:p>252205</text:p>
          </table:table-cell>
          <table:table-cell table:style-name="ce5" table:formula="of:=VLOOKUP([.A25];[corpuses.A$1:.M$350];2;0)" office:value-type="float" office:value="2297957">
            <text:p>2297957</text:p>
          </table:table-cell>
          <table:table-cell/>
          <table:table-cell table:style-name="ce3" table:formula="of:=[.B25]/[.B$40]" office:value-type="percentage" office:value="0.0381742838739069">
            <text:p>3,82%</text:p>
          </table:table-cell>
          <table:table-cell table:style-name="ce3" table:formula="of:=[.C25]/[.C$40]" office:value-type="percentage" office:value="0.0362481375086341">
            <text:p>3,62%</text:p>
          </table:table-cell>
          <table:table-cell table:style-name="ce3" table:formula="of:=[.D25]/[.D$40]" office:value-type="percentage" office:value="0.0279706529121508">
            <text:p>2,80%</text:p>
          </table:table-cell>
          <table:table-cell table:style-name="ce3" table:formula="of:=[.E25]/[.E$40]" office:value-type="percentage" office:value="0.0373467938160808">
            <text:p>3,73%</text:p>
          </table:table-cell>
          <table:table-cell table:style-name="ce3" table:formula="of:=SUM([.G25:.J25])/5" office:value-type="percentage" office:value="0.0279479736221545">
            <text:p>2,79%</text:p>
          </table:table-cell>
          <table:table-cell table:style-name="ce3" table:formula="of:=SUMPRODUCT([.B$1:.E$1];[.G25:.J25])" office:value-type="percentage" office:value="0.0363278298508016">
            <text:p>3,63%</text:p>
          </table:table-cell>
        </table:table-row>
        <table:table-row table:style-name="ro1">
          <table:table-cell office:value-type="string">
            <text:p>v</text:p>
          </table:table-cell>
          <table:table-cell table:style-name="ce5" table:formula="of:=VLOOKUP([.A26];[corpusies.A$1:.M$35];2;0)" office:value-type="float" office:value="6804">
            <text:p>6804</text:p>
          </table:table-cell>
          <table:table-cell table:style-name="ce5" table:formula="of:=VLOOKUP([.A26];[corpuscat.A$1:.M$35];2;0)" office:value-type="float" office:value="227863">
            <text:p>227863</text:p>
          </table:table-cell>
          <table:table-cell table:style-name="ce5" table:formula="of:=VLOOKUP([.A26];[corpusen.A$1:.K$35];2;0)" office:value-type="float" office:value="83826">
            <text:p>83826</text:p>
          </table:table-cell>
          <table:table-cell table:style-name="ce5" table:formula="of:=VLOOKUP([.A26];[corpuses.A$1:.M$350];2;0)" office:value-type="float" office:value="579646">
            <text:p>579646</text:p>
          </table:table-cell>
          <table:table-cell/>
          <table:table-cell table:style-name="ce3" table:formula="of:=[.B26]/[.B$40]" office:value-type="percentage" office:value="0.0102638831691323">
            <text:p>1,03%</text:p>
          </table:table-cell>
          <table:table-cell table:style-name="ce3" table:formula="of:=[.C26]/[.C$40]" office:value-type="percentage" office:value="0.0138390859691335">
            <text:p>1,38%</text:p>
          </table:table-cell>
          <table:table-cell table:style-name="ce3" table:formula="of:=[.D26]/[.D$40]" office:value-type="percentage" office:value="0.00929667512941438">
            <text:p>0,93%</text:p>
          </table:table-cell>
          <table:table-cell table:style-name="ce3" table:formula="of:=[.E26]/[.E$40]" office:value-type="percentage" office:value="0.00942050684513069">
            <text:p>0,94%</text:p>
          </table:table-cell>
          <table:table-cell table:style-name="ce3" table:formula="of:=SUM([.G26:.J26])/5" office:value-type="percentage" office:value="0.00856403022256218">
            <text:p>0,86%</text:p>
          </table:table-cell>
          <table:table-cell table:style-name="ce3" table:formula="of:=SUMPRODUCT([.B$1:.E$1];[.G26:.J26])" office:value-type="percentage" office:value="0.0109867103079604">
            <text:p>1,10%</text:p>
          </table:table-cell>
        </table:table-row>
        <table:table-row table:style-name="ro1">
          <table:table-cell office:value-type="string">
            <text:p>w</text:p>
          </table:table-cell>
          <table:table-cell table:style-name="ce5" table:formula="of:=VLOOKUP([.A27];[corpusies.A$1:.M$35];2;0)" office:value-type="float" office:value="1103">
            <text:p>1103</text:p>
          </table:table-cell>
          <table:table-cell table:style-name="ce5" table:formula="of:=VLOOKUP([.A27];[corpuscat.A$1:.M$35];2;0)" office:value-type="float" office:value="13265">
            <text:p>13265</text:p>
          </table:table-cell>
          <table:table-cell table:style-name="ce5" table:formula="of:=VLOOKUP([.A27];[corpusen.A$1:.K$35];2;0)" office:value-type="float" office:value="201289">
            <text:p>201289</text:p>
          </table:table-cell>
          <table:table-cell table:style-name="ce5" table:formula="of:=VLOOKUP([.A27];[corpuses.A$1:.M$350];2;0)" office:value-type="float" office:value="82871">
            <text:p>82871</text:p>
          </table:table-cell>
          <table:table-cell/>
          <table:table-cell table:style-name="ce3" table:formula="of:=[.B27]/[.B$40]" office:value-type="percentage" office:value="0.00166388347083377">
            <text:p>0,17%</text:p>
          </table:table-cell>
          <table:table-cell table:style-name="ce3" table:formula="of:=[.C27]/[.C$40]" office:value-type="percentage" office:value="0.000805639684286419">
            <text:p>0,08%</text:p>
          </table:table-cell>
          <table:table-cell table:style-name="ce3" table:formula="of:=[.D27]/[.D$40]" office:value-type="percentage" office:value="0.0223238427233161">
            <text:p>2,23%</text:p>
          </table:table-cell>
          <table:table-cell table:style-name="ce3" table:formula="of:=[.E27]/[.E$40]" office:value-type="percentage" office:value="0.00134683379642545">
            <text:p>0,13%</text:p>
          </table:table-cell>
          <table:table-cell table:style-name="ce3" table:formula="of:=SUM([.G27:.J27])/5" office:value-type="percentage" office:value="0.00522803993497234">
            <text:p>0,52%</text:p>
          </table:table-cell>
          <table:table-cell table:style-name="ce3" table:formula="of:=SUMPRODUCT([.B$1:.E$1];[.G27:.J27])" office:value-type="percentage" office:value="0.0033772913577953">
            <text:p>0,34%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5" table:formula="of:=VLOOKUP([.A28];[corpusies.A$1:.M$35];2;0)" office:value-type="float" office:value="5837">
            <text:p>5837</text:p>
          </table:table-cell>
          <table:table-cell table:style-name="ce5" table:formula="of:=VLOOKUP([.A28];[corpuscat.A$1:.M$35];2;0)" office:value-type="float" office:value="83941">
            <text:p>83941</text:p>
          </table:table-cell>
          <table:table-cell table:style-name="ce5" table:formula="of:=VLOOKUP([.A28];[corpusen.A$1:.K$35];2;0)" office:value-type="float" office:value="9138">
            <text:p>9138</text:p>
          </table:table-cell>
          <table:table-cell table:style-name="ce5" table:formula="of:=VLOOKUP([.A28];[corpuses.A$1:.M$350];2;0)" office:value-type="float" office:value="130959">
            <text:p>130959</text:p>
          </table:table-cell>
          <table:table-cell/>
          <table:table-cell table:style-name="ce3" table:formula="of:=[.B28]/[.B$40]" office:value-type="percentage" office:value="0.00880515668110308">
            <text:p>0,88%</text:p>
          </table:table-cell>
          <table:table-cell table:style-name="ce3" table:formula="of:=[.C28]/[.C$40]" office:value-type="percentage" office:value="0.0050980927809036">
            <text:p>0,51%</text:p>
          </table:table-cell>
          <table:table-cell table:style-name="ce3" table:formula="of:=[.D28]/[.D$40]" office:value-type="percentage" office:value="0.00101344472278993">
            <text:p>0,10%</text:p>
          </table:table-cell>
          <table:table-cell table:style-name="ce3" table:formula="of:=[.E28]/[.E$40]" office:value-type="percentage" office:value="0.00212836827293119">
            <text:p>0,21%</text:p>
          </table:table-cell>
          <table:table-cell table:style-name="ce3" table:formula="of:=SUM([.G28:.J28])/5" office:value-type="percentage" office:value="0.00340901249154556">
            <text:p>0,34%</text:p>
          </table:table-cell>
          <table:table-cell table:style-name="ce3" table:formula="of:=SUMPRODUCT([.B$1:.E$1];[.G28:.J28])" office:value-type="percentage" office:value="0.00491082979276035">
            <text:p>0,49%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5" table:formula="of:=VLOOKUP([.A29];[corpusies.A$1:.M$35];2;0)" office:value-type="float" office:value="1704">
            <text:p>1704</text:p>
          </table:table-cell>
          <table:table-cell table:style-name="ce5" table:formula="of:=VLOOKUP([.A29];[corpuscat.A$1:.M$35];2;0)" office:value-type="float" office:value="58166">
            <text:p>58166</text:p>
          </table:table-cell>
          <table:table-cell table:style-name="ce5" table:formula="of:=VLOOKUP([.A29];[corpusen.A$1:.K$35];2;0)" office:value-type="float" office:value="176040">
            <text:p>176040</text:p>
          </table:table-cell>
          <table:table-cell table:style-name="ce5" table:formula="of:=VLOOKUP([.A29];[corpuses.A$1:.M$350];2;0)" office:value-type="float" office:value="543111">
            <text:p>543111</text:p>
          </table:table-cell>
          <table:table-cell/>
          <table:table-cell table:style-name="ce3" table:formula="of:=[.B29]/[.B$40]" office:value-type="percentage" office:value="0.00257049631396259">
            <text:p>0,26%</text:p>
          </table:table-cell>
          <table:table-cell table:style-name="ce3" table:formula="of:=[.C29]/[.C$40]" office:value-type="percentage" office:value="0.00353266776300066">
            <text:p>0,35%</text:p>
          </table:table-cell>
          <table:table-cell table:style-name="ce3" table:formula="of:=[.D29]/[.D$40]" office:value-type="percentage" office:value="0.0195236166557167">
            <text:p>1,95%</text:p>
          </table:table-cell>
          <table:table-cell table:style-name="ce3" table:formula="of:=[.E29]/[.E$40]" office:value-type="percentage" office:value="0.00882673371879694">
            <text:p>0,88%</text:p>
          </table:table-cell>
          <table:table-cell table:style-name="ce3" table:formula="of:=SUM([.G29:.J29])/5" office:value-type="percentage" office:value="0.00689070289029538">
            <text:p>0,69%</text:p>
          </table:table-cell>
          <table:table-cell table:style-name="ce3" table:formula="of:=SUMPRODUCT([.B$1:.E$1];[.G29:.J29])" office:value-type="percentage" office:value="0.00643133100429973">
            <text:p>0,64%</text:p>
          </table:table-cell>
        </table:table-row>
        <table:table-row table:style-name="ro1">
          <table:table-cell office:value-type="string">
            <text:p>z</text:p>
          </table:table-cell>
          <table:table-cell table:style-name="ce5" table:formula="of:=VLOOKUP([.A30];[corpusies.A$1:.M$35];2;0)" office:value-type="float" office:value="838">
            <text:p>838</text:p>
          </table:table-cell>
          <table:table-cell table:style-name="ce5" table:formula="of:=VLOOKUP([.A30];[corpuscat.A$1:.M$35];2;0)" office:value-type="float" office:value="27054">
            <text:p>27054</text:p>
          </table:table-cell>
          <table:table-cell table:style-name="ce5" table:formula="of:=VLOOKUP([.A30];[corpusen.A$1:.K$35];2;0)" office:value-type="float" office:value="5037">
            <text:p>5037</text:p>
          </table:table-cell>
          <table:table-cell table:style-name="ce5" table:formula="of:=VLOOKUP([.A30];[corpuses.A$1:.M$350];2;0)" office:value-type="float" office:value="231285">
            <text:p>231285</text:p>
          </table:table-cell>
          <table:table-cell/>
          <table:table-cell table:style-name="ce3" table:formula="of:=[.B30]/[.B$40]" office:value-type="percentage" office:value="0.00126412905581024">
            <text:p>0,13%</text:p>
          </table:table-cell>
          <table:table-cell table:style-name="ce3" table:formula="of:=[.C30]/[.C$40]" office:value-type="percentage" office:value="0.00164310410996493">
            <text:p>0,16%</text:p>
          </table:table-cell>
          <table:table-cell table:style-name="ce3" table:formula="of:=[.D30]/[.D$40]" office:value-type="percentage" office:value="0.000558625636757811">
            <text:p>0,06%</text:p>
          </table:table-cell>
          <table:table-cell table:style-name="ce3" table:formula="of:=[.E30]/[.E$40]" office:value-type="percentage" office:value="0.00375888374227727">
            <text:p>0,38%</text:p>
          </table:table-cell>
          <table:table-cell table:style-name="ce3" table:formula="of:=SUM([.G30:.J30])/5" office:value-type="percentage" office:value="0.00144494850896205">
            <text:p>0,14%</text:p>
          </table:table-cell>
          <table:table-cell table:style-name="ce3" table:formula="of:=SUMPRODUCT([.B$1:.E$1];[.G30:.J30])" office:value-type="percentage" office:value="0.00205569763609151">
            <text:p>0,21%</text:p>
          </table:table-cell>
        </table:table-row>
        <table:table-row table:style-name="ro1">
          <table:table-cell office:value-type="string">
            <text:p>dot</text:p>
          </table:table-cell>
          <table:table-cell table:style-name="ce5" table:formula="of:=VLOOKUP([.A31];[corpusies.A$1:.M$35];2;0)" office:value-type="float" office:value="10009">
            <text:p>10009</text:p>
          </table:table-cell>
          <table:table-cell table:style-name="ce5" table:formula="of:=VLOOKUP([.A31];[corpuscat.A$1:.M$35];2;0)" office:value-type="float" office:value="201302">
            <text:p>201302</text:p>
          </table:table-cell>
          <table:table-cell table:style-name="ce5" table:formula="of:=VLOOKUP([.A31];[corpusen.A$1:.K$35];2;0)" office:value-type="float" office:value="81737">
            <text:p>81737</text:p>
          </table:table-cell>
          <table:table-cell table:style-name="ce5" table:formula="of:=VLOOKUP([.A31];[corpuses.A$1:.M$350];2;0)" office:value-type="float" office:value="724219">
            <text:p>724219</text:p>
          </table:table-cell>
          <table:table-cell/>
          <table:table-cell table:style-name="ce3" table:formula="of:=[.B31]/[.B$40]" office:value-type="percentage" office:value="0.0150986488300772">
            <text:p>1,51%</text:p>
          </table:table-cell>
          <table:table-cell table:style-name="ce3" table:formula="of:=[.C31]/[.C$40]" office:value-type="percentage" office:value="0.0122259238391425">
            <text:p>1,22%</text:p>
          </table:table-cell>
          <table:table-cell table:style-name="ce3" table:formula="of:=[.D31]/[.D$40]" office:value-type="percentage" office:value="0.00906499576566869">
            <text:p>0,91%</text:p>
          </table:table-cell>
          <table:table-cell table:style-name="ce3" table:formula="of:=[.E31]/[.E$40]" office:value-type="percentage" office:value="0.0117701321959846">
            <text:p>1,18%</text:p>
          </table:table-cell>
          <table:table-cell table:style-name="ce3" table:formula="of:=SUM([.G31:.J31])/5" office:value-type="percentage" office:value="0.0096319401261746">
            <text:p>0,96%</text:p>
          </table:table-cell>
          <table:table-cell table:style-name="ce3" table:formula="of:=SUMPRODUCT([.B$1:.E$1];[.G31:.J31])" office:value-type="percentage" office:value="0.0126349110361282">
            <text:p>1,26%</text:p>
          </table:table-cell>
        </table:table-row>
        <table:table-row table:style-name="ro1">
          <table:table-cell office:value-type="string">
            <text:p>coma</text:p>
          </table:table-cell>
          <table:table-cell table:style-name="ce5" table:formula="of:=VLOOKUP([.A32];[corpusies.A$1:.M$35];2;0)" office:value-type="float" office:value="5936">
            <text:p>5936</text:p>
          </table:table-cell>
          <table:table-cell table:style-name="ce5" table:formula="of:=VLOOKUP([.A32];[corpuscat.A$1:.M$35];2;0)" office:value-type="float" office:value="200429">
            <text:p>200429</text:p>
          </table:table-cell>
          <table:table-cell table:style-name="ce5" table:formula="of:=VLOOKUP([.A32];[corpusen.A$1:.K$35];2;0)" office:value-type="float" office:value="192368">
            <text:p>192368</text:p>
          </table:table-cell>
          <table:table-cell table:style-name="ce5" table:formula="of:=VLOOKUP([.A32];[corpuses.A$1:.M$350];2;0)" office:value-type="float" office:value="740004">
            <text:p>740004</text:p>
          </table:table-cell>
          <table:table-cell/>
          <table:table-cell table:style-name="ce3" table:formula="of:=[.B32]/[.B$40]" office:value-type="percentage" office:value="0.00895449889652696">
            <text:p>0,90%</text:p>
          </table:table-cell>
          <table:table-cell table:style-name="ce3" table:formula="of:=[.C32]/[.C$40]" office:value-type="percentage" office:value="0.0121729028482354">
            <text:p>1,22%</text:p>
          </table:table-cell>
          <table:table-cell table:style-name="ce3" table:formula="of:=[.D32]/[.D$40]" office:value-type="percentage" office:value="0.0213344642628204">
            <text:p>2,13%</text:p>
          </table:table-cell>
          <table:table-cell table:style-name="ce3" table:formula="of:=[.E32]/[.E$40]" office:value-type="percentage" office:value="0.0120266727406453">
            <text:p>1,20%</text:p>
          </table:table-cell>
          <table:table-cell table:style-name="ce3" table:formula="of:=SUM([.G32:.J32])/5" office:value-type="percentage" office:value="0.0108977077496456">
            <text:p>1,09%</text:p>
          </table:table-cell>
          <table:table-cell table:style-name="ce3" table:formula="of:=SUMPRODUCT([.B$1:.E$1];[.G32:.J32])" office:value-type="percentage" office:value="0.0120796687719043">
            <text:p>1,21%</text:p>
          </table:table-cell>
        </table:table-row>
        <table:table-row table:style-name="ro1">
          <table:table-cell office:value-type="string">
            <text:p>plus</text:p>
          </table:table-cell>
          <table:table-cell table:style-name="ce5" table:formula="of:=VLOOKUP([.A33];[corpusies.A$1:.M$35];2;0)" office:value-type="float" office:value="1193">
            <text:p>1193</text:p>
          </table:table-cell>
          <table:table-cell table:style-name="ce5" table:formula="of:=VLOOKUP([.A33];[corpuscat.A$1:.M$35];2;0)" office:value-type="float" office:value="587">
            <text:p>587</text:p>
          </table:table-cell>
          <table:table-cell table:style-name="ce5" table:formula="of:=VLOOKUP([.A33];[corpusen.A$1:.K$35];2;0)" office:value-type="float" office:value="1">
            <text:p>1</text:p>
          </table:table-cell>
          <table:table-cell table:style-name="ce5" table:formula="of:=VLOOKUP([.A33];[corpuses.A$1:.M$350];2;0)" office:value-type="float" office:value="1590">
            <text:p>1590</text:p>
          </table:table-cell>
          <table:table-cell/>
          <table:table-cell table:style-name="ce3" table:formula="of:=[.B33]/[.B$40]" office:value-type="percentage" office:value="0.00179964912121912">
            <text:p>0,18%</text:p>
          </table:table-cell>
          <table:table-cell table:style-name="ce3" table:formula="of:=[.C33]/[.C$40]" office:value-type="percentage" office:value="0.0000356509984678573">
            <text:p>0,00%</text:p>
          </table:table-cell>
          <table:table-cell table:style-name="ce3" table:formula="of:=[.D33]/[.D$40]" office:value-type="percentage" office:value="0.000000110904434535996">
            <text:p>0,00%</text:p>
          </table:table-cell>
          <table:table-cell table:style-name="ce3" table:formula="of:=[.E33]/[.E$40]" office:value-type="percentage" office:value="0.0000258409544510922">
            <text:p>0,00%</text:p>
          </table:table-cell>
          <table:table-cell table:style-name="ce3" table:formula="of:=SUM([.G33:.J33])/5" office:value-type="percentage" office:value="0.00037225039571452">
            <text:p>0,04%</text:p>
          </table:table-cell>
          <table:table-cell table:style-name="ce3" table:formula="of:=SUMPRODUCT([.B$1:.E$1];[.G33:.J33])" office:value-type="percentage" office:value="0.000558353412684873">
            <text:p>0,06%</text:p>
          </table:table-cell>
        </table:table-row>
        <table:table-row table:style-name="ro1">
          <table:table-cell office:value-type="string">
            <text:p>minus</text:p>
          </table:table-cell>
          <table:table-cell table:style-name="ce5" table:formula="of:=VLOOKUP([.A34];[corpusies.A$1:.M$35];2;0)" office:value-type="float" office:value="17587">
            <text:p>17587</text:p>
          </table:table-cell>
          <table:table-cell table:style-name="ce5" table:formula="of:=VLOOKUP([.A34];[corpuscat.A$1:.M$35];2;0)" office:value-type="float" office:value="50443">
            <text:p>50443</text:p>
          </table:table-cell>
          <table:table-cell table:style-name="ce5" table:formula="of:=VLOOKUP([.A34];[corpusen.A$1:.K$35];2;0)" office:value-type="float" office:value="18449">
            <text:p>18449</text:p>
          </table:table-cell>
          <table:table-cell table:style-name="ce5" table:formula="of:=VLOOKUP([.A34];[corpuses.A$1:.M$350];2;0)" office:value-type="float" office:value="97163">
            <text:p>97163</text:p>
          </table:table-cell>
          <table:table-cell/>
          <table:table-cell table:style-name="ce3" table:formula="of:=[.B34]/[.B$40]" office:value-type="percentage" office:value="0.0265301165925235">
            <text:p>2,65%</text:p>
          </table:table-cell>
          <table:table-cell table:style-name="ce3" table:formula="of:=[.C34]/[.C$40]" office:value-type="percentage" office:value="0.00306361723290311">
            <text:p>0,31%</text:p>
          </table:table-cell>
          <table:table-cell table:style-name="ce3" table:formula="of:=[.D34]/[.D$40]" office:value-type="percentage" office:value="0.00204607591275459">
            <text:p>0,20%</text:p>
          </table:table-cell>
          <table:table-cell table:style-name="ce3" table:formula="of:=[.E34]/[.E$40]" office:value-type="percentage" office:value="0.00157910984737829">
            <text:p>0,16%</text:p>
          </table:table-cell>
          <table:table-cell table:style-name="ce3" table:formula="of:=SUM([.G34:.J34])/5" office:value-type="percentage" office:value="0.0066437839171119">
            <text:p>0,66%</text:p>
          </table:table-cell>
          <table:table-cell table:style-name="ce3" table:formula="of:=SUMPRODUCT([.B$1:.E$1];[.G34:.J34])" office:value-type="percentage" office:value="0.00955646069311694">
            <text:p>0,96%</text:p>
          </table:table-cell>
        </table:table-row>
        <table:table-row table:style-name="ro1">
          <table:table-cell office:value-type="string">
            <text:p>&lt;</text:p>
          </table:table-cell>
          <table:table-cell table:style-name="ce5" table:formula="of:=VLOOKUP([.A35];[corpusies.A$1:.M$35];2;0)" office:value-type="float" office:value="569">
            <text:p>569</text:p>
          </table:table-cell>
          <table:table-cell table:style-name="ce5" table:formula="of:=VLOOKUP([.A35];[corpuscat.A$1:.M$35];2;0)" office:value-type="float" office:value="29">
            <text:p>29</text:p>
          </table:table-cell>
          <table:table-cell table:style-name="ce5" table:formula="of:=VLOOKUP([.A35];[corpusen.A$1:.K$35];2;0)" office:value-type="float" office:value="2">
            <text:p>2</text:p>
          </table:table-cell>
          <table:table-cell table:style-name="ce5" table:formula="of:=VLOOKUP([.A35];[corpuses.A$1:.M$350];2;0)" office:value-type="float" office:value="158">
            <text:p>158</text:p>
          </table:table-cell>
          <table:table-cell/>
          <table:table-cell table:style-name="ce3" table:formula="of:=[.B35]/[.B$40]" office:value-type="percentage" office:value="0.000858340611880701">
            <text:p>0,09%</text:p>
          </table:table-cell>
          <table:table-cell table:style-name="ce3" table:formula="of:=[.C35]/[.C$40]" office:value-type="percentage" office:value="0.00000176129293963861">
            <text:p>0,00%</text:p>
          </table:table-cell>
          <table:table-cell table:style-name="ce3" table:formula="of:=[.D35]/[.D$40]" office:value-type="percentage" office:value="0.000000221808869071992">
            <text:p>0,00%</text:p>
          </table:table-cell>
          <table:table-cell table:style-name="ce3" table:formula="of:=[.E35]/[.E$40]" office:value-type="percentage" office:value="0.00000256784327249847">
            <text:p>0,00%</text:p>
          </table:table-cell>
          <table:table-cell table:style-name="ce3" table:formula="of:=SUM([.G35:.J35])/5" office:value-type="percentage" office:value="0.000172578311392382">
            <text:p>0,02%</text:p>
          </table:table-cell>
          <table:table-cell table:style-name="ce3" table:formula="of:=SUMPRODUCT([.B$1:.E$1];[.G35:.J35])" office:value-type="percentage" office:value="0.000258823105314759">
            <text:p>0,03%</text:p>
          </table:table-cell>
        </table:table-row>
        <table:table-row table:style-name="ro1">
          <table:table-cell office:value-type="string">
            <text:p>`</text:p>
          </table:table-cell>
          <table:table-cell table:style-name="ce5" table:formula="of:=VLOOKUP([.A36];[corpusies.A$1:.M$35];2;0)" office:value-type="float" office:value="4241">
            <text:p>4241</text:p>
          </table:table-cell>
          <table:table-cell table:style-name="ce5" table:formula="of:=VLOOKUP([.A36];[corpuscat.A$1:.M$35];2;0)" office:value-type="float" office:value="153184">
            <text:p>153184</text:p>
          </table:table-cell>
          <table:table-cell table:style-name="ce5" table:formula="of:=VLOOKUP([.A36];[corpusen.A$1:.K$35];2;0)" office:value-type="float" office:value="0">
            <text:p>0</text:p>
          </table:table-cell>
          <table:table-cell table:style-name="ce5" table:formula="of:=VLOOKUP([.A36];[corpuses.A$1:.M$350];2;0)" office:value-type="float" office:value="2867">
            <text:p>2867</text:p>
          </table:table-cell>
          <table:table-cell table:style-name="ce5"/>
          <table:table-cell table:style-name="ce3" table:formula="of:=[.B36]/[.B$40]" office:value-type="percentage" office:value="0.00639757914760291">
            <text:p>0,64%</text:p>
          </table:table-cell>
          <table:table-cell table:style-name="ce3" table:formula="of:=[.C36]/[.C$40]" office:value-type="percentage" office:value="0.00930351371260691">
            <text:p>0,93%</text:p>
          </table:table-cell>
          <table:table-cell table:style-name="ce3" table:formula="of:=[.D36]/[.D$40]" office:value-type="percentage" office:value="0">
            <text:p>0,00%</text:p>
          </table:table-cell>
          <table:table-cell table:style-name="ce3" table:formula="of:=[.E36]/[.E$40]" office:value-type="percentage" office:value="0.0000465949788750197">
            <text:p>0,00%</text:p>
          </table:table-cell>
          <table:table-cell table:style-name="ce3" table:formula="of:=SUM([.G36:.J36])/5" office:value-type="percentage" office:value="0.00314953756781697">
            <text:p>0,31%</text:p>
          </table:table-cell>
          <table:table-cell table:style-name="ce3" table:formula="of:=SUMPRODUCT([.B$1:.E$1];[.G36:.J36])" office:value-type="percentage" office:value="0.00472430635172545">
            <text:p>0,47%</text:p>
          </table:table-cell>
        </table:table-row>
        <table:table-row table:style-name="ro1">
          <table:table-cell office:value-type="string">
            <text:p>´</text:p>
          </table:table-cell>
          <table:table-cell table:style-name="ce5" table:formula="of:=VLOOKUP([.A37];[corpusies.A$1:.M$35];2;0)" office:value-type="float" office:value="6925">
            <text:p>6925</text:p>
          </table:table-cell>
          <table:table-cell table:style-name="ce5" table:formula="of:=VLOOKUP([.A37];[corpuscat.A$1:.M$35];2;0)" office:value-type="float" office:value="227115">
            <text:p>227115</text:p>
          </table:table-cell>
          <table:table-cell table:style-name="ce5" table:formula="of:=VLOOKUP([.A37];[corpusen.A$1:.K$35];2;0)" office:value-type="float" office:value="0">
            <text:p>0</text:p>
          </table:table-cell>
          <table:table-cell table:style-name="ce5" table:formula="of:=VLOOKUP([.A37];[corpuses.A$1:.M$350];2;0)" office:value-type="float" office:value="1142232">
            <text:p>1142232</text:p>
          </table:table-cell>
          <table:table-cell table:style-name="ce5"/>
          <table:table-cell table:style-name="ce3" table:formula="of:=[.B37]/[.B$40]" office:value-type="percentage" office:value="0.0104464125435393">
            <text:p>1,04%</text:p>
          </table:table-cell>
          <table:table-cell table:style-name="ce3" table:formula="of:=[.C37]/[.C$40]" office:value-type="percentage" office:value="0.0137936567581387">
            <text:p>1,38%</text:p>
          </table:table-cell>
          <table:table-cell table:style-name="ce3" table:formula="of:=[.D37]/[.D$40]" office:value-type="percentage" office:value="0">
            <text:p>0,00%</text:p>
          </table:table-cell>
          <table:table-cell table:style-name="ce3" table:formula="of:=[.E37]/[.E$40]" office:value-type="percentage" office:value="0.018563751625522">
            <text:p>1,86%</text:p>
          </table:table-cell>
          <table:table-cell table:style-name="ce3" table:formula="of:=SUM([.G37:.J37])/5" office:value-type="percentage" office:value="0.00856076418544">
            <text:p>0,86%</text:p>
          </table:table-cell>
          <table:table-cell table:style-name="ce3" table:formula="of:=SUMPRODUCT([.B$1:.E$1];[.G37:.J37])" office:value-type="percentage" office:value="0.01284114627816">
            <text:p>1,28%</text:p>
          </table:table-cell>
        </table:table-row>
        <table:table-row table:style-name="ro1" table:number-rows-repeated="2">
          <table:table-cell/>
          <table:table-cell table:style-name="ce5" table:number-columns-repeated="5"/>
          <table:table-cell table:style-name="ce3" table:number-columns-repeated="6"/>
        </table:table-row>
        <table:table-row table:style-name="ro1">
          <table:table-cell/>
          <table:table-cell table:formula="of:=SUM([.B3:.B37])" office:value-type="float" office:value="662907">
            <text:p>662907</text:p>
          </table:table-cell>
          <table:table-cell table:formula="of:=SUM([.C3:.C37])" office:value-type="float" office:value="16465177">
            <text:p>16465177</text:p>
          </table:table-cell>
          <table:table-cell table:formula="of:=SUM([.D3:.D37])" office:value-type="float" office:value="9016772">
            <text:p>9016772</text:p>
          </table:table-cell>
          <table:table-cell table:formula="of:=SUM([.E3:.E37])" office:value-type="float" office:value="61530235">
            <text:p>61530235</text:p>
          </table:table-cell>
          <table:table-cell table:style-name="ce5"/>
          <table:table-cell table:style-name="ce3" table:number-columns-repeated="6"/>
        </table:table-row>
        <table:table-row table:style-name="ro1">
          <table:table-cell/>
          <table:table-cell table:style-name="ce5" table:number-columns-repeated="5"/>
          <table:table-cell table:style-name="ce3" table:number-columns-repeated="6"/>
        </table:table-row>
        <table:table-row table:style-name="ro1" table:number-rows-repeated="37">
          <table:table-cell/>
          <table:table-cell table:style-name="ce4" table:number-columns-repeated="5"/>
          <table:table-cell table:number-columns-repeated="6"/>
        </table:table-row>
        <table:table-row table:style-name="ro1" table:number-rows-repeated="104849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alculs" table:style-name="ta1">
        <table:shapes>
          <draw:frame draw:z-index="0" draw:style-name="gr1" svg:width="27.524cm" svg:height="15.255cm" svg:x="0.091cm" svg:y="16.783cm">
            <draw:object draw:notify-on-update-of-ranges="calculs.A3:calculs.A37 calculs.G2:calculs.G2 calculs.G3:calculs.G3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8.004cm" svg:height="11.997cm" svg:x="0.183cm" svg:y="32.464cm">
            <draw:object draw:notify-on-update-of-ranges="calculs.A3:calculs.A37 calculs.B2:calculs.B2 calculs.B3:calculs.B37 calculs.C2:calculs.C2 calculs.C3:calculs.C37 calculs.D2:calculs.D2 calculs.D3:calculs.D37 calculs.E2:calculs.E2 calculs.E3:calculs.E3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number-columns-repeated="3" table:default-cell-style-name="Default"/>
        <table:table-row table:style-name="ro1">
          <table:table-cell/>
          <table:table-cell table:style-name="ce3" table:number-columns-repeated="5"/>
          <table:table-cell table:number-columns-repeated="4"/>
        </table:table-row>
        <table:table-row table:style-name="ro3">
          <table:table-cell/>
          <table:table-cell office:value-type="string">
            <text:p>ca1%</text:p>
          </table:table-cell>
          <table:table-cell office:value-type="string">
            <text:p>ca2%</text:p>
          </table:table-cell>
          <table:table-cell office:value-type="string">
            <text:p>en%</text:p>
          </table:table-cell>
          <table:table-cell office:value-type="string">
            <text:p>es%</text:p>
          </table:table-cell>
          <table:table-cell office:value-type="string">
            <text:p>avg</text:p>
          </table:table-cell>
          <table:table-cell office:value-type="string">
            <text:p>meuavg</text:p>
          </table:table-cell>
          <table:table-cell table:number-columns-repeated="3"/>
        </table:table-row>
        <table:table-row table:style-name="ro1">
          <table:table-cell office:value-type="string">
            <text:p>e</text:p>
          </table:table-cell>
          <table:table-cell table:style-name="ce3" office:value-type="percentage" office:value="0.125329797392394">
            <text:p>12,53%</text:p>
          </table:table-cell>
          <table:table-cell table:style-name="ce3" office:value-type="percentage" office:value="0.128685285314576">
            <text:p>12,87%</text:p>
          </table:table-cell>
          <table:table-cell table:style-name="ce3" office:value-type="percentage" office:value="0.120262439817709">
            <text:p>12,03%</text:p>
          </table:table-cell>
          <table:table-cell table:style-name="ce3" office:value-type="percentage" office:value="0.125011565452334">
            <text:p>12,50%</text:p>
          </table:table-cell>
          <table:table-cell table:style-name="ce3" office:value-type="percentage" office:value="0.0998578175954027">
            <text:p>9,99%</text:p>
          </table:table-cell>
          <table:table-cell table:style-name="ce3" office:value-type="percentage" office:value="0.125734238429562">
            <text:p>12,57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a</text:p>
          </table:table-cell>
          <table:table-cell table:style-name="ce3" office:value-type="percentage" office:value="0.100516362023632">
            <text:p>10,05%</text:p>
          </table:table-cell>
          <table:table-cell table:style-name="ce3" office:value-type="percentage" office:value="0.122051284356069">
            <text:p>12,21%</text:p>
          </table:table-cell>
          <table:table-cell table:style-name="ce3" office:value-type="percentage" office:value="0.0809651170063965">
            <text:p>8,10%</text:p>
          </table:table-cell>
          <table:table-cell table:style-name="ce3" office:value-type="percentage" office:value="0.1172043955301">
            <text:p>11,72%</text:p>
          </table:table-cell>
          <table:table-cell table:style-name="ce3" office:value-type="percentage" office:value="0.0841474317832395">
            <text:p>8,41%</text:p>
          </table:table-cell>
          <table:table-cell table:style-name="ce3" office:value-type="percentage" office:value="0.11002812427358">
            <text:p>11,00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i</text:p>
          </table:table-cell>
          <table:table-cell table:style-name="ce3" office:value-type="percentage" office:value="0.0719286415741575">
            <text:p>7,19%</text:p>
          </table:table-cell>
          <table:table-cell table:style-name="ce3" office:value-type="percentage" office:value="0.0734575158226359">
            <text:p>7,35%</text:p>
          </table:table-cell>
          <table:table-cell table:style-name="ce3" office:value-type="percentage" office:value="0.0640518580263536">
            <text:p>6,41%</text:p>
          </table:table-cell>
          <table:table-cell table:style-name="ce3" office:value-type="percentage" office:value="0.0683108556305693">
            <text:p>6,83%</text:p>
          </table:table-cell>
          <table:table-cell table:style-name="ce3" office:value-type="percentage" office:value="0.0555497742107432">
            <text:p>5,55%</text:p>
          </table:table-cell>
          <table:table-cell table:style-name="ce3" office:value-type="percentage" office:value="0.0705142897108441">
            <text:p>7,05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s</text:p>
          </table:table-cell>
          <table:table-cell table:style-name="ce3" office:value-type="percentage" office:value="0.0683564964617963">
            <text:p>6,84%</text:p>
          </table:table-cell>
          <table:table-cell table:style-name="ce3" office:value-type="percentage" office:value="0.0715033309389872">
            <text:p>7,15%</text:p>
          </table:table-cell>
          <table:table-cell table:style-name="ce3" office:value-type="percentage" office:value="0.0591718410979007">
            <text:p>5,92%</text:p>
          </table:table-cell>
          <table:table-cell table:style-name="ce3" office:value-type="percentage" office:value="0.0675260057108509">
            <text:p>6,75%</text:p>
          </table:table-cell>
          <table:table-cell table:style-name="ce3" office:value-type="percentage" office:value="0.053311534841907">
            <text:p>5,33%</text:p>
          </table:table-cell>
          <table:table-cell table:style-name="ce3" office:value-type="percentage" office:value="0.0681329340432804">
            <text:p>6,81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o</text:p>
          </table:table-cell>
          <table:table-cell table:style-name="ce3" office:value-type="percentage" office:value="0.0551057689841863">
            <text:p>5,51%</text:p>
          </table:table-cell>
          <table:table-cell table:style-name="ce3" office:value-type="percentage" office:value="0.0539408109612183">
            <text:p>5,39%</text:p>
          </table:table-cell>
          <table:table-cell table:style-name="ce3" office:value-type="percentage" office:value="0.072670907060753">
            <text:p>7,27%</text:p>
          </table:table-cell>
          <table:table-cell table:style-name="ce3" office:value-type="percentage" office:value="0.0852872575571993">
            <text:p>8,53%</text:p>
          </table:table-cell>
          <table:table-cell table:style-name="ce3" office:value-type="percentage" office:value="0.0534009489126714">
            <text:p>5,34%</text:p>
          </table:table-cell>
          <table:table-cell table:style-name="ce3" office:value-type="percentage" office:value="0.0655672419568565">
            <text:p>6,56%</text:p>
          </table:table-cell>
          <table:table-cell table:style-name="ce3" table:number-columns-repeated="3"/>
        </table:table-row>
        <table:table-row table:style-name="ro3">
          <table:table-cell office:value-type="string">
            <text:p>n</text:p>
          </table:table-cell>
          <table:table-cell table:style-name="ce3" office:value-type="percentage" office:value="0.0639320447664605">
            <text:p>6,39%</text:p>
          </table:table-cell>
          <table:table-cell table:style-name="ce3" office:value-type="percentage" office:value="0.0631304479751417">
            <text:p>6,31%</text:p>
          </table:table-cell>
          <table:table-cell table:style-name="ce3" office:value-type="percentage" office:value="0.0675309301377478">
            <text:p>6,75%</text:p>
          </table:table-cell>
          <table:table-cell table:style-name="ce3" office:value-type="percentage" office:value="0.0685555483413967">
            <text:p>6,86%</text:p>
          </table:table-cell>
          <table:table-cell table:style-name="ce3" office:value-type="percentage" office:value="0.0526297942441493">
            <text:p>5,26%</text:p>
          </table:table-cell>
          <table:table-cell table:style-name="ce3" office:value-type="percentage" office:value="0.0654385053386745">
            <text:p>6,54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r</text:p>
          </table:table-cell>
          <table:table-cell table:style-name="ce3" office:value-type="percentage" office:value="0.0677078383543996">
            <text:p>6,77%</text:p>
          </table:table-cell>
          <table:table-cell table:style-name="ce3" office:value-type="percentage" office:value="0.0649886727606997">
            <text:p>6,50%</text:p>
          </table:table-cell>
          <table:table-cell table:style-name="ce3" office:value-type="percentage" office:value="0.0548706344132911">
            <text:p>5,49%</text:p>
          </table:table-cell>
          <table:table-cell table:style-name="ce3" office:value-type="percentage" office:value="0.0624310308582439">
            <text:p>6,24%</text:p>
          </table:table-cell>
          <table:table-cell table:style-name="ce3" office:value-type="percentage" office:value="0.0499996352773269">
            <text:p>5,00%</text:p>
          </table:table-cell>
          <table:table-cell table:style-name="ce3" office:value-type="percentage" office:value="0.0640253260333321">
            <text:p>6,40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t</text:p>
          </table:table-cell>
          <table:table-cell table:style-name="ce3" office:value-type="percentage" office:value="0.065292718284767">
            <text:p>6,53%</text:p>
          </table:table-cell>
          <table:table-cell table:style-name="ce3" office:value-type="percentage" office:value="0.0571208557308555">
            <text:p>5,71%</text:p>
          </table:table-cell>
          <table:table-cell table:style-name="ce3" office:value-type="percentage" office:value="0.090291403619832">
            <text:p>9,03%</text:p>
          </table:table-cell>
          <table:table-cell table:style-name="ce3" office:value-type="percentage" office:value="0.0448039894533151">
            <text:p>4,48%</text:p>
          </table:table-cell>
          <table:table-cell table:style-name="ce3" office:value-type="percentage" office:value="0.0515017934177539">
            <text:p>5,15%</text:p>
          </table:table-cell>
          <table:table-cell table:style-name="ce3" office:value-type="percentage" office:value="0.0591944094026645">
            <text:p>5,92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l</text:p>
          </table:table-cell>
          <table:table-cell table:style-name="ce3" office:value-type="percentage" office:value="0.0478076110223606">
            <text:p>4,78%</text:p>
          </table:table-cell>
          <table:table-cell table:style-name="ce3" office:value-type="percentage" office:value="0.0613444362001089">
            <text:p>6,13%</text:p>
          </table:table-cell>
          <table:table-cell table:style-name="ce3" office:value-type="percentage" office:value="0.0345617034566251">
            <text:p>3,46%</text:p>
          </table:table-cell>
          <table:table-cell table:style-name="ce3" office:value-type="percentage" office:value="0.0531482449238167">
            <text:p>5,31%</text:p>
          </table:table-cell>
          <table:table-cell table:style-name="ce3" office:value-type="percentage" office:value="0.0393723991205822">
            <text:p>3,94%</text:p>
          </table:table-cell>
          <table:table-cell table:style-name="ce3" office:value-type="percentage" office:value="0.0521462579895484">
            <text:p>5,21%</text:p>
          </table:table-cell>
          <table:table-cell table:style-name="ce3" table:number-columns-repeated="3"/>
        </table:table-row>
        <table:table-row table:style-name="ro3">
          <table:table-cell office:value-type="string">
            <text:p>d</text:p>
          </table:table-cell>
          <table:table-cell table:style-name="ce3" office:value-type="percentage" office:value="0.0365285024897912">
            <text:p>3,65%</text:p>
          </table:table-cell>
          <table:table-cell table:style-name="ce3" office:value-type="percentage" office:value="0.0410847693893603">
            <text:p>4,11%</text:p>
          </table:table-cell>
          <table:table-cell table:style-name="ce3" office:value-type="percentage" office:value="0.0441154550652939">
            <text:p>4,41%</text:p>
          </table:table-cell>
          <table:table-cell table:style-name="ce3" office:value-type="percentage" office:value="0.0496288531971315">
            <text:p>4,96%</text:p>
          </table:table-cell>
          <table:table-cell table:style-name="ce3" office:value-type="percentage" office:value="0.0342715160283154">
            <text:p>3,43%</text:p>
          </table:table-cell>
          <table:table-cell table:style-name="ce3" office:value-type="percentage" office:value="0.0425841830294143">
            <text:p>4,26%</text:p>
          </table:table-cell>
          <table:table-cell table:style-name="ce3" table:number-columns-repeated="3"/>
        </table:table-row>
        <table:table-row table:style-name="ro3">
          <table:table-cell office:value-type="string">
            <text:p>c</text:p>
          </table:table-cell>
          <table:table-cell table:style-name="ce3" office:value-type="percentage" office:value="0.0418580585210294">
            <text:p>4,19%</text:p>
          </table:table-cell>
          <table:table-cell table:style-name="ce3" office:value-type="percentage" office:value="0.0380107666015373">
            <text:p>3,80%</text:p>
          </table:table-cell>
          <table:table-cell table:style-name="ce3" office:value-type="percentage" office:value="0.0202598002921666">
            <text:p>2,03%</text:p>
          </table:table-cell>
          <table:table-cell table:style-name="ce3" office:value-type="percentage" office:value="0.0426191448805616">
            <text:p>4,26%</text:p>
          </table:table-cell>
          <table:table-cell table:style-name="ce3" office:value-type="percentage" office:value="0.028549554059059">
            <text:p>2,85%</text:p>
          </table:table-cell>
          <table:table-cell table:style-name="ce3" office:value-type="percentage" office:value="0.0387723710301551">
            <text:p>3,88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u</text:p>
          </table:table-cell>
          <table:table-cell table:style-name="ce3" office:value-type="percentage" office:value="0.0381742838739069">
            <text:p>3,82%</text:p>
          </table:table-cell>
          <table:table-cell table:style-name="ce3" office:value-type="percentage" office:value="0.0362481375086341">
            <text:p>3,62%</text:p>
          </table:table-cell>
          <table:table-cell table:style-name="ce3" office:value-type="percentage" office:value="0.0279706529121508">
            <text:p>2,80%</text:p>
          </table:table-cell>
          <table:table-cell table:style-name="ce3" office:value-type="percentage" office:value="0.0373467938160808">
            <text:p>3,73%</text:p>
          </table:table-cell>
          <table:table-cell table:style-name="ce3" office:value-type="percentage" office:value="0.0279479736221545">
            <text:p>2,79%</text:p>
          </table:table-cell>
          <table:table-cell table:style-name="ce3" office:value-type="percentage" office:value="0.0363278298508016">
            <text:p>3,63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m</text:p>
          </table:table-cell>
          <table:table-cell table:style-name="ce3" office:value-type="percentage" office:value="0.0318189429286461">
            <text:p>3,18%</text:p>
          </table:table-cell>
          <table:table-cell table:style-name="ce3" office:value-type="percentage" office:value="0.0294533122844656">
            <text:p>2,95%</text:p>
          </table:table-cell>
          <table:table-cell table:style-name="ce3" office:value-type="percentage" office:value="0.0249500597331284">
            <text:p>2,50%</text:p>
          </table:table-cell>
          <table:table-cell table:style-name="ce3" office:value-type="percentage" office:value="0.0267820690104629">
            <text:p>2,68%</text:p>
          </table:table-cell>
          <table:table-cell table:style-name="ce3" office:value-type="percentage" office:value="0.0226008767913406">
            <text:p>2,26%</text:p>
          </table:table-cell>
          <table:table-cell table:style-name="ce3" office:value-type="percentage" office:value="0.0289113032403852">
            <text:p>2,89%</text:p>
          </table:table-cell>
          <table:table-cell table:style-name="ce3" table:number-columns-repeated="3"/>
        </table:table-row>
        <table:table-row table:style-name="ro3">
          <table:table-cell office:value-type="string">
            <text:p>p</text:p>
          </table:table-cell>
          <table:table-cell table:style-name="ce3" office:value-type="percentage" office:value="0.0296074713345914">
            <text:p>2,96%</text:p>
          </table:table-cell>
          <table:table-cell table:style-name="ce3" office:value-type="percentage" office:value="0.0254352564809962">
            <text:p>2,54%</text:p>
          </table:table-cell>
          <table:table-cell table:style-name="ce3" office:value-type="percentage" office:value="0.0143296292730924">
            <text:p>1,43%</text:p>
          </table:table-cell>
          <table:table-cell table:style-name="ce3" office:value-type="percentage" office:value="0.0244954695849935">
            <text:p>2,45%</text:p>
          </table:table-cell>
          <table:table-cell table:style-name="ce3" office:value-type="percentage" office:value="0.0187735653347347">
            <text:p>1,88%</text:p>
          </table:table-cell>
          <table:table-cell table:style-name="ce3" office:value-type="percentage" office:value="0.0252944221474836">
            <text:p>2,53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g</text:p>
          </table:table-cell>
          <table:table-cell table:style-name="ce3" office:value-type="percentage" office:value="0.0157141197784908">
            <text:p>1,57%</text:p>
          </table:table-cell>
          <table:table-cell table:style-name="ce3" office:value-type="percentage" office:value="0.0143584244493697">
            <text:p>1,44%</text:p>
          </table:table-cell>
          <table:table-cell table:style-name="ce3" office:value-type="percentage" office:value="0.0189448064118733">
            <text:p>1,89%</text:p>
          </table:table-cell>
          <table:table-cell table:style-name="ce3" office:value-type="percentage" office:value="0.0128541033526038">
            <text:p>1,29%</text:p>
          </table:table-cell>
          <table:table-cell table:style-name="ce3" office:value-type="percentage" office:value="0.0123742907984675">
            <text:p>1,24%</text:p>
          </table:table-cell>
          <table:table-cell table:style-name="ce3" office:value-type="percentage" office:value="0.0147724749153266">
            <text:p>1,48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h</text:p>
          </table:table-cell>
          <table:table-cell table:style-name="ce3" office:value-type="percentage" office:value="0.00755158717587837">
            <text:p>0,76%</text:p>
          </table:table-cell>
          <table:table-cell table:style-name="ce3" office:value-type="percentage" office:value="0.00587087524172986">
            <text:p>0,59%</text:p>
          </table:table-cell>
          <table:table-cell table:style-name="ce3" office:value-type="percentage" office:value="0.0721606357574529">
            <text:p>7,22%</text:p>
          </table:table-cell>
          <table:table-cell table:style-name="ce3" office:value-type="percentage" office:value="0.00877006239290326">
            <text:p>0,88%</text:p>
          </table:table-cell>
          <table:table-cell table:style-name="ce3" office:value-type="percentage" office:value="0.0188706321135929">
            <text:p>1,89%</text:p>
          </table:table-cell>
          <table:table-cell table:style-name="ce3" office:value-type="percentage" office:value="0.0138738210188987">
            <text:p>1,39%</text:p>
          </table:table-cell>
          <table:table-cell table:style-name="ce3" table:number-columns-repeated="3"/>
        </table:table-row>
        <table:table-row table:style-name="ro3">
          <table:table-cell office:value-type="string">
            <text:p>b</text:p>
          </table:table-cell>
          <table:table-cell table:style-name="ce3" office:value-type="percentage" office:value="0.0112474298808128">
            <text:p>1,12%</text:p>
          </table:table-cell>
          <table:table-cell table:style-name="ce3" office:value-type="percentage" office:value="0.0141176131905536">
            <text:p>1,41%</text:p>
          </table:table-cell>
          <table:table-cell table:style-name="ce3" office:value-type="percentage" office:value="0.0153598205654973">
            <text:p>1,54%</text:p>
          </table:table-cell>
          <table:table-cell table:style-name="ce3" office:value-type="percentage" office:value="0.0133170627415936">
            <text:p>1,33%</text:p>
          </table:table-cell>
          <table:table-cell table:style-name="ce3" office:value-type="percentage" office:value="0.0108083852756915">
            <text:p>1,08%</text:p>
          </table:table-cell>
          <table:table-cell table:style-name="ce3" office:value-type="percentage" office:value="0.0131406138004378">
            <text:p>1,31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´</text:p>
          </table:table-cell>
          <table:table-cell table:style-name="ce3" office:value-type="percentage" office:value="0.0104464125435393">
            <text:p>1,04%</text:p>
          </table:table-cell>
          <table:table-cell table:style-name="ce3" office:value-type="percentage" office:value="0.0137936567581387">
            <text:p>1,38%</text:p>
          </table:table-cell>
          <table:table-cell table:style-name="ce3" office:value-type="percentage" office:value="0">
            <text:p>0,00%</text:p>
          </table:table-cell>
          <table:table-cell table:style-name="ce3" office:value-type="percentage" office:value="0.018563751625522">
            <text:p>1,86%</text:p>
          </table:table-cell>
          <table:table-cell table:style-name="ce3" office:value-type="percentage" office:value="0.00856076418544">
            <text:p>0,86%</text:p>
          </table:table-cell>
          <table:table-cell table:style-name="ce3" office:value-type="percentage" office:value="0.01284114627816">
            <text:p>1,28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dot</text:p>
          </table:table-cell>
          <table:table-cell table:style-name="ce3" office:value-type="percentage" office:value="0.0150986488300772">
            <text:p>1,51%</text:p>
          </table:table-cell>
          <table:table-cell table:style-name="ce3" office:value-type="percentage" office:value="0.0122259238391425">
            <text:p>1,22%</text:p>
          </table:table-cell>
          <table:table-cell table:style-name="ce3" office:value-type="percentage" office:value="0.00906499576566869">
            <text:p>0,91%</text:p>
          </table:table-cell>
          <table:table-cell table:style-name="ce3" office:value-type="percentage" office:value="0.0117701321959846">
            <text:p>1,18%</text:p>
          </table:table-cell>
          <table:table-cell table:style-name="ce3" office:value-type="percentage" office:value="0.0096319401261746">
            <text:p>0,96%</text:p>
          </table:table-cell>
          <table:table-cell table:style-name="ce3" office:value-type="percentage" office:value="0.0126349110361282">
            <text:p>1,26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coma</text:p>
          </table:table-cell>
          <table:table-cell table:style-name="ce3" office:value-type="percentage" office:value="0.00895449889652696">
            <text:p>0,90%</text:p>
          </table:table-cell>
          <table:table-cell table:style-name="ce3" office:value-type="percentage" office:value="0.0121729028482354">
            <text:p>1,22%</text:p>
          </table:table-cell>
          <table:table-cell table:style-name="ce3" office:value-type="percentage" office:value="0.0213344642628204">
            <text:p>2,13%</text:p>
          </table:table-cell>
          <table:table-cell table:style-name="ce3" office:value-type="percentage" office:value="0.0120266727406453">
            <text:p>1,20%</text:p>
          </table:table-cell>
          <table:table-cell table:style-name="ce3" office:value-type="percentage" office:value="0.0108977077496456">
            <text:p>1,09%</text:p>
          </table:table-cell>
          <table:table-cell table:style-name="ce3" office:value-type="percentage" office:value="0.0120796687719043">
            <text:p>1,21%</text:p>
          </table:table-cell>
          <table:table-cell table:style-name="ce3" table:number-columns-repeated="3"/>
        </table:table-row>
        <table:table-row table:style-name="ro3">
          <table:table-cell office:value-type="string">
            <text:p>f</text:p>
          </table:table-cell>
          <table:table-cell table:style-name="ce3" office:value-type="percentage" office:value="0.0122566212153439">
            <text:p>1,23%</text:p>
          </table:table-cell>
          <table:table-cell table:style-name="ce3" office:value-type="percentage" office:value="0.00993478539586911">
            <text:p>0,99%</text:p>
          </table:table-cell>
          <table:table-cell table:style-name="ce3" office:value-type="percentage" office:value="0.0223740824321609">
            <text:p>2,24%</text:p>
          </table:table-cell>
          <table:table-cell table:style-name="ce3" office:value-type="percentage" office:value="0.00888793940084903">
            <text:p>0,89%</text:p>
          </table:table-cell>
          <table:table-cell table:style-name="ce3" office:value-type="percentage" office:value="0.0106906856888446">
            <text:p>1,07%</text:p>
          </table:table-cell>
          <table:table-cell table:style-name="ce3" office:value-type="percentage" office:value="0.0115612120468347">
            <text:p>1,16%</text:p>
          </table:table-cell>
          <table:table-cell table:style-name="ce3" table:number-columns-repeated="3"/>
        </table:table-row>
        <table:table-row table:style-name="ro3">
          <table:table-cell office:value-type="string">
            <text:p>v</text:p>
          </table:table-cell>
          <table:table-cell table:style-name="ce3" office:value-type="percentage" office:value="0.0102638831691323">
            <text:p>1,03%</text:p>
          </table:table-cell>
          <table:table-cell table:style-name="ce3" office:value-type="percentage" office:value="0.0138390859691335">
            <text:p>1,38%</text:p>
          </table:table-cell>
          <table:table-cell table:style-name="ce3" office:value-type="percentage" office:value="0.00929667512941438">
            <text:p>0,93%</text:p>
          </table:table-cell>
          <table:table-cell table:style-name="ce3" office:value-type="percentage" office:value="0.00942050684513069">
            <text:p>0,94%</text:p>
          </table:table-cell>
          <table:table-cell table:style-name="ce3" office:value-type="percentage" office:value="0.00856403022256218">
            <text:p>0,86%</text:p>
          </table:table-cell>
          <table:table-cell table:style-name="ce3" office:value-type="percentage" office:value="0.0109867103079604">
            <text:p>1,10%</text:p>
          </table:table-cell>
          <table:table-cell table:style-name="ce3" table:number-columns-repeated="3"/>
        </table:table-row>
        <table:table-row table:style-name="ro3">
          <table:table-cell office:value-type="string">
            <text:p>minus</text:p>
          </table:table-cell>
          <table:table-cell table:style-name="ce3" office:value-type="percentage" office:value="0.0265301165925235">
            <text:p>2,65%</text:p>
          </table:table-cell>
          <table:table-cell table:style-name="ce3" office:value-type="percentage" office:value="0.00306361723290311">
            <text:p>0,31%</text:p>
          </table:table-cell>
          <table:table-cell table:style-name="ce3" office:value-type="percentage" office:value="0.00204607591275459">
            <text:p>0,20%</text:p>
          </table:table-cell>
          <table:table-cell table:style-name="ce3" office:value-type="percentage" office:value="0.00157910984737829">
            <text:p>0,16%</text:p>
          </table:table-cell>
          <table:table-cell table:style-name="ce3" office:value-type="percentage" office:value="0.0066437839171119">
            <text:p>0,66%</text:p>
          </table:table-cell>
          <table:table-cell table:style-name="ce3" office:value-type="percentage" office:value="0.00955646069311694">
            <text:p>0,96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q</text:p>
          </table:table-cell>
          <table:table-cell table:style-name="ce3" office:value-type="percentage" office:value="0.0104268019495947">
            <text:p>1,04%</text:p>
          </table:table-cell>
          <table:table-cell table:style-name="ce3" office:value-type="percentage" office:value="0.00775940641269754">
            <text:p>0,78%</text:p>
          </table:table-cell>
          <table:table-cell table:style-name="ce3" office:value-type="percentage" office:value="0.00083755028961584">
            <text:p>0,08%</text:p>
          </table:table-cell>
          <table:table-cell table:style-name="ce3" office:value-type="percentage" office:value="0.00542419511318297">
            <text:p>0,54%</text:p>
          </table:table-cell>
          <table:table-cell table:style-name="ce3" office:value-type="percentage" office:value="0.00488959075301822">
            <text:p>0,49%</text:p>
          </table:table-cell>
          <table:table-cell table:style-name="ce3" office:value-type="percentage" office:value="0.00716687607160416">
            <text:p>0,72%</text:p>
          </table:table-cell>
          <table:table-cell table:style-name="ce3" table:number-columns-repeated="3"/>
        </table:table-row>
        <table:table-row table:style-name="ro3">
          <table:table-cell office:value-type="string">
            <text:p>y</text:p>
          </table:table-cell>
          <table:table-cell table:style-name="ce3" office:value-type="percentage" office:value="0.00257049631396259">
            <text:p>0,26%</text:p>
          </table:table-cell>
          <table:table-cell table:style-name="ce3" office:value-type="percentage" office:value="0.00353266776300066">
            <text:p>0,35%</text:p>
          </table:table-cell>
          <table:table-cell table:style-name="ce3" office:value-type="percentage" office:value="0.0195236166557167">
            <text:p>1,95%</text:p>
          </table:table-cell>
          <table:table-cell table:style-name="ce3" office:value-type="percentage" office:value="0.00882673371879694">
            <text:p>0,88%</text:p>
          </table:table-cell>
          <table:table-cell table:style-name="ce3" office:value-type="percentage" office:value="0.00689070289029538">
            <text:p>0,69%</text:p>
          </table:table-cell>
          <table:table-cell table:style-name="ce3" office:value-type="percentage" office:value="0.00643133100429973">
            <text:p>0,64%</text:p>
          </table:table-cell>
          <table:table-cell table:style-name="ce3" table:number-columns-repeated="3"/>
        </table:table-row>
        <table:table-row table:style-name="ro3">
          <table:table-cell office:value-type="string">
            <text:p>x</text:p>
          </table:table-cell>
          <table:table-cell table:style-name="ce3" office:value-type="percentage" office:value="0.00880515668110308">
            <text:p>0,88%</text:p>
          </table:table-cell>
          <table:table-cell table:style-name="ce3" office:value-type="percentage" office:value="0.0050980927809036">
            <text:p>0,51%</text:p>
          </table:table-cell>
          <table:table-cell table:style-name="ce3" office:value-type="percentage" office:value="0.00101344472278993">
            <text:p>0,10%</text:p>
          </table:table-cell>
          <table:table-cell table:style-name="ce3" office:value-type="percentage" office:value="0.00212836827293119">
            <text:p>0,21%</text:p>
          </table:table-cell>
          <table:table-cell table:style-name="ce3" office:value-type="percentage" office:value="0.00340901249154556">
            <text:p>0,34%</text:p>
          </table:table-cell>
          <table:table-cell table:style-name="ce3" office:value-type="percentage" office:value="0.00491082979276035">
            <text:p>0,49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`</text:p>
          </table:table-cell>
          <table:table-cell table:style-name="ce3" office:value-type="percentage" office:value="0.00639757914760291">
            <text:p>0,64%</text:p>
          </table:table-cell>
          <table:table-cell table:style-name="ce3" office:value-type="percentage" office:value="0.00930351371260691">
            <text:p>0,93%</text:p>
          </table:table-cell>
          <table:table-cell table:style-name="ce3" office:value-type="percentage" office:value="0">
            <text:p>0,00%</text:p>
          </table:table-cell>
          <table:table-cell table:style-name="ce3" office:value-type="percentage" office:value="0.0000465949788750197">
            <text:p>0,00%</text:p>
          </table:table-cell>
          <table:table-cell table:style-name="ce3" office:value-type="percentage" office:value="0.00314953756781697">
            <text:p>0,31%</text:p>
          </table:table-cell>
          <table:table-cell table:style-name="ce3" office:value-type="percentage" office:value="0.00472430635172545">
            <text:p>0,47%</text:p>
          </table:table-cell>
          <table:table-cell table:style-name="ce3" table:number-columns-repeated="3"/>
        </table:table-row>
        <table:table-row table:style-name="ro3">
          <table:table-cell office:value-type="string">
            <text:p>w</text:p>
          </table:table-cell>
          <table:table-cell table:style-name="ce3" office:value-type="percentage" office:value="0.00166388347083377">
            <text:p>0,17%</text:p>
          </table:table-cell>
          <table:table-cell table:style-name="ce3" office:value-type="percentage" office:value="0.000805639684286419">
            <text:p>0,08%</text:p>
          </table:table-cell>
          <table:table-cell table:style-name="ce3" office:value-type="percentage" office:value="0.0223238427233161">
            <text:p>2,23%</text:p>
          </table:table-cell>
          <table:table-cell table:style-name="ce3" office:value-type="percentage" office:value="0.00134683379642545">
            <text:p>0,13%</text:p>
          </table:table-cell>
          <table:table-cell table:style-name="ce3" office:value-type="percentage" office:value="0.00522803993497234">
            <text:p>0,52%</text:p>
          </table:table-cell>
          <table:table-cell table:style-name="ce3" office:value-type="percentage" office:value="0.0033772913577953">
            <text:p>0,34%</text:p>
          </table:table-cell>
          <table:table-cell table:style-name="ce3" table:number-columns-repeated="3"/>
        </table:table-row>
        <table:table-row table:style-name="ro3">
          <table:table-cell office:value-type="string">
            <text:p>j</text:p>
          </table:table-cell>
          <table:table-cell table:style-name="ce3" office:value-type="percentage" office:value="0.00290991043992596">
            <text:p>0,29%</text:p>
          </table:table-cell>
          <table:table-cell table:style-name="ce3" office:value-type="percentage" office:value="0.00313091077004517">
            <text:p>0,31%</text:p>
          </table:table-cell>
          <table:table-cell table:style-name="ce3" office:value-type="percentage" office:value="0.00176848211311099">
            <text:p>0,18%</text:p>
          </table:table-cell>
          <table:table-cell table:style-name="ce3" office:value-type="percentage" office:value="0.00429947975982864">
            <text:p>0,43%</text:p>
          </table:table-cell>
          <table:table-cell table:style-name="ce3" office:value-type="percentage" office:value="0.00242175661658215">
            <text:p>0,24%</text:p>
          </table:table-cell>
          <table:table-cell table:style-name="ce3" office:value-type="percentage" office:value="0.00327893850225103">
            <text:p>0,33%</text:p>
          </table:table-cell>
          <table:table-cell table:style-name="ce3" table:number-columns-repeated="3"/>
        </table:table-row>
        <table:table-row table:style-name="ro3">
          <table:table-cell office:value-type="string">
            <text:p>k</text:p>
          </table:table-cell>
          <table:table-cell table:style-name="ce3" office:value-type="percentage" office:value="0.000883985234731267">
            <text:p>0,09%</text:p>
          </table:table-cell>
          <table:table-cell table:style-name="ce3" office:value-type="percentage" office:value="0.00154192086729465">
            <text:p>0,15%</text:p>
          </table:table-cell>
          <table:table-cell table:style-name="ce3" office:value-type="percentage" office:value="0.00739011699530608">
            <text:p>0,74%</text:p>
          </table:table-cell>
          <table:table-cell table:style-name="ce3" office:value-type="percentage" office:value="0.00217301299109292">
            <text:p>0,22%</text:p>
          </table:table-cell>
          <table:table-cell table:style-name="ce3" office:value-type="percentage" office:value="0.00239780721768498">
            <text:p>0,24%</text:p>
          </table:table-cell>
          <table:table-cell table:style-name="ce3" office:value-type="percentage" office:value="0.00211868742746626">
            <text:p>0,21%</text:p>
          </table:table-cell>
          <table:table-cell table:style-name="ce3" table:number-columns-repeated="3"/>
        </table:table-row>
        <table:table-row table:style-name="ro3">
          <table:table-cell office:value-type="string">
            <text:p>z</text:p>
          </table:table-cell>
          <table:table-cell table:style-name="ce3" office:value-type="percentage" office:value="0.00126412905581024">
            <text:p>0,13%</text:p>
          </table:table-cell>
          <table:table-cell table:style-name="ce3" office:value-type="percentage" office:value="0.00164310410996493">
            <text:p>0,16%</text:p>
          </table:table-cell>
          <table:table-cell table:style-name="ce3" office:value-type="percentage" office:value="0.000558625636757811">
            <text:p>0,06%</text:p>
          </table:table-cell>
          <table:table-cell table:style-name="ce3" office:value-type="percentage" office:value="0.00375888374227727">
            <text:p>0,38%</text:p>
          </table:table-cell>
          <table:table-cell table:style-name="ce3" office:value-type="percentage" office:value="0.00144494850896205">
            <text:p>0,14%</text:p>
          </table:table-cell>
          <table:table-cell table:style-name="ce3" office:value-type="percentage" office:value="0.00205569763609151">
            <text:p>0,21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plus</text:p>
          </table:table-cell>
          <table:table-cell table:style-name="ce3" office:value-type="percentage" office:value="0.00179964912121912">
            <text:p>0,18%</text:p>
          </table:table-cell>
          <table:table-cell table:style-name="ce3" office:value-type="percentage" office:value="0.0000356509984678573">
            <text:p>0,00%</text:p>
          </table:table-cell>
          <table:table-cell table:style-name="ce3" office:value-type="percentage" office:value="0.000000110904434535996">
            <text:p>0,00%</text:p>
          </table:table-cell>
          <table:table-cell table:style-name="ce3" office:value-type="percentage" office:value="0.0000258409544510922">
            <text:p>0,00%</text:p>
          </table:table-cell>
          <table:table-cell table:style-name="ce3" office:value-type="percentage" office:value="0.00037225039571452">
            <text:p>0,04%</text:p>
          </table:table-cell>
          <table:table-cell table:style-name="ce3" office:value-type="percentage" office:value="0.000558353412684873">
            <text:p>0,06%</text:p>
          </table:table-cell>
          <table:table-cell table:style-name="ce3" table:number-columns-repeated="3"/>
        </table:table-row>
        <table:table-row table:style-name="ro3">
          <table:table-cell office:value-type="string">
            <text:p>ç</text:p>
          </table:table-cell>
          <table:table-cell table:style-name="ce3" office:value-type="percentage" office:value="0.000387686357211494">
            <text:p>0,04%</text:p>
          </table:table-cell>
          <table:table-cell table:style-name="ce3" office:value-type="percentage" office:value="0.00126278630348158">
            <text:p>0,13%</text:p>
          </table:table-cell>
          <table:table-cell table:style-name="ce3" office:value-type="percentage" office:value="0">
            <text:p>0,00%</text:p>
          </table:table-cell>
          <table:table-cell table:style-name="ce3" office:value-type="percentage" office:value="0.0000200389288290545">
            <text:p>0,00%</text:p>
          </table:table-cell>
          <table:table-cell table:style-name="ce3" office:value-type="percentage" office:value="0.000334102317904427">
            <text:p>0,03%</text:p>
          </table:table-cell>
          <table:table-cell table:style-name="ce3" office:value-type="percentage" office:value="0.00050115347685664">
            <text:p>0,05%</text:p>
          </table:table-cell>
          <table:table-cell table:style-name="ce3" table:number-columns-repeated="3"/>
        </table:table-row>
        <table:table-row table:style-name="ro3">
          <table:table-cell office:value-type="string">
            <text:p>ñ</text:p>
          </table:table-cell>
          <table:table-cell table:style-name="ce3" office:value-type="percentage" office:value="0.00000452552167951161">
            <text:p>0,00%</text:p>
          </table:table-cell>
          <table:table-cell table:style-name="ce3" office:value-type="percentage" office:value="0.0000527780539498604">
            <text:p>0,01%</text:p>
          </table:table-cell>
          <table:table-cell table:style-name="ce3" office:value-type="percentage" office:value="0">
            <text:p>0,00%</text:p>
          </table:table-cell>
          <table:table-cell table:style-name="ce3" office:value-type="percentage" office:value="0.00160688481037006">
            <text:p>0,16%</text:p>
          </table:table-cell>
          <table:table-cell table:style-name="ce3" office:value-type="percentage" office:value="0.000332837677199886">
            <text:p>0,03%</text:p>
          </table:table-cell>
          <table:table-cell table:style-name="ce3" office:value-type="percentage" office:value="0.000499256515799828">
            <text:p>0,05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&lt;</text:p>
          </table:table-cell>
          <table:table-cell table:style-name="ce3" office:value-type="percentage" office:value="0.000858340611880701">
            <text:p>0,09%</text:p>
          </table:table-cell>
          <table:table-cell table:style-name="ce3" office:value-type="percentage" office:value="0.00000176129293963861">
            <text:p>0,00%</text:p>
          </table:table-cell>
          <table:table-cell table:style-name="ce3" office:value-type="percentage" office:value="0.000000221808869071992">
            <text:p>0,00%</text:p>
          </table:table-cell>
          <table:table-cell table:style-name="ce3" office:value-type="percentage" office:value="0.00000256784327249847">
            <text:p>0,00%</text:p>
          </table:table-cell>
          <table:table-cell table:style-name="ce3" office:value-type="percentage" office:value="0.000172578311392382">
            <text:p>0,02%</text:p>
          </table:table-cell>
          <table:table-cell table:style-name="ce3" office:value-type="percentage" office:value="0.000258823105314759">
            <text:p>0,03%</text:p>
          </table:table-cell>
          <table:table-cell table:style-name="ce3" table:number-columns-repeated="3"/>
        </table:table-row>
        <table:table-row table:style-name="ro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4" table:number-rows-repeated="1048536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compare" table:style-name="ta1"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2" table:default-cell-style-name="Default"/>
        <table:table-row table:style-name="ro1">
          <table:table-cell/>
          <table:table-cell office:value-type="string">
            <text:p>ca1%</text:p>
          </table:table-cell>
          <table:table-cell/>
          <table:table-cell office:value-type="string">
            <text:p>ca2%</text:p>
          </table:table-cell>
          <table:table-cell/>
          <table:table-cell office:value-type="string">
            <text:p>en%</text:p>
          </table:table-cell>
          <table:table-cell/>
          <table:table-cell office:value-type="string">
            <text:p>es%</text:p>
          </table:table-cell>
          <table:table-cell/>
          <table:table-cell office:value-type="string">
            <text:p>avg</text:p>
          </table:table-cell>
          <table:table-cell/>
          <table:table-cell office:value-type="string">
            <text:p>meuavg</text:p>
          </table:table-cell>
        </table:table-row>
        <table:table-row table:style-name="ro1">
          <table:table-cell table:style-name="ce6" office:value-type="string">
            <text:p>e</text:p>
          </table:table-cell>
          <table:table-cell table:style-name="ce3" office:value-type="percentage" office:value="0.125329797392394">
            <text:p>12,53%</text:p>
          </table:table-cell>
          <table:table-cell table:style-name="ce6" office:value-type="string">
            <text:p>e</text:p>
          </table:table-cell>
          <table:table-cell table:style-name="ce3" office:value-type="percentage" office:value="0.128685285314576">
            <text:p>12,87%</text:p>
          </table:table-cell>
          <table:table-cell table:style-name="ce6" office:value-type="string">
            <text:p>e</text:p>
          </table:table-cell>
          <table:table-cell table:style-name="ce3" office:value-type="percentage" office:value="0.120262439817709">
            <text:p>12,03%</text:p>
          </table:table-cell>
          <table:table-cell table:style-name="ce6" office:value-type="string">
            <text:p>e</text:p>
          </table:table-cell>
          <table:table-cell table:style-name="ce3" office:value-type="percentage" office:value="0.125011565452334">
            <text:p>12,50%</text:p>
          </table:table-cell>
          <table:table-cell table:style-name="ce6" office:value-type="string">
            <text:p>e</text:p>
          </table:table-cell>
          <table:table-cell table:style-name="ce3" office:value-type="percentage" office:value="0.0998578175954027">
            <text:p>9,99%</text:p>
          </table:table-cell>
          <table:table-cell table:style-name="ce6" office:value-type="string">
            <text:p>e</text:p>
          </table:table-cell>
          <table:table-cell table:style-name="ce3" office:value-type="percentage" office:value="0.125734238429562">
            <text:p>12,57%</text:p>
          </table:table-cell>
        </table:table-row>
        <table:table-row table:style-name="ro1">
          <table:table-cell table:style-name="ce6" office:value-type="string">
            <text:p>a</text:p>
          </table:table-cell>
          <table:table-cell table:style-name="ce3" office:value-type="percentage" office:value="0.100516362023632">
            <text:p>10,05%</text:p>
          </table:table-cell>
          <table:table-cell table:style-name="ce6" office:value-type="string">
            <text:p>a</text:p>
          </table:table-cell>
          <table:table-cell table:style-name="ce3" office:value-type="percentage" office:value="0.122051284356069">
            <text:p>12,21%</text:p>
          </table:table-cell>
          <table:table-cell table:style-name="ce6" office:value-type="string">
            <text:p>t</text:p>
          </table:table-cell>
          <table:table-cell table:style-name="ce3" office:value-type="percentage" office:value="0.090291403619832">
            <text:p>9,03%</text:p>
          </table:table-cell>
          <table:table-cell table:style-name="ce6" office:value-type="string">
            <text:p>a</text:p>
          </table:table-cell>
          <table:table-cell table:style-name="ce3" office:value-type="percentage" office:value="0.1172043955301">
            <text:p>11,72%</text:p>
          </table:table-cell>
          <table:table-cell table:style-name="ce6" office:value-type="string">
            <text:p>a</text:p>
          </table:table-cell>
          <table:table-cell table:style-name="ce3" office:value-type="percentage" office:value="0.0841474317832395">
            <text:p>8,41%</text:p>
          </table:table-cell>
          <table:table-cell table:style-name="ce6" office:value-type="string">
            <text:p>a</text:p>
          </table:table-cell>
          <table:table-cell table:style-name="ce3" office:value-type="percentage" office:value="0.11002812427358">
            <text:p>11,00%</text:p>
          </table:table-cell>
        </table:table-row>
        <table:table-row table:style-name="ro1">
          <table:table-cell table:style-name="ce6" office:value-type="string">
            <text:p>i</text:p>
          </table:table-cell>
          <table:table-cell table:style-name="ce3" office:value-type="percentage" office:value="0.0719286415741575">
            <text:p>7,19%</text:p>
          </table:table-cell>
          <table:table-cell table:style-name="ce6" office:value-type="string">
            <text:p>i</text:p>
          </table:table-cell>
          <table:table-cell table:style-name="ce3" office:value-type="percentage" office:value="0.0734575158226359">
            <text:p>7,35%</text:p>
          </table:table-cell>
          <table:table-cell table:style-name="ce6" office:value-type="string">
            <text:p>a</text:p>
          </table:table-cell>
          <table:table-cell table:style-name="ce3" office:value-type="percentage" office:value="0.0809651170063965">
            <text:p>8,10%</text:p>
          </table:table-cell>
          <table:table-cell table:style-name="ce6" office:value-type="string">
            <text:p>o</text:p>
          </table:table-cell>
          <table:table-cell table:style-name="ce3" office:value-type="percentage" office:value="0.0852872575571993">
            <text:p>8,53%</text:p>
          </table:table-cell>
          <table:table-cell table:style-name="ce6" office:value-type="string">
            <text:p>i</text:p>
          </table:table-cell>
          <table:table-cell table:style-name="ce3" office:value-type="percentage" office:value="0.0555497742107432">
            <text:p>5,55%</text:p>
          </table:table-cell>
          <table:table-cell table:style-name="ce6" office:value-type="string">
            <text:p>i</text:p>
          </table:table-cell>
          <table:table-cell table:style-name="ce3" office:value-type="percentage" office:value="0.0705142897108441">
            <text:p>7,05%</text:p>
          </table:table-cell>
        </table:table-row>
        <table:table-row table:style-name="ro1">
          <table:table-cell table:style-name="ce6" office:value-type="string">
            <text:p>s</text:p>
          </table:table-cell>
          <table:table-cell table:style-name="ce3" office:value-type="percentage" office:value="0.0683564964617963">
            <text:p>6,84%</text:p>
          </table:table-cell>
          <table:table-cell table:style-name="ce6" office:value-type="string">
            <text:p>s</text:p>
          </table:table-cell>
          <table:table-cell table:style-name="ce3" office:value-type="percentage" office:value="0.0715033309389872">
            <text:p>7,15%</text:p>
          </table:table-cell>
          <table:table-cell table:style-name="ce6" office:value-type="string">
            <text:p>o</text:p>
          </table:table-cell>
          <table:table-cell table:style-name="ce3" office:value-type="percentage" office:value="0.072670907060753">
            <text:p>7,27%</text:p>
          </table:table-cell>
          <table:table-cell table:style-name="ce6" office:value-type="string">
            <text:p>n</text:p>
          </table:table-cell>
          <table:table-cell table:style-name="ce3" office:value-type="percentage" office:value="0.0685555483413967">
            <text:p>6,86%</text:p>
          </table:table-cell>
          <table:table-cell table:style-name="ce6" office:value-type="string">
            <text:p>o</text:p>
          </table:table-cell>
          <table:table-cell table:style-name="ce3" office:value-type="percentage" office:value="0.0534009489126714">
            <text:p>5,34%</text:p>
          </table:table-cell>
          <table:table-cell table:style-name="ce6" office:value-type="string">
            <text:p>s</text:p>
          </table:table-cell>
          <table:table-cell table:style-name="ce3" office:value-type="percentage" office:value="0.0681329340432804">
            <text:p>6,81%</text:p>
          </table:table-cell>
        </table:table-row>
        <table:table-row table:style-name="ro1">
          <table:table-cell table:style-name="ce6" office:value-type="string">
            <text:p>r</text:p>
          </table:table-cell>
          <table:table-cell table:style-name="ce3" office:value-type="percentage" office:value="0.0677078383543996">
            <text:p>6,77%</text:p>
          </table:table-cell>
          <table:table-cell table:style-name="ce6" office:value-type="string">
            <text:p>r</text:p>
          </table:table-cell>
          <table:table-cell table:style-name="ce3" office:value-type="percentage" office:value="0.0649886727606997">
            <text:p>6,50%</text:p>
          </table:table-cell>
          <table:table-cell table:style-name="ce7" office:value-type="string">
            <text:p>h</text:p>
          </table:table-cell>
          <table:table-cell table:style-name="ce3" office:value-type="percentage" office:value="0.0721606357574529">
            <text:p>7,22%</text:p>
          </table:table-cell>
          <table:table-cell table:style-name="ce6" office:value-type="string">
            <text:p>i</text:p>
          </table:table-cell>
          <table:table-cell table:style-name="ce3" office:value-type="percentage" office:value="0.0683108556305693">
            <text:p>6,83%</text:p>
          </table:table-cell>
          <table:table-cell table:style-name="ce6" office:value-type="string">
            <text:p>s</text:p>
          </table:table-cell>
          <table:table-cell table:style-name="ce3" office:value-type="percentage" office:value="0.053311534841907">
            <text:p>5,33%</text:p>
          </table:table-cell>
          <table:table-cell table:style-name="ce6" office:value-type="string">
            <text:p>o</text:p>
          </table:table-cell>
          <table:table-cell table:style-name="ce3" office:value-type="percentage" office:value="0.0655672419568565">
            <text:p>6,56%</text:p>
          </table:table-cell>
        </table:table-row>
        <table:table-row table:style-name="ro1">
          <table:table-cell table:style-name="ce6" office:value-type="string">
            <text:p>t</text:p>
          </table:table-cell>
          <table:table-cell table:style-name="ce3" office:value-type="percentage" office:value="0.065292718284767">
            <text:p>6,53%</text:p>
          </table:table-cell>
          <table:table-cell table:style-name="ce6" office:value-type="string">
            <text:p>n</text:p>
          </table:table-cell>
          <table:table-cell table:style-name="ce3" office:value-type="percentage" office:value="0.0631304479751417">
            <text:p>6,31%</text:p>
          </table:table-cell>
          <table:table-cell table:style-name="ce6" office:value-type="string">
            <text:p>n</text:p>
          </table:table-cell>
          <table:table-cell table:style-name="ce3" office:value-type="percentage" office:value="0.0675309301377478">
            <text:p>6,75%</text:p>
          </table:table-cell>
          <table:table-cell table:style-name="ce6" office:value-type="string">
            <text:p>s</text:p>
          </table:table-cell>
          <table:table-cell table:style-name="ce3" office:value-type="percentage" office:value="0.0675260057108509">
            <text:p>6,75%</text:p>
          </table:table-cell>
          <table:table-cell table:style-name="ce6" office:value-type="string">
            <text:p>n</text:p>
          </table:table-cell>
          <table:table-cell table:style-name="ce3" office:value-type="percentage" office:value="0.0526297942441493">
            <text:p>5,26%</text:p>
          </table:table-cell>
          <table:table-cell table:style-name="ce6" office:value-type="string">
            <text:p>n</text:p>
          </table:table-cell>
          <table:table-cell table:style-name="ce3" office:value-type="percentage" office:value="0.0654385053386745">
            <text:p>6,54%</text:p>
          </table:table-cell>
        </table:table-row>
        <table:table-row table:style-name="ro1">
          <table:table-cell table:style-name="ce6" office:value-type="string">
            <text:p>n</text:p>
          </table:table-cell>
          <table:table-cell table:style-name="ce3" office:value-type="percentage" office:value="0.0639320447664605">
            <text:p>6,39%</text:p>
          </table:table-cell>
          <table:table-cell table:style-name="ce7" office:value-type="string">
            <text:p>l</text:p>
          </table:table-cell>
          <table:table-cell table:style-name="ce3" office:value-type="percentage" office:value="0.0613444362001089">
            <text:p>6,13%</text:p>
          </table:table-cell>
          <table:table-cell table:style-name="ce6" office:value-type="string">
            <text:p>i</text:p>
          </table:table-cell>
          <table:table-cell table:style-name="ce3" office:value-type="percentage" office:value="0.0640518580263536">
            <text:p>6,41%</text:p>
          </table:table-cell>
          <table:table-cell table:style-name="ce6" office:value-type="string">
            <text:p>r</text:p>
          </table:table-cell>
          <table:table-cell table:style-name="ce3" office:value-type="percentage" office:value="0.0624310308582439">
            <text:p>6,24%</text:p>
          </table:table-cell>
          <table:table-cell table:style-name="ce6" office:value-type="string">
            <text:p>t</text:p>
          </table:table-cell>
          <table:table-cell table:style-name="ce3" office:value-type="percentage" office:value="0.0515017934177539">
            <text:p>5,15%</text:p>
          </table:table-cell>
          <table:table-cell table:style-name="ce6" office:value-type="string">
            <text:p>r</text:p>
          </table:table-cell>
          <table:table-cell table:style-name="ce3" office:value-type="percentage" office:value="0.0640253260333321">
            <text:p>6,40%</text:p>
          </table:table-cell>
        </table:table-row>
        <table:table-row table:style-name="ro1">
          <table:table-cell table:style-name="ce6" office:value-type="string">
            <text:p>o</text:p>
          </table:table-cell>
          <table:table-cell table:style-name="ce3" office:value-type="percentage" office:value="0.0551057689841863">
            <text:p>5,51%</text:p>
          </table:table-cell>
          <table:table-cell table:style-name="ce6" office:value-type="string">
            <text:p>t</text:p>
          </table:table-cell>
          <table:table-cell table:style-name="ce3" office:value-type="percentage" office:value="0.0571208557308555">
            <text:p>5,71%</text:p>
          </table:table-cell>
          <table:table-cell table:style-name="ce6" office:value-type="string">
            <text:p>s</text:p>
          </table:table-cell>
          <table:table-cell table:style-name="ce3" office:value-type="percentage" office:value="0.0591718410979007">
            <text:p>5,92%</text:p>
          </table:table-cell>
          <table:table-cell table:style-name="ce7" office:value-type="string">
            <text:p>l</text:p>
          </table:table-cell>
          <table:table-cell table:style-name="ce3" office:value-type="percentage" office:value="0.0531482449238167">
            <text:p>5,31%</text:p>
          </table:table-cell>
          <table:table-cell table:style-name="ce6" office:value-type="string">
            <text:p>r</text:p>
          </table:table-cell>
          <table:table-cell table:style-name="ce3" office:value-type="percentage" office:value="0.0499996352773269">
            <text:p>5,00%</text:p>
          </table:table-cell>
          <table:table-cell table:style-name="ce6" office:value-type="string">
            <text:p>t</text:p>
          </table:table-cell>
          <table:table-cell table:style-name="ce3" office:value-type="percentage" office:value="0.0591944094026645">
            <text:p>5,92%</text:p>
          </table:table-cell>
        </table:table-row>
        <table:table-row table:style-name="ro1">
          <table:table-cell office:value-type="string">
            <text:p>l</text:p>
          </table:table-cell>
          <table:table-cell table:style-name="ce3" office:value-type="percentage" office:value="0.0478076110223606">
            <text:p>4,78%</text:p>
          </table:table-cell>
          <table:table-cell office:value-type="string">
            <text:p>o</text:p>
          </table:table-cell>
          <table:table-cell table:style-name="ce3" office:value-type="percentage" office:value="0.0539408109612183">
            <text:p>5,39%</text:p>
          </table:table-cell>
          <table:table-cell office:value-type="string">
            <text:p>r</text:p>
          </table:table-cell>
          <table:table-cell table:style-name="ce3" office:value-type="percentage" office:value="0.0548706344132911">
            <text:p>5,49%</text:p>
          </table:table-cell>
          <table:table-cell office:value-type="string">
            <text:p>d</text:p>
          </table:table-cell>
          <table:table-cell table:style-name="ce3" office:value-type="percentage" office:value="0.0496288531971315">
            <text:p>4,96%</text:p>
          </table:table-cell>
          <table:table-cell office:value-type="string">
            <text:p>l</text:p>
          </table:table-cell>
          <table:table-cell table:style-name="ce3" office:value-type="percentage" office:value="0.0393723991205822">
            <text:p>3,94%</text:p>
          </table:table-cell>
          <table:table-cell table:style-name="ce8" office:value-type="string">
            <text:p>l</text:p>
          </table:table-cell>
          <table:table-cell table:style-name="ce3" office:value-type="percentage" office:value="0.0521462579895484">
            <text:p>5,21%</text:p>
          </table:table-cell>
        </table:table-row>
        <table:table-row table:style-name="ro1">
          <table:table-cell office:value-type="string">
            <text:p>c</text:p>
          </table:table-cell>
          <table:table-cell table:style-name="ce3" office:value-type="percentage" office:value="0.0418580585210294">
            <text:p>4,19%</text:p>
          </table:table-cell>
          <table:table-cell office:value-type="string">
            <text:p>d</text:p>
          </table:table-cell>
          <table:table-cell table:style-name="ce3" office:value-type="percentage" office:value="0.0410847693893603">
            <text:p>4,11%</text:p>
          </table:table-cell>
          <table:table-cell office:value-type="string">
            <text:p>d</text:p>
          </table:table-cell>
          <table:table-cell table:style-name="ce3" office:value-type="percentage" office:value="0.0441154550652939">
            <text:p>4,41%</text:p>
          </table:table-cell>
          <table:table-cell office:value-type="string">
            <text:p>t</text:p>
          </table:table-cell>
          <table:table-cell table:style-name="ce3" office:value-type="percentage" office:value="0.0448039894533151">
            <text:p>4,48%</text:p>
          </table:table-cell>
          <table:table-cell office:value-type="string">
            <text:p>d</text:p>
          </table:table-cell>
          <table:table-cell table:style-name="ce3" office:value-type="percentage" office:value="0.0342715160283154">
            <text:p>3,43%</text:p>
          </table:table-cell>
          <table:table-cell table:style-name="ce8" office:value-type="string">
            <text:p>d</text:p>
          </table:table-cell>
          <table:table-cell table:style-name="ce3" office:value-type="percentage" office:value="0.0425841830294143">
            <text:p>4,26%</text:p>
          </table:table-cell>
        </table:table-row>
        <table:table-row table:style-name="ro1">
          <table:table-cell office:value-type="string">
            <text:p>u</text:p>
          </table:table-cell>
          <table:table-cell table:style-name="ce3" office:value-type="percentage" office:value="0.0381742838739069">
            <text:p>3,82%</text:p>
          </table:table-cell>
          <table:table-cell office:value-type="string">
            <text:p>c</text:p>
          </table:table-cell>
          <table:table-cell table:style-name="ce3" office:value-type="percentage" office:value="0.0380107666015373">
            <text:p>3,80%</text:p>
          </table:table-cell>
          <table:table-cell office:value-type="string">
            <text:p>l</text:p>
          </table:table-cell>
          <table:table-cell table:style-name="ce3" office:value-type="percentage" office:value="0.0345617034566251">
            <text:p>3,46%</text:p>
          </table:table-cell>
          <table:table-cell office:value-type="string">
            <text:p>c</text:p>
          </table:table-cell>
          <table:table-cell table:style-name="ce3" office:value-type="percentage" office:value="0.0426191448805616">
            <text:p>4,26%</text:p>
          </table:table-cell>
          <table:table-cell office:value-type="string">
            <text:p>c</text:p>
          </table:table-cell>
          <table:table-cell table:style-name="ce3" office:value-type="percentage" office:value="0.028549554059059">
            <text:p>2,85%</text:p>
          </table:table-cell>
          <table:table-cell table:style-name="ce8" office:value-type="string">
            <text:p>c</text:p>
          </table:table-cell>
          <table:table-cell table:style-name="ce3" office:value-type="percentage" office:value="0.0387723710301551">
            <text:p>3,88%</text:p>
          </table:table-cell>
        </table:table-row>
        <table:table-row table:style-name="ro1">
          <table:table-cell office:value-type="string">
            <text:p>d</text:p>
          </table:table-cell>
          <table:table-cell table:style-name="ce3" office:value-type="percentage" office:value="0.0365285024897912">
            <text:p>3,65%</text:p>
          </table:table-cell>
          <table:table-cell office:value-type="string">
            <text:p>u</text:p>
          </table:table-cell>
          <table:table-cell table:style-name="ce3" office:value-type="percentage" office:value="0.0362481375086341">
            <text:p>3,62%</text:p>
          </table:table-cell>
          <table:table-cell office:value-type="string">
            <text:p>u</text:p>
          </table:table-cell>
          <table:table-cell table:style-name="ce3" office:value-type="percentage" office:value="0.0279706529121508">
            <text:p>2,80%</text:p>
          </table:table-cell>
          <table:table-cell office:value-type="string">
            <text:p>u</text:p>
          </table:table-cell>
          <table:table-cell table:style-name="ce3" office:value-type="percentage" office:value="0.0373467938160808">
            <text:p>3,73%</text:p>
          </table:table-cell>
          <table:table-cell office:value-type="string">
            <text:p>u</text:p>
          </table:table-cell>
          <table:table-cell table:style-name="ce3" office:value-type="percentage" office:value="0.0279479736221545">
            <text:p>2,79%</text:p>
          </table:table-cell>
          <table:table-cell table:style-name="ce8" office:value-type="string">
            <text:p>u</text:p>
          </table:table-cell>
          <table:table-cell table:style-name="ce3" office:value-type="percentage" office:value="0.0363278298508016">
            <text:p>3,63%</text:p>
          </table:table-cell>
        </table:table-row>
        <table:table-row table:style-name="ro1">
          <table:table-cell office:value-type="string">
            <text:p>m</text:p>
          </table:table-cell>
          <table:table-cell table:style-name="ce3" office:value-type="percentage" office:value="0.0318189429286461">
            <text:p>3,18%</text:p>
          </table:table-cell>
          <table:table-cell office:value-type="string">
            <text:p>m</text:p>
          </table:table-cell>
          <table:table-cell table:style-name="ce3" office:value-type="percentage" office:value="0.0294533122844656">
            <text:p>2,95%</text:p>
          </table:table-cell>
          <table:table-cell office:value-type="string">
            <text:p>m</text:p>
          </table:table-cell>
          <table:table-cell table:style-name="ce3" office:value-type="percentage" office:value="0.0249500597331284">
            <text:p>2,50%</text:p>
          </table:table-cell>
          <table:table-cell office:value-type="string">
            <text:p>m</text:p>
          </table:table-cell>
          <table:table-cell table:style-name="ce3" office:value-type="percentage" office:value="0.0267820690104629">
            <text:p>2,68%</text:p>
          </table:table-cell>
          <table:table-cell office:value-type="string">
            <text:p>m</text:p>
          </table:table-cell>
          <table:table-cell table:style-name="ce3" office:value-type="percentage" office:value="0.0226008767913406">
            <text:p>2,26%</text:p>
          </table:table-cell>
          <table:table-cell table:style-name="ce8" office:value-type="string">
            <text:p>m</text:p>
          </table:table-cell>
          <table:table-cell table:style-name="ce3" office:value-type="percentage" office:value="0.0289113032403852">
            <text:p>2,89%</text:p>
          </table:table-cell>
        </table:table-row>
        <table:table-row table:style-name="ro1">
          <table:table-cell office:value-type="string">
            <text:p>p</text:p>
          </table:table-cell>
          <table:table-cell table:style-name="ce3" office:value-type="percentage" office:value="0.0296074713345914">
            <text:p>2,96%</text:p>
          </table:table-cell>
          <table:table-cell office:value-type="string">
            <text:p>p</text:p>
          </table:table-cell>
          <table:table-cell table:style-name="ce3" office:value-type="percentage" office:value="0.0254352564809962">
            <text:p>2,54%</text:p>
          </table:table-cell>
          <table:table-cell office:value-type="string">
            <text:p>f</text:p>
          </table:table-cell>
          <table:table-cell table:style-name="ce3" office:value-type="percentage" office:value="0.0223740824321609">
            <text:p>2,24%</text:p>
          </table:table-cell>
          <table:table-cell office:value-type="string">
            <text:p>p</text:p>
          </table:table-cell>
          <table:table-cell table:style-name="ce3" office:value-type="percentage" office:value="0.0244954695849935">
            <text:p>2,45%</text:p>
          </table:table-cell>
          <table:table-cell office:value-type="string">
            <text:p>h</text:p>
          </table:table-cell>
          <table:table-cell table:style-name="ce3" office:value-type="percentage" office:value="0.0188706321135929">
            <text:p>1,89%</text:p>
          </table:table-cell>
          <table:table-cell table:style-name="ce8" office:value-type="string">
            <text:p>p</text:p>
          </table:table-cell>
          <table:table-cell table:style-name="ce3" office:value-type="percentage" office:value="0.0252944221474836">
            <text:p>2,53%</text:p>
          </table:table-cell>
        </table:table-row>
        <table:table-row table:style-name="ro1">
          <table:table-cell office:value-type="string">
            <text:p>minus</text:p>
          </table:table-cell>
          <table:table-cell table:style-name="ce3" office:value-type="percentage" office:value="0.0265301165925235">
            <text:p>2,65%</text:p>
          </table:table-cell>
          <table:table-cell office:value-type="string">
            <text:p>g</text:p>
          </table:table-cell>
          <table:table-cell table:style-name="ce3" office:value-type="percentage" office:value="0.0143584244493697">
            <text:p>1,44%</text:p>
          </table:table-cell>
          <table:table-cell office:value-type="string">
            <text:p>w</text:p>
          </table:table-cell>
          <table:table-cell table:style-name="ce3" office:value-type="percentage" office:value="0.0223238427233161">
            <text:p>2,23%</text:p>
          </table:table-cell>
          <table:table-cell office:value-type="string">
            <text:p>´</text:p>
          </table:table-cell>
          <table:table-cell table:style-name="ce3" office:value-type="percentage" office:value="0.018563751625522">
            <text:p>1,86%</text:p>
          </table:table-cell>
          <table:table-cell office:value-type="string">
            <text:p>p</text:p>
          </table:table-cell>
          <table:table-cell table:style-name="ce3" office:value-type="percentage" office:value="0.0187735653347347">
            <text:p>1,88%</text:p>
          </table:table-cell>
          <table:table-cell table:style-name="ce8" office:value-type="string">
            <text:p>g</text:p>
          </table:table-cell>
          <table:table-cell table:style-name="ce3" office:value-type="percentage" office:value="0.0147724749153266">
            <text:p>1,48%</text:p>
          </table:table-cell>
        </table:table-row>
        <table:table-row table:style-name="ro1">
          <table:table-cell office:value-type="string">
            <text:p>g</text:p>
          </table:table-cell>
          <table:table-cell table:style-name="ce3" office:value-type="percentage" office:value="0.0157141197784908">
            <text:p>1,57%</text:p>
          </table:table-cell>
          <table:table-cell office:value-type="string">
            <text:p>b</text:p>
          </table:table-cell>
          <table:table-cell table:style-name="ce3" office:value-type="percentage" office:value="0.0141176131905536">
            <text:p>1,41%</text:p>
          </table:table-cell>
          <table:table-cell office:value-type="string">
            <text:p>coma</text:p>
          </table:table-cell>
          <table:table-cell table:style-name="ce3" office:value-type="percentage" office:value="0.0213344642628204">
            <text:p>2,13%</text:p>
          </table:table-cell>
          <table:table-cell office:value-type="string">
            <text:p>b</text:p>
          </table:table-cell>
          <table:table-cell table:style-name="ce3" office:value-type="percentage" office:value="0.0133170627415936">
            <text:p>1,33%</text:p>
          </table:table-cell>
          <table:table-cell office:value-type="string">
            <text:p>g</text:p>
          </table:table-cell>
          <table:table-cell table:style-name="ce3" office:value-type="percentage" office:value="0.0123742907984675">
            <text:p>1,24%</text:p>
          </table:table-cell>
          <table:table-cell table:style-name="ce8" office:value-type="string">
            <text:p>h</text:p>
          </table:table-cell>
          <table:table-cell table:style-name="ce3" office:value-type="percentage" office:value="0.0138738210188987">
            <text:p>1,39%</text:p>
          </table:table-cell>
        </table:table-row>
        <table:table-row table:style-name="ro1">
          <table:table-cell office:value-type="string">
            <text:p>dot</text:p>
          </table:table-cell>
          <table:table-cell table:style-name="ce3" office:value-type="percentage" office:value="0.0150986488300772">
            <text:p>1,51%</text:p>
          </table:table-cell>
          <table:table-cell office:value-type="string">
            <text:p>v</text:p>
          </table:table-cell>
          <table:table-cell table:style-name="ce3" office:value-type="percentage" office:value="0.0138390859691335">
            <text:p>1,38%</text:p>
          </table:table-cell>
          <table:table-cell office:value-type="string">
            <text:p>c</text:p>
          </table:table-cell>
          <table:table-cell table:style-name="ce3" office:value-type="percentage" office:value="0.0202598002921666">
            <text:p>2,03%</text:p>
          </table:table-cell>
          <table:table-cell office:value-type="string">
            <text:p>g</text:p>
          </table:table-cell>
          <table:table-cell table:style-name="ce3" office:value-type="percentage" office:value="0.0128541033526038">
            <text:p>1,29%</text:p>
          </table:table-cell>
          <table:table-cell office:value-type="string">
            <text:p>coma</text:p>
          </table:table-cell>
          <table:table-cell table:style-name="ce3" office:value-type="percentage" office:value="0.0108977077496456">
            <text:p>1,09%</text:p>
          </table:table-cell>
          <table:table-cell table:style-name="ce8" office:value-type="string">
            <text:p>b</text:p>
          </table:table-cell>
          <table:table-cell table:style-name="ce3" office:value-type="percentage" office:value="0.0131406138004378">
            <text:p>1,31%</text:p>
          </table:table-cell>
        </table:table-row>
        <table:table-row table:style-name="ro1">
          <table:table-cell office:value-type="string">
            <text:p>f</text:p>
          </table:table-cell>
          <table:table-cell table:style-name="ce3" office:value-type="percentage" office:value="0.0122566212153439">
            <text:p>1,23%</text:p>
          </table:table-cell>
          <table:table-cell office:value-type="string">
            <text:p>´</text:p>
          </table:table-cell>
          <table:table-cell table:style-name="ce3" office:value-type="percentage" office:value="0.0137936567581387">
            <text:p>1,38%</text:p>
          </table:table-cell>
          <table:table-cell office:value-type="string">
            <text:p>y</text:p>
          </table:table-cell>
          <table:table-cell table:style-name="ce3" office:value-type="percentage" office:value="0.0195236166557167">
            <text:p>1,95%</text:p>
          </table:table-cell>
          <table:table-cell office:value-type="string">
            <text:p>coma</text:p>
          </table:table-cell>
          <table:table-cell table:style-name="ce3" office:value-type="percentage" office:value="0.0120266727406453">
            <text:p>1,20%</text:p>
          </table:table-cell>
          <table:table-cell office:value-type="string">
            <text:p>b</text:p>
          </table:table-cell>
          <table:table-cell table:style-name="ce3" office:value-type="percentage" office:value="0.0108083852756915">
            <text:p>1,08%</text:p>
          </table:table-cell>
          <table:table-cell table:style-name="ce8" office:value-type="string">
            <text:p>´</text:p>
          </table:table-cell>
          <table:table-cell table:style-name="ce3" office:value-type="percentage" office:value="0.01284114627816">
            <text:p>1,28%</text:p>
          </table:table-cell>
        </table:table-row>
        <table:table-row table:style-name="ro1">
          <table:table-cell office:value-type="string">
            <text:p>b</text:p>
          </table:table-cell>
          <table:table-cell table:style-name="ce3" office:value-type="percentage" office:value="0.0112474298808128">
            <text:p>1,12%</text:p>
          </table:table-cell>
          <table:table-cell office:value-type="string">
            <text:p>dot</text:p>
          </table:table-cell>
          <table:table-cell table:style-name="ce3" office:value-type="percentage" office:value="0.0122259238391425">
            <text:p>1,22%</text:p>
          </table:table-cell>
          <table:table-cell office:value-type="string">
            <text:p>g</text:p>
          </table:table-cell>
          <table:table-cell table:style-name="ce3" office:value-type="percentage" office:value="0.0189448064118733">
            <text:p>1,89%</text:p>
          </table:table-cell>
          <table:table-cell office:value-type="string">
            <text:p>dot</text:p>
          </table:table-cell>
          <table:table-cell table:style-name="ce3" office:value-type="percentage" office:value="0.0117701321959846">
            <text:p>1,18%</text:p>
          </table:table-cell>
          <table:table-cell office:value-type="string">
            <text:p>f</text:p>
          </table:table-cell>
          <table:table-cell table:style-name="ce3" office:value-type="percentage" office:value="0.0106906856888446">
            <text:p>1,07%</text:p>
          </table:table-cell>
          <table:table-cell table:style-name="ce8" office:value-type="string">
            <text:p>dot</text:p>
          </table:table-cell>
          <table:table-cell table:style-name="ce3" office:value-type="percentage" office:value="0.0126349110361282">
            <text:p>1,26%</text:p>
          </table:table-cell>
        </table:table-row>
        <table:table-row table:style-name="ro1">
          <table:table-cell office:value-type="string">
            <text:p>´</text:p>
          </table:table-cell>
          <table:table-cell table:style-name="ce3" office:value-type="percentage" office:value="0.0104464125435393">
            <text:p>1,04%</text:p>
          </table:table-cell>
          <table:table-cell office:value-type="string">
            <text:p>coma</text:p>
          </table:table-cell>
          <table:table-cell table:style-name="ce3" office:value-type="percentage" office:value="0.0121729028482354">
            <text:p>1,22%</text:p>
          </table:table-cell>
          <table:table-cell office:value-type="string">
            <text:p>b</text:p>
          </table:table-cell>
          <table:table-cell table:style-name="ce3" office:value-type="percentage" office:value="0.0153598205654973">
            <text:p>1,54%</text:p>
          </table:table-cell>
          <table:table-cell office:value-type="string">
            <text:p>v</text:p>
          </table:table-cell>
          <table:table-cell table:style-name="ce3" office:value-type="percentage" office:value="0.00942050684513069">
            <text:p>0,94%</text:p>
          </table:table-cell>
          <table:table-cell office:value-type="string">
            <text:p>dot</text:p>
          </table:table-cell>
          <table:table-cell table:style-name="ce3" office:value-type="percentage" office:value="0.0096319401261746">
            <text:p>0,96%</text:p>
          </table:table-cell>
          <table:table-cell table:style-name="ce8" office:value-type="string">
            <text:p>coma</text:p>
          </table:table-cell>
          <table:table-cell table:style-name="ce3" office:value-type="percentage" office:value="0.0120796687719043">
            <text:p>1,21%</text:p>
          </table:table-cell>
        </table:table-row>
        <table:table-row table:style-name="ro1">
          <table:table-cell office:value-type="string">
            <text:p>q</text:p>
          </table:table-cell>
          <table:table-cell table:style-name="ce3" office:value-type="percentage" office:value="0.0104268019495947">
            <text:p>1,04%</text:p>
          </table:table-cell>
          <table:table-cell office:value-type="string">
            <text:p>f</text:p>
          </table:table-cell>
          <table:table-cell table:style-name="ce3" office:value-type="percentage" office:value="0.00993478539586911">
            <text:p>0,99%</text:p>
          </table:table-cell>
          <table:table-cell office:value-type="string">
            <text:p>p</text:p>
          </table:table-cell>
          <table:table-cell table:style-name="ce3" office:value-type="percentage" office:value="0.0143296292730924">
            <text:p>1,43%</text:p>
          </table:table-cell>
          <table:table-cell office:value-type="string">
            <text:p>f</text:p>
          </table:table-cell>
          <table:table-cell table:style-name="ce3" office:value-type="percentage" office:value="0.00888793940084903">
            <text:p>0,89%</text:p>
          </table:table-cell>
          <table:table-cell office:value-type="string">
            <text:p>v</text:p>
          </table:table-cell>
          <table:table-cell table:style-name="ce3" office:value-type="percentage" office:value="0.00856403022256218">
            <text:p>0,86%</text:p>
          </table:table-cell>
          <table:table-cell table:style-name="ce8" office:value-type="string">
            <text:p>f</text:p>
          </table:table-cell>
          <table:table-cell table:style-name="ce3" office:value-type="percentage" office:value="0.0115612120468347">
            <text:p>1,16%</text:p>
          </table:table-cell>
        </table:table-row>
        <table:table-row table:style-name="ro1">
          <table:table-cell office:value-type="string">
            <text:p>v</text:p>
          </table:table-cell>
          <table:table-cell table:style-name="ce3" office:value-type="percentage" office:value="0.0102638831691323">
            <text:p>1,03%</text:p>
          </table:table-cell>
          <table:table-cell office:value-type="string">
            <text:p>`</text:p>
          </table:table-cell>
          <table:table-cell table:style-name="ce3" office:value-type="percentage" office:value="0.00930351371260691">
            <text:p>0,93%</text:p>
          </table:table-cell>
          <table:table-cell office:value-type="string">
            <text:p>v</text:p>
          </table:table-cell>
          <table:table-cell table:style-name="ce3" office:value-type="percentage" office:value="0.00929667512941438">
            <text:p>0,93%</text:p>
          </table:table-cell>
          <table:table-cell office:value-type="string">
            <text:p>y</text:p>
          </table:table-cell>
          <table:table-cell table:style-name="ce3" office:value-type="percentage" office:value="0.00882673371879694">
            <text:p>0,88%</text:p>
          </table:table-cell>
          <table:table-cell office:value-type="string">
            <text:p>´</text:p>
          </table:table-cell>
          <table:table-cell table:style-name="ce3" office:value-type="percentage" office:value="0.00856076418544">
            <text:p>0,86%</text:p>
          </table:table-cell>
          <table:table-cell table:style-name="ce8" office:value-type="string">
            <text:p>v</text:p>
          </table:table-cell>
          <table:table-cell table:style-name="ce3" office:value-type="percentage" office:value="0.0109867103079604">
            <text:p>1,10%</text:p>
          </table:table-cell>
        </table:table-row>
        <table:table-row table:style-name="ro1">
          <table:table-cell office:value-type="string">
            <text:p>coma</text:p>
          </table:table-cell>
          <table:table-cell table:style-name="ce3" office:value-type="percentage" office:value="0.00895449889652696">
            <text:p>0,90%</text:p>
          </table:table-cell>
          <table:table-cell office:value-type="string">
            <text:p>q</text:p>
          </table:table-cell>
          <table:table-cell table:style-name="ce3" office:value-type="percentage" office:value="0.00775940641269754">
            <text:p>0,78%</text:p>
          </table:table-cell>
          <table:table-cell office:value-type="string">
            <text:p>dot</text:p>
          </table:table-cell>
          <table:table-cell table:style-name="ce3" office:value-type="percentage" office:value="0.00906499576566869">
            <text:p>0,91%</text:p>
          </table:table-cell>
          <table:table-cell office:value-type="string">
            <text:p>h</text:p>
          </table:table-cell>
          <table:table-cell table:style-name="ce3" office:value-type="percentage" office:value="0.00877006239290326">
            <text:p>0,88%</text:p>
          </table:table-cell>
          <table:table-cell office:value-type="string">
            <text:p>y</text:p>
          </table:table-cell>
          <table:table-cell table:style-name="ce3" office:value-type="percentage" office:value="0.00689070289029538">
            <text:p>0,69%</text:p>
          </table:table-cell>
          <table:table-cell table:style-name="ce8" office:value-type="string">
            <text:p>minus</text:p>
          </table:table-cell>
          <table:table-cell table:style-name="ce3" office:value-type="percentage" office:value="0.00955646069311694">
            <text:p>0,96%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3" office:value-type="percentage" office:value="0.00880515668110308">
            <text:p>0,88%</text:p>
          </table:table-cell>
          <table:table-cell office:value-type="string">
            <text:p>h</text:p>
          </table:table-cell>
          <table:table-cell table:style-name="ce3" office:value-type="percentage" office:value="0.00587087524172986">
            <text:p>0,59%</text:p>
          </table:table-cell>
          <table:table-cell office:value-type="string">
            <text:p>k</text:p>
          </table:table-cell>
          <table:table-cell table:style-name="ce3" office:value-type="percentage" office:value="0.00739011699530608">
            <text:p>0,74%</text:p>
          </table:table-cell>
          <table:table-cell office:value-type="string">
            <text:p>q</text:p>
          </table:table-cell>
          <table:table-cell table:style-name="ce3" office:value-type="percentage" office:value="0.00542419511318297">
            <text:p>0,54%</text:p>
          </table:table-cell>
          <table:table-cell office:value-type="string">
            <text:p>minus</text:p>
          </table:table-cell>
          <table:table-cell table:style-name="ce3" office:value-type="percentage" office:value="0.0066437839171119">
            <text:p>0,66%</text:p>
          </table:table-cell>
          <table:table-cell table:style-name="ce8" office:value-type="string">
            <text:p>q</text:p>
          </table:table-cell>
          <table:table-cell table:style-name="ce3" office:value-type="percentage" office:value="0.00716687607160416">
            <text:p>0,72%</text:p>
          </table:table-cell>
        </table:table-row>
        <table:table-row table:style-name="ro1">
          <table:table-cell office:value-type="string">
            <text:p>h</text:p>
          </table:table-cell>
          <table:table-cell table:style-name="ce3" office:value-type="percentage" office:value="0.00755158717587837">
            <text:p>0,76%</text:p>
          </table:table-cell>
          <table:table-cell office:value-type="string">
            <text:p>x</text:p>
          </table:table-cell>
          <table:table-cell table:style-name="ce3" office:value-type="percentage" office:value="0.0050980927809036">
            <text:p>0,51%</text:p>
          </table:table-cell>
          <table:table-cell office:value-type="string">
            <text:p>minus</text:p>
          </table:table-cell>
          <table:table-cell table:style-name="ce3" office:value-type="percentage" office:value="0.00204607591275459">
            <text:p>0,20%</text:p>
          </table:table-cell>
          <table:table-cell office:value-type="string">
            <text:p>j</text:p>
          </table:table-cell>
          <table:table-cell table:style-name="ce3" office:value-type="percentage" office:value="0.00429947975982864">
            <text:p>0,43%</text:p>
          </table:table-cell>
          <table:table-cell office:value-type="string">
            <text:p>w</text:p>
          </table:table-cell>
          <table:table-cell table:style-name="ce3" office:value-type="percentage" office:value="0.00522803993497234">
            <text:p>0,52%</text:p>
          </table:table-cell>
          <table:table-cell table:style-name="ce8" office:value-type="string">
            <text:p>y</text:p>
          </table:table-cell>
          <table:table-cell table:style-name="ce3" office:value-type="percentage" office:value="0.00643133100429973">
            <text:p>0,64%</text:p>
          </table:table-cell>
        </table:table-row>
        <table:table-row table:style-name="ro1">
          <table:table-cell office:value-type="string">
            <text:p>`</text:p>
          </table:table-cell>
          <table:table-cell table:style-name="ce3" office:value-type="percentage" office:value="0.00639757914760291">
            <text:p>0,64%</text:p>
          </table:table-cell>
          <table:table-cell office:value-type="string">
            <text:p>y</text:p>
          </table:table-cell>
          <table:table-cell table:style-name="ce3" office:value-type="percentage" office:value="0.00353266776300066">
            <text:p>0,35%</text:p>
          </table:table-cell>
          <table:table-cell office:value-type="string">
            <text:p>j</text:p>
          </table:table-cell>
          <table:table-cell table:style-name="ce3" office:value-type="percentage" office:value="0.00176848211311099">
            <text:p>0,18%</text:p>
          </table:table-cell>
          <table:table-cell office:value-type="string">
            <text:p>z</text:p>
          </table:table-cell>
          <table:table-cell table:style-name="ce3" office:value-type="percentage" office:value="0.00375888374227727">
            <text:p>0,38%</text:p>
          </table:table-cell>
          <table:table-cell office:value-type="string">
            <text:p>q</text:p>
          </table:table-cell>
          <table:table-cell table:style-name="ce3" office:value-type="percentage" office:value="0.00488959075301822">
            <text:p>0,49%</text:p>
          </table:table-cell>
          <table:table-cell table:style-name="ce8" office:value-type="string">
            <text:p>x</text:p>
          </table:table-cell>
          <table:table-cell table:style-name="ce3" office:value-type="percentage" office:value="0.00491082979276035">
            <text:p>0,49%</text:p>
          </table:table-cell>
        </table:table-row>
        <table:table-row table:style-name="ro1">
          <table:table-cell office:value-type="string">
            <text:p>j</text:p>
          </table:table-cell>
          <table:table-cell table:style-name="ce3" office:value-type="percentage" office:value="0.00290991043992596">
            <text:p>0,29%</text:p>
          </table:table-cell>
          <table:table-cell office:value-type="string">
            <text:p>j</text:p>
          </table:table-cell>
          <table:table-cell table:style-name="ce3" office:value-type="percentage" office:value="0.00313091077004517">
            <text:p>0,31%</text:p>
          </table:table-cell>
          <table:table-cell office:value-type="string">
            <text:p>x</text:p>
          </table:table-cell>
          <table:table-cell table:style-name="ce3" office:value-type="percentage" office:value="0.00101344472278993">
            <text:p>0,10%</text:p>
          </table:table-cell>
          <table:table-cell office:value-type="string">
            <text:p>k</text:p>
          </table:table-cell>
          <table:table-cell table:style-name="ce3" office:value-type="percentage" office:value="0.00217301299109292">
            <text:p>0,22%</text:p>
          </table:table-cell>
          <table:table-cell office:value-type="string">
            <text:p>x</text:p>
          </table:table-cell>
          <table:table-cell table:style-name="ce3" office:value-type="percentage" office:value="0.00340901249154556">
            <text:p>0,34%</text:p>
          </table:table-cell>
          <table:table-cell table:style-name="ce8" office:value-type="string">
            <text:p>`</text:p>
          </table:table-cell>
          <table:table-cell table:style-name="ce3" office:value-type="percentage" office:value="0.00472430635172545">
            <text:p>0,47%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3" office:value-type="percentage" office:value="0.00257049631396259">
            <text:p>0,26%</text:p>
          </table:table-cell>
          <table:table-cell office:value-type="string">
            <text:p>minus</text:p>
          </table:table-cell>
          <table:table-cell table:style-name="ce3" office:value-type="percentage" office:value="0.00306361723290311">
            <text:p>0,31%</text:p>
          </table:table-cell>
          <table:table-cell office:value-type="string">
            <text:p>q</text:p>
          </table:table-cell>
          <table:table-cell table:style-name="ce3" office:value-type="percentage" office:value="0.00083755028961584">
            <text:p>0,08%</text:p>
          </table:table-cell>
          <table:table-cell office:value-type="string">
            <text:p>x</text:p>
          </table:table-cell>
          <table:table-cell table:style-name="ce3" office:value-type="percentage" office:value="0.00212836827293119">
            <text:p>0,21%</text:p>
          </table:table-cell>
          <table:table-cell office:value-type="string">
            <text:p>`</text:p>
          </table:table-cell>
          <table:table-cell table:style-name="ce3" office:value-type="percentage" office:value="0.00314953756781697">
            <text:p>0,31%</text:p>
          </table:table-cell>
          <table:table-cell table:style-name="ce8" office:value-type="string">
            <text:p>w</text:p>
          </table:table-cell>
          <table:table-cell table:style-name="ce3" office:value-type="percentage" office:value="0.0033772913577953">
            <text:p>0,34%</text:p>
          </table:table-cell>
        </table:table-row>
        <table:table-row table:style-name="ro1">
          <table:table-cell office:value-type="string">
            <text:p>plus</text:p>
          </table:table-cell>
          <table:table-cell table:style-name="ce3" office:value-type="percentage" office:value="0.00179964912121912">
            <text:p>0,18%</text:p>
          </table:table-cell>
          <table:table-cell office:value-type="string">
            <text:p>z</text:p>
          </table:table-cell>
          <table:table-cell table:style-name="ce3" office:value-type="percentage" office:value="0.00164310410996493">
            <text:p>0,16%</text:p>
          </table:table-cell>
          <table:table-cell office:value-type="string">
            <text:p>z</text:p>
          </table:table-cell>
          <table:table-cell table:style-name="ce3" office:value-type="percentage" office:value="0.000558625636757811">
            <text:p>0,06%</text:p>
          </table:table-cell>
          <table:table-cell office:value-type="string">
            <text:p>ñ</text:p>
          </table:table-cell>
          <table:table-cell table:style-name="ce3" office:value-type="percentage" office:value="0.00160688481037006">
            <text:p>0,16%</text:p>
          </table:table-cell>
          <table:table-cell office:value-type="string">
            <text:p>j</text:p>
          </table:table-cell>
          <table:table-cell table:style-name="ce3" office:value-type="percentage" office:value="0.00242175661658215">
            <text:p>0,24%</text:p>
          </table:table-cell>
          <table:table-cell table:style-name="ce8" office:value-type="string">
            <text:p>j</text:p>
          </table:table-cell>
          <table:table-cell table:style-name="ce3" office:value-type="percentage" office:value="0.00327893850225103">
            <text:p>0,33%</text:p>
          </table:table-cell>
        </table:table-row>
        <table:table-row table:style-name="ro1">
          <table:table-cell office:value-type="string">
            <text:p>w</text:p>
          </table:table-cell>
          <table:table-cell table:style-name="ce3" office:value-type="percentage" office:value="0.00166388347083377">
            <text:p>0,17%</text:p>
          </table:table-cell>
          <table:table-cell office:value-type="string">
            <text:p>k</text:p>
          </table:table-cell>
          <table:table-cell table:style-name="ce3" office:value-type="percentage" office:value="0.00154192086729465">
            <text:p>0,15%</text:p>
          </table:table-cell>
          <table:table-cell office:value-type="string">
            <text:p>&lt;</text:p>
          </table:table-cell>
          <table:table-cell table:style-name="ce3" office:value-type="percentage" office:value="0.000000221808869071992">
            <text:p>0,00%</text:p>
          </table:table-cell>
          <table:table-cell office:value-type="string">
            <text:p>minus</text:p>
          </table:table-cell>
          <table:table-cell table:style-name="ce3" office:value-type="percentage" office:value="0.00157910984737829">
            <text:p>0,16%</text:p>
          </table:table-cell>
          <table:table-cell office:value-type="string">
            <text:p>k</text:p>
          </table:table-cell>
          <table:table-cell table:style-name="ce3" office:value-type="percentage" office:value="0.00239780721768498">
            <text:p>0,24%</text:p>
          </table:table-cell>
          <table:table-cell table:style-name="ce8" office:value-type="string">
            <text:p>k</text:p>
          </table:table-cell>
          <table:table-cell table:style-name="ce3" office:value-type="percentage" office:value="0.00211868742746626">
            <text:p>0,21%</text:p>
          </table:table-cell>
        </table:table-row>
        <table:table-row table:style-name="ro3">
          <table:table-cell office:value-type="string">
            <text:p>z</text:p>
          </table:table-cell>
          <table:table-cell table:style-name="ce3" office:value-type="percentage" office:value="0.00126412905581024">
            <text:p>0,13%</text:p>
          </table:table-cell>
          <table:table-cell office:value-type="string">
            <text:p>ç</text:p>
          </table:table-cell>
          <table:table-cell table:style-name="ce3" office:value-type="percentage" office:value="0.00126278630348158">
            <text:p>0,13%</text:p>
          </table:table-cell>
          <table:table-cell office:value-type="string">
            <text:p>plus</text:p>
          </table:table-cell>
          <table:table-cell table:style-name="ce3" office:value-type="percentage" office:value="0.000000110904434535996">
            <text:p>0,00%</text:p>
          </table:table-cell>
          <table:table-cell office:value-type="string">
            <text:p>w</text:p>
          </table:table-cell>
          <table:table-cell table:style-name="ce3" office:value-type="percentage" office:value="0.00134683379642545">
            <text:p>0,13%</text:p>
          </table:table-cell>
          <table:table-cell office:value-type="string">
            <text:p>z</text:p>
          </table:table-cell>
          <table:table-cell table:style-name="ce3" office:value-type="percentage" office:value="0.00144494850896205">
            <text:p>0,14%</text:p>
          </table:table-cell>
          <table:table-cell office:value-type="string">
            <text:p>z</text:p>
          </table:table-cell>
          <table:table-cell table:style-name="ce3" office:value-type="percentage" office:value="0.00205569763609151">
            <text:p>0,21%</text:p>
          </table:table-cell>
        </table:table-row>
        <table:table-row table:style-name="ro3">
          <table:table-cell office:value-type="string">
            <text:p>k</text:p>
          </table:table-cell>
          <table:table-cell table:style-name="ce3" office:value-type="percentage" office:value="0.000883985234731267">
            <text:p>0,09%</text:p>
          </table:table-cell>
          <table:table-cell office:value-type="string">
            <text:p>w</text:p>
          </table:table-cell>
          <table:table-cell table:style-name="ce3" office:value-type="percentage" office:value="0.000805639684286419">
            <text:p>0,08%</text:p>
          </table:table-cell>
          <table:table-cell office:value-type="string">
            <text:p>´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`</text:p>
          </table:table-cell>
          <table:table-cell table:style-name="ce3" office:value-type="percentage" office:value="0.0000465949788750197">
            <text:p>0,00%</text:p>
          </table:table-cell>
          <table:table-cell office:value-type="string">
            <text:p>plus</text:p>
          </table:table-cell>
          <table:table-cell table:style-name="ce3" office:value-type="percentage" office:value="0.00037225039571452">
            <text:p>0,04%</text:p>
          </table:table-cell>
          <table:table-cell office:value-type="string">
            <text:p>plus</text:p>
          </table:table-cell>
          <table:table-cell table:style-name="ce3" office:value-type="percentage" office:value="0.000558353412684873">
            <text:p>0,06%</text:p>
          </table:table-cell>
        </table:table-row>
        <table:table-row table:style-name="ro3">
          <table:table-cell office:value-type="string">
            <text:p>&lt;</text:p>
          </table:table-cell>
          <table:table-cell table:style-name="ce3" office:value-type="percentage" office:value="0.000858340611880701">
            <text:p>0,09%</text:p>
          </table:table-cell>
          <table:table-cell office:value-type="string">
            <text:p>ñ</text:p>
          </table:table-cell>
          <table:table-cell table:style-name="ce3" office:value-type="percentage" office:value="0.0000527780539498604">
            <text:p>0,01%</text:p>
          </table:table-cell>
          <table:table-cell office:value-type="string">
            <text:p>`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plus</text:p>
          </table:table-cell>
          <table:table-cell table:style-name="ce3" office:value-type="percentage" office:value="0.0000258409544510922">
            <text:p>0,00%</text:p>
          </table:table-cell>
          <table:table-cell office:value-type="string">
            <text:p>ç</text:p>
          </table:table-cell>
          <table:table-cell table:style-name="ce3" office:value-type="percentage" office:value="0.000334102317904427">
            <text:p>0,03%</text:p>
          </table:table-cell>
          <table:table-cell office:value-type="string">
            <text:p>ç</text:p>
          </table:table-cell>
          <table:table-cell table:style-name="ce3" office:value-type="percentage" office:value="0.00050115347685664">
            <text:p>0,05%</text:p>
          </table:table-cell>
        </table:table-row>
        <table:table-row table:style-name="ro3">
          <table:table-cell office:value-type="string">
            <text:p>ç</text:p>
          </table:table-cell>
          <table:table-cell table:style-name="ce3" office:value-type="percentage" office:value="0.000387686357211494">
            <text:p>0,04%</text:p>
          </table:table-cell>
          <table:table-cell office:value-type="string">
            <text:p>plus</text:p>
          </table:table-cell>
          <table:table-cell table:style-name="ce3" office:value-type="percentage" office:value="0.0000356509984678573">
            <text:p>0,00%</text:p>
          </table:table-cell>
          <table:table-cell office:value-type="string">
            <text:p>ç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ç</text:p>
          </table:table-cell>
          <table:table-cell table:style-name="ce3" office:value-type="percentage" office:value="0.0000200389288290545">
            <text:p>0,00%</text:p>
          </table:table-cell>
          <table:table-cell office:value-type="string">
            <text:p>ñ</text:p>
          </table:table-cell>
          <table:table-cell table:style-name="ce3" office:value-type="percentage" office:value="0.000332837677199886">
            <text:p>0,03%</text:p>
          </table:table-cell>
          <table:table-cell office:value-type="string">
            <text:p>ñ</text:p>
          </table:table-cell>
          <table:table-cell table:style-name="ce3" office:value-type="percentage" office:value="0.000499256515799828">
            <text:p>0,05%</text:p>
          </table:table-cell>
        </table:table-row>
        <table:table-row table:style-name="ro3">
          <table:table-cell office:value-type="string">
            <text:p>ñ</text:p>
          </table:table-cell>
          <table:table-cell table:style-name="ce3" office:value-type="percentage" office:value="0.00000452552167951161">
            <text:p>0,00%</text:p>
          </table:table-cell>
          <table:table-cell office:value-type="string">
            <text:p>&lt;</text:p>
          </table:table-cell>
          <table:table-cell table:style-name="ce3" office:value-type="percentage" office:value="0.00000176129293963861">
            <text:p>0,00%</text:p>
          </table:table-cell>
          <table:table-cell office:value-type="string">
            <text:p>ñ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&lt;</text:p>
          </table:table-cell>
          <table:table-cell table:style-name="ce3" office:value-type="percentage" office:value="0.00000256784327249847">
            <text:p>0,00%</text:p>
          </table:table-cell>
          <table:table-cell office:value-type="string">
            <text:p>&lt;</text:p>
          </table:table-cell>
          <table:table-cell table:style-name="ce3" office:value-type="percentage" office:value="0.000172578311392382">
            <text:p>0,02%</text:p>
          </table:table-cell>
          <table:table-cell office:value-type="string">
            <text:p>&lt;</text:p>
          </table:table-cell>
          <table:table-cell table:style-name="ce3" office:value-type="percentage" office:value="0.000258823105314759">
            <text:p>0,03%</text:p>
          </table:table-cell>
        </table:table-row>
        <table:table-row table:style-name="ro1" table:number-rows-repeated="104853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arelles" table:style-name="ta1">
        <table:table-column table:style-name="co3" table:number-columns-repeated="6" table:default-cell-style-name="Default"/>
        <table:table-column table:style-name="co2" table:default-cell-style-name="Default"/>
        <table:table-column table:style-name="co13" table:number-columns-repeated="2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23" table:default-cell-style-name="Default"/>
        <table:table-row table:style-name="ro1">
          <table:table-cell/>
          <table:table-cell table:number-columns-repeated="2" table:style-name="ce3" office:value-type="percentage" office:value="0.3">
            <text:p>30,00%</text:p>
          </table:table-cell>
          <table:table-cell table:style-name="ce3" office:value-type="percentage" office:value="0.1">
            <text:p>10,00%</text:p>
          </table:table-cell>
          <table:table-cell table:style-name="ce3" office:value-type="percentage" office:value="0.3">
            <text:p>30,00%</text:p>
          </table:table-cell>
          <table:table-cell table:style-name="ce3"/>
          <table:table-cell table:number-columns-repeated="10"/>
        </table:table-row>
        <table:table-row table:style-name="ro1">
          <table:table-cell/>
          <table:table-cell table:style-name="ce4" office:value-type="string">
            <text:p>ca1</text:p>
          </table:table-cell>
          <table:table-cell table:style-name="ce4" office:value-type="string">
            <text:p>ca2</text:p>
          </table:table-cell>
          <table:table-cell table:style-name="ce4" office:value-type="string">
            <text:p>en</text:p>
          </table:table-cell>
          <table:table-cell table:style-name="ce4" office:value-type="string">
            <text:p>es</text:p>
          </table:table-cell>
          <table:table-cell table:style-name="ce4"/>
          <table:table-cell table:number-columns-repeated="5"/>
          <table:table-cell table:formula="of:=[.B2]&amp;&quot;%&quot;" office:value-type="string" office:string-value="ca1%">
            <text:p>ca1%</text:p>
          </table:table-cell>
          <table:table-cell table:formula="of:=[.C2]&amp;&quot;%&quot;" office:value-type="string" office:string-value="ca2%">
            <text:p>ca2%</text:p>
          </table:table-cell>
          <table:table-cell table:formula="of:=[.D2]&amp;&quot;%&quot;" office:value-type="string" office:string-value="en%">
            <text:p>en%</text:p>
          </table:table-cell>
          <table:table-cell table:formula="of:=[.E2]&amp;&quot;%&quot;" office:value-type="string" office:string-value="es%">
            <text:p>es%</text:p>
          </table:table-cell>
          <table:table-cell office:value-type="string">
            <text:p>avg%</text:p>
          </table:table-cell>
        </table:table-row>
        <table:table-row table:style-name="ro3">
          <table:table-cell office:value-type="string">
            <text:p>z´</text:p>
          </table:table-cell>
          <table:table-cell table:style-name="ce5" table:formula="of:=VLOOKUP([.$A3];[corpusies.$D$1:.$E$1000];2;0)" office:value-type="float" office:value="0">
            <text:p>#N/D</text:p>
          </table:table-cell>
          <table:table-cell table:style-name="ce5" table:formula="of:=VLOOKUP([.$A3];[corpuscat.$D$1:.$E$1000];2;0)" office:value-type="float" office:value="507">
            <text:p>507</text:p>
          </table:table-cell>
          <table:table-cell table:style-name="ce5" table:formula="of:=VLOOKUP([.$A3];[corpusen.$D$1:.$E$1000];2;0)" office:value-type="float" office:value="0">
            <text:p>#N/D</text:p>
          </table:table-cell>
          <table:table-cell table:style-name="ce5" table:formula="of:=VLOOKUP([.$A3];[corpuses.$D$1:.$E$1000];2;0)" office:value-type="float" office:value="15790">
            <text:p>15790</text:p>
          </table:table-cell>
          <table:table-cell table:style-name="ce5"/>
          <table:table-cell table:formula="of:=IF(ISERROR([.B3]);0;[.B3])" office:value-type="float" office:value="0">
            <text:p>0</text:p>
          </table:table-cell>
          <table:table-cell table:formula="of:=IF(ISERROR([.C3]);0;[.C3])" office:value-type="float" office:value="507">
            <text:p>507</text:p>
          </table:table-cell>
          <table:table-cell table:formula="of:=IF(ISERROR([.D3]);0;[.D3])" office:value-type="float" office:value="0">
            <text:p>0</text:p>
          </table:table-cell>
          <table:table-cell table:formula="of:=IF(ISERROR([.E3]);0;[.E3])" office:value-type="float" office:value="15790">
            <text:p>15790</text:p>
          </table:table-cell>
          <table:table-cell/>
          <table:table-cell table:style-name="ce9" table:formula="of:=[.G3]/[.G$1001]" office:value-type="percentage" office:value="0">
            <text:p>0,000000%</text:p>
          </table:table-cell>
          <table:table-cell table:style-name="ce9" table:formula="of:=[.H3]/[.H$1001]" office:value-type="percentage" office:value="0.0000400910787070113">
            <text:p>0,004009%</text:p>
          </table:table-cell>
          <table:table-cell table:style-name="ce9" table:formula="of:=[.I3]/[.I$1001]" office:value-type="percentage" office:value="0">
            <text:p>0,000000%</text:p>
          </table:table-cell>
          <table:table-cell table:style-name="ce9" table:formula="of:=[.J3]/[.J$1001]" office:value-type="percentage" office:value="0.000326910815975815">
            <text:p>0,032691%</text:p>
          </table:table-cell>
          <table:table-cell table:style-name="ce10" table:formula="of:=SUMPRODUCT([.B$1:.E$1];[.L3:.O3])" office:value-type="percentage" office:value="0.000110100568404848">
            <text:p>0,011010056840484800%</text:p>
          </table:table-cell>
        </table:table-row>
        <table:table-row table:style-name="ro3">
          <table:table-cell office:value-type="string">
            <text:p>yz</text:p>
          </table:table-cell>
          <table:table-cell table:style-name="ce5" table:formula="of:=VLOOKUP([.$A4];[corpusies.$D$1:.$E$1000];2;0)" office:value-type="float" office:value="2">
            <text:p>2</text:p>
          </table:table-cell>
          <table:table-cell table:style-name="ce5" table:formula="of:=VLOOKUP([.$A4];[corpuscat.$D$1:.$E$1000];2;0)" office:value-type="float" office:value="98">
            <text:p>98</text:p>
          </table:table-cell>
          <table:table-cell table:style-name="ce5" table:formula="of:=VLOOKUP([.$A4];[corpusen.$D$1:.$E$1000];2;0)" office:value-type="float" office:value="96">
            <text:p>96</text:p>
          </table:table-cell>
          <table:table-cell table:style-name="ce5" table:formula="of:=VLOOKUP([.$A4];[corpuses.$D$1:.$E$1000];2;0)" office:value-type="float" office:value="636">
            <text:p>636</text:p>
          </table:table-cell>
          <table:table-cell table:style-name="ce5"/>
          <table:table-cell table:formula="of:=IF(ISERROR([.B4]);0;[.B4])" office:value-type="float" office:value="2">
            <text:p>2</text:p>
          </table:table-cell>
          <table:table-cell table:formula="of:=IF(ISERROR([.C4]);0;[.C4])" office:value-type="float" office:value="98">
            <text:p>98</text:p>
          </table:table-cell>
          <table:table-cell table:formula="of:=IF(ISERROR([.D4]);0;[.D4])" office:value-type="float" office:value="96">
            <text:p>96</text:p>
          </table:table-cell>
          <table:table-cell table:formula="of:=IF(ISERROR([.E4]);0;[.E4])" office:value-type="float" office:value="636">
            <text:p>636</text:p>
          </table:table-cell>
          <table:table-cell/>
          <table:table-cell table:style-name="ce9" table:formula="of:=[.G4]/[.G$1001]" office:value-type="percentage" office:value="0.00000405679513184584">
            <text:p>0,000406%</text:p>
          </table:table-cell>
          <table:table-cell table:style-name="ce9" table:formula="of:=[.H4]/[.H$1001]" office:value-type="percentage" office:value="0.0000077493603812369">
            <text:p>0,000775%</text:p>
          </table:table-cell>
          <table:table-cell table:style-name="ce9" table:formula="of:=[.I4]/[.I$1001]" office:value-type="percentage" office:value="0.0000143951927253894">
            <text:p>0,001440%</text:p>
          </table:table-cell>
          <table:table-cell table:style-name="ce9" table:formula="of:=[.J4]/[.J$1001]" office:value-type="percentage" office:value="0.0000131675287498808">
            <text:p>0,001317%</text:p>
          </table:table-cell>
          <table:table-cell table:style-name="ce10" table:formula="of:=SUMPRODUCT([.B$1:.E$1];[.L4:.O4])" office:value-type="percentage" office:value="0.00000893162455142801">
            <text:p>0,000893162455142801%</text:p>
          </table:table-cell>
        </table:table-row>
        <table:table-row table:style-name="ro3">
          <table:table-cell office:value-type="string">
            <text:p>yñ</text:p>
          </table:table-cell>
          <table:table-cell table:style-name="ce5" table:formula="of:=VLOOKUP([.$A5];[corpusies.$D$1:.$E$1000];2;0)" office:value-type="float" office:value="0">
            <text:p>#N/D</text:p>
          </table:table-cell>
          <table:table-cell table:style-name="ce5" table:formula="of:=VLOOKUP([.$A5];[corpuscat.$D$1:.$E$1000];2;0)" office:value-type="float" office:value="1">
            <text:p>1</text:p>
          </table:table-cell>
          <table:table-cell table:style-name="ce5" table:formula="of:=VLOOKUP([.$A5];[corpusen.$D$1:.$E$1000];2;0)" office:value-type="float" office:value="0">
            <text:p>#N/D</text:p>
          </table:table-cell>
          <table:table-cell table:style-name="ce5" table:formula="of:=VLOOKUP([.$A5];[corpuses.$D$1:.$E$1000];2;0)" office:value-type="float" office:value="1">
            <text:p>1</text:p>
          </table:table-cell>
          <table:table-cell table:style-name="ce5"/>
          <table:table-cell table:formula="of:=IF(ISERROR([.B5]);0;[.B5])" office:value-type="float" office:value="0">
            <text:p>0</text:p>
          </table:table-cell>
          <table:table-cell table:formula="of:=IF(ISERROR([.C5]);0;[.C5])" office:value-type="float" office:value="1">
            <text:p>1</text:p>
          </table:table-cell>
          <table:table-cell table:formula="of:=IF(ISERROR([.D5]);0;[.D5])" office:value-type="float" office:value="0">
            <text:p>0</text:p>
          </table:table-cell>
          <table:table-cell table:formula="of:=IF(ISERROR([.E5]);0;[.E5])" office:value-type="float" office:value="1">
            <text:p>1</text:p>
          </table:table-cell>
          <table:table-cell/>
          <table:table-cell table:style-name="ce9" table:formula="of:=[.G5]/[.G$1001]" office:value-type="percentage" office:value="0">
            <text:p>0,000000%</text:p>
          </table:table-cell>
          <table:table-cell table:style-name="ce9" table:formula="of:=[.H5]/[.H$1001]" office:value-type="percentage" office:value="0.0000000790751059309888">
            <text:p>0,000008%</text:p>
          </table:table-cell>
          <table:table-cell table:style-name="ce9" table:formula="of:=[.I5]/[.I$1001]" office:value-type="percentage" office:value="0">
            <text:p>0,000000%</text:p>
          </table:table-cell>
          <table:table-cell table:style-name="ce9" table:formula="of:=[.J5]/[.J$1001]" office:value-type="percentage" office:value="0.0000000207036615564164">
            <text:p>0,000002%</text:p>
          </table:table-cell>
          <table:table-cell table:style-name="ce10" table:formula="of:=SUMPRODUCT([.B$1:.E$1];[.L5:.O5])" office:value-type="percentage" office:value="0.0000000299336302462216">
            <text:p>0,000002993363024622%</text:p>
          </table:table-cell>
        </table:table-row>
        <table:table-row table:style-name="ro3">
          <table:table-cell office:value-type="string">
            <text:p>y´</text:p>
          </table:table-cell>
          <table:table-cell table:style-name="ce5" table:formula="of:=VLOOKUP([.$A6];[corpusies.$D$1:.$E$1000];2;0)" office:value-type="float" office:value="0">
            <text:p>#N/D</text:p>
          </table:table-cell>
          <table:table-cell table:style-name="ce5" table:formula="of:=VLOOKUP([.$A6];[corpuscat.$D$1:.$E$1000];2;0)" office:value-type="float" office:value="257">
            <text:p>257</text:p>
          </table:table-cell>
          <table:table-cell table:style-name="ce5" table:formula="of:=VLOOKUP([.$A6];[corpusen.$D$1:.$E$1000];2;0)" office:value-type="float" office:value="0">
            <text:p>#N/D</text:p>
          </table:table-cell>
          <table:table-cell table:style-name="ce5" table:formula="of:=VLOOKUP([.$A6];[corpuses.$D$1:.$E$1000];2;0)" office:value-type="float" office:value="4161">
            <text:p>4161</text:p>
          </table:table-cell>
          <table:table-cell table:style-name="ce5"/>
          <table:table-cell table:formula="of:=IF(ISERROR([.B6]);0;[.B6])" office:value-type="float" office:value="0">
            <text:p>0</text:p>
          </table:table-cell>
          <table:table-cell table:formula="of:=IF(ISERROR([.C6]);0;[.C6])" office:value-type="float" office:value="257">
            <text:p>257</text:p>
          </table:table-cell>
          <table:table-cell table:formula="of:=IF(ISERROR([.D6]);0;[.D6])" office:value-type="float" office:value="0">
            <text:p>0</text:p>
          </table:table-cell>
          <table:table-cell table:formula="of:=IF(ISERROR([.E6]);0;[.E6])" office:value-type="float" office:value="4161">
            <text:p>4161</text:p>
          </table:table-cell>
          <table:table-cell/>
          <table:table-cell table:style-name="ce9" table:formula="of:=[.G6]/[.G$1001]" office:value-type="percentage" office:value="0">
            <text:p>0,000000%</text:p>
          </table:table-cell>
          <table:table-cell table:style-name="ce9" table:formula="of:=[.H6]/[.H$1001]" office:value-type="percentage" office:value="0.0000203223022242641">
            <text:p>0,002032%</text:p>
          </table:table-cell>
          <table:table-cell table:style-name="ce9" table:formula="of:=[.I6]/[.I$1001]" office:value-type="percentage" office:value="0">
            <text:p>0,000000%</text:p>
          </table:table-cell>
          <table:table-cell table:style-name="ce9" table:formula="of:=[.J6]/[.J$1001]" office:value-type="percentage" office:value="0.0000861479357362486">
            <text:p>0,008615%</text:p>
          </table:table-cell>
          <table:table-cell table:style-name="ce10" table:formula="of:=SUMPRODUCT([.B$1:.E$1];[.L6:.O6])" office:value-type="percentage" office:value="0.0000319410713881538">
            <text:p>0,003194107138815380%</text:p>
          </table:table-cell>
        </table:table-row>
        <table:table-row table:style-name="ro3">
          <table:table-cell office:value-type="string">
            <text:p>xz</text:p>
          </table:table-cell>
          <table:table-cell table:style-name="ce5" table:formula="of:=VLOOKUP([.$A7];[corpusies.$D$1:.$E$1000];2;0)" office:value-type="float" office:value="1">
            <text:p>1</text:p>
          </table:table-cell>
          <table:table-cell table:style-name="ce5" table:formula="of:=VLOOKUP([.$A7];[corpuscat.$D$1:.$E$1000];2;0)" office:value-type="float" office:value="3">
            <text:p>3</text:p>
          </table:table-cell>
          <table:table-cell table:style-name="ce5" table:formula="of:=VLOOKUP([.$A7];[corpusen.$D$1:.$E$1000];2;0)" office:value-type="float" office:value="0">
            <text:p>#N/D</text:p>
          </table:table-cell>
          <table:table-cell table:style-name="ce5" table:formula="of:=VLOOKUP([.$A7];[corpuses.$D$1:.$E$1000];2;0)" office:value-type="float" office:value="102">
            <text:p>102</text:p>
          </table:table-cell>
          <table:table-cell table:style-name="ce5"/>
          <table:table-cell table:formula="of:=IF(ISERROR([.B7]);0;[.B7])" office:value-type="float" office:value="1">
            <text:p>1</text:p>
          </table:table-cell>
          <table:table-cell table:formula="of:=IF(ISERROR([.C7]);0;[.C7])" office:value-type="float" office:value="3">
            <text:p>3</text:p>
          </table:table-cell>
          <table:table-cell table:formula="of:=IF(ISERROR([.D7]);0;[.D7])" office:value-type="float" office:value="0">
            <text:p>0</text:p>
          </table:table-cell>
          <table:table-cell table:formula="of:=IF(ISERROR([.E7]);0;[.E7])" office:value-type="float" office:value="102">
            <text:p>102</text:p>
          </table:table-cell>
          <table:table-cell/>
          <table:table-cell table:style-name="ce9" table:formula="of:=[.G7]/[.G$1001]" office:value-type="percentage" office:value="0.00000202839756592292">
            <text:p>0,000203%</text:p>
          </table:table-cell>
          <table:table-cell table:style-name="ce9" table:formula="of:=[.H7]/[.H$1001]" office:value-type="percentage" office:value="0.000000237225317792966">
            <text:p>0,000024%</text:p>
          </table:table-cell>
          <table:table-cell table:style-name="ce9" table:formula="of:=[.I7]/[.I$1001]" office:value-type="percentage" office:value="0">
            <text:p>0,000000%</text:p>
          </table:table-cell>
          <table:table-cell table:style-name="ce9" table:formula="of:=[.J7]/[.J$1001]" office:value-type="percentage" office:value="0.00000211177347875447">
            <text:p>0,000211%</text:p>
          </table:table-cell>
          <table:table-cell table:style-name="ce10" table:formula="of:=SUMPRODUCT([.B$1:.E$1];[.L7:.O7])" office:value-type="percentage" office:value="0.00000131321890874111">
            <text:p>0,000131321890874111%</text:p>
          </table:table-cell>
        </table:table-row>
        <table:table-row table:style-name="ro3">
          <table:table-cell office:value-type="string">
            <text:p>xy</text:p>
          </table:table-cell>
          <table:table-cell table:style-name="ce5" table:formula="of:=VLOOKUP([.$A8];[corpusies.$D$1:.$E$1000];2;0)" office:value-type="float" office:value="0">
            <text:p>#N/D</text:p>
          </table:table-cell>
          <table:table-cell table:style-name="ce5" table:formula="of:=VLOOKUP([.$A8];[corpuscat.$D$1:.$E$1000];2;0)" office:value-type="float" office:value="42">
            <text:p>42</text:p>
          </table:table-cell>
          <table:table-cell table:style-name="ce5" table:formula="of:=VLOOKUP([.$A8];[corpusen.$D$1:.$E$1000];2;0)" office:value-type="float" office:value="22">
            <text:p>22</text:p>
          </table:table-cell>
          <table:table-cell table:style-name="ce5" table:formula="of:=VLOOKUP([.$A8];[corpuses.$D$1:.$E$1000];2;0)" office:value-type="float" office:value="548">
            <text:p>548</text:p>
          </table:table-cell>
          <table:table-cell table:style-name="ce5"/>
          <table:table-cell table:formula="of:=IF(ISERROR([.B8]);0;[.B8])" office:value-type="float" office:value="0">
            <text:p>0</text:p>
          </table:table-cell>
          <table:table-cell table:formula="of:=IF(ISERROR([.C8]);0;[.C8])" office:value-type="float" office:value="42">
            <text:p>42</text:p>
          </table:table-cell>
          <table:table-cell table:formula="of:=IF(ISERROR([.D8]);0;[.D8])" office:value-type="float" office:value="22">
            <text:p>22</text:p>
          </table:table-cell>
          <table:table-cell table:formula="of:=IF(ISERROR([.E8]);0;[.E8])" office:value-type="float" office:value="548">
            <text:p>548</text:p>
          </table:table-cell>
          <table:table-cell/>
          <table:table-cell table:style-name="ce9" table:formula="of:=[.G8]/[.G$1001]" office:value-type="percentage" office:value="0">
            <text:p>0,000000%</text:p>
          </table:table-cell>
          <table:table-cell table:style-name="ce9" table:formula="of:=[.H8]/[.H$1001]" office:value-type="percentage" office:value="0.00000332115444910153">
            <text:p>0,000332%</text:p>
          </table:table-cell>
          <table:table-cell table:style-name="ce9" table:formula="of:=[.I8]/[.I$1001]" office:value-type="percentage" office:value="0.00000329889833290173">
            <text:p>0,000330%</text:p>
          </table:table-cell>
          <table:table-cell table:style-name="ce9" table:formula="of:=[.J8]/[.J$1001]" office:value-type="percentage" office:value="0.0000113456065329162">
            <text:p>0,001135%</text:p>
          </table:table-cell>
          <table:table-cell table:style-name="ce10" table:formula="of:=SUMPRODUCT([.B$1:.E$1];[.L8:.O8])" office:value-type="percentage" office:value="0.00000472991812789549">
            <text:p>0,000472991812789549%</text:p>
          </table:table-cell>
        </table:table-row>
        <table:table-row table:style-name="ro3">
          <table:table-cell office:value-type="string">
            <text:p>xç</text:p>
          </table:table-cell>
          <table:table-cell table:style-name="ce5" table:formula="of:=VLOOKUP([.$A9];[corpusies.$D$1:.$E$1000];2;0)" office:value-type="float" office:value="0">
            <text:p>#N/D</text:p>
          </table:table-cell>
          <table:table-cell table:style-name="ce5" table:formula="of:=VLOOKUP([.$A9];[corpuscat.$D$1:.$E$1000];2;0)" office:value-type="float" office:value="2">
            <text:p>2</text:p>
          </table:table-cell>
          <table:table-cell table:style-name="ce5" table:formula="of:=VLOOKUP([.$A9];[corpusen.$D$1:.$E$1000];2;0)" office:value-type="float" office:value="0">
            <text:p>#N/D</text:p>
          </table:table-cell>
          <table:table-cell table:style-name="ce5" table:formula="of:=VLOOKUP([.$A9];[corpuses.$D$1:.$E$1000];2;0)" office:value-type="float" office:value="0">
            <text:p>#N/D</text:p>
          </table:table-cell>
          <table:table-cell table:style-name="ce5"/>
          <table:table-cell table:formula="of:=IF(ISERROR([.B9]);0;[.B9])" office:value-type="float" office:value="0">
            <text:p>0</text:p>
          </table:table-cell>
          <table:table-cell table:formula="of:=IF(ISERROR([.C9]);0;[.C9])" office:value-type="float" office:value="2">
            <text:p>2</text:p>
          </table:table-cell>
          <table:table-cell table:formula="of:=IF(ISERROR([.D9]);0;[.D9])" office:value-type="float" office:value="0">
            <text:p>0</text:p>
          </table:table-cell>
          <table:table-cell table:formula="of:=IF(ISERROR([.E9]);0;[.E9])" office:value-type="float" office:value="0">
            <text:p>0</text:p>
          </table:table-cell>
          <table:table-cell/>
          <table:table-cell table:style-name="ce9" table:formula="of:=[.G9]/[.G$1001]" office:value-type="percentage" office:value="0">
            <text:p>0,000000%</text:p>
          </table:table-cell>
          <table:table-cell table:style-name="ce9" table:formula="of:=[.H9]/[.H$1001]" office:value-type="percentage" office:value="0.000000158150211861978">
            <text:p>0,000016%</text:p>
          </table:table-cell>
          <table:table-cell table:style-name="ce9" table:formula="of:=[.I9]/[.I$1001]" office:value-type="percentage" office:value="0">
            <text:p>0,000000%</text:p>
          </table:table-cell>
          <table:table-cell table:style-name="ce9" table:formula="of:=[.J9]/[.J$1001]" office:value-type="percentage" office:value="0">
            <text:p>0,000000%</text:p>
          </table:table-cell>
          <table:table-cell table:style-name="ce10" table:formula="of:=SUMPRODUCT([.B$1:.E$1];[.L9:.O9])" office:value-type="percentage" office:value="0.0000000474450635585933">
            <text:p>0,000004744506355859%</text:p>
          </table:table-cell>
        </table:table-row>
        <table:table-row table:style-name="ro3">
          <table:table-cell office:value-type="string">
            <text:p>x´</text:p>
          </table:table-cell>
          <table:table-cell table:style-name="ce5" table:formula="of:=VLOOKUP([.$A10];[corpusies.$D$1:.$E$1000];2;0)" office:value-type="float" office:value="80">
            <text:p>80</text:p>
          </table:table-cell>
          <table:table-cell table:style-name="ce5" table:formula="of:=VLOOKUP([.$A10];[corpuscat.$D$1:.$E$1000];2;0)" office:value-type="float" office:value="3074">
            <text:p>3074</text:p>
          </table:table-cell>
          <table:table-cell table:style-name="ce5" table:formula="of:=VLOOKUP([.$A10];[corpusen.$D$1:.$E$1000];2;0)" office:value-type="float" office:value="0">
            <text:p>#N/D</text:p>
          </table:table-cell>
          <table:table-cell table:style-name="ce5" table:formula="of:=VLOOKUP([.$A10];[corpuses.$D$1:.$E$1000];2;0)" office:value-type="float" office:value="729">
            <text:p>729</text:p>
          </table:table-cell>
          <table:table-cell table:style-name="ce5"/>
          <table:table-cell table:formula="of:=IF(ISERROR([.B10]);0;[.B10])" office:value-type="float" office:value="80">
            <text:p>80</text:p>
          </table:table-cell>
          <table:table-cell table:formula="of:=IF(ISERROR([.C10]);0;[.C10])" office:value-type="float" office:value="3074">
            <text:p>3074</text:p>
          </table:table-cell>
          <table:table-cell table:formula="of:=IF(ISERROR([.D10]);0;[.D10])" office:value-type="float" office:value="0">
            <text:p>0</text:p>
          </table:table-cell>
          <table:table-cell table:formula="of:=IF(ISERROR([.E10]);0;[.E10])" office:value-type="float" office:value="729">
            <text:p>729</text:p>
          </table:table-cell>
          <table:table-cell/>
          <table:table-cell table:style-name="ce9" table:formula="of:=[.G10]/[.G$1001]" office:value-type="percentage" office:value="0.000162271805273834">
            <text:p>0,016227%</text:p>
          </table:table-cell>
          <table:table-cell table:style-name="ce9" table:formula="of:=[.H10]/[.H$1001]" office:value-type="percentage" office:value="0.00024307687563186">
            <text:p>0,024308%</text:p>
          </table:table-cell>
          <table:table-cell table:style-name="ce9" table:formula="of:=[.I10]/[.I$1001]" office:value-type="percentage" office:value="0">
            <text:p>0,000000%</text:p>
          </table:table-cell>
          <table:table-cell table:style-name="ce9" table:formula="of:=[.J10]/[.J$1001]" office:value-type="percentage" office:value="0.0000150929692746275">
            <text:p>0,001509%</text:p>
          </table:table-cell>
          <table:table-cell table:style-name="ce10" table:formula="of:=SUMPRODUCT([.B$1:.E$1];[.L10:.O10])" office:value-type="percentage" office:value="0.000126132495054096">
            <text:p>0,012613249505409600%</text:p>
          </table:table-cell>
        </table:table-row>
        <table:table-row table:style-name="ro3">
          <table:table-cell office:value-type="string">
            <text:p>wz</text:p>
          </table:table-cell>
          <table:table-cell table:style-name="ce5" table:formula="of:=VLOOKUP([.$A11];[corpusies.$D$1:.$E$1000];2;0)" office:value-type="float" office:value="0">
            <text:p>#N/D</text:p>
          </table:table-cell>
          <table:table-cell table:style-name="ce5" table:formula="of:=VLOOKUP([.$A11];[corpuscat.$D$1:.$E$1000];2;0)" office:value-type="float" office:value="59">
            <text:p>59</text:p>
          </table:table-cell>
          <table:table-cell table:style-name="ce5" table:formula="of:=VLOOKUP([.$A11];[corpusen.$D$1:.$E$1000];2;0)" office:value-type="float" office:value="1">
            <text:p>1</text:p>
          </table:table-cell>
          <table:table-cell table:style-name="ce5" table:formula="of:=VLOOKUP([.$A11];[corpuses.$D$1:.$E$1000];2;0)" office:value-type="float" office:value="227">
            <text:p>227</text:p>
          </table:table-cell>
          <table:table-cell table:style-name="ce5"/>
          <table:table-cell table:formula="of:=IF(ISERROR([.B11]);0;[.B11])" office:value-type="float" office:value="0">
            <text:p>0</text:p>
          </table:table-cell>
          <table:table-cell table:formula="of:=IF(ISERROR([.C11]);0;[.C11])" office:value-type="float" office:value="59">
            <text:p>59</text:p>
          </table:table-cell>
          <table:table-cell table:formula="of:=IF(ISERROR([.D11]);0;[.D11])" office:value-type="float" office:value="1">
            <text:p>1</text:p>
          </table:table-cell>
          <table:table-cell table:formula="of:=IF(ISERROR([.E11]);0;[.E11])" office:value-type="float" office:value="227">
            <text:p>227</text:p>
          </table:table-cell>
          <table:table-cell/>
          <table:table-cell table:style-name="ce9" table:formula="of:=[.G11]/[.G$1001]" office:value-type="percentage" office:value="0">
            <text:p>0,000000%</text:p>
          </table:table-cell>
          <table:table-cell table:style-name="ce9" table:formula="of:=[.H11]/[.H$1001]" office:value-type="percentage" office:value="0.00000466543124992834">
            <text:p>0,000467%</text:p>
          </table:table-cell>
          <table:table-cell table:style-name="ce9" table:formula="of:=[.I11]/[.I$1001]" office:value-type="percentage" office:value="0.000000149949924222806">
            <text:p>0,000015%</text:p>
          </table:table-cell>
          <table:table-cell table:style-name="ce9" table:formula="of:=[.J11]/[.J$1001]" office:value-type="percentage" office:value="0.00000469973117330652">
            <text:p>0,000470%</text:p>
          </table:table-cell>
          <table:table-cell table:style-name="ce10" table:formula="of:=SUMPRODUCT([.B$1:.E$1];[.L11:.O11])" office:value-type="percentage" office:value="0.00000282454371939274">
            <text:p>0,000282454371939274%</text:p>
          </table:table-cell>
        </table:table-row>
        <table:table-row table:style-name="ro3">
          <table:table-cell office:value-type="string">
            <text:p>wy</text:p>
          </table:table-cell>
          <table:table-cell table:style-name="ce5" table:formula="of:=VLOOKUP([.$A12];[corpusies.$D$1:.$E$1000];2;0)" office:value-type="float" office:value="0">
            <text:p>#N/D</text:p>
          </table:table-cell>
          <table:table-cell table:style-name="ce5" table:formula="of:=VLOOKUP([.$A12];[corpuscat.$D$1:.$E$1000];2;0)" office:value-type="float" office:value="514">
            <text:p>514</text:p>
          </table:table-cell>
          <table:table-cell table:style-name="ce5" table:formula="of:=VLOOKUP([.$A12];[corpusen.$D$1:.$E$1000];2;0)" office:value-type="float" office:value="280">
            <text:p>280</text:p>
          </table:table-cell>
          <table:table-cell table:style-name="ce5" table:formula="of:=VLOOKUP([.$A12];[corpuses.$D$1:.$E$1000];2;0)" office:value-type="float" office:value="1675">
            <text:p>1675</text:p>
          </table:table-cell>
          <table:table-cell table:style-name="ce5"/>
          <table:table-cell table:formula="of:=IF(ISERROR([.B12]);0;[.B12])" office:value-type="float" office:value="0">
            <text:p>0</text:p>
          </table:table-cell>
          <table:table-cell table:formula="of:=IF(ISERROR([.C12]);0;[.C12])" office:value-type="float" office:value="514">
            <text:p>514</text:p>
          </table:table-cell>
          <table:table-cell table:formula="of:=IF(ISERROR([.D12]);0;[.D12])" office:value-type="float" office:value="280">
            <text:p>280</text:p>
          </table:table-cell>
          <table:table-cell table:formula="of:=IF(ISERROR([.E12]);0;[.E12])" office:value-type="float" office:value="1675">
            <text:p>1675</text:p>
          </table:table-cell>
          <table:table-cell/>
          <table:table-cell table:style-name="ce9" table:formula="of:=[.G12]/[.G$1001]" office:value-type="percentage" office:value="0">
            <text:p>0,000000%</text:p>
          </table:table-cell>
          <table:table-cell table:style-name="ce9" table:formula="of:=[.H12]/[.H$1001]" office:value-type="percentage" office:value="0.0000406446044485282">
            <text:p>0,004064%</text:p>
          </table:table-cell>
          <table:table-cell table:style-name="ce9" table:formula="of:=[.I12]/[.I$1001]" office:value-type="percentage" office:value="0.0000419859787823856">
            <text:p>0,004199%</text:p>
          </table:table-cell>
          <table:table-cell table:style-name="ce9" table:formula="of:=[.J12]/[.J$1001]" office:value-type="percentage" office:value="0.0000346786331069974">
            <text:p>0,003468%</text:p>
          </table:table-cell>
          <table:table-cell table:style-name="ce10" table:formula="of:=SUMPRODUCT([.B$1:.E$1];[.L12:.O12])" office:value-type="percentage" office:value="0.0000267955691448963">
            <text:p>0,002679556914489630%</text:p>
          </table:table-cell>
        </table:table-row>
        <table:table-row table:style-name="ro3">
          <table:table-cell office:value-type="string">
            <text:p>wx</text:p>
          </table:table-cell>
          <table:table-cell table:style-name="ce5" table:formula="of:=VLOOKUP([.$A13];[corpusies.$D$1:.$E$1000];2;0)" office:value-type="float" office:value="0">
            <text:p>#N/D</text:p>
          </table:table-cell>
          <table:table-cell table:style-name="ce5" table:formula="of:=VLOOKUP([.$A13];[corpuscat.$D$1:.$E$1000];2;0)" office:value-type="float" office:value="33">
            <text:p>33</text:p>
          </table:table-cell>
          <table:table-cell table:style-name="ce5" table:formula="of:=VLOOKUP([.$A13];[corpusen.$D$1:.$E$1000];2;0)" office:value-type="float" office:value="2">
            <text:p>2</text:p>
          </table:table-cell>
          <table:table-cell table:style-name="ce5" table:formula="of:=VLOOKUP([.$A13];[corpuses.$D$1:.$E$1000];2;0)" office:value-type="float" office:value="113">
            <text:p>113</text:p>
          </table:table-cell>
          <table:table-cell table:style-name="ce5"/>
          <table:table-cell table:formula="of:=IF(ISERROR([.B13]);0;[.B13])" office:value-type="float" office:value="0">
            <text:p>0</text:p>
          </table:table-cell>
          <table:table-cell table:formula="of:=IF(ISERROR([.C13]);0;[.C13])" office:value-type="float" office:value="33">
            <text:p>33</text:p>
          </table:table-cell>
          <table:table-cell table:formula="of:=IF(ISERROR([.D13]);0;[.D13])" office:value-type="float" office:value="2">
            <text:p>2</text:p>
          </table:table-cell>
          <table:table-cell table:formula="of:=IF(ISERROR([.E13]);0;[.E13])" office:value-type="float" office:value="113">
            <text:p>113</text:p>
          </table:table-cell>
          <table:table-cell/>
          <table:table-cell table:style-name="ce9" table:formula="of:=[.G13]/[.G$1001]" office:value-type="percentage" office:value="0">
            <text:p>0,000000%</text:p>
          </table:table-cell>
          <table:table-cell table:style-name="ce9" table:formula="of:=[.H13]/[.H$1001]" office:value-type="percentage" office:value="0.00000260947849572263">
            <text:p>0,000261%</text:p>
          </table:table-cell>
          <table:table-cell table:style-name="ce9" table:formula="of:=[.I13]/[.I$1001]" office:value-type="percentage" office:value="0.000000299899848445612">
            <text:p>0,000030%</text:p>
          </table:table-cell>
          <table:table-cell table:style-name="ce9" table:formula="of:=[.J13]/[.J$1001]" office:value-type="percentage" office:value="0.00000233951375587505">
            <text:p>0,000234%</text:p>
          </table:table-cell>
          <table:table-cell table:style-name="ce10" table:formula="of:=SUMPRODUCT([.B$1:.E$1];[.L13:.O13])" office:value-type="percentage" office:value="0.00000151468766032387">
            <text:p>0,000151468766032387%</text:p>
          </table:table-cell>
        </table:table-row>
        <table:table-row table:style-name="ro3">
          <table:table-cell office:value-type="string">
            <text:p>w´</text:p>
          </table:table-cell>
          <table:table-cell table:style-name="ce5" table:formula="of:=VLOOKUP([.$A14];[corpusies.$D$1:.$E$1000];2;0)" office:value-type="float" office:value="0">
            <text:p>#N/D</text:p>
          </table:table-cell>
          <table:table-cell table:style-name="ce5" table:formula="of:=VLOOKUP([.$A14];[corpuscat.$D$1:.$E$1000];2;0)" office:value-type="float" office:value="8">
            <text:p>8</text:p>
          </table:table-cell>
          <table:table-cell table:style-name="ce5" table:formula="of:=VLOOKUP([.$A14];[corpusen.$D$1:.$E$1000];2;0)" office:value-type="float" office:value="0">
            <text:p>#N/D</text:p>
          </table:table-cell>
          <table:table-cell table:style-name="ce5" table:formula="of:=VLOOKUP([.$A14];[corpuses.$D$1:.$E$1000];2;0)" office:value-type="float" office:value="213">
            <text:p>213</text:p>
          </table:table-cell>
          <table:table-cell table:style-name="ce5"/>
          <table:table-cell table:formula="of:=IF(ISERROR([.B14]);0;[.B14])" office:value-type="float" office:value="0">
            <text:p>0</text:p>
          </table:table-cell>
          <table:table-cell table:formula="of:=IF(ISERROR([.C14]);0;[.C14])" office:value-type="float" office:value="8">
            <text:p>8</text:p>
          </table:table-cell>
          <table:table-cell table:formula="of:=IF(ISERROR([.D14]);0;[.D14])" office:value-type="float" office:value="0">
            <text:p>0</text:p>
          </table:table-cell>
          <table:table-cell table:formula="of:=IF(ISERROR([.E14]);0;[.E14])" office:value-type="float" office:value="213">
            <text:p>213</text:p>
          </table:table-cell>
          <table:table-cell/>
          <table:table-cell table:style-name="ce9" table:formula="of:=[.G14]/[.G$1001]" office:value-type="percentage" office:value="0">
            <text:p>0,000000%</text:p>
          </table:table-cell>
          <table:table-cell table:style-name="ce9" table:formula="of:=[.H14]/[.H$1001]" office:value-type="percentage" office:value="0.00000063260084744791">
            <text:p>0,000063%</text:p>
          </table:table-cell>
          <table:table-cell table:style-name="ce9" table:formula="of:=[.I14]/[.I$1001]" office:value-type="percentage" office:value="0">
            <text:p>0,000000%</text:p>
          </table:table-cell>
          <table:table-cell table:style-name="ce9" table:formula="of:=[.J14]/[.J$1001]" office:value-type="percentage" office:value="0.00000440987991151669">
            <text:p>0,000441%</text:p>
          </table:table-cell>
          <table:table-cell table:style-name="ce10" table:formula="of:=SUMPRODUCT([.B$1:.E$1];[.L14:.O14])" office:value-type="percentage" office:value="0.00000151274422768938">
            <text:p>0,000151274422768938%</text:p>
          </table:table-cell>
        </table:table-row>
        <table:table-row table:style-name="ro3">
          <table:table-cell office:value-type="string">
            <text:p>vz</text:p>
          </table:table-cell>
          <table:table-cell table:style-name="ce5" table:formula="of:=VLOOKUP([.$A15];[corpusies.$D$1:.$E$1000];2;0)" office:value-type="float" office:value="4">
            <text:p>4</text:p>
          </table:table-cell>
          <table:table-cell table:style-name="ce5" table:formula="of:=VLOOKUP([.$A15];[corpuscat.$D$1:.$E$1000];2;0)" office:value-type="float" office:value="27">
            <text:p>27</text:p>
          </table:table-cell>
          <table:table-cell table:style-name="ce5" table:formula="of:=VLOOKUP([.$A15];[corpusen.$D$1:.$E$1000];2;0)" office:value-type="float" office:value="4">
            <text:p>4</text:p>
          </table:table-cell>
          <table:table-cell table:style-name="ce5" table:formula="of:=VLOOKUP([.$A15];[corpuses.$D$1:.$E$1000];2;0)" office:value-type="float" office:value="190">
            <text:p>190</text:p>
          </table:table-cell>
          <table:table-cell table:style-name="ce5"/>
          <table:table-cell table:formula="of:=IF(ISERROR([.B15]);0;[.B15])" office:value-type="float" office:value="4">
            <text:p>4</text:p>
          </table:table-cell>
          <table:table-cell table:formula="of:=IF(ISERROR([.C15]);0;[.C15])" office:value-type="float" office:value="27">
            <text:p>27</text:p>
          </table:table-cell>
          <table:table-cell table:formula="of:=IF(ISERROR([.D15]);0;[.D15])" office:value-type="float" office:value="4">
            <text:p>4</text:p>
          </table:table-cell>
          <table:table-cell table:formula="of:=IF(ISERROR([.E15]);0;[.E15])" office:value-type="float" office:value="190">
            <text:p>190</text:p>
          </table:table-cell>
          <table:table-cell/>
          <table:table-cell table:style-name="ce9" table:formula="of:=[.G15]/[.G$1001]" office:value-type="percentage" office:value="0.00000811359026369168">
            <text:p>0,000811%</text:p>
          </table:table-cell>
          <table:table-cell table:style-name="ce9" table:formula="of:=[.H15]/[.H$1001]" office:value-type="percentage" office:value="0.0000021350278601367">
            <text:p>0,000214%</text:p>
          </table:table-cell>
          <table:table-cell table:style-name="ce9" table:formula="of:=[.I15]/[.I$1001]" office:value-type="percentage" office:value="0.000000599799696891223">
            <text:p>0,000060%</text:p>
          </table:table-cell>
          <table:table-cell table:style-name="ce9" table:formula="of:=[.J15]/[.J$1001]" office:value-type="percentage" office:value="0.00000393369569571911">
            <text:p>0,000393%</text:p>
          </table:table-cell>
          <table:table-cell table:style-name="ce10" table:formula="of:=SUMPRODUCT([.B$1:.E$1];[.L15:.O15])" office:value-type="percentage" office:value="0.00000431467411555337">
            <text:p>0,000431467411555337%</text:p>
          </table:table-cell>
        </table:table-row>
        <table:table-row table:style-name="ro3">
          <table:table-cell office:value-type="string">
            <text:p>vy</text:p>
          </table:table-cell>
          <table:table-cell table:style-name="ce5" table:formula="of:=VLOOKUP([.$A16];[corpusies.$D$1:.$E$1000];2;0)" office:value-type="float" office:value="0">
            <text:p>#N/D</text:p>
          </table:table-cell>
          <table:table-cell table:style-name="ce5" table:formula="of:=VLOOKUP([.$A16];[corpuscat.$D$1:.$E$1000];2;0)" office:value-type="float" office:value="245">
            <text:p>245</text:p>
          </table:table-cell>
          <table:table-cell table:style-name="ce5" table:formula="of:=VLOOKUP([.$A16];[corpusen.$D$1:.$E$1000];2;0)" office:value-type="float" office:value="353">
            <text:p>353</text:p>
          </table:table-cell>
          <table:table-cell table:style-name="ce5" table:formula="of:=VLOOKUP([.$A16];[corpuses.$D$1:.$E$1000];2;0)" office:value-type="float" office:value="1010">
            <text:p>1010</text:p>
          </table:table-cell>
          <table:table-cell table:style-name="ce5"/>
          <table:table-cell table:formula="of:=IF(ISERROR([.B16]);0;[.B16])" office:value-type="float" office:value="0">
            <text:p>0</text:p>
          </table:table-cell>
          <table:table-cell table:formula="of:=IF(ISERROR([.C16]);0;[.C16])" office:value-type="float" office:value="245">
            <text:p>245</text:p>
          </table:table-cell>
          <table:table-cell table:formula="of:=IF(ISERROR([.D16]);0;[.D16])" office:value-type="float" office:value="353">
            <text:p>353</text:p>
          </table:table-cell>
          <table:table-cell table:formula="of:=IF(ISERROR([.E16]);0;[.E16])" office:value-type="float" office:value="1010">
            <text:p>1010</text:p>
          </table:table-cell>
          <table:table-cell/>
          <table:table-cell table:style-name="ce9" table:formula="of:=[.G16]/[.G$1001]" office:value-type="percentage" office:value="0">
            <text:p>0,000000%</text:p>
          </table:table-cell>
          <table:table-cell table:style-name="ce9" table:formula="of:=[.H16]/[.H$1001]" office:value-type="percentage" office:value="0.0000193734009530923">
            <text:p>0,001937%</text:p>
          </table:table-cell>
          <table:table-cell table:style-name="ce9" table:formula="of:=[.I16]/[.I$1001]" office:value-type="percentage" office:value="0.0000529323232506504">
            <text:p>0,005293%</text:p>
          </table:table-cell>
          <table:table-cell table:style-name="ce9" table:formula="of:=[.J16]/[.J$1001]" office:value-type="percentage" office:value="0.0000209106981719805">
            <text:p>0,002091%</text:p>
          </table:table-cell>
          <table:table-cell table:style-name="ce10" table:formula="of:=SUMPRODUCT([.B$1:.E$1];[.L16:.O16])" office:value-type="percentage" office:value="0.0000173784620625869">
            <text:p>0,001737846206258690%</text:p>
          </table:table-cell>
        </table:table-row>
        <table:table-row table:style-name="ro3">
          <table:table-cell office:value-type="string">
            <text:p>vx</text:p>
          </table:table-cell>
          <table:table-cell table:style-name="ce5" table:formula="of:=VLOOKUP([.$A17];[corpusies.$D$1:.$E$1000];2;0)" office:value-type="float" office:value="1">
            <text:p>1</text:p>
          </table:table-cell>
          <table:table-cell table:style-name="ce5" table:formula="of:=VLOOKUP([.$A17];[corpuscat.$D$1:.$E$1000];2;0)" office:value-type="float" office:value="2172">
            <text:p>2172</text:p>
          </table:table-cell>
          <table:table-cell table:style-name="ce5" table:formula="of:=VLOOKUP([.$A17];[corpusen.$D$1:.$E$1000];2;0)" office:value-type="float" office:value="27">
            <text:p>27</text:p>
          </table:table-cell>
          <table:table-cell table:style-name="ce5" table:formula="of:=VLOOKUP([.$A17];[corpuses.$D$1:.$E$1000];2;0)" office:value-type="float" office:value="3844">
            <text:p>3844</text:p>
          </table:table-cell>
          <table:table-cell table:style-name="ce5"/>
          <table:table-cell table:formula="of:=IF(ISERROR([.B17]);0;[.B17])" office:value-type="float" office:value="1">
            <text:p>1</text:p>
          </table:table-cell>
          <table:table-cell table:formula="of:=IF(ISERROR([.C17]);0;[.C17])" office:value-type="float" office:value="2172">
            <text:p>2172</text:p>
          </table:table-cell>
          <table:table-cell table:formula="of:=IF(ISERROR([.D17]);0;[.D17])" office:value-type="float" office:value="27">
            <text:p>27</text:p>
          </table:table-cell>
          <table:table-cell table:formula="of:=IF(ISERROR([.E17]);0;[.E17])" office:value-type="float" office:value="3844">
            <text:p>3844</text:p>
          </table:table-cell>
          <table:table-cell/>
          <table:table-cell table:style-name="ce9" table:formula="of:=[.G17]/[.G$1001]" office:value-type="percentage" office:value="0.00000202839756592292">
            <text:p>0,000203%</text:p>
          </table:table-cell>
          <table:table-cell table:style-name="ce9" table:formula="of:=[.H17]/[.H$1001]" office:value-type="percentage" office:value="0.000171751130082108">
            <text:p>0,017175%</text:p>
          </table:table-cell>
          <table:table-cell table:style-name="ce9" table:formula="of:=[.I17]/[.I$1001]" office:value-type="percentage" office:value="0.00000404864795401576">
            <text:p>0,000405%</text:p>
          </table:table-cell>
          <table:table-cell table:style-name="ce9" table:formula="of:=[.J17]/[.J$1001]" office:value-type="percentage" office:value="0.0000795848750228646">
            <text:p>0,007958%</text:p>
          </table:table-cell>
          <table:table-cell table:style-name="ce10" table:formula="of:=SUMPRODUCT([.B$1:.E$1];[.L17:.O17])" office:value-type="percentage" office:value="0.0000764141855966701">
            <text:p>0,007641418559667010%</text:p>
          </table:table-cell>
        </table:table-row>
        <table:table-row table:style-name="ro3">
          <table:table-cell office:value-type="string">
            <text:p>vw</text:p>
          </table:table-cell>
          <table:table-cell table:style-name="ce5" table:formula="of:=VLOOKUP([.$A18];[corpusies.$D$1:.$E$1000];2;0)" office:value-type="float" office:value="0">
            <text:p>#N/D</text:p>
          </table:table-cell>
          <table:table-cell table:style-name="ce5" table:formula="of:=VLOOKUP([.$A18];[corpuscat.$D$1:.$E$1000];2;0)" office:value-type="float" office:value="44">
            <text:p>44</text:p>
          </table:table-cell>
          <table:table-cell table:style-name="ce5" table:formula="of:=VLOOKUP([.$A18];[corpusen.$D$1:.$E$1000];2;0)" office:value-type="float" office:value="0">
            <text:p>#N/D</text:p>
          </table:table-cell>
          <table:table-cell table:style-name="ce5" table:formula="of:=VLOOKUP([.$A18];[corpuses.$D$1:.$E$1000];2;0)" office:value-type="float" office:value="118">
            <text:p>118</text:p>
          </table:table-cell>
          <table:table-cell table:style-name="ce5"/>
          <table:table-cell table:formula="of:=IF(ISERROR([.B18]);0;[.B18])" office:value-type="float" office:value="0">
            <text:p>0</text:p>
          </table:table-cell>
          <table:table-cell table:formula="of:=IF(ISERROR([.C18]);0;[.C18])" office:value-type="float" office:value="44">
            <text:p>44</text:p>
          </table:table-cell>
          <table:table-cell table:formula="of:=IF(ISERROR([.D18]);0;[.D18])" office:value-type="float" office:value="0">
            <text:p>0</text:p>
          </table:table-cell>
          <table:table-cell table:formula="of:=IF(ISERROR([.E18]);0;[.E18])" office:value-type="float" office:value="118">
            <text:p>118</text:p>
          </table:table-cell>
          <table:table-cell/>
          <table:table-cell table:style-name="ce9" table:formula="of:=[.G18]/[.G$1001]" office:value-type="percentage" office:value="0">
            <text:p>0,000000%</text:p>
          </table:table-cell>
          <table:table-cell table:style-name="ce9" table:formula="of:=[.H18]/[.H$1001]" office:value-type="percentage" office:value="0.00000347930466096351">
            <text:p>0,000348%</text:p>
          </table:table-cell>
          <table:table-cell table:style-name="ce9" table:formula="of:=[.I18]/[.I$1001]" office:value-type="percentage" office:value="0">
            <text:p>0,000000%</text:p>
          </table:table-cell>
          <table:table-cell table:style-name="ce9" table:formula="of:=[.J18]/[.J$1001]" office:value-type="percentage" office:value="0.00000244303206365713">
            <text:p>0,000244%</text:p>
          </table:table-cell>
          <table:table-cell table:style-name="ce10" table:formula="of:=SUMPRODUCT([.B$1:.E$1];[.L18:.O18])" office:value-type="percentage" office:value="0.00000177670101738619">
            <text:p>0,000177670101738619%</text:p>
          </table:table-cell>
        </table:table-row>
        <table:table-row table:style-name="ro3">
          <table:table-cell office:value-type="string">
            <text:p>vñ</text:p>
          </table:table-cell>
          <table:table-cell table:style-name="ce5" table:formula="of:=VLOOKUP([.$A19];[corpusies.$D$1:.$E$1000];2;0)" office:value-type="float" office:value="0">
            <text:p>#N/D</text:p>
          </table:table-cell>
          <table:table-cell table:style-name="ce5" table:formula="of:=VLOOKUP([.$A19];[corpuscat.$D$1:.$E$1000];2;0)" office:value-type="float" office:value="0">
            <text:p>#N/D</text:p>
          </table:table-cell>
          <table:table-cell table:style-name="ce5" table:formula="of:=VLOOKUP([.$A19];[corpusen.$D$1:.$E$1000];2;0)" office:value-type="float" office:value="0">
            <text:p>#N/D</text:p>
          </table:table-cell>
          <table:table-cell table:style-name="ce5" table:formula="of:=VLOOKUP([.$A19];[corpuses.$D$1:.$E$1000];2;0)" office:value-type="float" office:value="2">
            <text:p>2</text:p>
          </table:table-cell>
          <table:table-cell table:style-name="ce5"/>
          <table:table-cell table:formula="of:=IF(ISERROR([.B19]);0;[.B19])" office:value-type="float" office:value="0">
            <text:p>0</text:p>
          </table:table-cell>
          <table:table-cell table:formula="of:=IF(ISERROR([.C19]);0;[.C19])" office:value-type="float" office:value="0">
            <text:p>0</text:p>
          </table:table-cell>
          <table:table-cell table:formula="of:=IF(ISERROR([.D19]);0;[.D19])" office:value-type="float" office:value="0">
            <text:p>0</text:p>
          </table:table-cell>
          <table:table-cell table:formula="of:=IF(ISERROR([.E19]);0;[.E19])" office:value-type="float" office:value="2">
            <text:p>2</text:p>
          </table:table-cell>
          <table:table-cell/>
          <table:table-cell table:style-name="ce9" table:formula="of:=[.G19]/[.G$1001]" office:value-type="percentage" office:value="0">
            <text:p>0,000000%</text:p>
          </table:table-cell>
          <table:table-cell table:style-name="ce9" table:formula="of:=[.H19]/[.H$1001]" office:value-type="percentage" office:value="0">
            <text:p>0,000000%</text:p>
          </table:table-cell>
          <table:table-cell table:style-name="ce9" table:formula="of:=[.I19]/[.I$1001]" office:value-type="percentage" office:value="0">
            <text:p>0,000000%</text:p>
          </table:table-cell>
          <table:table-cell table:style-name="ce9" table:formula="of:=[.J19]/[.J$1001]" office:value-type="percentage" office:value="0.0000000414073231128328">
            <text:p>0,000004%</text:p>
          </table:table-cell>
          <table:table-cell table:style-name="ce10" table:formula="of:=SUMPRODUCT([.B$1:.E$1];[.L19:.O19])" office:value-type="percentage" office:value="0.0000000124221969338498">
            <text:p>0,000001242219693385%</text:p>
          </table:table-cell>
        </table:table-row>
        <table:table-row table:style-name="ro3">
          <table:table-cell office:value-type="string">
            <text:p>v´</text:p>
          </table:table-cell>
          <table:table-cell table:style-name="ce5" table:formula="of:=VLOOKUP([.$A20];[corpusies.$D$1:.$E$1000];2;0)" office:value-type="float" office:value="23">
            <text:p>23</text:p>
          </table:table-cell>
          <table:table-cell table:style-name="ce5" table:formula="of:=VLOOKUP([.$A20];[corpuscat.$D$1:.$E$1000];2;0)" office:value-type="float" office:value="3993">
            <text:p>3993</text:p>
          </table:table-cell>
          <table:table-cell table:style-name="ce5" table:formula="of:=VLOOKUP([.$A20];[corpusen.$D$1:.$E$1000];2;0)" office:value-type="float" office:value="0">
            <text:p>#N/D</text:p>
          </table:table-cell>
          <table:table-cell table:style-name="ce5" table:formula="of:=VLOOKUP([.$A20];[corpuses.$D$1:.$E$1000];2;0)" office:value-type="float" office:value="21232">
            <text:p>21232</text:p>
          </table:table-cell>
          <table:table-cell table:style-name="ce5"/>
          <table:table-cell table:formula="of:=IF(ISERROR([.B20]);0;[.B20])" office:value-type="float" office:value="23">
            <text:p>23</text:p>
          </table:table-cell>
          <table:table-cell table:formula="of:=IF(ISERROR([.C20]);0;[.C20])" office:value-type="float" office:value="3993">
            <text:p>3993</text:p>
          </table:table-cell>
          <table:table-cell table:formula="of:=IF(ISERROR([.D20]);0;[.D20])" office:value-type="float" office:value="0">
            <text:p>0</text:p>
          </table:table-cell>
          <table:table-cell table:formula="of:=IF(ISERROR([.E20]);0;[.E20])" office:value-type="float" office:value="21232">
            <text:p>21232</text:p>
          </table:table-cell>
          <table:table-cell/>
          <table:table-cell table:style-name="ce9" table:formula="of:=[.G20]/[.G$1001]" office:value-type="percentage" office:value="0.0000466531440162272">
            <text:p>0,004665%</text:p>
          </table:table-cell>
          <table:table-cell table:style-name="ce9" table:formula="of:=[.H20]/[.H$1001]" office:value-type="percentage" office:value="0.000315746897982438">
            <text:p>0,031575%</text:p>
          </table:table-cell>
          <table:table-cell table:style-name="ce9" table:formula="of:=[.I20]/[.I$1001]" office:value-type="percentage" office:value="0">
            <text:p>0,000000%</text:p>
          </table:table-cell>
          <table:table-cell table:style-name="ce9" table:formula="of:=[.J20]/[.J$1001]" office:value-type="percentage" office:value="0.000439580142165833">
            <text:p>0,043958%</text:p>
          </table:table-cell>
          <table:table-cell table:style-name="ce10" table:formula="of:=SUMPRODUCT([.B$1:.E$1];[.L20:.O20])" office:value-type="percentage" office:value="0.000240594055249349">
            <text:p>0,024059405524934900%</text:p>
          </table:table-cell>
        </table:table-row>
        <table:table-row table:style-name="ro3">
          <table:table-cell office:value-type="string">
            <text:p>uz</text:p>
          </table:table-cell>
          <table:table-cell table:style-name="ce5" table:formula="of:=VLOOKUP([.$A21];[corpusies.$D$1:.$E$1000];2;0)" office:value-type="float" office:value="4">
            <text:p>4</text:p>
          </table:table-cell>
          <table:table-cell table:style-name="ce5" table:formula="of:=VLOOKUP([.$A21];[corpuscat.$D$1:.$E$1000];2;0)" office:value-type="float" office:value="1190">
            <text:p>1190</text:p>
          </table:table-cell>
          <table:table-cell table:style-name="ce5" table:formula="of:=VLOOKUP([.$A21];[corpusen.$D$1:.$E$1000];2;0)" office:value-type="float" office:value="344">
            <text:p>344</text:p>
          </table:table-cell>
          <table:table-cell table:style-name="ce5" table:formula="of:=VLOOKUP([.$A21];[corpuses.$D$1:.$E$1000];2;0)" office:value-type="float" office:value="15644">
            <text:p>15644</text:p>
          </table:table-cell>
          <table:table-cell table:style-name="ce5"/>
          <table:table-cell table:formula="of:=IF(ISERROR([.B21]);0;[.B21])" office:value-type="float" office:value="4">
            <text:p>4</text:p>
          </table:table-cell>
          <table:table-cell table:formula="of:=IF(ISERROR([.C21]);0;[.C21])" office:value-type="float" office:value="1190">
            <text:p>1190</text:p>
          </table:table-cell>
          <table:table-cell table:formula="of:=IF(ISERROR([.D21]);0;[.D21])" office:value-type="float" office:value="344">
            <text:p>344</text:p>
          </table:table-cell>
          <table:table-cell table:formula="of:=IF(ISERROR([.E21]);0;[.E21])" office:value-type="float" office:value="15644">
            <text:p>15644</text:p>
          </table:table-cell>
          <table:table-cell/>
          <table:table-cell table:style-name="ce9" table:formula="of:=[.G21]/[.G$1001]" office:value-type="percentage" office:value="0.00000811359026369168">
            <text:p>0,000811%</text:p>
          </table:table-cell>
          <table:table-cell table:style-name="ce9" table:formula="of:=[.H21]/[.H$1001]" office:value-type="percentage" office:value="0.0000940993760578767">
            <text:p>0,009410%</text:p>
          </table:table-cell>
          <table:table-cell table:style-name="ce9" table:formula="of:=[.I21]/[.I$1001]" office:value-type="percentage" office:value="0.0000515827739326452">
            <text:p>0,005158%</text:p>
          </table:table-cell>
          <table:table-cell table:style-name="ce9" table:formula="of:=[.J21]/[.J$1001]" office:value-type="percentage" office:value="0.000323888081388578">
            <text:p>0,032389%</text:p>
          </table:table-cell>
          <table:table-cell table:style-name="ce10" table:formula="of:=SUMPRODUCT([.B$1:.E$1];[.L21:.O21])" office:value-type="percentage" office:value="0.000132988591706308">
            <text:p>0,013298859170630800%</text:p>
          </table:table-cell>
        </table:table-row>
        <table:table-row table:style-name="ro3">
          <table:table-cell office:value-type="string">
            <text:p>uy</text:p>
          </table:table-cell>
          <table:table-cell table:style-name="ce5" table:formula="of:=VLOOKUP([.$A22];[corpusies.$D$1:.$E$1000];2;0)" office:value-type="float" office:value="1">
            <text:p>1</text:p>
          </table:table-cell>
          <table:table-cell table:style-name="ce5" table:formula="of:=VLOOKUP([.$A22];[corpuscat.$D$1:.$E$1000];2;0)" office:value-type="float" office:value="999">
            <text:p>999</text:p>
          </table:table-cell>
          <table:table-cell table:style-name="ce5" table:formula="of:=VLOOKUP([.$A22];[corpusen.$D$1:.$E$1000];2;0)" office:value-type="float" office:value="204">
            <text:p>204</text:p>
          </table:table-cell>
          <table:table-cell table:style-name="ce5" table:formula="of:=VLOOKUP([.$A22];[corpuses.$D$1:.$E$1000];2;0)" office:value-type="float" office:value="39405">
            <text:p>39405</text:p>
          </table:table-cell>
          <table:table-cell table:style-name="ce5"/>
          <table:table-cell table:formula="of:=IF(ISERROR([.B22]);0;[.B22])" office:value-type="float" office:value="1">
            <text:p>1</text:p>
          </table:table-cell>
          <table:table-cell table:formula="of:=IF(ISERROR([.C22]);0;[.C22])" office:value-type="float" office:value="999">
            <text:p>999</text:p>
          </table:table-cell>
          <table:table-cell table:formula="of:=IF(ISERROR([.D22]);0;[.D22])" office:value-type="float" office:value="204">
            <text:p>204</text:p>
          </table:table-cell>
          <table:table-cell table:formula="of:=IF(ISERROR([.E22]);0;[.E22])" office:value-type="float" office:value="39405">
            <text:p>39405</text:p>
          </table:table-cell>
          <table:table-cell/>
          <table:table-cell table:style-name="ce9" table:formula="of:=[.G22]/[.G$1001]" office:value-type="percentage" office:value="0.00000202839756592292">
            <text:p>0,000203%</text:p>
          </table:table-cell>
          <table:table-cell table:style-name="ce9" table:formula="of:=[.H22]/[.H$1001]" office:value-type="percentage" office:value="0.0000789960308250578">
            <text:p>0,007900%</text:p>
          </table:table-cell>
          <table:table-cell table:style-name="ce9" table:formula="of:=[.I22]/[.I$1001]" office:value-type="percentage" office:value="0.0000305897845414524">
            <text:p>0,003059%</text:p>
          </table:table-cell>
          <table:table-cell table:style-name="ce9" table:formula="of:=[.J22]/[.J$1001]" office:value-type="percentage" office:value="0.000815827783630588">
            <text:p>0,081583%</text:p>
          </table:table-cell>
          <table:table-cell table:style-name="ce10" table:formula="of:=SUMPRODUCT([.B$1:.E$1];[.L22:.O22])" office:value-type="percentage" office:value="0.000272114642060616">
            <text:p>0,027211464206061600%</text:p>
          </table:table-cell>
        </table:table-row>
        <table:table-row table:style-name="ro3">
          <table:table-cell office:value-type="string">
            <text:p>ux</text:p>
          </table:table-cell>
          <table:table-cell table:style-name="ce5" table:formula="of:=VLOOKUP([.$A23];[corpusies.$D$1:.$E$1000];2;0)" office:value-type="float" office:value="119">
            <text:p>119</text:p>
          </table:table-cell>
          <table:table-cell table:style-name="ce5" table:formula="of:=VLOOKUP([.$A23];[corpuscat.$D$1:.$E$1000];2;0)" office:value-type="float" office:value="1788">
            <text:p>1788</text:p>
          </table:table-cell>
          <table:table-cell table:style-name="ce5" table:formula="of:=VLOOKUP([.$A23];[corpusen.$D$1:.$E$1000];2;0)" office:value-type="float" office:value="173">
            <text:p>173</text:p>
          </table:table-cell>
          <table:table-cell table:style-name="ce5" table:formula="of:=VLOOKUP([.$A23];[corpuses.$D$1:.$E$1000];2;0)" office:value-type="float" office:value="5258">
            <text:p>5258</text:p>
          </table:table-cell>
          <table:table-cell table:style-name="ce5"/>
          <table:table-cell table:formula="of:=IF(ISERROR([.B23]);0;[.B23])" office:value-type="float" office:value="119">
            <text:p>119</text:p>
          </table:table-cell>
          <table:table-cell table:formula="of:=IF(ISERROR([.C23]);0;[.C23])" office:value-type="float" office:value="1788">
            <text:p>1788</text:p>
          </table:table-cell>
          <table:table-cell table:formula="of:=IF(ISERROR([.D23]);0;[.D23])" office:value-type="float" office:value="173">
            <text:p>173</text:p>
          </table:table-cell>
          <table:table-cell table:formula="of:=IF(ISERROR([.E23]);0;[.E23])" office:value-type="float" office:value="5258">
            <text:p>5258</text:p>
          </table:table-cell>
          <table:table-cell/>
          <table:table-cell table:style-name="ce9" table:formula="of:=[.G23]/[.G$1001]" office:value-type="percentage" office:value="0.000241379310344828">
            <text:p>0,024138%</text:p>
          </table:table-cell>
          <table:table-cell table:style-name="ce9" table:formula="of:=[.H23]/[.H$1001]" office:value-type="percentage" office:value="0.000141386289404608">
            <text:p>0,014139%</text:p>
          </table:table-cell>
          <table:table-cell table:style-name="ce9" table:formula="of:=[.I23]/[.I$1001]" office:value-type="percentage" office:value="0.0000259413368905454">
            <text:p>0,002594%</text:p>
          </table:table-cell>
          <table:table-cell table:style-name="ce9" table:formula="of:=[.J23]/[.J$1001]" office:value-type="percentage" office:value="0.000108859852463637">
            <text:p>0,010886%</text:p>
          </table:table-cell>
          <table:table-cell table:style-name="ce10" table:formula="of:=SUMPRODUCT([.B$1:.E$1];[.L23:.O23])" office:value-type="percentage" office:value="0.000150081769352976">
            <text:p>0,015008176935297600%</text:p>
          </table:table-cell>
        </table:table-row>
        <table:table-row table:style-name="ro3">
          <table:table-cell office:value-type="string">
            <text:p>uw</text:p>
          </table:table-cell>
          <table:table-cell table:style-name="ce5" table:formula="of:=VLOOKUP([.$A24];[corpusies.$D$1:.$E$1000];2;0)" office:value-type="float" office:value="1">
            <text:p>1</text:p>
          </table:table-cell>
          <table:table-cell table:style-name="ce5" table:formula="of:=VLOOKUP([.$A24];[corpuscat.$D$1:.$E$1000];2;0)" office:value-type="float" office:value="225">
            <text:p>225</text:p>
          </table:table-cell>
          <table:table-cell table:style-name="ce5" table:formula="of:=VLOOKUP([.$A24];[corpusen.$D$1:.$E$1000];2;0)" office:value-type="float" office:value="70">
            <text:p>70</text:p>
          </table:table-cell>
          <table:table-cell table:style-name="ce5" table:formula="of:=VLOOKUP([.$A24];[corpuses.$D$1:.$E$1000];2;0)" office:value-type="float" office:value="902">
            <text:p>902</text:p>
          </table:table-cell>
          <table:table-cell table:style-name="ce5"/>
          <table:table-cell table:formula="of:=IF(ISERROR([.B24]);0;[.B24])" office:value-type="float" office:value="1">
            <text:p>1</text:p>
          </table:table-cell>
          <table:table-cell table:formula="of:=IF(ISERROR([.C24]);0;[.C24])" office:value-type="float" office:value="225">
            <text:p>225</text:p>
          </table:table-cell>
          <table:table-cell table:formula="of:=IF(ISERROR([.D24]);0;[.D24])" office:value-type="float" office:value="70">
            <text:p>70</text:p>
          </table:table-cell>
          <table:table-cell table:formula="of:=IF(ISERROR([.E24]);0;[.E24])" office:value-type="float" office:value="902">
            <text:p>902</text:p>
          </table:table-cell>
          <table:table-cell/>
          <table:table-cell table:style-name="ce9" table:formula="of:=[.G24]/[.G$1001]" office:value-type="percentage" office:value="0.00000202839756592292">
            <text:p>0,000203%</text:p>
          </table:table-cell>
          <table:table-cell table:style-name="ce9" table:formula="of:=[.H24]/[.H$1001]" office:value-type="percentage" office:value="0.0000177918988344725">
            <text:p>0,001779%</text:p>
          </table:table-cell>
          <table:table-cell table:style-name="ce9" table:formula="of:=[.I24]/[.I$1001]" office:value-type="percentage" office:value="0.0000104964946955964">
            <text:p>0,001050%</text:p>
          </table:table-cell>
          <table:table-cell table:style-name="ce9" table:formula="of:=[.J24]/[.J$1001]" office:value-type="percentage" office:value="0.0000186747027238876">
            <text:p>0,001867%</text:p>
          </table:table-cell>
          <table:table-cell table:style-name="ce10" table:formula="of:=SUMPRODUCT([.B$1:.E$1];[.L24:.O24])" office:value-type="percentage" office:value="0.0000125981492068445">
            <text:p>0,001259814920684450%</text:p>
          </table:table-cell>
        </table:table-row>
        <table:table-row table:style-name="ro3">
          <table:table-cell office:value-type="string">
            <text:p>uv</text:p>
          </table:table-cell>
          <table:table-cell table:style-name="ce5" table:formula="of:=VLOOKUP([.$A25];[corpusies.$D$1:.$E$1000];2;0)" office:value-type="float" office:value="45">
            <text:p>45</text:p>
          </table:table-cell>
          <table:table-cell table:style-name="ce5" table:formula="of:=VLOOKUP([.$A25];[corpuscat.$D$1:.$E$1000];2;0)" office:value-type="float" office:value="2929">
            <text:p>2929</text:p>
          </table:table-cell>
          <table:table-cell table:style-name="ce5" table:formula="of:=VLOOKUP([.$A25];[corpusen.$D$1:.$E$1000];2;0)" office:value-type="float" office:value="178">
            <text:p>178</text:p>
          </table:table-cell>
          <table:table-cell table:style-name="ce5" table:formula="of:=VLOOKUP([.$A25];[corpuses.$D$1:.$E$1000];2;0)" office:value-type="float" office:value="22323">
            <text:p>22323</text:p>
          </table:table-cell>
          <table:table-cell table:style-name="ce5"/>
          <table:table-cell table:formula="of:=IF(ISERROR([.B25]);0;[.B25])" office:value-type="float" office:value="45">
            <text:p>45</text:p>
          </table:table-cell>
          <table:table-cell table:formula="of:=IF(ISERROR([.C25]);0;[.C25])" office:value-type="float" office:value="2929">
            <text:p>2929</text:p>
          </table:table-cell>
          <table:table-cell table:formula="of:=IF(ISERROR([.D25]);0;[.D25])" office:value-type="float" office:value="178">
            <text:p>178</text:p>
          </table:table-cell>
          <table:table-cell table:formula="of:=IF(ISERROR([.E25]);0;[.E25])" office:value-type="float" office:value="22323">
            <text:p>22323</text:p>
          </table:table-cell>
          <table:table-cell/>
          <table:table-cell table:style-name="ce9" table:formula="of:=[.G25]/[.G$1001]" office:value-type="percentage" office:value="0.0000912778904665314">
            <text:p>0,009128%</text:p>
          </table:table-cell>
          <table:table-cell table:style-name="ce9" table:formula="of:=[.H25]/[.H$1001]" office:value-type="percentage" office:value="0.000231610985271866">
            <text:p>0,023161%</text:p>
          </table:table-cell>
          <table:table-cell table:style-name="ce9" table:formula="of:=[.I25]/[.I$1001]" office:value-type="percentage" office:value="0.0000266910865116594">
            <text:p>0,002669%</text:p>
          </table:table-cell>
          <table:table-cell table:style-name="ce9" table:formula="of:=[.J25]/[.J$1001]" office:value-type="percentage" office:value="0.000462167836923883">
            <text:p>0,046217%</text:p>
          </table:table-cell>
          <table:table-cell table:style-name="ce10" table:formula="of:=SUMPRODUCT([.B$1:.E$1];[.L25:.O25])" office:value-type="percentage" office:value="0.00023818612244985">
            <text:p>0,023818612244985000%</text:p>
          </table:table-cell>
        </table:table-row>
        <table:table-row table:style-name="ro3">
          <table:table-cell office:value-type="string">
            <text:p>uñ</text:p>
          </table:table-cell>
          <table:table-cell table:style-name="ce5" table:formula="of:=VLOOKUP([.$A26];[corpusies.$D$1:.$E$1000];2;0)" office:value-type="float" office:value="2">
            <text:p>2</text:p>
          </table:table-cell>
          <table:table-cell table:style-name="ce5" table:formula="of:=VLOOKUP([.$A26];[corpuscat.$D$1:.$E$1000];2;0)" office:value-type="float" office:value="139">
            <text:p>139</text:p>
          </table:table-cell>
          <table:table-cell table:style-name="ce5" table:formula="of:=VLOOKUP([.$A26];[corpusen.$D$1:.$E$1000];2;0)" office:value-type="float" office:value="0">
            <text:p>#N/D</text:p>
          </table:table-cell>
          <table:table-cell table:style-name="ce5" table:formula="of:=VLOOKUP([.$A26];[corpuses.$D$1:.$E$1000];2;0)" office:value-type="float" office:value="3045">
            <text:p>3045</text:p>
          </table:table-cell>
          <table:table-cell table:style-name="ce5"/>
          <table:table-cell table:formula="of:=IF(ISERROR([.B26]);0;[.B26])" office:value-type="float" office:value="2">
            <text:p>2</text:p>
          </table:table-cell>
          <table:table-cell table:formula="of:=IF(ISERROR([.C26]);0;[.C26])" office:value-type="float" office:value="139">
            <text:p>139</text:p>
          </table:table-cell>
          <table:table-cell table:formula="of:=IF(ISERROR([.D26]);0;[.D26])" office:value-type="float" office:value="0">
            <text:p>0</text:p>
          </table:table-cell>
          <table:table-cell table:formula="of:=IF(ISERROR([.E26]);0;[.E26])" office:value-type="float" office:value="3045">
            <text:p>3045</text:p>
          </table:table-cell>
          <table:table-cell/>
          <table:table-cell table:style-name="ce9" table:formula="of:=[.G26]/[.G$1001]" office:value-type="percentage" office:value="0.00000405679513184584">
            <text:p>0,000406%</text:p>
          </table:table-cell>
          <table:table-cell table:style-name="ce9" table:formula="of:=[.H26]/[.H$1001]" office:value-type="percentage" office:value="0.0000109914397244074">
            <text:p>0,001099%</text:p>
          </table:table-cell>
          <table:table-cell table:style-name="ce9" table:formula="of:=[.I26]/[.I$1001]" office:value-type="percentage" office:value="0">
            <text:p>0,000000%</text:p>
          </table:table-cell>
          <table:table-cell table:style-name="ce9" table:formula="of:=[.J26]/[.J$1001]" office:value-type="percentage" office:value="0.0000630426494392879">
            <text:p>0,006304%</text:p>
          </table:table-cell>
          <table:table-cell table:style-name="ce10" table:formula="of:=SUMPRODUCT([.B$1:.E$1];[.L26:.O26])" office:value-type="percentage" office:value="0.0000234272652886624">
            <text:p>0,002342726528866240%</text:p>
          </table:table-cell>
        </table:table-row>
        <table:table-row table:style-name="ro3">
          <table:table-cell office:value-type="string">
            <text:p>uç</text:p>
          </table:table-cell>
          <table:table-cell table:style-name="ce5" table:formula="of:=VLOOKUP([.$A27];[corpusies.$D$1:.$E$1000];2;0)" office:value-type="float" office:value="3">
            <text:p>3</text:p>
          </table:table-cell>
          <table:table-cell table:style-name="ce5" table:formula="of:=VLOOKUP([.$A27];[corpuscat.$D$1:.$E$1000];2;0)" office:value-type="float" office:value="348">
            <text:p>348</text:p>
          </table:table-cell>
          <table:table-cell table:style-name="ce5" table:formula="of:=VLOOKUP([.$A27];[corpusen.$D$1:.$E$1000];2;0)" office:value-type="float" office:value="0">
            <text:p>#N/D</text:p>
          </table:table-cell>
          <table:table-cell table:style-name="ce5" table:formula="of:=VLOOKUP([.$A27];[corpuses.$D$1:.$E$1000];2;0)" office:value-type="float" office:value="58">
            <text:p>58</text:p>
          </table:table-cell>
          <table:table-cell table:style-name="ce5"/>
          <table:table-cell table:formula="of:=IF(ISERROR([.B27]);0;[.B27])" office:value-type="float" office:value="3">
            <text:p>3</text:p>
          </table:table-cell>
          <table:table-cell table:formula="of:=IF(ISERROR([.C27]);0;[.C27])" office:value-type="float" office:value="348">
            <text:p>348</text:p>
          </table:table-cell>
          <table:table-cell table:formula="of:=IF(ISERROR([.D27]);0;[.D27])" office:value-type="float" office:value="0">
            <text:p>0</text:p>
          </table:table-cell>
          <table:table-cell table:formula="of:=IF(ISERROR([.E27]);0;[.E27])" office:value-type="float" office:value="58">
            <text:p>58</text:p>
          </table:table-cell>
          <table:table-cell/>
          <table:table-cell table:style-name="ce9" table:formula="of:=[.G27]/[.G$1001]" office:value-type="percentage" office:value="0.00000608519269776876">
            <text:p>0,000609%</text:p>
          </table:table-cell>
          <table:table-cell table:style-name="ce9" table:formula="of:=[.H27]/[.H$1001]" office:value-type="percentage" office:value="0.0000275181368639841">
            <text:p>0,002752%</text:p>
          </table:table-cell>
          <table:table-cell table:style-name="ce9" table:formula="of:=[.I27]/[.I$1001]" office:value-type="percentage" office:value="0">
            <text:p>0,000000%</text:p>
          </table:table-cell>
          <table:table-cell table:style-name="ce9" table:formula="of:=[.J27]/[.J$1001]" office:value-type="percentage" office:value="0.00000120081237027215">
            <text:p>0,000120%</text:p>
          </table:table-cell>
          <table:table-cell table:style-name="ce10" table:formula="of:=SUMPRODUCT([.B$1:.E$1];[.L27:.O27])" office:value-type="percentage" office:value="0.0000104412425796075">
            <text:p>0,001044124257960750%</text:p>
          </table:table-cell>
        </table:table-row>
        <table:table-row table:style-name="ro1">
          <table:table-cell office:value-type="string">
            <text:p>u´</text:p>
          </table:table-cell>
          <table:table-cell table:style-name="ce5" table:formula="of:=VLOOKUP([.$A28];[corpusies.$D$1:.$E$1000];2;0)" office:value-type="float" office:value="526">
            <text:p>526</text:p>
          </table:table-cell>
          <table:table-cell table:style-name="ce5" table:formula="of:=VLOOKUP([.$A28];[corpuscat.$D$1:.$E$1000];2;0)" office:value-type="float" office:value="23875">
            <text:p>23875</text:p>
          </table:table-cell>
          <table:table-cell table:style-name="ce5" table:formula="of:=VLOOKUP([.$A28];[corpusen.$D$1:.$E$1000];2;0)" office:value-type="float" office:value="0">
            <text:p>#N/D</text:p>
          </table:table-cell>
          <table:table-cell table:style-name="ce5" table:formula="of:=VLOOKUP([.$A28];[corpuses.$D$1:.$E$1000];2;0)" office:value-type="float" office:value="94479">
            <text:p>94479</text:p>
          </table:table-cell>
          <table:table-cell table:style-name="ce5"/>
          <table:table-cell table:formula="of:=IF(ISERROR([.B28]);0;[.B28])" office:value-type="float" office:value="526">
            <text:p>526</text:p>
          </table:table-cell>
          <table:table-cell table:formula="of:=IF(ISERROR([.C28]);0;[.C28])" office:value-type="float" office:value="23875">
            <text:p>23875</text:p>
          </table:table-cell>
          <table:table-cell table:formula="of:=IF(ISERROR([.D28]);0;[.D28])" office:value-type="float" office:value="0">
            <text:p>0</text:p>
          </table:table-cell>
          <table:table-cell table:formula="of:=IF(ISERROR([.E28]);0;[.E28])" office:value-type="float" office:value="94479">
            <text:p>94479</text:p>
          </table:table-cell>
          <table:table-cell/>
          <table:table-cell table:style-name="ce9" table:formula="of:=[.G28]/[.G$1001]" office:value-type="percentage" office:value="0.00106693711967546">
            <text:p>0,106694%</text:p>
          </table:table-cell>
          <table:table-cell table:style-name="ce9" table:formula="of:=[.H28]/[.H$1001]" office:value-type="percentage" office:value="0.00188791815410236">
            <text:p>0,188792%</text:p>
          </table:table-cell>
          <table:table-cell table:style-name="ce9" table:formula="of:=[.I28]/[.I$1001]" office:value-type="percentage" office:value="0">
            <text:p>0,000000%</text:p>
          </table:table-cell>
          <table:table-cell table:style-name="ce9" table:formula="of:=[.J28]/[.J$1001]" office:value-type="percentage" office:value="0.00195606124018866">
            <text:p>0,195606%</text:p>
          </table:table-cell>
          <table:table-cell table:style-name="ce10" table:formula="of:=SUMPRODUCT([.B$1:.E$1];[.L28:.O28])" office:value-type="percentage" office:value="0.00147327495418994">
            <text:p>0,147327495418994000%</text:p>
          </table:table-cell>
        </table:table-row>
        <table:table-row table:style-name="ro3">
          <table:table-cell office:value-type="string">
            <text:p>tz</text:p>
          </table:table-cell>
          <table:table-cell table:style-name="ce5" table:formula="of:=VLOOKUP([.$A29];[corpusies.$D$1:.$E$1000];2;0)" office:value-type="float" office:value="564">
            <text:p>564</text:p>
          </table:table-cell>
          <table:table-cell table:style-name="ce5" table:formula="of:=VLOOKUP([.$A29];[corpuscat.$D$1:.$E$1000];2;0)" office:value-type="float" office:value="11971">
            <text:p>11971</text:p>
          </table:table-cell>
          <table:table-cell table:style-name="ce5" table:formula="of:=VLOOKUP([.$A29];[corpusen.$D$1:.$E$1000];2;0)" office:value-type="float" office:value="25">
            <text:p>25</text:p>
          </table:table-cell>
          <table:table-cell table:style-name="ce5" table:formula="of:=VLOOKUP([.$A29];[corpuses.$D$1:.$E$1000];2;0)" office:value-type="float" office:value="3915">
            <text:p>3915</text:p>
          </table:table-cell>
          <table:table-cell table:style-name="ce5"/>
          <table:table-cell table:formula="of:=IF(ISERROR([.B29]);0;[.B29])" office:value-type="float" office:value="564">
            <text:p>564</text:p>
          </table:table-cell>
          <table:table-cell table:formula="of:=IF(ISERROR([.C29]);0;[.C29])" office:value-type="float" office:value="11971">
            <text:p>11971</text:p>
          </table:table-cell>
          <table:table-cell table:formula="of:=IF(ISERROR([.D29]);0;[.D29])" office:value-type="float" office:value="25">
            <text:p>25</text:p>
          </table:table-cell>
          <table:table-cell table:formula="of:=IF(ISERROR([.E29]);0;[.E29])" office:value-type="float" office:value="3915">
            <text:p>3915</text:p>
          </table:table-cell>
          <table:table-cell/>
          <table:table-cell table:style-name="ce9" table:formula="of:=[.G29]/[.G$1001]" office:value-type="percentage" office:value="0.00114401622718053">
            <text:p>0,114402%</text:p>
          </table:table-cell>
          <table:table-cell table:style-name="ce9" table:formula="of:=[.H29]/[.H$1001]" office:value-type="percentage" office:value="0.000946608093099867">
            <text:p>0,094661%</text:p>
          </table:table-cell>
          <table:table-cell table:style-name="ce9" table:formula="of:=[.I29]/[.I$1001]" office:value-type="percentage" office:value="0.00000374874810557014">
            <text:p>0,000375%</text:p>
          </table:table-cell>
          <table:table-cell table:style-name="ce9" table:formula="of:=[.J29]/[.J$1001]" office:value-type="percentage" office:value="0.0000810548349933702">
            <text:p>0,008105%</text:p>
          </table:table-cell>
          <table:table-cell table:style-name="ce10" table:formula="of:=SUMPRODUCT([.B$1:.E$1];[.L29:.O29])" office:value-type="percentage" office:value="0.000651878621392686">
            <text:p>0,065187862139268700%</text:p>
          </table:table-cell>
        </table:table-row>
        <table:table-row table:style-name="ro3">
          <table:table-cell office:value-type="string">
            <text:p>ty</text:p>
          </table:table-cell>
          <table:table-cell table:style-name="ce5" table:formula="of:=VLOOKUP([.$A30];[corpusies.$D$1:.$E$1000];2;0)" office:value-type="float" office:value="270">
            <text:p>270</text:p>
          </table:table-cell>
          <table:table-cell table:style-name="ce5" table:formula="of:=VLOOKUP([.$A30];[corpuscat.$D$1:.$E$1000];2;0)" office:value-type="float" office:value="1408">
            <text:p>1408</text:p>
          </table:table-cell>
          <table:table-cell table:style-name="ce5" table:formula="of:=VLOOKUP([.$A30];[corpusen.$D$1:.$E$1000];2;0)" office:value-type="float" office:value="9857">
            <text:p>9857</text:p>
          </table:table-cell>
          <table:table-cell table:style-name="ce5" table:formula="of:=VLOOKUP([.$A30];[corpuses.$D$1:.$E$1000];2;0)" office:value-type="float" office:value="9136">
            <text:p>9136</text:p>
          </table:table-cell>
          <table:table-cell table:style-name="ce5"/>
          <table:table-cell table:formula="of:=IF(ISERROR([.B30]);0;[.B30])" office:value-type="float" office:value="270">
            <text:p>270</text:p>
          </table:table-cell>
          <table:table-cell table:formula="of:=IF(ISERROR([.C30]);0;[.C30])" office:value-type="float" office:value="1408">
            <text:p>1408</text:p>
          </table:table-cell>
          <table:table-cell table:formula="of:=IF(ISERROR([.D30]);0;[.D30])" office:value-type="float" office:value="9857">
            <text:p>9857</text:p>
          </table:table-cell>
          <table:table-cell table:formula="of:=IF(ISERROR([.E30]);0;[.E30])" office:value-type="float" office:value="9136">
            <text:p>9136</text:p>
          </table:table-cell>
          <table:table-cell/>
          <table:table-cell table:style-name="ce9" table:formula="of:=[.G30]/[.G$1001]" office:value-type="percentage" office:value="0.000547667342799189">
            <text:p>0,054767%</text:p>
          </table:table-cell>
          <table:table-cell table:style-name="ce9" table:formula="of:=[.H30]/[.H$1001]" office:value-type="percentage" office:value="0.000111337749150832">
            <text:p>0,011134%</text:p>
          </table:table-cell>
          <table:table-cell table:style-name="ce9" table:formula="of:=[.I30]/[.I$1001]" office:value-type="percentage" office:value="0.0014780564030642">
            <text:p>0,147806%</text:p>
          </table:table-cell>
          <table:table-cell table:style-name="ce9" table:formula="of:=[.J30]/[.J$1001]" office:value-type="percentage" office:value="0.00018914865197942">
            <text:p>0,018915%</text:p>
          </table:table-cell>
          <table:table-cell table:style-name="ce10" table:formula="of:=SUMPRODUCT([.B$1:.E$1];[.L30:.O30])" office:value-type="percentage" office:value="0.000402251763485252">
            <text:p>0,040225176348525200%</text:p>
          </table:table-cell>
        </table:table-row>
        <table:table-row table:style-name="ro3">
          <table:table-cell office:value-type="string">
            <text:p>tx</text:p>
          </table:table-cell>
          <table:table-cell table:style-name="ce5" table:formula="of:=VLOOKUP([.$A31];[corpusies.$D$1:.$E$1000];2;0)" office:value-type="float" office:value="1331">
            <text:p>1331</text:p>
          </table:table-cell>
          <table:table-cell table:style-name="ce5" table:formula="of:=VLOOKUP([.$A31];[corpuscat.$D$1:.$E$1000];2;0)" office:value-type="float" office:value="9057">
            <text:p>9057</text:p>
          </table:table-cell>
          <table:table-cell table:style-name="ce5" table:formula="of:=VLOOKUP([.$A31];[corpusen.$D$1:.$E$1000];2;0)" office:value-type="float" office:value="1467">
            <text:p>1467</text:p>
          </table:table-cell>
          <table:table-cell table:style-name="ce5" table:formula="of:=VLOOKUP([.$A31];[corpuses.$D$1:.$E$1000];2;0)" office:value-type="float" office:value="30943">
            <text:p>30943</text:p>
          </table:table-cell>
          <table:table-cell table:style-name="ce5"/>
          <table:table-cell table:formula="of:=IF(ISERROR([.B31]);0;[.B31])" office:value-type="float" office:value="1331">
            <text:p>1331</text:p>
          </table:table-cell>
          <table:table-cell table:formula="of:=IF(ISERROR([.C31]);0;[.C31])" office:value-type="float" office:value="9057">
            <text:p>9057</text:p>
          </table:table-cell>
          <table:table-cell table:formula="of:=IF(ISERROR([.D31]);0;[.D31])" office:value-type="float" office:value="1467">
            <text:p>1467</text:p>
          </table:table-cell>
          <table:table-cell table:formula="of:=IF(ISERROR([.E31]);0;[.E31])" office:value-type="float" office:value="30943">
            <text:p>30943</text:p>
          </table:table-cell>
          <table:table-cell/>
          <table:table-cell table:style-name="ce9" table:formula="of:=[.G31]/[.G$1001]" office:value-type="percentage" office:value="0.00269979716024341">
            <text:p>0,269980%</text:p>
          </table:table-cell>
          <table:table-cell table:style-name="ce9" table:formula="of:=[.H31]/[.H$1001]" office:value-type="percentage" office:value="0.000716183234416965">
            <text:p>0,071618%</text:p>
          </table:table-cell>
          <table:table-cell table:style-name="ce9" table:formula="of:=[.I31]/[.I$1001]" office:value-type="percentage" office:value="0.000219976538834856">
            <text:p>0,021998%</text:p>
          </table:table-cell>
          <table:table-cell table:style-name="ce9" table:formula="of:=[.J31]/[.J$1001]" office:value-type="percentage" office:value="0.000640633399540192">
            <text:p>0,064063%</text:p>
          </table:table-cell>
          <table:table-cell table:style-name="ce10" table:formula="of:=SUMPRODUCT([.B$1:.E$1];[.L31:.O31])" office:value-type="percentage" office:value="0.00123898179214366">
            <text:p>0,123898179214366000%</text:p>
          </table:table-cell>
        </table:table-row>
        <table:table-row table:style-name="ro3">
          <table:table-cell office:value-type="string">
            <text:p>tw</text:p>
          </table:table-cell>
          <table:table-cell table:style-name="ce5" table:formula="of:=VLOOKUP([.$A32];[corpusies.$D$1:.$E$1000];2;0)" office:value-type="float" office:value="36">
            <text:p>36</text:p>
          </table:table-cell>
          <table:table-cell table:style-name="ce5" table:formula="of:=VLOOKUP([.$A32];[corpuscat.$D$1:.$E$1000];2;0)" office:value-type="float" office:value="486">
            <text:p>486</text:p>
          </table:table-cell>
          <table:table-cell table:style-name="ce5" table:formula="of:=VLOOKUP([.$A32];[corpusen.$D$1:.$E$1000];2;0)" office:value-type="float" office:value="5228">
            <text:p>5228</text:p>
          </table:table-cell>
          <table:table-cell table:style-name="ce5" table:formula="of:=VLOOKUP([.$A32];[corpuses.$D$1:.$E$1000];2;0)" office:value-type="float" office:value="3520">
            <text:p>3520</text:p>
          </table:table-cell>
          <table:table-cell table:style-name="ce5"/>
          <table:table-cell table:formula="of:=IF(ISERROR([.B32]);0;[.B32])" office:value-type="float" office:value="36">
            <text:p>36</text:p>
          </table:table-cell>
          <table:table-cell table:formula="of:=IF(ISERROR([.C32]);0;[.C32])" office:value-type="float" office:value="486">
            <text:p>486</text:p>
          </table:table-cell>
          <table:table-cell table:formula="of:=IF(ISERROR([.D32]);0;[.D32])" office:value-type="float" office:value="5228">
            <text:p>5228</text:p>
          </table:table-cell>
          <table:table-cell table:formula="of:=IF(ISERROR([.E32]);0;[.E32])" office:value-type="float" office:value="3520">
            <text:p>3520</text:p>
          </table:table-cell>
          <table:table-cell/>
          <table:table-cell table:style-name="ce9" table:formula="of:=[.G32]/[.G$1001]" office:value-type="percentage" office:value="0.0000730223123732251">
            <text:p>0,007302%</text:p>
          </table:table-cell>
          <table:table-cell table:style-name="ce9" table:formula="of:=[.H32]/[.H$1001]" office:value-type="percentage" office:value="0.0000384305014824605">
            <text:p>0,003843%</text:p>
          </table:table-cell>
          <table:table-cell table:style-name="ce9" table:formula="of:=[.I32]/[.I$1001]" office:value-type="percentage" office:value="0.000783938203836829">
            <text:p>0,078394%</text:p>
          </table:table-cell>
          <table:table-cell table:style-name="ce9" table:formula="of:=[.J32]/[.J$1001]" office:value-type="percentage" office:value="0.0000728768886785857">
            <text:p>0,007288%</text:p>
          </table:table-cell>
          <table:table-cell table:style-name="ce10" table:formula="of:=SUMPRODUCT([.B$1:.E$1];[.L32:.O32])" office:value-type="percentage" office:value="0.000133692731143964">
            <text:p>0,013369273114396400%</text:p>
          </table:table-cell>
        </table:table-row>
        <table:table-row table:style-name="ro3">
          <table:table-cell office:value-type="string">
            <text:p>tv</text:p>
          </table:table-cell>
          <table:table-cell table:style-name="ce5" table:formula="of:=VLOOKUP([.$A33];[corpusies.$D$1:.$E$1000];2;0)" office:value-type="float" office:value="37">
            <text:p>37</text:p>
          </table:table-cell>
          <table:table-cell table:style-name="ce5" table:formula="of:=VLOOKUP([.$A33];[corpuscat.$D$1:.$E$1000];2;0)" office:value-type="float" office:value="452">
            <text:p>452</text:p>
          </table:table-cell>
          <table:table-cell table:style-name="ce5" table:formula="of:=VLOOKUP([.$A33];[corpusen.$D$1:.$E$1000];2;0)" office:value-type="float" office:value="13">
            <text:p>13</text:p>
          </table:table-cell>
          <table:table-cell table:style-name="ce5" table:formula="of:=VLOOKUP([.$A33];[corpuses.$D$1:.$E$1000];2;0)" office:value-type="float" office:value="2357">
            <text:p>2357</text:p>
          </table:table-cell>
          <table:table-cell table:style-name="ce5"/>
          <table:table-cell table:formula="of:=IF(ISERROR([.B33]);0;[.B33])" office:value-type="float" office:value="37">
            <text:p>37</text:p>
          </table:table-cell>
          <table:table-cell table:formula="of:=IF(ISERROR([.C33]);0;[.C33])" office:value-type="float" office:value="452">
            <text:p>452</text:p>
          </table:table-cell>
          <table:table-cell table:formula="of:=IF(ISERROR([.D33]);0;[.D33])" office:value-type="float" office:value="13">
            <text:p>13</text:p>
          </table:table-cell>
          <table:table-cell table:formula="of:=IF(ISERROR([.E33]);0;[.E33])" office:value-type="float" office:value="2357">
            <text:p>2357</text:p>
          </table:table-cell>
          <table:table-cell/>
          <table:table-cell table:style-name="ce9" table:formula="of:=[.G33]/[.G$1001]" office:value-type="percentage" office:value="0.0000750507099391481">
            <text:p>0,007505%</text:p>
          </table:table-cell>
          <table:table-cell table:style-name="ce9" table:formula="of:=[.H33]/[.H$1001]" office:value-type="percentage" office:value="0.0000357419478808069">
            <text:p>0,003574%</text:p>
          </table:table-cell>
          <table:table-cell table:style-name="ce9" table:formula="of:=[.I33]/[.I$1001]" office:value-type="percentage" office:value="0.00000194934901489648">
            <text:p>0,000195%</text:p>
          </table:table-cell>
          <table:table-cell table:style-name="ce9" table:formula="of:=[.J33]/[.J$1001]" office:value-type="percentage" office:value="0.0000487985302884734">
            <text:p>0,004880%</text:p>
          </table:table-cell>
          <table:table-cell table:style-name="ce10" table:formula="of:=SUMPRODUCT([.B$1:.E$1];[.L33:.O33])" office:value-type="percentage" office:value="0.0000480722913340182">
            <text:p>0,004807229133401820%</text:p>
          </table:table-cell>
        </table:table-row>
        <table:table-row table:style-name="ro3">
          <table:table-cell office:value-type="string">
            <text:p>tû</text:p>
          </table:table-cell>
          <table:table-cell table:style-name="ce5" table:formula="of:=VLOOKUP([.$A34];[corpusies.$D$1:.$E$1000];2;0)" office:value-type="float" office:value="0">
            <text:p>#N/D</text:p>
          </table:table-cell>
          <table:table-cell table:style-name="ce5" table:formula="of:=VLOOKUP([.$A34];[corpuscat.$D$1:.$E$1000];2;0)" office:value-type="float" office:value="2">
            <text:p>2</text:p>
          </table:table-cell>
          <table:table-cell table:style-name="ce5" table:formula="of:=VLOOKUP([.$A34];[corpusen.$D$1:.$E$1000];2;0)" office:value-type="float" office:value="0">
            <text:p>#N/D</text:p>
          </table:table-cell>
          <table:table-cell table:style-name="ce5" table:formula="of:=VLOOKUP([.$A34];[corpuses.$D$1:.$E$1000];2;0)" office:value-type="float" office:value="15">
            <text:p>15</text:p>
          </table:table-cell>
          <table:table-cell table:style-name="ce5"/>
          <table:table-cell table:formula="of:=IF(ISERROR([.B34]);0;[.B34])" office:value-type="float" office:value="0">
            <text:p>0</text:p>
          </table:table-cell>
          <table:table-cell table:formula="of:=IF(ISERROR([.C34]);0;[.C34])" office:value-type="float" office:value="2">
            <text:p>2</text:p>
          </table:table-cell>
          <table:table-cell table:formula="of:=IF(ISERROR([.D34]);0;[.D34])" office:value-type="float" office:value="0">
            <text:p>0</text:p>
          </table:table-cell>
          <table:table-cell table:formula="of:=IF(ISERROR([.E34]);0;[.E34])" office:value-type="float" office:value="15">
            <text:p>15</text:p>
          </table:table-cell>
          <table:table-cell/>
          <table:table-cell table:style-name="ce9" table:formula="of:=[.G34]/[.G$1001]" office:value-type="percentage" office:value="0">
            <text:p>0,000000%</text:p>
          </table:table-cell>
          <table:table-cell table:style-name="ce9" table:formula="of:=[.H34]/[.H$1001]" office:value-type="percentage" office:value="0.000000158150211861978">
            <text:p>0,000016%</text:p>
          </table:table-cell>
          <table:table-cell table:style-name="ce9" table:formula="of:=[.I34]/[.I$1001]" office:value-type="percentage" office:value="0">
            <text:p>0,000000%</text:p>
          </table:table-cell>
          <table:table-cell table:style-name="ce9" table:formula="of:=[.J34]/[.J$1001]" office:value-type="percentage" office:value="0.000000310554923346246">
            <text:p>0,000031%</text:p>
          </table:table-cell>
          <table:table-cell table:style-name="ce10" table:formula="of:=SUMPRODUCT([.B$1:.E$1];[.L34:.O34])" office:value-type="percentage" office:value="0.000000140611540562467">
            <text:p>0,000014061154056247%</text:p>
          </table:table-cell>
        </table:table-row>
        <table:table-row table:style-name="ro1">
          <table:table-cell office:value-type="string">
            <text:p>tu</text:p>
          </table:table-cell>
          <table:table-cell table:style-name="ce5" table:formula="of:=VLOOKUP([.$A35];[corpusies.$D$1:.$E$1000];2;0)" office:value-type="float" office:value="2457">
            <text:p>2457</text:p>
          </table:table-cell>
          <table:table-cell table:style-name="ce5" table:formula="of:=VLOOKUP([.$A35];[corpuscat.$D$1:.$E$1000];2;0)" office:value-type="float" office:value="66028">
            <text:p>66028</text:p>
          </table:table-cell>
          <table:table-cell table:style-name="ce5" table:formula="of:=VLOOKUP([.$A35];[corpusen.$D$1:.$E$1000];2;0)" office:value-type="float" office:value="45728">
            <text:p>45728</text:p>
          </table:table-cell>
          <table:table-cell table:style-name="ce5" table:formula="of:=VLOOKUP([.$A35];[corpuses.$D$1:.$E$1000];2;0)" office:value-type="float" office:value="208870">
            <text:p>208870</text:p>
          </table:table-cell>
          <table:table-cell table:style-name="ce5"/>
          <table:table-cell table:formula="of:=IF(ISERROR([.B35]);0;[.B35])" office:value-type="float" office:value="2457">
            <text:p>2457</text:p>
          </table:table-cell>
          <table:table-cell table:formula="of:=IF(ISERROR([.C35]);0;[.C35])" office:value-type="float" office:value="66028">
            <text:p>66028</text:p>
          </table:table-cell>
          <table:table-cell table:formula="of:=IF(ISERROR([.D35]);0;[.D35])" office:value-type="float" office:value="45728">
            <text:p>45728</text:p>
          </table:table-cell>
          <table:table-cell table:formula="of:=IF(ISERROR([.E35]);0;[.E35])" office:value-type="float" office:value="208870">
            <text:p>208870</text:p>
          </table:table-cell>
          <table:table-cell/>
          <table:table-cell table:style-name="ce9" table:formula="of:=[.G35]/[.G$1001]" office:value-type="percentage" office:value="0.00498377281947262">
            <text:p>0,498377%</text:p>
          </table:table-cell>
          <table:table-cell table:style-name="ce9" table:formula="of:=[.H35]/[.H$1001]" office:value-type="percentage" office:value="0.00522117109441133">
            <text:p>0,522117%</text:p>
          </table:table-cell>
          <table:table-cell table:style-name="ce9" table:formula="of:=[.I35]/[.I$1001]" office:value-type="percentage" office:value="0.00685691013486046">
            <text:p>0,685691%</text:p>
          </table:table-cell>
          <table:table-cell table:style-name="ce9" table:formula="of:=[.J35]/[.J$1001]" office:value-type="percentage" office:value="0.00432437378928869">
            <text:p>0,432437%</text:p>
          </table:table-cell>
          <table:table-cell table:style-name="ce10" table:formula="of:=SUMPRODUCT([.B$1:.E$1];[.L35:.O35])" office:value-type="percentage" office:value="0.00504448632443784">
            <text:p>0,504448632443784000%</text:p>
          </table:table-cell>
        </table:table-row>
        <table:table-row table:style-name="ro3">
          <table:table-cell office:value-type="string">
            <text:p>tñ</text:p>
          </table:table-cell>
          <table:table-cell table:style-name="ce5" table:formula="of:=VLOOKUP([.$A36];[corpusies.$D$1:.$E$1000];2;0)" office:value-type="float" office:value="0">
            <text:p>#N/D</text:p>
          </table:table-cell>
          <table:table-cell table:style-name="ce5" table:formula="of:=VLOOKUP([.$A36];[corpuscat.$D$1:.$E$1000];2;0)" office:value-type="float" office:value="0">
            <text:p>#N/D</text:p>
          </table:table-cell>
          <table:table-cell table:style-name="ce5" table:formula="of:=VLOOKUP([.$A36];[corpusen.$D$1:.$E$1000];2;0)" office:value-type="float" office:value="0">
            <text:p>#N/D</text:p>
          </table:table-cell>
          <table:table-cell table:style-name="ce5" table:formula="of:=VLOOKUP([.$A36];[corpuses.$D$1:.$E$1000];2;0)" office:value-type="float" office:value="3">
            <text:p>3</text:p>
          </table:table-cell>
          <table:table-cell table:style-name="ce5"/>
          <table:table-cell table:formula="of:=IF(ISERROR([.B36]);0;[.B36])" office:value-type="float" office:value="0">
            <text:p>0</text:p>
          </table:table-cell>
          <table:table-cell table:formula="of:=IF(ISERROR([.C36]);0;[.C36])" office:value-type="float" office:value="0">
            <text:p>0</text:p>
          </table:table-cell>
          <table:table-cell table:formula="of:=IF(ISERROR([.D36]);0;[.D36])" office:value-type="float" office:value="0">
            <text:p>0</text:p>
          </table:table-cell>
          <table:table-cell table:formula="of:=IF(ISERROR([.E36]);0;[.E36])" office:value-type="float" office:value="3">
            <text:p>3</text:p>
          </table:table-cell>
          <table:table-cell/>
          <table:table-cell table:style-name="ce9" table:formula="of:=[.G36]/[.G$1001]" office:value-type="percentage" office:value="0">
            <text:p>0,000000%</text:p>
          </table:table-cell>
          <table:table-cell table:style-name="ce9" table:formula="of:=[.H36]/[.H$1001]" office:value-type="percentage" office:value="0">
            <text:p>0,000000%</text:p>
          </table:table-cell>
          <table:table-cell table:style-name="ce9" table:formula="of:=[.I36]/[.I$1001]" office:value-type="percentage" office:value="0">
            <text:p>0,000000%</text:p>
          </table:table-cell>
          <table:table-cell table:style-name="ce9" table:formula="of:=[.J36]/[.J$1001]" office:value-type="percentage" office:value="0.0000000621109846692492">
            <text:p>0,000006%</text:p>
          </table:table-cell>
          <table:table-cell table:style-name="ce10" table:formula="of:=SUMPRODUCT([.B$1:.E$1];[.L36:.O36])" office:value-type="percentage" office:value="0.0000000186332954007748">
            <text:p>0,000001863329540077%</text:p>
          </table:table-cell>
        </table:table-row>
        <table:table-row table:style-name="ro3">
          <table:table-cell office:value-type="string">
            <text:p>tç</text:p>
          </table:table-cell>
          <table:table-cell table:style-name="ce5" table:formula="of:=VLOOKUP([.$A37];[corpusies.$D$1:.$E$1000];2;0)" office:value-type="float" office:value="0">
            <text:p>#N/D</text:p>
          </table:table-cell>
          <table:table-cell table:style-name="ce5" table:formula="of:=VLOOKUP([.$A37];[corpuscat.$D$1:.$E$1000];2;0)" office:value-type="float" office:value="1">
            <text:p>1</text:p>
          </table:table-cell>
          <table:table-cell table:style-name="ce5" table:formula="of:=VLOOKUP([.$A37];[corpusen.$D$1:.$E$1000];2;0)" office:value-type="float" office:value="0">
            <text:p>#N/D</text:p>
          </table:table-cell>
          <table:table-cell table:style-name="ce5" table:formula="of:=VLOOKUP([.$A37];[corpuses.$D$1:.$E$1000];2;0)" office:value-type="float" office:value="1">
            <text:p>1</text:p>
          </table:table-cell>
          <table:table-cell table:style-name="ce5"/>
          <table:table-cell table:formula="of:=IF(ISERROR([.B37]);0;[.B37])" office:value-type="float" office:value="0">
            <text:p>0</text:p>
          </table:table-cell>
          <table:table-cell table:formula="of:=IF(ISERROR([.C37]);0;[.C37])" office:value-type="float" office:value="1">
            <text:p>1</text:p>
          </table:table-cell>
          <table:table-cell table:formula="of:=IF(ISERROR([.D37]);0;[.D37])" office:value-type="float" office:value="0">
            <text:p>0</text:p>
          </table:table-cell>
          <table:table-cell table:formula="of:=IF(ISERROR([.E37]);0;[.E37])" office:value-type="float" office:value="1">
            <text:p>1</text:p>
          </table:table-cell>
          <table:table-cell/>
          <table:table-cell table:style-name="ce9" table:formula="of:=[.G37]/[.G$1001]" office:value-type="percentage" office:value="0">
            <text:p>0,000000%</text:p>
          </table:table-cell>
          <table:table-cell table:style-name="ce9" table:formula="of:=[.H37]/[.H$1001]" office:value-type="percentage" office:value="0.0000000790751059309888">
            <text:p>0,000008%</text:p>
          </table:table-cell>
          <table:table-cell table:style-name="ce9" table:formula="of:=[.I37]/[.I$1001]" office:value-type="percentage" office:value="0">
            <text:p>0,000000%</text:p>
          </table:table-cell>
          <table:table-cell table:style-name="ce9" table:formula="of:=[.J37]/[.J$1001]" office:value-type="percentage" office:value="0.0000000207036615564164">
            <text:p>0,000002%</text:p>
          </table:table-cell>
          <table:table-cell table:style-name="ce10" table:formula="of:=SUMPRODUCT([.B$1:.E$1];[.L37:.O37])" office:value-type="percentage" office:value="0.0000000299336302462216">
            <text:p>0,000002993363024622%</text:p>
          </table:table-cell>
        </table:table-row>
        <table:table-row table:style-name="ro1">
          <table:table-cell office:value-type="string">
            <text:p>t´</text:p>
          </table:table-cell>
          <table:table-cell table:style-name="ce5" table:formula="of:=VLOOKUP([.$A38];[corpusies.$D$1:.$E$1000];2;0)" office:value-type="float" office:value="289">
            <text:p>289</text:p>
          </table:table-cell>
          <table:table-cell table:style-name="ce5" table:formula="of:=VLOOKUP([.$A38];[corpuscat.$D$1:.$E$1000];2;0)" office:value-type="float" office:value="12607">
            <text:p>12607</text:p>
          </table:table-cell>
          <table:table-cell table:style-name="ce5" table:formula="of:=VLOOKUP([.$A38];[corpusen.$D$1:.$E$1000];2;0)" office:value-type="float" office:value="0">
            <text:p>#N/D</text:p>
          </table:table-cell>
          <table:table-cell table:style-name="ce5" table:formula="of:=VLOOKUP([.$A38];[corpuses.$D$1:.$E$1000];2;0)" office:value-type="float" office:value="92275">
            <text:p>92275</text:p>
          </table:table-cell>
          <table:table-cell table:style-name="ce5"/>
          <table:table-cell table:formula="of:=IF(ISERROR([.B38]);0;[.B38])" office:value-type="float" office:value="289">
            <text:p>289</text:p>
          </table:table-cell>
          <table:table-cell table:formula="of:=IF(ISERROR([.C38]);0;[.C38])" office:value-type="float" office:value="12607">
            <text:p>12607</text:p>
          </table:table-cell>
          <table:table-cell table:formula="of:=IF(ISERROR([.D38]);0;[.D38])" office:value-type="float" office:value="0">
            <text:p>0</text:p>
          </table:table-cell>
          <table:table-cell table:formula="of:=IF(ISERROR([.E38]);0;[.E38])" office:value-type="float" office:value="92275">
            <text:p>92275</text:p>
          </table:table-cell>
          <table:table-cell/>
          <table:table-cell table:style-name="ce9" table:formula="of:=[.G38]/[.G$1001]" office:value-type="percentage" office:value="0.000586206896551724">
            <text:p>0,058621%</text:p>
          </table:table-cell>
          <table:table-cell table:style-name="ce9" table:formula="of:=[.H38]/[.H$1001]" office:value-type="percentage" office:value="0.000996899860471976">
            <text:p>0,099690%</text:p>
          </table:table-cell>
          <table:table-cell table:style-name="ce9" table:formula="of:=[.I38]/[.I$1001]" office:value-type="percentage" office:value="0">
            <text:p>0,000000%</text:p>
          </table:table-cell>
          <table:table-cell table:style-name="ce9" table:formula="of:=[.J38]/[.J$1001]" office:value-type="percentage" office:value="0.00191043037011832">
            <text:p>0,191043%</text:p>
          </table:table-cell>
          <table:table-cell table:style-name="ce10" table:formula="of:=SUMPRODUCT([.B$1:.E$1];[.L38:.O38])" office:value-type="percentage" office:value="0.00104806113814261">
            <text:p>0,104806113814261000%</text:p>
          </table:table-cell>
        </table:table-row>
        <table:table-row table:style-name="ro3">
          <table:table-cell office:value-type="string">
            <text:p>sz</text:p>
          </table:table-cell>
          <table:table-cell table:style-name="ce5" table:formula="of:=VLOOKUP([.$A39];[corpusies.$D$1:.$E$1000];2;0)" office:value-type="float" office:value="0">
            <text:p>#N/D</text:p>
          </table:table-cell>
          <table:table-cell table:style-name="ce5" table:formula="of:=VLOOKUP([.$A39];[corpuscat.$D$1:.$E$1000];2;0)" office:value-type="float" office:value="174">
            <text:p>174</text:p>
          </table:table-cell>
          <table:table-cell table:style-name="ce5" table:formula="of:=VLOOKUP([.$A39];[corpusen.$D$1:.$E$1000];2;0)" office:value-type="float" office:value="4">
            <text:p>4</text:p>
          </table:table-cell>
          <table:table-cell table:style-name="ce5" table:formula="of:=VLOOKUP([.$A39];[corpuses.$D$1:.$E$1000];2;0)" office:value-type="float" office:value="690">
            <text:p>690</text:p>
          </table:table-cell>
          <table:table-cell table:style-name="ce5"/>
          <table:table-cell table:formula="of:=IF(ISERROR([.B39]);0;[.B39])" office:value-type="float" office:value="0">
            <text:p>0</text:p>
          </table:table-cell>
          <table:table-cell table:formula="of:=IF(ISERROR([.C39]);0;[.C39])" office:value-type="float" office:value="174">
            <text:p>174</text:p>
          </table:table-cell>
          <table:table-cell table:formula="of:=IF(ISERROR([.D39]);0;[.D39])" office:value-type="float" office:value="4">
            <text:p>4</text:p>
          </table:table-cell>
          <table:table-cell table:formula="of:=IF(ISERROR([.E39]);0;[.E39])" office:value-type="float" office:value="690">
            <text:p>690</text:p>
          </table:table-cell>
          <table:table-cell/>
          <table:table-cell table:style-name="ce9" table:formula="of:=[.G39]/[.G$1001]" office:value-type="percentage" office:value="0">
            <text:p>0,000000%</text:p>
          </table:table-cell>
          <table:table-cell table:style-name="ce9" table:formula="of:=[.H39]/[.H$1001]" office:value-type="percentage" office:value="0.000013759068431992">
            <text:p>0,001376%</text:p>
          </table:table-cell>
          <table:table-cell table:style-name="ce9" table:formula="of:=[.I39]/[.I$1001]" office:value-type="percentage" office:value="0.000000599799696891223">
            <text:p>0,000060%</text:p>
          </table:table-cell>
          <table:table-cell table:style-name="ce9" table:formula="of:=[.J39]/[.J$1001]" office:value-type="percentage" office:value="0.0000142855264739273">
            <text:p>0,001429%</text:p>
          </table:table-cell>
          <table:table-cell table:style-name="ce10" table:formula="of:=SUMPRODUCT([.B$1:.E$1];[.L39:.O39])" office:value-type="percentage" office:value="0.00000847335844146493">
            <text:p>0,000847335844146493%</text:p>
          </table:table-cell>
        </table:table-row>
        <table:table-row table:style-name="ro3">
          <table:table-cell office:value-type="string">
            <text:p>sy</text:p>
          </table:table-cell>
          <table:table-cell table:style-name="ce5" table:formula="of:=VLOOKUP([.$A40];[corpusies.$D$1:.$E$1000];2;0)" office:value-type="float" office:value="593">
            <text:p>593</text:p>
          </table:table-cell>
          <table:table-cell table:style-name="ce5" table:formula="of:=VLOOKUP([.$A40];[corpuscat.$D$1:.$E$1000];2;0)" office:value-type="float" office:value="8834">
            <text:p>8834</text:p>
          </table:table-cell>
          <table:table-cell table:style-name="ce5" table:formula="of:=VLOOKUP([.$A40];[corpusen.$D$1:.$E$1000];2;0)" office:value-type="float" office:value="6982">
            <text:p>6982</text:p>
          </table:table-cell>
          <table:table-cell table:style-name="ce5" table:formula="of:=VLOOKUP([.$A40];[corpuses.$D$1:.$E$1000];2;0)" office:value-type="float" office:value="9411">
            <text:p>9411</text:p>
          </table:table-cell>
          <table:table-cell table:style-name="ce5"/>
          <table:table-cell table:formula="of:=IF(ISERROR([.B40]);0;[.B40])" office:value-type="float" office:value="593">
            <text:p>593</text:p>
          </table:table-cell>
          <table:table-cell table:formula="of:=IF(ISERROR([.C40]);0;[.C40])" office:value-type="float" office:value="8834">
            <text:p>8834</text:p>
          </table:table-cell>
          <table:table-cell table:formula="of:=IF(ISERROR([.D40]);0;[.D40])" office:value-type="float" office:value="6982">
            <text:p>6982</text:p>
          </table:table-cell>
          <table:table-cell table:formula="of:=IF(ISERROR([.E40]);0;[.E40])" office:value-type="float" office:value="9411">
            <text:p>9411</text:p>
          </table:table-cell>
          <table:table-cell/>
          <table:table-cell table:style-name="ce9" table:formula="of:=[.G40]/[.G$1001]" office:value-type="percentage" office:value="0.00120283975659229">
            <text:p>0,120284%</text:p>
          </table:table-cell>
          <table:table-cell table:style-name="ce9" table:formula="of:=[.H40]/[.H$1001]" office:value-type="percentage" office:value="0.000698549485794355">
            <text:p>0,069855%</text:p>
          </table:table-cell>
          <table:table-cell table:style-name="ce9" table:formula="of:=[.I40]/[.I$1001]" office:value-type="percentage" office:value="0.00104695037092363">
            <text:p>0,104695%</text:p>
          </table:table-cell>
          <table:table-cell table:style-name="ce9" table:formula="of:=[.J40]/[.J$1001]" office:value-type="percentage" office:value="0.000194842158907435">
            <text:p>0,019484%</text:p>
          </table:table-cell>
          <table:table-cell table:style-name="ce10" table:formula="of:=SUMPRODUCT([.B$1:.E$1];[.L40:.O40])" office:value-type="percentage" office:value="0.000733564457480588">
            <text:p>0,073356445748058800%</text:p>
          </table:table-cell>
        </table:table-row>
        <table:table-row table:style-name="ro3">
          <table:table-cell office:value-type="string">
            <text:p>sx</text:p>
          </table:table-cell>
          <table:table-cell table:style-name="ce5" table:formula="of:=VLOOKUP([.$A41];[corpusies.$D$1:.$E$1000];2;0)" office:value-type="float" office:value="7">
            <text:p>7</text:p>
          </table:table-cell>
          <table:table-cell table:style-name="ce5" table:formula="of:=VLOOKUP([.$A41];[corpuscat.$D$1:.$E$1000];2;0)" office:value-type="float" office:value="118">
            <text:p>118</text:p>
          </table:table-cell>
          <table:table-cell table:style-name="ce5" table:formula="of:=VLOOKUP([.$A41];[corpusen.$D$1:.$E$1000];2;0)" office:value-type="float" office:value="2">
            <text:p>2</text:p>
          </table:table-cell>
          <table:table-cell table:style-name="ce5" table:formula="of:=VLOOKUP([.$A41];[corpuses.$D$1:.$E$1000];2;0)" office:value-type="float" office:value="363">
            <text:p>363</text:p>
          </table:table-cell>
          <table:table-cell table:style-name="ce5"/>
          <table:table-cell table:formula="of:=IF(ISERROR([.B41]);0;[.B41])" office:value-type="float" office:value="7">
            <text:p>7</text:p>
          </table:table-cell>
          <table:table-cell table:formula="of:=IF(ISERROR([.C41]);0;[.C41])" office:value-type="float" office:value="118">
            <text:p>118</text:p>
          </table:table-cell>
          <table:table-cell table:formula="of:=IF(ISERROR([.D41]);0;[.D41])" office:value-type="float" office:value="2">
            <text:p>2</text:p>
          </table:table-cell>
          <table:table-cell table:formula="of:=IF(ISERROR([.E41]);0;[.E41])" office:value-type="float" office:value="363">
            <text:p>363</text:p>
          </table:table-cell>
          <table:table-cell/>
          <table:table-cell table:style-name="ce9" table:formula="of:=[.G41]/[.G$1001]" office:value-type="percentage" office:value="0.0000141987829614604">
            <text:p>0,001420%</text:p>
          </table:table-cell>
          <table:table-cell table:style-name="ce9" table:formula="of:=[.H41]/[.H$1001]" office:value-type="percentage" office:value="0.00000933086249985668">
            <text:p>0,000933%</text:p>
          </table:table-cell>
          <table:table-cell table:style-name="ce9" table:formula="of:=[.I41]/[.I$1001]" office:value-type="percentage" office:value="0.000000299899848445612">
            <text:p>0,000030%</text:p>
          </table:table-cell>
          <table:table-cell table:style-name="ce9" table:formula="of:=[.J41]/[.J$1001]" office:value-type="percentage" office:value="0.00000751542914497915">
            <text:p>0,000752%</text:p>
          </table:table-cell>
          <table:table-cell table:style-name="ce10" table:formula="of:=SUMPRODUCT([.B$1:.E$1];[.L41:.O41])" office:value-type="percentage" office:value="0.00000934351236673344">
            <text:p>0,000934351236673344%</text:p>
          </table:table-cell>
        </table:table-row>
        <table:table-row table:style-name="ro3">
          <table:table-cell office:value-type="string">
            <text:p>sw</text:p>
          </table:table-cell>
          <table:table-cell table:style-name="ce5" table:formula="of:=VLOOKUP([.$A42];[corpusies.$D$1:.$E$1000];2;0)" office:value-type="float" office:value="95">
            <text:p>95</text:p>
          </table:table-cell>
          <table:table-cell table:style-name="ce5" table:formula="of:=VLOOKUP([.$A42];[corpuscat.$D$1:.$E$1000];2;0)" office:value-type="float" office:value="724">
            <text:p>724</text:p>
          </table:table-cell>
          <table:table-cell table:style-name="ce5" table:formula="of:=VLOOKUP([.$A42];[corpusen.$D$1:.$E$1000];2;0)" office:value-type="float" office:value="6394">
            <text:p>6394</text:p>
          </table:table-cell>
          <table:table-cell table:style-name="ce5" table:formula="of:=VLOOKUP([.$A42];[corpuses.$D$1:.$E$1000];2;0)" office:value-type="float" office:value="4408">
            <text:p>4408</text:p>
          </table:table-cell>
          <table:table-cell table:style-name="ce5"/>
          <table:table-cell table:formula="of:=IF(ISERROR([.B42]);0;[.B42])" office:value-type="float" office:value="95">
            <text:p>95</text:p>
          </table:table-cell>
          <table:table-cell table:formula="of:=IF(ISERROR([.C42]);0;[.C42])" office:value-type="float" office:value="724">
            <text:p>724</text:p>
          </table:table-cell>
          <table:table-cell table:formula="of:=IF(ISERROR([.D42]);0;[.D42])" office:value-type="float" office:value="6394">
            <text:p>6394</text:p>
          </table:table-cell>
          <table:table-cell table:formula="of:=IF(ISERROR([.E42]);0;[.E42])" office:value-type="float" office:value="4408">
            <text:p>4408</text:p>
          </table:table-cell>
          <table:table-cell/>
          <table:table-cell table:style-name="ce9" table:formula="of:=[.G42]/[.G$1001]" office:value-type="percentage" office:value="0.000192697768762677">
            <text:p>0,019270%</text:p>
          </table:table-cell>
          <table:table-cell table:style-name="ce9" table:formula="of:=[.H42]/[.H$1001]" office:value-type="percentage" office:value="0.0000572503766940359">
            <text:p>0,005725%</text:p>
          </table:table-cell>
          <table:table-cell table:style-name="ce9" table:formula="of:=[.I42]/[.I$1001]" office:value-type="percentage" office:value="0.00095877981548062">
            <text:p>0,095878%</text:p>
          </table:table-cell>
          <table:table-cell table:style-name="ce9" table:formula="of:=[.J42]/[.J$1001]" office:value-type="percentage" office:value="0.0000912617401406834">
            <text:p>0,009126%</text:p>
          </table:table-cell>
          <table:table-cell table:style-name="ce10" table:formula="of:=SUMPRODUCT([.B$1:.E$1];[.L42:.O42])" office:value-type="percentage" office:value="0.000198240947227281">
            <text:p>0,019824094722728100%</text:p>
          </table:table-cell>
        </table:table-row>
        <table:table-row table:style-name="ro3">
          <table:table-cell office:value-type="string">
            <text:p>sv</text:p>
          </table:table-cell>
          <table:table-cell table:style-name="ce5" table:formula="of:=VLOOKUP([.$A43];[corpusies.$D$1:.$E$1000];2;0)" office:value-type="float" office:value="42">
            <text:p>42</text:p>
          </table:table-cell>
          <table:table-cell table:style-name="ce5" table:formula="of:=VLOOKUP([.$A43];[corpuscat.$D$1:.$E$1000];2;0)" office:value-type="float" office:value="604">
            <text:p>604</text:p>
          </table:table-cell>
          <table:table-cell table:style-name="ce5" table:formula="of:=VLOOKUP([.$A43];[corpusen.$D$1:.$E$1000];2;0)" office:value-type="float" office:value="230">
            <text:p>230</text:p>
          </table:table-cell>
          <table:table-cell table:style-name="ce5" table:formula="of:=VLOOKUP([.$A43];[corpuses.$D$1:.$E$1000];2;0)" office:value-type="float" office:value="2660">
            <text:p>2660</text:p>
          </table:table-cell>
          <table:table-cell table:style-name="ce5"/>
          <table:table-cell table:formula="of:=IF(ISERROR([.B43]);0;[.B43])" office:value-type="float" office:value="42">
            <text:p>42</text:p>
          </table:table-cell>
          <table:table-cell table:formula="of:=IF(ISERROR([.C43]);0;[.C43])" office:value-type="float" office:value="604">
            <text:p>604</text:p>
          </table:table-cell>
          <table:table-cell table:formula="of:=IF(ISERROR([.D43]);0;[.D43])" office:value-type="float" office:value="230">
            <text:p>230</text:p>
          </table:table-cell>
          <table:table-cell table:formula="of:=IF(ISERROR([.E43]);0;[.E43])" office:value-type="float" office:value="2660">
            <text:p>2660</text:p>
          </table:table-cell>
          <table:table-cell/>
          <table:table-cell table:style-name="ce9" table:formula="of:=[.G43]/[.G$1001]" office:value-type="percentage" office:value="0.0000851926977687627">
            <text:p>0,008519%</text:p>
          </table:table-cell>
          <table:table-cell table:style-name="ce9" table:formula="of:=[.H43]/[.H$1001]" office:value-type="percentage" office:value="0.0000477613639823172">
            <text:p>0,004776%</text:p>
          </table:table-cell>
          <table:table-cell table:style-name="ce9" table:formula="of:=[.I43]/[.I$1001]" office:value-type="percentage" office:value="0.0000344884825712453">
            <text:p>0,003449%</text:p>
          </table:table-cell>
          <table:table-cell table:style-name="ce9" table:formula="of:=[.J43]/[.J$1001]" office:value-type="percentage" office:value="0.0000550717397400676">
            <text:p>0,005507%</text:p>
          </table:table-cell>
          <table:table-cell table:style-name="ce10" table:formula="of:=SUMPRODUCT([.B$1:.E$1];[.L43:.O43])" office:value-type="percentage" office:value="0.0000598565887044688">
            <text:p>0,005985658870446880%</text:p>
          </table:table-cell>
        </table:table-row>
        <table:table-row table:style-name="ro3">
          <table:table-cell office:value-type="string">
            <text:p>sû</text:p>
          </table:table-cell>
          <table:table-cell table:style-name="ce5" table:formula="of:=VLOOKUP([.$A44];[corpusies.$D$1:.$E$1000];2;0)" office:value-type="float" office:value="0">
            <text:p>#N/D</text:p>
          </table:table-cell>
          <table:table-cell table:style-name="ce5" table:formula="of:=VLOOKUP([.$A44];[corpuscat.$D$1:.$E$1000];2;0)" office:value-type="float" office:value="2">
            <text:p>2</text:p>
          </table:table-cell>
          <table:table-cell table:style-name="ce5" table:formula="of:=VLOOKUP([.$A44];[corpusen.$D$1:.$E$1000];2;0)" office:value-type="float" office:value="0">
            <text:p>#N/D</text:p>
          </table:table-cell>
          <table:table-cell table:style-name="ce5" table:formula="of:=VLOOKUP([.$A44];[corpuses.$D$1:.$E$1000];2;0)" office:value-type="float" office:value="8">
            <text:p>8</text:p>
          </table:table-cell>
          <table:table-cell table:style-name="ce5"/>
          <table:table-cell table:formula="of:=IF(ISERROR([.B44]);0;[.B44])" office:value-type="float" office:value="0">
            <text:p>0</text:p>
          </table:table-cell>
          <table:table-cell table:formula="of:=IF(ISERROR([.C44]);0;[.C44])" office:value-type="float" office:value="2">
            <text:p>2</text:p>
          </table:table-cell>
          <table:table-cell table:formula="of:=IF(ISERROR([.D44]);0;[.D44])" office:value-type="float" office:value="0">
            <text:p>0</text:p>
          </table:table-cell>
          <table:table-cell table:formula="of:=IF(ISERROR([.E44]);0;[.E44])" office:value-type="float" office:value="8">
            <text:p>8</text:p>
          </table:table-cell>
          <table:table-cell/>
          <table:table-cell table:style-name="ce9" table:formula="of:=[.G44]/[.G$1001]" office:value-type="percentage" office:value="0">
            <text:p>0,000000%</text:p>
          </table:table-cell>
          <table:table-cell table:style-name="ce9" table:formula="of:=[.H44]/[.H$1001]" office:value-type="percentage" office:value="0.000000158150211861978">
            <text:p>0,000016%</text:p>
          </table:table-cell>
          <table:table-cell table:style-name="ce9" table:formula="of:=[.I44]/[.I$1001]" office:value-type="percentage" office:value="0">
            <text:p>0,000000%</text:p>
          </table:table-cell>
          <table:table-cell table:style-name="ce9" table:formula="of:=[.J44]/[.J$1001]" office:value-type="percentage" office:value="0.000000165629292451331">
            <text:p>0,000017%</text:p>
          </table:table-cell>
          <table:table-cell table:style-name="ce10" table:formula="of:=SUMPRODUCT([.B$1:.E$1];[.L44:.O44])" office:value-type="percentage" office:value="0.0000000971338512939926">
            <text:p>0,000009713385129399%</text:p>
          </table:table-cell>
        </table:table-row>
        <table:table-row table:style-name="ro3">
          <table:table-cell office:value-type="string">
            <text:p>su</text:p>
          </table:table-cell>
          <table:table-cell table:style-name="ce5" table:formula="of:=VLOOKUP([.$A45];[corpusies.$D$1:.$E$1000];2;0)" office:value-type="float" office:value="2795">
            <text:p>2795</text:p>
          </table:table-cell>
          <table:table-cell table:style-name="ce5" table:formula="of:=VLOOKUP([.$A45];[corpuscat.$D$1:.$E$1000];2;0)" office:value-type="float" office:value="62637">
            <text:p>62637</text:p>
          </table:table-cell>
          <table:table-cell table:style-name="ce5" table:formula="of:=VLOOKUP([.$A45];[corpusen.$D$1:.$E$1000];2;0)" office:value-type="float" office:value="47898">
            <text:p>47898</text:p>
          </table:table-cell>
          <table:table-cell table:style-name="ce5" table:formula="of:=VLOOKUP([.$A45];[corpuses.$D$1:.$E$1000];2;0)" office:value-type="float" office:value="371151">
            <text:p>371151</text:p>
          </table:table-cell>
          <table:table-cell table:style-name="ce5"/>
          <table:table-cell table:formula="of:=IF(ISERROR([.B45]);0;[.B45])" office:value-type="float" office:value="2795">
            <text:p>2795</text:p>
          </table:table-cell>
          <table:table-cell table:formula="of:=IF(ISERROR([.C45]);0;[.C45])" office:value-type="float" office:value="62637">
            <text:p>62637</text:p>
          </table:table-cell>
          <table:table-cell table:formula="of:=IF(ISERROR([.D45]);0;[.D45])" office:value-type="float" office:value="47898">
            <text:p>47898</text:p>
          </table:table-cell>
          <table:table-cell table:formula="of:=IF(ISERROR([.E45]);0;[.E45])" office:value-type="float" office:value="371151">
            <text:p>371151</text:p>
          </table:table-cell>
          <table:table-cell/>
          <table:table-cell table:style-name="ce9" table:formula="of:=[.G45]/[.G$1001]" office:value-type="percentage" office:value="0.00566937119675456">
            <text:p>0,566937%</text:p>
          </table:table-cell>
          <table:table-cell table:style-name="ce9" table:formula="of:=[.H45]/[.H$1001]" office:value-type="percentage" office:value="0.00495302741019934">
            <text:p>0,495303%</text:p>
          </table:table-cell>
          <table:table-cell table:style-name="ce9" table:formula="of:=[.I45]/[.I$1001]" office:value-type="percentage" office:value="0.00718230147042395">
            <text:p>0,718230%</text:p>
          </table:table-cell>
          <table:table-cell table:style-name="ce9" table:formula="of:=[.J45]/[.J$1001]" office:value-type="percentage" office:value="0.0076841846903255">
            <text:p>0,768418%</text:p>
          </table:table-cell>
          <table:table-cell table:style-name="ce10" table:formula="of:=SUMPRODUCT([.B$1:.E$1];[.L45:.O45])" office:value-type="percentage" office:value="0.00621020513622622">
            <text:p>0,621020513622622000%</text:p>
          </table:table-cell>
        </table:table-row>
        <table:table-row table:style-name="ro3">
          <table:table-cell office:value-type="string">
            <text:p>st</text:p>
          </table:table-cell>
          <table:table-cell table:style-name="ce5" table:formula="of:=VLOOKUP([.$A46];[corpusies.$D$1:.$E$1000];2;0)" office:value-type="float" office:value="9391">
            <text:p>9391</text:p>
          </table:table-cell>
          <table:table-cell table:style-name="ce5" table:formula="of:=VLOOKUP([.$A46];[corpuscat.$D$1:.$E$1000];2;0)" office:value-type="float" office:value="194151">
            <text:p>194151</text:p>
          </table:table-cell>
          <table:table-cell table:style-name="ce5" table:formula="of:=VLOOKUP([.$A46];[corpusen.$D$1:.$E$1000];2;0)" office:value-type="float" office:value="77516">
            <text:p>77516</text:p>
          </table:table-cell>
          <table:table-cell table:style-name="ce5" table:formula="of:=VLOOKUP([.$A46];[corpuses.$D$1:.$E$1000];2;0)" office:value-type="float" office:value="515049">
            <text:p>515049</text:p>
          </table:table-cell>
          <table:table-cell table:style-name="ce5"/>
          <table:table-cell table:formula="of:=IF(ISERROR([.B46]);0;[.B46])" office:value-type="float" office:value="9391">
            <text:p>9391</text:p>
          </table:table-cell>
          <table:table-cell table:formula="of:=IF(ISERROR([.C46]);0;[.C46])" office:value-type="float" office:value="194151">
            <text:p>194151</text:p>
          </table:table-cell>
          <table:table-cell table:formula="of:=IF(ISERROR([.D46]);0;[.D46])" office:value-type="float" office:value="77516">
            <text:p>77516</text:p>
          </table:table-cell>
          <table:table-cell table:formula="of:=IF(ISERROR([.E46]);0;[.E46])" office:value-type="float" office:value="515049">
            <text:p>515049</text:p>
          </table:table-cell>
          <table:table-cell/>
          <table:table-cell table:style-name="ce9" table:formula="of:=[.G46]/[.G$1001]" office:value-type="percentage" office:value="0.0190486815415821">
            <text:p>1,904868%</text:p>
          </table:table-cell>
          <table:table-cell table:style-name="ce9" table:formula="of:=[.H46]/[.H$1001]" office:value-type="percentage" office:value="0.0153525108916074">
            <text:p>1,535251%</text:p>
          </table:table-cell>
          <table:table-cell table:style-name="ce9" table:formula="of:=[.I46]/[.I$1001]" office:value-type="percentage" office:value="0.011623518326055">
            <text:p>1,162352%</text:p>
          </table:table-cell>
          <table:table-cell table:style-name="ce9" table:formula="of:=[.J46]/[.J$1001]" office:value-type="percentage" office:value="0.0106634001809707">
            <text:p>1,066340%</text:p>
          </table:table-cell>
          <table:table-cell table:style-name="ce10" table:formula="of:=SUMPRODUCT([.B$1:.E$1];[.L46:.O46])" office:value-type="percentage" office:value="0.0146817296168536">
            <text:p>1,468172961685360000%</text:p>
          </table:table-cell>
        </table:table-row>
        <table:table-row table:style-name="ro3">
          <table:table-cell office:value-type="string">
            <text:p>sñ</text:p>
          </table:table-cell>
          <table:table-cell table:style-name="ce5" table:formula="of:=VLOOKUP([.$A47];[corpusies.$D$1:.$E$1000];2;0)" office:value-type="float" office:value="0">
            <text:p>#N/D</text:p>
          </table:table-cell>
          <table:table-cell table:style-name="ce5" table:formula="of:=VLOOKUP([.$A47];[corpuscat.$D$1:.$E$1000];2;0)" office:value-type="float" office:value="1">
            <text:p>1</text:p>
          </table:table-cell>
          <table:table-cell table:style-name="ce5" table:formula="of:=VLOOKUP([.$A47];[corpusen.$D$1:.$E$1000];2;0)" office:value-type="float" office:value="0">
            <text:p>#N/D</text:p>
          </table:table-cell>
          <table:table-cell table:style-name="ce5" table:formula="of:=VLOOKUP([.$A47];[corpuses.$D$1:.$E$1000];2;0)" office:value-type="float" office:value="17">
            <text:p>17</text:p>
          </table:table-cell>
          <table:table-cell table:style-name="ce5"/>
          <table:table-cell table:formula="of:=IF(ISERROR([.B47]);0;[.B47])" office:value-type="float" office:value="0">
            <text:p>0</text:p>
          </table:table-cell>
          <table:table-cell table:formula="of:=IF(ISERROR([.C47]);0;[.C47])" office:value-type="float" office:value="1">
            <text:p>1</text:p>
          </table:table-cell>
          <table:table-cell table:formula="of:=IF(ISERROR([.D47]);0;[.D47])" office:value-type="float" office:value="0">
            <text:p>0</text:p>
          </table:table-cell>
          <table:table-cell table:formula="of:=IF(ISERROR([.E47]);0;[.E47])" office:value-type="float" office:value="17">
            <text:p>17</text:p>
          </table:table-cell>
          <table:table-cell/>
          <table:table-cell table:style-name="ce9" table:formula="of:=[.G47]/[.G$1001]" office:value-type="percentage" office:value="0">
            <text:p>0,000000%</text:p>
          </table:table-cell>
          <table:table-cell table:style-name="ce9" table:formula="of:=[.H47]/[.H$1001]" office:value-type="percentage" office:value="0.0000000790751059309888">
            <text:p>0,000008%</text:p>
          </table:table-cell>
          <table:table-cell table:style-name="ce9" table:formula="of:=[.I47]/[.I$1001]" office:value-type="percentage" office:value="0">
            <text:p>0,000000%</text:p>
          </table:table-cell>
          <table:table-cell table:style-name="ce9" table:formula="of:=[.J47]/[.J$1001]" office:value-type="percentage" office:value="0.000000351962246459079">
            <text:p>0,000035%</text:p>
          </table:table-cell>
          <table:table-cell table:style-name="ce10" table:formula="of:=SUMPRODUCT([.B$1:.E$1];[.L47:.O47])" office:value-type="percentage" office:value="0.00000012931120571702">
            <text:p>0,000012931120571702%</text:p>
          </table:table-cell>
        </table:table-row>
        <table:table-row table:style-name="ro3">
          <table:table-cell office:value-type="string">
            <text:p>sç</text:p>
          </table:table-cell>
          <table:table-cell table:style-name="ce5" table:formula="of:=VLOOKUP([.$A48];[corpusies.$D$1:.$E$1000];2;0)" office:value-type="float" office:value="0">
            <text:p>#N/D</text:p>
          </table:table-cell>
          <table:table-cell table:style-name="ce5" table:formula="of:=VLOOKUP([.$A48];[corpuscat.$D$1:.$E$1000];2;0)" office:value-type="float" office:value="4">
            <text:p>4</text:p>
          </table:table-cell>
          <table:table-cell table:style-name="ce5" table:formula="of:=VLOOKUP([.$A48];[corpusen.$D$1:.$E$1000];2;0)" office:value-type="float" office:value="0">
            <text:p>#N/D</text:p>
          </table:table-cell>
          <table:table-cell table:style-name="ce5" table:formula="of:=VLOOKUP([.$A48];[corpuses.$D$1:.$E$1000];2;0)" office:value-type="float" office:value="1">
            <text:p>1</text:p>
          </table:table-cell>
          <table:table-cell table:style-name="ce5"/>
          <table:table-cell table:formula="of:=IF(ISERROR([.B48]);0;[.B48])" office:value-type="float" office:value="0">
            <text:p>0</text:p>
          </table:table-cell>
          <table:table-cell table:formula="of:=IF(ISERROR([.C48]);0;[.C48])" office:value-type="float" office:value="4">
            <text:p>4</text:p>
          </table:table-cell>
          <table:table-cell table:formula="of:=IF(ISERROR([.D48]);0;[.D48])" office:value-type="float" office:value="0">
            <text:p>0</text:p>
          </table:table-cell>
          <table:table-cell table:formula="of:=IF(ISERROR([.E48]);0;[.E48])" office:value-type="float" office:value="1">
            <text:p>1</text:p>
          </table:table-cell>
          <table:table-cell/>
          <table:table-cell table:style-name="ce9" table:formula="of:=[.G48]/[.G$1001]" office:value-type="percentage" office:value="0">
            <text:p>0,000000%</text:p>
          </table:table-cell>
          <table:table-cell table:style-name="ce9" table:formula="of:=[.H48]/[.H$1001]" office:value-type="percentage" office:value="0.000000316300423723955">
            <text:p>0,000032%</text:p>
          </table:table-cell>
          <table:table-cell table:style-name="ce9" table:formula="of:=[.I48]/[.I$1001]" office:value-type="percentage" office:value="0">
            <text:p>0,000000%</text:p>
          </table:table-cell>
          <table:table-cell table:style-name="ce9" table:formula="of:=[.J48]/[.J$1001]" office:value-type="percentage" office:value="0.0000000207036615564164">
            <text:p>0,000002%</text:p>
          </table:table-cell>
          <table:table-cell table:style-name="ce10" table:formula="of:=SUMPRODUCT([.B$1:.E$1];[.L48:.O48])" office:value-type="percentage" office:value="0.000000101101225584111">
            <text:p>0,000010110122558411%</text:p>
          </table:table-cell>
        </table:table-row>
        <table:table-row table:style-name="ro1">
          <table:table-cell office:value-type="string">
            <text:p>s´</text:p>
          </table:table-cell>
          <table:table-cell table:style-name="ce5" table:formula="of:=VLOOKUP([.$A49];[corpusies.$D$1:.$E$1000];2;0)" office:value-type="float" office:value="326">
            <text:p>326</text:p>
          </table:table-cell>
          <table:table-cell table:style-name="ce5" table:formula="of:=VLOOKUP([.$A49];[corpuscat.$D$1:.$E$1000];2;0)" office:value-type="float" office:value="9423">
            <text:p>9423</text:p>
          </table:table-cell>
          <table:table-cell table:style-name="ce5" table:formula="of:=VLOOKUP([.$A49];[corpusen.$D$1:.$E$1000];2;0)" office:value-type="float" office:value="0">
            <text:p>#N/D</text:p>
          </table:table-cell>
          <table:table-cell table:style-name="ce5" table:formula="of:=VLOOKUP([.$A49];[corpuses.$D$1:.$E$1000];2;0)" office:value-type="float" office:value="40551">
            <text:p>40551</text:p>
          </table:table-cell>
          <table:table-cell table:style-name="ce5"/>
          <table:table-cell table:formula="of:=IF(ISERROR([.B49]);0;[.B49])" office:value-type="float" office:value="326">
            <text:p>326</text:p>
          </table:table-cell>
          <table:table-cell table:formula="of:=IF(ISERROR([.C49]);0;[.C49])" office:value-type="float" office:value="9423">
            <text:p>9423</text:p>
          </table:table-cell>
          <table:table-cell table:formula="of:=IF(ISERROR([.D49]);0;[.D49])" office:value-type="float" office:value="0">
            <text:p>0</text:p>
          </table:table-cell>
          <table:table-cell table:formula="of:=IF(ISERROR([.E49]);0;[.E49])" office:value-type="float" office:value="40551">
            <text:p>40551</text:p>
          </table:table-cell>
          <table:table-cell/>
          <table:table-cell table:style-name="ce9" table:formula="of:=[.G49]/[.G$1001]" office:value-type="percentage" office:value="0.000661257606490872">
            <text:p>0,066126%</text:p>
          </table:table-cell>
          <table:table-cell table:style-name="ce9" table:formula="of:=[.H49]/[.H$1001]" office:value-type="percentage" office:value="0.000745124723187707">
            <text:p>0,074512%</text:p>
          </table:table-cell>
          <table:table-cell table:style-name="ce9" table:formula="of:=[.I49]/[.I$1001]" office:value-type="percentage" office:value="0">
            <text:p>0,000000%</text:p>
          </table:table-cell>
          <table:table-cell table:style-name="ce9" table:formula="of:=[.J49]/[.J$1001]" office:value-type="percentage" office:value="0.000839554179774241">
            <text:p>0,083955%</text:p>
          </table:table-cell>
          <table:table-cell table:style-name="ce10" table:formula="of:=SUMPRODUCT([.B$1:.E$1];[.L49:.O49])" office:value-type="percentage" office:value="0.000673780952835846">
            <text:p>0,067378095283584600%</text:p>
          </table:table-cell>
        </table:table-row>
        <table:table-row table:style-name="ro3">
          <table:table-cell office:value-type="string">
            <text:p>rz</text:p>
          </table:table-cell>
          <table:table-cell table:style-name="ce5" table:formula="of:=VLOOKUP([.$A50];[corpusies.$D$1:.$E$1000];2;0)" office:value-type="float" office:value="2">
            <text:p>2</text:p>
          </table:table-cell>
          <table:table-cell table:style-name="ce5" table:formula="of:=VLOOKUP([.$A50];[corpuscat.$D$1:.$E$1000];2;0)" office:value-type="float" office:value="511">
            <text:p>511</text:p>
          </table:table-cell>
          <table:table-cell table:style-name="ce5" table:formula="of:=VLOOKUP([.$A50];[corpusen.$D$1:.$E$1000];2;0)" office:value-type="float" office:value="168">
            <text:p>168</text:p>
          </table:table-cell>
          <table:table-cell table:style-name="ce5" table:formula="of:=VLOOKUP([.$A50];[corpuses.$D$1:.$E$1000];2;0)" office:value-type="float" office:value="12865">
            <text:p>12865</text:p>
          </table:table-cell>
          <table:table-cell table:style-name="ce5"/>
          <table:table-cell table:formula="of:=IF(ISERROR([.B50]);0;[.B50])" office:value-type="float" office:value="2">
            <text:p>2</text:p>
          </table:table-cell>
          <table:table-cell table:formula="of:=IF(ISERROR([.C50]);0;[.C50])" office:value-type="float" office:value="511">
            <text:p>511</text:p>
          </table:table-cell>
          <table:table-cell table:formula="of:=IF(ISERROR([.D50]);0;[.D50])" office:value-type="float" office:value="168">
            <text:p>168</text:p>
          </table:table-cell>
          <table:table-cell table:formula="of:=IF(ISERROR([.E50]);0;[.E50])" office:value-type="float" office:value="12865">
            <text:p>12865</text:p>
          </table:table-cell>
          <table:table-cell/>
          <table:table-cell table:style-name="ce9" table:formula="of:=[.G50]/[.G$1001]" office:value-type="percentage" office:value="0.00000405679513184584">
            <text:p>0,000406%</text:p>
          </table:table-cell>
          <table:table-cell table:style-name="ce9" table:formula="of:=[.H50]/[.H$1001]" office:value-type="percentage" office:value="0.0000404073791307353">
            <text:p>0,004041%</text:p>
          </table:table-cell>
          <table:table-cell table:style-name="ce9" table:formula="of:=[.I50]/[.I$1001]" office:value-type="percentage" office:value="0.0000251915872694314">
            <text:p>0,002519%</text:p>
          </table:table-cell>
          <table:table-cell table:style-name="ce9" table:formula="of:=[.J50]/[.J$1001]" office:value-type="percentage" office:value="0.000266352605923297">
            <text:p>0,026635%</text:p>
          </table:table-cell>
          <table:table-cell table:style-name="ce10" table:formula="of:=SUMPRODUCT([.B$1:.E$1];[.L50:.O50])" office:value-type="percentage" office:value="0.0000957641927827065">
            <text:p>0,009576419278270650%</text:p>
          </table:table-cell>
        </table:table-row>
        <table:table-row table:style-name="ro3">
          <table:table-cell office:value-type="string">
            <text:p>ry</text:p>
          </table:table-cell>
          <table:table-cell table:style-name="ce5" table:formula="of:=VLOOKUP([.$A51];[corpusies.$D$1:.$E$1000];2;0)" office:value-type="float" office:value="135">
            <text:p>135</text:p>
          </table:table-cell>
          <table:table-cell table:style-name="ce5" table:formula="of:=VLOOKUP([.$A51];[corpuscat.$D$1:.$E$1000];2;0)" office:value-type="float" office:value="2341">
            <text:p>2341</text:p>
          </table:table-cell>
          <table:table-cell table:style-name="ce5" table:formula="of:=VLOOKUP([.$A51];[corpusen.$D$1:.$E$1000];2;0)" office:value-type="float" office:value="15261">
            <text:p>15261</text:p>
          </table:table-cell>
          <table:table-cell table:style-name="ce5" table:formula="of:=VLOOKUP([.$A51];[corpuses.$D$1:.$E$1000];2;0)" office:value-type="float" office:value="15098">
            <text:p>15098</text:p>
          </table:table-cell>
          <table:table-cell table:style-name="ce5"/>
          <table:table-cell table:formula="of:=IF(ISERROR([.B51]);0;[.B51])" office:value-type="float" office:value="135">
            <text:p>135</text:p>
          </table:table-cell>
          <table:table-cell table:formula="of:=IF(ISERROR([.C51]);0;[.C51])" office:value-type="float" office:value="2341">
            <text:p>2341</text:p>
          </table:table-cell>
          <table:table-cell table:formula="of:=IF(ISERROR([.D51]);0;[.D51])" office:value-type="float" office:value="15261">
            <text:p>15261</text:p>
          </table:table-cell>
          <table:table-cell table:formula="of:=IF(ISERROR([.E51]);0;[.E51])" office:value-type="float" office:value="15098">
            <text:p>15098</text:p>
          </table:table-cell>
          <table:table-cell/>
          <table:table-cell table:style-name="ce9" table:formula="of:=[.G51]/[.G$1001]" office:value-type="percentage" office:value="0.000273833671399594">
            <text:p>0,027383%</text:p>
          </table:table-cell>
          <table:table-cell table:style-name="ce9" table:formula="of:=[.H51]/[.H$1001]" office:value-type="percentage" office:value="0.000185114822984445">
            <text:p>0,018511%</text:p>
          </table:table-cell>
          <table:table-cell table:style-name="ce9" table:formula="of:=[.I51]/[.I$1001]" office:value-type="percentage" office:value="0.00228838579356424">
            <text:p>0,228839%</text:p>
          </table:table-cell>
          <table:table-cell table:style-name="ce9" table:formula="of:=[.J51]/[.J$1001]" office:value-type="percentage" office:value="0.000312583882178775">
            <text:p>0,031258%</text:p>
          </table:table-cell>
          <table:table-cell table:style-name="ce10" table:formula="of:=SUMPRODUCT([.B$1:.E$1];[.L51:.O51])" office:value-type="percentage" office:value="0.000460298292325268">
            <text:p>0,046029829232526800%</text:p>
          </table:table-cell>
        </table:table-row>
        <table:table-row table:style-name="ro3">
          <table:table-cell office:value-type="string">
            <text:p>rx</text:p>
          </table:table-cell>
          <table:table-cell table:style-name="ce5" table:formula="of:=VLOOKUP([.$A52];[corpusies.$D$1:.$E$1000];2;0)" office:value-type="float" office:value="39">
            <text:p>39</text:p>
          </table:table-cell>
          <table:table-cell table:style-name="ce5" table:formula="of:=VLOOKUP([.$A52];[corpuscat.$D$1:.$E$1000];2;0)" office:value-type="float" office:value="2107">
            <text:p>2107</text:p>
          </table:table-cell>
          <table:table-cell table:style-name="ce5" table:formula="of:=VLOOKUP([.$A52];[corpusen.$D$1:.$E$1000];2;0)" office:value-type="float" office:value="18">
            <text:p>18</text:p>
          </table:table-cell>
          <table:table-cell table:style-name="ce5" table:formula="of:=VLOOKUP([.$A52];[corpuses.$D$1:.$E$1000];2;0)" office:value-type="float" office:value="691">
            <text:p>691</text:p>
          </table:table-cell>
          <table:table-cell table:style-name="ce5"/>
          <table:table-cell table:formula="of:=IF(ISERROR([.B52]);0;[.B52])" office:value-type="float" office:value="39">
            <text:p>39</text:p>
          </table:table-cell>
          <table:table-cell table:formula="of:=IF(ISERROR([.C52]);0;[.C52])" office:value-type="float" office:value="2107">
            <text:p>2107</text:p>
          </table:table-cell>
          <table:table-cell table:formula="of:=IF(ISERROR([.D52]);0;[.D52])" office:value-type="float" office:value="18">
            <text:p>18</text:p>
          </table:table-cell>
          <table:table-cell table:formula="of:=IF(ISERROR([.E52]);0;[.E52])" office:value-type="float" office:value="691">
            <text:p>691</text:p>
          </table:table-cell>
          <table:table-cell/>
          <table:table-cell table:style-name="ce9" table:formula="of:=[.G52]/[.G$1001]" office:value-type="percentage" office:value="0.0000791075050709939">
            <text:p>0,007911%</text:p>
          </table:table-cell>
          <table:table-cell table:style-name="ce9" table:formula="of:=[.H52]/[.H$1001]" office:value-type="percentage" office:value="0.000166611248196593">
            <text:p>0,016661%</text:p>
          </table:table-cell>
          <table:table-cell table:style-name="ce9" table:formula="of:=[.I52]/[.I$1001]" office:value-type="percentage" office:value="0.0000026990986360105">
            <text:p>0,000270%</text:p>
          </table:table-cell>
          <table:table-cell table:style-name="ce9" table:formula="of:=[.J52]/[.J$1001]" office:value-type="percentage" office:value="0.0000143062301354837">
            <text:p>0,001431%</text:p>
          </table:table-cell>
          <table:table-cell table:style-name="ce10" table:formula="of:=SUMPRODUCT([.B$1:.E$1];[.L52:.O52])" office:value-type="percentage" office:value="0.0000782774048845224">
            <text:p>0,007827740488452240%</text:p>
          </table:table-cell>
        </table:table-row>
        <table:table-row table:style-name="ro3">
          <table:table-cell office:value-type="string">
            <text:p>rw</text:p>
          </table:table-cell>
          <table:table-cell table:style-name="ce5" table:formula="of:=VLOOKUP([.$A53];[corpusies.$D$1:.$E$1000];2;0)" office:value-type="float" office:value="33">
            <text:p>33</text:p>
          </table:table-cell>
          <table:table-cell table:style-name="ce5" table:formula="of:=VLOOKUP([.$A53];[corpuscat.$D$1:.$E$1000];2;0)" office:value-type="float" office:value="551">
            <text:p>551</text:p>
          </table:table-cell>
          <table:table-cell table:style-name="ce5" table:formula="of:=VLOOKUP([.$A53];[corpusen.$D$1:.$E$1000];2;0)" office:value-type="float" office:value="3204">
            <text:p>3204</text:p>
          </table:table-cell>
          <table:table-cell table:style-name="ce5" table:formula="of:=VLOOKUP([.$A53];[corpuses.$D$1:.$E$1000];2;0)" office:value-type="float" office:value="2434">
            <text:p>2434</text:p>
          </table:table-cell>
          <table:table-cell table:style-name="ce5"/>
          <table:table-cell table:formula="of:=IF(ISERROR([.B53]);0;[.B53])" office:value-type="float" office:value="33">
            <text:p>33</text:p>
          </table:table-cell>
          <table:table-cell table:formula="of:=IF(ISERROR([.C53]);0;[.C53])" office:value-type="float" office:value="551">
            <text:p>551</text:p>
          </table:table-cell>
          <table:table-cell table:formula="of:=IF(ISERROR([.D53]);0;[.D53])" office:value-type="float" office:value="3204">
            <text:p>3204</text:p>
          </table:table-cell>
          <table:table-cell table:formula="of:=IF(ISERROR([.E53]);0;[.E53])" office:value-type="float" office:value="2434">
            <text:p>2434</text:p>
          </table:table-cell>
          <table:table-cell/>
          <table:table-cell table:style-name="ce9" table:formula="of:=[.G53]/[.G$1001]" office:value-type="percentage" office:value="0.0000669371196754564">
            <text:p>0,006694%</text:p>
          </table:table-cell>
          <table:table-cell table:style-name="ce9" table:formula="of:=[.H53]/[.H$1001]" office:value-type="percentage" office:value="0.0000435703833679748">
            <text:p>0,004357%</text:p>
          </table:table-cell>
          <table:table-cell table:style-name="ce9" table:formula="of:=[.I53]/[.I$1001]" office:value-type="percentage" office:value="0.00048043955720987">
            <text:p>0,048044%</text:p>
          </table:table-cell>
          <table:table-cell table:style-name="ce9" table:formula="of:=[.J53]/[.J$1001]" office:value-type="percentage" office:value="0.0000503927122283175">
            <text:p>0,005039%</text:p>
          </table:table-cell>
          <table:table-cell table:style-name="ce10" table:formula="of:=SUMPRODUCT([.B$1:.E$1];[.L53:.O53])" office:value-type="percentage" office:value="0.0000963140203025116">
            <text:p>0,009631402030251160%</text:p>
          </table:table-cell>
        </table:table-row>
        <table:table-row table:style-name="ro3">
          <table:table-cell office:value-type="string">
            <text:p>rv</text:p>
          </table:table-cell>
          <table:table-cell table:style-name="ce5" table:formula="of:=VLOOKUP([.$A54];[corpusies.$D$1:.$E$1000];2;0)" office:value-type="float" office:value="462">
            <text:p>462</text:p>
          </table:table-cell>
          <table:table-cell table:style-name="ce5" table:formula="of:=VLOOKUP([.$A54];[corpuscat.$D$1:.$E$1000];2;0)" office:value-type="float" office:value="6708">
            <text:p>6708</text:p>
          </table:table-cell>
          <table:table-cell table:style-name="ce5" table:formula="of:=VLOOKUP([.$A54];[corpusen.$D$1:.$E$1000];2;0)" office:value-type="float" office:value="3825">
            <text:p>3825</text:p>
          </table:table-cell>
          <table:table-cell table:style-name="ce5" table:formula="of:=VLOOKUP([.$A54];[corpuses.$D$1:.$E$1000];2;0)" office:value-type="float" office:value="25015">
            <text:p>25015</text:p>
          </table:table-cell>
          <table:table-cell table:style-name="ce5"/>
          <table:table-cell table:formula="of:=IF(ISERROR([.B54]);0;[.B54])" office:value-type="float" office:value="462">
            <text:p>462</text:p>
          </table:table-cell>
          <table:table-cell table:formula="of:=IF(ISERROR([.C54]);0;[.C54])" office:value-type="float" office:value="6708">
            <text:p>6708</text:p>
          </table:table-cell>
          <table:table-cell table:formula="of:=IF(ISERROR([.D54]);0;[.D54])" office:value-type="float" office:value="3825">
            <text:p>3825</text:p>
          </table:table-cell>
          <table:table-cell table:formula="of:=IF(ISERROR([.E54]);0;[.E54])" office:value-type="float" office:value="25015">
            <text:p>25015</text:p>
          </table:table-cell>
          <table:table-cell/>
          <table:table-cell table:style-name="ce9" table:formula="of:=[.G54]/[.G$1001]" office:value-type="percentage" office:value="0.000937119675456389">
            <text:p>0,093712%</text:p>
          </table:table-cell>
          <table:table-cell table:style-name="ce9" table:formula="of:=[.H54]/[.H$1001]" office:value-type="percentage" office:value="0.000530435810585073">
            <text:p>0,053044%</text:p>
          </table:table-cell>
          <table:table-cell table:style-name="ce9" table:formula="of:=[.I54]/[.I$1001]" office:value-type="percentage" office:value="0.000573558460152232">
            <text:p>0,057356%</text:p>
          </table:table-cell>
          <table:table-cell table:style-name="ce9" table:formula="of:=[.J54]/[.J$1001]" office:value-type="percentage" office:value="0.000517902093833756">
            <text:p>0,051790%</text:p>
          </table:table-cell>
          <table:table-cell table:style-name="ce10" table:formula="of:=SUMPRODUCT([.B$1:.E$1];[.L54:.O54])" office:value-type="percentage" office:value="0.000652993119977789">
            <text:p>0,065299311997778900%</text:p>
          </table:table-cell>
        </table:table-row>
        <table:table-row table:style-name="ro3">
          <table:table-cell office:value-type="string">
            <text:p>rû</text:p>
          </table:table-cell>
          <table:table-cell table:style-name="ce5" table:formula="of:=VLOOKUP([.$A55];[corpusies.$D$1:.$E$1000];2;0)" office:value-type="float" office:value="0">
            <text:p>#N/D</text:p>
          </table:table-cell>
          <table:table-cell table:style-name="ce5" table:formula="of:=VLOOKUP([.$A55];[corpuscat.$D$1:.$E$1000];2;0)" office:value-type="float" office:value="2">
            <text:p>2</text:p>
          </table:table-cell>
          <table:table-cell table:style-name="ce5" table:formula="of:=VLOOKUP([.$A55];[corpusen.$D$1:.$E$1000];2;0)" office:value-type="float" office:value="0">
            <text:p>#N/D</text:p>
          </table:table-cell>
          <table:table-cell table:style-name="ce5" table:formula="of:=VLOOKUP([.$A55];[corpuses.$D$1:.$E$1000];2;0)" office:value-type="float" office:value="37">
            <text:p>37</text:p>
          </table:table-cell>
          <table:table-cell table:style-name="ce5"/>
          <table:table-cell table:formula="of:=IF(ISERROR([.B55]);0;[.B55])" office:value-type="float" office:value="0">
            <text:p>0</text:p>
          </table:table-cell>
          <table:table-cell table:formula="of:=IF(ISERROR([.C55]);0;[.C55])" office:value-type="float" office:value="2">
            <text:p>2</text:p>
          </table:table-cell>
          <table:table-cell table:formula="of:=IF(ISERROR([.D55]);0;[.D55])" office:value-type="float" office:value="0">
            <text:p>0</text:p>
          </table:table-cell>
          <table:table-cell table:formula="of:=IF(ISERROR([.E55]);0;[.E55])" office:value-type="float" office:value="37">
            <text:p>37</text:p>
          </table:table-cell>
          <table:table-cell/>
          <table:table-cell table:style-name="ce9" table:formula="of:=[.G55]/[.G$1001]" office:value-type="percentage" office:value="0">
            <text:p>0,000000%</text:p>
          </table:table-cell>
          <table:table-cell table:style-name="ce9" table:formula="of:=[.H55]/[.H$1001]" office:value-type="percentage" office:value="0.000000158150211861978">
            <text:p>0,000016%</text:p>
          </table:table-cell>
          <table:table-cell table:style-name="ce9" table:formula="of:=[.I55]/[.I$1001]" office:value-type="percentage" office:value="0">
            <text:p>0,000000%</text:p>
          </table:table-cell>
          <table:table-cell table:style-name="ce9" table:formula="of:=[.J55]/[.J$1001]" office:value-type="percentage" office:value="0.000000766035477587406">
            <text:p>0,000077%</text:p>
          </table:table-cell>
          <table:table-cell table:style-name="ce10" table:formula="of:=SUMPRODUCT([.B$1:.E$1];[.L55:.O55])" office:value-type="percentage" office:value="0.000000277255706834815">
            <text:p>0,000027725570683482%</text:p>
          </table:table-cell>
        </table:table-row>
        <table:table-row table:style-name="ro3">
          <table:table-cell office:value-type="string">
            <text:p>ru</text:p>
          </table:table-cell>
          <table:table-cell table:style-name="ce5" table:formula="of:=VLOOKUP([.$A56];[corpusies.$D$1:.$E$1000];2;0)" office:value-type="float" office:value="2049">
            <text:p>2049</text:p>
          </table:table-cell>
          <table:table-cell table:style-name="ce5" table:formula="of:=VLOOKUP([.$A56];[corpuscat.$D$1:.$E$1000];2;0)" office:value-type="float" office:value="65805">
            <text:p>65805</text:p>
          </table:table-cell>
          <table:table-cell table:style-name="ce5" table:formula="of:=VLOOKUP([.$A56];[corpusen.$D$1:.$E$1000];2;0)" office:value-type="float" office:value="43681">
            <text:p>43681</text:p>
          </table:table-cell>
          <table:table-cell table:style-name="ce5" table:formula="of:=VLOOKUP([.$A56];[corpuses.$D$1:.$E$1000];2;0)" office:value-type="float" office:value="236349">
            <text:p>236349</text:p>
          </table:table-cell>
          <table:table-cell table:style-name="ce5"/>
          <table:table-cell table:formula="of:=IF(ISERROR([.B56]);0;[.B56])" office:value-type="float" office:value="2049">
            <text:p>2049</text:p>
          </table:table-cell>
          <table:table-cell table:formula="of:=IF(ISERROR([.C56]);0;[.C56])" office:value-type="float" office:value="65805">
            <text:p>65805</text:p>
          </table:table-cell>
          <table:table-cell table:formula="of:=IF(ISERROR([.D56]);0;[.D56])" office:value-type="float" office:value="43681">
            <text:p>43681</text:p>
          </table:table-cell>
          <table:table-cell table:formula="of:=IF(ISERROR([.E56]);0;[.E56])" office:value-type="float" office:value="236349">
            <text:p>236349</text:p>
          </table:table-cell>
          <table:table-cell/>
          <table:table-cell table:style-name="ce9" table:formula="of:=[.G56]/[.G$1001]" office:value-type="percentage" office:value="0.00415618661257606">
            <text:p>0,415619%</text:p>
          </table:table-cell>
          <table:table-cell table:style-name="ce9" table:formula="of:=[.H56]/[.H$1001]" office:value-type="percentage" office:value="0.00520353734578872">
            <text:p>0,520354%</text:p>
          </table:table-cell>
          <table:table-cell table:style-name="ce9" table:formula="of:=[.I56]/[.I$1001]" office:value-type="percentage" office:value="0.00654996263997638">
            <text:p>0,654996%</text:p>
          </table:table-cell>
          <table:table-cell table:style-name="ce9" table:formula="of:=[.J56]/[.J$1001]" office:value-type="percentage" office:value="0.00489328970519746">
            <text:p>0,489329%</text:p>
          </table:table-cell>
          <table:table-cell table:style-name="ce10" table:formula="of:=SUMPRODUCT([.B$1:.E$1];[.L56:.O56])" office:value-type="percentage" office:value="0.00493090036306631">
            <text:p>0,493090036306631000%</text:p>
          </table:table-cell>
        </table:table-row>
        <table:table-row table:style-name="ro3">
          <table:table-cell office:value-type="string">
            <text:p>rt</text:p>
          </table:table-cell>
          <table:table-cell table:style-name="ce5" table:formula="of:=VLOOKUP([.$A57];[corpusies.$D$1:.$E$1000];2;0)" office:value-type="float" office:value="5935">
            <text:p>5935</text:p>
          </table:table-cell>
          <table:table-cell table:style-name="ce5" table:formula="of:=VLOOKUP([.$A57];[corpuscat.$D$1:.$E$1000];2;0)" office:value-type="float" office:value="139776">
            <text:p>139776</text:p>
          </table:table-cell>
          <table:table-cell table:style-name="ce5" table:formula="of:=VLOOKUP([.$A57];[corpusen.$D$1:.$E$1000];2;0)" office:value-type="float" office:value="38356">
            <text:p>38356</text:p>
          </table:table-cell>
          <table:table-cell table:style-name="ce5" table:formula="of:=VLOOKUP([.$A57];[corpuses.$D$1:.$E$1000];2;0)" office:value-type="float" office:value="534389">
            <text:p>534389</text:p>
          </table:table-cell>
          <table:table-cell table:style-name="ce5"/>
          <table:table-cell table:formula="of:=IF(ISERROR([.B57]);0;[.B57])" office:value-type="float" office:value="5935">
            <text:p>5935</text:p>
          </table:table-cell>
          <table:table-cell table:formula="of:=IF(ISERROR([.C57]);0;[.C57])" office:value-type="float" office:value="139776">
            <text:p>139776</text:p>
          </table:table-cell>
          <table:table-cell table:formula="of:=IF(ISERROR([.D57]);0;[.D57])" office:value-type="float" office:value="38356">
            <text:p>38356</text:p>
          </table:table-cell>
          <table:table-cell table:formula="of:=IF(ISERROR([.E57]);0;[.E57])" office:value-type="float" office:value="534389">
            <text:p>534389</text:p>
          </table:table-cell>
          <table:table-cell/>
          <table:table-cell table:style-name="ce9" table:formula="of:=[.G57]/[.G$1001]" office:value-type="percentage" office:value="0.0120385395537525">
            <text:p>1,203854%</text:p>
          </table:table-cell>
          <table:table-cell table:style-name="ce9" table:formula="of:=[.H57]/[.H$1001]" office:value-type="percentage" office:value="0.0110528020066099">
            <text:p>1,105280%</text:p>
          </table:table-cell>
          <table:table-cell table:style-name="ce9" table:formula="of:=[.I57]/[.I$1001]" office:value-type="percentage" office:value="0.00575147929348994">
            <text:p>0,575148%</text:p>
          </table:table-cell>
          <table:table-cell table:style-name="ce9" table:formula="of:=[.J57]/[.J$1001]" office:value-type="percentage" office:value="0.0110638089954718">
            <text:p>1,106381%</text:p>
          </table:table-cell>
          <table:table-cell table:style-name="ce10" table:formula="of:=SUMPRODUCT([.B$1:.E$1];[.L57:.O57])" office:value-type="percentage" office:value="0.0108216930960993">
            <text:p>1,082169309609930000%</text:p>
          </table:table-cell>
        </table:table-row>
        <table:table-row table:style-name="ro3">
          <table:table-cell office:value-type="string">
            <text:p>rs</text:p>
          </table:table-cell>
          <table:table-cell table:style-name="ce5" table:formula="of:=VLOOKUP([.$A58];[corpusies.$D$1:.$E$1000];2;0)" office:value-type="float" office:value="1702">
            <text:p>1702</text:p>
          </table:table-cell>
          <table:table-cell table:style-name="ce5" table:formula="of:=VLOOKUP([.$A58];[corpuscat.$D$1:.$E$1000];2;0)" office:value-type="float" office:value="35039">
            <text:p>35039</text:p>
          </table:table-cell>
          <table:table-cell table:style-name="ce5" table:formula="of:=VLOOKUP([.$A58];[corpusen.$D$1:.$E$1000];2;0)" office:value-type="float" office:value="27898">
            <text:p>27898</text:p>
          </table:table-cell>
          <table:table-cell table:style-name="ce5" table:formula="of:=VLOOKUP([.$A58];[corpuses.$D$1:.$E$1000];2;0)" office:value-type="float" office:value="88546">
            <text:p>88546</text:p>
          </table:table-cell>
          <table:table-cell table:style-name="ce5"/>
          <table:table-cell table:formula="of:=IF(ISERROR([.B58]);0;[.B58])" office:value-type="float" office:value="1702">
            <text:p>1702</text:p>
          </table:table-cell>
          <table:table-cell table:formula="of:=IF(ISERROR([.C58]);0;[.C58])" office:value-type="float" office:value="35039">
            <text:p>35039</text:p>
          </table:table-cell>
          <table:table-cell table:formula="of:=IF(ISERROR([.D58]);0;[.D58])" office:value-type="float" office:value="27898">
            <text:p>27898</text:p>
          </table:table-cell>
          <table:table-cell table:formula="of:=IF(ISERROR([.E58]);0;[.E58])" office:value-type="float" office:value="88546">
            <text:p>88546</text:p>
          </table:table-cell>
          <table:table-cell/>
          <table:table-cell table:style-name="ce9" table:formula="of:=[.G58]/[.G$1001]" office:value-type="percentage" office:value="0.00345233265720081">
            <text:p>0,345233%</text:p>
          </table:table-cell>
          <table:table-cell table:style-name="ce9" table:formula="of:=[.H58]/[.H$1001]" office:value-type="percentage" office:value="0.00277071263671592">
            <text:p>0,277071%</text:p>
          </table:table-cell>
          <table:table-cell table:style-name="ce9" table:formula="of:=[.I58]/[.I$1001]" office:value-type="percentage" office:value="0.00418330298596784">
            <text:p>0,418330%</text:p>
          </table:table-cell>
          <table:table-cell table:style-name="ce9" table:formula="of:=[.J58]/[.J$1001]" office:value-type="percentage" office:value="0.00183322641617445">
            <text:p>0,183323%</text:p>
          </table:table-cell>
          <table:table-cell table:style-name="ce10" table:formula="of:=SUMPRODUCT([.B$1:.E$1];[.L58:.O58])" office:value-type="percentage" office:value="0.00283521181162414">
            <text:p>0,283521181162414000%</text:p>
          </table:table-cell>
        </table:table-row>
        <table:table-row table:style-name="ro3">
          <table:table-cell office:value-type="string">
            <text:p>rñ</text:p>
          </table:table-cell>
          <table:table-cell table:style-name="ce5" table:formula="of:=VLOOKUP([.$A59];[corpusies.$D$1:.$E$1000];2;0)" office:value-type="float" office:value="0">
            <text:p>#N/D</text:p>
          </table:table-cell>
          <table:table-cell table:style-name="ce5" table:formula="of:=VLOOKUP([.$A59];[corpuscat.$D$1:.$E$1000];2;0)" office:value-type="float" office:value="0">
            <text:p>#N/D</text:p>
          </table:table-cell>
          <table:table-cell table:style-name="ce5" table:formula="of:=VLOOKUP([.$A59];[corpusen.$D$1:.$E$1000];2;0)" office:value-type="float" office:value="0">
            <text:p>#N/D</text:p>
          </table:table-cell>
          <table:table-cell table:style-name="ce5" table:formula="of:=VLOOKUP([.$A59];[corpuses.$D$1:.$E$1000];2;0)" office:value-type="float" office:value="3">
            <text:p>3</text:p>
          </table:table-cell>
          <table:table-cell table:style-name="ce5"/>
          <table:table-cell table:formula="of:=IF(ISERROR([.B59]);0;[.B59])" office:value-type="float" office:value="0">
            <text:p>0</text:p>
          </table:table-cell>
          <table:table-cell table:formula="of:=IF(ISERROR([.C59]);0;[.C59])" office:value-type="float" office:value="0">
            <text:p>0</text:p>
          </table:table-cell>
          <table:table-cell table:formula="of:=IF(ISERROR([.D59]);0;[.D59])" office:value-type="float" office:value="0">
            <text:p>0</text:p>
          </table:table-cell>
          <table:table-cell table:formula="of:=IF(ISERROR([.E59]);0;[.E59])" office:value-type="float" office:value="3">
            <text:p>3</text:p>
          </table:table-cell>
          <table:table-cell/>
          <table:table-cell table:style-name="ce9" table:formula="of:=[.G59]/[.G$1001]" office:value-type="percentage" office:value="0">
            <text:p>0,000000%</text:p>
          </table:table-cell>
          <table:table-cell table:style-name="ce9" table:formula="of:=[.H59]/[.H$1001]" office:value-type="percentage" office:value="0">
            <text:p>0,000000%</text:p>
          </table:table-cell>
          <table:table-cell table:style-name="ce9" table:formula="of:=[.I59]/[.I$1001]" office:value-type="percentage" office:value="0">
            <text:p>0,000000%</text:p>
          </table:table-cell>
          <table:table-cell table:style-name="ce9" table:formula="of:=[.J59]/[.J$1001]" office:value-type="percentage" office:value="0.0000000621109846692492">
            <text:p>0,000006%</text:p>
          </table:table-cell>
          <table:table-cell table:style-name="ce10" table:formula="of:=SUMPRODUCT([.B$1:.E$1];[.L59:.O59])" office:value-type="percentage" office:value="0.0000000186332954007748">
            <text:p>0,000001863329540077%</text:p>
          </table:table-cell>
        </table:table-row>
        <table:table-row table:style-name="ro3">
          <table:table-cell office:value-type="string">
            <text:p>rç</text:p>
          </table:table-cell>
          <table:table-cell table:style-name="ce5" table:formula="of:=VLOOKUP([.$A60];[corpusies.$D$1:.$E$1000];2;0)" office:value-type="float" office:value="33">
            <text:p>33</text:p>
          </table:table-cell>
          <table:table-cell table:style-name="ce5" table:formula="of:=VLOOKUP([.$A60];[corpuscat.$D$1:.$E$1000];2;0)" office:value-type="float" office:value="3474">
            <text:p>3474</text:p>
          </table:table-cell>
          <table:table-cell table:style-name="ce5" table:formula="of:=VLOOKUP([.$A60];[corpusen.$D$1:.$E$1000];2;0)" office:value-type="float" office:value="0">
            <text:p>#N/D</text:p>
          </table:table-cell>
          <table:table-cell table:style-name="ce5" table:formula="of:=VLOOKUP([.$A60];[corpuses.$D$1:.$E$1000];2;0)" office:value-type="float" office:value="61">
            <text:p>61</text:p>
          </table:table-cell>
          <table:table-cell table:style-name="ce5"/>
          <table:table-cell table:formula="of:=IF(ISERROR([.B60]);0;[.B60])" office:value-type="float" office:value="33">
            <text:p>33</text:p>
          </table:table-cell>
          <table:table-cell table:formula="of:=IF(ISERROR([.C60]);0;[.C60])" office:value-type="float" office:value="3474">
            <text:p>3474</text:p>
          </table:table-cell>
          <table:table-cell table:formula="of:=IF(ISERROR([.D60]);0;[.D60])" office:value-type="float" office:value="0">
            <text:p>0</text:p>
          </table:table-cell>
          <table:table-cell table:formula="of:=IF(ISERROR([.E60]);0;[.E60])" office:value-type="float" office:value="61">
            <text:p>61</text:p>
          </table:table-cell>
          <table:table-cell/>
          <table:table-cell table:style-name="ce9" table:formula="of:=[.G60]/[.G$1001]" office:value-type="percentage" office:value="0.0000669371196754564">
            <text:p>0,006694%</text:p>
          </table:table-cell>
          <table:table-cell table:style-name="ce9" table:formula="of:=[.H60]/[.H$1001]" office:value-type="percentage" office:value="0.000274706918004255">
            <text:p>0,027471%</text:p>
          </table:table-cell>
          <table:table-cell table:style-name="ce9" table:formula="of:=[.I60]/[.I$1001]" office:value-type="percentage" office:value="0">
            <text:p>0,000000%</text:p>
          </table:table-cell>
          <table:table-cell table:style-name="ce9" table:formula="of:=[.J60]/[.J$1001]" office:value-type="percentage" office:value="0.0000012629233549414">
            <text:p>0,000126%</text:p>
          </table:table-cell>
          <table:table-cell table:style-name="ce10" table:formula="of:=SUMPRODUCT([.B$1:.E$1];[.L60:.O60])" office:value-type="percentage" office:value="0.000102872088310396">
            <text:p>0,010287208831039600%</text:p>
          </table:table-cell>
        </table:table-row>
        <table:table-row table:style-name="ro1">
          <table:table-cell office:value-type="string">
            <text:p>r´</text:p>
          </table:table-cell>
          <table:table-cell table:style-name="ce5" table:formula="of:=VLOOKUP([.$A61];[corpusies.$D$1:.$E$1000];2;0)" office:value-type="float" office:value="202">
            <text:p>202</text:p>
          </table:table-cell>
          <table:table-cell table:style-name="ce5" table:formula="of:=VLOOKUP([.$A61];[corpuscat.$D$1:.$E$1000];2;0)" office:value-type="float" office:value="19091">
            <text:p>19091</text:p>
          </table:table-cell>
          <table:table-cell table:style-name="ce5" table:formula="of:=VLOOKUP([.$A61];[corpusen.$D$1:.$E$1000];2;0)" office:value-type="float" office:value="0">
            <text:p>#N/D</text:p>
          </table:table-cell>
          <table:table-cell table:style-name="ce5" table:formula="of:=VLOOKUP([.$A61];[corpuses.$D$1:.$E$1000];2;0)" office:value-type="float" office:value="125890">
            <text:p>125890</text:p>
          </table:table-cell>
          <table:table-cell table:style-name="ce5"/>
          <table:table-cell table:formula="of:=IF(ISERROR([.B61]);0;[.B61])" office:value-type="float" office:value="202">
            <text:p>202</text:p>
          </table:table-cell>
          <table:table-cell table:formula="of:=IF(ISERROR([.C61]);0;[.C61])" office:value-type="float" office:value="19091">
            <text:p>19091</text:p>
          </table:table-cell>
          <table:table-cell table:formula="of:=IF(ISERROR([.D61]);0;[.D61])" office:value-type="float" office:value="0">
            <text:p>0</text:p>
          </table:table-cell>
          <table:table-cell table:formula="of:=IF(ISERROR([.E61]);0;[.E61])" office:value-type="float" office:value="125890">
            <text:p>125890</text:p>
          </table:table-cell>
          <table:table-cell/>
          <table:table-cell table:style-name="ce9" table:formula="of:=[.G61]/[.G$1001]" office:value-type="percentage" office:value="0.00040973630831643">
            <text:p>0,040974%</text:p>
          </table:table-cell>
          <table:table-cell table:style-name="ce9" table:formula="of:=[.H61]/[.H$1001]" office:value-type="percentage" office:value="0.00150962284732851">
            <text:p>0,150962%</text:p>
          </table:table-cell>
          <table:table-cell table:style-name="ce9" table:formula="of:=[.I61]/[.I$1001]" office:value-type="percentage" office:value="0">
            <text:p>0,000000%</text:p>
          </table:table-cell>
          <table:table-cell table:style-name="ce9" table:formula="of:=[.J61]/[.J$1001]" office:value-type="percentage" office:value="0.00260638395333726">
            <text:p>0,260638%</text:p>
          </table:table-cell>
          <table:table-cell table:style-name="ce10" table:formula="of:=SUMPRODUCT([.B$1:.E$1];[.L61:.O61])" office:value-type="percentage" office:value="0.00135772293269466">
            <text:p>0,135772293269466000%</text:p>
          </table:table-cell>
        </table:table-row>
        <table:table-row table:style-name="ro3">
          <table:table-cell office:value-type="string">
            <text:p>qz</text:p>
          </table:table-cell>
          <table:table-cell table:style-name="ce5" table:formula="of:=VLOOKUP([.$A62];[corpusies.$D$1:.$E$1000];2;0)" office:value-type="float" office:value="0">
            <text:p>#N/D</text:p>
          </table:table-cell>
          <table:table-cell table:style-name="ce5" table:formula="of:=VLOOKUP([.$A62];[corpuscat.$D$1:.$E$1000];2;0)" office:value-type="float" office:value="77">
            <text:p>77</text:p>
          </table:table-cell>
          <table:table-cell table:style-name="ce5" table:formula="of:=VLOOKUP([.$A62];[corpusen.$D$1:.$E$1000];2;0)" office:value-type="float" office:value="1">
            <text:p>1</text:p>
          </table:table-cell>
          <table:table-cell table:style-name="ce5" table:formula="of:=VLOOKUP([.$A62];[corpuses.$D$1:.$E$1000];2;0)" office:value-type="float" office:value="2278">
            <text:p>2278</text:p>
          </table:table-cell>
          <table:table-cell table:style-name="ce5"/>
          <table:table-cell table:formula="of:=IF(ISERROR([.B62]);0;[.B62])" office:value-type="float" office:value="0">
            <text:p>0</text:p>
          </table:table-cell>
          <table:table-cell table:formula="of:=IF(ISERROR([.C62]);0;[.C62])" office:value-type="float" office:value="77">
            <text:p>77</text:p>
          </table:table-cell>
          <table:table-cell table:formula="of:=IF(ISERROR([.D62]);0;[.D62])" office:value-type="float" office:value="1">
            <text:p>1</text:p>
          </table:table-cell>
          <table:table-cell table:formula="of:=IF(ISERROR([.E62]);0;[.E62])" office:value-type="float" office:value="2278">
            <text:p>2278</text:p>
          </table:table-cell>
          <table:table-cell/>
          <table:table-cell table:style-name="ce9" table:formula="of:=[.G62]/[.G$1001]" office:value-type="percentage" office:value="0">
            <text:p>0,000000%</text:p>
          </table:table-cell>
          <table:table-cell table:style-name="ce9" table:formula="of:=[.H62]/[.H$1001]" office:value-type="percentage" office:value="0.00000608878315668614">
            <text:p>0,000609%</text:p>
          </table:table-cell>
          <table:table-cell table:style-name="ce9" table:formula="of:=[.I62]/[.I$1001]" office:value-type="percentage" office:value="0.000000149949924222806">
            <text:p>0,000015%</text:p>
          </table:table-cell>
          <table:table-cell table:style-name="ce9" table:formula="of:=[.J62]/[.J$1001]" office:value-type="percentage" office:value="0.0000471629410255165">
            <text:p>0,004716%</text:p>
          </table:table-cell>
          <table:table-cell table:style-name="ce10" table:formula="of:=SUMPRODUCT([.B$1:.E$1];[.L62:.O62])" office:value-type="percentage" office:value="0.0000159905122470831">
            <text:p>0,001599051224708310%</text:p>
          </table:table-cell>
        </table:table-row>
        <table:table-row table:style-name="ro3">
          <table:table-cell office:value-type="string">
            <text:p>qy</text:p>
          </table:table-cell>
          <table:table-cell table:style-name="ce5" table:formula="of:=VLOOKUP([.$A63];[corpusies.$D$1:.$E$1000];2;0)" office:value-type="float" office:value="0">
            <text:p>#N/D</text:p>
          </table:table-cell>
          <table:table-cell table:style-name="ce5" table:formula="of:=VLOOKUP([.$A63];[corpuscat.$D$1:.$E$1000];2;0)" office:value-type="float" office:value="9">
            <text:p>9</text:p>
          </table:table-cell>
          <table:table-cell table:style-name="ce5" table:formula="of:=VLOOKUP([.$A63];[corpusen.$D$1:.$E$1000];2;0)" office:value-type="float" office:value="0">
            <text:p>#N/D</text:p>
          </table:table-cell>
          <table:table-cell table:style-name="ce5" table:formula="of:=VLOOKUP([.$A63];[corpuses.$D$1:.$E$1000];2;0)" office:value-type="float" office:value="39">
            <text:p>39</text:p>
          </table:table-cell>
          <table:table-cell table:style-name="ce5"/>
          <table:table-cell table:formula="of:=IF(ISERROR([.B63]);0;[.B63])" office:value-type="float" office:value="0">
            <text:p>0</text:p>
          </table:table-cell>
          <table:table-cell table:formula="of:=IF(ISERROR([.C63]);0;[.C63])" office:value-type="float" office:value="9">
            <text:p>9</text:p>
          </table:table-cell>
          <table:table-cell table:formula="of:=IF(ISERROR([.D63]);0;[.D63])" office:value-type="float" office:value="0">
            <text:p>0</text:p>
          </table:table-cell>
          <table:table-cell table:formula="of:=IF(ISERROR([.E63]);0;[.E63])" office:value-type="float" office:value="39">
            <text:p>39</text:p>
          </table:table-cell>
          <table:table-cell/>
          <table:table-cell table:style-name="ce9" table:formula="of:=[.G63]/[.G$1001]" office:value-type="percentage" office:value="0">
            <text:p>0,000000%</text:p>
          </table:table-cell>
          <table:table-cell table:style-name="ce9" table:formula="of:=[.H63]/[.H$1001]" office:value-type="percentage" office:value="0.000000711675953378899">
            <text:p>0,000071%</text:p>
          </table:table-cell>
          <table:table-cell table:style-name="ce9" table:formula="of:=[.I63]/[.I$1001]" office:value-type="percentage" office:value="0">
            <text:p>0,000000%</text:p>
          </table:table-cell>
          <table:table-cell table:style-name="ce9" table:formula="of:=[.J63]/[.J$1001]" office:value-type="percentage" office:value="0.000000807442800700239">
            <text:p>0,000081%</text:p>
          </table:table-cell>
          <table:table-cell table:style-name="ce10" table:formula="of:=SUMPRODUCT([.B$1:.E$1];[.L63:.O63])" office:value-type="percentage" office:value="0.000000455735626223742">
            <text:p>0,000045573562622374%</text:p>
          </table:table-cell>
        </table:table-row>
        <table:table-row table:style-name="ro3">
          <table:table-cell office:value-type="string">
            <text:p>qx</text:p>
          </table:table-cell>
          <table:table-cell table:style-name="ce5" table:formula="of:=VLOOKUP([.$A64];[corpusies.$D$1:.$E$1000];2;0)" office:value-type="float" office:value="2">
            <text:p>2</text:p>
          </table:table-cell>
          <table:table-cell table:style-name="ce5" table:formula="of:=VLOOKUP([.$A64];[corpuscat.$D$1:.$E$1000];2;0)" office:value-type="float" office:value="15">
            <text:p>15</text:p>
          </table:table-cell>
          <table:table-cell table:style-name="ce5" table:formula="of:=VLOOKUP([.$A64];[corpusen.$D$1:.$E$1000];2;0)" office:value-type="float" office:value="48">
            <text:p>48</text:p>
          </table:table-cell>
          <table:table-cell table:style-name="ce5" table:formula="of:=VLOOKUP([.$A64];[corpuses.$D$1:.$E$1000];2;0)" office:value-type="float" office:value="175">
            <text:p>175</text:p>
          </table:table-cell>
          <table:table-cell table:style-name="ce5"/>
          <table:table-cell table:formula="of:=IF(ISERROR([.B64]);0;[.B64])" office:value-type="float" office:value="2">
            <text:p>2</text:p>
          </table:table-cell>
          <table:table-cell table:formula="of:=IF(ISERROR([.C64]);0;[.C64])" office:value-type="float" office:value="15">
            <text:p>15</text:p>
          </table:table-cell>
          <table:table-cell table:formula="of:=IF(ISERROR([.D64]);0;[.D64])" office:value-type="float" office:value="48">
            <text:p>48</text:p>
          </table:table-cell>
          <table:table-cell table:formula="of:=IF(ISERROR([.E64]);0;[.E64])" office:value-type="float" office:value="175">
            <text:p>175</text:p>
          </table:table-cell>
          <table:table-cell/>
          <table:table-cell table:style-name="ce9" table:formula="of:=[.G64]/[.G$1001]" office:value-type="percentage" office:value="0.00000405679513184584">
            <text:p>0,000406%</text:p>
          </table:table-cell>
          <table:table-cell table:style-name="ce9" table:formula="of:=[.H64]/[.H$1001]" office:value-type="percentage" office:value="0.00000118612658896483">
            <text:p>0,000119%</text:p>
          </table:table-cell>
          <table:table-cell table:style-name="ce9" table:formula="of:=[.I64]/[.I$1001]" office:value-type="percentage" office:value="0.00000719759636269468">
            <text:p>0,000720%</text:p>
          </table:table-cell>
          <table:table-cell table:style-name="ce9" table:formula="of:=[.J64]/[.J$1001]" office:value-type="percentage" office:value="0.00000362314077237287">
            <text:p>0,000362%</text:p>
          </table:table-cell>
          <table:table-cell table:style-name="ce10" table:formula="of:=SUMPRODUCT([.B$1:.E$1];[.L64:.O64])" office:value-type="percentage" office:value="0.00000337957838422453">
            <text:p>0,000337957838422453%</text:p>
          </table:table-cell>
        </table:table-row>
        <table:table-row table:style-name="ro3">
          <table:table-cell office:value-type="string">
            <text:p>qw</text:p>
          </table:table-cell>
          <table:table-cell table:style-name="ce5" table:formula="of:=VLOOKUP([.$A65];[corpusies.$D$1:.$E$1000];2;0)" office:value-type="float" office:value="0">
            <text:p>#N/D</text:p>
          </table:table-cell>
          <table:table-cell table:style-name="ce5" table:formula="of:=VLOOKUP([.$A65];[corpuscat.$D$1:.$E$1000];2;0)" office:value-type="float" office:value="5">
            <text:p>5</text:p>
          </table:table-cell>
          <table:table-cell table:style-name="ce5" table:formula="of:=VLOOKUP([.$A65];[corpusen.$D$1:.$E$1000];2;0)" office:value-type="float" office:value="0">
            <text:p>#N/D</text:p>
          </table:table-cell>
          <table:table-cell table:style-name="ce5" table:formula="of:=VLOOKUP([.$A65];[corpuses.$D$1:.$E$1000];2;0)" office:value-type="float" office:value="47">
            <text:p>47</text:p>
          </table:table-cell>
          <table:table-cell table:style-name="ce5"/>
          <table:table-cell table:formula="of:=IF(ISERROR([.B65]);0;[.B65])" office:value-type="float" office:value="0">
            <text:p>0</text:p>
          </table:table-cell>
          <table:table-cell table:formula="of:=IF(ISERROR([.C65]);0;[.C65])" office:value-type="float" office:value="5">
            <text:p>5</text:p>
          </table:table-cell>
          <table:table-cell table:formula="of:=IF(ISERROR([.D65]);0;[.D65])" office:value-type="float" office:value="0">
            <text:p>0</text:p>
          </table:table-cell>
          <table:table-cell table:formula="of:=IF(ISERROR([.E65]);0;[.E65])" office:value-type="float" office:value="47">
            <text:p>47</text:p>
          </table:table-cell>
          <table:table-cell/>
          <table:table-cell table:style-name="ce9" table:formula="of:=[.G65]/[.G$1001]" office:value-type="percentage" office:value="0">
            <text:p>0,000000%</text:p>
          </table:table-cell>
          <table:table-cell table:style-name="ce9" table:formula="of:=[.H65]/[.H$1001]" office:value-type="percentage" office:value="0.000000395375529654944">
            <text:p>0,000040%</text:p>
          </table:table-cell>
          <table:table-cell table:style-name="ce9" table:formula="of:=[.I65]/[.I$1001]" office:value-type="percentage" office:value="0">
            <text:p>0,000000%</text:p>
          </table:table-cell>
          <table:table-cell table:style-name="ce9" table:formula="of:=[.J65]/[.J$1001]" office:value-type="percentage" office:value="0.00000097307209315157">
            <text:p>0,000097%</text:p>
          </table:table-cell>
          <table:table-cell table:style-name="ce10" table:formula="of:=SUMPRODUCT([.B$1:.E$1];[.L65:.O65])" office:value-type="percentage" office:value="0.000000410534286841954">
            <text:p>0,000041053428684196%</text:p>
          </table:table-cell>
        </table:table-row>
        <table:table-row table:style-name="ro3">
          <table:table-cell office:value-type="string">
            <text:p>qv</text:p>
          </table:table-cell>
          <table:table-cell table:style-name="ce5" table:formula="of:=VLOOKUP([.$A66];[corpusies.$D$1:.$E$1000];2;0)" office:value-type="float" office:value="0">
            <text:p>#N/D</text:p>
          </table:table-cell>
          <table:table-cell table:style-name="ce5" table:formula="of:=VLOOKUP([.$A66];[corpuscat.$D$1:.$E$1000];2;0)" office:value-type="float" office:value="9">
            <text:p>9</text:p>
          </table:table-cell>
          <table:table-cell table:style-name="ce5" table:formula="of:=VLOOKUP([.$A66];[corpusen.$D$1:.$E$1000];2;0)" office:value-type="float" office:value="0">
            <text:p>#N/D</text:p>
          </table:table-cell>
          <table:table-cell table:style-name="ce5" table:formula="of:=VLOOKUP([.$A66];[corpuses.$D$1:.$E$1000];2;0)" office:value-type="float" office:value="38">
            <text:p>38</text:p>
          </table:table-cell>
          <table:table-cell table:style-name="ce5"/>
          <table:table-cell table:formula="of:=IF(ISERROR([.B66]);0;[.B66])" office:value-type="float" office:value="0">
            <text:p>0</text:p>
          </table:table-cell>
          <table:table-cell table:formula="of:=IF(ISERROR([.C66]);0;[.C66])" office:value-type="float" office:value="9">
            <text:p>9</text:p>
          </table:table-cell>
          <table:table-cell table:formula="of:=IF(ISERROR([.D66]);0;[.D66])" office:value-type="float" office:value="0">
            <text:p>0</text:p>
          </table:table-cell>
          <table:table-cell table:formula="of:=IF(ISERROR([.E66]);0;[.E66])" office:value-type="float" office:value="38">
            <text:p>38</text:p>
          </table:table-cell>
          <table:table-cell/>
          <table:table-cell table:style-name="ce9" table:formula="of:=[.G66]/[.G$1001]" office:value-type="percentage" office:value="0">
            <text:p>0,000000%</text:p>
          </table:table-cell>
          <table:table-cell table:style-name="ce9" table:formula="of:=[.H66]/[.H$1001]" office:value-type="percentage" office:value="0.000000711675953378899">
            <text:p>0,000071%</text:p>
          </table:table-cell>
          <table:table-cell table:style-name="ce9" table:formula="of:=[.I66]/[.I$1001]" office:value-type="percentage" office:value="0">
            <text:p>0,000000%</text:p>
          </table:table-cell>
          <table:table-cell table:style-name="ce9" table:formula="of:=[.J66]/[.J$1001]" office:value-type="percentage" office:value="0.000000786739139143823">
            <text:p>0,000079%</text:p>
          </table:table-cell>
          <table:table-cell table:style-name="ce10" table:formula="of:=SUMPRODUCT([.B$1:.E$1];[.L66:.O66])" office:value-type="percentage" office:value="0.000000449524527756817">
            <text:p>0,000044952452775682%</text:p>
          </table:table-cell>
        </table:table-row>
        <table:table-row table:style-name="ro3">
          <table:table-cell office:value-type="string">
            <text:p>qû</text:p>
          </table:table-cell>
          <table:table-cell table:style-name="ce5" table:formula="of:=VLOOKUP([.$A67];[corpusies.$D$1:.$E$1000];2;0)" office:value-type="float" office:value="0">
            <text:p>#N/D</text:p>
          </table:table-cell>
          <table:table-cell table:style-name="ce5" table:formula="of:=VLOOKUP([.$A67];[corpuscat.$D$1:.$E$1000];2;0)" office:value-type="float" office:value="0">
            <text:p>#N/D</text:p>
          </table:table-cell>
          <table:table-cell table:style-name="ce5" table:formula="of:=VLOOKUP([.$A67];[corpusen.$D$1:.$E$1000];2;0)" office:value-type="float" office:value="0">
            <text:p>#N/D</text:p>
          </table:table-cell>
          <table:table-cell table:style-name="ce5" table:formula="of:=VLOOKUP([.$A67];[corpuses.$D$1:.$E$1000];2;0)" office:value-type="float" office:value="1">
            <text:p>1</text:p>
          </table:table-cell>
          <table:table-cell table:style-name="ce5"/>
          <table:table-cell table:formula="of:=IF(ISERROR([.B67]);0;[.B67])" office:value-type="float" office:value="0">
            <text:p>0</text:p>
          </table:table-cell>
          <table:table-cell table:formula="of:=IF(ISERROR([.C67]);0;[.C67])" office:value-type="float" office:value="0">
            <text:p>0</text:p>
          </table:table-cell>
          <table:table-cell table:formula="of:=IF(ISERROR([.D67]);0;[.D67])" office:value-type="float" office:value="0">
            <text:p>0</text:p>
          </table:table-cell>
          <table:table-cell table:formula="of:=IF(ISERROR([.E67]);0;[.E67])" office:value-type="float" office:value="1">
            <text:p>1</text:p>
          </table:table-cell>
          <table:table-cell/>
          <table:table-cell table:style-name="ce9" table:formula="of:=[.G67]/[.G$1001]" office:value-type="percentage" office:value="0">
            <text:p>0,000000%</text:p>
          </table:table-cell>
          <table:table-cell table:style-name="ce9" table:formula="of:=[.H67]/[.H$1001]" office:value-type="percentage" office:value="0">
            <text:p>0,000000%</text:p>
          </table:table-cell>
          <table:table-cell table:style-name="ce9" table:formula="of:=[.I67]/[.I$1001]" office:value-type="percentage" office:value="0">
            <text:p>0,000000%</text:p>
          </table:table-cell>
          <table:table-cell table:style-name="ce9" table:formula="of:=[.J67]/[.J$1001]" office:value-type="percentage" office:value="0.0000000207036615564164">
            <text:p>0,000002%</text:p>
          </table:table-cell>
          <table:table-cell table:style-name="ce10" table:formula="of:=SUMPRODUCT([.B$1:.E$1];[.L67:.O67])" office:value-type="percentage" office:value="0.00000000621109846692492">
            <text:p>0,000000621109846692%</text:p>
          </table:table-cell>
        </table:table-row>
        <table:table-row table:style-name="ro3">
          <table:table-cell office:value-type="string">
            <text:p>qu</text:p>
          </table:table-cell>
          <table:table-cell table:style-name="ce5" table:formula="of:=VLOOKUP([.$A68];[corpusies.$D$1:.$E$1000];2;0)" office:value-type="float" office:value="6522">
            <text:p>6522</text:p>
          </table:table-cell>
          <table:table-cell table:style-name="ce5" table:formula="of:=VLOOKUP([.$A68];[corpuscat.$D$1:.$E$1000];2;0)" office:value-type="float" office:value="125393">
            <text:p>125393</text:p>
          </table:table-cell>
          <table:table-cell table:style-name="ce5" table:formula="of:=VLOOKUP([.$A68];[corpusen.$D$1:.$E$1000];2;0)" office:value-type="float" office:value="7523">
            <text:p>7523</text:p>
          </table:table-cell>
          <table:table-cell table:style-name="ce5" table:formula="of:=VLOOKUP([.$A68];[corpuses.$D$1:.$E$1000];2;0)" office:value-type="float" office:value="333261">
            <text:p>333261</text:p>
          </table:table-cell>
          <table:table-cell table:style-name="ce5"/>
          <table:table-cell table:formula="of:=IF(ISERROR([.B68]);0;[.B68])" office:value-type="float" office:value="6522">
            <text:p>6522</text:p>
          </table:table-cell>
          <table:table-cell table:formula="of:=IF(ISERROR([.C68]);0;[.C68])" office:value-type="float" office:value="125393">
            <text:p>125393</text:p>
          </table:table-cell>
          <table:table-cell table:formula="of:=IF(ISERROR([.D68]);0;[.D68])" office:value-type="float" office:value="7523">
            <text:p>7523</text:p>
          </table:table-cell>
          <table:table-cell table:formula="of:=IF(ISERROR([.E68]);0;[.E68])" office:value-type="float" office:value="333261">
            <text:p>333261</text:p>
          </table:table-cell>
          <table:table-cell/>
          <table:table-cell table:style-name="ce9" table:formula="of:=[.G68]/[.G$1001]" office:value-type="percentage" office:value="0.0132292089249493">
            <text:p>1,322921%</text:p>
          </table:table-cell>
          <table:table-cell table:style-name="ce9" table:formula="of:=[.H68]/[.H$1001]" office:value-type="percentage" office:value="0.00991546475800448">
            <text:p>0,991546%</text:p>
          </table:table-cell>
          <table:table-cell table:style-name="ce9" table:formula="of:=[.I68]/[.I$1001]" office:value-type="percentage" office:value="0.00112807327992817">
            <text:p>0,112807%</text:p>
          </table:table-cell>
          <table:table-cell table:style-name="ce9" table:formula="of:=[.J68]/[.J$1001]" office:value-type="percentage" office:value="0.00689972295395288">
            <text:p>0,689972%</text:p>
          </table:table-cell>
          <table:table-cell table:style-name="ce10" table:formula="of:=SUMPRODUCT([.B$1:.E$1];[.L68:.O68])" office:value-type="percentage" office:value="0.00912612631906481">
            <text:p>0,912612631906481000%</text:p>
          </table:table-cell>
        </table:table-row>
        <table:table-row table:style-name="ro3">
          <table:table-cell office:value-type="string">
            <text:p>qt</text:p>
          </table:table-cell>
          <table:table-cell table:style-name="ce5" table:formula="of:=VLOOKUP([.$A69];[corpusies.$D$1:.$E$1000];2;0)" office:value-type="float" office:value="2">
            <text:p>2</text:p>
          </table:table-cell>
          <table:table-cell table:style-name="ce5" table:formula="of:=VLOOKUP([.$A69];[corpuscat.$D$1:.$E$1000];2;0)" office:value-type="float" office:value="39">
            <text:p>39</text:p>
          </table:table-cell>
          <table:table-cell table:style-name="ce5" table:formula="of:=VLOOKUP([.$A69];[corpusen.$D$1:.$E$1000];2;0)" office:value-type="float" office:value="0">
            <text:p>#N/D</text:p>
          </table:table-cell>
          <table:table-cell table:style-name="ce5" table:formula="of:=VLOOKUP([.$A69];[corpuses.$D$1:.$E$1000];2;0)" office:value-type="float" office:value="85">
            <text:p>85</text:p>
          </table:table-cell>
          <table:table-cell table:style-name="ce5"/>
          <table:table-cell table:formula="of:=IF(ISERROR([.B69]);0;[.B69])" office:value-type="float" office:value="2">
            <text:p>2</text:p>
          </table:table-cell>
          <table:table-cell table:formula="of:=IF(ISERROR([.C69]);0;[.C69])" office:value-type="float" office:value="39">
            <text:p>39</text:p>
          </table:table-cell>
          <table:table-cell table:formula="of:=IF(ISERROR([.D69]);0;[.D69])" office:value-type="float" office:value="0">
            <text:p>0</text:p>
          </table:table-cell>
          <table:table-cell table:formula="of:=IF(ISERROR([.E69]);0;[.E69])" office:value-type="float" office:value="85">
            <text:p>85</text:p>
          </table:table-cell>
          <table:table-cell/>
          <table:table-cell table:style-name="ce9" table:formula="of:=[.G69]/[.G$1001]" office:value-type="percentage" office:value="0.00000405679513184584">
            <text:p>0,000406%</text:p>
          </table:table-cell>
          <table:table-cell table:style-name="ce9" table:formula="of:=[.H69]/[.H$1001]" office:value-type="percentage" office:value="0.00000308392913130856">
            <text:p>0,000308%</text:p>
          </table:table-cell>
          <table:table-cell table:style-name="ce9" table:formula="of:=[.I69]/[.I$1001]" office:value-type="percentage" office:value="0">
            <text:p>0,000000%</text:p>
          </table:table-cell>
          <table:table-cell table:style-name="ce9" table:formula="of:=[.J69]/[.J$1001]" office:value-type="percentage" office:value="0.00000175981123229539">
            <text:p>0,000176%</text:p>
          </table:table-cell>
          <table:table-cell table:style-name="ce10" table:formula="of:=SUMPRODUCT([.B$1:.E$1];[.L69:.O69])" office:value-type="percentage" office:value="0.00000267016064863494">
            <text:p>0,000267016064863494%</text:p>
          </table:table-cell>
        </table:table-row>
        <table:table-row table:style-name="ro3">
          <table:table-cell office:value-type="string">
            <text:p>qs</text:p>
          </table:table-cell>
          <table:table-cell table:style-name="ce5" table:formula="of:=VLOOKUP([.$A70];[corpusies.$D$1:.$E$1000];2;0)" office:value-type="float" office:value="295">
            <text:p>295</text:p>
          </table:table-cell>
          <table:table-cell table:style-name="ce5" table:formula="of:=VLOOKUP([.$A70];[corpuscat.$D$1:.$E$1000];2;0)" office:value-type="float" office:value="2869">
            <text:p>2869</text:p>
          </table:table-cell>
          <table:table-cell table:style-name="ce5" table:formula="of:=VLOOKUP([.$A70];[corpusen.$D$1:.$E$1000];2;0)" office:value-type="float" office:value="410">
            <text:p>410</text:p>
          </table:table-cell>
          <table:table-cell table:style-name="ce5" table:formula="of:=VLOOKUP([.$A70];[corpuses.$D$1:.$E$1000];2;0)" office:value-type="float" office:value="6153">
            <text:p>6153</text:p>
          </table:table-cell>
          <table:table-cell table:style-name="ce5"/>
          <table:table-cell table:formula="of:=IF(ISERROR([.B70]);0;[.B70])" office:value-type="float" office:value="295">
            <text:p>295</text:p>
          </table:table-cell>
          <table:table-cell table:formula="of:=IF(ISERROR([.C70]);0;[.C70])" office:value-type="float" office:value="2869">
            <text:p>2869</text:p>
          </table:table-cell>
          <table:table-cell table:formula="of:=IF(ISERROR([.D70]);0;[.D70])" office:value-type="float" office:value="410">
            <text:p>410</text:p>
          </table:table-cell>
          <table:table-cell table:formula="of:=IF(ISERROR([.E70]);0;[.E70])" office:value-type="float" office:value="6153">
            <text:p>6153</text:p>
          </table:table-cell>
          <table:table-cell/>
          <table:table-cell table:style-name="ce9" table:formula="of:=[.G70]/[.G$1001]" office:value-type="percentage" office:value="0.000598377281947262">
            <text:p>0,059838%</text:p>
          </table:table-cell>
          <table:table-cell table:style-name="ce9" table:formula="of:=[.H70]/[.H$1001]" office:value-type="percentage" office:value="0.000226866478916007">
            <text:p>0,022687%</text:p>
          </table:table-cell>
          <table:table-cell table:style-name="ce9" table:formula="of:=[.I70]/[.I$1001]" office:value-type="percentage" office:value="0.0000614794689313504">
            <text:p>0,006148%</text:p>
          </table:table-cell>
          <table:table-cell table:style-name="ce9" table:formula="of:=[.J70]/[.J$1001]" office:value-type="percentage" office:value="0.00012738962955663">
            <text:p>0,012739%</text:p>
          </table:table-cell>
          <table:table-cell table:style-name="ce10" table:formula="of:=SUMPRODUCT([.B$1:.E$1];[.L70:.O70])" office:value-type="percentage" office:value="0.000291937964019105">
            <text:p>0,029193796401910500%</text:p>
          </table:table-cell>
        </table:table-row>
        <table:table-row table:style-name="ro3">
          <table:table-cell office:value-type="string">
            <text:p>qr</text:p>
          </table:table-cell>
          <table:table-cell table:style-name="ce5" table:formula="of:=VLOOKUP([.$A71];[corpusies.$D$1:.$E$1000];2;0)" office:value-type="float" office:value="224">
            <text:p>224</text:p>
          </table:table-cell>
          <table:table-cell table:style-name="ce5" table:formula="of:=VLOOKUP([.$A71];[corpuscat.$D$1:.$E$1000];2;0)" office:value-type="float" office:value="4880">
            <text:p>4880</text:p>
          </table:table-cell>
          <table:table-cell table:style-name="ce5" table:formula="of:=VLOOKUP([.$A71];[corpusen.$D$1:.$E$1000];2;0)" office:value-type="float" office:value="81">
            <text:p>81</text:p>
          </table:table-cell>
          <table:table-cell table:style-name="ce5" table:formula="of:=VLOOKUP([.$A71];[corpuses.$D$1:.$E$1000];2;0)" office:value-type="float" office:value="13881">
            <text:p>13881</text:p>
          </table:table-cell>
          <table:table-cell table:style-name="ce5"/>
          <table:table-cell table:formula="of:=IF(ISERROR([.B71]);0;[.B71])" office:value-type="float" office:value="224">
            <text:p>224</text:p>
          </table:table-cell>
          <table:table-cell table:formula="of:=IF(ISERROR([.C71]);0;[.C71])" office:value-type="float" office:value="4880">
            <text:p>4880</text:p>
          </table:table-cell>
          <table:table-cell table:formula="of:=IF(ISERROR([.D71]);0;[.D71])" office:value-type="float" office:value="81">
            <text:p>81</text:p>
          </table:table-cell>
          <table:table-cell table:formula="of:=IF(ISERROR([.E71]);0;[.E71])" office:value-type="float" office:value="13881">
            <text:p>13881</text:p>
          </table:table-cell>
          <table:table-cell/>
          <table:table-cell table:style-name="ce9" table:formula="of:=[.G71]/[.G$1001]" office:value-type="percentage" office:value="0.000454361054766734">
            <text:p>0,045436%</text:p>
          </table:table-cell>
          <table:table-cell table:style-name="ce9" table:formula="of:=[.H71]/[.H$1001]" office:value-type="percentage" office:value="0.000385886516943225">
            <text:p>0,038589%</text:p>
          </table:table-cell>
          <table:table-cell table:style-name="ce9" table:formula="of:=[.I71]/[.I$1001]" office:value-type="percentage" office:value="0.0000121459438620473">
            <text:p>0,001215%</text:p>
          </table:table-cell>
          <table:table-cell table:style-name="ce9" table:formula="of:=[.J71]/[.J$1001]" office:value-type="percentage" office:value="0.000287387526064616">
            <text:p>0,028739%</text:p>
          </table:table-cell>
          <table:table-cell table:style-name="ce10" table:formula="of:=SUMPRODUCT([.B$1:.E$1];[.L71:.O71])" office:value-type="percentage" office:value="0.000339505123718577">
            <text:p>0,033950512371857700%</text:p>
          </table:table-cell>
        </table:table-row>
        <table:table-row table:style-name="ro1">
          <table:table-cell office:value-type="string">
            <text:p>q´</text:p>
          </table:table-cell>
          <table:table-cell table:style-name="ce5" table:formula="of:=VLOOKUP([.$A72];[corpusies.$D$1:.$E$1000];2;0)" office:value-type="float" office:value="0">
            <text:p>#N/D</text:p>
          </table:table-cell>
          <table:table-cell table:style-name="ce5" table:formula="of:=VLOOKUP([.$A72];[corpuscat.$D$1:.$E$1000];2;0)" office:value-type="float" office:value="10">
            <text:p>10</text:p>
          </table:table-cell>
          <table:table-cell table:style-name="ce5" table:formula="of:=VLOOKUP([.$A72];[corpusen.$D$1:.$E$1000];2;0)" office:value-type="float" office:value="0">
            <text:p>#N/D</text:p>
          </table:table-cell>
          <table:table-cell table:style-name="ce5" table:formula="of:=VLOOKUP([.$A72];[corpuses.$D$1:.$E$1000];2;0)" office:value-type="float" office:value="6">
            <text:p>6</text:p>
          </table:table-cell>
          <table:table-cell table:style-name="ce5"/>
          <table:table-cell table:formula="of:=IF(ISERROR([.B72]);0;[.B72])" office:value-type="float" office:value="0">
            <text:p>0</text:p>
          </table:table-cell>
          <table:table-cell table:formula="of:=IF(ISERROR([.C72]);0;[.C72])" office:value-type="float" office:value="10">
            <text:p>10</text:p>
          </table:table-cell>
          <table:table-cell table:formula="of:=IF(ISERROR([.D72]);0;[.D72])" office:value-type="float" office:value="0">
            <text:p>0</text:p>
          </table:table-cell>
          <table:table-cell table:formula="of:=IF(ISERROR([.E72]);0;[.E72])" office:value-type="float" office:value="6">
            <text:p>6</text:p>
          </table:table-cell>
          <table:table-cell/>
          <table:table-cell table:style-name="ce9" table:formula="of:=[.G72]/[.G$1001]" office:value-type="percentage" office:value="0">
            <text:p>0,000000%</text:p>
          </table:table-cell>
          <table:table-cell table:style-name="ce9" table:formula="of:=[.H72]/[.H$1001]" office:value-type="percentage" office:value="0.000000790751059309888">
            <text:p>0,000079%</text:p>
          </table:table-cell>
          <table:table-cell table:style-name="ce9" table:formula="of:=[.I72]/[.I$1001]" office:value-type="percentage" office:value="0">
            <text:p>0,000000%</text:p>
          </table:table-cell>
          <table:table-cell table:style-name="ce9" table:formula="of:=[.J72]/[.J$1001]" office:value-type="percentage" office:value="0.000000124221969338498">
            <text:p>0,000012%</text:p>
          </table:table-cell>
          <table:table-cell table:style-name="ce10" table:formula="of:=SUMPRODUCT([.B$1:.E$1];[.L72:.O72])" office:value-type="percentage" office:value="0.000000274491908594516">
            <text:p>0,000027449190859452%</text:p>
          </table:table-cell>
        </table:table-row>
        <table:table-row table:style-name="ro3">
          <table:table-cell office:value-type="string">
            <text:p>pz</text:p>
          </table:table-cell>
          <table:table-cell table:style-name="ce5" table:formula="of:=VLOOKUP([.$A73];[corpusies.$D$1:.$E$1000];2;0)" office:value-type="float" office:value="0">
            <text:p>#N/D</text:p>
          </table:table-cell>
          <table:table-cell table:style-name="ce5" table:formula="of:=VLOOKUP([.$A73];[corpuscat.$D$1:.$E$1000];2;0)" office:value-type="float" office:value="79">
            <text:p>79</text:p>
          </table:table-cell>
          <table:table-cell table:style-name="ce5" table:formula="of:=VLOOKUP([.$A73];[corpusen.$D$1:.$E$1000];2;0)" office:value-type="float" office:value="52">
            <text:p>52</text:p>
          </table:table-cell>
          <table:table-cell table:style-name="ce5" table:formula="of:=VLOOKUP([.$A73];[corpuses.$D$1:.$E$1000];2;0)" office:value-type="float" office:value="486">
            <text:p>486</text:p>
          </table:table-cell>
          <table:table-cell table:style-name="ce5"/>
          <table:table-cell table:formula="of:=IF(ISERROR([.B73]);0;[.B73])" office:value-type="float" office:value="0">
            <text:p>0</text:p>
          </table:table-cell>
          <table:table-cell table:formula="of:=IF(ISERROR([.C73]);0;[.C73])" office:value-type="float" office:value="79">
            <text:p>79</text:p>
          </table:table-cell>
          <table:table-cell table:formula="of:=IF(ISERROR([.D73]);0;[.D73])" office:value-type="float" office:value="52">
            <text:p>52</text:p>
          </table:table-cell>
          <table:table-cell table:formula="of:=IF(ISERROR([.E73]);0;[.E73])" office:value-type="float" office:value="486">
            <text:p>486</text:p>
          </table:table-cell>
          <table:table-cell/>
          <table:table-cell table:style-name="ce9" table:formula="of:=[.G73]/[.G$1001]" office:value-type="percentage" office:value="0">
            <text:p>0,000000%</text:p>
          </table:table-cell>
          <table:table-cell table:style-name="ce9" table:formula="of:=[.H73]/[.H$1001]" office:value-type="percentage" office:value="0.00000624693336854811">
            <text:p>0,000625%</text:p>
          </table:table-cell>
          <table:table-cell table:style-name="ce9" table:formula="of:=[.I73]/[.I$1001]" office:value-type="percentage" office:value="0.0000077973960595859">
            <text:p>0,000780%</text:p>
          </table:table-cell>
          <table:table-cell table:style-name="ce9" table:formula="of:=[.J73]/[.J$1001]" office:value-type="percentage" office:value="0.0000100619795164184">
            <text:p>0,001006%</text:p>
          </table:table-cell>
          <table:table-cell table:style-name="ce10" table:formula="of:=SUMPRODUCT([.B$1:.E$1];[.L73:.O73])" office:value-type="percentage" office:value="0.00000567241347144854">
            <text:p>0,000567241347144853%</text:p>
          </table:table-cell>
        </table:table-row>
        <table:table-row table:style-name="ro3">
          <table:table-cell office:value-type="string">
            <text:p>py</text:p>
          </table:table-cell>
          <table:table-cell table:style-name="ce5" table:formula="of:=VLOOKUP([.$A74];[corpusies.$D$1:.$E$1000];2;0)" office:value-type="float" office:value="225">
            <text:p>225</text:p>
          </table:table-cell>
          <table:table-cell table:style-name="ce5" table:formula="of:=VLOOKUP([.$A74];[corpuscat.$D$1:.$E$1000];2;0)" office:value-type="float" office:value="356">
            <text:p>356</text:p>
          </table:table-cell>
          <table:table-cell table:style-name="ce5" table:formula="of:=VLOOKUP([.$A74];[corpusen.$D$1:.$E$1000];2;0)" office:value-type="float" office:value="1238">
            <text:p>1238</text:p>
          </table:table-cell>
          <table:table-cell table:style-name="ce5" table:formula="of:=VLOOKUP([.$A74];[corpuses.$D$1:.$E$1000];2;0)" office:value-type="float" office:value="3407">
            <text:p>3407</text:p>
          </table:table-cell>
          <table:table-cell table:style-name="ce5"/>
          <table:table-cell table:formula="of:=IF(ISERROR([.B74]);0;[.B74])" office:value-type="float" office:value="225">
            <text:p>225</text:p>
          </table:table-cell>
          <table:table-cell table:formula="of:=IF(ISERROR([.C74]);0;[.C74])" office:value-type="float" office:value="356">
            <text:p>356</text:p>
          </table:table-cell>
          <table:table-cell table:formula="of:=IF(ISERROR([.D74]);0;[.D74])" office:value-type="float" office:value="1238">
            <text:p>1238</text:p>
          </table:table-cell>
          <table:table-cell table:formula="of:=IF(ISERROR([.E74]);0;[.E74])" office:value-type="float" office:value="3407">
            <text:p>3407</text:p>
          </table:table-cell>
          <table:table-cell/>
          <table:table-cell table:style-name="ce9" table:formula="of:=[.G74]/[.G$1001]" office:value-type="percentage" office:value="0.000456389452332657">
            <text:p>0,045639%</text:p>
          </table:table-cell>
          <table:table-cell table:style-name="ce9" table:formula="of:=[.H74]/[.H$1001]" office:value-type="percentage" office:value="0.000028150737711432">
            <text:p>0,002815%</text:p>
          </table:table-cell>
          <table:table-cell table:style-name="ce9" table:formula="of:=[.I74]/[.I$1001]" office:value-type="percentage" office:value="0.000185638006187834">
            <text:p>0,018564%</text:p>
          </table:table-cell>
          <table:table-cell table:style-name="ce9" table:formula="of:=[.J74]/[.J$1001]" office:value-type="percentage" office:value="0.0000705373749227106">
            <text:p>0,007054%</text:p>
          </table:table-cell>
          <table:table-cell table:style-name="ce10" table:formula="of:=SUMPRODUCT([.B$1:.E$1];[.L74:.O74])" office:value-type="percentage" office:value="0.000185087070108823">
            <text:p>0,018508707010882300%</text:p>
          </table:table-cell>
        </table:table-row>
        <table:table-row table:style-name="ro3">
          <table:table-cell office:value-type="string">
            <text:p>px</text:p>
          </table:table-cell>
          <table:table-cell table:style-name="ce5" table:formula="of:=VLOOKUP([.$A75];[corpusies.$D$1:.$E$1000];2;0)" office:value-type="float" office:value="146">
            <text:p>146</text:p>
          </table:table-cell>
          <table:table-cell table:style-name="ce5" table:formula="of:=VLOOKUP([.$A75];[corpuscat.$D$1:.$E$1000];2;0)" office:value-type="float" office:value="4702">
            <text:p>4702</text:p>
          </table:table-cell>
          <table:table-cell table:style-name="ce5" table:formula="of:=VLOOKUP([.$A75];[corpusen.$D$1:.$E$1000];2;0)" office:value-type="float" office:value="1595">
            <text:p>1595</text:p>
          </table:table-cell>
          <table:table-cell table:style-name="ce5" table:formula="of:=VLOOKUP([.$A75];[corpuses.$D$1:.$E$1000];2;0)" office:value-type="float" office:value="16673">
            <text:p>16673</text:p>
          </table:table-cell>
          <table:table-cell table:style-name="ce5"/>
          <table:table-cell table:formula="of:=IF(ISERROR([.B75]);0;[.B75])" office:value-type="float" office:value="146">
            <text:p>146</text:p>
          </table:table-cell>
          <table:table-cell table:formula="of:=IF(ISERROR([.C75]);0;[.C75])" office:value-type="float" office:value="4702">
            <text:p>4702</text:p>
          </table:table-cell>
          <table:table-cell table:formula="of:=IF(ISERROR([.D75]);0;[.D75])" office:value-type="float" office:value="1595">
            <text:p>1595</text:p>
          </table:table-cell>
          <table:table-cell table:formula="of:=IF(ISERROR([.E75]);0;[.E75])" office:value-type="float" office:value="16673">
            <text:p>16673</text:p>
          </table:table-cell>
          <table:table-cell/>
          <table:table-cell table:style-name="ce9" table:formula="of:=[.G75]/[.G$1001]" office:value-type="percentage" office:value="0.000296146044624746">
            <text:p>0,029615%</text:p>
          </table:table-cell>
          <table:table-cell table:style-name="ce9" table:formula="of:=[.H75]/[.H$1001]" office:value-type="percentage" office:value="0.000371811148087509">
            <text:p>0,037181%</text:p>
          </table:table-cell>
          <table:table-cell table:style-name="ce9" table:formula="of:=[.I75]/[.I$1001]" office:value-type="percentage" office:value="0.000239170129135375">
            <text:p>0,023917%</text:p>
          </table:table-cell>
          <table:table-cell table:style-name="ce9" table:formula="of:=[.J75]/[.J$1001]" office:value-type="percentage" office:value="0.00034519214913013">
            <text:p>0,034519%</text:p>
          </table:table-cell>
          <table:table-cell table:style-name="ce10" table:formula="of:=SUMPRODUCT([.B$1:.E$1];[.L75:.O75])" office:value-type="percentage" office:value="0.000327861815466253">
            <text:p>0,032786181546625300%</text:p>
          </table:table-cell>
        </table:table-row>
        <table:table-row table:style-name="ro3">
          <table:table-cell office:value-type="string">
            <text:p>pw</text:p>
          </table:table-cell>
          <table:table-cell table:style-name="ce5" table:formula="of:=VLOOKUP([.$A76];[corpusies.$D$1:.$E$1000];2;0)" office:value-type="float" office:value="0">
            <text:p>#N/D</text:p>
          </table:table-cell>
          <table:table-cell table:style-name="ce5" table:formula="of:=VLOOKUP([.$A76];[corpuscat.$D$1:.$E$1000];2;0)" office:value-type="float" office:value="38">
            <text:p>38</text:p>
          </table:table-cell>
          <table:table-cell table:style-name="ce5" table:formula="of:=VLOOKUP([.$A76];[corpusen.$D$1:.$E$1000];2;0)" office:value-type="float" office:value="155">
            <text:p>155</text:p>
          </table:table-cell>
          <table:table-cell table:style-name="ce5" table:formula="of:=VLOOKUP([.$A76];[corpuses.$D$1:.$E$1000];2;0)" office:value-type="float" office:value="278">
            <text:p>278</text:p>
          </table:table-cell>
          <table:table-cell table:style-name="ce5"/>
          <table:table-cell table:formula="of:=IF(ISERROR([.B76]);0;[.B76])" office:value-type="float" office:value="0">
            <text:p>0</text:p>
          </table:table-cell>
          <table:table-cell table:formula="of:=IF(ISERROR([.C76]);0;[.C76])" office:value-type="float" office:value="38">
            <text:p>38</text:p>
          </table:table-cell>
          <table:table-cell table:formula="of:=IF(ISERROR([.D76]);0;[.D76])" office:value-type="float" office:value="155">
            <text:p>155</text:p>
          </table:table-cell>
          <table:table-cell table:formula="of:=IF(ISERROR([.E76]);0;[.E76])" office:value-type="float" office:value="278">
            <text:p>278</text:p>
          </table:table-cell>
          <table:table-cell/>
          <table:table-cell table:style-name="ce9" table:formula="of:=[.G76]/[.G$1001]" office:value-type="percentage" office:value="0">
            <text:p>0,000000%</text:p>
          </table:table-cell>
          <table:table-cell table:style-name="ce9" table:formula="of:=[.H76]/[.H$1001]" office:value-type="percentage" office:value="0.00000300485402537757">
            <text:p>0,000300%</text:p>
          </table:table-cell>
          <table:table-cell table:style-name="ce9" table:formula="of:=[.I76]/[.I$1001]" office:value-type="percentage" office:value="0.0000232422382545349">
            <text:p>0,002324%</text:p>
          </table:table-cell>
          <table:table-cell table:style-name="ce9" table:formula="of:=[.J76]/[.J$1001]" office:value-type="percentage" office:value="0.00000575561791268376">
            <text:p>0,000576%</text:p>
          </table:table-cell>
          <table:table-cell table:style-name="ce10" table:formula="of:=SUMPRODUCT([.B$1:.E$1];[.L76:.O76])" office:value-type="percentage" office:value="0.00000495236540687189">
            <text:p>0,000495236540687189%</text:p>
          </table:table-cell>
        </table:table-row>
        <table:table-row table:style-name="ro3">
          <table:table-cell office:value-type="string">
            <text:p>pv</text:p>
          </table:table-cell>
          <table:table-cell table:style-name="ce5" table:formula="of:=VLOOKUP([.$A77];[corpusies.$D$1:.$E$1000];2;0)" office:value-type="float" office:value="2">
            <text:p>2</text:p>
          </table:table-cell>
          <table:table-cell table:style-name="ce5" table:formula="of:=VLOOKUP([.$A77];[corpuscat.$D$1:.$E$1000];2;0)" office:value-type="float" office:value="178">
            <text:p>178</text:p>
          </table:table-cell>
          <table:table-cell table:style-name="ce5" table:formula="of:=VLOOKUP([.$A77];[corpusen.$D$1:.$E$1000];2;0)" office:value-type="float" office:value="269">
            <text:p>269</text:p>
          </table:table-cell>
          <table:table-cell table:style-name="ce5" table:formula="of:=VLOOKUP([.$A77];[corpuses.$D$1:.$E$1000];2;0)" office:value-type="float" office:value="424">
            <text:p>424</text:p>
          </table:table-cell>
          <table:table-cell table:style-name="ce5"/>
          <table:table-cell table:formula="of:=IF(ISERROR([.B77]);0;[.B77])" office:value-type="float" office:value="2">
            <text:p>2</text:p>
          </table:table-cell>
          <table:table-cell table:formula="of:=IF(ISERROR([.C77]);0;[.C77])" office:value-type="float" office:value="178">
            <text:p>178</text:p>
          </table:table-cell>
          <table:table-cell table:formula="of:=IF(ISERROR([.D77]);0;[.D77])" office:value-type="float" office:value="269">
            <text:p>269</text:p>
          </table:table-cell>
          <table:table-cell table:formula="of:=IF(ISERROR([.E77]);0;[.E77])" office:value-type="float" office:value="424">
            <text:p>424</text:p>
          </table:table-cell>
          <table:table-cell/>
          <table:table-cell table:style-name="ce9" table:formula="of:=[.G77]/[.G$1001]" office:value-type="percentage" office:value="0.00000405679513184584">
            <text:p>0,000406%</text:p>
          </table:table-cell>
          <table:table-cell table:style-name="ce9" table:formula="of:=[.H77]/[.H$1001]" office:value-type="percentage" office:value="0.000014075368855716">
            <text:p>0,001408%</text:p>
          </table:table-cell>
          <table:table-cell table:style-name="ce9" table:formula="of:=[.I77]/[.I$1001]" office:value-type="percentage" office:value="0.0000403365296159348">
            <text:p>0,004034%</text:p>
          </table:table-cell>
          <table:table-cell table:style-name="ce9" table:formula="of:=[.J77]/[.J$1001]" office:value-type="percentage" office:value="0.00000877835249992055">
            <text:p>0,000878%</text:p>
          </table:table-cell>
          <table:table-cell table:style-name="ce10" table:formula="of:=SUMPRODUCT([.B$1:.E$1];[.L77:.O77])" office:value-type="percentage" office:value="0.0000121068079078382">
            <text:p>0,001210680790783820%</text:p>
          </table:table-cell>
        </table:table-row>
        <table:table-row table:style-name="ro3">
          <table:table-cell office:value-type="string">
            <text:p>pû</text:p>
          </table:table-cell>
          <table:table-cell table:style-name="ce5" table:formula="of:=VLOOKUP([.$A78];[corpusies.$D$1:.$E$1000];2;0)" office:value-type="float" office:value="0">
            <text:p>#N/D</text:p>
          </table:table-cell>
          <table:table-cell table:style-name="ce5" table:formula="of:=VLOOKUP([.$A78];[corpuscat.$D$1:.$E$1000];2;0)" office:value-type="float" office:value="0">
            <text:p>#N/D</text:p>
          </table:table-cell>
          <table:table-cell table:style-name="ce5" table:formula="of:=VLOOKUP([.$A78];[corpusen.$D$1:.$E$1000];2;0)" office:value-type="float" office:value="0">
            <text:p>#N/D</text:p>
          </table:table-cell>
          <table:table-cell table:style-name="ce5" table:formula="of:=VLOOKUP([.$A78];[corpuses.$D$1:.$E$1000];2;0)" office:value-type="float" office:value="2">
            <text:p>2</text:p>
          </table:table-cell>
          <table:table-cell table:style-name="ce5"/>
          <table:table-cell table:formula="of:=IF(ISERROR([.B78]);0;[.B78])" office:value-type="float" office:value="0">
            <text:p>0</text:p>
          </table:table-cell>
          <table:table-cell table:formula="of:=IF(ISERROR([.C78]);0;[.C78])" office:value-type="float" office:value="0">
            <text:p>0</text:p>
          </table:table-cell>
          <table:table-cell table:formula="of:=IF(ISERROR([.D78]);0;[.D78])" office:value-type="float" office:value="0">
            <text:p>0</text:p>
          </table:table-cell>
          <table:table-cell table:formula="of:=IF(ISERROR([.E78]);0;[.E78])" office:value-type="float" office:value="2">
            <text:p>2</text:p>
          </table:table-cell>
          <table:table-cell/>
          <table:table-cell table:style-name="ce9" table:formula="of:=[.G78]/[.G$1001]" office:value-type="percentage" office:value="0">
            <text:p>0,000000%</text:p>
          </table:table-cell>
          <table:table-cell table:style-name="ce9" table:formula="of:=[.H78]/[.H$1001]" office:value-type="percentage" office:value="0">
            <text:p>0,000000%</text:p>
          </table:table-cell>
          <table:table-cell table:style-name="ce9" table:formula="of:=[.I78]/[.I$1001]" office:value-type="percentage" office:value="0">
            <text:p>0,000000%</text:p>
          </table:table-cell>
          <table:table-cell table:style-name="ce9" table:formula="of:=[.J78]/[.J$1001]" office:value-type="percentage" office:value="0.0000000414073231128328">
            <text:p>0,000004%</text:p>
          </table:table-cell>
          <table:table-cell table:style-name="ce10" table:formula="of:=SUMPRODUCT([.B$1:.E$1];[.L78:.O78])" office:value-type="percentage" office:value="0.0000000124221969338498">
            <text:p>0,000001242219693385%</text:p>
          </table:table-cell>
        </table:table-row>
        <table:table-row table:style-name="ro3">
          <table:table-cell office:value-type="string">
            <text:p>pu</text:p>
          </table:table-cell>
          <table:table-cell table:style-name="ce5" table:formula="of:=VLOOKUP([.$A79];[corpusies.$D$1:.$E$1000];2;0)" office:value-type="float" office:value="2170">
            <text:p>2170</text:p>
          </table:table-cell>
          <table:table-cell table:style-name="ce5" table:formula="of:=VLOOKUP([.$A79];[corpuscat.$D$1:.$E$1000];2;0)" office:value-type="float" office:value="26556">
            <text:p>26556</text:p>
          </table:table-cell>
          <table:table-cell table:style-name="ce5" table:formula="of:=VLOOKUP([.$A79];[corpusen.$D$1:.$E$1000];2;0)" office:value-type="float" office:value="17772">
            <text:p>17772</text:p>
          </table:table-cell>
          <table:table-cell table:style-name="ce5" table:formula="of:=VLOOKUP([.$A79];[corpuses.$D$1:.$E$1000];2;0)" office:value-type="float" office:value="146526">
            <text:p>146526</text:p>
          </table:table-cell>
          <table:table-cell table:style-name="ce5"/>
          <table:table-cell table:formula="of:=IF(ISERROR([.B79]);0;[.B79])" office:value-type="float" office:value="2170">
            <text:p>2170</text:p>
          </table:table-cell>
          <table:table-cell table:formula="of:=IF(ISERROR([.C79]);0;[.C79])" office:value-type="float" office:value="26556">
            <text:p>26556</text:p>
          </table:table-cell>
          <table:table-cell table:formula="of:=IF(ISERROR([.D79]);0;[.D79])" office:value-type="float" office:value="17772">
            <text:p>17772</text:p>
          </table:table-cell>
          <table:table-cell table:formula="of:=IF(ISERROR([.E79]);0;[.E79])" office:value-type="float" office:value="146526">
            <text:p>146526</text:p>
          </table:table-cell>
          <table:table-cell/>
          <table:table-cell table:style-name="ce9" table:formula="of:=[.G79]/[.G$1001]" office:value-type="percentage" office:value="0.00440162271805274">
            <text:p>0,440162%</text:p>
          </table:table-cell>
          <table:table-cell table:style-name="ce9" table:formula="of:=[.H79]/[.H$1001]" office:value-type="percentage" office:value="0.00209991851310334">
            <text:p>0,209992%</text:p>
          </table:table-cell>
          <table:table-cell table:style-name="ce9" table:formula="of:=[.I79]/[.I$1001]" office:value-type="percentage" office:value="0.0026649100532877">
            <text:p>0,266491%</text:p>
          </table:table-cell>
          <table:table-cell table:style-name="ce9" table:formula="of:=[.J79]/[.J$1001]" office:value-type="percentage" office:value="0.00303362471321547">
            <text:p>0,303362%</text:p>
          </table:table-cell>
          <table:table-cell table:style-name="ce10" table:formula="of:=SUMPRODUCT([.B$1:.E$1];[.L79:.O79])" office:value-type="percentage" office:value="0.00312704078864023">
            <text:p>0,312704078864023000%</text:p>
          </table:table-cell>
        </table:table-row>
        <table:table-row table:style-name="ro3">
          <table:table-cell office:value-type="string">
            <text:p>pt</text:p>
          </table:table-cell>
          <table:table-cell table:style-name="ce5" table:formula="of:=VLOOKUP([.$A80];[corpusies.$D$1:.$E$1000];2;0)" office:value-type="float" office:value="621">
            <text:p>621</text:p>
          </table:table-cell>
          <table:table-cell table:style-name="ce5" table:formula="of:=VLOOKUP([.$A80];[corpuscat.$D$1:.$E$1000];2;0)" office:value-type="float" office:value="9257">
            <text:p>9257</text:p>
          </table:table-cell>
          <table:table-cell table:style-name="ce5" table:formula="of:=VLOOKUP([.$A80];[corpusen.$D$1:.$E$1000];2;0)" office:value-type="float" office:value="6066">
            <text:p>6066</text:p>
          </table:table-cell>
          <table:table-cell table:style-name="ce5" table:formula="of:=VLOOKUP([.$A80];[corpuses.$D$1:.$E$1000];2;0)" office:value-type="float" office:value="23438">
            <text:p>23438</text:p>
          </table:table-cell>
          <table:table-cell table:style-name="ce5"/>
          <table:table-cell table:formula="of:=IF(ISERROR([.B80]);0;[.B80])" office:value-type="float" office:value="621">
            <text:p>621</text:p>
          </table:table-cell>
          <table:table-cell table:formula="of:=IF(ISERROR([.C80]);0;[.C80])" office:value-type="float" office:value="9257">
            <text:p>9257</text:p>
          </table:table-cell>
          <table:table-cell table:formula="of:=IF(ISERROR([.D80]);0;[.D80])" office:value-type="float" office:value="6066">
            <text:p>6066</text:p>
          </table:table-cell>
          <table:table-cell table:formula="of:=IF(ISERROR([.E80]);0;[.E80])" office:value-type="float" office:value="23438">
            <text:p>23438</text:p>
          </table:table-cell>
          <table:table-cell/>
          <table:table-cell table:style-name="ce9" table:formula="of:=[.G80]/[.G$1001]" office:value-type="percentage" office:value="0.00125963488843813">
            <text:p>0,125963%</text:p>
          </table:table-cell>
          <table:table-cell table:style-name="ce9" table:formula="of:=[.H80]/[.H$1001]" office:value-type="percentage" office:value="0.000731998255603163">
            <text:p>0,073200%</text:p>
          </table:table-cell>
          <table:table-cell table:style-name="ce9" table:formula="of:=[.I80]/[.I$1001]" office:value-type="percentage" office:value="0.00090959624033554">
            <text:p>0,090960%</text:p>
          </table:table-cell>
          <table:table-cell table:style-name="ce9" table:formula="of:=[.J80]/[.J$1001]" office:value-type="percentage" office:value="0.000485252419559287">
            <text:p>0,048525%</text:p>
          </table:table-cell>
          <table:table-cell table:style-name="ce10" table:formula="of:=SUMPRODUCT([.B$1:.E$1];[.L80:.O80])" office:value-type="percentage" office:value="0.000834025293113729">
            <text:p>0,083402529311373000%</text:p>
          </table:table-cell>
        </table:table-row>
        <table:table-row table:style-name="ro3">
          <table:table-cell office:value-type="string">
            <text:p>ps</text:p>
          </table:table-cell>
          <table:table-cell table:style-name="ce5" table:formula="of:=VLOOKUP([.$A81];[corpusies.$D$1:.$E$1000];2;0)" office:value-type="float" office:value="1483">
            <text:p>1483</text:p>
          </table:table-cell>
          <table:table-cell table:style-name="ce5" table:formula="of:=VLOOKUP([.$A81];[corpuscat.$D$1:.$E$1000];2;0)" office:value-type="float" office:value="37289">
            <text:p>37289</text:p>
          </table:table-cell>
          <table:table-cell table:style-name="ce5" table:formula="of:=VLOOKUP([.$A81];[corpusen.$D$1:.$E$1000];2;0)" office:value-type="float" office:value="14754">
            <text:p>14754</text:p>
          </table:table-cell>
          <table:table-cell table:style-name="ce5" table:formula="of:=VLOOKUP([.$A81];[corpuses.$D$1:.$E$1000];2;0)" office:value-type="float" office:value="111455">
            <text:p>111455</text:p>
          </table:table-cell>
          <table:table-cell table:style-name="ce5"/>
          <table:table-cell table:formula="of:=IF(ISERROR([.B81]);0;[.B81])" office:value-type="float" office:value="1483">
            <text:p>1483</text:p>
          </table:table-cell>
          <table:table-cell table:formula="of:=IF(ISERROR([.C81]);0;[.C81])" office:value-type="float" office:value="37289">
            <text:p>37289</text:p>
          </table:table-cell>
          <table:table-cell table:formula="of:=IF(ISERROR([.D81]);0;[.D81])" office:value-type="float" office:value="14754">
            <text:p>14754</text:p>
          </table:table-cell>
          <table:table-cell table:formula="of:=IF(ISERROR([.E81]);0;[.E81])" office:value-type="float" office:value="111455">
            <text:p>111455</text:p>
          </table:table-cell>
          <table:table-cell/>
          <table:table-cell table:style-name="ce9" table:formula="of:=[.G81]/[.G$1001]" office:value-type="percentage" office:value="0.00300811359026369">
            <text:p>0,300811%</text:p>
          </table:table-cell>
          <table:table-cell table:style-name="ce9" table:formula="of:=[.H81]/[.H$1001]" office:value-type="percentage" office:value="0.00294863162506064">
            <text:p>0,294863%</text:p>
          </table:table-cell>
          <table:table-cell table:style-name="ce9" table:formula="of:=[.I81]/[.I$1001]" office:value-type="percentage" office:value="0.00221236118198328">
            <text:p>0,221236%</text:p>
          </table:table-cell>
          <table:table-cell table:style-name="ce9" table:formula="of:=[.J81]/[.J$1001]" office:value-type="percentage" office:value="0.00230752659877039">
            <text:p>0,230753%</text:p>
          </table:table-cell>
          <table:table-cell table:style-name="ce10" table:formula="of:=SUMPRODUCT([.B$1:.E$1];[.L81:.O81])" office:value-type="percentage" office:value="0.00270051766242674">
            <text:p>0,270051766242674000%</text:p>
          </table:table-cell>
        </table:table-row>
        <table:table-row table:style-name="ro3">
          <table:table-cell office:value-type="string">
            <text:p>pr</text:p>
          </table:table-cell>
          <table:table-cell table:style-name="ce5" table:formula="of:=VLOOKUP([.$A82];[corpusies.$D$1:.$E$1000];2;0)" office:value-type="float" office:value="4277">
            <text:p>4277</text:p>
          </table:table-cell>
          <table:table-cell table:style-name="ce5" table:formula="of:=VLOOKUP([.$A82];[corpuscat.$D$1:.$E$1000];2;0)" office:value-type="float" office:value="76000">
            <text:p>76000</text:p>
          </table:table-cell>
          <table:table-cell table:style-name="ce5" table:formula="of:=VLOOKUP([.$A82];[corpusen.$D$1:.$E$1000];2;0)" office:value-type="float" office:value="19587">
            <text:p>19587</text:p>
          </table:table-cell>
          <table:table-cell table:style-name="ce5" table:formula="of:=VLOOKUP([.$A82];[corpuses.$D$1:.$E$1000];2;0)" office:value-type="float" office:value="257799">
            <text:p>257799</text:p>
          </table:table-cell>
          <table:table-cell table:style-name="ce5"/>
          <table:table-cell table:formula="of:=IF(ISERROR([.B82]);0;[.B82])" office:value-type="float" office:value="4277">
            <text:p>4277</text:p>
          </table:table-cell>
          <table:table-cell table:formula="of:=IF(ISERROR([.C82]);0;[.C82])" office:value-type="float" office:value="76000">
            <text:p>76000</text:p>
          </table:table-cell>
          <table:table-cell table:formula="of:=IF(ISERROR([.D82]);0;[.D82])" office:value-type="float" office:value="19587">
            <text:p>19587</text:p>
          </table:table-cell>
          <table:table-cell table:formula="of:=IF(ISERROR([.E82]);0;[.E82])" office:value-type="float" office:value="257799">
            <text:p>257799</text:p>
          </table:table-cell>
          <table:table-cell/>
          <table:table-cell table:style-name="ce9" table:formula="of:=[.G82]/[.G$1001]" office:value-type="percentage" office:value="0.00867545638945233">
            <text:p>0,867546%</text:p>
          </table:table-cell>
          <table:table-cell table:style-name="ce9" table:formula="of:=[.H82]/[.H$1001]" office:value-type="percentage" office:value="0.00600970805075515">
            <text:p>0,600971%</text:p>
          </table:table-cell>
          <table:table-cell table:style-name="ce9" table:formula="of:=[.I82]/[.I$1001]" office:value-type="percentage" office:value="0.0029370691657521">
            <text:p>0,293707%</text:p>
          </table:table-cell>
          <table:table-cell table:style-name="ce9" table:formula="of:=[.J82]/[.J$1001]" office:value-type="percentage" office:value="0.00533738324558259">
            <text:p>0,533738%</text:p>
          </table:table-cell>
          <table:table-cell table:style-name="ce10" table:formula="of:=SUMPRODUCT([.B$1:.E$1];[.L82:.O82])" office:value-type="percentage" office:value="0.00630047122231223">
            <text:p>0,630047122231223000%</text:p>
          </table:table-cell>
        </table:table-row>
        <table:table-row table:style-name="ro3">
          <table:table-cell office:value-type="string">
            <text:p>pq</text:p>
          </table:table-cell>
          <table:table-cell table:style-name="ce5" table:formula="of:=VLOOKUP([.$A83];[corpusies.$D$1:.$E$1000];2;0)" office:value-type="float" office:value="0">
            <text:p>#N/D</text:p>
          </table:table-cell>
          <table:table-cell table:style-name="ce5" table:formula="of:=VLOOKUP([.$A83];[corpuscat.$D$1:.$E$1000];2;0)" office:value-type="float" office:value="3">
            <text:p>3</text:p>
          </table:table-cell>
          <table:table-cell table:style-name="ce5" table:formula="of:=VLOOKUP([.$A83];[corpusen.$D$1:.$E$1000];2;0)" office:value-type="float" office:value="0">
            <text:p>#N/D</text:p>
          </table:table-cell>
          <table:table-cell table:style-name="ce5" table:formula="of:=VLOOKUP([.$A83];[corpuses.$D$1:.$E$1000];2;0)" office:value-type="float" office:value="82">
            <text:p>82</text:p>
          </table:table-cell>
          <table:table-cell table:style-name="ce5"/>
          <table:table-cell table:formula="of:=IF(ISERROR([.B83]);0;[.B83])" office:value-type="float" office:value="0">
            <text:p>0</text:p>
          </table:table-cell>
          <table:table-cell table:formula="of:=IF(ISERROR([.C83]);0;[.C83])" office:value-type="float" office:value="3">
            <text:p>3</text:p>
          </table:table-cell>
          <table:table-cell table:formula="of:=IF(ISERROR([.D83]);0;[.D83])" office:value-type="float" office:value="0">
            <text:p>0</text:p>
          </table:table-cell>
          <table:table-cell table:formula="of:=IF(ISERROR([.E83]);0;[.E83])" office:value-type="float" office:value="82">
            <text:p>82</text:p>
          </table:table-cell>
          <table:table-cell/>
          <table:table-cell table:style-name="ce9" table:formula="of:=[.G83]/[.G$1001]" office:value-type="percentage" office:value="0">
            <text:p>0,000000%</text:p>
          </table:table-cell>
          <table:table-cell table:style-name="ce9" table:formula="of:=[.H83]/[.H$1001]" office:value-type="percentage" office:value="0.000000237225317792966">
            <text:p>0,000024%</text:p>
          </table:table-cell>
          <table:table-cell table:style-name="ce9" table:formula="of:=[.I83]/[.I$1001]" office:value-type="percentage" office:value="0">
            <text:p>0,000000%</text:p>
          </table:table-cell>
          <table:table-cell table:style-name="ce9" table:formula="of:=[.J83]/[.J$1001]" office:value-type="percentage" office:value="0.00000169770024762614">
            <text:p>0,000170%</text:p>
          </table:table-cell>
          <table:table-cell table:style-name="ce10" table:formula="of:=SUMPRODUCT([.B$1:.E$1];[.L83:.O83])" office:value-type="percentage" office:value="0.000000580477669625733">
            <text:p>0,000058047766962573%</text:p>
          </table:table-cell>
        </table:table-row>
        <table:table-row table:style-name="ro3">
          <table:table-cell office:value-type="string">
            <text:p>pñ</text:p>
          </table:table-cell>
          <table:table-cell table:style-name="ce5" table:formula="of:=VLOOKUP([.$A84];[corpusies.$D$1:.$E$1000];2;0)" office:value-type="float" office:value="0">
            <text:p>#N/D</text:p>
          </table:table-cell>
          <table:table-cell table:style-name="ce5" table:formula="of:=VLOOKUP([.$A84];[corpuscat.$D$1:.$E$1000];2;0)" office:value-type="float" office:value="0">
            <text:p>#N/D</text:p>
          </table:table-cell>
          <table:table-cell table:style-name="ce5" table:formula="of:=VLOOKUP([.$A84];[corpusen.$D$1:.$E$1000];2;0)" office:value-type="float" office:value="0">
            <text:p>#N/D</text:p>
          </table:table-cell>
          <table:table-cell table:style-name="ce5" table:formula="of:=VLOOKUP([.$A84];[corpuses.$D$1:.$E$1000];2;0)" office:value-type="float" office:value="3">
            <text:p>3</text:p>
          </table:table-cell>
          <table:table-cell table:style-name="ce5"/>
          <table:table-cell table:formula="of:=IF(ISERROR([.B84]);0;[.B84])" office:value-type="float" office:value="0">
            <text:p>0</text:p>
          </table:table-cell>
          <table:table-cell table:formula="of:=IF(ISERROR([.C84]);0;[.C84])" office:value-type="float" office:value="0">
            <text:p>0</text:p>
          </table:table-cell>
          <table:table-cell table:formula="of:=IF(ISERROR([.D84]);0;[.D84])" office:value-type="float" office:value="0">
            <text:p>0</text:p>
          </table:table-cell>
          <table:table-cell table:formula="of:=IF(ISERROR([.E84]);0;[.E84])" office:value-type="float" office:value="3">
            <text:p>3</text:p>
          </table:table-cell>
          <table:table-cell/>
          <table:table-cell table:style-name="ce9" table:formula="of:=[.G84]/[.G$1001]" office:value-type="percentage" office:value="0">
            <text:p>0,000000%</text:p>
          </table:table-cell>
          <table:table-cell table:style-name="ce9" table:formula="of:=[.H84]/[.H$1001]" office:value-type="percentage" office:value="0">
            <text:p>0,000000%</text:p>
          </table:table-cell>
          <table:table-cell table:style-name="ce9" table:formula="of:=[.I84]/[.I$1001]" office:value-type="percentage" office:value="0">
            <text:p>0,000000%</text:p>
          </table:table-cell>
          <table:table-cell table:style-name="ce9" table:formula="of:=[.J84]/[.J$1001]" office:value-type="percentage" office:value="0.0000000621109846692492">
            <text:p>0,000006%</text:p>
          </table:table-cell>
          <table:table-cell table:style-name="ce10" table:formula="of:=SUMPRODUCT([.B$1:.E$1];[.L84:.O84])" office:value-type="percentage" office:value="0.0000000186332954007748">
            <text:p>0,000001863329540077%</text:p>
          </table:table-cell>
        </table:table-row>
        <table:table-row table:style-name="ro3">
          <table:table-cell office:value-type="string">
            <text:p>pç</text:p>
          </table:table-cell>
          <table:table-cell table:style-name="ce5" table:formula="of:=VLOOKUP([.$A85];[corpusies.$D$1:.$E$1000];2;0)" office:value-type="float" office:value="11">
            <text:p>11</text:p>
          </table:table-cell>
          <table:table-cell table:style-name="ce5" table:formula="of:=VLOOKUP([.$A85];[corpuscat.$D$1:.$E$1000];2;0)" office:value-type="float" office:value="280">
            <text:p>280</text:p>
          </table:table-cell>
          <table:table-cell table:style-name="ce5" table:formula="of:=VLOOKUP([.$A85];[corpusen.$D$1:.$E$1000];2;0)" office:value-type="float" office:value="0">
            <text:p>#N/D</text:p>
          </table:table-cell>
          <table:table-cell table:style-name="ce5" table:formula="of:=VLOOKUP([.$A85];[corpuses.$D$1:.$E$1000];2;0)" office:value-type="float" office:value="5">
            <text:p>5</text:p>
          </table:table-cell>
          <table:table-cell table:style-name="ce5"/>
          <table:table-cell table:formula="of:=IF(ISERROR([.B85]);0;[.B85])" office:value-type="float" office:value="11">
            <text:p>11</text:p>
          </table:table-cell>
          <table:table-cell table:formula="of:=IF(ISERROR([.C85]);0;[.C85])" office:value-type="float" office:value="280">
            <text:p>280</text:p>
          </table:table-cell>
          <table:table-cell table:formula="of:=IF(ISERROR([.D85]);0;[.D85])" office:value-type="float" office:value="0">
            <text:p>0</text:p>
          </table:table-cell>
          <table:table-cell table:formula="of:=IF(ISERROR([.E85]);0;[.E85])" office:value-type="float" office:value="5">
            <text:p>5</text:p>
          </table:table-cell>
          <table:table-cell/>
          <table:table-cell table:style-name="ce9" table:formula="of:=[.G85]/[.G$1001]" office:value-type="percentage" office:value="0.0000223123732251521">
            <text:p>0,002231%</text:p>
          </table:table-cell>
          <table:table-cell table:style-name="ce9" table:formula="of:=[.H85]/[.H$1001]" office:value-type="percentage" office:value="0.0000221410296606769">
            <text:p>0,002214%</text:p>
          </table:table-cell>
          <table:table-cell table:style-name="ce9" table:formula="of:=[.I85]/[.I$1001]" office:value-type="percentage" office:value="0">
            <text:p>0,000000%</text:p>
          </table:table-cell>
          <table:table-cell table:style-name="ce9" table:formula="of:=[.J85]/[.J$1001]" office:value-type="percentage" office:value="0.000000103518307782082">
            <text:p>0,000010%</text:p>
          </table:table-cell>
          <table:table-cell table:style-name="ce10" table:formula="of:=SUMPRODUCT([.B$1:.E$1];[.L85:.O85])" office:value-type="percentage" office:value="0.0000133670763580833">
            <text:p>0,001336707635808330%</text:p>
          </table:table-cell>
        </table:table-row>
        <table:table-row table:style-name="ro3">
          <table:table-cell office:value-type="string">
            <text:p>p´</text:p>
          </table:table-cell>
          <table:table-cell table:style-name="ce5" table:formula="of:=VLOOKUP([.$A86];[corpusies.$D$1:.$E$1000];2;0)" office:value-type="float" office:value="23">
            <text:p>23</text:p>
          </table:table-cell>
          <table:table-cell table:style-name="ce5" table:formula="of:=VLOOKUP([.$A86];[corpuscat.$D$1:.$E$1000];2;0)" office:value-type="float" office:value="4837">
            <text:p>4837</text:p>
          </table:table-cell>
          <table:table-cell table:style-name="ce5" table:formula="of:=VLOOKUP([.$A86];[corpusen.$D$1:.$E$1000];2;0)" office:value-type="float" office:value="0">
            <text:p>#N/D</text:p>
          </table:table-cell>
          <table:table-cell table:style-name="ce5" table:formula="of:=VLOOKUP([.$A86];[corpuses.$D$1:.$E$1000];2;0)" office:value-type="float" office:value="27806">
            <text:p>27806</text:p>
          </table:table-cell>
          <table:table-cell table:style-name="ce5"/>
          <table:table-cell table:formula="of:=IF(ISERROR([.B86]);0;[.B86])" office:value-type="float" office:value="23">
            <text:p>23</text:p>
          </table:table-cell>
          <table:table-cell table:formula="of:=IF(ISERROR([.C86]);0;[.C86])" office:value-type="float" office:value="4837">
            <text:p>4837</text:p>
          </table:table-cell>
          <table:table-cell table:formula="of:=IF(ISERROR([.D86]);0;[.D86])" office:value-type="float" office:value="0">
            <text:p>0</text:p>
          </table:table-cell>
          <table:table-cell table:formula="of:=IF(ISERROR([.E86]);0;[.E86])" office:value-type="float" office:value="27806">
            <text:p>27806</text:p>
          </table:table-cell>
          <table:table-cell/>
          <table:table-cell table:style-name="ce9" table:formula="of:=[.G86]/[.G$1001]" office:value-type="percentage" office:value="0.0000466531440162272">
            <text:p>0,004665%</text:p>
          </table:table-cell>
          <table:table-cell table:style-name="ce9" table:formula="of:=[.H86]/[.H$1001]" office:value-type="percentage" office:value="0.000382486287388193">
            <text:p>0,038249%</text:p>
          </table:table-cell>
          <table:table-cell table:style-name="ce9" table:formula="of:=[.I86]/[.I$1001]" office:value-type="percentage" office:value="0">
            <text:p>0,000000%</text:p>
          </table:table-cell>
          <table:table-cell table:style-name="ce9" table:formula="of:=[.J86]/[.J$1001]" office:value-type="percentage" office:value="0.000575686013237714">
            <text:p>0,057569%</text:p>
          </table:table-cell>
          <table:table-cell table:style-name="ce10" table:formula="of:=SUMPRODUCT([.B$1:.E$1];[.L86:.O86])" office:value-type="percentage" office:value="0.00030144763339264">
            <text:p>0,030144763339264000%</text:p>
          </table:table-cell>
        </table:table-row>
        <table:table-row table:style-name="ro3">
          <table:table-cell office:value-type="string">
            <text:p>oz</text:p>
          </table:table-cell>
          <table:table-cell table:style-name="ce5" table:formula="of:=VLOOKUP([.$A87];[corpusies.$D$1:.$E$1000];2;0)" office:value-type="float" office:value="8">
            <text:p>8</text:p>
          </table:table-cell>
          <table:table-cell table:style-name="ce5" table:formula="of:=VLOOKUP([.$A87];[corpuscat.$D$1:.$E$1000];2;0)" office:value-type="float" office:value="3531">
            <text:p>3531</text:p>
          </table:table-cell>
          <table:table-cell table:style-name="ce5" table:formula="of:=VLOOKUP([.$A87];[corpusen.$D$1:.$E$1000];2;0)" office:value-type="float" office:value="416">
            <text:p>416</text:p>
          </table:table-cell>
          <table:table-cell table:style-name="ce5" table:formula="of:=VLOOKUP([.$A87];[corpuses.$D$1:.$E$1000];2;0)" office:value-type="float" office:value="39913">
            <text:p>39913</text:p>
          </table:table-cell>
          <table:table-cell table:style-name="ce5"/>
          <table:table-cell table:formula="of:=IF(ISERROR([.B87]);0;[.B87])" office:value-type="float" office:value="8">
            <text:p>8</text:p>
          </table:table-cell>
          <table:table-cell table:formula="of:=IF(ISERROR([.C87]);0;[.C87])" office:value-type="float" office:value="3531">
            <text:p>3531</text:p>
          </table:table-cell>
          <table:table-cell table:formula="of:=IF(ISERROR([.D87]);0;[.D87])" office:value-type="float" office:value="416">
            <text:p>416</text:p>
          </table:table-cell>
          <table:table-cell table:formula="of:=IF(ISERROR([.E87]);0;[.E87])" office:value-type="float" office:value="39913">
            <text:p>39913</text:p>
          </table:table-cell>
          <table:table-cell/>
          <table:table-cell table:style-name="ce9" table:formula="of:=[.G87]/[.G$1001]" office:value-type="percentage" office:value="0.0000162271805273834">
            <text:p>0,001623%</text:p>
          </table:table-cell>
          <table:table-cell table:style-name="ce9" table:formula="of:=[.H87]/[.H$1001]" office:value-type="percentage" office:value="0.000279214199042321">
            <text:p>0,027921%</text:p>
          </table:table-cell>
          <table:table-cell table:style-name="ce9" table:formula="of:=[.I87]/[.I$1001]" office:value-type="percentage" office:value="0.0000623791684766872">
            <text:p>0,006238%</text:p>
          </table:table-cell>
          <table:table-cell table:style-name="ce9" table:formula="of:=[.J87]/[.J$1001]" office:value-type="percentage" office:value="0.000826345243701247">
            <text:p>0,082635%</text:p>
          </table:table-cell>
          <table:table-cell table:style-name="ce10" table:formula="of:=SUMPRODUCT([.B$1:.E$1];[.L87:.O87])" office:value-type="percentage" office:value="0.000342773903828954">
            <text:p>0,034277390382895400%</text:p>
          </table:table-cell>
        </table:table-row>
        <table:table-row table:style-name="ro3">
          <table:table-cell office:value-type="string">
            <text:p>oy</text:p>
          </table:table-cell>
          <table:table-cell table:style-name="ce5" table:formula="of:=VLOOKUP([.$A88];[corpusies.$D$1:.$E$1000];2;0)" office:value-type="float" office:value="64">
            <text:p>64</text:p>
          </table:table-cell>
          <table:table-cell table:style-name="ce5" table:formula="of:=VLOOKUP([.$A88];[corpuscat.$D$1:.$E$1000];2;0)" office:value-type="float" office:value="6743">
            <text:p>6743</text:p>
          </table:table-cell>
          <table:table-cell table:style-name="ce5" table:formula="of:=VLOOKUP([.$A88];[corpusen.$D$1:.$E$1000];2;0)" office:value-type="float" office:value="27525">
            <text:p>27525</text:p>
          </table:table-cell>
          <table:table-cell table:style-name="ce5" table:formula="of:=VLOOKUP([.$A88];[corpuses.$D$1:.$E$1000];2;0)" office:value-type="float" office:value="56056">
            <text:p>56056</text:p>
          </table:table-cell>
          <table:table-cell table:style-name="ce5"/>
          <table:table-cell table:formula="of:=IF(ISERROR([.B88]);0;[.B88])" office:value-type="float" office:value="64">
            <text:p>64</text:p>
          </table:table-cell>
          <table:table-cell table:formula="of:=IF(ISERROR([.C88]);0;[.C88])" office:value-type="float" office:value="6743">
            <text:p>6743</text:p>
          </table:table-cell>
          <table:table-cell table:formula="of:=IF(ISERROR([.D88]);0;[.D88])" office:value-type="float" office:value="27525">
            <text:p>27525</text:p>
          </table:table-cell>
          <table:table-cell table:formula="of:=IF(ISERROR([.E88]);0;[.E88])" office:value-type="float" office:value="56056">
            <text:p>56056</text:p>
          </table:table-cell>
          <table:table-cell/>
          <table:table-cell table:style-name="ce9" table:formula="of:=[.G88]/[.G$1001]" office:value-type="percentage" office:value="0.000129817444219067">
            <text:p>0,012982%</text:p>
          </table:table-cell>
          <table:table-cell table:style-name="ce9" table:formula="of:=[.H88]/[.H$1001]" office:value-type="percentage" office:value="0.000533203439292657">
            <text:p>0,053320%</text:p>
          </table:table-cell>
          <table:table-cell table:style-name="ce9" table:formula="of:=[.I88]/[.I$1001]" office:value-type="percentage" office:value="0.00412737166423273">
            <text:p>0,412737%</text:p>
          </table:table-cell>
          <table:table-cell table:style-name="ce9" table:formula="of:=[.J88]/[.J$1001]" office:value-type="percentage" office:value="0.00116056445220648">
            <text:p>0,116056%</text:p>
          </table:table-cell>
          <table:table-cell table:style-name="ce10" table:formula="of:=SUMPRODUCT([.B$1:.E$1];[.L88:.O88])" office:value-type="percentage" office:value="0.000959812767138734">
            <text:p>0,095981276713873400%</text:p>
          </table:table-cell>
        </table:table-row>
        <table:table-row table:style-name="ro3">
          <table:table-cell office:value-type="string">
            <text:p>ox</text:p>
          </table:table-cell>
          <table:table-cell table:style-name="ce5" table:formula="of:=VLOOKUP([.$A89];[corpusies.$D$1:.$E$1000];2;0)" office:value-type="float" office:value="107">
            <text:p>107</text:p>
          </table:table-cell>
          <table:table-cell table:style-name="ce5" table:formula="of:=VLOOKUP([.$A89];[corpuscat.$D$1:.$E$1000];2;0)" office:value-type="float" office:value="4450">
            <text:p>4450</text:p>
          </table:table-cell>
          <table:table-cell table:style-name="ce5" table:formula="of:=VLOOKUP([.$A89];[corpusen.$D$1:.$E$1000];2;0)" office:value-type="float" office:value="687">
            <text:p>687</text:p>
          </table:table-cell>
          <table:table-cell table:style-name="ce5" table:formula="of:=VLOOKUP([.$A89];[corpuses.$D$1:.$E$1000];2;0)" office:value-type="float" office:value="11922">
            <text:p>11922</text:p>
          </table:table-cell>
          <table:table-cell table:style-name="ce5"/>
          <table:table-cell table:formula="of:=IF(ISERROR([.B89]);0;[.B89])" office:value-type="float" office:value="107">
            <text:p>107</text:p>
          </table:table-cell>
          <table:table-cell table:formula="of:=IF(ISERROR([.C89]);0;[.C89])" office:value-type="float" office:value="4450">
            <text:p>4450</text:p>
          </table:table-cell>
          <table:table-cell table:formula="of:=IF(ISERROR([.D89]);0;[.D89])" office:value-type="float" office:value="687">
            <text:p>687</text:p>
          </table:table-cell>
          <table:table-cell table:formula="of:=IF(ISERROR([.E89]);0;[.E89])" office:value-type="float" office:value="11922">
            <text:p>11922</text:p>
          </table:table-cell>
          <table:table-cell/>
          <table:table-cell table:style-name="ce9" table:formula="of:=[.G89]/[.G$1001]" office:value-type="percentage" office:value="0.000217038539553752">
            <text:p>0,021704%</text:p>
          </table:table-cell>
          <table:table-cell table:style-name="ce9" table:formula="of:=[.H89]/[.H$1001]" office:value-type="percentage" office:value="0.0003518842213929">
            <text:p>0,035188%</text:p>
          </table:table-cell>
          <table:table-cell table:style-name="ce9" table:formula="of:=[.I89]/[.I$1001]" office:value-type="percentage" office:value="0.000103015597941068">
            <text:p>0,010302%</text:p>
          </table:table-cell>
          <table:table-cell table:style-name="ce9" table:formula="of:=[.J89]/[.J$1001]" office:value-type="percentage" office:value="0.000246829053075596">
            <text:p>0,024683%</text:p>
          </table:table-cell>
          <table:table-cell table:style-name="ce10" table:formula="of:=SUMPRODUCT([.B$1:.E$1];[.L89:.O89])" office:value-type="percentage" office:value="0.000255027104000781">
            <text:p>0,025502710400078100%</text:p>
          </table:table-cell>
        </table:table-row>
        <table:table-row table:style-name="ro3">
          <table:table-cell office:value-type="string">
            <text:p>ow</text:p>
          </table:table-cell>
          <table:table-cell table:style-name="ce5" table:formula="of:=VLOOKUP([.$A90];[corpusies.$D$1:.$E$1000];2;0)" office:value-type="float" office:value="283">
            <text:p>283</text:p>
          </table:table-cell>
          <table:table-cell table:style-name="ce5" table:formula="of:=VLOOKUP([.$A90];[corpuscat.$D$1:.$E$1000];2;0)" office:value-type="float" office:value="2389">
            <text:p>2389</text:p>
          </table:table-cell>
          <table:table-cell table:style-name="ce5" table:formula="of:=VLOOKUP([.$A90];[corpusen.$D$1:.$E$1000];2;0)" office:value-type="float" office:value="50807">
            <text:p>50807</text:p>
          </table:table-cell>
          <table:table-cell table:style-name="ce5" table:formula="of:=VLOOKUP([.$A90];[corpuses.$D$1:.$E$1000];2;0)" office:value-type="float" office:value="19601">
            <text:p>19601</text:p>
          </table:table-cell>
          <table:table-cell table:style-name="ce5"/>
          <table:table-cell table:formula="of:=IF(ISERROR([.B90]);0;[.B90])" office:value-type="float" office:value="283">
            <text:p>283</text:p>
          </table:table-cell>
          <table:table-cell table:formula="of:=IF(ISERROR([.C90]);0;[.C90])" office:value-type="float" office:value="2389">
            <text:p>2389</text:p>
          </table:table-cell>
          <table:table-cell table:formula="of:=IF(ISERROR([.D90]);0;[.D90])" office:value-type="float" office:value="50807">
            <text:p>50807</text:p>
          </table:table-cell>
          <table:table-cell table:formula="of:=IF(ISERROR([.E90]);0;[.E90])" office:value-type="float" office:value="19601">
            <text:p>19601</text:p>
          </table:table-cell>
          <table:table-cell/>
          <table:table-cell table:style-name="ce9" table:formula="of:=[.G90]/[.G$1001]" office:value-type="percentage" office:value="0.000574036511156187">
            <text:p>0,057404%</text:p>
          </table:table-cell>
          <table:table-cell table:style-name="ce9" table:formula="of:=[.H90]/[.H$1001]" office:value-type="percentage" office:value="0.000188910428069132">
            <text:p>0,018891%</text:p>
          </table:table-cell>
          <table:table-cell table:style-name="ce9" table:formula="of:=[.I90]/[.I$1001]" office:value-type="percentage" office:value="0.00761850579998809">
            <text:p>0,761851%</text:p>
          </table:table-cell>
          <table:table-cell table:style-name="ce9" table:formula="of:=[.J90]/[.J$1001]" office:value-type="percentage" office:value="0.000405812470167318">
            <text:p>0,040581%</text:p>
          </table:table-cell>
          <table:table-cell table:style-name="ce10" table:formula="of:=SUMPRODUCT([.B$1:.E$1];[.L90:.O90])" office:value-type="percentage" office:value="0.0011124784028166">
            <text:p>0,111247840281660000%</text:p>
          </table:table-cell>
        </table:table-row>
        <table:table-row table:style-name="ro3">
          <table:table-cell office:value-type="string">
            <text:p>ov</text:p>
          </table:table-cell>
          <table:table-cell table:style-name="ce5" table:formula="of:=VLOOKUP([.$A91];[corpusies.$D$1:.$E$1000];2;0)" office:value-type="float" office:value="1669">
            <text:p>1669</text:p>
          </table:table-cell>
          <table:table-cell table:style-name="ce5" table:formula="of:=VLOOKUP([.$A91];[corpuscat.$D$1:.$E$1000];2;0)" office:value-type="float" office:value="34689">
            <text:p>34689</text:p>
          </table:table-cell>
          <table:table-cell table:style-name="ce5" table:formula="of:=VLOOKUP([.$A91];[corpusen.$D$1:.$E$1000];2;0)" office:value-type="float" office:value="14138">
            <text:p>14138</text:p>
          </table:table-cell>
          <table:table-cell table:style-name="ce5" table:formula="of:=VLOOKUP([.$A91];[corpuses.$D$1:.$E$1000];2;0)" office:value-type="float" office:value="127322">
            <text:p>127322</text:p>
          </table:table-cell>
          <table:table-cell table:style-name="ce5"/>
          <table:table-cell table:formula="of:=IF(ISERROR([.B91]);0;[.B91])" office:value-type="float" office:value="1669">
            <text:p>1669</text:p>
          </table:table-cell>
          <table:table-cell table:formula="of:=IF(ISERROR([.C91]);0;[.C91])" office:value-type="float" office:value="34689">
            <text:p>34689</text:p>
          </table:table-cell>
          <table:table-cell table:formula="of:=IF(ISERROR([.D91]);0;[.D91])" office:value-type="float" office:value="14138">
            <text:p>14138</text:p>
          </table:table-cell>
          <table:table-cell table:formula="of:=IF(ISERROR([.E91]);0;[.E91])" office:value-type="float" office:value="127322">
            <text:p>127322</text:p>
          </table:table-cell>
          <table:table-cell/>
          <table:table-cell table:style-name="ce9" table:formula="of:=[.G91]/[.G$1001]" office:value-type="percentage" office:value="0.00338539553752535">
            <text:p>0,338540%</text:p>
          </table:table-cell>
          <table:table-cell table:style-name="ce9" table:formula="of:=[.H91]/[.H$1001]" office:value-type="percentage" office:value="0.00274303634964007">
            <text:p>0,274304%</text:p>
          </table:table-cell>
          <table:table-cell table:style-name="ce9" table:formula="of:=[.I91]/[.I$1001]" office:value-type="percentage" office:value="0.00211999202866203">
            <text:p>0,211999%</text:p>
          </table:table-cell>
          <table:table-cell table:style-name="ce9" table:formula="of:=[.J91]/[.J$1001]" office:value-type="percentage" office:value="0.00263603159668605">
            <text:p>0,263603%</text:p>
          </table:table-cell>
          <table:table-cell table:style-name="ce10" table:formula="of:=SUMPRODUCT([.B$1:.E$1];[.L91:.O91])" office:value-type="percentage" office:value="0.00284133824802164">
            <text:p>0,284133824802164000%</text:p>
          </table:table-cell>
        </table:table-row>
        <table:table-row table:style-name="ro3">
          <table:table-cell office:value-type="string">
            <text:p>oû</text:p>
          </table:table-cell>
          <table:table-cell table:style-name="ce5" table:formula="of:=VLOOKUP([.$A92];[corpusies.$D$1:.$E$1000];2;0)" office:value-type="float" office:value="0">
            <text:p>#N/D</text:p>
          </table:table-cell>
          <table:table-cell table:style-name="ce5" table:formula="of:=VLOOKUP([.$A92];[corpuscat.$D$1:.$E$1000];2;0)" office:value-type="float" office:value="2">
            <text:p>2</text:p>
          </table:table-cell>
          <table:table-cell table:style-name="ce5" table:formula="of:=VLOOKUP([.$A92];[corpusen.$D$1:.$E$1000];2;0)" office:value-type="float" office:value="0">
            <text:p>#N/D</text:p>
          </table:table-cell>
          <table:table-cell table:style-name="ce5" table:formula="of:=VLOOKUP([.$A92];[corpuses.$D$1:.$E$1000];2;0)" office:value-type="float" office:value="8">
            <text:p>8</text:p>
          </table:table-cell>
          <table:table-cell table:style-name="ce5"/>
          <table:table-cell table:formula="of:=IF(ISERROR([.B92]);0;[.B92])" office:value-type="float" office:value="0">
            <text:p>0</text:p>
          </table:table-cell>
          <table:table-cell table:formula="of:=IF(ISERROR([.C92]);0;[.C92])" office:value-type="float" office:value="2">
            <text:p>2</text:p>
          </table:table-cell>
          <table:table-cell table:formula="of:=IF(ISERROR([.D92]);0;[.D92])" office:value-type="float" office:value="0">
            <text:p>0</text:p>
          </table:table-cell>
          <table:table-cell table:formula="of:=IF(ISERROR([.E92]);0;[.E92])" office:value-type="float" office:value="8">
            <text:p>8</text:p>
          </table:table-cell>
          <table:table-cell/>
          <table:table-cell table:style-name="ce9" table:formula="of:=[.G92]/[.G$1001]" office:value-type="percentage" office:value="0">
            <text:p>0,000000%</text:p>
          </table:table-cell>
          <table:table-cell table:style-name="ce9" table:formula="of:=[.H92]/[.H$1001]" office:value-type="percentage" office:value="0.000000158150211861978">
            <text:p>0,000016%</text:p>
          </table:table-cell>
          <table:table-cell table:style-name="ce9" table:formula="of:=[.I92]/[.I$1001]" office:value-type="percentage" office:value="0">
            <text:p>0,000000%</text:p>
          </table:table-cell>
          <table:table-cell table:style-name="ce9" table:formula="of:=[.J92]/[.J$1001]" office:value-type="percentage" office:value="0.000000165629292451331">
            <text:p>0,000017%</text:p>
          </table:table-cell>
          <table:table-cell table:style-name="ce10" table:formula="of:=SUMPRODUCT([.B$1:.E$1];[.L92:.O92])" office:value-type="percentage" office:value="0.0000000971338512939926">
            <text:p>0,000009713385129399%</text:p>
          </table:table-cell>
        </table:table-row>
        <table:table-row table:style-name="ro1">
          <table:table-cell office:value-type="string">
            <text:p>ou</text:p>
          </table:table-cell>
          <table:table-cell table:style-name="ce5" table:formula="of:=VLOOKUP([.$A93];[corpusies.$D$1:.$E$1000];2;0)" office:value-type="float" office:value="769">
            <text:p>769</text:p>
          </table:table-cell>
          <table:table-cell table:style-name="ce5" table:formula="of:=VLOOKUP([.$A93];[corpuscat.$D$1:.$E$1000];2;0)" office:value-type="float" office:value="17206">
            <text:p>17206</text:p>
          </table:table-cell>
          <table:table-cell table:style-name="ce5" table:formula="of:=VLOOKUP([.$A93];[corpusen.$D$1:.$E$1000];2;0)" office:value-type="float" office:value="96948">
            <text:p>96948</text:p>
          </table:table-cell>
          <table:table-cell table:style-name="ce5" table:formula="of:=VLOOKUP([.$A93];[corpuses.$D$1:.$E$1000];2;0)" office:value-type="float" office:value="37607">
            <text:p>37607</text:p>
          </table:table-cell>
          <table:table-cell table:style-name="ce5"/>
          <table:table-cell table:formula="of:=IF(ISERROR([.B93]);0;[.B93])" office:value-type="float" office:value="769">
            <text:p>769</text:p>
          </table:table-cell>
          <table:table-cell table:formula="of:=IF(ISERROR([.C93]);0;[.C93])" office:value-type="float" office:value="17206">
            <text:p>17206</text:p>
          </table:table-cell>
          <table:table-cell table:formula="of:=IF(ISERROR([.D93]);0;[.D93])" office:value-type="float" office:value="96948">
            <text:p>96948</text:p>
          </table:table-cell>
          <table:table-cell table:formula="of:=IF(ISERROR([.E93]);0;[.E93])" office:value-type="float" office:value="37607">
            <text:p>37607</text:p>
          </table:table-cell>
          <table:table-cell/>
          <table:table-cell table:style-name="ce9" table:formula="of:=[.G93]/[.G$1001]" office:value-type="percentage" office:value="0.00155983772819473">
            <text:p>0,155984%</text:p>
          </table:table-cell>
          <table:table-cell table:style-name="ce9" table:formula="of:=[.H93]/[.H$1001]" office:value-type="percentage" office:value="0.00136056627264859">
            <text:p>0,136057%</text:p>
          </table:table-cell>
          <table:table-cell table:style-name="ce9" table:formula="of:=[.I93]/[.I$1001]" office:value-type="percentage" office:value="0.0145373452535526">
            <text:p>1,453735%</text:p>
          </table:table-cell>
          <table:table-cell table:style-name="ce9" table:formula="of:=[.J93]/[.J$1001]" office:value-type="percentage" office:value="0.000778602600152151">
            <text:p>0,077860%</text:p>
          </table:table-cell>
          <table:table-cell table:style-name="ce10" table:formula="of:=SUMPRODUCT([.B$1:.E$1];[.L93:.O93])" office:value-type="percentage" office:value="0.0025634365056539">
            <text:p>0,256343650565390000%</text:p>
          </table:table-cell>
        </table:table-row>
        <table:table-row table:style-name="ro3">
          <table:table-cell office:value-type="string">
            <text:p>ot</text:p>
          </table:table-cell>
          <table:table-cell table:style-name="ce5" table:formula="of:=VLOOKUP([.$A94];[corpusies.$D$1:.$E$1000];2;0)" office:value-type="float" office:value="3912">
            <text:p>3912</text:p>
          </table:table-cell>
          <table:table-cell table:style-name="ce5" table:formula="of:=VLOOKUP([.$A94];[corpuscat.$D$1:.$E$1000];2;0)" office:value-type="float" office:value="84693">
            <text:p>84693</text:p>
          </table:table-cell>
          <table:table-cell table:style-name="ce5" table:formula="of:=VLOOKUP([.$A94];[corpusen.$D$1:.$E$1000];2;0)" office:value-type="float" office:value="112112">
            <text:p>112112</text:p>
          </table:table-cell>
          <table:table-cell table:style-name="ce5" table:formula="of:=VLOOKUP([.$A94];[corpuses.$D$1:.$E$1000];2;0)" office:value-type="float" office:value="532463">
            <text:p>532463</text:p>
          </table:table-cell>
          <table:table-cell table:style-name="ce5"/>
          <table:table-cell table:formula="of:=IF(ISERROR([.B94]);0;[.B94])" office:value-type="float" office:value="3912">
            <text:p>3912</text:p>
          </table:table-cell>
          <table:table-cell table:formula="of:=IF(ISERROR([.C94]);0;[.C94])" office:value-type="float" office:value="84693">
            <text:p>84693</text:p>
          </table:table-cell>
          <table:table-cell table:formula="of:=IF(ISERROR([.D94]);0;[.D94])" office:value-type="float" office:value="112112">
            <text:p>112112</text:p>
          </table:table-cell>
          <table:table-cell table:formula="of:=IF(ISERROR([.E94]);0;[.E94])" office:value-type="float" office:value="532463">
            <text:p>532463</text:p>
          </table:table-cell>
          <table:table-cell/>
          <table:table-cell table:style-name="ce9" table:formula="of:=[.G94]/[.G$1001]" office:value-type="percentage" office:value="0.00793509127789047">
            <text:p>0,793509%</text:p>
          </table:table-cell>
          <table:table-cell table:style-name="ce9" table:formula="of:=[.H94]/[.H$1001]" office:value-type="percentage" office:value="0.00669710794661323">
            <text:p>0,669711%</text:p>
          </table:table-cell>
          <table:table-cell table:style-name="ce9" table:formula="of:=[.I94]/[.I$1001]" office:value-type="percentage" office:value="0.0168111859044672">
            <text:p>1,681119%</text:p>
          </table:table-cell>
          <table:table-cell table:style-name="ce9" table:formula="of:=[.J94]/[.J$1001]" office:value-type="percentage" office:value="0.0110239337433141">
            <text:p>1,102393%</text:p>
          </table:table-cell>
          <table:table-cell table:style-name="ce10" table:formula="of:=SUMPRODUCT([.B$1:.E$1];[.L94:.O94])" office:value-type="percentage" office:value="0.00937795848079207">
            <text:p>0,937795848079207000%</text:p>
          </table:table-cell>
        </table:table-row>
        <table:table-row table:style-name="ro1">
          <table:table-cell office:value-type="string">
            <text:p>os</text:p>
          </table:table-cell>
          <table:table-cell table:style-name="ce5" table:formula="of:=VLOOKUP([.$A95];[corpusies.$D$1:.$E$1000];2;0)" office:value-type="float" office:value="3512">
            <text:p>3512</text:p>
          </table:table-cell>
          <table:table-cell table:style-name="ce5" table:formula="of:=VLOOKUP([.$A95];[corpuscat.$D$1:.$E$1000];2;0)" office:value-type="float" office:value="110927">
            <text:p>110927</text:p>
          </table:table-cell>
          <table:table-cell table:style-name="ce5" table:formula="of:=VLOOKUP([.$A95];[corpusen.$D$1:.$E$1000];2;0)" office:value-type="float" office:value="47179">
            <text:p>47179</text:p>
          </table:table-cell>
          <table:table-cell table:style-name="ce5" table:formula="of:=VLOOKUP([.$A95];[corpuses.$D$1:.$E$1000];2;0)" office:value-type="float" office:value="1002715">
            <text:p>1002715</text:p>
          </table:table-cell>
          <table:table-cell table:style-name="ce5"/>
          <table:table-cell table:formula="of:=IF(ISERROR([.B95]);0;[.B95])" office:value-type="float" office:value="3512">
            <text:p>3512</text:p>
          </table:table-cell>
          <table:table-cell table:formula="of:=IF(ISERROR([.C95]);0;[.C95])" office:value-type="float" office:value="110927">
            <text:p>110927</text:p>
          </table:table-cell>
          <table:table-cell table:formula="of:=IF(ISERROR([.D95]);0;[.D95])" office:value-type="float" office:value="47179">
            <text:p>47179</text:p>
          </table:table-cell>
          <table:table-cell table:formula="of:=IF(ISERROR([.E95]);0;[.E95])" office:value-type="float" office:value="1002715">
            <text:p>1002715</text:p>
          </table:table-cell>
          <table:table-cell/>
          <table:table-cell table:style-name="ce9" table:formula="of:=[.G95]/[.G$1001]" office:value-type="percentage" office:value="0.0071237322515213">
            <text:p>0,712373%</text:p>
          </table:table-cell>
          <table:table-cell table:style-name="ce9" table:formula="of:=[.H95]/[.H$1001]" office:value-type="percentage" office:value="0.00877156427560679">
            <text:p>0,877156%</text:p>
          </table:table-cell>
          <table:table-cell table:style-name="ce9" table:formula="of:=[.I95]/[.I$1001]" office:value-type="percentage" office:value="0.00707448747490775">
            <text:p>0,707449%</text:p>
          </table:table-cell>
          <table:table-cell table:style-name="ce9" table:formula="of:=[.J95]/[.J$1001]" office:value-type="percentage" office:value="0.0207598719975421">
            <text:p>2,075987%</text:p>
          </table:table-cell>
          <table:table-cell table:style-name="ce10" table:formula="of:=SUMPRODUCT([.B$1:.E$1];[.L95:.O95])" office:value-type="percentage" office:value="0.0117039993048918">
            <text:p>1,170399930489180000%</text:p>
          </table:table-cell>
        </table:table-row>
        <table:table-row table:style-name="ro1">
          <table:table-cell office:value-type="string">
            <text:p>or</text:p>
          </table:table-cell>
          <table:table-cell table:style-name="ce5" table:formula="of:=VLOOKUP([.$A96];[corpusies.$D$1:.$E$1000];2;0)" office:value-type="float" office:value="8812">
            <text:p>8812</text:p>
          </table:table-cell>
          <table:table-cell table:style-name="ce5" table:formula="of:=VLOOKUP([.$A96];[corpuscat.$D$1:.$E$1000];2;0)" office:value-type="float" office:value="212462">
            <text:p>212462</text:p>
          </table:table-cell>
          <table:table-cell table:style-name="ce5" table:formula="of:=VLOOKUP([.$A96];[corpusen.$D$1:.$E$1000];2;0)" office:value-type="float" office:value="121323">
            <text:p>121323</text:p>
          </table:table-cell>
          <table:table-cell table:style-name="ce5" table:formula="of:=VLOOKUP([.$A96];[corpuses.$D$1:.$E$1000];2;0)" office:value-type="float" office:value="1026514">
            <text:p>1026514</text:p>
          </table:table-cell>
          <table:table-cell table:style-name="ce5"/>
          <table:table-cell table:formula="of:=IF(ISERROR([.B96]);0;[.B96])" office:value-type="float" office:value="8812">
            <text:p>8812</text:p>
          </table:table-cell>
          <table:table-cell table:formula="of:=IF(ISERROR([.C96]);0;[.C96])" office:value-type="float" office:value="212462">
            <text:p>212462</text:p>
          </table:table-cell>
          <table:table-cell table:formula="of:=IF(ISERROR([.D96]);0;[.D96])" office:value-type="float" office:value="121323">
            <text:p>121323</text:p>
          </table:table-cell>
          <table:table-cell table:formula="of:=IF(ISERROR([.E96]);0;[.E96])" office:value-type="float" office:value="1026514">
            <text:p>1026514</text:p>
          </table:table-cell>
          <table:table-cell/>
          <table:table-cell table:style-name="ce9" table:formula="of:=[.G96]/[.G$1001]" office:value-type="percentage" office:value="0.0178742393509128">
            <text:p>1,787424%</text:p>
          </table:table-cell>
          <table:table-cell table:style-name="ce9" table:formula="of:=[.H96]/[.H$1001]" office:value-type="percentage" office:value="0.0168004551563097">
            <text:p>1,680046%</text:p>
          </table:table-cell>
          <table:table-cell table:style-name="ce9" table:formula="of:=[.I96]/[.I$1001]" office:value-type="percentage" office:value="0.0181923746564835">
            <text:p>1,819237%</text:p>
          </table:table-cell>
          <table:table-cell table:style-name="ce9" table:formula="of:=[.J96]/[.J$1001]" office:value-type="percentage" office:value="0.0212525984389232">
            <text:p>2,125260%</text:p>
          </table:table-cell>
          <table:table-cell table:style-name="ce10" table:formula="of:=SUMPRODUCT([.B$1:.E$1];[.L96:.O96])" office:value-type="percentage" office:value="0.0185974253494921">
            <text:p>1,859742534949210000%</text:p>
          </table:table-cell>
        </table:table-row>
        <table:table-row table:style-name="ro3">
          <table:table-cell office:value-type="string">
            <text:p>oq</text:p>
          </table:table-cell>
          <table:table-cell table:style-name="ce5" table:formula="of:=VLOOKUP([.$A97];[corpusies.$D$1:.$E$1000];2;0)" office:value-type="float" office:value="22">
            <text:p>22</text:p>
          </table:table-cell>
          <table:table-cell table:style-name="ce5" table:formula="of:=VLOOKUP([.$A97];[corpuscat.$D$1:.$E$1000];2;0)" office:value-type="float" office:value="1742">
            <text:p>1742</text:p>
          </table:table-cell>
          <table:table-cell table:style-name="ce5" table:formula="of:=VLOOKUP([.$A97];[corpusen.$D$1:.$E$1000];2;0)" office:value-type="float" office:value="64">
            <text:p>64</text:p>
          </table:table-cell>
          <table:table-cell table:style-name="ce5" table:formula="of:=VLOOKUP([.$A97];[corpuses.$D$1:.$E$1000];2;0)" office:value-type="float" office:value="5075">
            <text:p>5075</text:p>
          </table:table-cell>
          <table:table-cell table:style-name="ce5"/>
          <table:table-cell table:formula="of:=IF(ISERROR([.B97]);0;[.B97])" office:value-type="float" office:value="22">
            <text:p>22</text:p>
          </table:table-cell>
          <table:table-cell table:formula="of:=IF(ISERROR([.C97]);0;[.C97])" office:value-type="float" office:value="1742">
            <text:p>1742</text:p>
          </table:table-cell>
          <table:table-cell table:formula="of:=IF(ISERROR([.D97]);0;[.D97])" office:value-type="float" office:value="64">
            <text:p>64</text:p>
          </table:table-cell>
          <table:table-cell table:formula="of:=IF(ISERROR([.E97]);0;[.E97])" office:value-type="float" office:value="5075">
            <text:p>5075</text:p>
          </table:table-cell>
          <table:table-cell/>
          <table:table-cell table:style-name="ce9" table:formula="of:=[.G97]/[.G$1001]" office:value-type="percentage" office:value="0.0000446247464503043">
            <text:p>0,004462%</text:p>
          </table:table-cell>
          <table:table-cell table:style-name="ce9" table:formula="of:=[.H97]/[.H$1001]" office:value-type="percentage" office:value="0.000137748834531782">
            <text:p>0,013775%</text:p>
          </table:table-cell>
          <table:table-cell table:style-name="ce9" table:formula="of:=[.I97]/[.I$1001]" office:value-type="percentage" office:value="0.00000959679515025957">
            <text:p>0,000960%</text:p>
          </table:table-cell>
          <table:table-cell table:style-name="ce9" table:formula="of:=[.J97]/[.J$1001]" office:value-type="percentage" office:value="0.000105071082398813">
            <text:p>0,010507%</text:p>
          </table:table-cell>
          <table:table-cell table:style-name="ce10" table:formula="of:=SUMPRODUCT([.B$1:.E$1];[.L97:.O97])" office:value-type="percentage" office:value="0.0000871930785292959">
            <text:p>0,008719307852929590%</text:p>
          </table:table-cell>
        </table:table-row>
        <table:table-row table:style-name="ro3">
          <table:table-cell office:value-type="string">
            <text:p>op</text:p>
          </table:table-cell>
          <table:table-cell table:style-name="ce5" table:formula="of:=VLOOKUP([.$A98];[corpusies.$D$1:.$E$1000];2;0)" office:value-type="float" office:value="3912">
            <text:p>3912</text:p>
          </table:table-cell>
          <table:table-cell table:style-name="ce5" table:formula="of:=VLOOKUP([.$A98];[corpuscat.$D$1:.$E$1000];2;0)" office:value-type="float" office:value="83896">
            <text:p>83896</text:p>
          </table:table-cell>
          <table:table-cell table:style-name="ce5" table:formula="of:=VLOOKUP([.$A98];[corpusen.$D$1:.$E$1000];2;0)" office:value-type="float" office:value="26135">
            <text:p>26135</text:p>
          </table:table-cell>
          <table:table-cell table:style-name="ce5" table:formula="of:=VLOOKUP([.$A98];[corpuses.$D$1:.$E$1000];2;0)" office:value-type="float" office:value="407931">
            <text:p>407931</text:p>
          </table:table-cell>
          <table:table-cell table:style-name="ce5"/>
          <table:table-cell table:formula="of:=IF(ISERROR([.B98]);0;[.B98])" office:value-type="float" office:value="3912">
            <text:p>3912</text:p>
          </table:table-cell>
          <table:table-cell table:formula="of:=IF(ISERROR([.C98]);0;[.C98])" office:value-type="float" office:value="83896">
            <text:p>83896</text:p>
          </table:table-cell>
          <table:table-cell table:formula="of:=IF(ISERROR([.D98]);0;[.D98])" office:value-type="float" office:value="26135">
            <text:p>26135</text:p>
          </table:table-cell>
          <table:table-cell table:formula="of:=IF(ISERROR([.E98]);0;[.E98])" office:value-type="float" office:value="407931">
            <text:p>407931</text:p>
          </table:table-cell>
          <table:table-cell/>
          <table:table-cell table:style-name="ce9" table:formula="of:=[.G98]/[.G$1001]" office:value-type="percentage" office:value="0.00793509127789047">
            <text:p>0,793509%</text:p>
          </table:table-cell>
          <table:table-cell table:style-name="ce9" table:formula="of:=[.H98]/[.H$1001]" office:value-type="percentage" office:value="0.00663408508718624">
            <text:p>0,663409%</text:p>
          </table:table-cell>
          <table:table-cell table:style-name="ce9" table:formula="of:=[.I98]/[.I$1001]" office:value-type="percentage" office:value="0.00391894126956303">
            <text:p>0,391894%</text:p>
          </table:table-cell>
          <table:table-cell table:style-name="ce9" table:formula="of:=[.J98]/[.J$1001]" office:value-type="percentage" office:value="0.00844566536237049">
            <text:p>0,844567%</text:p>
          </table:table-cell>
          <table:table-cell table:style-name="ce10" table:formula="of:=SUMPRODUCT([.B$1:.E$1];[.L98:.O98])" office:value-type="percentage" office:value="0.00729634664519046">
            <text:p>0,729634664519046000%</text:p>
          </table:table-cell>
        </table:table-row>
        <table:table-row table:style-name="ro3">
          <table:table-cell office:value-type="string">
            <text:p>oñ</text:p>
          </table:table-cell>
          <table:table-cell table:style-name="ce5" table:formula="of:=VLOOKUP([.$A99];[corpusies.$D$1:.$E$1000];2;0)" office:value-type="float" office:value="0">
            <text:p>#N/D</text:p>
          </table:table-cell>
          <table:table-cell table:style-name="ce5" table:formula="of:=VLOOKUP([.$A99];[corpuscat.$D$1:.$E$1000];2;0)" office:value-type="float" office:value="338">
            <text:p>338</text:p>
          </table:table-cell>
          <table:table-cell table:style-name="ce5" table:formula="of:=VLOOKUP([.$A99];[corpusen.$D$1:.$E$1000];2;0)" office:value-type="float" office:value="0">
            <text:p>#N/D</text:p>
          </table:table-cell>
          <table:table-cell table:style-name="ce5" table:formula="of:=VLOOKUP([.$A99];[corpuses.$D$1:.$E$1000];2;0)" office:value-type="float" office:value="61044">
            <text:p>61044</text:p>
          </table:table-cell>
          <table:table-cell table:style-name="ce5"/>
          <table:table-cell table:formula="of:=IF(ISERROR([.B99]);0;[.B99])" office:value-type="float" office:value="0">
            <text:p>0</text:p>
          </table:table-cell>
          <table:table-cell table:formula="of:=IF(ISERROR([.C99]);0;[.C99])" office:value-type="float" office:value="338">
            <text:p>338</text:p>
          </table:table-cell>
          <table:table-cell table:formula="of:=IF(ISERROR([.D99]);0;[.D99])" office:value-type="float" office:value="0">
            <text:p>0</text:p>
          </table:table-cell>
          <table:table-cell table:formula="of:=IF(ISERROR([.E99]);0;[.E99])" office:value-type="float" office:value="61044">
            <text:p>61044</text:p>
          </table:table-cell>
          <table:table-cell/>
          <table:table-cell table:style-name="ce9" table:formula="of:=[.G99]/[.G$1001]" office:value-type="percentage" office:value="0">
            <text:p>0,000000%</text:p>
          </table:table-cell>
          <table:table-cell table:style-name="ce9" table:formula="of:=[.H99]/[.H$1001]" office:value-type="percentage" office:value="0.0000267273858046742">
            <text:p>0,002673%</text:p>
          </table:table-cell>
          <table:table-cell table:style-name="ce9" table:formula="of:=[.I99]/[.I$1001]" office:value-type="percentage" office:value="0">
            <text:p>0,000000%</text:p>
          </table:table-cell>
          <table:table-cell table:style-name="ce9" table:formula="of:=[.J99]/[.J$1001]" office:value-type="percentage" office:value="0.00126383431604988">
            <text:p>0,126383%</text:p>
          </table:table-cell>
          <table:table-cell table:style-name="ce10" table:formula="of:=SUMPRODUCT([.B$1:.E$1];[.L99:.O99])" office:value-type="percentage" office:value="0.000387168510556367">
            <text:p>0,038716851055636700%</text:p>
          </table:table-cell>
        </table:table-row>
        <table:table-row table:style-name="ro3">
          <table:table-cell office:value-type="string">
            <text:p>oç</text:p>
          </table:table-cell>
          <table:table-cell table:style-name="ce5" table:formula="of:=VLOOKUP([.$A100];[corpusies.$D$1:.$E$1000];2;0)" office:value-type="float" office:value="6">
            <text:p>6</text:p>
          </table:table-cell>
          <table:table-cell table:style-name="ce5" table:formula="of:=VLOOKUP([.$A100];[corpuscat.$D$1:.$E$1000];2;0)" office:value-type="float" office:value="3828">
            <text:p>3828</text:p>
          </table:table-cell>
          <table:table-cell table:style-name="ce5" table:formula="of:=VLOOKUP([.$A100];[corpusen.$D$1:.$E$1000];2;0)" office:value-type="float" office:value="0">
            <text:p>#N/D</text:p>
          </table:table-cell>
          <table:table-cell table:style-name="ce5" table:formula="of:=VLOOKUP([.$A100];[corpuses.$D$1:.$E$1000];2;0)" office:value-type="float" office:value="436">
            <text:p>436</text:p>
          </table:table-cell>
          <table:table-cell table:style-name="ce5"/>
          <table:table-cell table:formula="of:=IF(ISERROR([.B100]);0;[.B100])" office:value-type="float" office:value="6">
            <text:p>6</text:p>
          </table:table-cell>
          <table:table-cell table:formula="of:=IF(ISERROR([.C100]);0;[.C100])" office:value-type="float" office:value="3828">
            <text:p>3828</text:p>
          </table:table-cell>
          <table:table-cell table:formula="of:=IF(ISERROR([.D100]);0;[.D100])" office:value-type="float" office:value="0">
            <text:p>0</text:p>
          </table:table-cell>
          <table:table-cell table:formula="of:=IF(ISERROR([.E100]);0;[.E100])" office:value-type="float" office:value="436">
            <text:p>436</text:p>
          </table:table-cell>
          <table:table-cell/>
          <table:table-cell table:style-name="ce9" table:formula="of:=[.G100]/[.G$1001]" office:value-type="percentage" office:value="0.0000121703853955375">
            <text:p>0,001217%</text:p>
          </table:table-cell>
          <table:table-cell table:style-name="ce9" table:formula="of:=[.H100]/[.H$1001]" office:value-type="percentage" office:value="0.000302699505503825">
            <text:p>0,030270%</text:p>
          </table:table-cell>
          <table:table-cell table:style-name="ce9" table:formula="of:=[.I100]/[.I$1001]" office:value-type="percentage" office:value="0">
            <text:p>0,000000%</text:p>
          </table:table-cell>
          <table:table-cell table:style-name="ce9" table:formula="of:=[.J100]/[.J$1001]" office:value-type="percentage" office:value="0.00000902679643859755">
            <text:p>0,000903%</text:p>
          </table:table-cell>
          <table:table-cell table:style-name="ce10" table:formula="of:=SUMPRODUCT([.B$1:.E$1];[.L100:.O100])" office:value-type="percentage" office:value="0.0000971690062013881">
            <text:p>0,009716900620138810%</text:p>
          </table:table-cell>
        </table:table-row>
        <table:table-row table:style-name="ro1">
          <table:table-cell office:value-type="string">
            <text:p>o´</text:p>
          </table:table-cell>
          <table:table-cell table:style-name="ce5" table:formula="of:=VLOOKUP([.$A101];[corpusies.$D$1:.$E$1000];2;0)" office:value-type="float" office:value="3167">
            <text:p>3167</text:p>
          </table:table-cell>
          <table:table-cell table:style-name="ce5" table:formula="of:=VLOOKUP([.$A101];[corpuscat.$D$1:.$E$1000];2;0)" office:value-type="float" office:value="76364">
            <text:p>76364</text:p>
          </table:table-cell>
          <table:table-cell table:style-name="ce5" table:formula="of:=VLOOKUP([.$A101];[corpusen.$D$1:.$E$1000];2;0)" office:value-type="float" office:value="0">
            <text:p>#N/D</text:p>
          </table:table-cell>
          <table:table-cell table:style-name="ce5" table:formula="of:=VLOOKUP([.$A101];[corpuses.$D$1:.$E$1000];2;0)" office:value-type="float" office:value="425024">
            <text:p>425024</text:p>
          </table:table-cell>
          <table:table-cell table:style-name="ce5"/>
          <table:table-cell table:formula="of:=IF(ISERROR([.B101]);0;[.B101])" office:value-type="float" office:value="3167">
            <text:p>3167</text:p>
          </table:table-cell>
          <table:table-cell table:formula="of:=IF(ISERROR([.C101]);0;[.C101])" office:value-type="float" office:value="76364">
            <text:p>76364</text:p>
          </table:table-cell>
          <table:table-cell table:formula="of:=IF(ISERROR([.D101]);0;[.D101])" office:value-type="float" office:value="0">
            <text:p>0</text:p>
          </table:table-cell>
          <table:table-cell table:formula="of:=IF(ISERROR([.E101]);0;[.E101])" office:value-type="float" office:value="425024">
            <text:p>425024</text:p>
          </table:table-cell>
          <table:table-cell/>
          <table:table-cell table:style-name="ce9" table:formula="of:=[.G101]/[.G$1001]" office:value-type="percentage" office:value="0.00642393509127789">
            <text:p>0,642394%</text:p>
          </table:table-cell>
          <table:table-cell table:style-name="ce9" table:formula="of:=[.H101]/[.H$1001]" office:value-type="percentage" office:value="0.00603849138931403">
            <text:p>0,603849%</text:p>
          </table:table-cell>
          <table:table-cell table:style-name="ce9" table:formula="of:=[.I101]/[.I$1001]" office:value-type="percentage" office:value="0">
            <text:p>0,000000%</text:p>
          </table:table-cell>
          <table:table-cell table:style-name="ce9" table:formula="of:=[.J101]/[.J$1001]" office:value-type="percentage" office:value="0.00879955304935432">
            <text:p>0,879955%</text:p>
          </table:table-cell>
          <table:table-cell table:style-name="ce10" table:formula="of:=SUMPRODUCT([.B$1:.E$1];[.L101:.O101])" office:value-type="percentage" office:value="0.00637859385898387">
            <text:p>0,637859385898387000%</text:p>
          </table:table-cell>
        </table:table-row>
        <table:table-row table:style-name="ro3">
          <table:table-cell office:value-type="string">
            <text:p>nz</text:p>
          </table:table-cell>
          <table:table-cell table:style-name="ce5" table:formula="of:=VLOOKUP([.$A102];[corpusies.$D$1:.$E$1000];2;0)" office:value-type="float" office:value="40">
            <text:p>40</text:p>
          </table:table-cell>
          <table:table-cell table:style-name="ce5" table:formula="of:=VLOOKUP([.$A102];[corpuscat.$D$1:.$E$1000];2;0)" office:value-type="float" office:value="2369">
            <text:p>2369</text:p>
          </table:table-cell>
          <table:table-cell table:style-name="ce5" table:formula="of:=VLOOKUP([.$A102];[corpusen.$D$1:.$E$1000];2;0)" office:value-type="float" office:value="59">
            <text:p>59</text:p>
          </table:table-cell>
          <table:table-cell table:style-name="ce5" table:formula="of:=VLOOKUP([.$A102];[corpuses.$D$1:.$E$1000];2;0)" office:value-type="float" office:value="29922">
            <text:p>29922</text:p>
          </table:table-cell>
          <table:table-cell table:style-name="ce5"/>
          <table:table-cell table:formula="of:=IF(ISERROR([.B102]);0;[.B102])" office:value-type="float" office:value="40">
            <text:p>40</text:p>
          </table:table-cell>
          <table:table-cell table:formula="of:=IF(ISERROR([.C102]);0;[.C102])" office:value-type="float" office:value="2369">
            <text:p>2369</text:p>
          </table:table-cell>
          <table:table-cell table:formula="of:=IF(ISERROR([.D102]);0;[.D102])" office:value-type="float" office:value="59">
            <text:p>59</text:p>
          </table:table-cell>
          <table:table-cell table:formula="of:=IF(ISERROR([.E102]);0;[.E102])" office:value-type="float" office:value="29922">
            <text:p>29922</text:p>
          </table:table-cell>
          <table:table-cell/>
          <table:table-cell table:style-name="ce9" table:formula="of:=[.G102]/[.G$1001]" office:value-type="percentage" office:value="0.0000811359026369168">
            <text:p>0,008114%</text:p>
          </table:table-cell>
          <table:table-cell table:style-name="ce9" table:formula="of:=[.H102]/[.H$1001]" office:value-type="percentage" office:value="0.000187328925950512">
            <text:p>0,018733%</text:p>
          </table:table-cell>
          <table:table-cell table:style-name="ce9" table:formula="of:=[.I102]/[.I$1001]" office:value-type="percentage" office:value="0.00000884704552914554">
            <text:p>0,000885%</text:p>
          </table:table-cell>
          <table:table-cell table:style-name="ce9" table:formula="of:=[.J102]/[.J$1001]" office:value-type="percentage" office:value="0.000619494961091091">
            <text:p>0,061949%</text:p>
          </table:table-cell>
          <table:table-cell table:style-name="ce10" table:formula="of:=SUMPRODUCT([.B$1:.E$1];[.L102:.O102])" office:value-type="percentage" office:value="0.000267272641456471">
            <text:p>0,026727264145647100%</text:p>
          </table:table-cell>
        </table:table-row>
        <table:table-row table:style-name="ro3">
          <table:table-cell office:value-type="string">
            <text:p>ny</text:p>
          </table:table-cell>
          <table:table-cell table:style-name="ce5" table:formula="of:=VLOOKUP([.$A103];[corpusies.$D$1:.$E$1000];2;0)" office:value-type="float" office:value="347">
            <text:p>347</text:p>
          </table:table-cell>
          <table:table-cell table:style-name="ce5" table:formula="of:=VLOOKUP([.$A103];[corpuscat.$D$1:.$E$1000];2;0)" office:value-type="float" office:value="40539">
            <text:p>40539</text:p>
          </table:table-cell>
          <table:table-cell table:style-name="ce5" table:formula="of:=VLOOKUP([.$A103];[corpusen.$D$1:.$E$1000];2;0)" office:value-type="float" office:value="7007">
            <text:p>7007</text:p>
          </table:table-cell>
          <table:table-cell table:style-name="ce5" table:formula="of:=VLOOKUP([.$A103];[corpuses.$D$1:.$E$1000];2;0)" office:value-type="float" office:value="8239">
            <text:p>8239</text:p>
          </table:table-cell>
          <table:table-cell table:style-name="ce5"/>
          <table:table-cell table:formula="of:=IF(ISERROR([.B103]);0;[.B103])" office:value-type="float" office:value="347">
            <text:p>347</text:p>
          </table:table-cell>
          <table:table-cell table:formula="of:=IF(ISERROR([.C103]);0;[.C103])" office:value-type="float" office:value="40539">
            <text:p>40539</text:p>
          </table:table-cell>
          <table:table-cell table:formula="of:=IF(ISERROR([.D103]);0;[.D103])" office:value-type="float" office:value="7007">
            <text:p>7007</text:p>
          </table:table-cell>
          <table:table-cell table:formula="of:=IF(ISERROR([.E103]);0;[.E103])" office:value-type="float" office:value="8239">
            <text:p>8239</text:p>
          </table:table-cell>
          <table:table-cell/>
          <table:table-cell table:style-name="ce9" table:formula="of:=[.G103]/[.G$1001]" office:value-type="percentage" office:value="0.000703853955375254">
            <text:p>0,070385%</text:p>
          </table:table-cell>
          <table:table-cell table:style-name="ce9" table:formula="of:=[.H103]/[.H$1001]" office:value-type="percentage" office:value="0.00320562571933635">
            <text:p>0,320563%</text:p>
          </table:table-cell>
          <table:table-cell table:style-name="ce9" table:formula="of:=[.I103]/[.I$1001]" office:value-type="percentage" office:value="0.0010506991190292">
            <text:p>0,105070%</text:p>
          </table:table-cell>
          <table:table-cell table:style-name="ce9" table:formula="of:=[.J103]/[.J$1001]" office:value-type="percentage" office:value="0.000170577467563315">
            <text:p>0,017058%</text:p>
          </table:table-cell>
          <table:table-cell table:style-name="ce10" table:formula="of:=SUMPRODUCT([.B$1:.E$1];[.L103:.O103])" office:value-type="percentage" office:value="0.0013290870545854">
            <text:p>0,132908705458540000%</text:p>
          </table:table-cell>
        </table:table-row>
        <table:table-row table:style-name="ro3">
          <table:table-cell office:value-type="string">
            <text:p>nx</text:p>
          </table:table-cell>
          <table:table-cell table:style-name="ce5" table:formula="of:=VLOOKUP([.$A104];[corpusies.$D$1:.$E$1000];2;0)" office:value-type="float" office:value="17">
            <text:p>17</text:p>
          </table:table-cell>
          <table:table-cell table:style-name="ce5" table:formula="of:=VLOOKUP([.$A104];[corpuscat.$D$1:.$E$1000];2;0)" office:value-type="float" office:value="595">
            <text:p>595</text:p>
          </table:table-cell>
          <table:table-cell table:style-name="ce5" table:formula="of:=VLOOKUP([.$A104];[corpusen.$D$1:.$E$1000];2;0)" office:value-type="float" office:value="240">
            <text:p>240</text:p>
          </table:table-cell>
          <table:table-cell table:style-name="ce5" table:formula="of:=VLOOKUP([.$A104];[corpuses.$D$1:.$E$1000];2;0)" office:value-type="float" office:value="295">
            <text:p>295</text:p>
          </table:table-cell>
          <table:table-cell table:style-name="ce5"/>
          <table:table-cell table:formula="of:=IF(ISERROR([.B104]);0;[.B104])" office:value-type="float" office:value="17">
            <text:p>17</text:p>
          </table:table-cell>
          <table:table-cell table:formula="of:=IF(ISERROR([.C104]);0;[.C104])" office:value-type="float" office:value="595">
            <text:p>595</text:p>
          </table:table-cell>
          <table:table-cell table:formula="of:=IF(ISERROR([.D104]);0;[.D104])" office:value-type="float" office:value="240">
            <text:p>240</text:p>
          </table:table-cell>
          <table:table-cell table:formula="of:=IF(ISERROR([.E104]);0;[.E104])" office:value-type="float" office:value="295">
            <text:p>295</text:p>
          </table:table-cell>
          <table:table-cell/>
          <table:table-cell table:style-name="ce9" table:formula="of:=[.G104]/[.G$1001]" office:value-type="percentage" office:value="0.0000344827586206897">
            <text:p>0,003448%</text:p>
          </table:table-cell>
          <table:table-cell table:style-name="ce9" table:formula="of:=[.H104]/[.H$1001]" office:value-type="percentage" office:value="0.0000470496880289383">
            <text:p>0,004705%</text:p>
          </table:table-cell>
          <table:table-cell table:style-name="ce9" table:formula="of:=[.I104]/[.I$1001]" office:value-type="percentage" office:value="0.0000359879818134734">
            <text:p>0,003599%</text:p>
          </table:table-cell>
          <table:table-cell table:style-name="ce9" table:formula="of:=[.J104]/[.J$1001]" office:value-type="percentage" office:value="0.00000610758015914284">
            <text:p>0,000611%</text:p>
          </table:table-cell>
          <table:table-cell table:style-name="ce10" table:formula="of:=SUMPRODUCT([.B$1:.E$1];[.L104:.O104])" office:value-type="percentage" office:value="0.0000298908062239786">
            <text:p>0,002989080622397860%</text:p>
          </table:table-cell>
        </table:table-row>
        <table:table-row table:style-name="ro3">
          <table:table-cell office:value-type="string">
            <text:p>nw</text:p>
          </table:table-cell>
          <table:table-cell table:style-name="ce5" table:formula="of:=VLOOKUP([.$A105];[corpusies.$D$1:.$E$1000];2;0)" office:value-type="float" office:value="30">
            <text:p>30</text:p>
          </table:table-cell>
          <table:table-cell table:style-name="ce5" table:formula="of:=VLOOKUP([.$A105];[corpuscat.$D$1:.$E$1000];2;0)" office:value-type="float" office:value="487">
            <text:p>487</text:p>
          </table:table-cell>
          <table:table-cell table:style-name="ce5" table:formula="of:=VLOOKUP([.$A105];[corpusen.$D$1:.$E$1000];2;0)" office:value-type="float" office:value="9047">
            <text:p>9047</text:p>
          </table:table-cell>
          <table:table-cell table:style-name="ce5" table:formula="of:=VLOOKUP([.$A105];[corpuses.$D$1:.$E$1000];2;0)" office:value-type="float" office:value="3205">
            <text:p>3205</text:p>
          </table:table-cell>
          <table:table-cell table:style-name="ce5"/>
          <table:table-cell table:formula="of:=IF(ISERROR([.B105]);0;[.B105])" office:value-type="float" office:value="30">
            <text:p>30</text:p>
          </table:table-cell>
          <table:table-cell table:formula="of:=IF(ISERROR([.C105]);0;[.C105])" office:value-type="float" office:value="487">
            <text:p>487</text:p>
          </table:table-cell>
          <table:table-cell table:formula="of:=IF(ISERROR([.D105]);0;[.D105])" office:value-type="float" office:value="9047">
            <text:p>9047</text:p>
          </table:table-cell>
          <table:table-cell table:formula="of:=IF(ISERROR([.E105]);0;[.E105])" office:value-type="float" office:value="3205">
            <text:p>3205</text:p>
          </table:table-cell>
          <table:table-cell/>
          <table:table-cell table:style-name="ce9" table:formula="of:=[.G105]/[.G$1001]" office:value-type="percentage" office:value="0.0000608519269776876">
            <text:p>0,006085%</text:p>
          </table:table-cell>
          <table:table-cell table:style-name="ce9" table:formula="of:=[.H105]/[.H$1001]" office:value-type="percentage" office:value="0.0000385095765883915">
            <text:p>0,003851%</text:p>
          </table:table-cell>
          <table:table-cell table:style-name="ce9" table:formula="of:=[.I105]/[.I$1001]" office:value-type="percentage" office:value="0.00135659696444372">
            <text:p>0,135660%</text:p>
          </table:table-cell>
          <table:table-cell table:style-name="ce9" table:formula="of:=[.J105]/[.J$1001]" office:value-type="percentage" office:value="0.0000663552352883145">
            <text:p>0,006636%</text:p>
          </table:table-cell>
          <table:table-cell table:style-name="ce10" table:formula="of:=SUMPRODUCT([.B$1:.E$1];[.L105:.O105])" office:value-type="percentage" office:value="0.000185374718100691">
            <text:p>0,018537471810069100%</text:p>
          </table:table-cell>
        </table:table-row>
        <table:table-row table:style-name="ro3">
          <table:table-cell office:value-type="string">
            <text:p>nv</text:p>
          </table:table-cell>
          <table:table-cell table:style-name="ce5" table:formula="of:=VLOOKUP([.$A106];[corpusies.$D$1:.$E$1000];2;0)" office:value-type="float" office:value="815">
            <text:p>815</text:p>
          </table:table-cell>
          <table:table-cell table:style-name="ce5" table:formula="of:=VLOOKUP([.$A106];[corpuscat.$D$1:.$E$1000];2;0)" office:value-type="float" office:value="10306">
            <text:p>10306</text:p>
          </table:table-cell>
          <table:table-cell table:style-name="ce5" table:formula="of:=VLOOKUP([.$A106];[corpusen.$D$1:.$E$1000];2;0)" office:value-type="float" office:value="1932">
            <text:p>1932</text:p>
          </table:table-cell>
          <table:table-cell table:style-name="ce5" table:formula="of:=VLOOKUP([.$A106];[corpuses.$D$1:.$E$1000];2;0)" office:value-type="float" office:value="28646">
            <text:p>28646</text:p>
          </table:table-cell>
          <table:table-cell table:style-name="ce5"/>
          <table:table-cell table:formula="of:=IF(ISERROR([.B106]);0;[.B106])" office:value-type="float" office:value="815">
            <text:p>815</text:p>
          </table:table-cell>
          <table:table-cell table:formula="of:=IF(ISERROR([.C106]);0;[.C106])" office:value-type="float" office:value="10306">
            <text:p>10306</text:p>
          </table:table-cell>
          <table:table-cell table:formula="of:=IF(ISERROR([.D106]);0;[.D106])" office:value-type="float" office:value="1932">
            <text:p>1932</text:p>
          </table:table-cell>
          <table:table-cell table:formula="of:=IF(ISERROR([.E106]);0;[.E106])" office:value-type="float" office:value="28646">
            <text:p>28646</text:p>
          </table:table-cell>
          <table:table-cell/>
          <table:table-cell table:style-name="ce9" table:formula="of:=[.G106]/[.G$1001]" office:value-type="percentage" office:value="0.00165314401622718">
            <text:p>0,165314%</text:p>
          </table:table-cell>
          <table:table-cell table:style-name="ce9" table:formula="of:=[.H106]/[.H$1001]" office:value-type="percentage" office:value="0.00081494804172477">
            <text:p>0,081495%</text:p>
          </table:table-cell>
          <table:table-cell table:style-name="ce9" table:formula="of:=[.I106]/[.I$1001]" office:value-type="percentage" office:value="0.000289703253598461">
            <text:p>0,028970%</text:p>
          </table:table-cell>
          <table:table-cell table:style-name="ce9" table:formula="of:=[.J106]/[.J$1001]" office:value-type="percentage" office:value="0.000593077088945104">
            <text:p>0,059308%</text:p>
          </table:table-cell>
          <table:table-cell table:style-name="ce10" table:formula="of:=SUMPRODUCT([.B$1:.E$1];[.L106:.O106])" office:value-type="percentage" office:value="0.000947321069428963">
            <text:p>0,094732106942896300%</text:p>
          </table:table-cell>
        </table:table-row>
        <table:table-row table:style-name="ro3">
          <table:table-cell office:value-type="string">
            <text:p>nû</text:p>
          </table:table-cell>
          <table:table-cell table:style-name="ce5" table:formula="of:=VLOOKUP([.$A107];[corpusies.$D$1:.$E$1000];2;0)" office:value-type="float" office:value="0">
            <text:p>#N/D</text:p>
          </table:table-cell>
          <table:table-cell table:style-name="ce5" table:formula="of:=VLOOKUP([.$A107];[corpuscat.$D$1:.$E$1000];2;0)" office:value-type="float" office:value="7">
            <text:p>7</text:p>
          </table:table-cell>
          <table:table-cell table:style-name="ce5" table:formula="of:=VLOOKUP([.$A107];[corpusen.$D$1:.$E$1000];2;0)" office:value-type="float" office:value="0">
            <text:p>#N/D</text:p>
          </table:table-cell>
          <table:table-cell table:style-name="ce5" table:formula="of:=VLOOKUP([.$A107];[corpuses.$D$1:.$E$1000];2;0)" office:value-type="float" office:value="27">
            <text:p>27</text:p>
          </table:table-cell>
          <table:table-cell table:style-name="ce5"/>
          <table:table-cell table:formula="of:=IF(ISERROR([.B107]);0;[.B107])" office:value-type="float" office:value="0">
            <text:p>0</text:p>
          </table:table-cell>
          <table:table-cell table:formula="of:=IF(ISERROR([.C107]);0;[.C107])" office:value-type="float" office:value="7">
            <text:p>7</text:p>
          </table:table-cell>
          <table:table-cell table:formula="of:=IF(ISERROR([.D107]);0;[.D107])" office:value-type="float" office:value="0">
            <text:p>0</text:p>
          </table:table-cell>
          <table:table-cell table:formula="of:=IF(ISERROR([.E107]);0;[.E107])" office:value-type="float" office:value="27">
            <text:p>27</text:p>
          </table:table-cell>
          <table:table-cell/>
          <table:table-cell table:style-name="ce9" table:formula="of:=[.G107]/[.G$1001]" office:value-type="percentage" office:value="0">
            <text:p>0,000000%</text:p>
          </table:table-cell>
          <table:table-cell table:style-name="ce9" table:formula="of:=[.H107]/[.H$1001]" office:value-type="percentage" office:value="0.000000553525741516922">
            <text:p>0,000055%</text:p>
          </table:table-cell>
          <table:table-cell table:style-name="ce9" table:formula="of:=[.I107]/[.I$1001]" office:value-type="percentage" office:value="0">
            <text:p>0,000000%</text:p>
          </table:table-cell>
          <table:table-cell table:style-name="ce9" table:formula="of:=[.J107]/[.J$1001]" office:value-type="percentage" office:value="0.000000558998862023243">
            <text:p>0,000056%</text:p>
          </table:table-cell>
          <table:table-cell table:style-name="ce10" table:formula="of:=SUMPRODUCT([.B$1:.E$1];[.L107:.O107])" office:value-type="percentage" office:value="0.000000333757381062049">
            <text:p>0,000033375738106205%</text:p>
          </table:table-cell>
        </table:table-row>
        <table:table-row table:style-name="ro1">
          <table:table-cell office:value-type="string">
            <text:p>nu</text:p>
          </table:table-cell>
          <table:table-cell table:style-name="ce5" table:formula="of:=VLOOKUP([.$A108];[corpusies.$D$1:.$E$1000];2;0)" office:value-type="float" office:value="5967">
            <text:p>5967</text:p>
          </table:table-cell>
          <table:table-cell table:style-name="ce5" table:formula="of:=VLOOKUP([.$A108];[corpuscat.$D$1:.$E$1000];2;0)" office:value-type="float" office:value="124861">
            <text:p>124861</text:p>
          </table:table-cell>
          <table:table-cell table:style-name="ce5" table:formula="of:=VLOOKUP([.$A108];[corpusen.$D$1:.$E$1000];2;0)" office:value-type="float" office:value="35214">
            <text:p>35214</text:p>
          </table:table-cell>
          <table:table-cell table:style-name="ce5" table:formula="of:=VLOOKUP([.$A108];[corpuses.$D$1:.$E$1000];2;0)" office:value-type="float" office:value="498916">
            <text:p>498916</text:p>
          </table:table-cell>
          <table:table-cell table:style-name="ce5"/>
          <table:table-cell table:formula="of:=IF(ISERROR([.B108]);0;[.B108])" office:value-type="float" office:value="5967">
            <text:p>5967</text:p>
          </table:table-cell>
          <table:table-cell table:formula="of:=IF(ISERROR([.C108]);0;[.C108])" office:value-type="float" office:value="124861">
            <text:p>124861</text:p>
          </table:table-cell>
          <table:table-cell table:formula="of:=IF(ISERROR([.D108]);0;[.D108])" office:value-type="float" office:value="35214">
            <text:p>35214</text:p>
          </table:table-cell>
          <table:table-cell table:formula="of:=IF(ISERROR([.E108]);0;[.E108])" office:value-type="float" office:value="498916">
            <text:p>498916</text:p>
          </table:table-cell>
          <table:table-cell/>
          <table:table-cell table:style-name="ce9" table:formula="of:=[.G108]/[.G$1001]" office:value-type="percentage" office:value="0.0121034482758621">
            <text:p>1,210345%</text:p>
          </table:table-cell>
          <table:table-cell table:style-name="ce9" table:formula="of:=[.H108]/[.H$1001]" office:value-type="percentage" office:value="0.00987339680164919">
            <text:p>0,987340%</text:p>
          </table:table-cell>
          <table:table-cell table:style-name="ce9" table:formula="of:=[.I108]/[.I$1001]" office:value-type="percentage" office:value="0.00528033663158188">
            <text:p>0,528034%</text:p>
          </table:table-cell>
          <table:table-cell table:style-name="ce9" table:formula="of:=[.J108]/[.J$1001]" office:value-type="percentage" office:value="0.010329388009081">
            <text:p>1,032939%</text:p>
          </table:table-cell>
          <table:table-cell table:style-name="ce10" table:formula="of:=SUMPRODUCT([.B$1:.E$1];[.L108:.O108])" office:value-type="percentage" office:value="0.0102199035891359">
            <text:p>1,021990358913590000%</text:p>
          </table:table-cell>
        </table:table-row>
        <table:table-row table:style-name="ro3">
          <table:table-cell office:value-type="string">
            <text:p>nt</text:p>
          </table:table-cell>
          <table:table-cell table:style-name="ce5" table:formula="of:=VLOOKUP([.$A109];[corpusies.$D$1:.$E$1000];2;0)" office:value-type="float" office:value="9636">
            <text:p>9636</text:p>
          </table:table-cell>
          <table:table-cell table:style-name="ce5" table:formula="of:=VLOOKUP([.$A109];[corpuscat.$D$1:.$E$1000];2;0)" office:value-type="float" office:value="193798">
            <text:p>193798</text:p>
          </table:table-cell>
          <table:table-cell table:style-name="ce5" table:formula="of:=VLOOKUP([.$A109];[corpusen.$D$1:.$E$1000];2;0)" office:value-type="float" office:value="54889">
            <text:p>54889</text:p>
          </table:table-cell>
          <table:table-cell table:style-name="ce5" table:formula="of:=VLOOKUP([.$A109];[corpuses.$D$1:.$E$1000];2;0)" office:value-type="float" office:value="657176">
            <text:p>657176</text:p>
          </table:table-cell>
          <table:table-cell table:style-name="ce5"/>
          <table:table-cell table:formula="of:=IF(ISERROR([.B109]);0;[.B109])" office:value-type="float" office:value="9636">
            <text:p>9636</text:p>
          </table:table-cell>
          <table:table-cell table:formula="of:=IF(ISERROR([.C109]);0;[.C109])" office:value-type="float" office:value="193798">
            <text:p>193798</text:p>
          </table:table-cell>
          <table:table-cell table:formula="of:=IF(ISERROR([.D109]);0;[.D109])" office:value-type="float" office:value="54889">
            <text:p>54889</text:p>
          </table:table-cell>
          <table:table-cell table:formula="of:=IF(ISERROR([.E109]);0;[.E109])" office:value-type="float" office:value="657176">
            <text:p>657176</text:p>
          </table:table-cell>
          <table:table-cell/>
          <table:table-cell table:style-name="ce9" table:formula="of:=[.G109]/[.G$1001]" office:value-type="percentage" office:value="0.0195456389452333">
            <text:p>1,954564%</text:p>
          </table:table-cell>
          <table:table-cell table:style-name="ce9" table:formula="of:=[.H109]/[.H$1001]" office:value-type="percentage" office:value="0.0153245973792138">
            <text:p>1,532460%</text:p>
          </table:table-cell>
          <table:table-cell table:style-name="ce9" table:formula="of:=[.I109]/[.I$1001]" office:value-type="percentage" office:value="0.00823060139066559">
            <text:p>0,823060%</text:p>
          </table:table-cell>
          <table:table-cell table:style-name="ce9" table:formula="of:=[.J109]/[.J$1001]" office:value-type="percentage" office:value="0.0136059494869995">
            <text:p>1,360595%</text:p>
          </table:table-cell>
          <table:table-cell table:style-name="ce10" table:formula="of:=SUMPRODUCT([.B$1:.E$1];[.L109:.O109])" office:value-type="percentage" office:value="0.0153659158825005">
            <text:p>1,536591588250050000%</text:p>
          </table:table-cell>
        </table:table-row>
        <table:table-row table:style-name="ro3">
          <table:table-cell office:value-type="string">
            <text:p>ns</text:p>
          </table:table-cell>
          <table:table-cell table:style-name="ce5" table:formula="of:=VLOOKUP([.$A110];[corpusies.$D$1:.$E$1000];2;0)" office:value-type="float" office:value="3782">
            <text:p>3782</text:p>
          </table:table-cell>
          <table:table-cell table:style-name="ce5" table:formula="of:=VLOOKUP([.$A110];[corpuscat.$D$1:.$E$1000];2;0)" office:value-type="float" office:value="85809">
            <text:p>85809</text:p>
          </table:table-cell>
          <table:table-cell table:style-name="ce5" table:formula="of:=VLOOKUP([.$A110];[corpusen.$D$1:.$E$1000];2;0)" office:value-type="float" office:value="22087">
            <text:p>22087</text:p>
          </table:table-cell>
          <table:table-cell table:style-name="ce5" table:formula="of:=VLOOKUP([.$A110];[corpuses.$D$1:.$E$1000];2;0)" office:value-type="float" office:value="130979">
            <text:p>130979</text:p>
          </table:table-cell>
          <table:table-cell table:style-name="ce5"/>
          <table:table-cell table:formula="of:=IF(ISERROR([.B110]);0;[.B110])" office:value-type="float" office:value="3782">
            <text:p>3782</text:p>
          </table:table-cell>
          <table:table-cell table:formula="of:=IF(ISERROR([.C110]);0;[.C110])" office:value-type="float" office:value="85809">
            <text:p>85809</text:p>
          </table:table-cell>
          <table:table-cell table:formula="of:=IF(ISERROR([.D110]);0;[.D110])" office:value-type="float" office:value="22087">
            <text:p>22087</text:p>
          </table:table-cell>
          <table:table-cell table:formula="of:=IF(ISERROR([.E110]);0;[.E110])" office:value-type="float" office:value="130979">
            <text:p>130979</text:p>
          </table:table-cell>
          <table:table-cell/>
          <table:table-cell table:style-name="ce9" table:formula="of:=[.G110]/[.G$1001]" office:value-type="percentage" office:value="0.00767139959432049">
            <text:p>0,767140%</text:p>
          </table:table-cell>
          <table:table-cell table:style-name="ce9" table:formula="of:=[.H110]/[.H$1001]" office:value-type="percentage" office:value="0.00678535576483222">
            <text:p>0,678536%</text:p>
          </table:table-cell>
          <table:table-cell table:style-name="ce9" table:formula="of:=[.I110]/[.I$1001]" office:value-type="percentage" office:value="0.00331194397630911">
            <text:p>0,331194%</text:p>
          </table:table-cell>
          <table:table-cell table:style-name="ce9" table:formula="of:=[.J110]/[.J$1001]" office:value-type="percentage" office:value="0.00271174488699786">
            <text:p>0,271174%</text:p>
          </table:table-cell>
          <table:table-cell table:style-name="ce10" table:formula="of:=SUMPRODUCT([.B$1:.E$1];[.L110:.O110])" office:value-type="percentage" office:value="0.00548174447147608">
            <text:p>0,548174447147608000%</text:p>
          </table:table-cell>
        </table:table-row>
        <table:table-row table:style-name="ro3">
          <table:table-cell office:value-type="string">
            <text:p>nr</text:p>
          </table:table-cell>
          <table:table-cell table:style-name="ce5" table:formula="of:=VLOOKUP([.$A111];[corpusies.$D$1:.$E$1000];2;0)" office:value-type="float" office:value="723">
            <text:p>723</text:p>
          </table:table-cell>
          <table:table-cell table:style-name="ce5" table:formula="of:=VLOOKUP([.$A111];[corpuscat.$D$1:.$E$1000];2;0)" office:value-type="float" office:value="20857">
            <text:p>20857</text:p>
          </table:table-cell>
          <table:table-cell table:style-name="ce5" table:formula="of:=VLOOKUP([.$A111];[corpusen.$D$1:.$E$1000];2;0)" office:value-type="float" office:value="12242">
            <text:p>12242</text:p>
          </table:table-cell>
          <table:table-cell table:style-name="ce5" table:formula="of:=VLOOKUP([.$A111];[corpuses.$D$1:.$E$1000];2;0)" office:value-type="float" office:value="71649">
            <text:p>71649</text:p>
          </table:table-cell>
          <table:table-cell table:style-name="ce5"/>
          <table:table-cell table:formula="of:=IF(ISERROR([.B111]);0;[.B111])" office:value-type="float" office:value="723">
            <text:p>723</text:p>
          </table:table-cell>
          <table:table-cell table:formula="of:=IF(ISERROR([.C111]);0;[.C111])" office:value-type="float" office:value="20857">
            <text:p>20857</text:p>
          </table:table-cell>
          <table:table-cell table:formula="of:=IF(ISERROR([.D111]);0;[.D111])" office:value-type="float" office:value="12242">
            <text:p>12242</text:p>
          </table:table-cell>
          <table:table-cell table:formula="of:=IF(ISERROR([.E111]);0;[.E111])" office:value-type="float" office:value="71649">
            <text:p>71649</text:p>
          </table:table-cell>
          <table:table-cell/>
          <table:table-cell table:style-name="ce9" table:formula="of:=[.G111]/[.G$1001]" office:value-type="percentage" office:value="0.00146653144016227">
            <text:p>0,146653%</text:p>
          </table:table-cell>
          <table:table-cell table:style-name="ce9" table:formula="of:=[.H111]/[.H$1001]" office:value-type="percentage" office:value="0.00164926948440263">
            <text:p>0,164927%</text:p>
          </table:table-cell>
          <table:table-cell table:style-name="ce9" table:formula="of:=[.I111]/[.I$1001]" office:value-type="percentage" office:value="0.00183568697233559">
            <text:p>0,183569%</text:p>
          </table:table-cell>
          <table:table-cell table:style-name="ce9" table:formula="of:=[.J111]/[.J$1001]" office:value-type="percentage" office:value="0.00148339664685568">
            <text:p>0,148340%</text:p>
          </table:table-cell>
          <table:table-cell table:style-name="ce10" table:formula="of:=SUMPRODUCT([.B$1:.E$1];[.L111:.O111])" office:value-type="percentage" office:value="0.00156332796865973">
            <text:p>0,156332796865973000%</text:p>
          </table:table-cell>
        </table:table-row>
        <table:table-row table:style-name="ro3">
          <table:table-cell office:value-type="string">
            <text:p>nq</text:p>
          </table:table-cell>
          <table:table-cell table:style-name="ce5" table:formula="of:=VLOOKUP([.$A112];[corpusies.$D$1:.$E$1000];2;0)" office:value-type="float" office:value="30">
            <text:p>30</text:p>
          </table:table-cell>
          <table:table-cell table:style-name="ce5" table:formula="of:=VLOOKUP([.$A112];[corpuscat.$D$1:.$E$1000];2;0)" office:value-type="float" office:value="3202">
            <text:p>3202</text:p>
          </table:table-cell>
          <table:table-cell table:style-name="ce5" table:formula="of:=VLOOKUP([.$A112];[corpusen.$D$1:.$E$1000];2;0)" office:value-type="float" office:value="648">
            <text:p>648</text:p>
          </table:table-cell>
          <table:table-cell table:style-name="ce5" table:formula="of:=VLOOKUP([.$A112];[corpuses.$D$1:.$E$1000];2;0)" office:value-type="float" office:value="15224">
            <text:p>15224</text:p>
          </table:table-cell>
          <table:table-cell table:style-name="ce5"/>
          <table:table-cell table:formula="of:=IF(ISERROR([.B112]);0;[.B112])" office:value-type="float" office:value="30">
            <text:p>30</text:p>
          </table:table-cell>
          <table:table-cell table:formula="of:=IF(ISERROR([.C112]);0;[.C112])" office:value-type="float" office:value="3202">
            <text:p>3202</text:p>
          </table:table-cell>
          <table:table-cell table:formula="of:=IF(ISERROR([.D112]);0;[.D112])" office:value-type="float" office:value="648">
            <text:p>648</text:p>
          </table:table-cell>
          <table:table-cell table:formula="of:=IF(ISERROR([.E112]);0;[.E112])" office:value-type="float" office:value="15224">
            <text:p>15224</text:p>
          </table:table-cell>
          <table:table-cell/>
          <table:table-cell table:style-name="ce9" table:formula="of:=[.G112]/[.G$1001]" office:value-type="percentage" office:value="0.0000608519269776876">
            <text:p>0,006085%</text:p>
          </table:table-cell>
          <table:table-cell table:style-name="ce9" table:formula="of:=[.H112]/[.H$1001]" office:value-type="percentage" office:value="0.000253198489191026">
            <text:p>0,025320%</text:p>
          </table:table-cell>
          <table:table-cell table:style-name="ce9" table:formula="of:=[.I112]/[.I$1001]" office:value-type="percentage" office:value="0.0000971675508963781">
            <text:p>0,009717%</text:p>
          </table:table-cell>
          <table:table-cell table:style-name="ce9" table:formula="of:=[.J112]/[.J$1001]" office:value-type="percentage" office:value="0.000315192543534883">
            <text:p>0,031519%</text:p>
          </table:table-cell>
          <table:table-cell table:style-name="ce10" table:formula="of:=SUMPRODUCT([.B$1:.E$1];[.L112:.O112])" office:value-type="percentage" office:value="0.000198489643000717">
            <text:p>0,019848964300071700%</text:p>
          </table:table-cell>
        </table:table-row>
        <table:table-row table:style-name="ro3">
          <table:table-cell office:value-type="string">
            <text:p>np</text:p>
          </table:table-cell>
          <table:table-cell table:style-name="ce5" table:formula="of:=VLOOKUP([.$A113];[corpusies.$D$1:.$E$1000];2;0)" office:value-type="float" office:value="126">
            <text:p>126</text:p>
          </table:table-cell>
          <table:table-cell table:style-name="ce5" table:formula="of:=VLOOKUP([.$A113];[corpuscat.$D$1:.$E$1000];2;0)" office:value-type="float" office:value="283">
            <text:p>283</text:p>
          </table:table-cell>
          <table:table-cell table:style-name="ce5" table:formula="of:=VLOOKUP([.$A113];[corpusen.$D$1:.$E$1000];2;0)" office:value-type="float" office:value="249">
            <text:p>249</text:p>
          </table:table-cell>
          <table:table-cell table:style-name="ce5" table:formula="of:=VLOOKUP([.$A113];[corpuses.$D$1:.$E$1000];2;0)" office:value-type="float" office:value="1497">
            <text:p>1497</text:p>
          </table:table-cell>
          <table:table-cell table:style-name="ce5"/>
          <table:table-cell table:formula="of:=IF(ISERROR([.B113]);0;[.B113])" office:value-type="float" office:value="126">
            <text:p>126</text:p>
          </table:table-cell>
          <table:table-cell table:formula="of:=IF(ISERROR([.C113]);0;[.C113])" office:value-type="float" office:value="283">
            <text:p>283</text:p>
          </table:table-cell>
          <table:table-cell table:formula="of:=IF(ISERROR([.D113]);0;[.D113])" office:value-type="float" office:value="249">
            <text:p>249</text:p>
          </table:table-cell>
          <table:table-cell table:formula="of:=IF(ISERROR([.E113]);0;[.E113])" office:value-type="float" office:value="1497">
            <text:p>1497</text:p>
          </table:table-cell>
          <table:table-cell/>
          <table:table-cell table:style-name="ce9" table:formula="of:=[.G113]/[.G$1001]" office:value-type="percentage" office:value="0.000255578093306288">
            <text:p>0,025558%</text:p>
          </table:table-cell>
          <table:table-cell table:style-name="ce9" table:formula="of:=[.H113]/[.H$1001]" office:value-type="percentage" office:value="0.0000223782549784698">
            <text:p>0,002238%</text:p>
          </table:table-cell>
          <table:table-cell table:style-name="ce9" table:formula="of:=[.I113]/[.I$1001]" office:value-type="percentage" office:value="0.0000373375311314786">
            <text:p>0,003734%</text:p>
          </table:table-cell>
          <table:table-cell table:style-name="ce9" table:formula="of:=[.J113]/[.J$1001]" office:value-type="percentage" office:value="0.0000309933813499553">
            <text:p>0,003099%</text:p>
          </table:table-cell>
          <table:table-cell table:style-name="ce10" table:formula="of:=SUMPRODUCT([.B$1:.E$1];[.L113:.O113])" office:value-type="percentage" office:value="0.0000964186720035618">
            <text:p>0,009641867200356180%</text:p>
          </table:table-cell>
        </table:table-row>
        <table:table-row table:style-name="ro1">
          <table:table-cell office:value-type="string">
            <text:p>no</text:p>
          </table:table-cell>
          <table:table-cell table:style-name="ce5" table:formula="of:=VLOOKUP([.$A114];[corpusies.$D$1:.$E$1000];2;0)" office:value-type="float" office:value="8915">
            <text:p>8915</text:p>
          </table:table-cell>
          <table:table-cell table:style-name="ce5" table:formula="of:=VLOOKUP([.$A114];[corpuscat.$D$1:.$E$1000];2;0)" office:value-type="float" office:value="220120">
            <text:p>220120</text:p>
          </table:table-cell>
          <table:table-cell table:style-name="ce5" table:formula="of:=VLOOKUP([.$A114];[corpusen.$D$1:.$E$1000];2;0)" office:value-type="float" office:value="125741">
            <text:p>125741</text:p>
          </table:table-cell>
          <table:table-cell table:style-name="ce5" table:formula="of:=VLOOKUP([.$A114];[corpuses.$D$1:.$E$1000];2;0)" office:value-type="float" office:value="1213382">
            <text:p>1213382</text:p>
          </table:table-cell>
          <table:table-cell table:style-name="ce5"/>
          <table:table-cell table:formula="of:=IF(ISERROR([.B114]);0;[.B114])" office:value-type="float" office:value="8915">
            <text:p>8915</text:p>
          </table:table-cell>
          <table:table-cell table:formula="of:=IF(ISERROR([.C114]);0;[.C114])" office:value-type="float" office:value="220120">
            <text:p>220120</text:p>
          </table:table-cell>
          <table:table-cell table:formula="of:=IF(ISERROR([.D114]);0;[.D114])" office:value-type="float" office:value="125741">
            <text:p>125741</text:p>
          </table:table-cell>
          <table:table-cell table:formula="of:=IF(ISERROR([.E114]);0;[.E114])" office:value-type="float" office:value="1213382">
            <text:p>1213382</text:p>
          </table:table-cell>
          <table:table-cell/>
          <table:table-cell table:style-name="ce9" table:formula="of:=[.G114]/[.G$1001]" office:value-type="percentage" office:value="0.0180831643002028">
            <text:p>1,808316%</text:p>
          </table:table-cell>
          <table:table-cell table:style-name="ce9" table:formula="of:=[.H114]/[.H$1001]" office:value-type="percentage" office:value="0.0174060123175293">
            <text:p>1,740601%</text:p>
          </table:table-cell>
          <table:table-cell table:style-name="ce9" table:formula="of:=[.I114]/[.I$1001]" office:value-type="percentage" office:value="0.0188548534216998">
            <text:p>1,885485%</text:p>
          </table:table-cell>
          <table:table-cell table:style-name="ce9" table:formula="of:=[.J114]/[.J$1001]" office:value-type="percentage" office:value="0.0251214502666476">
            <text:p>2,512145%</text:p>
          </table:table-cell>
          <table:table-cell table:style-name="ce10" table:formula="of:=SUMPRODUCT([.B$1:.E$1];[.L114:.O114])" office:value-type="percentage" office:value="0.0200686734074839">
            <text:p>2,006867340748390000%</text:p>
          </table:table-cell>
        </table:table-row>
        <table:table-row table:style-name="ro3">
          <table:table-cell office:value-type="string">
            <text:p>nñ</text:p>
          </table:table-cell>
          <table:table-cell table:style-name="ce5" table:formula="of:=VLOOKUP([.$A115];[corpusies.$D$1:.$E$1000];2;0)" office:value-type="float" office:value="0">
            <text:p>#N/D</text:p>
          </table:table-cell>
          <table:table-cell table:style-name="ce5" table:formula="of:=VLOOKUP([.$A115];[corpuscat.$D$1:.$E$1000];2;0)" office:value-type="float" office:value="0">
            <text:p>#N/D</text:p>
          </table:table-cell>
          <table:table-cell table:style-name="ce5" table:formula="of:=VLOOKUP([.$A115];[corpusen.$D$1:.$E$1000];2;0)" office:value-type="float" office:value="0">
            <text:p>#N/D</text:p>
          </table:table-cell>
          <table:table-cell table:style-name="ce5" table:formula="of:=VLOOKUP([.$A115];[corpuses.$D$1:.$E$1000];2;0)" office:value-type="float" office:value="3">
            <text:p>3</text:p>
          </table:table-cell>
          <table:table-cell table:style-name="ce5"/>
          <table:table-cell table:formula="of:=IF(ISERROR([.B115]);0;[.B115])" office:value-type="float" office:value="0">
            <text:p>0</text:p>
          </table:table-cell>
          <table:table-cell table:formula="of:=IF(ISERROR([.C115]);0;[.C115])" office:value-type="float" office:value="0">
            <text:p>0</text:p>
          </table:table-cell>
          <table:table-cell table:formula="of:=IF(ISERROR([.D115]);0;[.D115])" office:value-type="float" office:value="0">
            <text:p>0</text:p>
          </table:table-cell>
          <table:table-cell table:formula="of:=IF(ISERROR([.E115]);0;[.E115])" office:value-type="float" office:value="3">
            <text:p>3</text:p>
          </table:table-cell>
          <table:table-cell/>
          <table:table-cell table:style-name="ce9" table:formula="of:=[.G115]/[.G$1001]" office:value-type="percentage" office:value="0">
            <text:p>0,000000%</text:p>
          </table:table-cell>
          <table:table-cell table:style-name="ce9" table:formula="of:=[.H115]/[.H$1001]" office:value-type="percentage" office:value="0">
            <text:p>0,000000%</text:p>
          </table:table-cell>
          <table:table-cell table:style-name="ce9" table:formula="of:=[.I115]/[.I$1001]" office:value-type="percentage" office:value="0">
            <text:p>0,000000%</text:p>
          </table:table-cell>
          <table:table-cell table:style-name="ce9" table:formula="of:=[.J115]/[.J$1001]" office:value-type="percentage" office:value="0.0000000621109846692492">
            <text:p>0,000006%</text:p>
          </table:table-cell>
          <table:table-cell table:style-name="ce10" table:formula="of:=SUMPRODUCT([.B$1:.E$1];[.L115:.O115])" office:value-type="percentage" office:value="0.0000000186332954007748">
            <text:p>0,000001863329540077%</text:p>
          </table:table-cell>
        </table:table-row>
        <table:table-row table:style-name="ro3">
          <table:table-cell office:value-type="string">
            <text:p>nç</text:p>
          </table:table-cell>
          <table:table-cell table:style-name="ce5" table:formula="of:=VLOOKUP([.$A116];[corpusies.$D$1:.$E$1000];2;0)" office:value-type="float" office:value="131">
            <text:p>131</text:p>
          </table:table-cell>
          <table:table-cell table:style-name="ce5" table:formula="of:=VLOOKUP([.$A116];[corpuscat.$D$1:.$E$1000];2;0)" office:value-type="float" office:value="9501">
            <text:p>9501</text:p>
          </table:table-cell>
          <table:table-cell table:style-name="ce5" table:formula="of:=VLOOKUP([.$A116];[corpusen.$D$1:.$E$1000];2;0)" office:value-type="float" office:value="0">
            <text:p>#N/D</text:p>
          </table:table-cell>
          <table:table-cell table:style-name="ce5" table:formula="of:=VLOOKUP([.$A116];[corpuses.$D$1:.$E$1000];2;0)" office:value-type="float" office:value="601">
            <text:p>601</text:p>
          </table:table-cell>
          <table:table-cell table:style-name="ce5"/>
          <table:table-cell table:formula="of:=IF(ISERROR([.B116]);0;[.B116])" office:value-type="float" office:value="131">
            <text:p>131</text:p>
          </table:table-cell>
          <table:table-cell table:formula="of:=IF(ISERROR([.C116]);0;[.C116])" office:value-type="float" office:value="9501">
            <text:p>9501</text:p>
          </table:table-cell>
          <table:table-cell table:formula="of:=IF(ISERROR([.D116]);0;[.D116])" office:value-type="float" office:value="0">
            <text:p>0</text:p>
          </table:table-cell>
          <table:table-cell table:formula="of:=IF(ISERROR([.E116]);0;[.E116])" office:value-type="float" office:value="601">
            <text:p>601</text:p>
          </table:table-cell>
          <table:table-cell/>
          <table:table-cell table:style-name="ce9" table:formula="of:=[.G116]/[.G$1001]" office:value-type="percentage" office:value="0.000265720081135903">
            <text:p>0,026572%</text:p>
          </table:table-cell>
          <table:table-cell table:style-name="ce9" table:formula="of:=[.H116]/[.H$1001]" office:value-type="percentage" office:value="0.000751292581450324">
            <text:p>0,075129%</text:p>
          </table:table-cell>
          <table:table-cell table:style-name="ce9" table:formula="of:=[.I116]/[.I$1001]" office:value-type="percentage" office:value="0">
            <text:p>0,000000%</text:p>
          </table:table-cell>
          <table:table-cell table:style-name="ce9" table:formula="of:=[.J116]/[.J$1001]" office:value-type="percentage" office:value="0.0000124429005954063">
            <text:p>0,001244%</text:p>
          </table:table-cell>
          <table:table-cell table:style-name="ce10" table:formula="of:=SUMPRODUCT([.B$1:.E$1];[.L116:.O116])" office:value-type="percentage" office:value="0.00030883666895449">
            <text:p>0,030883666895449000%</text:p>
          </table:table-cell>
        </table:table-row>
        <table:table-row table:style-name="ro3">
          <table:table-cell office:value-type="string">
            <text:p>n´</text:p>
          </table:table-cell>
          <table:table-cell table:style-name="ce5" table:formula="of:=VLOOKUP([.$A117];[corpusies.$D$1:.$E$1000];2;0)" office:value-type="float" office:value="176">
            <text:p>176</text:p>
          </table:table-cell>
          <table:table-cell table:style-name="ce5" table:formula="of:=VLOOKUP([.$A117];[corpuscat.$D$1:.$E$1000];2;0)" office:value-type="float" office:value="4923">
            <text:p>4923</text:p>
          </table:table-cell>
          <table:table-cell table:style-name="ce5" table:formula="of:=VLOOKUP([.$A117];[corpusen.$D$1:.$E$1000];2;0)" office:value-type="float" office:value="0">
            <text:p>#N/D</text:p>
          </table:table-cell>
          <table:table-cell table:style-name="ce5" table:formula="of:=VLOOKUP([.$A117];[corpuses.$D$1:.$E$1000];2;0)" office:value-type="float" office:value="44860">
            <text:p>44860</text:p>
          </table:table-cell>
          <table:table-cell table:style-name="ce5"/>
          <table:table-cell table:formula="of:=IF(ISERROR([.B117]);0;[.B117])" office:value-type="float" office:value="176">
            <text:p>176</text:p>
          </table:table-cell>
          <table:table-cell table:formula="of:=IF(ISERROR([.C117]);0;[.C117])" office:value-type="float" office:value="4923">
            <text:p>4923</text:p>
          </table:table-cell>
          <table:table-cell table:formula="of:=IF(ISERROR([.D117]);0;[.D117])" office:value-type="float" office:value="0">
            <text:p>0</text:p>
          </table:table-cell>
          <table:table-cell table:formula="of:=IF(ISERROR([.E117]);0;[.E117])" office:value-type="float" office:value="44860">
            <text:p>44860</text:p>
          </table:table-cell>
          <table:table-cell/>
          <table:table-cell table:style-name="ce9" table:formula="of:=[.G117]/[.G$1001]" office:value-type="percentage" office:value="0.000356997971602434">
            <text:p>0,035700%</text:p>
          </table:table-cell>
          <table:table-cell table:style-name="ce9" table:formula="of:=[.H117]/[.H$1001]" office:value-type="percentage" office:value="0.000389286746498258">
            <text:p>0,038929%</text:p>
          </table:table-cell>
          <table:table-cell table:style-name="ce9" table:formula="of:=[.I117]/[.I$1001]" office:value-type="percentage" office:value="0">
            <text:p>0,000000%</text:p>
          </table:table-cell>
          <table:table-cell table:style-name="ce9" table:formula="of:=[.J117]/[.J$1001]" office:value-type="percentage" office:value="0.000928766257420839">
            <text:p>0,092877%</text:p>
          </table:table-cell>
          <table:table-cell table:style-name="ce10" table:formula="of:=SUMPRODUCT([.B$1:.E$1];[.L117:.O117])" office:value-type="percentage" office:value="0.000502515292656459">
            <text:p>0,050251529265645900%</text:p>
          </table:table-cell>
        </table:table-row>
        <table:table-row table:style-name="ro3">
          <table:table-cell office:value-type="string">
            <text:p>mz</text:p>
          </table:table-cell>
          <table:table-cell table:style-name="ce5" table:formula="of:=VLOOKUP([.$A118];[corpusies.$D$1:.$E$1000];2;0)" office:value-type="float" office:value="10">
            <text:p>10</text:p>
          </table:table-cell>
          <table:table-cell table:style-name="ce5" table:formula="of:=VLOOKUP([.$A118];[corpuscat.$D$1:.$E$1000];2;0)" office:value-type="float" office:value="107">
            <text:p>107</text:p>
          </table:table-cell>
          <table:table-cell table:style-name="ce5" table:formula="of:=VLOOKUP([.$A118];[corpusen.$D$1:.$E$1000];2;0)" office:value-type="float" office:value="18">
            <text:p>18</text:p>
          </table:table-cell>
          <table:table-cell table:style-name="ce5" table:formula="of:=VLOOKUP([.$A118];[corpuses.$D$1:.$E$1000];2;0)" office:value-type="float" office:value="891">
            <text:p>891</text:p>
          </table:table-cell>
          <table:table-cell table:style-name="ce5"/>
          <table:table-cell table:formula="of:=IF(ISERROR([.B118]);0;[.B118])" office:value-type="float" office:value="10">
            <text:p>10</text:p>
          </table:table-cell>
          <table:table-cell table:formula="of:=IF(ISERROR([.C118]);0;[.C118])" office:value-type="float" office:value="107">
            <text:p>107</text:p>
          </table:table-cell>
          <table:table-cell table:formula="of:=IF(ISERROR([.D118]);0;[.D118])" office:value-type="float" office:value="18">
            <text:p>18</text:p>
          </table:table-cell>
          <table:table-cell table:formula="of:=IF(ISERROR([.E118]);0;[.E118])" office:value-type="float" office:value="891">
            <text:p>891</text:p>
          </table:table-cell>
          <table:table-cell/>
          <table:table-cell table:style-name="ce9" table:formula="of:=[.G118]/[.G$1001]" office:value-type="percentage" office:value="0.0000202839756592292">
            <text:p>0,002028%</text:p>
          </table:table-cell>
          <table:table-cell table:style-name="ce9" table:formula="of:=[.H118]/[.H$1001]" office:value-type="percentage" office:value="0.0000084610363346158">
            <text:p>0,000846%</text:p>
          </table:table-cell>
          <table:table-cell table:style-name="ce9" table:formula="of:=[.I118]/[.I$1001]" office:value-type="percentage" office:value="0.0000026990986360105">
            <text:p>0,000270%</text:p>
          </table:table-cell>
          <table:table-cell table:style-name="ce9" table:formula="of:=[.J118]/[.J$1001]" office:value-type="percentage" office:value="0.000018446962446767">
            <text:p>0,001845%</text:p>
          </table:table-cell>
          <table:table-cell table:style-name="ce10" table:formula="of:=SUMPRODUCT([.B$1:.E$1];[.L118:.O118])" office:value-type="percentage" office:value="0.0000144275021957847">
            <text:p>0,001442750219578470%</text:p>
          </table:table-cell>
        </table:table-row>
        <table:table-row table:style-name="ro3">
          <table:table-cell office:value-type="string">
            <text:p>my</text:p>
          </table:table-cell>
          <table:table-cell table:style-name="ce5" table:formula="of:=VLOOKUP([.$A119];[corpusies.$D$1:.$E$1000];2;0)" office:value-type="float" office:value="20">
            <text:p>20</text:p>
          </table:table-cell>
          <table:table-cell table:style-name="ce5" table:formula="of:=VLOOKUP([.$A119];[corpuscat.$D$1:.$E$1000];2;0)" office:value-type="float" office:value="755">
            <text:p>755</text:p>
          </table:table-cell>
          <table:table-cell table:style-name="ce5" table:formula="of:=VLOOKUP([.$A119];[corpusen.$D$1:.$E$1000];2;0)" office:value-type="float" office:value="13309">
            <text:p>13309</text:p>
          </table:table-cell>
          <table:table-cell table:style-name="ce5" table:formula="of:=VLOOKUP([.$A119];[corpuses.$D$1:.$E$1000];2;0)" office:value-type="float" office:value="6231">
            <text:p>6231</text:p>
          </table:table-cell>
          <table:table-cell table:style-name="ce5"/>
          <table:table-cell table:formula="of:=IF(ISERROR([.B119]);0;[.B119])" office:value-type="float" office:value="20">
            <text:p>20</text:p>
          </table:table-cell>
          <table:table-cell table:formula="of:=IF(ISERROR([.C119]);0;[.C119])" office:value-type="float" office:value="755">
            <text:p>755</text:p>
          </table:table-cell>
          <table:table-cell table:formula="of:=IF(ISERROR([.D119]);0;[.D119])" office:value-type="float" office:value="13309">
            <text:p>13309</text:p>
          </table:table-cell>
          <table:table-cell table:formula="of:=IF(ISERROR([.E119]);0;[.E119])" office:value-type="float" office:value="6231">
            <text:p>6231</text:p>
          </table:table-cell>
          <table:table-cell/>
          <table:table-cell table:style-name="ce9" table:formula="of:=[.G119]/[.G$1001]" office:value-type="percentage" office:value="0.0000405679513184584">
            <text:p>0,004057%</text:p>
          </table:table-cell>
          <table:table-cell table:style-name="ce9" table:formula="of:=[.H119]/[.H$1001]" office:value-type="percentage" office:value="0.0000597017049778965">
            <text:p>0,005970%</text:p>
          </table:table-cell>
          <table:table-cell table:style-name="ce9" table:formula="of:=[.I119]/[.I$1001]" office:value-type="percentage" office:value="0.00199568354148132">
            <text:p>0,199568%</text:p>
          </table:table-cell>
          <table:table-cell table:style-name="ce9" table:formula="of:=[.J119]/[.J$1001]" office:value-type="percentage" office:value="0.000129004515158031">
            <text:p>0,012900%</text:p>
          </table:table-cell>
          <table:table-cell table:style-name="ce10" table:formula="of:=SUMPRODUCT([.B$1:.E$1];[.L119:.O119])" office:value-type="percentage" office:value="0.000268350605584448">
            <text:p>0,026835060558444800%</text:p>
          </table:table-cell>
        </table:table-row>
        <table:table-row table:style-name="ro3">
          <table:table-cell office:value-type="string">
            <text:p>mx</text:p>
          </table:table-cell>
          <table:table-cell table:style-name="ce5" table:formula="of:=VLOOKUP([.$A120];[corpusies.$D$1:.$E$1000];2;0)" office:value-type="float" office:value="9">
            <text:p>9</text:p>
          </table:table-cell>
          <table:table-cell table:style-name="ce5" table:formula="of:=VLOOKUP([.$A120];[corpuscat.$D$1:.$E$1000];2;0)" office:value-type="float" office:value="82">
            <text:p>82</text:p>
          </table:table-cell>
          <table:table-cell table:style-name="ce5" table:formula="of:=VLOOKUP([.$A120];[corpusen.$D$1:.$E$1000];2;0)" office:value-type="float" office:value="28">
            <text:p>28</text:p>
          </table:table-cell>
          <table:table-cell table:style-name="ce5" table:formula="of:=VLOOKUP([.$A120];[corpuses.$D$1:.$E$1000];2;0)" office:value-type="float" office:value="429">
            <text:p>429</text:p>
          </table:table-cell>
          <table:table-cell table:style-name="ce5"/>
          <table:table-cell table:formula="of:=IF(ISERROR([.B120]);0;[.B120])" office:value-type="float" office:value="9">
            <text:p>9</text:p>
          </table:table-cell>
          <table:table-cell table:formula="of:=IF(ISERROR([.C120]);0;[.C120])" office:value-type="float" office:value="82">
            <text:p>82</text:p>
          </table:table-cell>
          <table:table-cell table:formula="of:=IF(ISERROR([.D120]);0;[.D120])" office:value-type="float" office:value="28">
            <text:p>28</text:p>
          </table:table-cell>
          <table:table-cell table:formula="of:=IF(ISERROR([.E120]);0;[.E120])" office:value-type="float" office:value="429">
            <text:p>429</text:p>
          </table:table-cell>
          <table:table-cell/>
          <table:table-cell table:style-name="ce9" table:formula="of:=[.G120]/[.G$1001]" office:value-type="percentage" office:value="0.0000182555780933063">
            <text:p>0,001826%</text:p>
          </table:table-cell>
          <table:table-cell table:style-name="ce9" table:formula="of:=[.H120]/[.H$1001]" office:value-type="percentage" office:value="0.00000648415868634108">
            <text:p>0,000648%</text:p>
          </table:table-cell>
          <table:table-cell table:style-name="ce9" table:formula="of:=[.I120]/[.I$1001]" office:value-type="percentage" office:value="0.00000419859787823856">
            <text:p>0,000420%</text:p>
          </table:table-cell>
          <table:table-cell table:style-name="ce9" table:formula="of:=[.J120]/[.J$1001]" office:value-type="percentage" office:value="0.00000888187080770263">
            <text:p>0,000888%</text:p>
          </table:table-cell>
          <table:table-cell table:style-name="ce10" table:formula="of:=SUMPRODUCT([.B$1:.E$1];[.L120:.O120])" office:value-type="percentage" office:value="0.0000105063420640289">
            <text:p>0,001050634206402890%</text:p>
          </table:table-cell>
        </table:table-row>
        <table:table-row table:style-name="ro3">
          <table:table-cell office:value-type="string">
            <text:p>mw</text:p>
          </table:table-cell>
          <table:table-cell table:style-name="ce5" table:formula="of:=VLOOKUP([.$A121];[corpusies.$D$1:.$E$1000];2;0)" office:value-type="float" office:value="0">
            <text:p>#N/D</text:p>
          </table:table-cell>
          <table:table-cell table:style-name="ce5" table:formula="of:=VLOOKUP([.$A121];[corpuscat.$D$1:.$E$1000];2;0)" office:value-type="float" office:value="123">
            <text:p>123</text:p>
          </table:table-cell>
          <table:table-cell table:style-name="ce5" table:formula="of:=VLOOKUP([.$A121];[corpusen.$D$1:.$E$1000];2;0)" office:value-type="float" office:value="23">
            <text:p>23</text:p>
          </table:table-cell>
          <table:table-cell table:style-name="ce5" table:formula="of:=VLOOKUP([.$A121];[corpuses.$D$1:.$E$1000];2;0)" office:value-type="float" office:value="804">
            <text:p>804</text:p>
          </table:table-cell>
          <table:table-cell table:style-name="ce5"/>
          <table:table-cell table:formula="of:=IF(ISERROR([.B121]);0;[.B121])" office:value-type="float" office:value="0">
            <text:p>0</text:p>
          </table:table-cell>
          <table:table-cell table:formula="of:=IF(ISERROR([.C121]);0;[.C121])" office:value-type="float" office:value="123">
            <text:p>123</text:p>
          </table:table-cell>
          <table:table-cell table:formula="of:=IF(ISERROR([.D121]);0;[.D121])" office:value-type="float" office:value="23">
            <text:p>23</text:p>
          </table:table-cell>
          <table:table-cell table:formula="of:=IF(ISERROR([.E121]);0;[.E121])" office:value-type="float" office:value="804">
            <text:p>804</text:p>
          </table:table-cell>
          <table:table-cell/>
          <table:table-cell table:style-name="ce9" table:formula="of:=[.G121]/[.G$1001]" office:value-type="percentage" office:value="0">
            <text:p>0,000000%</text:p>
          </table:table-cell>
          <table:table-cell table:style-name="ce9" table:formula="of:=[.H121]/[.H$1001]" office:value-type="percentage" office:value="0.00000972623802951162">
            <text:p>0,000973%</text:p>
          </table:table-cell>
          <table:table-cell table:style-name="ce9" table:formula="of:=[.I121]/[.I$1001]" office:value-type="percentage" office:value="0.00000344884825712453">
            <text:p>0,000345%</text:p>
          </table:table-cell>
          <table:table-cell table:style-name="ce9" table:formula="of:=[.J121]/[.J$1001]" office:value-type="percentage" office:value="0.0000166457438913588">
            <text:p>0,001665%</text:p>
          </table:table-cell>
          <table:table-cell table:style-name="ce10" table:formula="of:=SUMPRODUCT([.B$1:.E$1];[.L121:.O121])" office:value-type="percentage" office:value="0.00000825647940197357">
            <text:p>0,000825647940197357%</text:p>
          </table:table-cell>
        </table:table-row>
        <table:table-row table:style-name="ro3">
          <table:table-cell office:value-type="string">
            <text:p>mv</text:p>
          </table:table-cell>
          <table:table-cell table:style-name="ce5" table:formula="of:=VLOOKUP([.$A122];[corpusies.$D$1:.$E$1000];2;0)" office:value-type="float" office:value="53">
            <text:p>53</text:p>
          </table:table-cell>
          <table:table-cell table:style-name="ce5" table:formula="of:=VLOOKUP([.$A122];[corpuscat.$D$1:.$E$1000];2;0)" office:value-type="float" office:value="199">
            <text:p>199</text:p>
          </table:table-cell>
          <table:table-cell table:style-name="ce5" table:formula="of:=VLOOKUP([.$A122];[corpusen.$D$1:.$E$1000];2;0)" office:value-type="float" office:value="5">
            <text:p>5</text:p>
          </table:table-cell>
          <table:table-cell table:style-name="ce5" table:formula="of:=VLOOKUP([.$A122];[corpuses.$D$1:.$E$1000];2;0)" office:value-type="float" office:value="529">
            <text:p>529</text:p>
          </table:table-cell>
          <table:table-cell table:style-name="ce5"/>
          <table:table-cell table:formula="of:=IF(ISERROR([.B122]);0;[.B122])" office:value-type="float" office:value="53">
            <text:p>53</text:p>
          </table:table-cell>
          <table:table-cell table:formula="of:=IF(ISERROR([.C122]);0;[.C122])" office:value-type="float" office:value="199">
            <text:p>199</text:p>
          </table:table-cell>
          <table:table-cell table:formula="of:=IF(ISERROR([.D122]);0;[.D122])" office:value-type="float" office:value="5">
            <text:p>5</text:p>
          </table:table-cell>
          <table:table-cell table:formula="of:=IF(ISERROR([.E122]);0;[.E122])" office:value-type="float" office:value="529">
            <text:p>529</text:p>
          </table:table-cell>
          <table:table-cell/>
          <table:table-cell table:style-name="ce9" table:formula="of:=[.G122]/[.G$1001]" office:value-type="percentage" office:value="0.000107505070993915">
            <text:p>0,010751%</text:p>
          </table:table-cell>
          <table:table-cell table:style-name="ce9" table:formula="of:=[.H122]/[.H$1001]" office:value-type="percentage" office:value="0.0000157359460802668">
            <text:p>0,001574%</text:p>
          </table:table-cell>
          <table:table-cell table:style-name="ce9" table:formula="of:=[.I122]/[.I$1001]" office:value-type="percentage" office:value="0.000000749749621114029">
            <text:p>0,000075%</text:p>
          </table:table-cell>
          <table:table-cell table:style-name="ce9" table:formula="of:=[.J122]/[.J$1001]" office:value-type="percentage" office:value="0.0000109522369633443">
            <text:p>0,001095%</text:p>
          </table:table-cell>
          <table:table-cell table:style-name="ce10" table:formula="of:=SUMPRODUCT([.B$1:.E$1];[.L122:.O122])" office:value-type="percentage" office:value="0.0000403329511733692">
            <text:p>0,004033295117336920%</text:p>
          </table:table-cell>
        </table:table-row>
        <table:table-row table:style-name="ro3">
          <table:table-cell office:value-type="string">
            <text:p>mû</text:p>
          </table:table-cell>
          <table:table-cell table:style-name="ce5" table:formula="of:=VLOOKUP([.$A123];[corpusies.$D$1:.$E$1000];2;0)" office:value-type="float" office:value="0">
            <text:p>#N/D</text:p>
          </table:table-cell>
          <table:table-cell table:style-name="ce5" table:formula="of:=VLOOKUP([.$A123];[corpuscat.$D$1:.$E$1000];2;0)" office:value-type="float" office:value="5">
            <text:p>5</text:p>
          </table:table-cell>
          <table:table-cell table:style-name="ce5" table:formula="of:=VLOOKUP([.$A123];[corpusen.$D$1:.$E$1000];2;0)" office:value-type="float" office:value="0">
            <text:p>#N/D</text:p>
          </table:table-cell>
          <table:table-cell table:style-name="ce5" table:formula="of:=VLOOKUP([.$A123];[corpuses.$D$1:.$E$1000];2;0)" office:value-type="float" office:value="12">
            <text:p>12</text:p>
          </table:table-cell>
          <table:table-cell table:style-name="ce5"/>
          <table:table-cell table:formula="of:=IF(ISERROR([.B123]);0;[.B123])" office:value-type="float" office:value="0">
            <text:p>0</text:p>
          </table:table-cell>
          <table:table-cell table:formula="of:=IF(ISERROR([.C123]);0;[.C123])" office:value-type="float" office:value="5">
            <text:p>5</text:p>
          </table:table-cell>
          <table:table-cell table:formula="of:=IF(ISERROR([.D123]);0;[.D123])" office:value-type="float" office:value="0">
            <text:p>0</text:p>
          </table:table-cell>
          <table:table-cell table:formula="of:=IF(ISERROR([.E123]);0;[.E123])" office:value-type="float" office:value="12">
            <text:p>12</text:p>
          </table:table-cell>
          <table:table-cell/>
          <table:table-cell table:style-name="ce9" table:formula="of:=[.G123]/[.G$1001]" office:value-type="percentage" office:value="0">
            <text:p>0,000000%</text:p>
          </table:table-cell>
          <table:table-cell table:style-name="ce9" table:formula="of:=[.H123]/[.H$1001]" office:value-type="percentage" office:value="0.000000395375529654944">
            <text:p>0,000040%</text:p>
          </table:table-cell>
          <table:table-cell table:style-name="ce9" table:formula="of:=[.I123]/[.I$1001]" office:value-type="percentage" office:value="0">
            <text:p>0,000000%</text:p>
          </table:table-cell>
          <table:table-cell table:style-name="ce9" table:formula="of:=[.J123]/[.J$1001]" office:value-type="percentage" office:value="0.000000248443938676997">
            <text:p>0,000025%</text:p>
          </table:table-cell>
          <table:table-cell table:style-name="ce10" table:formula="of:=SUMPRODUCT([.B$1:.E$1];[.L123:.O123])" office:value-type="percentage" office:value="0.000000193145840499582">
            <text:p>0,000019314584049958%</text:p>
          </table:table-cell>
        </table:table-row>
        <table:table-row table:style-name="ro3">
          <table:table-cell office:value-type="string">
            <text:p>mu</text:p>
          </table:table-cell>
          <table:table-cell table:style-name="ce5" table:formula="of:=VLOOKUP([.$A124];[corpusies.$D$1:.$E$1000];2;0)" office:value-type="float" office:value="881">
            <text:p>881</text:p>
          </table:table-cell>
          <table:table-cell table:style-name="ce5" table:formula="of:=VLOOKUP([.$A124];[corpuscat.$D$1:.$E$1000];2;0)" office:value-type="float" office:value="30379">
            <text:p>30379</text:p>
          </table:table-cell>
          <table:table-cell table:style-name="ce5" table:formula="of:=VLOOKUP([.$A124];[corpusen.$D$1:.$E$1000];2;0)" office:value-type="float" office:value="12426">
            <text:p>12426</text:p>
          </table:table-cell>
          <table:table-cell table:style-name="ce5" table:formula="of:=VLOOKUP([.$A124];[corpuses.$D$1:.$E$1000];2;0)" office:value-type="float" office:value="164000">
            <text:p>164000</text:p>
          </table:table-cell>
          <table:table-cell table:style-name="ce5"/>
          <table:table-cell table:formula="of:=IF(ISERROR([.B124]);0;[.B124])" office:value-type="float" office:value="881">
            <text:p>881</text:p>
          </table:table-cell>
          <table:table-cell table:formula="of:=IF(ISERROR([.C124]);0;[.C124])" office:value-type="float" office:value="30379">
            <text:p>30379</text:p>
          </table:table-cell>
          <table:table-cell table:formula="of:=IF(ISERROR([.D124]);0;[.D124])" office:value-type="float" office:value="12426">
            <text:p>12426</text:p>
          </table:table-cell>
          <table:table-cell table:formula="of:=IF(ISERROR([.E124]);0;[.E124])" office:value-type="float" office:value="164000">
            <text:p>164000</text:p>
          </table:table-cell>
          <table:table-cell/>
          <table:table-cell table:style-name="ce9" table:formula="of:=[.G124]/[.G$1001]" office:value-type="percentage" office:value="0.00178701825557809">
            <text:p>0,178702%</text:p>
          </table:table-cell>
          <table:table-cell table:style-name="ce9" table:formula="of:=[.H124]/[.H$1001]" office:value-type="percentage" office:value="0.00240222264307751">
            <text:p>0,240222%</text:p>
          </table:table-cell>
          <table:table-cell table:style-name="ce9" table:formula="of:=[.I124]/[.I$1001]" office:value-type="percentage" office:value="0.00186327775839258">
            <text:p>0,186328%</text:p>
          </table:table-cell>
          <table:table-cell table:style-name="ce9" table:formula="of:=[.J124]/[.J$1001]" office:value-type="percentage" office:value="0.00339540049525229">
            <text:p>0,339540%</text:p>
          </table:table-cell>
          <table:table-cell table:style-name="ce10" table:formula="of:=SUMPRODUCT([.B$1:.E$1];[.L124:.O124])" office:value-type="percentage" office:value="0.00246172019401163">
            <text:p>0,246172019401163000%</text:p>
          </table:table-cell>
        </table:table-row>
        <table:table-row table:style-name="ro3">
          <table:table-cell office:value-type="string">
            <text:p>mt</text:p>
          </table:table-cell>
          <table:table-cell table:style-name="ce5" table:formula="of:=VLOOKUP([.$A125];[corpusies.$D$1:.$E$1000];2;0)" office:value-type="float" office:value="242">
            <text:p>242</text:p>
          </table:table-cell>
          <table:table-cell table:style-name="ce5" table:formula="of:=VLOOKUP([.$A125];[corpuscat.$D$1:.$E$1000];2;0)" office:value-type="float" office:value="7530">
            <text:p>7530</text:p>
          </table:table-cell>
          <table:table-cell table:style-name="ce5" table:formula="of:=VLOOKUP([.$A125];[corpusen.$D$1:.$E$1000];2;0)" office:value-type="float" office:value="652">
            <text:p>652</text:p>
          </table:table-cell>
          <table:table-cell table:style-name="ce5" table:formula="of:=VLOOKUP([.$A125];[corpuses.$D$1:.$E$1000];2;0)" office:value-type="float" office:value="5079">
            <text:p>5079</text:p>
          </table:table-cell>
          <table:table-cell table:style-name="ce5"/>
          <table:table-cell table:formula="of:=IF(ISERROR([.B125]);0;[.B125])" office:value-type="float" office:value="242">
            <text:p>242</text:p>
          </table:table-cell>
          <table:table-cell table:formula="of:=IF(ISERROR([.C125]);0;[.C125])" office:value-type="float" office:value="7530">
            <text:p>7530</text:p>
          </table:table-cell>
          <table:table-cell table:formula="of:=IF(ISERROR([.D125]);0;[.D125])" office:value-type="float" office:value="652">
            <text:p>652</text:p>
          </table:table-cell>
          <table:table-cell table:formula="of:=IF(ISERROR([.E125]);0;[.E125])" office:value-type="float" office:value="5079">
            <text:p>5079</text:p>
          </table:table-cell>
          <table:table-cell/>
          <table:table-cell table:style-name="ce9" table:formula="of:=[.G125]/[.G$1001]" office:value-type="percentage" office:value="0.000490872210953347">
            <text:p>0,049087%</text:p>
          </table:table-cell>
          <table:table-cell table:style-name="ce9" table:formula="of:=[.H125]/[.H$1001]" office:value-type="percentage" office:value="0.000595435547660346">
            <text:p>0,059544%</text:p>
          </table:table-cell>
          <table:table-cell table:style-name="ce9" table:formula="of:=[.I125]/[.I$1001]" office:value-type="percentage" office:value="0.0000977673505932694">
            <text:p>0,009777%</text:p>
          </table:table-cell>
          <table:table-cell table:style-name="ce9" table:formula="of:=[.J125]/[.J$1001]" office:value-type="percentage" office:value="0.000105153897045039">
            <text:p>0,010515%</text:p>
          </table:table-cell>
          <table:table-cell table:style-name="ce10" table:formula="of:=SUMPRODUCT([.B$1:.E$1];[.L125:.O125])" office:value-type="percentage" office:value="0.000367215231756946">
            <text:p>0,036721523175694600%</text:p>
          </table:table-cell>
        </table:table-row>
        <table:table-row table:style-name="ro3">
          <table:table-cell office:value-type="string">
            <text:p>ms</text:p>
          </table:table-cell>
          <table:table-cell table:style-name="ce5" table:formula="of:=VLOOKUP([.$A126];[corpusies.$D$1:.$E$1000];2;0)" office:value-type="float" office:value="269">
            <text:p>269</text:p>
          </table:table-cell>
          <table:table-cell table:style-name="ce5" table:formula="of:=VLOOKUP([.$A126];[corpuscat.$D$1:.$E$1000];2;0)" office:value-type="float" office:value="11598">
            <text:p>11598</text:p>
          </table:table-cell>
          <table:table-cell table:style-name="ce5" table:formula="of:=VLOOKUP([.$A126];[corpusen.$D$1:.$E$1000];2;0)" office:value-type="float" office:value="8389">
            <text:p>8389</text:p>
          </table:table-cell>
          <table:table-cell table:style-name="ce5" table:formula="of:=VLOOKUP([.$A126];[corpuses.$D$1:.$E$1000];2;0)" office:value-type="float" office:value="42856">
            <text:p>42856</text:p>
          </table:table-cell>
          <table:table-cell table:style-name="ce5"/>
          <table:table-cell table:formula="of:=IF(ISERROR([.B126]);0;[.B126])" office:value-type="float" office:value="269">
            <text:p>269</text:p>
          </table:table-cell>
          <table:table-cell table:formula="of:=IF(ISERROR([.C126]);0;[.C126])" office:value-type="float" office:value="11598">
            <text:p>11598</text:p>
          </table:table-cell>
          <table:table-cell table:formula="of:=IF(ISERROR([.D126]);0;[.D126])" office:value-type="float" office:value="8389">
            <text:p>8389</text:p>
          </table:table-cell>
          <table:table-cell table:formula="of:=IF(ISERROR([.E126]);0;[.E126])" office:value-type="float" office:value="42856">
            <text:p>42856</text:p>
          </table:table-cell>
          <table:table-cell/>
          <table:table-cell table:style-name="ce9" table:formula="of:=[.G126]/[.G$1001]" office:value-type="percentage" office:value="0.000545638945233266">
            <text:p>0,054564%</text:p>
          </table:table-cell>
          <table:table-cell table:style-name="ce9" table:formula="of:=[.H126]/[.H$1001]" office:value-type="percentage" office:value="0.000917113078587608">
            <text:p>0,091711%</text:p>
          </table:table-cell>
          <table:table-cell table:style-name="ce9" table:formula="of:=[.I126]/[.I$1001]" office:value-type="percentage" office:value="0.00125792991430512">
            <text:p>0,125793%</text:p>
          </table:table-cell>
          <table:table-cell table:style-name="ce9" table:formula="of:=[.J126]/[.J$1001]" office:value-type="percentage" office:value="0.000887276119661781">
            <text:p>0,088728%</text:p>
          </table:table-cell>
          <table:table-cell table:style-name="ce10" table:formula="of:=SUMPRODUCT([.B$1:.E$1];[.L126:.O126])" office:value-type="percentage" office:value="0.000830801434475308">
            <text:p>0,083080143447530800%</text:p>
          </table:table-cell>
        </table:table-row>
        <table:table-row table:style-name="ro3">
          <table:table-cell office:value-type="string">
            <text:p>mr</text:p>
          </table:table-cell>
          <table:table-cell table:style-name="ce5" table:formula="of:=VLOOKUP([.$A127];[corpusies.$D$1:.$E$1000];2;0)" office:value-type="float" office:value="749">
            <text:p>749</text:p>
          </table:table-cell>
          <table:table-cell table:style-name="ce5" table:formula="of:=VLOOKUP([.$A127];[corpuscat.$D$1:.$E$1000];2;0)" office:value-type="float" office:value="26006">
            <text:p>26006</text:p>
          </table:table-cell>
          <table:table-cell table:style-name="ce5" table:formula="of:=VLOOKUP([.$A127];[corpusen.$D$1:.$E$1000];2;0)" office:value-type="float" office:value="10560">
            <text:p>10560</text:p>
          </table:table-cell>
          <table:table-cell table:style-name="ce5" table:formula="of:=VLOOKUP([.$A127];[corpuses.$D$1:.$E$1000];2;0)" office:value-type="float" office:value="98658">
            <text:p>98658</text:p>
          </table:table-cell>
          <table:table-cell table:style-name="ce5"/>
          <table:table-cell table:formula="of:=IF(ISERROR([.B127]);0;[.B127])" office:value-type="float" office:value="749">
            <text:p>749</text:p>
          </table:table-cell>
          <table:table-cell table:formula="of:=IF(ISERROR([.C127]);0;[.C127])" office:value-type="float" office:value="26006">
            <text:p>26006</text:p>
          </table:table-cell>
          <table:table-cell table:formula="of:=IF(ISERROR([.D127]);0;[.D127])" office:value-type="float" office:value="10560">
            <text:p>10560</text:p>
          </table:table-cell>
          <table:table-cell table:formula="of:=IF(ISERROR([.E127]);0;[.E127])" office:value-type="float" office:value="98658">
            <text:p>98658</text:p>
          </table:table-cell>
          <table:table-cell/>
          <table:table-cell table:style-name="ce9" table:formula="of:=[.G127]/[.G$1001]" office:value-type="percentage" office:value="0.00151926977687627">
            <text:p>0,151927%</text:p>
          </table:table-cell>
          <table:table-cell table:style-name="ce9" table:formula="of:=[.H127]/[.H$1001]" office:value-type="percentage" office:value="0.00205642720484129">
            <text:p>0,205643%</text:p>
          </table:table-cell>
          <table:table-cell table:style-name="ce9" table:formula="of:=[.I127]/[.I$1001]" office:value-type="percentage" office:value="0.00158347119979283">
            <text:p>0,158347%</text:p>
          </table:table-cell>
          <table:table-cell table:style-name="ce9" table:formula="of:=[.J127]/[.J$1001]" office:value-type="percentage" office:value="0.00204258184183293">
            <text:p>0,204258%</text:p>
          </table:table-cell>
          <table:table-cell table:style-name="ce10" table:formula="of:=SUMPRODUCT([.B$1:.E$1];[.L127:.O127])" office:value-type="percentage" office:value="0.00184383076704443">
            <text:p>0,184383076704443000%</text:p>
          </table:table-cell>
        </table:table-row>
        <table:table-row table:style-name="ro3">
          <table:table-cell office:value-type="string">
            <text:p>mq</text:p>
          </table:table-cell>
          <table:table-cell table:style-name="ce5" table:formula="of:=VLOOKUP([.$A128];[corpusies.$D$1:.$E$1000];2;0)" office:value-type="float" office:value="0">
            <text:p>#N/D</text:p>
          </table:table-cell>
          <table:table-cell table:style-name="ce5" table:formula="of:=VLOOKUP([.$A128];[corpuscat.$D$1:.$E$1000];2;0)" office:value-type="float" office:value="24">
            <text:p>24</text:p>
          </table:table-cell>
          <table:table-cell table:style-name="ce5" table:formula="of:=VLOOKUP([.$A128];[corpusen.$D$1:.$E$1000];2;0)" office:value-type="float" office:value="0">
            <text:p>#N/D</text:p>
          </table:table-cell>
          <table:table-cell table:style-name="ce5" table:formula="of:=VLOOKUP([.$A128];[corpuses.$D$1:.$E$1000];2;0)" office:value-type="float" office:value="61">
            <text:p>61</text:p>
          </table:table-cell>
          <table:table-cell table:style-name="ce5"/>
          <table:table-cell table:formula="of:=IF(ISERROR([.B128]);0;[.B128])" office:value-type="float" office:value="0">
            <text:p>0</text:p>
          </table:table-cell>
          <table:table-cell table:formula="of:=IF(ISERROR([.C128]);0;[.C128])" office:value-type="float" office:value="24">
            <text:p>24</text:p>
          </table:table-cell>
          <table:table-cell table:formula="of:=IF(ISERROR([.D128]);0;[.D128])" office:value-type="float" office:value="0">
            <text:p>0</text:p>
          </table:table-cell>
          <table:table-cell table:formula="of:=IF(ISERROR([.E128]);0;[.E128])" office:value-type="float" office:value="61">
            <text:p>61</text:p>
          </table:table-cell>
          <table:table-cell/>
          <table:table-cell table:style-name="ce9" table:formula="of:=[.G128]/[.G$1001]" office:value-type="percentage" office:value="0">
            <text:p>0,000000%</text:p>
          </table:table-cell>
          <table:table-cell table:style-name="ce9" table:formula="of:=[.H128]/[.H$1001]" office:value-type="percentage" office:value="0.00000189780254234373">
            <text:p>0,000190%</text:p>
          </table:table-cell>
          <table:table-cell table:style-name="ce9" table:formula="of:=[.I128]/[.I$1001]" office:value-type="percentage" office:value="0">
            <text:p>0,000000%</text:p>
          </table:table-cell>
          <table:table-cell table:style-name="ce9" table:formula="of:=[.J128]/[.J$1001]" office:value-type="percentage" office:value="0.0000012629233549414">
            <text:p>0,000126%</text:p>
          </table:table-cell>
          <table:table-cell table:style-name="ce10" table:formula="of:=SUMPRODUCT([.B$1:.E$1];[.L128:.O128])" office:value-type="percentage" office:value="0.000000948217769185539">
            <text:p>0,000094821776918554%</text:p>
          </table:table-cell>
        </table:table-row>
        <table:table-row table:style-name="ro3">
          <table:table-cell office:value-type="string">
            <text:p>mp</text:p>
          </table:table-cell>
          <table:table-cell table:style-name="ce5" table:formula="of:=VLOOKUP([.$A129];[corpusies.$D$1:.$E$1000];2;0)" office:value-type="float" office:value="2228">
            <text:p>2228</text:p>
          </table:table-cell>
          <table:table-cell table:style-name="ce5" table:formula="of:=VLOOKUP([.$A129];[corpuscat.$D$1:.$E$1000];2;0)" office:value-type="float" office:value="35842">
            <text:p>35842</text:p>
          </table:table-cell>
          <table:table-cell table:style-name="ce5" table:formula="of:=VLOOKUP([.$A129];[corpusen.$D$1:.$E$1000];2;0)" office:value-type="float" office:value="8111">
            <text:p>8111</text:p>
          </table:table-cell>
          <table:table-cell table:style-name="ce5" table:formula="of:=VLOOKUP([.$A129];[corpuses.$D$1:.$E$1000];2;0)" office:value-type="float" office:value="136381">
            <text:p>136381</text:p>
          </table:table-cell>
          <table:table-cell table:style-name="ce5"/>
          <table:table-cell table:formula="of:=IF(ISERROR([.B129]);0;[.B129])" office:value-type="float" office:value="2228">
            <text:p>2228</text:p>
          </table:table-cell>
          <table:table-cell table:formula="of:=IF(ISERROR([.C129]);0;[.C129])" office:value-type="float" office:value="35842">
            <text:p>35842</text:p>
          </table:table-cell>
          <table:table-cell table:formula="of:=IF(ISERROR([.D129]);0;[.D129])" office:value-type="float" office:value="8111">
            <text:p>8111</text:p>
          </table:table-cell>
          <table:table-cell table:formula="of:=IF(ISERROR([.E129]);0;[.E129])" office:value-type="float" office:value="136381">
            <text:p>136381</text:p>
          </table:table-cell>
          <table:table-cell/>
          <table:table-cell table:style-name="ce9" table:formula="of:=[.G129]/[.G$1001]" office:value-type="percentage" office:value="0.00451926977687627">
            <text:p>0,451927%</text:p>
          </table:table-cell>
          <table:table-cell table:style-name="ce9" table:formula="of:=[.H129]/[.H$1001]" office:value-type="percentage" office:value="0.0028342099467785">
            <text:p>0,283421%</text:p>
          </table:table-cell>
          <table:table-cell table:style-name="ce9" table:formula="of:=[.I129]/[.I$1001]" office:value-type="percentage" office:value="0.00121624383537118">
            <text:p>0,121624%</text:p>
          </table:table-cell>
          <table:table-cell table:style-name="ce9" table:formula="of:=[.J129]/[.J$1001]" office:value-type="percentage" office:value="0.00282358606672562">
            <text:p>0,282359%</text:p>
          </table:table-cell>
          <table:table-cell table:style-name="ce10" table:formula="of:=SUMPRODUCT([.B$1:.E$1];[.L129:.O129])" office:value-type="percentage" office:value="0.00317474412065124">
            <text:p>0,317474412065123000%</text:p>
          </table:table-cell>
        </table:table-row>
        <table:table-row table:style-name="ro3">
          <table:table-cell office:value-type="string">
            <text:p>mo</text:p>
          </table:table-cell>
          <table:table-cell table:style-name="ce5" table:formula="of:=VLOOKUP([.$A130];[corpusies.$D$1:.$E$1000];2;0)" office:value-type="float" office:value="5193">
            <text:p>5193</text:p>
          </table:table-cell>
          <table:table-cell table:style-name="ce5" table:formula="of:=VLOOKUP([.$A130];[corpuscat.$D$1:.$E$1000];2;0)" office:value-type="float" office:value="125086">
            <text:p>125086</text:p>
          </table:table-cell>
          <table:table-cell table:style-name="ce5" table:formula="of:=VLOOKUP([.$A130];[corpusen.$D$1:.$E$1000];2;0)" office:value-type="float" office:value="56889">
            <text:p>56889</text:p>
          </table:table-cell>
          <table:table-cell table:style-name="ce5" table:formula="of:=VLOOKUP([.$A130];[corpuses.$D$1:.$E$1000];2;0)" office:value-type="float" office:value="490547">
            <text:p>490547</text:p>
          </table:table-cell>
          <table:table-cell table:style-name="ce5"/>
          <table:table-cell table:formula="of:=IF(ISERROR([.B130]);0;[.B130])" office:value-type="float" office:value="5193">
            <text:p>5193</text:p>
          </table:table-cell>
          <table:table-cell table:formula="of:=IF(ISERROR([.C130]);0;[.C130])" office:value-type="float" office:value="125086">
            <text:p>125086</text:p>
          </table:table-cell>
          <table:table-cell table:formula="of:=IF(ISERROR([.D130]);0;[.D130])" office:value-type="float" office:value="56889">
            <text:p>56889</text:p>
          </table:table-cell>
          <table:table-cell table:formula="of:=IF(ISERROR([.E130]);0;[.E130])" office:value-type="float" office:value="490547">
            <text:p>490547</text:p>
          </table:table-cell>
          <table:table-cell/>
          <table:table-cell table:style-name="ce9" table:formula="of:=[.G130]/[.G$1001]" office:value-type="percentage" office:value="0.0105334685598377">
            <text:p>1,053347%</text:p>
          </table:table-cell>
          <table:table-cell table:style-name="ce9" table:formula="of:=[.H130]/[.H$1001]" office:value-type="percentage" office:value="0.00989118870048366">
            <text:p>0,989119%</text:p>
          </table:table-cell>
          <table:table-cell table:style-name="ce9" table:formula="of:=[.I130]/[.I$1001]" office:value-type="percentage" office:value="0.0085305012391112">
            <text:p>0,853050%</text:p>
          </table:table-cell>
          <table:table-cell table:style-name="ce9" table:formula="of:=[.J130]/[.J$1001]" office:value-type="percentage" office:value="0.0101561190655154">
            <text:p>1,015612%</text:p>
          </table:table-cell>
          <table:table-cell table:style-name="ce10" table:formula="of:=SUMPRODUCT([.B$1:.E$1];[.L130:.O130])" office:value-type="percentage" office:value="0.0100272830216622">
            <text:p>1,002728302166220000%</text:p>
          </table:table-cell>
        </table:table-row>
        <table:table-row table:style-name="ro3">
          <table:table-cell office:value-type="string">
            <text:p>mñ</text:p>
          </table:table-cell>
          <table:table-cell table:style-name="ce5" table:formula="of:=VLOOKUP([.$A131];[corpusies.$D$1:.$E$1000];2;0)" office:value-type="float" office:value="0">
            <text:p>#N/D</text:p>
          </table:table-cell>
          <table:table-cell table:style-name="ce5" table:formula="of:=VLOOKUP([.$A131];[corpuscat.$D$1:.$E$1000];2;0)" office:value-type="float" office:value="0">
            <text:p>#N/D</text:p>
          </table:table-cell>
          <table:table-cell table:style-name="ce5" table:formula="of:=VLOOKUP([.$A131];[corpusen.$D$1:.$E$1000];2;0)" office:value-type="float" office:value="0">
            <text:p>#N/D</text:p>
          </table:table-cell>
          <table:table-cell table:style-name="ce5" table:formula="of:=VLOOKUP([.$A131];[corpuses.$D$1:.$E$1000];2;0)" office:value-type="float" office:value="2">
            <text:p>2</text:p>
          </table:table-cell>
          <table:table-cell table:style-name="ce5"/>
          <table:table-cell table:formula="of:=IF(ISERROR([.B131]);0;[.B131])" office:value-type="float" office:value="0">
            <text:p>0</text:p>
          </table:table-cell>
          <table:table-cell table:formula="of:=IF(ISERROR([.C131]);0;[.C131])" office:value-type="float" office:value="0">
            <text:p>0</text:p>
          </table:table-cell>
          <table:table-cell table:formula="of:=IF(ISERROR([.D131]);0;[.D131])" office:value-type="float" office:value="0">
            <text:p>0</text:p>
          </table:table-cell>
          <table:table-cell table:formula="of:=IF(ISERROR([.E131]);0;[.E131])" office:value-type="float" office:value="2">
            <text:p>2</text:p>
          </table:table-cell>
          <table:table-cell/>
          <table:table-cell table:style-name="ce9" table:formula="of:=[.G131]/[.G$1001]" office:value-type="percentage" office:value="0">
            <text:p>0,000000%</text:p>
          </table:table-cell>
          <table:table-cell table:style-name="ce9" table:formula="of:=[.H131]/[.H$1001]" office:value-type="percentage" office:value="0">
            <text:p>0,000000%</text:p>
          </table:table-cell>
          <table:table-cell table:style-name="ce9" table:formula="of:=[.I131]/[.I$1001]" office:value-type="percentage" office:value="0">
            <text:p>0,000000%</text:p>
          </table:table-cell>
          <table:table-cell table:style-name="ce9" table:formula="of:=[.J131]/[.J$1001]" office:value-type="percentage" office:value="0.0000000414073231128328">
            <text:p>0,000004%</text:p>
          </table:table-cell>
          <table:table-cell table:style-name="ce10" table:formula="of:=SUMPRODUCT([.B$1:.E$1];[.L131:.O131])" office:value-type="percentage" office:value="0.0000000124221969338498">
            <text:p>0,000001242219693385%</text:p>
          </table:table-cell>
        </table:table-row>
        <table:table-row table:style-name="ro3">
          <table:table-cell office:value-type="string">
            <text:p>mn</text:p>
          </table:table-cell>
          <table:table-cell table:style-name="ce5" table:formula="of:=VLOOKUP([.$A132];[corpusies.$D$1:.$E$1000];2;0)" office:value-type="float" office:value="84">
            <text:p>84</text:p>
          </table:table-cell>
          <table:table-cell table:style-name="ce5" table:formula="of:=VLOOKUP([.$A132];[corpuscat.$D$1:.$E$1000];2;0)" office:value-type="float" office:value="2508">
            <text:p>2508</text:p>
          </table:table-cell>
          <table:table-cell table:style-name="ce5" table:formula="of:=VLOOKUP([.$A132];[corpusen.$D$1:.$E$1000];2;0)" office:value-type="float" office:value="1158">
            <text:p>1158</text:p>
          </table:table-cell>
          <table:table-cell table:style-name="ce5" table:formula="of:=VLOOKUP([.$A132];[corpuses.$D$1:.$E$1000];2;0)" office:value-type="float" office:value="12169">
            <text:p>12169</text:p>
          </table:table-cell>
          <table:table-cell table:style-name="ce5"/>
          <table:table-cell table:formula="of:=IF(ISERROR([.B132]);0;[.B132])" office:value-type="float" office:value="84">
            <text:p>84</text:p>
          </table:table-cell>
          <table:table-cell table:formula="of:=IF(ISERROR([.C132]);0;[.C132])" office:value-type="float" office:value="2508">
            <text:p>2508</text:p>
          </table:table-cell>
          <table:table-cell table:formula="of:=IF(ISERROR([.D132]);0;[.D132])" office:value-type="float" office:value="1158">
            <text:p>1158</text:p>
          </table:table-cell>
          <table:table-cell table:formula="of:=IF(ISERROR([.E132]);0;[.E132])" office:value-type="float" office:value="12169">
            <text:p>12169</text:p>
          </table:table-cell>
          <table:table-cell/>
          <table:table-cell table:style-name="ce9" table:formula="of:=[.G132]/[.G$1001]" office:value-type="percentage" office:value="0.000170385395537525">
            <text:p>0,017039%</text:p>
          </table:table-cell>
          <table:table-cell table:style-name="ce9" table:formula="of:=[.H132]/[.H$1001]" office:value-type="percentage" office:value="0.00019832036567492">
            <text:p>0,019832%</text:p>
          </table:table-cell>
          <table:table-cell table:style-name="ce9" table:formula="of:=[.I132]/[.I$1001]" office:value-type="percentage" office:value="0.000173642012250009">
            <text:p>0,017364%</text:p>
          </table:table-cell>
          <table:table-cell table:style-name="ce9" table:formula="of:=[.J132]/[.J$1001]" office:value-type="percentage" office:value="0.000251942857480031">
            <text:p>0,025194%</text:p>
          </table:table-cell>
          <table:table-cell table:style-name="ce10" table:formula="of:=SUMPRODUCT([.B$1:.E$1];[.L132:.O132])" office:value-type="percentage" office:value="0.000203558786832744">
            <text:p>0,020355878683274400%</text:p>
          </table:table-cell>
        </table:table-row>
        <table:table-row table:style-name="ro3">
          <table:table-cell office:value-type="string">
            <text:p>mç</text:p>
          </table:table-cell>
          <table:table-cell table:style-name="ce5" table:formula="of:=VLOOKUP([.$A133];[corpusies.$D$1:.$E$1000];2;0)" office:value-type="float" office:value="0">
            <text:p>#N/D</text:p>
          </table:table-cell>
          <table:table-cell table:style-name="ce5" table:formula="of:=VLOOKUP([.$A133];[corpuscat.$D$1:.$E$1000];2;0)" office:value-type="float" office:value="27">
            <text:p>27</text:p>
          </table:table-cell>
          <table:table-cell table:style-name="ce5" table:formula="of:=VLOOKUP([.$A133];[corpusen.$D$1:.$E$1000];2;0)" office:value-type="float" office:value="0">
            <text:p>#N/D</text:p>
          </table:table-cell>
          <table:table-cell table:style-name="ce5" table:formula="of:=VLOOKUP([.$A133];[corpuses.$D$1:.$E$1000];2;0)" office:value-type="float" office:value="1">
            <text:p>1</text:p>
          </table:table-cell>
          <table:table-cell table:style-name="ce5"/>
          <table:table-cell table:formula="of:=IF(ISERROR([.B133]);0;[.B133])" office:value-type="float" office:value="0">
            <text:p>0</text:p>
          </table:table-cell>
          <table:table-cell table:formula="of:=IF(ISERROR([.C133]);0;[.C133])" office:value-type="float" office:value="27">
            <text:p>27</text:p>
          </table:table-cell>
          <table:table-cell table:formula="of:=IF(ISERROR([.D133]);0;[.D133])" office:value-type="float" office:value="0">
            <text:p>0</text:p>
          </table:table-cell>
          <table:table-cell table:formula="of:=IF(ISERROR([.E133]);0;[.E133])" office:value-type="float" office:value="1">
            <text:p>1</text:p>
          </table:table-cell>
          <table:table-cell/>
          <table:table-cell table:style-name="ce9" table:formula="of:=[.G133]/[.G$1001]" office:value-type="percentage" office:value="0">
            <text:p>0,000000%</text:p>
          </table:table-cell>
          <table:table-cell table:style-name="ce9" table:formula="of:=[.H133]/[.H$1001]" office:value-type="percentage" office:value="0.0000021350278601367">
            <text:p>0,000214%</text:p>
          </table:table-cell>
          <table:table-cell table:style-name="ce9" table:formula="of:=[.I133]/[.I$1001]" office:value-type="percentage" office:value="0">
            <text:p>0,000000%</text:p>
          </table:table-cell>
          <table:table-cell table:style-name="ce9" table:formula="of:=[.J133]/[.J$1001]" office:value-type="percentage" office:value="0.0000000207036615564164">
            <text:p>0,000002%</text:p>
          </table:table-cell>
          <table:table-cell table:style-name="ce10" table:formula="of:=SUMPRODUCT([.B$1:.E$1];[.L133:.O133])" office:value-type="percentage" office:value="0.000000646719456507934">
            <text:p>0,000064671945650794%</text:p>
          </table:table-cell>
        </table:table-row>
        <table:table-row table:style-name="ro1">
          <table:table-cell office:value-type="string">
            <text:p>m´</text:p>
          </table:table-cell>
          <table:table-cell table:style-name="ce5" table:formula="of:=VLOOKUP([.$A134];[corpusies.$D$1:.$E$1000];2;0)" office:value-type="float" office:value="760">
            <text:p>760</text:p>
          </table:table-cell>
          <table:table-cell table:style-name="ce5" table:formula="of:=VLOOKUP([.$A134];[corpuscat.$D$1:.$E$1000];2;0)" office:value-type="float" office:value="25758">
            <text:p>25758</text:p>
          </table:table-cell>
          <table:table-cell table:style-name="ce5" table:formula="of:=VLOOKUP([.$A134];[corpusen.$D$1:.$E$1000];2;0)" office:value-type="float" office:value="0">
            <text:p>#N/D</text:p>
          </table:table-cell>
          <table:table-cell table:style-name="ce5" table:formula="of:=VLOOKUP([.$A134];[corpuses.$D$1:.$E$1000];2;0)" office:value-type="float" office:value="108975">
            <text:p>108975</text:p>
          </table:table-cell>
          <table:table-cell table:style-name="ce5"/>
          <table:table-cell table:formula="of:=IF(ISERROR([.B134]);0;[.B134])" office:value-type="float" office:value="760">
            <text:p>760</text:p>
          </table:table-cell>
          <table:table-cell table:formula="of:=IF(ISERROR([.C134]);0;[.C134])" office:value-type="float" office:value="25758">
            <text:p>25758</text:p>
          </table:table-cell>
          <table:table-cell table:formula="of:=IF(ISERROR([.D134]);0;[.D134])" office:value-type="float" office:value="0">
            <text:p>0</text:p>
          </table:table-cell>
          <table:table-cell table:formula="of:=IF(ISERROR([.E134]);0;[.E134])" office:value-type="float" office:value="108975">
            <text:p>108975</text:p>
          </table:table-cell>
          <table:table-cell/>
          <table:table-cell table:style-name="ce9" table:formula="of:=[.G134]/[.G$1001]" office:value-type="percentage" office:value="0.00154158215010142">
            <text:p>0,154158%</text:p>
          </table:table-cell>
          <table:table-cell table:style-name="ce9" table:formula="of:=[.H134]/[.H$1001]" office:value-type="percentage" office:value="0.00203681657857041">
            <text:p>0,203682%</text:p>
          </table:table-cell>
          <table:table-cell table:style-name="ce9" table:formula="of:=[.I134]/[.I$1001]" office:value-type="percentage" office:value="0">
            <text:p>0,000000%</text:p>
          </table:table-cell>
          <table:table-cell table:style-name="ce9" table:formula="of:=[.J134]/[.J$1001]" office:value-type="percentage" office:value="0.00225618151811048">
            <text:p>0,225618%</text:p>
          </table:table-cell>
          <table:table-cell table:style-name="ce10" table:formula="of:=SUMPRODUCT([.B$1:.E$1];[.L134:.O134])" office:value-type="percentage" office:value="0.00175037407403469">
            <text:p>0,175037407403469000%</text:p>
          </table:table-cell>
        </table:table-row>
        <table:table-row table:style-name="ro3">
          <table:table-cell office:value-type="string">
            <text:p>lz</text:p>
          </table:table-cell>
          <table:table-cell table:style-name="ce5" table:formula="of:=VLOOKUP([.$A135];[corpusies.$D$1:.$E$1000];2;0)" office:value-type="float" office:value="1">
            <text:p>1</text:p>
          </table:table-cell>
          <table:table-cell table:style-name="ce5" table:formula="of:=VLOOKUP([.$A135];[corpuscat.$D$1:.$E$1000];2;0)" office:value-type="float" office:value="603">
            <text:p>603</text:p>
          </table:table-cell>
          <table:table-cell table:style-name="ce5" table:formula="of:=VLOOKUP([.$A135];[corpusen.$D$1:.$E$1000];2;0)" office:value-type="float" office:value="35">
            <text:p>35</text:p>
          </table:table-cell>
          <table:table-cell table:style-name="ce5" table:formula="of:=VLOOKUP([.$A135];[corpuses.$D$1:.$E$1000];2;0)" office:value-type="float" office:value="1955">
            <text:p>1955</text:p>
          </table:table-cell>
          <table:table-cell table:style-name="ce5"/>
          <table:table-cell table:formula="of:=IF(ISERROR([.B135]);0;[.B135])" office:value-type="float" office:value="1">
            <text:p>1</text:p>
          </table:table-cell>
          <table:table-cell table:formula="of:=IF(ISERROR([.C135]);0;[.C135])" office:value-type="float" office:value="603">
            <text:p>603</text:p>
          </table:table-cell>
          <table:table-cell table:formula="of:=IF(ISERROR([.D135]);0;[.D135])" office:value-type="float" office:value="35">
            <text:p>35</text:p>
          </table:table-cell>
          <table:table-cell table:formula="of:=IF(ISERROR([.E135]);0;[.E135])" office:value-type="float" office:value="1955">
            <text:p>1955</text:p>
          </table:table-cell>
          <table:table-cell/>
          <table:table-cell table:style-name="ce9" table:formula="of:=[.G135]/[.G$1001]" office:value-type="percentage" office:value="0.00000202839756592292">
            <text:p>0,000203%</text:p>
          </table:table-cell>
          <table:table-cell table:style-name="ce9" table:formula="of:=[.H135]/[.H$1001]" office:value-type="percentage" office:value="0.0000476822888763862">
            <text:p>0,004768%</text:p>
          </table:table-cell>
          <table:table-cell table:style-name="ce9" table:formula="of:=[.I135]/[.I$1001]" office:value-type="percentage" office:value="0.0000052482473477982">
            <text:p>0,000525%</text:p>
          </table:table-cell>
          <table:table-cell table:style-name="ce9" table:formula="of:=[.J135]/[.J$1001]" office:value-type="percentage" office:value="0.000040475658342794">
            <text:p>0,004048%</text:p>
          </table:table-cell>
          <table:table-cell table:style-name="ce10" table:formula="of:=SUMPRODUCT([.B$1:.E$1];[.L135:.O135])" office:value-type="percentage" office:value="0.0000275807281703108">
            <text:p>0,002758072817031080%</text:p>
          </table:table-cell>
        </table:table-row>
        <table:table-row table:style-name="ro3">
          <table:table-cell office:value-type="string">
            <text:p>ly</text:p>
          </table:table-cell>
          <table:table-cell table:style-name="ce5" table:formula="of:=VLOOKUP([.$A136];[corpusies.$D$1:.$E$1000];2;0)" office:value-type="float" office:value="56">
            <text:p>56</text:p>
          </table:table-cell>
          <table:table-cell table:style-name="ce5" table:formula="of:=VLOOKUP([.$A136];[corpuscat.$D$1:.$E$1000];2;0)" office:value-type="float" office:value="1839">
            <text:p>1839</text:p>
          </table:table-cell>
          <table:table-cell table:style-name="ce5" table:formula="of:=VLOOKUP([.$A136];[corpusen.$D$1:.$E$1000];2;0)" office:value-type="float" office:value="20737">
            <text:p>20737</text:p>
          </table:table-cell>
          <table:table-cell table:style-name="ce5" table:formula="of:=VLOOKUP([.$A136];[corpuses.$D$1:.$E$1000];2;0)" office:value-type="float" office:value="10440">
            <text:p>10440</text:p>
          </table:table-cell>
          <table:table-cell table:style-name="ce5"/>
          <table:table-cell table:formula="of:=IF(ISERROR([.B136]);0;[.B136])" office:value-type="float" office:value="56">
            <text:p>56</text:p>
          </table:table-cell>
          <table:table-cell table:formula="of:=IF(ISERROR([.C136]);0;[.C136])" office:value-type="float" office:value="1839">
            <text:p>1839</text:p>
          </table:table-cell>
          <table:table-cell table:formula="of:=IF(ISERROR([.D136]);0;[.D136])" office:value-type="float" office:value="20737">
            <text:p>20737</text:p>
          </table:table-cell>
          <table:table-cell table:formula="of:=IF(ISERROR([.E136]);0;[.E136])" office:value-type="float" office:value="10440">
            <text:p>10440</text:p>
          </table:table-cell>
          <table:table-cell/>
          <table:table-cell table:style-name="ce9" table:formula="of:=[.G136]/[.G$1001]" office:value-type="percentage" office:value="0.000113590263691684">
            <text:p>0,011359%</text:p>
          </table:table-cell>
          <table:table-cell table:style-name="ce9" table:formula="of:=[.H136]/[.H$1001]" office:value-type="percentage" office:value="0.000145419119807088">
            <text:p>0,014542%</text:p>
          </table:table-cell>
          <table:table-cell table:style-name="ce9" table:formula="of:=[.I136]/[.I$1001]" office:value-type="percentage" office:value="0.00310951157860832">
            <text:p>0,310951%</text:p>
          </table:table-cell>
          <table:table-cell table:style-name="ce9" table:formula="of:=[.J136]/[.J$1001]" office:value-type="percentage" office:value="0.000216146226648987">
            <text:p>0,021615%</text:p>
          </table:table-cell>
          <table:table-cell table:style-name="ce10" table:formula="of:=SUMPRODUCT([.B$1:.E$1];[.L136:.O136])" office:value-type="percentage" office:value="0.00045349784090516">
            <text:p>0,045349784090516000%</text:p>
          </table:table-cell>
        </table:table-row>
        <table:table-row table:style-name="ro3">
          <table:table-cell office:value-type="string">
            <text:p>lx</text:p>
          </table:table-cell>
          <table:table-cell table:style-name="ce5" table:formula="of:=VLOOKUP([.$A137];[corpusies.$D$1:.$E$1000];2;0)" office:value-type="float" office:value="0">
            <text:p>#N/D</text:p>
          </table:table-cell>
          <table:table-cell table:style-name="ce5" table:formula="of:=VLOOKUP([.$A137];[corpuscat.$D$1:.$E$1000];2;0)" office:value-type="float" office:value="205">
            <text:p>205</text:p>
          </table:table-cell>
          <table:table-cell table:style-name="ce5" table:formula="of:=VLOOKUP([.$A137];[corpusen.$D$1:.$E$1000];2;0)" office:value-type="float" office:value="7">
            <text:p>7</text:p>
          </table:table-cell>
          <table:table-cell table:style-name="ce5" table:formula="of:=VLOOKUP([.$A137];[corpuses.$D$1:.$E$1000];2;0)" office:value-type="float" office:value="482">
            <text:p>482</text:p>
          </table:table-cell>
          <table:table-cell table:style-name="ce5"/>
          <table:table-cell table:formula="of:=IF(ISERROR([.B137]);0;[.B137])" office:value-type="float" office:value="0">
            <text:p>0</text:p>
          </table:table-cell>
          <table:table-cell table:formula="of:=IF(ISERROR([.C137]);0;[.C137])" office:value-type="float" office:value="205">
            <text:p>205</text:p>
          </table:table-cell>
          <table:table-cell table:formula="of:=IF(ISERROR([.D137]);0;[.D137])" office:value-type="float" office:value="7">
            <text:p>7</text:p>
          </table:table-cell>
          <table:table-cell table:formula="of:=IF(ISERROR([.E137]);0;[.E137])" office:value-type="float" office:value="482">
            <text:p>482</text:p>
          </table:table-cell>
          <table:table-cell/>
          <table:table-cell table:style-name="ce9" table:formula="of:=[.G137]/[.G$1001]" office:value-type="percentage" office:value="0">
            <text:p>0,000000%</text:p>
          </table:table-cell>
          <table:table-cell table:style-name="ce9" table:formula="of:=[.H137]/[.H$1001]" office:value-type="percentage" office:value="0.0000162103967158527">
            <text:p>0,001621%</text:p>
          </table:table-cell>
          <table:table-cell table:style-name="ce9" table:formula="of:=[.I137]/[.I$1001]" office:value-type="percentage" office:value="0.00000104964946955964">
            <text:p>0,000105%</text:p>
          </table:table-cell>
          <table:table-cell table:style-name="ce9" table:formula="of:=[.J137]/[.J$1001]" office:value-type="percentage" office:value="0.0000099791648701927">
            <text:p>0,000998%</text:p>
          </table:table-cell>
          <table:table-cell table:style-name="ce10" table:formula="of:=SUMPRODUCT([.B$1:.E$1];[.L137:.O137])" office:value-type="percentage" office:value="0.00000796183342276959">
            <text:p>0,000796183342276959%</text:p>
          </table:table-cell>
        </table:table-row>
        <table:table-row table:style-name="ro3">
          <table:table-cell office:value-type="string">
            <text:p>lw</text:p>
          </table:table-cell>
          <table:table-cell table:style-name="ce5" table:formula="of:=VLOOKUP([.$A138];[corpusies.$D$1:.$E$1000];2;0)" office:value-type="float" office:value="2">
            <text:p>2</text:p>
          </table:table-cell>
          <table:table-cell table:style-name="ce5" table:formula="of:=VLOOKUP([.$A138];[corpuscat.$D$1:.$E$1000];2;0)" office:value-type="float" office:value="244">
            <text:p>244</text:p>
          </table:table-cell>
          <table:table-cell table:style-name="ce5" table:formula="of:=VLOOKUP([.$A138];[corpusen.$D$1:.$E$1000];2;0)" office:value-type="float" office:value="2426">
            <text:p>2426</text:p>
          </table:table-cell>
          <table:table-cell table:style-name="ce5" table:formula="of:=VLOOKUP([.$A138];[corpuses.$D$1:.$E$1000];2;0)" office:value-type="float" office:value="1356">
            <text:p>1356</text:p>
          </table:table-cell>
          <table:table-cell table:style-name="ce5"/>
          <table:table-cell table:formula="of:=IF(ISERROR([.B138]);0;[.B138])" office:value-type="float" office:value="2">
            <text:p>2</text:p>
          </table:table-cell>
          <table:table-cell table:formula="of:=IF(ISERROR([.C138]);0;[.C138])" office:value-type="float" office:value="244">
            <text:p>244</text:p>
          </table:table-cell>
          <table:table-cell table:formula="of:=IF(ISERROR([.D138]);0;[.D138])" office:value-type="float" office:value="2426">
            <text:p>2426</text:p>
          </table:table-cell>
          <table:table-cell table:formula="of:=IF(ISERROR([.E138]);0;[.E138])" office:value-type="float" office:value="1356">
            <text:p>1356</text:p>
          </table:table-cell>
          <table:table-cell/>
          <table:table-cell table:style-name="ce9" table:formula="of:=[.G138]/[.G$1001]" office:value-type="percentage" office:value="0.00000405679513184584">
            <text:p>0,000406%</text:p>
          </table:table-cell>
          <table:table-cell table:style-name="ce9" table:formula="of:=[.H138]/[.H$1001]" office:value-type="percentage" office:value="0.0000192943258471613">
            <text:p>0,001929%</text:p>
          </table:table-cell>
          <table:table-cell table:style-name="ce9" table:formula="of:=[.I138]/[.I$1001]" office:value-type="percentage" office:value="0.000363778516164527">
            <text:p>0,036378%</text:p>
          </table:table-cell>
          <table:table-cell table:style-name="ce9" table:formula="of:=[.J138]/[.J$1001]" office:value-type="percentage" office:value="0.0000280741650705006">
            <text:p>0,002807%</text:p>
          </table:table-cell>
          <table:table-cell table:style-name="ce10" table:formula="of:=SUMPRODUCT([.B$1:.E$1];[.L138:.O138])" office:value-type="percentage" office:value="0.000051805437431305">
            <text:p>0,005180543743130500%</text:p>
          </table:table-cell>
        </table:table-row>
        <table:table-row table:style-name="ro3">
          <table:table-cell office:value-type="string">
            <text:p>lv</text:p>
          </table:table-cell>
          <table:table-cell table:style-name="ce5" table:formula="of:=VLOOKUP([.$A139];[corpusies.$D$1:.$E$1000];2;0)" office:value-type="float" office:value="14">
            <text:p>14</text:p>
          </table:table-cell>
          <table:table-cell table:style-name="ce5" table:formula="of:=VLOOKUP([.$A139];[corpuscat.$D$1:.$E$1000];2;0)" office:value-type="float" office:value="2306">
            <text:p>2306</text:p>
          </table:table-cell>
          <table:table-cell table:style-name="ce5" table:formula="of:=VLOOKUP([.$A139];[corpusen.$D$1:.$E$1000];2;0)" office:value-type="float" office:value="2550">
            <text:p>2550</text:p>
          </table:table-cell>
          <table:table-cell table:style-name="ce5" table:formula="of:=VLOOKUP([.$A139];[corpuses.$D$1:.$E$1000];2;0)" office:value-type="float" office:value="17784">
            <text:p>17784</text:p>
          </table:table-cell>
          <table:table-cell table:style-name="ce5"/>
          <table:table-cell table:formula="of:=IF(ISERROR([.B139]);0;[.B139])" office:value-type="float" office:value="14">
            <text:p>14</text:p>
          </table:table-cell>
          <table:table-cell table:formula="of:=IF(ISERROR([.C139]);0;[.C139])" office:value-type="float" office:value="2306">
            <text:p>2306</text:p>
          </table:table-cell>
          <table:table-cell table:formula="of:=IF(ISERROR([.D139]);0;[.D139])" office:value-type="float" office:value="2550">
            <text:p>2550</text:p>
          </table:table-cell>
          <table:table-cell table:formula="of:=IF(ISERROR([.E139]);0;[.E139])" office:value-type="float" office:value="17784">
            <text:p>17784</text:p>
          </table:table-cell>
          <table:table-cell/>
          <table:table-cell table:style-name="ce9" table:formula="of:=[.G139]/[.G$1001]" office:value-type="percentage" office:value="0.0000283975659229209">
            <text:p>0,002840%</text:p>
          </table:table-cell>
          <table:table-cell table:style-name="ce9" table:formula="of:=[.H139]/[.H$1001]" office:value-type="percentage" office:value="0.00018234719427686">
            <text:p>0,018235%</text:p>
          </table:table-cell>
          <table:table-cell table:style-name="ce9" table:formula="of:=[.I139]/[.I$1001]" office:value-type="percentage" office:value="0.000382372306768155">
            <text:p>0,038237%</text:p>
          </table:table-cell>
          <table:table-cell table:style-name="ce9" table:formula="of:=[.J139]/[.J$1001]" office:value-type="percentage" office:value="0.000368193917119309">
            <text:p>0,036819%</text:p>
          </table:table-cell>
          <table:table-cell table:style-name="ce10" table:formula="of:=SUMPRODUCT([.B$1:.E$1];[.L139:.O139])" office:value-type="percentage" office:value="0.000211918833872543">
            <text:p>0,021191883387254300%</text:p>
          </table:table-cell>
        </table:table-row>
        <table:table-row table:style-name="ro3">
          <table:table-cell office:value-type="string">
            <text:p>lû</text:p>
          </table:table-cell>
          <table:table-cell table:style-name="ce5" table:formula="of:=VLOOKUP([.$A140];[corpusies.$D$1:.$E$1000];2;0)" office:value-type="float" office:value="0">
            <text:p>#N/D</text:p>
          </table:table-cell>
          <table:table-cell table:style-name="ce5" table:formula="of:=VLOOKUP([.$A140];[corpuscat.$D$1:.$E$1000];2;0)" office:value-type="float" office:value="1">
            <text:p>1</text:p>
          </table:table-cell>
          <table:table-cell table:style-name="ce5" table:formula="of:=VLOOKUP([.$A140];[corpusen.$D$1:.$E$1000];2;0)" office:value-type="float" office:value="0">
            <text:p>#N/D</text:p>
          </table:table-cell>
          <table:table-cell table:style-name="ce5" table:formula="of:=VLOOKUP([.$A140];[corpuses.$D$1:.$E$1000];2;0)" office:value-type="float" office:value="28">
            <text:p>28</text:p>
          </table:table-cell>
          <table:table-cell table:style-name="ce5"/>
          <table:table-cell table:formula="of:=IF(ISERROR([.B140]);0;[.B140])" office:value-type="float" office:value="0">
            <text:p>0</text:p>
          </table:table-cell>
          <table:table-cell table:formula="of:=IF(ISERROR([.C140]);0;[.C140])" office:value-type="float" office:value="1">
            <text:p>1</text:p>
          </table:table-cell>
          <table:table-cell table:formula="of:=IF(ISERROR([.D140]);0;[.D140])" office:value-type="float" office:value="0">
            <text:p>0</text:p>
          </table:table-cell>
          <table:table-cell table:formula="of:=IF(ISERROR([.E140]);0;[.E140])" office:value-type="float" office:value="28">
            <text:p>28</text:p>
          </table:table-cell>
          <table:table-cell/>
          <table:table-cell table:style-name="ce9" table:formula="of:=[.G140]/[.G$1001]" office:value-type="percentage" office:value="0">
            <text:p>0,000000%</text:p>
          </table:table-cell>
          <table:table-cell table:style-name="ce9" table:formula="of:=[.H140]/[.H$1001]" office:value-type="percentage" office:value="0.0000000790751059309888">
            <text:p>0,000008%</text:p>
          </table:table-cell>
          <table:table-cell table:style-name="ce9" table:formula="of:=[.I140]/[.I$1001]" office:value-type="percentage" office:value="0">
            <text:p>0,000000%</text:p>
          </table:table-cell>
          <table:table-cell table:style-name="ce9" table:formula="of:=[.J140]/[.J$1001]" office:value-type="percentage" office:value="0.000000579702523579659">
            <text:p>0,000058%</text:p>
          </table:table-cell>
          <table:table-cell table:style-name="ce10" table:formula="of:=SUMPRODUCT([.B$1:.E$1];[.L140:.O140])" office:value-type="percentage" office:value="0.000000197633288853194">
            <text:p>0,000019763328885320%</text:p>
          </table:table-cell>
        </table:table-row>
        <table:table-row table:style-name="ro3">
          <table:table-cell office:value-type="string">
            <text:p>lu</text:p>
          </table:table-cell>
          <table:table-cell table:style-name="ce5" table:formula="of:=VLOOKUP([.$A141];[corpusies.$D$1:.$E$1000];2;0)" office:value-type="float" office:value="2081">
            <text:p>2081</text:p>
          </table:table-cell>
          <table:table-cell table:style-name="ce5" table:formula="of:=VLOOKUP([.$A141];[corpuscat.$D$1:.$E$1000];2;0)" office:value-type="float" office:value="48691">
            <text:p>48691</text:p>
          </table:table-cell>
          <table:table-cell table:style-name="ce5" table:formula="of:=VLOOKUP([.$A141];[corpusen.$D$1:.$E$1000];2;0)" office:value-type="float" office:value="27009">
            <text:p>27009</text:p>
          </table:table-cell>
          <table:table-cell table:style-name="ce5" table:formula="of:=VLOOKUP([.$A141];[corpuses.$D$1:.$E$1000];2;0)" office:value-type="float" office:value="200068">
            <text:p>200068</text:p>
          </table:table-cell>
          <table:table-cell table:style-name="ce5"/>
          <table:table-cell table:formula="of:=IF(ISERROR([.B141]);0;[.B141])" office:value-type="float" office:value="2081">
            <text:p>2081</text:p>
          </table:table-cell>
          <table:table-cell table:formula="of:=IF(ISERROR([.C141]);0;[.C141])" office:value-type="float" office:value="48691">
            <text:p>48691</text:p>
          </table:table-cell>
          <table:table-cell table:formula="of:=IF(ISERROR([.D141]);0;[.D141])" office:value-type="float" office:value="27009">
            <text:p>27009</text:p>
          </table:table-cell>
          <table:table-cell table:formula="of:=IF(ISERROR([.E141]);0;[.E141])" office:value-type="float" office:value="200068">
            <text:p>200068</text:p>
          </table:table-cell>
          <table:table-cell/>
          <table:table-cell table:style-name="ce9" table:formula="of:=[.G141]/[.G$1001]" office:value-type="percentage" office:value="0.0042210953346856">
            <text:p>0,422110%</text:p>
          </table:table-cell>
          <table:table-cell table:style-name="ce9" table:formula="of:=[.H141]/[.H$1001]" office:value-type="percentage" office:value="0.00385024598288577">
            <text:p>0,385025%</text:p>
          </table:table-cell>
          <table:table-cell table:style-name="ce9" table:formula="of:=[.I141]/[.I$1001]" office:value-type="percentage" office:value="0.00404999750333376">
            <text:p>0,405000%</text:p>
          </table:table-cell>
          <table:table-cell table:style-name="ce9" table:formula="of:=[.J141]/[.J$1001]" office:value-type="percentage" office:value="0.00414214016026912">
            <text:p>0,414214%</text:p>
          </table:table-cell>
          <table:table-cell table:style-name="ce10" table:formula="of:=SUMPRODUCT([.B$1:.E$1];[.L141:.O141])" office:value-type="percentage" office:value="0.00406904419368552">
            <text:p>0,406904419368552000%</text:p>
          </table:table-cell>
        </table:table-row>
        <table:table-row table:style-name="ro3">
          <table:table-cell office:value-type="string">
            <text:p>lt</text:p>
          </table:table-cell>
          <table:table-cell table:style-name="ce5" table:formula="of:=VLOOKUP([.$A142];[corpusies.$D$1:.$E$1000];2;0)" office:value-type="float" office:value="1500">
            <text:p>1500</text:p>
          </table:table-cell>
          <table:table-cell table:style-name="ce5" table:formula="of:=VLOOKUP([.$A142];[corpuscat.$D$1:.$E$1000];2;0)" office:value-type="float" office:value="33004">
            <text:p>33004</text:p>
          </table:table-cell>
          <table:table-cell table:style-name="ce5" table:formula="of:=VLOOKUP([.$A142];[corpusen.$D$1:.$E$1000];2;0)" office:value-type="float" office:value="13121">
            <text:p>13121</text:p>
          </table:table-cell>
          <table:table-cell table:style-name="ce5" table:formula="of:=VLOOKUP([.$A142];[corpuses.$D$1:.$E$1000];2;0)" office:value-type="float" office:value="67352">
            <text:p>67352</text:p>
          </table:table-cell>
          <table:table-cell table:style-name="ce5"/>
          <table:table-cell table:formula="of:=IF(ISERROR([.B142]);0;[.B142])" office:value-type="float" office:value="1500">
            <text:p>1500</text:p>
          </table:table-cell>
          <table:table-cell table:formula="of:=IF(ISERROR([.C142]);0;[.C142])" office:value-type="float" office:value="33004">
            <text:p>33004</text:p>
          </table:table-cell>
          <table:table-cell table:formula="of:=IF(ISERROR([.D142]);0;[.D142])" office:value-type="float" office:value="13121">
            <text:p>13121</text:p>
          </table:table-cell>
          <table:table-cell table:formula="of:=IF(ISERROR([.E142]);0;[.E142])" office:value-type="float" office:value="67352">
            <text:p>67352</text:p>
          </table:table-cell>
          <table:table-cell/>
          <table:table-cell table:style-name="ce9" table:formula="of:=[.G142]/[.G$1001]" office:value-type="percentage" office:value="0.00304259634888438">
            <text:p>0,304260%</text:p>
          </table:table-cell>
          <table:table-cell table:style-name="ce9" table:formula="of:=[.H142]/[.H$1001]" office:value-type="percentage" office:value="0.00260979479614635">
            <text:p>0,260979%</text:p>
          </table:table-cell>
          <table:table-cell table:style-name="ce9" table:formula="of:=[.I142]/[.I$1001]" office:value-type="percentage" office:value="0.00196749295572743">
            <text:p>0,196749%</text:p>
          </table:table-cell>
          <table:table-cell table:style-name="ce9" table:formula="of:=[.J142]/[.J$1001]" office:value-type="percentage" office:value="0.00139443301314776">
            <text:p>0,139443%</text:p>
          </table:table-cell>
          <table:table-cell table:style-name="ce10" table:formula="of:=SUMPRODUCT([.B$1:.E$1];[.L142:.O142])" office:value-type="percentage" office:value="0.00231079654302629">
            <text:p>0,231079654302629000%</text:p>
          </table:table-cell>
        </table:table-row>
        <table:table-row table:style-name="ro3">
          <table:table-cell office:value-type="string">
            <text:p>ls</text:p>
          </table:table-cell>
          <table:table-cell table:style-name="ce5" table:formula="of:=VLOOKUP([.$A143];[corpusies.$D$1:.$E$1000];2;0)" office:value-type="float" office:value="2343">
            <text:p>2343</text:p>
          </table:table-cell>
          <table:table-cell table:style-name="ce5" table:formula="of:=VLOOKUP([.$A143];[corpuscat.$D$1:.$E$1000];2;0)" office:value-type="float" office:value="85879">
            <text:p>85879</text:p>
          </table:table-cell>
          <table:table-cell table:style-name="ce5" table:formula="of:=VLOOKUP([.$A143];[corpusen.$D$1:.$E$1000];2;0)" office:value-type="float" office:value="9952">
            <text:p>9952</text:p>
          </table:table-cell>
          <table:table-cell table:style-name="ce5" table:formula="of:=VLOOKUP([.$A143];[corpuses.$D$1:.$E$1000];2;0)" office:value-type="float" office:value="31055">
            <text:p>31055</text:p>
          </table:table-cell>
          <table:table-cell table:style-name="ce5"/>
          <table:table-cell table:formula="of:=IF(ISERROR([.B143]);0;[.B143])" office:value-type="float" office:value="2343">
            <text:p>2343</text:p>
          </table:table-cell>
          <table:table-cell table:formula="of:=IF(ISERROR([.C143]);0;[.C143])" office:value-type="float" office:value="85879">
            <text:p>85879</text:p>
          </table:table-cell>
          <table:table-cell table:formula="of:=IF(ISERROR([.D143]);0;[.D143])" office:value-type="float" office:value="9952">
            <text:p>9952</text:p>
          </table:table-cell>
          <table:table-cell table:formula="of:=IF(ISERROR([.E143]);0;[.E143])" office:value-type="float" office:value="31055">
            <text:p>31055</text:p>
          </table:table-cell>
          <table:table-cell/>
          <table:table-cell table:style-name="ce9" table:formula="of:=[.G143]/[.G$1001]" office:value-type="percentage" office:value="0.0047525354969574">
            <text:p>0,475254%</text:p>
          </table:table-cell>
          <table:table-cell table:style-name="ce9" table:formula="of:=[.H143]/[.H$1001]" office:value-type="percentage" office:value="0.00679089102224739">
            <text:p>0,679089%</text:p>
          </table:table-cell>
          <table:table-cell table:style-name="ce9" table:formula="of:=[.I143]/[.I$1001]" office:value-type="percentage" office:value="0.00149230164586536">
            <text:p>0,149230%</text:p>
          </table:table-cell>
          <table:table-cell table:style-name="ce9" table:formula="of:=[.J143]/[.J$1001]" office:value-type="percentage" office:value="0.000642952209634511">
            <text:p>0,064295%</text:p>
          </table:table-cell>
          <table:table-cell table:style-name="ce10" table:formula="of:=SUMPRODUCT([.B$1:.E$1];[.L143:.O143])" office:value-type="percentage" office:value="0.00380514378323833">
            <text:p>0,380514378323833000%</text:p>
          </table:table-cell>
        </table:table-row>
        <table:table-row table:style-name="ro3">
          <table:table-cell office:value-type="string">
            <text:p>lr</text:p>
          </table:table-cell>
          <table:table-cell table:style-name="ce5" table:formula="of:=VLOOKUP([.$A144];[corpusies.$D$1:.$E$1000];2;0)" office:value-type="float" office:value="120">
            <text:p>120</text:p>
          </table:table-cell>
          <table:table-cell table:style-name="ce5" table:formula="of:=VLOOKUP([.$A144];[corpuscat.$D$1:.$E$1000];2;0)" office:value-type="float" office:value="7475">
            <text:p>7475</text:p>
          </table:table-cell>
          <table:table-cell table:style-name="ce5" table:formula="of:=VLOOKUP([.$A144];[corpusen.$D$1:.$E$1000];2;0)" office:value-type="float" office:value="5109">
            <text:p>5109</text:p>
          </table:table-cell>
          <table:table-cell table:style-name="ce5" table:formula="of:=VLOOKUP([.$A144];[corpuses.$D$1:.$E$1000];2;0)" office:value-type="float" office:value="32954">
            <text:p>32954</text:p>
          </table:table-cell>
          <table:table-cell table:style-name="ce5"/>
          <table:table-cell table:formula="of:=IF(ISERROR([.B144]);0;[.B144])" office:value-type="float" office:value="120">
            <text:p>120</text:p>
          </table:table-cell>
          <table:table-cell table:formula="of:=IF(ISERROR([.C144]);0;[.C144])" office:value-type="float" office:value="7475">
            <text:p>7475</text:p>
          </table:table-cell>
          <table:table-cell table:formula="of:=IF(ISERROR([.D144]);0;[.D144])" office:value-type="float" office:value="5109">
            <text:p>5109</text:p>
          </table:table-cell>
          <table:table-cell table:formula="of:=IF(ISERROR([.E144]);0;[.E144])" office:value-type="float" office:value="32954">
            <text:p>32954</text:p>
          </table:table-cell>
          <table:table-cell/>
          <table:table-cell table:style-name="ce9" table:formula="of:=[.G144]/[.G$1001]" office:value-type="percentage" office:value="0.00024340770791075">
            <text:p>0,024341%</text:p>
          </table:table-cell>
          <table:table-cell table:style-name="ce9" table:formula="of:=[.H144]/[.H$1001]" office:value-type="percentage" office:value="0.000591086416834141">
            <text:p>0,059109%</text:p>
          </table:table-cell>
          <table:table-cell table:style-name="ce9" table:formula="of:=[.I144]/[.I$1001]" office:value-type="percentage" office:value="0.000766094162854315">
            <text:p>0,076609%</text:p>
          </table:table-cell>
          <table:table-cell table:style-name="ce9" table:formula="of:=[.J144]/[.J$1001]" office:value-type="percentage" office:value="0.000682268462930146">
            <text:p>0,068227%</text:p>
          </table:table-cell>
          <table:table-cell table:style-name="ce10" table:formula="of:=SUMPRODUCT([.B$1:.E$1];[.L144:.O144])" office:value-type="percentage" office:value="0.000531638192587943">
            <text:p>0,053163819258794300%</text:p>
          </table:table-cell>
        </table:table-row>
        <table:table-row table:style-name="ro3">
          <table:table-cell office:value-type="string">
            <text:p>lq</text:p>
          </table:table-cell>
          <table:table-cell table:style-name="ce5" table:formula="of:=VLOOKUP([.$A145];[corpusies.$D$1:.$E$1000];2;0)" office:value-type="float" office:value="248">
            <text:p>248</text:p>
          </table:table-cell>
          <table:table-cell table:style-name="ce5" table:formula="of:=VLOOKUP([.$A145];[corpuscat.$D$1:.$E$1000];2;0)" office:value-type="float" office:value="370">
            <text:p>370</text:p>
          </table:table-cell>
          <table:table-cell table:style-name="ce5" table:formula="of:=VLOOKUP([.$A145];[corpusen.$D$1:.$E$1000];2;0)" office:value-type="float" office:value="1">
            <text:p>1</text:p>
          </table:table-cell>
          <table:table-cell table:style-name="ce5" table:formula="of:=VLOOKUP([.$A145];[corpuses.$D$1:.$E$1000];2;0)" office:value-type="float" office:value="3879">
            <text:p>3879</text:p>
          </table:table-cell>
          <table:table-cell table:style-name="ce5"/>
          <table:table-cell table:formula="of:=IF(ISERROR([.B145]);0;[.B145])" office:value-type="float" office:value="248">
            <text:p>248</text:p>
          </table:table-cell>
          <table:table-cell table:formula="of:=IF(ISERROR([.C145]);0;[.C145])" office:value-type="float" office:value="370">
            <text:p>370</text:p>
          </table:table-cell>
          <table:table-cell table:formula="of:=IF(ISERROR([.D145]);0;[.D145])" office:value-type="float" office:value="1">
            <text:p>1</text:p>
          </table:table-cell>
          <table:table-cell table:formula="of:=IF(ISERROR([.E145]);0;[.E145])" office:value-type="float" office:value="3879">
            <text:p>3879</text:p>
          </table:table-cell>
          <table:table-cell/>
          <table:table-cell table:style-name="ce9" table:formula="of:=[.G145]/[.G$1001]" office:value-type="percentage" office:value="0.000503042596348884">
            <text:p>0,050304%</text:p>
          </table:table-cell>
          <table:table-cell table:style-name="ce9" table:formula="of:=[.H145]/[.H$1001]" office:value-type="percentage" office:value="0.0000292577891944658">
            <text:p>0,002926%</text:p>
          </table:table-cell>
          <table:table-cell table:style-name="ce9" table:formula="of:=[.I145]/[.I$1001]" office:value-type="percentage" office:value="0.000000149949924222806">
            <text:p>0,000015%</text:p>
          </table:table-cell>
          <table:table-cell table:style-name="ce9" table:formula="of:=[.J145]/[.J$1001]" office:value-type="percentage" office:value="0.0000803095031773392">
            <text:p>0,008031%</text:p>
          </table:table-cell>
          <table:table-cell table:style-name="ce10" table:formula="of:=SUMPRODUCT([.B$1:.E$1];[.L145:.O145])" office:value-type="percentage" office:value="0.000183797961608629">
            <text:p>0,018379796160862900%</text:p>
          </table:table-cell>
        </table:table-row>
        <table:table-row table:style-name="ro3">
          <table:table-cell office:value-type="string">
            <text:p>lp</text:p>
          </table:table-cell>
          <table:table-cell table:style-name="ce5" table:formula="of:=VLOOKUP([.$A146];[corpusies.$D$1:.$E$1000];2;0)" office:value-type="float" office:value="1539">
            <text:p>1539</text:p>
          </table:table-cell>
          <table:table-cell table:style-name="ce5" table:formula="of:=VLOOKUP([.$A146];[corpuscat.$D$1:.$E$1000];2;0)" office:value-type="float" office:value="20326">
            <text:p>20326</text:p>
          </table:table-cell>
          <table:table-cell table:style-name="ce5" table:formula="of:=VLOOKUP([.$A146];[corpusen.$D$1:.$E$1000];2;0)" office:value-type="float" office:value="14257">
            <text:p>14257</text:p>
          </table:table-cell>
          <table:table-cell table:style-name="ce5" table:formula="of:=VLOOKUP([.$A146];[corpuses.$D$1:.$E$1000];2;0)" office:value-type="float" office:value="80861">
            <text:p>80861</text:p>
          </table:table-cell>
          <table:table-cell table:style-name="ce5"/>
          <table:table-cell table:formula="of:=IF(ISERROR([.B146]);0;[.B146])" office:value-type="float" office:value="1539">
            <text:p>1539</text:p>
          </table:table-cell>
          <table:table-cell table:formula="of:=IF(ISERROR([.C146]);0;[.C146])" office:value-type="float" office:value="20326">
            <text:p>20326</text:p>
          </table:table-cell>
          <table:table-cell table:formula="of:=IF(ISERROR([.D146]);0;[.D146])" office:value-type="float" office:value="14257">
            <text:p>14257</text:p>
          </table:table-cell>
          <table:table-cell table:formula="of:=IF(ISERROR([.E146]);0;[.E146])" office:value-type="float" office:value="80861">
            <text:p>80861</text:p>
          </table:table-cell>
          <table:table-cell/>
          <table:table-cell table:style-name="ce9" table:formula="of:=[.G146]/[.G$1001]" office:value-type="percentage" office:value="0.00312170385395537">
            <text:p>0,312170%</text:p>
          </table:table-cell>
          <table:table-cell table:style-name="ce9" table:formula="of:=[.H146]/[.H$1001]" office:value-type="percentage" office:value="0.00160728060315328">
            <text:p>0,160728%</text:p>
          </table:table-cell>
          <table:table-cell table:style-name="ce9" table:formula="of:=[.I146]/[.I$1001]" office:value-type="percentage" office:value="0.00213783606964454">
            <text:p>0,213784%</text:p>
          </table:table-cell>
          <table:table-cell table:style-name="ce9" table:formula="of:=[.J146]/[.J$1001]" office:value-type="percentage" office:value="0.00167411877711339">
            <text:p>0,167412%</text:p>
          </table:table-cell>
          <table:table-cell table:style-name="ce10" table:formula="of:=SUMPRODUCT([.B$1:.E$1];[.L146:.O146])" office:value-type="percentage" office:value="0.00213471457723107">
            <text:p>0,213471457723107000%</text:p>
          </table:table-cell>
        </table:table-row>
        <table:table-row table:style-name="ro1">
          <table:table-cell office:value-type="string">
            <text:p>lo</text:p>
          </table:table-cell>
          <table:table-cell table:style-name="ce5" table:formula="of:=VLOOKUP([.$A147];[corpusies.$D$1:.$E$1000];2;0)" office:value-type="float" office:value="3097">
            <text:p>3097</text:p>
          </table:table-cell>
          <table:table-cell table:style-name="ce5" table:formula="of:=VLOOKUP([.$A147];[corpuscat.$D$1:.$E$1000];2;0)" office:value-type="float" office:value="98281">
            <text:p>98281</text:p>
          </table:table-cell>
          <table:table-cell table:style-name="ce5" table:formula="of:=VLOOKUP([.$A147];[corpusen.$D$1:.$E$1000];2;0)" office:value-type="float" office:value="49021">
            <text:p>49021</text:p>
          </table:table-cell>
          <table:table-cell table:style-name="ce5" table:formula="of:=VLOOKUP([.$A147];[corpuses.$D$1:.$E$1000];2;0)" office:value-type="float" office:value="589684">
            <text:p>589684</text:p>
          </table:table-cell>
          <table:table-cell table:style-name="ce5"/>
          <table:table-cell table:formula="of:=IF(ISERROR([.B147]);0;[.B147])" office:value-type="float" office:value="3097">
            <text:p>3097</text:p>
          </table:table-cell>
          <table:table-cell table:formula="of:=IF(ISERROR([.C147]);0;[.C147])" office:value-type="float" office:value="98281">
            <text:p>98281</text:p>
          </table:table-cell>
          <table:table-cell table:formula="of:=IF(ISERROR([.D147]);0;[.D147])" office:value-type="float" office:value="49021">
            <text:p>49021</text:p>
          </table:table-cell>
          <table:table-cell table:formula="of:=IF(ISERROR([.E147]);0;[.E147])" office:value-type="float" office:value="589684">
            <text:p>589684</text:p>
          </table:table-cell>
          <table:table-cell/>
          <table:table-cell table:style-name="ce9" table:formula="of:=[.G147]/[.G$1001]" office:value-type="percentage" office:value="0.00628194726166329">
            <text:p>0,628195%</text:p>
          </table:table-cell>
          <table:table-cell table:style-name="ce9" table:formula="of:=[.H147]/[.H$1001]" office:value-type="percentage" office:value="0.00777158048600351">
            <text:p>0,777158%</text:p>
          </table:table-cell>
          <table:table-cell table:style-name="ce9" table:formula="of:=[.I147]/[.I$1001]" office:value-type="percentage" office:value="0.00735069523532616">
            <text:p>0,735070%</text:p>
          </table:table-cell>
          <table:table-cell table:style-name="ce9" table:formula="of:=[.J147]/[.J$1001]" office:value-type="percentage" office:value="0.0122086179612338">
            <text:p>1,220862%</text:p>
          </table:table-cell>
          <table:table-cell table:style-name="ce10" table:formula="of:=SUMPRODUCT([.B$1:.E$1];[.L147:.O147])" office:value-type="percentage" office:value="0.00861371323620281">
            <text:p>0,861371323620281000%</text:p>
          </table:table-cell>
        </table:table-row>
        <table:table-row table:style-name="ro3">
          <table:table-cell office:value-type="string">
            <text:p>lñ</text:p>
          </table:table-cell>
          <table:table-cell table:style-name="ce5" table:formula="of:=VLOOKUP([.$A148];[corpusies.$D$1:.$E$1000];2;0)" office:value-type="float" office:value="0">
            <text:p>#N/D</text:p>
          </table:table-cell>
          <table:table-cell table:style-name="ce5" table:formula="of:=VLOOKUP([.$A148];[corpuscat.$D$1:.$E$1000];2;0)" office:value-type="float" office:value="0">
            <text:p>#N/D</text:p>
          </table:table-cell>
          <table:table-cell table:style-name="ce5" table:formula="of:=VLOOKUP([.$A148];[corpusen.$D$1:.$E$1000];2;0)" office:value-type="float" office:value="0">
            <text:p>#N/D</text:p>
          </table:table-cell>
          <table:table-cell table:style-name="ce5" table:formula="of:=VLOOKUP([.$A148];[corpuses.$D$1:.$E$1000];2;0)" office:value-type="float" office:value="8">
            <text:p>8</text:p>
          </table:table-cell>
          <table:table-cell table:style-name="ce5"/>
          <table:table-cell table:formula="of:=IF(ISERROR([.B148]);0;[.B148])" office:value-type="float" office:value="0">
            <text:p>0</text:p>
          </table:table-cell>
          <table:table-cell table:formula="of:=IF(ISERROR([.C148]);0;[.C148])" office:value-type="float" office:value="0">
            <text:p>0</text:p>
          </table:table-cell>
          <table:table-cell table:formula="of:=IF(ISERROR([.D148]);0;[.D148])" office:value-type="float" office:value="0">
            <text:p>0</text:p>
          </table:table-cell>
          <table:table-cell table:formula="of:=IF(ISERROR([.E148]);0;[.E148])" office:value-type="float" office:value="8">
            <text:p>8</text:p>
          </table:table-cell>
          <table:table-cell/>
          <table:table-cell table:style-name="ce9" table:formula="of:=[.G148]/[.G$1001]" office:value-type="percentage" office:value="0">
            <text:p>0,000000%</text:p>
          </table:table-cell>
          <table:table-cell table:style-name="ce9" table:formula="of:=[.H148]/[.H$1001]" office:value-type="percentage" office:value="0">
            <text:p>0,000000%</text:p>
          </table:table-cell>
          <table:table-cell table:style-name="ce9" table:formula="of:=[.I148]/[.I$1001]" office:value-type="percentage" office:value="0">
            <text:p>0,000000%</text:p>
          </table:table-cell>
          <table:table-cell table:style-name="ce9" table:formula="of:=[.J148]/[.J$1001]" office:value-type="percentage" office:value="0.000000165629292451331">
            <text:p>0,000017%</text:p>
          </table:table-cell>
          <table:table-cell table:style-name="ce10" table:formula="of:=SUMPRODUCT([.B$1:.E$1];[.L148:.O148])" office:value-type="percentage" office:value="0.0000000496887877353993">
            <text:p>0,000004968878773540%</text:p>
          </table:table-cell>
        </table:table-row>
        <table:table-row table:style-name="ro3">
          <table:table-cell office:value-type="string">
            <text:p>ln</text:p>
          </table:table-cell>
          <table:table-cell table:style-name="ce5" table:formula="of:=VLOOKUP([.$A149];[corpusies.$D$1:.$E$1000];2;0)" office:value-type="float" office:value="207">
            <text:p>207</text:p>
          </table:table-cell>
          <table:table-cell table:style-name="ce5" table:formula="of:=VLOOKUP([.$A149];[corpuscat.$D$1:.$E$1000];2;0)" office:value-type="float" office:value="3771">
            <text:p>3771</text:p>
          </table:table-cell>
          <table:table-cell table:style-name="ce5" table:formula="of:=VLOOKUP([.$A149];[corpusen.$D$1:.$E$1000];2;0)" office:value-type="float" office:value="4715">
            <text:p>4715</text:p>
          </table:table-cell>
          <table:table-cell table:style-name="ce5" table:formula="of:=VLOOKUP([.$A149];[corpuses.$D$1:.$E$1000];2;0)" office:value-type="float" office:value="15772">
            <text:p>15772</text:p>
          </table:table-cell>
          <table:table-cell table:style-name="ce5"/>
          <table:table-cell table:formula="of:=IF(ISERROR([.B149]);0;[.B149])" office:value-type="float" office:value="207">
            <text:p>207</text:p>
          </table:table-cell>
          <table:table-cell table:formula="of:=IF(ISERROR([.C149]);0;[.C149])" office:value-type="float" office:value="3771">
            <text:p>3771</text:p>
          </table:table-cell>
          <table:table-cell table:formula="of:=IF(ISERROR([.D149]);0;[.D149])" office:value-type="float" office:value="4715">
            <text:p>4715</text:p>
          </table:table-cell>
          <table:table-cell table:formula="of:=IF(ISERROR([.E149]);0;[.E149])" office:value-type="float" office:value="15772">
            <text:p>15772</text:p>
          </table:table-cell>
          <table:table-cell/>
          <table:table-cell table:style-name="ce9" table:formula="of:=[.G149]/[.G$1001]" office:value-type="percentage" office:value="0.000419878296146045">
            <text:p>0,041988%</text:p>
          </table:table-cell>
          <table:table-cell table:style-name="ce9" table:formula="of:=[.H149]/[.H$1001]" office:value-type="percentage" office:value="0.000298192224465759">
            <text:p>0,029819%</text:p>
          </table:table-cell>
          <table:table-cell table:style-name="ce9" table:formula="of:=[.I149]/[.I$1001]" office:value-type="percentage" office:value="0.000707013892710529">
            <text:p>0,070701%</text:p>
          </table:table-cell>
          <table:table-cell table:style-name="ce9" table:formula="of:=[.J149]/[.J$1001]" office:value-type="percentage" office:value="0.000326538150067799">
            <text:p>0,032654%</text:p>
          </table:table-cell>
          <table:table-cell table:style-name="ce10" table:formula="of:=SUMPRODUCT([.B$1:.E$1];[.L149:.O149])" office:value-type="percentage" office:value="0.000384083990474934">
            <text:p>0,038408399047493400%</text:p>
          </table:table-cell>
        </table:table-row>
        <table:table-row table:style-name="ro3">
          <table:table-cell office:value-type="string">
            <text:p>lm</text:p>
          </table:table-cell>
          <table:table-cell table:style-name="ce5" table:formula="of:=VLOOKUP([.$A150];[corpusies.$D$1:.$E$1000];2;0)" office:value-type="float" office:value="346">
            <text:p>346</text:p>
          </table:table-cell>
          <table:table-cell table:style-name="ce5" table:formula="of:=VLOOKUP([.$A150];[corpuscat.$D$1:.$E$1000];2;0)" office:value-type="float" office:value="11627">
            <text:p>11627</text:p>
          </table:table-cell>
          <table:table-cell table:style-name="ce5" table:formula="of:=VLOOKUP([.$A150];[corpusen.$D$1:.$E$1000];2;0)" office:value-type="float" office:value="2193">
            <text:p>2193</text:p>
          </table:table-cell>
          <table:table-cell table:style-name="ce5" table:formula="of:=VLOOKUP([.$A150];[corpuses.$D$1:.$E$1000];2;0)" office:value-type="float" office:value="41084">
            <text:p>41084</text:p>
          </table:table-cell>
          <table:table-cell table:style-name="ce5"/>
          <table:table-cell table:formula="of:=IF(ISERROR([.B150]);0;[.B150])" office:value-type="float" office:value="346">
            <text:p>346</text:p>
          </table:table-cell>
          <table:table-cell table:formula="of:=IF(ISERROR([.C150]);0;[.C150])" office:value-type="float" office:value="11627">
            <text:p>11627</text:p>
          </table:table-cell>
          <table:table-cell table:formula="of:=IF(ISERROR([.D150]);0;[.D150])" office:value-type="float" office:value="2193">
            <text:p>2193</text:p>
          </table:table-cell>
          <table:table-cell table:formula="of:=IF(ISERROR([.E150]);0;[.E150])" office:value-type="float" office:value="41084">
            <text:p>41084</text:p>
          </table:table-cell>
          <table:table-cell/>
          <table:table-cell table:style-name="ce9" table:formula="of:=[.G150]/[.G$1001]" office:value-type="percentage" office:value="0.000701825557809331">
            <text:p>0,070183%</text:p>
          </table:table-cell>
          <table:table-cell table:style-name="ce9" table:formula="of:=[.H150]/[.H$1001]" office:value-type="percentage" office:value="0.000919406256659607">
            <text:p>0,091941%</text:p>
          </table:table-cell>
          <table:table-cell table:style-name="ce9" table:formula="of:=[.I150]/[.I$1001]" office:value-type="percentage" office:value="0.000328840183820613">
            <text:p>0,032884%</text:p>
          </table:table-cell>
          <table:table-cell table:style-name="ce9" table:formula="of:=[.J150]/[.J$1001]" office:value-type="percentage" office:value="0.000850589231383811">
            <text:p>0,085059%</text:p>
          </table:table-cell>
          <table:table-cell table:style-name="ce10" table:formula="of:=SUMPRODUCT([.B$1:.E$1];[.L150:.O150])" office:value-type="percentage" office:value="0.000774430332137886">
            <text:p>0,077443033213788600%</text:p>
          </table:table-cell>
        </table:table-row>
        <table:table-row table:style-name="ro3">
          <table:table-cell office:value-type="string">
            <text:p>lç</text:p>
          </table:table-cell>
          <table:table-cell table:style-name="ce5" table:formula="of:=VLOOKUP([.$A151];[corpusies.$D$1:.$E$1000];2;0)" office:value-type="float" office:value="6">
            <text:p>6</text:p>
          </table:table-cell>
          <table:table-cell table:style-name="ce5" table:formula="of:=VLOOKUP([.$A151];[corpuscat.$D$1:.$E$1000];2;0)" office:value-type="float" office:value="697">
            <text:p>697</text:p>
          </table:table-cell>
          <table:table-cell table:style-name="ce5" table:formula="of:=VLOOKUP([.$A151];[corpusen.$D$1:.$E$1000];2;0)" office:value-type="float" office:value="0">
            <text:p>#N/D</text:p>
          </table:table-cell>
          <table:table-cell table:style-name="ce5" table:formula="of:=VLOOKUP([.$A151];[corpuses.$D$1:.$E$1000];2;0)" office:value-type="float" office:value="19">
            <text:p>19</text:p>
          </table:table-cell>
          <table:table-cell table:style-name="ce5"/>
          <table:table-cell table:formula="of:=IF(ISERROR([.B151]);0;[.B151])" office:value-type="float" office:value="6">
            <text:p>6</text:p>
          </table:table-cell>
          <table:table-cell table:formula="of:=IF(ISERROR([.C151]);0;[.C151])" office:value-type="float" office:value="697">
            <text:p>697</text:p>
          </table:table-cell>
          <table:table-cell table:formula="of:=IF(ISERROR([.D151]);0;[.D151])" office:value-type="float" office:value="0">
            <text:p>0</text:p>
          </table:table-cell>
          <table:table-cell table:formula="of:=IF(ISERROR([.E151]);0;[.E151])" office:value-type="float" office:value="19">
            <text:p>19</text:p>
          </table:table-cell>
          <table:table-cell/>
          <table:table-cell table:style-name="ce9" table:formula="of:=[.G151]/[.G$1001]" office:value-type="percentage" office:value="0.0000121703853955375">
            <text:p>0,001217%</text:p>
          </table:table-cell>
          <table:table-cell table:style-name="ce9" table:formula="of:=[.H151]/[.H$1001]" office:value-type="percentage" office:value="0.0000551153488338992">
            <text:p>0,005512%</text:p>
          </table:table-cell>
          <table:table-cell table:style-name="ce9" table:formula="of:=[.I151]/[.I$1001]" office:value-type="percentage" office:value="0">
            <text:p>0,000000%</text:p>
          </table:table-cell>
          <table:table-cell table:style-name="ce9" table:formula="of:=[.J151]/[.J$1001]" office:value-type="percentage" office:value="0.000000393369569571911">
            <text:p>0,000039%</text:p>
          </table:table-cell>
          <table:table-cell table:style-name="ce10" table:formula="of:=SUMPRODUCT([.B$1:.E$1];[.L151:.O151])" office:value-type="percentage" office:value="0.0000203037311397026">
            <text:p>0,002030373113970260%</text:p>
          </table:table-cell>
        </table:table-row>
        <table:table-row table:style-name="ro1">
          <table:table-cell office:value-type="string">
            <text:p>l´</text:p>
          </table:table-cell>
          <table:table-cell table:style-name="ce5" table:formula="of:=VLOOKUP([.$A152];[corpusies.$D$1:.$E$1000];2;0)" office:value-type="float" office:value="299">
            <text:p>299</text:p>
          </table:table-cell>
          <table:table-cell table:style-name="ce5" table:formula="of:=VLOOKUP([.$A152];[corpuscat.$D$1:.$E$1000];2;0)" office:value-type="float" office:value="11199">
            <text:p>11199</text:p>
          </table:table-cell>
          <table:table-cell table:style-name="ce5" table:formula="of:=VLOOKUP([.$A152];[corpusen.$D$1:.$E$1000];2;0)" office:value-type="float" office:value="0">
            <text:p>#N/D</text:p>
          </table:table-cell>
          <table:table-cell table:style-name="ce5" table:formula="of:=VLOOKUP([.$A152];[corpuses.$D$1:.$E$1000];2;0)" office:value-type="float" office:value="61937">
            <text:p>61937</text:p>
          </table:table-cell>
          <table:table-cell table:style-name="ce5"/>
          <table:table-cell table:formula="of:=IF(ISERROR([.B152]);0;[.B152])" office:value-type="float" office:value="299">
            <text:p>299</text:p>
          </table:table-cell>
          <table:table-cell table:formula="of:=IF(ISERROR([.C152]);0;[.C152])" office:value-type="float" office:value="11199">
            <text:p>11199</text:p>
          </table:table-cell>
          <table:table-cell table:formula="of:=IF(ISERROR([.D152]);0;[.D152])" office:value-type="float" office:value="0">
            <text:p>0</text:p>
          </table:table-cell>
          <table:table-cell table:formula="of:=IF(ISERROR([.E152]);0;[.E152])" office:value-type="float" office:value="61937">
            <text:p>61937</text:p>
          </table:table-cell>
          <table:table-cell/>
          <table:table-cell table:style-name="ce9" table:formula="of:=[.G152]/[.G$1001]" office:value-type="percentage" office:value="0.000606490872210953">
            <text:p>0,060649%</text:p>
          </table:table-cell>
          <table:table-cell table:style-name="ce9" table:formula="of:=[.H152]/[.H$1001]" office:value-type="percentage" office:value="0.000885562111321143">
            <text:p>0,088556%</text:p>
          </table:table-cell>
          <table:table-cell table:style-name="ce9" table:formula="of:=[.I152]/[.I$1001]" office:value-type="percentage" office:value="0">
            <text:p>0,000000%</text:p>
          </table:table-cell>
          <table:table-cell table:style-name="ce9" table:formula="of:=[.J152]/[.J$1001]" office:value-type="percentage" office:value="0.00128232268581976">
            <text:p>0,128232%</text:p>
          </table:table-cell>
          <table:table-cell table:style-name="ce10" table:formula="of:=SUMPRODUCT([.B$1:.E$1];[.L152:.O152])" office:value-type="percentage" office:value="0.000832312700805558">
            <text:p>0,083231270080555800%</text:p>
          </table:table-cell>
        </table:table-row>
        <table:table-row table:style-name="ro3">
          <table:table-cell office:value-type="string">
            <text:p>kz</text:p>
          </table:table-cell>
          <table:table-cell table:style-name="ce5" table:formula="of:=VLOOKUP([.$A153];[corpusies.$D$1:.$E$1000];2;0)" office:value-type="float" office:value="0">
            <text:p>#N/D</text:p>
          </table:table-cell>
          <table:table-cell table:style-name="ce5" table:formula="of:=VLOOKUP([.$A153];[corpuscat.$D$1:.$E$1000];2;0)" office:value-type="float" office:value="124">
            <text:p>124</text:p>
          </table:table-cell>
          <table:table-cell table:style-name="ce5" table:formula="of:=VLOOKUP([.$A153];[corpusen.$D$1:.$E$1000];2;0)" office:value-type="float" office:value="4">
            <text:p>4</text:p>
          </table:table-cell>
          <table:table-cell table:style-name="ce5" table:formula="of:=VLOOKUP([.$A153];[corpuses.$D$1:.$E$1000];2;0)" office:value-type="float" office:value="414">
            <text:p>414</text:p>
          </table:table-cell>
          <table:table-cell table:style-name="ce5"/>
          <table:table-cell table:formula="of:=IF(ISERROR([.B153]);0;[.B153])" office:value-type="float" office:value="0">
            <text:p>0</text:p>
          </table:table-cell>
          <table:table-cell table:formula="of:=IF(ISERROR([.C153]);0;[.C153])" office:value-type="float" office:value="124">
            <text:p>124</text:p>
          </table:table-cell>
          <table:table-cell table:formula="of:=IF(ISERROR([.D153]);0;[.D153])" office:value-type="float" office:value="4">
            <text:p>4</text:p>
          </table:table-cell>
          <table:table-cell table:formula="of:=IF(ISERROR([.E153]);0;[.E153])" office:value-type="float" office:value="414">
            <text:p>414</text:p>
          </table:table-cell>
          <table:table-cell/>
          <table:table-cell table:style-name="ce9" table:formula="of:=[.G153]/[.G$1001]" office:value-type="percentage" office:value="0">
            <text:p>0,000000%</text:p>
          </table:table-cell>
          <table:table-cell table:style-name="ce9" table:formula="of:=[.H153]/[.H$1001]" office:value-type="percentage" office:value="0.00000980531313544261">
            <text:p>0,000981%</text:p>
          </table:table-cell>
          <table:table-cell table:style-name="ce9" table:formula="of:=[.I153]/[.I$1001]" office:value-type="percentage" office:value="0.000000599799696891223">
            <text:p>0,000060%</text:p>
          </table:table-cell>
          <table:table-cell table:style-name="ce9" table:formula="of:=[.J153]/[.J$1001]" office:value-type="percentage" office:value="0.00000857131588435639">
            <text:p>0,000857%</text:p>
          </table:table-cell>
          <table:table-cell table:style-name="ce10" table:formula="of:=SUMPRODUCT([.B$1:.E$1];[.L153:.O153])" office:value-type="percentage" office:value="0.00000557296867562882">
            <text:p>0,000557296867562882%</text:p>
          </table:table-cell>
        </table:table-row>
        <table:table-row table:style-name="ro3">
          <table:table-cell office:value-type="string">
            <text:p>ky</text:p>
          </table:table-cell>
          <table:table-cell table:style-name="ce5" table:formula="of:=VLOOKUP([.$A154];[corpusies.$D$1:.$E$1000];2;0)" office:value-type="float" office:value="2">
            <text:p>2</text:p>
          </table:table-cell>
          <table:table-cell table:style-name="ce5" table:formula="of:=VLOOKUP([.$A154];[corpuscat.$D$1:.$E$1000];2;0)" office:value-type="float" office:value="517">
            <text:p>517</text:p>
          </table:table-cell>
          <table:table-cell table:style-name="ce5" table:formula="of:=VLOOKUP([.$A154];[corpusen.$D$1:.$E$1000];2;0)" office:value-type="float" office:value="547">
            <text:p>547</text:p>
          </table:table-cell>
          <table:table-cell table:style-name="ce5" table:formula="of:=VLOOKUP([.$A154];[corpuses.$D$1:.$E$1000];2;0)" office:value-type="float" office:value="3862">
            <text:p>3862</text:p>
          </table:table-cell>
          <table:table-cell table:style-name="ce5"/>
          <table:table-cell table:formula="of:=IF(ISERROR([.B154]);0;[.B154])" office:value-type="float" office:value="2">
            <text:p>2</text:p>
          </table:table-cell>
          <table:table-cell table:formula="of:=IF(ISERROR([.C154]);0;[.C154])" office:value-type="float" office:value="517">
            <text:p>517</text:p>
          </table:table-cell>
          <table:table-cell table:formula="of:=IF(ISERROR([.D154]);0;[.D154])" office:value-type="float" office:value="547">
            <text:p>547</text:p>
          </table:table-cell>
          <table:table-cell table:formula="of:=IF(ISERROR([.E154]);0;[.E154])" office:value-type="float" office:value="3862">
            <text:p>3862</text:p>
          </table:table-cell>
          <table:table-cell/>
          <table:table-cell table:style-name="ce9" table:formula="of:=[.G154]/[.G$1001]" office:value-type="percentage" office:value="0.00000405679513184584">
            <text:p>0,000406%</text:p>
          </table:table-cell>
          <table:table-cell table:style-name="ce9" table:formula="of:=[.H154]/[.H$1001]" office:value-type="percentage" office:value="0.0000408818297663212">
            <text:p>0,004088%</text:p>
          </table:table-cell>
          <table:table-cell table:style-name="ce9" table:formula="of:=[.I154]/[.I$1001]" office:value-type="percentage" office:value="0.0000820226085498748">
            <text:p>0,008202%</text:p>
          </table:table-cell>
          <table:table-cell table:style-name="ce9" table:formula="of:=[.J154]/[.J$1001]" office:value-type="percentage" office:value="0.0000799575409308801">
            <text:p>0,007996%</text:p>
          </table:table-cell>
          <table:table-cell table:style-name="ce10" table:formula="of:=SUMPRODUCT([.B$1:.E$1];[.L154:.O154])" office:value-type="percentage" office:value="0.0000456711106037016">
            <text:p>0,004567111060370160%</text:p>
          </table:table-cell>
        </table:table-row>
        <table:table-row table:style-name="ro3">
          <table:table-cell office:value-type="string">
            <text:p>kx</text:p>
          </table:table-cell>
          <table:table-cell table:style-name="ce5" table:formula="of:=VLOOKUP([.$A155];[corpusies.$D$1:.$E$1000];2;0)" office:value-type="float" office:value="0">
            <text:p>#N/D</text:p>
          </table:table-cell>
          <table:table-cell table:style-name="ce5" table:formula="of:=VLOOKUP([.$A155];[corpuscat.$D$1:.$E$1000];2;0)" office:value-type="float" office:value="69">
            <text:p>69</text:p>
          </table:table-cell>
          <table:table-cell table:style-name="ce5" table:formula="of:=VLOOKUP([.$A155];[corpusen.$D$1:.$E$1000];2;0)" office:value-type="float" office:value="1">
            <text:p>1</text:p>
          </table:table-cell>
          <table:table-cell table:style-name="ce5" table:formula="of:=VLOOKUP([.$A155];[corpuses.$D$1:.$E$1000];2;0)" office:value-type="float" office:value="44">
            <text:p>44</text:p>
          </table:table-cell>
          <table:table-cell table:style-name="ce5"/>
          <table:table-cell table:formula="of:=IF(ISERROR([.B155]);0;[.B155])" office:value-type="float" office:value="0">
            <text:p>0</text:p>
          </table:table-cell>
          <table:table-cell table:formula="of:=IF(ISERROR([.C155]);0;[.C155])" office:value-type="float" office:value="69">
            <text:p>69</text:p>
          </table:table-cell>
          <table:table-cell table:formula="of:=IF(ISERROR([.D155]);0;[.D155])" office:value-type="float" office:value="1">
            <text:p>1</text:p>
          </table:table-cell>
          <table:table-cell table:formula="of:=IF(ISERROR([.E155]);0;[.E155])" office:value-type="float" office:value="44">
            <text:p>44</text:p>
          </table:table-cell>
          <table:table-cell/>
          <table:table-cell table:style-name="ce9" table:formula="of:=[.G155]/[.G$1001]" office:value-type="percentage" office:value="0">
            <text:p>0,000000%</text:p>
          </table:table-cell>
          <table:table-cell table:style-name="ce9" table:formula="of:=[.H155]/[.H$1001]" office:value-type="percentage" office:value="0.00000545618230923823">
            <text:p>0,000546%</text:p>
          </table:table-cell>
          <table:table-cell table:style-name="ce9" table:formula="of:=[.I155]/[.I$1001]" office:value-type="percentage" office:value="0.000000149949924222806">
            <text:p>0,000015%</text:p>
          </table:table-cell>
          <table:table-cell table:style-name="ce9" table:formula="of:=[.J155]/[.J$1001]" office:value-type="percentage" office:value="0.000000910961108482321">
            <text:p>0,000091%</text:p>
          </table:table-cell>
          <table:table-cell table:style-name="ce10" table:formula="of:=SUMPRODUCT([.B$1:.E$1];[.L155:.O155])" office:value-type="percentage" office:value="0.00000192513801773844">
            <text:p>0,000192513801773844%</text:p>
          </table:table-cell>
        </table:table-row>
        <table:table-row table:style-name="ro3">
          <table:table-cell office:value-type="string">
            <text:p>kw</text:p>
          </table:table-cell>
          <table:table-cell table:style-name="ce5" table:formula="of:=VLOOKUP([.$A156];[corpusies.$D$1:.$E$1000];2;0)" office:value-type="float" office:value="0">
            <text:p>#N/D</text:p>
          </table:table-cell>
          <table:table-cell table:style-name="ce5" table:formula="of:=VLOOKUP([.$A156];[corpuscat.$D$1:.$E$1000];2;0)" office:value-type="float" office:value="183">
            <text:p>183</text:p>
          </table:table-cell>
          <table:table-cell table:style-name="ce5" table:formula="of:=VLOOKUP([.$A156];[corpusen.$D$1:.$E$1000];2;0)" office:value-type="float" office:value="257">
            <text:p>257</text:p>
          </table:table-cell>
          <table:table-cell table:style-name="ce5" table:formula="of:=VLOOKUP([.$A156];[corpuses.$D$1:.$E$1000];2;0)" office:value-type="float" office:value="1407">
            <text:p>1407</text:p>
          </table:table-cell>
          <table:table-cell table:style-name="ce5"/>
          <table:table-cell table:formula="of:=IF(ISERROR([.B156]);0;[.B156])" office:value-type="float" office:value="0">
            <text:p>0</text:p>
          </table:table-cell>
          <table:table-cell table:formula="of:=IF(ISERROR([.C156]);0;[.C156])" office:value-type="float" office:value="183">
            <text:p>183</text:p>
          </table:table-cell>
          <table:table-cell table:formula="of:=IF(ISERROR([.D156]);0;[.D156])" office:value-type="float" office:value="257">
            <text:p>257</text:p>
          </table:table-cell>
          <table:table-cell table:formula="of:=IF(ISERROR([.E156]);0;[.E156])" office:value-type="float" office:value="1407">
            <text:p>1407</text:p>
          </table:table-cell>
          <table:table-cell/>
          <table:table-cell table:style-name="ce9" table:formula="of:=[.G156]/[.G$1001]" office:value-type="percentage" office:value="0">
            <text:p>0,000000%</text:p>
          </table:table-cell>
          <table:table-cell table:style-name="ce9" table:formula="of:=[.H156]/[.H$1001]" office:value-type="percentage" office:value="0.0000144707443853709">
            <text:p>0,001447%</text:p>
          </table:table-cell>
          <table:table-cell table:style-name="ce9" table:formula="of:=[.I156]/[.I$1001]" office:value-type="percentage" office:value="0.0000385371305252611">
            <text:p>0,003854%</text:p>
          </table:table-cell>
          <table:table-cell table:style-name="ce9" table:formula="of:=[.J156]/[.J$1001]" office:value-type="percentage" office:value="0.0000291300518098779">
            <text:p>0,002913%</text:p>
          </table:table-cell>
          <table:table-cell table:style-name="ce10" table:formula="of:=SUMPRODUCT([.B$1:.E$1];[.L156:.O156])" office:value-type="percentage" office:value="0.0000169339519111008">
            <text:p>0,001693395191110080%</text:p>
          </table:table-cell>
        </table:table-row>
        <table:table-row table:style-name="ro3">
          <table:table-cell office:value-type="string">
            <text:p>kv</text:p>
          </table:table-cell>
          <table:table-cell table:style-name="ce5" table:formula="of:=VLOOKUP([.$A157];[corpusies.$D$1:.$E$1000];2;0)" office:value-type="float" office:value="0">
            <text:p>#N/D</text:p>
          </table:table-cell>
          <table:table-cell table:style-name="ce5" table:formula="of:=VLOOKUP([.$A157];[corpuscat.$D$1:.$E$1000];2;0)" office:value-type="float" office:value="73">
            <text:p>73</text:p>
          </table:table-cell>
          <table:table-cell table:style-name="ce5" table:formula="of:=VLOOKUP([.$A157];[corpusen.$D$1:.$E$1000];2;0)" office:value-type="float" office:value="4">
            <text:p>4</text:p>
          </table:table-cell>
          <table:table-cell table:style-name="ce5" table:formula="of:=VLOOKUP([.$A157];[corpuses.$D$1:.$E$1000];2;0)" office:value-type="float" office:value="238">
            <text:p>238</text:p>
          </table:table-cell>
          <table:table-cell table:style-name="ce5"/>
          <table:table-cell table:formula="of:=IF(ISERROR([.B157]);0;[.B157])" office:value-type="float" office:value="0">
            <text:p>0</text:p>
          </table:table-cell>
          <table:table-cell table:formula="of:=IF(ISERROR([.C157]);0;[.C157])" office:value-type="float" office:value="73">
            <text:p>73</text:p>
          </table:table-cell>
          <table:table-cell table:formula="of:=IF(ISERROR([.D157]);0;[.D157])" office:value-type="float" office:value="4">
            <text:p>4</text:p>
          </table:table-cell>
          <table:table-cell table:formula="of:=IF(ISERROR([.E157]);0;[.E157])" office:value-type="float" office:value="238">
            <text:p>238</text:p>
          </table:table-cell>
          <table:table-cell/>
          <table:table-cell table:style-name="ce9" table:formula="of:=[.G157]/[.G$1001]" office:value-type="percentage" office:value="0">
            <text:p>0,000000%</text:p>
          </table:table-cell>
          <table:table-cell table:style-name="ce9" table:formula="of:=[.H157]/[.H$1001]" office:value-type="percentage" office:value="0.00000577248273296218">
            <text:p>0,000577%</text:p>
          </table:table-cell>
          <table:table-cell table:style-name="ce9" table:formula="of:=[.I157]/[.I$1001]" office:value-type="percentage" office:value="0.000000599799696891223">
            <text:p>0,000060%</text:p>
          </table:table-cell>
          <table:table-cell table:style-name="ce9" table:formula="of:=[.J157]/[.J$1001]" office:value-type="percentage" office:value="0.0000049274714504271">
            <text:p>0,000493%</text:p>
          </table:table-cell>
          <table:table-cell table:style-name="ce10" table:formula="of:=SUMPRODUCT([.B$1:.E$1];[.L157:.O157])" office:value-type="percentage" office:value="0.00000326996622470591">
            <text:p>0,000326996622470591%</text:p>
          </table:table-cell>
        </table:table-row>
        <table:table-row table:style-name="ro3">
          <table:table-cell office:value-type="string">
            <text:p>kû</text:p>
          </table:table-cell>
          <table:table-cell table:style-name="ce5" table:formula="of:=VLOOKUP([.$A158];[corpusies.$D$1:.$E$1000];2;0)" office:value-type="float" office:value="0">
            <text:p>#N/D</text:p>
          </table:table-cell>
          <table:table-cell table:style-name="ce5" table:formula="of:=VLOOKUP([.$A158];[corpuscat.$D$1:.$E$1000];2;0)" office:value-type="float" office:value="3">
            <text:p>3</text:p>
          </table:table-cell>
          <table:table-cell table:style-name="ce5" table:formula="of:=VLOOKUP([.$A158];[corpusen.$D$1:.$E$1000];2;0)" office:value-type="float" office:value="0">
            <text:p>#N/D</text:p>
          </table:table-cell>
          <table:table-cell table:style-name="ce5" table:formula="of:=VLOOKUP([.$A158];[corpuses.$D$1:.$E$1000];2;0)" office:value-type="float" office:value="4">
            <text:p>4</text:p>
          </table:table-cell>
          <table:table-cell table:style-name="ce5"/>
          <table:table-cell table:formula="of:=IF(ISERROR([.B158]);0;[.B158])" office:value-type="float" office:value="0">
            <text:p>0</text:p>
          </table:table-cell>
          <table:table-cell table:formula="of:=IF(ISERROR([.C158]);0;[.C158])" office:value-type="float" office:value="3">
            <text:p>3</text:p>
          </table:table-cell>
          <table:table-cell table:formula="of:=IF(ISERROR([.D158]);0;[.D158])" office:value-type="float" office:value="0">
            <text:p>0</text:p>
          </table:table-cell>
          <table:table-cell table:formula="of:=IF(ISERROR([.E158]);0;[.E158])" office:value-type="float" office:value="4">
            <text:p>4</text:p>
          </table:table-cell>
          <table:table-cell/>
          <table:table-cell table:style-name="ce9" table:formula="of:=[.G158]/[.G$1001]" office:value-type="percentage" office:value="0">
            <text:p>0,000000%</text:p>
          </table:table-cell>
          <table:table-cell table:style-name="ce9" table:formula="of:=[.H158]/[.H$1001]" office:value-type="percentage" office:value="0.000000237225317792966">
            <text:p>0,000024%</text:p>
          </table:table-cell>
          <table:table-cell table:style-name="ce9" table:formula="of:=[.I158]/[.I$1001]" office:value-type="percentage" office:value="0">
            <text:p>0,000000%</text:p>
          </table:table-cell>
          <table:table-cell table:style-name="ce9" table:formula="of:=[.J158]/[.J$1001]" office:value-type="percentage" office:value="0.0000000828146462256656">
            <text:p>0,000008%</text:p>
          </table:table-cell>
          <table:table-cell table:style-name="ce10" table:formula="of:=SUMPRODUCT([.B$1:.E$1];[.L158:.O158])" office:value-type="percentage" office:value="0.0000000960119892055896">
            <text:p>0,000009601198920559%</text:p>
          </table:table-cell>
        </table:table-row>
        <table:table-row table:style-name="ro3">
          <table:table-cell office:value-type="string">
            <text:p>ku</text:p>
          </table:table-cell>
          <table:table-cell table:style-name="ce5" table:formula="of:=VLOOKUP([.$A159];[corpusies.$D$1:.$E$1000];2;0)" office:value-type="float" office:value="9">
            <text:p>9</text:p>
          </table:table-cell>
          <table:table-cell table:style-name="ce5" table:formula="of:=VLOOKUP([.$A159];[corpuscat.$D$1:.$E$1000];2;0)" office:value-type="float" office:value="2464">
            <text:p>2464</text:p>
          </table:table-cell>
          <table:table-cell table:style-name="ce5" table:formula="of:=VLOOKUP([.$A159];[corpusen.$D$1:.$E$1000];2;0)" office:value-type="float" office:value="358">
            <text:p>358</text:p>
          </table:table-cell>
          <table:table-cell table:style-name="ce5" table:formula="of:=VLOOKUP([.$A159];[corpuses.$D$1:.$E$1000];2;0)" office:value-type="float" office:value="10953">
            <text:p>10953</text:p>
          </table:table-cell>
          <table:table-cell table:style-name="ce5"/>
          <table:table-cell table:formula="of:=IF(ISERROR([.B159]);0;[.B159])" office:value-type="float" office:value="9">
            <text:p>9</text:p>
          </table:table-cell>
          <table:table-cell table:formula="of:=IF(ISERROR([.C159]);0;[.C159])" office:value-type="float" office:value="2464">
            <text:p>2464</text:p>
          </table:table-cell>
          <table:table-cell table:formula="of:=IF(ISERROR([.D159]);0;[.D159])" office:value-type="float" office:value="358">
            <text:p>358</text:p>
          </table:table-cell>
          <table:table-cell table:formula="of:=IF(ISERROR([.E159]);0;[.E159])" office:value-type="float" office:value="10953">
            <text:p>10953</text:p>
          </table:table-cell>
          <table:table-cell/>
          <table:table-cell table:style-name="ce9" table:formula="of:=[.G159]/[.G$1001]" office:value-type="percentage" office:value="0.0000182555780933063">
            <text:p>0,001826%</text:p>
          </table:table-cell>
          <table:table-cell table:style-name="ce9" table:formula="of:=[.H159]/[.H$1001]" office:value-type="percentage" office:value="0.000194841061013956">
            <text:p>0,019484%</text:p>
          </table:table-cell>
          <table:table-cell table:style-name="ce9" table:formula="of:=[.I159]/[.I$1001]" office:value-type="percentage" office:value="0.0000536820728717645">
            <text:p>0,005368%</text:p>
          </table:table-cell>
          <table:table-cell table:style-name="ce9" table:formula="of:=[.J159]/[.J$1001]" office:value-type="percentage" office:value="0.000226767205027429">
            <text:p>0,022677%</text:p>
          </table:table-cell>
          <table:table-cell table:style-name="ce10" table:formula="of:=SUMPRODUCT([.B$1:.E$1];[.L159:.O159])" office:value-type="percentage" office:value="0.000137327360527584">
            <text:p>0,013732736052758400%</text:p>
          </table:table-cell>
        </table:table-row>
        <table:table-row table:style-name="ro3">
          <table:table-cell office:value-type="string">
            <text:p>kt</text:p>
          </table:table-cell>
          <table:table-cell table:style-name="ce5" table:formula="of:=VLOOKUP([.$A160];[corpusies.$D$1:.$E$1000];2;0)" office:value-type="float" office:value="18">
            <text:p>18</text:p>
          </table:table-cell>
          <table:table-cell table:style-name="ce5" table:formula="of:=VLOOKUP([.$A160];[corpuscat.$D$1:.$E$1000];2;0)" office:value-type="float" office:value="306">
            <text:p>306</text:p>
          </table:table-cell>
          <table:table-cell table:style-name="ce5" table:formula="of:=VLOOKUP([.$A160];[corpusen.$D$1:.$E$1000];2;0)" office:value-type="float" office:value="47">
            <text:p>47</text:p>
          </table:table-cell>
          <table:table-cell table:style-name="ce5" table:formula="of:=VLOOKUP([.$A160];[corpuses.$D$1:.$E$1000];2;0)" office:value-type="float" office:value="1460">
            <text:p>1460</text:p>
          </table:table-cell>
          <table:table-cell table:style-name="ce5"/>
          <table:table-cell table:formula="of:=IF(ISERROR([.B160]);0;[.B160])" office:value-type="float" office:value="18">
            <text:p>18</text:p>
          </table:table-cell>
          <table:table-cell table:formula="of:=IF(ISERROR([.C160]);0;[.C160])" office:value-type="float" office:value="306">
            <text:p>306</text:p>
          </table:table-cell>
          <table:table-cell table:formula="of:=IF(ISERROR([.D160]);0;[.D160])" office:value-type="float" office:value="47">
            <text:p>47</text:p>
          </table:table-cell>
          <table:table-cell table:formula="of:=IF(ISERROR([.E160]);0;[.E160])" office:value-type="float" office:value="1460">
            <text:p>1460</text:p>
          </table:table-cell>
          <table:table-cell/>
          <table:table-cell table:style-name="ce9" table:formula="of:=[.G160]/[.G$1001]" office:value-type="percentage" office:value="0.0000365111561866126">
            <text:p>0,003651%</text:p>
          </table:table-cell>
          <table:table-cell table:style-name="ce9" table:formula="of:=[.H160]/[.H$1001]" office:value-type="percentage" office:value="0.0000241969824148826">
            <text:p>0,002420%</text:p>
          </table:table-cell>
          <table:table-cell table:style-name="ce9" table:formula="of:=[.I160]/[.I$1001]" office:value-type="percentage" office:value="0.00000704764643847187">
            <text:p>0,000705%</text:p>
          </table:table-cell>
          <table:table-cell table:style-name="ce9" table:formula="of:=[.J160]/[.J$1001]" office:value-type="percentage" office:value="0.0000302273458723679">
            <text:p>0,003023%</text:p>
          </table:table-cell>
          <table:table-cell table:style-name="ce10" table:formula="of:=SUMPRODUCT([.B$1:.E$1];[.L160:.O160])" office:value-type="percentage" office:value="0.0000279854099860061">
            <text:p>0,002798540998600610%</text:p>
          </table:table-cell>
        </table:table-row>
        <table:table-row table:style-name="ro3">
          <table:table-cell office:value-type="string">
            <text:p>ks</text:p>
          </table:table-cell>
          <table:table-cell table:style-name="ce5" table:formula="of:=VLOOKUP([.$A161];[corpusies.$D$1:.$E$1000];2;0)" office:value-type="float" office:value="41">
            <text:p>41</text:p>
          </table:table-cell>
          <table:table-cell table:style-name="ce5" table:formula="of:=VLOOKUP([.$A161];[corpuscat.$D$1:.$E$1000];2;0)" office:value-type="float" office:value="1969">
            <text:p>1969</text:p>
          </table:table-cell>
          <table:table-cell table:style-name="ce5" table:formula="of:=VLOOKUP([.$A161];[corpusen.$D$1:.$E$1000];2;0)" office:value-type="float" office:value="5525">
            <text:p>5525</text:p>
          </table:table-cell>
          <table:table-cell table:style-name="ce5" table:formula="of:=VLOOKUP([.$A161];[corpuses.$D$1:.$E$1000];2;0)" office:value-type="float" office:value="10605">
            <text:p>10605</text:p>
          </table:table-cell>
          <table:table-cell table:style-name="ce5"/>
          <table:table-cell table:formula="of:=IF(ISERROR([.B161]);0;[.B161])" office:value-type="float" office:value="41">
            <text:p>41</text:p>
          </table:table-cell>
          <table:table-cell table:formula="of:=IF(ISERROR([.C161]);0;[.C161])" office:value-type="float" office:value="1969">
            <text:p>1969</text:p>
          </table:table-cell>
          <table:table-cell table:formula="of:=IF(ISERROR([.D161]);0;[.D161])" office:value-type="float" office:value="5525">
            <text:p>5525</text:p>
          </table:table-cell>
          <table:table-cell table:formula="of:=IF(ISERROR([.E161]);0;[.E161])" office:value-type="float" office:value="10605">
            <text:p>10605</text:p>
          </table:table-cell>
          <table:table-cell/>
          <table:table-cell table:style-name="ce9" table:formula="of:=[.G161]/[.G$1001]" office:value-type="percentage" office:value="0.0000831643002028397">
            <text:p>0,008316%</text:p>
          </table:table-cell>
          <table:table-cell table:style-name="ce9" table:formula="of:=[.H161]/[.H$1001]" office:value-type="percentage" office:value="0.000155698883578117">
            <text:p>0,015570%</text:p>
          </table:table-cell>
          <table:table-cell table:style-name="ce9" table:formula="of:=[.I161]/[.I$1001]" office:value-type="percentage" office:value="0.000828473331331002">
            <text:p>0,082847%</text:p>
          </table:table-cell>
          <table:table-cell table:style-name="ce9" table:formula="of:=[.J161]/[.J$1001]" office:value-type="percentage" office:value="0.000219562330805796">
            <text:p>0,021956%</text:p>
          </table:table-cell>
          <table:table-cell table:style-name="ce10" table:formula="of:=SUMPRODUCT([.B$1:.E$1];[.L161:.O161])" office:value-type="percentage" office:value="0.000220374987509126">
            <text:p>0,022037498750912600%</text:p>
          </table:table-cell>
        </table:table-row>
        <table:table-row table:style-name="ro3">
          <table:table-cell office:value-type="string">
            <text:p>kr</text:p>
          </table:table-cell>
          <table:table-cell table:style-name="ce5" table:formula="of:=VLOOKUP([.$A162];[corpusies.$D$1:.$E$1000];2;0)" office:value-type="float" office:value="51">
            <text:p>51</text:p>
          </table:table-cell>
          <table:table-cell table:style-name="ce5" table:formula="of:=VLOOKUP([.$A162];[corpuscat.$D$1:.$E$1000];2;0)" office:value-type="float" office:value="1904">
            <text:p>1904</text:p>
          </table:table-cell>
          <table:table-cell table:style-name="ce5" table:formula="of:=VLOOKUP([.$A162];[corpusen.$D$1:.$E$1000];2;0)" office:value-type="float" office:value="4510">
            <text:p>4510</text:p>
          </table:table-cell>
          <table:table-cell table:style-name="ce5" table:formula="of:=VLOOKUP([.$A162];[corpuses.$D$1:.$E$1000];2;0)" office:value-type="float" office:value="12299">
            <text:p>12299</text:p>
          </table:table-cell>
          <table:table-cell table:style-name="ce5"/>
          <table:table-cell table:formula="of:=IF(ISERROR([.B162]);0;[.B162])" office:value-type="float" office:value="51">
            <text:p>51</text:p>
          </table:table-cell>
          <table:table-cell table:formula="of:=IF(ISERROR([.C162]);0;[.C162])" office:value-type="float" office:value="1904">
            <text:p>1904</text:p>
          </table:table-cell>
          <table:table-cell table:formula="of:=IF(ISERROR([.D162]);0;[.D162])" office:value-type="float" office:value="4510">
            <text:p>4510</text:p>
          </table:table-cell>
          <table:table-cell table:formula="of:=IF(ISERROR([.E162]);0;[.E162])" office:value-type="float" office:value="12299">
            <text:p>12299</text:p>
          </table:table-cell>
          <table:table-cell/>
          <table:table-cell table:style-name="ce9" table:formula="of:=[.G162]/[.G$1001]" office:value-type="percentage" office:value="0.000103448275862069">
            <text:p>0,010345%</text:p>
          </table:table-cell>
          <table:table-cell table:style-name="ce9" table:formula="of:=[.H162]/[.H$1001]" office:value-type="percentage" office:value="0.000150559001692603">
            <text:p>0,015056%</text:p>
          </table:table-cell>
          <table:table-cell table:style-name="ce9" table:formula="of:=[.I162]/[.I$1001]" office:value-type="percentage" office:value="0.000676274158244854">
            <text:p>0,067627%</text:p>
          </table:table-cell>
          <table:table-cell table:style-name="ce9" table:formula="of:=[.J162]/[.J$1001]" office:value-type="percentage" office:value="0.000254634333482365">
            <text:p>0,025463%</text:p>
          </table:table-cell>
          <table:table-cell table:style-name="ce10" table:formula="of:=SUMPRODUCT([.B$1:.E$1];[.L162:.O162])" office:value-type="percentage" office:value="0.000220219899135596">
            <text:p>0,022021989913559600%</text:p>
          </table:table-cell>
        </table:table-row>
        <table:table-row table:style-name="ro3">
          <table:table-cell office:value-type="string">
            <text:p>kq</text:p>
          </table:table-cell>
          <table:table-cell table:style-name="ce5" table:formula="of:=VLOOKUP([.$A163];[corpusies.$D$1:.$E$1000];2;0)" office:value-type="float" office:value="0">
            <text:p>#N/D</text:p>
          </table:table-cell>
          <table:table-cell table:style-name="ce5" table:formula="of:=VLOOKUP([.$A163];[corpuscat.$D$1:.$E$1000];2;0)" office:value-type="float" office:value="0">
            <text:p>#N/D</text:p>
          </table:table-cell>
          <table:table-cell table:style-name="ce5" table:formula="of:=VLOOKUP([.$A163];[corpusen.$D$1:.$E$1000];2;0)" office:value-type="float" office:value="0">
            <text:p>#N/D</text:p>
          </table:table-cell>
          <table:table-cell table:style-name="ce5" table:formula="of:=VLOOKUP([.$A163];[corpuses.$D$1:.$E$1000];2;0)" office:value-type="float" office:value="17">
            <text:p>17</text:p>
          </table:table-cell>
          <table:table-cell table:style-name="ce5"/>
          <table:table-cell table:formula="of:=IF(ISERROR([.B163]);0;[.B163])" office:value-type="float" office:value="0">
            <text:p>0</text:p>
          </table:table-cell>
          <table:table-cell table:formula="of:=IF(ISERROR([.C163]);0;[.C163])" office:value-type="float" office:value="0">
            <text:p>0</text:p>
          </table:table-cell>
          <table:table-cell table:formula="of:=IF(ISERROR([.D163]);0;[.D163])" office:value-type="float" office:value="0">
            <text:p>0</text:p>
          </table:table-cell>
          <table:table-cell table:formula="of:=IF(ISERROR([.E163]);0;[.E163])" office:value-type="float" office:value="17">
            <text:p>17</text:p>
          </table:table-cell>
          <table:table-cell/>
          <table:table-cell table:style-name="ce9" table:formula="of:=[.G163]/[.G$1001]" office:value-type="percentage" office:value="0">
            <text:p>0,000000%</text:p>
          </table:table-cell>
          <table:table-cell table:style-name="ce9" table:formula="of:=[.H163]/[.H$1001]" office:value-type="percentage" office:value="0">
            <text:p>0,000000%</text:p>
          </table:table-cell>
          <table:table-cell table:style-name="ce9" table:formula="of:=[.I163]/[.I$1001]" office:value-type="percentage" office:value="0">
            <text:p>0,000000%</text:p>
          </table:table-cell>
          <table:table-cell table:style-name="ce9" table:formula="of:=[.J163]/[.J$1001]" office:value-type="percentage" office:value="0.000000351962246459079">
            <text:p>0,000035%</text:p>
          </table:table-cell>
          <table:table-cell table:style-name="ce10" table:formula="of:=SUMPRODUCT([.B$1:.E$1];[.L163:.O163])" office:value-type="percentage" office:value="0.000000105588673937724">
            <text:p>0,000010558867393772%</text:p>
          </table:table-cell>
        </table:table-row>
        <table:table-row table:style-name="ro3">
          <table:table-cell office:value-type="string">
            <text:p>kp</text:p>
          </table:table-cell>
          <table:table-cell table:style-name="ce5" table:formula="of:=VLOOKUP([.$A164];[corpusies.$D$1:.$E$1000];2;0)" office:value-type="float" office:value="3">
            <text:p>3</text:p>
          </table:table-cell>
          <table:table-cell table:style-name="ce5" table:formula="of:=VLOOKUP([.$A164];[corpuscat.$D$1:.$E$1000];2;0)" office:value-type="float" office:value="79">
            <text:p>79</text:p>
          </table:table-cell>
          <table:table-cell table:style-name="ce5" table:formula="of:=VLOOKUP([.$A164];[corpusen.$D$1:.$E$1000];2;0)" office:value-type="float" office:value="52">
            <text:p>52</text:p>
          </table:table-cell>
          <table:table-cell table:style-name="ce5" table:formula="of:=VLOOKUP([.$A164];[corpuses.$D$1:.$E$1000];2;0)" office:value-type="float" office:value="625">
            <text:p>625</text:p>
          </table:table-cell>
          <table:table-cell table:style-name="ce5"/>
          <table:table-cell table:formula="of:=IF(ISERROR([.B164]);0;[.B164])" office:value-type="float" office:value="3">
            <text:p>3</text:p>
          </table:table-cell>
          <table:table-cell table:formula="of:=IF(ISERROR([.C164]);0;[.C164])" office:value-type="float" office:value="79">
            <text:p>79</text:p>
          </table:table-cell>
          <table:table-cell table:formula="of:=IF(ISERROR([.D164]);0;[.D164])" office:value-type="float" office:value="52">
            <text:p>52</text:p>
          </table:table-cell>
          <table:table-cell table:formula="of:=IF(ISERROR([.E164]);0;[.E164])" office:value-type="float" office:value="625">
            <text:p>625</text:p>
          </table:table-cell>
          <table:table-cell/>
          <table:table-cell table:style-name="ce9" table:formula="of:=[.G164]/[.G$1001]" office:value-type="percentage" office:value="0.00000608519269776876">
            <text:p>0,000609%</text:p>
          </table:table-cell>
          <table:table-cell table:style-name="ce9" table:formula="of:=[.H164]/[.H$1001]" office:value-type="percentage" office:value="0.00000624693336854811">
            <text:p>0,000625%</text:p>
          </table:table-cell>
          <table:table-cell table:style-name="ce9" table:formula="of:=[.I164]/[.I$1001]" office:value-type="percentage" office:value="0.0000077973960595859">
            <text:p>0,000780%</text:p>
          </table:table-cell>
          <table:table-cell table:style-name="ce9" table:formula="of:=[.J164]/[.J$1001]" office:value-type="percentage" office:value="0.0000129397884727602">
            <text:p>0,001294%</text:p>
          </table:table-cell>
          <table:table-cell table:style-name="ce10" table:formula="of:=SUMPRODUCT([.B$1:.E$1];[.L164:.O164])" office:value-type="percentage" office:value="0.00000836131396768173">
            <text:p>0,000836131396768173%</text:p>
          </table:table-cell>
        </table:table-row>
        <table:table-row table:style-name="ro3">
          <table:table-cell office:value-type="string">
            <text:p>ko</text:p>
          </table:table-cell>
          <table:table-cell table:style-name="ce5" table:formula="of:=VLOOKUP([.$A165];[corpusies.$D$1:.$E$1000];2;0)" office:value-type="float" office:value="61">
            <text:p>61</text:p>
          </table:table-cell>
          <table:table-cell table:style-name="ce5" table:formula="of:=VLOOKUP([.$A165];[corpuscat.$D$1:.$E$1000];2;0)" office:value-type="float" office:value="4038">
            <text:p>4038</text:p>
          </table:table-cell>
          <table:table-cell table:style-name="ce5" table:formula="of:=VLOOKUP([.$A165];[corpusen.$D$1:.$E$1000];2;0)" office:value-type="float" office:value="2495">
            <text:p>2495</text:p>
          </table:table-cell>
          <table:table-cell table:style-name="ce5" table:formula="of:=VLOOKUP([.$A165];[corpuses.$D$1:.$E$1000];2;0)" office:value-type="float" office:value="19100">
            <text:p>19100</text:p>
          </table:table-cell>
          <table:table-cell table:style-name="ce5"/>
          <table:table-cell table:formula="of:=IF(ISERROR([.B165]);0;[.B165])" office:value-type="float" office:value="61">
            <text:p>61</text:p>
          </table:table-cell>
          <table:table-cell table:formula="of:=IF(ISERROR([.C165]);0;[.C165])" office:value-type="float" office:value="4038">
            <text:p>4038</text:p>
          </table:table-cell>
          <table:table-cell table:formula="of:=IF(ISERROR([.D165]);0;[.D165])" office:value-type="float" office:value="2495">
            <text:p>2495</text:p>
          </table:table-cell>
          <table:table-cell table:formula="of:=IF(ISERROR([.E165]);0;[.E165])" office:value-type="float" office:value="19100">
            <text:p>19100</text:p>
          </table:table-cell>
          <table:table-cell/>
          <table:table-cell table:style-name="ce9" table:formula="of:=[.G165]/[.G$1001]" office:value-type="percentage" office:value="0.000123732251521298">
            <text:p>0,012373%</text:p>
          </table:table-cell>
          <table:table-cell table:style-name="ce9" table:formula="of:=[.H165]/[.H$1001]" office:value-type="percentage" office:value="0.000319305277749333">
            <text:p>0,031931%</text:p>
          </table:table-cell>
          <table:table-cell table:style-name="ce9" table:formula="of:=[.I165]/[.I$1001]" office:value-type="percentage" office:value="0.0003741250609359">
            <text:p>0,037413%</text:p>
          </table:table-cell>
          <table:table-cell table:style-name="ce9" table:formula="of:=[.J165]/[.J$1001]" office:value-type="percentage" office:value="0.000395439935727553">
            <text:p>0,039544%</text:p>
          </table:table-cell>
          <table:table-cell table:style-name="ce10" table:formula="of:=SUMPRODUCT([.B$1:.E$1];[.L165:.O165])" office:value-type="percentage" office:value="0.000288955745593045">
            <text:p>0,028895574559304500%</text:p>
          </table:table-cell>
        </table:table-row>
        <table:table-row table:style-name="ro3">
          <table:table-cell office:value-type="string">
            <text:p>kn</text:p>
          </table:table-cell>
          <table:table-cell table:style-name="ce5" table:formula="of:=VLOOKUP([.$A166];[corpusies.$D$1:.$E$1000];2;0)" office:value-type="float" office:value="91">
            <text:p>91</text:p>
          </table:table-cell>
          <table:table-cell table:style-name="ce5" table:formula="of:=VLOOKUP([.$A166];[corpuscat.$D$1:.$E$1000];2;0)" office:value-type="float" office:value="1071">
            <text:p>1071</text:p>
          </table:table-cell>
          <table:table-cell table:style-name="ce5" table:formula="of:=VLOOKUP([.$A166];[corpusen.$D$1:.$E$1000];2;0)" office:value-type="float" office:value="12722">
            <text:p>12722</text:p>
          </table:table-cell>
          <table:table-cell table:style-name="ce5" table:formula="of:=VLOOKUP([.$A166];[corpuses.$D$1:.$E$1000];2;0)" office:value-type="float" office:value="8878">
            <text:p>8878</text:p>
          </table:table-cell>
          <table:table-cell table:style-name="ce5"/>
          <table:table-cell table:formula="of:=IF(ISERROR([.B166]);0;[.B166])" office:value-type="float" office:value="91">
            <text:p>91</text:p>
          </table:table-cell>
          <table:table-cell table:formula="of:=IF(ISERROR([.C166]);0;[.C166])" office:value-type="float" office:value="1071">
            <text:p>1071</text:p>
          </table:table-cell>
          <table:table-cell table:formula="of:=IF(ISERROR([.D166]);0;[.D166])" office:value-type="float" office:value="12722">
            <text:p>12722</text:p>
          </table:table-cell>
          <table:table-cell table:formula="of:=IF(ISERROR([.E166]);0;[.E166])" office:value-type="float" office:value="8878">
            <text:p>8878</text:p>
          </table:table-cell>
          <table:table-cell/>
          <table:table-cell table:style-name="ce9" table:formula="of:=[.G166]/[.G$1001]" office:value-type="percentage" office:value="0.000184584178498986">
            <text:p>0,018458%</text:p>
          </table:table-cell>
          <table:table-cell table:style-name="ce9" table:formula="of:=[.H166]/[.H$1001]" office:value-type="percentage" office:value="0.000084689438452089">
            <text:p>0,008469%</text:p>
          </table:table-cell>
          <table:table-cell table:style-name="ce9" table:formula="of:=[.I166]/[.I$1001]" office:value-type="percentage" office:value="0.00190766293596254">
            <text:p>0,190766%</text:p>
          </table:table-cell>
          <table:table-cell table:style-name="ce9" table:formula="of:=[.J166]/[.J$1001]" office:value-type="percentage" office:value="0.000183807107297865">
            <text:p>0,018381%</text:p>
          </table:table-cell>
          <table:table-cell table:style-name="ce10" table:formula="of:=SUMPRODUCT([.B$1:.E$1];[.L166:.O166])" office:value-type="percentage" office:value="0.000326690510870935">
            <text:p>0,032669051087093500%</text:p>
          </table:table-cell>
        </table:table-row>
        <table:table-row table:style-name="ro1">
          <table:table-cell office:value-type="string">
            <text:p>km</text:p>
          </table:table-cell>
          <table:table-cell table:style-name="ce5" table:formula="of:=VLOOKUP([.$A167];[corpusies.$D$1:.$E$1000];2;0)" office:value-type="float" office:value="12">
            <text:p>12</text:p>
          </table:table-cell>
          <table:table-cell table:style-name="ce5" table:formula="of:=VLOOKUP([.$A167];[corpuscat.$D$1:.$E$1000];2;0)" office:value-type="float" office:value="1463">
            <text:p>1463</text:p>
          </table:table-cell>
          <table:table-cell table:style-name="ce5" table:formula="of:=VLOOKUP([.$A167];[corpusen.$D$1:.$E$1000];2;0)" office:value-type="float" office:value="108">
            <text:p>108</text:p>
          </table:table-cell>
          <table:table-cell table:style-name="ce5" table:formula="of:=VLOOKUP([.$A167];[corpuses.$D$1:.$E$1000];2;0)" office:value-type="float" office:value="4878">
            <text:p>4878</text:p>
          </table:table-cell>
          <table:table-cell table:style-name="ce5"/>
          <table:table-cell table:formula="of:=IF(ISERROR([.B167]);0;[.B167])" office:value-type="float" office:value="12">
            <text:p>12</text:p>
          </table:table-cell>
          <table:table-cell table:formula="of:=IF(ISERROR([.C167]);0;[.C167])" office:value-type="float" office:value="1463">
            <text:p>1463</text:p>
          </table:table-cell>
          <table:table-cell table:formula="of:=IF(ISERROR([.D167]);0;[.D167])" office:value-type="float" office:value="108">
            <text:p>108</text:p>
          </table:table-cell>
          <table:table-cell table:formula="of:=IF(ISERROR([.E167]);0;[.E167])" office:value-type="float" office:value="4878">
            <text:p>4878</text:p>
          </table:table-cell>
          <table:table-cell/>
          <table:table-cell table:style-name="ce9" table:formula="of:=[.G167]/[.G$1001]" office:value-type="percentage" office:value="0.000024340770791075">
            <text:p>0,002434%</text:p>
          </table:table-cell>
          <table:table-cell table:style-name="ce9" table:formula="of:=[.H167]/[.H$1001]" office:value-type="percentage" office:value="0.000115686879977037">
            <text:p>0,011569%</text:p>
          </table:table-cell>
          <table:table-cell table:style-name="ce9" table:formula="of:=[.I167]/[.I$1001]" office:value-type="percentage" office:value="0.000016194591816063">
            <text:p>0,001619%</text:p>
          </table:table-cell>
          <table:table-cell table:style-name="ce9" table:formula="of:=[.J167]/[.J$1001]" office:value-type="percentage" office:value="0.000100992461072199">
            <text:p>0,010099%</text:p>
          </table:table-cell>
          <table:table-cell table:style-name="ce10" table:formula="of:=SUMPRODUCT([.B$1:.E$1];[.L167:.O167])" office:value-type="percentage" office:value="0.0000739254927336996">
            <text:p>0,007392549273369960%</text:p>
          </table:table-cell>
        </table:table-row>
        <table:table-row table:style-name="ro3">
          <table:table-cell office:value-type="string">
            <text:p>kl</text:p>
          </table:table-cell>
          <table:table-cell table:style-name="ce5" table:formula="of:=VLOOKUP([.$A168];[corpusies.$D$1:.$E$1000];2;0)" office:value-type="float" office:value="1">
            <text:p>1</text:p>
          </table:table-cell>
          <table:table-cell table:style-name="ce5" table:formula="of:=VLOOKUP([.$A168];[corpuscat.$D$1:.$E$1000];2;0)" office:value-type="float" office:value="1134">
            <text:p>1134</text:p>
          </table:table-cell>
          <table:table-cell table:style-name="ce5" table:formula="of:=VLOOKUP([.$A168];[corpusen.$D$1:.$E$1000];2;0)" office:value-type="float" office:value="3586">
            <text:p>3586</text:p>
          </table:table-cell>
          <table:table-cell table:style-name="ce5" table:formula="of:=VLOOKUP([.$A168];[corpuses.$D$1:.$E$1000];2;0)" office:value-type="float" office:value="5362">
            <text:p>5362</text:p>
          </table:table-cell>
          <table:table-cell table:style-name="ce5"/>
          <table:table-cell table:formula="of:=IF(ISERROR([.B168]);0;[.B168])" office:value-type="float" office:value="1">
            <text:p>1</text:p>
          </table:table-cell>
          <table:table-cell table:formula="of:=IF(ISERROR([.C168]);0;[.C168])" office:value-type="float" office:value="1134">
            <text:p>1134</text:p>
          </table:table-cell>
          <table:table-cell table:formula="of:=IF(ISERROR([.D168]);0;[.D168])" office:value-type="float" office:value="3586">
            <text:p>3586</text:p>
          </table:table-cell>
          <table:table-cell table:formula="of:=IF(ISERROR([.E168]);0;[.E168])" office:value-type="float" office:value="5362">
            <text:p>5362</text:p>
          </table:table-cell>
          <table:table-cell/>
          <table:table-cell table:style-name="ce9" table:formula="of:=[.G168]/[.G$1001]" office:value-type="percentage" office:value="0.00000202839756592292">
            <text:p>0,000203%</text:p>
          </table:table-cell>
          <table:table-cell table:style-name="ce9" table:formula="of:=[.H168]/[.H$1001]" office:value-type="percentage" office:value="0.0000896711701257413">
            <text:p>0,008967%</text:p>
          </table:table-cell>
          <table:table-cell table:style-name="ce9" table:formula="of:=[.I168]/[.I$1001]" office:value-type="percentage" office:value="0.000537720428262982">
            <text:p>0,053772%</text:p>
          </table:table-cell>
          <table:table-cell table:style-name="ce9" table:formula="of:=[.J168]/[.J$1001]" office:value-type="percentage" office:value="0.000111013033265505">
            <text:p>0,011101%</text:p>
          </table:table-cell>
          <table:table-cell table:style-name="ce10" table:formula="of:=SUMPRODUCT([.B$1:.E$1];[.L168:.O168])" office:value-type="percentage" office:value="0.000114585823113449">
            <text:p>0,011458582311344900%</text:p>
          </table:table-cell>
        </table:table-row>
        <table:table-row table:style-name="ro3">
          <table:table-cell office:value-type="string">
            <text:p>kç</text:p>
          </table:table-cell>
          <table:table-cell table:style-name="ce5" table:formula="of:=VLOOKUP([.$A169];[corpusies.$D$1:.$E$1000];2;0)" office:value-type="float" office:value="0">
            <text:p>#N/D</text:p>
          </table:table-cell>
          <table:table-cell table:style-name="ce5" table:formula="of:=VLOOKUP([.$A169];[corpuscat.$D$1:.$E$1000];2;0)" office:value-type="float" office:value="5">
            <text:p>5</text:p>
          </table:table-cell>
          <table:table-cell table:style-name="ce5" table:formula="of:=VLOOKUP([.$A169];[corpusen.$D$1:.$E$1000];2;0)" office:value-type="float" office:value="0">
            <text:p>#N/D</text:p>
          </table:table-cell>
          <table:table-cell table:style-name="ce5" table:formula="of:=VLOOKUP([.$A169];[corpuses.$D$1:.$E$1000];2;0)" office:value-type="float" office:value="2">
            <text:p>2</text:p>
          </table:table-cell>
          <table:table-cell table:style-name="ce5"/>
          <table:table-cell table:formula="of:=IF(ISERROR([.B169]);0;[.B169])" office:value-type="float" office:value="0">
            <text:p>0</text:p>
          </table:table-cell>
          <table:table-cell table:formula="of:=IF(ISERROR([.C169]);0;[.C169])" office:value-type="float" office:value="5">
            <text:p>5</text:p>
          </table:table-cell>
          <table:table-cell table:formula="of:=IF(ISERROR([.D169]);0;[.D169])" office:value-type="float" office:value="0">
            <text:p>0</text:p>
          </table:table-cell>
          <table:table-cell table:formula="of:=IF(ISERROR([.E169]);0;[.E169])" office:value-type="float" office:value="2">
            <text:p>2</text:p>
          </table:table-cell>
          <table:table-cell/>
          <table:table-cell table:style-name="ce9" table:formula="of:=[.G169]/[.G$1001]" office:value-type="percentage" office:value="0">
            <text:p>0,000000%</text:p>
          </table:table-cell>
          <table:table-cell table:style-name="ce9" table:formula="of:=[.H169]/[.H$1001]" office:value-type="percentage" office:value="0.000000395375529654944">
            <text:p>0,000040%</text:p>
          </table:table-cell>
          <table:table-cell table:style-name="ce9" table:formula="of:=[.I169]/[.I$1001]" office:value-type="percentage" office:value="0">
            <text:p>0,000000%</text:p>
          </table:table-cell>
          <table:table-cell table:style-name="ce9" table:formula="of:=[.J169]/[.J$1001]" office:value-type="percentage" office:value="0.0000000414073231128328">
            <text:p>0,000004%</text:p>
          </table:table-cell>
          <table:table-cell table:style-name="ce10" table:formula="of:=SUMPRODUCT([.B$1:.E$1];[.L169:.O169])" office:value-type="percentage" office:value="0.000000131034855830333">
            <text:p>0,000013103485583033%</text:p>
          </table:table-cell>
        </table:table-row>
        <table:table-row table:style-name="ro3">
          <table:table-cell office:value-type="string">
            <text:p>k´</text:p>
          </table:table-cell>
          <table:table-cell table:style-name="ce5" table:formula="of:=VLOOKUP([.$A170];[corpusies.$D$1:.$E$1000];2;0)" office:value-type="float" office:value="0">
            <text:p>#N/D</text:p>
          </table:table-cell>
          <table:table-cell table:style-name="ce5" table:formula="of:=VLOOKUP([.$A170];[corpuscat.$D$1:.$E$1000];2;0)" office:value-type="float" office:value="704">
            <text:p>704</text:p>
          </table:table-cell>
          <table:table-cell table:style-name="ce5" table:formula="of:=VLOOKUP([.$A170];[corpusen.$D$1:.$E$1000];2;0)" office:value-type="float" office:value="0">
            <text:p>#N/D</text:p>
          </table:table-cell>
          <table:table-cell table:style-name="ce5" table:formula="of:=VLOOKUP([.$A170];[corpuses.$D$1:.$E$1000];2;0)" office:value-type="float" office:value="959">
            <text:p>959</text:p>
          </table:table-cell>
          <table:table-cell table:style-name="ce5"/>
          <table:table-cell table:formula="of:=IF(ISERROR([.B170]);0;[.B170])" office:value-type="float" office:value="0">
            <text:p>0</text:p>
          </table:table-cell>
          <table:table-cell table:formula="of:=IF(ISERROR([.C170]);0;[.C170])" office:value-type="float" office:value="704">
            <text:p>704</text:p>
          </table:table-cell>
          <table:table-cell table:formula="of:=IF(ISERROR([.D170]);0;[.D170])" office:value-type="float" office:value="0">
            <text:p>0</text:p>
          </table:table-cell>
          <table:table-cell table:formula="of:=IF(ISERROR([.E170]);0;[.E170])" office:value-type="float" office:value="959">
            <text:p>959</text:p>
          </table:table-cell>
          <table:table-cell/>
          <table:table-cell table:style-name="ce9" table:formula="of:=[.G170]/[.G$1001]" office:value-type="percentage" office:value="0">
            <text:p>0,000000%</text:p>
          </table:table-cell>
          <table:table-cell table:style-name="ce9" table:formula="of:=[.H170]/[.H$1001]" office:value-type="percentage" office:value="0.0000556688745754161">
            <text:p>0,005567%</text:p>
          </table:table-cell>
          <table:table-cell table:style-name="ce9" table:formula="of:=[.I170]/[.I$1001]" office:value-type="percentage" office:value="0">
            <text:p>0,000000%</text:p>
          </table:table-cell>
          <table:table-cell table:style-name="ce9" table:formula="of:=[.J170]/[.J$1001]" office:value-type="percentage" office:value="0.0000198548114326033">
            <text:p>0,001985%</text:p>
          </table:table-cell>
          <table:table-cell table:style-name="ce10" table:formula="of:=SUMPRODUCT([.B$1:.E$1];[.L170:.O170])" office:value-type="percentage" office:value="0.0000226571058024058">
            <text:p>0,002265710580240580%</text:p>
          </table:table-cell>
        </table:table-row>
        <table:table-row table:style-name="ro3">
          <table:table-cell office:value-type="string">
            <text:p>jz</text:p>
          </table:table-cell>
          <table:table-cell table:style-name="ce5" table:formula="of:=VLOOKUP([.$A171];[corpusies.$D$1:.$E$1000];2;0)" office:value-type="float" office:value="0">
            <text:p>#N/D</text:p>
          </table:table-cell>
          <table:table-cell table:style-name="ce5" table:formula="of:=VLOOKUP([.$A171];[corpuscat.$D$1:.$E$1000];2;0)" office:value-type="float" office:value="18">
            <text:p>18</text:p>
          </table:table-cell>
          <table:table-cell table:style-name="ce5" table:formula="of:=VLOOKUP([.$A171];[corpusen.$D$1:.$E$1000];2;0)" office:value-type="float" office:value="1">
            <text:p>1</text:p>
          </table:table-cell>
          <table:table-cell table:style-name="ce5" table:formula="of:=VLOOKUP([.$A171];[corpuses.$D$1:.$E$1000];2;0)" office:value-type="float" office:value="33">
            <text:p>33</text:p>
          </table:table-cell>
          <table:table-cell table:style-name="ce5"/>
          <table:table-cell table:formula="of:=IF(ISERROR([.B171]);0;[.B171])" office:value-type="float" office:value="0">
            <text:p>0</text:p>
          </table:table-cell>
          <table:table-cell table:formula="of:=IF(ISERROR([.C171]);0;[.C171])" office:value-type="float" office:value="18">
            <text:p>18</text:p>
          </table:table-cell>
          <table:table-cell table:formula="of:=IF(ISERROR([.D171]);0;[.D171])" office:value-type="float" office:value="1">
            <text:p>1</text:p>
          </table:table-cell>
          <table:table-cell table:formula="of:=IF(ISERROR([.E171]);0;[.E171])" office:value-type="float" office:value="33">
            <text:p>33</text:p>
          </table:table-cell>
          <table:table-cell/>
          <table:table-cell table:style-name="ce9" table:formula="of:=[.G171]/[.G$1001]" office:value-type="percentage" office:value="0">
            <text:p>0,000000%</text:p>
          </table:table-cell>
          <table:table-cell table:style-name="ce9" table:formula="of:=[.H171]/[.H$1001]" office:value-type="percentage" office:value="0.0000014233519067578">
            <text:p>0,000142%</text:p>
          </table:table-cell>
          <table:table-cell table:style-name="ce9" table:formula="of:=[.I171]/[.I$1001]" office:value-type="percentage" office:value="0.000000149949924222806">
            <text:p>0,000015%</text:p>
          </table:table-cell>
          <table:table-cell table:style-name="ce9" table:formula="of:=[.J171]/[.J$1001]" office:value-type="percentage" office:value="0.000000683220831361741">
            <text:p>0,000068%</text:p>
          </table:table-cell>
          <table:table-cell table:style-name="ce10" table:formula="of:=SUMPRODUCT([.B$1:.E$1];[.L171:.O171])" office:value-type="percentage" office:value="0.000000646966813858142">
            <text:p>0,000064696681385814%</text:p>
          </table:table-cell>
        </table:table-row>
        <table:table-row table:style-name="ro3">
          <table:table-cell office:value-type="string">
            <text:p>jy</text:p>
          </table:table-cell>
          <table:table-cell table:style-name="ce5" table:formula="of:=VLOOKUP([.$A172];[corpusies.$D$1:.$E$1000];2;0)" office:value-type="float" office:value="1">
            <text:p>1</text:p>
          </table:table-cell>
          <table:table-cell table:style-name="ce5" table:formula="of:=VLOOKUP([.$A172];[corpuscat.$D$1:.$E$1000];2;0)" office:value-type="float" office:value="19">
            <text:p>19</text:p>
          </table:table-cell>
          <table:table-cell table:style-name="ce5" table:formula="of:=VLOOKUP([.$A172];[corpusen.$D$1:.$E$1000];2;0)" office:value-type="float" office:value="3">
            <text:p>3</text:p>
          </table:table-cell>
          <table:table-cell table:style-name="ce5" table:formula="of:=VLOOKUP([.$A172];[corpuses.$D$1:.$E$1000];2;0)" office:value-type="float" office:value="155">
            <text:p>155</text:p>
          </table:table-cell>
          <table:table-cell table:style-name="ce5"/>
          <table:table-cell table:formula="of:=IF(ISERROR([.B172]);0;[.B172])" office:value-type="float" office:value="1">
            <text:p>1</text:p>
          </table:table-cell>
          <table:table-cell table:formula="of:=IF(ISERROR([.C172]);0;[.C172])" office:value-type="float" office:value="19">
            <text:p>19</text:p>
          </table:table-cell>
          <table:table-cell table:formula="of:=IF(ISERROR([.D172]);0;[.D172])" office:value-type="float" office:value="3">
            <text:p>3</text:p>
          </table:table-cell>
          <table:table-cell table:formula="of:=IF(ISERROR([.E172]);0;[.E172])" office:value-type="float" office:value="155">
            <text:p>155</text:p>
          </table:table-cell>
          <table:table-cell/>
          <table:table-cell table:style-name="ce9" table:formula="of:=[.G172]/[.G$1001]" office:value-type="percentage" office:value="0.00000202839756592292">
            <text:p>0,000203%</text:p>
          </table:table-cell>
          <table:table-cell table:style-name="ce9" table:formula="of:=[.H172]/[.H$1001]" office:value-type="percentage" office:value="0.00000150242701268879">
            <text:p>0,000150%</text:p>
          </table:table-cell>
          <table:table-cell table:style-name="ce9" table:formula="of:=[.I172]/[.I$1001]" office:value-type="percentage" office:value="0.000000449849772668417">
            <text:p>0,000045%</text:p>
          </table:table-cell>
          <table:table-cell table:style-name="ce9" table:formula="of:=[.J172]/[.J$1001]" office:value-type="percentage" office:value="0.00000320906754124454">
            <text:p>0,000321%</text:p>
          </table:table-cell>
          <table:table-cell table:style-name="ce10" table:formula="of:=SUMPRODUCT([.B$1:.E$1];[.L172:.O172])" office:value-type="percentage" office:value="0.00000206695261322372">
            <text:p>0,000206695261322372%</text:p>
          </table:table-cell>
        </table:table-row>
        <table:table-row table:style-name="ro3">
          <table:table-cell office:value-type="string">
            <text:p>jx</text:p>
          </table:table-cell>
          <table:table-cell table:style-name="ce5" table:formula="of:=VLOOKUP([.$A173];[corpusies.$D$1:.$E$1000];2;0)" office:value-type="float" office:value="2">
            <text:p>2</text:p>
          </table:table-cell>
          <table:table-cell table:style-name="ce5" table:formula="of:=VLOOKUP([.$A173];[corpuscat.$D$1:.$E$1000];2;0)" office:value-type="float" office:value="7">
            <text:p>7</text:p>
          </table:table-cell>
          <table:table-cell table:style-name="ce5" table:formula="of:=VLOOKUP([.$A173];[corpusen.$D$1:.$E$1000];2;0)" office:value-type="float" office:value="0">
            <text:p>#N/D</text:p>
          </table:table-cell>
          <table:table-cell table:style-name="ce5" table:formula="of:=VLOOKUP([.$A173];[corpuses.$D$1:.$E$1000];2;0)" office:value-type="float" office:value="15">
            <text:p>15</text:p>
          </table:table-cell>
          <table:table-cell table:style-name="ce5"/>
          <table:table-cell table:formula="of:=IF(ISERROR([.B173]);0;[.B173])" office:value-type="float" office:value="2">
            <text:p>2</text:p>
          </table:table-cell>
          <table:table-cell table:formula="of:=IF(ISERROR([.C173]);0;[.C173])" office:value-type="float" office:value="7">
            <text:p>7</text:p>
          </table:table-cell>
          <table:table-cell table:formula="of:=IF(ISERROR([.D173]);0;[.D173])" office:value-type="float" office:value="0">
            <text:p>0</text:p>
          </table:table-cell>
          <table:table-cell table:formula="of:=IF(ISERROR([.E173]);0;[.E173])" office:value-type="float" office:value="15">
            <text:p>15</text:p>
          </table:table-cell>
          <table:table-cell/>
          <table:table-cell table:style-name="ce9" table:formula="of:=[.G173]/[.G$1001]" office:value-type="percentage" office:value="0.00000405679513184584">
            <text:p>0,000406%</text:p>
          </table:table-cell>
          <table:table-cell table:style-name="ce9" table:formula="of:=[.H173]/[.H$1001]" office:value-type="percentage" office:value="0.000000553525741516922">
            <text:p>0,000055%</text:p>
          </table:table-cell>
          <table:table-cell table:style-name="ce9" table:formula="of:=[.I173]/[.I$1001]" office:value-type="percentage" office:value="0">
            <text:p>0,000000%</text:p>
          </table:table-cell>
          <table:table-cell table:style-name="ce9" table:formula="of:=[.J173]/[.J$1001]" office:value-type="percentage" office:value="0.000000310554923346246">
            <text:p>0,000031%</text:p>
          </table:table-cell>
          <table:table-cell table:style-name="ce10" table:formula="of:=SUMPRODUCT([.B$1:.E$1];[.L173:.O173])" office:value-type="percentage" office:value="0.0000014762627390127">
            <text:p>0,000147626273901270%</text:p>
          </table:table-cell>
        </table:table-row>
        <table:table-row table:style-name="ro3">
          <table:table-cell office:value-type="string">
            <text:p>jw</text:p>
          </table:table-cell>
          <table:table-cell table:style-name="ce5" table:formula="of:=VLOOKUP([.$A174];[corpusies.$D$1:.$E$1000];2;0)" office:value-type="float" office:value="2">
            <text:p>2</text:p>
          </table:table-cell>
          <table:table-cell table:style-name="ce5" table:formula="of:=VLOOKUP([.$A174];[corpuscat.$D$1:.$E$1000];2;0)" office:value-type="float" office:value="4">
            <text:p>4</text:p>
          </table:table-cell>
          <table:table-cell table:style-name="ce5" table:formula="of:=VLOOKUP([.$A174];[corpusen.$D$1:.$E$1000];2;0)" office:value-type="float" office:value="0">
            <text:p>#N/D</text:p>
          </table:table-cell>
          <table:table-cell table:style-name="ce5" table:formula="of:=VLOOKUP([.$A174];[corpuses.$D$1:.$E$1000];2;0)" office:value-type="float" office:value="44">
            <text:p>44</text:p>
          </table:table-cell>
          <table:table-cell table:style-name="ce5"/>
          <table:table-cell table:formula="of:=IF(ISERROR([.B174]);0;[.B174])" office:value-type="float" office:value="2">
            <text:p>2</text:p>
          </table:table-cell>
          <table:table-cell table:formula="of:=IF(ISERROR([.C174]);0;[.C174])" office:value-type="float" office:value="4">
            <text:p>4</text:p>
          </table:table-cell>
          <table:table-cell table:formula="of:=IF(ISERROR([.D174]);0;[.D174])" office:value-type="float" office:value="0">
            <text:p>0</text:p>
          </table:table-cell>
          <table:table-cell table:formula="of:=IF(ISERROR([.E174]);0;[.E174])" office:value-type="float" office:value="44">
            <text:p>44</text:p>
          </table:table-cell>
          <table:table-cell/>
          <table:table-cell table:style-name="ce9" table:formula="of:=[.G174]/[.G$1001]" office:value-type="percentage" office:value="0.00000405679513184584">
            <text:p>0,000406%</text:p>
          </table:table-cell>
          <table:table-cell table:style-name="ce9" table:formula="of:=[.H174]/[.H$1001]" office:value-type="percentage" office:value="0.000000316300423723955">
            <text:p>0,000032%</text:p>
          </table:table-cell>
          <table:table-cell table:style-name="ce9" table:formula="of:=[.I174]/[.I$1001]" office:value-type="percentage" office:value="0">
            <text:p>0,000000%</text:p>
          </table:table-cell>
          <table:table-cell table:style-name="ce9" table:formula="of:=[.J174]/[.J$1001]" office:value-type="percentage" office:value="0.000000910961108482321">
            <text:p>0,000091%</text:p>
          </table:table-cell>
          <table:table-cell table:style-name="ce10" table:formula="of:=SUMPRODUCT([.B$1:.E$1];[.L174:.O174])" office:value-type="percentage" office:value="0.00000158521699921564">
            <text:p>0,000158521699921564%</text:p>
          </table:table-cell>
        </table:table-row>
        <table:table-row table:style-name="ro3">
          <table:table-cell office:value-type="string">
            <text:p>jv</text:p>
          </table:table-cell>
          <table:table-cell table:style-name="ce5" table:formula="of:=VLOOKUP([.$A175];[corpusies.$D$1:.$E$1000];2;0)" office:value-type="float" office:value="10">
            <text:p>10</text:p>
          </table:table-cell>
          <table:table-cell table:style-name="ce5" table:formula="of:=VLOOKUP([.$A175];[corpuscat.$D$1:.$E$1000];2;0)" office:value-type="float" office:value="11">
            <text:p>11</text:p>
          </table:table-cell>
          <table:table-cell table:style-name="ce5" table:formula="of:=VLOOKUP([.$A175];[corpusen.$D$1:.$E$1000];2;0)" office:value-type="float" office:value="0">
            <text:p>#N/D</text:p>
          </table:table-cell>
          <table:table-cell table:style-name="ce5" table:formula="of:=VLOOKUP([.$A175];[corpuses.$D$1:.$E$1000];2;0)" office:value-type="float" office:value="63">
            <text:p>63</text:p>
          </table:table-cell>
          <table:table-cell table:style-name="ce5"/>
          <table:table-cell table:formula="of:=IF(ISERROR([.B175]);0;[.B175])" office:value-type="float" office:value="10">
            <text:p>10</text:p>
          </table:table-cell>
          <table:table-cell table:formula="of:=IF(ISERROR([.C175]);0;[.C175])" office:value-type="float" office:value="11">
            <text:p>11</text:p>
          </table:table-cell>
          <table:table-cell table:formula="of:=IF(ISERROR([.D175]);0;[.D175])" office:value-type="float" office:value="0">
            <text:p>0</text:p>
          </table:table-cell>
          <table:table-cell table:formula="of:=IF(ISERROR([.E175]);0;[.E175])" office:value-type="float" office:value="63">
            <text:p>63</text:p>
          </table:table-cell>
          <table:table-cell/>
          <table:table-cell table:style-name="ce9" table:formula="of:=[.G175]/[.G$1001]" office:value-type="percentage" office:value="0.0000202839756592292">
            <text:p>0,002028%</text:p>
          </table:table-cell>
          <table:table-cell table:style-name="ce9" table:formula="of:=[.H175]/[.H$1001]" office:value-type="percentage" office:value="0.000000869826165240877">
            <text:p>0,000087%</text:p>
          </table:table-cell>
          <table:table-cell table:style-name="ce9" table:formula="of:=[.I175]/[.I$1001]" office:value-type="percentage" office:value="0">
            <text:p>0,000000%</text:p>
          </table:table-cell>
          <table:table-cell table:style-name="ce9" table:formula="of:=[.J175]/[.J$1001]" office:value-type="percentage" office:value="0.00000130433067805423">
            <text:p>0,000130%</text:p>
          </table:table-cell>
          <table:table-cell table:style-name="ce10" table:formula="of:=SUMPRODUCT([.B$1:.E$1];[.L175:.O175])" office:value-type="percentage" office:value="0.0000067374397507573">
            <text:p>0,000673743975075730%</text:p>
          </table:table-cell>
        </table:table-row>
        <table:table-row table:style-name="ro3">
          <table:table-cell office:value-type="string">
            <text:p>jû</text:p>
          </table:table-cell>
          <table:table-cell table:style-name="ce5" table:formula="of:=VLOOKUP([.$A176];[corpusies.$D$1:.$E$1000];2;0)" office:value-type="float" office:value="0">
            <text:p>#N/D</text:p>
          </table:table-cell>
          <table:table-cell table:style-name="ce5" table:formula="of:=VLOOKUP([.$A176];[corpuscat.$D$1:.$E$1000];2;0)" office:value-type="float" office:value="0">
            <text:p>#N/D</text:p>
          </table:table-cell>
          <table:table-cell table:style-name="ce5" table:formula="of:=VLOOKUP([.$A176];[corpusen.$D$1:.$E$1000];2;0)" office:value-type="float" office:value="0">
            <text:p>#N/D</text:p>
          </table:table-cell>
          <table:table-cell table:style-name="ce5" table:formula="of:=VLOOKUP([.$A176];[corpuses.$D$1:.$E$1000];2;0)" office:value-type="float" office:value="1">
            <text:p>1</text:p>
          </table:table-cell>
          <table:table-cell table:style-name="ce5"/>
          <table:table-cell table:formula="of:=IF(ISERROR([.B176]);0;[.B176])" office:value-type="float" office:value="0">
            <text:p>0</text:p>
          </table:table-cell>
          <table:table-cell table:formula="of:=IF(ISERROR([.C176]);0;[.C176])" office:value-type="float" office:value="0">
            <text:p>0</text:p>
          </table:table-cell>
          <table:table-cell table:formula="of:=IF(ISERROR([.D176]);0;[.D176])" office:value-type="float" office:value="0">
            <text:p>0</text:p>
          </table:table-cell>
          <table:table-cell table:formula="of:=IF(ISERROR([.E176]);0;[.E176])" office:value-type="float" office:value="1">
            <text:p>1</text:p>
          </table:table-cell>
          <table:table-cell/>
          <table:table-cell table:style-name="ce9" table:formula="of:=[.G176]/[.G$1001]" office:value-type="percentage" office:value="0">
            <text:p>0,000000%</text:p>
          </table:table-cell>
          <table:table-cell table:style-name="ce9" table:formula="of:=[.H176]/[.H$1001]" office:value-type="percentage" office:value="0">
            <text:p>0,000000%</text:p>
          </table:table-cell>
          <table:table-cell table:style-name="ce9" table:formula="of:=[.I176]/[.I$1001]" office:value-type="percentage" office:value="0">
            <text:p>0,000000%</text:p>
          </table:table-cell>
          <table:table-cell table:style-name="ce9" table:formula="of:=[.J176]/[.J$1001]" office:value-type="percentage" office:value="0.0000000207036615564164">
            <text:p>0,000002%</text:p>
          </table:table-cell>
          <table:table-cell table:style-name="ce10" table:formula="of:=SUMPRODUCT([.B$1:.E$1];[.L176:.O176])" office:value-type="percentage" office:value="0.00000000621109846692492">
            <text:p>0,000000621109846692%</text:p>
          </table:table-cell>
        </table:table-row>
        <table:table-row table:style-name="ro3">
          <table:table-cell office:value-type="string">
            <text:p>ju</text:p>
          </table:table-cell>
          <table:table-cell table:style-name="ce5" table:formula="of:=VLOOKUP([.$A177];[corpusies.$D$1:.$E$1000];2;0)" office:value-type="float" office:value="258">
            <text:p>258</text:p>
          </table:table-cell>
          <table:table-cell table:style-name="ce5" table:formula="of:=VLOOKUP([.$A177];[corpuscat.$D$1:.$E$1000];2;0)" office:value-type="float" office:value="14237">
            <text:p>14237</text:p>
          </table:table-cell>
          <table:table-cell table:style-name="ce5" table:formula="of:=VLOOKUP([.$A177];[corpusen.$D$1:.$E$1000];2;0)" office:value-type="float" office:value="4365">
            <text:p>4365</text:p>
          </table:table-cell>
          <table:table-cell table:style-name="ce5" table:formula="of:=VLOOKUP([.$A177];[corpuses.$D$1:.$E$1000];2;0)" office:value-type="float" office:value="69714">
            <text:p>69714</text:p>
          </table:table-cell>
          <table:table-cell table:style-name="ce5"/>
          <table:table-cell table:formula="of:=IF(ISERROR([.B177]);0;[.B177])" office:value-type="float" office:value="258">
            <text:p>258</text:p>
          </table:table-cell>
          <table:table-cell table:formula="of:=IF(ISERROR([.C177]);0;[.C177])" office:value-type="float" office:value="14237">
            <text:p>14237</text:p>
          </table:table-cell>
          <table:table-cell table:formula="of:=IF(ISERROR([.D177]);0;[.D177])" office:value-type="float" office:value="4365">
            <text:p>4365</text:p>
          </table:table-cell>
          <table:table-cell table:formula="of:=IF(ISERROR([.E177]);0;[.E177])" office:value-type="float" office:value="69714">
            <text:p>69714</text:p>
          </table:table-cell>
          <table:table-cell/>
          <table:table-cell table:style-name="ce9" table:formula="of:=[.G177]/[.G$1001]" office:value-type="percentage" office:value="0.000523326572008114">
            <text:p>0,052333%</text:p>
          </table:table-cell>
          <table:table-cell table:style-name="ce9" table:formula="of:=[.H177]/[.H$1001]" office:value-type="percentage" office:value="0.00112579228313949">
            <text:p>0,112579%</text:p>
          </table:table-cell>
          <table:table-cell table:style-name="ce9" table:formula="of:=[.I177]/[.I$1001]" office:value-type="percentage" office:value="0.000654531419232547">
            <text:p>0,065453%</text:p>
          </table:table-cell>
          <table:table-cell table:style-name="ce9" table:formula="of:=[.J177]/[.J$1001]" office:value-type="percentage" office:value="0.00144333506174401">
            <text:p>0,144334%</text:p>
          </table:table-cell>
          <table:table-cell table:style-name="ce10" table:formula="of:=SUMPRODUCT([.B$1:.E$1];[.L177:.O177])" office:value-type="percentage" office:value="0.000993189316990739">
            <text:p>0,099318931699073900%</text:p>
          </table:table-cell>
        </table:table-row>
        <table:table-row table:style-name="ro3">
          <table:table-cell office:value-type="string">
            <text:p>jt</text:p>
          </table:table-cell>
          <table:table-cell table:style-name="ce5" table:formula="of:=VLOOKUP([.$A178];[corpusies.$D$1:.$E$1000];2;0)" office:value-type="float" office:value="80">
            <text:p>80</text:p>
          </table:table-cell>
          <table:table-cell table:style-name="ce5" table:formula="of:=VLOOKUP([.$A178];[corpuscat.$D$1:.$E$1000];2;0)" office:value-type="float" office:value="4221">
            <text:p>4221</text:p>
          </table:table-cell>
          <table:table-cell table:style-name="ce5" table:formula="of:=VLOOKUP([.$A178];[corpusen.$D$1:.$E$1000];2;0)" office:value-type="float" office:value="1">
            <text:p>1</text:p>
          </table:table-cell>
          <table:table-cell table:style-name="ce5" table:formula="of:=VLOOKUP([.$A178];[corpuses.$D$1:.$E$1000];2;0)" office:value-type="float" office:value="304">
            <text:p>304</text:p>
          </table:table-cell>
          <table:table-cell table:style-name="ce5"/>
          <table:table-cell table:formula="of:=IF(ISERROR([.B178]);0;[.B178])" office:value-type="float" office:value="80">
            <text:p>80</text:p>
          </table:table-cell>
          <table:table-cell table:formula="of:=IF(ISERROR([.C178]);0;[.C178])" office:value-type="float" office:value="4221">
            <text:p>4221</text:p>
          </table:table-cell>
          <table:table-cell table:formula="of:=IF(ISERROR([.D178]);0;[.D178])" office:value-type="float" office:value="1">
            <text:p>1</text:p>
          </table:table-cell>
          <table:table-cell table:formula="of:=IF(ISERROR([.E178]);0;[.E178])" office:value-type="float" office:value="304">
            <text:p>304</text:p>
          </table:table-cell>
          <table:table-cell/>
          <table:table-cell table:style-name="ce9" table:formula="of:=[.G178]/[.G$1001]" office:value-type="percentage" office:value="0.000162271805273834">
            <text:p>0,016227%</text:p>
          </table:table-cell>
          <table:table-cell table:style-name="ce9" table:formula="of:=[.H178]/[.H$1001]" office:value-type="percentage" office:value="0.000333776022134704">
            <text:p>0,033378%</text:p>
          </table:table-cell>
          <table:table-cell table:style-name="ce9" table:formula="of:=[.I178]/[.I$1001]" office:value-type="percentage" office:value="0.000000149949924222806">
            <text:p>0,000015%</text:p>
          </table:table-cell>
          <table:table-cell table:style-name="ce9" table:formula="of:=[.J178]/[.J$1001]" office:value-type="percentage" office:value="0.00000629391311315058">
            <text:p>0,000629%</text:p>
          </table:table-cell>
          <table:table-cell table:style-name="ce10" table:formula="of:=SUMPRODUCT([.B$1:.E$1];[.L178:.O178])" office:value-type="percentage" office:value="0.000150717517148929">
            <text:p>0,015071751714892900%</text:p>
          </table:table-cell>
        </table:table-row>
        <table:table-row table:style-name="ro3">
          <table:table-cell office:value-type="string">
            <text:p>js</text:p>
          </table:table-cell>
          <table:table-cell table:style-name="ce5" table:formula="of:=VLOOKUP([.$A179];[corpusies.$D$1:.$E$1000];2;0)" office:value-type="float" office:value="3">
            <text:p>3</text:p>
          </table:table-cell>
          <table:table-cell table:style-name="ce5" table:formula="of:=VLOOKUP([.$A179];[corpuscat.$D$1:.$E$1000];2;0)" office:value-type="float" office:value="98">
            <text:p>98</text:p>
          </table:table-cell>
          <table:table-cell table:style-name="ce5" table:formula="of:=VLOOKUP([.$A179];[corpusen.$D$1:.$E$1000];2;0)" office:value-type="float" office:value="8">
            <text:p>8</text:p>
          </table:table-cell>
          <table:table-cell table:style-name="ce5" table:formula="of:=VLOOKUP([.$A179];[corpuses.$D$1:.$E$1000];2;0)" office:value-type="float" office:value="410">
            <text:p>410</text:p>
          </table:table-cell>
          <table:table-cell table:style-name="ce5"/>
          <table:table-cell table:formula="of:=IF(ISERROR([.B179]);0;[.B179])" office:value-type="float" office:value="3">
            <text:p>3</text:p>
          </table:table-cell>
          <table:table-cell table:formula="of:=IF(ISERROR([.C179]);0;[.C179])" office:value-type="float" office:value="98">
            <text:p>98</text:p>
          </table:table-cell>
          <table:table-cell table:formula="of:=IF(ISERROR([.D179]);0;[.D179])" office:value-type="float" office:value="8">
            <text:p>8</text:p>
          </table:table-cell>
          <table:table-cell table:formula="of:=IF(ISERROR([.E179]);0;[.E179])" office:value-type="float" office:value="410">
            <text:p>410</text:p>
          </table:table-cell>
          <table:table-cell/>
          <table:table-cell table:style-name="ce9" table:formula="of:=[.G179]/[.G$1001]" office:value-type="percentage" office:value="0.00000608519269776876">
            <text:p>0,000609%</text:p>
          </table:table-cell>
          <table:table-cell table:style-name="ce9" table:formula="of:=[.H179]/[.H$1001]" office:value-type="percentage" office:value="0.0000077493603812369">
            <text:p>0,000775%</text:p>
          </table:table-cell>
          <table:table-cell table:style-name="ce9" table:formula="of:=[.I179]/[.I$1001]" office:value-type="percentage" office:value="0.00000119959939378245">
            <text:p>0,000120%</text:p>
          </table:table-cell>
          <table:table-cell table:style-name="ce9" table:formula="of:=[.J179]/[.J$1001]" office:value-type="percentage" office:value="0.00000848850123813072">
            <text:p>0,000849%</text:p>
          </table:table-cell>
          <table:table-cell table:style-name="ce10" table:formula="of:=SUMPRODUCT([.B$1:.E$1];[.L179:.O179])" office:value-type="percentage" office:value="0.00000681687623451916">
            <text:p>0,000681687623451916%</text:p>
          </table:table-cell>
        </table:table-row>
        <table:table-row table:style-name="ro3">
          <table:table-cell office:value-type="string">
            <text:p>jr</text:p>
          </table:table-cell>
          <table:table-cell table:style-name="ce5" table:formula="of:=VLOOKUP([.$A180];[corpusies.$D$1:.$E$1000];2;0)" office:value-type="float" office:value="13">
            <text:p>13</text:p>
          </table:table-cell>
          <table:table-cell table:style-name="ce5" table:formula="of:=VLOOKUP([.$A180];[corpuscat.$D$1:.$E$1000];2;0)" office:value-type="float" office:value="497">
            <text:p>497</text:p>
          </table:table-cell>
          <table:table-cell table:style-name="ce5" table:formula="of:=VLOOKUP([.$A180];[corpusen.$D$1:.$E$1000];2;0)" office:value-type="float" office:value="54">
            <text:p>54</text:p>
          </table:table-cell>
          <table:table-cell table:style-name="ce5" table:formula="of:=VLOOKUP([.$A180];[corpuses.$D$1:.$E$1000];2;0)" office:value-type="float" office:value="2296">
            <text:p>2296</text:p>
          </table:table-cell>
          <table:table-cell table:style-name="ce5"/>
          <table:table-cell table:formula="of:=IF(ISERROR([.B180]);0;[.B180])" office:value-type="float" office:value="13">
            <text:p>13</text:p>
          </table:table-cell>
          <table:table-cell table:formula="of:=IF(ISERROR([.C180]);0;[.C180])" office:value-type="float" office:value="497">
            <text:p>497</text:p>
          </table:table-cell>
          <table:table-cell table:formula="of:=IF(ISERROR([.D180]);0;[.D180])" office:value-type="float" office:value="54">
            <text:p>54</text:p>
          </table:table-cell>
          <table:table-cell table:formula="of:=IF(ISERROR([.E180]);0;[.E180])" office:value-type="float" office:value="2296">
            <text:p>2296</text:p>
          </table:table-cell>
          <table:table-cell/>
          <table:table-cell table:style-name="ce9" table:formula="of:=[.G180]/[.G$1001]" office:value-type="percentage" office:value="0.000026369168356998">
            <text:p>0,002637%</text:p>
          </table:table-cell>
          <table:table-cell table:style-name="ce9" table:formula="of:=[.H180]/[.H$1001]" office:value-type="percentage" office:value="0.0000393003276477014">
            <text:p>0,003930%</text:p>
          </table:table-cell>
          <table:table-cell table:style-name="ce9" table:formula="of:=[.I180]/[.I$1001]" office:value-type="percentage" office:value="0.00000809729590803151">
            <text:p>0,000810%</text:p>
          </table:table-cell>
          <table:table-cell table:style-name="ce9" table:formula="of:=[.J180]/[.J$1001]" office:value-type="percentage" office:value="0.000047535606933532">
            <text:p>0,004754%</text:p>
          </table:table-cell>
          <table:table-cell table:style-name="ce10" table:formula="of:=SUMPRODUCT([.B$1:.E$1];[.L180:.O180])" office:value-type="percentage" office:value="0.0000347712604722726">
            <text:p>0,003477126047227260%</text:p>
          </table:table-cell>
        </table:table-row>
        <table:table-row table:style-name="ro3">
          <table:table-cell office:value-type="string">
            <text:p>jq</text:p>
          </table:table-cell>
          <table:table-cell table:style-name="ce5" table:formula="of:=VLOOKUP([.$A181];[corpusies.$D$1:.$E$1000];2;0)" office:value-type="float" office:value="0">
            <text:p>#N/D</text:p>
          </table:table-cell>
          <table:table-cell table:style-name="ce5" table:formula="of:=VLOOKUP([.$A181];[corpuscat.$D$1:.$E$1000];2;0)" office:value-type="float" office:value="0">
            <text:p>#N/D</text:p>
          </table:table-cell>
          <table:table-cell table:style-name="ce5" table:formula="of:=VLOOKUP([.$A181];[corpusen.$D$1:.$E$1000];2;0)" office:value-type="float" office:value="0">
            <text:p>#N/D</text:p>
          </table:table-cell>
          <table:table-cell table:style-name="ce5" table:formula="of:=VLOOKUP([.$A181];[corpuses.$D$1:.$E$1000];2;0)" office:value-type="float" office:value="5">
            <text:p>5</text:p>
          </table:table-cell>
          <table:table-cell table:style-name="ce5"/>
          <table:table-cell table:formula="of:=IF(ISERROR([.B181]);0;[.B181])" office:value-type="float" office:value="0">
            <text:p>0</text:p>
          </table:table-cell>
          <table:table-cell table:formula="of:=IF(ISERROR([.C181]);0;[.C181])" office:value-type="float" office:value="0">
            <text:p>0</text:p>
          </table:table-cell>
          <table:table-cell table:formula="of:=IF(ISERROR([.D181]);0;[.D181])" office:value-type="float" office:value="0">
            <text:p>0</text:p>
          </table:table-cell>
          <table:table-cell table:formula="of:=IF(ISERROR([.E181]);0;[.E181])" office:value-type="float" office:value="5">
            <text:p>5</text:p>
          </table:table-cell>
          <table:table-cell/>
          <table:table-cell table:style-name="ce9" table:formula="of:=[.G181]/[.G$1001]" office:value-type="percentage" office:value="0">
            <text:p>0,000000%</text:p>
          </table:table-cell>
          <table:table-cell table:style-name="ce9" table:formula="of:=[.H181]/[.H$1001]" office:value-type="percentage" office:value="0">
            <text:p>0,000000%</text:p>
          </table:table-cell>
          <table:table-cell table:style-name="ce9" table:formula="of:=[.I181]/[.I$1001]" office:value-type="percentage" office:value="0">
            <text:p>0,000000%</text:p>
          </table:table-cell>
          <table:table-cell table:style-name="ce9" table:formula="of:=[.J181]/[.J$1001]" office:value-type="percentage" office:value="0.000000103518307782082">
            <text:p>0,000010%</text:p>
          </table:table-cell>
          <table:table-cell table:style-name="ce10" table:formula="of:=SUMPRODUCT([.B$1:.E$1];[.L181:.O181])" office:value-type="percentage" office:value="0.0000000310554923346246">
            <text:p>0,000003105549233462%</text:p>
          </table:table-cell>
        </table:table-row>
        <table:table-row table:style-name="ro3">
          <table:table-cell office:value-type="string">
            <text:p>jp</text:p>
          </table:table-cell>
          <table:table-cell table:style-name="ce5" table:formula="of:=VLOOKUP([.$A182];[corpusies.$D$1:.$E$1000];2;0)" office:value-type="float" office:value="3">
            <text:p>3</text:p>
          </table:table-cell>
          <table:table-cell table:style-name="ce5" table:formula="of:=VLOOKUP([.$A182];[corpuscat.$D$1:.$E$1000];2;0)" office:value-type="float" office:value="79">
            <text:p>79</text:p>
          </table:table-cell>
          <table:table-cell table:style-name="ce5" table:formula="of:=VLOOKUP([.$A182];[corpusen.$D$1:.$E$1000];2;0)" office:value-type="float" office:value="0">
            <text:p>#N/D</text:p>
          </table:table-cell>
          <table:table-cell table:style-name="ce5" table:formula="of:=VLOOKUP([.$A182];[corpuses.$D$1:.$E$1000];2;0)" office:value-type="float" office:value="328">
            <text:p>328</text:p>
          </table:table-cell>
          <table:table-cell table:style-name="ce5"/>
          <table:table-cell table:formula="of:=IF(ISERROR([.B182]);0;[.B182])" office:value-type="float" office:value="3">
            <text:p>3</text:p>
          </table:table-cell>
          <table:table-cell table:formula="of:=IF(ISERROR([.C182]);0;[.C182])" office:value-type="float" office:value="79">
            <text:p>79</text:p>
          </table:table-cell>
          <table:table-cell table:formula="of:=IF(ISERROR([.D182]);0;[.D182])" office:value-type="float" office:value="0">
            <text:p>0</text:p>
          </table:table-cell>
          <table:table-cell table:formula="of:=IF(ISERROR([.E182]);0;[.E182])" office:value-type="float" office:value="328">
            <text:p>328</text:p>
          </table:table-cell>
          <table:table-cell/>
          <table:table-cell table:style-name="ce9" table:formula="of:=[.G182]/[.G$1001]" office:value-type="percentage" office:value="0.00000608519269776876">
            <text:p>0,000609%</text:p>
          </table:table-cell>
          <table:table-cell table:style-name="ce9" table:formula="of:=[.H182]/[.H$1001]" office:value-type="percentage" office:value="0.00000624693336854811">
            <text:p>0,000625%</text:p>
          </table:table-cell>
          <table:table-cell table:style-name="ce9" table:formula="of:=[.I182]/[.I$1001]" office:value-type="percentage" office:value="0">
            <text:p>0,000000%</text:p>
          </table:table-cell>
          <table:table-cell table:style-name="ce9" table:formula="of:=[.J182]/[.J$1001]" office:value-type="percentage" office:value="0.00000679080099050458">
            <text:p>0,000679%</text:p>
          </table:table-cell>
          <table:table-cell table:style-name="ce10" table:formula="of:=SUMPRODUCT([.B$1:.E$1];[.L182:.O182])" office:value-type="percentage" office:value="0.00000573687811704644">
            <text:p>0,000573687811704644%</text:p>
          </table:table-cell>
        </table:table-row>
        <table:table-row table:style-name="ro1">
          <table:table-cell office:value-type="string">
            <text:p>jo</text:p>
          </table:table-cell>
          <table:table-cell table:style-name="ce5" table:formula="of:=VLOOKUP([.$A183];[corpusies.$D$1:.$E$1000];2;0)" office:value-type="float" office:value="308">
            <text:p>308</text:p>
          </table:table-cell>
          <table:table-cell table:style-name="ce5" table:formula="of:=VLOOKUP([.$A183];[corpuscat.$D$1:.$E$1000];2;0)" office:value-type="float" office:value="15871">
            <text:p>15871</text:p>
          </table:table-cell>
          <table:table-cell table:style-name="ce5" table:formula="of:=VLOOKUP([.$A183];[corpusen.$D$1:.$E$1000];2;0)" office:value-type="float" office:value="4556">
            <text:p>4556</text:p>
          </table:table-cell>
          <table:table-cell table:style-name="ce5" table:formula="of:=VLOOKUP([.$A183];[corpuses.$D$1:.$E$1000];2;0)" office:value-type="float" office:value="79721">
            <text:p>79721</text:p>
          </table:table-cell>
          <table:table-cell table:style-name="ce5"/>
          <table:table-cell table:formula="of:=IF(ISERROR([.B183]);0;[.B183])" office:value-type="float" office:value="308">
            <text:p>308</text:p>
          </table:table-cell>
          <table:table-cell table:formula="of:=IF(ISERROR([.C183]);0;[.C183])" office:value-type="float" office:value="15871">
            <text:p>15871</text:p>
          </table:table-cell>
          <table:table-cell table:formula="of:=IF(ISERROR([.D183]);0;[.D183])" office:value-type="float" office:value="4556">
            <text:p>4556</text:p>
          </table:table-cell>
          <table:table-cell table:formula="of:=IF(ISERROR([.E183]);0;[.E183])" office:value-type="float" office:value="79721">
            <text:p>79721</text:p>
          </table:table-cell>
          <table:table-cell/>
          <table:table-cell table:style-name="ce9" table:formula="of:=[.G183]/[.G$1001]" office:value-type="percentage" office:value="0.00062474645030426">
            <text:p>0,062475%</text:p>
          </table:table-cell>
          <table:table-cell table:style-name="ce9" table:formula="of:=[.H183]/[.H$1001]" office:value-type="percentage" office:value="0.00125500100623072">
            <text:p>0,125500%</text:p>
          </table:table-cell>
          <table:table-cell table:style-name="ce9" table:formula="of:=[.I183]/[.I$1001]" office:value-type="percentage" office:value="0.000683171854759103">
            <text:p>0,068317%</text:p>
          </table:table-cell>
          <table:table-cell table:style-name="ce9" table:formula="of:=[.J183]/[.J$1001]" office:value-type="percentage" office:value="0.00165051660293907">
            <text:p>0,165052%</text:p>
          </table:table-cell>
          <table:table-cell table:style-name="ce10" table:formula="of:=SUMPRODUCT([.B$1:.E$1];[.L183:.O183])" office:value-type="percentage" office:value="0.00112739640331813">
            <text:p>0,112739640331813000%</text:p>
          </table:table-cell>
        </table:table-row>
        <table:table-row table:style-name="ro3">
          <table:table-cell office:value-type="string">
            <text:p>jñ</text:p>
          </table:table-cell>
          <table:table-cell table:style-name="ce5" table:formula="of:=VLOOKUP([.$A184];[corpusies.$D$1:.$E$1000];2;0)" office:value-type="float" office:value="0">
            <text:p>#N/D</text:p>
          </table:table-cell>
          <table:table-cell table:style-name="ce5" table:formula="of:=VLOOKUP([.$A184];[corpuscat.$D$1:.$E$1000];2;0)" office:value-type="float" office:value="0">
            <text:p>#N/D</text:p>
          </table:table-cell>
          <table:table-cell table:style-name="ce5" table:formula="of:=VLOOKUP([.$A184];[corpusen.$D$1:.$E$1000];2;0)" office:value-type="float" office:value="0">
            <text:p>#N/D</text:p>
          </table:table-cell>
          <table:table-cell table:style-name="ce5" table:formula="of:=VLOOKUP([.$A184];[corpuses.$D$1:.$E$1000];2;0)" office:value-type="float" office:value="13">
            <text:p>13</text:p>
          </table:table-cell>
          <table:table-cell table:style-name="ce5"/>
          <table:table-cell table:formula="of:=IF(ISERROR([.B184]);0;[.B184])" office:value-type="float" office:value="0">
            <text:p>0</text:p>
          </table:table-cell>
          <table:table-cell table:formula="of:=IF(ISERROR([.C184]);0;[.C184])" office:value-type="float" office:value="0">
            <text:p>0</text:p>
          </table:table-cell>
          <table:table-cell table:formula="of:=IF(ISERROR([.D184]);0;[.D184])" office:value-type="float" office:value="0">
            <text:p>0</text:p>
          </table:table-cell>
          <table:table-cell table:formula="of:=IF(ISERROR([.E184]);0;[.E184])" office:value-type="float" office:value="13">
            <text:p>13</text:p>
          </table:table-cell>
          <table:table-cell/>
          <table:table-cell table:style-name="ce9" table:formula="of:=[.G184]/[.G$1001]" office:value-type="percentage" office:value="0">
            <text:p>0,000000%</text:p>
          </table:table-cell>
          <table:table-cell table:style-name="ce9" table:formula="of:=[.H184]/[.H$1001]" office:value-type="percentage" office:value="0">
            <text:p>0,000000%</text:p>
          </table:table-cell>
          <table:table-cell table:style-name="ce9" table:formula="of:=[.I184]/[.I$1001]" office:value-type="percentage" office:value="0">
            <text:p>0,000000%</text:p>
          </table:table-cell>
          <table:table-cell table:style-name="ce9" table:formula="of:=[.J184]/[.J$1001]" office:value-type="percentage" office:value="0.000000269147600233413">
            <text:p>0,000027%</text:p>
          </table:table-cell>
          <table:table-cell table:style-name="ce10" table:formula="of:=SUMPRODUCT([.B$1:.E$1];[.L184:.O184])" office:value-type="percentage" office:value="0.0000000807442800700239">
            <text:p>0,000008074428007002%</text:p>
          </table:table-cell>
        </table:table-row>
        <table:table-row table:style-name="ro3">
          <table:table-cell office:value-type="string">
            <text:p>jn</text:p>
          </table:table-cell>
          <table:table-cell table:style-name="ce5" table:formula="of:=VLOOKUP([.$A185];[corpusies.$D$1:.$E$1000];2;0)" office:value-type="float" office:value="143">
            <text:p>143</text:p>
          </table:table-cell>
          <table:table-cell table:style-name="ce5" table:formula="of:=VLOOKUP([.$A185];[corpuscat.$D$1:.$E$1000];2;0)" office:value-type="float" office:value="2980">
            <text:p>2980</text:p>
          </table:table-cell>
          <table:table-cell table:style-name="ce5" table:formula="of:=VLOOKUP([.$A185];[corpusen.$D$1:.$E$1000];2;0)" office:value-type="float" office:value="655">
            <text:p>655</text:p>
          </table:table-cell>
          <table:table-cell table:style-name="ce5" table:formula="of:=VLOOKUP([.$A185];[corpuses.$D$1:.$E$1000];2;0)" office:value-type="float" office:value="9097">
            <text:p>9097</text:p>
          </table:table-cell>
          <table:table-cell table:style-name="ce5"/>
          <table:table-cell table:formula="of:=IF(ISERROR([.B185]);0;[.B185])" office:value-type="float" office:value="143">
            <text:p>143</text:p>
          </table:table-cell>
          <table:table-cell table:formula="of:=IF(ISERROR([.C185]);0;[.C185])" office:value-type="float" office:value="2980">
            <text:p>2980</text:p>
          </table:table-cell>
          <table:table-cell table:formula="of:=IF(ISERROR([.D185]);0;[.D185])" office:value-type="float" office:value="655">
            <text:p>655</text:p>
          </table:table-cell>
          <table:table-cell table:formula="of:=IF(ISERROR([.E185]);0;[.E185])" office:value-type="float" office:value="9097">
            <text:p>9097</text:p>
          </table:table-cell>
          <table:table-cell/>
          <table:table-cell table:style-name="ce9" table:formula="of:=[.G185]/[.G$1001]" office:value-type="percentage" office:value="0.000290060851926978">
            <text:p>0,029006%</text:p>
          </table:table-cell>
          <table:table-cell table:style-name="ce9" table:formula="of:=[.H185]/[.H$1001]" office:value-type="percentage" office:value="0.000235643815674347">
            <text:p>0,023564%</text:p>
          </table:table-cell>
          <table:table-cell table:style-name="ce9" table:formula="of:=[.I185]/[.I$1001]" office:value-type="percentage" office:value="0.0000982172003659378">
            <text:p>0,009822%</text:p>
          </table:table-cell>
          <table:table-cell table:style-name="ce9" table:formula="of:=[.J185]/[.J$1001]" office:value-type="percentage" office:value="0.00018834120917872">
            <text:p>0,018834%</text:p>
          </table:table-cell>
          <table:table-cell table:style-name="ce10" table:formula="of:=SUMPRODUCT([.B$1:.E$1];[.L185:.O185])" office:value-type="percentage" office:value="0.000224035483070607">
            <text:p>0,022403548307060700%</text:p>
          </table:table-cell>
        </table:table-row>
        <table:table-row table:style-name="ro3">
          <table:table-cell office:value-type="string">
            <text:p>jm</text:p>
          </table:table-cell>
          <table:table-cell table:style-name="ce5" table:formula="of:=VLOOKUP([.$A186];[corpusies.$D$1:.$E$1000];2;0)" office:value-type="float" office:value="0">
            <text:p>#N/D</text:p>
          </table:table-cell>
          <table:table-cell table:style-name="ce5" table:formula="of:=VLOOKUP([.$A186];[corpuscat.$D$1:.$E$1000];2;0)" office:value-type="float" office:value="35">
            <text:p>35</text:p>
          </table:table-cell>
          <table:table-cell table:style-name="ce5" table:formula="of:=VLOOKUP([.$A186];[corpusen.$D$1:.$E$1000];2;0)" office:value-type="float" office:value="10">
            <text:p>10</text:p>
          </table:table-cell>
          <table:table-cell table:style-name="ce5" table:formula="of:=VLOOKUP([.$A186];[corpuses.$D$1:.$E$1000];2;0)" office:value-type="float" office:value="225">
            <text:p>225</text:p>
          </table:table-cell>
          <table:table-cell table:style-name="ce5"/>
          <table:table-cell table:formula="of:=IF(ISERROR([.B186]);0;[.B186])" office:value-type="float" office:value="0">
            <text:p>0</text:p>
          </table:table-cell>
          <table:table-cell table:formula="of:=IF(ISERROR([.C186]);0;[.C186])" office:value-type="float" office:value="35">
            <text:p>35</text:p>
          </table:table-cell>
          <table:table-cell table:formula="of:=IF(ISERROR([.D186]);0;[.D186])" office:value-type="float" office:value="10">
            <text:p>10</text:p>
          </table:table-cell>
          <table:table-cell table:formula="of:=IF(ISERROR([.E186]);0;[.E186])" office:value-type="float" office:value="225">
            <text:p>225</text:p>
          </table:table-cell>
          <table:table-cell/>
          <table:table-cell table:style-name="ce9" table:formula="of:=[.G186]/[.G$1001]" office:value-type="percentage" office:value="0">
            <text:p>0,000000%</text:p>
          </table:table-cell>
          <table:table-cell table:style-name="ce9" table:formula="of:=[.H186]/[.H$1001]" office:value-type="percentage" office:value="0.00000276762870758461">
            <text:p>0,000277%</text:p>
          </table:table-cell>
          <table:table-cell table:style-name="ce9" table:formula="of:=[.I186]/[.I$1001]" office:value-type="percentage" office:value="0.00000149949924222806">
            <text:p>0,000150%</text:p>
          </table:table-cell>
          <table:table-cell table:style-name="ce9" table:formula="of:=[.J186]/[.J$1001]" office:value-type="percentage" office:value="0.00000465832385019369">
            <text:p>0,000466%</text:p>
          </table:table-cell>
          <table:table-cell table:style-name="ce10" table:formula="of:=SUMPRODUCT([.B$1:.E$1];[.L186:.O186])" office:value-type="percentage" office:value="0.00000237773569155629">
            <text:p>0,000237773569155629%</text:p>
          </table:table-cell>
        </table:table-row>
        <table:table-row table:style-name="ro3">
          <table:table-cell office:value-type="string">
            <text:p>jl</text:p>
          </table:table-cell>
          <table:table-cell table:style-name="ce5" table:formula="of:=VLOOKUP([.$A187];[corpusies.$D$1:.$E$1000];2;0)" office:value-type="float" office:value="4">
            <text:p>4</text:p>
          </table:table-cell>
          <table:table-cell table:style-name="ce5" table:formula="of:=VLOOKUP([.$A187];[corpuscat.$D$1:.$E$1000];2;0)" office:value-type="float" office:value="137">
            <text:p>137</text:p>
          </table:table-cell>
          <table:table-cell table:style-name="ce5" table:formula="of:=VLOOKUP([.$A187];[corpusen.$D$1:.$E$1000];2;0)" office:value-type="float" office:value="0">
            <text:p>#N/D</text:p>
          </table:table-cell>
          <table:table-cell table:style-name="ce5" table:formula="of:=VLOOKUP([.$A187];[corpuses.$D$1:.$E$1000];2;0)" office:value-type="float" office:value="429">
            <text:p>429</text:p>
          </table:table-cell>
          <table:table-cell table:style-name="ce5"/>
          <table:table-cell table:formula="of:=IF(ISERROR([.B187]);0;[.B187])" office:value-type="float" office:value="4">
            <text:p>4</text:p>
          </table:table-cell>
          <table:table-cell table:formula="of:=IF(ISERROR([.C187]);0;[.C187])" office:value-type="float" office:value="137">
            <text:p>137</text:p>
          </table:table-cell>
          <table:table-cell table:formula="of:=IF(ISERROR([.D187]);0;[.D187])" office:value-type="float" office:value="0">
            <text:p>0</text:p>
          </table:table-cell>
          <table:table-cell table:formula="of:=IF(ISERROR([.E187]);0;[.E187])" office:value-type="float" office:value="429">
            <text:p>429</text:p>
          </table:table-cell>
          <table:table-cell/>
          <table:table-cell table:style-name="ce9" table:formula="of:=[.G187]/[.G$1001]" office:value-type="percentage" office:value="0.00000811359026369168">
            <text:p>0,000811%</text:p>
          </table:table-cell>
          <table:table-cell table:style-name="ce9" table:formula="of:=[.H187]/[.H$1001]" office:value-type="percentage" office:value="0.0000108332895125455">
            <text:p>0,001083%</text:p>
          </table:table-cell>
          <table:table-cell table:style-name="ce9" table:formula="of:=[.I187]/[.I$1001]" office:value-type="percentage" office:value="0">
            <text:p>0,000000%</text:p>
          </table:table-cell>
          <table:table-cell table:style-name="ce9" table:formula="of:=[.J187]/[.J$1001]" office:value-type="percentage" office:value="0.00000888187080770263">
            <text:p>0,000888%</text:p>
          </table:table-cell>
          <table:table-cell table:style-name="ce10" table:formula="of:=SUMPRODUCT([.B$1:.E$1];[.L187:.O187])" office:value-type="percentage" office:value="0.00000834862517518194">
            <text:p>0,000834862517518194%</text:p>
          </table:table-cell>
        </table:table-row>
        <table:table-row table:style-name="ro3">
          <table:table-cell office:value-type="string">
            <text:p>jk</text:p>
          </table:table-cell>
          <table:table-cell table:style-name="ce5" table:formula="of:=VLOOKUP([.$A188];[corpusies.$D$1:.$E$1000];2;0)" office:value-type="float" office:value="2">
            <text:p>2</text:p>
          </table:table-cell>
          <table:table-cell table:style-name="ce5" table:formula="of:=VLOOKUP([.$A188];[corpuscat.$D$1:.$E$1000];2;0)" office:value-type="float" office:value="104">
            <text:p>104</text:p>
          </table:table-cell>
          <table:table-cell table:style-name="ce5" table:formula="of:=VLOOKUP([.$A188];[corpusen.$D$1:.$E$1000];2;0)" office:value-type="float" office:value="0">
            <text:p>#N/D</text:p>
          </table:table-cell>
          <table:table-cell table:style-name="ce5" table:formula="of:=VLOOKUP([.$A188];[corpuses.$D$1:.$E$1000];2;0)" office:value-type="float" office:value="255">
            <text:p>255</text:p>
          </table:table-cell>
          <table:table-cell table:style-name="ce5"/>
          <table:table-cell table:formula="of:=IF(ISERROR([.B188]);0;[.B188])" office:value-type="float" office:value="2">
            <text:p>2</text:p>
          </table:table-cell>
          <table:table-cell table:formula="of:=IF(ISERROR([.C188]);0;[.C188])" office:value-type="float" office:value="104">
            <text:p>104</text:p>
          </table:table-cell>
          <table:table-cell table:formula="of:=IF(ISERROR([.D188]);0;[.D188])" office:value-type="float" office:value="0">
            <text:p>0</text:p>
          </table:table-cell>
          <table:table-cell table:formula="of:=IF(ISERROR([.E188]);0;[.E188])" office:value-type="float" office:value="255">
            <text:p>255</text:p>
          </table:table-cell>
          <table:table-cell/>
          <table:table-cell table:style-name="ce9" table:formula="of:=[.G188]/[.G$1001]" office:value-type="percentage" office:value="0.00000405679513184584">
            <text:p>0,000406%</text:p>
          </table:table-cell>
          <table:table-cell table:style-name="ce9" table:formula="of:=[.H188]/[.H$1001]" office:value-type="percentage" office:value="0.00000822381101682283">
            <text:p>0,000822%</text:p>
          </table:table-cell>
          <table:table-cell table:style-name="ce9" table:formula="of:=[.I188]/[.I$1001]" office:value-type="percentage" office:value="0">
            <text:p>0,000000%</text:p>
          </table:table-cell>
          <table:table-cell table:style-name="ce9" table:formula="of:=[.J188]/[.J$1001]" office:value-type="percentage" office:value="0.00000527943369688618">
            <text:p>0,000528%</text:p>
          </table:table-cell>
          <table:table-cell table:style-name="ce10" table:formula="of:=SUMPRODUCT([.B$1:.E$1];[.L188:.O188])" office:value-type="percentage" office:value="0.00000526801195366646">
            <text:p>0,000526801195366646%</text:p>
          </table:table-cell>
        </table:table-row>
        <table:table-row table:style-name="ro3">
          <table:table-cell office:value-type="string">
            <text:p>j´</text:p>
          </table:table-cell>
          <table:table-cell table:style-name="ce5" table:formula="of:=VLOOKUP([.$A189];[corpusies.$D$1:.$E$1000];2;0)" office:value-type="float" office:value="31">
            <text:p>31</text:p>
          </table:table-cell>
          <table:table-cell table:style-name="ce5" table:formula="of:=VLOOKUP([.$A189];[corpuscat.$D$1:.$E$1000];2;0)" office:value-type="float" office:value="413">
            <text:p>413</text:p>
          </table:table-cell>
          <table:table-cell table:style-name="ce5" table:formula="of:=VLOOKUP([.$A189];[corpusen.$D$1:.$E$1000];2;0)" office:value-type="float" office:value="0">
            <text:p>#N/D</text:p>
          </table:table-cell>
          <table:table-cell table:style-name="ce5" table:formula="of:=VLOOKUP([.$A189];[corpuses.$D$1:.$E$1000];2;0)" office:value-type="float" office:value="9842">
            <text:p>9842</text:p>
          </table:table-cell>
          <table:table-cell table:style-name="ce5"/>
          <table:table-cell table:formula="of:=IF(ISERROR([.B189]);0;[.B189])" office:value-type="float" office:value="31">
            <text:p>31</text:p>
          </table:table-cell>
          <table:table-cell table:formula="of:=IF(ISERROR([.C189]);0;[.C189])" office:value-type="float" office:value="413">
            <text:p>413</text:p>
          </table:table-cell>
          <table:table-cell table:formula="of:=IF(ISERROR([.D189]);0;[.D189])" office:value-type="float" office:value="0">
            <text:p>0</text:p>
          </table:table-cell>
          <table:table-cell table:formula="of:=IF(ISERROR([.E189]);0;[.E189])" office:value-type="float" office:value="9842">
            <text:p>9842</text:p>
          </table:table-cell>
          <table:table-cell/>
          <table:table-cell table:style-name="ce9" table:formula="of:=[.G189]/[.G$1001]" office:value-type="percentage" office:value="0.0000628803245436106">
            <text:p>0,006288%</text:p>
          </table:table-cell>
          <table:table-cell table:style-name="ce9" table:formula="of:=[.H189]/[.H$1001]" office:value-type="percentage" office:value="0.0000326580187494984">
            <text:p>0,003266%</text:p>
          </table:table-cell>
          <table:table-cell table:style-name="ce9" table:formula="of:=[.I189]/[.I$1001]" office:value-type="percentage" office:value="0">
            <text:p>0,000000%</text:p>
          </table:table-cell>
          <table:table-cell table:style-name="ce9" table:formula="of:=[.J189]/[.J$1001]" office:value-type="percentage" office:value="0.00020376543703825">
            <text:p>0,020377%</text:p>
          </table:table-cell>
          <table:table-cell table:style-name="ce10" table:formula="of:=SUMPRODUCT([.B$1:.E$1];[.L189:.O189])" office:value-type="percentage" office:value="0.0000897911340994077">
            <text:p>0,008979113409940770%</text:p>
          </table:table-cell>
        </table:table-row>
        <table:table-row table:style-name="ro3">
          <table:table-cell office:value-type="string">
            <text:p>iz</text:p>
          </table:table-cell>
          <table:table-cell table:style-name="ce5" table:formula="of:=VLOOKUP([.$A190];[corpusies.$D$1:.$E$1000];2;0)" office:value-type="float" office:value="115">
            <text:p>115</text:p>
          </table:table-cell>
          <table:table-cell table:style-name="ce5" table:formula="of:=VLOOKUP([.$A190];[corpuscat.$D$1:.$E$1000];2;0)" office:value-type="float" office:value="3765">
            <text:p>3765</text:p>
          </table:table-cell>
          <table:table-cell table:style-name="ce5" table:formula="of:=VLOOKUP([.$A190];[corpusen.$D$1:.$E$1000];2;0)" office:value-type="float" office:value="1934">
            <text:p>1934</text:p>
          </table:table-cell>
          <table:table-cell table:style-name="ce5" table:formula="of:=VLOOKUP([.$A190];[corpuses.$D$1:.$E$1000];2;0)" office:value-type="float" office:value="72277">
            <text:p>72277</text:p>
          </table:table-cell>
          <table:table-cell table:style-name="ce5"/>
          <table:table-cell table:formula="of:=IF(ISERROR([.B190]);0;[.B190])" office:value-type="float" office:value="115">
            <text:p>115</text:p>
          </table:table-cell>
          <table:table-cell table:formula="of:=IF(ISERROR([.C190]);0;[.C190])" office:value-type="float" office:value="3765">
            <text:p>3765</text:p>
          </table:table-cell>
          <table:table-cell table:formula="of:=IF(ISERROR([.D190]);0;[.D190])" office:value-type="float" office:value="1934">
            <text:p>1934</text:p>
          </table:table-cell>
          <table:table-cell table:formula="of:=IF(ISERROR([.E190]);0;[.E190])" office:value-type="float" office:value="72277">
            <text:p>72277</text:p>
          </table:table-cell>
          <table:table-cell/>
          <table:table-cell table:style-name="ce9" table:formula="of:=[.G190]/[.G$1001]" office:value-type="percentage" office:value="0.000233265720081136">
            <text:p>0,023327%</text:p>
          </table:table-cell>
          <table:table-cell table:style-name="ce9" table:formula="of:=[.H190]/[.H$1001]" office:value-type="percentage" office:value="0.000297717773830173">
            <text:p>0,029772%</text:p>
          </table:table-cell>
          <table:table-cell table:style-name="ce9" table:formula="of:=[.I190]/[.I$1001]" office:value-type="percentage" office:value="0.000290003153446906">
            <text:p>0,029000%</text:p>
          </table:table-cell>
          <table:table-cell table:style-name="ce9" table:formula="of:=[.J190]/[.J$1001]" office:value-type="percentage" office:value="0.00149639854631311">
            <text:p>0,149640%</text:p>
          </table:table-cell>
          <table:table-cell table:style-name="ce10" table:formula="of:=SUMPRODUCT([.B$1:.E$1];[.L190:.O190])" office:value-type="percentage" office:value="0.000637214927412016">
            <text:p>0,063721492741201500%</text:p>
          </table:table-cell>
        </table:table-row>
        <table:table-row table:style-name="ro3">
          <table:table-cell office:value-type="string">
            <text:p>iy</text:p>
          </table:table-cell>
          <table:table-cell table:style-name="ce5" table:formula="of:=VLOOKUP([.$A191];[corpusies.$D$1:.$E$1000];2;0)" office:value-type="float" office:value="35">
            <text:p>35</text:p>
          </table:table-cell>
          <table:table-cell table:style-name="ce5" table:formula="of:=VLOOKUP([.$A191];[corpuscat.$D$1:.$E$1000];2;0)" office:value-type="float" office:value="1147">
            <text:p>1147</text:p>
          </table:table-cell>
          <table:table-cell table:style-name="ce5" table:formula="of:=VLOOKUP([.$A191];[corpusen.$D$1:.$E$1000];2;0)" office:value-type="float" office:value="3481">
            <text:p>3481</text:p>
          </table:table-cell>
          <table:table-cell table:style-name="ce5" table:formula="of:=VLOOKUP([.$A191];[corpuses.$D$1:.$E$1000];2;0)" office:value-type="float" office:value="3134">
            <text:p>3134</text:p>
          </table:table-cell>
          <table:table-cell table:style-name="ce5"/>
          <table:table-cell table:formula="of:=IF(ISERROR([.B191]);0;[.B191])" office:value-type="float" office:value="35">
            <text:p>35</text:p>
          </table:table-cell>
          <table:table-cell table:formula="of:=IF(ISERROR([.C191]);0;[.C191])" office:value-type="float" office:value="1147">
            <text:p>1147</text:p>
          </table:table-cell>
          <table:table-cell table:formula="of:=IF(ISERROR([.D191]);0;[.D191])" office:value-type="float" office:value="3481">
            <text:p>3481</text:p>
          </table:table-cell>
          <table:table-cell table:formula="of:=IF(ISERROR([.E191]);0;[.E191])" office:value-type="float" office:value="3134">
            <text:p>3134</text:p>
          </table:table-cell>
          <table:table-cell/>
          <table:table-cell table:style-name="ce9" table:formula="of:=[.G191]/[.G$1001]" office:value-type="percentage" office:value="0.0000709939148073022">
            <text:p>0,007099%</text:p>
          </table:table-cell>
          <table:table-cell table:style-name="ce9" table:formula="of:=[.H191]/[.H$1001]" office:value-type="percentage" office:value="0.0000906991465028441">
            <text:p>0,009070%</text:p>
          </table:table-cell>
          <table:table-cell table:style-name="ce9" table:formula="of:=[.I191]/[.I$1001]" office:value-type="percentage" office:value="0.000521975686219587">
            <text:p>0,052198%</text:p>
          </table:table-cell>
          <table:table-cell table:style-name="ce9" table:formula="of:=[.J191]/[.J$1001]" office:value-type="percentage" office:value="0.000064885275317809">
            <text:p>0,006489%</text:p>
          </table:table-cell>
          <table:table-cell table:style-name="ce10" table:formula="of:=SUMPRODUCT([.B$1:.E$1];[.L191:.O191])" office:value-type="percentage" office:value="0.000120171069610345">
            <text:p>0,012017106961034500%</text:p>
          </table:table-cell>
        </table:table-row>
        <table:table-row table:style-name="ro1">
          <table:table-cell office:value-type="string">
            <text:p>ix</text:p>
          </table:table-cell>
          <table:table-cell table:style-name="ce5" table:formula="of:=VLOOKUP([.$A192];[corpusies.$D$1:.$E$1000];2;0)" office:value-type="float" office:value="2124">
            <text:p>2124</text:p>
          </table:table-cell>
          <table:table-cell table:style-name="ce5" table:formula="of:=VLOOKUP([.$A192];[corpuscat.$D$1:.$E$1000];2;0)" office:value-type="float" office:value="51208">
            <text:p>51208</text:p>
          </table:table-cell>
          <table:table-cell table:style-name="ce5" table:formula="of:=VLOOKUP([.$A192];[corpusen.$D$1:.$E$1000];2;0)" office:value-type="float" office:value="1923">
            <text:p>1923</text:p>
          </table:table-cell>
          <table:table-cell table:style-name="ce5" table:formula="of:=VLOOKUP([.$A192];[corpuses.$D$1:.$E$1000];2;0)" office:value-type="float" office:value="44478">
            <text:p>44478</text:p>
          </table:table-cell>
          <table:table-cell table:style-name="ce5"/>
          <table:table-cell table:formula="of:=IF(ISERROR([.B192]);0;[.B192])" office:value-type="float" office:value="2124">
            <text:p>2124</text:p>
          </table:table-cell>
          <table:table-cell table:formula="of:=IF(ISERROR([.C192]);0;[.C192])" office:value-type="float" office:value="51208">
            <text:p>51208</text:p>
          </table:table-cell>
          <table:table-cell table:formula="of:=IF(ISERROR([.D192]);0;[.D192])" office:value-type="float" office:value="1923">
            <text:p>1923</text:p>
          </table:table-cell>
          <table:table-cell table:formula="of:=IF(ISERROR([.E192]);0;[.E192])" office:value-type="float" office:value="44478">
            <text:p>44478</text:p>
          </table:table-cell>
          <table:table-cell/>
          <table:table-cell table:style-name="ce9" table:formula="of:=[.G192]/[.G$1001]" office:value-type="percentage" office:value="0.00430831643002028">
            <text:p>0,430832%</text:p>
          </table:table-cell>
          <table:table-cell table:style-name="ce9" table:formula="of:=[.H192]/[.H$1001]" office:value-type="percentage" office:value="0.00404927802451407">
            <text:p>0,404928%</text:p>
          </table:table-cell>
          <table:table-cell table:style-name="ce9" table:formula="of:=[.I192]/[.I$1001]" office:value-type="percentage" office:value="0.000288353704280456">
            <text:p>0,028835%</text:p>
          </table:table-cell>
          <table:table-cell table:style-name="ce9" table:formula="of:=[.J192]/[.J$1001]" office:value-type="percentage" office:value="0.000920857458706288">
            <text:p>0,092086%</text:p>
          </table:table-cell>
          <table:table-cell table:style-name="ce10" table:formula="of:=SUMPRODUCT([.B$1:.E$1];[.L192:.O192])" office:value-type="percentage" office:value="0.00281237094440024">
            <text:p>0,281237094440024000%</text:p>
          </table:table-cell>
        </table:table-row>
        <table:table-row table:style-name="ro3">
          <table:table-cell office:value-type="string">
            <text:p>iw</text:p>
          </table:table-cell>
          <table:table-cell table:style-name="ce5" table:formula="of:=VLOOKUP([.$A193];[corpusies.$D$1:.$E$1000];2;0)" office:value-type="float" office:value="162">
            <text:p>162</text:p>
          </table:table-cell>
          <table:table-cell table:style-name="ce5" table:formula="of:=VLOOKUP([.$A193];[corpuscat.$D$1:.$E$1000];2;0)" office:value-type="float" office:value="2603">
            <text:p>2603</text:p>
          </table:table-cell>
          <table:table-cell table:style-name="ce5" table:formula="of:=VLOOKUP([.$A193];[corpusen.$D$1:.$E$1000];2;0)" office:value-type="float" office:value="38003">
            <text:p>38003</text:p>
          </table:table-cell>
          <table:table-cell table:style-name="ce5" table:formula="of:=VLOOKUP([.$A193];[corpuses.$D$1:.$E$1000];2;0)" office:value-type="float" office:value="15492">
            <text:p>15492</text:p>
          </table:table-cell>
          <table:table-cell table:style-name="ce5"/>
          <table:table-cell table:formula="of:=IF(ISERROR([.B193]);0;[.B193])" office:value-type="float" office:value="162">
            <text:p>162</text:p>
          </table:table-cell>
          <table:table-cell table:formula="of:=IF(ISERROR([.C193]);0;[.C193])" office:value-type="float" office:value="2603">
            <text:p>2603</text:p>
          </table:table-cell>
          <table:table-cell table:formula="of:=IF(ISERROR([.D193]);0;[.D193])" office:value-type="float" office:value="38003">
            <text:p>38003</text:p>
          </table:table-cell>
          <table:table-cell table:formula="of:=IF(ISERROR([.E193]);0;[.E193])" office:value-type="float" office:value="15492">
            <text:p>15492</text:p>
          </table:table-cell>
          <table:table-cell/>
          <table:table-cell table:style-name="ce9" table:formula="of:=[.G193]/[.G$1001]" office:value-type="percentage" office:value="0.000328600405679513">
            <text:p>0,032860%</text:p>
          </table:table-cell>
          <table:table-cell table:style-name="ce9" table:formula="of:=[.H193]/[.H$1001]" office:value-type="percentage" office:value="0.000205832500738364">
            <text:p>0,020583%</text:p>
          </table:table-cell>
          <table:table-cell table:style-name="ce9" table:formula="of:=[.I193]/[.I$1001]" office:value-type="percentage" office:value="0.00569854697023929">
            <text:p>0,569855%</text:p>
          </table:table-cell>
          <table:table-cell table:style-name="ce9" table:formula="of:=[.J193]/[.J$1001]" office:value-type="percentage" office:value="0.000320741124832003">
            <text:p>0,032074%</text:p>
          </table:table-cell>
          <table:table-cell table:style-name="ce10" table:formula="of:=SUMPRODUCT([.B$1:.E$1];[.L193:.O193])" office:value-type="percentage" office:value="0.000826406906398893">
            <text:p>0,082640690639889300%</text:p>
          </table:table-cell>
        </table:table-row>
        <table:table-row table:style-name="ro3">
          <table:table-cell office:value-type="string">
            <text:p>iv</text:p>
          </table:table-cell>
          <table:table-cell table:style-name="ce5" table:formula="of:=VLOOKUP([.$A194];[corpusies.$D$1:.$E$1000];2;0)" office:value-type="float" office:value="2127">
            <text:p>2127</text:p>
          </table:table-cell>
          <table:table-cell table:style-name="ce5" table:formula="of:=VLOOKUP([.$A194];[corpuscat.$D$1:.$E$1000];2;0)" office:value-type="float" office:value="70530">
            <text:p>70530</text:p>
          </table:table-cell>
          <table:table-cell table:style-name="ce5" table:formula="of:=VLOOKUP([.$A194];[corpusen.$D$1:.$E$1000];2;0)" office:value-type="float" office:value="24391">
            <text:p>24391</text:p>
          </table:table-cell>
          <table:table-cell table:style-name="ce5" table:formula="of:=VLOOKUP([.$A194];[corpuses.$D$1:.$E$1000];2;0)" office:value-type="float" office:value="282011">
            <text:p>282011</text:p>
          </table:table-cell>
          <table:table-cell table:style-name="ce5"/>
          <table:table-cell table:formula="of:=IF(ISERROR([.B194]);0;[.B194])" office:value-type="float" office:value="2127">
            <text:p>2127</text:p>
          </table:table-cell>
          <table:table-cell table:formula="of:=IF(ISERROR([.C194]);0;[.C194])" office:value-type="float" office:value="70530">
            <text:p>70530</text:p>
          </table:table-cell>
          <table:table-cell table:formula="of:=IF(ISERROR([.D194]);0;[.D194])" office:value-type="float" office:value="24391">
            <text:p>24391</text:p>
          </table:table-cell>
          <table:table-cell table:formula="of:=IF(ISERROR([.E194]);0;[.E194])" office:value-type="float" office:value="282011">
            <text:p>282011</text:p>
          </table:table-cell>
          <table:table-cell/>
          <table:table-cell table:style-name="ce9" table:formula="of:=[.G194]/[.G$1001]" office:value-type="percentage" office:value="0.00431440162271805">
            <text:p>0,431440%</text:p>
          </table:table-cell>
          <table:table-cell table:style-name="ce9" table:formula="of:=[.H194]/[.H$1001]" office:value-type="percentage" office:value="0.00557716722131264">
            <text:p>0,557717%</text:p>
          </table:table-cell>
          <table:table-cell table:style-name="ce9" table:formula="of:=[.I194]/[.I$1001]" office:value-type="percentage" office:value="0.00365742860171846">
            <text:p>0,365743%</text:p>
          </table:table-cell>
          <table:table-cell table:style-name="ce9" table:formula="of:=[.J194]/[.J$1001]" office:value-type="percentage" office:value="0.00583866029918654">
            <text:p>0,583866%</text:p>
          </table:table-cell>
          <table:table-cell table:style-name="ce10" table:formula="of:=SUMPRODUCT([.B$1:.E$1];[.L194:.O194])" office:value-type="percentage" office:value="0.00508481160313702">
            <text:p>0,508481160313702000%</text:p>
          </table:table-cell>
        </table:table-row>
        <table:table-row table:style-name="ro3">
          <table:table-cell office:value-type="string">
            <text:p>iu</text:p>
          </table:table-cell>
          <table:table-cell table:style-name="ce5" table:formula="of:=VLOOKUP([.$A195];[corpusies.$D$1:.$E$1000];2;0)" office:value-type="float" office:value="2052">
            <text:p>2052</text:p>
          </table:table-cell>
          <table:table-cell table:style-name="ce5" table:formula="of:=VLOOKUP([.$A195];[corpuscat.$D$1:.$E$1000];2;0)" office:value-type="float" office:value="48823">
            <text:p>48823</text:p>
          </table:table-cell>
          <table:table-cell table:style-name="ce5" table:formula="of:=VLOOKUP([.$A195];[corpusen.$D$1:.$E$1000];2;0)" office:value-type="float" office:value="7752">
            <text:p>7752</text:p>
          </table:table-cell>
          <table:table-cell table:style-name="ce5" table:formula="of:=VLOOKUP([.$A195];[corpuses.$D$1:.$E$1000];2;0)" office:value-type="float" office:value="125589">
            <text:p>125589</text:p>
          </table:table-cell>
          <table:table-cell table:style-name="ce5"/>
          <table:table-cell table:formula="of:=IF(ISERROR([.B195]);0;[.B195])" office:value-type="float" office:value="2052">
            <text:p>2052</text:p>
          </table:table-cell>
          <table:table-cell table:formula="of:=IF(ISERROR([.C195]);0;[.C195])" office:value-type="float" office:value="48823">
            <text:p>48823</text:p>
          </table:table-cell>
          <table:table-cell table:formula="of:=IF(ISERROR([.D195]);0;[.D195])" office:value-type="float" office:value="7752">
            <text:p>7752</text:p>
          </table:table-cell>
          <table:table-cell table:formula="of:=IF(ISERROR([.E195]);0;[.E195])" office:value-type="float" office:value="125589">
            <text:p>125589</text:p>
          </table:table-cell>
          <table:table-cell/>
          <table:table-cell table:style-name="ce9" table:formula="of:=[.G195]/[.G$1001]" office:value-type="percentage" office:value="0.00416227180527383">
            <text:p>0,416227%</text:p>
          </table:table-cell>
          <table:table-cell table:style-name="ce9" table:formula="of:=[.H195]/[.H$1001]" office:value-type="percentage" office:value="0.00386068389686867">
            <text:p>0,386068%</text:p>
          </table:table-cell>
          <table:table-cell table:style-name="ce9" table:formula="of:=[.I195]/[.I$1001]" office:value-type="percentage" office:value="0.00116241181257519">
            <text:p>0,116241%</text:p>
          </table:table-cell>
          <table:table-cell table:style-name="ce9" table:formula="of:=[.J195]/[.J$1001]" office:value-type="percentage" office:value="0.00260015215120878">
            <text:p>0,260015%</text:p>
          </table:table-cell>
          <table:table-cell table:style-name="ce10" table:formula="of:=SUMPRODUCT([.B$1:.E$1];[.L195:.O195])" office:value-type="percentage" office:value="0.0033031735372629">
            <text:p>0,330317353726290000%</text:p>
          </table:table-cell>
        </table:table-row>
        <table:table-row table:style-name="ro3">
          <table:table-cell office:value-type="string">
            <text:p>it</text:p>
          </table:table-cell>
          <table:table-cell table:style-name="ce5" table:formula="of:=VLOOKUP([.$A196];[corpusies.$D$1:.$E$1000];2;0)" office:value-type="float" office:value="6884">
            <text:p>6884</text:p>
          </table:table-cell>
          <table:table-cell table:style-name="ce5" table:formula="of:=VLOOKUP([.$A196];[corpuscat.$D$1:.$E$1000];2;0)" office:value-type="float" office:value="186951">
            <text:p>186951</text:p>
          </table:table-cell>
          <table:table-cell table:style-name="ce5" table:formula="of:=VLOOKUP([.$A196];[corpusen.$D$1:.$E$1000];2;0)" office:value-type="float" office:value="111823">
            <text:p>111823</text:p>
          </table:table-cell>
          <table:table-cell table:style-name="ce5" table:formula="of:=VLOOKUP([.$A196];[corpuses.$D$1:.$E$1000];2;0)" office:value-type="float" office:value="575570">
            <text:p>575570</text:p>
          </table:table-cell>
          <table:table-cell table:style-name="ce5"/>
          <table:table-cell table:formula="of:=IF(ISERROR([.B196]);0;[.B196])" office:value-type="float" office:value="6884">
            <text:p>6884</text:p>
          </table:table-cell>
          <table:table-cell table:formula="of:=IF(ISERROR([.C196]);0;[.C196])" office:value-type="float" office:value="186951">
            <text:p>186951</text:p>
          </table:table-cell>
          <table:table-cell table:formula="of:=IF(ISERROR([.D196]);0;[.D196])" office:value-type="float" office:value="111823">
            <text:p>111823</text:p>
          </table:table-cell>
          <table:table-cell table:formula="of:=IF(ISERROR([.E196]);0;[.E196])" office:value-type="float" office:value="575570">
            <text:p>575570</text:p>
          </table:table-cell>
          <table:table-cell/>
          <table:table-cell table:style-name="ce9" table:formula="of:=[.G196]/[.G$1001]" office:value-type="percentage" office:value="0.0139634888438134">
            <text:p>1,396349%</text:p>
          </table:table-cell>
          <table:table-cell table:style-name="ce9" table:formula="of:=[.H196]/[.H$1001]" office:value-type="percentage" office:value="0.0147831701289043">
            <text:p>1,478317%</text:p>
          </table:table-cell>
          <table:table-cell table:style-name="ce9" table:formula="of:=[.I196]/[.I$1001]" office:value-type="percentage" office:value="0.0167678503763668">
            <text:p>1,676785%</text:p>
          </table:table-cell>
          <table:table-cell table:style-name="ce9" table:formula="of:=[.J196]/[.J$1001]" office:value-type="percentage" office:value="0.0119164064820266">
            <text:p>1,191641%</text:p>
          </table:table-cell>
          <table:table-cell table:style-name="ce10" table:formula="of:=SUMPRODUCT([.B$1:.E$1];[.L196:.O196])" office:value-type="percentage" office:value="0.01387570467406">
            <text:p>1,387570467406000000%</text:p>
          </table:table-cell>
        </table:table-row>
        <table:table-row table:style-name="ro1">
          <table:table-cell office:value-type="string">
            <text:p>is</text:p>
          </table:table-cell>
          <table:table-cell table:style-name="ce5" table:formula="of:=VLOOKUP([.$A197];[corpusies.$D$1:.$E$1000];2;0)" office:value-type="float" office:value="5508">
            <text:p>5508</text:p>
          </table:table-cell>
          <table:table-cell table:style-name="ce5" table:formula="of:=VLOOKUP([.$A197];[corpuscat.$D$1:.$E$1000];2;0)" office:value-type="float" office:value="139354">
            <text:p>139354</text:p>
          </table:table-cell>
          <table:table-cell table:style-name="ce5" table:formula="of:=VLOOKUP([.$A197];[corpusen.$D$1:.$E$1000];2;0)" office:value-type="float" office:value="95353">
            <text:p>95353</text:p>
          </table:table-cell>
          <table:table-cell table:style-name="ce5" table:formula="of:=VLOOKUP([.$A197];[corpuses.$D$1:.$E$1000];2;0)" office:value-type="float" office:value="602703">
            <text:p>602703</text:p>
          </table:table-cell>
          <table:table-cell table:style-name="ce5"/>
          <table:table-cell table:formula="of:=IF(ISERROR([.B197]);0;[.B197])" office:value-type="float" office:value="5508">
            <text:p>5508</text:p>
          </table:table-cell>
          <table:table-cell table:formula="of:=IF(ISERROR([.C197]);0;[.C197])" office:value-type="float" office:value="139354">
            <text:p>139354</text:p>
          </table:table-cell>
          <table:table-cell table:formula="of:=IF(ISERROR([.D197]);0;[.D197])" office:value-type="float" office:value="95353">
            <text:p>95353</text:p>
          </table:table-cell>
          <table:table-cell table:formula="of:=IF(ISERROR([.E197]);0;[.E197])" office:value-type="float" office:value="602703">
            <text:p>602703</text:p>
          </table:table-cell>
          <table:table-cell/>
          <table:table-cell table:style-name="ce9" table:formula="of:=[.G197]/[.G$1001]" office:value-type="percentage" office:value="0.0111724137931034">
            <text:p>1,117241%</text:p>
          </table:table-cell>
          <table:table-cell table:style-name="ce9" table:formula="of:=[.H197]/[.H$1001]" office:value-type="percentage" office:value="0.011019432311907">
            <text:p>1,101943%</text:p>
          </table:table-cell>
          <table:table-cell table:style-name="ce9" table:formula="of:=[.I197]/[.I$1001]" office:value-type="percentage" office:value="0.0142981751244172">
            <text:p>1,429818%</text:p>
          </table:table-cell>
          <table:table-cell table:style-name="ce9" table:formula="of:=[.J197]/[.J$1001]" office:value-type="percentage" office:value="0.0124781589310368">
            <text:p>1,247816%</text:p>
          </table:table-cell>
          <table:table-cell table:style-name="ce10" table:formula="of:=SUMPRODUCT([.B$1:.E$1];[.L197:.O197])" office:value-type="percentage" office:value="0.0118308190232559">
            <text:p>1,183081902325590000%</text:p>
          </table:table-cell>
        </table:table-row>
        <table:table-row table:style-name="ro3">
          <table:table-cell office:value-type="string">
            <text:p>ir</text:p>
          </table:table-cell>
          <table:table-cell table:style-name="ce5" table:formula="of:=VLOOKUP([.$A198];[corpusies.$D$1:.$E$1000];2;0)" office:value-type="float" office:value="7121">
            <text:p>7121</text:p>
          </table:table-cell>
          <table:table-cell table:style-name="ce5" table:formula="of:=VLOOKUP([.$A198];[corpuscat.$D$1:.$E$1000];2;0)" office:value-type="float" office:value="170344">
            <text:p>170344</text:p>
          </table:table-cell>
          <table:table-cell table:style-name="ce5" table:formula="of:=VLOOKUP([.$A198];[corpusen.$D$1:.$E$1000];2;0)" office:value-type="float" office:value="59560">
            <text:p>59560</text:p>
          </table:table-cell>
          <table:table-cell table:style-name="ce5" table:formula="of:=VLOOKUP([.$A198];[corpuses.$D$1:.$E$1000];2;0)" office:value-type="float" office:value="548933">
            <text:p>548933</text:p>
          </table:table-cell>
          <table:table-cell table:style-name="ce5"/>
          <table:table-cell table:formula="of:=IF(ISERROR([.B198]);0;[.B198])" office:value-type="float" office:value="7121">
            <text:p>7121</text:p>
          </table:table-cell>
          <table:table-cell table:formula="of:=IF(ISERROR([.C198]);0;[.C198])" office:value-type="float" office:value="170344">
            <text:p>170344</text:p>
          </table:table-cell>
          <table:table-cell table:formula="of:=IF(ISERROR([.D198]);0;[.D198])" office:value-type="float" office:value="59560">
            <text:p>59560</text:p>
          </table:table-cell>
          <table:table-cell table:formula="of:=IF(ISERROR([.E198]);0;[.E198])" office:value-type="float" office:value="548933">
            <text:p>548933</text:p>
          </table:table-cell>
          <table:table-cell/>
          <table:table-cell table:style-name="ce9" table:formula="of:=[.G198]/[.G$1001]" office:value-type="percentage" office:value="0.0144442190669371">
            <text:p>1,444422%</text:p>
          </table:table-cell>
          <table:table-cell table:style-name="ce9" table:formula="of:=[.H198]/[.H$1001]" office:value-type="percentage" office:value="0.0134699698447084">
            <text:p>1,346997%</text:p>
          </table:table-cell>
          <table:table-cell table:style-name="ce9" table:formula="of:=[.I198]/[.I$1001]" office:value-type="percentage" office:value="0.00893101748671031">
            <text:p>0,893102%</text:p>
          </table:table-cell>
          <table:table-cell table:style-name="ce9" table:formula="of:=[.J198]/[.J$1001]" office:value-type="percentage" office:value="0.0113649230491483">
            <text:p>1,136492%</text:p>
          </table:table-cell>
          <table:table-cell table:style-name="ce10" table:formula="of:=SUMPRODUCT([.B$1:.E$1];[.L198:.O198])" office:value-type="percentage" office:value="0.0126768353369092">
            <text:p>1,267683533690920000%</text:p>
          </table:table-cell>
        </table:table-row>
        <table:table-row table:style-name="ro3">
          <table:table-cell office:value-type="string">
            <text:p>iq</text:p>
          </table:table-cell>
          <table:table-cell table:style-name="ce5" table:formula="of:=VLOOKUP([.$A199];[corpusies.$D$1:.$E$1000];2;0)" office:value-type="float" office:value="181">
            <text:p>181</text:p>
          </table:table-cell>
          <table:table-cell table:style-name="ce5" table:formula="of:=VLOOKUP([.$A199];[corpuscat.$D$1:.$E$1000];2;0)" office:value-type="float" office:value="10819">
            <text:p>10819</text:p>
          </table:table-cell>
          <table:table-cell table:style-name="ce5" table:formula="of:=VLOOKUP([.$A199];[corpusen.$D$1:.$E$1000];2;0)" office:value-type="float" office:value="485">
            <text:p>485</text:p>
          </table:table-cell>
          <table:table-cell table:style-name="ce5" table:formula="of:=VLOOKUP([.$A199];[corpuses.$D$1:.$E$1000];2;0)" office:value-type="float" office:value="7630">
            <text:p>7630</text:p>
          </table:table-cell>
          <table:table-cell table:style-name="ce5"/>
          <table:table-cell table:formula="of:=IF(ISERROR([.B199]);0;[.B199])" office:value-type="float" office:value="181">
            <text:p>181</text:p>
          </table:table-cell>
          <table:table-cell table:formula="of:=IF(ISERROR([.C199]);0;[.C199])" office:value-type="float" office:value="10819">
            <text:p>10819</text:p>
          </table:table-cell>
          <table:table-cell table:formula="of:=IF(ISERROR([.D199]);0;[.D199])" office:value-type="float" office:value="485">
            <text:p>485</text:p>
          </table:table-cell>
          <table:table-cell table:formula="of:=IF(ISERROR([.E199]);0;[.E199])" office:value-type="float" office:value="7630">
            <text:p>7630</text:p>
          </table:table-cell>
          <table:table-cell/>
          <table:table-cell table:style-name="ce9" table:formula="of:=[.G199]/[.G$1001]" office:value-type="percentage" office:value="0.000367139959432049">
            <text:p>0,036714%</text:p>
          </table:table-cell>
          <table:table-cell table:style-name="ce9" table:formula="of:=[.H199]/[.H$1001]" office:value-type="percentage" office:value="0.000855513571067368">
            <text:p>0,085551%</text:p>
          </table:table-cell>
          <table:table-cell table:style-name="ce9" table:formula="of:=[.I199]/[.I$1001]" office:value-type="percentage" office:value="0.0000727257132480608">
            <text:p>0,007273%</text:p>
          </table:table-cell>
          <table:table-cell table:style-name="ce9" table:formula="of:=[.J199]/[.J$1001]" office:value-type="percentage" office:value="0.000157968937675457">
            <text:p>0,015797%</text:p>
          </table:table-cell>
          <table:table-cell table:style-name="ce10" table:formula="of:=SUMPRODUCT([.B$1:.E$1];[.L199:.O199])" office:value-type="percentage" office:value="0.000421459311777268">
            <text:p>0,042145931177726800%</text:p>
          </table:table-cell>
        </table:table-row>
        <table:table-row table:style-name="ro3">
          <table:table-cell office:value-type="string">
            <text:p>ip</text:p>
          </table:table-cell>
          <table:table-cell table:style-name="ce5" table:formula="of:=VLOOKUP([.$A200];[corpusies.$D$1:.$E$1000];2;0)" office:value-type="float" office:value="1602">
            <text:p>1602</text:p>
          </table:table-cell>
          <table:table-cell table:style-name="ce5" table:formula="of:=VLOOKUP([.$A200];[corpuscat.$D$1:.$E$1000];2;0)" office:value-type="float" office:value="41581">
            <text:p>41581</text:p>
          </table:table-cell>
          <table:table-cell table:style-name="ce5" table:formula="of:=VLOOKUP([.$A200];[corpusen.$D$1:.$E$1000];2;0)" office:value-type="float" office:value="11301">
            <text:p>11301</text:p>
          </table:table-cell>
          <table:table-cell table:style-name="ce5" table:formula="of:=VLOOKUP([.$A200];[corpuses.$D$1:.$E$1000];2;0)" office:value-type="float" office:value="161484">
            <text:p>161484</text:p>
          </table:table-cell>
          <table:table-cell table:style-name="ce5"/>
          <table:table-cell table:formula="of:=IF(ISERROR([.B200]);0;[.B200])" office:value-type="float" office:value="1602">
            <text:p>1602</text:p>
          </table:table-cell>
          <table:table-cell table:formula="of:=IF(ISERROR([.C200]);0;[.C200])" office:value-type="float" office:value="41581">
            <text:p>41581</text:p>
          </table:table-cell>
          <table:table-cell table:formula="of:=IF(ISERROR([.D200]);0;[.D200])" office:value-type="float" office:value="11301">
            <text:p>11301</text:p>
          </table:table-cell>
          <table:table-cell table:formula="of:=IF(ISERROR([.E200]);0;[.E200])" office:value-type="float" office:value="161484">
            <text:p>161484</text:p>
          </table:table-cell>
          <table:table-cell/>
          <table:table-cell table:style-name="ce9" table:formula="of:=[.G200]/[.G$1001]" office:value-type="percentage" office:value="0.00324949290060852">
            <text:p>0,324949%</text:p>
          </table:table-cell>
          <table:table-cell table:style-name="ce9" table:formula="of:=[.H200]/[.H$1001]" office:value-type="percentage" office:value="0.00328802197971644">
            <text:p>0,328802%</text:p>
          </table:table-cell>
          <table:table-cell table:style-name="ce9" table:formula="of:=[.I200]/[.I$1001]" office:value-type="percentage" office:value="0.00169458409364193">
            <text:p>0,169458%</text:p>
          </table:table-cell>
          <table:table-cell table:style-name="ce9" table:formula="of:=[.J200]/[.J$1001]" office:value-type="percentage" office:value="0.00334331008277634">
            <text:p>0,334331%</text:p>
          </table:table-cell>
          <table:table-cell table:style-name="ce10" table:formula="of:=SUMPRODUCT([.B$1:.E$1];[.L200:.O200])" office:value-type="percentage" office:value="0.00313370589829459">
            <text:p>0,313370589829459000%</text:p>
          </table:table-cell>
        </table:table-row>
        <table:table-row table:style-name="ro3">
          <table:table-cell office:value-type="string">
            <text:p>io</text:p>
          </table:table-cell>
          <table:table-cell table:style-name="ce5" table:formula="of:=VLOOKUP([.$A201];[corpusies.$D$1:.$E$1000];2;0)" office:value-type="float" office:value="2328">
            <text:p>2328</text:p>
          </table:table-cell>
          <table:table-cell table:style-name="ce5" table:formula="of:=VLOOKUP([.$A201];[corpuscat.$D$1:.$E$1000];2;0)" office:value-type="float" office:value="52327">
            <text:p>52327</text:p>
          </table:table-cell>
          <table:table-cell table:style-name="ce5" table:formula="of:=VLOOKUP([.$A201];[corpusen.$D$1:.$E$1000];2;0)" office:value-type="float" office:value="26925">
            <text:p>26925</text:p>
          </table:table-cell>
          <table:table-cell table:style-name="ce5" table:formula="of:=VLOOKUP([.$A201];[corpuses.$D$1:.$E$1000];2;0)" office:value-type="float" office:value="350273">
            <text:p>350273</text:p>
          </table:table-cell>
          <table:table-cell table:style-name="ce5"/>
          <table:table-cell table:formula="of:=IF(ISERROR([.B201]);0;[.B201])" office:value-type="float" office:value="2328">
            <text:p>2328</text:p>
          </table:table-cell>
          <table:table-cell table:formula="of:=IF(ISERROR([.C201]);0;[.C201])" office:value-type="float" office:value="52327">
            <text:p>52327</text:p>
          </table:table-cell>
          <table:table-cell table:formula="of:=IF(ISERROR([.D201]);0;[.D201])" office:value-type="float" office:value="26925">
            <text:p>26925</text:p>
          </table:table-cell>
          <table:table-cell table:formula="of:=IF(ISERROR([.E201]);0;[.E201])" office:value-type="float" office:value="350273">
            <text:p>350273</text:p>
          </table:table-cell>
          <table:table-cell/>
          <table:table-cell table:style-name="ce9" table:formula="of:=[.G201]/[.G$1001]" office:value-type="percentage" office:value="0.00472210953346856">
            <text:p>0,472211%</text:p>
          </table:table-cell>
          <table:table-cell table:style-name="ce9" table:formula="of:=[.H201]/[.H$1001]" office:value-type="percentage" office:value="0.00413776306805085">
            <text:p>0,413776%</text:p>
          </table:table-cell>
          <table:table-cell table:style-name="ce9" table:formula="of:=[.I201]/[.I$1001]" office:value-type="percentage" office:value="0.00403740170969905">
            <text:p>0,403740%</text:p>
          </table:table-cell>
          <table:table-cell table:style-name="ce9" table:formula="of:=[.J201]/[.J$1001]" office:value-type="percentage" office:value="0.00725193364435064">
            <text:p>0,725193%</text:p>
          </table:table-cell>
          <table:table-cell table:style-name="ce10" table:formula="of:=SUMPRODUCT([.B$1:.E$1];[.L201:.O201])" office:value-type="percentage" office:value="0.00523728204473092">
            <text:p>0,523728204473092000%</text:p>
          </table:table-cell>
        </table:table-row>
        <table:table-row table:style-name="ro3">
          <table:table-cell office:value-type="string">
            <text:p>iñ</text:p>
          </table:table-cell>
          <table:table-cell table:style-name="ce5" table:formula="of:=VLOOKUP([.$A202];[corpusies.$D$1:.$E$1000];2;0)" office:value-type="float" office:value="0">
            <text:p>#N/D</text:p>
          </table:table-cell>
          <table:table-cell table:style-name="ce5" table:formula="of:=VLOOKUP([.$A202];[corpuscat.$D$1:.$E$1000];2;0)" office:value-type="float" office:value="125">
            <text:p>125</text:p>
          </table:table-cell>
          <table:table-cell table:style-name="ce5" table:formula="of:=VLOOKUP([.$A202];[corpusen.$D$1:.$E$1000];2;0)" office:value-type="float" office:value="0">
            <text:p>#N/D</text:p>
          </table:table-cell>
          <table:table-cell table:style-name="ce5" table:formula="of:=VLOOKUP([.$A202];[corpuses.$D$1:.$E$1000];2;0)" office:value-type="float" office:value="5947">
            <text:p>5947</text:p>
          </table:table-cell>
          <table:table-cell table:style-name="ce5"/>
          <table:table-cell table:formula="of:=IF(ISERROR([.B202]);0;[.B202])" office:value-type="float" office:value="0">
            <text:p>0</text:p>
          </table:table-cell>
          <table:table-cell table:formula="of:=IF(ISERROR([.C202]);0;[.C202])" office:value-type="float" office:value="125">
            <text:p>125</text:p>
          </table:table-cell>
          <table:table-cell table:formula="of:=IF(ISERROR([.D202]);0;[.D202])" office:value-type="float" office:value="0">
            <text:p>0</text:p>
          </table:table-cell>
          <table:table-cell table:formula="of:=IF(ISERROR([.E202]);0;[.E202])" office:value-type="float" office:value="5947">
            <text:p>5947</text:p>
          </table:table-cell>
          <table:table-cell/>
          <table:table-cell table:style-name="ce9" table:formula="of:=[.G202]/[.G$1001]" office:value-type="percentage" office:value="0">
            <text:p>0,000000%</text:p>
          </table:table-cell>
          <table:table-cell table:style-name="ce9" table:formula="of:=[.H202]/[.H$1001]" office:value-type="percentage" office:value="0.0000098843882413736">
            <text:p>0,000988%</text:p>
          </table:table-cell>
          <table:table-cell table:style-name="ce9" table:formula="of:=[.I202]/[.I$1001]" office:value-type="percentage" office:value="0">
            <text:p>0,000000%</text:p>
          </table:table-cell>
          <table:table-cell table:style-name="ce9" table:formula="of:=[.J202]/[.J$1001]" office:value-type="percentage" office:value="0.000123124675276008">
            <text:p>0,012312%</text:p>
          </table:table-cell>
          <table:table-cell table:style-name="ce10" table:formula="of:=SUMPRODUCT([.B$1:.E$1];[.L202:.O202])" office:value-type="percentage" office:value="0.0000399027190552146">
            <text:p>0,003990271905521460%</text:p>
          </table:table-cell>
        </table:table-row>
        <table:table-row table:style-name="ro1">
          <table:table-cell office:value-type="string">
            <text:p>in</text:p>
          </table:table-cell>
          <table:table-cell table:style-name="ce5" table:formula="of:=VLOOKUP([.$A203];[corpusies.$D$1:.$E$1000];2;0)" office:value-type="float" office:value="10397">
            <text:p>10397</text:p>
          </table:table-cell>
          <table:table-cell table:style-name="ce5" table:formula="of:=VLOOKUP([.$A203];[corpuscat.$D$1:.$E$1000];2;0)" office:value-type="float" office:value="192039">
            <text:p>192039</text:p>
          </table:table-cell>
          <table:table-cell table:style-name="ce5" table:formula="of:=VLOOKUP([.$A203];[corpusen.$D$1:.$E$1000];2;0)" office:value-type="float" office:value="163178">
            <text:p>163178</text:p>
          </table:table-cell>
          <table:table-cell table:style-name="ce5" table:formula="of:=VLOOKUP([.$A203];[corpuses.$D$1:.$E$1000];2;0)" office:value-type="float" office:value="707230">
            <text:p>707230</text:p>
          </table:table-cell>
          <table:table-cell table:style-name="ce5"/>
          <table:table-cell table:formula="of:=IF(ISERROR([.B203]);0;[.B203])" office:value-type="float" office:value="10397">
            <text:p>10397</text:p>
          </table:table-cell>
          <table:table-cell table:formula="of:=IF(ISERROR([.C203]);0;[.C203])" office:value-type="float" office:value="192039">
            <text:p>192039</text:p>
          </table:table-cell>
          <table:table-cell table:formula="of:=IF(ISERROR([.D203]);0;[.D203])" office:value-type="float" office:value="163178">
            <text:p>163178</text:p>
          </table:table-cell>
          <table:table-cell table:formula="of:=IF(ISERROR([.E203]);0;[.E203])" office:value-type="float" office:value="707230">
            <text:p>707230</text:p>
          </table:table-cell>
          <table:table-cell/>
          <table:table-cell table:style-name="ce9" table:formula="of:=[.G203]/[.G$1001]" office:value-type="percentage" office:value="0.0210892494929006">
            <text:p>2,108925%</text:p>
          </table:table-cell>
          <table:table-cell table:style-name="ce9" table:formula="of:=[.H203]/[.H$1001]" office:value-type="percentage" office:value="0.0151855042678812">
            <text:p>1,518550%</text:p>
          </table:table-cell>
          <table:table-cell table:style-name="ce9" table:formula="of:=[.I203]/[.I$1001]" office:value-type="percentage" office:value="0.024468528734829">
            <text:p>2,446853%</text:p>
          </table:table-cell>
          <table:table-cell table:style-name="ce9" table:formula="of:=[.J203]/[.J$1001]" office:value-type="percentage" office:value="0.0146422505625444">
            <text:p>1,464225%</text:p>
          </table:table-cell>
          <table:table-cell table:style-name="ce10" table:formula="of:=SUMPRODUCT([.B$1:.E$1];[.L203:.O203])" office:value-type="percentage" office:value="0.0177219541704807">
            <text:p>1,772195417048070000%</text:p>
          </table:table-cell>
        </table:table-row>
        <table:table-row table:style-name="ro3">
          <table:table-cell office:value-type="string">
            <text:p>im</text:p>
          </table:table-cell>
          <table:table-cell table:style-name="ce5" table:formula="of:=VLOOKUP([.$A204];[corpusies.$D$1:.$E$1000];2;0)" office:value-type="float" office:value="3071">
            <text:p>3071</text:p>
          </table:table-cell>
          <table:table-cell table:style-name="ce5" table:formula="of:=VLOOKUP([.$A204];[corpuscat.$D$1:.$E$1000];2;0)" office:value-type="float" office:value="89227">
            <text:p>89227</text:p>
          </table:table-cell>
          <table:table-cell table:style-name="ce5" table:formula="of:=VLOOKUP([.$A204];[corpusen.$D$1:.$E$1000];2;0)" office:value-type="float" office:value="43882">
            <text:p>43882</text:p>
          </table:table-cell>
          <table:table-cell table:style-name="ce5" table:formula="of:=VLOOKUP([.$A204];[corpuses.$D$1:.$E$1000];2;0)" office:value-type="float" office:value="384470">
            <text:p>384470</text:p>
          </table:table-cell>
          <table:table-cell table:style-name="ce5"/>
          <table:table-cell table:formula="of:=IF(ISERROR([.B204]);0;[.B204])" office:value-type="float" office:value="3071">
            <text:p>3071</text:p>
          </table:table-cell>
          <table:table-cell table:formula="of:=IF(ISERROR([.C204]);0;[.C204])" office:value-type="float" office:value="89227">
            <text:p>89227</text:p>
          </table:table-cell>
          <table:table-cell table:formula="of:=IF(ISERROR([.D204]);0;[.D204])" office:value-type="float" office:value="43882">
            <text:p>43882</text:p>
          </table:table-cell>
          <table:table-cell table:formula="of:=IF(ISERROR([.E204]);0;[.E204])" office:value-type="float" office:value="384470">
            <text:p>384470</text:p>
          </table:table-cell>
          <table:table-cell/>
          <table:table-cell table:style-name="ce9" table:formula="of:=[.G204]/[.G$1001]" office:value-type="percentage" office:value="0.00622920892494929">
            <text:p>0,622921%</text:p>
          </table:table-cell>
          <table:table-cell table:style-name="ce9" table:formula="of:=[.H204]/[.H$1001]" office:value-type="percentage" office:value="0.00705563447690434">
            <text:p>0,705563%</text:p>
          </table:table-cell>
          <table:table-cell table:style-name="ce9" table:formula="of:=[.I204]/[.I$1001]" office:value-type="percentage" office:value="0.00658010257474516">
            <text:p>0,658010%</text:p>
          </table:table-cell>
          <table:table-cell table:style-name="ce9" table:formula="of:=[.J204]/[.J$1001]" office:value-type="percentage" office:value="0.00795993675859541">
            <text:p>0,795994%</text:p>
          </table:table-cell>
          <table:table-cell table:style-name="ce10" table:formula="of:=SUMPRODUCT([.B$1:.E$1];[.L204:.O204])" office:value-type="percentage" office:value="0.00703144430560923">
            <text:p>0,703144430560923000%</text:p>
          </table:table-cell>
        </table:table-row>
        <table:table-row table:style-name="ro3">
          <table:table-cell office:value-type="string">
            <text:p>il</text:p>
          </table:table-cell>
          <table:table-cell table:style-name="ce5" table:formula="of:=VLOOKUP([.$A205];[corpusies.$D$1:.$E$1000];2;0)" office:value-type="float" office:value="3791">
            <text:p>3791</text:p>
          </table:table-cell>
          <table:table-cell table:style-name="ce5" table:formula="of:=VLOOKUP([.$A205];[corpuscat.$D$1:.$E$1000];2;0)" office:value-type="float" office:value="116737">
            <text:p>116737</text:p>
          </table:table-cell>
          <table:table-cell table:style-name="ce5" table:formula="of:=VLOOKUP([.$A205];[corpusen.$D$1:.$E$1000];2;0)" office:value-type="float" office:value="66357">
            <text:p>66357</text:p>
          </table:table-cell>
          <table:table-cell table:style-name="ce5" table:formula="of:=VLOOKUP([.$A205];[corpuses.$D$1:.$E$1000];2;0)" office:value-type="float" office:value="431146">
            <text:p>431146</text:p>
          </table:table-cell>
          <table:table-cell table:style-name="ce5"/>
          <table:table-cell table:formula="of:=IF(ISERROR([.B205]);0;[.B205])" office:value-type="float" office:value="3791">
            <text:p>3791</text:p>
          </table:table-cell>
          <table:table-cell table:formula="of:=IF(ISERROR([.C205]);0;[.C205])" office:value-type="float" office:value="116737">
            <text:p>116737</text:p>
          </table:table-cell>
          <table:table-cell table:formula="of:=IF(ISERROR([.D205]);0;[.D205])" office:value-type="float" office:value="66357">
            <text:p>66357</text:p>
          </table:table-cell>
          <table:table-cell table:formula="of:=IF(ISERROR([.E205]);0;[.E205])" office:value-type="float" office:value="431146">
            <text:p>431146</text:p>
          </table:table-cell>
          <table:table-cell/>
          <table:table-cell table:style-name="ce9" table:formula="of:=[.G205]/[.G$1001]" office:value-type="percentage" office:value="0.00768965517241379">
            <text:p>0,768966%</text:p>
          </table:table-cell>
          <table:table-cell table:style-name="ce9" table:formula="of:=[.H205]/[.H$1001]" office:value-type="percentage" office:value="0.00923099064106584">
            <text:p>0,923099%</text:p>
          </table:table-cell>
          <table:table-cell table:style-name="ce9" table:formula="of:=[.I205]/[.I$1001]" office:value-type="percentage" office:value="0.00995022712165272">
            <text:p>0,995023%</text:p>
          </table:table-cell>
          <table:table-cell table:style-name="ce9" table:formula="of:=[.J205]/[.J$1001]" office:value-type="percentage" office:value="0.0089263008654027">
            <text:p>0,892630%</text:p>
          </table:table-cell>
          <table:table-cell table:style-name="ce10" table:formula="of:=SUMPRODUCT([.B$1:.E$1];[.L205:.O205])" office:value-type="percentage" office:value="0.00874910671582997">
            <text:p>0,874910671582997000%</text:p>
          </table:table-cell>
        </table:table-row>
        <table:table-row table:style-name="ro3">
          <table:table-cell office:value-type="string">
            <text:p>ik</text:p>
          </table:table-cell>
          <table:table-cell table:style-name="ce5" table:formula="of:=VLOOKUP([.$A206];[corpusies.$D$1:.$E$1000];2;0)" office:value-type="float" office:value="149">
            <text:p>149</text:p>
          </table:table-cell>
          <table:table-cell table:style-name="ce5" table:formula="of:=VLOOKUP([.$A206];[corpuscat.$D$1:.$E$1000];2;0)" office:value-type="float" office:value="5025">
            <text:p>5025</text:p>
          </table:table-cell>
          <table:table-cell table:style-name="ce5" table:formula="of:=VLOOKUP([.$A206];[corpusen.$D$1:.$E$1000];2;0)" office:value-type="float" office:value="15293">
            <text:p>15293</text:p>
          </table:table-cell>
          <table:table-cell table:style-name="ce5" table:formula="of:=VLOOKUP([.$A206];[corpuses.$D$1:.$E$1000];2;0)" office:value-type="float" office:value="26566">
            <text:p>26566</text:p>
          </table:table-cell>
          <table:table-cell table:style-name="ce5"/>
          <table:table-cell table:formula="of:=IF(ISERROR([.B206]);0;[.B206])" office:value-type="float" office:value="149">
            <text:p>149</text:p>
          </table:table-cell>
          <table:table-cell table:formula="of:=IF(ISERROR([.C206]);0;[.C206])" office:value-type="float" office:value="5025">
            <text:p>5025</text:p>
          </table:table-cell>
          <table:table-cell table:formula="of:=IF(ISERROR([.D206]);0;[.D206])" office:value-type="float" office:value="15293">
            <text:p>15293</text:p>
          </table:table-cell>
          <table:table-cell table:formula="of:=IF(ISERROR([.E206]);0;[.E206])" office:value-type="float" office:value="26566">
            <text:p>26566</text:p>
          </table:table-cell>
          <table:table-cell/>
          <table:table-cell table:style-name="ce9" table:formula="of:=[.G206]/[.G$1001]" office:value-type="percentage" office:value="0.000302231237322515">
            <text:p>0,030223%</text:p>
          </table:table-cell>
          <table:table-cell table:style-name="ce9" table:formula="of:=[.H206]/[.H$1001]" office:value-type="percentage" office:value="0.000397352407303219">
            <text:p>0,039735%</text:p>
          </table:table-cell>
          <table:table-cell table:style-name="ce9" table:formula="of:=[.I206]/[.I$1001]" office:value-type="percentage" office:value="0.00229318419113937">
            <text:p>0,229318%</text:p>
          </table:table-cell>
          <table:table-cell table:style-name="ce9" table:formula="of:=[.J206]/[.J$1001]" office:value-type="percentage" office:value="0.000550013472907758">
            <text:p>0,055001%</text:p>
          </table:table-cell>
          <table:table-cell table:style-name="ce10" table:formula="of:=SUMPRODUCT([.B$1:.E$1];[.L206:.O206])" office:value-type="percentage" office:value="0.000604197554373984">
            <text:p>0,060419755437398400%</text:p>
          </table:table-cell>
        </table:table-row>
        <table:table-row table:style-name="ro3">
          <table:table-cell office:value-type="string">
            <text:p>ij</text:p>
          </table:table-cell>
          <table:table-cell table:style-name="ce5" table:formula="of:=VLOOKUP([.$A207];[corpusies.$D$1:.$E$1000];2;0)" office:value-type="float" office:value="2">
            <text:p>2</text:p>
          </table:table-cell>
          <table:table-cell table:style-name="ce5" table:formula="of:=VLOOKUP([.$A207];[corpuscat.$D$1:.$E$1000];2;0)" office:value-type="float" office:value="1435">
            <text:p>1435</text:p>
          </table:table-cell>
          <table:table-cell table:style-name="ce5" table:formula="of:=VLOOKUP([.$A207];[corpusen.$D$1:.$E$1000];2;0)" office:value-type="float" office:value="270">
            <text:p>270</text:p>
          </table:table-cell>
          <table:table-cell table:style-name="ce5" table:formula="of:=VLOOKUP([.$A207];[corpuses.$D$1:.$E$1000];2;0)" office:value-type="float" office:value="21136">
            <text:p>21136</text:p>
          </table:table-cell>
          <table:table-cell table:style-name="ce5"/>
          <table:table-cell table:formula="of:=IF(ISERROR([.B207]);0;[.B207])" office:value-type="float" office:value="2">
            <text:p>2</text:p>
          </table:table-cell>
          <table:table-cell table:formula="of:=IF(ISERROR([.C207]);0;[.C207])" office:value-type="float" office:value="1435">
            <text:p>1435</text:p>
          </table:table-cell>
          <table:table-cell table:formula="of:=IF(ISERROR([.D207]);0;[.D207])" office:value-type="float" office:value="270">
            <text:p>270</text:p>
          </table:table-cell>
          <table:table-cell table:formula="of:=IF(ISERROR([.E207]);0;[.E207])" office:value-type="float" office:value="21136">
            <text:p>21136</text:p>
          </table:table-cell>
          <table:table-cell/>
          <table:table-cell table:style-name="ce9" table:formula="of:=[.G207]/[.G$1001]" office:value-type="percentage" office:value="0.00000405679513184584">
            <text:p>0,000406%</text:p>
          </table:table-cell>
          <table:table-cell table:style-name="ce9" table:formula="of:=[.H207]/[.H$1001]" office:value-type="percentage" office:value="0.000113472777010969">
            <text:p>0,011347%</text:p>
          </table:table-cell>
          <table:table-cell table:style-name="ce9" table:formula="of:=[.I207]/[.I$1001]" office:value-type="percentage" office:value="0.0000404864795401576">
            <text:p>0,004049%</text:p>
          </table:table-cell>
          <table:table-cell table:style-name="ce9" table:formula="of:=[.J207]/[.J$1001]" office:value-type="percentage" office:value="0.000437592590656417">
            <text:p>0,043759%</text:p>
          </table:table-cell>
          <table:table-cell table:style-name="ce10" table:formula="of:=SUMPRODUCT([.B$1:.E$1];[.L207:.O207])" office:value-type="percentage" office:value="0.000170585296793785">
            <text:p>0,017058529679378500%</text:p>
          </table:table-cell>
        </table:table-row>
        <table:table-row table:style-name="ro3">
          <table:table-cell office:value-type="string">
            <text:p>iç</text:p>
          </table:table-cell>
          <table:table-cell table:style-name="ce5" table:formula="of:=VLOOKUP([.$A208];[corpusies.$D$1:.$E$1000];2;0)" office:value-type="float" office:value="3">
            <text:p>3</text:p>
          </table:table-cell>
          <table:table-cell table:style-name="ce5" table:formula="of:=VLOOKUP([.$A208];[corpuscat.$D$1:.$E$1000];2;0)" office:value-type="float" office:value="151">
            <text:p>151</text:p>
          </table:table-cell>
          <table:table-cell table:style-name="ce5" table:formula="of:=VLOOKUP([.$A208];[corpusen.$D$1:.$E$1000];2;0)" office:value-type="float" office:value="0">
            <text:p>#N/D</text:p>
          </table:table-cell>
          <table:table-cell table:style-name="ce5" table:formula="of:=VLOOKUP([.$A208];[corpuses.$D$1:.$E$1000];2;0)" office:value-type="float" office:value="99">
            <text:p>99</text:p>
          </table:table-cell>
          <table:table-cell table:style-name="ce5"/>
          <table:table-cell table:formula="of:=IF(ISERROR([.B208]);0;[.B208])" office:value-type="float" office:value="3">
            <text:p>3</text:p>
          </table:table-cell>
          <table:table-cell table:formula="of:=IF(ISERROR([.C208]);0;[.C208])" office:value-type="float" office:value="151">
            <text:p>151</text:p>
          </table:table-cell>
          <table:table-cell table:formula="of:=IF(ISERROR([.D208]);0;[.D208])" office:value-type="float" office:value="0">
            <text:p>0</text:p>
          </table:table-cell>
          <table:table-cell table:formula="of:=IF(ISERROR([.E208]);0;[.E208])" office:value-type="float" office:value="99">
            <text:p>99</text:p>
          </table:table-cell>
          <table:table-cell/>
          <table:table-cell table:style-name="ce9" table:formula="of:=[.G208]/[.G$1001]" office:value-type="percentage" office:value="0.00000608519269776876">
            <text:p>0,000609%</text:p>
          </table:table-cell>
          <table:table-cell table:style-name="ce9" table:formula="of:=[.H208]/[.H$1001]" office:value-type="percentage" office:value="0.0000119403409955793">
            <text:p>0,001194%</text:p>
          </table:table-cell>
          <table:table-cell table:style-name="ce9" table:formula="of:=[.I208]/[.I$1001]" office:value-type="percentage" office:value="0">
            <text:p>0,000000%</text:p>
          </table:table-cell>
          <table:table-cell table:style-name="ce9" table:formula="of:=[.J208]/[.J$1001]" office:value-type="percentage" office:value="0.00000204966249408522">
            <text:p>0,000205%</text:p>
          </table:table-cell>
          <table:table-cell table:style-name="ce10" table:formula="of:=SUMPRODUCT([.B$1:.E$1];[.L208:.O208])" office:value-type="percentage" office:value="0.00000602255885622999">
            <text:p>0,000602255885622999%</text:p>
          </table:table-cell>
        </table:table-row>
        <table:table-row table:style-name="ro1">
          <table:table-cell office:value-type="string">
            <text:p>i´</text:p>
          </table:table-cell>
          <table:table-cell table:style-name="ce5" table:formula="of:=VLOOKUP([.$A209];[corpusies.$D$1:.$E$1000];2;0)" office:value-type="float" office:value="3632">
            <text:p>3632</text:p>
          </table:table-cell>
          <table:table-cell table:style-name="ce5" table:formula="of:=VLOOKUP([.$A209];[corpuscat.$D$1:.$E$1000];2;0)" office:value-type="float" office:value="111028">
            <text:p>111028</text:p>
          </table:table-cell>
          <table:table-cell table:style-name="ce5" table:formula="of:=VLOOKUP([.$A209];[corpusen.$D$1:.$E$1000];2;0)" office:value-type="float" office:value="0">
            <text:p>#N/D</text:p>
          </table:table-cell>
          <table:table-cell table:style-name="ce5" table:formula="of:=VLOOKUP([.$A209];[corpuses.$D$1:.$E$1000];2;0)" office:value-type="float" office:value="559821">
            <text:p>559821</text:p>
          </table:table-cell>
          <table:table-cell table:style-name="ce5"/>
          <table:table-cell table:formula="of:=IF(ISERROR([.B209]);0;[.B209])" office:value-type="float" office:value="3632">
            <text:p>3632</text:p>
          </table:table-cell>
          <table:table-cell table:formula="of:=IF(ISERROR([.C209]);0;[.C209])" office:value-type="float" office:value="111028">
            <text:p>111028</text:p>
          </table:table-cell>
          <table:table-cell table:formula="of:=IF(ISERROR([.D209]);0;[.D209])" office:value-type="float" office:value="0">
            <text:p>0</text:p>
          </table:table-cell>
          <table:table-cell table:formula="of:=IF(ISERROR([.E209]);0;[.E209])" office:value-type="float" office:value="559821">
            <text:p>559821</text:p>
          </table:table-cell>
          <table:table-cell/>
          <table:table-cell table:style-name="ce9" table:formula="of:=[.G209]/[.G$1001]" office:value-type="percentage" office:value="0.00736713995943205">
            <text:p>0,736714%</text:p>
          </table:table-cell>
          <table:table-cell table:style-name="ce9" table:formula="of:=[.H209]/[.H$1001]" office:value-type="percentage" office:value="0.00877955086130582">
            <text:p>0,877955%</text:p>
          </table:table-cell>
          <table:table-cell table:style-name="ce9" table:formula="of:=[.I209]/[.I$1001]" office:value-type="percentage" office:value="0">
            <text:p>0,000000%</text:p>
          </table:table-cell>
          <table:table-cell table:style-name="ce9" table:formula="of:=[.J209]/[.J$1001]" office:value-type="percentage" office:value="0.0115903445161746">
            <text:p>1,159034%</text:p>
          </table:table-cell>
          <table:table-cell table:style-name="ce10" table:formula="of:=SUMPRODUCT([.B$1:.E$1];[.L209:.O209])" office:value-type="percentage" office:value="0.00832111060107374">
            <text:p>0,832111060107374000%</text:p>
          </table:table-cell>
        </table:table-row>
        <table:table-row table:style-name="ro3">
          <table:table-cell office:value-type="string">
            <text:p>hz</text:p>
          </table:table-cell>
          <table:table-cell table:style-name="ce5" table:formula="of:=VLOOKUP([.$A210];[corpusies.$D$1:.$E$1000];2;0)" office:value-type="float" office:value="0">
            <text:p>#N/D</text:p>
          </table:table-cell>
          <table:table-cell table:style-name="ce5" table:formula="of:=VLOOKUP([.$A210];[corpuscat.$D$1:.$E$1000];2;0)" office:value-type="float" office:value="217">
            <text:p>217</text:p>
          </table:table-cell>
          <table:table-cell table:style-name="ce5" table:formula="of:=VLOOKUP([.$A210];[corpusen.$D$1:.$E$1000];2;0)" office:value-type="float" office:value="34">
            <text:p>34</text:p>
          </table:table-cell>
          <table:table-cell table:style-name="ce5" table:formula="of:=VLOOKUP([.$A210];[corpuses.$D$1:.$E$1000];2;0)" office:value-type="float" office:value="1498">
            <text:p>1498</text:p>
          </table:table-cell>
          <table:table-cell table:style-name="ce5"/>
          <table:table-cell table:formula="of:=IF(ISERROR([.B210]);0;[.B210])" office:value-type="float" office:value="0">
            <text:p>0</text:p>
          </table:table-cell>
          <table:table-cell table:formula="of:=IF(ISERROR([.C210]);0;[.C210])" office:value-type="float" office:value="217">
            <text:p>217</text:p>
          </table:table-cell>
          <table:table-cell table:formula="of:=IF(ISERROR([.D210]);0;[.D210])" office:value-type="float" office:value="34">
            <text:p>34</text:p>
          </table:table-cell>
          <table:table-cell table:formula="of:=IF(ISERROR([.E210]);0;[.E210])" office:value-type="float" office:value="1498">
            <text:p>1498</text:p>
          </table:table-cell>
          <table:table-cell/>
          <table:table-cell table:style-name="ce9" table:formula="of:=[.G210]/[.G$1001]" office:value-type="percentage" office:value="0">
            <text:p>0,000000%</text:p>
          </table:table-cell>
          <table:table-cell table:style-name="ce9" table:formula="of:=[.H210]/[.H$1001]" office:value-type="percentage" office:value="0.0000171592979870246">
            <text:p>0,001716%</text:p>
          </table:table-cell>
          <table:table-cell table:style-name="ce9" table:formula="of:=[.I210]/[.I$1001]" office:value-type="percentage" office:value="0.0000050982974235754">
            <text:p>0,000510%</text:p>
          </table:table-cell>
          <table:table-cell table:style-name="ce9" table:formula="of:=[.J210]/[.J$1001]" office:value-type="percentage" office:value="0.0000310140850115117">
            <text:p>0,003101%</text:p>
          </table:table-cell>
          <table:table-cell table:style-name="ce10" table:formula="of:=SUMPRODUCT([.B$1:.E$1];[.L210:.O210])" office:value-type="percentage" office:value="0.0000149618446419184">
            <text:p>0,001496184464191840%</text:p>
          </table:table-cell>
        </table:table-row>
        <table:table-row table:style-name="ro3">
          <table:table-cell office:value-type="string">
            <text:p>hy</text:p>
          </table:table-cell>
          <table:table-cell table:style-name="ce5" table:formula="of:=VLOOKUP([.$A211];[corpusies.$D$1:.$E$1000];2;0)" office:value-type="float" office:value="3">
            <text:p>3</text:p>
          </table:table-cell>
          <table:table-cell table:style-name="ce5" table:formula="of:=VLOOKUP([.$A211];[corpuscat.$D$1:.$E$1000];2;0)" office:value-type="float" office:value="1306">
            <text:p>1306</text:p>
          </table:table-cell>
          <table:table-cell table:style-name="ce5" table:formula="of:=VLOOKUP([.$A211];[corpusen.$D$1:.$E$1000];2;0)" office:value-type="float" office:value="8139">
            <text:p>8139</text:p>
          </table:table-cell>
          <table:table-cell table:style-name="ce5" table:formula="of:=VLOOKUP([.$A211];[corpuses.$D$1:.$E$1000];2;0)" office:value-type="float" office:value="4198">
            <text:p>4198</text:p>
          </table:table-cell>
          <table:table-cell table:style-name="ce5"/>
          <table:table-cell table:formula="of:=IF(ISERROR([.B211]);0;[.B211])" office:value-type="float" office:value="3">
            <text:p>3</text:p>
          </table:table-cell>
          <table:table-cell table:formula="of:=IF(ISERROR([.C211]);0;[.C211])" office:value-type="float" office:value="1306">
            <text:p>1306</text:p>
          </table:table-cell>
          <table:table-cell table:formula="of:=IF(ISERROR([.D211]);0;[.D211])" office:value-type="float" office:value="8139">
            <text:p>8139</text:p>
          </table:table-cell>
          <table:table-cell table:formula="of:=IF(ISERROR([.E211]);0;[.E211])" office:value-type="float" office:value="4198">
            <text:p>4198</text:p>
          </table:table-cell>
          <table:table-cell/>
          <table:table-cell table:style-name="ce9" table:formula="of:=[.G211]/[.G$1001]" office:value-type="percentage" office:value="0.00000608519269776876">
            <text:p>0,000609%</text:p>
          </table:table-cell>
          <table:table-cell table:style-name="ce9" table:formula="of:=[.H211]/[.H$1001]" office:value-type="percentage" office:value="0.000103272088345871">
            <text:p>0,010327%</text:p>
          </table:table-cell>
          <table:table-cell table:style-name="ce9" table:formula="of:=[.I211]/[.I$1001]" office:value-type="percentage" office:value="0.00122044243324942">
            <text:p>0,122044%</text:p>
          </table:table-cell>
          <table:table-cell table:style-name="ce9" table:formula="of:=[.J211]/[.J$1001]" office:value-type="percentage" office:value="0.000086913971213836">
            <text:p>0,008691%</text:p>
          </table:table-cell>
          <table:table-cell table:style-name="ce10" table:formula="of:=SUMPRODUCT([.B$1:.E$1];[.L211:.O211])" office:value-type="percentage" office:value="0.000180925619002184">
            <text:p>0,018092561900218400%</text:p>
          </table:table-cell>
        </table:table-row>
        <table:table-row table:style-name="ro3">
          <table:table-cell office:value-type="string">
            <text:p>hx</text:p>
          </table:table-cell>
          <table:table-cell table:style-name="ce5" table:formula="of:=VLOOKUP([.$A212];[corpusies.$D$1:.$E$1000];2;0)" office:value-type="float" office:value="5">
            <text:p>5</text:p>
          </table:table-cell>
          <table:table-cell table:style-name="ce5" table:formula="of:=VLOOKUP([.$A212];[corpuscat.$D$1:.$E$1000];2;0)" office:value-type="float" office:value="162">
            <text:p>162</text:p>
          </table:table-cell>
          <table:table-cell table:style-name="ce5" table:formula="of:=VLOOKUP([.$A212];[corpusen.$D$1:.$E$1000];2;0)" office:value-type="float" office:value="147">
            <text:p>147</text:p>
          </table:table-cell>
          <table:table-cell table:style-name="ce5" table:formula="of:=VLOOKUP([.$A212];[corpuses.$D$1:.$E$1000];2;0)" office:value-type="float" office:value="875">
            <text:p>875</text:p>
          </table:table-cell>
          <table:table-cell table:style-name="ce5"/>
          <table:table-cell table:formula="of:=IF(ISERROR([.B212]);0;[.B212])" office:value-type="float" office:value="5">
            <text:p>5</text:p>
          </table:table-cell>
          <table:table-cell table:formula="of:=IF(ISERROR([.C212]);0;[.C212])" office:value-type="float" office:value="162">
            <text:p>162</text:p>
          </table:table-cell>
          <table:table-cell table:formula="of:=IF(ISERROR([.D212]);0;[.D212])" office:value-type="float" office:value="147">
            <text:p>147</text:p>
          </table:table-cell>
          <table:table-cell table:formula="of:=IF(ISERROR([.E212]);0;[.E212])" office:value-type="float" office:value="875">
            <text:p>875</text:p>
          </table:table-cell>
          <table:table-cell/>
          <table:table-cell table:style-name="ce9" table:formula="of:=[.G212]/[.G$1001]" office:value-type="percentage" office:value="0.0000101419878296146">
            <text:p>0,001014%</text:p>
          </table:table-cell>
          <table:table-cell table:style-name="ce9" table:formula="of:=[.H212]/[.H$1001]" office:value-type="percentage" office:value="0.0000128101671608202">
            <text:p>0,001281%</text:p>
          </table:table-cell>
          <table:table-cell table:style-name="ce9" table:formula="of:=[.I212]/[.I$1001]" office:value-type="percentage" office:value="0.0000220426388607524">
            <text:p>0,002204%</text:p>
          </table:table-cell>
          <table:table-cell table:style-name="ce9" table:formula="of:=[.J212]/[.J$1001]" office:value-type="percentage" office:value="0.0000181157038618643">
            <text:p>0,001812%</text:p>
          </table:table-cell>
          <table:table-cell table:style-name="ce10" table:formula="of:=SUMPRODUCT([.B$1:.E$1];[.L212:.O212])" office:value-type="percentage" office:value="0.000014524621541765">
            <text:p>0,001452462154176500%</text:p>
          </table:table-cell>
        </table:table-row>
        <table:table-row table:style-name="ro3">
          <table:table-cell office:value-type="string">
            <text:p>hw</text:p>
          </table:table-cell>
          <table:table-cell table:style-name="ce5" table:formula="of:=VLOOKUP([.$A213];[corpusies.$D$1:.$E$1000];2;0)" office:value-type="float" office:value="93">
            <text:p>93</text:p>
          </table:table-cell>
          <table:table-cell table:style-name="ce5" table:formula="of:=VLOOKUP([.$A213];[corpuscat.$D$1:.$E$1000];2;0)" office:value-type="float" office:value="479">
            <text:p>479</text:p>
          </table:table-cell>
          <table:table-cell table:style-name="ce5" table:formula="of:=VLOOKUP([.$A213];[corpusen.$D$1:.$E$1000];2;0)" office:value-type="float" office:value="40743">
            <text:p>40743</text:p>
          </table:table-cell>
          <table:table-cell table:style-name="ce5" table:formula="of:=VLOOKUP([.$A213];[corpuses.$D$1:.$E$1000];2;0)" office:value-type="float" office:value="3736">
            <text:p>3736</text:p>
          </table:table-cell>
          <table:table-cell table:style-name="ce5"/>
          <table:table-cell table:formula="of:=IF(ISERROR([.B213]);0;[.B213])" office:value-type="float" office:value="93">
            <text:p>93</text:p>
          </table:table-cell>
          <table:table-cell table:formula="of:=IF(ISERROR([.C213]);0;[.C213])" office:value-type="float" office:value="479">
            <text:p>479</text:p>
          </table:table-cell>
          <table:table-cell table:formula="of:=IF(ISERROR([.D213]);0;[.D213])" office:value-type="float" office:value="40743">
            <text:p>40743</text:p>
          </table:table-cell>
          <table:table-cell table:formula="of:=IF(ISERROR([.E213]);0;[.E213])" office:value-type="float" office:value="3736">
            <text:p>3736</text:p>
          </table:table-cell>
          <table:table-cell/>
          <table:table-cell table:style-name="ce9" table:formula="of:=[.G213]/[.G$1001]" office:value-type="percentage" office:value="0.000188640973630832">
            <text:p>0,018864%</text:p>
          </table:table-cell>
          <table:table-cell table:style-name="ce9" table:formula="of:=[.H213]/[.H$1001]" office:value-type="percentage" office:value="0.0000378769757409436">
            <text:p>0,003788%</text:p>
          </table:table-cell>
          <table:table-cell table:style-name="ce9" table:formula="of:=[.I213]/[.I$1001]" office:value-type="percentage" office:value="0.00610940976260978">
            <text:p>0,610941%</text:p>
          </table:table-cell>
          <table:table-cell table:style-name="ce9" table:formula="of:=[.J213]/[.J$1001]" office:value-type="percentage" office:value="0.0000773488795747716">
            <text:p>0,007735%</text:p>
          </table:table-cell>
          <table:table-cell table:style-name="ce10" table:formula="of:=SUMPRODUCT([.B$1:.E$1];[.L213:.O213])" office:value-type="percentage" office:value="0.000702101024944942">
            <text:p>0,070210102494494200%</text:p>
          </table:table-cell>
        </table:table-row>
        <table:table-row table:style-name="ro3">
          <table:table-cell office:value-type="string">
            <text:p>hv</text:p>
          </table:table-cell>
          <table:table-cell table:style-name="ce5" table:formula="of:=VLOOKUP([.$A214];[corpusies.$D$1:.$E$1000];2;0)" office:value-type="float" office:value="0">
            <text:p>#N/D</text:p>
          </table:table-cell>
          <table:table-cell table:style-name="ce5" table:formula="of:=VLOOKUP([.$A214];[corpuscat.$D$1:.$E$1000];2;0)" office:value-type="float" office:value="60">
            <text:p>60</text:p>
          </table:table-cell>
          <table:table-cell table:style-name="ce5" table:formula="of:=VLOOKUP([.$A214];[corpusen.$D$1:.$E$1000];2;0)" office:value-type="float" office:value="6">
            <text:p>6</text:p>
          </table:table-cell>
          <table:table-cell table:style-name="ce5" table:formula="of:=VLOOKUP([.$A214];[corpuses.$D$1:.$E$1000];2;0)" office:value-type="float" office:value="393">
            <text:p>393</text:p>
          </table:table-cell>
          <table:table-cell table:style-name="ce5"/>
          <table:table-cell table:formula="of:=IF(ISERROR([.B214]);0;[.B214])" office:value-type="float" office:value="0">
            <text:p>0</text:p>
          </table:table-cell>
          <table:table-cell table:formula="of:=IF(ISERROR([.C214]);0;[.C214])" office:value-type="float" office:value="60">
            <text:p>60</text:p>
          </table:table-cell>
          <table:table-cell table:formula="of:=IF(ISERROR([.D214]);0;[.D214])" office:value-type="float" office:value="6">
            <text:p>6</text:p>
          </table:table-cell>
          <table:table-cell table:formula="of:=IF(ISERROR([.E214]);0;[.E214])" office:value-type="float" office:value="393">
            <text:p>393</text:p>
          </table:table-cell>
          <table:table-cell/>
          <table:table-cell table:style-name="ce9" table:formula="of:=[.G214]/[.G$1001]" office:value-type="percentage" office:value="0">
            <text:p>0,000000%</text:p>
          </table:table-cell>
          <table:table-cell table:style-name="ce9" table:formula="of:=[.H214]/[.H$1001]" office:value-type="percentage" office:value="0.00000474450635585933">
            <text:p>0,000474%</text:p>
          </table:table-cell>
          <table:table-cell table:style-name="ce9" table:formula="of:=[.I214]/[.I$1001]" office:value-type="percentage" office:value="0.000000899699545336835">
            <text:p>0,000090%</text:p>
          </table:table-cell>
          <table:table-cell table:style-name="ce9" table:formula="of:=[.J214]/[.J$1001]" office:value-type="percentage" office:value="0.00000813653899167164">
            <text:p>0,000814%</text:p>
          </table:table-cell>
          <table:table-cell table:style-name="ce10" table:formula="of:=SUMPRODUCT([.B$1:.E$1];[.L214:.O214])" office:value-type="percentage" office:value="0.00000395428355879297">
            <text:p>0,000395428355879297%</text:p>
          </table:table-cell>
        </table:table-row>
        <table:table-row table:style-name="ro3">
          <table:table-cell office:value-type="string">
            <text:p>hû</text:p>
          </table:table-cell>
          <table:table-cell table:style-name="ce5" table:formula="of:=VLOOKUP([.$A215];[corpusies.$D$1:.$E$1000];2;0)" office:value-type="float" office:value="0">
            <text:p>#N/D</text:p>
          </table:table-cell>
          <table:table-cell table:style-name="ce5" table:formula="of:=VLOOKUP([.$A215];[corpuscat.$D$1:.$E$1000];2;0)" office:value-type="float" office:value="4">
            <text:p>4</text:p>
          </table:table-cell>
          <table:table-cell table:style-name="ce5" table:formula="of:=VLOOKUP([.$A215];[corpusen.$D$1:.$E$1000];2;0)" office:value-type="float" office:value="0">
            <text:p>#N/D</text:p>
          </table:table-cell>
          <table:table-cell table:style-name="ce5" table:formula="of:=VLOOKUP([.$A215];[corpuses.$D$1:.$E$1000];2;0)" office:value-type="float" office:value="18">
            <text:p>18</text:p>
          </table:table-cell>
          <table:table-cell table:style-name="ce5"/>
          <table:table-cell table:formula="of:=IF(ISERROR([.B215]);0;[.B215])" office:value-type="float" office:value="0">
            <text:p>0</text:p>
          </table:table-cell>
          <table:table-cell table:formula="of:=IF(ISERROR([.C215]);0;[.C215])" office:value-type="float" office:value="4">
            <text:p>4</text:p>
          </table:table-cell>
          <table:table-cell table:formula="of:=IF(ISERROR([.D215]);0;[.D215])" office:value-type="float" office:value="0">
            <text:p>0</text:p>
          </table:table-cell>
          <table:table-cell table:formula="of:=IF(ISERROR([.E215]);0;[.E215])" office:value-type="float" office:value="18">
            <text:p>18</text:p>
          </table:table-cell>
          <table:table-cell/>
          <table:table-cell table:style-name="ce9" table:formula="of:=[.G215]/[.G$1001]" office:value-type="percentage" office:value="0">
            <text:p>0,000000%</text:p>
          </table:table-cell>
          <table:table-cell table:style-name="ce9" table:formula="of:=[.H215]/[.H$1001]" office:value-type="percentage" office:value="0.000000316300423723955">
            <text:p>0,000032%</text:p>
          </table:table-cell>
          <table:table-cell table:style-name="ce9" table:formula="of:=[.I215]/[.I$1001]" office:value-type="percentage" office:value="0">
            <text:p>0,000000%</text:p>
          </table:table-cell>
          <table:table-cell table:style-name="ce9" table:formula="of:=[.J215]/[.J$1001]" office:value-type="percentage" office:value="0.000000372665908015495">
            <text:p>0,000037%</text:p>
          </table:table-cell>
          <table:table-cell table:style-name="ce10" table:formula="of:=SUMPRODUCT([.B$1:.E$1];[.L215:.O215])" office:value-type="percentage" office:value="0.000000206689899521835">
            <text:p>0,000020668989952184%</text:p>
          </table:table-cell>
        </table:table-row>
        <table:table-row table:style-name="ro3">
          <table:table-cell office:value-type="string">
            <text:p>hu</text:p>
          </table:table-cell>
          <table:table-cell table:style-name="ce5" table:formula="of:=VLOOKUP([.$A216];[corpusies.$D$1:.$E$1000];2;0)" office:value-type="float" office:value="21">
            <text:p>21</text:p>
          </table:table-cell>
          <table:table-cell table:style-name="ce5" table:formula="of:=VLOOKUP([.$A216];[corpuscat.$D$1:.$E$1000];2;0)" office:value-type="float" office:value="5107">
            <text:p>5107</text:p>
          </table:table-cell>
          <table:table-cell table:style-name="ce5" table:formula="of:=VLOOKUP([.$A216];[corpusen.$D$1:.$E$1000];2;0)" office:value-type="float" office:value="7144">
            <text:p>7144</text:p>
          </table:table-cell>
          <table:table-cell table:style-name="ce5" table:formula="of:=VLOOKUP([.$A216];[corpuses.$D$1:.$E$1000];2;0)" office:value-type="float" office:value="29536">
            <text:p>29536</text:p>
          </table:table-cell>
          <table:table-cell table:style-name="ce5"/>
          <table:table-cell table:formula="of:=IF(ISERROR([.B216]);0;[.B216])" office:value-type="float" office:value="21">
            <text:p>21</text:p>
          </table:table-cell>
          <table:table-cell table:formula="of:=IF(ISERROR([.C216]);0;[.C216])" office:value-type="float" office:value="5107">
            <text:p>5107</text:p>
          </table:table-cell>
          <table:table-cell table:formula="of:=IF(ISERROR([.D216]);0;[.D216])" office:value-type="float" office:value="7144">
            <text:p>7144</text:p>
          </table:table-cell>
          <table:table-cell table:formula="of:=IF(ISERROR([.E216]);0;[.E216])" office:value-type="float" office:value="29536">
            <text:p>29536</text:p>
          </table:table-cell>
          <table:table-cell/>
          <table:table-cell table:style-name="ce9" table:formula="of:=[.G216]/[.G$1001]" office:value-type="percentage" office:value="0.0000425963488843813">
            <text:p>0,004260%</text:p>
          </table:table-cell>
          <table:table-cell table:style-name="ce9" table:formula="of:=[.H216]/[.H$1001]" office:value-type="percentage" office:value="0.00040383656598956">
            <text:p>0,040384%</text:p>
          </table:table-cell>
          <table:table-cell table:style-name="ce9" table:formula="of:=[.I216]/[.I$1001]" office:value-type="percentage" office:value="0.00107124225864772">
            <text:p>0,107124%</text:p>
          </table:table-cell>
          <table:table-cell table:style-name="ce9" table:formula="of:=[.J216]/[.J$1001]" office:value-type="percentage" office:value="0.000611503347730315">
            <text:p>0,061150%</text:p>
          </table:table-cell>
          <table:table-cell table:style-name="ce10" table:formula="of:=SUMPRODUCT([.B$1:.E$1];[.L216:.O216])" office:value-type="percentage" office:value="0.000424505104646049">
            <text:p>0,042450510464604900%</text:p>
          </table:table-cell>
        </table:table-row>
        <table:table-row table:style-name="ro3">
          <table:table-cell office:value-type="string">
            <text:p>ht</text:p>
          </table:table-cell>
          <table:table-cell table:style-name="ce5" table:formula="of:=VLOOKUP([.$A217];[corpusies.$D$1:.$E$1000];2;0)" office:value-type="float" office:value="1159">
            <text:p>1159</text:p>
          </table:table-cell>
          <table:table-cell table:style-name="ce5" table:formula="of:=VLOOKUP([.$A217];[corpuscat.$D$1:.$E$1000];2;0)" office:value-type="float" office:value="7556">
            <text:p>7556</text:p>
          </table:table-cell>
          <table:table-cell table:style-name="ce5" table:formula="of:=VLOOKUP([.$A217];[corpusen.$D$1:.$E$1000];2;0)" office:value-type="float" office:value="348333">
            <text:p>348333</text:p>
          </table:table-cell>
          <table:table-cell table:style-name="ce5" table:formula="of:=VLOOKUP([.$A217];[corpuses.$D$1:.$E$1000];2;0)" office:value-type="float" office:value="60608">
            <text:p>60608</text:p>
          </table:table-cell>
          <table:table-cell table:style-name="ce5"/>
          <table:table-cell table:formula="of:=IF(ISERROR([.B217]);0;[.B217])" office:value-type="float" office:value="1159">
            <text:p>1159</text:p>
          </table:table-cell>
          <table:table-cell table:formula="of:=IF(ISERROR([.C217]);0;[.C217])" office:value-type="float" office:value="7556">
            <text:p>7556</text:p>
          </table:table-cell>
          <table:table-cell table:formula="of:=IF(ISERROR([.D217]);0;[.D217])" office:value-type="float" office:value="348333">
            <text:p>348333</text:p>
          </table:table-cell>
          <table:table-cell table:formula="of:=IF(ISERROR([.E217]);0;[.E217])" office:value-type="float" office:value="60608">
            <text:p>60608</text:p>
          </table:table-cell>
          <table:table-cell/>
          <table:table-cell table:style-name="ce9" table:formula="of:=[.G217]/[.G$1001]" office:value-type="percentage" office:value="0.00235091277890467">
            <text:p>0,235091%</text:p>
          </table:table-cell>
          <table:table-cell table:style-name="ce9" table:formula="of:=[.H217]/[.H$1001]" office:value-type="percentage" office:value="0.000597491500414551">
            <text:p>0,059749%</text:p>
          </table:table-cell>
          <table:table-cell table:style-name="ce9" table:formula="of:=[.I217]/[.I$1001]" office:value-type="percentage" office:value="0.0522325069543026">
            <text:p>5,223251%</text:p>
          </table:table-cell>
          <table:table-cell table:style-name="ce9" table:formula="of:=[.J217]/[.J$1001]" office:value-type="percentage" office:value="0.00125480751961128">
            <text:p>0,125481%</text:p>
          </table:table-cell>
          <table:table-cell table:style-name="ce10" table:formula="of:=SUMPRODUCT([.B$1:.E$1];[.L217:.O217])" office:value-type="percentage" office:value="0.00648421423510941">
            <text:p>0,648421423510941000%</text:p>
          </table:table-cell>
        </table:table-row>
        <table:table-row table:style-name="ro3">
          <table:table-cell office:value-type="string">
            <text:p>hs</text:p>
          </table:table-cell>
          <table:table-cell table:style-name="ce5" table:formula="of:=VLOOKUP([.$A218];[corpusies.$D$1:.$E$1000];2;0)" office:value-type="float" office:value="256">
            <text:p>256</text:p>
          </table:table-cell>
          <table:table-cell table:style-name="ce5" table:formula="of:=VLOOKUP([.$A218];[corpuscat.$D$1:.$E$1000];2;0)" office:value-type="float" office:value="6120">
            <text:p>6120</text:p>
          </table:table-cell>
          <table:table-cell table:style-name="ce5" table:formula="of:=VLOOKUP([.$A218];[corpusen.$D$1:.$E$1000];2;0)" office:value-type="float" office:value="45869">
            <text:p>45869</text:p>
          </table:table-cell>
          <table:table-cell table:style-name="ce5" table:formula="of:=VLOOKUP([.$A218];[corpuses.$D$1:.$E$1000];2;0)" office:value-type="float" office:value="27547">
            <text:p>27547</text:p>
          </table:table-cell>
          <table:table-cell table:style-name="ce5"/>
          <table:table-cell table:formula="of:=IF(ISERROR([.B218]);0;[.B218])" office:value-type="float" office:value="256">
            <text:p>256</text:p>
          </table:table-cell>
          <table:table-cell table:formula="of:=IF(ISERROR([.C218]);0;[.C218])" office:value-type="float" office:value="6120">
            <text:p>6120</text:p>
          </table:table-cell>
          <table:table-cell table:formula="of:=IF(ISERROR([.D218]);0;[.D218])" office:value-type="float" office:value="45869">
            <text:p>45869</text:p>
          </table:table-cell>
          <table:table-cell table:formula="of:=IF(ISERROR([.E218]);0;[.E218])" office:value-type="float" office:value="27547">
            <text:p>27547</text:p>
          </table:table-cell>
          <table:table-cell/>
          <table:table-cell table:style-name="ce9" table:formula="of:=[.G218]/[.G$1001]" office:value-type="percentage" office:value="0.000519269776876268">
            <text:p>0,051927%</text:p>
          </table:table-cell>
          <table:table-cell table:style-name="ce9" table:formula="of:=[.H218]/[.H$1001]" office:value-type="percentage" office:value="0.000483939648297651">
            <text:p>0,048394%</text:p>
          </table:table-cell>
          <table:table-cell table:style-name="ce9" table:formula="of:=[.I218]/[.I$1001]" office:value-type="percentage" office:value="0.00687805307417588">
            <text:p>0,687805%</text:p>
          </table:table-cell>
          <table:table-cell table:style-name="ce9" table:formula="of:=[.J218]/[.J$1001]" office:value-type="percentage" office:value="0.000570323764894602">
            <text:p>0,057032%</text:p>
          </table:table-cell>
          <table:table-cell table:style-name="ce10" table:formula="of:=SUMPRODUCT([.B$1:.E$1];[.L218:.O218])" office:value-type="percentage" office:value="0.00115986526443814">
            <text:p>0,115986526443814000%</text:p>
          </table:table-cell>
        </table:table-row>
        <table:table-row table:style-name="ro3">
          <table:table-cell office:value-type="string">
            <text:p>hr</text:p>
          </table:table-cell>
          <table:table-cell table:style-name="ce5" table:formula="of:=VLOOKUP([.$A219];[corpusies.$D$1:.$E$1000];2;0)" office:value-type="float" office:value="62">
            <text:p>62</text:p>
          </table:table-cell>
          <table:table-cell table:style-name="ce5" table:formula="of:=VLOOKUP([.$A219];[corpuscat.$D$1:.$E$1000];2;0)" office:value-type="float" office:value="2126">
            <text:p>2126</text:p>
          </table:table-cell>
          <table:table-cell table:style-name="ce5" table:formula="of:=VLOOKUP([.$A219];[corpusen.$D$1:.$E$1000];2;0)" office:value-type="float" office:value="7626">
            <text:p>7626</text:p>
          </table:table-cell>
          <table:table-cell table:style-name="ce5" table:formula="of:=VLOOKUP([.$A219];[corpuses.$D$1:.$E$1000];2;0)" office:value-type="float" office:value="8416">
            <text:p>8416</text:p>
          </table:table-cell>
          <table:table-cell table:style-name="ce5"/>
          <table:table-cell table:formula="of:=IF(ISERROR([.B219]);0;[.B219])" office:value-type="float" office:value="62">
            <text:p>62</text:p>
          </table:table-cell>
          <table:table-cell table:formula="of:=IF(ISERROR([.C219]);0;[.C219])" office:value-type="float" office:value="2126">
            <text:p>2126</text:p>
          </table:table-cell>
          <table:table-cell table:formula="of:=IF(ISERROR([.D219]);0;[.D219])" office:value-type="float" office:value="7626">
            <text:p>7626</text:p>
          </table:table-cell>
          <table:table-cell table:formula="of:=IF(ISERROR([.E219]);0;[.E219])" office:value-type="float" office:value="8416">
            <text:p>8416</text:p>
          </table:table-cell>
          <table:table-cell/>
          <table:table-cell table:style-name="ce9" table:formula="of:=[.G219]/[.G$1001]" office:value-type="percentage" office:value="0.000125760649087221">
            <text:p>0,012576%</text:p>
          </table:table-cell>
          <table:table-cell table:style-name="ce9" table:formula="of:=[.H219]/[.H$1001]" office:value-type="percentage" office:value="0.000168113675209282">
            <text:p>0,016811%</text:p>
          </table:table-cell>
          <table:table-cell table:style-name="ce9" table:formula="of:=[.I219]/[.I$1001]" office:value-type="percentage" office:value="0.00114351812212312">
            <text:p>0,114352%</text:p>
          </table:table-cell>
          <table:table-cell table:style-name="ce9" table:formula="of:=[.J219]/[.J$1001]" office:value-type="percentage" office:value="0.0001742420156588">
            <text:p>0,017424%</text:p>
          </table:table-cell>
          <table:table-cell table:style-name="ce10" table:formula="of:=SUMPRODUCT([.B$1:.E$1];[.L219:.O219])" office:value-type="percentage" office:value="0.000254786714198903">
            <text:p>0,025478671419890300%</text:p>
          </table:table-cell>
        </table:table-row>
        <table:table-row table:style-name="ro3">
          <table:table-cell office:value-type="string">
            <text:p>hq</text:p>
          </table:table-cell>
          <table:table-cell table:style-name="ce5" table:formula="of:=VLOOKUP([.$A220];[corpusies.$D$1:.$E$1000];2;0)" office:value-type="float" office:value="0">
            <text:p>#N/D</text:p>
          </table:table-cell>
          <table:table-cell table:style-name="ce5" table:formula="of:=VLOOKUP([.$A220];[corpuscat.$D$1:.$E$1000];2;0)" office:value-type="float" office:value="9">
            <text:p>9</text:p>
          </table:table-cell>
          <table:table-cell table:style-name="ce5" table:formula="of:=VLOOKUP([.$A220];[corpusen.$D$1:.$E$1000];2;0)" office:value-type="float" office:value="31">
            <text:p>31</text:p>
          </table:table-cell>
          <table:table-cell table:style-name="ce5" table:formula="of:=VLOOKUP([.$A220];[corpuses.$D$1:.$E$1000];2;0)" office:value-type="float" office:value="73">
            <text:p>73</text:p>
          </table:table-cell>
          <table:table-cell table:style-name="ce5"/>
          <table:table-cell table:formula="of:=IF(ISERROR([.B220]);0;[.B220])" office:value-type="float" office:value="0">
            <text:p>0</text:p>
          </table:table-cell>
          <table:table-cell table:formula="of:=IF(ISERROR([.C220]);0;[.C220])" office:value-type="float" office:value="9">
            <text:p>9</text:p>
          </table:table-cell>
          <table:table-cell table:formula="of:=IF(ISERROR([.D220]);0;[.D220])" office:value-type="float" office:value="31">
            <text:p>31</text:p>
          </table:table-cell>
          <table:table-cell table:formula="of:=IF(ISERROR([.E220]);0;[.E220])" office:value-type="float" office:value="73">
            <text:p>73</text:p>
          </table:table-cell>
          <table:table-cell/>
          <table:table-cell table:style-name="ce9" table:formula="of:=[.G220]/[.G$1001]" office:value-type="percentage" office:value="0">
            <text:p>0,000000%</text:p>
          </table:table-cell>
          <table:table-cell table:style-name="ce9" table:formula="of:=[.H220]/[.H$1001]" office:value-type="percentage" office:value="0.000000711675953378899">
            <text:p>0,000071%</text:p>
          </table:table-cell>
          <table:table-cell table:style-name="ce9" table:formula="of:=[.I220]/[.I$1001]" office:value-type="percentage" office:value="0.00000464844765090698">
            <text:p>0,000465%</text:p>
          </table:table-cell>
          <table:table-cell table:style-name="ce9" table:formula="of:=[.J220]/[.J$1001]" office:value-type="percentage" office:value="0.0000015113672936184">
            <text:p>0,000151%</text:p>
          </table:table-cell>
          <table:table-cell table:style-name="ce10" table:formula="of:=SUMPRODUCT([.B$1:.E$1];[.L220:.O220])" office:value-type="percentage" office:value="0.00000113175773918989">
            <text:p>0,000113175773918989%</text:p>
          </table:table-cell>
        </table:table-row>
        <table:table-row table:style-name="ro3">
          <table:table-cell office:value-type="string">
            <text:p>hp</text:p>
          </table:table-cell>
          <table:table-cell table:style-name="ce5" table:formula="of:=VLOOKUP([.$A221];[corpusies.$D$1:.$E$1000];2;0)" office:value-type="float" office:value="37">
            <text:p>37</text:p>
          </table:table-cell>
          <table:table-cell table:style-name="ce5" table:formula="of:=VLOOKUP([.$A221];[corpuscat.$D$1:.$E$1000];2;0)" office:value-type="float" office:value="2591">
            <text:p>2591</text:p>
          </table:table-cell>
          <table:table-cell table:style-name="ce5" table:formula="of:=VLOOKUP([.$A221];[corpusen.$D$1:.$E$1000];2;0)" office:value-type="float" office:value="4819">
            <text:p>4819</text:p>
          </table:table-cell>
          <table:table-cell table:style-name="ce5" table:formula="of:=VLOOKUP([.$A221];[corpuses.$D$1:.$E$1000];2;0)" office:value-type="float" office:value="11528">
            <text:p>11528</text:p>
          </table:table-cell>
          <table:table-cell table:style-name="ce5"/>
          <table:table-cell table:formula="of:=IF(ISERROR([.B221]);0;[.B221])" office:value-type="float" office:value="37">
            <text:p>37</text:p>
          </table:table-cell>
          <table:table-cell table:formula="of:=IF(ISERROR([.C221]);0;[.C221])" office:value-type="float" office:value="2591">
            <text:p>2591</text:p>
          </table:table-cell>
          <table:table-cell table:formula="of:=IF(ISERROR([.D221]);0;[.D221])" office:value-type="float" office:value="4819">
            <text:p>4819</text:p>
          </table:table-cell>
          <table:table-cell table:formula="of:=IF(ISERROR([.E221]);0;[.E221])" office:value-type="float" office:value="11528">
            <text:p>11528</text:p>
          </table:table-cell>
          <table:table-cell/>
          <table:table-cell table:style-name="ce9" table:formula="of:=[.G221]/[.G$1001]" office:value-type="percentage" office:value="0.0000750507099391481">
            <text:p>0,007505%</text:p>
          </table:table-cell>
          <table:table-cell table:style-name="ce9" table:formula="of:=[.H221]/[.H$1001]" office:value-type="percentage" office:value="0.000204883599467192">
            <text:p>0,020488%</text:p>
          </table:table-cell>
          <table:table-cell table:style-name="ce9" table:formula="of:=[.I221]/[.I$1001]" office:value-type="percentage" office:value="0.000722608684829701">
            <text:p>0,072261%</text:p>
          </table:table-cell>
          <table:table-cell table:style-name="ce9" table:formula="of:=[.J221]/[.J$1001]" office:value-type="percentage" office:value="0.000238671810422368">
            <text:p>0,023867%</text:p>
          </table:table-cell>
          <table:table-cell table:style-name="ce10" table:formula="of:=SUMPRODUCT([.B$1:.E$1];[.L221:.O221])" office:value-type="percentage" office:value="0.000227842704431583">
            <text:p>0,022784270443158300%</text:p>
          </table:table-cell>
        </table:table-row>
        <table:table-row table:style-name="ro1">
          <table:table-cell office:value-type="string">
            <text:p>ho</text:p>
          </table:table-cell>
          <table:table-cell table:style-name="ce5" table:formula="of:=VLOOKUP([.$A222];[corpusies.$D$1:.$E$1000];2;0)" office:value-type="float" office:value="1226">
            <text:p>1226</text:p>
          </table:table-cell>
          <table:table-cell table:style-name="ce5" table:formula="of:=VLOOKUP([.$A222];[corpuscat.$D$1:.$E$1000];2;0)" office:value-type="float" office:value="14791">
            <text:p>14791</text:p>
          </table:table-cell>
          <table:table-cell table:style-name="ce5" table:formula="of:=VLOOKUP([.$A222];[corpusen.$D$1:.$E$1000];2;0)" office:value-type="float" office:value="50575">
            <text:p>50575</text:p>
          </table:table-cell>
          <table:table-cell table:style-name="ce5" table:formula="of:=VLOOKUP([.$A222];[corpuses.$D$1:.$E$1000];2;0)" office:value-type="float" office:value="93954">
            <text:p>93954</text:p>
          </table:table-cell>
          <table:table-cell table:style-name="ce5"/>
          <table:table-cell table:formula="of:=IF(ISERROR([.B222]);0;[.B222])" office:value-type="float" office:value="1226">
            <text:p>1226</text:p>
          </table:table-cell>
          <table:table-cell table:formula="of:=IF(ISERROR([.C222]);0;[.C222])" office:value-type="float" office:value="14791">
            <text:p>14791</text:p>
          </table:table-cell>
          <table:table-cell table:formula="of:=IF(ISERROR([.D222]);0;[.D222])" office:value-type="float" office:value="50575">
            <text:p>50575</text:p>
          </table:table-cell>
          <table:table-cell table:formula="of:=IF(ISERROR([.E222]);0;[.E222])" office:value-type="float" office:value="93954">
            <text:p>93954</text:p>
          </table:table-cell>
          <table:table-cell/>
          <table:table-cell table:style-name="ce9" table:formula="of:=[.G222]/[.G$1001]" office:value-type="percentage" office:value="0.0024868154158215">
            <text:p>0,248682%</text:p>
          </table:table-cell>
          <table:table-cell table:style-name="ce9" table:formula="of:=[.H222]/[.H$1001]" office:value-type="percentage" office:value="0.00116959989182526">
            <text:p>0,116960%</text:p>
          </table:table-cell>
          <table:table-cell table:style-name="ce9" table:formula="of:=[.I222]/[.I$1001]" office:value-type="percentage" office:value="0.0075837174175684">
            <text:p>0,758372%</text:p>
          </table:table-cell>
          <table:table-cell table:style-name="ce9" table:formula="of:=[.J222]/[.J$1001]" office:value-type="percentage" office:value="0.00194519181787155">
            <text:p>0,194519%</text:p>
          </table:table-cell>
          <table:table-cell table:style-name="ce10" table:formula="of:=SUMPRODUCT([.B$1:.E$1];[.L222:.O222])" office:value-type="percentage" office:value="0.00243885387941233">
            <text:p>0,243885387941233000%</text:p>
          </table:table-cell>
        </table:table-row>
        <table:table-row table:style-name="ro3">
          <table:table-cell office:value-type="string">
            <text:p>hñ</text:p>
          </table:table-cell>
          <table:table-cell table:style-name="ce5" table:formula="of:=VLOOKUP([.$A223];[corpusies.$D$1:.$E$1000];2;0)" office:value-type="float" office:value="0">
            <text:p>#N/D</text:p>
          </table:table-cell>
          <table:table-cell table:style-name="ce5" table:formula="of:=VLOOKUP([.$A223];[corpuscat.$D$1:.$E$1000];2;0)" office:value-type="float" office:value="1">
            <text:p>1</text:p>
          </table:table-cell>
          <table:table-cell table:style-name="ce5" table:formula="of:=VLOOKUP([.$A223];[corpusen.$D$1:.$E$1000];2;0)" office:value-type="float" office:value="0">
            <text:p>#N/D</text:p>
          </table:table-cell>
          <table:table-cell table:style-name="ce5" table:formula="of:=VLOOKUP([.$A223];[corpuses.$D$1:.$E$1000];2;0)" office:value-type="float" office:value="5">
            <text:p>5</text:p>
          </table:table-cell>
          <table:table-cell table:style-name="ce5"/>
          <table:table-cell table:formula="of:=IF(ISERROR([.B223]);0;[.B223])" office:value-type="float" office:value="0">
            <text:p>0</text:p>
          </table:table-cell>
          <table:table-cell table:formula="of:=IF(ISERROR([.C223]);0;[.C223])" office:value-type="float" office:value="1">
            <text:p>1</text:p>
          </table:table-cell>
          <table:table-cell table:formula="of:=IF(ISERROR([.D223]);0;[.D223])" office:value-type="float" office:value="0">
            <text:p>0</text:p>
          </table:table-cell>
          <table:table-cell table:formula="of:=IF(ISERROR([.E223]);0;[.E223])" office:value-type="float" office:value="5">
            <text:p>5</text:p>
          </table:table-cell>
          <table:table-cell/>
          <table:table-cell table:style-name="ce9" table:formula="of:=[.G223]/[.G$1001]" office:value-type="percentage" office:value="0">
            <text:p>0,000000%</text:p>
          </table:table-cell>
          <table:table-cell table:style-name="ce9" table:formula="of:=[.H223]/[.H$1001]" office:value-type="percentage" office:value="0.0000000790751059309888">
            <text:p>0,000008%</text:p>
          </table:table-cell>
          <table:table-cell table:style-name="ce9" table:formula="of:=[.I223]/[.I$1001]" office:value-type="percentage" office:value="0">
            <text:p>0,000000%</text:p>
          </table:table-cell>
          <table:table-cell table:style-name="ce9" table:formula="of:=[.J223]/[.J$1001]" office:value-type="percentage" office:value="0.000000103518307782082">
            <text:p>0,000010%</text:p>
          </table:table-cell>
          <table:table-cell table:style-name="ce10" table:formula="of:=SUMPRODUCT([.B$1:.E$1];[.L223:.O223])" office:value-type="percentage" office:value="0.0000000547780241139212">
            <text:p>0,000005477802411392%</text:p>
          </table:table-cell>
        </table:table-row>
        <table:table-row table:style-name="ro3">
          <table:table-cell office:value-type="string">
            <text:p>hn</text:p>
          </table:table-cell>
          <table:table-cell table:style-name="ce5" table:formula="of:=VLOOKUP([.$A224];[corpusies.$D$1:.$E$1000];2;0)" office:value-type="float" office:value="21">
            <text:p>21</text:p>
          </table:table-cell>
          <table:table-cell table:style-name="ce5" table:formula="of:=VLOOKUP([.$A224];[corpuscat.$D$1:.$E$1000];2;0)" office:value-type="float" office:value="1718">
            <text:p>1718</text:p>
          </table:table-cell>
          <table:table-cell table:style-name="ce5" table:formula="of:=VLOOKUP([.$A224];[corpusen.$D$1:.$E$1000];2;0)" office:value-type="float" office:value="1666">
            <text:p>1666</text:p>
          </table:table-cell>
          <table:table-cell table:style-name="ce5" table:formula="of:=VLOOKUP([.$A224];[corpuses.$D$1:.$E$1000];2;0)" office:value-type="float" office:value="9329">
            <text:p>9329</text:p>
          </table:table-cell>
          <table:table-cell table:style-name="ce5"/>
          <table:table-cell table:formula="of:=IF(ISERROR([.B224]);0;[.B224])" office:value-type="float" office:value="21">
            <text:p>21</text:p>
          </table:table-cell>
          <table:table-cell table:formula="of:=IF(ISERROR([.C224]);0;[.C224])" office:value-type="float" office:value="1718">
            <text:p>1718</text:p>
          </table:table-cell>
          <table:table-cell table:formula="of:=IF(ISERROR([.D224]);0;[.D224])" office:value-type="float" office:value="1666">
            <text:p>1666</text:p>
          </table:table-cell>
          <table:table-cell table:formula="of:=IF(ISERROR([.E224]);0;[.E224])" office:value-type="float" office:value="9329">
            <text:p>9329</text:p>
          </table:table-cell>
          <table:table-cell/>
          <table:table-cell table:style-name="ce9" table:formula="of:=[.G224]/[.G$1001]" office:value-type="percentage" office:value="0.0000425963488843813">
            <text:p>0,004260%</text:p>
          </table:table-cell>
          <table:table-cell table:style-name="ce9" table:formula="of:=[.H224]/[.H$1001]" office:value-type="percentage" office:value="0.000135851031989439">
            <text:p>0,013585%</text:p>
          </table:table-cell>
          <table:table-cell table:style-name="ce9" table:formula="of:=[.I224]/[.I$1001]" office:value-type="percentage" office:value="0.000249816573755194">
            <text:p>0,024982%</text:p>
          </table:table-cell>
          <table:table-cell table:style-name="ce9" table:formula="of:=[.J224]/[.J$1001]" office:value-type="percentage" office:value="0.000193144458659809">
            <text:p>0,019314%</text:p>
          </table:table-cell>
          <table:table-cell table:style-name="ce10" table:formula="of:=SUMPRODUCT([.B$1:.E$1];[.L224:.O224])" office:value-type="percentage" office:value="0.000136459209235608">
            <text:p>0,013645920923560800%</text:p>
          </table:table-cell>
        </table:table-row>
        <table:table-row table:style-name="ro1">
          <table:table-cell office:value-type="string">
            <text:p>hm</text:p>
          </table:table-cell>
          <table:table-cell table:style-name="ce5" table:formula="of:=VLOOKUP([.$A225];[corpusies.$D$1:.$E$1000];2;0)" office:value-type="float" office:value="16">
            <text:p>16</text:p>
          </table:table-cell>
          <table:table-cell table:style-name="ce5" table:formula="of:=VLOOKUP([.$A225];[corpuscat.$D$1:.$E$1000];2;0)" office:value-type="float" office:value="632">
            <text:p>632</text:p>
          </table:table-cell>
          <table:table-cell table:style-name="ce5" table:formula="of:=VLOOKUP([.$A225];[corpusen.$D$1:.$E$1000];2;0)" office:value-type="float" office:value="795">
            <text:p>795</text:p>
          </table:table-cell>
          <table:table-cell table:style-name="ce5" table:formula="of:=VLOOKUP([.$A225];[corpuses.$D$1:.$E$1000];2;0)" office:value-type="float" office:value="2673">
            <text:p>2673</text:p>
          </table:table-cell>
          <table:table-cell table:style-name="ce5"/>
          <table:table-cell table:formula="of:=IF(ISERROR([.B225]);0;[.B225])" office:value-type="float" office:value="16">
            <text:p>16</text:p>
          </table:table-cell>
          <table:table-cell table:formula="of:=IF(ISERROR([.C225]);0;[.C225])" office:value-type="float" office:value="632">
            <text:p>632</text:p>
          </table:table-cell>
          <table:table-cell table:formula="of:=IF(ISERROR([.D225]);0;[.D225])" office:value-type="float" office:value="795">
            <text:p>795</text:p>
          </table:table-cell>
          <table:table-cell table:formula="of:=IF(ISERROR([.E225]);0;[.E225])" office:value-type="float" office:value="2673">
            <text:p>2673</text:p>
          </table:table-cell>
          <table:table-cell/>
          <table:table-cell table:style-name="ce9" table:formula="of:=[.G225]/[.G$1001]" office:value-type="percentage" office:value="0.0000324543610547667">
            <text:p>0,003245%</text:p>
          </table:table-cell>
          <table:table-cell table:style-name="ce9" table:formula="of:=[.H225]/[.H$1001]" office:value-type="percentage" office:value="0.0000499754669483849">
            <text:p>0,004998%</text:p>
          </table:table-cell>
          <table:table-cell table:style-name="ce9" table:formula="of:=[.I225]/[.I$1001]" office:value-type="percentage" office:value="0.000119210189757131">
            <text:p>0,011921%</text:p>
          </table:table-cell>
          <table:table-cell table:style-name="ce9" table:formula="of:=[.J225]/[.J$1001]" office:value-type="percentage" office:value="0.000055340887340301">
            <text:p>0,005534%</text:p>
          </table:table-cell>
          <table:table-cell table:style-name="ce10" table:formula="of:=SUMPRODUCT([.B$1:.E$1];[.L225:.O225])" office:value-type="percentage" office:value="0.0000532522335787489">
            <text:p>0,005325223357874890%</text:p>
          </table:table-cell>
        </table:table-row>
        <table:table-row table:style-name="ro1">
          <table:table-cell office:value-type="string">
            <text:p>hl</text:p>
          </table:table-cell>
          <table:table-cell table:style-name="ce5" table:formula="of:=VLOOKUP([.$A226];[corpusies.$D$1:.$E$1000];2;0)" office:value-type="float" office:value="3">
            <text:p>3</text:p>
          </table:table-cell>
          <table:table-cell table:style-name="ce5" table:formula="of:=VLOOKUP([.$A226];[corpuscat.$D$1:.$E$1000];2;0)" office:value-type="float" office:value="1129">
            <text:p>1129</text:p>
          </table:table-cell>
          <table:table-cell table:style-name="ce5" table:formula="of:=VLOOKUP([.$A226];[corpusen.$D$1:.$E$1000];2;0)" office:value-type="float" office:value="640">
            <text:p>640</text:p>
          </table:table-cell>
          <table:table-cell table:style-name="ce5" table:formula="of:=VLOOKUP([.$A226];[corpuses.$D$1:.$E$1000];2;0)" office:value-type="float" office:value="4059">
            <text:p>4059</text:p>
          </table:table-cell>
          <table:table-cell table:style-name="ce5"/>
          <table:table-cell table:formula="of:=IF(ISERROR([.B226]);0;[.B226])" office:value-type="float" office:value="3">
            <text:p>3</text:p>
          </table:table-cell>
          <table:table-cell table:formula="of:=IF(ISERROR([.C226]);0;[.C226])" office:value-type="float" office:value="1129">
            <text:p>1129</text:p>
          </table:table-cell>
          <table:table-cell table:formula="of:=IF(ISERROR([.D226]);0;[.D226])" office:value-type="float" office:value="640">
            <text:p>640</text:p>
          </table:table-cell>
          <table:table-cell table:formula="of:=IF(ISERROR([.E226]);0;[.E226])" office:value-type="float" office:value="4059">
            <text:p>4059</text:p>
          </table:table-cell>
          <table:table-cell/>
          <table:table-cell table:style-name="ce9" table:formula="of:=[.G226]/[.G$1001]" office:value-type="percentage" office:value="0.00000608519269776876">
            <text:p>0,000609%</text:p>
          </table:table-cell>
          <table:table-cell table:style-name="ce9" table:formula="of:=[.H226]/[.H$1001]" office:value-type="percentage" office:value="0.0000892757945960863">
            <text:p>0,008928%</text:p>
          </table:table-cell>
          <table:table-cell table:style-name="ce9" table:formula="of:=[.I226]/[.I$1001]" office:value-type="percentage" office:value="0.0000959679515025957">
            <text:p>0,009597%</text:p>
          </table:table-cell>
          <table:table-cell table:style-name="ce9" table:formula="of:=[.J226]/[.J$1001]" office:value-type="percentage" office:value="0.0000840361622574941">
            <text:p>0,008404%</text:p>
          </table:table-cell>
          <table:table-cell table:style-name="ce10" table:formula="of:=SUMPRODUCT([.B$1:.E$1];[.L226:.O226])" office:value-type="percentage" office:value="0.0000634159400156644">
            <text:p>0,006341594001566440%</text:p>
          </table:table-cell>
        </table:table-row>
        <table:table-row table:style-name="ro3">
          <table:table-cell office:value-type="string">
            <text:p>hk</text:p>
          </table:table-cell>
          <table:table-cell table:style-name="ce5" table:formula="of:=VLOOKUP([.$A227];[corpusies.$D$1:.$E$1000];2;0)" office:value-type="float" office:value="0">
            <text:p>#N/D</text:p>
          </table:table-cell>
          <table:table-cell table:style-name="ce5" table:formula="of:=VLOOKUP([.$A227];[corpuscat.$D$1:.$E$1000];2;0)" office:value-type="float" office:value="1915">
            <text:p>1915</text:p>
          </table:table-cell>
          <table:table-cell table:style-name="ce5" table:formula="of:=VLOOKUP([.$A227];[corpusen.$D$1:.$E$1000];2;0)" office:value-type="float" office:value="56">
            <text:p>56</text:p>
          </table:table-cell>
          <table:table-cell table:style-name="ce5" table:formula="of:=VLOOKUP([.$A227];[corpuses.$D$1:.$E$1000];2;0)" office:value-type="float" office:value="2703">
            <text:p>2703</text:p>
          </table:table-cell>
          <table:table-cell table:style-name="ce5"/>
          <table:table-cell table:formula="of:=IF(ISERROR([.B227]);0;[.B227])" office:value-type="float" office:value="0">
            <text:p>0</text:p>
          </table:table-cell>
          <table:table-cell table:formula="of:=IF(ISERROR([.C227]);0;[.C227])" office:value-type="float" office:value="1915">
            <text:p>1915</text:p>
          </table:table-cell>
          <table:table-cell table:formula="of:=IF(ISERROR([.D227]);0;[.D227])" office:value-type="float" office:value="56">
            <text:p>56</text:p>
          </table:table-cell>
          <table:table-cell table:formula="of:=IF(ISERROR([.E227]);0;[.E227])" office:value-type="float" office:value="2703">
            <text:p>2703</text:p>
          </table:table-cell>
          <table:table-cell/>
          <table:table-cell table:style-name="ce9" table:formula="of:=[.G227]/[.G$1001]" office:value-type="percentage" office:value="0">
            <text:p>0,000000%</text:p>
          </table:table-cell>
          <table:table-cell table:style-name="ce9" table:formula="of:=[.H227]/[.H$1001]" office:value-type="percentage" office:value="0.000151428827857844">
            <text:p>0,015143%</text:p>
          </table:table-cell>
          <table:table-cell table:style-name="ce9" table:formula="of:=[.I227]/[.I$1001]" office:value-type="percentage" office:value="0.00000839719575647713">
            <text:p>0,000840%</text:p>
          </table:table-cell>
          <table:table-cell table:style-name="ce9" table:formula="of:=[.J227]/[.J$1001]" office:value-type="percentage" office:value="0.0000559619971869935">
            <text:p>0,005596%</text:p>
          </table:table-cell>
          <table:table-cell table:style-name="ce10" table:formula="of:=SUMPRODUCT([.B$1:.E$1];[.L227:.O227])" office:value-type="percentage" office:value="0.0000630569670890988">
            <text:p>0,006305696708909880%</text:p>
          </table:table-cell>
        </table:table-row>
        <table:table-row table:style-name="ro3">
          <table:table-cell office:value-type="string">
            <text:p>hj</text:p>
          </table:table-cell>
          <table:table-cell table:style-name="ce5" table:formula="of:=VLOOKUP([.$A228];[corpusies.$D$1:.$E$1000];2;0)" office:value-type="float" office:value="0">
            <text:p>#N/D</text:p>
          </table:table-cell>
          <table:table-cell table:style-name="ce5" table:formula="of:=VLOOKUP([.$A228];[corpuscat.$D$1:.$E$1000];2;0)" office:value-type="float" office:value="21">
            <text:p>21</text:p>
          </table:table-cell>
          <table:table-cell table:style-name="ce5" table:formula="of:=VLOOKUP([.$A228];[corpusen.$D$1:.$E$1000];2;0)" office:value-type="float" office:value="28">
            <text:p>28</text:p>
          </table:table-cell>
          <table:table-cell table:style-name="ce5" table:formula="of:=VLOOKUP([.$A228];[corpuses.$D$1:.$E$1000];2;0)" office:value-type="float" office:value="192">
            <text:p>192</text:p>
          </table:table-cell>
          <table:table-cell table:style-name="ce5"/>
          <table:table-cell table:formula="of:=IF(ISERROR([.B228]);0;[.B228])" office:value-type="float" office:value="0">
            <text:p>0</text:p>
          </table:table-cell>
          <table:table-cell table:formula="of:=IF(ISERROR([.C228]);0;[.C228])" office:value-type="float" office:value="21">
            <text:p>21</text:p>
          </table:table-cell>
          <table:table-cell table:formula="of:=IF(ISERROR([.D228]);0;[.D228])" office:value-type="float" office:value="28">
            <text:p>28</text:p>
          </table:table-cell>
          <table:table-cell table:formula="of:=IF(ISERROR([.E228]);0;[.E228])" office:value-type="float" office:value="192">
            <text:p>192</text:p>
          </table:table-cell>
          <table:table-cell/>
          <table:table-cell table:style-name="ce9" table:formula="of:=[.G228]/[.G$1001]" office:value-type="percentage" office:value="0">
            <text:p>0,000000%</text:p>
          </table:table-cell>
          <table:table-cell table:style-name="ce9" table:formula="of:=[.H228]/[.H$1001]" office:value-type="percentage" office:value="0.00000166057722455076">
            <text:p>0,000166%</text:p>
          </table:table-cell>
          <table:table-cell table:style-name="ce9" table:formula="of:=[.I228]/[.I$1001]" office:value-type="percentage" office:value="0.00000419859787823856">
            <text:p>0,000420%</text:p>
          </table:table-cell>
          <table:table-cell table:style-name="ce9" table:formula="of:=[.J228]/[.J$1001]" office:value-type="percentage" office:value="0.00000397510301883195">
            <text:p>0,000398%</text:p>
          </table:table-cell>
          <table:table-cell table:style-name="ce10" table:formula="of:=SUMPRODUCT([.B$1:.E$1];[.L228:.O228])" office:value-type="percentage" office:value="0.00000211056386083867">
            <text:p>0,000211056386083867%</text:p>
          </table:table-cell>
        </table:table-row>
        <table:table-row table:style-name="ro1">
          <table:table-cell office:value-type="string">
            <text:p>hi</text:p>
          </table:table-cell>
          <table:table-cell table:style-name="ce5" table:formula="of:=VLOOKUP([.$A229];[corpusies.$D$1:.$E$1000];2;0)" office:value-type="float" office:value="566">
            <text:p>566</text:p>
          </table:table-cell>
          <table:table-cell table:style-name="ce5" table:formula="of:=VLOOKUP([.$A229];[corpuscat.$D$1:.$E$1000];2;0)" office:value-type="float" office:value="23893">
            <text:p>23893</text:p>
          </table:table-cell>
          <table:table-cell table:style-name="ce5" table:formula="of:=VLOOKUP([.$A229];[corpusen.$D$1:.$E$1000];2;0)" office:value-type="float" office:value="83991">
            <text:p>83991</text:p>
          </table:table-cell>
          <table:table-cell table:style-name="ce5" table:formula="of:=VLOOKUP([.$A229];[corpuses.$D$1:.$E$1000];2;0)" office:value-type="float" office:value="89258">
            <text:p>89258</text:p>
          </table:table-cell>
          <table:table-cell table:style-name="ce5"/>
          <table:table-cell table:formula="of:=IF(ISERROR([.B229]);0;[.B229])" office:value-type="float" office:value="566">
            <text:p>566</text:p>
          </table:table-cell>
          <table:table-cell table:formula="of:=IF(ISERROR([.C229]);0;[.C229])" office:value-type="float" office:value="23893">
            <text:p>23893</text:p>
          </table:table-cell>
          <table:table-cell table:formula="of:=IF(ISERROR([.D229]);0;[.D229])" office:value-type="float" office:value="83991">
            <text:p>83991</text:p>
          </table:table-cell>
          <table:table-cell table:formula="of:=IF(ISERROR([.E229]);0;[.E229])" office:value-type="float" office:value="89258">
            <text:p>89258</text:p>
          </table:table-cell>
          <table:table-cell/>
          <table:table-cell table:style-name="ce9" table:formula="of:=[.G229]/[.G$1001]" office:value-type="percentage" office:value="0.00114807302231237">
            <text:p>0,114807%</text:p>
          </table:table-cell>
          <table:table-cell table:style-name="ce9" table:formula="of:=[.H229]/[.H$1001]" office:value-type="percentage" office:value="0.00188934150600912">
            <text:p>0,188934%</text:p>
          </table:table-cell>
          <table:table-cell table:style-name="ce9" table:formula="of:=[.I229]/[.I$1001]" office:value-type="percentage" office:value="0.0125944440853977">
            <text:p>1,259444%</text:p>
          </table:table-cell>
          <table:table-cell table:style-name="ce9" table:formula="of:=[.J229]/[.J$1001]" office:value-type="percentage" office:value="0.00184796742320261">
            <text:p>0,184797%</text:p>
          </table:table-cell>
          <table:table-cell table:style-name="ce10" table:formula="of:=SUMPRODUCT([.B$1:.E$1];[.L229:.O229])" office:value-type="percentage" office:value="0.002725058993997">
            <text:p>0,272505899399700000%</text:p>
          </table:table-cell>
        </table:table-row>
        <table:table-row table:style-name="ro3">
          <table:table-cell office:value-type="string">
            <text:p>hç</text:p>
          </table:table-cell>
          <table:table-cell table:style-name="ce5" table:formula="of:=VLOOKUP([.$A230];[corpusies.$D$1:.$E$1000];2;0)" office:value-type="float" office:value="0">
            <text:p>#N/D</text:p>
          </table:table-cell>
          <table:table-cell table:style-name="ce5" table:formula="of:=VLOOKUP([.$A230];[corpuscat.$D$1:.$E$1000];2;0)" office:value-type="float" office:value="2">
            <text:p>2</text:p>
          </table:table-cell>
          <table:table-cell table:style-name="ce5" table:formula="of:=VLOOKUP([.$A230];[corpusen.$D$1:.$E$1000];2;0)" office:value-type="float" office:value="0">
            <text:p>#N/D</text:p>
          </table:table-cell>
          <table:table-cell table:style-name="ce5" table:formula="of:=VLOOKUP([.$A230];[corpuses.$D$1:.$E$1000];2;0)" office:value-type="float" office:value="0">
            <text:p>#N/D</text:p>
          </table:table-cell>
          <table:table-cell table:style-name="ce5"/>
          <table:table-cell table:formula="of:=IF(ISERROR([.B230]);0;[.B230])" office:value-type="float" office:value="0">
            <text:p>0</text:p>
          </table:table-cell>
          <table:table-cell table:formula="of:=IF(ISERROR([.C230]);0;[.C230])" office:value-type="float" office:value="2">
            <text:p>2</text:p>
          </table:table-cell>
          <table:table-cell table:formula="of:=IF(ISERROR([.D230]);0;[.D230])" office:value-type="float" office:value="0">
            <text:p>0</text:p>
          </table:table-cell>
          <table:table-cell table:formula="of:=IF(ISERROR([.E230]);0;[.E230])" office:value-type="float" office:value="0">
            <text:p>0</text:p>
          </table:table-cell>
          <table:table-cell/>
          <table:table-cell table:style-name="ce9" table:formula="of:=[.G230]/[.G$1001]" office:value-type="percentage" office:value="0">
            <text:p>0,000000%</text:p>
          </table:table-cell>
          <table:table-cell table:style-name="ce9" table:formula="of:=[.H230]/[.H$1001]" office:value-type="percentage" office:value="0.000000158150211861978">
            <text:p>0,000016%</text:p>
          </table:table-cell>
          <table:table-cell table:style-name="ce9" table:formula="of:=[.I230]/[.I$1001]" office:value-type="percentage" office:value="0">
            <text:p>0,000000%</text:p>
          </table:table-cell>
          <table:table-cell table:style-name="ce9" table:formula="of:=[.J230]/[.J$1001]" office:value-type="percentage" office:value="0">
            <text:p>0,000000%</text:p>
          </table:table-cell>
          <table:table-cell table:style-name="ce10" table:formula="of:=SUMPRODUCT([.B$1:.E$1];[.L230:.O230])" office:value-type="percentage" office:value="0.0000000474450635585933">
            <text:p>0,000004744506355859%</text:p>
          </table:table-cell>
        </table:table-row>
        <table:table-row table:style-name="ro1">
          <table:table-cell office:value-type="string">
            <text:p>h´</text:p>
          </table:table-cell>
          <table:table-cell table:style-name="ce5" table:formula="of:=VLOOKUP([.$A231];[corpusies.$D$1:.$E$1000];2;0)" office:value-type="float" office:value="0">
            <text:p>#N/D</text:p>
          </table:table-cell>
          <table:table-cell table:style-name="ce5" table:formula="of:=VLOOKUP([.$A231];[corpuscat.$D$1:.$E$1000];2;0)" office:value-type="float" office:value="297">
            <text:p>297</text:p>
          </table:table-cell>
          <table:table-cell table:style-name="ce5" table:formula="of:=VLOOKUP([.$A231];[corpusen.$D$1:.$E$1000];2;0)" office:value-type="float" office:value="0">
            <text:p>#N/D</text:p>
          </table:table-cell>
          <table:table-cell table:style-name="ce5" table:formula="of:=VLOOKUP([.$A231];[corpuses.$D$1:.$E$1000];2;0)" office:value-type="float" office:value="8656">
            <text:p>8656</text:p>
          </table:table-cell>
          <table:table-cell table:style-name="ce5"/>
          <table:table-cell table:formula="of:=IF(ISERROR([.B231]);0;[.B231])" office:value-type="float" office:value="0">
            <text:p>0</text:p>
          </table:table-cell>
          <table:table-cell table:formula="of:=IF(ISERROR([.C231]);0;[.C231])" office:value-type="float" office:value="297">
            <text:p>297</text:p>
          </table:table-cell>
          <table:table-cell table:formula="of:=IF(ISERROR([.D231]);0;[.D231])" office:value-type="float" office:value="0">
            <text:p>0</text:p>
          </table:table-cell>
          <table:table-cell table:formula="of:=IF(ISERROR([.E231]);0;[.E231])" office:value-type="float" office:value="8656">
            <text:p>8656</text:p>
          </table:table-cell>
          <table:table-cell/>
          <table:table-cell table:style-name="ce9" table:formula="of:=[.G231]/[.G$1001]" office:value-type="percentage" office:value="0">
            <text:p>0,000000%</text:p>
          </table:table-cell>
          <table:table-cell table:style-name="ce9" table:formula="of:=[.H231]/[.H$1001]" office:value-type="percentage" office:value="0.0000234853064615037">
            <text:p>0,002349%</text:p>
          </table:table-cell>
          <table:table-cell table:style-name="ce9" table:formula="of:=[.I231]/[.I$1001]" office:value-type="percentage" office:value="0">
            <text:p>0,000000%</text:p>
          </table:table-cell>
          <table:table-cell table:style-name="ce9" table:formula="of:=[.J231]/[.J$1001]" office:value-type="percentage" office:value="0.00017921089443234">
            <text:p>0,017921%</text:p>
          </table:table-cell>
          <table:table-cell table:style-name="ce10" table:formula="of:=SUMPRODUCT([.B$1:.E$1];[.L231:.O231])" office:value-type="percentage" office:value="0.0000608088602681532">
            <text:p>0,006080886026815320%</text:p>
          </table:table-cell>
        </table:table-row>
        <table:table-row table:style-name="ro3">
          <table:table-cell office:value-type="string">
            <text:p>gz</text:p>
          </table:table-cell>
          <table:table-cell table:style-name="ce5" table:formula="of:=VLOOKUP([.$A232];[corpusies.$D$1:.$E$1000];2;0)" office:value-type="float" office:value="11">
            <text:p>11</text:p>
          </table:table-cell>
          <table:table-cell table:style-name="ce5" table:formula="of:=VLOOKUP([.$A232];[corpuscat.$D$1:.$E$1000];2;0)" office:value-type="float" office:value="115">
            <text:p>115</text:p>
          </table:table-cell>
          <table:table-cell table:style-name="ce5" table:formula="of:=VLOOKUP([.$A232];[corpusen.$D$1:.$E$1000];2;0)" office:value-type="float" office:value="7">
            <text:p>7</text:p>
          </table:table-cell>
          <table:table-cell table:style-name="ce5" table:formula="of:=VLOOKUP([.$A232];[corpuses.$D$1:.$E$1000];2;0)" office:value-type="float" office:value="1494">
            <text:p>1494</text:p>
          </table:table-cell>
          <table:table-cell table:style-name="ce5"/>
          <table:table-cell table:formula="of:=IF(ISERROR([.B232]);0;[.B232])" office:value-type="float" office:value="11">
            <text:p>11</text:p>
          </table:table-cell>
          <table:table-cell table:formula="of:=IF(ISERROR([.C232]);0;[.C232])" office:value-type="float" office:value="115">
            <text:p>115</text:p>
          </table:table-cell>
          <table:table-cell table:formula="of:=IF(ISERROR([.D232]);0;[.D232])" office:value-type="float" office:value="7">
            <text:p>7</text:p>
          </table:table-cell>
          <table:table-cell table:formula="of:=IF(ISERROR([.E232]);0;[.E232])" office:value-type="float" office:value="1494">
            <text:p>1494</text:p>
          </table:table-cell>
          <table:table-cell/>
          <table:table-cell table:style-name="ce9" table:formula="of:=[.G232]/[.G$1001]" office:value-type="percentage" office:value="0.0000223123732251521">
            <text:p>0,002231%</text:p>
          </table:table-cell>
          <table:table-cell table:style-name="ce9" table:formula="of:=[.H232]/[.H$1001]" office:value-type="percentage" office:value="0.00000909363718206371">
            <text:p>0,000909%</text:p>
          </table:table-cell>
          <table:table-cell table:style-name="ce9" table:formula="of:=[.I232]/[.I$1001]" office:value-type="percentage" office:value="0.00000104964946955964">
            <text:p>0,000105%</text:p>
          </table:table-cell>
          <table:table-cell table:style-name="ce9" table:formula="of:=[.J232]/[.J$1001]" office:value-type="percentage" office:value="0.0000309312703652861">
            <text:p>0,003093%</text:p>
          </table:table-cell>
          <table:table-cell table:style-name="ce10" table:formula="of:=SUMPRODUCT([.B$1:.E$1];[.L232:.O232])" office:value-type="percentage" office:value="0.0000188061491787065">
            <text:p>0,001880614917870650%</text:p>
          </table:table-cell>
        </table:table-row>
        <table:table-row table:style-name="ro3">
          <table:table-cell office:value-type="string">
            <text:p>gy</text:p>
          </table:table-cell>
          <table:table-cell table:style-name="ce5" table:formula="of:=VLOOKUP([.$A233];[corpusies.$D$1:.$E$1000];2;0)" office:value-type="float" office:value="7">
            <text:p>7</text:p>
          </table:table-cell>
          <table:table-cell table:style-name="ce5" table:formula="of:=VLOOKUP([.$A233];[corpuscat.$D$1:.$E$1000];2;0)" office:value-type="float" office:value="340">
            <text:p>340</text:p>
          </table:table-cell>
          <table:table-cell table:style-name="ce5" table:formula="of:=VLOOKUP([.$A233];[corpusen.$D$1:.$E$1000];2;0)" office:value-type="float" office:value="998">
            <text:p>998</text:p>
          </table:table-cell>
          <table:table-cell table:style-name="ce5" table:formula="of:=VLOOKUP([.$A233];[corpuses.$D$1:.$E$1000];2;0)" office:value-type="float" office:value="2209">
            <text:p>2209</text:p>
          </table:table-cell>
          <table:table-cell table:style-name="ce5"/>
          <table:table-cell table:formula="of:=IF(ISERROR([.B233]);0;[.B233])" office:value-type="float" office:value="7">
            <text:p>7</text:p>
          </table:table-cell>
          <table:table-cell table:formula="of:=IF(ISERROR([.C233]);0;[.C233])" office:value-type="float" office:value="340">
            <text:p>340</text:p>
          </table:table-cell>
          <table:table-cell table:formula="of:=IF(ISERROR([.D233]);0;[.D233])" office:value-type="float" office:value="998">
            <text:p>998</text:p>
          </table:table-cell>
          <table:table-cell table:formula="of:=IF(ISERROR([.E233]);0;[.E233])" office:value-type="float" office:value="2209">
            <text:p>2209</text:p>
          </table:table-cell>
          <table:table-cell/>
          <table:table-cell table:style-name="ce9" table:formula="of:=[.G233]/[.G$1001]" office:value-type="percentage" office:value="0.0000141987829614604">
            <text:p>0,001420%</text:p>
          </table:table-cell>
          <table:table-cell table:style-name="ce9" table:formula="of:=[.H233]/[.H$1001]" office:value-type="percentage" office:value="0.0000268855360165362">
            <text:p>0,002689%</text:p>
          </table:table-cell>
          <table:table-cell table:style-name="ce9" table:formula="of:=[.I233]/[.I$1001]" office:value-type="percentage" office:value="0.00014965002437436">
            <text:p>0,014965%</text:p>
          </table:table-cell>
          <table:table-cell table:style-name="ce9" table:formula="of:=[.J233]/[.J$1001]" office:value-type="percentage" office:value="0.0000457343883781238">
            <text:p>0,004573%</text:p>
          </table:table-cell>
          <table:table-cell table:style-name="ce10" table:formula="of:=SUMPRODUCT([.B$1:.E$1];[.L233:.O233])" office:value-type="percentage" office:value="0.0000410106146442722">
            <text:p>0,004101061464427210%</text:p>
          </table:table-cell>
        </table:table-row>
        <table:table-row table:style-name="ro3">
          <table:table-cell office:value-type="string">
            <text:p>gx</text:p>
          </table:table-cell>
          <table:table-cell table:style-name="ce5" table:formula="of:=VLOOKUP([.$A234];[corpusies.$D$1:.$E$1000];2;0)" office:value-type="float" office:value="3">
            <text:p>3</text:p>
          </table:table-cell>
          <table:table-cell table:style-name="ce5" table:formula="of:=VLOOKUP([.$A234];[corpuscat.$D$1:.$E$1000];2;0)" office:value-type="float" office:value="19">
            <text:p>19</text:p>
          </table:table-cell>
          <table:table-cell table:style-name="ce5" table:formula="of:=VLOOKUP([.$A234];[corpusen.$D$1:.$E$1000];2;0)" office:value-type="float" office:value="0">
            <text:p>#N/D</text:p>
          </table:table-cell>
          <table:table-cell table:style-name="ce5" table:formula="of:=VLOOKUP([.$A234];[corpuses.$D$1:.$E$1000];2;0)" office:value-type="float" office:value="117">
            <text:p>117</text:p>
          </table:table-cell>
          <table:table-cell table:style-name="ce5"/>
          <table:table-cell table:formula="of:=IF(ISERROR([.B234]);0;[.B234])" office:value-type="float" office:value="3">
            <text:p>3</text:p>
          </table:table-cell>
          <table:table-cell table:formula="of:=IF(ISERROR([.C234]);0;[.C234])" office:value-type="float" office:value="19">
            <text:p>19</text:p>
          </table:table-cell>
          <table:table-cell table:formula="of:=IF(ISERROR([.D234]);0;[.D234])" office:value-type="float" office:value="0">
            <text:p>0</text:p>
          </table:table-cell>
          <table:table-cell table:formula="of:=IF(ISERROR([.E234]);0;[.E234])" office:value-type="float" office:value="117">
            <text:p>117</text:p>
          </table:table-cell>
          <table:table-cell/>
          <table:table-cell table:style-name="ce9" table:formula="of:=[.G234]/[.G$1001]" office:value-type="percentage" office:value="0.00000608519269776876">
            <text:p>0,000609%</text:p>
          </table:table-cell>
          <table:table-cell table:style-name="ce9" table:formula="of:=[.H234]/[.H$1001]" office:value-type="percentage" office:value="0.00000150242701268879">
            <text:p>0,000150%</text:p>
          </table:table-cell>
          <table:table-cell table:style-name="ce9" table:formula="of:=[.I234]/[.I$1001]" office:value-type="percentage" office:value="0">
            <text:p>0,000000%</text:p>
          </table:table-cell>
          <table:table-cell table:style-name="ce9" table:formula="of:=[.J234]/[.J$1001]" office:value-type="percentage" office:value="0.00000242232840210072">
            <text:p>0,000242%</text:p>
          </table:table-cell>
          <table:table-cell table:style-name="ce10" table:formula="of:=SUMPRODUCT([.B$1:.E$1];[.L234:.O234])" office:value-type="percentage" office:value="0.00000300298443376748">
            <text:p>0,000300298443376748%</text:p>
          </table:table-cell>
        </table:table-row>
        <table:table-row table:style-name="ro3">
          <table:table-cell office:value-type="string">
            <text:p>gw</text:p>
          </table:table-cell>
          <table:table-cell table:style-name="ce5" table:formula="of:=VLOOKUP([.$A235];[corpusies.$D$1:.$E$1000];2;0)" office:value-type="float" office:value="1">
            <text:p>1</text:p>
          </table:table-cell>
          <table:table-cell table:style-name="ce5" table:formula="of:=VLOOKUP([.$A235];[corpuscat.$D$1:.$E$1000];2;0)" office:value-type="float" office:value="347">
            <text:p>347</text:p>
          </table:table-cell>
          <table:table-cell table:style-name="ce5" table:formula="of:=VLOOKUP([.$A235];[corpusen.$D$1:.$E$1000];2;0)" office:value-type="float" office:value="36">
            <text:p>36</text:p>
          </table:table-cell>
          <table:table-cell table:style-name="ce5" table:formula="of:=VLOOKUP([.$A235];[corpuses.$D$1:.$E$1000];2;0)" office:value-type="float" office:value="594">
            <text:p>594</text:p>
          </table:table-cell>
          <table:table-cell table:style-name="ce5"/>
          <table:table-cell table:formula="of:=IF(ISERROR([.B235]);0;[.B235])" office:value-type="float" office:value="1">
            <text:p>1</text:p>
          </table:table-cell>
          <table:table-cell table:formula="of:=IF(ISERROR([.C235]);0;[.C235])" office:value-type="float" office:value="347">
            <text:p>347</text:p>
          </table:table-cell>
          <table:table-cell table:formula="of:=IF(ISERROR([.D235]);0;[.D235])" office:value-type="float" office:value="36">
            <text:p>36</text:p>
          </table:table-cell>
          <table:table-cell table:formula="of:=IF(ISERROR([.E235]);0;[.E235])" office:value-type="float" office:value="594">
            <text:p>594</text:p>
          </table:table-cell>
          <table:table-cell/>
          <table:table-cell table:style-name="ce9" table:formula="of:=[.G235]/[.G$1001]" office:value-type="percentage" office:value="0.00000202839756592292">
            <text:p>0,000203%</text:p>
          </table:table-cell>
          <table:table-cell table:style-name="ce9" table:formula="of:=[.H235]/[.H$1001]" office:value-type="percentage" office:value="0.0000274390617580531">
            <text:p>0,002744%</text:p>
          </table:table-cell>
          <table:table-cell table:style-name="ce9" table:formula="of:=[.I235]/[.I$1001]" office:value-type="percentage" office:value="0.00000539819727202101">
            <text:p>0,000540%</text:p>
          </table:table-cell>
          <table:table-cell table:style-name="ce9" table:formula="of:=[.J235]/[.J$1001]" office:value-type="percentage" office:value="0.0000122979749645113">
            <text:p>0,001230%</text:p>
          </table:table-cell>
          <table:table-cell table:style-name="ce10" table:formula="of:=SUMPRODUCT([.B$1:.E$1];[.L235:.O235])" office:value-type="percentage" office:value="0.0000130694500137483">
            <text:p>0,001306945001374830%</text:p>
          </table:table-cell>
        </table:table-row>
        <table:table-row table:style-name="ro3">
          <table:table-cell office:value-type="string">
            <text:p>gv</text:p>
          </table:table-cell>
          <table:table-cell table:style-name="ce5" table:formula="of:=VLOOKUP([.$A236];[corpusies.$D$1:.$E$1000];2;0)" office:value-type="float" office:value="4">
            <text:p>4</text:p>
          </table:table-cell>
          <table:table-cell table:style-name="ce5" table:formula="of:=VLOOKUP([.$A236];[corpuscat.$D$1:.$E$1000];2;0)" office:value-type="float" office:value="110">
            <text:p>110</text:p>
          </table:table-cell>
          <table:table-cell table:style-name="ce5" table:formula="of:=VLOOKUP([.$A236];[corpusen.$D$1:.$E$1000];2;0)" office:value-type="float" office:value="7">
            <text:p>7</text:p>
          </table:table-cell>
          <table:table-cell table:style-name="ce5" table:formula="of:=VLOOKUP([.$A236];[corpuses.$D$1:.$E$1000];2;0)" office:value-type="float" office:value="306">
            <text:p>306</text:p>
          </table:table-cell>
          <table:table-cell table:style-name="ce5"/>
          <table:table-cell table:formula="of:=IF(ISERROR([.B236]);0;[.B236])" office:value-type="float" office:value="4">
            <text:p>4</text:p>
          </table:table-cell>
          <table:table-cell table:formula="of:=IF(ISERROR([.C236]);0;[.C236])" office:value-type="float" office:value="110">
            <text:p>110</text:p>
          </table:table-cell>
          <table:table-cell table:formula="of:=IF(ISERROR([.D236]);0;[.D236])" office:value-type="float" office:value="7">
            <text:p>7</text:p>
          </table:table-cell>
          <table:table-cell table:formula="of:=IF(ISERROR([.E236]);0;[.E236])" office:value-type="float" office:value="306">
            <text:p>306</text:p>
          </table:table-cell>
          <table:table-cell/>
          <table:table-cell table:style-name="ce9" table:formula="of:=[.G236]/[.G$1001]" office:value-type="percentage" office:value="0.00000811359026369168">
            <text:p>0,000811%</text:p>
          </table:table-cell>
          <table:table-cell table:style-name="ce9" table:formula="of:=[.H236]/[.H$1001]" office:value-type="percentage" office:value="0.00000869826165240877">
            <text:p>0,000870%</text:p>
          </table:table-cell>
          <table:table-cell table:style-name="ce9" table:formula="of:=[.I236]/[.I$1001]" office:value-type="percentage" office:value="0.00000104964946955964">
            <text:p>0,000105%</text:p>
          </table:table-cell>
          <table:table-cell table:style-name="ce9" table:formula="of:=[.J236]/[.J$1001]" office:value-type="percentage" office:value="0.00000633532043626342">
            <text:p>0,000634%</text:p>
          </table:table-cell>
          <table:table-cell table:style-name="ce10" table:formula="of:=SUMPRODUCT([.B$1:.E$1];[.L236:.O236])" office:value-type="percentage" office:value="0.00000704911665266513">
            <text:p>0,000704911665266512%</text:p>
          </table:table-cell>
        </table:table-row>
        <table:table-row table:style-name="ro3">
          <table:table-cell office:value-type="string">
            <text:p>gû</text:p>
          </table:table-cell>
          <table:table-cell table:style-name="ce5" table:formula="of:=VLOOKUP([.$A237];[corpusies.$D$1:.$E$1000];2;0)" office:value-type="float" office:value="0">
            <text:p>#N/D</text:p>
          </table:table-cell>
          <table:table-cell table:style-name="ce5" table:formula="of:=VLOOKUP([.$A237];[corpuscat.$D$1:.$E$1000];2;0)" office:value-type="float" office:value="1">
            <text:p>1</text:p>
          </table:table-cell>
          <table:table-cell table:style-name="ce5" table:formula="of:=VLOOKUP([.$A237];[corpusen.$D$1:.$E$1000];2;0)" office:value-type="float" office:value="0">
            <text:p>#N/D</text:p>
          </table:table-cell>
          <table:table-cell table:style-name="ce5" table:formula="of:=VLOOKUP([.$A237];[corpuses.$D$1:.$E$1000];2;0)" office:value-type="float" office:value="6">
            <text:p>6</text:p>
          </table:table-cell>
          <table:table-cell table:style-name="ce5"/>
          <table:table-cell table:formula="of:=IF(ISERROR([.B237]);0;[.B237])" office:value-type="float" office:value="0">
            <text:p>0</text:p>
          </table:table-cell>
          <table:table-cell table:formula="of:=IF(ISERROR([.C237]);0;[.C237])" office:value-type="float" office:value="1">
            <text:p>1</text:p>
          </table:table-cell>
          <table:table-cell table:formula="of:=IF(ISERROR([.D237]);0;[.D237])" office:value-type="float" office:value="0">
            <text:p>0</text:p>
          </table:table-cell>
          <table:table-cell table:formula="of:=IF(ISERROR([.E237]);0;[.E237])" office:value-type="float" office:value="6">
            <text:p>6</text:p>
          </table:table-cell>
          <table:table-cell/>
          <table:table-cell table:style-name="ce9" table:formula="of:=[.G237]/[.G$1001]" office:value-type="percentage" office:value="0">
            <text:p>0,000000%</text:p>
          </table:table-cell>
          <table:table-cell table:style-name="ce9" table:formula="of:=[.H237]/[.H$1001]" office:value-type="percentage" office:value="0.0000000790751059309888">
            <text:p>0,000008%</text:p>
          </table:table-cell>
          <table:table-cell table:style-name="ce9" table:formula="of:=[.I237]/[.I$1001]" office:value-type="percentage" office:value="0">
            <text:p>0,000000%</text:p>
          </table:table-cell>
          <table:table-cell table:style-name="ce9" table:formula="of:=[.J237]/[.J$1001]" office:value-type="percentage" office:value="0.000000124221969338498">
            <text:p>0,000012%</text:p>
          </table:table-cell>
          <table:table-cell table:style-name="ce10" table:formula="of:=SUMPRODUCT([.B$1:.E$1];[.L237:.O237])" office:value-type="percentage" office:value="0.0000000609891225808461">
            <text:p>0,000006098912258085%</text:p>
          </table:table-cell>
        </table:table-row>
        <table:table-row table:style-name="ro3">
          <table:table-cell office:value-type="string">
            <text:p>gu</text:p>
          </table:table-cell>
          <table:table-cell table:style-name="ce5" table:formula="of:=VLOOKUP([.$A238];[corpusies.$D$1:.$E$1000];2;0)" office:value-type="float" office:value="2258">
            <text:p>2258</text:p>
          </table:table-cell>
          <table:table-cell table:style-name="ce5" table:formula="of:=VLOOKUP([.$A238];[corpuscat.$D$1:.$E$1000];2;0)" office:value-type="float" office:value="51125">
            <text:p>51125</text:p>
          </table:table-cell>
          <table:table-cell table:style-name="ce5" table:formula="of:=VLOOKUP([.$A238];[corpusen.$D$1:.$E$1000];2;0)" office:value-type="float" office:value="15389">
            <text:p>15389</text:p>
          </table:table-cell>
          <table:table-cell table:style-name="ce5" table:formula="of:=VLOOKUP([.$A238];[corpuses.$D$1:.$E$1000];2;0)" office:value-type="float" office:value="161727">
            <text:p>161727</text:p>
          </table:table-cell>
          <table:table-cell table:style-name="ce5"/>
          <table:table-cell table:formula="of:=IF(ISERROR([.B238]);0;[.B238])" office:value-type="float" office:value="2258">
            <text:p>2258</text:p>
          </table:table-cell>
          <table:table-cell table:formula="of:=IF(ISERROR([.C238]);0;[.C238])" office:value-type="float" office:value="51125">
            <text:p>51125</text:p>
          </table:table-cell>
          <table:table-cell table:formula="of:=IF(ISERROR([.D238]);0;[.D238])" office:value-type="float" office:value="15389">
            <text:p>15389</text:p>
          </table:table-cell>
          <table:table-cell table:formula="of:=IF(ISERROR([.E238]);0;[.E238])" office:value-type="float" office:value="161727">
            <text:p>161727</text:p>
          </table:table-cell>
          <table:table-cell/>
          <table:table-cell table:style-name="ce9" table:formula="of:=[.G238]/[.G$1001]" office:value-type="percentage" office:value="0.00458012170385396">
            <text:p>0,458012%</text:p>
          </table:table-cell>
          <table:table-cell table:style-name="ce9" table:formula="of:=[.H238]/[.H$1001]" office:value-type="percentage" office:value="0.0040427147907218">
            <text:p>0,404271%</text:p>
          </table:table-cell>
          <table:table-cell table:style-name="ce9" table:formula="of:=[.I238]/[.I$1001]" office:value-type="percentage" office:value="0.00230757938386476">
            <text:p>0,230758%</text:p>
          </table:table-cell>
          <table:table-cell table:style-name="ce9" table:formula="of:=[.J238]/[.J$1001]" office:value-type="percentage" office:value="0.00334834107253455">
            <text:p>0,334834%</text:p>
          </table:table-cell>
          <table:table-cell table:style-name="ce10" table:formula="of:=SUMPRODUCT([.B$1:.E$1];[.L238:.O238])" office:value-type="percentage" office:value="0.00382211120851957">
            <text:p>0,382211120851957000%</text:p>
          </table:table-cell>
        </table:table-row>
        <table:table-row table:style-name="ro3">
          <table:table-cell office:value-type="string">
            <text:p>gt</text:p>
          </table:table-cell>
          <table:table-cell table:style-name="ce5" table:formula="of:=VLOOKUP([.$A239];[corpusies.$D$1:.$E$1000];2;0)" office:value-type="float" office:value="533">
            <text:p>533</text:p>
          </table:table-cell>
          <table:table-cell table:style-name="ce5" table:formula="of:=VLOOKUP([.$A239];[corpuscat.$D$1:.$E$1000];2;0)" office:value-type="float" office:value="6525">
            <text:p>6525</text:p>
          </table:table-cell>
          <table:table-cell table:style-name="ce5" table:formula="of:=VLOOKUP([.$A239];[corpusen.$D$1:.$E$1000];2;0)" office:value-type="float" office:value="899">
            <text:p>899</text:p>
          </table:table-cell>
          <table:table-cell table:style-name="ce5" table:formula="of:=VLOOKUP([.$A239];[corpuses.$D$1:.$E$1000];2;0)" office:value-type="float" office:value="2447">
            <text:p>2447</text:p>
          </table:table-cell>
          <table:table-cell table:style-name="ce5"/>
          <table:table-cell table:formula="of:=IF(ISERROR([.B239]);0;[.B239])" office:value-type="float" office:value="533">
            <text:p>533</text:p>
          </table:table-cell>
          <table:table-cell table:formula="of:=IF(ISERROR([.C239]);0;[.C239])" office:value-type="float" office:value="6525">
            <text:p>6525</text:p>
          </table:table-cell>
          <table:table-cell table:formula="of:=IF(ISERROR([.D239]);0;[.D239])" office:value-type="float" office:value="899">
            <text:p>899</text:p>
          </table:table-cell>
          <table:table-cell table:formula="of:=IF(ISERROR([.E239]);0;[.E239])" office:value-type="float" office:value="2447">
            <text:p>2447</text:p>
          </table:table-cell>
          <table:table-cell/>
          <table:table-cell table:style-name="ce9" table:formula="of:=[.G239]/[.G$1001]" office:value-type="percentage" office:value="0.00108113590263692">
            <text:p>0,108114%</text:p>
          </table:table-cell>
          <table:table-cell table:style-name="ce9" table:formula="of:=[.H239]/[.H$1001]" office:value-type="percentage" office:value="0.000515965066199702">
            <text:p>0,051597%</text:p>
          </table:table-cell>
          <table:table-cell table:style-name="ce9" table:formula="of:=[.I239]/[.I$1001]" office:value-type="percentage" office:value="0.000134804981876302">
            <text:p>0,013480%</text:p>
          </table:table-cell>
          <table:table-cell table:style-name="ce9" table:formula="of:=[.J239]/[.J$1001]" office:value-type="percentage" office:value="0.0000506618598285509">
            <text:p>0,005066%</text:p>
          </table:table-cell>
          <table:table-cell table:style-name="ce10" table:formula="of:=SUMPRODUCT([.B$1:.E$1];[.L239:.O239])" office:value-type="percentage" office:value="0.000507809346787181">
            <text:p>0,050780934678718100%</text:p>
          </table:table-cell>
        </table:table-row>
        <table:table-row table:style-name="ro3">
          <table:table-cell office:value-type="string">
            <text:p>gs</text:p>
          </table:table-cell>
          <table:table-cell table:style-name="ce5" table:formula="of:=VLOOKUP([.$A240];[corpusies.$D$1:.$E$1000];2;0)" office:value-type="float" office:value="298">
            <text:p>298</text:p>
          </table:table-cell>
          <table:table-cell table:style-name="ce5" table:formula="of:=VLOOKUP([.$A240];[corpuscat.$D$1:.$E$1000];2;0)" office:value-type="float" office:value="3353">
            <text:p>3353</text:p>
          </table:table-cell>
          <table:table-cell table:style-name="ce5" table:formula="of:=VLOOKUP([.$A240];[corpusen.$D$1:.$E$1000];2;0)" office:value-type="float" office:value="6137">
            <text:p>6137</text:p>
          </table:table-cell>
          <table:table-cell table:style-name="ce5" table:formula="of:=VLOOKUP([.$A240];[corpuses.$D$1:.$E$1000];2;0)" office:value-type="float" office:value="6820">
            <text:p>6820</text:p>
          </table:table-cell>
          <table:table-cell table:style-name="ce5"/>
          <table:table-cell table:formula="of:=IF(ISERROR([.B240]);0;[.B240])" office:value-type="float" office:value="298">
            <text:p>298</text:p>
          </table:table-cell>
          <table:table-cell table:formula="of:=IF(ISERROR([.C240]);0;[.C240])" office:value-type="float" office:value="3353">
            <text:p>3353</text:p>
          </table:table-cell>
          <table:table-cell table:formula="of:=IF(ISERROR([.D240]);0;[.D240])" office:value-type="float" office:value="6137">
            <text:p>6137</text:p>
          </table:table-cell>
          <table:table-cell table:formula="of:=IF(ISERROR([.E240]);0;[.E240])" office:value-type="float" office:value="6820">
            <text:p>6820</text:p>
          </table:table-cell>
          <table:table-cell/>
          <table:table-cell table:style-name="ce9" table:formula="of:=[.G240]/[.G$1001]" office:value-type="percentage" office:value="0.00060446247464503">
            <text:p>0,060446%</text:p>
          </table:table-cell>
          <table:table-cell table:style-name="ce9" table:formula="of:=[.H240]/[.H$1001]" office:value-type="percentage" office:value="0.000265138830186605">
            <text:p>0,026514%</text:p>
          </table:table-cell>
          <table:table-cell table:style-name="ce9" table:formula="of:=[.I240]/[.I$1001]" office:value-type="percentage" office:value="0.000920242684955359">
            <text:p>0,092024%</text:p>
          </table:table-cell>
          <table:table-cell table:style-name="ce9" table:formula="of:=[.J240]/[.J$1001]" office:value-type="percentage" office:value="0.00014119897181476">
            <text:p>0,014120%</text:p>
          </table:table-cell>
          <table:table-cell table:style-name="ce10" table:formula="of:=SUMPRODUCT([.B$1:.E$1];[.L240:.O240])" office:value-type="percentage" office:value="0.000395264351489455">
            <text:p>0,039526435148945500%</text:p>
          </table:table-cell>
        </table:table-row>
        <table:table-row table:style-name="ro3">
          <table:table-cell office:value-type="string">
            <text:p>gr</text:p>
          </table:table-cell>
          <table:table-cell table:style-name="ce5" table:formula="of:=VLOOKUP([.$A241];[corpusies.$D$1:.$E$1000];2;0)" office:value-type="float" office:value="1775">
            <text:p>1775</text:p>
          </table:table-cell>
          <table:table-cell table:style-name="ce5" table:formula="of:=VLOOKUP([.$A241];[corpuscat.$D$1:.$E$1000];2;0)" office:value-type="float" office:value="43752">
            <text:p>43752</text:p>
          </table:table-cell>
          <table:table-cell table:style-name="ce5" table:formula="of:=VLOOKUP([.$A241];[corpusen.$D$1:.$E$1000];2;0)" office:value-type="float" office:value="14634">
            <text:p>14634</text:p>
          </table:table-cell>
          <table:table-cell table:style-name="ce5" table:formula="of:=VLOOKUP([.$A241];[corpuses.$D$1:.$E$1000];2;0)" office:value-type="float" office:value="180131">
            <text:p>180131</text:p>
          </table:table-cell>
          <table:table-cell table:style-name="ce5"/>
          <table:table-cell table:formula="of:=IF(ISERROR([.B241]);0;[.B241])" office:value-type="float" office:value="1775">
            <text:p>1775</text:p>
          </table:table-cell>
          <table:table-cell table:formula="of:=IF(ISERROR([.C241]);0;[.C241])" office:value-type="float" office:value="43752">
            <text:p>43752</text:p>
          </table:table-cell>
          <table:table-cell table:formula="of:=IF(ISERROR([.D241]);0;[.D241])" office:value-type="float" office:value="14634">
            <text:p>14634</text:p>
          </table:table-cell>
          <table:table-cell table:formula="of:=IF(ISERROR([.E241]);0;[.E241])" office:value-type="float" office:value="180131">
            <text:p>180131</text:p>
          </table:table-cell>
          <table:table-cell/>
          <table:table-cell table:style-name="ce9" table:formula="of:=[.G241]/[.G$1001]" office:value-type="percentage" office:value="0.00360040567951318">
            <text:p>0,360041%</text:p>
          </table:table-cell>
          <table:table-cell table:style-name="ce9" table:formula="of:=[.H241]/[.H$1001]" office:value-type="percentage" office:value="0.00345969403469262">
            <text:p>0,345969%</text:p>
          </table:table-cell>
          <table:table-cell table:style-name="ce9" table:formula="of:=[.I241]/[.I$1001]" office:value-type="percentage" office:value="0.00219436719107654">
            <text:p>0,219437%</text:p>
          </table:table-cell>
          <table:table-cell table:style-name="ce9" table:formula="of:=[.J241]/[.J$1001]" office:value-type="percentage" office:value="0.00372937125981884">
            <text:p>0,372937%</text:p>
          </table:table-cell>
          <table:table-cell table:style-name="ce10" table:formula="of:=SUMPRODUCT([.B$1:.E$1];[.L241:.O241])" office:value-type="percentage" office:value="0.00345627801131505">
            <text:p>0,345627801131505000%</text:p>
          </table:table-cell>
        </table:table-row>
        <table:table-row table:style-name="ro3">
          <table:table-cell office:value-type="string">
            <text:p>gq</text:p>
          </table:table-cell>
          <table:table-cell table:style-name="ce5" table:formula="of:=VLOOKUP([.$A242];[corpusies.$D$1:.$E$1000];2;0)" office:value-type="float" office:value="0">
            <text:p>#N/D</text:p>
          </table:table-cell>
          <table:table-cell table:style-name="ce5" table:formula="of:=VLOOKUP([.$A242];[corpuscat.$D$1:.$E$1000];2;0)" office:value-type="float" office:value="6">
            <text:p>6</text:p>
          </table:table-cell>
          <table:table-cell table:style-name="ce5" table:formula="of:=VLOOKUP([.$A242];[corpusen.$D$1:.$E$1000];2;0)" office:value-type="float" office:value="0">
            <text:p>#N/D</text:p>
          </table:table-cell>
          <table:table-cell table:style-name="ce5" table:formula="of:=VLOOKUP([.$A242];[corpuses.$D$1:.$E$1000];2;0)" office:value-type="float" office:value="41">
            <text:p>41</text:p>
          </table:table-cell>
          <table:table-cell table:style-name="ce5"/>
          <table:table-cell table:formula="of:=IF(ISERROR([.B242]);0;[.B242])" office:value-type="float" office:value="0">
            <text:p>0</text:p>
          </table:table-cell>
          <table:table-cell table:formula="of:=IF(ISERROR([.C242]);0;[.C242])" office:value-type="float" office:value="6">
            <text:p>6</text:p>
          </table:table-cell>
          <table:table-cell table:formula="of:=IF(ISERROR([.D242]);0;[.D242])" office:value-type="float" office:value="0">
            <text:p>0</text:p>
          </table:table-cell>
          <table:table-cell table:formula="of:=IF(ISERROR([.E242]);0;[.E242])" office:value-type="float" office:value="41">
            <text:p>41</text:p>
          </table:table-cell>
          <table:table-cell/>
          <table:table-cell table:style-name="ce9" table:formula="of:=[.G242]/[.G$1001]" office:value-type="percentage" office:value="0">
            <text:p>0,000000%</text:p>
          </table:table-cell>
          <table:table-cell table:style-name="ce9" table:formula="of:=[.H242]/[.H$1001]" office:value-type="percentage" office:value="0.000000474450635585933">
            <text:p>0,000047%</text:p>
          </table:table-cell>
          <table:table-cell table:style-name="ce9" table:formula="of:=[.I242]/[.I$1001]" office:value-type="percentage" office:value="0">
            <text:p>0,000000%</text:p>
          </table:table-cell>
          <table:table-cell table:style-name="ce9" table:formula="of:=[.J242]/[.J$1001]" office:value-type="percentage" office:value="0.000000848850123813072">
            <text:p>0,000085%</text:p>
          </table:table-cell>
          <table:table-cell table:style-name="ce10" table:formula="of:=SUMPRODUCT([.B$1:.E$1];[.L242:.O242])" office:value-type="percentage" office:value="0.000000396990227819702">
            <text:p>0,000039699022781970%</text:p>
          </table:table-cell>
        </table:table-row>
        <table:table-row table:style-name="ro3">
          <table:table-cell office:value-type="string">
            <text:p>gp</text:p>
          </table:table-cell>
          <table:table-cell table:style-name="ce5" table:formula="of:=VLOOKUP([.$A243];[corpusies.$D$1:.$E$1000];2;0)" office:value-type="float" office:value="18">
            <text:p>18</text:p>
          </table:table-cell>
          <table:table-cell table:style-name="ce5" table:formula="of:=VLOOKUP([.$A243];[corpuscat.$D$1:.$E$1000];2;0)" office:value-type="float" office:value="297">
            <text:p>297</text:p>
          </table:table-cell>
          <table:table-cell table:style-name="ce5" table:formula="of:=VLOOKUP([.$A243];[corpusen.$D$1:.$E$1000];2;0)" office:value-type="float" office:value="32">
            <text:p>32</text:p>
          </table:table-cell>
          <table:table-cell table:style-name="ce5" table:formula="of:=VLOOKUP([.$A243];[corpuses.$D$1:.$E$1000];2;0)" office:value-type="float" office:value="941">
            <text:p>941</text:p>
          </table:table-cell>
          <table:table-cell table:style-name="ce5"/>
          <table:table-cell table:formula="of:=IF(ISERROR([.B243]);0;[.B243])" office:value-type="float" office:value="18">
            <text:p>18</text:p>
          </table:table-cell>
          <table:table-cell table:formula="of:=IF(ISERROR([.C243]);0;[.C243])" office:value-type="float" office:value="297">
            <text:p>297</text:p>
          </table:table-cell>
          <table:table-cell table:formula="of:=IF(ISERROR([.D243]);0;[.D243])" office:value-type="float" office:value="32">
            <text:p>32</text:p>
          </table:table-cell>
          <table:table-cell table:formula="of:=IF(ISERROR([.E243]);0;[.E243])" office:value-type="float" office:value="941">
            <text:p>941</text:p>
          </table:table-cell>
          <table:table-cell/>
          <table:table-cell table:style-name="ce9" table:formula="of:=[.G243]/[.G$1001]" office:value-type="percentage" office:value="0.0000365111561866126">
            <text:p>0,003651%</text:p>
          </table:table-cell>
          <table:table-cell table:style-name="ce9" table:formula="of:=[.H243]/[.H$1001]" office:value-type="percentage" office:value="0.0000234853064615037">
            <text:p>0,002349%</text:p>
          </table:table-cell>
          <table:table-cell table:style-name="ce9" table:formula="of:=[.I243]/[.I$1001]" office:value-type="percentage" office:value="0.00000479839757512979">
            <text:p>0,000480%</text:p>
          </table:table-cell>
          <table:table-cell table:style-name="ce9" table:formula="of:=[.J243]/[.J$1001]" office:value-type="percentage" office:value="0.0000194821455245878">
            <text:p>0,001948%</text:p>
          </table:table-cell>
          <table:table-cell table:style-name="ce10" table:formula="of:=SUMPRODUCT([.B$1:.E$1];[.L243:.O243])" office:value-type="percentage" office:value="0.0000243234222093242">
            <text:p>0,002432342220932420%</text:p>
          </table:table-cell>
        </table:table-row>
        <table:table-row table:style-name="ro3">
          <table:table-cell office:value-type="string">
            <text:p>go</text:p>
          </table:table-cell>
          <table:table-cell table:style-name="ce5" table:formula="of:=VLOOKUP([.$A244];[corpusies.$D$1:.$E$1000];2;0)" office:value-type="float" office:value="1478">
            <text:p>1478</text:p>
          </table:table-cell>
          <table:table-cell table:style-name="ce5" table:formula="of:=VLOOKUP([.$A244];[corpuscat.$D$1:.$E$1000];2;0)" office:value-type="float" office:value="36411">
            <text:p>36411</text:p>
          </table:table-cell>
          <table:table-cell table:style-name="ce5" table:formula="of:=VLOOKUP([.$A244];[corpusen.$D$1:.$E$1000];2;0)" office:value-type="float" office:value="19700">
            <text:p>19700</text:p>
          </table:table-cell>
          <table:table-cell table:style-name="ce5" table:formula="of:=VLOOKUP([.$A244];[corpuses.$D$1:.$E$1000];2;0)" office:value-type="float" office:value="164791">
            <text:p>164791</text:p>
          </table:table-cell>
          <table:table-cell table:style-name="ce5"/>
          <table:table-cell table:formula="of:=IF(ISERROR([.B244]);0;[.B244])" office:value-type="float" office:value="1478">
            <text:p>1478</text:p>
          </table:table-cell>
          <table:table-cell table:formula="of:=IF(ISERROR([.C244]);0;[.C244])" office:value-type="float" office:value="36411">
            <text:p>36411</text:p>
          </table:table-cell>
          <table:table-cell table:formula="of:=IF(ISERROR([.D244]);0;[.D244])" office:value-type="float" office:value="19700">
            <text:p>19700</text:p>
          </table:table-cell>
          <table:table-cell table:formula="of:=IF(ISERROR([.E244]);0;[.E244])" office:value-type="float" office:value="164791">
            <text:p>164791</text:p>
          </table:table-cell>
          <table:table-cell/>
          <table:table-cell table:style-name="ce9" table:formula="of:=[.G244]/[.G$1001]" office:value-type="percentage" office:value="0.00299797160243408">
            <text:p>0,299797%</text:p>
          </table:table-cell>
          <table:table-cell table:style-name="ce9" table:formula="of:=[.H244]/[.H$1001]" office:value-type="percentage" office:value="0.00287920368205323">
            <text:p>0,287920%</text:p>
          </table:table-cell>
          <table:table-cell table:style-name="ce9" table:formula="of:=[.I244]/[.I$1001]" office:value-type="percentage" office:value="0.00295401350718927">
            <text:p>0,295401%</text:p>
          </table:table-cell>
          <table:table-cell table:style-name="ce9" table:formula="of:=[.J244]/[.J$1001]" office:value-type="percentage" office:value="0.00341177709154341">
            <text:p>0,341178%</text:p>
          </table:table-cell>
          <table:table-cell table:style-name="ce10" table:formula="of:=SUMPRODUCT([.B$1:.E$1];[.L244:.O244])" office:value-type="percentage" office:value="0.00308208706352814">
            <text:p>0,308208706352814000%</text:p>
          </table:table-cell>
        </table:table-row>
        <table:table-row table:style-name="ro3">
          <table:table-cell office:value-type="string">
            <text:p>gñ</text:p>
          </table:table-cell>
          <table:table-cell table:style-name="ce5" table:formula="of:=VLOOKUP([.$A245];[corpusies.$D$1:.$E$1000];2;0)" office:value-type="float" office:value="0">
            <text:p>#N/D</text:p>
          </table:table-cell>
          <table:table-cell table:style-name="ce5" table:formula="of:=VLOOKUP([.$A245];[corpuscat.$D$1:.$E$1000];2;0)" office:value-type="float" office:value="0">
            <text:p>#N/D</text:p>
          </table:table-cell>
          <table:table-cell table:style-name="ce5" table:formula="of:=VLOOKUP([.$A245];[corpusen.$D$1:.$E$1000];2;0)" office:value-type="float" office:value="0">
            <text:p>#N/D</text:p>
          </table:table-cell>
          <table:table-cell table:style-name="ce5" table:formula="of:=VLOOKUP([.$A245];[corpuses.$D$1:.$E$1000];2;0)" office:value-type="float" office:value="2">
            <text:p>2</text:p>
          </table:table-cell>
          <table:table-cell table:style-name="ce5"/>
          <table:table-cell table:formula="of:=IF(ISERROR([.B245]);0;[.B245])" office:value-type="float" office:value="0">
            <text:p>0</text:p>
          </table:table-cell>
          <table:table-cell table:formula="of:=IF(ISERROR([.C245]);0;[.C245])" office:value-type="float" office:value="0">
            <text:p>0</text:p>
          </table:table-cell>
          <table:table-cell table:formula="of:=IF(ISERROR([.D245]);0;[.D245])" office:value-type="float" office:value="0">
            <text:p>0</text:p>
          </table:table-cell>
          <table:table-cell table:formula="of:=IF(ISERROR([.E245]);0;[.E245])" office:value-type="float" office:value="2">
            <text:p>2</text:p>
          </table:table-cell>
          <table:table-cell/>
          <table:table-cell table:style-name="ce9" table:formula="of:=[.G245]/[.G$1001]" office:value-type="percentage" office:value="0">
            <text:p>0,000000%</text:p>
          </table:table-cell>
          <table:table-cell table:style-name="ce9" table:formula="of:=[.H245]/[.H$1001]" office:value-type="percentage" office:value="0">
            <text:p>0,000000%</text:p>
          </table:table-cell>
          <table:table-cell table:style-name="ce9" table:formula="of:=[.I245]/[.I$1001]" office:value-type="percentage" office:value="0">
            <text:p>0,000000%</text:p>
          </table:table-cell>
          <table:table-cell table:style-name="ce9" table:formula="of:=[.J245]/[.J$1001]" office:value-type="percentage" office:value="0.0000000414073231128328">
            <text:p>0,000004%</text:p>
          </table:table-cell>
          <table:table-cell table:style-name="ce10" table:formula="of:=SUMPRODUCT([.B$1:.E$1];[.L245:.O245])" office:value-type="percentage" office:value="0.0000000124221969338498">
            <text:p>0,000001242219693385%</text:p>
          </table:table-cell>
        </table:table-row>
        <table:table-row table:style-name="ro3">
          <table:table-cell office:value-type="string">
            <text:p>gn</text:p>
          </table:table-cell>
          <table:table-cell table:style-name="ce5" table:formula="of:=VLOOKUP([.$A246];[corpusies.$D$1:.$E$1000];2;0)" office:value-type="float" office:value="2460">
            <text:p>2460</text:p>
          </table:table-cell>
          <table:table-cell table:style-name="ce5" table:formula="of:=VLOOKUP([.$A246];[corpuscat.$D$1:.$E$1000];2;0)" office:value-type="float" office:value="31579">
            <text:p>31579</text:p>
          </table:table-cell>
          <table:table-cell table:style-name="ce5" table:formula="of:=VLOOKUP([.$A246];[corpusen.$D$1:.$E$1000];2;0)" office:value-type="float" office:value="74636">
            <text:p>74636</text:p>
          </table:table-cell>
          <table:table-cell table:style-name="ce5" table:formula="of:=VLOOKUP([.$A246];[corpuses.$D$1:.$E$1000];2;0)" office:value-type="float" office:value="101387">
            <text:p>101387</text:p>
          </table:table-cell>
          <table:table-cell table:style-name="ce5"/>
          <table:table-cell table:formula="of:=IF(ISERROR([.B246]);0;[.B246])" office:value-type="float" office:value="2460">
            <text:p>2460</text:p>
          </table:table-cell>
          <table:table-cell table:formula="of:=IF(ISERROR([.C246]);0;[.C246])" office:value-type="float" office:value="31579">
            <text:p>31579</text:p>
          </table:table-cell>
          <table:table-cell table:formula="of:=IF(ISERROR([.D246]);0;[.D246])" office:value-type="float" office:value="74636">
            <text:p>74636</text:p>
          </table:table-cell>
          <table:table-cell table:formula="of:=IF(ISERROR([.E246]);0;[.E246])" office:value-type="float" office:value="101387">
            <text:p>101387</text:p>
          </table:table-cell>
          <table:table-cell/>
          <table:table-cell table:style-name="ce9" table:formula="of:=[.G246]/[.G$1001]" office:value-type="percentage" office:value="0.00498985801217039">
            <text:p>0,498986%</text:p>
          </table:table-cell>
          <table:table-cell table:style-name="ce9" table:formula="of:=[.H246]/[.H$1001]" office:value-type="percentage" office:value="0.00249711277019469">
            <text:p>0,249711%</text:p>
          </table:table-cell>
          <table:table-cell table:style-name="ce9" table:formula="of:=[.I246]/[.I$1001]" office:value-type="percentage" office:value="0.0111916625442933">
            <text:p>1,119166%</text:p>
          </table:table-cell>
          <table:table-cell table:style-name="ce9" table:formula="of:=[.J246]/[.J$1001]" office:value-type="percentage" office:value="0.00209908213422039">
            <text:p>0,209908%</text:p>
          </table:table-cell>
          <table:table-cell table:style-name="ce10" table:formula="of:=SUMPRODUCT([.B$1:.E$1];[.L246:.O246])" office:value-type="percentage" office:value="0.00399498212940497">
            <text:p>0,399498212940497000%</text:p>
          </table:table-cell>
        </table:table-row>
        <table:table-row table:style-name="ro3">
          <table:table-cell office:value-type="string">
            <text:p>gm</text:p>
          </table:table-cell>
          <table:table-cell table:style-name="ce5" table:formula="of:=VLOOKUP([.$A247];[corpusies.$D$1:.$E$1000];2;0)" office:value-type="float" office:value="142">
            <text:p>142</text:p>
          </table:table-cell>
          <table:table-cell table:style-name="ce5" table:formula="of:=VLOOKUP([.$A247];[corpuscat.$D$1:.$E$1000];2;0)" office:value-type="float" office:value="1482">
            <text:p>1482</text:p>
          </table:table-cell>
          <table:table-cell table:style-name="ce5" table:formula="of:=VLOOKUP([.$A247];[corpusen.$D$1:.$E$1000];2;0)" office:value-type="float" office:value="605">
            <text:p>605</text:p>
          </table:table-cell>
          <table:table-cell table:style-name="ce5" table:formula="of:=VLOOKUP([.$A247];[corpuses.$D$1:.$E$1000];2;0)" office:value-type="float" office:value="3339">
            <text:p>3339</text:p>
          </table:table-cell>
          <table:table-cell table:style-name="ce5"/>
          <table:table-cell table:formula="of:=IF(ISERROR([.B247]);0;[.B247])" office:value-type="float" office:value="142">
            <text:p>142</text:p>
          </table:table-cell>
          <table:table-cell table:formula="of:=IF(ISERROR([.C247]);0;[.C247])" office:value-type="float" office:value="1482">
            <text:p>1482</text:p>
          </table:table-cell>
          <table:table-cell table:formula="of:=IF(ISERROR([.D247]);0;[.D247])" office:value-type="float" office:value="605">
            <text:p>605</text:p>
          </table:table-cell>
          <table:table-cell table:formula="of:=IF(ISERROR([.E247]);0;[.E247])" office:value-type="float" office:value="3339">
            <text:p>3339</text:p>
          </table:table-cell>
          <table:table-cell/>
          <table:table-cell table:style-name="ce9" table:formula="of:=[.G247]/[.G$1001]" office:value-type="percentage" office:value="0.000288032454361055">
            <text:p>0,028803%</text:p>
          </table:table-cell>
          <table:table-cell table:style-name="ce9" table:formula="of:=[.H247]/[.H$1001]" office:value-type="percentage" office:value="0.000117189306989725">
            <text:p>0,011719%</text:p>
          </table:table-cell>
          <table:table-cell table:style-name="ce9" table:formula="of:=[.I247]/[.I$1001]" office:value-type="percentage" office:value="0.0000907197041547975">
            <text:p>0,009072%</text:p>
          </table:table-cell>
          <table:table-cell table:style-name="ce9" table:formula="of:=[.J247]/[.J$1001]" office:value-type="percentage" office:value="0.0000691295259368743">
            <text:p>0,006913%</text:p>
          </table:table-cell>
          <table:table-cell table:style-name="ce10" table:formula="of:=SUMPRODUCT([.B$1:.E$1];[.L247:.O247])" office:value-type="percentage" office:value="0.000151377356601776">
            <text:p>0,015137735660177600%</text:p>
          </table:table-cell>
        </table:table-row>
        <table:table-row table:style-name="ro3">
          <table:table-cell office:value-type="string">
            <text:p>gl</text:p>
          </table:table-cell>
          <table:table-cell table:style-name="ce5" table:formula="of:=VLOOKUP([.$A248];[corpusies.$D$1:.$E$1000];2;0)" office:value-type="float" office:value="624">
            <text:p>624</text:p>
          </table:table-cell>
          <table:table-cell table:style-name="ce5" table:formula="of:=VLOOKUP([.$A248];[corpuscat.$D$1:.$E$1000];2;0)" office:value-type="float" office:value="20739">
            <text:p>20739</text:p>
          </table:table-cell>
          <table:table-cell table:style-name="ce5" table:formula="of:=VLOOKUP([.$A248];[corpusen.$D$1:.$E$1000];2;0)" office:value-type="float" office:value="4231">
            <text:p>4231</text:p>
          </table:table-cell>
          <table:table-cell table:style-name="ce5" table:formula="of:=VLOOKUP([.$A248];[corpuses.$D$1:.$E$1000];2;0)" office:value-type="float" office:value="60890">
            <text:p>60890</text:p>
          </table:table-cell>
          <table:table-cell table:style-name="ce5"/>
          <table:table-cell table:formula="of:=IF(ISERROR([.B248]);0;[.B248])" office:value-type="float" office:value="624">
            <text:p>624</text:p>
          </table:table-cell>
          <table:table-cell table:formula="of:=IF(ISERROR([.C248]);0;[.C248])" office:value-type="float" office:value="20739">
            <text:p>20739</text:p>
          </table:table-cell>
          <table:table-cell table:formula="of:=IF(ISERROR([.D248]);0;[.D248])" office:value-type="float" office:value="4231">
            <text:p>4231</text:p>
          </table:table-cell>
          <table:table-cell table:formula="of:=IF(ISERROR([.E248]);0;[.E248])" office:value-type="float" office:value="60890">
            <text:p>60890</text:p>
          </table:table-cell>
          <table:table-cell/>
          <table:table-cell table:style-name="ce9" table:formula="of:=[.G248]/[.G$1001]" office:value-type="percentage" office:value="0.0012657200811359">
            <text:p>0,126572%</text:p>
          </table:table-cell>
          <table:table-cell table:style-name="ce9" table:formula="of:=[.H248]/[.H$1001]" office:value-type="percentage" office:value="0.00163993862190278">
            <text:p>0,163994%</text:p>
          </table:table-cell>
          <table:table-cell table:style-name="ce9" table:formula="of:=[.I248]/[.I$1001]" office:value-type="percentage" office:value="0.000634438129386691">
            <text:p>0,063444%</text:p>
          </table:table-cell>
          <table:table-cell table:style-name="ce9" table:formula="of:=[.J248]/[.J$1001]" office:value-type="percentage" office:value="0.00126064595217019">
            <text:p>0,126065%</text:p>
          </table:table-cell>
          <table:table-cell table:style-name="ce10" table:formula="of:=SUMPRODUCT([.B$1:.E$1];[.L248:.O248])" office:value-type="percentage" office:value="0.00131333520950133">
            <text:p>0,131333520950133000%</text:p>
          </table:table-cell>
        </table:table-row>
        <table:table-row table:style-name="ro3">
          <table:table-cell office:value-type="string">
            <text:p>gk</text:p>
          </table:table-cell>
          <table:table-cell table:style-name="ce5" table:formula="of:=VLOOKUP([.$A249];[corpusies.$D$1:.$E$1000];2;0)" office:value-type="float" office:value="2">
            <text:p>2</text:p>
          </table:table-cell>
          <table:table-cell table:style-name="ce5" table:formula="of:=VLOOKUP([.$A249];[corpuscat.$D$1:.$E$1000];2;0)" office:value-type="float" office:value="188">
            <text:p>188</text:p>
          </table:table-cell>
          <table:table-cell table:style-name="ce5" table:formula="of:=VLOOKUP([.$A249];[corpusen.$D$1:.$E$1000];2;0)" office:value-type="float" office:value="50">
            <text:p>50</text:p>
          </table:table-cell>
          <table:table-cell table:style-name="ce5" table:formula="of:=VLOOKUP([.$A249];[corpuses.$D$1:.$E$1000];2;0)" office:value-type="float" office:value="1052">
            <text:p>1052</text:p>
          </table:table-cell>
          <table:table-cell table:style-name="ce5"/>
          <table:table-cell table:formula="of:=IF(ISERROR([.B249]);0;[.B249])" office:value-type="float" office:value="2">
            <text:p>2</text:p>
          </table:table-cell>
          <table:table-cell table:formula="of:=IF(ISERROR([.C249]);0;[.C249])" office:value-type="float" office:value="188">
            <text:p>188</text:p>
          </table:table-cell>
          <table:table-cell table:formula="of:=IF(ISERROR([.D249]);0;[.D249])" office:value-type="float" office:value="50">
            <text:p>50</text:p>
          </table:table-cell>
          <table:table-cell table:formula="of:=IF(ISERROR([.E249]);0;[.E249])" office:value-type="float" office:value="1052">
            <text:p>1052</text:p>
          </table:table-cell>
          <table:table-cell/>
          <table:table-cell table:style-name="ce9" table:formula="of:=[.G249]/[.G$1001]" office:value-type="percentage" office:value="0.00000405679513184584">
            <text:p>0,000406%</text:p>
          </table:table-cell>
          <table:table-cell table:style-name="ce9" table:formula="of:=[.H249]/[.H$1001]" office:value-type="percentage" office:value="0.0000148661199150259">
            <text:p>0,001487%</text:p>
          </table:table-cell>
          <table:table-cell table:style-name="ce9" table:formula="of:=[.I249]/[.I$1001]" office:value-type="percentage" office:value="0.00000749749621114029">
            <text:p>0,000750%</text:p>
          </table:table-cell>
          <table:table-cell table:style-name="ce9" table:formula="of:=[.J249]/[.J$1001]" office:value-type="percentage" office:value="0.00002178025195735">
            <text:p>0,002178%</text:p>
          </table:table-cell>
          <table:table-cell table:style-name="ce10" table:formula="of:=SUMPRODUCT([.B$1:.E$1];[.L249:.O249])" office:value-type="percentage" office:value="0.0000129606997223806">
            <text:p>0,001296069972238060%</text:p>
          </table:table-cell>
        </table:table-row>
        <table:table-row table:style-name="ro3">
          <table:table-cell office:value-type="string">
            <text:p>gj</text:p>
          </table:table-cell>
          <table:table-cell table:style-name="ce5" table:formula="of:=VLOOKUP([.$A250];[corpusies.$D$1:.$E$1000];2;0)" office:value-type="float" office:value="2">
            <text:p>2</text:p>
          </table:table-cell>
          <table:table-cell table:style-name="ce5" table:formula="of:=VLOOKUP([.$A250];[corpuscat.$D$1:.$E$1000];2;0)" office:value-type="float" office:value="60">
            <text:p>60</text:p>
          </table:table-cell>
          <table:table-cell table:style-name="ce5" table:formula="of:=VLOOKUP([.$A250];[corpusen.$D$1:.$E$1000];2;0)" office:value-type="float" office:value="0">
            <text:p>#N/D</text:p>
          </table:table-cell>
          <table:table-cell table:style-name="ce5" table:formula="of:=VLOOKUP([.$A250];[corpuses.$D$1:.$E$1000];2;0)" office:value-type="float" office:value="98">
            <text:p>98</text:p>
          </table:table-cell>
          <table:table-cell table:style-name="ce5"/>
          <table:table-cell table:formula="of:=IF(ISERROR([.B250]);0;[.B250])" office:value-type="float" office:value="2">
            <text:p>2</text:p>
          </table:table-cell>
          <table:table-cell table:formula="of:=IF(ISERROR([.C250]);0;[.C250])" office:value-type="float" office:value="60">
            <text:p>60</text:p>
          </table:table-cell>
          <table:table-cell table:formula="of:=IF(ISERROR([.D250]);0;[.D250])" office:value-type="float" office:value="0">
            <text:p>0</text:p>
          </table:table-cell>
          <table:table-cell table:formula="of:=IF(ISERROR([.E250]);0;[.E250])" office:value-type="float" office:value="98">
            <text:p>98</text:p>
          </table:table-cell>
          <table:table-cell/>
          <table:table-cell table:style-name="ce9" table:formula="of:=[.G250]/[.G$1001]" office:value-type="percentage" office:value="0.00000405679513184584">
            <text:p>0,000406%</text:p>
          </table:table-cell>
          <table:table-cell table:style-name="ce9" table:formula="of:=[.H250]/[.H$1001]" office:value-type="percentage" office:value="0.00000474450635585933">
            <text:p>0,000474%</text:p>
          </table:table-cell>
          <table:table-cell table:style-name="ce9" table:formula="of:=[.I250]/[.I$1001]" office:value-type="percentage" office:value="0">
            <text:p>0,000000%</text:p>
          </table:table-cell>
          <table:table-cell table:style-name="ce9" table:formula="of:=[.J250]/[.J$1001]" office:value-type="percentage" office:value="0.00000202895883252881">
            <text:p>0,000203%</text:p>
          </table:table-cell>
          <table:table-cell table:style-name="ce10" table:formula="of:=SUMPRODUCT([.B$1:.E$1];[.L250:.O250])" office:value-type="percentage" office:value="0.00000324907809607019">
            <text:p>0,000324907809607019%</text:p>
          </table:table-cell>
        </table:table-row>
        <table:table-row table:style-name="ro3">
          <table:table-cell office:value-type="string">
            <text:p>gi</text:p>
          </table:table-cell>
          <table:table-cell table:style-name="ce5" table:formula="of:=VLOOKUP([.$A251];[corpusies.$D$1:.$E$1000];2;0)" office:value-type="float" office:value="1980">
            <text:p>1980</text:p>
          </table:table-cell>
          <table:table-cell table:style-name="ce5" table:formula="of:=VLOOKUP([.$A251];[corpuscat.$D$1:.$E$1000];2;0)" office:value-type="float" office:value="57765">
            <text:p>57765</text:p>
          </table:table-cell>
          <table:table-cell table:style-name="ce5" table:formula="of:=VLOOKUP([.$A251];[corpusen.$D$1:.$E$1000];2;0)" office:value-type="float" office:value="26488">
            <text:p>26488</text:p>
          </table:table-cell>
          <table:table-cell table:style-name="ce5" table:formula="of:=VLOOKUP([.$A251];[corpuses.$D$1:.$E$1000];2;0)" office:value-type="float" office:value="197514">
            <text:p>197514</text:p>
          </table:table-cell>
          <table:table-cell table:style-name="ce5"/>
          <table:table-cell table:formula="of:=IF(ISERROR([.B251]);0;[.B251])" office:value-type="float" office:value="1980">
            <text:p>1980</text:p>
          </table:table-cell>
          <table:table-cell table:formula="of:=IF(ISERROR([.C251]);0;[.C251])" office:value-type="float" office:value="57765">
            <text:p>57765</text:p>
          </table:table-cell>
          <table:table-cell table:formula="of:=IF(ISERROR([.D251]);0;[.D251])" office:value-type="float" office:value="26488">
            <text:p>26488</text:p>
          </table:table-cell>
          <table:table-cell table:formula="of:=IF(ISERROR([.E251]);0;[.E251])" office:value-type="float" office:value="197514">
            <text:p>197514</text:p>
          </table:table-cell>
          <table:table-cell/>
          <table:table-cell table:style-name="ce9" table:formula="of:=[.G251]/[.G$1001]" office:value-type="percentage" office:value="0.00401622718052738">
            <text:p>0,401623%</text:p>
          </table:table-cell>
          <table:table-cell table:style-name="ce9" table:formula="of:=[.H251]/[.H$1001]" office:value-type="percentage" office:value="0.00456777349410357">
            <text:p>0,456777%</text:p>
          </table:table-cell>
          <table:table-cell table:style-name="ce9" table:formula="of:=[.I251]/[.I$1001]" office:value-type="percentage" office:value="0.00397187359281368">
            <text:p>0,397187%</text:p>
          </table:table-cell>
          <table:table-cell table:style-name="ce9" table:formula="of:=[.J251]/[.J$1001]" office:value-type="percentage" office:value="0.00408926300865403">
            <text:p>0,408926%</text:p>
          </table:table-cell>
          <table:table-cell table:style-name="ce10" table:formula="of:=SUMPRODUCT([.B$1:.E$1];[.L251:.O251])" office:value-type="percentage" office:value="0.00419916646426686">
            <text:p>0,419916646426686000%</text:p>
          </table:table-cell>
        </table:table-row>
        <table:table-row table:style-name="ro3">
          <table:table-cell office:value-type="string">
            <text:p>gh</text:p>
          </table:table-cell>
          <table:table-cell table:style-name="ce5" table:formula="of:=VLOOKUP([.$A252];[corpusies.$D$1:.$E$1000];2;0)" office:value-type="float" office:value="20">
            <text:p>20</text:p>
          </table:table-cell>
          <table:table-cell table:style-name="ce5" table:formula="of:=VLOOKUP([.$A252];[corpuscat.$D$1:.$E$1000];2;0)" office:value-type="float" office:value="1273">
            <text:p>1273</text:p>
          </table:table-cell>
          <table:table-cell table:style-name="ce5" table:formula="of:=VLOOKUP([.$A252];[corpusen.$D$1:.$E$1000];2;0)" office:value-type="float" office:value="25602">
            <text:p>25602</text:p>
          </table:table-cell>
          <table:table-cell table:style-name="ce5" table:formula="of:=VLOOKUP([.$A252];[corpuses.$D$1:.$E$1000];2;0)" office:value-type="float" office:value="8936">
            <text:p>8936</text:p>
          </table:table-cell>
          <table:table-cell table:style-name="ce5"/>
          <table:table-cell table:formula="of:=IF(ISERROR([.B252]);0;[.B252])" office:value-type="float" office:value="20">
            <text:p>20</text:p>
          </table:table-cell>
          <table:table-cell table:formula="of:=IF(ISERROR([.C252]);0;[.C252])" office:value-type="float" office:value="1273">
            <text:p>1273</text:p>
          </table:table-cell>
          <table:table-cell table:formula="of:=IF(ISERROR([.D252]);0;[.D252])" office:value-type="float" office:value="25602">
            <text:p>25602</text:p>
          </table:table-cell>
          <table:table-cell table:formula="of:=IF(ISERROR([.E252]);0;[.E252])" office:value-type="float" office:value="8936">
            <text:p>8936</text:p>
          </table:table-cell>
          <table:table-cell/>
          <table:table-cell table:style-name="ce9" table:formula="of:=[.G252]/[.G$1001]" office:value-type="percentage" office:value="0.0000405679513184584">
            <text:p>0,004057%</text:p>
          </table:table-cell>
          <table:table-cell table:style-name="ce9" table:formula="of:=[.H252]/[.H$1001]" office:value-type="percentage" office:value="0.000100662609850149">
            <text:p>0,010066%</text:p>
          </table:table-cell>
          <table:table-cell table:style-name="ce9" table:formula="of:=[.I252]/[.I$1001]" office:value-type="percentage" office:value="0.00383901795995227">
            <text:p>0,383902%</text:p>
          </table:table-cell>
          <table:table-cell table:style-name="ce9" table:formula="of:=[.J252]/[.J$1001]" office:value-type="percentage" office:value="0.000185007919668137">
            <text:p>0,018501%</text:p>
          </table:table-cell>
          <table:table-cell table:style-name="ce10" table:formula="of:=SUMPRODUCT([.B$1:.E$1];[.L252:.O252])" office:value-type="percentage" office:value="0.000481773340246251">
            <text:p>0,048177334024625100%</text:p>
          </table:table-cell>
        </table:table-row>
        <table:table-row table:style-name="ro3">
          <table:table-cell office:value-type="string">
            <text:p>gç</text:p>
          </table:table-cell>
          <table:table-cell table:style-name="ce5" table:formula="of:=VLOOKUP([.$A253];[corpusies.$D$1:.$E$1000];2;0)" office:value-type="float" office:value="0">
            <text:p>#N/D</text:p>
          </table:table-cell>
          <table:table-cell table:style-name="ce5" table:formula="of:=VLOOKUP([.$A253];[corpuscat.$D$1:.$E$1000];2;0)" office:value-type="float" office:value="1">
            <text:p>1</text:p>
          </table:table-cell>
          <table:table-cell table:style-name="ce5" table:formula="of:=VLOOKUP([.$A253];[corpusen.$D$1:.$E$1000];2;0)" office:value-type="float" office:value="0">
            <text:p>#N/D</text:p>
          </table:table-cell>
          <table:table-cell table:style-name="ce5" table:formula="of:=VLOOKUP([.$A253];[corpuses.$D$1:.$E$1000];2;0)" office:value-type="float" office:value="1">
            <text:p>1</text:p>
          </table:table-cell>
          <table:table-cell table:style-name="ce5"/>
          <table:table-cell table:formula="of:=IF(ISERROR([.B253]);0;[.B253])" office:value-type="float" office:value="0">
            <text:p>0</text:p>
          </table:table-cell>
          <table:table-cell table:formula="of:=IF(ISERROR([.C253]);0;[.C253])" office:value-type="float" office:value="1">
            <text:p>1</text:p>
          </table:table-cell>
          <table:table-cell table:formula="of:=IF(ISERROR([.D253]);0;[.D253])" office:value-type="float" office:value="0">
            <text:p>0</text:p>
          </table:table-cell>
          <table:table-cell table:formula="of:=IF(ISERROR([.E253]);0;[.E253])" office:value-type="float" office:value="1">
            <text:p>1</text:p>
          </table:table-cell>
          <table:table-cell/>
          <table:table-cell table:style-name="ce9" table:formula="of:=[.G253]/[.G$1001]" office:value-type="percentage" office:value="0">
            <text:p>0,000000%</text:p>
          </table:table-cell>
          <table:table-cell table:style-name="ce9" table:formula="of:=[.H253]/[.H$1001]" office:value-type="percentage" office:value="0.0000000790751059309888">
            <text:p>0,000008%</text:p>
          </table:table-cell>
          <table:table-cell table:style-name="ce9" table:formula="of:=[.I253]/[.I$1001]" office:value-type="percentage" office:value="0">
            <text:p>0,000000%</text:p>
          </table:table-cell>
          <table:table-cell table:style-name="ce9" table:formula="of:=[.J253]/[.J$1001]" office:value-type="percentage" office:value="0.0000000207036615564164">
            <text:p>0,000002%</text:p>
          </table:table-cell>
          <table:table-cell table:style-name="ce10" table:formula="of:=SUMPRODUCT([.B$1:.E$1];[.L253:.O253])" office:value-type="percentage" office:value="0.0000000299336302462216">
            <text:p>0,000002993363024622%</text:p>
          </table:table-cell>
        </table:table-row>
        <table:table-row table:style-name="ro1">
          <table:table-cell office:value-type="string">
            <text:p>g´</text:p>
          </table:table-cell>
          <table:table-cell table:style-name="ce5" table:formula="of:=VLOOKUP([.$A254];[corpusies.$D$1:.$E$1000];2;0)" office:value-type="float" office:value="24">
            <text:p>24</text:p>
          </table:table-cell>
          <table:table-cell table:style-name="ce5" table:formula="of:=VLOOKUP([.$A254];[corpuscat.$D$1:.$E$1000];2;0)" office:value-type="float" office:value="2258">
            <text:p>2258</text:p>
          </table:table-cell>
          <table:table-cell table:style-name="ce5" table:formula="of:=VLOOKUP([.$A254];[corpusen.$D$1:.$E$1000];2;0)" office:value-type="float" office:value="0">
            <text:p>#N/D</text:p>
          </table:table-cell>
          <table:table-cell table:style-name="ce5" table:formula="of:=VLOOKUP([.$A254];[corpuses.$D$1:.$E$1000];2;0)" office:value-type="float" office:value="33202">
            <text:p>33202</text:p>
          </table:table-cell>
          <table:table-cell table:style-name="ce5"/>
          <table:table-cell table:formula="of:=IF(ISERROR([.B254]);0;[.B254])" office:value-type="float" office:value="24">
            <text:p>24</text:p>
          </table:table-cell>
          <table:table-cell table:formula="of:=IF(ISERROR([.C254]);0;[.C254])" office:value-type="float" office:value="2258">
            <text:p>2258</text:p>
          </table:table-cell>
          <table:table-cell table:formula="of:=IF(ISERROR([.D254]);0;[.D254])" office:value-type="float" office:value="0">
            <text:p>0</text:p>
          </table:table-cell>
          <table:table-cell table:formula="of:=IF(ISERROR([.E254]);0;[.E254])" office:value-type="float" office:value="33202">
            <text:p>33202</text:p>
          </table:table-cell>
          <table:table-cell/>
          <table:table-cell table:style-name="ce9" table:formula="of:=[.G254]/[.G$1001]" office:value-type="percentage" office:value="0.0000486815415821501">
            <text:p>0,004868%</text:p>
          </table:table-cell>
          <table:table-cell table:style-name="ce9" table:formula="of:=[.H254]/[.H$1001]" office:value-type="percentage" office:value="0.000178551589192173">
            <text:p>0,017855%</text:p>
          </table:table-cell>
          <table:table-cell table:style-name="ce9" table:formula="of:=[.I254]/[.I$1001]" office:value-type="percentage" office:value="0">
            <text:p>0,000000%</text:p>
          </table:table-cell>
          <table:table-cell table:style-name="ce9" table:formula="of:=[.J254]/[.J$1001]" office:value-type="percentage" office:value="0.000687402970996137">
            <text:p>0,068740%</text:p>
          </table:table-cell>
          <table:table-cell table:style-name="ce10" table:formula="of:=SUMPRODUCT([.B$1:.E$1];[.L254:.O254])" office:value-type="percentage" office:value="0.000274390830531138">
            <text:p>0,027439083053113800%</text:p>
          </table:table-cell>
        </table:table-row>
        <table:table-row table:style-name="ro3">
          <table:table-cell office:value-type="string">
            <text:p>fz</text:p>
          </table:table-cell>
          <table:table-cell table:style-name="ce5" table:formula="of:=VLOOKUP([.$A255];[corpusies.$D$1:.$E$1000];2;0)" office:value-type="float" office:value="0">
            <text:p>#N/D</text:p>
          </table:table-cell>
          <table:table-cell table:style-name="ce5" table:formula="of:=VLOOKUP([.$A255];[corpuscat.$D$1:.$E$1000];2;0)" office:value-type="float" office:value="36">
            <text:p>36</text:p>
          </table:table-cell>
          <table:table-cell table:style-name="ce5" table:formula="of:=VLOOKUP([.$A255];[corpusen.$D$1:.$E$1000];2;0)" office:value-type="float" office:value="0">
            <text:p>#N/D</text:p>
          </table:table-cell>
          <table:table-cell table:style-name="ce5" table:formula="of:=VLOOKUP([.$A255];[corpuses.$D$1:.$E$1000];2;0)" office:value-type="float" office:value="97">
            <text:p>97</text:p>
          </table:table-cell>
          <table:table-cell table:style-name="ce5"/>
          <table:table-cell table:formula="of:=IF(ISERROR([.B255]);0;[.B255])" office:value-type="float" office:value="0">
            <text:p>0</text:p>
          </table:table-cell>
          <table:table-cell table:formula="of:=IF(ISERROR([.C255]);0;[.C255])" office:value-type="float" office:value="36">
            <text:p>36</text:p>
          </table:table-cell>
          <table:table-cell table:formula="of:=IF(ISERROR([.D255]);0;[.D255])" office:value-type="float" office:value="0">
            <text:p>0</text:p>
          </table:table-cell>
          <table:table-cell table:formula="of:=IF(ISERROR([.E255]);0;[.E255])" office:value-type="float" office:value="97">
            <text:p>97</text:p>
          </table:table-cell>
          <table:table-cell/>
          <table:table-cell table:style-name="ce9" table:formula="of:=[.G255]/[.G$1001]" office:value-type="percentage" office:value="0">
            <text:p>0,000000%</text:p>
          </table:table-cell>
          <table:table-cell table:style-name="ce9" table:formula="of:=[.H255]/[.H$1001]" office:value-type="percentage" office:value="0.0000028467038135156">
            <text:p>0,000285%</text:p>
          </table:table-cell>
          <table:table-cell table:style-name="ce9" table:formula="of:=[.I255]/[.I$1001]" office:value-type="percentage" office:value="0">
            <text:p>0,000000%</text:p>
          </table:table-cell>
          <table:table-cell table:style-name="ce9" table:formula="of:=[.J255]/[.J$1001]" office:value-type="percentage" office:value="0.00000200825517097239">
            <text:p>0,000201%</text:p>
          </table:table-cell>
          <table:table-cell table:style-name="ce10" table:formula="of:=SUMPRODUCT([.B$1:.E$1];[.L255:.O255])" office:value-type="percentage" office:value="0.0000014564876953464">
            <text:p>0,000145648769534640%</text:p>
          </table:table-cell>
        </table:table-row>
        <table:table-row table:style-name="ro3">
          <table:table-cell office:value-type="string">
            <text:p>fy</text:p>
          </table:table-cell>
          <table:table-cell table:style-name="ce5" table:formula="of:=VLOOKUP([.$A256];[corpusies.$D$1:.$E$1000];2;0)" office:value-type="float" office:value="2">
            <text:p>2</text:p>
          </table:table-cell>
          <table:table-cell table:style-name="ce5" table:formula="of:=VLOOKUP([.$A256];[corpuscat.$D$1:.$E$1000];2;0)" office:value-type="float" office:value="121">
            <text:p>121</text:p>
          </table:table-cell>
          <table:table-cell table:style-name="ce5" table:formula="of:=VLOOKUP([.$A256];[corpusen.$D$1:.$E$1000];2;0)" office:value-type="float" office:value="633">
            <text:p>633</text:p>
          </table:table-cell>
          <table:table-cell table:style-name="ce5" table:formula="of:=VLOOKUP([.$A256];[corpuses.$D$1:.$E$1000];2;0)" office:value-type="float" office:value="541">
            <text:p>541</text:p>
          </table:table-cell>
          <table:table-cell table:style-name="ce5"/>
          <table:table-cell table:formula="of:=IF(ISERROR([.B256]);0;[.B256])" office:value-type="float" office:value="2">
            <text:p>2</text:p>
          </table:table-cell>
          <table:table-cell table:formula="of:=IF(ISERROR([.C256]);0;[.C256])" office:value-type="float" office:value="121">
            <text:p>121</text:p>
          </table:table-cell>
          <table:table-cell table:formula="of:=IF(ISERROR([.D256]);0;[.D256])" office:value-type="float" office:value="633">
            <text:p>633</text:p>
          </table:table-cell>
          <table:table-cell table:formula="of:=IF(ISERROR([.E256]);0;[.E256])" office:value-type="float" office:value="541">
            <text:p>541</text:p>
          </table:table-cell>
          <table:table-cell/>
          <table:table-cell table:style-name="ce9" table:formula="of:=[.G256]/[.G$1001]" office:value-type="percentage" office:value="0.00000405679513184584">
            <text:p>0,000406%</text:p>
          </table:table-cell>
          <table:table-cell table:style-name="ce9" table:formula="of:=[.H256]/[.H$1001]" office:value-type="percentage" office:value="0.00000956808781764964">
            <text:p>0,000957%</text:p>
          </table:table-cell>
          <table:table-cell table:style-name="ce9" table:formula="of:=[.I256]/[.I$1001]" office:value-type="percentage" office:value="0.0000949183020330361">
            <text:p>0,009492%</text:p>
          </table:table-cell>
          <table:table-cell table:style-name="ce9" table:formula="of:=[.J256]/[.J$1001]" office:value-type="percentage" office:value="0.0000112006809020213">
            <text:p>0,001120%</text:p>
          </table:table-cell>
          <table:table-cell table:style-name="ce10" table:formula="of:=SUMPRODUCT([.B$1:.E$1];[.L256:.O256])" office:value-type="percentage" office:value="0.0000169394993587586">
            <text:p>0,001693949935875860%</text:p>
          </table:table-cell>
        </table:table-row>
        <table:table-row table:style-name="ro3">
          <table:table-cell office:value-type="string">
            <text:p>fx</text:p>
          </table:table-cell>
          <table:table-cell table:style-name="ce5" table:formula="of:=VLOOKUP([.$A257];[corpusies.$D$1:.$E$1000];2;0)" office:value-type="float" office:value="0">
            <text:p>#N/D</text:p>
          </table:table-cell>
          <table:table-cell table:style-name="ce5" table:formula="of:=VLOOKUP([.$A257];[corpuscat.$D$1:.$E$1000];2;0)" office:value-type="float" office:value="93">
            <text:p>93</text:p>
          </table:table-cell>
          <table:table-cell table:style-name="ce5" table:formula="of:=VLOOKUP([.$A257];[corpusen.$D$1:.$E$1000];2;0)" office:value-type="float" office:value="24">
            <text:p>24</text:p>
          </table:table-cell>
          <table:table-cell table:style-name="ce5" table:formula="of:=VLOOKUP([.$A257];[corpuses.$D$1:.$E$1000];2;0)" office:value-type="float" office:value="690">
            <text:p>690</text:p>
          </table:table-cell>
          <table:table-cell table:style-name="ce5"/>
          <table:table-cell table:formula="of:=IF(ISERROR([.B257]);0;[.B257])" office:value-type="float" office:value="0">
            <text:p>0</text:p>
          </table:table-cell>
          <table:table-cell table:formula="of:=IF(ISERROR([.C257]);0;[.C257])" office:value-type="float" office:value="93">
            <text:p>93</text:p>
          </table:table-cell>
          <table:table-cell table:formula="of:=IF(ISERROR([.D257]);0;[.D257])" office:value-type="float" office:value="24">
            <text:p>24</text:p>
          </table:table-cell>
          <table:table-cell table:formula="of:=IF(ISERROR([.E257]);0;[.E257])" office:value-type="float" office:value="690">
            <text:p>690</text:p>
          </table:table-cell>
          <table:table-cell/>
          <table:table-cell table:style-name="ce9" table:formula="of:=[.G257]/[.G$1001]" office:value-type="percentage" office:value="0">
            <text:p>0,000000%</text:p>
          </table:table-cell>
          <table:table-cell table:style-name="ce9" table:formula="of:=[.H257]/[.H$1001]" office:value-type="percentage" office:value="0.00000735398485158196">
            <text:p>0,000735%</text:p>
          </table:table-cell>
          <table:table-cell table:style-name="ce9" table:formula="of:=[.I257]/[.I$1001]" office:value-type="percentage" office:value="0.00000359879818134734">
            <text:p>0,000360%</text:p>
          </table:table-cell>
          <table:table-cell table:style-name="ce9" table:formula="of:=[.J257]/[.J$1001]" office:value-type="percentage" office:value="0.0000142855264739273">
            <text:p>0,001429%</text:p>
          </table:table-cell>
          <table:table-cell table:style-name="ce10" table:formula="of:=SUMPRODUCT([.B$1:.E$1];[.L257:.O257])" office:value-type="percentage" office:value="0.00000685173321578751">
            <text:p>0,000685173321578751%</text:p>
          </table:table-cell>
        </table:table-row>
        <table:table-row table:style-name="ro3">
          <table:table-cell office:value-type="string">
            <text:p>fw</text:p>
          </table:table-cell>
          <table:table-cell table:style-name="ce5" table:formula="of:=VLOOKUP([.$A258];[corpusies.$D$1:.$E$1000];2;0)" office:value-type="float" office:value="15">
            <text:p>15</text:p>
          </table:table-cell>
          <table:table-cell table:style-name="ce5" table:formula="of:=VLOOKUP([.$A258];[corpuscat.$D$1:.$E$1000];2;0)" office:value-type="float" office:value="22">
            <text:p>22</text:p>
          </table:table-cell>
          <table:table-cell table:style-name="ce5" table:formula="of:=VLOOKUP([.$A258];[corpusen.$D$1:.$E$1000];2;0)" office:value-type="float" office:value="181">
            <text:p>181</text:p>
          </table:table-cell>
          <table:table-cell table:style-name="ce5" table:formula="of:=VLOOKUP([.$A258];[corpuses.$D$1:.$E$1000];2;0)" office:value-type="float" office:value="201">
            <text:p>201</text:p>
          </table:table-cell>
          <table:table-cell table:style-name="ce5"/>
          <table:table-cell table:formula="of:=IF(ISERROR([.B258]);0;[.B258])" office:value-type="float" office:value="15">
            <text:p>15</text:p>
          </table:table-cell>
          <table:table-cell table:formula="of:=IF(ISERROR([.C258]);0;[.C258])" office:value-type="float" office:value="22">
            <text:p>22</text:p>
          </table:table-cell>
          <table:table-cell table:formula="of:=IF(ISERROR([.D258]);0;[.D258])" office:value-type="float" office:value="181">
            <text:p>181</text:p>
          </table:table-cell>
          <table:table-cell table:formula="of:=IF(ISERROR([.E258]);0;[.E258])" office:value-type="float" office:value="201">
            <text:p>201</text:p>
          </table:table-cell>
          <table:table-cell/>
          <table:table-cell table:style-name="ce9" table:formula="of:=[.G258]/[.G$1001]" office:value-type="percentage" office:value="0.0000304259634888438">
            <text:p>0,003043%</text:p>
          </table:table-cell>
          <table:table-cell table:style-name="ce9" table:formula="of:=[.H258]/[.H$1001]" office:value-type="percentage" office:value="0.00000173965233048175">
            <text:p>0,000174%</text:p>
          </table:table-cell>
          <table:table-cell table:style-name="ce9" table:formula="of:=[.I258]/[.I$1001]" office:value-type="percentage" office:value="0.0000271409362843278">
            <text:p>0,002714%</text:p>
          </table:table-cell>
          <table:table-cell table:style-name="ce9" table:formula="of:=[.J258]/[.J$1001]" office:value-type="percentage" office:value="0.00000416143597283969">
            <text:p>0,000416%</text:p>
          </table:table-cell>
          <table:table-cell table:style-name="ce10" table:formula="of:=SUMPRODUCT([.B$1:.E$1];[.L258:.O258])" office:value-type="percentage" office:value="0.0000136122091660824">
            <text:p>0,001361220916608240%</text:p>
          </table:table-cell>
        </table:table-row>
        <table:table-row table:style-name="ro3">
          <table:table-cell office:value-type="string">
            <text:p>fv</text:p>
          </table:table-cell>
          <table:table-cell table:style-name="ce5" table:formula="of:=VLOOKUP([.$A259];[corpusies.$D$1:.$E$1000];2;0)" office:value-type="float" office:value="6">
            <text:p>6</text:p>
          </table:table-cell>
          <table:table-cell table:style-name="ce5" table:formula="of:=VLOOKUP([.$A259];[corpuscat.$D$1:.$E$1000];2;0)" office:value-type="float" office:value="17">
            <text:p>17</text:p>
          </table:table-cell>
          <table:table-cell table:style-name="ce5" table:formula="of:=VLOOKUP([.$A259];[corpusen.$D$1:.$E$1000];2;0)" office:value-type="float" office:value="0">
            <text:p>#N/D</text:p>
          </table:table-cell>
          <table:table-cell table:style-name="ce5" table:formula="of:=VLOOKUP([.$A259];[corpuses.$D$1:.$E$1000];2;0)" office:value-type="float" office:value="113">
            <text:p>113</text:p>
          </table:table-cell>
          <table:table-cell table:style-name="ce5"/>
          <table:table-cell table:formula="of:=IF(ISERROR([.B259]);0;[.B259])" office:value-type="float" office:value="6">
            <text:p>6</text:p>
          </table:table-cell>
          <table:table-cell table:formula="of:=IF(ISERROR([.C259]);0;[.C259])" office:value-type="float" office:value="17">
            <text:p>17</text:p>
          </table:table-cell>
          <table:table-cell table:formula="of:=IF(ISERROR([.D259]);0;[.D259])" office:value-type="float" office:value="0">
            <text:p>0</text:p>
          </table:table-cell>
          <table:table-cell table:formula="of:=IF(ISERROR([.E259]);0;[.E259])" office:value-type="float" office:value="113">
            <text:p>113</text:p>
          </table:table-cell>
          <table:table-cell/>
          <table:table-cell table:style-name="ce9" table:formula="of:=[.G259]/[.G$1001]" office:value-type="percentage" office:value="0.0000121703853955375">
            <text:p>0,001217%</text:p>
          </table:table-cell>
          <table:table-cell table:style-name="ce9" table:formula="of:=[.H259]/[.H$1001]" office:value-type="percentage" office:value="0.00000134427680082681">
            <text:p>0,000134%</text:p>
          </table:table-cell>
          <table:table-cell table:style-name="ce9" table:formula="of:=[.I259]/[.I$1001]" office:value-type="percentage" office:value="0">
            <text:p>0,000000%</text:p>
          </table:table-cell>
          <table:table-cell table:style-name="ce9" table:formula="of:=[.J259]/[.J$1001]" office:value-type="percentage" office:value="0.00000233951375587505">
            <text:p>0,000234%</text:p>
          </table:table-cell>
          <table:table-cell table:style-name="ce10" table:formula="of:=SUMPRODUCT([.B$1:.E$1];[.L259:.O259])" office:value-type="percentage" office:value="0.00000475625278567182">
            <text:p>0,000475625278567182%</text:p>
          </table:table-cell>
        </table:table-row>
        <table:table-row table:style-name="ro3">
          <table:table-cell office:value-type="string">
            <text:p>fû</text:p>
          </table:table-cell>
          <table:table-cell table:style-name="ce5" table:formula="of:=VLOOKUP([.$A260];[corpusies.$D$1:.$E$1000];2;0)" office:value-type="float" office:value="0">
            <text:p>#N/D</text:p>
          </table:table-cell>
          <table:table-cell table:style-name="ce5" table:formula="of:=VLOOKUP([.$A260];[corpuscat.$D$1:.$E$1000];2;0)" office:value-type="float" office:value="0">
            <text:p>#N/D</text:p>
          </table:table-cell>
          <table:table-cell table:style-name="ce5" table:formula="of:=VLOOKUP([.$A260];[corpusen.$D$1:.$E$1000];2;0)" office:value-type="float" office:value="0">
            <text:p>#N/D</text:p>
          </table:table-cell>
          <table:table-cell table:style-name="ce5" table:formula="of:=VLOOKUP([.$A260];[corpuses.$D$1:.$E$1000];2;0)" office:value-type="float" office:value="1">
            <text:p>1</text:p>
          </table:table-cell>
          <table:table-cell table:style-name="ce5"/>
          <table:table-cell table:formula="of:=IF(ISERROR([.B260]);0;[.B260])" office:value-type="float" office:value="0">
            <text:p>0</text:p>
          </table:table-cell>
          <table:table-cell table:formula="of:=IF(ISERROR([.C260]);0;[.C260])" office:value-type="float" office:value="0">
            <text:p>0</text:p>
          </table:table-cell>
          <table:table-cell table:formula="of:=IF(ISERROR([.D260]);0;[.D260])" office:value-type="float" office:value="0">
            <text:p>0</text:p>
          </table:table-cell>
          <table:table-cell table:formula="of:=IF(ISERROR([.E260]);0;[.E260])" office:value-type="float" office:value="1">
            <text:p>1</text:p>
          </table:table-cell>
          <table:table-cell/>
          <table:table-cell table:style-name="ce9" table:formula="of:=[.G260]/[.G$1001]" office:value-type="percentage" office:value="0">
            <text:p>0,000000%</text:p>
          </table:table-cell>
          <table:table-cell table:style-name="ce9" table:formula="of:=[.H260]/[.H$1001]" office:value-type="percentage" office:value="0">
            <text:p>0,000000%</text:p>
          </table:table-cell>
          <table:table-cell table:style-name="ce9" table:formula="of:=[.I260]/[.I$1001]" office:value-type="percentage" office:value="0">
            <text:p>0,000000%</text:p>
          </table:table-cell>
          <table:table-cell table:style-name="ce9" table:formula="of:=[.J260]/[.J$1001]" office:value-type="percentage" office:value="0.0000000207036615564164">
            <text:p>0,000002%</text:p>
          </table:table-cell>
          <table:table-cell table:style-name="ce10" table:formula="of:=SUMPRODUCT([.B$1:.E$1];[.L260:.O260])" office:value-type="percentage" office:value="0.00000000621109846692492">
            <text:p>0,000000621109846692%</text:p>
          </table:table-cell>
        </table:table-row>
        <table:table-row table:style-name="ro3">
          <table:table-cell office:value-type="string">
            <text:p>fu</text:p>
          </table:table-cell>
          <table:table-cell table:style-name="ce5" table:formula="of:=VLOOKUP([.$A261];[corpusies.$D$1:.$E$1000];2;0)" office:value-type="float" office:value="449">
            <text:p>449</text:p>
          </table:table-cell>
          <table:table-cell table:style-name="ce5" table:formula="of:=VLOOKUP([.$A261];[corpuscat.$D$1:.$E$1000];2;0)" office:value-type="float" office:value="9640">
            <text:p>9640</text:p>
          </table:table-cell>
          <table:table-cell table:style-name="ce5" table:formula="of:=VLOOKUP([.$A261];[corpusen.$D$1:.$E$1000];2;0)" office:value-type="float" office:value="6761">
            <text:p>6761</text:p>
          </table:table-cell>
          <table:table-cell table:style-name="ce5" table:formula="of:=VLOOKUP([.$A261];[corpuses.$D$1:.$E$1000];2;0)" office:value-type="float" office:value="107609">
            <text:p>107609</text:p>
          </table:table-cell>
          <table:table-cell table:style-name="ce5"/>
          <table:table-cell table:formula="of:=IF(ISERROR([.B261]);0;[.B261])" office:value-type="float" office:value="449">
            <text:p>449</text:p>
          </table:table-cell>
          <table:table-cell table:formula="of:=IF(ISERROR([.C261]);0;[.C261])" office:value-type="float" office:value="9640">
            <text:p>9640</text:p>
          </table:table-cell>
          <table:table-cell table:formula="of:=IF(ISERROR([.D261]);0;[.D261])" office:value-type="float" office:value="6761">
            <text:p>6761</text:p>
          </table:table-cell>
          <table:table-cell table:formula="of:=IF(ISERROR([.E261]);0;[.E261])" office:value-type="float" office:value="107609">
            <text:p>107609</text:p>
          </table:table-cell>
          <table:table-cell/>
          <table:table-cell table:style-name="ce9" table:formula="of:=[.G261]/[.G$1001]" office:value-type="percentage" office:value="0.000910750507099391">
            <text:p>0,091075%</text:p>
          </table:table-cell>
          <table:table-cell table:style-name="ce9" table:formula="of:=[.H261]/[.H$1001]" office:value-type="percentage" office:value="0.000762284021174732">
            <text:p>0,076228%</text:p>
          </table:table-cell>
          <table:table-cell table:style-name="ce9" table:formula="of:=[.I261]/[.I$1001]" office:value-type="percentage" office:value="0.00101381143767039">
            <text:p>0,101381%</text:p>
          </table:table-cell>
          <table:table-cell table:style-name="ce9" table:formula="of:=[.J261]/[.J$1001]" office:value-type="percentage" office:value="0.00222790031642441">
            <text:p>0,222790%</text:p>
          </table:table-cell>
          <table:table-cell table:style-name="ce10" table:formula="of:=SUMPRODUCT([.B$1:.E$1];[.L261:.O261])" office:value-type="percentage" office:value="0.0012716615971766">
            <text:p>0,127166159717660000%</text:p>
          </table:table-cell>
        </table:table-row>
        <table:table-row table:style-name="ro3">
          <table:table-cell office:value-type="string">
            <text:p>ft</text:p>
          </table:table-cell>
          <table:table-cell table:style-name="ce5" table:formula="of:=VLOOKUP([.$A262];[corpusies.$D$1:.$E$1000];2;0)" office:value-type="float" office:value="308">
            <text:p>308</text:p>
          </table:table-cell>
          <table:table-cell table:style-name="ce5" table:formula="of:=VLOOKUP([.$A262];[corpuscat.$D$1:.$E$1000];2;0)" office:value-type="float" office:value="1659">
            <text:p>1659</text:p>
          </table:table-cell>
          <table:table-cell table:style-name="ce5" table:formula="of:=VLOOKUP([.$A262];[corpusen.$D$1:.$E$1000];2;0)" office:value-type="float" office:value="7738">
            <text:p>7738</text:p>
          </table:table-cell>
          <table:table-cell table:style-name="ce5" table:formula="of:=VLOOKUP([.$A262];[corpuses.$D$1:.$E$1000];2;0)" office:value-type="float" office:value="9982">
            <text:p>9982</text:p>
          </table:table-cell>
          <table:table-cell table:style-name="ce5"/>
          <table:table-cell table:formula="of:=IF(ISERROR([.B262]);0;[.B262])" office:value-type="float" office:value="308">
            <text:p>308</text:p>
          </table:table-cell>
          <table:table-cell table:formula="of:=IF(ISERROR([.C262]);0;[.C262])" office:value-type="float" office:value="1659">
            <text:p>1659</text:p>
          </table:table-cell>
          <table:table-cell table:formula="of:=IF(ISERROR([.D262]);0;[.D262])" office:value-type="float" office:value="7738">
            <text:p>7738</text:p>
          </table:table-cell>
          <table:table-cell table:formula="of:=IF(ISERROR([.E262]);0;[.E262])" office:value-type="float" office:value="9982">
            <text:p>9982</text:p>
          </table:table-cell>
          <table:table-cell/>
          <table:table-cell table:style-name="ce9" table:formula="of:=[.G262]/[.G$1001]" office:value-type="percentage" office:value="0.00062474645030426">
            <text:p>0,062475%</text:p>
          </table:table-cell>
          <table:table-cell table:style-name="ce9" table:formula="of:=[.H262]/[.H$1001]" office:value-type="percentage" office:value="0.00013118560073951">
            <text:p>0,013119%</text:p>
          </table:table-cell>
          <table:table-cell table:style-name="ce9" table:formula="of:=[.I262]/[.I$1001]" office:value-type="percentage" office:value="0.00116031251363607">
            <text:p>0,116031%</text:p>
          </table:table-cell>
          <table:table-cell table:style-name="ce9" table:formula="of:=[.J262]/[.J$1001]" office:value-type="percentage" office:value="0.000206663949656148">
            <text:p>0,020666%</text:p>
          </table:table-cell>
          <table:table-cell table:style-name="ce10" table:formula="of:=SUMPRODUCT([.B$1:.E$1];[.L262:.O262])" office:value-type="percentage" office:value="0.000404810051573583">
            <text:p>0,040481005157358300%</text:p>
          </table:table-cell>
        </table:table-row>
        <table:table-row table:style-name="ro3">
          <table:table-cell office:value-type="string">
            <text:p>fs</text:p>
          </table:table-cell>
          <table:table-cell table:style-name="ce5" table:formula="of:=VLOOKUP([.$A263];[corpusies.$D$1:.$E$1000];2;0)" office:value-type="float" office:value="74">
            <text:p>74</text:p>
          </table:table-cell>
          <table:table-cell table:style-name="ce5" table:formula="of:=VLOOKUP([.$A263];[corpuscat.$D$1:.$E$1000];2;0)" office:value-type="float" office:value="2841">
            <text:p>2841</text:p>
          </table:table-cell>
          <table:table-cell table:style-name="ce5" table:formula="of:=VLOOKUP([.$A263];[corpusen.$D$1:.$E$1000];2;0)" office:value-type="float" office:value="650">
            <text:p>650</text:p>
          </table:table-cell>
          <table:table-cell table:style-name="ce5" table:formula="of:=VLOOKUP([.$A263];[corpuses.$D$1:.$E$1000];2;0)" office:value-type="float" office:value="8628">
            <text:p>8628</text:p>
          </table:table-cell>
          <table:table-cell table:style-name="ce5"/>
          <table:table-cell table:formula="of:=IF(ISERROR([.B263]);0;[.B263])" office:value-type="float" office:value="74">
            <text:p>74</text:p>
          </table:table-cell>
          <table:table-cell table:formula="of:=IF(ISERROR([.C263]);0;[.C263])" office:value-type="float" office:value="2841">
            <text:p>2841</text:p>
          </table:table-cell>
          <table:table-cell table:formula="of:=IF(ISERROR([.D263]);0;[.D263])" office:value-type="float" office:value="650">
            <text:p>650</text:p>
          </table:table-cell>
          <table:table-cell table:formula="of:=IF(ISERROR([.E263]);0;[.E263])" office:value-type="float" office:value="8628">
            <text:p>8628</text:p>
          </table:table-cell>
          <table:table-cell/>
          <table:table-cell table:style-name="ce9" table:formula="of:=[.G263]/[.G$1001]" office:value-type="percentage" office:value="0.000150101419878296">
            <text:p>0,015010%</text:p>
          </table:table-cell>
          <table:table-cell table:style-name="ce9" table:formula="of:=[.H263]/[.H$1001]" office:value-type="percentage" office:value="0.000224652375949939">
            <text:p>0,022465%</text:p>
          </table:table-cell>
          <table:table-cell table:style-name="ce9" table:formula="of:=[.I263]/[.I$1001]" office:value-type="percentage" office:value="0.0000974674507448238">
            <text:p>0,009747%</text:p>
          </table:table-cell>
          <table:table-cell table:style-name="ce9" table:formula="of:=[.J263]/[.J$1001]" office:value-type="percentage" office:value="0.000178631191908761">
            <text:p>0,017863%</text:p>
          </table:table-cell>
          <table:table-cell table:style-name="ce10" table:formula="of:=SUMPRODUCT([.B$1:.E$1];[.L263:.O263])" office:value-type="percentage" office:value="0.000175762241395581">
            <text:p>0,017576224139558100%</text:p>
          </table:table-cell>
        </table:table-row>
        <table:table-row table:style-name="ro3">
          <table:table-cell office:value-type="string">
            <text:p>fr</text:p>
          </table:table-cell>
          <table:table-cell table:style-name="ce5" table:formula="of:=VLOOKUP([.$A264];[corpusies.$D$1:.$E$1000];2;0)" office:value-type="float" office:value="273">
            <text:p>273</text:p>
          </table:table-cell>
          <table:table-cell table:style-name="ce5" table:formula="of:=VLOOKUP([.$A264];[corpuscat.$D$1:.$E$1000];2;0)" office:value-type="float" office:value="18560">
            <text:p>18560</text:p>
          </table:table-cell>
          <table:table-cell table:style-name="ce5" table:formula="of:=VLOOKUP([.$A264];[corpusen.$D$1:.$E$1000];2;0)" office:value-type="float" office:value="16580">
            <text:p>16580</text:p>
          </table:table-cell>
          <table:table-cell table:style-name="ce5" table:formula="of:=VLOOKUP([.$A264];[corpuses.$D$1:.$E$1000];2;0)" office:value-type="float" office:value="66072">
            <text:p>66072</text:p>
          </table:table-cell>
          <table:table-cell table:style-name="ce5"/>
          <table:table-cell table:formula="of:=IF(ISERROR([.B264]);0;[.B264])" office:value-type="float" office:value="273">
            <text:p>273</text:p>
          </table:table-cell>
          <table:table-cell table:formula="of:=IF(ISERROR([.C264]);0;[.C264])" office:value-type="float" office:value="18560">
            <text:p>18560</text:p>
          </table:table-cell>
          <table:table-cell table:formula="of:=IF(ISERROR([.D264]);0;[.D264])" office:value-type="float" office:value="16580">
            <text:p>16580</text:p>
          </table:table-cell>
          <table:table-cell table:formula="of:=IF(ISERROR([.E264]);0;[.E264])" office:value-type="float" office:value="66072">
            <text:p>66072</text:p>
          </table:table-cell>
          <table:table-cell/>
          <table:table-cell table:style-name="ce9" table:formula="of:=[.G264]/[.G$1001]" office:value-type="percentage" office:value="0.000553752535496957">
            <text:p>0,055375%</text:p>
          </table:table-cell>
          <table:table-cell table:style-name="ce9" table:formula="of:=[.H264]/[.H$1001]" office:value-type="percentage" office:value="0.00146763396607915">
            <text:p>0,146763%</text:p>
          </table:table-cell>
          <table:table-cell table:style-name="ce9" table:formula="of:=[.I264]/[.I$1001]" office:value-type="percentage" office:value="0.00248616974361412">
            <text:p>0,248617%</text:p>
          </table:table-cell>
          <table:table-cell table:style-name="ce9" table:formula="of:=[.J264]/[.J$1001]" office:value-type="percentage" office:value="0.00136793232635554">
            <text:p>0,136793%</text:p>
          </table:table-cell>
          <table:table-cell table:style-name="ce10" table:formula="of:=SUMPRODUCT([.B$1:.E$1];[.L264:.O264])" office:value-type="percentage" office:value="0.00126541262274091">
            <text:p>0,126541262274091000%</text:p>
          </table:table-cell>
        </table:table-row>
        <table:table-row table:style-name="ro3">
          <table:table-cell office:value-type="string">
            <text:p>fq</text:p>
          </table:table-cell>
          <table:table-cell table:style-name="ce5" table:formula="of:=VLOOKUP([.$A265];[corpusies.$D$1:.$E$1000];2;0)" office:value-type="float" office:value="0">
            <text:p>#N/D</text:p>
          </table:table-cell>
          <table:table-cell table:style-name="ce5" table:formula="of:=VLOOKUP([.$A265];[corpuscat.$D$1:.$E$1000];2;0)" office:value-type="float" office:value="3">
            <text:p>3</text:p>
          </table:table-cell>
          <table:table-cell table:style-name="ce5" table:formula="of:=VLOOKUP([.$A265];[corpusen.$D$1:.$E$1000];2;0)" office:value-type="float" office:value="0">
            <text:p>#N/D</text:p>
          </table:table-cell>
          <table:table-cell table:style-name="ce5" table:formula="of:=VLOOKUP([.$A265];[corpuses.$D$1:.$E$1000];2;0)" office:value-type="float" office:value="46">
            <text:p>46</text:p>
          </table:table-cell>
          <table:table-cell table:style-name="ce5"/>
          <table:table-cell table:formula="of:=IF(ISERROR([.B265]);0;[.B265])" office:value-type="float" office:value="0">
            <text:p>0</text:p>
          </table:table-cell>
          <table:table-cell table:formula="of:=IF(ISERROR([.C265]);0;[.C265])" office:value-type="float" office:value="3">
            <text:p>3</text:p>
          </table:table-cell>
          <table:table-cell table:formula="of:=IF(ISERROR([.D265]);0;[.D265])" office:value-type="float" office:value="0">
            <text:p>0</text:p>
          </table:table-cell>
          <table:table-cell table:formula="of:=IF(ISERROR([.E265]);0;[.E265])" office:value-type="float" office:value="46">
            <text:p>46</text:p>
          </table:table-cell>
          <table:table-cell/>
          <table:table-cell table:style-name="ce9" table:formula="of:=[.G265]/[.G$1001]" office:value-type="percentage" office:value="0">
            <text:p>0,000000%</text:p>
          </table:table-cell>
          <table:table-cell table:style-name="ce9" table:formula="of:=[.H265]/[.H$1001]" office:value-type="percentage" office:value="0.000000237225317792966">
            <text:p>0,000024%</text:p>
          </table:table-cell>
          <table:table-cell table:style-name="ce9" table:formula="of:=[.I265]/[.I$1001]" office:value-type="percentage" office:value="0">
            <text:p>0,000000%</text:p>
          </table:table-cell>
          <table:table-cell table:style-name="ce9" table:formula="of:=[.J265]/[.J$1001]" office:value-type="percentage" office:value="0.000000952368431595154">
            <text:p>0,000095%</text:p>
          </table:table-cell>
          <table:table-cell table:style-name="ce10" table:formula="of:=SUMPRODUCT([.B$1:.E$1];[.L265:.O265])" office:value-type="percentage" office:value="0.000000356878124816436">
            <text:p>0,000035687812481644%</text:p>
          </table:table-cell>
        </table:table-row>
        <table:table-row table:style-name="ro3">
          <table:table-cell office:value-type="string">
            <text:p>fp</text:p>
          </table:table-cell>
          <table:table-cell table:style-name="ce5" table:formula="of:=VLOOKUP([.$A266];[corpusies.$D$1:.$E$1000];2;0)" office:value-type="float" office:value="165">
            <text:p>165</text:p>
          </table:table-cell>
          <table:table-cell table:style-name="ce5" table:formula="of:=VLOOKUP([.$A266];[corpuscat.$D$1:.$E$1000];2;0)" office:value-type="float" office:value="111">
            <text:p>111</text:p>
          </table:table-cell>
          <table:table-cell table:style-name="ce5" table:formula="of:=VLOOKUP([.$A266];[corpusen.$D$1:.$E$1000];2;0)" office:value-type="float" office:value="66">
            <text:p>66</text:p>
          </table:table-cell>
          <table:table-cell table:style-name="ce5" table:formula="of:=VLOOKUP([.$A266];[corpuses.$D$1:.$E$1000];2;0)" office:value-type="float" office:value="831">
            <text:p>831</text:p>
          </table:table-cell>
          <table:table-cell table:style-name="ce5"/>
          <table:table-cell table:formula="of:=IF(ISERROR([.B266]);0;[.B266])" office:value-type="float" office:value="165">
            <text:p>165</text:p>
          </table:table-cell>
          <table:table-cell table:formula="of:=IF(ISERROR([.C266]);0;[.C266])" office:value-type="float" office:value="111">
            <text:p>111</text:p>
          </table:table-cell>
          <table:table-cell table:formula="of:=IF(ISERROR([.D266]);0;[.D266])" office:value-type="float" office:value="66">
            <text:p>66</text:p>
          </table:table-cell>
          <table:table-cell table:formula="of:=IF(ISERROR([.E266]);0;[.E266])" office:value-type="float" office:value="831">
            <text:p>831</text:p>
          </table:table-cell>
          <table:table-cell/>
          <table:table-cell table:style-name="ce9" table:formula="of:=[.G266]/[.G$1001]" office:value-type="percentage" office:value="0.000334685598377282">
            <text:p>0,033469%</text:p>
          </table:table-cell>
          <table:table-cell table:style-name="ce9" table:formula="of:=[.H266]/[.H$1001]" office:value-type="percentage" office:value="0.00000877733675833976">
            <text:p>0,000878%</text:p>
          </table:table-cell>
          <table:table-cell table:style-name="ce9" table:formula="of:=[.I266]/[.I$1001]" office:value-type="percentage" office:value="0.00000989669499870518">
            <text:p>0,000990%</text:p>
          </table:table-cell>
          <table:table-cell table:style-name="ce9" table:formula="of:=[.J266]/[.J$1001]" office:value-type="percentage" office:value="0.000017204742753382">
            <text:p>0,001720%</text:p>
          </table:table-cell>
          <table:table-cell table:style-name="ce10" table:formula="of:=SUMPRODUCT([.B$1:.E$1];[.L266:.O266])" office:value-type="percentage" office:value="0.000109189972866572">
            <text:p>0,010918997286657200%</text:p>
          </table:table-cell>
        </table:table-row>
        <table:table-row table:style-name="ro3">
          <table:table-cell office:value-type="string">
            <text:p>fo</text:p>
          </table:table-cell>
          <table:table-cell table:style-name="ce5" table:formula="of:=VLOOKUP([.$A267];[corpusies.$D$1:.$E$1000];2;0)" office:value-type="float" office:value="1218">
            <text:p>1218</text:p>
          </table:table-cell>
          <table:table-cell table:style-name="ce5" table:formula="of:=VLOOKUP([.$A267];[corpuscat.$D$1:.$E$1000];2;0)" office:value-type="float" office:value="41689">
            <text:p>41689</text:p>
          </table:table-cell>
          <table:table-cell table:style-name="ce5" table:formula="of:=VLOOKUP([.$A267];[corpusen.$D$1:.$E$1000];2;0)" office:value-type="float" office:value="115775">
            <text:p>115775</text:p>
          </table:table-cell>
          <table:table-cell table:style-name="ce5" table:formula="of:=VLOOKUP([.$A267];[corpuses.$D$1:.$E$1000];2;0)" office:value-type="float" office:value="109534">
            <text:p>109534</text:p>
          </table:table-cell>
          <table:table-cell table:style-name="ce5"/>
          <table:table-cell table:formula="of:=IF(ISERROR([.B267]);0;[.B267])" office:value-type="float" office:value="1218">
            <text:p>1218</text:p>
          </table:table-cell>
          <table:table-cell table:formula="of:=IF(ISERROR([.C267]);0;[.C267])" office:value-type="float" office:value="41689">
            <text:p>41689</text:p>
          </table:table-cell>
          <table:table-cell table:formula="of:=IF(ISERROR([.D267]);0;[.D267])" office:value-type="float" office:value="115775">
            <text:p>115775</text:p>
          </table:table-cell>
          <table:table-cell table:formula="of:=IF(ISERROR([.E267]);0;[.E267])" office:value-type="float" office:value="109534">
            <text:p>109534</text:p>
          </table:table-cell>
          <table:table-cell/>
          <table:table-cell table:style-name="ce9" table:formula="of:=[.G267]/[.G$1001]" office:value-type="percentage" office:value="0.00247058823529412">
            <text:p>0,247059%</text:p>
          </table:table-cell>
          <table:table-cell table:style-name="ce9" table:formula="of:=[.H267]/[.H$1001]" office:value-type="percentage" office:value="0.00329656209115699">
            <text:p>0,329656%</text:p>
          </table:table-cell>
          <table:table-cell table:style-name="ce9" table:formula="of:=[.I267]/[.I$1001]" office:value-type="percentage" office:value="0.0173604524768953">
            <text:p>1,736045%</text:p>
          </table:table-cell>
          <table:table-cell table:style-name="ce9" table:formula="of:=[.J267]/[.J$1001]" office:value-type="percentage" office:value="0.00226775486492051">
            <text:p>0,226775%</text:p>
          </table:table-cell>
          <table:table-cell table:style-name="ce10" table:formula="of:=SUMPRODUCT([.B$1:.E$1];[.L267:.O267])" office:value-type="percentage" office:value="0.00414651680510102">
            <text:p>0,414651680510102000%</text:p>
          </table:table-cell>
        </table:table-row>
        <table:table-row table:style-name="ro3">
          <table:table-cell office:value-type="string">
            <text:p>fñ</text:p>
          </table:table-cell>
          <table:table-cell table:style-name="ce5" table:formula="of:=VLOOKUP([.$A268];[corpusies.$D$1:.$E$1000];2;0)" office:value-type="float" office:value="0">
            <text:p>#N/D</text:p>
          </table:table-cell>
          <table:table-cell table:style-name="ce5" table:formula="of:=VLOOKUP([.$A268];[corpuscat.$D$1:.$E$1000];2;0)" office:value-type="float" office:value="0">
            <text:p>#N/D</text:p>
          </table:table-cell>
          <table:table-cell table:style-name="ce5" table:formula="of:=VLOOKUP([.$A268];[corpusen.$D$1:.$E$1000];2;0)" office:value-type="float" office:value="0">
            <text:p>#N/D</text:p>
          </table:table-cell>
          <table:table-cell table:style-name="ce5" table:formula="of:=VLOOKUP([.$A268];[corpuses.$D$1:.$E$1000];2;0)" office:value-type="float" office:value="2">
            <text:p>2</text:p>
          </table:table-cell>
          <table:table-cell table:style-name="ce5"/>
          <table:table-cell table:formula="of:=IF(ISERROR([.B268]);0;[.B268])" office:value-type="float" office:value="0">
            <text:p>0</text:p>
          </table:table-cell>
          <table:table-cell table:formula="of:=IF(ISERROR([.C268]);0;[.C268])" office:value-type="float" office:value="0">
            <text:p>0</text:p>
          </table:table-cell>
          <table:table-cell table:formula="of:=IF(ISERROR([.D268]);0;[.D268])" office:value-type="float" office:value="0">
            <text:p>0</text:p>
          </table:table-cell>
          <table:table-cell table:formula="of:=IF(ISERROR([.E268]);0;[.E268])" office:value-type="float" office:value="2">
            <text:p>2</text:p>
          </table:table-cell>
          <table:table-cell/>
          <table:table-cell table:style-name="ce9" table:formula="of:=[.G268]/[.G$1001]" office:value-type="percentage" office:value="0">
            <text:p>0,000000%</text:p>
          </table:table-cell>
          <table:table-cell table:style-name="ce9" table:formula="of:=[.H268]/[.H$1001]" office:value-type="percentage" office:value="0">
            <text:p>0,000000%</text:p>
          </table:table-cell>
          <table:table-cell table:style-name="ce9" table:formula="of:=[.I268]/[.I$1001]" office:value-type="percentage" office:value="0">
            <text:p>0,000000%</text:p>
          </table:table-cell>
          <table:table-cell table:style-name="ce9" table:formula="of:=[.J268]/[.J$1001]" office:value-type="percentage" office:value="0.0000000414073231128328">
            <text:p>0,000004%</text:p>
          </table:table-cell>
          <table:table-cell table:style-name="ce10" table:formula="of:=SUMPRODUCT([.B$1:.E$1];[.L268:.O268])" office:value-type="percentage" office:value="0.0000000124221969338498">
            <text:p>0,000001242219693385%</text:p>
          </table:table-cell>
        </table:table-row>
        <table:table-row table:style-name="ro3">
          <table:table-cell office:value-type="string">
            <text:p>fn</text:p>
          </table:table-cell>
          <table:table-cell table:style-name="ce5" table:formula="of:=VLOOKUP([.$A269];[corpusies.$D$1:.$E$1000];2;0)" office:value-type="float" office:value="339">
            <text:p>339</text:p>
          </table:table-cell>
          <table:table-cell table:style-name="ce5" table:formula="of:=VLOOKUP([.$A269];[corpuscat.$D$1:.$E$1000];2;0)" office:value-type="float" office:value="8381">
            <text:p>8381</text:p>
          </table:table-cell>
          <table:table-cell table:style-name="ce5" table:formula="of:=VLOOKUP([.$A269];[corpusen.$D$1:.$E$1000];2;0)" office:value-type="float" office:value="2278">
            <text:p>2278</text:p>
          </table:table-cell>
          <table:table-cell table:style-name="ce5" table:formula="of:=VLOOKUP([.$A269];[corpuses.$D$1:.$E$1000];2;0)" office:value-type="float" office:value="35224">
            <text:p>35224</text:p>
          </table:table-cell>
          <table:table-cell table:style-name="ce5"/>
          <table:table-cell table:formula="of:=IF(ISERROR([.B269]);0;[.B269])" office:value-type="float" office:value="339">
            <text:p>339</text:p>
          </table:table-cell>
          <table:table-cell table:formula="of:=IF(ISERROR([.C269]);0;[.C269])" office:value-type="float" office:value="8381">
            <text:p>8381</text:p>
          </table:table-cell>
          <table:table-cell table:formula="of:=IF(ISERROR([.D269]);0;[.D269])" office:value-type="float" office:value="2278">
            <text:p>2278</text:p>
          </table:table-cell>
          <table:table-cell table:formula="of:=IF(ISERROR([.E269]);0;[.E269])" office:value-type="float" office:value="35224">
            <text:p>35224</text:p>
          </table:table-cell>
          <table:table-cell/>
          <table:table-cell table:style-name="ce9" table:formula="of:=[.G269]/[.G$1001]" office:value-type="percentage" office:value="0.00068762677484787">
            <text:p>0,068763%</text:p>
          </table:table-cell>
          <table:table-cell table:style-name="ce9" table:formula="of:=[.H269]/[.H$1001]" office:value-type="percentage" office:value="0.000662728462807617">
            <text:p>0,066273%</text:p>
          </table:table-cell>
          <table:table-cell table:style-name="ce9" table:formula="of:=[.I269]/[.I$1001]" office:value-type="percentage" office:value="0.000341585927379552">
            <text:p>0,034159%</text:p>
          </table:table-cell>
          <table:table-cell table:style-name="ce9" table:formula="of:=[.J269]/[.J$1001]" office:value-type="percentage" office:value="0.000729265774663211">
            <text:p>0,072927%</text:p>
          </table:table-cell>
          <table:table-cell table:style-name="ce10" table:formula="of:=SUMPRODUCT([.B$1:.E$1];[.L269:.O269])" office:value-type="percentage" office:value="0.000658044896433565">
            <text:p>0,065804489643356500%</text:p>
          </table:table-cell>
        </table:table-row>
        <table:table-row table:style-name="ro3">
          <table:table-cell office:value-type="string">
            <text:p>fm</text:p>
          </table:table-cell>
          <table:table-cell table:style-name="ce5" table:formula="of:=VLOOKUP([.$A270];[corpusies.$D$1:.$E$1000];2;0)" office:value-type="float" office:value="51">
            <text:p>51</text:p>
          </table:table-cell>
          <table:table-cell table:style-name="ce5" table:formula="of:=VLOOKUP([.$A270];[corpuscat.$D$1:.$E$1000];2;0)" office:value-type="float" office:value="880">
            <text:p>880</text:p>
          </table:table-cell>
          <table:table-cell table:style-name="ce5" table:formula="of:=VLOOKUP([.$A270];[corpusen.$D$1:.$E$1000];2;0)" office:value-type="float" office:value="627">
            <text:p>627</text:p>
          </table:table-cell>
          <table:table-cell table:style-name="ce5" table:formula="of:=VLOOKUP([.$A270];[corpuses.$D$1:.$E$1000];2;0)" office:value-type="float" office:value="1016">
            <text:p>1016</text:p>
          </table:table-cell>
          <table:table-cell table:style-name="ce5"/>
          <table:table-cell table:formula="of:=IF(ISERROR([.B270]);0;[.B270])" office:value-type="float" office:value="51">
            <text:p>51</text:p>
          </table:table-cell>
          <table:table-cell table:formula="of:=IF(ISERROR([.C270]);0;[.C270])" office:value-type="float" office:value="880">
            <text:p>880</text:p>
          </table:table-cell>
          <table:table-cell table:formula="of:=IF(ISERROR([.D270]);0;[.D270])" office:value-type="float" office:value="627">
            <text:p>627</text:p>
          </table:table-cell>
          <table:table-cell table:formula="of:=IF(ISERROR([.E270]);0;[.E270])" office:value-type="float" office:value="1016">
            <text:p>1016</text:p>
          </table:table-cell>
          <table:table-cell/>
          <table:table-cell table:style-name="ce9" table:formula="of:=[.G270]/[.G$1001]" office:value-type="percentage" office:value="0.000103448275862069">
            <text:p>0,010345%</text:p>
          </table:table-cell>
          <table:table-cell table:style-name="ce9" table:formula="of:=[.H270]/[.H$1001]" office:value-type="percentage" office:value="0.0000695860932192701">
            <text:p>0,006959%</text:p>
          </table:table-cell>
          <table:table-cell table:style-name="ce9" table:formula="of:=[.I270]/[.I$1001]" office:value-type="percentage" office:value="0.0000940186024876992">
            <text:p>0,009402%</text:p>
          </table:table-cell>
          <table:table-cell table:style-name="ce9" table:formula="of:=[.J270]/[.J$1001]" office:value-type="percentage" office:value="0.0000210349201413191">
            <text:p>0,002103%</text:p>
          </table:table-cell>
          <table:table-cell table:style-name="ce10" table:formula="of:=SUMPRODUCT([.B$1:.E$1];[.L270:.O270])" office:value-type="percentage" office:value="0.0000676226470155674">
            <text:p>0,006762264701556740%</text:p>
          </table:table-cell>
        </table:table-row>
        <table:table-row table:style-name="ro3">
          <table:table-cell office:value-type="string">
            <text:p>fl</text:p>
          </table:table-cell>
          <table:table-cell table:style-name="ce5" table:formula="of:=VLOOKUP([.$A271];[corpusies.$D$1:.$E$1000];2;0)" office:value-type="float" office:value="164">
            <text:p>164</text:p>
          </table:table-cell>
          <table:table-cell table:style-name="ce5" table:formula="of:=VLOOKUP([.$A271];[corpuscat.$D$1:.$E$1000];2;0)" office:value-type="float" office:value="7948">
            <text:p>7948</text:p>
          </table:table-cell>
          <table:table-cell table:style-name="ce5" table:formula="of:=VLOOKUP([.$A271];[corpusen.$D$1:.$E$1000];2;0)" office:value-type="float" office:value="11063">
            <text:p>11063</text:p>
          </table:table-cell>
          <table:table-cell table:style-name="ce5" table:formula="of:=VLOOKUP([.$A271];[corpuses.$D$1:.$E$1000];2;0)" office:value-type="float" office:value="28572">
            <text:p>28572</text:p>
          </table:table-cell>
          <table:table-cell table:style-name="ce5"/>
          <table:table-cell table:formula="of:=IF(ISERROR([.B271]);0;[.B271])" office:value-type="float" office:value="164">
            <text:p>164</text:p>
          </table:table-cell>
          <table:table-cell table:formula="of:=IF(ISERROR([.C271]);0;[.C271])" office:value-type="float" office:value="7948">
            <text:p>7948</text:p>
          </table:table-cell>
          <table:table-cell table:formula="of:=IF(ISERROR([.D271]);0;[.D271])" office:value-type="float" office:value="11063">
            <text:p>11063</text:p>
          </table:table-cell>
          <table:table-cell table:formula="of:=IF(ISERROR([.E271]);0;[.E271])" office:value-type="float" office:value="28572">
            <text:p>28572</text:p>
          </table:table-cell>
          <table:table-cell/>
          <table:table-cell table:style-name="ce9" table:formula="of:=[.G271]/[.G$1001]" office:value-type="percentage" office:value="0.000332657200811359">
            <text:p>0,033266%</text:p>
          </table:table-cell>
          <table:table-cell table:style-name="ce9" table:formula="of:=[.H271]/[.H$1001]" office:value-type="percentage" office:value="0.000628488941939499">
            <text:p>0,062849%</text:p>
          </table:table-cell>
          <table:table-cell table:style-name="ce9" table:formula="of:=[.I271]/[.I$1001]" office:value-type="percentage" office:value="0.0016588960116769">
            <text:p>0,165890%</text:p>
          </table:table-cell>
          <table:table-cell table:style-name="ce9" table:formula="of:=[.J271]/[.J$1001]" office:value-type="percentage" office:value="0.000591545017989929">
            <text:p>0,059155%</text:p>
          </table:table-cell>
          <table:table-cell table:style-name="ce10" table:formula="of:=SUMPRODUCT([.B$1:.E$1];[.L271:.O271])" office:value-type="percentage" office:value="0.000631696949389926">
            <text:p>0,063169694938992600%</text:p>
          </table:table-cell>
        </table:table-row>
        <table:table-row table:style-name="ro3">
          <table:table-cell office:value-type="string">
            <text:p>fk</text:p>
          </table:table-cell>
          <table:table-cell table:style-name="ce5" table:formula="of:=VLOOKUP([.$A272];[corpusies.$D$1:.$E$1000];2;0)" office:value-type="float" office:value="2">
            <text:p>2</text:p>
          </table:table-cell>
          <table:table-cell table:style-name="ce5" table:formula="of:=VLOOKUP([.$A272];[corpuscat.$D$1:.$E$1000];2;0)" office:value-type="float" office:value="137">
            <text:p>137</text:p>
          </table:table-cell>
          <table:table-cell table:style-name="ce5" table:formula="of:=VLOOKUP([.$A272];[corpusen.$D$1:.$E$1000];2;0)" office:value-type="float" office:value="175">
            <text:p>175</text:p>
          </table:table-cell>
          <table:table-cell table:style-name="ce5" table:formula="of:=VLOOKUP([.$A272];[corpuses.$D$1:.$E$1000];2;0)" office:value-type="float" office:value="407">
            <text:p>407</text:p>
          </table:table-cell>
          <table:table-cell table:style-name="ce5"/>
          <table:table-cell table:formula="of:=IF(ISERROR([.B272]);0;[.B272])" office:value-type="float" office:value="2">
            <text:p>2</text:p>
          </table:table-cell>
          <table:table-cell table:formula="of:=IF(ISERROR([.C272]);0;[.C272])" office:value-type="float" office:value="137">
            <text:p>137</text:p>
          </table:table-cell>
          <table:table-cell table:formula="of:=IF(ISERROR([.D272]);0;[.D272])" office:value-type="float" office:value="175">
            <text:p>175</text:p>
          </table:table-cell>
          <table:table-cell table:formula="of:=IF(ISERROR([.E272]);0;[.E272])" office:value-type="float" office:value="407">
            <text:p>407</text:p>
          </table:table-cell>
          <table:table-cell/>
          <table:table-cell table:style-name="ce9" table:formula="of:=[.G272]/[.G$1001]" office:value-type="percentage" office:value="0.00000405679513184584">
            <text:p>0,000406%</text:p>
          </table:table-cell>
          <table:table-cell table:style-name="ce9" table:formula="of:=[.H272]/[.H$1001]" office:value-type="percentage" office:value="0.0000108332895125455">
            <text:p>0,001083%</text:p>
          </table:table-cell>
          <table:table-cell table:style-name="ce9" table:formula="of:=[.I272]/[.I$1001]" office:value-type="percentage" office:value="0.000026241236738991">
            <text:p>0,002624%</text:p>
          </table:table-cell>
          <table:table-cell table:style-name="ce9" table:formula="of:=[.J272]/[.J$1001]" office:value-type="percentage" office:value="0.00000842639025346147">
            <text:p>0,000843%</text:p>
          </table:table-cell>
          <table:table-cell table:style-name="ce10" table:formula="of:=SUMPRODUCT([.B$1:.E$1];[.L272:.O272])" office:value-type="percentage" office:value="0.00000961906614325494">
            <text:p>0,000961906614325494%</text:p>
          </table:table-cell>
        </table:table-row>
        <table:table-row table:style-name="ro3">
          <table:table-cell office:value-type="string">
            <text:p>fj</text:p>
          </table:table-cell>
          <table:table-cell table:style-name="ce5" table:formula="of:=VLOOKUP([.$A273];[corpusies.$D$1:.$E$1000];2;0)" office:value-type="float" office:value="0">
            <text:p>#N/D</text:p>
          </table:table-cell>
          <table:table-cell table:style-name="ce5" table:formula="of:=VLOOKUP([.$A273];[corpuscat.$D$1:.$E$1000];2;0)" office:value-type="float" office:value="24">
            <text:p>24</text:p>
          </table:table-cell>
          <table:table-cell table:style-name="ce5" table:formula="of:=VLOOKUP([.$A273];[corpusen.$D$1:.$E$1000];2;0)" office:value-type="float" office:value="0">
            <text:p>#N/D</text:p>
          </table:table-cell>
          <table:table-cell table:style-name="ce5" table:formula="of:=VLOOKUP([.$A273];[corpuses.$D$1:.$E$1000];2;0)" office:value-type="float" office:value="114">
            <text:p>114</text:p>
          </table:table-cell>
          <table:table-cell table:style-name="ce5"/>
          <table:table-cell table:formula="of:=IF(ISERROR([.B273]);0;[.B273])" office:value-type="float" office:value="0">
            <text:p>0</text:p>
          </table:table-cell>
          <table:table-cell table:formula="of:=IF(ISERROR([.C273]);0;[.C273])" office:value-type="float" office:value="24">
            <text:p>24</text:p>
          </table:table-cell>
          <table:table-cell table:formula="of:=IF(ISERROR([.D273]);0;[.D273])" office:value-type="float" office:value="0">
            <text:p>0</text:p>
          </table:table-cell>
          <table:table-cell table:formula="of:=IF(ISERROR([.E273]);0;[.E273])" office:value-type="float" office:value="114">
            <text:p>114</text:p>
          </table:table-cell>
          <table:table-cell/>
          <table:table-cell table:style-name="ce9" table:formula="of:=[.G273]/[.G$1001]" office:value-type="percentage" office:value="0">
            <text:p>0,000000%</text:p>
          </table:table-cell>
          <table:table-cell table:style-name="ce9" table:formula="of:=[.H273]/[.H$1001]" office:value-type="percentage" office:value="0.00000189780254234373">
            <text:p>0,000190%</text:p>
          </table:table-cell>
          <table:table-cell table:style-name="ce9" table:formula="of:=[.I273]/[.I$1001]" office:value-type="percentage" office:value="0">
            <text:p>0,000000%</text:p>
          </table:table-cell>
          <table:table-cell table:style-name="ce9" table:formula="of:=[.J273]/[.J$1001]" office:value-type="percentage" office:value="0.00000236021741743147">
            <text:p>0,000236%</text:p>
          </table:table-cell>
          <table:table-cell table:style-name="ce10" table:formula="of:=SUMPRODUCT([.B$1:.E$1];[.L273:.O273])" office:value-type="percentage" office:value="0.00000127740598793256">
            <text:p>0,000127740598793256%</text:p>
          </table:table-cell>
        </table:table-row>
        <table:table-row table:style-name="ro1">
          <table:table-cell office:value-type="string">
            <text:p>fi</text:p>
          </table:table-cell>
          <table:table-cell table:style-name="ce5" table:formula="of:=VLOOKUP([.$A274];[corpusies.$D$1:.$E$1000];2;0)" office:value-type="float" office:value="3805">
            <text:p>3805</text:p>
          </table:table-cell>
          <table:table-cell table:style-name="ce5" table:formula="of:=VLOOKUP([.$A274];[corpuscat.$D$1:.$E$1000];2;0)" office:value-type="float" office:value="54675">
            <text:p>54675</text:p>
          </table:table-cell>
          <table:table-cell table:style-name="ce5" table:formula="of:=VLOOKUP([.$A274];[corpusen.$D$1:.$E$1000];2;0)" office:value-type="float" office:value="25954">
            <text:p>25954</text:p>
          </table:table-cell>
          <table:table-cell table:style-name="ce5" table:formula="of:=VLOOKUP([.$A274];[corpuses.$D$1:.$E$1000];2;0)" office:value-type="float" office:value="159134">
            <text:p>159134</text:p>
          </table:table-cell>
          <table:table-cell table:style-name="ce5"/>
          <table:table-cell table:formula="of:=IF(ISERROR([.B274]);0;[.B274])" office:value-type="float" office:value="3805">
            <text:p>3805</text:p>
          </table:table-cell>
          <table:table-cell table:formula="of:=IF(ISERROR([.C274]);0;[.C274])" office:value-type="float" office:value="54675">
            <text:p>54675</text:p>
          </table:table-cell>
          <table:table-cell table:formula="of:=IF(ISERROR([.D274]);0;[.D274])" office:value-type="float" office:value="25954">
            <text:p>25954</text:p>
          </table:table-cell>
          <table:table-cell table:formula="of:=IF(ISERROR([.E274]);0;[.E274])" office:value-type="float" office:value="159134">
            <text:p>159134</text:p>
          </table:table-cell>
          <table:table-cell/>
          <table:table-cell table:style-name="ce9" table:formula="of:=[.G274]/[.G$1001]" office:value-type="percentage" office:value="0.00771805273833671">
            <text:p>0,771805%</text:p>
          </table:table-cell>
          <table:table-cell table:style-name="ce9" table:formula="of:=[.H274]/[.H$1001]" office:value-type="percentage" office:value="0.00432343141677681">
            <text:p>0,432343%</text:p>
          </table:table-cell>
          <table:table-cell table:style-name="ce9" table:formula="of:=[.I274]/[.I$1001]" office:value-type="percentage" office:value="0.0038918003332787">
            <text:p>0,389180%</text:p>
          </table:table-cell>
          <table:table-cell table:style-name="ce9" table:formula="of:=[.J274]/[.J$1001]" office:value-type="percentage" office:value="0.00329465647811877">
            <text:p>0,329466%</text:p>
          </table:table-cell>
          <table:table-cell table:style-name="ce10" table:formula="of:=SUMPRODUCT([.B$1:.E$1];[.L274:.O274])" office:value-type="percentage" office:value="0.00499002222329756">
            <text:p>0,499002222329756000%</text:p>
          </table:table-cell>
        </table:table-row>
        <table:table-row table:style-name="ro3">
          <table:table-cell office:value-type="string">
            <text:p>fh</text:p>
          </table:table-cell>
          <table:table-cell table:style-name="ce5" table:formula="of:=VLOOKUP([.$A275];[corpusies.$D$1:.$E$1000];2;0)" office:value-type="float" office:value="5">
            <text:p>5</text:p>
          </table:table-cell>
          <table:table-cell table:style-name="ce5" table:formula="of:=VLOOKUP([.$A275];[corpuscat.$D$1:.$E$1000];2;0)" office:value-type="float" office:value="65">
            <text:p>65</text:p>
          </table:table-cell>
          <table:table-cell table:style-name="ce5" table:formula="of:=VLOOKUP([.$A275];[corpusen.$D$1:.$E$1000];2;0)" office:value-type="float" office:value="311">
            <text:p>311</text:p>
          </table:table-cell>
          <table:table-cell table:style-name="ce5" table:formula="of:=VLOOKUP([.$A275];[corpuses.$D$1:.$E$1000];2;0)" office:value-type="float" office:value="287">
            <text:p>287</text:p>
          </table:table-cell>
          <table:table-cell table:style-name="ce5"/>
          <table:table-cell table:formula="of:=IF(ISERROR([.B275]);0;[.B275])" office:value-type="float" office:value="5">
            <text:p>5</text:p>
          </table:table-cell>
          <table:table-cell table:formula="of:=IF(ISERROR([.C275]);0;[.C275])" office:value-type="float" office:value="65">
            <text:p>65</text:p>
          </table:table-cell>
          <table:table-cell table:formula="of:=IF(ISERROR([.D275]);0;[.D275])" office:value-type="float" office:value="311">
            <text:p>311</text:p>
          </table:table-cell>
          <table:table-cell table:formula="of:=IF(ISERROR([.E275]);0;[.E275])" office:value-type="float" office:value="287">
            <text:p>287</text:p>
          </table:table-cell>
          <table:table-cell/>
          <table:table-cell table:style-name="ce9" table:formula="of:=[.G275]/[.G$1001]" office:value-type="percentage" office:value="0.0000101419878296146">
            <text:p>0,001014%</text:p>
          </table:table-cell>
          <table:table-cell table:style-name="ce9" table:formula="of:=[.H275]/[.H$1001]" office:value-type="percentage" office:value="0.00000513988188551427">
            <text:p>0,000514%</text:p>
          </table:table-cell>
          <table:table-cell table:style-name="ce9" table:formula="of:=[.I275]/[.I$1001]" office:value-type="percentage" office:value="0.0000466344264332926">
            <text:p>0,004663%</text:p>
          </table:table-cell>
          <table:table-cell table:style-name="ce9" table:formula="of:=[.J275]/[.J$1001]" office:value-type="percentage" office:value="0.0000059419508666915">
            <text:p>0,000594%</text:p>
          </table:table-cell>
          <table:table-cell table:style-name="ce10" table:formula="of:=SUMPRODUCT([.B$1:.E$1];[.L275:.O275])" office:value-type="percentage" office:value="0.0000110305888178754">
            <text:p>0,001103058881787540%</text:p>
          </table:table-cell>
        </table:table-row>
        <table:table-row table:style-name="ro3">
          <table:table-cell office:value-type="string">
            <text:p>fg</text:p>
          </table:table-cell>
          <table:table-cell table:style-name="ce5" table:formula="of:=VLOOKUP([.$A276];[corpusies.$D$1:.$E$1000];2;0)" office:value-type="float" office:value="3">
            <text:p>3</text:p>
          </table:table-cell>
          <table:table-cell table:style-name="ce5" table:formula="of:=VLOOKUP([.$A276];[corpuscat.$D$1:.$E$1000];2;0)" office:value-type="float" office:value="244">
            <text:p>244</text:p>
          </table:table-cell>
          <table:table-cell table:style-name="ce5" table:formula="of:=VLOOKUP([.$A276];[corpusen.$D$1:.$E$1000];2;0)" office:value-type="float" office:value="44">
            <text:p>44</text:p>
          </table:table-cell>
          <table:table-cell table:style-name="ce5" table:formula="of:=VLOOKUP([.$A276];[corpuses.$D$1:.$E$1000];2;0)" office:value-type="float" office:value="795">
            <text:p>795</text:p>
          </table:table-cell>
          <table:table-cell table:style-name="ce5"/>
          <table:table-cell table:formula="of:=IF(ISERROR([.B276]);0;[.B276])" office:value-type="float" office:value="3">
            <text:p>3</text:p>
          </table:table-cell>
          <table:table-cell table:formula="of:=IF(ISERROR([.C276]);0;[.C276])" office:value-type="float" office:value="244">
            <text:p>244</text:p>
          </table:table-cell>
          <table:table-cell table:formula="of:=IF(ISERROR([.D276]);0;[.D276])" office:value-type="float" office:value="44">
            <text:p>44</text:p>
          </table:table-cell>
          <table:table-cell table:formula="of:=IF(ISERROR([.E276]);0;[.E276])" office:value-type="float" office:value="795">
            <text:p>795</text:p>
          </table:table-cell>
          <table:table-cell/>
          <table:table-cell table:style-name="ce9" table:formula="of:=[.G276]/[.G$1001]" office:value-type="percentage" office:value="0.00000608519269776876">
            <text:p>0,000609%</text:p>
          </table:table-cell>
          <table:table-cell table:style-name="ce9" table:formula="of:=[.H276]/[.H$1001]" office:value-type="percentage" office:value="0.0000192943258471613">
            <text:p>0,001929%</text:p>
          </table:table-cell>
          <table:table-cell table:style-name="ce9" table:formula="of:=[.I276]/[.I$1001]" office:value-type="percentage" office:value="0.00000659779666580346">
            <text:p>0,000660%</text:p>
          </table:table-cell>
          <table:table-cell table:style-name="ce9" table:formula="of:=[.J276]/[.J$1001]" office:value-type="percentage" office:value="0.000016459410937351">
            <text:p>0,001646%</text:p>
          </table:table-cell>
          <table:table-cell table:style-name="ce10" table:formula="of:=SUMPRODUCT([.B$1:.E$1];[.L276:.O276])" office:value-type="percentage" office:value="0.0000132114585112647">
            <text:p>0,001321145851126470%</text:p>
          </table:table-cell>
        </table:table-row>
        <table:table-row table:style-name="ro3">
          <table:table-cell office:value-type="string">
            <text:p>f´</text:p>
          </table:table-cell>
          <table:table-cell table:style-name="ce5" table:formula="of:=VLOOKUP([.$A277];[corpusies.$D$1:.$E$1000];2;0)" office:value-type="float" office:value="60">
            <text:p>60</text:p>
          </table:table-cell>
          <table:table-cell table:style-name="ce5" table:formula="of:=VLOOKUP([.$A277];[corpuscat.$D$1:.$E$1000];2;0)" office:value-type="float" office:value="2937">
            <text:p>2937</text:p>
          </table:table-cell>
          <table:table-cell table:style-name="ce5" table:formula="of:=VLOOKUP([.$A277];[corpusen.$D$1:.$E$1000];2;0)" office:value-type="float" office:value="0">
            <text:p>#N/D</text:p>
          </table:table-cell>
          <table:table-cell table:style-name="ce5" table:formula="of:=VLOOKUP([.$A277];[corpuses.$D$1:.$E$1000];2;0)" office:value-type="float" office:value="23026">
            <text:p>23026</text:p>
          </table:table-cell>
          <table:table-cell table:style-name="ce5"/>
          <table:table-cell table:formula="of:=IF(ISERROR([.B277]);0;[.B277])" office:value-type="float" office:value="60">
            <text:p>60</text:p>
          </table:table-cell>
          <table:table-cell table:formula="of:=IF(ISERROR([.C277]);0;[.C277])" office:value-type="float" office:value="2937">
            <text:p>2937</text:p>
          </table:table-cell>
          <table:table-cell table:formula="of:=IF(ISERROR([.D277]);0;[.D277])" office:value-type="float" office:value="0">
            <text:p>0</text:p>
          </table:table-cell>
          <table:table-cell table:formula="of:=IF(ISERROR([.E277]);0;[.E277])" office:value-type="float" office:value="23026">
            <text:p>23026</text:p>
          </table:table-cell>
          <table:table-cell/>
          <table:table-cell table:style-name="ce9" table:formula="of:=[.G277]/[.G$1001]" office:value-type="percentage" office:value="0.000121703853955375">
            <text:p>0,012170%</text:p>
          </table:table-cell>
          <table:table-cell table:style-name="ce9" table:formula="of:=[.H277]/[.H$1001]" office:value-type="percentage" office:value="0.000232243586119314">
            <text:p>0,023224%</text:p>
          </table:table-cell>
          <table:table-cell table:style-name="ce9" table:formula="of:=[.I277]/[.I$1001]" office:value-type="percentage" office:value="0">
            <text:p>0,000000%</text:p>
          </table:table-cell>
          <table:table-cell table:style-name="ce9" table:formula="of:=[.J277]/[.J$1001]" office:value-type="percentage" office:value="0.000476722510998044">
            <text:p>0,047672%</text:p>
          </table:table-cell>
          <table:table-cell table:style-name="ce10" table:formula="of:=SUMPRODUCT([.B$1:.E$1];[.L277:.O277])" office:value-type="percentage" office:value="0.00024920098532182">
            <text:p>0,024920098532182000%</text:p>
          </table:table-cell>
        </table:table-row>
        <table:table-row table:style-name="ro3">
          <table:table-cell office:value-type="string">
            <text:p>ez</text:p>
          </table:table-cell>
          <table:table-cell table:style-name="ce5" table:formula="of:=VLOOKUP([.$A278];[corpusies.$D$1:.$E$1000];2;0)" office:value-type="float" office:value="173">
            <text:p>173</text:p>
          </table:table-cell>
          <table:table-cell table:style-name="ce5" table:formula="of:=VLOOKUP([.$A278];[corpuscat.$D$1:.$E$1000];2;0)" office:value-type="float" office:value="5739">
            <text:p>5739</text:p>
          </table:table-cell>
          <table:table-cell table:style-name="ce5" table:formula="of:=VLOOKUP([.$A278];[corpusen.$D$1:.$E$1000];2;0)" office:value-type="float" office:value="2599">
            <text:p>2599</text:p>
          </table:table-cell>
          <table:table-cell table:style-name="ce5" table:formula="of:=VLOOKUP([.$A278];[corpuses.$D$1:.$E$1000];2;0)" office:value-type="float" office:value="47268">
            <text:p>47268</text:p>
          </table:table-cell>
          <table:table-cell table:style-name="ce5"/>
          <table:table-cell table:formula="of:=IF(ISERROR([.B278]);0;[.B278])" office:value-type="float" office:value="173">
            <text:p>173</text:p>
          </table:table-cell>
          <table:table-cell table:formula="of:=IF(ISERROR([.C278]);0;[.C278])" office:value-type="float" office:value="5739">
            <text:p>5739</text:p>
          </table:table-cell>
          <table:table-cell table:formula="of:=IF(ISERROR([.D278]);0;[.D278])" office:value-type="float" office:value="2599">
            <text:p>2599</text:p>
          </table:table-cell>
          <table:table-cell table:formula="of:=IF(ISERROR([.E278]);0;[.E278])" office:value-type="float" office:value="47268">
            <text:p>47268</text:p>
          </table:table-cell>
          <table:table-cell/>
          <table:table-cell table:style-name="ce9" table:formula="of:=[.G278]/[.G$1001]" office:value-type="percentage" office:value="0.000350912778904665">
            <text:p>0,035091%</text:p>
          </table:table-cell>
          <table:table-cell table:style-name="ce9" table:formula="of:=[.H278]/[.H$1001]" office:value-type="percentage" office:value="0.000453812032937945">
            <text:p>0,045381%</text:p>
          </table:table-cell>
          <table:table-cell table:style-name="ce9" table:formula="of:=[.I278]/[.I$1001]" office:value-type="percentage" office:value="0.000389719853055072">
            <text:p>0,038972%</text:p>
          </table:table-cell>
          <table:table-cell table:style-name="ce9" table:formula="of:=[.J278]/[.J$1001]" office:value-type="percentage" office:value="0.00097862067444869">
            <text:p>0,097862%</text:p>
          </table:table-cell>
          <table:table-cell table:style-name="ce10" table:formula="of:=SUMPRODUCT([.B$1:.E$1];[.L278:.O278])" office:value-type="percentage" office:value="0.000573975631192897">
            <text:p>0,057397563119289700%</text:p>
          </table:table-cell>
        </table:table-row>
        <table:table-row table:style-name="ro3">
          <table:table-cell office:value-type="string">
            <text:p>ey</text:p>
          </table:table-cell>
          <table:table-cell table:style-name="ce5" table:formula="of:=VLOOKUP([.$A279];[corpusies.$D$1:.$E$1000];2;0)" office:value-type="float" office:value="60">
            <text:p>60</text:p>
          </table:table-cell>
          <table:table-cell table:style-name="ce5" table:formula="of:=VLOOKUP([.$A279];[corpuscat.$D$1:.$E$1000];2;0)" office:value-type="float" office:value="4867">
            <text:p>4867</text:p>
          </table:table-cell>
          <table:table-cell table:style-name="ce5" table:formula="of:=VLOOKUP([.$A279];[corpusen.$D$1:.$E$1000];2;0)" office:value-type="float" office:value="32936">
            <text:p>32936</text:p>
          </table:table-cell>
          <table:table-cell table:style-name="ce5" table:formula="of:=VLOOKUP([.$A279];[corpuses.$D$1:.$E$1000];2;0)" office:value-type="float" office:value="50773">
            <text:p>50773</text:p>
          </table:table-cell>
          <table:table-cell table:style-name="ce5"/>
          <table:table-cell table:formula="of:=IF(ISERROR([.B279]);0;[.B279])" office:value-type="float" office:value="60">
            <text:p>60</text:p>
          </table:table-cell>
          <table:table-cell table:formula="of:=IF(ISERROR([.C279]);0;[.C279])" office:value-type="float" office:value="4867">
            <text:p>4867</text:p>
          </table:table-cell>
          <table:table-cell table:formula="of:=IF(ISERROR([.D279]);0;[.D279])" office:value-type="float" office:value="32936">
            <text:p>32936</text:p>
          </table:table-cell>
          <table:table-cell table:formula="of:=IF(ISERROR([.E279]);0;[.E279])" office:value-type="float" office:value="50773">
            <text:p>50773</text:p>
          </table:table-cell>
          <table:table-cell/>
          <table:table-cell table:style-name="ce9" table:formula="of:=[.G279]/[.G$1001]" office:value-type="percentage" office:value="0.000121703853955375">
            <text:p>0,012170%</text:p>
          </table:table-cell>
          <table:table-cell table:style-name="ce9" table:formula="of:=[.H279]/[.H$1001]" office:value-type="percentage" office:value="0.000384858540566122">
            <text:p>0,038486%</text:p>
          </table:table-cell>
          <table:table-cell table:style-name="ce9" table:formula="of:=[.I279]/[.I$1001]" office:value-type="percentage" office:value="0.00493875070420233">
            <text:p>0,493875%</text:p>
          </table:table-cell>
          <table:table-cell table:style-name="ce9" table:formula="of:=[.J279]/[.J$1001]" office:value-type="percentage" office:value="0.00105118700820393">
            <text:p>0,105119%</text:p>
          </table:table-cell>
          <table:table-cell table:style-name="ce10" table:formula="of:=SUMPRODUCT([.B$1:.E$1];[.L279:.O279])" office:value-type="percentage" office:value="0.000961199891237861">
            <text:p>0,096119989123786100%</text:p>
          </table:table-cell>
        </table:table-row>
        <table:table-row table:style-name="ro1">
          <table:table-cell office:value-type="string">
            <text:p>ex</text:p>
          </table:table-cell>
          <table:table-cell table:style-name="ce5" table:formula="of:=VLOOKUP([.$A280];[corpusies.$D$1:.$E$1000];2;0)" office:value-type="float" office:value="4859">
            <text:p>4859</text:p>
          </table:table-cell>
          <table:table-cell table:style-name="ce5" table:formula="of:=VLOOKUP([.$A280];[corpuscat.$D$1:.$E$1000];2;0)" office:value-type="float" office:value="41116">
            <text:p>41116</text:p>
          </table:table-cell>
          <table:table-cell table:style-name="ce5" table:formula="of:=VLOOKUP([.$A280];[corpusen.$D$1:.$E$1000];2;0)" office:value-type="float" office:value="7432">
            <text:p>7432</text:p>
          </table:table-cell>
          <table:table-cell table:style-name="ce5" table:formula="of:=VLOOKUP([.$A280];[corpuses.$D$1:.$E$1000];2;0)" office:value-type="float" office:value="87643">
            <text:p>87643</text:p>
          </table:table-cell>
          <table:table-cell table:style-name="ce5"/>
          <table:table-cell table:formula="of:=IF(ISERROR([.B280]);0;[.B280])" office:value-type="float" office:value="4859">
            <text:p>4859</text:p>
          </table:table-cell>
          <table:table-cell table:formula="of:=IF(ISERROR([.C280]);0;[.C280])" office:value-type="float" office:value="41116">
            <text:p>41116</text:p>
          </table:table-cell>
          <table:table-cell table:formula="of:=IF(ISERROR([.D280]);0;[.D280])" office:value-type="float" office:value="7432">
            <text:p>7432</text:p>
          </table:table-cell>
          <table:table-cell table:formula="of:=IF(ISERROR([.E280]);0;[.E280])" office:value-type="float" office:value="87643">
            <text:p>87643</text:p>
          </table:table-cell>
          <table:table-cell/>
          <table:table-cell table:style-name="ce9" table:formula="of:=[.G280]/[.G$1001]" office:value-type="percentage" office:value="0.00985598377281947">
            <text:p>0,985598%</text:p>
          </table:table-cell>
          <table:table-cell table:style-name="ce9" table:formula="of:=[.H280]/[.H$1001]" office:value-type="percentage" office:value="0.00325125205545853">
            <text:p>0,325125%</text:p>
          </table:table-cell>
          <table:table-cell table:style-name="ce9" table:formula="of:=[.I280]/[.I$1001]" office:value-type="percentage" office:value="0.00111442783682389">
            <text:p>0,111443%</text:p>
          </table:table-cell>
          <table:table-cell table:style-name="ce9" table:formula="of:=[.J280]/[.J$1001]" office:value-type="percentage" office:value="0.001814531009789">
            <text:p>0,181453%</text:p>
          </table:table-cell>
          <table:table-cell table:style-name="ce10" table:formula="of:=SUMPRODUCT([.B$1:.E$1];[.L280:.O280])" office:value-type="percentage" office:value="0.00458797283510249">
            <text:p>0,458797283510249000%</text:p>
          </table:table-cell>
        </table:table-row>
        <table:table-row table:style-name="ro3">
          <table:table-cell office:value-type="string">
            <text:p>ew</text:p>
          </table:table-cell>
          <table:table-cell table:style-name="ce5" table:formula="of:=VLOOKUP([.$A281];[corpusies.$D$1:.$E$1000];2;0)" office:value-type="float" office:value="287">
            <text:p>287</text:p>
          </table:table-cell>
          <table:table-cell table:style-name="ce5" table:formula="of:=VLOOKUP([.$A281];[corpuscat.$D$1:.$E$1000];2;0)" office:value-type="float" office:value="3555">
            <text:p>3555</text:p>
          </table:table-cell>
          <table:table-cell table:style-name="ce5" table:formula="of:=VLOOKUP([.$A281];[corpusen.$D$1:.$E$1000];2;0)" office:value-type="float" office:value="36652">
            <text:p>36652</text:p>
          </table:table-cell>
          <table:table-cell table:style-name="ce5" table:formula="of:=VLOOKUP([.$A281];[corpuses.$D$1:.$E$1000];2;0)" office:value-type="float" office:value="20571">
            <text:p>20571</text:p>
          </table:table-cell>
          <table:table-cell table:style-name="ce5"/>
          <table:table-cell table:formula="of:=IF(ISERROR([.B281]);0;[.B281])" office:value-type="float" office:value="287">
            <text:p>287</text:p>
          </table:table-cell>
          <table:table-cell table:formula="of:=IF(ISERROR([.C281]);0;[.C281])" office:value-type="float" office:value="3555">
            <text:p>3555</text:p>
          </table:table-cell>
          <table:table-cell table:formula="of:=IF(ISERROR([.D281]);0;[.D281])" office:value-type="float" office:value="36652">
            <text:p>36652</text:p>
          </table:table-cell>
          <table:table-cell table:formula="of:=IF(ISERROR([.E281]);0;[.E281])" office:value-type="float" office:value="20571">
            <text:p>20571</text:p>
          </table:table-cell>
          <table:table-cell/>
          <table:table-cell table:style-name="ce9" table:formula="of:=[.G281]/[.G$1001]" office:value-type="percentage" office:value="0.000582150101419878">
            <text:p>0,058215%</text:p>
          </table:table-cell>
          <table:table-cell table:style-name="ce9" table:formula="of:=[.H281]/[.H$1001]" office:value-type="percentage" office:value="0.000281112001584665">
            <text:p>0,028111%</text:p>
          </table:table-cell>
          <table:table-cell table:style-name="ce9" table:formula="of:=[.I281]/[.I$1001]" office:value-type="percentage" office:value="0.00549596462261428">
            <text:p>0,549596%</text:p>
          </table:table-cell>
          <table:table-cell table:style-name="ce9" table:formula="of:=[.J281]/[.J$1001]" office:value-type="percentage" office:value="0.000425895021877042">
            <text:p>0,042590%</text:p>
          </table:table-cell>
          <table:table-cell table:style-name="ce10" table:formula="of:=SUMPRODUCT([.B$1:.E$1];[.L281:.O281])" office:value-type="percentage" office:value="0.000936343599725903">
            <text:p>0,093634359972590300%</text:p>
          </table:table-cell>
        </table:table-row>
        <table:table-row table:style-name="ro3">
          <table:table-cell office:value-type="string">
            <text:p>ev</text:p>
          </table:table-cell>
          <table:table-cell table:style-name="ce5" table:formula="of:=VLOOKUP([.$A282];[corpusies.$D$1:.$E$1000];2;0)" office:value-type="float" office:value="1657">
            <text:p>1657</text:p>
          </table:table-cell>
          <table:table-cell table:style-name="ce5" table:formula="of:=VLOOKUP([.$A282];[corpuscat.$D$1:.$E$1000];2;0)" office:value-type="float" office:value="85601">
            <text:p>85601</text:p>
          </table:table-cell>
          <table:table-cell table:style-name="ce5" table:formula="of:=VLOOKUP([.$A282];[corpusen.$D$1:.$E$1000];2;0)" office:value-type="float" office:value="80077">
            <text:p>80077</text:p>
          </table:table-cell>
          <table:table-cell table:style-name="ce5" table:formula="of:=VLOOKUP([.$A282];[corpuses.$D$1:.$E$1000];2;0)" office:value-type="float" office:value="230936">
            <text:p>230936</text:p>
          </table:table-cell>
          <table:table-cell table:style-name="ce5"/>
          <table:table-cell table:formula="of:=IF(ISERROR([.B282]);0;[.B282])" office:value-type="float" office:value="1657">
            <text:p>1657</text:p>
          </table:table-cell>
          <table:table-cell table:formula="of:=IF(ISERROR([.C282]);0;[.C282])" office:value-type="float" office:value="85601">
            <text:p>85601</text:p>
          </table:table-cell>
          <table:table-cell table:formula="of:=IF(ISERROR([.D282]);0;[.D282])" office:value-type="float" office:value="80077">
            <text:p>80077</text:p>
          </table:table-cell>
          <table:table-cell table:formula="of:=IF(ISERROR([.E282]);0;[.E282])" office:value-type="float" office:value="230936">
            <text:p>230936</text:p>
          </table:table-cell>
          <table:table-cell/>
          <table:table-cell table:style-name="ce9" table:formula="of:=[.G282]/[.G$1001]" office:value-type="percentage" office:value="0.00336105476673428">
            <text:p>0,336105%</text:p>
          </table:table-cell>
          <table:table-cell table:style-name="ce9" table:formula="of:=[.H282]/[.H$1001]" office:value-type="percentage" office:value="0.00676890814279857">
            <text:p>0,676891%</text:p>
          </table:table-cell>
          <table:table-cell table:style-name="ce9" table:formula="of:=[.I282]/[.I$1001]" office:value-type="percentage" office:value="0.0120075400819896">
            <text:p>1,200754%</text:p>
          </table:table-cell>
          <table:table-cell table:style-name="ce9" table:formula="of:=[.J282]/[.J$1001]" office:value-type="percentage" office:value="0.00478122078519258">
            <text:p>0,478122%</text:p>
          </table:table-cell>
          <table:table-cell table:style-name="ce10" table:formula="of:=SUMPRODUCT([.B$1:.E$1];[.L282:.O282])" office:value-type="percentage" office:value="0.00567410911661659">
            <text:p>0,567410911661659000%</text:p>
          </table:table-cell>
        </table:table-row>
        <table:table-row table:style-name="ro3">
          <table:table-cell office:value-type="string">
            <text:p>eû</text:p>
          </table:table-cell>
          <table:table-cell table:style-name="ce5" table:formula="of:=VLOOKUP([.$A283];[corpusies.$D$1:.$E$1000];2;0)" office:value-type="float" office:value="0">
            <text:p>#N/D</text:p>
          </table:table-cell>
          <table:table-cell table:style-name="ce5" table:formula="of:=VLOOKUP([.$A283];[corpuscat.$D$1:.$E$1000];2;0)" office:value-type="float" office:value="0">
            <text:p>#N/D</text:p>
          </table:table-cell>
          <table:table-cell table:style-name="ce5" table:formula="of:=VLOOKUP([.$A283];[corpusen.$D$1:.$E$1000];2;0)" office:value-type="float" office:value="0">
            <text:p>#N/D</text:p>
          </table:table-cell>
          <table:table-cell table:style-name="ce5" table:formula="of:=VLOOKUP([.$A283];[corpuses.$D$1:.$E$1000];2;0)" office:value-type="float" office:value="10">
            <text:p>10</text:p>
          </table:table-cell>
          <table:table-cell table:style-name="ce5"/>
          <table:table-cell table:formula="of:=IF(ISERROR([.B283]);0;[.B283])" office:value-type="float" office:value="0">
            <text:p>0</text:p>
          </table:table-cell>
          <table:table-cell table:formula="of:=IF(ISERROR([.C283]);0;[.C283])" office:value-type="float" office:value="0">
            <text:p>0</text:p>
          </table:table-cell>
          <table:table-cell table:formula="of:=IF(ISERROR([.D283]);0;[.D283])" office:value-type="float" office:value="0">
            <text:p>0</text:p>
          </table:table-cell>
          <table:table-cell table:formula="of:=IF(ISERROR([.E283]);0;[.E283])" office:value-type="float" office:value="10">
            <text:p>10</text:p>
          </table:table-cell>
          <table:table-cell/>
          <table:table-cell table:style-name="ce9" table:formula="of:=[.G283]/[.G$1001]" office:value-type="percentage" office:value="0">
            <text:p>0,000000%</text:p>
          </table:table-cell>
          <table:table-cell table:style-name="ce9" table:formula="of:=[.H283]/[.H$1001]" office:value-type="percentage" office:value="0">
            <text:p>0,000000%</text:p>
          </table:table-cell>
          <table:table-cell table:style-name="ce9" table:formula="of:=[.I283]/[.I$1001]" office:value-type="percentage" office:value="0">
            <text:p>0,000000%</text:p>
          </table:table-cell>
          <table:table-cell table:style-name="ce9" table:formula="of:=[.J283]/[.J$1001]" office:value-type="percentage" office:value="0.000000207036615564164">
            <text:p>0,000021%</text:p>
          </table:table-cell>
          <table:table-cell table:style-name="ce10" table:formula="of:=SUMPRODUCT([.B$1:.E$1];[.L283:.O283])" office:value-type="percentage" office:value="0.0000000621109846692492">
            <text:p>0,000006211098466925%</text:p>
          </table:table-cell>
        </table:table-row>
        <table:table-row table:style-name="ro1">
          <table:table-cell office:value-type="string">
            <text:p>eu</text:p>
          </table:table-cell>
          <table:table-cell table:style-name="ce5" table:formula="of:=VLOOKUP([.$A284];[corpusies.$D$1:.$E$1000];2;0)" office:value-type="float" office:value="6323">
            <text:p>6323</text:p>
          </table:table-cell>
          <table:table-cell table:style-name="ce5" table:formula="of:=VLOOKUP([.$A284];[corpuscat.$D$1:.$E$1000];2;0)" office:value-type="float" office:value="151843">
            <text:p>151843</text:p>
          </table:table-cell>
          <table:table-cell table:style-name="ce5" table:formula="of:=VLOOKUP([.$A284];[corpusen.$D$1:.$E$1000];2;0)" office:value-type="float" office:value="9162">
            <text:p>9162</text:p>
          </table:table-cell>
          <table:table-cell table:style-name="ce5" table:formula="of:=VLOOKUP([.$A284];[corpuses.$D$1:.$E$1000];2;0)" office:value-type="float" office:value="559830">
            <text:p>559830</text:p>
          </table:table-cell>
          <table:table-cell table:style-name="ce5"/>
          <table:table-cell table:formula="of:=IF(ISERROR([.B284]);0;[.B284])" office:value-type="float" office:value="6323">
            <text:p>6323</text:p>
          </table:table-cell>
          <table:table-cell table:formula="of:=IF(ISERROR([.C284]);0;[.C284])" office:value-type="float" office:value="151843">
            <text:p>151843</text:p>
          </table:table-cell>
          <table:table-cell table:formula="of:=IF(ISERROR([.D284]);0;[.D284])" office:value-type="float" office:value="9162">
            <text:p>9162</text:p>
          </table:table-cell>
          <table:table-cell table:formula="of:=IF(ISERROR([.E284]);0;[.E284])" office:value-type="float" office:value="559830">
            <text:p>559830</text:p>
          </table:table-cell>
          <table:table-cell/>
          <table:table-cell table:style-name="ce9" table:formula="of:=[.G284]/[.G$1001]" office:value-type="percentage" office:value="0.0128255578093306">
            <text:p>1,282556%</text:p>
          </table:table-cell>
          <table:table-cell table:style-name="ce9" table:formula="of:=[.H284]/[.H$1001]" office:value-type="percentage" office:value="0.0120070013098791">
            <text:p>1,200700%</text:p>
          </table:table-cell>
          <table:table-cell table:style-name="ce9" table:formula="of:=[.I284]/[.I$1001]" office:value-type="percentage" office:value="0.00137384120572935">
            <text:p>0,137384%</text:p>
          </table:table-cell>
          <table:table-cell table:style-name="ce9" table:formula="of:=[.J284]/[.J$1001]" office:value-type="percentage" office:value="0.0115905308491286">
            <text:p>1,159053%</text:p>
          </table:table-cell>
          <table:table-cell table:style-name="ce10" table:formula="of:=SUMPRODUCT([.B$1:.E$1];[.L284:.O284])" office:value-type="percentage" office:value="0.0110643111110744">
            <text:p>1,106431111107440000%</text:p>
          </table:table-cell>
        </table:table-row>
        <table:table-row table:style-name="ro1">
          <table:table-cell office:value-type="string">
            <text:p>et</text:p>
          </table:table-cell>
          <table:table-cell table:style-name="ce5" table:formula="of:=VLOOKUP([.$A285];[corpusies.$D$1:.$E$1000];2;0)" office:value-type="float" office:value="8636">
            <text:p>8636</text:p>
          </table:table-cell>
          <table:table-cell table:style-name="ce5" table:formula="of:=VLOOKUP([.$A285];[corpuscat.$D$1:.$E$1000];2;0)" office:value-type="float" office:value="171441">
            <text:p>171441</text:p>
          </table:table-cell>
          <table:table-cell table:style-name="ce5" table:formula="of:=VLOOKUP([.$A285];[corpusen.$D$1:.$E$1000];2;0)" office:value-type="float" office:value="79075">
            <text:p>79075</text:p>
          </table:table-cell>
          <table:table-cell table:style-name="ce5" table:formula="of:=VLOOKUP([.$A285];[corpuses.$D$1:.$E$1000];2;0)" office:value-type="float" office:value="746578">
            <text:p>746578</text:p>
          </table:table-cell>
          <table:table-cell table:style-name="ce5"/>
          <table:table-cell table:formula="of:=IF(ISERROR([.B285]);0;[.B285])" office:value-type="float" office:value="8636">
            <text:p>8636</text:p>
          </table:table-cell>
          <table:table-cell table:formula="of:=IF(ISERROR([.C285]);0;[.C285])" office:value-type="float" office:value="171441">
            <text:p>171441</text:p>
          </table:table-cell>
          <table:table-cell table:formula="of:=IF(ISERROR([.D285]);0;[.D285])" office:value-type="float" office:value="79075">
            <text:p>79075</text:p>
          </table:table-cell>
          <table:table-cell table:formula="of:=IF(ISERROR([.E285]);0;[.E285])" office:value-type="float" office:value="746578">
            <text:p>746578</text:p>
          </table:table-cell>
          <table:table-cell/>
          <table:table-cell table:style-name="ce9" table:formula="of:=[.G285]/[.G$1001]" office:value-type="percentage" office:value="0.0175172413793103">
            <text:p>1,751724%</text:p>
          </table:table-cell>
          <table:table-cell table:style-name="ce9" table:formula="of:=[.H285]/[.H$1001]" office:value-type="percentage" office:value="0.0135567152359146">
            <text:p>1,355672%</text:p>
          </table:table-cell>
          <table:table-cell table:style-name="ce9" table:formula="of:=[.I285]/[.I$1001]" office:value-type="percentage" office:value="0.0118572902579184">
            <text:p>1,185729%</text:p>
          </table:table-cell>
          <table:table-cell table:style-name="ce9" table:formula="of:=[.J285]/[.J$1001]" office:value-type="percentage" office:value="0.0154568982374662">
            <text:p>1,545690%</text:p>
          </table:table-cell>
          <table:table-cell table:style-name="ce10" table:formula="of:=SUMPRODUCT([.B$1:.E$1];[.L285:.O285])" office:value-type="percentage" office:value="0.0151449854815992">
            <text:p>1,514498548159920000%</text:p>
          </table:table-cell>
        </table:table-row>
        <table:table-row table:style-name="ro1">
          <table:table-cell office:value-type="string">
            <text:p>es</text:p>
          </table:table-cell>
          <table:table-cell table:style-name="ce5" table:formula="of:=VLOOKUP([.$A286];[corpusies.$D$1:.$E$1000];2;0)" office:value-type="float" office:value="19584">
            <text:p>19584</text:p>
          </table:table-cell>
          <table:table-cell table:style-name="ce5" table:formula="of:=VLOOKUP([.$A286];[corpuscat.$D$1:.$E$1000];2;0)" office:value-type="float" office:value="538480">
            <text:p>538480</text:p>
          </table:table-cell>
          <table:table-cell table:style-name="ce5" table:formula="of:=VLOOKUP([.$A286];[corpusen.$D$1:.$E$1000];2;0)" office:value-type="float" office:value="128463">
            <text:p>128463</text:p>
          </table:table-cell>
          <table:table-cell table:style-name="ce5" table:formula="of:=VLOOKUP([.$A286];[corpuses.$D$1:.$E$1000];2;0)" office:value-type="float" office:value="1491712">
            <text:p>1491712</text:p>
          </table:table-cell>
          <table:table-cell table:style-name="ce5"/>
          <table:table-cell table:formula="of:=IF(ISERROR([.B286]);0;[.B286])" office:value-type="float" office:value="19584">
            <text:p>19584</text:p>
          </table:table-cell>
          <table:table-cell table:formula="of:=IF(ISERROR([.C286]);0;[.C286])" office:value-type="float" office:value="538480">
            <text:p>538480</text:p>
          </table:table-cell>
          <table:table-cell table:formula="of:=IF(ISERROR([.D286]);0;[.D286])" office:value-type="float" office:value="128463">
            <text:p>128463</text:p>
          </table:table-cell>
          <table:table-cell table:formula="of:=IF(ISERROR([.E286]);0;[.E286])" office:value-type="float" office:value="1491712">
            <text:p>1491712</text:p>
          </table:table-cell>
          <table:table-cell/>
          <table:table-cell table:style-name="ce9" table:formula="of:=[.G286]/[.G$1001]" office:value-type="percentage" office:value="0.0397241379310345">
            <text:p>3,972414%</text:p>
          </table:table-cell>
          <table:table-cell table:style-name="ce9" table:formula="of:=[.H286]/[.H$1001]" office:value-type="percentage" office:value="0.0425803630417188">
            <text:p>4,258036%</text:p>
          </table:table-cell>
          <table:table-cell table:style-name="ce9" table:formula="of:=[.I286]/[.I$1001]" office:value-type="percentage" office:value="0.0192630171154343">
            <text:p>1,926302%</text:p>
          </table:table-cell>
          <table:table-cell table:style-name="ce9" table:formula="of:=[.J286]/[.J$1001]" office:value-type="percentage" office:value="0.030883900387645">
            <text:p>3,088390%</text:p>
          </table:table-cell>
          <table:table-cell table:style-name="ce10" table:formula="of:=SUMPRODUCT([.B$1:.E$1];[.L286:.O286])" office:value-type="percentage" office:value="0.0358828221196629">
            <text:p>3,588282211966290000%</text:p>
          </table:table-cell>
        </table:table-row>
        <table:table-row table:style-name="ro3">
          <table:table-cell office:value-type="string">
            <text:p>er</text:p>
          </table:table-cell>
          <table:table-cell table:style-name="ce5" table:formula="of:=VLOOKUP([.$A287];[corpusies.$D$1:.$E$1000];2;0)" office:value-type="float" office:value="20004">
            <text:p>20004</text:p>
          </table:table-cell>
          <table:table-cell table:style-name="ce5" table:formula="of:=VLOOKUP([.$A287];[corpuscat.$D$1:.$E$1000];2;0)" office:value-type="float" office:value="462169">
            <text:p>462169</text:p>
          </table:table-cell>
          <table:table-cell table:style-name="ce5" table:formula="of:=VLOOKUP([.$A287];[corpusen.$D$1:.$E$1000];2;0)" office:value-type="float" office:value="252596">
            <text:p>252596</text:p>
          </table:table-cell>
          <table:table-cell table:style-name="ce5" table:formula="of:=VLOOKUP([.$A287];[corpuses.$D$1:.$E$1000];2;0)" office:value-type="float" office:value="1505653">
            <text:p>1505653</text:p>
          </table:table-cell>
          <table:table-cell table:style-name="ce5"/>
          <table:table-cell table:formula="of:=IF(ISERROR([.B287]);0;[.B287])" office:value-type="float" office:value="20004">
            <text:p>20004</text:p>
          </table:table-cell>
          <table:table-cell table:formula="of:=IF(ISERROR([.C287]);0;[.C287])" office:value-type="float" office:value="462169">
            <text:p>462169</text:p>
          </table:table-cell>
          <table:table-cell table:formula="of:=IF(ISERROR([.D287]);0;[.D287])" office:value-type="float" office:value="252596">
            <text:p>252596</text:p>
          </table:table-cell>
          <table:table-cell table:formula="of:=IF(ISERROR([.E287]);0;[.E287])" office:value-type="float" office:value="1505653">
            <text:p>1505653</text:p>
          </table:table-cell>
          <table:table-cell/>
          <table:table-cell table:style-name="ce9" table:formula="of:=[.G287]/[.G$1001]" office:value-type="percentage" office:value="0.0405760649087221">
            <text:p>4,057606%</text:p>
          </table:table-cell>
          <table:table-cell table:style-name="ce9" table:formula="of:=[.H287]/[.H$1001]" office:value-type="percentage" office:value="0.0365460626330192">
            <text:p>3,654606%</text:p>
          </table:table-cell>
          <table:table-cell table:style-name="ce9" table:formula="of:=[.I287]/[.I$1001]" office:value-type="percentage" office:value="0.0378767510589839">
            <text:p>3,787675%</text:p>
          </table:table-cell>
          <table:table-cell table:style-name="ce9" table:formula="of:=[.J287]/[.J$1001]" office:value-type="percentage" office:value="0.031172530133403">
            <text:p>3,117253%</text:p>
          </table:table-cell>
          <table:table-cell table:style-name="ce10" table:formula="of:=SUMPRODUCT([.B$1:.E$1];[.L287:.O287])" office:value-type="percentage" office:value="0.0362760724084417">
            <text:p>3,627607240844170000%</text:p>
          </table:table-cell>
        </table:table-row>
        <table:table-row table:style-name="ro3">
          <table:table-cell office:value-type="string">
            <text:p>eq</text:p>
          </table:table-cell>
          <table:table-cell table:style-name="ce5" table:formula="of:=VLOOKUP([.$A288];[corpusies.$D$1:.$E$1000];2;0)" office:value-type="float" office:value="453">
            <text:p>453</text:p>
          </table:table-cell>
          <table:table-cell table:style-name="ce5" table:formula="of:=VLOOKUP([.$A288];[corpuscat.$D$1:.$E$1000];2;0)" office:value-type="float" office:value="4528">
            <text:p>4528</text:p>
          </table:table-cell>
          <table:table-cell table:style-name="ce5" table:formula="of:=VLOOKUP([.$A288];[corpusen.$D$1:.$E$1000];2;0)" office:value-type="float" office:value="1400">
            <text:p>1400</text:p>
          </table:table-cell>
          <table:table-cell table:style-name="ce5" table:formula="of:=VLOOKUP([.$A288];[corpuses.$D$1:.$E$1000];2;0)" office:value-type="float" office:value="18393">
            <text:p>18393</text:p>
          </table:table-cell>
          <table:table-cell table:style-name="ce5"/>
          <table:table-cell table:formula="of:=IF(ISERROR([.B288]);0;[.B288])" office:value-type="float" office:value="453">
            <text:p>453</text:p>
          </table:table-cell>
          <table:table-cell table:formula="of:=IF(ISERROR([.C288]);0;[.C288])" office:value-type="float" office:value="4528">
            <text:p>4528</text:p>
          </table:table-cell>
          <table:table-cell table:formula="of:=IF(ISERROR([.D288]);0;[.D288])" office:value-type="float" office:value="1400">
            <text:p>1400</text:p>
          </table:table-cell>
          <table:table-cell table:formula="of:=IF(ISERROR([.E288]);0;[.E288])" office:value-type="float" office:value="18393">
            <text:p>18393</text:p>
          </table:table-cell>
          <table:table-cell/>
          <table:table-cell table:style-name="ce9" table:formula="of:=[.G288]/[.G$1001]" office:value-type="percentage" office:value="0.000918864097363083">
            <text:p>0,091886%</text:p>
          </table:table-cell>
          <table:table-cell table:style-name="ce9" table:formula="of:=[.H288]/[.H$1001]" office:value-type="percentage" office:value="0.000358052079655517">
            <text:p>0,035805%</text:p>
          </table:table-cell>
          <table:table-cell table:style-name="ce9" table:formula="of:=[.I288]/[.I$1001]" office:value-type="percentage" office:value="0.000209929893911928">
            <text:p>0,020993%</text:p>
          </table:table-cell>
          <table:table-cell table:style-name="ce9" table:formula="of:=[.J288]/[.J$1001]" office:value-type="percentage" office:value="0.000380802447007167">
            <text:p>0,038080%</text:p>
          </table:table-cell>
          <table:table-cell table:style-name="ce10" table:formula="of:=SUMPRODUCT([.B$1:.E$1];[.L288:.O288])" office:value-type="percentage" office:value="0.000518308576598923">
            <text:p>0,051830857659892300%</text:p>
          </table:table-cell>
        </table:table-row>
        <table:table-row table:style-name="ro1">
          <table:table-cell office:value-type="string">
            <text:p>ep</text:p>
          </table:table-cell>
          <table:table-cell table:style-name="ce5" table:formula="of:=VLOOKUP([.$A289];[corpusies.$D$1:.$E$1000];2;0)" office:value-type="float" office:value="4814">
            <text:p>4814</text:p>
          </table:table-cell>
          <table:table-cell table:style-name="ce5" table:formula="of:=VLOOKUP([.$A289];[corpuscat.$D$1:.$E$1000];2;0)" office:value-type="float" office:value="121221">
            <text:p>121221</text:p>
          </table:table-cell>
          <table:table-cell table:style-name="ce5" table:formula="of:=VLOOKUP([.$A289];[corpusen.$D$1:.$E$1000];2;0)" office:value-type="float" office:value="29668">
            <text:p>29668</text:p>
          </table:table-cell>
          <table:table-cell table:style-name="ce5" table:formula="of:=VLOOKUP([.$A289];[corpuses.$D$1:.$E$1000];2;0)" office:value-type="float" office:value="293757">
            <text:p>293757</text:p>
          </table:table-cell>
          <table:table-cell table:style-name="ce5"/>
          <table:table-cell table:formula="of:=IF(ISERROR([.B289]);0;[.B289])" office:value-type="float" office:value="4814">
            <text:p>4814</text:p>
          </table:table-cell>
          <table:table-cell table:formula="of:=IF(ISERROR([.C289]);0;[.C289])" office:value-type="float" office:value="121221">
            <text:p>121221</text:p>
          </table:table-cell>
          <table:table-cell table:formula="of:=IF(ISERROR([.D289]);0;[.D289])" office:value-type="float" office:value="29668">
            <text:p>29668</text:p>
          </table:table-cell>
          <table:table-cell table:formula="of:=IF(ISERROR([.E289]);0;[.E289])" office:value-type="float" office:value="293757">
            <text:p>293757</text:p>
          </table:table-cell>
          <table:table-cell/>
          <table:table-cell table:style-name="ce9" table:formula="of:=[.G289]/[.G$1001]" office:value-type="percentage" office:value="0.00976470588235294">
            <text:p>0,976471%</text:p>
          </table:table-cell>
          <table:table-cell table:style-name="ce9" table:formula="of:=[.H289]/[.H$1001]" office:value-type="percentage" office:value="0.00958556341606039">
            <text:p>0,958556%</text:p>
          </table:table-cell>
          <table:table-cell table:style-name="ce9" table:formula="of:=[.I289]/[.I$1001]" office:value-type="percentage" office:value="0.0044487143518422">
            <text:p>0,444871%</text:p>
          </table:table-cell>
          <table:table-cell table:style-name="ce9" table:formula="of:=[.J289]/[.J$1001]" office:value-type="percentage" office:value="0.00608184550782821">
            <text:p>0,608185%</text:p>
          </table:table-cell>
          <table:table-cell table:style-name="ce10" table:formula="of:=SUMPRODUCT([.B$1:.E$1];[.L289:.O289])" office:value-type="percentage" office:value="0.00807450587705669">
            <text:p>0,807450587705668000%</text:p>
          </table:table-cell>
        </table:table-row>
        <table:table-row table:style-name="ro3">
          <table:table-cell office:value-type="string">
            <text:p>eo</text:p>
          </table:table-cell>
          <table:table-cell table:style-name="ce5" table:formula="of:=VLOOKUP([.$A290];[corpusies.$D$1:.$E$1000];2;0)" office:value-type="float" office:value="143">
            <text:p>143</text:p>
          </table:table-cell>
          <table:table-cell table:style-name="ce5" table:formula="of:=VLOOKUP([.$A290];[corpuscat.$D$1:.$E$1000];2;0)" office:value-type="float" office:value="12159">
            <text:p>12159</text:p>
          </table:table-cell>
          <table:table-cell table:style-name="ce5" table:formula="of:=VLOOKUP([.$A290];[corpusen.$D$1:.$E$1000];2;0)" office:value-type="float" office:value="8949">
            <text:p>8949</text:p>
          </table:table-cell>
          <table:table-cell table:style-name="ce5" table:formula="of:=VLOOKUP([.$A290];[corpuses.$D$1:.$E$1000];2;0)" office:value-type="float" office:value="64867">
            <text:p>64867</text:p>
          </table:table-cell>
          <table:table-cell table:style-name="ce5"/>
          <table:table-cell table:formula="of:=IF(ISERROR([.B290]);0;[.B290])" office:value-type="float" office:value="143">
            <text:p>143</text:p>
          </table:table-cell>
          <table:table-cell table:formula="of:=IF(ISERROR([.C290]);0;[.C290])" office:value-type="float" office:value="12159">
            <text:p>12159</text:p>
          </table:table-cell>
          <table:table-cell table:formula="of:=IF(ISERROR([.D290]);0;[.D290])" office:value-type="float" office:value="8949">
            <text:p>8949</text:p>
          </table:table-cell>
          <table:table-cell table:formula="of:=IF(ISERROR([.E290]);0;[.E290])" office:value-type="float" office:value="64867">
            <text:p>64867</text:p>
          </table:table-cell>
          <table:table-cell/>
          <table:table-cell table:style-name="ce9" table:formula="of:=[.G290]/[.G$1001]" office:value-type="percentage" office:value="0.000290060851926978">
            <text:p>0,029006%</text:p>
          </table:table-cell>
          <table:table-cell table:style-name="ce9" table:formula="of:=[.H290]/[.H$1001]" office:value-type="percentage" office:value="0.000961474213014893">
            <text:p>0,096147%</text:p>
          </table:table-cell>
          <table:table-cell table:style-name="ce9" table:formula="of:=[.I290]/[.I$1001]" office:value-type="percentage" office:value="0.00134190187186989">
            <text:p>0,134190%</text:p>
          </table:table-cell>
          <table:table-cell table:style-name="ce9" table:formula="of:=[.J290]/[.J$1001]" office:value-type="percentage" office:value="0.00134298441418006">
            <text:p>0,134298%</text:p>
          </table:table-cell>
          <table:table-cell table:style-name="ce10" table:formula="of:=SUMPRODUCT([.B$1:.E$1];[.L290:.O290])" office:value-type="percentage" office:value="0.000912546030923569">
            <text:p>0,091254603092356900%</text:p>
          </table:table-cell>
        </table:table-row>
        <table:table-row table:style-name="ro3">
          <table:table-cell office:value-type="string">
            <text:p>eñ</text:p>
          </table:table-cell>
          <table:table-cell table:style-name="ce5" table:formula="of:=VLOOKUP([.$A291];[corpusies.$D$1:.$E$1000];2;0)" office:value-type="float" office:value="0">
            <text:p>#N/D</text:p>
          </table:table-cell>
          <table:table-cell table:style-name="ce5" table:formula="of:=VLOOKUP([.$A291];[corpuscat.$D$1:.$E$1000];2;0)" office:value-type="float" office:value="249">
            <text:p>249</text:p>
          </table:table-cell>
          <table:table-cell table:style-name="ce5" table:formula="of:=VLOOKUP([.$A291];[corpusen.$D$1:.$E$1000];2;0)" office:value-type="float" office:value="0">
            <text:p>#N/D</text:p>
          </table:table-cell>
          <table:table-cell table:style-name="ce5" table:formula="of:=VLOOKUP([.$A291];[corpuses.$D$1:.$E$1000];2;0)" office:value-type="float" office:value="25767">
            <text:p>25767</text:p>
          </table:table-cell>
          <table:table-cell table:style-name="ce5"/>
          <table:table-cell table:formula="of:=IF(ISERROR([.B291]);0;[.B291])" office:value-type="float" office:value="0">
            <text:p>0</text:p>
          </table:table-cell>
          <table:table-cell table:formula="of:=IF(ISERROR([.C291]);0;[.C291])" office:value-type="float" office:value="249">
            <text:p>249</text:p>
          </table:table-cell>
          <table:table-cell table:formula="of:=IF(ISERROR([.D291]);0;[.D291])" office:value-type="float" office:value="0">
            <text:p>0</text:p>
          </table:table-cell>
          <table:table-cell table:formula="of:=IF(ISERROR([.E291]);0;[.E291])" office:value-type="float" office:value="25767">
            <text:p>25767</text:p>
          </table:table-cell>
          <table:table-cell/>
          <table:table-cell table:style-name="ce9" table:formula="of:=[.G291]/[.G$1001]" office:value-type="percentage" office:value="0">
            <text:p>0,000000%</text:p>
          </table:table-cell>
          <table:table-cell table:style-name="ce9" table:formula="of:=[.H291]/[.H$1001]" office:value-type="percentage" office:value="0.0000196897013768162">
            <text:p>0,001969%</text:p>
          </table:table-cell>
          <table:table-cell table:style-name="ce9" table:formula="of:=[.I291]/[.I$1001]" office:value-type="percentage" office:value="0">
            <text:p>0,000000%</text:p>
          </table:table-cell>
          <table:table-cell table:style-name="ce9" table:formula="of:=[.J291]/[.J$1001]" office:value-type="percentage" office:value="0.000533471247324181">
            <text:p>0,053347%</text:p>
          </table:table-cell>
          <table:table-cell table:style-name="ce10" table:formula="of:=SUMPRODUCT([.B$1:.E$1];[.L291:.O291])" office:value-type="percentage" office:value="0.000165948284610299">
            <text:p>0,016594828461029900%</text:p>
          </table:table-cell>
        </table:table-row>
        <table:table-row table:style-name="ro1">
          <table:table-cell office:value-type="string">
            <text:p>en</text:p>
          </table:table-cell>
          <table:table-cell table:style-name="ce5" table:formula="of:=VLOOKUP([.$A292];[corpusies.$D$1:.$E$1000];2;0)" office:value-type="float" office:value="13822">
            <text:p>13822</text:p>
          </table:table-cell>
          <table:table-cell table:style-name="ce5" table:formula="of:=VLOOKUP([.$A292];[corpuscat.$D$1:.$E$1000];2;0)" office:value-type="float" office:value="375382">
            <text:p>375382</text:p>
          </table:table-cell>
          <table:table-cell table:style-name="ce5" table:formula="of:=VLOOKUP([.$A292];[corpusen.$D$1:.$E$1000];2;0)" office:value-type="float" office:value="125707">
            <text:p>125707</text:p>
          </table:table-cell>
          <table:table-cell table:style-name="ce5" table:formula="of:=VLOOKUP([.$A292];[corpuses.$D$1:.$E$1000];2;0)" office:value-type="float" office:value="1543216">
            <text:p>1543216</text:p>
          </table:table-cell>
          <table:table-cell table:style-name="ce5"/>
          <table:table-cell table:formula="of:=IF(ISERROR([.B292]);0;[.B292])" office:value-type="float" office:value="13822">
            <text:p>13822</text:p>
          </table:table-cell>
          <table:table-cell table:formula="of:=IF(ISERROR([.C292]);0;[.C292])" office:value-type="float" office:value="375382">
            <text:p>375382</text:p>
          </table:table-cell>
          <table:table-cell table:formula="of:=IF(ISERROR([.D292]);0;[.D292])" office:value-type="float" office:value="125707">
            <text:p>125707</text:p>
          </table:table-cell>
          <table:table-cell table:formula="of:=IF(ISERROR([.E292]);0;[.E292])" office:value-type="float" office:value="1543216">
            <text:p>1543216</text:p>
          </table:table-cell>
          <table:table-cell/>
          <table:table-cell table:style-name="ce9" table:formula="of:=[.G292]/[.G$1001]" office:value-type="percentage" office:value="0.0280365111561866">
            <text:p>2,803651%</text:p>
          </table:table-cell>
          <table:table-cell table:style-name="ce9" table:formula="of:=[.H292]/[.H$1001]" office:value-type="percentage" office:value="0.0296833714145864">
            <text:p>2,968337%</text:p>
          </table:table-cell>
          <table:table-cell table:style-name="ce9" table:formula="of:=[.I292]/[.I$1001]" office:value-type="percentage" office:value="0.0188497551242762">
            <text:p>1,884976%</text:p>
          </table:table-cell>
          <table:table-cell table:style-name="ce9" table:formula="of:=[.J292]/[.J$1001]" office:value-type="percentage" office:value="0.0319502217724467">
            <text:p>3,195022%</text:p>
          </table:table-cell>
          <table:table-cell table:style-name="ce10" table:formula="of:=SUMPRODUCT([.B$1:.E$1];[.L292:.O292])" office:value-type="percentage" office:value="0.0287860068153935">
            <text:p>2,878600681539350000%</text:p>
          </table:table-cell>
        </table:table-row>
        <table:table-row table:style-name="ro1">
          <table:table-cell office:value-type="string">
            <text:p>em</text:p>
          </table:table-cell>
          <table:table-cell table:style-name="ce5" table:formula="of:=VLOOKUP([.$A293];[corpusies.$D$1:.$E$1000];2;0)" office:value-type="float" office:value="8646">
            <text:p>8646</text:p>
          </table:table-cell>
          <table:table-cell table:style-name="ce5" table:formula="of:=VLOOKUP([.$A293];[corpuscat.$D$1:.$E$1000];2;0)" office:value-type="float" office:value="165988">
            <text:p>165988</text:p>
          </table:table-cell>
          <table:table-cell table:style-name="ce5" table:formula="of:=VLOOKUP([.$A293];[corpusen.$D$1:.$E$1000];2;0)" office:value-type="float" office:value="77999">
            <text:p>77999</text:p>
          </table:table-cell>
          <table:table-cell table:style-name="ce5" table:formula="of:=VLOOKUP([.$A293];[corpuses.$D$1:.$E$1000];2;0)" office:value-type="float" office:value="487834">
            <text:p>487834</text:p>
          </table:table-cell>
          <table:table-cell table:style-name="ce5"/>
          <table:table-cell table:formula="of:=IF(ISERROR([.B293]);0;[.B293])" office:value-type="float" office:value="8646">
            <text:p>8646</text:p>
          </table:table-cell>
          <table:table-cell table:formula="of:=IF(ISERROR([.C293]);0;[.C293])" office:value-type="float" office:value="165988">
            <text:p>165988</text:p>
          </table:table-cell>
          <table:table-cell table:formula="of:=IF(ISERROR([.D293]);0;[.D293])" office:value-type="float" office:value="77999">
            <text:p>77999</text:p>
          </table:table-cell>
          <table:table-cell table:formula="of:=IF(ISERROR([.E293]);0;[.E293])" office:value-type="float" office:value="487834">
            <text:p>487834</text:p>
          </table:table-cell>
          <table:table-cell/>
          <table:table-cell table:style-name="ce9" table:formula="of:=[.G293]/[.G$1001]" office:value-type="percentage" office:value="0.0175375253549696">
            <text:p>1,753753%</text:p>
          </table:table-cell>
          <table:table-cell table:style-name="ce9" table:formula="of:=[.H293]/[.H$1001]" office:value-type="percentage" office:value="0.013125518683273">
            <text:p>1,312552%</text:p>
          </table:table-cell>
          <table:table-cell table:style-name="ce9" table:formula="of:=[.I293]/[.I$1001]" office:value-type="percentage" office:value="0.0116959441394546">
            <text:p>1,169594%</text:p>
          </table:table-cell>
          <table:table-cell table:style-name="ce9" table:formula="of:=[.J293]/[.J$1001]" office:value-type="percentage" office:value="0.0100999500317128">
            <text:p>1,009995%</text:p>
          </table:table-cell>
          <table:table-cell table:style-name="ce10" table:formula="of:=SUMPRODUCT([.B$1:.E$1];[.L293:.O293])" office:value-type="percentage" office:value="0.0133984926349321">
            <text:p>1,339849263493210000%</text:p>
          </table:table-cell>
        </table:table-row>
        <table:table-row table:style-name="ro1">
          <table:table-cell office:value-type="string">
            <text:p>el</text:p>
          </table:table-cell>
          <table:table-cell table:style-name="ce5" table:formula="of:=VLOOKUP([.$A294];[corpusies.$D$1:.$E$1000];2;0)" office:value-type="float" office:value="11475">
            <text:p>11475</text:p>
          </table:table-cell>
          <table:table-cell table:style-name="ce5" table:formula="of:=VLOOKUP([.$A294];[corpuscat.$D$1:.$E$1000];2;0)" office:value-type="float" office:value="373280">
            <text:p>373280</text:p>
          </table:table-cell>
          <table:table-cell table:style-name="ce5" table:formula="of:=VLOOKUP([.$A294];[corpusen.$D$1:.$E$1000];2;0)" office:value-type="float" office:value="92543">
            <text:p>92543</text:p>
          </table:table-cell>
          <table:table-cell table:style-name="ce5" table:formula="of:=VLOOKUP([.$A294];[corpuses.$D$1:.$E$1000];2;0)" office:value-type="float" office:value="1063629">
            <text:p>1063629</text:p>
          </table:table-cell>
          <table:table-cell table:style-name="ce5"/>
          <table:table-cell table:formula="of:=IF(ISERROR([.B294]);0;[.B294])" office:value-type="float" office:value="11475">
            <text:p>11475</text:p>
          </table:table-cell>
          <table:table-cell table:formula="of:=IF(ISERROR([.C294]);0;[.C294])" office:value-type="float" office:value="373280">
            <text:p>373280</text:p>
          </table:table-cell>
          <table:table-cell table:formula="of:=IF(ISERROR([.D294]);0;[.D294])" office:value-type="float" office:value="92543">
            <text:p>92543</text:p>
          </table:table-cell>
          <table:table-cell table:formula="of:=IF(ISERROR([.E294]);0;[.E294])" office:value-type="float" office:value="1063629">
            <text:p>1063629</text:p>
          </table:table-cell>
          <table:table-cell/>
          <table:table-cell table:style-name="ce9" table:formula="of:=[.G294]/[.G$1001]" office:value-type="percentage" office:value="0.0232758620689655">
            <text:p>2,327586%</text:p>
          </table:table-cell>
          <table:table-cell table:style-name="ce9" table:formula="of:=[.H294]/[.H$1001]" office:value-type="percentage" office:value="0.0295171555419195">
            <text:p>2,951716%</text:p>
          </table:table-cell>
          <table:table-cell table:style-name="ce9" table:formula="of:=[.I294]/[.I$1001]" office:value-type="percentage" office:value="0.0138768158373511">
            <text:p>1,387682%</text:p>
          </table:table-cell>
          <table:table-cell table:style-name="ce9" table:formula="of:=[.J294]/[.J$1001]" office:value-type="percentage" office:value="0.0220210148375896">
            <text:p>2,202101%</text:p>
          </table:table-cell>
          <table:table-cell table:style-name="ce10" table:formula="of:=SUMPRODUCT([.B$1:.E$1];[.L294:.O294])" office:value-type="percentage" office:value="0.0238318913182775">
            <text:p>2,383189131827750000%</text:p>
          </table:table-cell>
        </table:table-row>
        <table:table-row table:style-name="ro3">
          <table:table-cell office:value-type="string">
            <text:p>ek</text:p>
          </table:table-cell>
          <table:table-cell table:style-name="ce5" table:formula="of:=VLOOKUP([.$A295];[corpusies.$D$1:.$E$1000];2;0)" office:value-type="float" office:value="106">
            <text:p>106</text:p>
          </table:table-cell>
          <table:table-cell table:style-name="ce5" table:formula="of:=VLOOKUP([.$A295];[corpuscat.$D$1:.$E$1000];2;0)" office:value-type="float" office:value="3652">
            <text:p>3652</text:p>
          </table:table-cell>
          <table:table-cell table:style-name="ce5" table:formula="of:=VLOOKUP([.$A295];[corpusen.$D$1:.$E$1000];2;0)" office:value-type="float" office:value="24733">
            <text:p>24733</text:p>
          </table:table-cell>
          <table:table-cell table:style-name="ce5" table:formula="of:=VLOOKUP([.$A295];[corpuses.$D$1:.$E$1000];2;0)" office:value-type="float" office:value="23827">
            <text:p>23827</text:p>
          </table:table-cell>
          <table:table-cell table:style-name="ce5"/>
          <table:table-cell table:formula="of:=IF(ISERROR([.B295]);0;[.B295])" office:value-type="float" office:value="106">
            <text:p>106</text:p>
          </table:table-cell>
          <table:table-cell table:formula="of:=IF(ISERROR([.C295]);0;[.C295])" office:value-type="float" office:value="3652">
            <text:p>3652</text:p>
          </table:table-cell>
          <table:table-cell table:formula="of:=IF(ISERROR([.D295]);0;[.D295])" office:value-type="float" office:value="24733">
            <text:p>24733</text:p>
          </table:table-cell>
          <table:table-cell table:formula="of:=IF(ISERROR([.E295]);0;[.E295])" office:value-type="float" office:value="23827">
            <text:p>23827</text:p>
          </table:table-cell>
          <table:table-cell/>
          <table:table-cell table:style-name="ce9" table:formula="of:=[.G295]/[.G$1001]" office:value-type="percentage" office:value="0.00021501014198783">
            <text:p>0,021501%</text:p>
          </table:table-cell>
          <table:table-cell table:style-name="ce9" table:formula="of:=[.H295]/[.H$1001]" office:value-type="percentage" office:value="0.000288782286859971">
            <text:p>0,028878%</text:p>
          </table:table-cell>
          <table:table-cell table:style-name="ce9" table:formula="of:=[.I295]/[.I$1001]" office:value-type="percentage" office:value="0.00370871147580266">
            <text:p>0,370871%</text:p>
          </table:table-cell>
          <table:table-cell table:style-name="ce9" table:formula="of:=[.J295]/[.J$1001]" office:value-type="percentage" office:value="0.000493306143904733">
            <text:p>0,049331%</text:p>
          </table:table-cell>
          <table:table-cell table:style-name="ce10" table:formula="of:=SUMPRODUCT([.B$1:.E$1];[.L295:.O295])" office:value-type="percentage" office:value="0.000670000719406026">
            <text:p>0,067000071940602600%</text:p>
          </table:table-cell>
        </table:table-row>
        <table:table-row table:style-name="ro3">
          <table:table-cell office:value-type="string">
            <text:p>ej</text:p>
          </table:table-cell>
          <table:table-cell table:style-name="ce5" table:formula="of:=VLOOKUP([.$A296];[corpusies.$D$1:.$E$1000];2;0)" office:value-type="float" office:value="538">
            <text:p>538</text:p>
          </table:table-cell>
          <table:table-cell table:style-name="ce5" table:formula="of:=VLOOKUP([.$A296];[corpuscat.$D$1:.$E$1000];2;0)" office:value-type="float" office:value="7117">
            <text:p>7117</text:p>
          </table:table-cell>
          <table:table-cell table:style-name="ce5" table:formula="of:=VLOOKUP([.$A296];[corpusen.$D$1:.$E$1000];2;0)" office:value-type="float" office:value="5584">
            <text:p>5584</text:p>
          </table:table-cell>
          <table:table-cell table:style-name="ce5" table:formula="of:=VLOOKUP([.$A296];[corpuses.$D$1:.$E$1000];2;0)" office:value-type="float" office:value="103899">
            <text:p>103899</text:p>
          </table:table-cell>
          <table:table-cell table:style-name="ce5"/>
          <table:table-cell table:formula="of:=IF(ISERROR([.B296]);0;[.B296])" office:value-type="float" office:value="538">
            <text:p>538</text:p>
          </table:table-cell>
          <table:table-cell table:formula="of:=IF(ISERROR([.C296]);0;[.C296])" office:value-type="float" office:value="7117">
            <text:p>7117</text:p>
          </table:table-cell>
          <table:table-cell table:formula="of:=IF(ISERROR([.D296]);0;[.D296])" office:value-type="float" office:value="5584">
            <text:p>5584</text:p>
          </table:table-cell>
          <table:table-cell table:formula="of:=IF(ISERROR([.E296]);0;[.E296])" office:value-type="float" office:value="103899">
            <text:p>103899</text:p>
          </table:table-cell>
          <table:table-cell/>
          <table:table-cell table:style-name="ce9" table:formula="of:=[.G296]/[.G$1001]" office:value-type="percentage" office:value="0.00109127789046653">
            <text:p>0,109128%</text:p>
          </table:table-cell>
          <table:table-cell table:style-name="ce9" table:formula="of:=[.H296]/[.H$1001]" office:value-type="percentage" office:value="0.000562777528910847">
            <text:p>0,056278%</text:p>
          </table:table-cell>
          <table:table-cell table:style-name="ce9" table:formula="of:=[.I296]/[.I$1001]" office:value-type="percentage" office:value="0.000837320376860148">
            <text:p>0,083732%</text:p>
          </table:table-cell>
          <table:table-cell table:style-name="ce9" table:formula="of:=[.J296]/[.J$1001]" office:value-type="percentage" office:value="0.00215108973205011">
            <text:p>0,215109%</text:p>
          </table:table-cell>
          <table:table-cell table:style-name="ce10" table:formula="of:=SUMPRODUCT([.B$1:.E$1];[.L296:.O296])" office:value-type="percentage" office:value="0.00122527558311426">
            <text:p>0,122527558311426000%</text:p>
          </table:table-cell>
        </table:table-row>
        <table:table-row table:style-name="ro1">
          <table:table-cell office:value-type="string">
            <text:p>ei</text:p>
          </table:table-cell>
          <table:table-cell table:style-name="ce5" table:formula="of:=VLOOKUP([.$A297];[corpusies.$D$1:.$E$1000];2;0)" office:value-type="float" office:value="2681">
            <text:p>2681</text:p>
          </table:table-cell>
          <table:table-cell table:style-name="ce5" table:formula="of:=VLOOKUP([.$A297];[corpuscat.$D$1:.$E$1000];2;0)" office:value-type="float" office:value="71217">
            <text:p>71217</text:p>
          </table:table-cell>
          <table:table-cell table:style-name="ce5" table:formula="of:=VLOOKUP([.$A297];[corpusen.$D$1:.$E$1000];2;0)" office:value-type="float" office:value="37368">
            <text:p>37368</text:p>
          </table:table-cell>
          <table:table-cell table:style-name="ce5" table:formula="of:=VLOOKUP([.$A297];[corpuses.$D$1:.$E$1000];2;0)" office:value-type="float" office:value="338788">
            <text:p>338788</text:p>
          </table:table-cell>
          <table:table-cell table:style-name="ce5"/>
          <table:table-cell table:formula="of:=IF(ISERROR([.B297]);0;[.B297])" office:value-type="float" office:value="2681">
            <text:p>2681</text:p>
          </table:table-cell>
          <table:table-cell table:formula="of:=IF(ISERROR([.C297]);0;[.C297])" office:value-type="float" office:value="71217">
            <text:p>71217</text:p>
          </table:table-cell>
          <table:table-cell table:formula="of:=IF(ISERROR([.D297]);0;[.D297])" office:value-type="float" office:value="37368">
            <text:p>37368</text:p>
          </table:table-cell>
          <table:table-cell table:formula="of:=IF(ISERROR([.E297]);0;[.E297])" office:value-type="float" office:value="338788">
            <text:p>338788</text:p>
          </table:table-cell>
          <table:table-cell/>
          <table:table-cell table:style-name="ce9" table:formula="of:=[.G297]/[.G$1001]" office:value-type="percentage" office:value="0.00543813387423935">
            <text:p>0,543813%</text:p>
          </table:table-cell>
          <table:table-cell table:style-name="ce9" table:formula="of:=[.H297]/[.H$1001]" office:value-type="percentage" office:value="0.00563149181908723">
            <text:p>0,563149%</text:p>
          </table:table-cell>
          <table:table-cell table:style-name="ce9" table:formula="of:=[.I297]/[.I$1001]" office:value-type="percentage" office:value="0.00560332876835781">
            <text:p>0,560333%</text:p>
          </table:table-cell>
          <table:table-cell table:style-name="ce9" table:formula="of:=[.J297]/[.J$1001]" office:value-type="percentage" office:value="0.0070141520913752">
            <text:p>0,701415%</text:p>
          </table:table-cell>
          <table:table-cell table:style-name="ce10" table:formula="of:=SUMPRODUCT([.B$1:.E$1];[.L297:.O297])" office:value-type="percentage" office:value="0.00598546621224631">
            <text:p>0,598546621224631000%</text:p>
          </table:table-cell>
        </table:table-row>
        <table:table-row table:style-name="ro1">
          <table:table-cell office:value-type="string">
            <text:p>eh</text:p>
          </table:table-cell>
          <table:table-cell table:style-name="ce5" table:formula="of:=VLOOKUP([.$A298];[corpusies.$D$1:.$E$1000];2;0)" office:value-type="float" office:value="853">
            <text:p>853</text:p>
          </table:table-cell>
          <table:table-cell table:style-name="ce5" table:formula="of:=VLOOKUP([.$A298];[corpuscat.$D$1:.$E$1000];2;0)" office:value-type="float" office:value="12300">
            <text:p>12300</text:p>
          </table:table-cell>
          <table:table-cell table:style-name="ce5" table:formula="of:=VLOOKUP([.$A298];[corpusen.$D$1:.$E$1000];2;0)" office:value-type="float" office:value="295344">
            <text:p>295344</text:p>
          </table:table-cell>
          <table:table-cell table:style-name="ce5" table:formula="of:=VLOOKUP([.$A298];[corpuses.$D$1:.$E$1000];2;0)" office:value-type="float" office:value="93806">
            <text:p>93806</text:p>
          </table:table-cell>
          <table:table-cell table:style-name="ce5"/>
          <table:table-cell table:formula="of:=IF(ISERROR([.B298]);0;[.B298])" office:value-type="float" office:value="853">
            <text:p>853</text:p>
          </table:table-cell>
          <table:table-cell table:formula="of:=IF(ISERROR([.C298]);0;[.C298])" office:value-type="float" office:value="12300">
            <text:p>12300</text:p>
          </table:table-cell>
          <table:table-cell table:formula="of:=IF(ISERROR([.D298]);0;[.D298])" office:value-type="float" office:value="295344">
            <text:p>295344</text:p>
          </table:table-cell>
          <table:table-cell table:formula="of:=IF(ISERROR([.E298]);0;[.E298])" office:value-type="float" office:value="93806">
            <text:p>93806</text:p>
          </table:table-cell>
          <table:table-cell/>
          <table:table-cell table:style-name="ce9" table:formula="of:=[.G298]/[.G$1001]" office:value-type="percentage" office:value="0.00173022312373225">
            <text:p>0,173022%</text:p>
          </table:table-cell>
          <table:table-cell table:style-name="ce9" table:formula="of:=[.H298]/[.H$1001]" office:value-type="percentage" office:value="0.000972623802951162">
            <text:p>0,097262%</text:p>
          </table:table-cell>
          <table:table-cell table:style-name="ce9" table:formula="of:=[.I298]/[.I$1001]" office:value-type="percentage" office:value="0.0442868104196604">
            <text:p>4,428681%</text:p>
          </table:table-cell>
          <table:table-cell table:style-name="ce9" table:formula="of:=[.J298]/[.J$1001]" office:value-type="percentage" office:value="0.0019421276759612">
            <text:p>0,194213%</text:p>
          </table:table-cell>
          <table:table-cell table:style-name="ce10" table:formula="of:=SUMPRODUCT([.B$1:.E$1];[.L298:.O298])" office:value-type="percentage" office:value="0.00582217342275942">
            <text:p>0,582217342275942000%</text:p>
          </table:table-cell>
        </table:table-row>
        <table:table-row table:style-name="ro3">
          <table:table-cell office:value-type="string">
            <text:p>eg</text:p>
          </table:table-cell>
          <table:table-cell table:style-name="ce5" table:formula="of:=VLOOKUP([.$A299];[corpusies.$D$1:.$E$1000];2;0)" office:value-type="float" office:value="3675">
            <text:p>3675</text:p>
          </table:table-cell>
          <table:table-cell table:style-name="ce5" table:formula="of:=VLOOKUP([.$A299];[corpuscat.$D$1:.$E$1000];2;0)" office:value-type="float" office:value="83071">
            <text:p>83071</text:p>
          </table:table-cell>
          <table:table-cell table:style-name="ce5" table:formula="of:=VLOOKUP([.$A299];[corpusen.$D$1:.$E$1000];2;0)" office:value-type="float" office:value="23799">
            <text:p>23799</text:p>
          </table:table-cell>
          <table:table-cell table:style-name="ce5" table:formula="of:=VLOOKUP([.$A299];[corpuses.$D$1:.$E$1000];2;0)" office:value-type="float" office:value="211875">
            <text:p>211875</text:p>
          </table:table-cell>
          <table:table-cell table:style-name="ce5"/>
          <table:table-cell table:formula="of:=IF(ISERROR([.B299]);0;[.B299])" office:value-type="float" office:value="3675">
            <text:p>3675</text:p>
          </table:table-cell>
          <table:table-cell table:formula="of:=IF(ISERROR([.C299]);0;[.C299])" office:value-type="float" office:value="83071">
            <text:p>83071</text:p>
          </table:table-cell>
          <table:table-cell table:formula="of:=IF(ISERROR([.D299]);0;[.D299])" office:value-type="float" office:value="23799">
            <text:p>23799</text:p>
          </table:table-cell>
          <table:table-cell table:formula="of:=IF(ISERROR([.E299]);0;[.E299])" office:value-type="float" office:value="211875">
            <text:p>211875</text:p>
          </table:table-cell>
          <table:table-cell/>
          <table:table-cell table:style-name="ce9" table:formula="of:=[.G299]/[.G$1001]" office:value-type="percentage" office:value="0.00745436105476673">
            <text:p>0,745436%</text:p>
          </table:table-cell>
          <table:table-cell table:style-name="ce9" table:formula="of:=[.H299]/[.H$1001]" office:value-type="percentage" office:value="0.00656884812479317">
            <text:p>0,656885%</text:p>
          </table:table-cell>
          <table:table-cell table:style-name="ce9" table:formula="of:=[.I299]/[.I$1001]" office:value-type="percentage" office:value="0.00356865824657855">
            <text:p>0,356866%</text:p>
          </table:table-cell>
          <table:table-cell table:style-name="ce9" table:formula="of:=[.J299]/[.J$1001]" office:value-type="percentage" office:value="0.00438658829226572">
            <text:p>0,438659%</text:p>
          </table:table-cell>
          <table:table-cell table:style-name="ce10" table:formula="of:=SUMPRODUCT([.B$1:.E$1];[.L299:.O299])" office:value-type="percentage" office:value="0.00587980506620554">
            <text:p>0,587980506620554000%</text:p>
          </table:table-cell>
        </table:table-row>
        <table:table-row table:style-name="ro3">
          <table:table-cell office:value-type="string">
            <text:p>ef</text:p>
          </table:table-cell>
          <table:table-cell table:style-name="ce5" table:formula="of:=VLOOKUP([.$A300];[corpusies.$D$1:.$E$1000];2;0)" office:value-type="float" office:value="2530">
            <text:p>2530</text:p>
          </table:table-cell>
          <table:table-cell table:style-name="ce5" table:formula="of:=VLOOKUP([.$A300];[corpuscat.$D$1:.$E$1000];2;0)" office:value-type="float" office:value="43674">
            <text:p>43674</text:p>
          </table:table-cell>
          <table:table-cell table:style-name="ce5" table:formula="of:=VLOOKUP([.$A300];[corpusen.$D$1:.$E$1000];2;0)" office:value-type="float" office:value="21810">
            <text:p>21810</text:p>
          </table:table-cell>
          <table:table-cell table:style-name="ce5" table:formula="of:=VLOOKUP([.$A300];[corpuses.$D$1:.$E$1000];2;0)" office:value-type="float" office:value="116877">
            <text:p>116877</text:p>
          </table:table-cell>
          <table:table-cell table:style-name="ce5"/>
          <table:table-cell table:formula="of:=IF(ISERROR([.B300]);0;[.B300])" office:value-type="float" office:value="2530">
            <text:p>2530</text:p>
          </table:table-cell>
          <table:table-cell table:formula="of:=IF(ISERROR([.C300]);0;[.C300])" office:value-type="float" office:value="43674">
            <text:p>43674</text:p>
          </table:table-cell>
          <table:table-cell table:formula="of:=IF(ISERROR([.D300]);0;[.D300])" office:value-type="float" office:value="21810">
            <text:p>21810</text:p>
          </table:table-cell>
          <table:table-cell table:formula="of:=IF(ISERROR([.E300]);0;[.E300])" office:value-type="float" office:value="116877">
            <text:p>116877</text:p>
          </table:table-cell>
          <table:table-cell/>
          <table:table-cell table:style-name="ce9" table:formula="of:=[.G300]/[.G$1001]" office:value-type="percentage" office:value="0.00513184584178499">
            <text:p>0,513185%</text:p>
          </table:table-cell>
          <table:table-cell table:style-name="ce9" table:formula="of:=[.H300]/[.H$1001]" office:value-type="percentage" office:value="0.00345352617643">
            <text:p>0,345353%</text:p>
          </table:table-cell>
          <table:table-cell table:style-name="ce9" table:formula="of:=[.I300]/[.I$1001]" office:value-type="percentage" office:value="0.00327040784729939">
            <text:p>0,327041%</text:p>
          </table:table-cell>
          <table:table-cell table:style-name="ce9" table:formula="of:=[.J300]/[.J$1001]" office:value-type="percentage" office:value="0.00241978185172928">
            <text:p>0,241978%</text:p>
          </table:table-cell>
          <table:table-cell table:style-name="ce10" table:formula="of:=SUMPRODUCT([.B$1:.E$1];[.L300:.O300])" office:value-type="percentage" office:value="0.00362858694571322">
            <text:p>0,362858694571322000%</text:p>
          </table:table-cell>
        </table:table-row>
        <table:table-row table:style-name="ro3">
          <table:table-cell office:value-type="string">
            <text:p>eç</text:p>
          </table:table-cell>
          <table:table-cell table:style-name="ce5" table:formula="of:=VLOOKUP([.$A301];[corpusies.$D$1:.$E$1000];2;0)" office:value-type="float" office:value="32">
            <text:p>32</text:p>
          </table:table-cell>
          <table:table-cell table:style-name="ce5" table:formula="of:=VLOOKUP([.$A301];[corpuscat.$D$1:.$E$1000];2;0)" office:value-type="float" office:value="539">
            <text:p>539</text:p>
          </table:table-cell>
          <table:table-cell table:style-name="ce5" table:formula="of:=VLOOKUP([.$A301];[corpusen.$D$1:.$E$1000];2;0)" office:value-type="float" office:value="0">
            <text:p>#N/D</text:p>
          </table:table-cell>
          <table:table-cell table:style-name="ce5" table:formula="of:=VLOOKUP([.$A301];[corpuses.$D$1:.$E$1000];2;0)" office:value-type="float" office:value="59">
            <text:p>59</text:p>
          </table:table-cell>
          <table:table-cell table:style-name="ce5"/>
          <table:table-cell table:formula="of:=IF(ISERROR([.B301]);0;[.B301])" office:value-type="float" office:value="32">
            <text:p>32</text:p>
          </table:table-cell>
          <table:table-cell table:formula="of:=IF(ISERROR([.C301]);0;[.C301])" office:value-type="float" office:value="539">
            <text:p>539</text:p>
          </table:table-cell>
          <table:table-cell table:formula="of:=IF(ISERROR([.D301]);0;[.D301])" office:value-type="float" office:value="0">
            <text:p>0</text:p>
          </table:table-cell>
          <table:table-cell table:formula="of:=IF(ISERROR([.E301]);0;[.E301])" office:value-type="float" office:value="59">
            <text:p>59</text:p>
          </table:table-cell>
          <table:table-cell/>
          <table:table-cell table:style-name="ce9" table:formula="of:=[.G301]/[.G$1001]" office:value-type="percentage" office:value="0.0000649087221095335">
            <text:p>0,006491%</text:p>
          </table:table-cell>
          <table:table-cell table:style-name="ce9" table:formula="of:=[.H301]/[.H$1001]" office:value-type="percentage" office:value="0.000042621482096803">
            <text:p>0,004262%</text:p>
          </table:table-cell>
          <table:table-cell table:style-name="ce9" table:formula="of:=[.I301]/[.I$1001]" office:value-type="percentage" office:value="0">
            <text:p>0,000000%</text:p>
          </table:table-cell>
          <table:table-cell table:style-name="ce9" table:formula="of:=[.J301]/[.J$1001]" office:value-type="percentage" office:value="0.00000122151603182857">
            <text:p>0,000122%</text:p>
          </table:table-cell>
          <table:table-cell table:style-name="ce10" table:formula="of:=SUMPRODUCT([.B$1:.E$1];[.L301:.O301])" office:value-type="percentage" office:value="0.0000326255160714495">
            <text:p>0,003262551607144950%</text:p>
          </table:table-cell>
        </table:table-row>
        <table:table-row table:style-name="ro1">
          <table:table-cell office:value-type="string">
            <text:p>e´</text:p>
          </table:table-cell>
          <table:table-cell table:style-name="ce5" table:formula="of:=VLOOKUP([.$A302];[corpusies.$D$1:.$E$1000];2;0)" office:value-type="float" office:value="2479">
            <text:p>2479</text:p>
          </table:table-cell>
          <table:table-cell table:style-name="ce5" table:formula="of:=VLOOKUP([.$A302];[corpuscat.$D$1:.$E$1000];2;0)" office:value-type="float" office:value="79605">
            <text:p>79605</text:p>
          </table:table-cell>
          <table:table-cell table:style-name="ce5" table:formula="of:=VLOOKUP([.$A302];[corpusen.$D$1:.$E$1000];2;0)" office:value-type="float" office:value="0">
            <text:p>#N/D</text:p>
          </table:table-cell>
          <table:table-cell table:style-name="ce5" table:formula="of:=VLOOKUP([.$A302];[corpuses.$D$1:.$E$1000];2;0)" office:value-type="float" office:value="183949">
            <text:p>183949</text:p>
          </table:table-cell>
          <table:table-cell table:style-name="ce5"/>
          <table:table-cell table:formula="of:=IF(ISERROR([.B302]);0;[.B302])" office:value-type="float" office:value="2479">
            <text:p>2479</text:p>
          </table:table-cell>
          <table:table-cell table:formula="of:=IF(ISERROR([.C302]);0;[.C302])" office:value-type="float" office:value="79605">
            <text:p>79605</text:p>
          </table:table-cell>
          <table:table-cell table:formula="of:=IF(ISERROR([.D302]);0;[.D302])" office:value-type="float" office:value="0">
            <text:p>0</text:p>
          </table:table-cell>
          <table:table-cell table:formula="of:=IF(ISERROR([.E302]);0;[.E302])" office:value-type="float" office:value="183949">
            <text:p>183949</text:p>
          </table:table-cell>
          <table:table-cell/>
          <table:table-cell table:style-name="ce9" table:formula="of:=[.G302]/[.G$1001]" office:value-type="percentage" office:value="0.00502839756592292">
            <text:p>0,502840%</text:p>
          </table:table-cell>
          <table:table-cell table:style-name="ce9" table:formula="of:=[.H302]/[.H$1001]" office:value-type="percentage" office:value="0.00629477380763636">
            <text:p>0,629477%</text:p>
          </table:table-cell>
          <table:table-cell table:style-name="ce9" table:formula="of:=[.I302]/[.I$1001]" office:value-type="percentage" office:value="0">
            <text:p>0,000000%</text:p>
          </table:table-cell>
          <table:table-cell table:style-name="ce9" table:formula="of:=[.J302]/[.J$1001]" office:value-type="percentage" office:value="0.00380841783964124">
            <text:p>0,380842%</text:p>
          </table:table-cell>
          <table:table-cell table:style-name="ce10" table:formula="of:=SUMPRODUCT([.B$1:.E$1];[.L302:.O302])" office:value-type="percentage" office:value="0.00453947676396016">
            <text:p>0,453947676396016000%</text:p>
          </table:table-cell>
        </table:table-row>
        <table:table-row table:style-name="ro3">
          <table:table-cell office:value-type="string">
            <text:p>dz</text:p>
          </table:table-cell>
          <table:table-cell table:style-name="ce5" table:formula="of:=VLOOKUP([.$A303];[corpusies.$D$1:.$E$1000];2;0)" office:value-type="float" office:value="0">
            <text:p>#N/D</text:p>
          </table:table-cell>
          <table:table-cell table:style-name="ce5" table:formula="of:=VLOOKUP([.$A303];[corpuscat.$D$1:.$E$1000];2;0)" office:value-type="float" office:value="248">
            <text:p>248</text:p>
          </table:table-cell>
          <table:table-cell table:style-name="ce5" table:formula="of:=VLOOKUP([.$A303];[corpusen.$D$1:.$E$1000];2;0)" office:value-type="float" office:value="1">
            <text:p>1</text:p>
          </table:table-cell>
          <table:table-cell table:style-name="ce5" table:formula="of:=VLOOKUP([.$A303];[corpuses.$D$1:.$E$1000];2;0)" office:value-type="float" office:value="635">
            <text:p>635</text:p>
          </table:table-cell>
          <table:table-cell table:style-name="ce5"/>
          <table:table-cell table:formula="of:=IF(ISERROR([.B303]);0;[.B303])" office:value-type="float" office:value="0">
            <text:p>0</text:p>
          </table:table-cell>
          <table:table-cell table:formula="of:=IF(ISERROR([.C303]);0;[.C303])" office:value-type="float" office:value="248">
            <text:p>248</text:p>
          </table:table-cell>
          <table:table-cell table:formula="of:=IF(ISERROR([.D303]);0;[.D303])" office:value-type="float" office:value="1">
            <text:p>1</text:p>
          </table:table-cell>
          <table:table-cell table:formula="of:=IF(ISERROR([.E303]);0;[.E303])" office:value-type="float" office:value="635">
            <text:p>635</text:p>
          </table:table-cell>
          <table:table-cell/>
          <table:table-cell table:style-name="ce9" table:formula="of:=[.G303]/[.G$1001]" office:value-type="percentage" office:value="0">
            <text:p>0,000000%</text:p>
          </table:table-cell>
          <table:table-cell table:style-name="ce9" table:formula="of:=[.H303]/[.H$1001]" office:value-type="percentage" office:value="0.0000196106262708852">
            <text:p>0,001961%</text:p>
          </table:table-cell>
          <table:table-cell table:style-name="ce9" table:formula="of:=[.I303]/[.I$1001]" office:value-type="percentage" office:value="0.000000149949924222806">
            <text:p>0,000015%</text:p>
          </table:table-cell>
          <table:table-cell table:style-name="ce9" table:formula="of:=[.J303]/[.J$1001]" office:value-type="percentage" office:value="0.0000131468250883244">
            <text:p>0,001315%</text:p>
          </table:table-cell>
          <table:table-cell table:style-name="ce10" table:formula="of:=SUMPRODUCT([.B$1:.E$1];[.L303:.O303])" office:value-type="percentage" office:value="0.00000984223040018517">
            <text:p>0,000984223040018517%</text:p>
          </table:table-cell>
        </table:table-row>
        <table:table-row table:style-name="ro3">
          <table:table-cell office:value-type="string">
            <text:p>dy</text:p>
          </table:table-cell>
          <table:table-cell table:style-name="ce5" table:formula="of:=VLOOKUP([.$A304];[corpusies.$D$1:.$E$1000];2;0)" office:value-type="float" office:value="20">
            <text:p>20</text:p>
          </table:table-cell>
          <table:table-cell table:style-name="ce5" table:formula="of:=VLOOKUP([.$A304];[corpuscat.$D$1:.$E$1000];2;0)" office:value-type="float" office:value="1086">
            <text:p>1086</text:p>
          </table:table-cell>
          <table:table-cell table:style-name="ce5" table:formula="of:=VLOOKUP([.$A304];[corpusen.$D$1:.$E$1000];2;0)" office:value-type="float" office:value="3876">
            <text:p>3876</text:p>
          </table:table-cell>
          <table:table-cell table:style-name="ce5" table:formula="of:=VLOOKUP([.$A304];[corpuses.$D$1:.$E$1000];2;0)" office:value-type="float" office:value="5714">
            <text:p>5714</text:p>
          </table:table-cell>
          <table:table-cell table:style-name="ce5"/>
          <table:table-cell table:formula="of:=IF(ISERROR([.B304]);0;[.B304])" office:value-type="float" office:value="20">
            <text:p>20</text:p>
          </table:table-cell>
          <table:table-cell table:formula="of:=IF(ISERROR([.C304]);0;[.C304])" office:value-type="float" office:value="1086">
            <text:p>1086</text:p>
          </table:table-cell>
          <table:table-cell table:formula="of:=IF(ISERROR([.D304]);0;[.D304])" office:value-type="float" office:value="3876">
            <text:p>3876</text:p>
          </table:table-cell>
          <table:table-cell table:formula="of:=IF(ISERROR([.E304]);0;[.E304])" office:value-type="float" office:value="5714">
            <text:p>5714</text:p>
          </table:table-cell>
          <table:table-cell/>
          <table:table-cell table:style-name="ce9" table:formula="of:=[.G304]/[.G$1001]" office:value-type="percentage" office:value="0.0000405679513184584">
            <text:p>0,004057%</text:p>
          </table:table-cell>
          <table:table-cell table:style-name="ce9" table:formula="of:=[.H304]/[.H$1001]" office:value-type="percentage" office:value="0.0000858755650410538">
            <text:p>0,008588%</text:p>
          </table:table-cell>
          <table:table-cell table:style-name="ce9" table:formula="of:=[.I304]/[.I$1001]" office:value-type="percentage" office:value="0.000581205906287595">
            <text:p>0,058121%</text:p>
          </table:table-cell>
          <table:table-cell table:style-name="ce9" table:formula="of:=[.J304]/[.J$1001]" office:value-type="percentage" office:value="0.000118300722133363">
            <text:p>0,011830%</text:p>
          </table:table-cell>
          <table:table-cell table:style-name="ce10" table:formula="of:=SUMPRODUCT([.B$1:.E$1];[.L304:.O304])" office:value-type="percentage" office:value="0.000131543862176622">
            <text:p>0,013154386217662200%</text:p>
          </table:table-cell>
        </table:table-row>
        <table:table-row table:style-name="ro3">
          <table:table-cell office:value-type="string">
            <text:p>dx</text:p>
          </table:table-cell>
          <table:table-cell table:style-name="ce5" table:formula="of:=VLOOKUP([.$A305];[corpusies.$D$1:.$E$1000];2;0)" office:value-type="float" office:value="0">
            <text:p>#N/D</text:p>
          </table:table-cell>
          <table:table-cell table:style-name="ce5" table:formula="of:=VLOOKUP([.$A305];[corpuscat.$D$1:.$E$1000];2;0)" office:value-type="float" office:value="24">
            <text:p>24</text:p>
          </table:table-cell>
          <table:table-cell table:style-name="ce5" table:formula="of:=VLOOKUP([.$A305];[corpusen.$D$1:.$E$1000];2;0)" office:value-type="float" office:value="0">
            <text:p>#N/D</text:p>
          </table:table-cell>
          <table:table-cell table:style-name="ce5" table:formula="of:=VLOOKUP([.$A305];[corpuses.$D$1:.$E$1000];2;0)" office:value-type="float" office:value="112">
            <text:p>112</text:p>
          </table:table-cell>
          <table:table-cell table:style-name="ce5"/>
          <table:table-cell table:formula="of:=IF(ISERROR([.B305]);0;[.B305])" office:value-type="float" office:value="0">
            <text:p>0</text:p>
          </table:table-cell>
          <table:table-cell table:formula="of:=IF(ISERROR([.C305]);0;[.C305])" office:value-type="float" office:value="24">
            <text:p>24</text:p>
          </table:table-cell>
          <table:table-cell table:formula="of:=IF(ISERROR([.D305]);0;[.D305])" office:value-type="float" office:value="0">
            <text:p>0</text:p>
          </table:table-cell>
          <table:table-cell table:formula="of:=IF(ISERROR([.E305]);0;[.E305])" office:value-type="float" office:value="112">
            <text:p>112</text:p>
          </table:table-cell>
          <table:table-cell/>
          <table:table-cell table:style-name="ce9" table:formula="of:=[.G305]/[.G$1001]" office:value-type="percentage" office:value="0">
            <text:p>0,000000%</text:p>
          </table:table-cell>
          <table:table-cell table:style-name="ce9" table:formula="of:=[.H305]/[.H$1001]" office:value-type="percentage" office:value="0.00000189780254234373">
            <text:p>0,000190%</text:p>
          </table:table-cell>
          <table:table-cell table:style-name="ce9" table:formula="of:=[.I305]/[.I$1001]" office:value-type="percentage" office:value="0">
            <text:p>0,000000%</text:p>
          </table:table-cell>
          <table:table-cell table:style-name="ce9" table:formula="of:=[.J305]/[.J$1001]" office:value-type="percentage" office:value="0.00000231881009431864">
            <text:p>0,000232%</text:p>
          </table:table-cell>
          <table:table-cell table:style-name="ce10" table:formula="of:=SUMPRODUCT([.B$1:.E$1];[.L305:.O305])" office:value-type="percentage" office:value="0.00000126498379099871">
            <text:p>0,000126498379099871%</text:p>
          </table:table-cell>
        </table:table-row>
        <table:table-row table:style-name="ro3">
          <table:table-cell office:value-type="string">
            <text:p>dw</text:p>
          </table:table-cell>
          <table:table-cell table:style-name="ce5" table:formula="of:=VLOOKUP([.$A306];[corpusies.$D$1:.$E$1000];2;0)" office:value-type="float" office:value="2">
            <text:p>2</text:p>
          </table:table-cell>
          <table:table-cell table:style-name="ce5" table:formula="of:=VLOOKUP([.$A306];[corpuscat.$D$1:.$E$1000];2;0)" office:value-type="float" office:value="496">
            <text:p>496</text:p>
          </table:table-cell>
          <table:table-cell table:style-name="ce5" table:formula="of:=VLOOKUP([.$A306];[corpusen.$D$1:.$E$1000];2;0)" office:value-type="float" office:value="1671">
            <text:p>1671</text:p>
          </table:table-cell>
          <table:table-cell table:style-name="ce5" table:formula="of:=VLOOKUP([.$A306];[corpuses.$D$1:.$E$1000];2;0)" office:value-type="float" office:value="2302">
            <text:p>2302</text:p>
          </table:table-cell>
          <table:table-cell table:style-name="ce5"/>
          <table:table-cell table:formula="of:=IF(ISERROR([.B306]);0;[.B306])" office:value-type="float" office:value="2">
            <text:p>2</text:p>
          </table:table-cell>
          <table:table-cell table:formula="of:=IF(ISERROR([.C306]);0;[.C306])" office:value-type="float" office:value="496">
            <text:p>496</text:p>
          </table:table-cell>
          <table:table-cell table:formula="of:=IF(ISERROR([.D306]);0;[.D306])" office:value-type="float" office:value="1671">
            <text:p>1671</text:p>
          </table:table-cell>
          <table:table-cell table:formula="of:=IF(ISERROR([.E306]);0;[.E306])" office:value-type="float" office:value="2302">
            <text:p>2302</text:p>
          </table:table-cell>
          <table:table-cell/>
          <table:table-cell table:style-name="ce9" table:formula="of:=[.G306]/[.G$1001]" office:value-type="percentage" office:value="0.00000405679513184584">
            <text:p>0,000406%</text:p>
          </table:table-cell>
          <table:table-cell table:style-name="ce9" table:formula="of:=[.H306]/[.H$1001]" office:value-type="percentage" office:value="0.0000392212525417704">
            <text:p>0,003922%</text:p>
          </table:table-cell>
          <table:table-cell table:style-name="ce9" table:formula="of:=[.I306]/[.I$1001]" office:value-type="percentage" office:value="0.000250566323376308">
            <text:p>0,025057%</text:p>
          </table:table-cell>
          <table:table-cell table:style-name="ce9" table:formula="of:=[.J306]/[.J$1001]" office:value-type="percentage" office:value="0.0000476598289028705">
            <text:p>0,004766%</text:p>
          </table:table-cell>
          <table:table-cell table:style-name="ce10" table:formula="of:=SUMPRODUCT([.B$1:.E$1];[.L306:.O306])" office:value-type="percentage" office:value="0.0000523379953105769">
            <text:p>0,005233799531057690%</text:p>
          </table:table-cell>
        </table:table-row>
        <table:table-row table:style-name="ro3">
          <table:table-cell office:value-type="string">
            <text:p>dv</text:p>
          </table:table-cell>
          <table:table-cell table:style-name="ce5" table:formula="of:=VLOOKUP([.$A307];[corpusies.$D$1:.$E$1000];2;0)" office:value-type="float" office:value="14">
            <text:p>14</text:p>
          </table:table-cell>
          <table:table-cell table:style-name="ce5" table:formula="of:=VLOOKUP([.$A307];[corpuscat.$D$1:.$E$1000];2;0)" office:value-type="float" office:value="695">
            <text:p>695</text:p>
          </table:table-cell>
          <table:table-cell table:style-name="ce5" table:formula="of:=VLOOKUP([.$A307];[corpusen.$D$1:.$E$1000];2;0)" office:value-type="float" office:value="779">
            <text:p>779</text:p>
          </table:table-cell>
          <table:table-cell table:style-name="ce5" table:formula="of:=VLOOKUP([.$A307];[corpuses.$D$1:.$E$1000];2;0)" office:value-type="float" office:value="3590">
            <text:p>3590</text:p>
          </table:table-cell>
          <table:table-cell table:style-name="ce5"/>
          <table:table-cell table:formula="of:=IF(ISERROR([.B307]);0;[.B307])" office:value-type="float" office:value="14">
            <text:p>14</text:p>
          </table:table-cell>
          <table:table-cell table:formula="of:=IF(ISERROR([.C307]);0;[.C307])" office:value-type="float" office:value="695">
            <text:p>695</text:p>
          </table:table-cell>
          <table:table-cell table:formula="of:=IF(ISERROR([.D307]);0;[.D307])" office:value-type="float" office:value="779">
            <text:p>779</text:p>
          </table:table-cell>
          <table:table-cell table:formula="of:=IF(ISERROR([.E307]);0;[.E307])" office:value-type="float" office:value="3590">
            <text:p>3590</text:p>
          </table:table-cell>
          <table:table-cell/>
          <table:table-cell table:style-name="ce9" table:formula="of:=[.G307]/[.G$1001]" office:value-type="percentage" office:value="0.0000283975659229209">
            <text:p>0,002840%</text:p>
          </table:table-cell>
          <table:table-cell table:style-name="ce9" table:formula="of:=[.H307]/[.H$1001]" office:value-type="percentage" office:value="0.0000549571986220372">
            <text:p>0,005496%</text:p>
          </table:table-cell>
          <table:table-cell table:style-name="ce9" table:formula="of:=[.I307]/[.I$1001]" office:value-type="percentage" office:value="0.000116810990969566">
            <text:p>0,011681%</text:p>
          </table:table-cell>
          <table:table-cell table:style-name="ce9" table:formula="of:=[.J307]/[.J$1001]" office:value-type="percentage" office:value="0.0000743261449875348">
            <text:p>0,007433%</text:p>
          </table:table-cell>
          <table:table-cell table:style-name="ce10" table:formula="of:=SUMPRODUCT([.B$1:.E$1];[.L307:.O307])" office:value-type="percentage" office:value="0.0000589853719567045">
            <text:p>0,005898537195670450%</text:p>
          </table:table-cell>
        </table:table-row>
        <table:table-row table:style-name="ro3">
          <table:table-cell office:value-type="string">
            <text:p>dû</text:p>
          </table:table-cell>
          <table:table-cell table:style-name="ce5" table:formula="of:=VLOOKUP([.$A308];[corpusies.$D$1:.$E$1000];2;0)" office:value-type="float" office:value="0">
            <text:p>#N/D</text:p>
          </table:table-cell>
          <table:table-cell table:style-name="ce5" table:formula="of:=VLOOKUP([.$A308];[corpuscat.$D$1:.$E$1000];2;0)" office:value-type="float" office:value="3">
            <text:p>3</text:p>
          </table:table-cell>
          <table:table-cell table:style-name="ce5" table:formula="of:=VLOOKUP([.$A308];[corpusen.$D$1:.$E$1000];2;0)" office:value-type="float" office:value="0">
            <text:p>#N/D</text:p>
          </table:table-cell>
          <table:table-cell table:style-name="ce5" table:formula="of:=VLOOKUP([.$A308];[corpuses.$D$1:.$E$1000];2;0)" office:value-type="float" office:value="24">
            <text:p>24</text:p>
          </table:table-cell>
          <table:table-cell table:style-name="ce5"/>
          <table:table-cell table:formula="of:=IF(ISERROR([.B308]);0;[.B308])" office:value-type="float" office:value="0">
            <text:p>0</text:p>
          </table:table-cell>
          <table:table-cell table:formula="of:=IF(ISERROR([.C308]);0;[.C308])" office:value-type="float" office:value="3">
            <text:p>3</text:p>
          </table:table-cell>
          <table:table-cell table:formula="of:=IF(ISERROR([.D308]);0;[.D308])" office:value-type="float" office:value="0">
            <text:p>0</text:p>
          </table:table-cell>
          <table:table-cell table:formula="of:=IF(ISERROR([.E308]);0;[.E308])" office:value-type="float" office:value="24">
            <text:p>24</text:p>
          </table:table-cell>
          <table:table-cell/>
          <table:table-cell table:style-name="ce9" table:formula="of:=[.G308]/[.G$1001]" office:value-type="percentage" office:value="0">
            <text:p>0,000000%</text:p>
          </table:table-cell>
          <table:table-cell table:style-name="ce9" table:formula="of:=[.H308]/[.H$1001]" office:value-type="percentage" office:value="0.000000237225317792966">
            <text:p>0,000024%</text:p>
          </table:table-cell>
          <table:table-cell table:style-name="ce9" table:formula="of:=[.I308]/[.I$1001]" office:value-type="percentage" office:value="0">
            <text:p>0,000000%</text:p>
          </table:table-cell>
          <table:table-cell table:style-name="ce9" table:formula="of:=[.J308]/[.J$1001]" office:value-type="percentage" office:value="0.000000496887877353993">
            <text:p>0,000050%</text:p>
          </table:table-cell>
          <table:table-cell table:style-name="ce10" table:formula="of:=SUMPRODUCT([.B$1:.E$1];[.L308:.O308])" office:value-type="percentage" office:value="0.000000220233958544088">
            <text:p>0,000022023395854409%</text:p>
          </table:table-cell>
        </table:table-row>
        <table:table-row table:style-name="ro1">
          <table:table-cell office:value-type="string">
            <text:p>du</text:p>
          </table:table-cell>
          <table:table-cell table:style-name="ce5" table:formula="of:=VLOOKUP([.$A309];[corpusies.$D$1:.$E$1000];2;0)" office:value-type="float" office:value="1088">
            <text:p>1088</text:p>
          </table:table-cell>
          <table:table-cell table:style-name="ce5" table:formula="of:=VLOOKUP([.$A309];[corpuscat.$D$1:.$E$1000];2;0)" office:value-type="float" office:value="35263">
            <text:p>35263</text:p>
          </table:table-cell>
          <table:table-cell table:style-name="ce5" table:formula="of:=VLOOKUP([.$A309];[corpusen.$D$1:.$E$1000];2;0)" office:value-type="float" office:value="8806">
            <text:p>8806</text:p>
          </table:table-cell>
          <table:table-cell table:style-name="ce5" table:formula="of:=VLOOKUP([.$A309];[corpuses.$D$1:.$E$1000];2;0)" office:value-type="float" office:value="140614">
            <text:p>140614</text:p>
          </table:table-cell>
          <table:table-cell table:style-name="ce5"/>
          <table:table-cell table:formula="of:=IF(ISERROR([.B309]);0;[.B309])" office:value-type="float" office:value="1088">
            <text:p>1088</text:p>
          </table:table-cell>
          <table:table-cell table:formula="of:=IF(ISERROR([.C309]);0;[.C309])" office:value-type="float" office:value="35263">
            <text:p>35263</text:p>
          </table:table-cell>
          <table:table-cell table:formula="of:=IF(ISERROR([.D309]);0;[.D309])" office:value-type="float" office:value="8806">
            <text:p>8806</text:p>
          </table:table-cell>
          <table:table-cell table:formula="of:=IF(ISERROR([.E309]);0;[.E309])" office:value-type="float" office:value="140614">
            <text:p>140614</text:p>
          </table:table-cell>
          <table:table-cell/>
          <table:table-cell table:style-name="ce9" table:formula="of:=[.G309]/[.G$1001]" office:value-type="percentage" office:value="0.00220689655172414">
            <text:p>0,220690%</text:p>
          </table:table-cell>
          <table:table-cell table:style-name="ce9" table:formula="of:=[.H309]/[.H$1001]" office:value-type="percentage" office:value="0.00278842546044446">
            <text:p>0,278843%</text:p>
          </table:table-cell>
          <table:table-cell table:style-name="ce9" table:formula="of:=[.I309]/[.I$1001]" office:value-type="percentage" office:value="0.00132045903270603">
            <text:p>0,132046%</text:p>
          </table:table-cell>
          <table:table-cell table:style-name="ce9" table:formula="of:=[.J309]/[.J$1001]" office:value-type="percentage" office:value="0.00291122466609393">
            <text:p>0,291122%</text:p>
          </table:table-cell>
          <table:table-cell table:style-name="ce10" table:formula="of:=SUMPRODUCT([.B$1:.E$1];[.L309:.O309])" office:value-type="percentage" office:value="0.00250400990674936">
            <text:p>0,250400990674936000%</text:p>
          </table:table-cell>
        </table:table-row>
        <table:table-row table:style-name="ro3">
          <table:table-cell office:value-type="string">
            <text:p>dt</text:p>
          </table:table-cell>
          <table:table-cell table:style-name="ce5" table:formula="of:=VLOOKUP([.$A310];[corpusies.$D$1:.$E$1000];2;0)" office:value-type="float" office:value="139">
            <text:p>139</text:p>
          </table:table-cell>
          <table:table-cell table:style-name="ce5" table:formula="of:=VLOOKUP([.$A310];[corpuscat.$D$1:.$E$1000];2;0)" office:value-type="float" office:value="363">
            <text:p>363</text:p>
          </table:table-cell>
          <table:table-cell table:style-name="ce5" table:formula="of:=VLOOKUP([.$A310];[corpusen.$D$1:.$E$1000];2;0)" office:value-type="float" office:value="148">
            <text:p>148</text:p>
          </table:table-cell>
          <table:table-cell table:style-name="ce5" table:formula="of:=VLOOKUP([.$A310];[corpuses.$D$1:.$E$1000];2;0)" office:value-type="float" office:value="2111">
            <text:p>2111</text:p>
          </table:table-cell>
          <table:table-cell table:style-name="ce5"/>
          <table:table-cell table:formula="of:=IF(ISERROR([.B310]);0;[.B310])" office:value-type="float" office:value="139">
            <text:p>139</text:p>
          </table:table-cell>
          <table:table-cell table:formula="of:=IF(ISERROR([.C310]);0;[.C310])" office:value-type="float" office:value="363">
            <text:p>363</text:p>
          </table:table-cell>
          <table:table-cell table:formula="of:=IF(ISERROR([.D310]);0;[.D310])" office:value-type="float" office:value="148">
            <text:p>148</text:p>
          </table:table-cell>
          <table:table-cell table:formula="of:=IF(ISERROR([.E310]);0;[.E310])" office:value-type="float" office:value="2111">
            <text:p>2111</text:p>
          </table:table-cell>
          <table:table-cell/>
          <table:table-cell table:style-name="ce9" table:formula="of:=[.G310]/[.G$1001]" office:value-type="percentage" office:value="0.000281947261663286">
            <text:p>0,028195%</text:p>
          </table:table-cell>
          <table:table-cell table:style-name="ce9" table:formula="of:=[.H310]/[.H$1001]" office:value-type="percentage" office:value="0.0000287042634529489">
            <text:p>0,002870%</text:p>
          </table:table-cell>
          <table:table-cell table:style-name="ce9" table:formula="of:=[.I310]/[.I$1001]" office:value-type="percentage" office:value="0.0000221925887849753">
            <text:p>0,002219%</text:p>
          </table:table-cell>
          <table:table-cell table:style-name="ce9" table:formula="of:=[.J310]/[.J$1001]" office:value-type="percentage" office:value="0.000043705429545595">
            <text:p>0,004371%</text:p>
          </table:table-cell>
          <table:table-cell table:style-name="ce10" table:formula="of:=SUMPRODUCT([.B$1:.E$1];[.L310:.O310])" office:value-type="percentage" office:value="0.000108526345277047">
            <text:p>0,010852634527704700%</text:p>
          </table:table-cell>
        </table:table-row>
        <table:table-row table:style-name="ro3">
          <table:table-cell office:value-type="string">
            <text:p>ds</text:p>
          </table:table-cell>
          <table:table-cell table:style-name="ce5" table:formula="of:=VLOOKUP([.$A311];[corpusies.$D$1:.$E$1000];2;0)" office:value-type="float" office:value="144">
            <text:p>144</text:p>
          </table:table-cell>
          <table:table-cell table:style-name="ce5" table:formula="of:=VLOOKUP([.$A311];[corpuscat.$D$1:.$E$1000];2;0)" office:value-type="float" office:value="8802">
            <text:p>8802</text:p>
          </table:table-cell>
          <table:table-cell table:style-name="ce5" table:formula="of:=VLOOKUP([.$A311];[corpusen.$D$1:.$E$1000];2;0)" office:value-type="float" office:value="10248">
            <text:p>10248</text:p>
          </table:table-cell>
          <table:table-cell table:style-name="ce5" table:formula="of:=VLOOKUP([.$A311];[corpuses.$D$1:.$E$1000];2;0)" office:value-type="float" office:value="25582">
            <text:p>25582</text:p>
          </table:table-cell>
          <table:table-cell table:style-name="ce5"/>
          <table:table-cell table:formula="of:=IF(ISERROR([.B311]);0;[.B311])" office:value-type="float" office:value="144">
            <text:p>144</text:p>
          </table:table-cell>
          <table:table-cell table:formula="of:=IF(ISERROR([.C311]);0;[.C311])" office:value-type="float" office:value="8802">
            <text:p>8802</text:p>
          </table:table-cell>
          <table:table-cell table:formula="of:=IF(ISERROR([.D311]);0;[.D311])" office:value-type="float" office:value="10248">
            <text:p>10248</text:p>
          </table:table-cell>
          <table:table-cell table:formula="of:=IF(ISERROR([.E311]);0;[.E311])" office:value-type="float" office:value="25582">
            <text:p>25582</text:p>
          </table:table-cell>
          <table:table-cell/>
          <table:table-cell table:style-name="ce9" table:formula="of:=[.G311]/[.G$1001]" office:value-type="percentage" office:value="0.000292089249492901">
            <text:p>0,029209%</text:p>
          </table:table-cell>
          <table:table-cell table:style-name="ce9" table:formula="of:=[.H311]/[.H$1001]" office:value-type="percentage" office:value="0.000696019082404563">
            <text:p>0,069602%</text:p>
          </table:table-cell>
          <table:table-cell table:style-name="ce9" table:formula="of:=[.I311]/[.I$1001]" office:value-type="percentage" office:value="0.00153668682343531">
            <text:p>0,153669%</text:p>
          </table:table-cell>
          <table:table-cell table:style-name="ce9" table:formula="of:=[.J311]/[.J$1001]" office:value-type="percentage" office:value="0.000529641069936244">
            <text:p>0,052964%</text:p>
          </table:table-cell>
          <table:table-cell table:style-name="ce10" table:formula="of:=SUMPRODUCT([.B$1:.E$1];[.L311:.O311])" office:value-type="percentage" office:value="0.000608993502893644">
            <text:p>0,060899350289364400%</text:p>
          </table:table-cell>
        </table:table-row>
        <table:table-row table:style-name="ro3">
          <table:table-cell office:value-type="string">
            <text:p>dr</text:p>
          </table:table-cell>
          <table:table-cell table:style-name="ce5" table:formula="of:=VLOOKUP([.$A312];[corpusies.$D$1:.$E$1000];2;0)" office:value-type="float" office:value="1538">
            <text:p>1538</text:p>
          </table:table-cell>
          <table:table-cell table:style-name="ce5" table:formula="of:=VLOOKUP([.$A312];[corpuscat.$D$1:.$E$1000];2;0)" office:value-type="float" office:value="36109">
            <text:p>36109</text:p>
          </table:table-cell>
          <table:table-cell table:style-name="ce5" table:formula="of:=VLOOKUP([.$A312];[corpusen.$D$1:.$E$1000];2;0)" office:value-type="float" office:value="33029">
            <text:p>33029</text:p>
          </table:table-cell>
          <table:table-cell table:style-name="ce5" table:formula="of:=VLOOKUP([.$A312];[corpuses.$D$1:.$E$1000];2;0)" office:value-type="float" office:value="119278">
            <text:p>119278</text:p>
          </table:table-cell>
          <table:table-cell table:style-name="ce5"/>
          <table:table-cell table:formula="of:=IF(ISERROR([.B312]);0;[.B312])" office:value-type="float" office:value="1538">
            <text:p>1538</text:p>
          </table:table-cell>
          <table:table-cell table:formula="of:=IF(ISERROR([.C312]);0;[.C312])" office:value-type="float" office:value="36109">
            <text:p>36109</text:p>
          </table:table-cell>
          <table:table-cell table:formula="of:=IF(ISERROR([.D312]);0;[.D312])" office:value-type="float" office:value="33029">
            <text:p>33029</text:p>
          </table:table-cell>
          <table:table-cell table:formula="of:=IF(ISERROR([.E312]);0;[.E312])" office:value-type="float" office:value="119278">
            <text:p>119278</text:p>
          </table:table-cell>
          <table:table-cell/>
          <table:table-cell table:style-name="ce9" table:formula="of:=[.G312]/[.G$1001]" office:value-type="percentage" office:value="0.00311967545638945">
            <text:p>0,311968%</text:p>
          </table:table-cell>
          <table:table-cell table:style-name="ce9" table:formula="of:=[.H312]/[.H$1001]" office:value-type="percentage" office:value="0.00285532300006207">
            <text:p>0,285532%</text:p>
          </table:table-cell>
          <table:table-cell table:style-name="ce9" table:formula="of:=[.I312]/[.I$1001]" office:value-type="percentage" office:value="0.00495269604715505">
            <text:p>0,495270%</text:p>
          </table:table-cell>
          <table:table-cell table:style-name="ce9" table:formula="of:=[.J312]/[.J$1001]" office:value-type="percentage" office:value="0.00246949134312623">
            <text:p>0,246949%</text:p>
          </table:table-cell>
          <table:table-cell table:style-name="ce10" table:formula="of:=SUMPRODUCT([.B$1:.E$1];[.L312:.O312])" office:value-type="percentage" office:value="0.00302861654458883">
            <text:p>0,302861654458883000%</text:p>
          </table:table-cell>
        </table:table-row>
        <table:table-row table:style-name="ro3">
          <table:table-cell office:value-type="string">
            <text:p>dq</text:p>
          </table:table-cell>
          <table:table-cell table:style-name="ce5" table:formula="of:=VLOOKUP([.$A313];[corpusies.$D$1:.$E$1000];2;0)" office:value-type="float" office:value="3">
            <text:p>3</text:p>
          </table:table-cell>
          <table:table-cell table:style-name="ce5" table:formula="of:=VLOOKUP([.$A313];[corpuscat.$D$1:.$E$1000];2;0)" office:value-type="float" office:value="354">
            <text:p>354</text:p>
          </table:table-cell>
          <table:table-cell table:style-name="ce5" table:formula="of:=VLOOKUP([.$A313];[corpusen.$D$1:.$E$1000];2;0)" office:value-type="float" office:value="1">
            <text:p>1</text:p>
          </table:table-cell>
          <table:table-cell table:style-name="ce5" table:formula="of:=VLOOKUP([.$A313];[corpuses.$D$1:.$E$1000];2;0)" office:value-type="float" office:value="1800">
            <text:p>1800</text:p>
          </table:table-cell>
          <table:table-cell table:style-name="ce5"/>
          <table:table-cell table:formula="of:=IF(ISERROR([.B313]);0;[.B313])" office:value-type="float" office:value="3">
            <text:p>3</text:p>
          </table:table-cell>
          <table:table-cell table:formula="of:=IF(ISERROR([.C313]);0;[.C313])" office:value-type="float" office:value="354">
            <text:p>354</text:p>
          </table:table-cell>
          <table:table-cell table:formula="of:=IF(ISERROR([.D313]);0;[.D313])" office:value-type="float" office:value="1">
            <text:p>1</text:p>
          </table:table-cell>
          <table:table-cell table:formula="of:=IF(ISERROR([.E313]);0;[.E313])" office:value-type="float" office:value="1800">
            <text:p>1800</text:p>
          </table:table-cell>
          <table:table-cell/>
          <table:table-cell table:style-name="ce9" table:formula="of:=[.G313]/[.G$1001]" office:value-type="percentage" office:value="0.00000608519269776876">
            <text:p>0,000609%</text:p>
          </table:table-cell>
          <table:table-cell table:style-name="ce9" table:formula="of:=[.H313]/[.H$1001]" office:value-type="percentage" office:value="0.00002799258749957">
            <text:p>0,002799%</text:p>
          </table:table-cell>
          <table:table-cell table:style-name="ce9" table:formula="of:=[.I313]/[.I$1001]" office:value-type="percentage" office:value="0.000000149949924222806">
            <text:p>0,000015%</text:p>
          </table:table-cell>
          <table:table-cell table:style-name="ce9" table:formula="of:=[.J313]/[.J$1001]" office:value-type="percentage" office:value="0.0000372665908015495">
            <text:p>0,003727%</text:p>
          </table:table-cell>
          <table:table-cell table:style-name="ce10" table:formula="of:=SUMPRODUCT([.B$1:.E$1];[.L313:.O313])" office:value-type="percentage" office:value="0.0000214183062920888">
            <text:p>0,002141830629208880%</text:p>
          </table:table-cell>
        </table:table-row>
        <table:table-row table:style-name="ro3">
          <table:table-cell office:value-type="string">
            <text:p>dp</text:p>
          </table:table-cell>
          <table:table-cell table:style-name="ce5" table:formula="of:=VLOOKUP([.$A314];[corpusies.$D$1:.$E$1000];2;0)" office:value-type="float" office:value="50">
            <text:p>50</text:p>
          </table:table-cell>
          <table:table-cell table:style-name="ce5" table:formula="of:=VLOOKUP([.$A314];[corpuscat.$D$1:.$E$1000];2;0)" office:value-type="float" office:value="389">
            <text:p>389</text:p>
          </table:table-cell>
          <table:table-cell table:style-name="ce5" table:formula="of:=VLOOKUP([.$A314];[corpusen.$D$1:.$E$1000];2;0)" office:value-type="float" office:value="21">
            <text:p>21</text:p>
          </table:table-cell>
          <table:table-cell table:style-name="ce5" table:formula="of:=VLOOKUP([.$A314];[corpuses.$D$1:.$E$1000];2;0)" office:value-type="float" office:value="1039">
            <text:p>1039</text:p>
          </table:table-cell>
          <table:table-cell table:style-name="ce5"/>
          <table:table-cell table:formula="of:=IF(ISERROR([.B314]);0;[.B314])" office:value-type="float" office:value="50">
            <text:p>50</text:p>
          </table:table-cell>
          <table:table-cell table:formula="of:=IF(ISERROR([.C314]);0;[.C314])" office:value-type="float" office:value="389">
            <text:p>389</text:p>
          </table:table-cell>
          <table:table-cell table:formula="of:=IF(ISERROR([.D314]);0;[.D314])" office:value-type="float" office:value="21">
            <text:p>21</text:p>
          </table:table-cell>
          <table:table-cell table:formula="of:=IF(ISERROR([.E314]);0;[.E314])" office:value-type="float" office:value="1039">
            <text:p>1039</text:p>
          </table:table-cell>
          <table:table-cell/>
          <table:table-cell table:style-name="ce9" table:formula="of:=[.G314]/[.G$1001]" office:value-type="percentage" office:value="0.000101419878296146">
            <text:p>0,010142%</text:p>
          </table:table-cell>
          <table:table-cell table:style-name="ce9" table:formula="of:=[.H314]/[.H$1001]" office:value-type="percentage" office:value="0.0000307602162071546">
            <text:p>0,003076%</text:p>
          </table:table-cell>
          <table:table-cell table:style-name="ce9" table:formula="of:=[.I314]/[.I$1001]" office:value-type="percentage" office:value="0.00000314894840867892">
            <text:p>0,000315%</text:p>
          </table:table-cell>
          <table:table-cell table:style-name="ce9" table:formula="of:=[.J314]/[.J$1001]" office:value-type="percentage" office:value="0.0000215111043571166">
            <text:p>0,002151%</text:p>
          </table:table-cell>
          <table:table-cell table:style-name="ce10" table:formula="of:=SUMPRODUCT([.B$1:.E$1];[.L314:.O314])" office:value-type="percentage" office:value="0.0000464222544989931">
            <text:p>0,004642225449899310%</text:p>
          </table:table-cell>
        </table:table-row>
        <table:table-row table:style-name="ro1">
          <table:table-cell office:value-type="string">
            <text:p>do</text:p>
          </table:table-cell>
          <table:table-cell table:style-name="ce5" table:formula="of:=VLOOKUP([.$A315];[corpusies.$D$1:.$E$1000];2;0)" office:value-type="float" office:value="3802">
            <text:p>3802</text:p>
          </table:table-cell>
          <table:table-cell table:style-name="ce5" table:formula="of:=VLOOKUP([.$A315];[corpuscat.$D$1:.$E$1000];2;0)" office:value-type="float" office:value="53811">
            <text:p>53811</text:p>
          </table:table-cell>
          <table:table-cell table:style-name="ce5" table:formula="of:=VLOOKUP([.$A315];[corpusen.$D$1:.$E$1000];2;0)" office:value-type="float" office:value="28180">
            <text:p>28180</text:p>
          </table:table-cell>
          <table:table-cell table:style-name="ce5" table:formula="of:=VLOOKUP([.$A315];[corpuses.$D$1:.$E$1000];2;0)" office:value-type="float" office:value="632826">
            <text:p>632826</text:p>
          </table:table-cell>
          <table:table-cell table:style-name="ce5"/>
          <table:table-cell table:formula="of:=IF(ISERROR([.B315]);0;[.B315])" office:value-type="float" office:value="3802">
            <text:p>3802</text:p>
          </table:table-cell>
          <table:table-cell table:formula="of:=IF(ISERROR([.C315]);0;[.C315])" office:value-type="float" office:value="53811">
            <text:p>53811</text:p>
          </table:table-cell>
          <table:table-cell table:formula="of:=IF(ISERROR([.D315]);0;[.D315])" office:value-type="float" office:value="28180">
            <text:p>28180</text:p>
          </table:table-cell>
          <table:table-cell table:formula="of:=IF(ISERROR([.E315]);0;[.E315])" office:value-type="float" office:value="632826">
            <text:p>632826</text:p>
          </table:table-cell>
          <table:table-cell/>
          <table:table-cell table:style-name="ce9" table:formula="of:=[.G315]/[.G$1001]" office:value-type="percentage" office:value="0.00771196754563895">
            <text:p>0,771197%</text:p>
          </table:table-cell>
          <table:table-cell table:style-name="ce9" table:formula="of:=[.H315]/[.H$1001]" office:value-type="percentage" office:value="0.00425511052525244">
            <text:p>0,425511%</text:p>
          </table:table-cell>
          <table:table-cell table:style-name="ce9" table:formula="of:=[.I315]/[.I$1001]" office:value-type="percentage" office:value="0.00422558886459867">
            <text:p>0,422559%</text:p>
          </table:table-cell>
          <table:table-cell table:style-name="ce9" table:formula="of:=[.J315]/[.J$1001]" office:value-type="percentage" office:value="0.0131018153281008">
            <text:p>1,310182%</text:p>
          </table:table-cell>
          <table:table-cell table:style-name="ce10" table:formula="of:=SUMPRODUCT([.B$1:.E$1];[.L315:.O315])" office:value-type="percentage" office:value="0.00794322690615751">
            <text:p>0,794322690615751000%</text:p>
          </table:table-cell>
        </table:table-row>
        <table:table-row table:style-name="ro3">
          <table:table-cell office:value-type="string">
            <text:p>dñ</text:p>
          </table:table-cell>
          <table:table-cell table:style-name="ce5" table:formula="of:=VLOOKUP([.$A316];[corpusies.$D$1:.$E$1000];2;0)" office:value-type="float" office:value="0">
            <text:p>#N/D</text:p>
          </table:table-cell>
          <table:table-cell table:style-name="ce5" table:formula="of:=VLOOKUP([.$A316];[corpuscat.$D$1:.$E$1000];2;0)" office:value-type="float" office:value="0">
            <text:p>#N/D</text:p>
          </table:table-cell>
          <table:table-cell table:style-name="ce5" table:formula="of:=VLOOKUP([.$A316];[corpusen.$D$1:.$E$1000];2;0)" office:value-type="float" office:value="0">
            <text:p>#N/D</text:p>
          </table:table-cell>
          <table:table-cell table:style-name="ce5" table:formula="of:=VLOOKUP([.$A316];[corpuses.$D$1:.$E$1000];2;0)" office:value-type="float" office:value="13">
            <text:p>13</text:p>
          </table:table-cell>
          <table:table-cell table:style-name="ce5"/>
          <table:table-cell table:formula="of:=IF(ISERROR([.B316]);0;[.B316])" office:value-type="float" office:value="0">
            <text:p>0</text:p>
          </table:table-cell>
          <table:table-cell table:formula="of:=IF(ISERROR([.C316]);0;[.C316])" office:value-type="float" office:value="0">
            <text:p>0</text:p>
          </table:table-cell>
          <table:table-cell table:formula="of:=IF(ISERROR([.D316]);0;[.D316])" office:value-type="float" office:value="0">
            <text:p>0</text:p>
          </table:table-cell>
          <table:table-cell table:formula="of:=IF(ISERROR([.E316]);0;[.E316])" office:value-type="float" office:value="13">
            <text:p>13</text:p>
          </table:table-cell>
          <table:table-cell/>
          <table:table-cell table:style-name="ce9" table:formula="of:=[.G316]/[.G$1001]" office:value-type="percentage" office:value="0">
            <text:p>0,000000%</text:p>
          </table:table-cell>
          <table:table-cell table:style-name="ce9" table:formula="of:=[.H316]/[.H$1001]" office:value-type="percentage" office:value="0">
            <text:p>0,000000%</text:p>
          </table:table-cell>
          <table:table-cell table:style-name="ce9" table:formula="of:=[.I316]/[.I$1001]" office:value-type="percentage" office:value="0">
            <text:p>0,000000%</text:p>
          </table:table-cell>
          <table:table-cell table:style-name="ce9" table:formula="of:=[.J316]/[.J$1001]" office:value-type="percentage" office:value="0.000000269147600233413">
            <text:p>0,000027%</text:p>
          </table:table-cell>
          <table:table-cell table:style-name="ce10" table:formula="of:=SUMPRODUCT([.B$1:.E$1];[.L316:.O316])" office:value-type="percentage" office:value="0.0000000807442800700239">
            <text:p>0,000008074428007002%</text:p>
          </table:table-cell>
        </table:table-row>
        <table:table-row table:style-name="ro3">
          <table:table-cell office:value-type="string">
            <text:p>dn</text:p>
          </table:table-cell>
          <table:table-cell table:style-name="ce5" table:formula="of:=VLOOKUP([.$A317];[corpusies.$D$1:.$E$1000];2;0)" office:value-type="float" office:value="1404">
            <text:p>1404</text:p>
          </table:table-cell>
          <table:table-cell table:style-name="ce5" table:formula="of:=VLOOKUP([.$A317];[corpuscat.$D$1:.$E$1000];2;0)" office:value-type="float" office:value="40256">
            <text:p>40256</text:p>
          </table:table-cell>
          <table:table-cell table:style-name="ce5" table:formula="of:=VLOOKUP([.$A317];[corpusen.$D$1:.$E$1000];2;0)" office:value-type="float" office:value="136018">
            <text:p>136018</text:p>
          </table:table-cell>
          <table:table-cell table:style-name="ce5" table:formula="of:=VLOOKUP([.$A317];[corpuses.$D$1:.$E$1000];2;0)" office:value-type="float" office:value="289542">
            <text:p>289542</text:p>
          </table:table-cell>
          <table:table-cell table:style-name="ce5"/>
          <table:table-cell table:formula="of:=IF(ISERROR([.B317]);0;[.B317])" office:value-type="float" office:value="1404">
            <text:p>1404</text:p>
          </table:table-cell>
          <table:table-cell table:formula="of:=IF(ISERROR([.C317]);0;[.C317])" office:value-type="float" office:value="40256">
            <text:p>40256</text:p>
          </table:table-cell>
          <table:table-cell table:formula="of:=IF(ISERROR([.D317]);0;[.D317])" office:value-type="float" office:value="136018">
            <text:p>136018</text:p>
          </table:table-cell>
          <table:table-cell table:formula="of:=IF(ISERROR([.E317]);0;[.E317])" office:value-type="float" office:value="289542">
            <text:p>289542</text:p>
          </table:table-cell>
          <table:table-cell/>
          <table:table-cell table:style-name="ce9" table:formula="of:=[.G317]/[.G$1001]" office:value-type="percentage" office:value="0.00284787018255578">
            <text:p>0,284787%</text:p>
          </table:table-cell>
          <table:table-cell table:style-name="ce9" table:formula="of:=[.H317]/[.H$1001]" office:value-type="percentage" office:value="0.00318324746435788">
            <text:p>0,318325%</text:p>
          </table:table-cell>
          <table:table-cell table:style-name="ce9" table:formula="of:=[.I317]/[.I$1001]" office:value-type="percentage" office:value="0.0203958887929376">
            <text:p>2,039589%</text:p>
          </table:table-cell>
          <table:table-cell table:style-name="ce9" table:formula="of:=[.J317]/[.J$1001]" office:value-type="percentage" office:value="0.00599457957436791">
            <text:p>0,599458%</text:p>
          </table:table-cell>
          <table:table-cell table:style-name="ce10" table:formula="of:=SUMPRODUCT([.B$1:.E$1];[.L317:.O317])" office:value-type="percentage" office:value="0.00564729804567823">
            <text:p>0,564729804567823000%</text:p>
          </table:table-cell>
        </table:table-row>
        <table:table-row table:style-name="ro1">
          <table:table-cell office:value-type="string">
            <text:p>dm</text:p>
          </table:table-cell>
          <table:table-cell table:style-name="ce5" table:formula="of:=VLOOKUP([.$A318];[corpusies.$D$1:.$E$1000];2;0)" office:value-type="float" office:value="24">
            <text:p>24</text:p>
          </table:table-cell>
          <table:table-cell table:style-name="ce5" table:formula="of:=VLOOKUP([.$A318];[corpuscat.$D$1:.$E$1000];2;0)" office:value-type="float" office:value="1790">
            <text:p>1790</text:p>
          </table:table-cell>
          <table:table-cell table:style-name="ce5" table:formula="of:=VLOOKUP([.$A318];[corpusen.$D$1:.$E$1000];2;0)" office:value-type="float" office:value="1238">
            <text:p>1238</text:p>
          </table:table-cell>
          <table:table-cell table:style-name="ce5" table:formula="of:=VLOOKUP([.$A318];[corpuses.$D$1:.$E$1000];2;0)" office:value-type="float" office:value="6163">
            <text:p>6163</text:p>
          </table:table-cell>
          <table:table-cell table:style-name="ce5"/>
          <table:table-cell table:formula="of:=IF(ISERROR([.B318]);0;[.B318])" office:value-type="float" office:value="24">
            <text:p>24</text:p>
          </table:table-cell>
          <table:table-cell table:formula="of:=IF(ISERROR([.C318]);0;[.C318])" office:value-type="float" office:value="1790">
            <text:p>1790</text:p>
          </table:table-cell>
          <table:table-cell table:formula="of:=IF(ISERROR([.D318]);0;[.D318])" office:value-type="float" office:value="1238">
            <text:p>1238</text:p>
          </table:table-cell>
          <table:table-cell table:formula="of:=IF(ISERROR([.E318]);0;[.E318])" office:value-type="float" office:value="6163">
            <text:p>6163</text:p>
          </table:table-cell>
          <table:table-cell/>
          <table:table-cell table:style-name="ce9" table:formula="of:=[.G318]/[.G$1001]" office:value-type="percentage" office:value="0.0000486815415821501">
            <text:p>0,004868%</text:p>
          </table:table-cell>
          <table:table-cell table:style-name="ce9" table:formula="of:=[.H318]/[.H$1001]" office:value-type="percentage" office:value="0.00014154443961647">
            <text:p>0,014154%</text:p>
          </table:table-cell>
          <table:table-cell table:style-name="ce9" table:formula="of:=[.I318]/[.I$1001]" office:value-type="percentage" office:value="0.000185638006187834">
            <text:p>0,018564%</text:p>
          </table:table-cell>
          <table:table-cell table:style-name="ce9" table:formula="of:=[.J318]/[.J$1001]" office:value-type="percentage" office:value="0.000127596666172194">
            <text:p>0,012760%</text:p>
          </table:table-cell>
          <table:table-cell table:style-name="ce10" table:formula="of:=SUMPRODUCT([.B$1:.E$1];[.L318:.O318])" office:value-type="percentage" office:value="0.000113910594830028">
            <text:p>0,011391059483002800%</text:p>
          </table:table-cell>
        </table:table-row>
        <table:table-row table:style-name="ro1">
          <table:table-cell office:value-type="string">
            <text:p>dl</text:p>
          </table:table-cell>
          <table:table-cell table:style-name="ce5" table:formula="of:=VLOOKUP([.$A319];[corpusies.$D$1:.$E$1000];2;0)" office:value-type="float" office:value="260">
            <text:p>260</text:p>
          </table:table-cell>
          <table:table-cell table:style-name="ce5" table:formula="of:=VLOOKUP([.$A319];[corpuscat.$D$1:.$E$1000];2;0)" office:value-type="float" office:value="4088">
            <text:p>4088</text:p>
          </table:table-cell>
          <table:table-cell table:style-name="ce5" table:formula="of:=VLOOKUP([.$A319];[corpusen.$D$1:.$E$1000];2;0)" office:value-type="float" office:value="28643">
            <text:p>28643</text:p>
          </table:table-cell>
          <table:table-cell table:style-name="ce5" table:formula="of:=VLOOKUP([.$A319];[corpuses.$D$1:.$E$1000];2;0)" office:value-type="float" office:value="24211">
            <text:p>24211</text:p>
          </table:table-cell>
          <table:table-cell table:style-name="ce5"/>
          <table:table-cell table:formula="of:=IF(ISERROR([.B319]);0;[.B319])" office:value-type="float" office:value="260">
            <text:p>260</text:p>
          </table:table-cell>
          <table:table-cell table:formula="of:=IF(ISERROR([.C319]);0;[.C319])" office:value-type="float" office:value="4088">
            <text:p>4088</text:p>
          </table:table-cell>
          <table:table-cell table:formula="of:=IF(ISERROR([.D319]);0;[.D319])" office:value-type="float" office:value="28643">
            <text:p>28643</text:p>
          </table:table-cell>
          <table:table-cell table:formula="of:=IF(ISERROR([.E319]);0;[.E319])" office:value-type="float" office:value="24211">
            <text:p>24211</text:p>
          </table:table-cell>
          <table:table-cell/>
          <table:table-cell table:style-name="ce9" table:formula="of:=[.G319]/[.G$1001]" office:value-type="percentage" office:value="0.000527383367139959">
            <text:p>0,052738%</text:p>
          </table:table-cell>
          <table:table-cell table:style-name="ce9" table:formula="of:=[.H319]/[.H$1001]" office:value-type="percentage" office:value="0.000323259033045882">
            <text:p>0,032326%</text:p>
          </table:table-cell>
          <table:table-cell table:style-name="ce9" table:formula="of:=[.I319]/[.I$1001]" office:value-type="percentage" office:value="0.00429501567951383">
            <text:p>0,429502%</text:p>
          </table:table-cell>
          <table:table-cell table:style-name="ce9" table:formula="of:=[.J319]/[.J$1001]" office:value-type="percentage" office:value="0.000501256349942397">
            <text:p>0,050126%</text:p>
          </table:table-cell>
          <table:table-cell table:style-name="ce10" table:formula="of:=SUMPRODUCT([.B$1:.E$1];[.L319:.O319])" office:value-type="percentage" office:value="0.000835071192989854">
            <text:p>0,083507119298985400%</text:p>
          </table:table-cell>
        </table:table-row>
        <table:table-row table:style-name="ro3">
          <table:table-cell office:value-type="string">
            <text:p>dk</text:p>
          </table:table-cell>
          <table:table-cell table:style-name="ce5" table:formula="of:=VLOOKUP([.$A320];[corpusies.$D$1:.$E$1000];2;0)" office:value-type="float" office:value="43">
            <text:p>43</text:p>
          </table:table-cell>
          <table:table-cell table:style-name="ce5" table:formula="of:=VLOOKUP([.$A320];[corpuscat.$D$1:.$E$1000];2;0)" office:value-type="float" office:value="67">
            <text:p>67</text:p>
          </table:table-cell>
          <table:table-cell table:style-name="ce5" table:formula="of:=VLOOKUP([.$A320];[corpusen.$D$1:.$E$1000];2;0)" office:value-type="float" office:value="38">
            <text:p>38</text:p>
          </table:table-cell>
          <table:table-cell table:style-name="ce5" table:formula="of:=VLOOKUP([.$A320];[corpuses.$D$1:.$E$1000];2;0)" office:value-type="float" office:value="466">
            <text:p>466</text:p>
          </table:table-cell>
          <table:table-cell table:style-name="ce5"/>
          <table:table-cell table:formula="of:=IF(ISERROR([.B320]);0;[.B320])" office:value-type="float" office:value="43">
            <text:p>43</text:p>
          </table:table-cell>
          <table:table-cell table:formula="of:=IF(ISERROR([.C320]);0;[.C320])" office:value-type="float" office:value="67">
            <text:p>67</text:p>
          </table:table-cell>
          <table:table-cell table:formula="of:=IF(ISERROR([.D320]);0;[.D320])" office:value-type="float" office:value="38">
            <text:p>38</text:p>
          </table:table-cell>
          <table:table-cell table:formula="of:=IF(ISERROR([.E320]);0;[.E320])" office:value-type="float" office:value="466">
            <text:p>466</text:p>
          </table:table-cell>
          <table:table-cell/>
          <table:table-cell table:style-name="ce9" table:formula="of:=[.G320]/[.G$1001]" office:value-type="percentage" office:value="0.0000872210953346856">
            <text:p>0,008722%</text:p>
          </table:table-cell>
          <table:table-cell table:style-name="ce9" table:formula="of:=[.H320]/[.H$1001]" office:value-type="percentage" office:value="0.00000529803209737625">
            <text:p>0,000530%</text:p>
          </table:table-cell>
          <table:table-cell table:style-name="ce9" table:formula="of:=[.I320]/[.I$1001]" office:value-type="percentage" office:value="0.00000569809712046662">
            <text:p>0,000570%</text:p>
          </table:table-cell>
          <table:table-cell table:style-name="ce9" table:formula="of:=[.J320]/[.J$1001]" office:value-type="percentage" office:value="0.00000964790628529004">
            <text:p>0,000965%</text:p>
          </table:table-cell>
          <table:table-cell table:style-name="ce10" table:formula="of:=SUMPRODUCT([.B$1:.E$1];[.L320:.O320])" office:value-type="percentage" office:value="0.0000312199198272522">
            <text:p>0,003121991982725220%</text:p>
          </table:table-cell>
        </table:table-row>
        <table:table-row table:style-name="ro3">
          <table:table-cell office:value-type="string">
            <text:p>dj</text:p>
          </table:table-cell>
          <table:table-cell table:style-name="ce5" table:formula="of:=VLOOKUP([.$A321];[corpusies.$D$1:.$E$1000];2;0)" office:value-type="float" office:value="91">
            <text:p>91</text:p>
          </table:table-cell>
          <table:table-cell table:style-name="ce5" table:formula="of:=VLOOKUP([.$A321];[corpuscat.$D$1:.$E$1000];2;0)" office:value-type="float" office:value="841">
            <text:p>841</text:p>
          </table:table-cell>
          <table:table-cell table:style-name="ce5" table:formula="of:=VLOOKUP([.$A321];[corpusen.$D$1:.$E$1000];2;0)" office:value-type="float" office:value="47">
            <text:p>47</text:p>
          </table:table-cell>
          <table:table-cell table:style-name="ce5" table:formula="of:=VLOOKUP([.$A321];[corpuses.$D$1:.$E$1000];2;0)" office:value-type="float" office:value="1327">
            <text:p>1327</text:p>
          </table:table-cell>
          <table:table-cell table:style-name="ce5"/>
          <table:table-cell table:formula="of:=IF(ISERROR([.B321]);0;[.B321])" office:value-type="float" office:value="91">
            <text:p>91</text:p>
          </table:table-cell>
          <table:table-cell table:formula="of:=IF(ISERROR([.C321]);0;[.C321])" office:value-type="float" office:value="841">
            <text:p>841</text:p>
          </table:table-cell>
          <table:table-cell table:formula="of:=IF(ISERROR([.D321]);0;[.D321])" office:value-type="float" office:value="47">
            <text:p>47</text:p>
          </table:table-cell>
          <table:table-cell table:formula="of:=IF(ISERROR([.E321]);0;[.E321])" office:value-type="float" office:value="1327">
            <text:p>1327</text:p>
          </table:table-cell>
          <table:table-cell/>
          <table:table-cell table:style-name="ce9" table:formula="of:=[.G321]/[.G$1001]" office:value-type="percentage" office:value="0.000184584178498986">
            <text:p>0,018458%</text:p>
          </table:table-cell>
          <table:table-cell table:style-name="ce9" table:formula="of:=[.H321]/[.H$1001]" office:value-type="percentage" office:value="0.0000665021640879616">
            <text:p>0,006650%</text:p>
          </table:table-cell>
          <table:table-cell table:style-name="ce9" table:formula="of:=[.I321]/[.I$1001]" office:value-type="percentage" office:value="0.00000704764643847187">
            <text:p>0,000705%</text:p>
          </table:table-cell>
          <table:table-cell table:style-name="ce9" table:formula="of:=[.J321]/[.J$1001]" office:value-type="percentage" office:value="0.0000274737588853645">
            <text:p>0,002747%</text:p>
          </table:table-cell>
          <table:table-cell table:style-name="ce10" table:formula="of:=SUMPRODUCT([.B$1:.E$1];[.L321:.O321])" office:value-type="percentage" office:value="0.0000842727950855408">
            <text:p>0,008427279508554080%</text:p>
          </table:table-cell>
        </table:table-row>
        <table:table-row table:style-name="ro1">
          <table:table-cell office:value-type="string">
            <text:p>di</text:p>
          </table:table-cell>
          <table:table-cell table:style-name="ce5" table:formula="of:=VLOOKUP([.$A322];[corpusies.$D$1:.$E$1000];2;0)" office:value-type="float" office:value="5083">
            <text:p>5083</text:p>
          </table:table-cell>
          <table:table-cell table:style-name="ce5" table:formula="of:=VLOOKUP([.$A322];[corpuscat.$D$1:.$E$1000];2;0)" office:value-type="float" office:value="100386">
            <text:p>100386</text:p>
          </table:table-cell>
          <table:table-cell table:style-name="ce5" table:formula="of:=VLOOKUP([.$A322];[corpusen.$D$1:.$E$1000];2;0)" office:value-type="float" office:value="45619">
            <text:p>45619</text:p>
          </table:table-cell>
          <table:table-cell table:style-name="ce5" table:formula="of:=VLOOKUP([.$A322];[corpuses.$D$1:.$E$1000];2;0)" office:value-type="float" office:value="555669">
            <text:p>555669</text:p>
          </table:table-cell>
          <table:table-cell table:style-name="ce5"/>
          <table:table-cell table:formula="of:=IF(ISERROR([.B322]);0;[.B322])" office:value-type="float" office:value="5083">
            <text:p>5083</text:p>
          </table:table-cell>
          <table:table-cell table:formula="of:=IF(ISERROR([.C322]);0;[.C322])" office:value-type="float" office:value="100386">
            <text:p>100386</text:p>
          </table:table-cell>
          <table:table-cell table:formula="of:=IF(ISERROR([.D322]);0;[.D322])" office:value-type="float" office:value="45619">
            <text:p>45619</text:p>
          </table:table-cell>
          <table:table-cell table:formula="of:=IF(ISERROR([.E322]);0;[.E322])" office:value-type="float" office:value="555669">
            <text:p>555669</text:p>
          </table:table-cell>
          <table:table-cell/>
          <table:table-cell table:style-name="ce9" table:formula="of:=[.G322]/[.G$1001]" office:value-type="percentage" office:value="0.0103103448275862">
            <text:p>1,031034%</text:p>
          </table:table-cell>
          <table:table-cell table:style-name="ce9" table:formula="of:=[.H322]/[.H$1001]" office:value-type="percentage" office:value="0.00793803358398824">
            <text:p>0,793803%</text:p>
          </table:table-cell>
          <table:table-cell table:style-name="ce9" table:formula="of:=[.I322]/[.I$1001]" office:value-type="percentage" office:value="0.00684056559312018">
            <text:p>0,684057%</text:p>
          </table:table-cell>
          <table:table-cell table:style-name="ce9" table:formula="of:=[.J322]/[.J$1001]" office:value-type="percentage" office:value="0.0115043829133923">
            <text:p>1,150438%</text:p>
          </table:table-cell>
          <table:table-cell table:style-name="ce10" table:formula="of:=SUMPRODUCT([.B$1:.E$1];[.L322:.O322])" office:value-type="percentage" office:value="0.00960988495680206">
            <text:p>0,960988495680205000%</text:p>
          </table:table-cell>
        </table:table-row>
        <table:table-row table:style-name="ro3">
          <table:table-cell office:value-type="string">
            <text:p>dh</text:p>
          </table:table-cell>
          <table:table-cell table:style-name="ce5" table:formula="of:=VLOOKUP([.$A323];[corpusies.$D$1:.$E$1000];2;0)" office:value-type="float" office:value="17">
            <text:p>17</text:p>
          </table:table-cell>
          <table:table-cell table:style-name="ce5" table:formula="of:=VLOOKUP([.$A323];[corpuscat.$D$1:.$E$1000];2;0)" office:value-type="float" office:value="500">
            <text:p>500</text:p>
          </table:table-cell>
          <table:table-cell table:style-name="ce5" table:formula="of:=VLOOKUP([.$A323];[corpusen.$D$1:.$E$1000];2;0)" office:value-type="float" office:value="600">
            <text:p>600</text:p>
          </table:table-cell>
          <table:table-cell table:style-name="ce5" table:formula="of:=VLOOKUP([.$A323];[corpuses.$D$1:.$E$1000];2;0)" office:value-type="float" office:value="2358">
            <text:p>2358</text:p>
          </table:table-cell>
          <table:table-cell table:style-name="ce5"/>
          <table:table-cell table:formula="of:=IF(ISERROR([.B323]);0;[.B323])" office:value-type="float" office:value="17">
            <text:p>17</text:p>
          </table:table-cell>
          <table:table-cell table:formula="of:=IF(ISERROR([.C323]);0;[.C323])" office:value-type="float" office:value="500">
            <text:p>500</text:p>
          </table:table-cell>
          <table:table-cell table:formula="of:=IF(ISERROR([.D323]);0;[.D323])" office:value-type="float" office:value="600">
            <text:p>600</text:p>
          </table:table-cell>
          <table:table-cell table:formula="of:=IF(ISERROR([.E323]);0;[.E323])" office:value-type="float" office:value="2358">
            <text:p>2358</text:p>
          </table:table-cell>
          <table:table-cell/>
          <table:table-cell table:style-name="ce9" table:formula="of:=[.G323]/[.G$1001]" office:value-type="percentage" office:value="0.0000344827586206897">
            <text:p>0,003448%</text:p>
          </table:table-cell>
          <table:table-cell table:style-name="ce9" table:formula="of:=[.H323]/[.H$1001]" office:value-type="percentage" office:value="0.0000395375529654944">
            <text:p>0,003954%</text:p>
          </table:table-cell>
          <table:table-cell table:style-name="ce9" table:formula="of:=[.I323]/[.I$1001]" office:value-type="percentage" office:value="0.0000899699545336835">
            <text:p>0,008997%</text:p>
          </table:table-cell>
          <table:table-cell table:style-name="ce9" table:formula="of:=[.J323]/[.J$1001]" office:value-type="percentage" office:value="0.0000488192339500298">
            <text:p>0,004882%</text:p>
          </table:table-cell>
          <table:table-cell table:style-name="ce10" table:formula="of:=SUMPRODUCT([.B$1:.E$1];[.L323:.O323])" office:value-type="percentage" office:value="0.0000458488591142325">
            <text:p>0,004584885911423250%</text:p>
          </table:table-cell>
        </table:table-row>
        <table:table-row table:style-name="ro3">
          <table:table-cell office:value-type="string">
            <text:p>dg</text:p>
          </table:table-cell>
          <table:table-cell table:style-name="ce5" table:formula="of:=VLOOKUP([.$A324];[corpusies.$D$1:.$E$1000];2;0)" office:value-type="float" office:value="14">
            <text:p>14</text:p>
          </table:table-cell>
          <table:table-cell table:style-name="ce5" table:formula="of:=VLOOKUP([.$A324];[corpuscat.$D$1:.$E$1000];2;0)" office:value-type="float" office:value="665">
            <text:p>665</text:p>
          </table:table-cell>
          <table:table-cell table:style-name="ce5" table:formula="of:=VLOOKUP([.$A324];[corpusen.$D$1:.$E$1000];2;0)" office:value-type="float" office:value="2901">
            <text:p>2901</text:p>
          </table:table-cell>
          <table:table-cell table:style-name="ce5" table:formula="of:=VLOOKUP([.$A324];[corpuses.$D$1:.$E$1000];2;0)" office:value-type="float" office:value="3571">
            <text:p>3571</text:p>
          </table:table-cell>
          <table:table-cell table:style-name="ce5"/>
          <table:table-cell table:formula="of:=IF(ISERROR([.B324]);0;[.B324])" office:value-type="float" office:value="14">
            <text:p>14</text:p>
          </table:table-cell>
          <table:table-cell table:formula="of:=IF(ISERROR([.C324]);0;[.C324])" office:value-type="float" office:value="665">
            <text:p>665</text:p>
          </table:table-cell>
          <table:table-cell table:formula="of:=IF(ISERROR([.D324]);0;[.D324])" office:value-type="float" office:value="2901">
            <text:p>2901</text:p>
          </table:table-cell>
          <table:table-cell table:formula="of:=IF(ISERROR([.E324]);0;[.E324])" office:value-type="float" office:value="3571">
            <text:p>3571</text:p>
          </table:table-cell>
          <table:table-cell/>
          <table:table-cell table:style-name="ce9" table:formula="of:=[.G324]/[.G$1001]" office:value-type="percentage" office:value="0.0000283975659229209">
            <text:p>0,002840%</text:p>
          </table:table-cell>
          <table:table-cell table:style-name="ce9" table:formula="of:=[.H324]/[.H$1001]" office:value-type="percentage" office:value="0.0000525849454441075">
            <text:p>0,005258%</text:p>
          </table:table-cell>
          <table:table-cell table:style-name="ce9" table:formula="of:=[.I324]/[.I$1001]" office:value-type="percentage" office:value="0.00043500473017036">
            <text:p>0,043500%</text:p>
          </table:table-cell>
          <table:table-cell table:style-name="ce9" table:formula="of:=[.J324]/[.J$1001]" office:value-type="percentage" office:value="0.0000739327754179629">
            <text:p>0,007393%</text:p>
          </table:table-cell>
          <table:table-cell table:style-name="ce10" table:formula="of:=SUMPRODUCT([.B$1:.E$1];[.L324:.O324])" office:value-type="percentage" office:value="0.0000899750590525334">
            <text:p>0,008997505905253340%</text:p>
          </table:table-cell>
        </table:table-row>
        <table:table-row table:style-name="ro3">
          <table:table-cell office:value-type="string">
            <text:p>df</text:p>
          </table:table-cell>
          <table:table-cell table:style-name="ce5" table:formula="of:=VLOOKUP([.$A325];[corpusies.$D$1:.$E$1000];2;0)" office:value-type="float" office:value="25">
            <text:p>25</text:p>
          </table:table-cell>
          <table:table-cell table:style-name="ce5" table:formula="of:=VLOOKUP([.$A325];[corpuscat.$D$1:.$E$1000];2;0)" office:value-type="float" office:value="146">
            <text:p>146</text:p>
          </table:table-cell>
          <table:table-cell table:style-name="ce5" table:formula="of:=VLOOKUP([.$A325];[corpusen.$D$1:.$E$1000];2;0)" office:value-type="float" office:value="352">
            <text:p>352</text:p>
          </table:table-cell>
          <table:table-cell table:style-name="ce5" table:formula="of:=VLOOKUP([.$A325];[corpuses.$D$1:.$E$1000];2;0)" office:value-type="float" office:value="1080">
            <text:p>1080</text:p>
          </table:table-cell>
          <table:table-cell table:style-name="ce5"/>
          <table:table-cell table:formula="of:=IF(ISERROR([.B325]);0;[.B325])" office:value-type="float" office:value="25">
            <text:p>25</text:p>
          </table:table-cell>
          <table:table-cell table:formula="of:=IF(ISERROR([.C325]);0;[.C325])" office:value-type="float" office:value="146">
            <text:p>146</text:p>
          </table:table-cell>
          <table:table-cell table:formula="of:=IF(ISERROR([.D325]);0;[.D325])" office:value-type="float" office:value="352">
            <text:p>352</text:p>
          </table:table-cell>
          <table:table-cell table:formula="of:=IF(ISERROR([.E325]);0;[.E325])" office:value-type="float" office:value="1080">
            <text:p>1080</text:p>
          </table:table-cell>
          <table:table-cell/>
          <table:table-cell table:style-name="ce9" table:formula="of:=[.G325]/[.G$1001]" office:value-type="percentage" office:value="0.000050709939148073">
            <text:p>0,005071%</text:p>
          </table:table-cell>
          <table:table-cell table:style-name="ce9" table:formula="of:=[.H325]/[.H$1001]" office:value-type="percentage" office:value="0.0000115449654659244">
            <text:p>0,001154%</text:p>
          </table:table-cell>
          <table:table-cell table:style-name="ce9" table:formula="of:=[.I325]/[.I$1001]" office:value-type="percentage" office:value="0.0000527823733264276">
            <text:p>0,005278%</text:p>
          </table:table-cell>
          <table:table-cell table:style-name="ce9" table:formula="of:=[.J325]/[.J$1001]" office:value-type="percentage" office:value="0.0000223599544809297">
            <text:p>0,002236%</text:p>
          </table:table-cell>
          <table:table-cell table:style-name="ce10" table:formula="of:=SUMPRODUCT([.B$1:.E$1];[.L325:.O325])" office:value-type="percentage" office:value="0.0000306626950611209">
            <text:p>0,003066269506112090%</text:p>
          </table:table-cell>
        </table:table-row>
        <table:table-row table:style-name="ro1">
          <table:table-cell office:value-type="string">
            <text:p>de</text:p>
          </table:table-cell>
          <table:table-cell table:style-name="ce5" table:formula="of:=VLOOKUP([.$A326];[corpusies.$D$1:.$E$1000];2;0)" office:value-type="float" office:value="11998">
            <text:p>11998</text:p>
          </table:table-cell>
          <table:table-cell table:style-name="ce5" table:formula="of:=VLOOKUP([.$A326];[corpuscat.$D$1:.$E$1000];2;0)" office:value-type="float" office:value="397704">
            <text:p>397704</text:p>
          </table:table-cell>
          <table:table-cell table:style-name="ce5" table:formula="of:=VLOOKUP([.$A326];[corpusen.$D$1:.$E$1000];2;0)" office:value-type="float" office:value="108962">
            <text:p>108962</text:p>
          </table:table-cell>
          <table:table-cell table:style-name="ce5" table:formula="of:=VLOOKUP([.$A326];[corpuses.$D$1:.$E$1000];2;0)" office:value-type="float" office:value="1649755">
            <text:p>1649755</text:p>
          </table:table-cell>
          <table:table-cell table:style-name="ce5"/>
          <table:table-cell table:formula="of:=IF(ISERROR([.B326]);0;[.B326])" office:value-type="float" office:value="11998">
            <text:p>11998</text:p>
          </table:table-cell>
          <table:table-cell table:formula="of:=IF(ISERROR([.C326]);0;[.C326])" office:value-type="float" office:value="397704">
            <text:p>397704</text:p>
          </table:table-cell>
          <table:table-cell table:formula="of:=IF(ISERROR([.D326]);0;[.D326])" office:value-type="float" office:value="108962">
            <text:p>108962</text:p>
          </table:table-cell>
          <table:table-cell table:formula="of:=IF(ISERROR([.E326]);0;[.E326])" office:value-type="float" office:value="1649755">
            <text:p>1649755</text:p>
          </table:table-cell>
          <table:table-cell/>
          <table:table-cell table:style-name="ce9" table:formula="of:=[.G326]/[.G$1001]" office:value-type="percentage" office:value="0.0243367139959432">
            <text:p>2,433671%</text:p>
          </table:table-cell>
          <table:table-cell table:style-name="ce9" table:formula="of:=[.H326]/[.H$1001]" office:value-type="percentage" office:value="0.031448485929178">
            <text:p>3,144849%</text:p>
          </table:table-cell>
          <table:table-cell table:style-name="ce9" table:formula="of:=[.I326]/[.I$1001]" office:value-type="percentage" office:value="0.0163388436431654">
            <text:p>1,633884%</text:p>
          </table:table-cell>
          <table:table-cell table:style-name="ce9" table:formula="of:=[.J326]/[.J$1001]" office:value-type="percentage" office:value="0.0341559691710057">
            <text:p>3,415597%</text:p>
          </table:table-cell>
          <table:table-cell table:style-name="ce10" table:formula="of:=SUMPRODUCT([.B$1:.E$1];[.L326:.O326])" office:value-type="percentage" office:value="0.0286162350931546">
            <text:p>2,861623509315460000%</text:p>
          </table:table-cell>
        </table:table-row>
        <table:table-row table:style-name="ro3">
          <table:table-cell office:value-type="string">
            <text:p>dç</text:p>
          </table:table-cell>
          <table:table-cell table:style-name="ce5" table:formula="of:=VLOOKUP([.$A327];[corpusies.$D$1:.$E$1000];2;0)" office:value-type="float" office:value="0">
            <text:p>#N/D</text:p>
          </table:table-cell>
          <table:table-cell table:style-name="ce5" table:formula="of:=VLOOKUP([.$A327];[corpuscat.$D$1:.$E$1000];2;0)" office:value-type="float" office:value="0">
            <text:p>#N/D</text:p>
          </table:table-cell>
          <table:table-cell table:style-name="ce5" table:formula="of:=VLOOKUP([.$A327];[corpusen.$D$1:.$E$1000];2;0)" office:value-type="float" office:value="0">
            <text:p>#N/D</text:p>
          </table:table-cell>
          <table:table-cell table:style-name="ce5" table:formula="of:=VLOOKUP([.$A327];[corpuses.$D$1:.$E$1000];2;0)" office:value-type="float" office:value="1">
            <text:p>1</text:p>
          </table:table-cell>
          <table:table-cell table:style-name="ce5"/>
          <table:table-cell table:formula="of:=IF(ISERROR([.B327]);0;[.B327])" office:value-type="float" office:value="0">
            <text:p>0</text:p>
          </table:table-cell>
          <table:table-cell table:formula="of:=IF(ISERROR([.C327]);0;[.C327])" office:value-type="float" office:value="0">
            <text:p>0</text:p>
          </table:table-cell>
          <table:table-cell table:formula="of:=IF(ISERROR([.D327]);0;[.D327])" office:value-type="float" office:value="0">
            <text:p>0</text:p>
          </table:table-cell>
          <table:table-cell table:formula="of:=IF(ISERROR([.E327]);0;[.E327])" office:value-type="float" office:value="1">
            <text:p>1</text:p>
          </table:table-cell>
          <table:table-cell/>
          <table:table-cell table:style-name="ce9" table:formula="of:=[.G327]/[.G$1001]" office:value-type="percentage" office:value="0">
            <text:p>0,000000%</text:p>
          </table:table-cell>
          <table:table-cell table:style-name="ce9" table:formula="of:=[.H327]/[.H$1001]" office:value-type="percentage" office:value="0">
            <text:p>0,000000%</text:p>
          </table:table-cell>
          <table:table-cell table:style-name="ce9" table:formula="of:=[.I327]/[.I$1001]" office:value-type="percentage" office:value="0">
            <text:p>0,000000%</text:p>
          </table:table-cell>
          <table:table-cell table:style-name="ce9" table:formula="of:=[.J327]/[.J$1001]" office:value-type="percentage" office:value="0.0000000207036615564164">
            <text:p>0,000002%</text:p>
          </table:table-cell>
          <table:table-cell table:style-name="ce10" table:formula="of:=SUMPRODUCT([.B$1:.E$1];[.L327:.O327])" office:value-type="percentage" office:value="0.00000000621109846692492">
            <text:p>0,000000621109846692%</text:p>
          </table:table-cell>
        </table:table-row>
        <table:table-row table:style-name="ro3">
          <table:table-cell office:value-type="string">
            <text:p>d´</text:p>
          </table:table-cell>
          <table:table-cell table:style-name="ce5" table:formula="of:=VLOOKUP([.$A328];[corpusies.$D$1:.$E$1000];2;0)" office:value-type="float" office:value="104">
            <text:p>104</text:p>
          </table:table-cell>
          <table:table-cell table:style-name="ce5" table:formula="of:=VLOOKUP([.$A328];[corpuscat.$D$1:.$E$1000];2;0)" office:value-type="float" office:value="5375">
            <text:p>5375</text:p>
          </table:table-cell>
          <table:table-cell table:style-name="ce5" table:formula="of:=VLOOKUP([.$A328];[corpusen.$D$1:.$E$1000];2;0)" office:value-type="float" office:value="0">
            <text:p>#N/D</text:p>
          </table:table-cell>
          <table:table-cell table:style-name="ce5" table:formula="of:=VLOOKUP([.$A328];[corpuses.$D$1:.$E$1000];2;0)" office:value-type="float" office:value="38008">
            <text:p>38008</text:p>
          </table:table-cell>
          <table:table-cell table:style-name="ce5"/>
          <table:table-cell table:formula="of:=IF(ISERROR([.B328]);0;[.B328])" office:value-type="float" office:value="104">
            <text:p>104</text:p>
          </table:table-cell>
          <table:table-cell table:formula="of:=IF(ISERROR([.C328]);0;[.C328])" office:value-type="float" office:value="5375">
            <text:p>5375</text:p>
          </table:table-cell>
          <table:table-cell table:formula="of:=IF(ISERROR([.D328]);0;[.D328])" office:value-type="float" office:value="0">
            <text:p>0</text:p>
          </table:table-cell>
          <table:table-cell table:formula="of:=IF(ISERROR([.E328]);0;[.E328])" office:value-type="float" office:value="38008">
            <text:p>38008</text:p>
          </table:table-cell>
          <table:table-cell/>
          <table:table-cell table:style-name="ce9" table:formula="of:=[.G328]/[.G$1001]" office:value-type="percentage" office:value="0.000210953346855984">
            <text:p>0,021095%</text:p>
          </table:table-cell>
          <table:table-cell table:style-name="ce9" table:formula="of:=[.H328]/[.H$1001]" office:value-type="percentage" office:value="0.000425028694379065">
            <text:p>0,042503%</text:p>
          </table:table-cell>
          <table:table-cell table:style-name="ce9" table:formula="of:=[.I328]/[.I$1001]" office:value-type="percentage" office:value="0">
            <text:p>0,000000%</text:p>
          </table:table-cell>
          <table:table-cell table:style-name="ce9" table:formula="of:=[.J328]/[.J$1001]" office:value-type="percentage" office:value="0.000786904768436274">
            <text:p>0,078690%</text:p>
          </table:table-cell>
          <table:table-cell table:style-name="ce10" table:formula="of:=SUMPRODUCT([.B$1:.E$1];[.L328:.O328])" office:value-type="percentage" office:value="0.000426866042901397">
            <text:p>0,042686604290139700%</text:p>
          </table:table-cell>
        </table:table-row>
        <table:table-row table:style-name="ro3">
          <table:table-cell office:value-type="string">
            <text:p>cz</text:p>
          </table:table-cell>
          <table:table-cell table:style-name="ce5" table:formula="of:=VLOOKUP([.$A329];[corpusies.$D$1:.$E$1000];2;0)" office:value-type="float" office:value="5">
            <text:p>5</text:p>
          </table:table-cell>
          <table:table-cell table:style-name="ce5" table:formula="of:=VLOOKUP([.$A329];[corpuscat.$D$1:.$E$1000];2;0)" office:value-type="float" office:value="155">
            <text:p>155</text:p>
          </table:table-cell>
          <table:table-cell table:style-name="ce5" table:formula="of:=VLOOKUP([.$A329];[corpusen.$D$1:.$E$1000];2;0)" office:value-type="float" office:value="11">
            <text:p>11</text:p>
          </table:table-cell>
          <table:table-cell table:style-name="ce5" table:formula="of:=VLOOKUP([.$A329];[corpuses.$D$1:.$E$1000];2;0)" office:value-type="float" office:value="3731">
            <text:p>3731</text:p>
          </table:table-cell>
          <table:table-cell table:style-name="ce5"/>
          <table:table-cell table:formula="of:=IF(ISERROR([.B329]);0;[.B329])" office:value-type="float" office:value="5">
            <text:p>5</text:p>
          </table:table-cell>
          <table:table-cell table:formula="of:=IF(ISERROR([.C329]);0;[.C329])" office:value-type="float" office:value="155">
            <text:p>155</text:p>
          </table:table-cell>
          <table:table-cell table:formula="of:=IF(ISERROR([.D329]);0;[.D329])" office:value-type="float" office:value="11">
            <text:p>11</text:p>
          </table:table-cell>
          <table:table-cell table:formula="of:=IF(ISERROR([.E329]);0;[.E329])" office:value-type="float" office:value="3731">
            <text:p>3731</text:p>
          </table:table-cell>
          <table:table-cell/>
          <table:table-cell table:style-name="ce9" table:formula="of:=[.G329]/[.G$1001]" office:value-type="percentage" office:value="0.0000101419878296146">
            <text:p>0,001014%</text:p>
          </table:table-cell>
          <table:table-cell table:style-name="ce9" table:formula="of:=[.H329]/[.H$1001]" office:value-type="percentage" office:value="0.0000122566414193033">
            <text:p>0,001226%</text:p>
          </table:table-cell>
          <table:table-cell table:style-name="ce9" table:formula="of:=[.I329]/[.I$1001]" office:value-type="percentage" office:value="0.00000164944916645086">
            <text:p>0,000165%</text:p>
          </table:table-cell>
          <table:table-cell table:style-name="ce9" table:formula="of:=[.J329]/[.J$1001]" office:value-type="percentage" office:value="0.0000772453612669896">
            <text:p>0,007725%</text:p>
          </table:table-cell>
          <table:table-cell table:style-name="ce10" table:formula="of:=SUMPRODUCT([.B$1:.E$1];[.L329:.O329])" office:value-type="percentage" office:value="0.0000300581420714173">
            <text:p>0,003005814207141730%</text:p>
          </table:table-cell>
        </table:table-row>
        <table:table-row table:style-name="ro3">
          <table:table-cell office:value-type="string">
            <text:p>cy</text:p>
          </table:table-cell>
          <table:table-cell table:style-name="ce5" table:formula="of:=VLOOKUP([.$A330];[corpusies.$D$1:.$E$1000];2;0)" office:value-type="float" office:value="7">
            <text:p>7</text:p>
          </table:table-cell>
          <table:table-cell table:style-name="ce5" table:formula="of:=VLOOKUP([.$A330];[corpuscat.$D$1:.$E$1000];2;0)" office:value-type="float" office:value="763">
            <text:p>763</text:p>
          </table:table-cell>
          <table:table-cell table:style-name="ce5" table:formula="of:=VLOOKUP([.$A330];[corpusen.$D$1:.$E$1000];2;0)" office:value-type="float" office:value="1636">
            <text:p>1636</text:p>
          </table:table-cell>
          <table:table-cell table:style-name="ce5" table:formula="of:=VLOOKUP([.$A330];[corpuses.$D$1:.$E$1000];2;0)" office:value-type="float" office:value="4413">
            <text:p>4413</text:p>
          </table:table-cell>
          <table:table-cell table:style-name="ce5"/>
          <table:table-cell table:formula="of:=IF(ISERROR([.B330]);0;[.B330])" office:value-type="float" office:value="7">
            <text:p>7</text:p>
          </table:table-cell>
          <table:table-cell table:formula="of:=IF(ISERROR([.C330]);0;[.C330])" office:value-type="float" office:value="763">
            <text:p>763</text:p>
          </table:table-cell>
          <table:table-cell table:formula="of:=IF(ISERROR([.D330]);0;[.D330])" office:value-type="float" office:value="1636">
            <text:p>1636</text:p>
          </table:table-cell>
          <table:table-cell table:formula="of:=IF(ISERROR([.E330]);0;[.E330])" office:value-type="float" office:value="4413">
            <text:p>4413</text:p>
          </table:table-cell>
          <table:table-cell/>
          <table:table-cell table:style-name="ce9" table:formula="of:=[.G330]/[.G$1001]" office:value-type="percentage" office:value="0.0000141987829614604">
            <text:p>0,001420%</text:p>
          </table:table-cell>
          <table:table-cell table:style-name="ce9" table:formula="of:=[.H330]/[.H$1001]" office:value-type="percentage" office:value="0.0000603343058253444">
            <text:p>0,006033%</text:p>
          </table:table-cell>
          <table:table-cell table:style-name="ce9" table:formula="of:=[.I330]/[.I$1001]" office:value-type="percentage" office:value="0.00024531807602851">
            <text:p>0,024532%</text:p>
          </table:table-cell>
          <table:table-cell table:style-name="ce9" table:formula="of:=[.J330]/[.J$1001]" office:value-type="percentage" office:value="0.0000913652584484655">
            <text:p>0,009137%</text:p>
          </table:table-cell>
          <table:table-cell table:style-name="ce10" table:formula="of:=SUMPRODUCT([.B$1:.E$1];[.L330:.O330])" office:value-type="percentage" office:value="0.0000743013117734322">
            <text:p>0,007430131177343220%</text:p>
          </table:table-cell>
        </table:table-row>
        <table:table-row table:style-name="ro3">
          <table:table-cell office:value-type="string">
            <text:p>cx</text:p>
          </table:table-cell>
          <table:table-cell table:style-name="ce5" table:formula="of:=VLOOKUP([.$A331];[corpusies.$D$1:.$E$1000];2;0)" office:value-type="float" office:value="173">
            <text:p>173</text:p>
          </table:table-cell>
          <table:table-cell table:style-name="ce5" table:formula="of:=VLOOKUP([.$A331];[corpuscat.$D$1:.$E$1000];2;0)" office:value-type="float" office:value="1664">
            <text:p>1664</text:p>
          </table:table-cell>
          <table:table-cell table:style-name="ce5" table:formula="of:=VLOOKUP([.$A331];[corpusen.$D$1:.$E$1000];2;0)" office:value-type="float" office:value="1531">
            <text:p>1531</text:p>
          </table:table-cell>
          <table:table-cell table:style-name="ce5" table:formula="of:=VLOOKUP([.$A331];[corpuses.$D$1:.$E$1000];2;0)" office:value-type="float" office:value="6107">
            <text:p>6107</text:p>
          </table:table-cell>
          <table:table-cell table:style-name="ce5"/>
          <table:table-cell table:formula="of:=IF(ISERROR([.B331]);0;[.B331])" office:value-type="float" office:value="173">
            <text:p>173</text:p>
          </table:table-cell>
          <table:table-cell table:formula="of:=IF(ISERROR([.C331]);0;[.C331])" office:value-type="float" office:value="1664">
            <text:p>1664</text:p>
          </table:table-cell>
          <table:table-cell table:formula="of:=IF(ISERROR([.D331]);0;[.D331])" office:value-type="float" office:value="1531">
            <text:p>1531</text:p>
          </table:table-cell>
          <table:table-cell table:formula="of:=IF(ISERROR([.E331]);0;[.E331])" office:value-type="float" office:value="6107">
            <text:p>6107</text:p>
          </table:table-cell>
          <table:table-cell/>
          <table:table-cell table:style-name="ce9" table:formula="of:=[.G331]/[.G$1001]" office:value-type="percentage" office:value="0.000350912778904665">
            <text:p>0,035091%</text:p>
          </table:table-cell>
          <table:table-cell table:style-name="ce9" table:formula="of:=[.H331]/[.H$1001]" office:value-type="percentage" office:value="0.000131580976269165">
            <text:p>0,013158%</text:p>
          </table:table-cell>
          <table:table-cell table:style-name="ce9" table:formula="of:=[.I331]/[.I$1001]" office:value-type="percentage" office:value="0.000229573333985116">
            <text:p>0,022957%</text:p>
          </table:table-cell>
          <table:table-cell table:style-name="ce9" table:formula="of:=[.J331]/[.J$1001]" office:value-type="percentage" office:value="0.000126437261125035">
            <text:p>0,012644%</text:p>
          </table:table-cell>
          <table:table-cell table:style-name="ce10" table:formula="of:=SUMPRODUCT([.B$1:.E$1];[.L331:.O331])" office:value-type="percentage" office:value="0.000205636638288171">
            <text:p>0,020563663828817100%</text:p>
          </table:table-cell>
        </table:table-row>
        <table:table-row table:style-name="ro3">
          <table:table-cell office:value-type="string">
            <text:p>cw</text:p>
          </table:table-cell>
          <table:table-cell table:style-name="ce5" table:formula="of:=VLOOKUP([.$A332];[corpusies.$D$1:.$E$1000];2;0)" office:value-type="float" office:value="1">
            <text:p>1</text:p>
          </table:table-cell>
          <table:table-cell table:style-name="ce5" table:formula="of:=VLOOKUP([.$A332];[corpuscat.$D$1:.$E$1000];2;0)" office:value-type="float" office:value="30">
            <text:p>30</text:p>
          </table:table-cell>
          <table:table-cell table:style-name="ce5" table:formula="of:=VLOOKUP([.$A332];[corpusen.$D$1:.$E$1000];2;0)" office:value-type="float" office:value="11">
            <text:p>11</text:p>
          </table:table-cell>
          <table:table-cell table:style-name="ce5" table:formula="of:=VLOOKUP([.$A332];[corpuses.$D$1:.$E$1000];2;0)" office:value-type="float" office:value="525">
            <text:p>525</text:p>
          </table:table-cell>
          <table:table-cell table:style-name="ce5"/>
          <table:table-cell table:formula="of:=IF(ISERROR([.B332]);0;[.B332])" office:value-type="float" office:value="1">
            <text:p>1</text:p>
          </table:table-cell>
          <table:table-cell table:formula="of:=IF(ISERROR([.C332]);0;[.C332])" office:value-type="float" office:value="30">
            <text:p>30</text:p>
          </table:table-cell>
          <table:table-cell table:formula="of:=IF(ISERROR([.D332]);0;[.D332])" office:value-type="float" office:value="11">
            <text:p>11</text:p>
          </table:table-cell>
          <table:table-cell table:formula="of:=IF(ISERROR([.E332]);0;[.E332])" office:value-type="float" office:value="525">
            <text:p>525</text:p>
          </table:table-cell>
          <table:table-cell/>
          <table:table-cell table:style-name="ce9" table:formula="of:=[.G332]/[.G$1001]" office:value-type="percentage" office:value="0.00000202839756592292">
            <text:p>0,000203%</text:p>
          </table:table-cell>
          <table:table-cell table:style-name="ce9" table:formula="of:=[.H332]/[.H$1001]" office:value-type="percentage" office:value="0.00000237225317792966">
            <text:p>0,000237%</text:p>
          </table:table-cell>
          <table:table-cell table:style-name="ce9" table:formula="of:=[.I332]/[.I$1001]" office:value-type="percentage" office:value="0.00000164944916645086">
            <text:p>0,000165%</text:p>
          </table:table-cell>
          <table:table-cell table:style-name="ce9" table:formula="of:=[.J332]/[.J$1001]" office:value-type="percentage" office:value="0.0000108694223171186">
            <text:p>0,001087%</text:p>
          </table:table-cell>
          <table:table-cell table:style-name="ce10" table:formula="of:=SUMPRODUCT([.B$1:.E$1];[.L332:.O332])" office:value-type="percentage" office:value="0.00000474596683493644">
            <text:p>0,000474596683493644%</text:p>
          </table:table-cell>
        </table:table-row>
        <table:table-row table:style-name="ro3">
          <table:table-cell office:value-type="string">
            <text:p>cv</text:p>
          </table:table-cell>
          <table:table-cell table:style-name="ce5" table:formula="of:=VLOOKUP([.$A333];[corpusies.$D$1:.$E$1000];2;0)" office:value-type="float" office:value="20">
            <text:p>20</text:p>
          </table:table-cell>
          <table:table-cell table:style-name="ce5" table:formula="of:=VLOOKUP([.$A333];[corpuscat.$D$1:.$E$1000];2;0)" office:value-type="float" office:value="185">
            <text:p>185</text:p>
          </table:table-cell>
          <table:table-cell table:style-name="ce5" table:formula="of:=VLOOKUP([.$A333];[corpusen.$D$1:.$E$1000];2;0)" office:value-type="float" office:value="0">
            <text:p>#N/D</text:p>
          </table:table-cell>
          <table:table-cell table:style-name="ce5" table:formula="of:=VLOOKUP([.$A333];[corpuses.$D$1:.$E$1000];2;0)" office:value-type="float" office:value="973">
            <text:p>973</text:p>
          </table:table-cell>
          <table:table-cell table:style-name="ce5"/>
          <table:table-cell table:formula="of:=IF(ISERROR([.B333]);0;[.B333])" office:value-type="float" office:value="20">
            <text:p>20</text:p>
          </table:table-cell>
          <table:table-cell table:formula="of:=IF(ISERROR([.C333]);0;[.C333])" office:value-type="float" office:value="185">
            <text:p>185</text:p>
          </table:table-cell>
          <table:table-cell table:formula="of:=IF(ISERROR([.D333]);0;[.D333])" office:value-type="float" office:value="0">
            <text:p>0</text:p>
          </table:table-cell>
          <table:table-cell table:formula="of:=IF(ISERROR([.E333]);0;[.E333])" office:value-type="float" office:value="973">
            <text:p>973</text:p>
          </table:table-cell>
          <table:table-cell/>
          <table:table-cell table:style-name="ce9" table:formula="of:=[.G333]/[.G$1001]" office:value-type="percentage" office:value="0.0000405679513184584">
            <text:p>0,004057%</text:p>
          </table:table-cell>
          <table:table-cell table:style-name="ce9" table:formula="of:=[.H333]/[.H$1001]" office:value-type="percentage" office:value="0.0000146288945972329">
            <text:p>0,001463%</text:p>
          </table:table-cell>
          <table:table-cell table:style-name="ce9" table:formula="of:=[.I333]/[.I$1001]" office:value-type="percentage" office:value="0">
            <text:p>0,000000%</text:p>
          </table:table-cell>
          <table:table-cell table:style-name="ce9" table:formula="of:=[.J333]/[.J$1001]" office:value-type="percentage" office:value="0.0000201446626943931">
            <text:p>0,002014%</text:p>
          </table:table-cell>
          <table:table-cell table:style-name="ce10" table:formula="of:=SUMPRODUCT([.B$1:.E$1];[.L333:.O333])" office:value-type="percentage" office:value="0.0000226024525830254">
            <text:p>0,002260245258302540%</text:p>
          </table:table-cell>
        </table:table-row>
        <table:table-row table:style-name="ro3">
          <table:table-cell office:value-type="string">
            <text:p>cû</text:p>
          </table:table-cell>
          <table:table-cell table:style-name="ce5" table:formula="of:=VLOOKUP([.$A334];[corpusies.$D$1:.$E$1000];2;0)" office:value-type="float" office:value="0">
            <text:p>#N/D</text:p>
          </table:table-cell>
          <table:table-cell table:style-name="ce5" table:formula="of:=VLOOKUP([.$A334];[corpuscat.$D$1:.$E$1000];2;0)" office:value-type="float" office:value="1">
            <text:p>1</text:p>
          </table:table-cell>
          <table:table-cell table:style-name="ce5" table:formula="of:=VLOOKUP([.$A334];[corpusen.$D$1:.$E$1000];2;0)" office:value-type="float" office:value="0">
            <text:p>#N/D</text:p>
          </table:table-cell>
          <table:table-cell table:style-name="ce5" table:formula="of:=VLOOKUP([.$A334];[corpuses.$D$1:.$E$1000];2;0)" office:value-type="float" office:value="1">
            <text:p>1</text:p>
          </table:table-cell>
          <table:table-cell table:style-name="ce5"/>
          <table:table-cell table:formula="of:=IF(ISERROR([.B334]);0;[.B334])" office:value-type="float" office:value="0">
            <text:p>0</text:p>
          </table:table-cell>
          <table:table-cell table:formula="of:=IF(ISERROR([.C334]);0;[.C334])" office:value-type="float" office:value="1">
            <text:p>1</text:p>
          </table:table-cell>
          <table:table-cell table:formula="of:=IF(ISERROR([.D334]);0;[.D334])" office:value-type="float" office:value="0">
            <text:p>0</text:p>
          </table:table-cell>
          <table:table-cell table:formula="of:=IF(ISERROR([.E334]);0;[.E334])" office:value-type="float" office:value="1">
            <text:p>1</text:p>
          </table:table-cell>
          <table:table-cell/>
          <table:table-cell table:style-name="ce9" table:formula="of:=[.G334]/[.G$1001]" office:value-type="percentage" office:value="0">
            <text:p>0,000000%</text:p>
          </table:table-cell>
          <table:table-cell table:style-name="ce9" table:formula="of:=[.H334]/[.H$1001]" office:value-type="percentage" office:value="0.0000000790751059309888">
            <text:p>0,000008%</text:p>
          </table:table-cell>
          <table:table-cell table:style-name="ce9" table:formula="of:=[.I334]/[.I$1001]" office:value-type="percentage" office:value="0">
            <text:p>0,000000%</text:p>
          </table:table-cell>
          <table:table-cell table:style-name="ce9" table:formula="of:=[.J334]/[.J$1001]" office:value-type="percentage" office:value="0.0000000207036615564164">
            <text:p>0,000002%</text:p>
          </table:table-cell>
          <table:table-cell table:style-name="ce10" table:formula="of:=SUMPRODUCT([.B$1:.E$1];[.L334:.O334])" office:value-type="percentage" office:value="0.0000000299336302462216">
            <text:p>0,000002993363024622%</text:p>
          </table:table-cell>
        </table:table-row>
        <table:table-row table:style-name="ro1">
          <table:table-cell office:value-type="string">
            <text:p>cu</text:p>
          </table:table-cell>
          <table:table-cell table:style-name="ce5" table:formula="of:=VLOOKUP([.$A335];[corpusies.$D$1:.$E$1000];2;0)" office:value-type="float" office:value="1902">
            <text:p>1902</text:p>
          </table:table-cell>
          <table:table-cell table:style-name="ce5" table:formula="of:=VLOOKUP([.$A335];[corpuscat.$D$1:.$E$1000];2;0)" office:value-type="float" office:value="38200">
            <text:p>38200</text:p>
          </table:table-cell>
          <table:table-cell table:style-name="ce5" table:formula="of:=VLOOKUP([.$A335];[corpusen.$D$1:.$E$1000];2;0)" office:value-type="float" office:value="14423">
            <text:p>14423</text:p>
          </table:table-cell>
          <table:table-cell table:style-name="ce5" table:formula="of:=VLOOKUP([.$A335];[corpuses.$D$1:.$E$1000];2;0)" office:value-type="float" office:value="268291">
            <text:p>268291</text:p>
          </table:table-cell>
          <table:table-cell table:style-name="ce5"/>
          <table:table-cell table:formula="of:=IF(ISERROR([.B335]);0;[.B335])" office:value-type="float" office:value="1902">
            <text:p>1902</text:p>
          </table:table-cell>
          <table:table-cell table:formula="of:=IF(ISERROR([.C335]);0;[.C335])" office:value-type="float" office:value="38200">
            <text:p>38200</text:p>
          </table:table-cell>
          <table:table-cell table:formula="of:=IF(ISERROR([.D335]);0;[.D335])" office:value-type="float" office:value="14423">
            <text:p>14423</text:p>
          </table:table-cell>
          <table:table-cell table:formula="of:=IF(ISERROR([.E335]);0;[.E335])" office:value-type="float" office:value="268291">
            <text:p>268291</text:p>
          </table:table-cell>
          <table:table-cell/>
          <table:table-cell table:style-name="ce9" table:formula="of:=[.G335]/[.G$1001]" office:value-type="percentage" office:value="0.0038580121703854">
            <text:p>0,385801%</text:p>
          </table:table-cell>
          <table:table-cell table:style-name="ce9" table:formula="of:=[.H335]/[.H$1001]" office:value-type="percentage" office:value="0.00302066904656377">
            <text:p>0,302067%</text:p>
          </table:table-cell>
          <table:table-cell table:style-name="ce9" table:formula="of:=[.I335]/[.I$1001]" office:value-type="percentage" office:value="0.00216272775706553">
            <text:p>0,216273%</text:p>
          </table:table-cell>
          <table:table-cell table:style-name="ce9" table:formula="of:=[.J335]/[.J$1001]" office:value-type="percentage" office:value="0.00555460606263251">
            <text:p>0,555461%</text:p>
          </table:table-cell>
          <table:table-cell table:style-name="ce10" table:formula="of:=SUMPRODUCT([.B$1:.E$1];[.L335:.O335])" office:value-type="percentage" office:value="0.00394625895958106">
            <text:p>0,394625895958106000%</text:p>
          </table:table-cell>
        </table:table-row>
        <table:table-row table:style-name="ro3">
          <table:table-cell office:value-type="string">
            <text:p>ct</text:p>
          </table:table-cell>
          <table:table-cell table:style-name="ce5" table:formula="of:=VLOOKUP([.$A336];[corpusies.$D$1:.$E$1000];2;0)" office:value-type="float" office:value="2381">
            <text:p>2381</text:p>
          </table:table-cell>
          <table:table-cell table:style-name="ce5" table:formula="of:=VLOOKUP([.$A336];[corpuscat.$D$1:.$E$1000];2;0)" office:value-type="float" office:value="37706">
            <text:p>37706</text:p>
          </table:table-cell>
          <table:table-cell table:style-name="ce5" table:formula="of:=VLOOKUP([.$A336];[corpusen.$D$1:.$E$1000];2;0)" office:value-type="float" office:value="12209">
            <text:p>12209</text:p>
          </table:table-cell>
          <table:table-cell table:style-name="ce5" table:formula="of:=VLOOKUP([.$A336];[corpuses.$D$1:.$E$1000];2;0)" office:value-type="float" office:value="124721">
            <text:p>124721</text:p>
          </table:table-cell>
          <table:table-cell table:style-name="ce5"/>
          <table:table-cell table:formula="of:=IF(ISERROR([.B336]);0;[.B336])" office:value-type="float" office:value="2381">
            <text:p>2381</text:p>
          </table:table-cell>
          <table:table-cell table:formula="of:=IF(ISERROR([.C336]);0;[.C336])" office:value-type="float" office:value="37706">
            <text:p>37706</text:p>
          </table:table-cell>
          <table:table-cell table:formula="of:=IF(ISERROR([.D336]);0;[.D336])" office:value-type="float" office:value="12209">
            <text:p>12209</text:p>
          </table:table-cell>
          <table:table-cell table:formula="of:=IF(ISERROR([.E336]);0;[.E336])" office:value-type="float" office:value="124721">
            <text:p>124721</text:p>
          </table:table-cell>
          <table:table-cell/>
          <table:table-cell table:style-name="ce9" table:formula="of:=[.G336]/[.G$1001]" office:value-type="percentage" office:value="0.00482961460446247">
            <text:p>0,482961%</text:p>
          </table:table-cell>
          <table:table-cell table:style-name="ce9" table:formula="of:=[.H336]/[.H$1001]" office:value-type="percentage" office:value="0.00298160594423386">
            <text:p>0,298161%</text:p>
          </table:table-cell>
          <table:table-cell table:style-name="ce9" table:formula="of:=[.I336]/[.I$1001]" office:value-type="percentage" office:value="0.00183073862483624">
            <text:p>0,183074%</text:p>
          </table:table-cell>
          <table:table-cell table:style-name="ce9" table:formula="of:=[.J336]/[.J$1001]" office:value-type="percentage" office:value="0.00258218137297781">
            <text:p>0,258218%</text:p>
          </table:table-cell>
          <table:table-cell table:style-name="ce10" table:formula="of:=SUMPRODUCT([.B$1:.E$1];[.L336:.O336])" office:value-type="percentage" office:value="0.00330109443898587">
            <text:p>0,330109443898587000%</text:p>
          </table:table-cell>
        </table:table-row>
        <table:table-row table:style-name="ro3">
          <table:table-cell office:value-type="string">
            <text:p>cs</text:p>
          </table:table-cell>
          <table:table-cell table:style-name="ce5" table:formula="of:=VLOOKUP([.$A337];[corpusies.$D$1:.$E$1000];2;0)" office:value-type="float" office:value="1265">
            <text:p>1265</text:p>
          </table:table-cell>
          <table:table-cell table:style-name="ce5" table:formula="of:=VLOOKUP([.$A337];[corpuscat.$D$1:.$E$1000];2;0)" office:value-type="float" office:value="39631">
            <text:p>39631</text:p>
          </table:table-cell>
          <table:table-cell table:style-name="ce5" table:formula="of:=VLOOKUP([.$A337];[corpusen.$D$1:.$E$1000];2;0)" office:value-type="float" office:value="6210">
            <text:p>6210</text:p>
          </table:table-cell>
          <table:table-cell table:style-name="ce5" table:formula="of:=VLOOKUP([.$A337];[corpuses.$D$1:.$E$1000];2;0)" office:value-type="float" office:value="98867">
            <text:p>98867</text:p>
          </table:table-cell>
          <table:table-cell table:style-name="ce5"/>
          <table:table-cell table:formula="of:=IF(ISERROR([.B337]);0;[.B337])" office:value-type="float" office:value="1265">
            <text:p>1265</text:p>
          </table:table-cell>
          <table:table-cell table:formula="of:=IF(ISERROR([.C337]);0;[.C337])" office:value-type="float" office:value="39631">
            <text:p>39631</text:p>
          </table:table-cell>
          <table:table-cell table:formula="of:=IF(ISERROR([.D337]);0;[.D337])" office:value-type="float" office:value="6210">
            <text:p>6210</text:p>
          </table:table-cell>
          <table:table-cell table:formula="of:=IF(ISERROR([.E337]);0;[.E337])" office:value-type="float" office:value="98867">
            <text:p>98867</text:p>
          </table:table-cell>
          <table:table-cell/>
          <table:table-cell table:style-name="ce9" table:formula="of:=[.G337]/[.G$1001]" office:value-type="percentage" office:value="0.0025659229208925">
            <text:p>0,256592%</text:p>
          </table:table-cell>
          <table:table-cell table:style-name="ce9" table:formula="of:=[.H337]/[.H$1001]" office:value-type="percentage" office:value="0.00313382552315102">
            <text:p>0,313383%</text:p>
          </table:table-cell>
          <table:table-cell table:style-name="ce9" table:formula="of:=[.I337]/[.I$1001]" office:value-type="percentage" office:value="0.000931189029423624">
            <text:p>0,093119%</text:p>
          </table:table-cell>
          <table:table-cell table:style-name="ce9" table:formula="of:=[.J337]/[.J$1001]" office:value-type="percentage" office:value="0.00204690890709822">
            <text:p>0,204691%</text:p>
          </table:table-cell>
          <table:table-cell table:style-name="ce10" table:formula="of:=SUMPRODUCT([.B$1:.E$1];[.L337:.O337])" office:value-type="percentage" office:value="0.00241711610828488">
            <text:p>0,241711610828488000%</text:p>
          </table:table-cell>
        </table:table-row>
        <table:table-row table:style-name="ro3">
          <table:table-cell office:value-type="string">
            <text:p>cr</text:p>
          </table:table-cell>
          <table:table-cell table:style-name="ce5" table:formula="of:=VLOOKUP([.$A338];[corpusies.$D$1:.$E$1000];2;0)" office:value-type="float" office:value="2328">
            <text:p>2328</text:p>
          </table:table-cell>
          <table:table-cell table:style-name="ce5" table:formula="of:=VLOOKUP([.$A338];[corpuscat.$D$1:.$E$1000];2;0)" office:value-type="float" office:value="44512">
            <text:p>44512</text:p>
          </table:table-cell>
          <table:table-cell table:style-name="ce5" table:formula="of:=VLOOKUP([.$A338];[corpusen.$D$1:.$E$1000];2;0)" office:value-type="float" office:value="12959">
            <text:p>12959</text:p>
          </table:table-cell>
          <table:table-cell table:style-name="ce5" table:formula="of:=VLOOKUP([.$A338];[corpuses.$D$1:.$E$1000];2;0)" office:value-type="float" office:value="147132">
            <text:p>147132</text:p>
          </table:table-cell>
          <table:table-cell table:style-name="ce5"/>
          <table:table-cell table:formula="of:=IF(ISERROR([.B338]);0;[.B338])" office:value-type="float" office:value="2328">
            <text:p>2328</text:p>
          </table:table-cell>
          <table:table-cell table:formula="of:=IF(ISERROR([.C338]);0;[.C338])" office:value-type="float" office:value="44512">
            <text:p>44512</text:p>
          </table:table-cell>
          <table:table-cell table:formula="of:=IF(ISERROR([.D338]);0;[.D338])" office:value-type="float" office:value="12959">
            <text:p>12959</text:p>
          </table:table-cell>
          <table:table-cell table:formula="of:=IF(ISERROR([.E338]);0;[.E338])" office:value-type="float" office:value="147132">
            <text:p>147132</text:p>
          </table:table-cell>
          <table:table-cell/>
          <table:table-cell table:style-name="ce9" table:formula="of:=[.G338]/[.G$1001]" office:value-type="percentage" office:value="0.00472210953346856">
            <text:p>0,472211%</text:p>
          </table:table-cell>
          <table:table-cell table:style-name="ce9" table:formula="of:=[.H338]/[.H$1001]" office:value-type="percentage" office:value="0.00351979111520017">
            <text:p>0,351979%</text:p>
          </table:table-cell>
          <table:table-cell table:style-name="ce9" table:formula="of:=[.I338]/[.I$1001]" office:value-type="percentage" office:value="0.00194320106800334">
            <text:p>0,194320%</text:p>
          </table:table-cell>
          <table:table-cell table:style-name="ce9" table:formula="of:=[.J338]/[.J$1001]" office:value-type="percentage" office:value="0.00304617113211866">
            <text:p>0,304617%</text:p>
          </table:table-cell>
          <table:table-cell table:style-name="ce10" table:formula="of:=SUMPRODUCT([.B$1:.E$1];[.L338:.O338])" office:value-type="percentage" office:value="0.00358074164103655">
            <text:p>0,358074164103655000%</text:p>
          </table:table-cell>
        </table:table-row>
        <table:table-row table:style-name="ro3">
          <table:table-cell office:value-type="string">
            <text:p>cq</text:p>
          </table:table-cell>
          <table:table-cell table:style-name="ce5" table:formula="of:=VLOOKUP([.$A339];[corpusies.$D$1:.$E$1000];2;0)" office:value-type="float" office:value="0">
            <text:p>#N/D</text:p>
          </table:table-cell>
          <table:table-cell table:style-name="ce5" table:formula="of:=VLOOKUP([.$A339];[corpuscat.$D$1:.$E$1000];2;0)" office:value-type="float" office:value="142">
            <text:p>142</text:p>
          </table:table-cell>
          <table:table-cell table:style-name="ce5" table:formula="of:=VLOOKUP([.$A339];[corpusen.$D$1:.$E$1000];2;0)" office:value-type="float" office:value="424">
            <text:p>424</text:p>
          </table:table-cell>
          <table:table-cell table:style-name="ce5" table:formula="of:=VLOOKUP([.$A339];[corpuses.$D$1:.$E$1000];2;0)" office:value-type="float" office:value="680">
            <text:p>680</text:p>
          </table:table-cell>
          <table:table-cell table:style-name="ce5"/>
          <table:table-cell table:formula="of:=IF(ISERROR([.B339]);0;[.B339])" office:value-type="float" office:value="0">
            <text:p>0</text:p>
          </table:table-cell>
          <table:table-cell table:formula="of:=IF(ISERROR([.C339]);0;[.C339])" office:value-type="float" office:value="142">
            <text:p>142</text:p>
          </table:table-cell>
          <table:table-cell table:formula="of:=IF(ISERROR([.D339]);0;[.D339])" office:value-type="float" office:value="424">
            <text:p>424</text:p>
          </table:table-cell>
          <table:table-cell table:formula="of:=IF(ISERROR([.E339]);0;[.E339])" office:value-type="float" office:value="680">
            <text:p>680</text:p>
          </table:table-cell>
          <table:table-cell/>
          <table:table-cell table:style-name="ce9" table:formula="of:=[.G339]/[.G$1001]" office:value-type="percentage" office:value="0">
            <text:p>0,000000%</text:p>
          </table:table-cell>
          <table:table-cell table:style-name="ce9" table:formula="of:=[.H339]/[.H$1001]" office:value-type="percentage" office:value="0.0000112286650422004">
            <text:p>0,001123%</text:p>
          </table:table-cell>
          <table:table-cell table:style-name="ce9" table:formula="of:=[.I339]/[.I$1001]" office:value-type="percentage" office:value="0.0000635787678704697">
            <text:p>0,006358%</text:p>
          </table:table-cell>
          <table:table-cell table:style-name="ce9" table:formula="of:=[.J339]/[.J$1001]" office:value-type="percentage" office:value="0.0000140784898583631">
            <text:p>0,001408%</text:p>
          </table:table-cell>
          <table:table-cell table:style-name="ce10" table:formula="of:=SUMPRODUCT([.B$1:.E$1];[.L339:.O339])" office:value-type="percentage" office:value="0.000013950023257216">
            <text:p>0,001395002325721600%</text:p>
          </table:table-cell>
        </table:table-row>
        <table:table-row table:style-name="ro3">
          <table:table-cell office:value-type="string">
            <text:p>cp</text:p>
          </table:table-cell>
          <table:table-cell table:style-name="ce5" table:formula="of:=VLOOKUP([.$A340];[corpusies.$D$1:.$E$1000];2;0)" office:value-type="float" office:value="243">
            <text:p>243</text:p>
          </table:table-cell>
          <table:table-cell table:style-name="ce5" table:formula="of:=VLOOKUP([.$A340];[corpuscat.$D$1:.$E$1000];2;0)" office:value-type="float" office:value="2441">
            <text:p>2441</text:p>
          </table:table-cell>
          <table:table-cell table:style-name="ce5" table:formula="of:=VLOOKUP([.$A340];[corpusen.$D$1:.$E$1000];2;0)" office:value-type="float" office:value="6">
            <text:p>6</text:p>
          </table:table-cell>
          <table:table-cell table:style-name="ce5" table:formula="of:=VLOOKUP([.$A340];[corpuses.$D$1:.$E$1000];2;0)" office:value-type="float" office:value="8760">
            <text:p>8760</text:p>
          </table:table-cell>
          <table:table-cell table:style-name="ce5"/>
          <table:table-cell table:formula="of:=IF(ISERROR([.B340]);0;[.B340])" office:value-type="float" office:value="243">
            <text:p>243</text:p>
          </table:table-cell>
          <table:table-cell table:formula="of:=IF(ISERROR([.C340]);0;[.C340])" office:value-type="float" office:value="2441">
            <text:p>2441</text:p>
          </table:table-cell>
          <table:table-cell table:formula="of:=IF(ISERROR([.D340]);0;[.D340])" office:value-type="float" office:value="6">
            <text:p>6</text:p>
          </table:table-cell>
          <table:table-cell table:formula="of:=IF(ISERROR([.E340]);0;[.E340])" office:value-type="float" office:value="8760">
            <text:p>8760</text:p>
          </table:table-cell>
          <table:table-cell/>
          <table:table-cell table:style-name="ce9" table:formula="of:=[.G340]/[.G$1001]" office:value-type="percentage" office:value="0.00049290060851927">
            <text:p>0,049290%</text:p>
          </table:table-cell>
          <table:table-cell table:style-name="ce9" table:formula="of:=[.H340]/[.H$1001]" office:value-type="percentage" office:value="0.000193022333577544">
            <text:p>0,019302%</text:p>
          </table:table-cell>
          <table:table-cell table:style-name="ce9" table:formula="of:=[.I340]/[.I$1001]" office:value-type="percentage" office:value="0.000000899699545336835">
            <text:p>0,000090%</text:p>
          </table:table-cell>
          <table:table-cell table:style-name="ce9" table:formula="of:=[.J340]/[.J$1001]" office:value-type="percentage" office:value="0.000181364075234208">
            <text:p>0,018136%</text:p>
          </table:table-cell>
          <table:table-cell table:style-name="ce10" table:formula="of:=SUMPRODUCT([.B$1:.E$1];[.L340:.O340])" office:value-type="percentage" office:value="0.00026027607515384">
            <text:p>0,026027607515384000%</text:p>
          </table:table-cell>
        </table:table-row>
        <table:table-row table:style-name="ro3">
          <table:table-cell office:value-type="string">
            <text:p>co</text:p>
          </table:table-cell>
          <table:table-cell table:style-name="ce5" table:formula="of:=VLOOKUP([.$A341];[corpusies.$D$1:.$E$1000];2;0)" office:value-type="float" office:value="7183">
            <text:p>7183</text:p>
          </table:table-cell>
          <table:table-cell table:style-name="ce5" table:formula="of:=VLOOKUP([.$A341];[corpuscat.$D$1:.$E$1000];2;0)" office:value-type="float" office:value="162393">
            <text:p>162393</text:p>
          </table:table-cell>
          <table:table-cell table:style-name="ce5" table:formula="of:=VLOOKUP([.$A341];[corpusen.$D$1:.$E$1000];2;0)" office:value-type="float" office:value="38727">
            <text:p>38727</text:p>
          </table:table-cell>
          <table:table-cell table:style-name="ce5" table:formula="of:=VLOOKUP([.$A341];[corpuses.$D$1:.$E$1000];2;0)" office:value-type="float" office:value="791956">
            <text:p>791956</text:p>
          </table:table-cell>
          <table:table-cell table:style-name="ce5"/>
          <table:table-cell table:formula="of:=IF(ISERROR([.B341]);0;[.B341])" office:value-type="float" office:value="7183">
            <text:p>7183</text:p>
          </table:table-cell>
          <table:table-cell table:formula="of:=IF(ISERROR([.C341]);0;[.C341])" office:value-type="float" office:value="162393">
            <text:p>162393</text:p>
          </table:table-cell>
          <table:table-cell table:formula="of:=IF(ISERROR([.D341]);0;[.D341])" office:value-type="float" office:value="38727">
            <text:p>38727</text:p>
          </table:table-cell>
          <table:table-cell table:formula="of:=IF(ISERROR([.E341]);0;[.E341])" office:value-type="float" office:value="791956">
            <text:p>791956</text:p>
          </table:table-cell>
          <table:table-cell/>
          <table:table-cell table:style-name="ce9" table:formula="of:=[.G341]/[.G$1001]" office:value-type="percentage" office:value="0.0145699797160243">
            <text:p>1,456998%</text:p>
          </table:table-cell>
          <table:table-cell table:style-name="ce9" table:formula="of:=[.H341]/[.H$1001]" office:value-type="percentage" office:value="0.0128412436774511">
            <text:p>1,284124%</text:p>
          </table:table-cell>
          <table:table-cell table:style-name="ce9" table:formula="of:=[.I341]/[.I$1001]" office:value-type="percentage" office:value="0.0058071107153766">
            <text:p>0,580711%</text:p>
          </table:table-cell>
          <table:table-cell table:style-name="ce9" table:formula="of:=[.J341]/[.J$1001]" office:value-type="percentage" office:value="0.0163963889915733">
            <text:p>1,639639%</text:p>
          </table:table-cell>
          <table:table-cell table:style-name="ce10" table:formula="of:=SUMPRODUCT([.B$1:.E$1];[.L341:.O341])" office:value-type="percentage" office:value="0.0137229947870523">
            <text:p>1,372299478705230000%</text:p>
          </table:table-cell>
        </table:table-row>
        <table:table-row table:style-name="ro3">
          <table:table-cell office:value-type="string">
            <text:p>cñ</text:p>
          </table:table-cell>
          <table:table-cell table:style-name="ce5" table:formula="of:=VLOOKUP([.$A342];[corpusies.$D$1:.$E$1000];2;0)" office:value-type="float" office:value="0">
            <text:p>#N/D</text:p>
          </table:table-cell>
          <table:table-cell table:style-name="ce5" table:formula="of:=VLOOKUP([.$A342];[corpuscat.$D$1:.$E$1000];2;0)" office:value-type="float" office:value="2">
            <text:p>2</text:p>
          </table:table-cell>
          <table:table-cell table:style-name="ce5" table:formula="of:=VLOOKUP([.$A342];[corpusen.$D$1:.$E$1000];2;0)" office:value-type="float" office:value="0">
            <text:p>#N/D</text:p>
          </table:table-cell>
          <table:table-cell table:style-name="ce5" table:formula="of:=VLOOKUP([.$A342];[corpuses.$D$1:.$E$1000];2;0)" office:value-type="float" office:value="5">
            <text:p>5</text:p>
          </table:table-cell>
          <table:table-cell table:style-name="ce5"/>
          <table:table-cell table:formula="of:=IF(ISERROR([.B342]);0;[.B342])" office:value-type="float" office:value="0">
            <text:p>0</text:p>
          </table:table-cell>
          <table:table-cell table:formula="of:=IF(ISERROR([.C342]);0;[.C342])" office:value-type="float" office:value="2">
            <text:p>2</text:p>
          </table:table-cell>
          <table:table-cell table:formula="of:=IF(ISERROR([.D342]);0;[.D342])" office:value-type="float" office:value="0">
            <text:p>0</text:p>
          </table:table-cell>
          <table:table-cell table:formula="of:=IF(ISERROR([.E342]);0;[.E342])" office:value-type="float" office:value="5">
            <text:p>5</text:p>
          </table:table-cell>
          <table:table-cell/>
          <table:table-cell table:style-name="ce9" table:formula="of:=[.G342]/[.G$1001]" office:value-type="percentage" office:value="0">
            <text:p>0,000000%</text:p>
          </table:table-cell>
          <table:table-cell table:style-name="ce9" table:formula="of:=[.H342]/[.H$1001]" office:value-type="percentage" office:value="0.000000158150211861978">
            <text:p>0,000016%</text:p>
          </table:table-cell>
          <table:table-cell table:style-name="ce9" table:formula="of:=[.I342]/[.I$1001]" office:value-type="percentage" office:value="0">
            <text:p>0,000000%</text:p>
          </table:table-cell>
          <table:table-cell table:style-name="ce9" table:formula="of:=[.J342]/[.J$1001]" office:value-type="percentage" office:value="0.000000103518307782082">
            <text:p>0,000010%</text:p>
          </table:table-cell>
          <table:table-cell table:style-name="ce10" table:formula="of:=SUMPRODUCT([.B$1:.E$1];[.L342:.O342])" office:value-type="percentage" office:value="0.0000000785005558932179">
            <text:p>0,000007850055589322%</text:p>
          </table:table-cell>
        </table:table-row>
        <table:table-row table:style-name="ro3">
          <table:table-cell office:value-type="string">
            <text:p>cn</text:p>
          </table:table-cell>
          <table:table-cell table:style-name="ce5" table:formula="of:=VLOOKUP([.$A343];[corpusies.$D$1:.$E$1000];2;0)" office:value-type="float" office:value="2158">
            <text:p>2158</text:p>
          </table:table-cell>
          <table:table-cell table:style-name="ce5" table:formula="of:=VLOOKUP([.$A343];[corpuscat.$D$1:.$E$1000];2;0)" office:value-type="float" office:value="55743">
            <text:p>55743</text:p>
          </table:table-cell>
          <table:table-cell table:style-name="ce5" table:formula="of:=VLOOKUP([.$A343];[corpusen.$D$1:.$E$1000];2;0)" office:value-type="float" office:value="17731">
            <text:p>17731</text:p>
          </table:table-cell>
          <table:table-cell table:style-name="ce5" table:formula="of:=VLOOKUP([.$A343];[corpuses.$D$1:.$E$1000];2;0)" office:value-type="float" office:value="230715">
            <text:p>230715</text:p>
          </table:table-cell>
          <table:table-cell table:style-name="ce5"/>
          <table:table-cell table:formula="of:=IF(ISERROR([.B343]);0;[.B343])" office:value-type="float" office:value="2158">
            <text:p>2158</text:p>
          </table:table-cell>
          <table:table-cell table:formula="of:=IF(ISERROR([.C343]);0;[.C343])" office:value-type="float" office:value="55743">
            <text:p>55743</text:p>
          </table:table-cell>
          <table:table-cell table:formula="of:=IF(ISERROR([.D343]);0;[.D343])" office:value-type="float" office:value="17731">
            <text:p>17731</text:p>
          </table:table-cell>
          <table:table-cell table:formula="of:=IF(ISERROR([.E343]);0;[.E343])" office:value-type="float" office:value="230715">
            <text:p>230715</text:p>
          </table:table-cell>
          <table:table-cell/>
          <table:table-cell table:style-name="ce9" table:formula="of:=[.G343]/[.G$1001]" office:value-type="percentage" office:value="0.00437728194726166">
            <text:p>0,437728%</text:p>
          </table:table-cell>
          <table:table-cell table:style-name="ce9" table:formula="of:=[.H343]/[.H$1001]" office:value-type="percentage" office:value="0.00440788362991111">
            <text:p>0,440788%</text:p>
          </table:table-cell>
          <table:table-cell table:style-name="ce9" table:formula="of:=[.I343]/[.I$1001]" office:value-type="percentage" office:value="0.00265876210639457">
            <text:p>0,265876%</text:p>
          </table:table-cell>
          <table:table-cell table:style-name="ce9" table:formula="of:=[.J343]/[.J$1001]" office:value-type="percentage" office:value="0.00477664527598861">
            <text:p>0,477665%</text:p>
          </table:table-cell>
          <table:table-cell table:style-name="ce10" table:formula="of:=SUMPRODUCT([.B$1:.E$1];[.L343:.O343])" office:value-type="percentage" office:value="0.00433441946658787">
            <text:p>0,433441946658787000%</text:p>
          </table:table-cell>
        </table:table-row>
        <table:table-row table:style-name="ro1">
          <table:table-cell office:value-type="string">
            <text:p>cm</text:p>
          </table:table-cell>
          <table:table-cell table:style-name="ce5" table:formula="of:=VLOOKUP([.$A344];[corpusies.$D$1:.$E$1000];2;0)" office:value-type="float" office:value="43">
            <text:p>43</text:p>
          </table:table-cell>
          <table:table-cell table:style-name="ce5" table:formula="of:=VLOOKUP([.$A344];[corpuscat.$D$1:.$E$1000];2;0)" office:value-type="float" office:value="723">
            <text:p>723</text:p>
          </table:table-cell>
          <table:table-cell table:style-name="ce5" table:formula="of:=VLOOKUP([.$A344];[corpusen.$D$1:.$E$1000];2;0)" office:value-type="float" office:value="152">
            <text:p>152</text:p>
          </table:table-cell>
          <table:table-cell table:style-name="ce5" table:formula="of:=VLOOKUP([.$A344];[corpuses.$D$1:.$E$1000];2;0)" office:value-type="float" office:value="4519">
            <text:p>4519</text:p>
          </table:table-cell>
          <table:table-cell table:style-name="ce5"/>
          <table:table-cell table:formula="of:=IF(ISERROR([.B344]);0;[.B344])" office:value-type="float" office:value="43">
            <text:p>43</text:p>
          </table:table-cell>
          <table:table-cell table:formula="of:=IF(ISERROR([.C344]);0;[.C344])" office:value-type="float" office:value="723">
            <text:p>723</text:p>
          </table:table-cell>
          <table:table-cell table:formula="of:=IF(ISERROR([.D344]);0;[.D344])" office:value-type="float" office:value="152">
            <text:p>152</text:p>
          </table:table-cell>
          <table:table-cell table:formula="of:=IF(ISERROR([.E344]);0;[.E344])" office:value-type="float" office:value="4519">
            <text:p>4519</text:p>
          </table:table-cell>
          <table:table-cell/>
          <table:table-cell table:style-name="ce9" table:formula="of:=[.G344]/[.G$1001]" office:value-type="percentage" office:value="0.0000872210953346856">
            <text:p>0,008722%</text:p>
          </table:table-cell>
          <table:table-cell table:style-name="ce9" table:formula="of:=[.H344]/[.H$1001]" office:value-type="percentage" office:value="0.0000571713015881049">
            <text:p>0,005717%</text:p>
          </table:table-cell>
          <table:table-cell table:style-name="ce9" table:formula="of:=[.I344]/[.I$1001]" office:value-type="percentage" office:value="0.0000227923884818665">
            <text:p>0,002279%</text:p>
          </table:table-cell>
          <table:table-cell table:style-name="ce9" table:formula="of:=[.J344]/[.J$1001]" office:value-type="percentage" office:value="0.0000935598465734457">
            <text:p>0,009356%</text:p>
          </table:table-cell>
          <table:table-cell table:style-name="ce10" table:formula="of:=SUMPRODUCT([.B$1:.E$1];[.L344:.O344])" office:value-type="percentage" office:value="0.0000736649118970575">
            <text:p>0,007366491189705750%</text:p>
          </table:table-cell>
        </table:table-row>
        <table:table-row table:style-name="ro1">
          <table:table-cell office:value-type="string">
            <text:p>cl</text:p>
          </table:table-cell>
          <table:table-cell table:style-name="ce5" table:formula="of:=VLOOKUP([.$A345];[corpusies.$D$1:.$E$1000];2;0)" office:value-type="float" office:value="2228">
            <text:p>2228</text:p>
          </table:table-cell>
          <table:table-cell table:style-name="ce5" table:formula="of:=VLOOKUP([.$A345];[corpuscat.$D$1:.$E$1000];2;0)" office:value-type="float" office:value="20535">
            <text:p>20535</text:p>
          </table:table-cell>
          <table:table-cell table:style-name="ce5" table:formula="of:=VLOOKUP([.$A345];[corpusen.$D$1:.$E$1000];2;0)" office:value-type="float" office:value="7002">
            <text:p>7002</text:p>
          </table:table-cell>
          <table:table-cell table:style-name="ce5" table:formula="of:=VLOOKUP([.$A345];[corpuses.$D$1:.$E$1000];2;0)" office:value-type="float" office:value="72194">
            <text:p>72194</text:p>
          </table:table-cell>
          <table:table-cell table:style-name="ce5"/>
          <table:table-cell table:formula="of:=IF(ISERROR([.B345]);0;[.B345])" office:value-type="float" office:value="2228">
            <text:p>2228</text:p>
          </table:table-cell>
          <table:table-cell table:formula="of:=IF(ISERROR([.C345]);0;[.C345])" office:value-type="float" office:value="20535">
            <text:p>20535</text:p>
          </table:table-cell>
          <table:table-cell table:formula="of:=IF(ISERROR([.D345]);0;[.D345])" office:value-type="float" office:value="7002">
            <text:p>7002</text:p>
          </table:table-cell>
          <table:table-cell table:formula="of:=IF(ISERROR([.E345]);0;[.E345])" office:value-type="float" office:value="72194">
            <text:p>72194</text:p>
          </table:table-cell>
          <table:table-cell/>
          <table:table-cell table:style-name="ce9" table:formula="of:=[.G345]/[.G$1001]" office:value-type="percentage" office:value="0.00451926977687627">
            <text:p>0,451927%</text:p>
          </table:table-cell>
          <table:table-cell table:style-name="ce9" table:formula="of:=[.H345]/[.H$1001]" office:value-type="percentage" office:value="0.00162380730029285">
            <text:p>0,162381%</text:p>
          </table:table-cell>
          <table:table-cell table:style-name="ce9" table:formula="of:=[.I345]/[.I$1001]" office:value-type="percentage" office:value="0.00104994936940809">
            <text:p>0,104995%</text:p>
          </table:table-cell>
          <table:table-cell table:style-name="ce9" table:formula="of:=[.J345]/[.J$1001]" office:value-type="percentage" office:value="0.00149468014240393">
            <text:p>0,149468%</text:p>
          </table:table-cell>
          <table:table-cell table:style-name="ce10" table:formula="of:=SUMPRODUCT([.B$1:.E$1];[.L345:.O345])" office:value-type="percentage" office:value="0.00239632210281272">
            <text:p>0,239632210281272000%</text:p>
          </table:table-cell>
        </table:table-row>
        <table:table-row table:style-name="ro3">
          <table:table-cell office:value-type="string">
            <text:p>ck</text:p>
          </table:table-cell>
          <table:table-cell table:style-name="ce5" table:formula="of:=VLOOKUP([.$A346];[corpusies.$D$1:.$E$1000];2;0)" office:value-type="float" office:value="145">
            <text:p>145</text:p>
          </table:table-cell>
          <table:table-cell table:style-name="ce5" table:formula="of:=VLOOKUP([.$A346];[corpuscat.$D$1:.$E$1000];2;0)" office:value-type="float" office:value="1976">
            <text:p>1976</text:p>
          </table:table-cell>
          <table:table-cell table:style-name="ce5" table:formula="of:=VLOOKUP([.$A346];[corpusen.$D$1:.$E$1000];2;0)" office:value-type="float" office:value="10118">
            <text:p>10118</text:p>
          </table:table-cell>
          <table:table-cell table:style-name="ce5" table:formula="of:=VLOOKUP([.$A346];[corpuses.$D$1:.$E$1000];2;0)" office:value-type="float" office:value="19861">
            <text:p>19861</text:p>
          </table:table-cell>
          <table:table-cell table:style-name="ce5"/>
          <table:table-cell table:formula="of:=IF(ISERROR([.B346]);0;[.B346])" office:value-type="float" office:value="145">
            <text:p>145</text:p>
          </table:table-cell>
          <table:table-cell table:formula="of:=IF(ISERROR([.C346]);0;[.C346])" office:value-type="float" office:value="1976">
            <text:p>1976</text:p>
          </table:table-cell>
          <table:table-cell table:formula="of:=IF(ISERROR([.D346]);0;[.D346])" office:value-type="float" office:value="10118">
            <text:p>10118</text:p>
          </table:table-cell>
          <table:table-cell table:formula="of:=IF(ISERROR([.E346]);0;[.E346])" office:value-type="float" office:value="19861">
            <text:p>19861</text:p>
          </table:table-cell>
          <table:table-cell/>
          <table:table-cell table:style-name="ce9" table:formula="of:=[.G346]/[.G$1001]" office:value-type="percentage" office:value="0.000294117647058823">
            <text:p>0,029412%</text:p>
          </table:table-cell>
          <table:table-cell table:style-name="ce9" table:formula="of:=[.H346]/[.H$1001]" office:value-type="percentage" office:value="0.000156252409319634">
            <text:p>0,015625%</text:p>
          </table:table-cell>
          <table:table-cell table:style-name="ce9" table:formula="of:=[.I346]/[.I$1001]" office:value-type="percentage" office:value="0.00151719333328635">
            <text:p>0,151719%</text:p>
          </table:table-cell>
          <table:table-cell table:style-name="ce9" table:formula="of:=[.J346]/[.J$1001]" office:value-type="percentage" office:value="0.000411195422171986">
            <text:p>0,041120%</text:p>
          </table:table-cell>
          <table:table-cell table:style-name="ce10" table:formula="of:=SUMPRODUCT([.B$1:.E$1];[.L346:.O346])" office:value-type="percentage" office:value="0.000410188976893768">
            <text:p>0,041018897689376800%</text:p>
          </table:table-cell>
        </table:table-row>
        <table:table-row table:style-name="ro3">
          <table:table-cell office:value-type="string">
            <text:p>cj</text:p>
          </table:table-cell>
          <table:table-cell table:style-name="ce5" table:formula="of:=VLOOKUP([.$A347];[corpusies.$D$1:.$E$1000];2;0)" office:value-type="float" office:value="2">
            <text:p>2</text:p>
          </table:table-cell>
          <table:table-cell table:style-name="ce5" table:formula="of:=VLOOKUP([.$A347];[corpuscat.$D$1:.$E$1000];2;0)" office:value-type="float" office:value="55">
            <text:p>55</text:p>
          </table:table-cell>
          <table:table-cell table:style-name="ce5" table:formula="of:=VLOOKUP([.$A347];[corpusen.$D$1:.$E$1000];2;0)" office:value-type="float" office:value="1">
            <text:p>1</text:p>
          </table:table-cell>
          <table:table-cell table:style-name="ce5" table:formula="of:=VLOOKUP([.$A347];[corpuses.$D$1:.$E$1000];2;0)" office:value-type="float" office:value="183">
            <text:p>183</text:p>
          </table:table-cell>
          <table:table-cell table:style-name="ce5"/>
          <table:table-cell table:formula="of:=IF(ISERROR([.B347]);0;[.B347])" office:value-type="float" office:value="2">
            <text:p>2</text:p>
          </table:table-cell>
          <table:table-cell table:formula="of:=IF(ISERROR([.C347]);0;[.C347])" office:value-type="float" office:value="55">
            <text:p>55</text:p>
          </table:table-cell>
          <table:table-cell table:formula="of:=IF(ISERROR([.D347]);0;[.D347])" office:value-type="float" office:value="1">
            <text:p>1</text:p>
          </table:table-cell>
          <table:table-cell table:formula="of:=IF(ISERROR([.E347]);0;[.E347])" office:value-type="float" office:value="183">
            <text:p>183</text:p>
          </table:table-cell>
          <table:table-cell/>
          <table:table-cell table:style-name="ce9" table:formula="of:=[.G347]/[.G$1001]" office:value-type="percentage" office:value="0.00000405679513184584">
            <text:p>0,000406%</text:p>
          </table:table-cell>
          <table:table-cell table:style-name="ce9" table:formula="of:=[.H347]/[.H$1001]" office:value-type="percentage" office:value="0.00000434913082620438">
            <text:p>0,000435%</text:p>
          </table:table-cell>
          <table:table-cell table:style-name="ce9" table:formula="of:=[.I347]/[.I$1001]" office:value-type="percentage" office:value="0.000000149949924222806">
            <text:p>0,000015%</text:p>
          </table:table-cell>
          <table:table-cell table:style-name="ce9" table:formula="of:=[.J347]/[.J$1001]" office:value-type="percentage" office:value="0.0000037887700648242">
            <text:p>0,000379%</text:p>
          </table:table-cell>
          <table:table-cell table:style-name="ce10" table:formula="of:=SUMPRODUCT([.B$1:.E$1];[.L347:.O347])" office:value-type="percentage" office:value="0.00000367340379928461">
            <text:p>0,000367340379928461%</text:p>
          </table:table-cell>
        </table:table-row>
        <table:table-row table:style-name="ro3">
          <table:table-cell office:value-type="string">
            <text:p>ci</text:p>
          </table:table-cell>
          <table:table-cell table:style-name="ce5" table:formula="of:=VLOOKUP([.$A348];[corpusies.$D$1:.$E$1000];2;0)" office:value-type="float" office:value="9296">
            <text:p>9296</text:p>
          </table:table-cell>
          <table:table-cell table:style-name="ce5" table:formula="of:=VLOOKUP([.$A348];[corpuscat.$D$1:.$E$1000];2;0)" office:value-type="float" office:value="229276">
            <text:p>229276</text:p>
          </table:table-cell>
          <table:table-cell table:style-name="ce5" table:formula="of:=VLOOKUP([.$A348];[corpusen.$D$1:.$E$1000];2;0)" office:value-type="float" office:value="33023">
            <text:p>33023</text:p>
          </table:table-cell>
          <table:table-cell table:style-name="ce5" table:formula="of:=VLOOKUP([.$A348];[corpuses.$D$1:.$E$1000];2;0)" office:value-type="float" office:value="970090">
            <text:p>970090</text:p>
          </table:table-cell>
          <table:table-cell table:style-name="ce5"/>
          <table:table-cell table:formula="of:=IF(ISERROR([.B348]);0;[.B348])" office:value-type="float" office:value="9296">
            <text:p>9296</text:p>
          </table:table-cell>
          <table:table-cell table:formula="of:=IF(ISERROR([.C348]);0;[.C348])" office:value-type="float" office:value="229276">
            <text:p>229276</text:p>
          </table:table-cell>
          <table:table-cell table:formula="of:=IF(ISERROR([.D348]);0;[.D348])" office:value-type="float" office:value="33023">
            <text:p>33023</text:p>
          </table:table-cell>
          <table:table-cell table:formula="of:=IF(ISERROR([.E348]);0;[.E348])" office:value-type="float" office:value="970090">
            <text:p>970090</text:p>
          </table:table-cell>
          <table:table-cell/>
          <table:table-cell table:style-name="ce9" table:formula="of:=[.G348]/[.G$1001]" office:value-type="percentage" office:value="0.0188559837728195">
            <text:p>1,885598%</text:p>
          </table:table-cell>
          <table:table-cell table:style-name="ce9" table:formula="of:=[.H348]/[.H$1001]" office:value-type="percentage" office:value="0.0181300239874334">
            <text:p>1,813002%</text:p>
          </table:table-cell>
          <table:table-cell table:style-name="ce9" table:formula="of:=[.I348]/[.I$1001]" office:value-type="percentage" office:value="0.00495179634760972">
            <text:p>0,495180%</text:p>
          </table:table-cell>
          <table:table-cell table:style-name="ce9" table:formula="of:=[.J348]/[.J$1001]" office:value-type="percentage" office:value="0.020084415039264">
            <text:p>2,008442%</text:p>
          </table:table-cell>
          <table:table-cell table:style-name="ce10" table:formula="of:=SUMPRODUCT([.B$1:.E$1];[.L348:.O348])" office:value-type="percentage" office:value="0.017616306474616">
            <text:p>1,761630647461600000%</text:p>
          </table:table-cell>
        </table:table-row>
        <table:table-row table:style-name="ro3">
          <table:table-cell office:value-type="string">
            <text:p>ch</text:p>
          </table:table-cell>
          <table:table-cell table:style-name="ce5" table:formula="of:=VLOOKUP([.$A349];[corpusies.$D$1:.$E$1000];2;0)" office:value-type="float" office:value="546">
            <text:p>546</text:p>
          </table:table-cell>
          <table:table-cell table:style-name="ce5" table:formula="of:=VLOOKUP([.$A349];[corpuscat.$D$1:.$E$1000];2;0)" office:value-type="float" office:value="10576">
            <text:p>10576</text:p>
          </table:table-cell>
          <table:table-cell table:style-name="ce5" table:formula="of:=VLOOKUP([.$A349];[corpusen.$D$1:.$E$1000];2;0)" office:value-type="float" office:value="36073">
            <text:p>36073</text:p>
          </table:table-cell>
          <table:table-cell table:style-name="ce5" table:formula="of:=VLOOKUP([.$A349];[corpuses.$D$1:.$E$1000];2;0)" office:value-type="float" office:value="133550">
            <text:p>133550</text:p>
          </table:table-cell>
          <table:table-cell table:style-name="ce5"/>
          <table:table-cell table:formula="of:=IF(ISERROR([.B349]);0;[.B349])" office:value-type="float" office:value="546">
            <text:p>546</text:p>
          </table:table-cell>
          <table:table-cell table:formula="of:=IF(ISERROR([.C349]);0;[.C349])" office:value-type="float" office:value="10576">
            <text:p>10576</text:p>
          </table:table-cell>
          <table:table-cell table:formula="of:=IF(ISERROR([.D349]);0;[.D349])" office:value-type="float" office:value="36073">
            <text:p>36073</text:p>
          </table:table-cell>
          <table:table-cell table:formula="of:=IF(ISERROR([.E349]);0;[.E349])" office:value-type="float" office:value="133550">
            <text:p>133550</text:p>
          </table:table-cell>
          <table:table-cell/>
          <table:table-cell table:style-name="ce9" table:formula="of:=[.G349]/[.G$1001]" office:value-type="percentage" office:value="0.00110750507099392">
            <text:p>0,110751%</text:p>
          </table:table-cell>
          <table:table-cell table:style-name="ce9" table:formula="of:=[.H349]/[.H$1001]" office:value-type="percentage" office:value="0.000836298320326137">
            <text:p>0,083630%</text:p>
          </table:table-cell>
          <table:table-cell table:style-name="ce9" table:formula="of:=[.I349]/[.I$1001]" office:value-type="percentage" office:value="0.00540914361648927">
            <text:p>0,540914%</text:p>
          </table:table-cell>
          <table:table-cell table:style-name="ce9" table:formula="of:=[.J349]/[.J$1001]" office:value-type="percentage" office:value="0.00276497400085941">
            <text:p>0,276497%</text:p>
          </table:table-cell>
          <table:table-cell table:style-name="ce10" table:formula="of:=SUMPRODUCT([.B$1:.E$1];[.L349:.O349])" office:value-type="percentage" office:value="0.00195354757930277">
            <text:p>0,195354757930277000%</text:p>
          </table:table-cell>
        </table:table-row>
        <table:table-row table:style-name="ro3">
          <table:table-cell office:value-type="string">
            <text:p>cg</text:p>
          </table:table-cell>
          <table:table-cell table:style-name="ce5" table:formula="of:=VLOOKUP([.$A350];[corpusies.$D$1:.$E$1000];2;0)" office:value-type="float" office:value="44">
            <text:p>44</text:p>
          </table:table-cell>
          <table:table-cell table:style-name="ce5" table:formula="of:=VLOOKUP([.$A350];[corpuscat.$D$1:.$E$1000];2;0)" office:value-type="float" office:value="257">
            <text:p>257</text:p>
          </table:table-cell>
          <table:table-cell table:style-name="ce5" table:formula="of:=VLOOKUP([.$A350];[corpusen.$D$1:.$E$1000];2;0)" office:value-type="float" office:value="0">
            <text:p>#N/D</text:p>
          </table:table-cell>
          <table:table-cell table:style-name="ce5" table:formula="of:=VLOOKUP([.$A350];[corpuses.$D$1:.$E$1000];2;0)" office:value-type="float" office:value="792">
            <text:p>792</text:p>
          </table:table-cell>
          <table:table-cell table:style-name="ce5"/>
          <table:table-cell table:formula="of:=IF(ISERROR([.B350]);0;[.B350])" office:value-type="float" office:value="44">
            <text:p>44</text:p>
          </table:table-cell>
          <table:table-cell table:formula="of:=IF(ISERROR([.C350]);0;[.C350])" office:value-type="float" office:value="257">
            <text:p>257</text:p>
          </table:table-cell>
          <table:table-cell table:formula="of:=IF(ISERROR([.D350]);0;[.D350])" office:value-type="float" office:value="0">
            <text:p>0</text:p>
          </table:table-cell>
          <table:table-cell table:formula="of:=IF(ISERROR([.E350]);0;[.E350])" office:value-type="float" office:value="792">
            <text:p>792</text:p>
          </table:table-cell>
          <table:table-cell/>
          <table:table-cell table:style-name="ce9" table:formula="of:=[.G350]/[.G$1001]" office:value-type="percentage" office:value="0.0000892494929006085">
            <text:p>0,008925%</text:p>
          </table:table-cell>
          <table:table-cell table:style-name="ce9" table:formula="of:=[.H350]/[.H$1001]" office:value-type="percentage" office:value="0.0000203223022242641">
            <text:p>0,002032%</text:p>
          </table:table-cell>
          <table:table-cell table:style-name="ce9" table:formula="of:=[.I350]/[.I$1001]" office:value-type="percentage" office:value="0">
            <text:p>0,000000%</text:p>
          </table:table-cell>
          <table:table-cell table:style-name="ce9" table:formula="of:=[.J350]/[.J$1001]" office:value-type="percentage" office:value="0.0000163972999526818">
            <text:p>0,001640%</text:p>
          </table:table-cell>
          <table:table-cell table:style-name="ce10" table:formula="of:=SUMPRODUCT([.B$1:.E$1];[.L350:.O350])" office:value-type="percentage" office:value="0.0000377907285232663">
            <text:p>0,003779072852326630%</text:p>
          </table:table-cell>
        </table:table-row>
        <table:table-row table:style-name="ro3">
          <table:table-cell office:value-type="string">
            <text:p>cf</text:p>
          </table:table-cell>
          <table:table-cell table:style-name="ce5" table:formula="of:=VLOOKUP([.$A351];[corpusies.$D$1:.$E$1000];2;0)" office:value-type="float" office:value="48">
            <text:p>48</text:p>
          </table:table-cell>
          <table:table-cell table:style-name="ce5" table:formula="of:=VLOOKUP([.$A351];[corpuscat.$D$1:.$E$1000];2;0)" office:value-type="float" office:value="309">
            <text:p>309</text:p>
          </table:table-cell>
          <table:table-cell table:style-name="ce5" table:formula="of:=VLOOKUP([.$A351];[corpusen.$D$1:.$E$1000];2;0)" office:value-type="float" office:value="0">
            <text:p>#N/D</text:p>
          </table:table-cell>
          <table:table-cell table:style-name="ce5" table:formula="of:=VLOOKUP([.$A351];[corpuses.$D$1:.$E$1000];2;0)" office:value-type="float" office:value="1240">
            <text:p>1240</text:p>
          </table:table-cell>
          <table:table-cell table:style-name="ce5"/>
          <table:table-cell table:formula="of:=IF(ISERROR([.B351]);0;[.B351])" office:value-type="float" office:value="48">
            <text:p>48</text:p>
          </table:table-cell>
          <table:table-cell table:formula="of:=IF(ISERROR([.C351]);0;[.C351])" office:value-type="float" office:value="309">
            <text:p>309</text:p>
          </table:table-cell>
          <table:table-cell table:formula="of:=IF(ISERROR([.D351]);0;[.D351])" office:value-type="float" office:value="0">
            <text:p>0</text:p>
          </table:table-cell>
          <table:table-cell table:formula="of:=IF(ISERROR([.E351]);0;[.E351])" office:value-type="float" office:value="1240">
            <text:p>1240</text:p>
          </table:table-cell>
          <table:table-cell/>
          <table:table-cell table:style-name="ce9" table:formula="of:=[.G351]/[.G$1001]" office:value-type="percentage" office:value="0.0000973630831643002">
            <text:p>0,009736%</text:p>
          </table:table-cell>
          <table:table-cell table:style-name="ce9" table:formula="of:=[.H351]/[.H$1001]" office:value-type="percentage" office:value="0.0000244342077326755">
            <text:p>0,002443%</text:p>
          </table:table-cell>
          <table:table-cell table:style-name="ce9" table:formula="of:=[.I351]/[.I$1001]" office:value-type="percentage" office:value="0">
            <text:p>0,000000%</text:p>
          </table:table-cell>
          <table:table-cell table:style-name="ce9" table:formula="of:=[.J351]/[.J$1001]" office:value-type="percentage" office:value="0.0000256725403299563">
            <text:p>0,002567%</text:p>
          </table:table-cell>
          <table:table-cell table:style-name="ce10" table:formula="of:=SUMPRODUCT([.B$1:.E$1];[.L351:.O351])" office:value-type="percentage" office:value="0.0000442409493680796">
            <text:p>0,004424094936807960%</text:p>
          </table:table-cell>
        </table:table-row>
        <table:table-row table:style-name="ro1">
          <table:table-cell office:value-type="string">
            <text:p>ce</text:p>
          </table:table-cell>
          <table:table-cell table:style-name="ce5" table:formula="of:=VLOOKUP([.$A352];[corpusies.$D$1:.$E$1000];2;0)" office:value-type="float" office:value="3884">
            <text:p>3884</text:p>
          </table:table-cell>
          <table:table-cell table:style-name="ce5" table:formula="of:=VLOOKUP([.$A352];[corpuscat.$D$1:.$E$1000];2;0)" office:value-type="float" office:value="85108">
            <text:p>85108</text:p>
          </table:table-cell>
          <table:table-cell table:style-name="ce5" table:formula="of:=VLOOKUP([.$A352];[corpusen.$D$1:.$E$1000];2;0)" office:value-type="float" office:value="47111">
            <text:p>47111</text:p>
          </table:table-cell>
          <table:table-cell table:style-name="ce5" table:formula="of:=VLOOKUP([.$A352];[corpuses.$D$1:.$E$1000];2;0)" office:value-type="float" office:value="443866">
            <text:p>443866</text:p>
          </table:table-cell>
          <table:table-cell table:style-name="ce5"/>
          <table:table-cell table:formula="of:=IF(ISERROR([.B352]);0;[.B352])" office:value-type="float" office:value="3884">
            <text:p>3884</text:p>
          </table:table-cell>
          <table:table-cell table:formula="of:=IF(ISERROR([.C352]);0;[.C352])" office:value-type="float" office:value="85108">
            <text:p>85108</text:p>
          </table:table-cell>
          <table:table-cell table:formula="of:=IF(ISERROR([.D352]);0;[.D352])" office:value-type="float" office:value="47111">
            <text:p>47111</text:p>
          </table:table-cell>
          <table:table-cell table:formula="of:=IF(ISERROR([.E352]);0;[.E352])" office:value-type="float" office:value="443866">
            <text:p>443866</text:p>
          </table:table-cell>
          <table:table-cell/>
          <table:table-cell table:style-name="ce9" table:formula="of:=[.G352]/[.G$1001]" office:value-type="percentage" office:value="0.00787829614604462">
            <text:p>0,787830%</text:p>
          </table:table-cell>
          <table:table-cell table:style-name="ce9" table:formula="of:=[.H352]/[.H$1001]" office:value-type="percentage" office:value="0.00672992411557459">
            <text:p>0,672992%</text:p>
          </table:table-cell>
          <table:table-cell table:style-name="ce9" table:formula="of:=[.I352]/[.I$1001]" office:value-type="percentage" office:value="0.0070642908800606">
            <text:p>0,706429%</text:p>
          </table:table-cell>
          <table:table-cell table:style-name="ce9" table:formula="of:=[.J352]/[.J$1001]" office:value-type="percentage" office:value="0.00918965144040032">
            <text:p>0,918965%</text:p>
          </table:table-cell>
          <table:table-cell table:style-name="ce10" table:formula="of:=SUMPRODUCT([.B$1:.E$1];[.L352:.O352])" office:value-type="percentage" office:value="0.00784579059861192">
            <text:p>0,784579059861192000%</text:p>
          </table:table-cell>
        </table:table-row>
        <table:table-row table:style-name="ro3">
          <table:table-cell office:value-type="string">
            <text:p>cd</text:p>
          </table:table-cell>
          <table:table-cell table:style-name="ce5" table:formula="of:=VLOOKUP([.$A353];[corpusies.$D$1:.$E$1000];2;0)" office:value-type="float" office:value="88">
            <text:p>88</text:p>
          </table:table-cell>
          <table:table-cell table:style-name="ce5" table:formula="of:=VLOOKUP([.$A353];[corpuscat.$D$1:.$E$1000];2;0)" office:value-type="float" office:value="633">
            <text:p>633</text:p>
          </table:table-cell>
          <table:table-cell table:style-name="ce5" table:formula="of:=VLOOKUP([.$A353];[corpusen.$D$1:.$E$1000];2;0)" office:value-type="float" office:value="125">
            <text:p>125</text:p>
          </table:table-cell>
          <table:table-cell table:style-name="ce5" table:formula="of:=VLOOKUP([.$A353];[corpuses.$D$1:.$E$1000];2;0)" office:value-type="float" office:value="3824">
            <text:p>3824</text:p>
          </table:table-cell>
          <table:table-cell table:style-name="ce5"/>
          <table:table-cell table:formula="of:=IF(ISERROR([.B353]);0;[.B353])" office:value-type="float" office:value="88">
            <text:p>88</text:p>
          </table:table-cell>
          <table:table-cell table:formula="of:=IF(ISERROR([.C353]);0;[.C353])" office:value-type="float" office:value="633">
            <text:p>633</text:p>
          </table:table-cell>
          <table:table-cell table:formula="of:=IF(ISERROR([.D353]);0;[.D353])" office:value-type="float" office:value="125">
            <text:p>125</text:p>
          </table:table-cell>
          <table:table-cell table:formula="of:=IF(ISERROR([.E353]);0;[.E353])" office:value-type="float" office:value="3824">
            <text:p>3824</text:p>
          </table:table-cell>
          <table:table-cell/>
          <table:table-cell table:style-name="ce9" table:formula="of:=[.G353]/[.G$1001]" office:value-type="percentage" office:value="0.000178498985801217">
            <text:p>0,017850%</text:p>
          </table:table-cell>
          <table:table-cell table:style-name="ce9" table:formula="of:=[.H353]/[.H$1001]" office:value-type="percentage" office:value="0.0000500545420543159">
            <text:p>0,005005%</text:p>
          </table:table-cell>
          <table:table-cell table:style-name="ce9" table:formula="of:=[.I353]/[.I$1001]" office:value-type="percentage" office:value="0.0000187437405278507">
            <text:p>0,001874%</text:p>
          </table:table-cell>
          <table:table-cell table:style-name="ce9" table:formula="of:=[.J353]/[.J$1001]" office:value-type="percentage" office:value="0.0000791708017917363">
            <text:p>0,007917%</text:p>
          </table:table-cell>
          <table:table-cell table:style-name="ce10" table:formula="of:=SUMPRODUCT([.B$1:.E$1];[.L353:.O353])" office:value-type="percentage" office:value="0.0000941916729469659">
            <text:p>0,009419167294696590%</text:p>
          </table:table-cell>
        </table:table-row>
        <table:table-row table:style-name="ro3">
          <table:table-cell office:value-type="string">
            <text:p>cç</text:p>
          </table:table-cell>
          <table:table-cell table:style-name="ce5" table:formula="of:=VLOOKUP([.$A354];[corpusies.$D$1:.$E$1000];2;0)" office:value-type="float" office:value="0">
            <text:p>#N/D</text:p>
          </table:table-cell>
          <table:table-cell table:style-name="ce5" table:formula="of:=VLOOKUP([.$A354];[corpuscat.$D$1:.$E$1000];2;0)" office:value-type="float" office:value="1">
            <text:p>1</text:p>
          </table:table-cell>
          <table:table-cell table:style-name="ce5" table:formula="of:=VLOOKUP([.$A354];[corpusen.$D$1:.$E$1000];2;0)" office:value-type="float" office:value="0">
            <text:p>#N/D</text:p>
          </table:table-cell>
          <table:table-cell table:style-name="ce5" table:formula="of:=VLOOKUP([.$A354];[corpuses.$D$1:.$E$1000];2;0)" office:value-type="float" office:value="5">
            <text:p>5</text:p>
          </table:table-cell>
          <table:table-cell table:style-name="ce5"/>
          <table:table-cell table:formula="of:=IF(ISERROR([.B354]);0;[.B354])" office:value-type="float" office:value="0">
            <text:p>0</text:p>
          </table:table-cell>
          <table:table-cell table:formula="of:=IF(ISERROR([.C354]);0;[.C354])" office:value-type="float" office:value="1">
            <text:p>1</text:p>
          </table:table-cell>
          <table:table-cell table:formula="of:=IF(ISERROR([.D354]);0;[.D354])" office:value-type="float" office:value="0">
            <text:p>0</text:p>
          </table:table-cell>
          <table:table-cell table:formula="of:=IF(ISERROR([.E354]);0;[.E354])" office:value-type="float" office:value="5">
            <text:p>5</text:p>
          </table:table-cell>
          <table:table-cell/>
          <table:table-cell table:style-name="ce9" table:formula="of:=[.G354]/[.G$1001]" office:value-type="percentage" office:value="0">
            <text:p>0,000000%</text:p>
          </table:table-cell>
          <table:table-cell table:style-name="ce9" table:formula="of:=[.H354]/[.H$1001]" office:value-type="percentage" office:value="0.0000000790751059309888">
            <text:p>0,000008%</text:p>
          </table:table-cell>
          <table:table-cell table:style-name="ce9" table:formula="of:=[.I354]/[.I$1001]" office:value-type="percentage" office:value="0">
            <text:p>0,000000%</text:p>
          </table:table-cell>
          <table:table-cell table:style-name="ce9" table:formula="of:=[.J354]/[.J$1001]" office:value-type="percentage" office:value="0.000000103518307782082">
            <text:p>0,000010%</text:p>
          </table:table-cell>
          <table:table-cell table:style-name="ce10" table:formula="of:=SUMPRODUCT([.B$1:.E$1];[.L354:.O354])" office:value-type="percentage" office:value="0.0000000547780241139212">
            <text:p>0,000005477802411392%</text:p>
          </table:table-cell>
        </table:table-row>
        <table:table-row table:style-name="ro3">
          <table:table-cell office:value-type="string">
            <text:p>c´</text:p>
          </table:table-cell>
          <table:table-cell table:style-name="ce5" table:formula="of:=VLOOKUP([.$A355];[corpusies.$D$1:.$E$1000];2;0)" office:value-type="float" office:value="54">
            <text:p>54</text:p>
          </table:table-cell>
          <table:table-cell table:style-name="ce5" table:formula="of:=VLOOKUP([.$A355];[corpuscat.$D$1:.$E$1000];2;0)" office:value-type="float" office:value="3693">
            <text:p>3693</text:p>
          </table:table-cell>
          <table:table-cell table:style-name="ce5" table:formula="of:=VLOOKUP([.$A355];[corpusen.$D$1:.$E$1000];2;0)" office:value-type="float" office:value="0">
            <text:p>#N/D</text:p>
          </table:table-cell>
          <table:table-cell table:style-name="ce5" table:formula="of:=VLOOKUP([.$A355];[corpuses.$D$1:.$E$1000];2;0)" office:value-type="float" office:value="42747">
            <text:p>42747</text:p>
          </table:table-cell>
          <table:table-cell table:style-name="ce5"/>
          <table:table-cell table:formula="of:=IF(ISERROR([.B355]);0;[.B355])" office:value-type="float" office:value="54">
            <text:p>54</text:p>
          </table:table-cell>
          <table:table-cell table:formula="of:=IF(ISERROR([.C355]);0;[.C355])" office:value-type="float" office:value="3693">
            <text:p>3693</text:p>
          </table:table-cell>
          <table:table-cell table:formula="of:=IF(ISERROR([.D355]);0;[.D355])" office:value-type="float" office:value="0">
            <text:p>0</text:p>
          </table:table-cell>
          <table:table-cell table:formula="of:=IF(ISERROR([.E355]);0;[.E355])" office:value-type="float" office:value="42747">
            <text:p>42747</text:p>
          </table:table-cell>
          <table:table-cell/>
          <table:table-cell table:style-name="ce9" table:formula="of:=[.G355]/[.G$1001]" office:value-type="percentage" office:value="0.000109533468559838">
            <text:p>0,010953%</text:p>
          </table:table-cell>
          <table:table-cell table:style-name="ce9" table:formula="of:=[.H355]/[.H$1001]" office:value-type="percentage" office:value="0.000292024366203142">
            <text:p>0,029202%</text:p>
          </table:table-cell>
          <table:table-cell table:style-name="ce9" table:formula="of:=[.I355]/[.I$1001]" office:value-type="percentage" office:value="0">
            <text:p>0,000000%</text:p>
          </table:table-cell>
          <table:table-cell table:style-name="ce9" table:formula="of:=[.J355]/[.J$1001]" office:value-type="percentage" office:value="0.000885019420552131">
            <text:p>0,088502%</text:p>
          </table:table-cell>
          <table:table-cell table:style-name="ce10" table:formula="of:=SUMPRODUCT([.B$1:.E$1];[.L355:.O355])" office:value-type="percentage" office:value="0.000385973176594533">
            <text:p>0,038597317659453300%</text:p>
          </table:table-cell>
        </table:table-row>
        <table:table-row table:style-name="ro3">
          <table:table-cell office:value-type="string">
            <text:p>bz</text:p>
          </table:table-cell>
          <table:table-cell table:style-name="ce5" table:formula="of:=VLOOKUP([.$A356];[corpusies.$D$1:.$E$1000];2;0)" office:value-type="float" office:value="0">
            <text:p>#N/D</text:p>
          </table:table-cell>
          <table:table-cell table:style-name="ce5" table:formula="of:=VLOOKUP([.$A356];[corpuscat.$D$1:.$E$1000];2;0)" office:value-type="float" office:value="167">
            <text:p>167</text:p>
          </table:table-cell>
          <table:table-cell table:style-name="ce5" table:formula="of:=VLOOKUP([.$A356];[corpusen.$D$1:.$E$1000];2;0)" office:value-type="float" office:value="21">
            <text:p>21</text:p>
          </table:table-cell>
          <table:table-cell table:style-name="ce5" table:formula="of:=VLOOKUP([.$A356];[corpuses.$D$1:.$E$1000];2;0)" office:value-type="float" office:value="408">
            <text:p>408</text:p>
          </table:table-cell>
          <table:table-cell table:style-name="ce5"/>
          <table:table-cell table:formula="of:=IF(ISERROR([.B356]);0;[.B356])" office:value-type="float" office:value="0">
            <text:p>0</text:p>
          </table:table-cell>
          <table:table-cell table:formula="of:=IF(ISERROR([.C356]);0;[.C356])" office:value-type="float" office:value="167">
            <text:p>167</text:p>
          </table:table-cell>
          <table:table-cell table:formula="of:=IF(ISERROR([.D356]);0;[.D356])" office:value-type="float" office:value="21">
            <text:p>21</text:p>
          </table:table-cell>
          <table:table-cell table:formula="of:=IF(ISERROR([.E356]);0;[.E356])" office:value-type="float" office:value="408">
            <text:p>408</text:p>
          </table:table-cell>
          <table:table-cell/>
          <table:table-cell table:style-name="ce9" table:formula="of:=[.G356]/[.G$1001]" office:value-type="percentage" office:value="0">
            <text:p>0,000000%</text:p>
          </table:table-cell>
          <table:table-cell table:style-name="ce9" table:formula="of:=[.H356]/[.H$1001]" office:value-type="percentage" office:value="0.0000132055426904751">
            <text:p>0,001321%</text:p>
          </table:table-cell>
          <table:table-cell table:style-name="ce9" table:formula="of:=[.I356]/[.I$1001]" office:value-type="percentage" office:value="0.00000314894840867892">
            <text:p>0,000315%</text:p>
          </table:table-cell>
          <table:table-cell table:style-name="ce9" table:formula="of:=[.J356]/[.J$1001]" office:value-type="percentage" office:value="0.00000844709391501789">
            <text:p>0,000845%</text:p>
          </table:table-cell>
          <table:table-cell table:style-name="ce10" table:formula="of:=SUMPRODUCT([.B$1:.E$1];[.L356:.O356])" office:value-type="percentage" office:value="0.0000068106858225158">
            <text:p>0,000681068582251580%</text:p>
          </table:table-cell>
        </table:table-row>
        <table:table-row table:style-name="ro3">
          <table:table-cell office:value-type="string">
            <text:p>by</text:p>
          </table:table-cell>
          <table:table-cell table:style-name="ce5" table:formula="of:=VLOOKUP([.$A357];[corpusies.$D$1:.$E$1000];2;0)" office:value-type="float" office:value="68">
            <text:p>68</text:p>
          </table:table-cell>
          <table:table-cell table:style-name="ce5" table:formula="of:=VLOOKUP([.$A357];[corpuscat.$D$1:.$E$1000];2;0)" office:value-type="float" office:value="597">
            <text:p>597</text:p>
          </table:table-cell>
          <table:table-cell table:style-name="ce5" table:formula="of:=VLOOKUP([.$A357];[corpusen.$D$1:.$E$1000];2;0)" office:value-type="float" office:value="9872">
            <text:p>9872</text:p>
          </table:table-cell>
          <table:table-cell table:style-name="ce5" table:formula="of:=VLOOKUP([.$A357];[corpuses.$D$1:.$E$1000];2;0)" office:value-type="float" office:value="4013">
            <text:p>4013</text:p>
          </table:table-cell>
          <table:table-cell table:style-name="ce5"/>
          <table:table-cell table:formula="of:=IF(ISERROR([.B357]);0;[.B357])" office:value-type="float" office:value="68">
            <text:p>68</text:p>
          </table:table-cell>
          <table:table-cell table:formula="of:=IF(ISERROR([.C357]);0;[.C357])" office:value-type="float" office:value="597">
            <text:p>597</text:p>
          </table:table-cell>
          <table:table-cell table:formula="of:=IF(ISERROR([.D357]);0;[.D357])" office:value-type="float" office:value="9872">
            <text:p>9872</text:p>
          </table:table-cell>
          <table:table-cell table:formula="of:=IF(ISERROR([.E357]);0;[.E357])" office:value-type="float" office:value="4013">
            <text:p>4013</text:p>
          </table:table-cell>
          <table:table-cell/>
          <table:table-cell table:style-name="ce9" table:formula="of:=[.G357]/[.G$1001]" office:value-type="percentage" office:value="0.000137931034482759">
            <text:p>0,013793%</text:p>
          </table:table-cell>
          <table:table-cell table:style-name="ce9" table:formula="of:=[.H357]/[.H$1001]" office:value-type="percentage" office:value="0.0000472078382408003">
            <text:p>0,004721%</text:p>
          </table:table-cell>
          <table:table-cell table:style-name="ce9" table:formula="of:=[.I357]/[.I$1001]" office:value-type="percentage" office:value="0.00148030565192754">
            <text:p>0,148031%</text:p>
          </table:table-cell>
          <table:table-cell table:style-name="ce9" table:formula="of:=[.J357]/[.J$1001]" office:value-type="percentage" office:value="0.000083083793825899">
            <text:p>0,008308%</text:p>
          </table:table-cell>
          <table:table-cell table:style-name="ce10" table:formula="of:=SUMPRODUCT([.B$1:.E$1];[.L357:.O357])" office:value-type="percentage" office:value="0.000228497365157591">
            <text:p>0,022849736515759100%</text:p>
          </table:table-cell>
        </table:table-row>
        <table:table-row table:style-name="ro3">
          <table:table-cell office:value-type="string">
            <text:p>bx</text:p>
          </table:table-cell>
          <table:table-cell table:style-name="ce5" table:formula="of:=VLOOKUP([.$A358];[corpusies.$D$1:.$E$1000];2;0)" office:value-type="float" office:value="0">
            <text:p>#N/D</text:p>
          </table:table-cell>
          <table:table-cell table:style-name="ce5" table:formula="of:=VLOOKUP([.$A358];[corpuscat.$D$1:.$E$1000];2;0)" office:value-type="float" office:value="45">
            <text:p>45</text:p>
          </table:table-cell>
          <table:table-cell table:style-name="ce5" table:formula="of:=VLOOKUP([.$A358];[corpusen.$D$1:.$E$1000];2;0)" office:value-type="float" office:value="1">
            <text:p>1</text:p>
          </table:table-cell>
          <table:table-cell table:style-name="ce5" table:formula="of:=VLOOKUP([.$A358];[corpuses.$D$1:.$E$1000];2;0)" office:value-type="float" office:value="379">
            <text:p>379</text:p>
          </table:table-cell>
          <table:table-cell table:style-name="ce5"/>
          <table:table-cell table:formula="of:=IF(ISERROR([.B358]);0;[.B358])" office:value-type="float" office:value="0">
            <text:p>0</text:p>
          </table:table-cell>
          <table:table-cell table:formula="of:=IF(ISERROR([.C358]);0;[.C358])" office:value-type="float" office:value="45">
            <text:p>45</text:p>
          </table:table-cell>
          <table:table-cell table:formula="of:=IF(ISERROR([.D358]);0;[.D358])" office:value-type="float" office:value="1">
            <text:p>1</text:p>
          </table:table-cell>
          <table:table-cell table:formula="of:=IF(ISERROR([.E358]);0;[.E358])" office:value-type="float" office:value="379">
            <text:p>379</text:p>
          </table:table-cell>
          <table:table-cell/>
          <table:table-cell table:style-name="ce9" table:formula="of:=[.G358]/[.G$1001]" office:value-type="percentage" office:value="0">
            <text:p>0,000000%</text:p>
          </table:table-cell>
          <table:table-cell table:style-name="ce9" table:formula="of:=[.H358]/[.H$1001]" office:value-type="percentage" office:value="0.0000035583797668945">
            <text:p>0,000356%</text:p>
          </table:table-cell>
          <table:table-cell table:style-name="ce9" table:formula="of:=[.I358]/[.I$1001]" office:value-type="percentage" office:value="0.000000149949924222806">
            <text:p>0,000015%</text:p>
          </table:table-cell>
          <table:table-cell table:style-name="ce9" table:formula="of:=[.J358]/[.J$1001]" office:value-type="percentage" office:value="0.00000784668772988181">
            <text:p>0,000785%</text:p>
          </table:table-cell>
          <table:table-cell table:style-name="ce10" table:formula="of:=SUMPRODUCT([.B$1:.E$1];[.L358:.O358])" office:value-type="percentage" office:value="0.00000343651524145517">
            <text:p>0,000343651524145517%</text:p>
          </table:table-cell>
        </table:table-row>
        <table:table-row table:style-name="ro3">
          <table:table-cell office:value-type="string">
            <text:p>bw</text:p>
          </table:table-cell>
          <table:table-cell table:style-name="ce5" table:formula="of:=VLOOKUP([.$A359];[corpusies.$D$1:.$E$1000];2;0)" office:value-type="float" office:value="7">
            <text:p>7</text:p>
          </table:table-cell>
          <table:table-cell table:style-name="ce5" table:formula="of:=VLOOKUP([.$A359];[corpuscat.$D$1:.$E$1000];2;0)" office:value-type="float" office:value="104">
            <text:p>104</text:p>
          </table:table-cell>
          <table:table-cell table:style-name="ce5" table:formula="of:=VLOOKUP([.$A359];[corpusen.$D$1:.$E$1000];2;0)" office:value-type="float" office:value="135">
            <text:p>135</text:p>
          </table:table-cell>
          <table:table-cell table:style-name="ce5" table:formula="of:=VLOOKUP([.$A359];[corpuses.$D$1:.$E$1000];2;0)" office:value-type="float" office:value="503">
            <text:p>503</text:p>
          </table:table-cell>
          <table:table-cell table:style-name="ce5"/>
          <table:table-cell table:formula="of:=IF(ISERROR([.B359]);0;[.B359])" office:value-type="float" office:value="7">
            <text:p>7</text:p>
          </table:table-cell>
          <table:table-cell table:formula="of:=IF(ISERROR([.C359]);0;[.C359])" office:value-type="float" office:value="104">
            <text:p>104</text:p>
          </table:table-cell>
          <table:table-cell table:formula="of:=IF(ISERROR([.D359]);0;[.D359])" office:value-type="float" office:value="135">
            <text:p>135</text:p>
          </table:table-cell>
          <table:table-cell table:formula="of:=IF(ISERROR([.E359]);0;[.E359])" office:value-type="float" office:value="503">
            <text:p>503</text:p>
          </table:table-cell>
          <table:table-cell/>
          <table:table-cell table:style-name="ce9" table:formula="of:=[.G359]/[.G$1001]" office:value-type="percentage" office:value="0.0000141987829614604">
            <text:p>0,001420%</text:p>
          </table:table-cell>
          <table:table-cell table:style-name="ce9" table:formula="of:=[.H359]/[.H$1001]" office:value-type="percentage" office:value="0.00000822381101682283">
            <text:p>0,000822%</text:p>
          </table:table-cell>
          <table:table-cell table:style-name="ce9" table:formula="of:=[.I359]/[.I$1001]" office:value-type="percentage" office:value="0.0000202432397700788">
            <text:p>0,002024%</text:p>
          </table:table-cell>
          <table:table-cell table:style-name="ce9" table:formula="of:=[.J359]/[.J$1001]" office:value-type="percentage" office:value="0.0000104139417628774">
            <text:p>0,001041%</text:p>
          </table:table-cell>
          <table:table-cell table:style-name="ce10" table:formula="of:=SUMPRODUCT([.B$1:.E$1];[.L359:.O359])" office:value-type="percentage" office:value="0.0000118752846993561">
            <text:p>0,001187528469935610%</text:p>
          </table:table-cell>
        </table:table-row>
        <table:table-row table:style-name="ro3">
          <table:table-cell office:value-type="string">
            <text:p>bv</text:p>
          </table:table-cell>
          <table:table-cell table:style-name="ce5" table:formula="of:=VLOOKUP([.$A360];[corpusies.$D$1:.$E$1000];2;0)" office:value-type="float" office:value="13">
            <text:p>13</text:p>
          </table:table-cell>
          <table:table-cell table:style-name="ce5" table:formula="of:=VLOOKUP([.$A360];[corpuscat.$D$1:.$E$1000];2;0)" office:value-type="float" office:value="371">
            <text:p>371</text:p>
          </table:table-cell>
          <table:table-cell table:style-name="ce5" table:formula="of:=VLOOKUP([.$A360];[corpusen.$D$1:.$E$1000];2;0)" office:value-type="float" office:value="59">
            <text:p>59</text:p>
          </table:table-cell>
          <table:table-cell table:style-name="ce5" table:formula="of:=VLOOKUP([.$A360];[corpuses.$D$1:.$E$1000];2;0)" office:value-type="float" office:value="649">
            <text:p>649</text:p>
          </table:table-cell>
          <table:table-cell table:style-name="ce5"/>
          <table:table-cell table:formula="of:=IF(ISERROR([.B360]);0;[.B360])" office:value-type="float" office:value="13">
            <text:p>13</text:p>
          </table:table-cell>
          <table:table-cell table:formula="of:=IF(ISERROR([.C360]);0;[.C360])" office:value-type="float" office:value="371">
            <text:p>371</text:p>
          </table:table-cell>
          <table:table-cell table:formula="of:=IF(ISERROR([.D360]);0;[.D360])" office:value-type="float" office:value="59">
            <text:p>59</text:p>
          </table:table-cell>
          <table:table-cell table:formula="of:=IF(ISERROR([.E360]);0;[.E360])" office:value-type="float" office:value="649">
            <text:p>649</text:p>
          </table:table-cell>
          <table:table-cell/>
          <table:table-cell table:style-name="ce9" table:formula="of:=[.G360]/[.G$1001]" office:value-type="percentage" office:value="0.000026369168356998">
            <text:p>0,002637%</text:p>
          </table:table-cell>
          <table:table-cell table:style-name="ce9" table:formula="of:=[.H360]/[.H$1001]" office:value-type="percentage" office:value="0.0000293368643003968">
            <text:p>0,002934%</text:p>
          </table:table-cell>
          <table:table-cell table:style-name="ce9" table:formula="of:=[.I360]/[.I$1001]" office:value-type="percentage" office:value="0.00000884704552914554">
            <text:p>0,000885%</text:p>
          </table:table-cell>
          <table:table-cell table:style-name="ce9" table:formula="of:=[.J360]/[.J$1001]" office:value-type="percentage" office:value="0.0000134366763501142">
            <text:p>0,001344%</text:p>
          </table:table-cell>
          <table:table-cell table:style-name="ce10" table:formula="of:=SUMPRODUCT([.B$1:.E$1];[.L360:.O360])" office:value-type="percentage" office:value="0.0000216275172551673">
            <text:p>0,002162751725516730%</text:p>
          </table:table-cell>
        </table:table-row>
        <table:table-row table:style-name="ro3">
          <table:table-cell office:value-type="string">
            <text:p>bu</text:p>
          </table:table-cell>
          <table:table-cell table:style-name="ce5" table:formula="of:=VLOOKUP([.$A361];[corpusies.$D$1:.$E$1000];2;0)" office:value-type="float" office:value="1064">
            <text:p>1064</text:p>
          </table:table-cell>
          <table:table-cell table:style-name="ce5" table:formula="of:=VLOOKUP([.$A361];[corpuscat.$D$1:.$E$1000];2;0)" office:value-type="float" office:value="23127">
            <text:p>23127</text:p>
          </table:table-cell>
          <table:table-cell table:style-name="ce5" table:formula="of:=VLOOKUP([.$A361];[corpusen.$D$1:.$E$1000];2;0)" office:value-type="float" office:value="24456">
            <text:p>24456</text:p>
          </table:table-cell>
          <table:table-cell table:style-name="ce5" table:formula="of:=VLOOKUP([.$A361];[corpuses.$D$1:.$E$1000];2;0)" office:value-type="float" office:value="99137">
            <text:p>99137</text:p>
          </table:table-cell>
          <table:table-cell table:style-name="ce5"/>
          <table:table-cell table:formula="of:=IF(ISERROR([.B361]);0;[.B361])" office:value-type="float" office:value="1064">
            <text:p>1064</text:p>
          </table:table-cell>
          <table:table-cell table:formula="of:=IF(ISERROR([.C361]);0;[.C361])" office:value-type="float" office:value="23127">
            <text:p>23127</text:p>
          </table:table-cell>
          <table:table-cell table:formula="of:=IF(ISERROR([.D361]);0;[.D361])" office:value-type="float" office:value="24456">
            <text:p>24456</text:p>
          </table:table-cell>
          <table:table-cell table:formula="of:=IF(ISERROR([.E361]);0;[.E361])" office:value-type="float" office:value="99137">
            <text:p>99137</text:p>
          </table:table-cell>
          <table:table-cell/>
          <table:table-cell table:style-name="ce9" table:formula="of:=[.G361]/[.G$1001]" office:value-type="percentage" office:value="0.00215821501014199">
            <text:p>0,215822%</text:p>
          </table:table-cell>
          <table:table-cell table:style-name="ce9" table:formula="of:=[.H361]/[.H$1001]" office:value-type="percentage" office:value="0.00182876997486598">
            <text:p>0,182877%</text:p>
          </table:table-cell>
          <table:table-cell table:style-name="ce9" table:formula="of:=[.I361]/[.I$1001]" office:value-type="percentage" office:value="0.00366717534679294">
            <text:p>0,366718%</text:p>
          </table:table-cell>
          <table:table-cell table:style-name="ce9" table:formula="of:=[.J361]/[.J$1001]" office:value-type="percentage" office:value="0.00205249889571845">
            <text:p>0,205250%</text:p>
          </table:table-cell>
          <table:table-cell table:style-name="ce10" table:formula="of:=SUMPRODUCT([.B$1:.E$1];[.L361:.O361])" office:value-type="percentage" office:value="0.00217856269889722">
            <text:p>0,217856269889722000%</text:p>
          </table:table-cell>
        </table:table-row>
        <table:table-row table:style-name="ro3">
          <table:table-cell office:value-type="string">
            <text:p>bt</text:p>
          </table:table-cell>
          <table:table-cell table:style-name="ce5" table:formula="of:=VLOOKUP([.$A362];[corpusies.$D$1:.$E$1000];2;0)" office:value-type="float" office:value="225">
            <text:p>225</text:p>
          </table:table-cell>
          <table:table-cell table:style-name="ce5" table:formula="of:=VLOOKUP([.$A362];[corpuscat.$D$1:.$E$1000];2;0)" office:value-type="float" office:value="2969">
            <text:p>2969</text:p>
          </table:table-cell>
          <table:table-cell table:style-name="ce5" table:formula="of:=VLOOKUP([.$A362];[corpusen.$D$1:.$E$1000];2;0)" office:value-type="float" office:value="1044">
            <text:p>1044</text:p>
          </table:table-cell>
          <table:table-cell table:style-name="ce5" table:formula="of:=VLOOKUP([.$A362];[corpuses.$D$1:.$E$1000];2;0)" office:value-type="float" office:value="9556">
            <text:p>9556</text:p>
          </table:table-cell>
          <table:table-cell table:style-name="ce5"/>
          <table:table-cell table:formula="of:=IF(ISERROR([.B362]);0;[.B362])" office:value-type="float" office:value="225">
            <text:p>225</text:p>
          </table:table-cell>
          <table:table-cell table:formula="of:=IF(ISERROR([.C362]);0;[.C362])" office:value-type="float" office:value="2969">
            <text:p>2969</text:p>
          </table:table-cell>
          <table:table-cell table:formula="of:=IF(ISERROR([.D362]);0;[.D362])" office:value-type="float" office:value="1044">
            <text:p>1044</text:p>
          </table:table-cell>
          <table:table-cell table:formula="of:=IF(ISERROR([.E362]);0;[.E362])" office:value-type="float" office:value="9556">
            <text:p>9556</text:p>
          </table:table-cell>
          <table:table-cell/>
          <table:table-cell table:style-name="ce9" table:formula="of:=[.G362]/[.G$1001]" office:value-type="percentage" office:value="0.000456389452332657">
            <text:p>0,045639%</text:p>
          </table:table-cell>
          <table:table-cell table:style-name="ce9" table:formula="of:=[.H362]/[.H$1001]" office:value-type="percentage" office:value="0.000234773989509106">
            <text:p>0,023477%</text:p>
          </table:table-cell>
          <table:table-cell table:style-name="ce9" table:formula="of:=[.I362]/[.I$1001]" office:value-type="percentage" office:value="0.000156547720888609">
            <text:p>0,015655%</text:p>
          </table:table-cell>
          <table:table-cell table:style-name="ce9" table:formula="of:=[.J362]/[.J$1001]" office:value-type="percentage" office:value="0.000197844189833115">
            <text:p>0,019784%</text:p>
          </table:table-cell>
          <table:table-cell table:style-name="ce10" table:formula="of:=SUMPRODUCT([.B$1:.E$1];[.L362:.O362])" office:value-type="percentage" office:value="0.000282357061591324">
            <text:p>0,028235706159132400%</text:p>
          </table:table-cell>
        </table:table-row>
        <table:table-row table:style-name="ro3">
          <table:table-cell office:value-type="string">
            <text:p>bs</text:p>
          </table:table-cell>
          <table:table-cell table:style-name="ce5" table:formula="of:=VLOOKUP([.$A363];[corpusies.$D$1:.$E$1000];2;0)" office:value-type="float" office:value="175">
            <text:p>175</text:p>
          </table:table-cell>
          <table:table-cell table:style-name="ce5" table:formula="of:=VLOOKUP([.$A363];[corpuscat.$D$1:.$E$1000];2;0)" office:value-type="float" office:value="7240">
            <text:p>7240</text:p>
          </table:table-cell>
          <table:table-cell table:style-name="ce5" table:formula="of:=VLOOKUP([.$A363];[corpusen.$D$1:.$E$1000];2;0)" office:value-type="float" office:value="2452">
            <text:p>2452</text:p>
          </table:table-cell>
          <table:table-cell table:style-name="ce5" table:formula="of:=VLOOKUP([.$A363];[corpuses.$D$1:.$E$1000];2;0)" office:value-type="float" office:value="16801">
            <text:p>16801</text:p>
          </table:table-cell>
          <table:table-cell table:style-name="ce5"/>
          <table:table-cell table:formula="of:=IF(ISERROR([.B363]);0;[.B363])" office:value-type="float" office:value="175">
            <text:p>175</text:p>
          </table:table-cell>
          <table:table-cell table:formula="of:=IF(ISERROR([.C363]);0;[.C363])" office:value-type="float" office:value="7240">
            <text:p>7240</text:p>
          </table:table-cell>
          <table:table-cell table:formula="of:=IF(ISERROR([.D363]);0;[.D363])" office:value-type="float" office:value="2452">
            <text:p>2452</text:p>
          </table:table-cell>
          <table:table-cell table:formula="of:=IF(ISERROR([.E363]);0;[.E363])" office:value-type="float" office:value="16801">
            <text:p>16801</text:p>
          </table:table-cell>
          <table:table-cell/>
          <table:table-cell table:style-name="ce9" table:formula="of:=[.G363]/[.G$1001]" office:value-type="percentage" office:value="0.000354969574036511">
            <text:p>0,035497%</text:p>
          </table:table-cell>
          <table:table-cell table:style-name="ce9" table:formula="of:=[.H363]/[.H$1001]" office:value-type="percentage" office:value="0.000572503766940359">
            <text:p>0,057250%</text:p>
          </table:table-cell>
          <table:table-cell table:style-name="ce9" table:formula="of:=[.I363]/[.I$1001]" office:value-type="percentage" office:value="0.00036767721419432">
            <text:p>0,036768%</text:p>
          </table:table-cell>
          <table:table-cell table:style-name="ce9" table:formula="of:=[.J363]/[.J$1001]" office:value-type="percentage" office:value="0.000347842217809352">
            <text:p>0,034784%</text:p>
          </table:table-cell>
          <table:table-cell table:style-name="ce10" table:formula="of:=SUMPRODUCT([.B$1:.E$1];[.L363:.O363])" office:value-type="percentage" office:value="0.000419362389055299">
            <text:p>0,041936238905529900%</text:p>
          </table:table-cell>
        </table:table-row>
        <table:table-row table:style-name="ro3">
          <table:table-cell office:value-type="string">
            <text:p>br</text:p>
          </table:table-cell>
          <table:table-cell table:style-name="ce5" table:formula="of:=VLOOKUP([.$A364];[corpusies.$D$1:.$E$1000];2;0)" office:value-type="float" office:value="748">
            <text:p>748</text:p>
          </table:table-cell>
          <table:table-cell table:style-name="ce5" table:formula="of:=VLOOKUP([.$A364];[corpuscat.$D$1:.$E$1000];2;0)" office:value-type="float" office:value="40950">
            <text:p>40950</text:p>
          </table:table-cell>
          <table:table-cell table:style-name="ce5" table:formula="of:=VLOOKUP([.$A364];[corpusen.$D$1:.$E$1000];2;0)" office:value-type="float" office:value="13245">
            <text:p>13245</text:p>
          </table:table-cell>
          <table:table-cell table:style-name="ce5" table:formula="of:=VLOOKUP([.$A364];[corpuses.$D$1:.$E$1000];2;0)" office:value-type="float" office:value="162641">
            <text:p>162641</text:p>
          </table:table-cell>
          <table:table-cell table:style-name="ce5"/>
          <table:table-cell table:formula="of:=IF(ISERROR([.B364]);0;[.B364])" office:value-type="float" office:value="748">
            <text:p>748</text:p>
          </table:table-cell>
          <table:table-cell table:formula="of:=IF(ISERROR([.C364]);0;[.C364])" office:value-type="float" office:value="40950">
            <text:p>40950</text:p>
          </table:table-cell>
          <table:table-cell table:formula="of:=IF(ISERROR([.D364]);0;[.D364])" office:value-type="float" office:value="13245">
            <text:p>13245</text:p>
          </table:table-cell>
          <table:table-cell table:formula="of:=IF(ISERROR([.E364]);0;[.E364])" office:value-type="float" office:value="162641">
            <text:p>162641</text:p>
          </table:table-cell>
          <table:table-cell/>
          <table:table-cell table:style-name="ce9" table:formula="of:=[.G364]/[.G$1001]" office:value-type="percentage" office:value="0.00151724137931034">
            <text:p>0,151724%</text:p>
          </table:table-cell>
          <table:table-cell table:style-name="ce9" table:formula="of:=[.H364]/[.H$1001]" office:value-type="percentage" office:value="0.00323812558787399">
            <text:p>0,323813%</text:p>
          </table:table-cell>
          <table:table-cell table:style-name="ce9" table:formula="of:=[.I364]/[.I$1001]" office:value-type="percentage" office:value="0.00198608674633106">
            <text:p>0,198609%</text:p>
          </table:table-cell>
          <table:table-cell table:style-name="ce9" table:formula="of:=[.J364]/[.J$1001]" office:value-type="percentage" office:value="0.00336726421919712">
            <text:p>0,336726%</text:p>
          </table:table-cell>
          <table:table-cell table:style-name="ce10" table:formula="of:=SUMPRODUCT([.B$1:.E$1];[.L364:.O364])" office:value-type="percentage" office:value="0.00263539803054754">
            <text:p>0,263539803054754000%</text:p>
          </table:table-cell>
        </table:table-row>
        <table:table-row table:style-name="ro3">
          <table:table-cell office:value-type="string">
            <text:p>bq</text:p>
          </table:table-cell>
          <table:table-cell table:style-name="ce5" table:formula="of:=VLOOKUP([.$A365];[corpusies.$D$1:.$E$1000];2;0)" office:value-type="float" office:value="0">
            <text:p>#N/D</text:p>
          </table:table-cell>
          <table:table-cell table:style-name="ce5" table:formula="of:=VLOOKUP([.$A365];[corpuscat.$D$1:.$E$1000];2;0)" office:value-type="float" office:value="6">
            <text:p>6</text:p>
          </table:table-cell>
          <table:table-cell table:style-name="ce5" table:formula="of:=VLOOKUP([.$A365];[corpusen.$D$1:.$E$1000];2;0)" office:value-type="float" office:value="0">
            <text:p>#N/D</text:p>
          </table:table-cell>
          <table:table-cell table:style-name="ce5" table:formula="of:=VLOOKUP([.$A365];[corpuses.$D$1:.$E$1000];2;0)" office:value-type="float" office:value="67">
            <text:p>67</text:p>
          </table:table-cell>
          <table:table-cell table:style-name="ce5"/>
          <table:table-cell table:formula="of:=IF(ISERROR([.B365]);0;[.B365])" office:value-type="float" office:value="0">
            <text:p>0</text:p>
          </table:table-cell>
          <table:table-cell table:formula="of:=IF(ISERROR([.C365]);0;[.C365])" office:value-type="float" office:value="6">
            <text:p>6</text:p>
          </table:table-cell>
          <table:table-cell table:formula="of:=IF(ISERROR([.D365]);0;[.D365])" office:value-type="float" office:value="0">
            <text:p>0</text:p>
          </table:table-cell>
          <table:table-cell table:formula="of:=IF(ISERROR([.E365]);0;[.E365])" office:value-type="float" office:value="67">
            <text:p>67</text:p>
          </table:table-cell>
          <table:table-cell/>
          <table:table-cell table:style-name="ce9" table:formula="of:=[.G365]/[.G$1001]" office:value-type="percentage" office:value="0">
            <text:p>0,000000%</text:p>
          </table:table-cell>
          <table:table-cell table:style-name="ce9" table:formula="of:=[.H365]/[.H$1001]" office:value-type="percentage" office:value="0.000000474450635585933">
            <text:p>0,000047%</text:p>
          </table:table-cell>
          <table:table-cell table:style-name="ce9" table:formula="of:=[.I365]/[.I$1001]" office:value-type="percentage" office:value="0">
            <text:p>0,000000%</text:p>
          </table:table-cell>
          <table:table-cell table:style-name="ce9" table:formula="of:=[.J365]/[.J$1001]" office:value-type="percentage" office:value="0.0000013871453242799">
            <text:p>0,000139%</text:p>
          </table:table-cell>
          <table:table-cell table:style-name="ce10" table:formula="of:=SUMPRODUCT([.B$1:.E$1];[.L365:.O365])" office:value-type="percentage" office:value="0.000000558478787959749">
            <text:p>0,000055847878795975%</text:p>
          </table:table-cell>
        </table:table-row>
        <table:table-row table:style-name="ro3">
          <table:table-cell office:value-type="string">
            <text:p>bp</text:p>
          </table:table-cell>
          <table:table-cell table:style-name="ce5" table:formula="of:=VLOOKUP([.$A366];[corpusies.$D$1:.$E$1000];2;0)" office:value-type="float" office:value="9">
            <text:p>9</text:p>
          </table:table-cell>
          <table:table-cell table:style-name="ce5" table:formula="of:=VLOOKUP([.$A366];[corpuscat.$D$1:.$E$1000];2;0)" office:value-type="float" office:value="217">
            <text:p>217</text:p>
          </table:table-cell>
          <table:table-cell table:style-name="ce5" table:formula="of:=VLOOKUP([.$A366];[corpusen.$D$1:.$E$1000];2;0)" office:value-type="float" office:value="144">
            <text:p>144</text:p>
          </table:table-cell>
          <table:table-cell table:style-name="ce5" table:formula="of:=VLOOKUP([.$A366];[corpuses.$D$1:.$E$1000];2;0)" office:value-type="float" office:value="716">
            <text:p>716</text:p>
          </table:table-cell>
          <table:table-cell table:style-name="ce5"/>
          <table:table-cell table:formula="of:=IF(ISERROR([.B366]);0;[.B366])" office:value-type="float" office:value="9">
            <text:p>9</text:p>
          </table:table-cell>
          <table:table-cell table:formula="of:=IF(ISERROR([.C366]);0;[.C366])" office:value-type="float" office:value="217">
            <text:p>217</text:p>
          </table:table-cell>
          <table:table-cell table:formula="of:=IF(ISERROR([.D366]);0;[.D366])" office:value-type="float" office:value="144">
            <text:p>144</text:p>
          </table:table-cell>
          <table:table-cell table:formula="of:=IF(ISERROR([.E366]);0;[.E366])" office:value-type="float" office:value="716">
            <text:p>716</text:p>
          </table:table-cell>
          <table:table-cell/>
          <table:table-cell table:style-name="ce9" table:formula="of:=[.G366]/[.G$1001]" office:value-type="percentage" office:value="0.0000182555780933063">
            <text:p>0,001826%</text:p>
          </table:table-cell>
          <table:table-cell table:style-name="ce9" table:formula="of:=[.H366]/[.H$1001]" office:value-type="percentage" office:value="0.0000171592979870246">
            <text:p>0,001716%</text:p>
          </table:table-cell>
          <table:table-cell table:style-name="ce9" table:formula="of:=[.I366]/[.I$1001]" office:value-type="percentage" office:value="0.000021592789088084">
            <text:p>0,002159%</text:p>
          </table:table-cell>
          <table:table-cell table:style-name="ce9" table:formula="of:=[.J366]/[.J$1001]" office:value-type="percentage" office:value="0.0000148238216743941">
            <text:p>0,001482%</text:p>
          </table:table-cell>
          <table:table-cell table:style-name="ce10" table:formula="of:=SUMPRODUCT([.B$1:.E$1];[.L366:.O366])" office:value-type="percentage" office:value="0.0000172308882352259">
            <text:p>0,001723088823522590%</text:p>
          </table:table-cell>
        </table:table-row>
        <table:table-row table:style-name="ro1">
          <table:table-cell office:value-type="string">
            <text:p>bo</text:p>
          </table:table-cell>
          <table:table-cell table:style-name="ce5" table:formula="of:=VLOOKUP([.$A367];[corpusies.$D$1:.$E$1000];2;0)" office:value-type="float" office:value="1530">
            <text:p>1530</text:p>
          </table:table-cell>
          <table:table-cell table:style-name="ce5" table:formula="of:=VLOOKUP([.$A367];[corpuscat.$D$1:.$E$1000];2;0)" office:value-type="float" office:value="47722">
            <text:p>47722</text:p>
          </table:table-cell>
          <table:table-cell table:style-name="ce5" table:formula="of:=VLOOKUP([.$A367];[corpusen.$D$1:.$E$1000];2;0)" office:value-type="float" office:value="18411">
            <text:p>18411</text:p>
          </table:table-cell>
          <table:table-cell table:style-name="ce5" table:formula="of:=VLOOKUP([.$A367];[corpuses.$D$1:.$E$1000];2;0)" office:value-type="float" office:value="164172">
            <text:p>164172</text:p>
          </table:table-cell>
          <table:table-cell table:style-name="ce5"/>
          <table:table-cell table:formula="of:=IF(ISERROR([.B367]);0;[.B367])" office:value-type="float" office:value="1530">
            <text:p>1530</text:p>
          </table:table-cell>
          <table:table-cell table:formula="of:=IF(ISERROR([.C367]);0;[.C367])" office:value-type="float" office:value="47722">
            <text:p>47722</text:p>
          </table:table-cell>
          <table:table-cell table:formula="of:=IF(ISERROR([.D367]);0;[.D367])" office:value-type="float" office:value="18411">
            <text:p>18411</text:p>
          </table:table-cell>
          <table:table-cell table:formula="of:=IF(ISERROR([.E367]);0;[.E367])" office:value-type="float" office:value="164172">
            <text:p>164172</text:p>
          </table:table-cell>
          <table:table-cell/>
          <table:table-cell table:style-name="ce9" table:formula="of:=[.G367]/[.G$1001]" office:value-type="percentage" office:value="0.00310344827586207">
            <text:p>0,310345%</text:p>
          </table:table-cell>
          <table:table-cell table:style-name="ce9" table:formula="of:=[.H367]/[.H$1001]" office:value-type="percentage" office:value="0.00377362220523865">
            <text:p>0,377362%</text:p>
          </table:table-cell>
          <table:table-cell table:style-name="ce9" table:formula="of:=[.I367]/[.I$1001]" office:value-type="percentage" office:value="0.00276072805486608">
            <text:p>0,276073%</text:p>
          </table:table-cell>
          <table:table-cell table:style-name="ce9" table:formula="of:=[.J367]/[.J$1001]" office:value-type="percentage" office:value="0.00339896152503999">
            <text:p>0,339896%</text:p>
          </table:table-cell>
          <table:table-cell table:style-name="ce10" table:formula="of:=SUMPRODUCT([.B$1:.E$1];[.L367:.O367])" office:value-type="percentage" office:value="0.00335888240732882">
            <text:p>0,335888240732882000%</text:p>
          </table:table-cell>
        </table:table-row>
        <table:table-row table:style-name="ro3">
          <table:table-cell office:value-type="string">
            <text:p>bñ</text:p>
          </table:table-cell>
          <table:table-cell table:style-name="ce5" table:formula="of:=VLOOKUP([.$A368];[corpusies.$D$1:.$E$1000];2;0)" office:value-type="float" office:value="0">
            <text:p>#N/D</text:p>
          </table:table-cell>
          <table:table-cell table:style-name="ce5" table:formula="of:=VLOOKUP([.$A368];[corpuscat.$D$1:.$E$1000];2;0)" office:value-type="float" office:value="0">
            <text:p>#N/D</text:p>
          </table:table-cell>
          <table:table-cell table:style-name="ce5" table:formula="of:=VLOOKUP([.$A368];[corpusen.$D$1:.$E$1000];2;0)" office:value-type="float" office:value="0">
            <text:p>#N/D</text:p>
          </table:table-cell>
          <table:table-cell table:style-name="ce5" table:formula="of:=VLOOKUP([.$A368];[corpuses.$D$1:.$E$1000];2;0)" office:value-type="float" office:value="2">
            <text:p>2</text:p>
          </table:table-cell>
          <table:table-cell table:style-name="ce5"/>
          <table:table-cell table:formula="of:=IF(ISERROR([.B368]);0;[.B368])" office:value-type="float" office:value="0">
            <text:p>0</text:p>
          </table:table-cell>
          <table:table-cell table:formula="of:=IF(ISERROR([.C368]);0;[.C368])" office:value-type="float" office:value="0">
            <text:p>0</text:p>
          </table:table-cell>
          <table:table-cell table:formula="of:=IF(ISERROR([.D368]);0;[.D368])" office:value-type="float" office:value="0">
            <text:p>0</text:p>
          </table:table-cell>
          <table:table-cell table:formula="of:=IF(ISERROR([.E368]);0;[.E368])" office:value-type="float" office:value="2">
            <text:p>2</text:p>
          </table:table-cell>
          <table:table-cell/>
          <table:table-cell table:style-name="ce9" table:formula="of:=[.G368]/[.G$1001]" office:value-type="percentage" office:value="0">
            <text:p>0,000000%</text:p>
          </table:table-cell>
          <table:table-cell table:style-name="ce9" table:formula="of:=[.H368]/[.H$1001]" office:value-type="percentage" office:value="0">
            <text:p>0,000000%</text:p>
          </table:table-cell>
          <table:table-cell table:style-name="ce9" table:formula="of:=[.I368]/[.I$1001]" office:value-type="percentage" office:value="0">
            <text:p>0,000000%</text:p>
          </table:table-cell>
          <table:table-cell table:style-name="ce9" table:formula="of:=[.J368]/[.J$1001]" office:value-type="percentage" office:value="0.0000000414073231128328">
            <text:p>0,000004%</text:p>
          </table:table-cell>
          <table:table-cell table:style-name="ce10" table:formula="of:=SUMPRODUCT([.B$1:.E$1];[.L368:.O368])" office:value-type="percentage" office:value="0.0000000124221969338498">
            <text:p>0,000001242219693385%</text:p>
          </table:table-cell>
        </table:table-row>
        <table:table-row table:style-name="ro3">
          <table:table-cell office:value-type="string">
            <text:p>bn</text:p>
          </table:table-cell>
          <table:table-cell table:style-name="ce5" table:formula="of:=VLOOKUP([.$A369];[corpusies.$D$1:.$E$1000];2;0)" office:value-type="float" office:value="0">
            <text:p>#N/D</text:p>
          </table:table-cell>
          <table:table-cell table:style-name="ce5" table:formula="of:=VLOOKUP([.$A369];[corpuscat.$D$1:.$E$1000];2;0)" office:value-type="float" office:value="1390">
            <text:p>1390</text:p>
          </table:table-cell>
          <table:table-cell table:style-name="ce5" table:formula="of:=VLOOKUP([.$A369];[corpusen.$D$1:.$E$1000];2;0)" office:value-type="float" office:value="927">
            <text:p>927</text:p>
          </table:table-cell>
          <table:table-cell table:style-name="ce5" table:formula="of:=VLOOKUP([.$A369];[corpuses.$D$1:.$E$1000];2;0)" office:value-type="float" office:value="6524">
            <text:p>6524</text:p>
          </table:table-cell>
          <table:table-cell table:style-name="ce5"/>
          <table:table-cell table:formula="of:=IF(ISERROR([.B369]);0;[.B369])" office:value-type="float" office:value="0">
            <text:p>0</text:p>
          </table:table-cell>
          <table:table-cell table:formula="of:=IF(ISERROR([.C369]);0;[.C369])" office:value-type="float" office:value="1390">
            <text:p>1390</text:p>
          </table:table-cell>
          <table:table-cell table:formula="of:=IF(ISERROR([.D369]);0;[.D369])" office:value-type="float" office:value="927">
            <text:p>927</text:p>
          </table:table-cell>
          <table:table-cell table:formula="of:=IF(ISERROR([.E369]);0;[.E369])" office:value-type="float" office:value="6524">
            <text:p>6524</text:p>
          </table:table-cell>
          <table:table-cell/>
          <table:table-cell table:style-name="ce9" table:formula="of:=[.G369]/[.G$1001]" office:value-type="percentage" office:value="0">
            <text:p>0,000000%</text:p>
          </table:table-cell>
          <table:table-cell table:style-name="ce9" table:formula="of:=[.H369]/[.H$1001]" office:value-type="percentage" office:value="0.000109914397244074">
            <text:p>0,010991%</text:p>
          </table:table-cell>
          <table:table-cell table:style-name="ce9" table:formula="of:=[.I369]/[.I$1001]" office:value-type="percentage" office:value="0.000139003579754541">
            <text:p>0,013900%</text:p>
          </table:table-cell>
          <table:table-cell table:style-name="ce9" table:formula="of:=[.J369]/[.J$1001]" office:value-type="percentage" office:value="0.000135070687994061">
            <text:p>0,013507%</text:p>
          </table:table-cell>
          <table:table-cell table:style-name="ce10" table:formula="of:=SUMPRODUCT([.B$1:.E$1];[.L369:.O369])" office:value-type="percentage" office:value="0.0000873958835468946">
            <text:p>0,008739588354689460%</text:p>
          </table:table-cell>
        </table:table-row>
        <table:table-row table:style-name="ro3">
          <table:table-cell office:value-type="string">
            <text:p>bm</text:p>
          </table:table-cell>
          <table:table-cell table:style-name="ce5" table:formula="of:=VLOOKUP([.$A370];[corpusies.$D$1:.$E$1000];2;0)" office:value-type="float" office:value="1755">
            <text:p>1755</text:p>
          </table:table-cell>
          <table:table-cell table:style-name="ce5" table:formula="of:=VLOOKUP([.$A370];[corpuscat.$D$1:.$E$1000];2;0)" office:value-type="float" office:value="53159">
            <text:p>53159</text:p>
          </table:table-cell>
          <table:table-cell table:style-name="ce5" table:formula="of:=VLOOKUP([.$A370];[corpusen.$D$1:.$E$1000];2;0)" office:value-type="float" office:value="4568">
            <text:p>4568</text:p>
          </table:table-cell>
          <table:table-cell table:style-name="ce5" table:formula="of:=VLOOKUP([.$A370];[corpuses.$D$1:.$E$1000];2;0)" office:value-type="float" office:value="119844">
            <text:p>119844</text:p>
          </table:table-cell>
          <table:table-cell table:style-name="ce5"/>
          <table:table-cell table:formula="of:=IF(ISERROR([.B370]);0;[.B370])" office:value-type="float" office:value="1755">
            <text:p>1755</text:p>
          </table:table-cell>
          <table:table-cell table:formula="of:=IF(ISERROR([.C370]);0;[.C370])" office:value-type="float" office:value="53159">
            <text:p>53159</text:p>
          </table:table-cell>
          <table:table-cell table:formula="of:=IF(ISERROR([.D370]);0;[.D370])" office:value-type="float" office:value="4568">
            <text:p>4568</text:p>
          </table:table-cell>
          <table:table-cell table:formula="of:=IF(ISERROR([.E370]);0;[.E370])" office:value-type="float" office:value="119844">
            <text:p>119844</text:p>
          </table:table-cell>
          <table:table-cell/>
          <table:table-cell table:style-name="ce9" table:formula="of:=[.G370]/[.G$1001]" office:value-type="percentage" office:value="0.00355983772819473">
            <text:p>0,355984%</text:p>
          </table:table-cell>
          <table:table-cell table:style-name="ce9" table:formula="of:=[.H370]/[.H$1001]" office:value-type="percentage" office:value="0.00420355355618543">
            <text:p>0,420355%</text:p>
          </table:table-cell>
          <table:table-cell table:style-name="ce9" table:formula="of:=[.I370]/[.I$1001]" office:value-type="percentage" office:value="0.000684971253849777">
            <text:p>0,068497%</text:p>
          </table:table-cell>
          <table:table-cell table:style-name="ce9" table:formula="of:=[.J370]/[.J$1001]" office:value-type="percentage" office:value="0.00248120961556717">
            <text:p>0,248121%</text:p>
          </table:table-cell>
          <table:table-cell table:style-name="ce10" table:formula="of:=SUMPRODUCT([.B$1:.E$1];[.L370:.O370])" office:value-type="percentage" office:value="0.00314187739536918">
            <text:p>0,314187739536918000%</text:p>
          </table:table-cell>
        </table:table-row>
        <table:table-row table:style-name="ro3">
          <table:table-cell office:value-type="string">
            <text:p>bl</text:p>
          </table:table-cell>
          <table:table-cell table:style-name="ce5" table:formula="of:=VLOOKUP([.$A371];[corpusies.$D$1:.$E$1000];2;0)" office:value-type="float" office:value="1270">
            <text:p>1270</text:p>
          </table:table-cell>
          <table:table-cell table:style-name="ce5" table:formula="of:=VLOOKUP([.$A371];[corpuscat.$D$1:.$E$1000];2;0)" office:value-type="float" office:value="30909">
            <text:p>30909</text:p>
          </table:table-cell>
          <table:table-cell table:style-name="ce5" table:formula="of:=VLOOKUP([.$A371];[corpusen.$D$1:.$E$1000];2;0)" office:value-type="float" office:value="13419">
            <text:p>13419</text:p>
          </table:table-cell>
          <table:table-cell table:style-name="ce5" table:formula="of:=VLOOKUP([.$A371];[corpuses.$D$1:.$E$1000];2;0)" office:value-type="float" office:value="106845">
            <text:p>106845</text:p>
          </table:table-cell>
          <table:table-cell table:style-name="ce5"/>
          <table:table-cell table:formula="of:=IF(ISERROR([.B371]);0;[.B371])" office:value-type="float" office:value="1270">
            <text:p>1270</text:p>
          </table:table-cell>
          <table:table-cell table:formula="of:=IF(ISERROR([.C371]);0;[.C371])" office:value-type="float" office:value="30909">
            <text:p>30909</text:p>
          </table:table-cell>
          <table:table-cell table:formula="of:=IF(ISERROR([.D371]);0;[.D371])" office:value-type="float" office:value="13419">
            <text:p>13419</text:p>
          </table:table-cell>
          <table:table-cell table:formula="of:=IF(ISERROR([.E371]);0;[.E371])" office:value-type="float" office:value="106845">
            <text:p>106845</text:p>
          </table:table-cell>
          <table:table-cell/>
          <table:table-cell table:style-name="ce9" table:formula="of:=[.G371]/[.G$1001]" office:value-type="percentage" office:value="0.00257606490872211">
            <text:p>0,257606%</text:p>
          </table:table-cell>
          <table:table-cell table:style-name="ce9" table:formula="of:=[.H371]/[.H$1001]" office:value-type="percentage" office:value="0.00244413244922093">
            <text:p>0,244413%</text:p>
          </table:table-cell>
          <table:table-cell table:style-name="ce9" table:formula="of:=[.I371]/[.I$1001]" office:value-type="percentage" office:value="0.00201217803314583">
            <text:p>0,201218%</text:p>
          </table:table-cell>
          <table:table-cell table:style-name="ce9" table:formula="of:=[.J371]/[.J$1001]" office:value-type="percentage" office:value="0.00221208271899531">
            <text:p>0,221208%</text:p>
          </table:table-cell>
          <table:table-cell table:style-name="ce10" table:formula="of:=SUMPRODUCT([.B$1:.E$1];[.L371:.O371])" office:value-type="percentage" office:value="0.00237090182639609">
            <text:p>0,237090182639609000%</text:p>
          </table:table-cell>
        </table:table-row>
        <table:table-row table:style-name="ro3">
          <table:table-cell office:value-type="string">
            <text:p>bk</text:p>
          </table:table-cell>
          <table:table-cell table:style-name="ce5" table:formula="of:=VLOOKUP([.$A372];[corpusies.$D$1:.$E$1000];2;0)" office:value-type="float" office:value="17">
            <text:p>17</text:p>
          </table:table-cell>
          <table:table-cell table:style-name="ce5" table:formula="of:=VLOOKUP([.$A372];[corpuscat.$D$1:.$E$1000];2;0)" office:value-type="float" office:value="164">
            <text:p>164</text:p>
          </table:table-cell>
          <table:table-cell table:style-name="ce5" table:formula="of:=VLOOKUP([.$A372];[corpusen.$D$1:.$E$1000];2;0)" office:value-type="float" office:value="46">
            <text:p>46</text:p>
          </table:table-cell>
          <table:table-cell table:style-name="ce5" table:formula="of:=VLOOKUP([.$A372];[corpuses.$D$1:.$E$1000];2;0)" office:value-type="float" office:value="605">
            <text:p>605</text:p>
          </table:table-cell>
          <table:table-cell table:style-name="ce5"/>
          <table:table-cell table:formula="of:=IF(ISERROR([.B372]);0;[.B372])" office:value-type="float" office:value="17">
            <text:p>17</text:p>
          </table:table-cell>
          <table:table-cell table:formula="of:=IF(ISERROR([.C372]);0;[.C372])" office:value-type="float" office:value="164">
            <text:p>164</text:p>
          </table:table-cell>
          <table:table-cell table:formula="of:=IF(ISERROR([.D372]);0;[.D372])" office:value-type="float" office:value="46">
            <text:p>46</text:p>
          </table:table-cell>
          <table:table-cell table:formula="of:=IF(ISERROR([.E372]);0;[.E372])" office:value-type="float" office:value="605">
            <text:p>605</text:p>
          </table:table-cell>
          <table:table-cell/>
          <table:table-cell table:style-name="ce9" table:formula="of:=[.G372]/[.G$1001]" office:value-type="percentage" office:value="0.0000344827586206897">
            <text:p>0,003448%</text:p>
          </table:table-cell>
          <table:table-cell table:style-name="ce9" table:formula="of:=[.H372]/[.H$1001]" office:value-type="percentage" office:value="0.0000129683173726822">
            <text:p>0,001297%</text:p>
          </table:table-cell>
          <table:table-cell table:style-name="ce9" table:formula="of:=[.I372]/[.I$1001]" office:value-type="percentage" office:value="0.00000689769651424907">
            <text:p>0,000690%</text:p>
          </table:table-cell>
          <table:table-cell table:style-name="ce9" table:formula="of:=[.J372]/[.J$1001]" office:value-type="percentage" office:value="0.0000125257152416319">
            <text:p>0,001253%</text:p>
          </table:table-cell>
          <table:table-cell table:style-name="ce10" table:formula="of:=SUMPRODUCT([.B$1:.E$1];[.L372:.O372])" office:value-type="percentage" office:value="0.000018682807021926">
            <text:p>0,001868280702192600%</text:p>
          </table:table-cell>
        </table:table-row>
        <table:table-row table:style-name="ro3">
          <table:table-cell office:value-type="string">
            <text:p>bj</text:p>
          </table:table-cell>
          <table:table-cell table:style-name="ce5" table:formula="of:=VLOOKUP([.$A373];[corpusies.$D$1:.$E$1000];2;0)" office:value-type="float" office:value="266">
            <text:p>266</text:p>
          </table:table-cell>
          <table:table-cell table:style-name="ce5" table:formula="of:=VLOOKUP([.$A373];[corpuscat.$D$1:.$E$1000];2;0)" office:value-type="float" office:value="1702">
            <text:p>1702</text:p>
          </table:table-cell>
          <table:table-cell table:style-name="ce5" table:formula="of:=VLOOKUP([.$A373];[corpusen.$D$1:.$E$1000];2;0)" office:value-type="float" office:value="702">
            <text:p>702</text:p>
          </table:table-cell>
          <table:table-cell table:style-name="ce5" table:formula="of:=VLOOKUP([.$A373];[corpuses.$D$1:.$E$1000];2;0)" office:value-type="float" office:value="5307">
            <text:p>5307</text:p>
          </table:table-cell>
          <table:table-cell table:style-name="ce5"/>
          <table:table-cell table:formula="of:=IF(ISERROR([.B373]);0;[.B373])" office:value-type="float" office:value="266">
            <text:p>266</text:p>
          </table:table-cell>
          <table:table-cell table:formula="of:=IF(ISERROR([.C373]);0;[.C373])" office:value-type="float" office:value="1702">
            <text:p>1702</text:p>
          </table:table-cell>
          <table:table-cell table:formula="of:=IF(ISERROR([.D373]);0;[.D373])" office:value-type="float" office:value="702">
            <text:p>702</text:p>
          </table:table-cell>
          <table:table-cell table:formula="of:=IF(ISERROR([.E373]);0;[.E373])" office:value-type="float" office:value="5307">
            <text:p>5307</text:p>
          </table:table-cell>
          <table:table-cell/>
          <table:table-cell table:style-name="ce9" table:formula="of:=[.G373]/[.G$1001]" office:value-type="percentage" office:value="0.000539553752535497">
            <text:p>0,053955%</text:p>
          </table:table-cell>
          <table:table-cell table:style-name="ce9" table:formula="of:=[.H373]/[.H$1001]" office:value-type="percentage" office:value="0.000134585830294543">
            <text:p>0,013459%</text:p>
          </table:table-cell>
          <table:table-cell table:style-name="ce9" table:formula="of:=[.I373]/[.I$1001]" office:value-type="percentage" office:value="0.00010526484680441">
            <text:p>0,010526%</text:p>
          </table:table-cell>
          <table:table-cell table:style-name="ce9" table:formula="of:=[.J373]/[.J$1001]" office:value-type="percentage" office:value="0.000109874331879902">
            <text:p>0,010987%</text:p>
          </table:table-cell>
          <table:table-cell table:style-name="ce10" table:formula="of:=SUMPRODUCT([.B$1:.E$1];[.L373:.O373])" office:value-type="percentage" office:value="0.000245730659093423">
            <text:p>0,024573065909342300%</text:p>
          </table:table-cell>
        </table:table-row>
        <table:table-row table:style-name="ro3">
          <table:table-cell office:value-type="string">
            <text:p>bi</text:p>
          </table:table-cell>
          <table:table-cell table:style-name="ce5" table:formula="of:=VLOOKUP([.$A374];[corpusies.$D$1:.$E$1000];2;0)" office:value-type="float" office:value="882">
            <text:p>882</text:p>
          </table:table-cell>
          <table:table-cell table:style-name="ce5" table:formula="of:=VLOOKUP([.$A374];[corpuscat.$D$1:.$E$1000];2;0)" office:value-type="float" office:value="35078">
            <text:p>35078</text:p>
          </table:table-cell>
          <table:table-cell table:style-name="ce5" table:formula="of:=VLOOKUP([.$A374];[corpusen.$D$1:.$E$1000];2;0)" office:value-type="float" office:value="8000">
            <text:p>8000</text:p>
          </table:table-cell>
          <table:table-cell table:style-name="ce5" table:formula="of:=VLOOKUP([.$A374];[corpuses.$D$1:.$E$1000];2;0)" office:value-type="float" office:value="194753">
            <text:p>194753</text:p>
          </table:table-cell>
          <table:table-cell table:style-name="ce5"/>
          <table:table-cell table:formula="of:=IF(ISERROR([.B374]);0;[.B374])" office:value-type="float" office:value="882">
            <text:p>882</text:p>
          </table:table-cell>
          <table:table-cell table:formula="of:=IF(ISERROR([.C374]);0;[.C374])" office:value-type="float" office:value="35078">
            <text:p>35078</text:p>
          </table:table-cell>
          <table:table-cell table:formula="of:=IF(ISERROR([.D374]);0;[.D374])" office:value-type="float" office:value="8000">
            <text:p>8000</text:p>
          </table:table-cell>
          <table:table-cell table:formula="of:=IF(ISERROR([.E374]);0;[.E374])" office:value-type="float" office:value="194753">
            <text:p>194753</text:p>
          </table:table-cell>
          <table:table-cell/>
          <table:table-cell table:style-name="ce9" table:formula="of:=[.G374]/[.G$1001]" office:value-type="percentage" office:value="0.00178904665314402">
            <text:p>0,178905%</text:p>
          </table:table-cell>
          <table:table-cell table:style-name="ce9" table:formula="of:=[.H374]/[.H$1001]" office:value-type="percentage" office:value="0.00277379656584722">
            <text:p>0,277380%</text:p>
          </table:table-cell>
          <table:table-cell table:style-name="ce9" table:formula="of:=[.I374]/[.I$1001]" office:value-type="percentage" office:value="0.00119959939378245">
            <text:p>0,119960%</text:p>
          </table:table-cell>
          <table:table-cell table:style-name="ce9" table:formula="of:=[.J374]/[.J$1001]" office:value-type="percentage" office:value="0.00403210019909676">
            <text:p>0,403210%</text:p>
          </table:table-cell>
          <table:table-cell table:style-name="ce10" table:formula="of:=SUMPRODUCT([.B$1:.E$1];[.L374:.O374])" office:value-type="percentage" office:value="0.00269844296480465">
            <text:p>0,269844296480464000%</text:p>
          </table:table-cell>
        </table:table-row>
        <table:table-row table:style-name="ro3">
          <table:table-cell office:value-type="string">
            <text:p>bh</text:p>
          </table:table-cell>
          <table:table-cell table:style-name="ce5" table:formula="of:=VLOOKUP([.$A375];[corpusies.$D$1:.$E$1000];2;0)" office:value-type="float" office:value="3">
            <text:p>3</text:p>
          </table:table-cell>
          <table:table-cell table:style-name="ce5" table:formula="of:=VLOOKUP([.$A375];[corpuscat.$D$1:.$E$1000];2;0)" office:value-type="float" office:value="163">
            <text:p>163</text:p>
          </table:table-cell>
          <table:table-cell table:style-name="ce5" table:formula="of:=VLOOKUP([.$A375];[corpusen.$D$1:.$E$1000];2;0)" office:value-type="float" office:value="925">
            <text:p>925</text:p>
          </table:table-cell>
          <table:table-cell table:style-name="ce5" table:formula="of:=VLOOKUP([.$A375];[corpuses.$D$1:.$E$1000];2;0)" office:value-type="float" office:value="1495">
            <text:p>1495</text:p>
          </table:table-cell>
          <table:table-cell table:style-name="ce5"/>
          <table:table-cell table:formula="of:=IF(ISERROR([.B375]);0;[.B375])" office:value-type="float" office:value="3">
            <text:p>3</text:p>
          </table:table-cell>
          <table:table-cell table:formula="of:=IF(ISERROR([.C375]);0;[.C375])" office:value-type="float" office:value="163">
            <text:p>163</text:p>
          </table:table-cell>
          <table:table-cell table:formula="of:=IF(ISERROR([.D375]);0;[.D375])" office:value-type="float" office:value="925">
            <text:p>925</text:p>
          </table:table-cell>
          <table:table-cell table:formula="of:=IF(ISERROR([.E375]);0;[.E375])" office:value-type="float" office:value="1495">
            <text:p>1495</text:p>
          </table:table-cell>
          <table:table-cell/>
          <table:table-cell table:style-name="ce9" table:formula="of:=[.G375]/[.G$1001]" office:value-type="percentage" office:value="0.00000608519269776876">
            <text:p>0,000609%</text:p>
          </table:table-cell>
          <table:table-cell table:style-name="ce9" table:formula="of:=[.H375]/[.H$1001]" office:value-type="percentage" office:value="0.0000128892422667512">
            <text:p>0,001289%</text:p>
          </table:table-cell>
          <table:table-cell table:style-name="ce9" table:formula="of:=[.I375]/[.I$1001]" office:value-type="percentage" office:value="0.000138703679906095">
            <text:p>0,013870%</text:p>
          </table:table-cell>
          <table:table-cell table:style-name="ce9" table:formula="of:=[.J375]/[.J$1001]" office:value-type="percentage" office:value="0.0000309519740268425">
            <text:p>0,003095%</text:p>
          </table:table-cell>
          <table:table-cell table:style-name="ce10" table:formula="of:=SUMPRODUCT([.B$1:.E$1];[.L375:.O375])" office:value-type="percentage" office:value="0.0000288482906880183">
            <text:p>0,002884829068801830%</text:p>
          </table:table-cell>
        </table:table-row>
        <table:table-row table:style-name="ro3">
          <table:table-cell office:value-type="string">
            <text:p>bg</text:p>
          </table:table-cell>
          <table:table-cell table:style-name="ce5" table:formula="of:=VLOOKUP([.$A376];[corpusies.$D$1:.$E$1000];2;0)" office:value-type="float" office:value="76">
            <text:p>76</text:p>
          </table:table-cell>
          <table:table-cell table:style-name="ce5" table:formula="of:=VLOOKUP([.$A376];[corpuscat.$D$1:.$E$1000];2;0)" office:value-type="float" office:value="378">
            <text:p>378</text:p>
          </table:table-cell>
          <table:table-cell table:style-name="ce5" table:formula="of:=VLOOKUP([.$A376];[corpusen.$D$1:.$E$1000];2;0)" office:value-type="float" office:value="30">
            <text:p>30</text:p>
          </table:table-cell>
          <table:table-cell table:style-name="ce5" table:formula="of:=VLOOKUP([.$A376];[corpuses.$D$1:.$E$1000];2;0)" office:value-type="float" office:value="1340">
            <text:p>1340</text:p>
          </table:table-cell>
          <table:table-cell table:style-name="ce5"/>
          <table:table-cell table:formula="of:=IF(ISERROR([.B376]);0;[.B376])" office:value-type="float" office:value="76">
            <text:p>76</text:p>
          </table:table-cell>
          <table:table-cell table:formula="of:=IF(ISERROR([.C376]);0;[.C376])" office:value-type="float" office:value="378">
            <text:p>378</text:p>
          </table:table-cell>
          <table:table-cell table:formula="of:=IF(ISERROR([.D376]);0;[.D376])" office:value-type="float" office:value="30">
            <text:p>30</text:p>
          </table:table-cell>
          <table:table-cell table:formula="of:=IF(ISERROR([.E376]);0;[.E376])" office:value-type="float" office:value="1340">
            <text:p>1340</text:p>
          </table:table-cell>
          <table:table-cell/>
          <table:table-cell table:style-name="ce9" table:formula="of:=[.G376]/[.G$1001]" office:value-type="percentage" office:value="0.000154158215010142">
            <text:p>0,015416%</text:p>
          </table:table-cell>
          <table:table-cell table:style-name="ce9" table:formula="of:=[.H376]/[.H$1001]" office:value-type="percentage" office:value="0.0000298903900419138">
            <text:p>0,002989%</text:p>
          </table:table-cell>
          <table:table-cell table:style-name="ce9" table:formula="of:=[.I376]/[.I$1001]" office:value-type="percentage" office:value="0.00000449849772668417">
            <text:p>0,000450%</text:p>
          </table:table-cell>
          <table:table-cell table:style-name="ce9" table:formula="of:=[.J376]/[.J$1001]" office:value-type="percentage" office:value="0.000027742906485598">
            <text:p>0,002774%</text:p>
          </table:table-cell>
          <table:table-cell table:style-name="ce10" table:formula="of:=SUMPRODUCT([.B$1:.E$1];[.L376:.O376])" office:value-type="percentage" office:value="0.0000639873032339645">
            <text:p>0,006398730323396450%</text:p>
          </table:table-cell>
        </table:table-row>
        <table:table-row table:style-name="ro3">
          <table:table-cell office:value-type="string">
            <text:p>bf</text:p>
          </table:table-cell>
          <table:table-cell table:style-name="ce5" table:formula="of:=VLOOKUP([.$A377];[corpusies.$D$1:.$E$1000];2;0)" office:value-type="float" office:value="17">
            <text:p>17</text:p>
          </table:table-cell>
          <table:table-cell table:style-name="ce5" table:formula="of:=VLOOKUP([.$A377];[corpuscat.$D$1:.$E$1000];2;0)" office:value-type="float" office:value="101">
            <text:p>101</text:p>
          </table:table-cell>
          <table:table-cell table:style-name="ce5" table:formula="of:=VLOOKUP([.$A377];[corpusen.$D$1:.$E$1000];2;0)" office:value-type="float" office:value="0">
            <text:p>#N/D</text:p>
          </table:table-cell>
          <table:table-cell table:style-name="ce5" table:formula="of:=VLOOKUP([.$A377];[corpuses.$D$1:.$E$1000];2;0)" office:value-type="float" office:value="590">
            <text:p>590</text:p>
          </table:table-cell>
          <table:table-cell table:style-name="ce5"/>
          <table:table-cell table:formula="of:=IF(ISERROR([.B377]);0;[.B377])" office:value-type="float" office:value="17">
            <text:p>17</text:p>
          </table:table-cell>
          <table:table-cell table:formula="of:=IF(ISERROR([.C377]);0;[.C377])" office:value-type="float" office:value="101">
            <text:p>101</text:p>
          </table:table-cell>
          <table:table-cell table:formula="of:=IF(ISERROR([.D377]);0;[.D377])" office:value-type="float" office:value="0">
            <text:p>0</text:p>
          </table:table-cell>
          <table:table-cell table:formula="of:=IF(ISERROR([.E377]);0;[.E377])" office:value-type="float" office:value="590">
            <text:p>590</text:p>
          </table:table-cell>
          <table:table-cell/>
          <table:table-cell table:style-name="ce9" table:formula="of:=[.G377]/[.G$1001]" office:value-type="percentage" office:value="0.0000344827586206897">
            <text:p>0,003448%</text:p>
          </table:table-cell>
          <table:table-cell table:style-name="ce9" table:formula="of:=[.H377]/[.H$1001]" office:value-type="percentage" office:value="0.00000798658569902987">
            <text:p>0,000799%</text:p>
          </table:table-cell>
          <table:table-cell table:style-name="ce9" table:formula="of:=[.I377]/[.I$1001]" office:value-type="percentage" office:value="0">
            <text:p>0,000000%</text:p>
          </table:table-cell>
          <table:table-cell table:style-name="ce9" table:formula="of:=[.J377]/[.J$1001]" office:value-type="percentage" office:value="0.0000122151603182857">
            <text:p>0,001222%</text:p>
          </table:table-cell>
          <table:table-cell table:style-name="ce10" table:formula="of:=SUMPRODUCT([.B$1:.E$1];[.L377:.O377])" office:value-type="percentage" office:value="0.0000164053513914016">
            <text:p>0,001640535139140160%</text:p>
          </table:table-cell>
        </table:table-row>
        <table:table-row table:style-name="ro1">
          <table:table-cell office:value-type="string">
            <text:p>be</text:p>
          </table:table-cell>
          <table:table-cell table:style-name="ce5" table:formula="of:=VLOOKUP([.$A378];[corpusies.$D$1:.$E$1000];2;0)" office:value-type="float" office:value="661">
            <text:p>661</text:p>
          </table:table-cell>
          <table:table-cell table:style-name="ce5" table:formula="of:=VLOOKUP([.$A378];[corpuscat.$D$1:.$E$1000];2;0)" office:value-type="float" office:value="33130">
            <text:p>33130</text:p>
          </table:table-cell>
          <table:table-cell table:style-name="ce5" table:formula="of:=VLOOKUP([.$A378];[corpusen.$D$1:.$E$1000];2;0)" office:value-type="float" office:value="50030">
            <text:p>50030</text:p>
          </table:table-cell>
          <table:table-cell table:style-name="ce5" table:formula="of:=VLOOKUP([.$A378];[corpuses.$D$1:.$E$1000];2;0)" office:value-type="float" office:value="127989">
            <text:p>127989</text:p>
          </table:table-cell>
          <table:table-cell table:style-name="ce5"/>
          <table:table-cell table:formula="of:=IF(ISERROR([.B378]);0;[.B378])" office:value-type="float" office:value="661">
            <text:p>661</text:p>
          </table:table-cell>
          <table:table-cell table:formula="of:=IF(ISERROR([.C378]);0;[.C378])" office:value-type="float" office:value="33130">
            <text:p>33130</text:p>
          </table:table-cell>
          <table:table-cell table:formula="of:=IF(ISERROR([.D378]);0;[.D378])" office:value-type="float" office:value="50030">
            <text:p>50030</text:p>
          </table:table-cell>
          <table:table-cell table:formula="of:=IF(ISERROR([.E378]);0;[.E378])" office:value-type="float" office:value="127989">
            <text:p>127989</text:p>
          </table:table-cell>
          <table:table-cell/>
          <table:table-cell table:style-name="ce9" table:formula="of:=[.G378]/[.G$1001]" office:value-type="percentage" office:value="0.00134077079107505">
            <text:p>0,134077%</text:p>
          </table:table-cell>
          <table:table-cell table:style-name="ce9" table:formula="of:=[.H378]/[.H$1001]" office:value-type="percentage" office:value="0.00261975825949366">
            <text:p>0,261976%</text:p>
          </table:table-cell>
          <table:table-cell table:style-name="ce9" table:formula="of:=[.I378]/[.I$1001]" office:value-type="percentage" office:value="0.00750199470886697">
            <text:p>0,750199%</text:p>
          </table:table-cell>
          <table:table-cell table:style-name="ce9" table:formula="of:=[.J378]/[.J$1001]" office:value-type="percentage" office:value="0.00264984093894418">
            <text:p>0,264984%</text:p>
          </table:table-cell>
          <table:table-cell table:style-name="ce10" table:formula="of:=SUMPRODUCT([.B$1:.E$1];[.L378:.O378])" office:value-type="percentage" office:value="0.00273331046774056">
            <text:p>0,273331046774056000%</text:p>
          </table:table-cell>
        </table:table-row>
        <table:table-row table:style-name="ro3">
          <table:table-cell office:value-type="string">
            <text:p>bd</text:p>
          </table:table-cell>
          <table:table-cell table:style-name="ce5" table:formula="of:=VLOOKUP([.$A379];[corpusies.$D$1:.$E$1000];2;0)" office:value-type="float" office:value="319">
            <text:p>319</text:p>
          </table:table-cell>
          <table:table-cell table:style-name="ce5" table:formula="of:=VLOOKUP([.$A379];[corpuscat.$D$1:.$E$1000];2;0)" office:value-type="float" office:value="1463">
            <text:p>1463</text:p>
          </table:table-cell>
          <table:table-cell table:style-name="ce5" table:formula="of:=VLOOKUP([.$A379];[corpusen.$D$1:.$E$1000];2;0)" office:value-type="float" office:value="147">
            <text:p>147</text:p>
          </table:table-cell>
          <table:table-cell table:style-name="ce5" table:formula="of:=VLOOKUP([.$A379];[corpuses.$D$1:.$E$1000];2;0)" office:value-type="float" office:value="2609">
            <text:p>2609</text:p>
          </table:table-cell>
          <table:table-cell table:style-name="ce5"/>
          <table:table-cell table:formula="of:=IF(ISERROR([.B379]);0;[.B379])" office:value-type="float" office:value="319">
            <text:p>319</text:p>
          </table:table-cell>
          <table:table-cell table:formula="of:=IF(ISERROR([.C379]);0;[.C379])" office:value-type="float" office:value="1463">
            <text:p>1463</text:p>
          </table:table-cell>
          <table:table-cell table:formula="of:=IF(ISERROR([.D379]);0;[.D379])" office:value-type="float" office:value="147">
            <text:p>147</text:p>
          </table:table-cell>
          <table:table-cell table:formula="of:=IF(ISERROR([.E379]);0;[.E379])" office:value-type="float" office:value="2609">
            <text:p>2609</text:p>
          </table:table-cell>
          <table:table-cell/>
          <table:table-cell table:style-name="ce9" table:formula="of:=[.G379]/[.G$1001]" office:value-type="percentage" office:value="0.000647058823529412">
            <text:p>0,064706%</text:p>
          </table:table-cell>
          <table:table-cell table:style-name="ce9" table:formula="of:=[.H379]/[.H$1001]" office:value-type="percentage" office:value="0.000115686879977037">
            <text:p>0,011569%</text:p>
          </table:table-cell>
          <table:table-cell table:style-name="ce9" table:formula="of:=[.I379]/[.I$1001]" office:value-type="percentage" office:value="0.0000220426388607524">
            <text:p>0,002204%</text:p>
          </table:table-cell>
          <table:table-cell table:style-name="ce9" table:formula="of:=[.J379]/[.J$1001]" office:value-type="percentage" office:value="0.0000540158530006904">
            <text:p>0,005402%</text:p>
          </table:table-cell>
          <table:table-cell table:style-name="ce10" table:formula="of:=SUMPRODUCT([.B$1:.E$1];[.L379:.O379])" office:value-type="percentage" office:value="0.000247232730838217">
            <text:p>0,024723273083821700%</text:p>
          </table:table-cell>
        </table:table-row>
        <table:table-row table:style-name="ro3">
          <table:table-cell office:value-type="string">
            <text:p>bç</text:p>
          </table:table-cell>
          <table:table-cell table:style-name="ce5" table:formula="of:=VLOOKUP([.$A380];[corpusies.$D$1:.$E$1000];2;0)" office:value-type="float" office:value="0">
            <text:p>#N/D</text:p>
          </table:table-cell>
          <table:table-cell table:style-name="ce5" table:formula="of:=VLOOKUP([.$A380];[corpuscat.$D$1:.$E$1000];2;0)" office:value-type="float" office:value="0">
            <text:p>#N/D</text:p>
          </table:table-cell>
          <table:table-cell table:style-name="ce5" table:formula="of:=VLOOKUP([.$A380];[corpusen.$D$1:.$E$1000];2;0)" office:value-type="float" office:value="0">
            <text:p>#N/D</text:p>
          </table:table-cell>
          <table:table-cell table:style-name="ce5" table:formula="of:=VLOOKUP([.$A380];[corpuses.$D$1:.$E$1000];2;0)" office:value-type="float" office:value="1">
            <text:p>1</text:p>
          </table:table-cell>
          <table:table-cell table:style-name="ce5"/>
          <table:table-cell table:formula="of:=IF(ISERROR([.B380]);0;[.B380])" office:value-type="float" office:value="0">
            <text:p>0</text:p>
          </table:table-cell>
          <table:table-cell table:formula="of:=IF(ISERROR([.C380]);0;[.C380])" office:value-type="float" office:value="0">
            <text:p>0</text:p>
          </table:table-cell>
          <table:table-cell table:formula="of:=IF(ISERROR([.D380]);0;[.D380])" office:value-type="float" office:value="0">
            <text:p>0</text:p>
          </table:table-cell>
          <table:table-cell table:formula="of:=IF(ISERROR([.E380]);0;[.E380])" office:value-type="float" office:value="1">
            <text:p>1</text:p>
          </table:table-cell>
          <table:table-cell/>
          <table:table-cell table:style-name="ce9" table:formula="of:=[.G380]/[.G$1001]" office:value-type="percentage" office:value="0">
            <text:p>0,000000%</text:p>
          </table:table-cell>
          <table:table-cell table:style-name="ce9" table:formula="of:=[.H380]/[.H$1001]" office:value-type="percentage" office:value="0">
            <text:p>0,000000%</text:p>
          </table:table-cell>
          <table:table-cell table:style-name="ce9" table:formula="of:=[.I380]/[.I$1001]" office:value-type="percentage" office:value="0">
            <text:p>0,000000%</text:p>
          </table:table-cell>
          <table:table-cell table:style-name="ce9" table:formula="of:=[.J380]/[.J$1001]" office:value-type="percentage" office:value="0.0000000207036615564164">
            <text:p>0,000002%</text:p>
          </table:table-cell>
          <table:table-cell table:style-name="ce10" table:formula="of:=SUMPRODUCT([.B$1:.E$1];[.L380:.O380])" office:value-type="percentage" office:value="0.00000000621109846692492">
            <text:p>0,000000621109846692%</text:p>
          </table:table-cell>
        </table:table-row>
        <table:table-row table:style-name="ro3">
          <table:table-cell office:value-type="string">
            <text:p>bc</text:p>
          </table:table-cell>
          <table:table-cell table:style-name="ce5" table:formula="of:=VLOOKUP([.$A381];[corpusies.$D$1:.$E$1000];2;0)" office:value-type="float" office:value="134">
            <text:p>134</text:p>
          </table:table-cell>
          <table:table-cell table:style-name="ce5" table:formula="of:=VLOOKUP([.$A381];[corpuscat.$D$1:.$E$1000];2;0)" office:value-type="float" office:value="330">
            <text:p>330</text:p>
          </table:table-cell>
          <table:table-cell table:style-name="ce5" table:formula="of:=VLOOKUP([.$A381];[corpusen.$D$1:.$E$1000];2;0)" office:value-type="float" office:value="208">
            <text:p>208</text:p>
          </table:table-cell>
          <table:table-cell table:style-name="ce5" table:formula="of:=VLOOKUP([.$A381];[corpuses.$D$1:.$E$1000];2;0)" office:value-type="float" office:value="1869">
            <text:p>1869</text:p>
          </table:table-cell>
          <table:table-cell table:style-name="ce5"/>
          <table:table-cell table:formula="of:=IF(ISERROR([.B381]);0;[.B381])" office:value-type="float" office:value="134">
            <text:p>134</text:p>
          </table:table-cell>
          <table:table-cell table:formula="of:=IF(ISERROR([.C381]);0;[.C381])" office:value-type="float" office:value="330">
            <text:p>330</text:p>
          </table:table-cell>
          <table:table-cell table:formula="of:=IF(ISERROR([.D381]);0;[.D381])" office:value-type="float" office:value="208">
            <text:p>208</text:p>
          </table:table-cell>
          <table:table-cell table:formula="of:=IF(ISERROR([.E381]);0;[.E381])" office:value-type="float" office:value="1869">
            <text:p>1869</text:p>
          </table:table-cell>
          <table:table-cell/>
          <table:table-cell table:style-name="ce9" table:formula="of:=[.G381]/[.G$1001]" office:value-type="percentage" office:value="0.000271805273833671">
            <text:p>0,027181%</text:p>
          </table:table-cell>
          <table:table-cell table:style-name="ce9" table:formula="of:=[.H381]/[.H$1001]" office:value-type="percentage" office:value="0.0000260947849572263">
            <text:p>0,002609%</text:p>
          </table:table-cell>
          <table:table-cell table:style-name="ce9" table:formula="of:=[.I381]/[.I$1001]" office:value-type="percentage" office:value="0.0000311895842383436">
            <text:p>0,003119%</text:p>
          </table:table-cell>
          <table:table-cell table:style-name="ce9" table:formula="of:=[.J381]/[.J$1001]" office:value-type="percentage" office:value="0.0000386951434489422">
            <text:p>0,003870%</text:p>
          </table:table-cell>
          <table:table-cell table:style-name="ce10" table:formula="of:=SUMPRODUCT([.B$1:.E$1];[.L381:.O381])" office:value-type="percentage" office:value="0.000104097519095786">
            <text:p>0,010409751909578600%</text:p>
          </table:table-cell>
        </table:table-row>
        <table:table-row table:style-name="ro3">
          <table:table-cell office:value-type="string">
            <text:p>b´</text:p>
          </table:table-cell>
          <table:table-cell table:style-name="ce5" table:formula="of:=VLOOKUP([.$A382];[corpusies.$D$1:.$E$1000];2;0)" office:value-type="float" office:value="274">
            <text:p>274</text:p>
          </table:table-cell>
          <table:table-cell table:style-name="ce5" table:formula="of:=VLOOKUP([.$A382];[corpuscat.$D$1:.$E$1000];2;0)" office:value-type="float" office:value="10959">
            <text:p>10959</text:p>
          </table:table-cell>
          <table:table-cell table:style-name="ce5" table:formula="of:=VLOOKUP([.$A382];[corpusen.$D$1:.$E$1000];2;0)" office:value-type="float" office:value="0">
            <text:p>#N/D</text:p>
          </table:table-cell>
          <table:table-cell table:style-name="ce5" table:formula="of:=VLOOKUP([.$A382];[corpuses.$D$1:.$E$1000];2;0)" office:value-type="float" office:value="24211">
            <text:p>24211</text:p>
          </table:table-cell>
          <table:table-cell table:style-name="ce5"/>
          <table:table-cell table:formula="of:=IF(ISERROR([.B382]);0;[.B382])" office:value-type="float" office:value="274">
            <text:p>274</text:p>
          </table:table-cell>
          <table:table-cell table:formula="of:=IF(ISERROR([.C382]);0;[.C382])" office:value-type="float" office:value="10959">
            <text:p>10959</text:p>
          </table:table-cell>
          <table:table-cell table:formula="of:=IF(ISERROR([.D382]);0;[.D382])" office:value-type="float" office:value="0">
            <text:p>0</text:p>
          </table:table-cell>
          <table:table-cell table:formula="of:=IF(ISERROR([.E382]);0;[.E382])" office:value-type="float" office:value="24211">
            <text:p>24211</text:p>
          </table:table-cell>
          <table:table-cell/>
          <table:table-cell table:style-name="ce9" table:formula="of:=[.G382]/[.G$1001]" office:value-type="percentage" office:value="0.00055578093306288">
            <text:p>0,055578%</text:p>
          </table:table-cell>
          <table:table-cell table:style-name="ce9" table:formula="of:=[.H382]/[.H$1001]" office:value-type="percentage" office:value="0.000866584085897706">
            <text:p>0,086658%</text:p>
          </table:table-cell>
          <table:table-cell table:style-name="ce9" table:formula="of:=[.I382]/[.I$1001]" office:value-type="percentage" office:value="0">
            <text:p>0,000000%</text:p>
          </table:table-cell>
          <table:table-cell table:style-name="ce9" table:formula="of:=[.J382]/[.J$1001]" office:value-type="percentage" office:value="0.000501256349942397">
            <text:p>0,050126%</text:p>
          </table:table-cell>
          <table:table-cell table:style-name="ce10" table:formula="of:=SUMPRODUCT([.B$1:.E$1];[.L382:.O382])" office:value-type="percentage" office:value="0.000577086410670895">
            <text:p>0,057708641067089500%</text:p>
          </table:table-cell>
        </table:table-row>
        <table:table-row table:style-name="ro3">
          <table:table-cell office:value-type="string">
            <text:p>az</text:p>
          </table:table-cell>
          <table:table-cell table:style-name="ce5" table:formula="of:=VLOOKUP([.$A383];[corpusies.$D$1:.$E$1000];2;0)" office:value-type="float" office:value="473">
            <text:p>473</text:p>
          </table:table-cell>
          <table:table-cell table:style-name="ce5" table:formula="of:=VLOOKUP([.$A383];[corpuscat.$D$1:.$E$1000];2;0)" office:value-type="float" office:value="14152">
            <text:p>14152</text:p>
          </table:table-cell>
          <table:table-cell table:style-name="ce5" table:formula="of:=VLOOKUP([.$A383];[corpusen.$D$1:.$E$1000];2;0)" office:value-type="float" office:value="2190">
            <text:p>2190</text:p>
          </table:table-cell>
          <table:table-cell table:style-name="ce5" table:formula="of:=VLOOKUP([.$A383];[corpuses.$D$1:.$E$1000];2;0)" office:value-type="float" office:value="143105">
            <text:p>143105</text:p>
          </table:table-cell>
          <table:table-cell table:style-name="ce5"/>
          <table:table-cell table:formula="of:=IF(ISERROR([.B383]);0;[.B383])" office:value-type="float" office:value="473">
            <text:p>473</text:p>
          </table:table-cell>
          <table:table-cell table:formula="of:=IF(ISERROR([.C383]);0;[.C383])" office:value-type="float" office:value="14152">
            <text:p>14152</text:p>
          </table:table-cell>
          <table:table-cell table:formula="of:=IF(ISERROR([.D383]);0;[.D383])" office:value-type="float" office:value="2190">
            <text:p>2190</text:p>
          </table:table-cell>
          <table:table-cell table:formula="of:=IF(ISERROR([.E383]);0;[.E383])" office:value-type="float" office:value="143105">
            <text:p>143105</text:p>
          </table:table-cell>
          <table:table-cell/>
          <table:table-cell table:style-name="ce9" table:formula="of:=[.G383]/[.G$1001]" office:value-type="percentage" office:value="0.000959432048681542">
            <text:p>0,095943%</text:p>
          </table:table-cell>
          <table:table-cell table:style-name="ce9" table:formula="of:=[.H383]/[.H$1001]" office:value-type="percentage" office:value="0.00111907089913535">
            <text:p>0,111907%</text:p>
          </table:table-cell>
          <table:table-cell table:style-name="ce9" table:formula="of:=[.I383]/[.I$1001]" office:value-type="percentage" office:value="0.000328390334047945">
            <text:p>0,032839%</text:p>
          </table:table-cell>
          <table:table-cell table:style-name="ce9" table:formula="of:=[.J383]/[.J$1001]" office:value-type="percentage" office:value="0.00296279748703097">
            <text:p>0,296280%</text:p>
          </table:table-cell>
          <table:table-cell table:style-name="ce10" table:formula="of:=SUMPRODUCT([.B$1:.E$1];[.L383:.O383])" office:value-type="percentage" office:value="0.00154522916385915">
            <text:p>0,154522916385915000%</text:p>
          </table:table-cell>
        </table:table-row>
        <table:table-row table:style-name="ro3">
          <table:table-cell office:value-type="string">
            <text:p>ay</text:p>
          </table:table-cell>
          <table:table-cell table:style-name="ce5" table:formula="of:=VLOOKUP([.$A384];[corpusies.$D$1:.$E$1000];2;0)" office:value-type="float" office:value="369">
            <text:p>369</text:p>
          </table:table-cell>
          <table:table-cell table:style-name="ce5" table:formula="of:=VLOOKUP([.$A384];[corpuscat.$D$1:.$E$1000];2;0)" office:value-type="float" office:value="15594">
            <text:p>15594</text:p>
          </table:table-cell>
          <table:table-cell table:style-name="ce5" table:formula="of:=VLOOKUP([.$A384];[corpusen.$D$1:.$E$1000];2;0)" office:value-type="float" office:value="23971">
            <text:p>23971</text:p>
          </table:table-cell>
          <table:table-cell table:style-name="ce5" table:formula="of:=VLOOKUP([.$A384];[corpuses.$D$1:.$E$1000];2;0)" office:value-type="float" office:value="87413">
            <text:p>87413</text:p>
          </table:table-cell>
          <table:table-cell table:style-name="ce5"/>
          <table:table-cell table:formula="of:=IF(ISERROR([.B384]);0;[.B384])" office:value-type="float" office:value="369">
            <text:p>369</text:p>
          </table:table-cell>
          <table:table-cell table:formula="of:=IF(ISERROR([.C384]);0;[.C384])" office:value-type="float" office:value="15594">
            <text:p>15594</text:p>
          </table:table-cell>
          <table:table-cell table:formula="of:=IF(ISERROR([.D384]);0;[.D384])" office:value-type="float" office:value="23971">
            <text:p>23971</text:p>
          </table:table-cell>
          <table:table-cell table:formula="of:=IF(ISERROR([.E384]);0;[.E384])" office:value-type="float" office:value="87413">
            <text:p>87413</text:p>
          </table:table-cell>
          <table:table-cell/>
          <table:table-cell table:style-name="ce9" table:formula="of:=[.G384]/[.G$1001]" office:value-type="percentage" office:value="0.000748478701825558">
            <text:p>0,074848%</text:p>
          </table:table-cell>
          <table:table-cell table:style-name="ce9" table:formula="of:=[.H384]/[.H$1001]" office:value-type="percentage" office:value="0.00123309720188784">
            <text:p>0,123310%</text:p>
          </table:table-cell>
          <table:table-cell table:style-name="ce9" table:formula="of:=[.I384]/[.I$1001]" office:value-type="percentage" office:value="0.00359444963354488">
            <text:p>0,359445%</text:p>
          </table:table-cell>
          <table:table-cell table:style-name="ce9" table:formula="of:=[.J384]/[.J$1001]" office:value-type="percentage" office:value="0.00180976916763103">
            <text:p>0,180977%</text:p>
          </table:table-cell>
          <table:table-cell table:style-name="ce10" table:formula="of:=SUMPRODUCT([.B$1:.E$1];[.L384:.O384])" office:value-type="percentage" office:value="0.00149684848475782">
            <text:p>0,149684848475781000%</text:p>
          </table:table-cell>
        </table:table-row>
        <table:table-row table:style-name="ro3">
          <table:table-cell office:value-type="string">
            <text:p>ax</text:p>
          </table:table-cell>
          <table:table-cell table:style-name="ce5" table:formula="of:=VLOOKUP([.$A385];[corpusies.$D$1:.$E$1000];2;0)" office:value-type="float" office:value="591">
            <text:p>591</text:p>
          </table:table-cell>
          <table:table-cell table:style-name="ce5" table:formula="of:=VLOOKUP([.$A385];[corpuscat.$D$1:.$E$1000];2;0)" office:value-type="float" office:value="10890">
            <text:p>10890</text:p>
          </table:table-cell>
          <table:table-cell table:style-name="ce5" table:formula="of:=VLOOKUP([.$A385];[corpusen.$D$1:.$E$1000];2;0)" office:value-type="float" office:value="1295">
            <text:p>1295</text:p>
          </table:table-cell>
          <table:table-cell table:style-name="ce5" table:formula="of:=VLOOKUP([.$A385];[corpuses.$D$1:.$E$1000];2;0)" office:value-type="float" office:value="12003">
            <text:p>12003</text:p>
          </table:table-cell>
          <table:table-cell table:style-name="ce5"/>
          <table:table-cell table:formula="of:=IF(ISERROR([.B385]);0;[.B385])" office:value-type="float" office:value="591">
            <text:p>591</text:p>
          </table:table-cell>
          <table:table-cell table:formula="of:=IF(ISERROR([.C385]);0;[.C385])" office:value-type="float" office:value="10890">
            <text:p>10890</text:p>
          </table:table-cell>
          <table:table-cell table:formula="of:=IF(ISERROR([.D385]);0;[.D385])" office:value-type="float" office:value="1295">
            <text:p>1295</text:p>
          </table:table-cell>
          <table:table-cell table:formula="of:=IF(ISERROR([.E385]);0;[.E385])" office:value-type="float" office:value="12003">
            <text:p>12003</text:p>
          </table:table-cell>
          <table:table-cell/>
          <table:table-cell table:style-name="ce9" table:formula="of:=[.G385]/[.G$1001]" office:value-type="percentage" office:value="0.00119878296146045">
            <text:p>0,119878%</text:p>
          </table:table-cell>
          <table:table-cell table:style-name="ce9" table:formula="of:=[.H385]/[.H$1001]" office:value-type="percentage" office:value="0.000861127903588468">
            <text:p>0,086113%</text:p>
          </table:table-cell>
          <table:table-cell table:style-name="ce9" table:formula="of:=[.I385]/[.I$1001]" office:value-type="percentage" office:value="0.000194185151868533">
            <text:p>0,019419%</text:p>
          </table:table-cell>
          <table:table-cell table:style-name="ce9" table:formula="of:=[.J385]/[.J$1001]" office:value-type="percentage" office:value="0.000248506049661666">
            <text:p>0,024851%</text:p>
          </table:table-cell>
          <table:table-cell table:style-name="ce10" table:formula="of:=SUMPRODUCT([.B$1:.E$1];[.L385:.O385])" office:value-type="percentage" office:value="0.000711943589600027">
            <text:p>0,071194358960002700%</text:p>
          </table:table-cell>
        </table:table-row>
        <table:table-row table:style-name="ro3">
          <table:table-cell office:value-type="string">
            <text:p>aw</text:p>
          </table:table-cell>
          <table:table-cell table:style-name="ce5" table:formula="of:=VLOOKUP([.$A386];[corpusies.$D$1:.$E$1000];2;0)" office:value-type="float" office:value="105">
            <text:p>105</text:p>
          </table:table-cell>
          <table:table-cell table:style-name="ce5" table:formula="of:=VLOOKUP([.$A386];[corpuscat.$D$1:.$E$1000];2;0)" office:value-type="float" office:value="4692">
            <text:p>4692</text:p>
          </table:table-cell>
          <table:table-cell table:style-name="ce5" table:formula="of:=VLOOKUP([.$A386];[corpusen.$D$1:.$E$1000];2;0)" office:value-type="float" office:value="43836">
            <text:p>43836</text:p>
          </table:table-cell>
          <table:table-cell table:style-name="ce5" table:formula="of:=VLOOKUP([.$A386];[corpuses.$D$1:.$E$1000];2;0)" office:value-type="float" office:value="26763">
            <text:p>26763</text:p>
          </table:table-cell>
          <table:table-cell table:style-name="ce5"/>
          <table:table-cell table:formula="of:=IF(ISERROR([.B386]);0;[.B386])" office:value-type="float" office:value="105">
            <text:p>105</text:p>
          </table:table-cell>
          <table:table-cell table:formula="of:=IF(ISERROR([.C386]);0;[.C386])" office:value-type="float" office:value="4692">
            <text:p>4692</text:p>
          </table:table-cell>
          <table:table-cell table:formula="of:=IF(ISERROR([.D386]);0;[.D386])" office:value-type="float" office:value="43836">
            <text:p>43836</text:p>
          </table:table-cell>
          <table:table-cell table:formula="of:=IF(ISERROR([.E386]);0;[.E386])" office:value-type="float" office:value="26763">
            <text:p>26763</text:p>
          </table:table-cell>
          <table:table-cell/>
          <table:table-cell table:style-name="ce9" table:formula="of:=[.G386]/[.G$1001]" office:value-type="percentage" office:value="0.000212981744421907">
            <text:p>0,021298%</text:p>
          </table:table-cell>
          <table:table-cell table:style-name="ce9" table:formula="of:=[.H386]/[.H$1001]" office:value-type="percentage" office:value="0.000371020397028199">
            <text:p>0,037102%</text:p>
          </table:table-cell>
          <table:table-cell table:style-name="ce9" table:formula="of:=[.I386]/[.I$1001]" office:value-type="percentage" office:value="0.00657320487823092">
            <text:p>0,657320%</text:p>
          </table:table-cell>
          <table:table-cell table:style-name="ce9" table:formula="of:=[.J386]/[.J$1001]" office:value-type="percentage" office:value="0.000554092094234372">
            <text:p>0,055409%</text:p>
          </table:table-cell>
          <table:table-cell table:style-name="ce10" table:formula="of:=SUMPRODUCT([.B$1:.E$1];[.L386:.O386])" office:value-type="percentage" office:value="0.000998748758528435">
            <text:p>0,099874875852843500%</text:p>
          </table:table-cell>
        </table:table-row>
        <table:table-row table:style-name="ro1">
          <table:table-cell office:value-type="string">
            <text:p>av</text:p>
          </table:table-cell>
          <table:table-cell table:style-name="ce5" table:formula="of:=VLOOKUP([.$A387];[corpusies.$D$1:.$E$1000];2;0)" office:value-type="float" office:value="3448">
            <text:p>3448</text:p>
          </table:table-cell>
          <table:table-cell table:style-name="ce5" table:formula="of:=VLOOKUP([.$A387];[corpuscat.$D$1:.$E$1000];2;0)" office:value-type="float" office:value="125678">
            <text:p>125678</text:p>
          </table:table-cell>
          <table:table-cell table:style-name="ce5" table:formula="of:=VLOOKUP([.$A387];[corpusen.$D$1:.$E$1000];2;0)" office:value-type="float" office:value="25184">
            <text:p>25184</text:p>
          </table:table-cell>
          <table:table-cell table:style-name="ce5" table:formula="of:=VLOOKUP([.$A387];[corpuses.$D$1:.$E$1000];2;0)" office:value-type="float" office:value="174505">
            <text:p>174505</text:p>
          </table:table-cell>
          <table:table-cell table:style-name="ce5"/>
          <table:table-cell table:formula="of:=IF(ISERROR([.B387]);0;[.B387])" office:value-type="float" office:value="3448">
            <text:p>3448</text:p>
          </table:table-cell>
          <table:table-cell table:formula="of:=IF(ISERROR([.C387]);0;[.C387])" office:value-type="float" office:value="125678">
            <text:p>125678</text:p>
          </table:table-cell>
          <table:table-cell table:formula="of:=IF(ISERROR([.D387]);0;[.D387])" office:value-type="float" office:value="25184">
            <text:p>25184</text:p>
          </table:table-cell>
          <table:table-cell table:formula="of:=IF(ISERROR([.E387]);0;[.E387])" office:value-type="float" office:value="174505">
            <text:p>174505</text:p>
          </table:table-cell>
          <table:table-cell/>
          <table:table-cell table:style-name="ce9" table:formula="of:=[.G387]/[.G$1001]" office:value-type="percentage" office:value="0.00699391480730223">
            <text:p>0,699391%</text:p>
          </table:table-cell>
          <table:table-cell table:style-name="ce9" table:formula="of:=[.H387]/[.H$1001]" office:value-type="percentage" office:value="0.00993800116319481">
            <text:p>0,993800%</text:p>
          </table:table-cell>
          <table:table-cell table:style-name="ce9" table:formula="of:=[.I387]/[.I$1001]" office:value-type="percentage" office:value="0.00377633889162714">
            <text:p>0,377634%</text:p>
          </table:table-cell>
          <table:table-cell table:style-name="ce9" table:formula="of:=[.J387]/[.J$1001]" office:value-type="percentage" office:value="0.00361289245990244">
            <text:p>0,361289%</text:p>
          </table:table-cell>
          <table:table-cell table:style-name="ce10" table:formula="of:=SUMPRODUCT([.B$1:.E$1];[.L387:.O387])" office:value-type="percentage" office:value="0.00654107641828256">
            <text:p>0,654107641828256000%</text:p>
          </table:table-cell>
        </table:table-row>
        <table:table-row table:style-name="ro1">
          <table:table-cell office:value-type="string">
            <text:p>au</text:p>
          </table:table-cell>
          <table:table-cell table:style-name="ce5" table:formula="of:=VLOOKUP([.$A388];[corpusies.$D$1:.$E$1000];2;0)" office:value-type="float" office:value="2418">
            <text:p>2418</text:p>
          </table:table-cell>
          <table:table-cell table:style-name="ce5" table:formula="of:=VLOOKUP([.$A388];[corpuscat.$D$1:.$E$1000];2;0)" office:value-type="float" office:value="66145">
            <text:p>66145</text:p>
          </table:table-cell>
          <table:table-cell table:style-name="ce5" table:formula="of:=VLOOKUP([.$A388];[corpusen.$D$1:.$E$1000];2;0)" office:value-type="float" office:value="13276">
            <text:p>13276</text:p>
          </table:table-cell>
          <table:table-cell table:style-name="ce5" table:formula="of:=VLOOKUP([.$A388];[corpuses.$D$1:.$E$1000];2;0)" office:value-type="float" office:value="194470">
            <text:p>194470</text:p>
          </table:table-cell>
          <table:table-cell table:style-name="ce5"/>
          <table:table-cell table:formula="of:=IF(ISERROR([.B388]);0;[.B388])" office:value-type="float" office:value="2418">
            <text:p>2418</text:p>
          </table:table-cell>
          <table:table-cell table:formula="of:=IF(ISERROR([.C388]);0;[.C388])" office:value-type="float" office:value="66145">
            <text:p>66145</text:p>
          </table:table-cell>
          <table:table-cell table:formula="of:=IF(ISERROR([.D388]);0;[.D388])" office:value-type="float" office:value="13276">
            <text:p>13276</text:p>
          </table:table-cell>
          <table:table-cell table:formula="of:=IF(ISERROR([.E388]);0;[.E388])" office:value-type="float" office:value="194470">
            <text:p>194470</text:p>
          </table:table-cell>
          <table:table-cell/>
          <table:table-cell table:style-name="ce9" table:formula="of:=[.G388]/[.G$1001]" office:value-type="percentage" office:value="0.00490466531440162">
            <text:p>0,490467%</text:p>
          </table:table-cell>
          <table:table-cell table:style-name="ce9" table:formula="of:=[.H388]/[.H$1001]" office:value-type="percentage" office:value="0.00523042288180525">
            <text:p>0,523042%</text:p>
          </table:table-cell>
          <table:table-cell table:style-name="ce9" table:formula="of:=[.I388]/[.I$1001]" office:value-type="percentage" office:value="0.00199073519398197">
            <text:p>0,199074%</text:p>
          </table:table-cell>
          <table:table-cell table:style-name="ce9" table:formula="of:=[.J388]/[.J$1001]" office:value-type="percentage" office:value="0.0040262410628763">
            <text:p>0,402624%</text:p>
          </table:table-cell>
          <table:table-cell table:style-name="ce10" table:formula="of:=SUMPRODUCT([.B$1:.E$1];[.L388:.O388])" office:value-type="percentage" office:value="0.00444747229712315">
            <text:p>0,444747229712315000%</text:p>
          </table:table-cell>
        </table:table-row>
        <table:table-row table:style-name="ro3">
          <table:table-cell office:value-type="string">
            <text:p>at</text:p>
          </table:table-cell>
          <table:table-cell table:style-name="ce5" table:formula="of:=VLOOKUP([.$A389];[corpusies.$D$1:.$E$1000];2;0)" office:value-type="float" office:value="11325">
            <text:p>11325</text:p>
          </table:table-cell>
          <table:table-cell table:style-name="ce5" table:formula="of:=VLOOKUP([.$A389];[corpuscat.$D$1:.$E$1000];2;0)" office:value-type="float" office:value="330859">
            <text:p>330859</text:p>
          </table:table-cell>
          <table:table-cell table:style-name="ce5" table:formula="of:=VLOOKUP([.$A389];[corpusen.$D$1:.$E$1000];2;0)" office:value-type="float" office:value="113015">
            <text:p>113015</text:p>
          </table:table-cell>
          <table:table-cell table:style-name="ce5" table:formula="of:=VLOOKUP([.$A389];[corpuses.$D$1:.$E$1000];2;0)" office:value-type="float" office:value="775139">
            <text:p>775139</text:p>
          </table:table-cell>
          <table:table-cell table:style-name="ce5"/>
          <table:table-cell table:formula="of:=IF(ISERROR([.B389]);0;[.B389])" office:value-type="float" office:value="11325">
            <text:p>11325</text:p>
          </table:table-cell>
          <table:table-cell table:formula="of:=IF(ISERROR([.C389]);0;[.C389])" office:value-type="float" office:value="330859">
            <text:p>330859</text:p>
          </table:table-cell>
          <table:table-cell table:formula="of:=IF(ISERROR([.D389]);0;[.D389])" office:value-type="float" office:value="113015">
            <text:p>113015</text:p>
          </table:table-cell>
          <table:table-cell table:formula="of:=IF(ISERROR([.E389]);0;[.E389])" office:value-type="float" office:value="775139">
            <text:p>775139</text:p>
          </table:table-cell>
          <table:table-cell/>
          <table:table-cell table:style-name="ce9" table:formula="of:=[.G389]/[.G$1001]" office:value-type="percentage" office:value="0.0229716024340771">
            <text:p>2,297160%</text:p>
          </table:table-cell>
          <table:table-cell table:style-name="ce9" table:formula="of:=[.H389]/[.H$1001]" office:value-type="percentage" office:value="0.026162710473221">
            <text:p>2,616271%</text:p>
          </table:table-cell>
          <table:table-cell table:style-name="ce9" table:formula="of:=[.I389]/[.I$1001]" office:value-type="percentage" office:value="0.0169465906860404">
            <text:p>1,694659%</text:p>
          </table:table-cell>
          <table:table-cell table:style-name="ce9" table:formula="of:=[.J389]/[.J$1001]" office:value-type="percentage" office:value="0.016048215515179">
            <text:p>1,604822%</text:p>
          </table:table-cell>
          <table:table-cell table:style-name="ce10" table:formula="of:=SUMPRODUCT([.B$1:.E$1];[.L389:.O389])" office:value-type="percentage" office:value="0.0212494175953472">
            <text:p>2,124941759534720000%</text:p>
          </table:table-cell>
        </table:table-row>
        <table:table-row table:style-name="ro1">
          <table:table-cell office:value-type="string">
            <text:p>as</text:p>
          </table:table-cell>
          <table:table-cell table:style-name="ce5" table:formula="of:=VLOOKUP([.$A390];[corpusies.$D$1:.$E$1000];2;0)" office:value-type="float" office:value="3980">
            <text:p>3980</text:p>
          </table:table-cell>
          <table:table-cell table:style-name="ce5" table:formula="of:=VLOOKUP([.$A390];[corpuscat.$D$1:.$E$1000];2;0)" office:value-type="float" office:value="101978">
            <text:p>101978</text:p>
          </table:table-cell>
          <table:table-cell table:style-name="ce5" table:formula="of:=VLOOKUP([.$A390];[corpusen.$D$1:.$E$1000];2;0)" office:value-type="float" office:value="92773">
            <text:p>92773</text:p>
          </table:table-cell>
          <table:table-cell table:style-name="ce5" table:formula="of:=VLOOKUP([.$A390];[corpuses.$D$1:.$E$1000];2;0)" office:value-type="float" office:value="926172">
            <text:p>926172</text:p>
          </table:table-cell>
          <table:table-cell table:style-name="ce5"/>
          <table:table-cell table:formula="of:=IF(ISERROR([.B390]);0;[.B390])" office:value-type="float" office:value="3980">
            <text:p>3980</text:p>
          </table:table-cell>
          <table:table-cell table:formula="of:=IF(ISERROR([.C390]);0;[.C390])" office:value-type="float" office:value="101978">
            <text:p>101978</text:p>
          </table:table-cell>
          <table:table-cell table:formula="of:=IF(ISERROR([.D390]);0;[.D390])" office:value-type="float" office:value="92773">
            <text:p>92773</text:p>
          </table:table-cell>
          <table:table-cell table:formula="of:=IF(ISERROR([.E390]);0;[.E390])" office:value-type="float" office:value="926172">
            <text:p>926172</text:p>
          </table:table-cell>
          <table:table-cell/>
          <table:table-cell table:style-name="ce9" table:formula="of:=[.G390]/[.G$1001]" office:value-type="percentage" office:value="0.00807302231237323">
            <text:p>0,807302%</text:p>
          </table:table-cell>
          <table:table-cell table:style-name="ce9" table:formula="of:=[.H390]/[.H$1001]" office:value-type="percentage" office:value="0.00806392115263037">
            <text:p>0,806392%</text:p>
          </table:table-cell>
          <table:table-cell table:style-name="ce9" table:formula="of:=[.I390]/[.I$1001]" office:value-type="percentage" office:value="0.0139113043199224">
            <text:p>1,391130%</text:p>
          </table:table-cell>
          <table:table-cell table:style-name="ce9" table:formula="of:=[.J390]/[.J$1001]" office:value-type="percentage" office:value="0.0191751516310293">
            <text:p>1,917515%</text:p>
          </table:table-cell>
          <table:table-cell table:style-name="ce10" table:formula="of:=SUMPRODUCT([.B$1:.E$1];[.L390:.O390])" office:value-type="percentage" office:value="0.0119847589608021">
            <text:p>1,198475896080210000%</text:p>
          </table:table-cell>
        </table:table-row>
        <table:table-row table:style-name="ro3">
          <table:table-cell office:value-type="string">
            <text:p>ar</text:p>
          </table:table-cell>
          <table:table-cell table:style-name="ce5" table:formula="of:=VLOOKUP([.$A391];[corpusies.$D$1:.$E$1000];2;0)" office:value-type="float" office:value="13630">
            <text:p>13630</text:p>
          </table:table-cell>
          <table:table-cell table:style-name="ce5" table:formula="of:=VLOOKUP([.$A391];[corpuscat.$D$1:.$E$1000];2;0)" office:value-type="float" office:value="351169">
            <text:p>351169</text:p>
          </table:table-cell>
          <table:table-cell table:style-name="ce5" table:formula="of:=VLOOKUP([.$A391];[corpusen.$D$1:.$E$1000];2;0)" office:value-type="float" office:value="95511">
            <text:p>95511</text:p>
          </table:table-cell>
          <table:table-cell table:style-name="ce5" table:formula="of:=VLOOKUP([.$A391];[corpuses.$D$1:.$E$1000];2;0)" office:value-type="float" office:value="1416493">
            <text:p>1416493</text:p>
          </table:table-cell>
          <table:table-cell table:style-name="ce5"/>
          <table:table-cell table:formula="of:=IF(ISERROR([.B391]);0;[.B391])" office:value-type="float" office:value="13630">
            <text:p>13630</text:p>
          </table:table-cell>
          <table:table-cell table:formula="of:=IF(ISERROR([.C391]);0;[.C391])" office:value-type="float" office:value="351169">
            <text:p>351169</text:p>
          </table:table-cell>
          <table:table-cell table:formula="of:=IF(ISERROR([.D391]);0;[.D391])" office:value-type="float" office:value="95511">
            <text:p>95511</text:p>
          </table:table-cell>
          <table:table-cell table:formula="of:=IF(ISERROR([.E391]);0;[.E391])" office:value-type="float" office:value="1416493">
            <text:p>1416493</text:p>
          </table:table-cell>
          <table:table-cell/>
          <table:table-cell table:style-name="ce9" table:formula="of:=[.G391]/[.G$1001]" office:value-type="percentage" office:value="0.0276470588235294">
            <text:p>2,764706%</text:p>
          </table:table-cell>
          <table:table-cell table:style-name="ce9" table:formula="of:=[.H391]/[.H$1001]" office:value-type="percentage" office:value="0.0277687258746794">
            <text:p>2,776873%</text:p>
          </table:table-cell>
          <table:table-cell table:style-name="ce9" table:formula="of:=[.I391]/[.I$1001]" office:value-type="percentage" office:value="0.0143218672124444">
            <text:p>1,432187%</text:p>
          </table:table-cell>
          <table:table-cell table:style-name="ce9" table:formula="of:=[.J391]/[.J$1001]" office:value-type="percentage" office:value="0.0293265916690329">
            <text:p>2,932659%</text:p>
          </table:table-cell>
          <table:table-cell table:style-name="ce10" table:formula="of:=SUMPRODUCT([.B$1:.E$1];[.L391:.O391])" office:value-type="percentage" office:value="0.026854899631417">
            <text:p>2,685489963141700000%</text:p>
          </table:table-cell>
        </table:table-row>
        <table:table-row table:style-name="ro3">
          <table:table-cell office:value-type="string">
            <text:p>aq</text:p>
          </table:table-cell>
          <table:table-cell table:style-name="ce5" table:formula="of:=VLOOKUP([.$A392];[corpusies.$D$1:.$E$1000];2;0)" office:value-type="float" office:value="1268">
            <text:p>1268</text:p>
          </table:table-cell>
          <table:table-cell table:style-name="ce5" table:formula="of:=VLOOKUP([.$A392];[corpuscat.$D$1:.$E$1000];2;0)" office:value-type="float" office:value="18951">
            <text:p>18951</text:p>
          </table:table-cell>
          <table:table-cell table:style-name="ce5" table:formula="of:=VLOOKUP([.$A392];[corpusen.$D$1:.$E$1000];2;0)" office:value-type="float" office:value="26">
            <text:p>26</text:p>
          </table:table-cell>
          <table:table-cell table:style-name="ce5" table:formula="of:=VLOOKUP([.$A392];[corpuses.$D$1:.$E$1000];2;0)" office:value-type="float" office:value="15038">
            <text:p>15038</text:p>
          </table:table-cell>
          <table:table-cell table:style-name="ce5"/>
          <table:table-cell table:formula="of:=IF(ISERROR([.B392]);0;[.B392])" office:value-type="float" office:value="1268">
            <text:p>1268</text:p>
          </table:table-cell>
          <table:table-cell table:formula="of:=IF(ISERROR([.C392]);0;[.C392])" office:value-type="float" office:value="18951">
            <text:p>18951</text:p>
          </table:table-cell>
          <table:table-cell table:formula="of:=IF(ISERROR([.D392]);0;[.D392])" office:value-type="float" office:value="26">
            <text:p>26</text:p>
          </table:table-cell>
          <table:table-cell table:formula="of:=IF(ISERROR([.E392]);0;[.E392])" office:value-type="float" office:value="15038">
            <text:p>15038</text:p>
          </table:table-cell>
          <table:table-cell/>
          <table:table-cell table:style-name="ce9" table:formula="of:=[.G392]/[.G$1001]" office:value-type="percentage" office:value="0.00257200811359026">
            <text:p>0,257201%</text:p>
          </table:table-cell>
          <table:table-cell table:style-name="ce9" table:formula="of:=[.H392]/[.H$1001]" office:value-type="percentage" office:value="0.00149855233249817">
            <text:p>0,149855%</text:p>
          </table:table-cell>
          <table:table-cell table:style-name="ce9" table:formula="of:=[.I392]/[.I$1001]" office:value-type="percentage" office:value="0.00000389869802979295">
            <text:p>0,000390%</text:p>
          </table:table-cell>
          <table:table-cell table:style-name="ce9" table:formula="of:=[.J392]/[.J$1001]" office:value-type="percentage" office:value="0.00031134166248539">
            <text:p>0,031134%</text:p>
          </table:table-cell>
          <table:table-cell table:style-name="ce10" table:formula="of:=SUMPRODUCT([.B$1:.E$1];[.L392:.O392])" office:value-type="percentage" office:value="0.00131496050237513">
            <text:p>0,131496050237513000%</text:p>
          </table:table-cell>
        </table:table-row>
        <table:table-row table:style-name="ro3">
          <table:table-cell office:value-type="string">
            <text:p>ap</text:p>
          </table:table-cell>
          <table:table-cell table:style-name="ce5" table:formula="of:=VLOOKUP([.$A393];[corpusies.$D$1:.$E$1000];2;0)" office:value-type="float" office:value="3008">
            <text:p>3008</text:p>
          </table:table-cell>
          <table:table-cell table:style-name="ce5" table:formula="of:=VLOOKUP([.$A393];[corpuscat.$D$1:.$E$1000];2;0)" office:value-type="float" office:value="100717">
            <text:p>100717</text:p>
          </table:table-cell>
          <table:table-cell table:style-name="ce5" table:formula="of:=VLOOKUP([.$A393];[corpusen.$D$1:.$E$1000];2;0)" office:value-type="float" office:value="25936">
            <text:p>25936</text:p>
          </table:table-cell>
          <table:table-cell table:style-name="ce5" table:formula="of:=VLOOKUP([.$A393];[corpuses.$D$1:.$E$1000];2;0)" office:value-type="float" office:value="411902">
            <text:p>411902</text:p>
          </table:table-cell>
          <table:table-cell table:style-name="ce5"/>
          <table:table-cell table:formula="of:=IF(ISERROR([.B393]);0;[.B393])" office:value-type="float" office:value="3008">
            <text:p>3008</text:p>
          </table:table-cell>
          <table:table-cell table:formula="of:=IF(ISERROR([.C393]);0;[.C393])" office:value-type="float" office:value="100717">
            <text:p>100717</text:p>
          </table:table-cell>
          <table:table-cell table:formula="of:=IF(ISERROR([.D393]);0;[.D393])" office:value-type="float" office:value="25936">
            <text:p>25936</text:p>
          </table:table-cell>
          <table:table-cell table:formula="of:=IF(ISERROR([.E393]);0;[.E393])" office:value-type="float" office:value="411902">
            <text:p>411902</text:p>
          </table:table-cell>
          <table:table-cell/>
          <table:table-cell table:style-name="ce9" table:formula="of:=[.G393]/[.G$1001]" office:value-type="percentage" office:value="0.00610141987829615">
            <text:p>0,610142%</text:p>
          </table:table-cell>
          <table:table-cell table:style-name="ce9" table:formula="of:=[.H393]/[.H$1001]" office:value-type="percentage" office:value="0.0079642074440514">
            <text:p>0,796421%</text:p>
          </table:table-cell>
          <table:table-cell table:style-name="ce9" table:formula="of:=[.I393]/[.I$1001]" office:value-type="percentage" office:value="0.00388910123464269">
            <text:p>0,388910%</text:p>
          </table:table-cell>
          <table:table-cell table:style-name="ce9" table:formula="of:=[.J393]/[.J$1001]" office:value-type="percentage" office:value="0.00852787960241102">
            <text:p>0,852788%</text:p>
          </table:table-cell>
          <table:table-cell table:style-name="ce10" table:formula="of:=SUMPRODUCT([.B$1:.E$1];[.L393:.O393])" office:value-type="percentage" office:value="0.00716696220089184">
            <text:p>0,716696220089184000%</text:p>
          </table:table-cell>
        </table:table-row>
        <table:table-row table:style-name="ro3">
          <table:table-cell office:value-type="string">
            <text:p>ao</text:p>
          </table:table-cell>
          <table:table-cell table:style-name="ce5" table:formula="of:=VLOOKUP([.$A394];[corpusies.$D$1:.$E$1000];2;0)" office:value-type="float" office:value="113">
            <text:p>113</text:p>
          </table:table-cell>
          <table:table-cell table:style-name="ce5" table:formula="of:=VLOOKUP([.$A394];[corpuscat.$D$1:.$E$1000];2;0)" office:value-type="float" office:value="6021">
            <text:p>6021</text:p>
          </table:table-cell>
          <table:table-cell table:style-name="ce5" table:formula="of:=VLOOKUP([.$A394];[corpusen.$D$1:.$E$1000];2;0)" office:value-type="float" office:value="5512">
            <text:p>5512</text:p>
          </table:table-cell>
          <table:table-cell table:style-name="ce5" table:formula="of:=VLOOKUP([.$A394];[corpuses.$D$1:.$E$1000];2;0)" office:value-type="float" office:value="17155">
            <text:p>17155</text:p>
          </table:table-cell>
          <table:table-cell table:style-name="ce5"/>
          <table:table-cell table:formula="of:=IF(ISERROR([.B394]);0;[.B394])" office:value-type="float" office:value="113">
            <text:p>113</text:p>
          </table:table-cell>
          <table:table-cell table:formula="of:=IF(ISERROR([.C394]);0;[.C394])" office:value-type="float" office:value="6021">
            <text:p>6021</text:p>
          </table:table-cell>
          <table:table-cell table:formula="of:=IF(ISERROR([.D394]);0;[.D394])" office:value-type="float" office:value="5512">
            <text:p>5512</text:p>
          </table:table-cell>
          <table:table-cell table:formula="of:=IF(ISERROR([.E394]);0;[.E394])" office:value-type="float" office:value="17155">
            <text:p>17155</text:p>
          </table:table-cell>
          <table:table-cell/>
          <table:table-cell table:style-name="ce9" table:formula="of:=[.G394]/[.G$1001]" office:value-type="percentage" office:value="0.00022920892494929">
            <text:p>0,022921%</text:p>
          </table:table-cell>
          <table:table-cell table:style-name="ce9" table:formula="of:=[.H394]/[.H$1001]" office:value-type="percentage" office:value="0.000476111212810483">
            <text:p>0,047611%</text:p>
          </table:table-cell>
          <table:table-cell table:style-name="ce9" table:formula="of:=[.I394]/[.I$1001]" office:value-type="percentage" office:value="0.000826523982316106">
            <text:p>0,082652%</text:p>
          </table:table-cell>
          <table:table-cell table:style-name="ce9" table:formula="of:=[.J394]/[.J$1001]" office:value-type="percentage" office:value="0.000355171314000323">
            <text:p>0,035517%</text:p>
          </table:table-cell>
          <table:table-cell table:style-name="ce10" table:formula="of:=SUMPRODUCT([.B$1:.E$1];[.L394:.O394])" office:value-type="percentage" office:value="0.00040079983375964">
            <text:p>0,040079983375964000%</text:p>
          </table:table-cell>
        </table:table-row>
        <table:table-row table:style-name="ro3">
          <table:table-cell office:value-type="string">
            <text:p>añ</text:p>
          </table:table-cell>
          <table:table-cell table:style-name="ce5" table:formula="of:=VLOOKUP([.$A395];[corpusies.$D$1:.$E$1000];2;0)" office:value-type="float" office:value="2">
            <text:p>2</text:p>
          </table:table-cell>
          <table:table-cell table:style-name="ce5" table:formula="of:=VLOOKUP([.$A395];[corpuscat.$D$1:.$E$1000];2;0)" office:value-type="float" office:value="839">
            <text:p>839</text:p>
          </table:table-cell>
          <table:table-cell table:style-name="ce5" table:formula="of:=VLOOKUP([.$A395];[corpusen.$D$1:.$E$1000];2;0)" office:value-type="float" office:value="0">
            <text:p>#N/D</text:p>
          </table:table-cell>
          <table:table-cell table:style-name="ce5" table:formula="of:=VLOOKUP([.$A395];[corpuses.$D$1:.$E$1000];2;0)" office:value-type="float" office:value="97049">
            <text:p>97049</text:p>
          </table:table-cell>
          <table:table-cell table:style-name="ce5"/>
          <table:table-cell table:formula="of:=IF(ISERROR([.B395]);0;[.B395])" office:value-type="float" office:value="2">
            <text:p>2</text:p>
          </table:table-cell>
          <table:table-cell table:formula="of:=IF(ISERROR([.C395]);0;[.C395])" office:value-type="float" office:value="839">
            <text:p>839</text:p>
          </table:table-cell>
          <table:table-cell table:formula="of:=IF(ISERROR([.D395]);0;[.D395])" office:value-type="float" office:value="0">
            <text:p>0</text:p>
          </table:table-cell>
          <table:table-cell table:formula="of:=IF(ISERROR([.E395]);0;[.E395])" office:value-type="float" office:value="97049">
            <text:p>97049</text:p>
          </table:table-cell>
          <table:table-cell/>
          <table:table-cell table:style-name="ce9" table:formula="of:=[.G395]/[.G$1001]" office:value-type="percentage" office:value="0.00000405679513184584">
            <text:p>0,000406%</text:p>
          </table:table-cell>
          <table:table-cell table:style-name="ce9" table:formula="of:=[.H395]/[.H$1001]" office:value-type="percentage" office:value="0.0000663440138760996">
            <text:p>0,006634%</text:p>
          </table:table-cell>
          <table:table-cell table:style-name="ce9" table:formula="of:=[.I395]/[.I$1001]" office:value-type="percentage" office:value="0">
            <text:p>0,000000%</text:p>
          </table:table-cell>
          <table:table-cell table:style-name="ce9" table:formula="of:=[.J395]/[.J$1001]" office:value-type="percentage" office:value="0.00200926965038865">
            <text:p>0,200927%</text:p>
          </table:table-cell>
          <table:table-cell table:style-name="ce10" table:formula="of:=SUMPRODUCT([.B$1:.E$1];[.L395:.O395])" office:value-type="percentage" office:value="0.00062390113781898">
            <text:p>0,062390113781898000%</text:p>
          </table:table-cell>
        </table:table-row>
        <table:table-row table:style-name="ro3">
          <table:table-cell office:value-type="string">
            <text:p>an</text:p>
          </table:table-cell>
          <table:table-cell table:style-name="ce5" table:formula="of:=VLOOKUP([.$A396];[corpusies.$D$1:.$E$1000];2;0)" office:value-type="float" office:value="9698">
            <text:p>9698</text:p>
          </table:table-cell>
          <table:table-cell table:style-name="ce5" table:formula="of:=VLOOKUP([.$A396];[corpuscat.$D$1:.$E$1000];2;0)" office:value-type="float" office:value="349944">
            <text:p>349944</text:p>
          </table:table-cell>
          <table:table-cell table:style-name="ce5" table:formula="of:=VLOOKUP([.$A396];[corpusen.$D$1:.$E$1000];2;0)" office:value-type="float" office:value="183795">
            <text:p>183795</text:p>
          </table:table-cell>
          <table:table-cell table:style-name="ce5" table:formula="of:=VLOOKUP([.$A396];[corpuses.$D$1:.$E$1000];2;0)" office:value-type="float" office:value="1182222">
            <text:p>1182222</text:p>
          </table:table-cell>
          <table:table-cell table:style-name="ce5"/>
          <table:table-cell table:formula="of:=IF(ISERROR([.B396]);0;[.B396])" office:value-type="float" office:value="9698">
            <text:p>9698</text:p>
          </table:table-cell>
          <table:table-cell table:formula="of:=IF(ISERROR([.C396]);0;[.C396])" office:value-type="float" office:value="349944">
            <text:p>349944</text:p>
          </table:table-cell>
          <table:table-cell table:formula="of:=IF(ISERROR([.D396]);0;[.D396])" office:value-type="float" office:value="183795">
            <text:p>183795</text:p>
          </table:table-cell>
          <table:table-cell table:formula="of:=IF(ISERROR([.E396]);0;[.E396])" office:value-type="float" office:value="1182222">
            <text:p>1182222</text:p>
          </table:table-cell>
          <table:table-cell/>
          <table:table-cell table:style-name="ce9" table:formula="of:=[.G396]/[.G$1001]" office:value-type="percentage" office:value="0.0196713995943205">
            <text:p>1,967140%</text:p>
          </table:table-cell>
          <table:table-cell table:style-name="ce9" table:formula="of:=[.H396]/[.H$1001]" office:value-type="percentage" office:value="0.0276718588699139">
            <text:p>2,767186%</text:p>
          </table:table-cell>
          <table:table-cell table:style-name="ce9" table:formula="of:=[.I396]/[.I$1001]" office:value-type="percentage" office:value="0.0275600463225306">
            <text:p>2,756005%</text:p>
          </table:table-cell>
          <table:table-cell table:style-name="ce9" table:formula="of:=[.J396]/[.J$1001]" office:value-type="percentage" office:value="0.0244763241725497">
            <text:p>2,447632%</text:p>
          </table:table-cell>
          <table:table-cell table:style-name="ce10" table:formula="of:=SUMPRODUCT([.B$1:.E$1];[.L396:.O396])" office:value-type="percentage" office:value="0.0243018794232883">
            <text:p>2,430187942328830000%</text:p>
          </table:table-cell>
        </table:table-row>
        <table:table-row table:style-name="ro1">
          <table:table-cell office:value-type="string">
            <text:p>am</text:p>
          </table:table-cell>
          <table:table-cell table:style-name="ce5" table:formula="of:=VLOOKUP([.$A397];[corpusies.$D$1:.$E$1000];2;0)" office:value-type="float" office:value="7461">
            <text:p>7461</text:p>
          </table:table-cell>
          <table:table-cell table:style-name="ce5" table:formula="of:=VLOOKUP([.$A397];[corpuscat.$D$1:.$E$1000];2;0)" office:value-type="float" office:value="176950">
            <text:p>176950</text:p>
          </table:table-cell>
          <table:table-cell table:style-name="ce5" table:formula="of:=VLOOKUP([.$A397];[corpusen.$D$1:.$E$1000];2;0)" office:value-type="float" office:value="56500">
            <text:p>56500</text:p>
          </table:table-cell>
          <table:table-cell table:style-name="ce5" table:formula="of:=VLOOKUP([.$A397];[corpuses.$D$1:.$E$1000];2;0)" office:value-type="float" office:value="587314">
            <text:p>587314</text:p>
          </table:table-cell>
          <table:table-cell table:style-name="ce5"/>
          <table:table-cell table:formula="of:=IF(ISERROR([.B397]);0;[.B397])" office:value-type="float" office:value="7461">
            <text:p>7461</text:p>
          </table:table-cell>
          <table:table-cell table:formula="of:=IF(ISERROR([.C397]);0;[.C397])" office:value-type="float" office:value="176950">
            <text:p>176950</text:p>
          </table:table-cell>
          <table:table-cell table:formula="of:=IF(ISERROR([.D397]);0;[.D397])" office:value-type="float" office:value="56500">
            <text:p>56500</text:p>
          </table:table-cell>
          <table:table-cell table:formula="of:=IF(ISERROR([.E397]);0;[.E397])" office:value-type="float" office:value="587314">
            <text:p>587314</text:p>
          </table:table-cell>
          <table:table-cell/>
          <table:table-cell table:style-name="ce9" table:formula="of:=[.G397]/[.G$1001]" office:value-type="percentage" office:value="0.0151338742393509">
            <text:p>1,513387%</text:p>
          </table:table-cell>
          <table:table-cell table:style-name="ce9" table:formula="of:=[.H397]/[.H$1001]" office:value-type="percentage" office:value="0.0139923399944885">
            <text:p>1,399234%</text:p>
          </table:table-cell>
          <table:table-cell table:style-name="ce9" table:formula="of:=[.I397]/[.I$1001]" office:value-type="percentage" office:value="0.00847217071858853">
            <text:p>0,847217%</text:p>
          </table:table-cell>
          <table:table-cell table:style-name="ce9" table:formula="of:=[.J397]/[.J$1001]" office:value-type="percentage" office:value="0.0121595502833451">
            <text:p>1,215955%</text:p>
          </table:table-cell>
          <table:table-cell table:style-name="ce10" table:formula="of:=SUMPRODUCT([.B$1:.E$1];[.L397:.O397])" office:value-type="percentage" office:value="0.0132329464270142">
            <text:p>1,323294642701420000%</text:p>
          </table:table-cell>
        </table:table-row>
        <table:table-row table:style-name="ro1">
          <table:table-cell office:value-type="string">
            <text:p>al</text:p>
          </table:table-cell>
          <table:table-cell table:style-name="ce5" table:formula="of:=VLOOKUP([.$A398];[corpusies.$D$1:.$E$1000];2;0)" office:value-type="float" office:value="12213">
            <text:p>12213</text:p>
          </table:table-cell>
          <table:table-cell table:style-name="ce5" table:formula="of:=VLOOKUP([.$A398];[corpuscat.$D$1:.$E$1000];2;0)" office:value-type="float" office:value="405738">
            <text:p>405738</text:p>
          </table:table-cell>
          <table:table-cell table:style-name="ce5" table:formula="of:=VLOOKUP([.$A398];[corpusen.$D$1:.$E$1000];2;0)" office:value-type="float" office:value="90611">
            <text:p>90611</text:p>
          </table:table-cell>
          <table:table-cell table:style-name="ce5" table:formula="of:=VLOOKUP([.$A398];[corpuses.$D$1:.$E$1000];2;0)" office:value-type="float" office:value="1495904">
            <text:p>1495904</text:p>
          </table:table-cell>
          <table:table-cell table:style-name="ce5"/>
          <table:table-cell table:formula="of:=IF(ISERROR([.B398]);0;[.B398])" office:value-type="float" office:value="12213">
            <text:p>12213</text:p>
          </table:table-cell>
          <table:table-cell table:formula="of:=IF(ISERROR([.C398]);0;[.C398])" office:value-type="float" office:value="405738">
            <text:p>405738</text:p>
          </table:table-cell>
          <table:table-cell table:formula="of:=IF(ISERROR([.D398]);0;[.D398])" office:value-type="float" office:value="90611">
            <text:p>90611</text:p>
          </table:table-cell>
          <table:table-cell table:formula="of:=IF(ISERROR([.E398]);0;[.E398])" office:value-type="float" office:value="1495904">
            <text:p>1495904</text:p>
          </table:table-cell>
          <table:table-cell/>
          <table:table-cell table:style-name="ce9" table:formula="of:=[.G398]/[.G$1001]" office:value-type="percentage" office:value="0.0247728194726166">
            <text:p>2,477282%</text:p>
          </table:table-cell>
          <table:table-cell table:style-name="ce9" table:formula="of:=[.H398]/[.H$1001]" office:value-type="percentage" office:value="0.0320837753302275">
            <text:p>3,208378%</text:p>
          </table:table-cell>
          <table:table-cell table:style-name="ce9" table:formula="of:=[.I398]/[.I$1001]" office:value-type="percentage" office:value="0.0135871125837527">
            <text:p>1,358711%</text:p>
          </table:table-cell>
          <table:table-cell table:style-name="ce9" table:formula="of:=[.J398]/[.J$1001]" office:value-type="percentage" office:value="0.0309706901368895">
            <text:p>3,097069%</text:p>
          </table:table-cell>
          <table:table-cell table:style-name="ce10" table:formula="of:=SUMPRODUCT([.B$1:.E$1];[.L398:.O398])" office:value-type="percentage" office:value="0.0277068967402954">
            <text:p>2,770689674029540000%</text:p>
          </table:table-cell>
        </table:table-row>
        <table:table-row table:style-name="ro3">
          <table:table-cell office:value-type="string">
            <text:p>ak</text:p>
          </table:table-cell>
          <table:table-cell table:style-name="ce5" table:formula="of:=VLOOKUP([.$A399];[corpusies.$D$1:.$E$1000];2;0)" office:value-type="float" office:value="136">
            <text:p>136</text:p>
          </table:table-cell>
          <table:table-cell table:style-name="ce5" table:formula="of:=VLOOKUP([.$A399];[corpuscat.$D$1:.$E$1000];2;0)" office:value-type="float" office:value="6842">
            <text:p>6842</text:p>
          </table:table-cell>
          <table:table-cell table:style-name="ce5" table:formula="of:=VLOOKUP([.$A399];[corpusen.$D$1:.$E$1000];2;0)" office:value-type="float" office:value="12397">
            <text:p>12397</text:p>
          </table:table-cell>
          <table:table-cell table:style-name="ce5" table:formula="of:=VLOOKUP([.$A399];[corpuses.$D$1:.$E$1000];2;0)" office:value-type="float" office:value="31461">
            <text:p>31461</text:p>
          </table:table-cell>
          <table:table-cell table:style-name="ce5"/>
          <table:table-cell table:formula="of:=IF(ISERROR([.B399]);0;[.B399])" office:value-type="float" office:value="136">
            <text:p>136</text:p>
          </table:table-cell>
          <table:table-cell table:formula="of:=IF(ISERROR([.C399]);0;[.C399])" office:value-type="float" office:value="6842">
            <text:p>6842</text:p>
          </table:table-cell>
          <table:table-cell table:formula="of:=IF(ISERROR([.D399]);0;[.D399])" office:value-type="float" office:value="12397">
            <text:p>12397</text:p>
          </table:table-cell>
          <table:table-cell table:formula="of:=IF(ISERROR([.E399]);0;[.E399])" office:value-type="float" office:value="31461">
            <text:p>31461</text:p>
          </table:table-cell>
          <table:table-cell/>
          <table:table-cell table:style-name="ce9" table:formula="of:=[.G399]/[.G$1001]" office:value-type="percentage" office:value="0.000275862068965517">
            <text:p>0,027586%</text:p>
          </table:table-cell>
          <table:table-cell table:style-name="ce9" table:formula="of:=[.H399]/[.H$1001]" office:value-type="percentage" office:value="0.000541031874779825">
            <text:p>0,054103%</text:p>
          </table:table-cell>
          <table:table-cell table:style-name="ce9" table:formula="of:=[.I399]/[.I$1001]" office:value-type="percentage" office:value="0.00185892921059012">
            <text:p>0,185893%</text:p>
          </table:table-cell>
          <table:table-cell table:style-name="ce9" table:formula="of:=[.J399]/[.J$1001]" office:value-type="percentage" office:value="0.000651357896226416">
            <text:p>0,065136%</text:p>
          </table:table-cell>
          <table:table-cell table:style-name="ce10" table:formula="of:=SUMPRODUCT([.B$1:.E$1];[.L399:.O399])" office:value-type="percentage" office:value="0.00062636847305054">
            <text:p>0,062636847305054000%</text:p>
          </table:table-cell>
        </table:table-row>
        <table:table-row table:style-name="ro3">
          <table:table-cell office:value-type="string">
            <text:p>aj</text:p>
          </table:table-cell>
          <table:table-cell table:style-name="ce5" table:formula="of:=VLOOKUP([.$A400];[corpusies.$D$1:.$E$1000];2;0)" office:value-type="float" office:value="1042">
            <text:p>1042</text:p>
          </table:table-cell>
          <table:table-cell table:style-name="ce5" table:formula="of:=VLOOKUP([.$A400];[corpuscat.$D$1:.$E$1000];2;0)" office:value-type="float" office:value="21720">
            <text:p>21720</text:p>
          </table:table-cell>
          <table:table-cell table:style-name="ce5" table:formula="of:=VLOOKUP([.$A400];[corpusen.$D$1:.$E$1000];2;0)" office:value-type="float" office:value="2198">
            <text:p>2198</text:p>
          </table:table-cell>
          <table:table-cell table:style-name="ce5" table:formula="of:=VLOOKUP([.$A400];[corpuses.$D$1:.$E$1000];2;0)" office:value-type="float" office:value="111226">
            <text:p>111226</text:p>
          </table:table-cell>
          <table:table-cell table:style-name="ce5"/>
          <table:table-cell table:formula="of:=IF(ISERROR([.B400]);0;[.B400])" office:value-type="float" office:value="1042">
            <text:p>1042</text:p>
          </table:table-cell>
          <table:table-cell table:formula="of:=IF(ISERROR([.C400]);0;[.C400])" office:value-type="float" office:value="21720">
            <text:p>21720</text:p>
          </table:table-cell>
          <table:table-cell table:formula="of:=IF(ISERROR([.D400]);0;[.D400])" office:value-type="float" office:value="2198">
            <text:p>2198</text:p>
          </table:table-cell>
          <table:table-cell table:formula="of:=IF(ISERROR([.E400]);0;[.E400])" office:value-type="float" office:value="111226">
            <text:p>111226</text:p>
          </table:table-cell>
          <table:table-cell/>
          <table:table-cell table:style-name="ce9" table:formula="of:=[.G400]/[.G$1001]" office:value-type="percentage" office:value="0.00211359026369168">
            <text:p>0,211359%</text:p>
          </table:table-cell>
          <table:table-cell table:style-name="ce9" table:formula="of:=[.H400]/[.H$1001]" office:value-type="percentage" office:value="0.00171751130082108">
            <text:p>0,171751%</text:p>
          </table:table-cell>
          <table:table-cell table:style-name="ce9" table:formula="of:=[.I400]/[.I$1001]" office:value-type="percentage" office:value="0.000329589933441727">
            <text:p>0,032959%</text:p>
          </table:table-cell>
          <table:table-cell table:style-name="ce9" table:formula="of:=[.J400]/[.J$1001]" office:value-type="percentage" office:value="0.00230278546027397">
            <text:p>0,230279%</text:p>
          </table:table-cell>
          <table:table-cell table:style-name="ce10" table:formula="of:=SUMPRODUCT([.B$1:.E$1];[.L400:.O400])" office:value-type="percentage" office:value="0.00187312510078019">
            <text:p>0,187312510078019000%</text:p>
          </table:table-cell>
        </table:table-row>
        <table:table-row table:style-name="ro1">
          <table:table-cell office:value-type="string">
            <text:p>ai</text:p>
          </table:table-cell>
          <table:table-cell table:style-name="ce5" table:formula="of:=VLOOKUP([.$A401];[corpusies.$D$1:.$E$1000];2;0)" office:value-type="float" office:value="3378">
            <text:p>3378</text:p>
          </table:table-cell>
          <table:table-cell table:style-name="ce5" table:formula="of:=VLOOKUP([.$A401];[corpuscat.$D$1:.$E$1000];2;0)" office:value-type="float" office:value="138630">
            <text:p>138630</text:p>
          </table:table-cell>
          <table:table-cell table:style-name="ce5" table:formula="of:=VLOOKUP([.$A401];[corpusen.$D$1:.$E$1000];2;0)" office:value-type="float" office:value="43346">
            <text:p>43346</text:p>
          </table:table-cell>
          <table:table-cell table:style-name="ce5" table:formula="of:=VLOOKUP([.$A401];[corpuses.$D$1:.$E$1000];2;0)" office:value-type="float" office:value="507408">
            <text:p>507408</text:p>
          </table:table-cell>
          <table:table-cell table:style-name="ce5"/>
          <table:table-cell table:formula="of:=IF(ISERROR([.B401]);0;[.B401])" office:value-type="float" office:value="3378">
            <text:p>3378</text:p>
          </table:table-cell>
          <table:table-cell table:formula="of:=IF(ISERROR([.C401]);0;[.C401])" office:value-type="float" office:value="138630">
            <text:p>138630</text:p>
          </table:table-cell>
          <table:table-cell table:formula="of:=IF(ISERROR([.D401]);0;[.D401])" office:value-type="float" office:value="43346">
            <text:p>43346</text:p>
          </table:table-cell>
          <table:table-cell table:formula="of:=IF(ISERROR([.E401]);0;[.E401])" office:value-type="float" office:value="507408">
            <text:p>507408</text:p>
          </table:table-cell>
          <table:table-cell/>
          <table:table-cell table:style-name="ce9" table:formula="of:=[.G401]/[.G$1001]" office:value-type="percentage" office:value="0.00685192697768763">
            <text:p>0,685193%</text:p>
          </table:table-cell>
          <table:table-cell table:style-name="ce9" table:formula="of:=[.H401]/[.H$1001]" office:value-type="percentage" office:value="0.010962181935213">
            <text:p>1,096218%</text:p>
          </table:table-cell>
          <table:table-cell table:style-name="ce9" table:formula="of:=[.I401]/[.I$1001]" office:value-type="percentage" office:value="0.00649972941536174">
            <text:p>0,649973%</text:p>
          </table:table-cell>
          <table:table-cell table:style-name="ce9" table:formula="of:=[.J401]/[.J$1001]" office:value-type="percentage" office:value="0.0105052035030181">
            <text:p>1,050520%</text:p>
          </table:table-cell>
          <table:table-cell table:style-name="ce10" table:formula="of:=SUMPRODUCT([.B$1:.E$1];[.L401:.O401])" office:value-type="percentage" office:value="0.00914576666631179">
            <text:p>0,914576666631179000%</text:p>
          </table:table-cell>
        </table:table-row>
        <table:table-row table:style-name="ro1">
          <table:table-cell office:value-type="string">
            <text:p>ah</text:p>
          </table:table-cell>
          <table:table-cell table:style-name="ce5" table:formula="of:=VLOOKUP([.$A402];[corpusies.$D$1:.$E$1000];2;0)" office:value-type="float" office:value="1259">
            <text:p>1259</text:p>
          </table:table-cell>
          <table:table-cell table:style-name="ce5" table:formula="of:=VLOOKUP([.$A402];[corpuscat.$D$1:.$E$1000];2;0)" office:value-type="float" office:value="31843">
            <text:p>31843</text:p>
          </table:table-cell>
          <table:table-cell table:style-name="ce5" table:formula="of:=VLOOKUP([.$A402];[corpusen.$D$1:.$E$1000];2;0)" office:value-type="float" office:value="113047">
            <text:p>113047</text:p>
          </table:table-cell>
          <table:table-cell table:style-name="ce5" table:formula="of:=VLOOKUP([.$A402];[corpuses.$D$1:.$E$1000];2;0)" office:value-type="float" office:value="188173">
            <text:p>188173</text:p>
          </table:table-cell>
          <table:table-cell table:style-name="ce5"/>
          <table:table-cell table:formula="of:=IF(ISERROR([.B402]);0;[.B402])" office:value-type="float" office:value="1259">
            <text:p>1259</text:p>
          </table:table-cell>
          <table:table-cell table:formula="of:=IF(ISERROR([.C402]);0;[.C402])" office:value-type="float" office:value="31843">
            <text:p>31843</text:p>
          </table:table-cell>
          <table:table-cell table:formula="of:=IF(ISERROR([.D402]);0;[.D402])" office:value-type="float" office:value="113047">
            <text:p>113047</text:p>
          </table:table-cell>
          <table:table-cell table:formula="of:=IF(ISERROR([.E402]);0;[.E402])" office:value-type="float" office:value="188173">
            <text:p>188173</text:p>
          </table:table-cell>
          <table:table-cell/>
          <table:table-cell table:style-name="ce9" table:formula="of:=[.G402]/[.G$1001]" office:value-type="percentage" office:value="0.00255375253549696">
            <text:p>0,255375%</text:p>
          </table:table-cell>
          <table:table-cell table:style-name="ce9" table:formula="of:=[.H402]/[.H$1001]" office:value-type="percentage" office:value="0.00251798859816048">
            <text:p>0,251799%</text:p>
          </table:table-cell>
          <table:table-cell table:style-name="ce9" table:formula="of:=[.I402]/[.I$1001]" office:value-type="percentage" office:value="0.0169513890836155">
            <text:p>1,695139%</text:p>
          </table:table-cell>
          <table:table-cell table:style-name="ce9" table:formula="of:=[.J402]/[.J$1001]" office:value-type="percentage" office:value="0.00389587010605554">
            <text:p>0,389587%</text:p>
          </table:table-cell>
          <table:table-cell table:style-name="ce10" table:formula="of:=SUMPRODUCT([.B$1:.E$1];[.L402:.O402])" office:value-type="percentage" office:value="0.00438542228027545">
            <text:p>0,438542228027545000%</text:p>
          </table:table-cell>
        </table:table-row>
        <table:table-row table:style-name="ro3">
          <table:table-cell office:value-type="string">
            <text:p>ag</text:p>
          </table:table-cell>
          <table:table-cell table:style-name="ce5" table:formula="of:=VLOOKUP([.$A403];[corpusies.$D$1:.$E$1000];2;0)" office:value-type="float" office:value="1647">
            <text:p>1647</text:p>
          </table:table-cell>
          <table:table-cell table:style-name="ce5" table:formula="of:=VLOOKUP([.$A403];[corpuscat.$D$1:.$E$1000];2;0)" office:value-type="float" office:value="51797">
            <text:p>51797</text:p>
          </table:table-cell>
          <table:table-cell table:style-name="ce5" table:formula="of:=VLOOKUP([.$A403];[corpusen.$D$1:.$E$1000];2;0)" office:value-type="float" office:value="24255">
            <text:p>24255</text:p>
          </table:table-cell>
          <table:table-cell table:style-name="ce5" table:formula="of:=VLOOKUP([.$A403];[corpuses.$D$1:.$E$1000];2;0)" office:value-type="float" office:value="200887">
            <text:p>200887</text:p>
          </table:table-cell>
          <table:table-cell table:style-name="ce5"/>
          <table:table-cell table:formula="of:=IF(ISERROR([.B403]);0;[.B403])" office:value-type="float" office:value="1647">
            <text:p>1647</text:p>
          </table:table-cell>
          <table:table-cell table:formula="of:=IF(ISERROR([.C403]);0;[.C403])" office:value-type="float" office:value="51797">
            <text:p>51797</text:p>
          </table:table-cell>
          <table:table-cell table:formula="of:=IF(ISERROR([.D403]);0;[.D403])" office:value-type="float" office:value="24255">
            <text:p>24255</text:p>
          </table:table-cell>
          <table:table-cell table:formula="of:=IF(ISERROR([.E403]);0;[.E403])" office:value-type="float" office:value="200887">
            <text:p>200887</text:p>
          </table:table-cell>
          <table:table-cell/>
          <table:table-cell table:style-name="ce9" table:formula="of:=[.G403]/[.G$1001]" office:value-type="percentage" office:value="0.00334077079107505">
            <text:p>0,334077%</text:p>
          </table:table-cell>
          <table:table-cell table:style-name="ce9" table:formula="of:=[.H403]/[.H$1001]" office:value-type="percentage" office:value="0.00409585326190743">
            <text:p>0,409585%</text:p>
          </table:table-cell>
          <table:table-cell table:style-name="ce9" table:formula="of:=[.I403]/[.I$1001]" office:value-type="percentage" office:value="0.00363703541202415">
            <text:p>0,363704%</text:p>
          </table:table-cell>
          <table:table-cell table:style-name="ce9" table:formula="of:=[.J403]/[.J$1001]" office:value-type="percentage" office:value="0.00415909645908382">
            <text:p>0,415910%</text:p>
          </table:table-cell>
          <table:table-cell table:style-name="ce10" table:formula="of:=SUMPRODUCT([.B$1:.E$1];[.L403:.O403])" office:value-type="percentage" office:value="0.0038424196948223">
            <text:p>0,384241969482230000%</text:p>
          </table:table-cell>
        </table:table-row>
        <table:table-row table:style-name="ro3">
          <table:table-cell office:value-type="string">
            <text:p>af</text:p>
          </table:table-cell>
          <table:table-cell table:style-name="ce5" table:formula="of:=VLOOKUP([.$A404];[corpusies.$D$1:.$E$1000];2;0)" office:value-type="float" office:value="1038">
            <text:p>1038</text:p>
          </table:table-cell>
          <table:table-cell table:style-name="ce5" table:formula="of:=VLOOKUP([.$A404];[corpuscat.$D$1:.$E$1000];2;0)" office:value-type="float" office:value="25956">
            <text:p>25956</text:p>
          </table:table-cell>
          <table:table-cell table:style-name="ce5" table:formula="of:=VLOOKUP([.$A404];[corpusen.$D$1:.$E$1000];2;0)" office:value-type="float" office:value="19848">
            <text:p>19848</text:p>
          </table:table-cell>
          <table:table-cell table:style-name="ce5" table:formula="of:=VLOOKUP([.$A404];[corpuses.$D$1:.$E$1000];2;0)" office:value-type="float" office:value="85279">
            <text:p>85279</text:p>
          </table:table-cell>
          <table:table-cell table:style-name="ce5"/>
          <table:table-cell table:formula="of:=IF(ISERROR([.B404]);0;[.B404])" office:value-type="float" office:value="1038">
            <text:p>1038</text:p>
          </table:table-cell>
          <table:table-cell table:formula="of:=IF(ISERROR([.C404]);0;[.C404])" office:value-type="float" office:value="25956">
            <text:p>25956</text:p>
          </table:table-cell>
          <table:table-cell table:formula="of:=IF(ISERROR([.D404]);0;[.D404])" office:value-type="float" office:value="19848">
            <text:p>19848</text:p>
          </table:table-cell>
          <table:table-cell table:formula="of:=IF(ISERROR([.E404]);0;[.E404])" office:value-type="float" office:value="85279">
            <text:p>85279</text:p>
          </table:table-cell>
          <table:table-cell/>
          <table:table-cell table:style-name="ce9" table:formula="of:=[.G404]/[.G$1001]" office:value-type="percentage" office:value="0.00210547667342799">
            <text:p>0,210548%</text:p>
          </table:table-cell>
          <table:table-cell table:style-name="ce9" table:formula="of:=[.H404]/[.H$1001]" office:value-type="percentage" office:value="0.00205247344954474">
            <text:p>0,205247%</text:p>
          </table:table-cell>
          <table:table-cell table:style-name="ce9" table:formula="of:=[.I404]/[.I$1001]" office:value-type="percentage" office:value="0.00297620609597425">
            <text:p>0,297621%</text:p>
          </table:table-cell>
          <table:table-cell table:style-name="ce9" table:formula="of:=[.J404]/[.J$1001]" office:value-type="percentage" office:value="0.00176558755386963">
            <text:p>0,176559%</text:p>
          </table:table-cell>
          <table:table-cell table:style-name="ce10" table:formula="of:=SUMPRODUCT([.B$1:.E$1];[.L404:.O404])" office:value-type="percentage" office:value="0.00207468191265014">
            <text:p>0,207468191265014000%</text:p>
          </table:table-cell>
        </table:table-row>
        <table:table-row table:style-name="ro3">
          <table:table-cell office:value-type="string">
            <text:p>ae</text:p>
          </table:table-cell>
          <table:table-cell table:style-name="ce5" table:formula="of:=VLOOKUP([.$A405];[corpusies.$D$1:.$E$1000];2;0)" office:value-type="float" office:value="1089">
            <text:p>1089</text:p>
          </table:table-cell>
          <table:table-cell table:style-name="ce5" table:formula="of:=VLOOKUP([.$A405];[corpuscat.$D$1:.$E$1000];2;0)" office:value-type="float" office:value="18337">
            <text:p>18337</text:p>
          </table:table-cell>
          <table:table-cell table:style-name="ce5" table:formula="of:=VLOOKUP([.$A405];[corpusen.$D$1:.$E$1000];2;0)" office:value-type="float" office:value="63096">
            <text:p>63096</text:p>
          </table:table-cell>
          <table:table-cell table:style-name="ce5" table:formula="of:=VLOOKUP([.$A405];[corpuses.$D$1:.$E$1000];2;0)" office:value-type="float" office:value="127812">
            <text:p>127812</text:p>
          </table:table-cell>
          <table:table-cell table:style-name="ce5"/>
          <table:table-cell table:formula="of:=IF(ISERROR([.B405]);0;[.B405])" office:value-type="float" office:value="1089">
            <text:p>1089</text:p>
          </table:table-cell>
          <table:table-cell table:formula="of:=IF(ISERROR([.C405]);0;[.C405])" office:value-type="float" office:value="18337">
            <text:p>18337</text:p>
          </table:table-cell>
          <table:table-cell table:formula="of:=IF(ISERROR([.D405]);0;[.D405])" office:value-type="float" office:value="63096">
            <text:p>63096</text:p>
          </table:table-cell>
          <table:table-cell table:formula="of:=IF(ISERROR([.E405]);0;[.E405])" office:value-type="float" office:value="127812">
            <text:p>127812</text:p>
          </table:table-cell>
          <table:table-cell/>
          <table:table-cell table:style-name="ce9" table:formula="of:=[.G405]/[.G$1001]" office:value-type="percentage" office:value="0.00220892494929006">
            <text:p>0,220892%</text:p>
          </table:table-cell>
          <table:table-cell table:style-name="ce9" table:formula="of:=[.H405]/[.H$1001]" office:value-type="percentage" office:value="0.00145000021745654">
            <text:p>0,145000%</text:p>
          </table:table-cell>
          <table:table-cell table:style-name="ce9" table:formula="of:=[.I405]/[.I$1001]" office:value-type="percentage" office:value="0.00946124041876215">
            <text:p>0,946124%</text:p>
          </table:table-cell>
          <table:table-cell table:style-name="ce9" table:formula="of:=[.J405]/[.J$1001]" office:value-type="percentage" office:value="0.00264617639084869">
            <text:p>0,264618%</text:p>
          </table:table-cell>
          <table:table-cell table:style-name="ce10" table:formula="of:=SUMPRODUCT([.B$1:.E$1];[.L405:.O405])" office:value-type="percentage" office:value="0.0028376545091548">
            <text:p>0,283765450915480000%</text:p>
          </table:table-cell>
        </table:table-row>
        <table:table-row table:style-name="ro1">
          <table:table-cell office:value-type="string">
            <text:p>ad</text:p>
          </table:table-cell>
          <table:table-cell table:style-name="ce5" table:formula="of:=VLOOKUP([.$A406];[corpusies.$D$1:.$E$1000];2;0)" office:value-type="float" office:value="5362">
            <text:p>5362</text:p>
          </table:table-cell>
          <table:table-cell table:style-name="ce5" table:formula="of:=VLOOKUP([.$A406];[corpuscat.$D$1:.$E$1000];2;0)" office:value-type="float" office:value="125629">
            <text:p>125629</text:p>
          </table:table-cell>
          <table:table-cell table:style-name="ce5" table:formula="of:=VLOOKUP([.$A406];[corpusen.$D$1:.$E$1000];2;0)" office:value-type="float" office:value="43414">
            <text:p>43414</text:p>
          </table:table-cell>
          <table:table-cell table:style-name="ce5" table:formula="of:=VLOOKUP([.$A406];[corpuses.$D$1:.$E$1000];2;0)" office:value-type="float" office:value="908833">
            <text:p>908833</text:p>
          </table:table-cell>
          <table:table-cell table:style-name="ce5"/>
          <table:table-cell table:formula="of:=IF(ISERROR([.B406]);0;[.B406])" office:value-type="float" office:value="5362">
            <text:p>5362</text:p>
          </table:table-cell>
          <table:table-cell table:formula="of:=IF(ISERROR([.C406]);0;[.C406])" office:value-type="float" office:value="125629">
            <text:p>125629</text:p>
          </table:table-cell>
          <table:table-cell table:formula="of:=IF(ISERROR([.D406]);0;[.D406])" office:value-type="float" office:value="43414">
            <text:p>43414</text:p>
          </table:table-cell>
          <table:table-cell table:formula="of:=IF(ISERROR([.E406]);0;[.E406])" office:value-type="float" office:value="908833">
            <text:p>908833</text:p>
          </table:table-cell>
          <table:table-cell/>
          <table:table-cell table:style-name="ce9" table:formula="of:=[.G406]/[.G$1001]" office:value-type="percentage" office:value="0.0108762677484787">
            <text:p>1,087627%</text:p>
          </table:table-cell>
          <table:table-cell table:style-name="ce9" table:formula="of:=[.H406]/[.H$1001]" office:value-type="percentage" office:value="0.00993412648300419">
            <text:p>0,993413%</text:p>
          </table:table-cell>
          <table:table-cell table:style-name="ce9" table:formula="of:=[.I406]/[.I$1001]" office:value-type="percentage" office:value="0.00650992601020889">
            <text:p>0,650993%</text:p>
          </table:table-cell>
          <table:table-cell table:style-name="ce9" table:formula="of:=[.J406]/[.J$1001]" office:value-type="percentage" office:value="0.0188161708433026">
            <text:p>1,881617%</text:p>
          </table:table-cell>
          <table:table-cell table:style-name="ce10" table:formula="of:=SUMPRODUCT([.B$1:.E$1];[.L406:.O406])" office:value-type="percentage" office:value="0.0125389621234565">
            <text:p>1,253896212345650000%</text:p>
          </table:table-cell>
        </table:table-row>
        <table:table-row table:style-name="ro3">
          <table:table-cell office:value-type="string">
            <text:p>aç</text:p>
          </table:table-cell>
          <table:table-cell table:style-name="ce5" table:formula="of:=VLOOKUP([.$A407];[corpusies.$D$1:.$E$1000];2;0)" office:value-type="float" office:value="260">
            <text:p>260</text:p>
          </table:table-cell>
          <table:table-cell table:style-name="ce5" table:formula="of:=VLOOKUP([.$A407];[corpuscat.$D$1:.$E$1000];2;0)" office:value-type="float" office:value="18423">
            <text:p>18423</text:p>
          </table:table-cell>
          <table:table-cell table:style-name="ce5" table:formula="of:=VLOOKUP([.$A407];[corpusen.$D$1:.$E$1000];2;0)" office:value-type="float" office:value="0">
            <text:p>#N/D</text:p>
          </table:table-cell>
          <table:table-cell table:style-name="ce5" table:formula="of:=VLOOKUP([.$A407];[corpuses.$D$1:.$E$1000];2;0)" office:value-type="float" office:value="770">
            <text:p>770</text:p>
          </table:table-cell>
          <table:table-cell table:style-name="ce5"/>
          <table:table-cell table:formula="of:=IF(ISERROR([.B407]);0;[.B407])" office:value-type="float" office:value="260">
            <text:p>260</text:p>
          </table:table-cell>
          <table:table-cell table:formula="of:=IF(ISERROR([.C407]);0;[.C407])" office:value-type="float" office:value="18423">
            <text:p>18423</text:p>
          </table:table-cell>
          <table:table-cell table:formula="of:=IF(ISERROR([.D407]);0;[.D407])" office:value-type="float" office:value="0">
            <text:p>0</text:p>
          </table:table-cell>
          <table:table-cell table:formula="of:=IF(ISERROR([.E407]);0;[.E407])" office:value-type="float" office:value="770">
            <text:p>770</text:p>
          </table:table-cell>
          <table:table-cell/>
          <table:table-cell table:style-name="ce9" table:formula="of:=[.G407]/[.G$1001]" office:value-type="percentage" office:value="0.000527383367139959">
            <text:p>0,052738%</text:p>
          </table:table-cell>
          <table:table-cell table:style-name="ce9" table:formula="of:=[.H407]/[.H$1001]" office:value-type="percentage" office:value="0.00145680067656661">
            <text:p>0,145680%</text:p>
          </table:table-cell>
          <table:table-cell table:style-name="ce9" table:formula="of:=[.I407]/[.I$1001]" office:value-type="percentage" office:value="0">
            <text:p>0,000000%</text:p>
          </table:table-cell>
          <table:table-cell table:style-name="ce9" table:formula="of:=[.J407]/[.J$1001]" office:value-type="percentage" office:value="0.0000159418193984406">
            <text:p>0,001594%</text:p>
          </table:table-cell>
          <table:table-cell table:style-name="ce10" table:formula="of:=SUMPRODUCT([.B$1:.E$1];[.L407:.O407])" office:value-type="percentage" office:value="0.000600037758931502">
            <text:p>0,060003775893150200%</text:p>
          </table:table-cell>
        </table:table-row>
        <table:table-row table:style-name="ro3">
          <table:table-cell office:value-type="string">
            <text:p>ac</text:p>
          </table:table-cell>
          <table:table-cell table:style-name="ce5" table:formula="of:=VLOOKUP([.$A408];[corpusies.$D$1:.$E$1000];2;0)" office:value-type="float" office:value="7567">
            <text:p>7567</text:p>
          </table:table-cell>
          <table:table-cell table:style-name="ce5" table:formula="of:=VLOOKUP([.$A408];[corpuscat.$D$1:.$E$1000];2;0)" office:value-type="float" office:value="221700">
            <text:p>221700</text:p>
          </table:table-cell>
          <table:table-cell table:style-name="ce5" table:formula="of:=VLOOKUP([.$A408];[corpusen.$D$1:.$E$1000];2;0)" office:value-type="float" office:value="45230">
            <text:p>45230</text:p>
          </table:table-cell>
          <table:table-cell table:style-name="ce5" table:formula="of:=VLOOKUP([.$A408];[corpuses.$D$1:.$E$1000];2;0)" office:value-type="float" office:value="812713">
            <text:p>812713</text:p>
          </table:table-cell>
          <table:table-cell table:style-name="ce5"/>
          <table:table-cell table:formula="of:=IF(ISERROR([.B408]);0;[.B408])" office:value-type="float" office:value="7567">
            <text:p>7567</text:p>
          </table:table-cell>
          <table:table-cell table:formula="of:=IF(ISERROR([.C408]);0;[.C408])" office:value-type="float" office:value="221700">
            <text:p>221700</text:p>
          </table:table-cell>
          <table:table-cell table:formula="of:=IF(ISERROR([.D408]);0;[.D408])" office:value-type="float" office:value="45230">
            <text:p>45230</text:p>
          </table:table-cell>
          <table:table-cell table:formula="of:=IF(ISERROR([.E408]);0;[.E408])" office:value-type="float" office:value="812713">
            <text:p>812713</text:p>
          </table:table-cell>
          <table:table-cell/>
          <table:table-cell table:style-name="ce9" table:formula="of:=[.G408]/[.G$1001]" office:value-type="percentage" office:value="0.0153488843813387">
            <text:p>1,534888%</text:p>
          </table:table-cell>
          <table:table-cell table:style-name="ce9" table:formula="of:=[.H408]/[.H$1001]" office:value-type="percentage" office:value="0.0175309509849002">
            <text:p>1,753095%</text:p>
          </table:table-cell>
          <table:table-cell table:style-name="ce9" table:formula="of:=[.I408]/[.I$1001]" office:value-type="percentage" office:value="0.00678223507259751">
            <text:p>0,678224%</text:p>
          </table:table-cell>
          <table:table-cell table:style-name="ce9" table:formula="of:=[.J408]/[.J$1001]" office:value-type="percentage" office:value="0.0168261348944998">
            <text:p>1,682613%</text:p>
          </table:table-cell>
          <table:table-cell table:style-name="ce10" table:formula="of:=SUMPRODUCT([.B$1:.E$1];[.L408:.O408])" office:value-type="percentage" office:value="0.0155900145854814">
            <text:p>1,559001458548140000%</text:p>
          </table:table-cell>
        </table:table-row>
        <table:table-row table:style-name="ro3">
          <table:table-cell office:value-type="string">
            <text:p>ab</text:p>
          </table:table-cell>
          <table:table-cell table:style-name="ce5" table:formula="of:=VLOOKUP([.$A409];[corpusies.$D$1:.$E$1000];2;0)" office:value-type="float" office:value="1803">
            <text:p>1803</text:p>
          </table:table-cell>
          <table:table-cell table:style-name="ce5" table:formula="of:=VLOOKUP([.$A409];[corpuscat.$D$1:.$E$1000];2;0)" office:value-type="float" office:value="75909">
            <text:p>75909</text:p>
          </table:table-cell>
          <table:table-cell table:style-name="ce5" table:formula="of:=VLOOKUP([.$A409];[corpusen.$D$1:.$E$1000];2;0)" office:value-type="float" office:value="23339">
            <text:p>23339</text:p>
          </table:table-cell>
          <table:table-cell table:style-name="ce5" table:formula="of:=VLOOKUP([.$A409];[corpuses.$D$1:.$E$1000];2;0)" office:value-type="float" office:value="353650">
            <text:p>353650</text:p>
          </table:table-cell>
          <table:table-cell table:style-name="ce5"/>
          <table:table-cell table:formula="of:=IF(ISERROR([.B409]);0;[.B409])" office:value-type="float" office:value="1803">
            <text:p>1803</text:p>
          </table:table-cell>
          <table:table-cell table:formula="of:=IF(ISERROR([.C409]);0;[.C409])" office:value-type="float" office:value="75909">
            <text:p>75909</text:p>
          </table:table-cell>
          <table:table-cell table:formula="of:=IF(ISERROR([.D409]);0;[.D409])" office:value-type="float" office:value="23339">
            <text:p>23339</text:p>
          </table:table-cell>
          <table:table-cell table:formula="of:=IF(ISERROR([.E409]);0;[.E409])" office:value-type="float" office:value="353650">
            <text:p>353650</text:p>
          </table:table-cell>
          <table:table-cell/>
          <table:table-cell table:style-name="ce9" table:formula="of:=[.G409]/[.G$1001]" office:value-type="percentage" office:value="0.00365720081135903">
            <text:p>0,365720%</text:p>
          </table:table-cell>
          <table:table-cell table:style-name="ce9" table:formula="of:=[.H409]/[.H$1001]" office:value-type="percentage" office:value="0.00600251221611543">
            <text:p>0,600251%</text:p>
          </table:table-cell>
          <table:table-cell table:style-name="ce9" table:formula="of:=[.I409]/[.I$1001]" office:value-type="percentage" office:value="0.00349968128143606">
            <text:p>0,349968%</text:p>
          </table:table-cell>
          <table:table-cell table:style-name="ce9" table:formula="of:=[.J409]/[.J$1001]" office:value-type="percentage" office:value="0.00732184990942666">
            <text:p>0,732185%</text:p>
          </table:table-cell>
          <table:table-cell table:style-name="ce10" table:formula="of:=SUMPRODUCT([.B$1:.E$1];[.L409:.O409])" office:value-type="percentage" office:value="0.00544443700921394">
            <text:p>0,544443700921394000%</text:p>
          </table:table-cell>
        </table:table-row>
        <table:table-row table:style-name="ro1">
          <table:table-cell office:value-type="string">
            <text:p>a´</text:p>
          </table:table-cell>
          <table:table-cell table:style-name="ce5" table:formula="of:=VLOOKUP([.$A410];[corpusies.$D$1:.$E$1000];2;0)" office:value-type="float" office:value="49">
            <text:p>49</text:p>
          </table:table-cell>
          <table:table-cell table:style-name="ce5" table:formula="of:=VLOOKUP([.$A410];[corpuscat.$D$1:.$E$1000];2;0)" office:value-type="float" office:value="8728">
            <text:p>8728</text:p>
          </table:table-cell>
          <table:table-cell table:style-name="ce5" table:formula="of:=VLOOKUP([.$A410];[corpusen.$D$1:.$E$1000];2;0)" office:value-type="float" office:value="0">
            <text:p>#N/D</text:p>
          </table:table-cell>
          <table:table-cell table:style-name="ce5" table:formula="of:=VLOOKUP([.$A410];[corpuses.$D$1:.$E$1000];2;0)" office:value-type="float" office:value="220993">
            <text:p>220993</text:p>
          </table:table-cell>
          <table:table-cell table:style-name="ce5"/>
          <table:table-cell table:formula="of:=IF(ISERROR([.B410]);0;[.B410])" office:value-type="float" office:value="49">
            <text:p>49</text:p>
          </table:table-cell>
          <table:table-cell table:formula="of:=IF(ISERROR([.C410]);0;[.C410])" office:value-type="float" office:value="8728">
            <text:p>8728</text:p>
          </table:table-cell>
          <table:table-cell table:formula="of:=IF(ISERROR([.D410]);0;[.D410])" office:value-type="float" office:value="0">
            <text:p>0</text:p>
          </table:table-cell>
          <table:table-cell table:formula="of:=IF(ISERROR([.E410]);0;[.E410])" office:value-type="float" office:value="220993">
            <text:p>220993</text:p>
          </table:table-cell>
          <table:table-cell/>
          <table:table-cell table:style-name="ce9" table:formula="of:=[.G410]/[.G$1001]" office:value-type="percentage" office:value="0.0000993914807302231">
            <text:p>0,009939%</text:p>
          </table:table-cell>
          <table:table-cell table:style-name="ce9" table:formula="of:=[.H410]/[.H$1001]" office:value-type="percentage" office:value="0.00069016752456567">
            <text:p>0,069017%</text:p>
          </table:table-cell>
          <table:table-cell table:style-name="ce9" table:formula="of:=[.I410]/[.I$1001]" office:value-type="percentage" office:value="0">
            <text:p>0,000000%</text:p>
          </table:table-cell>
          <table:table-cell table:style-name="ce9" table:formula="of:=[.J410]/[.J$1001]" office:value-type="percentage" office:value="0.00457536427833713">
            <text:p>0,457536%</text:p>
          </table:table-cell>
          <table:table-cell table:style-name="ce10" table:formula="of:=SUMPRODUCT([.B$1:.E$1];[.L410:.O410])" office:value-type="percentage" office:value="0.00160947698508991">
            <text:p>0,160947698508991000%</text:p>
          </table:table-cell>
        </table:table-row>
        <table:table-row table:style-name="ro3">
          <table:table-cell office:value-type="string">
            <text:p>+z</text:p>
          </table:table-cell>
          <table:table-cell table:style-name="ce5" table:formula="of:=VLOOKUP([.$A411];[corpusies.$D$1:.$E$1000];2;0)" office:value-type="float" office:value="8">
            <text:p>8</text:p>
          </table:table-cell>
          <table:table-cell table:style-name="ce5" table:formula="of:=VLOOKUP([.$A411];[corpuscat.$D$1:.$E$1000];2;0)" office:value-type="float" office:value="0">
            <text:p>#N/D</text:p>
          </table:table-cell>
          <table:table-cell table:style-name="ce5" table:formula="of:=VLOOKUP([.$A411];[corpusen.$D$1:.$E$1000];2;0)" office:value-type="float" office:value="0">
            <text:p>#N/D</text:p>
          </table:table-cell>
          <table:table-cell table:style-name="ce5" table:formula="of:=VLOOKUP([.$A411];[corpuses.$D$1:.$E$1000];2;0)" office:value-type="float" office:value="1">
            <text:p>1</text:p>
          </table:table-cell>
          <table:table-cell table:style-name="ce5"/>
          <table:table-cell table:formula="of:=IF(ISERROR([.B411]);0;[.B411])" office:value-type="float" office:value="8">
            <text:p>8</text:p>
          </table:table-cell>
          <table:table-cell table:formula="of:=IF(ISERROR([.C411]);0;[.C411])" office:value-type="float" office:value="0">
            <text:p>0</text:p>
          </table:table-cell>
          <table:table-cell table:formula="of:=IF(ISERROR([.D411]);0;[.D411])" office:value-type="float" office:value="0">
            <text:p>0</text:p>
          </table:table-cell>
          <table:table-cell table:formula="of:=IF(ISERROR([.E411]);0;[.E411])" office:value-type="float" office:value="1">
            <text:p>1</text:p>
          </table:table-cell>
          <table:table-cell/>
          <table:table-cell table:style-name="ce9" table:formula="of:=[.G411]/[.G$1001]" office:value-type="percentage" office:value="0.0000162271805273834">
            <text:p>0,001623%</text:p>
          </table:table-cell>
          <table:table-cell table:style-name="ce9" table:formula="of:=[.H411]/[.H$1001]" office:value-type="percentage" office:value="0">
            <text:p>0,000000%</text:p>
          </table:table-cell>
          <table:table-cell table:style-name="ce9" table:formula="of:=[.I411]/[.I$1001]" office:value-type="percentage" office:value="0">
            <text:p>0,000000%</text:p>
          </table:table-cell>
          <table:table-cell table:style-name="ce9" table:formula="of:=[.J411]/[.J$1001]" office:value-type="percentage" office:value="0.0000000207036615564164">
            <text:p>0,000002%</text:p>
          </table:table-cell>
          <table:table-cell table:style-name="ce10" table:formula="of:=SUMPRODUCT([.B$1:.E$1];[.L411:.O411])" office:value-type="percentage" office:value="0.00000487436525668194">
            <text:p>0,000487436525668194%</text:p>
          </table:table-cell>
        </table:table-row>
        <table:table-row table:style-name="ro3">
          <table:table-cell office:value-type="string">
            <text:p>+y</text:p>
          </table:table-cell>
          <table:table-cell table:style-name="ce5" table:formula="of:=VLOOKUP([.$A412];[corpusies.$D$1:.$E$1000];2;0)" office:value-type="float" office:value="11">
            <text:p>11</text:p>
          </table:table-cell>
          <table:table-cell table:style-name="ce5" table:formula="of:=VLOOKUP([.$A412];[corpuscat.$D$1:.$E$1000];2;0)" office:value-type="float" office:value="1">
            <text:p>1</text:p>
          </table:table-cell>
          <table:table-cell table:style-name="ce5" table:formula="of:=VLOOKUP([.$A412];[corpusen.$D$1:.$E$1000];2;0)" office:value-type="float" office:value="0">
            <text:p>#N/D</text:p>
          </table:table-cell>
          <table:table-cell table:style-name="ce5" table:formula="of:=VLOOKUP([.$A412];[corpuses.$D$1:.$E$1000];2;0)" office:value-type="float" office:value="2">
            <text:p>2</text:p>
          </table:table-cell>
          <table:table-cell table:style-name="ce5"/>
          <table:table-cell table:formula="of:=IF(ISERROR([.B412]);0;[.B412])" office:value-type="float" office:value="11">
            <text:p>11</text:p>
          </table:table-cell>
          <table:table-cell table:formula="of:=IF(ISERROR([.C412]);0;[.C412])" office:value-type="float" office:value="1">
            <text:p>1</text:p>
          </table:table-cell>
          <table:table-cell table:formula="of:=IF(ISERROR([.D412]);0;[.D412])" office:value-type="float" office:value="0">
            <text:p>0</text:p>
          </table:table-cell>
          <table:table-cell table:formula="of:=IF(ISERROR([.E412]);0;[.E412])" office:value-type="float" office:value="2">
            <text:p>2</text:p>
          </table:table-cell>
          <table:table-cell/>
          <table:table-cell table:style-name="ce9" table:formula="of:=[.G412]/[.G$1001]" office:value-type="percentage" office:value="0.0000223123732251521">
            <text:p>0,002231%</text:p>
          </table:table-cell>
          <table:table-cell table:style-name="ce9" table:formula="of:=[.H412]/[.H$1001]" office:value-type="percentage" office:value="0.0000000790751059309888">
            <text:p>0,000008%</text:p>
          </table:table-cell>
          <table:table-cell table:style-name="ce9" table:formula="of:=[.I412]/[.I$1001]" office:value-type="percentage" office:value="0">
            <text:p>0,000000%</text:p>
          </table:table-cell>
          <table:table-cell table:style-name="ce9" table:formula="of:=[.J412]/[.J$1001]" office:value-type="percentage" office:value="0.0000000414073231128328">
            <text:p>0,000004%</text:p>
          </table:table-cell>
          <table:table-cell table:style-name="ce10" table:formula="of:=SUMPRODUCT([.B$1:.E$1];[.L412:.O412])" office:value-type="percentage" office:value="0.00000672985669625879">
            <text:p>0,000672985669625879%</text:p>
          </table:table-cell>
        </table:table-row>
        <table:table-row table:style-name="ro3">
          <table:table-cell office:value-type="string">
            <text:p>+x</text:p>
          </table:table-cell>
          <table:table-cell table:style-name="ce5" table:formula="of:=VLOOKUP([.$A413];[corpusies.$D$1:.$E$1000];2;0)" office:value-type="float" office:value="9">
            <text:p>9</text:p>
          </table:table-cell>
          <table:table-cell table:style-name="ce5" table:formula="of:=VLOOKUP([.$A413];[corpuscat.$D$1:.$E$1000];2;0)" office:value-type="float" office:value="10">
            <text:p>10</text:p>
          </table:table-cell>
          <table:table-cell table:style-name="ce5" table:formula="of:=VLOOKUP([.$A413];[corpusen.$D$1:.$E$1000];2;0)" office:value-type="float" office:value="0">
            <text:p>#N/D</text:p>
          </table:table-cell>
          <table:table-cell table:style-name="ce5" table:formula="of:=VLOOKUP([.$A413];[corpuses.$D$1:.$E$1000];2;0)" office:value-type="float" office:value="10">
            <text:p>10</text:p>
          </table:table-cell>
          <table:table-cell table:style-name="ce5"/>
          <table:table-cell table:formula="of:=IF(ISERROR([.B413]);0;[.B413])" office:value-type="float" office:value="9">
            <text:p>9</text:p>
          </table:table-cell>
          <table:table-cell table:formula="of:=IF(ISERROR([.C413]);0;[.C413])" office:value-type="float" office:value="10">
            <text:p>10</text:p>
          </table:table-cell>
          <table:table-cell table:formula="of:=IF(ISERROR([.D413]);0;[.D413])" office:value-type="float" office:value="0">
            <text:p>0</text:p>
          </table:table-cell>
          <table:table-cell table:formula="of:=IF(ISERROR([.E413]);0;[.E413])" office:value-type="float" office:value="10">
            <text:p>10</text:p>
          </table:table-cell>
          <table:table-cell/>
          <table:table-cell table:style-name="ce9" table:formula="of:=[.G413]/[.G$1001]" office:value-type="percentage" office:value="0.0000182555780933063">
            <text:p>0,001826%</text:p>
          </table:table-cell>
          <table:table-cell table:style-name="ce9" table:formula="of:=[.H413]/[.H$1001]" office:value-type="percentage" office:value="0.000000790751059309888">
            <text:p>0,000079%</text:p>
          </table:table-cell>
          <table:table-cell table:style-name="ce9" table:formula="of:=[.I413]/[.I$1001]" office:value-type="percentage" office:value="0">
            <text:p>0,000000%</text:p>
          </table:table-cell>
          <table:table-cell table:style-name="ce9" table:formula="of:=[.J413]/[.J$1001]" office:value-type="percentage" office:value="0.000000207036615564164">
            <text:p>0,000021%</text:p>
          </table:table-cell>
          <table:table-cell table:style-name="ce10" table:formula="of:=SUMPRODUCT([.B$1:.E$1];[.L413:.O413])" office:value-type="percentage" office:value="0.0000057760097304541">
            <text:p>0,000577600973045410%</text:p>
          </table:table-cell>
        </table:table-row>
        <table:table-row table:style-name="ro3">
          <table:table-cell office:value-type="string">
            <text:p>+w</text:p>
          </table:table-cell>
          <table:table-cell table:style-name="ce5" table:formula="of:=VLOOKUP([.$A414];[corpusies.$D$1:.$E$1000];2;0)" office:value-type="float" office:value="2">
            <text:p>2</text:p>
          </table:table-cell>
          <table:table-cell table:style-name="ce5" table:formula="of:=VLOOKUP([.$A414];[corpuscat.$D$1:.$E$1000];2;0)" office:value-type="float" office:value="0">
            <text:p>#N/D</text:p>
          </table:table-cell>
          <table:table-cell table:style-name="ce5" table:formula="of:=VLOOKUP([.$A414];[corpusen.$D$1:.$E$1000];2;0)" office:value-type="float" office:value="0">
            <text:p>#N/D</text:p>
          </table:table-cell>
          <table:table-cell table:style-name="ce5" table:formula="of:=VLOOKUP([.$A414];[corpuses.$D$1:.$E$1000];2;0)" office:value-type="float" office:value="2">
            <text:p>2</text:p>
          </table:table-cell>
          <table:table-cell table:style-name="ce5"/>
          <table:table-cell table:formula="of:=IF(ISERROR([.B414]);0;[.B414])" office:value-type="float" office:value="2">
            <text:p>2</text:p>
          </table:table-cell>
          <table:table-cell table:formula="of:=IF(ISERROR([.C414]);0;[.C414])" office:value-type="float" office:value="0">
            <text:p>0</text:p>
          </table:table-cell>
          <table:table-cell table:formula="of:=IF(ISERROR([.D414]);0;[.D414])" office:value-type="float" office:value="0">
            <text:p>0</text:p>
          </table:table-cell>
          <table:table-cell table:formula="of:=IF(ISERROR([.E414]);0;[.E414])" office:value-type="float" office:value="2">
            <text:p>2</text:p>
          </table:table-cell>
          <table:table-cell/>
          <table:table-cell table:style-name="ce9" table:formula="of:=[.G414]/[.G$1001]" office:value-type="percentage" office:value="0.00000405679513184584">
            <text:p>0,000406%</text:p>
          </table:table-cell>
          <table:table-cell table:style-name="ce9" table:formula="of:=[.H414]/[.H$1001]" office:value-type="percentage" office:value="0">
            <text:p>0,000000%</text:p>
          </table:table-cell>
          <table:table-cell table:style-name="ce9" table:formula="of:=[.I414]/[.I$1001]" office:value-type="percentage" office:value="0">
            <text:p>0,000000%</text:p>
          </table:table-cell>
          <table:table-cell table:style-name="ce9" table:formula="of:=[.J414]/[.J$1001]" office:value-type="percentage" office:value="0.0000000414073231128328">
            <text:p>0,000004%</text:p>
          </table:table-cell>
          <table:table-cell table:style-name="ce10" table:formula="of:=SUMPRODUCT([.B$1:.E$1];[.L414:.O414])" office:value-type="percentage" office:value="0.0000012294607364876">
            <text:p>0,000122946073648760%</text:p>
          </table:table-cell>
        </table:table-row>
        <table:table-row table:style-name="ro3">
          <table:table-cell office:value-type="string">
            <text:p>+v</text:p>
          </table:table-cell>
          <table:table-cell table:style-name="ce5" table:formula="of:=VLOOKUP([.$A415];[corpusies.$D$1:.$E$1000];2;0)" office:value-type="float" office:value="0">
            <text:p>#N/D</text:p>
          </table:table-cell>
          <table:table-cell table:style-name="ce5" table:formula="of:=VLOOKUP([.$A415];[corpuscat.$D$1:.$E$1000];2;0)" office:value-type="float" office:value="2">
            <text:p>2</text:p>
          </table:table-cell>
          <table:table-cell table:style-name="ce5" table:formula="of:=VLOOKUP([.$A415];[corpusen.$D$1:.$E$1000];2;0)" office:value-type="float" office:value="0">
            <text:p>#N/D</text:p>
          </table:table-cell>
          <table:table-cell table:style-name="ce5" table:formula="of:=VLOOKUP([.$A415];[corpuses.$D$1:.$E$1000];2;0)" office:value-type="float" office:value="13">
            <text:p>13</text:p>
          </table:table-cell>
          <table:table-cell table:style-name="ce5"/>
          <table:table-cell table:formula="of:=IF(ISERROR([.B415]);0;[.B415])" office:value-type="float" office:value="0">
            <text:p>0</text:p>
          </table:table-cell>
          <table:table-cell table:formula="of:=IF(ISERROR([.C415]);0;[.C415])" office:value-type="float" office:value="2">
            <text:p>2</text:p>
          </table:table-cell>
          <table:table-cell table:formula="of:=IF(ISERROR([.D415]);0;[.D415])" office:value-type="float" office:value="0">
            <text:p>0</text:p>
          </table:table-cell>
          <table:table-cell table:formula="of:=IF(ISERROR([.E415]);0;[.E415])" office:value-type="float" office:value="13">
            <text:p>13</text:p>
          </table:table-cell>
          <table:table-cell/>
          <table:table-cell table:style-name="ce9" table:formula="of:=[.G415]/[.G$1001]" office:value-type="percentage" office:value="0">
            <text:p>0,000000%</text:p>
          </table:table-cell>
          <table:table-cell table:style-name="ce9" table:formula="of:=[.H415]/[.H$1001]" office:value-type="percentage" office:value="0.000000158150211861978">
            <text:p>0,000016%</text:p>
          </table:table-cell>
          <table:table-cell table:style-name="ce9" table:formula="of:=[.I415]/[.I$1001]" office:value-type="percentage" office:value="0">
            <text:p>0,000000%</text:p>
          </table:table-cell>
          <table:table-cell table:style-name="ce9" table:formula="of:=[.J415]/[.J$1001]" office:value-type="percentage" office:value="0.000000269147600233413">
            <text:p>0,000027%</text:p>
          </table:table-cell>
          <table:table-cell table:style-name="ce10" table:formula="of:=SUMPRODUCT([.B$1:.E$1];[.L415:.O415])" office:value-type="percentage" office:value="0.000000128189343628617">
            <text:p>0,000012818934362862%</text:p>
          </table:table-cell>
        </table:table-row>
        <table:table-row table:style-name="ro1">
          <table:table-cell office:value-type="string">
            <text:p>+u</text:p>
          </table:table-cell>
          <table:table-cell table:style-name="ce5" table:formula="of:=VLOOKUP([.$A416];[corpusies.$D$1:.$E$1000];2;0)" office:value-type="float" office:value="3">
            <text:p>3</text:p>
          </table:table-cell>
          <table:table-cell table:style-name="ce5" table:formula="of:=VLOOKUP([.$A416];[corpuscat.$D$1:.$E$1000];2;0)" office:value-type="float" office:value="5">
            <text:p>5</text:p>
          </table:table-cell>
          <table:table-cell table:style-name="ce5" table:formula="of:=VLOOKUP([.$A416];[corpusen.$D$1:.$E$1000];2;0)" office:value-type="float" office:value="0">
            <text:p>#N/D</text:p>
          </table:table-cell>
          <table:table-cell table:style-name="ce5" table:formula="of:=VLOOKUP([.$A416];[corpuses.$D$1:.$E$1000];2;0)" office:value-type="float" office:value="14">
            <text:p>14</text:p>
          </table:table-cell>
          <table:table-cell table:style-name="ce5"/>
          <table:table-cell table:formula="of:=IF(ISERROR([.B416]);0;[.B416])" office:value-type="float" office:value="3">
            <text:p>3</text:p>
          </table:table-cell>
          <table:table-cell table:formula="of:=IF(ISERROR([.C416]);0;[.C416])" office:value-type="float" office:value="5">
            <text:p>5</text:p>
          </table:table-cell>
          <table:table-cell table:formula="of:=IF(ISERROR([.D416]);0;[.D416])" office:value-type="float" office:value="0">
            <text:p>0</text:p>
          </table:table-cell>
          <table:table-cell table:formula="of:=IF(ISERROR([.E416]);0;[.E416])" office:value-type="float" office:value="14">
            <text:p>14</text:p>
          </table:table-cell>
          <table:table-cell/>
          <table:table-cell table:style-name="ce9" table:formula="of:=[.G416]/[.G$1001]" office:value-type="percentage" office:value="0.00000608519269776876">
            <text:p>0,000609%</text:p>
          </table:table-cell>
          <table:table-cell table:style-name="ce9" table:formula="of:=[.H416]/[.H$1001]" office:value-type="percentage" office:value="0.000000395375529654944">
            <text:p>0,000040%</text:p>
          </table:table-cell>
          <table:table-cell table:style-name="ce9" table:formula="of:=[.I416]/[.I$1001]" office:value-type="percentage" office:value="0">
            <text:p>0,000000%</text:p>
          </table:table-cell>
          <table:table-cell table:style-name="ce9" table:formula="of:=[.J416]/[.J$1001]" office:value-type="percentage" office:value="0.000000289851261789829">
            <text:p>0,000029%</text:p>
          </table:table-cell>
          <table:table-cell table:style-name="ce10" table:formula="of:=SUMPRODUCT([.B$1:.E$1];[.L416:.O416])" office:value-type="percentage" office:value="0.00000203112584676406">
            <text:p>0,000203112584676406%</text:p>
          </table:table-cell>
        </table:table-row>
        <table:table-row table:style-name="ro1">
          <table:table-cell office:value-type="string">
            <text:p>+t</text:p>
          </table:table-cell>
          <table:table-cell table:style-name="ce5" table:formula="of:=VLOOKUP([.$A417];[corpusies.$D$1:.$E$1000];2;0)" office:value-type="float" office:value="10">
            <text:p>10</text:p>
          </table:table-cell>
          <table:table-cell table:style-name="ce5" table:formula="of:=VLOOKUP([.$A417];[corpuscat.$D$1:.$E$1000];2;0)" office:value-type="float" office:value="7">
            <text:p>7</text:p>
          </table:table-cell>
          <table:table-cell table:style-name="ce5" table:formula="of:=VLOOKUP([.$A417];[corpusen.$D$1:.$E$1000];2;0)" office:value-type="float" office:value="0">
            <text:p>#N/D</text:p>
          </table:table-cell>
          <table:table-cell table:style-name="ce5" table:formula="of:=VLOOKUP([.$A417];[corpuses.$D$1:.$E$1000];2;0)" office:value-type="float" office:value="25">
            <text:p>25</text:p>
          </table:table-cell>
          <table:table-cell table:style-name="ce5"/>
          <table:table-cell table:formula="of:=IF(ISERROR([.B417]);0;[.B417])" office:value-type="float" office:value="10">
            <text:p>10</text:p>
          </table:table-cell>
          <table:table-cell table:formula="of:=IF(ISERROR([.C417]);0;[.C417])" office:value-type="float" office:value="7">
            <text:p>7</text:p>
          </table:table-cell>
          <table:table-cell table:formula="of:=IF(ISERROR([.D417]);0;[.D417])" office:value-type="float" office:value="0">
            <text:p>0</text:p>
          </table:table-cell>
          <table:table-cell table:formula="of:=IF(ISERROR([.E417]);0;[.E417])" office:value-type="float" office:value="25">
            <text:p>25</text:p>
          </table:table-cell>
          <table:table-cell/>
          <table:table-cell table:style-name="ce9" table:formula="of:=[.G417]/[.G$1001]" office:value-type="percentage" office:value="0.0000202839756592292">
            <text:p>0,002028%</text:p>
          </table:table-cell>
          <table:table-cell table:style-name="ce9" table:formula="of:=[.H417]/[.H$1001]" office:value-type="percentage" office:value="0.000000553525741516922">
            <text:p>0,000055%</text:p>
          </table:table-cell>
          <table:table-cell table:style-name="ce9" table:formula="of:=[.I417]/[.I$1001]" office:value-type="percentage" office:value="0">
            <text:p>0,000000%</text:p>
          </table:table-cell>
          <table:table-cell table:style-name="ce9" table:formula="of:=[.J417]/[.J$1001]" office:value-type="percentage" office:value="0.00000051759153891041">
            <text:p>0,000052%</text:p>
          </table:table-cell>
          <table:table-cell table:style-name="ce10" table:formula="of:=SUMPRODUCT([.B$1:.E$1];[.L417:.O417])" office:value-type="percentage" office:value="0.00000640652788189696">
            <text:p>0,000640652788189696%</text:p>
          </table:table-cell>
        </table:table-row>
        <table:table-row table:style-name="ro1">
          <table:table-cell office:value-type="string">
            <text:p>+s</text:p>
          </table:table-cell>
          <table:table-cell table:style-name="ce5" table:formula="of:=VLOOKUP([.$A418];[corpusies.$D$1:.$E$1000];2;0)" office:value-type="float" office:value="17">
            <text:p>17</text:p>
          </table:table-cell>
          <table:table-cell table:style-name="ce5" table:formula="of:=VLOOKUP([.$A418];[corpuscat.$D$1:.$E$1000];2;0)" office:value-type="float" office:value="0">
            <text:p>#N/D</text:p>
          </table:table-cell>
          <table:table-cell table:style-name="ce5" table:formula="of:=VLOOKUP([.$A418];[corpusen.$D$1:.$E$1000];2;0)" office:value-type="float" office:value="0">
            <text:p>#N/D</text:p>
          </table:table-cell>
          <table:table-cell table:style-name="ce5" table:formula="of:=VLOOKUP([.$A418];[corpuses.$D$1:.$E$1000];2;0)" office:value-type="float" office:value="14">
            <text:p>14</text:p>
          </table:table-cell>
          <table:table-cell table:style-name="ce5"/>
          <table:table-cell table:formula="of:=IF(ISERROR([.B418]);0;[.B418])" office:value-type="float" office:value="17">
            <text:p>17</text:p>
          </table:table-cell>
          <table:table-cell table:formula="of:=IF(ISERROR([.C418]);0;[.C418])" office:value-type="float" office:value="0">
            <text:p>0</text:p>
          </table:table-cell>
          <table:table-cell table:formula="of:=IF(ISERROR([.D418]);0;[.D418])" office:value-type="float" office:value="0">
            <text:p>0</text:p>
          </table:table-cell>
          <table:table-cell table:formula="of:=IF(ISERROR([.E418]);0;[.E418])" office:value-type="float" office:value="14">
            <text:p>14</text:p>
          </table:table-cell>
          <table:table-cell/>
          <table:table-cell table:style-name="ce9" table:formula="of:=[.G418]/[.G$1001]" office:value-type="percentage" office:value="0.0000344827586206897">
            <text:p>0,003448%</text:p>
          </table:table-cell>
          <table:table-cell table:style-name="ce9" table:formula="of:=[.H418]/[.H$1001]" office:value-type="percentage" office:value="0">
            <text:p>0,000000%</text:p>
          </table:table-cell>
          <table:table-cell table:style-name="ce9" table:formula="of:=[.I418]/[.I$1001]" office:value-type="percentage" office:value="0">
            <text:p>0,000000%</text:p>
          </table:table-cell>
          <table:table-cell table:style-name="ce9" table:formula="of:=[.J418]/[.J$1001]" office:value-type="percentage" office:value="0.000000289851261789829">
            <text:p>0,000029%</text:p>
          </table:table-cell>
          <table:table-cell table:style-name="ce10" table:formula="of:=SUMPRODUCT([.B$1:.E$1];[.L418:.O418])" office:value-type="percentage" office:value="0.0000104317829647438">
            <text:p>0,001043178296474380%</text:p>
          </table:table-cell>
        </table:table-row>
        <table:table-row table:style-name="ro1">
          <table:table-cell office:value-type="string">
            <text:p>+r</text:p>
          </table:table-cell>
          <table:table-cell table:style-name="ce5" table:formula="of:=VLOOKUP([.$A419];[corpusies.$D$1:.$E$1000];2;0)" office:value-type="float" office:value="6">
            <text:p>6</text:p>
          </table:table-cell>
          <table:table-cell table:style-name="ce5" table:formula="of:=VLOOKUP([.$A419];[corpuscat.$D$1:.$E$1000];2;0)" office:value-type="float" office:value="3">
            <text:p>3</text:p>
          </table:table-cell>
          <table:table-cell table:style-name="ce5" table:formula="of:=VLOOKUP([.$A419];[corpusen.$D$1:.$E$1000];2;0)" office:value-type="float" office:value="0">
            <text:p>#N/D</text:p>
          </table:table-cell>
          <table:table-cell table:style-name="ce5" table:formula="of:=VLOOKUP([.$A419];[corpuses.$D$1:.$E$1000];2;0)" office:value-type="float" office:value="18">
            <text:p>18</text:p>
          </table:table-cell>
          <table:table-cell table:style-name="ce5"/>
          <table:table-cell table:formula="of:=IF(ISERROR([.B419]);0;[.B419])" office:value-type="float" office:value="6">
            <text:p>6</text:p>
          </table:table-cell>
          <table:table-cell table:formula="of:=IF(ISERROR([.C419]);0;[.C419])" office:value-type="float" office:value="3">
            <text:p>3</text:p>
          </table:table-cell>
          <table:table-cell table:formula="of:=IF(ISERROR([.D419]);0;[.D419])" office:value-type="float" office:value="0">
            <text:p>0</text:p>
          </table:table-cell>
          <table:table-cell table:formula="of:=IF(ISERROR([.E419]);0;[.E419])" office:value-type="float" office:value="18">
            <text:p>18</text:p>
          </table:table-cell>
          <table:table-cell/>
          <table:table-cell table:style-name="ce9" table:formula="of:=[.G419]/[.G$1001]" office:value-type="percentage" office:value="0.0000121703853955375">
            <text:p>0,001217%</text:p>
          </table:table-cell>
          <table:table-cell table:style-name="ce9" table:formula="of:=[.H419]/[.H$1001]" office:value-type="percentage" office:value="0.000000237225317792966">
            <text:p>0,000024%</text:p>
          </table:table-cell>
          <table:table-cell table:style-name="ce9" table:formula="of:=[.I419]/[.I$1001]" office:value-type="percentage" office:value="0">
            <text:p>0,000000%</text:p>
          </table:table-cell>
          <table:table-cell table:style-name="ce9" table:formula="of:=[.J419]/[.J$1001]" office:value-type="percentage" office:value="0.000000372665908015495">
            <text:p>0,000037%</text:p>
          </table:table-cell>
          <table:table-cell table:style-name="ce10" table:formula="of:=SUMPRODUCT([.B$1:.E$1];[.L419:.O419])" office:value-type="percentage" office:value="0.0000038340829864038">
            <text:p>0,000383408298640380%</text:p>
          </table:table-cell>
        </table:table-row>
        <table:table-row table:style-name="ro1">
          <table:table-cell office:value-type="string">
            <text:p>+q</text:p>
          </table:table-cell>
          <table:table-cell table:style-name="ce5" table:formula="of:=VLOOKUP([.$A420];[corpusies.$D$1:.$E$1000];2;0)" office:value-type="float" office:value="0">
            <text:p>#N/D</text:p>
          </table:table-cell>
          <table:table-cell table:style-name="ce5" table:formula="of:=VLOOKUP([.$A420];[corpuscat.$D$1:.$E$1000];2;0)" office:value-type="float" office:value="0">
            <text:p>#N/D</text:p>
          </table:table-cell>
          <table:table-cell table:style-name="ce5" table:formula="of:=VLOOKUP([.$A420];[corpusen.$D$1:.$E$1000];2;0)" office:value-type="float" office:value="0">
            <text:p>#N/D</text:p>
          </table:table-cell>
          <table:table-cell table:style-name="ce5" table:formula="of:=VLOOKUP([.$A420];[corpuses.$D$1:.$E$1000];2;0)" office:value-type="float" office:value="4">
            <text:p>4</text:p>
          </table:table-cell>
          <table:table-cell table:style-name="ce5"/>
          <table:table-cell table:formula="of:=IF(ISERROR([.B420]);0;[.B420])" office:value-type="float" office:value="0">
            <text:p>0</text:p>
          </table:table-cell>
          <table:table-cell table:formula="of:=IF(ISERROR([.C420]);0;[.C420])" office:value-type="float" office:value="0">
            <text:p>0</text:p>
          </table:table-cell>
          <table:table-cell table:formula="of:=IF(ISERROR([.D420]);0;[.D420])" office:value-type="float" office:value="0">
            <text:p>0</text:p>
          </table:table-cell>
          <table:table-cell table:formula="of:=IF(ISERROR([.E420]);0;[.E420])" office:value-type="float" office:value="4">
            <text:p>4</text:p>
          </table:table-cell>
          <table:table-cell/>
          <table:table-cell table:style-name="ce9" table:formula="of:=[.G420]/[.G$1001]" office:value-type="percentage" office:value="0">
            <text:p>0,000000%</text:p>
          </table:table-cell>
          <table:table-cell table:style-name="ce9" table:formula="of:=[.H420]/[.H$1001]" office:value-type="percentage" office:value="0">
            <text:p>0,000000%</text:p>
          </table:table-cell>
          <table:table-cell table:style-name="ce9" table:formula="of:=[.I420]/[.I$1001]" office:value-type="percentage" office:value="0">
            <text:p>0,000000%</text:p>
          </table:table-cell>
          <table:table-cell table:style-name="ce9" table:formula="of:=[.J420]/[.J$1001]" office:value-type="percentage" office:value="0.0000000828146462256656">
            <text:p>0,000008%</text:p>
          </table:table-cell>
          <table:table-cell table:style-name="ce10" table:formula="of:=SUMPRODUCT([.B$1:.E$1];[.L420:.O420])" office:value-type="percentage" office:value="0.0000000248443938676997">
            <text:p>0,000002484439386770%</text:p>
          </table:table-cell>
        </table:table-row>
        <table:table-row table:style-name="ro3">
          <table:table-cell office:value-type="string">
            <text:p>+p</text:p>
          </table:table-cell>
          <table:table-cell table:style-name="ce5" table:formula="of:=VLOOKUP([.$A421];[corpusies.$D$1:.$E$1000];2;0)" office:value-type="float" office:value="2">
            <text:p>2</text:p>
          </table:table-cell>
          <table:table-cell table:style-name="ce5" table:formula="of:=VLOOKUP([.$A421];[corpuscat.$D$1:.$E$1000];2;0)" office:value-type="float" office:value="11">
            <text:p>11</text:p>
          </table:table-cell>
          <table:table-cell table:style-name="ce5" table:formula="of:=VLOOKUP([.$A421];[corpusen.$D$1:.$E$1000];2;0)" office:value-type="float" office:value="0">
            <text:p>#N/D</text:p>
          </table:table-cell>
          <table:table-cell table:style-name="ce5" table:formula="of:=VLOOKUP([.$A421];[corpuses.$D$1:.$E$1000];2;0)" office:value-type="float" office:value="15">
            <text:p>15</text:p>
          </table:table-cell>
          <table:table-cell table:style-name="ce5"/>
          <table:table-cell table:formula="of:=IF(ISERROR([.B421]);0;[.B421])" office:value-type="float" office:value="2">
            <text:p>2</text:p>
          </table:table-cell>
          <table:table-cell table:formula="of:=IF(ISERROR([.C421]);0;[.C421])" office:value-type="float" office:value="11">
            <text:p>11</text:p>
          </table:table-cell>
          <table:table-cell table:formula="of:=IF(ISERROR([.D421]);0;[.D421])" office:value-type="float" office:value="0">
            <text:p>0</text:p>
          </table:table-cell>
          <table:table-cell table:formula="of:=IF(ISERROR([.E421]);0;[.E421])" office:value-type="float" office:value="15">
            <text:p>15</text:p>
          </table:table-cell>
          <table:table-cell/>
          <table:table-cell table:style-name="ce9" table:formula="of:=[.G421]/[.G$1001]" office:value-type="percentage" office:value="0.00000405679513184584">
            <text:p>0,000406%</text:p>
          </table:table-cell>
          <table:table-cell table:style-name="ce9" table:formula="of:=[.H421]/[.H$1001]" office:value-type="percentage" office:value="0.000000869826165240877">
            <text:p>0,000087%</text:p>
          </table:table-cell>
          <table:table-cell table:style-name="ce9" table:formula="of:=[.I421]/[.I$1001]" office:value-type="percentage" office:value="0">
            <text:p>0,000000%</text:p>
          </table:table-cell>
          <table:table-cell table:style-name="ce9" table:formula="of:=[.J421]/[.J$1001]" office:value-type="percentage" office:value="0.000000310554923346246">
            <text:p>0,000031%</text:p>
          </table:table-cell>
          <table:table-cell table:style-name="ce10" table:formula="of:=SUMPRODUCT([.B$1:.E$1];[.L421:.O421])" office:value-type="percentage" office:value="0.00000157115286612989">
            <text:p>0,000157115286612989%</text:p>
          </table:table-cell>
        </table:table-row>
        <table:table-row table:style-name="ro1">
          <table:table-cell office:value-type="string">
            <text:p>+o</text:p>
          </table:table-cell>
          <table:table-cell table:style-name="ce5" table:formula="of:=VLOOKUP([.$A422];[corpusies.$D$1:.$E$1000];2;0)" office:value-type="float" office:value="1">
            <text:p>1</text:p>
          </table:table-cell>
          <table:table-cell table:style-name="ce5" table:formula="of:=VLOOKUP([.$A422];[corpuscat.$D$1:.$E$1000];2;0)" office:value-type="float" office:value="2">
            <text:p>2</text:p>
          </table:table-cell>
          <table:table-cell table:style-name="ce5" table:formula="of:=VLOOKUP([.$A422];[corpusen.$D$1:.$E$1000];2;0)" office:value-type="float" office:value="0">
            <text:p>#N/D</text:p>
          </table:table-cell>
          <table:table-cell table:style-name="ce5" table:formula="of:=VLOOKUP([.$A422];[corpuses.$D$1:.$E$1000];2;0)" office:value-type="float" office:value="22">
            <text:p>22</text:p>
          </table:table-cell>
          <table:table-cell table:style-name="ce5"/>
          <table:table-cell table:formula="of:=IF(ISERROR([.B422]);0;[.B422])" office:value-type="float" office:value="1">
            <text:p>1</text:p>
          </table:table-cell>
          <table:table-cell table:formula="of:=IF(ISERROR([.C422]);0;[.C422])" office:value-type="float" office:value="2">
            <text:p>2</text:p>
          </table:table-cell>
          <table:table-cell table:formula="of:=IF(ISERROR([.D422]);0;[.D422])" office:value-type="float" office:value="0">
            <text:p>0</text:p>
          </table:table-cell>
          <table:table-cell table:formula="of:=IF(ISERROR([.E422]);0;[.E422])" office:value-type="float" office:value="22">
            <text:p>22</text:p>
          </table:table-cell>
          <table:table-cell/>
          <table:table-cell table:style-name="ce9" table:formula="of:=[.G422]/[.G$1001]" office:value-type="percentage" office:value="0.00000202839756592292">
            <text:p>0,000203%</text:p>
          </table:table-cell>
          <table:table-cell table:style-name="ce9" table:formula="of:=[.H422]/[.H$1001]" office:value-type="percentage" office:value="0.000000158150211861978">
            <text:p>0,000016%</text:p>
          </table:table-cell>
          <table:table-cell table:style-name="ce9" table:formula="of:=[.I422]/[.I$1001]" office:value-type="percentage" office:value="0">
            <text:p>0,000000%</text:p>
          </table:table-cell>
          <table:table-cell table:style-name="ce9" table:formula="of:=[.J422]/[.J$1001]" office:value-type="percentage" office:value="0.000000455480554241161">
            <text:p>0,000046%</text:p>
          </table:table-cell>
          <table:table-cell table:style-name="ce10" table:formula="of:=SUMPRODUCT([.B$1:.E$1];[.L422:.O422])" office:value-type="percentage" office:value="0.000000792608499607818">
            <text:p>0,000079260849960782%</text:p>
          </table:table-cell>
        </table:table-row>
        <table:table-row table:style-name="ro3">
          <table:table-cell office:value-type="string">
            <text:p>+n</text:p>
          </table:table-cell>
          <table:table-cell table:style-name="ce5" table:formula="of:=VLOOKUP([.$A423];[corpusies.$D$1:.$E$1000];2;0)" office:value-type="float" office:value="2">
            <text:p>2</text:p>
          </table:table-cell>
          <table:table-cell table:style-name="ce5" table:formula="of:=VLOOKUP([.$A423];[corpuscat.$D$1:.$E$1000];2;0)" office:value-type="float" office:value="7">
            <text:p>7</text:p>
          </table:table-cell>
          <table:table-cell table:style-name="ce5" table:formula="of:=VLOOKUP([.$A423];[corpusen.$D$1:.$E$1000];2;0)" office:value-type="float" office:value="0">
            <text:p>#N/D</text:p>
          </table:table-cell>
          <table:table-cell table:style-name="ce5" table:formula="of:=VLOOKUP([.$A423];[corpuses.$D$1:.$E$1000];2;0)" office:value-type="float" office:value="30">
            <text:p>30</text:p>
          </table:table-cell>
          <table:table-cell table:style-name="ce5"/>
          <table:table-cell table:formula="of:=IF(ISERROR([.B423]);0;[.B423])" office:value-type="float" office:value="2">
            <text:p>2</text:p>
          </table:table-cell>
          <table:table-cell table:formula="of:=IF(ISERROR([.C423]);0;[.C423])" office:value-type="float" office:value="7">
            <text:p>7</text:p>
          </table:table-cell>
          <table:table-cell table:formula="of:=IF(ISERROR([.D423]);0;[.D423])" office:value-type="float" office:value="0">
            <text:p>0</text:p>
          </table:table-cell>
          <table:table-cell table:formula="of:=IF(ISERROR([.E423]);0;[.E423])" office:value-type="float" office:value="30">
            <text:p>30</text:p>
          </table:table-cell>
          <table:table-cell/>
          <table:table-cell table:style-name="ce9" table:formula="of:=[.G423]/[.G$1001]" office:value-type="percentage" office:value="0.00000405679513184584">
            <text:p>0,000406%</text:p>
          </table:table-cell>
          <table:table-cell table:style-name="ce9" table:formula="of:=[.H423]/[.H$1001]" office:value-type="percentage" office:value="0.000000553525741516922">
            <text:p>0,000055%</text:p>
          </table:table-cell>
          <table:table-cell table:style-name="ce9" table:formula="of:=[.I423]/[.I$1001]" office:value-type="percentage" office:value="0">
            <text:p>0,000000%</text:p>
          </table:table-cell>
          <table:table-cell table:style-name="ce9" table:formula="of:=[.J423]/[.J$1001]" office:value-type="percentage" office:value="0.000000621109846692492">
            <text:p>0,000062%</text:p>
          </table:table-cell>
          <table:table-cell table:style-name="ce10" table:formula="of:=SUMPRODUCT([.B$1:.E$1];[.L423:.O423])" office:value-type="percentage" office:value="0.00000156942921601658">
            <text:p>0,000156942921601658%</text:p>
          </table:table-cell>
        </table:table-row>
        <table:table-row table:style-name="ro1">
          <table:table-cell office:value-type="string">
            <text:p>+m</text:p>
          </table:table-cell>
          <table:table-cell table:style-name="ce5" table:formula="of:=VLOOKUP([.$A424];[corpusies.$D$1:.$E$1000];2;0)" office:value-type="float" office:value="8">
            <text:p>8</text:p>
          </table:table-cell>
          <table:table-cell table:style-name="ce5" table:formula="of:=VLOOKUP([.$A424];[corpuscat.$D$1:.$E$1000];2;0)" office:value-type="float" office:value="1">
            <text:p>1</text:p>
          </table:table-cell>
          <table:table-cell table:style-name="ce5" table:formula="of:=VLOOKUP([.$A424];[corpusen.$D$1:.$E$1000];2;0)" office:value-type="float" office:value="0">
            <text:p>#N/D</text:p>
          </table:table-cell>
          <table:table-cell table:style-name="ce5" table:formula="of:=VLOOKUP([.$A424];[corpuses.$D$1:.$E$1000];2;0)" office:value-type="float" office:value="5">
            <text:p>5</text:p>
          </table:table-cell>
          <table:table-cell table:style-name="ce5"/>
          <table:table-cell table:formula="of:=IF(ISERROR([.B424]);0;[.B424])" office:value-type="float" office:value="8">
            <text:p>8</text:p>
          </table:table-cell>
          <table:table-cell table:formula="of:=IF(ISERROR([.C424]);0;[.C424])" office:value-type="float" office:value="1">
            <text:p>1</text:p>
          </table:table-cell>
          <table:table-cell table:formula="of:=IF(ISERROR([.D424]);0;[.D424])" office:value-type="float" office:value="0">
            <text:p>0</text:p>
          </table:table-cell>
          <table:table-cell table:formula="of:=IF(ISERROR([.E424]);0;[.E424])" office:value-type="float" office:value="5">
            <text:p>5</text:p>
          </table:table-cell>
          <table:table-cell/>
          <table:table-cell table:style-name="ce9" table:formula="of:=[.G424]/[.G$1001]" office:value-type="percentage" office:value="0.0000162271805273834">
            <text:p>0,001623%</text:p>
          </table:table-cell>
          <table:table-cell table:style-name="ce9" table:formula="of:=[.H424]/[.H$1001]" office:value-type="percentage" office:value="0.0000000790751059309888">
            <text:p>0,000008%</text:p>
          </table:table-cell>
          <table:table-cell table:style-name="ce9" table:formula="of:=[.I424]/[.I$1001]" office:value-type="percentage" office:value="0">
            <text:p>0,000000%</text:p>
          </table:table-cell>
          <table:table-cell table:style-name="ce9" table:formula="of:=[.J424]/[.J$1001]" office:value-type="percentage" office:value="0.000000103518307782082">
            <text:p>0,000010%</text:p>
          </table:table-cell>
          <table:table-cell table:style-name="ce10" table:formula="of:=SUMPRODUCT([.B$1:.E$1];[.L424:.O424])" office:value-type="percentage" office:value="0.00000492293218232893">
            <text:p>0,000492293218232893%</text:p>
          </table:table-cell>
        </table:table-row>
        <table:table-row table:style-name="ro1">
          <table:table-cell office:value-type="string">
            <text:p>+l</text:p>
          </table:table-cell>
          <table:table-cell table:style-name="ce5" table:formula="of:=VLOOKUP([.$A425];[corpusies.$D$1:.$E$1000];2;0)" office:value-type="float" office:value="3">
            <text:p>3</text:p>
          </table:table-cell>
          <table:table-cell table:style-name="ce5" table:formula="of:=VLOOKUP([.$A425];[corpuscat.$D$1:.$E$1000];2;0)" office:value-type="float" office:value="6">
            <text:p>6</text:p>
          </table:table-cell>
          <table:table-cell table:style-name="ce5" table:formula="of:=VLOOKUP([.$A425];[corpusen.$D$1:.$E$1000];2;0)" office:value-type="float" office:value="0">
            <text:p>#N/D</text:p>
          </table:table-cell>
          <table:table-cell table:style-name="ce5" table:formula="of:=VLOOKUP([.$A425];[corpuses.$D$1:.$E$1000];2;0)" office:value-type="float" office:value="25">
            <text:p>25</text:p>
          </table:table-cell>
          <table:table-cell table:style-name="ce5"/>
          <table:table-cell table:formula="of:=IF(ISERROR([.B425]);0;[.B425])" office:value-type="float" office:value="3">
            <text:p>3</text:p>
          </table:table-cell>
          <table:table-cell table:formula="of:=IF(ISERROR([.C425]);0;[.C425])" office:value-type="float" office:value="6">
            <text:p>6</text:p>
          </table:table-cell>
          <table:table-cell table:formula="of:=IF(ISERROR([.D425]);0;[.D425])" office:value-type="float" office:value="0">
            <text:p>0</text:p>
          </table:table-cell>
          <table:table-cell table:formula="of:=IF(ISERROR([.E425]);0;[.E425])" office:value-type="float" office:value="25">
            <text:p>25</text:p>
          </table:table-cell>
          <table:table-cell/>
          <table:table-cell table:style-name="ce9" table:formula="of:=[.G425]/[.G$1001]" office:value-type="percentage" office:value="0.00000608519269776876">
            <text:p>0,000609%</text:p>
          </table:table-cell>
          <table:table-cell table:style-name="ce9" table:formula="of:=[.H425]/[.H$1001]" office:value-type="percentage" office:value="0.000000474450635585933">
            <text:p>0,000047%</text:p>
          </table:table-cell>
          <table:table-cell table:style-name="ce9" table:formula="of:=[.I425]/[.I$1001]" office:value-type="percentage" office:value="0">
            <text:p>0,000000%</text:p>
          </table:table-cell>
          <table:table-cell table:style-name="ce9" table:formula="of:=[.J425]/[.J$1001]" office:value-type="percentage" office:value="0.00000051759153891041">
            <text:p>0,000052%</text:p>
          </table:table-cell>
          <table:table-cell table:style-name="ce10" table:formula="of:=SUMPRODUCT([.B$1:.E$1];[.L425:.O425])" office:value-type="percentage" office:value="0.00000212317046167953">
            <text:p>0,000212317046167953%</text:p>
          </table:table-cell>
        </table:table-row>
        <table:table-row table:style-name="ro3">
          <table:table-cell office:value-type="string">
            <text:p>+k</text:p>
          </table:table-cell>
          <table:table-cell table:style-name="ce5" table:formula="of:=VLOOKUP([.$A426];[corpusies.$D$1:.$E$1000];2;0)" office:value-type="float" office:value="0">
            <text:p>#N/D</text:p>
          </table:table-cell>
          <table:table-cell table:style-name="ce5" table:formula="of:=VLOOKUP([.$A426];[corpuscat.$D$1:.$E$1000];2;0)" office:value-type="float" office:value="3">
            <text:p>3</text:p>
          </table:table-cell>
          <table:table-cell table:style-name="ce5" table:formula="of:=VLOOKUP([.$A426];[corpusen.$D$1:.$E$1000];2;0)" office:value-type="float" office:value="0">
            <text:p>#N/D</text:p>
          </table:table-cell>
          <table:table-cell table:style-name="ce5" table:formula="of:=VLOOKUP([.$A426];[corpuses.$D$1:.$E$1000];2;0)" office:value-type="float" office:value="9">
            <text:p>9</text:p>
          </table:table-cell>
          <table:table-cell table:style-name="ce5"/>
          <table:table-cell table:formula="of:=IF(ISERROR([.B426]);0;[.B426])" office:value-type="float" office:value="0">
            <text:p>0</text:p>
          </table:table-cell>
          <table:table-cell table:formula="of:=IF(ISERROR([.C426]);0;[.C426])" office:value-type="float" office:value="3">
            <text:p>3</text:p>
          </table:table-cell>
          <table:table-cell table:formula="of:=IF(ISERROR([.D426]);0;[.D426])" office:value-type="float" office:value="0">
            <text:p>0</text:p>
          </table:table-cell>
          <table:table-cell table:formula="of:=IF(ISERROR([.E426]);0;[.E426])" office:value-type="float" office:value="9">
            <text:p>9</text:p>
          </table:table-cell>
          <table:table-cell/>
          <table:table-cell table:style-name="ce9" table:formula="of:=[.G426]/[.G$1001]" office:value-type="percentage" office:value="0">
            <text:p>0,000000%</text:p>
          </table:table-cell>
          <table:table-cell table:style-name="ce9" table:formula="of:=[.H426]/[.H$1001]" office:value-type="percentage" office:value="0.000000237225317792966">
            <text:p>0,000024%</text:p>
          </table:table-cell>
          <table:table-cell table:style-name="ce9" table:formula="of:=[.I426]/[.I$1001]" office:value-type="percentage" office:value="0">
            <text:p>0,000000%</text:p>
          </table:table-cell>
          <table:table-cell table:style-name="ce9" table:formula="of:=[.J426]/[.J$1001]" office:value-type="percentage" office:value="0.000000186332954007748">
            <text:p>0,000019%</text:p>
          </table:table-cell>
          <table:table-cell table:style-name="ce10" table:formula="of:=SUMPRODUCT([.B$1:.E$1];[.L426:.O426])" office:value-type="percentage" office:value="0.000000127067481540214">
            <text:p>0,000012706748154022%</text:p>
          </table:table-cell>
        </table:table-row>
        <table:table-row table:style-name="ro3">
          <table:table-cell office:value-type="string">
            <text:p>+j</text:p>
          </table:table-cell>
          <table:table-cell table:style-name="ce5" table:formula="of:=VLOOKUP([.$A427];[corpusies.$D$1:.$E$1000];2;0)" office:value-type="float" office:value="5">
            <text:p>5</text:p>
          </table:table-cell>
          <table:table-cell table:style-name="ce5" table:formula="of:=VLOOKUP([.$A427];[corpuscat.$D$1:.$E$1000];2;0)" office:value-type="float" office:value="0">
            <text:p>#N/D</text:p>
          </table:table-cell>
          <table:table-cell table:style-name="ce5" table:formula="of:=VLOOKUP([.$A427];[corpusen.$D$1:.$E$1000];2;0)" office:value-type="float" office:value="0">
            <text:p>#N/D</text:p>
          </table:table-cell>
          <table:table-cell table:style-name="ce5" table:formula="of:=VLOOKUP([.$A427];[corpuses.$D$1:.$E$1000];2;0)" office:value-type="float" office:value="2">
            <text:p>2</text:p>
          </table:table-cell>
          <table:table-cell table:style-name="ce5"/>
          <table:table-cell table:formula="of:=IF(ISERROR([.B427]);0;[.B427])" office:value-type="float" office:value="5">
            <text:p>5</text:p>
          </table:table-cell>
          <table:table-cell table:formula="of:=IF(ISERROR([.C427]);0;[.C427])" office:value-type="float" office:value="0">
            <text:p>0</text:p>
          </table:table-cell>
          <table:table-cell table:formula="of:=IF(ISERROR([.D427]);0;[.D427])" office:value-type="float" office:value="0">
            <text:p>0</text:p>
          </table:table-cell>
          <table:table-cell table:formula="of:=IF(ISERROR([.E427]);0;[.E427])" office:value-type="float" office:value="2">
            <text:p>2</text:p>
          </table:table-cell>
          <table:table-cell/>
          <table:table-cell table:style-name="ce9" table:formula="of:=[.G427]/[.G$1001]" office:value-type="percentage" office:value="0.0000101419878296146">
            <text:p>0,001014%</text:p>
          </table:table-cell>
          <table:table-cell table:style-name="ce9" table:formula="of:=[.H427]/[.H$1001]" office:value-type="percentage" office:value="0">
            <text:p>0,000000%</text:p>
          </table:table-cell>
          <table:table-cell table:style-name="ce9" table:formula="of:=[.I427]/[.I$1001]" office:value-type="percentage" office:value="0">
            <text:p>0,000000%</text:p>
          </table:table-cell>
          <table:table-cell table:style-name="ce9" table:formula="of:=[.J427]/[.J$1001]" office:value-type="percentage" office:value="0.0000000414073231128328">
            <text:p>0,000004%</text:p>
          </table:table-cell>
          <table:table-cell table:style-name="ce10" table:formula="of:=SUMPRODUCT([.B$1:.E$1];[.L427:.O427])" office:value-type="percentage" office:value="0.00000305501854581823">
            <text:p>0,000305501854581823%</text:p>
          </table:table-cell>
        </table:table-row>
        <table:table-row table:style-name="ro1">
          <table:table-cell office:value-type="string">
            <text:p>+i</text:p>
          </table:table-cell>
          <table:table-cell table:style-name="ce5" table:formula="of:=VLOOKUP([.$A428];[corpusies.$D$1:.$E$1000];2;0)" office:value-type="float" office:value="52">
            <text:p>52</text:p>
          </table:table-cell>
          <table:table-cell table:style-name="ce5" table:formula="of:=VLOOKUP([.$A428];[corpuscat.$D$1:.$E$1000];2;0)" office:value-type="float" office:value="4">
            <text:p>4</text:p>
          </table:table-cell>
          <table:table-cell table:style-name="ce5" table:formula="of:=VLOOKUP([.$A428];[corpusen.$D$1:.$E$1000];2;0)" office:value-type="float" office:value="0">
            <text:p>#N/D</text:p>
          </table:table-cell>
          <table:table-cell table:style-name="ce5" table:formula="of:=VLOOKUP([.$A428];[corpuses.$D$1:.$E$1000];2;0)" office:value-type="float" office:value="41">
            <text:p>41</text:p>
          </table:table-cell>
          <table:table-cell table:style-name="ce5"/>
          <table:table-cell table:formula="of:=IF(ISERROR([.B428]);0;[.B428])" office:value-type="float" office:value="52">
            <text:p>52</text:p>
          </table:table-cell>
          <table:table-cell table:formula="of:=IF(ISERROR([.C428]);0;[.C428])" office:value-type="float" office:value="4">
            <text:p>4</text:p>
          </table:table-cell>
          <table:table-cell table:formula="of:=IF(ISERROR([.D428]);0;[.D428])" office:value-type="float" office:value="0">
            <text:p>0</text:p>
          </table:table-cell>
          <table:table-cell table:formula="of:=IF(ISERROR([.E428]);0;[.E428])" office:value-type="float" office:value="41">
            <text:p>41</text:p>
          </table:table-cell>
          <table:table-cell/>
          <table:table-cell table:style-name="ce9" table:formula="of:=[.G428]/[.G$1001]" office:value-type="percentage" office:value="0.000105476673427992">
            <text:p>0,010548%</text:p>
          </table:table-cell>
          <table:table-cell table:style-name="ce9" table:formula="of:=[.H428]/[.H$1001]" office:value-type="percentage" office:value="0.000000316300423723955">
            <text:p>0,000032%</text:p>
          </table:table-cell>
          <table:table-cell table:style-name="ce9" table:formula="of:=[.I428]/[.I$1001]" office:value-type="percentage" office:value="0">
            <text:p>0,000000%</text:p>
          </table:table-cell>
          <table:table-cell table:style-name="ce9" table:formula="of:=[.J428]/[.J$1001]" office:value-type="percentage" office:value="0.000000848850123813072">
            <text:p>0,000085%</text:p>
          </table:table-cell>
          <table:table-cell table:style-name="ce10" table:formula="of:=SUMPRODUCT([.B$1:.E$1];[.L428:.O428])" office:value-type="percentage" office:value="0.0000319925471926587">
            <text:p>0,003199254719265870%</text:p>
          </table:table-cell>
        </table:table-row>
        <table:table-row table:style-name="ro1">
          <table:table-cell office:value-type="string">
            <text:p>+h</text:p>
          </table:table-cell>
          <table:table-cell table:style-name="ce5" table:formula="of:=VLOOKUP([.$A429];[corpusies.$D$1:.$E$1000];2;0)" office:value-type="float" office:value="6">
            <text:p>6</text:p>
          </table:table-cell>
          <table:table-cell table:style-name="ce5" table:formula="of:=VLOOKUP([.$A429];[corpuscat.$D$1:.$E$1000];2;0)" office:value-type="float" office:value="13">
            <text:p>13</text:p>
          </table:table-cell>
          <table:table-cell table:style-name="ce5" table:formula="of:=VLOOKUP([.$A429];[corpusen.$D$1:.$E$1000];2;0)" office:value-type="float" office:value="0">
            <text:p>#N/D</text:p>
          </table:table-cell>
          <table:table-cell table:style-name="ce5" table:formula="of:=VLOOKUP([.$A429];[corpuses.$D$1:.$E$1000];2;0)" office:value-type="float" office:value="12">
            <text:p>12</text:p>
          </table:table-cell>
          <table:table-cell table:style-name="ce5"/>
          <table:table-cell table:formula="of:=IF(ISERROR([.B429]);0;[.B429])" office:value-type="float" office:value="6">
            <text:p>6</text:p>
          </table:table-cell>
          <table:table-cell table:formula="of:=IF(ISERROR([.C429]);0;[.C429])" office:value-type="float" office:value="13">
            <text:p>13</text:p>
          </table:table-cell>
          <table:table-cell table:formula="of:=IF(ISERROR([.D429]);0;[.D429])" office:value-type="float" office:value="0">
            <text:p>0</text:p>
          </table:table-cell>
          <table:table-cell table:formula="of:=IF(ISERROR([.E429]);0;[.E429])" office:value-type="float" office:value="12">
            <text:p>12</text:p>
          </table:table-cell>
          <table:table-cell/>
          <table:table-cell table:style-name="ce9" table:formula="of:=[.G429]/[.G$1001]" office:value-type="percentage" office:value="0.0000121703853955375">
            <text:p>0,001217%</text:p>
          </table:table-cell>
          <table:table-cell table:style-name="ce9" table:formula="of:=[.H429]/[.H$1001]" office:value-type="percentage" office:value="0.00000102797637710285">
            <text:p>0,000103%</text:p>
          </table:table-cell>
          <table:table-cell table:style-name="ce9" table:formula="of:=[.I429]/[.I$1001]" office:value-type="percentage" office:value="0">
            <text:p>0,000000%</text:p>
          </table:table-cell>
          <table:table-cell table:style-name="ce9" table:formula="of:=[.J429]/[.J$1001]" office:value-type="percentage" office:value="0.000000248443938676997">
            <text:p>0,000025%</text:p>
          </table:table-cell>
          <table:table-cell table:style-name="ce10" table:formula="of:=SUMPRODUCT([.B$1:.E$1];[.L429:.O429])" office:value-type="percentage" office:value="0.00000403404171339521">
            <text:p>0,000403404171339521%</text:p>
          </table:table-cell>
        </table:table-row>
        <table:table-row table:style-name="ro1">
          <table:table-cell office:value-type="string">
            <text:p>+g</text:p>
          </table:table-cell>
          <table:table-cell table:style-name="ce5" table:formula="of:=VLOOKUP([.$A430];[corpusies.$D$1:.$E$1000];2;0)" office:value-type="float" office:value="4">
            <text:p>4</text:p>
          </table:table-cell>
          <table:table-cell table:style-name="ce5" table:formula="of:=VLOOKUP([.$A430];[corpuscat.$D$1:.$E$1000];2;0)" office:value-type="float" office:value="3">
            <text:p>3</text:p>
          </table:table-cell>
          <table:table-cell table:style-name="ce5" table:formula="of:=VLOOKUP([.$A430];[corpusen.$D$1:.$E$1000];2;0)" office:value-type="float" office:value="0">
            <text:p>#N/D</text:p>
          </table:table-cell>
          <table:table-cell table:style-name="ce5" table:formula="of:=VLOOKUP([.$A430];[corpuses.$D$1:.$E$1000];2;0)" office:value-type="float" office:value="7">
            <text:p>7</text:p>
          </table:table-cell>
          <table:table-cell table:style-name="ce5"/>
          <table:table-cell table:formula="of:=IF(ISERROR([.B430]);0;[.B430])" office:value-type="float" office:value="4">
            <text:p>4</text:p>
          </table:table-cell>
          <table:table-cell table:formula="of:=IF(ISERROR([.C430]);0;[.C430])" office:value-type="float" office:value="3">
            <text:p>3</text:p>
          </table:table-cell>
          <table:table-cell table:formula="of:=IF(ISERROR([.D430]);0;[.D430])" office:value-type="float" office:value="0">
            <text:p>0</text:p>
          </table:table-cell>
          <table:table-cell table:formula="of:=IF(ISERROR([.E430]);0;[.E430])" office:value-type="float" office:value="7">
            <text:p>7</text:p>
          </table:table-cell>
          <table:table-cell/>
          <table:table-cell table:style-name="ce9" table:formula="of:=[.G430]/[.G$1001]" office:value-type="percentage" office:value="0.00000811359026369168">
            <text:p>0,000811%</text:p>
          </table:table-cell>
          <table:table-cell table:style-name="ce9" table:formula="of:=[.H430]/[.H$1001]" office:value-type="percentage" office:value="0.000000237225317792966">
            <text:p>0,000024%</text:p>
          </table:table-cell>
          <table:table-cell table:style-name="ce9" table:formula="of:=[.I430]/[.I$1001]" office:value-type="percentage" office:value="0">
            <text:p>0,000000%</text:p>
          </table:table-cell>
          <table:table-cell table:style-name="ce9" table:formula="of:=[.J430]/[.J$1001]" office:value-type="percentage" office:value="0.000000144925630894915">
            <text:p>0,000014%</text:p>
          </table:table-cell>
          <table:table-cell table:style-name="ce10" table:formula="of:=SUMPRODUCT([.B$1:.E$1];[.L430:.O430])" office:value-type="percentage" office:value="0.00000254872236371387">
            <text:p>0,000254872236371387%</text:p>
          </table:table-cell>
        </table:table-row>
        <table:table-row table:style-name="ro3">
          <table:table-cell office:value-type="string">
            <text:p>+f</text:p>
          </table:table-cell>
          <table:table-cell table:style-name="ce5" table:formula="of:=VLOOKUP([.$A431];[corpusies.$D$1:.$E$1000];2;0)" office:value-type="float" office:value="3">
            <text:p>3</text:p>
          </table:table-cell>
          <table:table-cell table:style-name="ce5" table:formula="of:=VLOOKUP([.$A431];[corpuscat.$D$1:.$E$1000];2;0)" office:value-type="float" office:value="4">
            <text:p>4</text:p>
          </table:table-cell>
          <table:table-cell table:style-name="ce5" table:formula="of:=VLOOKUP([.$A431];[corpusen.$D$1:.$E$1000];2;0)" office:value-type="float" office:value="0">
            <text:p>#N/D</text:p>
          </table:table-cell>
          <table:table-cell table:style-name="ce5" table:formula="of:=VLOOKUP([.$A431];[corpuses.$D$1:.$E$1000];2;0)" office:value-type="float" office:value="6">
            <text:p>6</text:p>
          </table:table-cell>
          <table:table-cell table:style-name="ce5"/>
          <table:table-cell table:formula="of:=IF(ISERROR([.B431]);0;[.B431])" office:value-type="float" office:value="3">
            <text:p>3</text:p>
          </table:table-cell>
          <table:table-cell table:formula="of:=IF(ISERROR([.C431]);0;[.C431])" office:value-type="float" office:value="4">
            <text:p>4</text:p>
          </table:table-cell>
          <table:table-cell table:formula="of:=IF(ISERROR([.D431]);0;[.D431])" office:value-type="float" office:value="0">
            <text:p>0</text:p>
          </table:table-cell>
          <table:table-cell table:formula="of:=IF(ISERROR([.E431]);0;[.E431])" office:value-type="float" office:value="6">
            <text:p>6</text:p>
          </table:table-cell>
          <table:table-cell/>
          <table:table-cell table:style-name="ce9" table:formula="of:=[.G431]/[.G$1001]" office:value-type="percentage" office:value="0.00000608519269776876">
            <text:p>0,000609%</text:p>
          </table:table-cell>
          <table:table-cell table:style-name="ce9" table:formula="of:=[.H431]/[.H$1001]" office:value-type="percentage" office:value="0.000000316300423723955">
            <text:p>0,000032%</text:p>
          </table:table-cell>
          <table:table-cell table:style-name="ce9" table:formula="of:=[.I431]/[.I$1001]" office:value-type="percentage" office:value="0">
            <text:p>0,000000%</text:p>
          </table:table-cell>
          <table:table-cell table:style-name="ce9" table:formula="of:=[.J431]/[.J$1001]" office:value-type="percentage" office:value="0.000000124221969338498">
            <text:p>0,000012%</text:p>
          </table:table-cell>
          <table:table-cell table:style-name="ce10" table:formula="of:=SUMPRODUCT([.B$1:.E$1];[.L431:.O431])" office:value-type="percentage" office:value="0.00000195771452724937">
            <text:p>0,000195771452724936%</text:p>
          </table:table-cell>
        </table:table-row>
        <table:table-row table:style-name="ro1">
          <table:table-cell office:value-type="string">
            <text:p>+e</text:p>
          </table:table-cell>
          <table:table-cell table:style-name="ce5" table:formula="of:=VLOOKUP([.$A432];[corpusies.$D$1:.$E$1000];2;0)" office:value-type="float" office:value="6">
            <text:p>6</text:p>
          </table:table-cell>
          <table:table-cell table:style-name="ce5" table:formula="of:=VLOOKUP([.$A432];[corpuscat.$D$1:.$E$1000];2;0)" office:value-type="float" office:value="6">
            <text:p>6</text:p>
          </table:table-cell>
          <table:table-cell table:style-name="ce5" table:formula="of:=VLOOKUP([.$A432];[corpusen.$D$1:.$E$1000];2;0)" office:value-type="float" office:value="0">
            <text:p>#N/D</text:p>
          </table:table-cell>
          <table:table-cell table:style-name="ce5" table:formula="of:=VLOOKUP([.$A432];[corpuses.$D$1:.$E$1000];2;0)" office:value-type="float" office:value="16">
            <text:p>16</text:p>
          </table:table-cell>
          <table:table-cell table:style-name="ce5"/>
          <table:table-cell table:formula="of:=IF(ISERROR([.B432]);0;[.B432])" office:value-type="float" office:value="6">
            <text:p>6</text:p>
          </table:table-cell>
          <table:table-cell table:formula="of:=IF(ISERROR([.C432]);0;[.C432])" office:value-type="float" office:value="6">
            <text:p>6</text:p>
          </table:table-cell>
          <table:table-cell table:formula="of:=IF(ISERROR([.D432]);0;[.D432])" office:value-type="float" office:value="0">
            <text:p>0</text:p>
          </table:table-cell>
          <table:table-cell table:formula="of:=IF(ISERROR([.E432]);0;[.E432])" office:value-type="float" office:value="16">
            <text:p>16</text:p>
          </table:table-cell>
          <table:table-cell/>
          <table:table-cell table:style-name="ce9" table:formula="of:=[.G432]/[.G$1001]" office:value-type="percentage" office:value="0.0000121703853955375">
            <text:p>0,001217%</text:p>
          </table:table-cell>
          <table:table-cell table:style-name="ce9" table:formula="of:=[.H432]/[.H$1001]" office:value-type="percentage" office:value="0.000000474450635585933">
            <text:p>0,000047%</text:p>
          </table:table-cell>
          <table:table-cell table:style-name="ce9" table:formula="of:=[.I432]/[.I$1001]" office:value-type="percentage" office:value="0">
            <text:p>0,000000%</text:p>
          </table:table-cell>
          <table:table-cell table:style-name="ce9" table:formula="of:=[.J432]/[.J$1001]" office:value-type="percentage" office:value="0.000000331258584902662">
            <text:p>0,000033%</text:p>
          </table:table-cell>
          <table:table-cell table:style-name="ce10" table:formula="of:=SUMPRODUCT([.B$1:.E$1];[.L432:.O432])" office:value-type="percentage" office:value="0.00000389282838480784">
            <text:p>0,000389282838480784%</text:p>
          </table:table-cell>
        </table:table-row>
        <table:table-row table:style-name="ro3">
          <table:table-cell office:value-type="string">
            <text:p>+d</text:p>
          </table:table-cell>
          <table:table-cell table:style-name="ce5" table:formula="of:=VLOOKUP([.$A433];[corpusies.$D$1:.$E$1000];2;0)" office:value-type="float" office:value="1">
            <text:p>1</text:p>
          </table:table-cell>
          <table:table-cell table:style-name="ce5" table:formula="of:=VLOOKUP([.$A433];[corpuscat.$D$1:.$E$1000];2;0)" office:value-type="float" office:value="13">
            <text:p>13</text:p>
          </table:table-cell>
          <table:table-cell table:style-name="ce5" table:formula="of:=VLOOKUP([.$A433];[corpusen.$D$1:.$E$1000];2;0)" office:value-type="float" office:value="0">
            <text:p>#N/D</text:p>
          </table:table-cell>
          <table:table-cell table:style-name="ce5" table:formula="of:=VLOOKUP([.$A433];[corpuses.$D$1:.$E$1000];2;0)" office:value-type="float" office:value="101">
            <text:p>101</text:p>
          </table:table-cell>
          <table:table-cell table:style-name="ce5"/>
          <table:table-cell table:formula="of:=IF(ISERROR([.B433]);0;[.B433])" office:value-type="float" office:value="1">
            <text:p>1</text:p>
          </table:table-cell>
          <table:table-cell table:formula="of:=IF(ISERROR([.C433]);0;[.C433])" office:value-type="float" office:value="13">
            <text:p>13</text:p>
          </table:table-cell>
          <table:table-cell table:formula="of:=IF(ISERROR([.D433]);0;[.D433])" office:value-type="float" office:value="0">
            <text:p>0</text:p>
          </table:table-cell>
          <table:table-cell table:formula="of:=IF(ISERROR([.E433]);0;[.E433])" office:value-type="float" office:value="101">
            <text:p>101</text:p>
          </table:table-cell>
          <table:table-cell/>
          <table:table-cell table:style-name="ce9" table:formula="of:=[.G433]/[.G$1001]" office:value-type="percentage" office:value="0.00000202839756592292">
            <text:p>0,000203%</text:p>
          </table:table-cell>
          <table:table-cell table:style-name="ce9" table:formula="of:=[.H433]/[.H$1001]" office:value-type="percentage" office:value="0.00000102797637710285">
            <text:p>0,000103%</text:p>
          </table:table-cell>
          <table:table-cell table:style-name="ce9" table:formula="of:=[.I433]/[.I$1001]" office:value-type="percentage" office:value="0">
            <text:p>0,000000%</text:p>
          </table:table-cell>
          <table:table-cell table:style-name="ce9" table:formula="of:=[.J433]/[.J$1001]" office:value-type="percentage" office:value="0.00000209106981719806">
            <text:p>0,000209%</text:p>
          </table:table-cell>
          <table:table-cell table:style-name="ce10" table:formula="of:=SUMPRODUCT([.B$1:.E$1];[.L433:.O433])" office:value-type="percentage" office:value="0.00000154423312806715">
            <text:p>0,000154423312806715%</text:p>
          </table:table-cell>
        </table:table-row>
        <table:table-row table:style-name="ro3">
          <table:table-cell office:value-type="string">
            <text:p>+c</text:p>
          </table:table-cell>
          <table:table-cell table:style-name="ce5" table:formula="of:=VLOOKUP([.$A434];[corpusies.$D$1:.$E$1000];2;0)" office:value-type="float" office:value="18">
            <text:p>18</text:p>
          </table:table-cell>
          <table:table-cell table:style-name="ce5" table:formula="of:=VLOOKUP([.$A434];[corpuscat.$D$1:.$E$1000];2;0)" office:value-type="float" office:value="28">
            <text:p>28</text:p>
          </table:table-cell>
          <table:table-cell table:style-name="ce5" table:formula="of:=VLOOKUP([.$A434];[corpusen.$D$1:.$E$1000];2;0)" office:value-type="float" office:value="0">
            <text:p>#N/D</text:p>
          </table:table-cell>
          <table:table-cell table:style-name="ce5" table:formula="of:=VLOOKUP([.$A434];[corpuses.$D$1:.$E$1000];2;0)" office:value-type="float" office:value="108">
            <text:p>108</text:p>
          </table:table-cell>
          <table:table-cell table:style-name="ce5"/>
          <table:table-cell table:formula="of:=IF(ISERROR([.B434]);0;[.B434])" office:value-type="float" office:value="18">
            <text:p>18</text:p>
          </table:table-cell>
          <table:table-cell table:formula="of:=IF(ISERROR([.C434]);0;[.C434])" office:value-type="float" office:value="28">
            <text:p>28</text:p>
          </table:table-cell>
          <table:table-cell table:formula="of:=IF(ISERROR([.D434]);0;[.D434])" office:value-type="float" office:value="0">
            <text:p>0</text:p>
          </table:table-cell>
          <table:table-cell table:formula="of:=IF(ISERROR([.E434]);0;[.E434])" office:value-type="float" office:value="108">
            <text:p>108</text:p>
          </table:table-cell>
          <table:table-cell/>
          <table:table-cell table:style-name="ce9" table:formula="of:=[.G434]/[.G$1001]" office:value-type="percentage" office:value="0.0000365111561866126">
            <text:p>0,003651%</text:p>
          </table:table-cell>
          <table:table-cell table:style-name="ce9" table:formula="of:=[.H434]/[.H$1001]" office:value-type="percentage" office:value="0.00000221410296606769">
            <text:p>0,000221%</text:p>
          </table:table-cell>
          <table:table-cell table:style-name="ce9" table:formula="of:=[.I434]/[.I$1001]" office:value-type="percentage" office:value="0">
            <text:p>0,000000%</text:p>
          </table:table-cell>
          <table:table-cell table:style-name="ce9" table:formula="of:=[.J434]/[.J$1001]" office:value-type="percentage" office:value="0.00000223599544809297">
            <text:p>0,000224%</text:p>
          </table:table-cell>
          <table:table-cell table:style-name="ce10" table:formula="of:=SUMPRODUCT([.B$1:.E$1];[.L434:.O434])" office:value-type="percentage" office:value="0.000012288376380232">
            <text:p>0,001228837638023200%</text:p>
          </table:table-cell>
        </table:table-row>
        <table:table-row table:style-name="ro3">
          <table:table-cell office:value-type="string">
            <text:p>+b</text:p>
          </table:table-cell>
          <table:table-cell table:style-name="ce5" table:formula="of:=VLOOKUP([.$A435];[corpusies.$D$1:.$E$1000];2;0)" office:value-type="float" office:value="9">
            <text:p>9</text:p>
          </table:table-cell>
          <table:table-cell table:style-name="ce5" table:formula="of:=VLOOKUP([.$A435];[corpuscat.$D$1:.$E$1000];2;0)" office:value-type="float" office:value="9">
            <text:p>9</text:p>
          </table:table-cell>
          <table:table-cell table:style-name="ce5" table:formula="of:=VLOOKUP([.$A435];[corpusen.$D$1:.$E$1000];2;0)" office:value-type="float" office:value="0">
            <text:p>#N/D</text:p>
          </table:table-cell>
          <table:table-cell table:style-name="ce5" table:formula="of:=VLOOKUP([.$A435];[corpuses.$D$1:.$E$1000];2;0)" office:value-type="float" office:value="22">
            <text:p>22</text:p>
          </table:table-cell>
          <table:table-cell table:style-name="ce5"/>
          <table:table-cell table:formula="of:=IF(ISERROR([.B435]);0;[.B435])" office:value-type="float" office:value="9">
            <text:p>9</text:p>
          </table:table-cell>
          <table:table-cell table:formula="of:=IF(ISERROR([.C435]);0;[.C435])" office:value-type="float" office:value="9">
            <text:p>9</text:p>
          </table:table-cell>
          <table:table-cell table:formula="of:=IF(ISERROR([.D435]);0;[.D435])" office:value-type="float" office:value="0">
            <text:p>0</text:p>
          </table:table-cell>
          <table:table-cell table:formula="of:=IF(ISERROR([.E435]);0;[.E435])" office:value-type="float" office:value="22">
            <text:p>22</text:p>
          </table:table-cell>
          <table:table-cell/>
          <table:table-cell table:style-name="ce9" table:formula="of:=[.G435]/[.G$1001]" office:value-type="percentage" office:value="0.0000182555780933063">
            <text:p>0,001826%</text:p>
          </table:table-cell>
          <table:table-cell table:style-name="ce9" table:formula="of:=[.H435]/[.H$1001]" office:value-type="percentage" office:value="0.000000711675953378899">
            <text:p>0,000071%</text:p>
          </table:table-cell>
          <table:table-cell table:style-name="ce9" table:formula="of:=[.I435]/[.I$1001]" office:value-type="percentage" office:value="0">
            <text:p>0,000000%</text:p>
          </table:table-cell>
          <table:table-cell table:style-name="ce9" table:formula="of:=[.J435]/[.J$1001]" office:value-type="percentage" office:value="0.000000455480554241161">
            <text:p>0,000046%</text:p>
          </table:table-cell>
          <table:table-cell table:style-name="ce10" table:formula="of:=SUMPRODUCT([.B$1:.E$1];[.L435:.O435])" office:value-type="percentage" office:value="0.00000582682038027791">
            <text:p>0,000582682038027791%</text:p>
          </table:table-cell>
        </table:table-row>
        <table:table-row table:style-name="ro1">
          <table:table-cell office:value-type="string">
            <text:p>+a</text:p>
          </table:table-cell>
          <table:table-cell table:style-name="ce5" table:formula="of:=VLOOKUP([.$A436];[corpusies.$D$1:.$E$1000];2;0)" office:value-type="float" office:value="10">
            <text:p>10</text:p>
          </table:table-cell>
          <table:table-cell table:style-name="ce5" table:formula="of:=VLOOKUP([.$A436];[corpuscat.$D$1:.$E$1000];2;0)" office:value-type="float" office:value="17">
            <text:p>17</text:p>
          </table:table-cell>
          <table:table-cell table:style-name="ce5" table:formula="of:=VLOOKUP([.$A436];[corpusen.$D$1:.$E$1000];2;0)" office:value-type="float" office:value="0">
            <text:p>#N/D</text:p>
          </table:table-cell>
          <table:table-cell table:style-name="ce5" table:formula="of:=VLOOKUP([.$A436];[corpuses.$D$1:.$E$1000];2;0)" office:value-type="float" office:value="44">
            <text:p>44</text:p>
          </table:table-cell>
          <table:table-cell table:style-name="ce5"/>
          <table:table-cell table:formula="of:=IF(ISERROR([.B436]);0;[.B436])" office:value-type="float" office:value="10">
            <text:p>10</text:p>
          </table:table-cell>
          <table:table-cell table:formula="of:=IF(ISERROR([.C436]);0;[.C436])" office:value-type="float" office:value="17">
            <text:p>17</text:p>
          </table:table-cell>
          <table:table-cell table:formula="of:=IF(ISERROR([.D436]);0;[.D436])" office:value-type="float" office:value="0">
            <text:p>0</text:p>
          </table:table-cell>
          <table:table-cell table:formula="of:=IF(ISERROR([.E436]);0;[.E436])" office:value-type="float" office:value="44">
            <text:p>44</text:p>
          </table:table-cell>
          <table:table-cell/>
          <table:table-cell table:style-name="ce9" table:formula="of:=[.G436]/[.G$1001]" office:value-type="percentage" office:value="0.0000202839756592292">
            <text:p>0,002028%</text:p>
          </table:table-cell>
          <table:table-cell table:style-name="ce9" table:formula="of:=[.H436]/[.H$1001]" office:value-type="percentage" office:value="0.00000134427680082681">
            <text:p>0,000134%</text:p>
          </table:table-cell>
          <table:table-cell table:style-name="ce9" table:formula="of:=[.I436]/[.I$1001]" office:value-type="percentage" office:value="0">
            <text:p>0,000000%</text:p>
          </table:table-cell>
          <table:table-cell table:style-name="ce9" table:formula="of:=[.J436]/[.J$1001]" office:value-type="percentage" office:value="0.000000910961108482321">
            <text:p>0,000091%</text:p>
          </table:table-cell>
          <table:table-cell table:style-name="ce10" table:formula="of:=SUMPRODUCT([.B$1:.E$1];[.L436:.O436])" office:value-type="percentage" office:value="0.0000067617640705615">
            <text:p>0,000676176407056150%</text:p>
          </table:table-cell>
        </table:table-row>
        <table:table-row table:style-name="ro1">
          <table:table-cell office:value-type="string">
            <text:p>+-</text:p>
          </table:table-cell>
          <table:table-cell table:style-name="ce5" table:formula="of:=VLOOKUP([.$A437];[corpusies.$D$1:.$E$1000];2;0)" office:value-type="float" office:value="632">
            <text:p>632</text:p>
          </table:table-cell>
          <table:table-cell table:style-name="ce5" table:formula="of:=VLOOKUP([.$A437];[corpuscat.$D$1:.$E$1000];2;0)" office:value-type="float" office:value="0">
            <text:p>#N/D</text:p>
          </table:table-cell>
          <table:table-cell table:style-name="ce5" table:formula="of:=VLOOKUP([.$A437];[corpusen.$D$1:.$E$1000];2;0)" office:value-type="float" office:value="0">
            <text:p>#N/D</text:p>
          </table:table-cell>
          <table:table-cell table:style-name="ce5" table:formula="of:=VLOOKUP([.$A437];[corpuses.$D$1:.$E$1000];2;0)" office:value-type="float" office:value="45">
            <text:p>45</text:p>
          </table:table-cell>
          <table:table-cell table:style-name="ce5"/>
          <table:table-cell table:formula="of:=IF(ISERROR([.B437]);0;[.B437])" office:value-type="float" office:value="632">
            <text:p>632</text:p>
          </table:table-cell>
          <table:table-cell table:formula="of:=IF(ISERROR([.C437]);0;[.C437])" office:value-type="float" office:value="0">
            <text:p>0</text:p>
          </table:table-cell>
          <table:table-cell table:formula="of:=IF(ISERROR([.D437]);0;[.D437])" office:value-type="float" office:value="0">
            <text:p>0</text:p>
          </table:table-cell>
          <table:table-cell table:formula="of:=IF(ISERROR([.E437]);0;[.E437])" office:value-type="float" office:value="45">
            <text:p>45</text:p>
          </table:table-cell>
          <table:table-cell/>
          <table:table-cell table:style-name="ce9" table:formula="of:=[.G437]/[.G$1001]" office:value-type="percentage" office:value="0.00128194726166329">
            <text:p>0,128195%</text:p>
          </table:table-cell>
          <table:table-cell table:style-name="ce9" table:formula="of:=[.H437]/[.H$1001]" office:value-type="percentage" office:value="0">
            <text:p>0,000000%</text:p>
          </table:table-cell>
          <table:table-cell table:style-name="ce9" table:formula="of:=[.I437]/[.I$1001]" office:value-type="percentage" office:value="0">
            <text:p>0,000000%</text:p>
          </table:table-cell>
          <table:table-cell table:style-name="ce9" table:formula="of:=[.J437]/[.J$1001]" office:value-type="percentage" office:value="0.000000931664770038738">
            <text:p>0,000093%</text:p>
          </table:table-cell>
          <table:table-cell table:style-name="ce10" table:formula="of:=SUMPRODUCT([.B$1:.E$1];[.L437:.O437])" office:value-type="percentage" office:value="0.000384863677929997">
            <text:p>0,038486367792999700%</text:p>
          </table:table-cell>
        </table:table-row>
        <table:table-row table:style-name="ro3">
          <table:table-cell office:value-type="string">
            <text:p>´ñ</text:p>
          </table:table-cell>
          <table:table-cell table:style-name="ce5" table:formula="of:=VLOOKUP([.$A438];[corpusies.$D$1:.$E$1000];2;0)" office:value-type="float" office:value="0">
            <text:p>#N/D</text:p>
          </table:table-cell>
          <table:table-cell table:style-name="ce5" table:formula="of:=VLOOKUP([.$A438];[corpuscat.$D$1:.$E$1000];2;0)" office:value-type="float" office:value="32">
            <text:p>32</text:p>
          </table:table-cell>
          <table:table-cell table:style-name="ce5" table:formula="of:=VLOOKUP([.$A438];[corpusen.$D$1:.$E$1000];2;0)" office:value-type="float" office:value="0">
            <text:p>#N/D</text:p>
          </table:table-cell>
          <table:table-cell table:style-name="ce5" table:formula="of:=VLOOKUP([.$A438];[corpuses.$D$1:.$E$1000];2;0)" office:value-type="float" office:value="4606">
            <text:p>4606</text:p>
          </table:table-cell>
          <table:table-cell table:style-name="ce5"/>
          <table:table-cell table:formula="of:=IF(ISERROR([.B438]);0;[.B438])" office:value-type="float" office:value="0">
            <text:p>0</text:p>
          </table:table-cell>
          <table:table-cell table:formula="of:=IF(ISERROR([.C438]);0;[.C438])" office:value-type="float" office:value="32">
            <text:p>32</text:p>
          </table:table-cell>
          <table:table-cell table:formula="of:=IF(ISERROR([.D438]);0;[.D438])" office:value-type="float" office:value="0">
            <text:p>0</text:p>
          </table:table-cell>
          <table:table-cell table:formula="of:=IF(ISERROR([.E438]);0;[.E438])" office:value-type="float" office:value="4606">
            <text:p>4606</text:p>
          </table:table-cell>
          <table:table-cell/>
          <table:table-cell table:style-name="ce9" table:formula="of:=[.G438]/[.G$1001]" office:value-type="percentage" office:value="0">
            <text:p>0,000000%</text:p>
          </table:table-cell>
          <table:table-cell table:style-name="ce9" table:formula="of:=[.H438]/[.H$1001]" office:value-type="percentage" office:value="0.00000253040338979164">
            <text:p>0,000253%</text:p>
          </table:table-cell>
          <table:table-cell table:style-name="ce9" table:formula="of:=[.I438]/[.I$1001]" office:value-type="percentage" office:value="0">
            <text:p>0,000000%</text:p>
          </table:table-cell>
          <table:table-cell table:style-name="ce9" table:formula="of:=[.J438]/[.J$1001]" office:value-type="percentage" office:value="0.0000953610651288539">
            <text:p>0,009536%</text:p>
          </table:table-cell>
          <table:table-cell table:style-name="ce10" table:formula="of:=SUMPRODUCT([.B$1:.E$1];[.L438:.O438])" office:value-type="percentage" office:value="0.0000293674405555937">
            <text:p>0,002936744055559370%</text:p>
          </table:table-cell>
        </table:table-row>
        <table:table-row table:style-name="ro3">
          <table:table-cell office:value-type="string">
            <text:p>´ç</text:p>
          </table:table-cell>
          <table:table-cell table:style-name="ce5" table:formula="of:=VLOOKUP([.$A439];[corpusies.$D$1:.$E$1000];2;0)" office:value-type="float" office:value="3">
            <text:p>3</text:p>
          </table:table-cell>
          <table:table-cell table:style-name="ce5" table:formula="of:=VLOOKUP([.$A439];[corpuscat.$D$1:.$E$1000];2;0)" office:value-type="float" office:value="271">
            <text:p>271</text:p>
          </table:table-cell>
          <table:table-cell table:style-name="ce5" table:formula="of:=VLOOKUP([.$A439];[corpusen.$D$1:.$E$1000];2;0)" office:value-type="float" office:value="0">
            <text:p>#N/D</text:p>
          </table:table-cell>
          <table:table-cell table:style-name="ce5" table:formula="of:=VLOOKUP([.$A439];[corpuses.$D$1:.$E$1000];2;0)" office:value-type="float" office:value="22">
            <text:p>22</text:p>
          </table:table-cell>
          <table:table-cell table:style-name="ce5"/>
          <table:table-cell table:formula="of:=IF(ISERROR([.B439]);0;[.B439])" office:value-type="float" office:value="3">
            <text:p>3</text:p>
          </table:table-cell>
          <table:table-cell table:formula="of:=IF(ISERROR([.C439]);0;[.C439])" office:value-type="float" office:value="271">
            <text:p>271</text:p>
          </table:table-cell>
          <table:table-cell table:formula="of:=IF(ISERROR([.D439]);0;[.D439])" office:value-type="float" office:value="0">
            <text:p>0</text:p>
          </table:table-cell>
          <table:table-cell table:formula="of:=IF(ISERROR([.E439]);0;[.E439])" office:value-type="float" office:value="22">
            <text:p>22</text:p>
          </table:table-cell>
          <table:table-cell/>
          <table:table-cell table:style-name="ce9" table:formula="of:=[.G439]/[.G$1001]" office:value-type="percentage" office:value="0.00000608519269776876">
            <text:p>0,000609%</text:p>
          </table:table-cell>
          <table:table-cell table:style-name="ce9" table:formula="of:=[.H439]/[.H$1001]" office:value-type="percentage" office:value="0.000021429353707298">
            <text:p>0,002143%</text:p>
          </table:table-cell>
          <table:table-cell table:style-name="ce9" table:formula="of:=[.I439]/[.I$1001]" office:value-type="percentage" office:value="0">
            <text:p>0,000000%</text:p>
          </table:table-cell>
          <table:table-cell table:style-name="ce9" table:formula="of:=[.J439]/[.J$1001]" office:value-type="percentage" office:value="0.000000455480554241161">
            <text:p>0,000046%</text:p>
          </table:table-cell>
          <table:table-cell table:style-name="ce10" table:formula="of:=SUMPRODUCT([.B$1:.E$1];[.L439:.O439])" office:value-type="percentage" office:value="0.00000839100808779237">
            <text:p>0,000839100808779237%</text:p>
          </table:table-cell>
        </table:table-row>
        <table:table-row table:style-name="ro3">
          <table:table-cell office:value-type="string">
            <text:p>`z</text:p>
          </table:table-cell>
          <table:table-cell table:style-name="ce5" table:formula="of:=VLOOKUP([.$A440];[corpusies.$D$1:.$E$1000];2;0)" office:value-type="float" office:value="0">
            <text:p>#N/D</text:p>
          </table:table-cell>
          <table:table-cell table:style-name="ce5" table:formula="of:=VLOOKUP([.$A440];[corpuscat.$D$1:.$E$1000];2;0)" office:value-type="float" office:value="466">
            <text:p>466</text:p>
          </table:table-cell>
          <table:table-cell table:style-name="ce5" table:formula="of:=VLOOKUP([.$A440];[corpusen.$D$1:.$E$1000];2;0)" office:value-type="float" office:value="0">
            <text:p>#N/D</text:p>
          </table:table-cell>
          <table:table-cell table:style-name="ce5" table:formula="of:=VLOOKUP([.$A440];[corpuses.$D$1:.$E$1000];2;0)" office:value-type="float" office:value="48">
            <text:p>48</text:p>
          </table:table-cell>
          <table:table-cell table:style-name="ce5"/>
          <table:table-cell table:formula="of:=IF(ISERROR([.B440]);0;[.B440])" office:value-type="float" office:value="0">
            <text:p>0</text:p>
          </table:table-cell>
          <table:table-cell table:formula="of:=IF(ISERROR([.C440]);0;[.C440])" office:value-type="float" office:value="466">
            <text:p>466</text:p>
          </table:table-cell>
          <table:table-cell table:formula="of:=IF(ISERROR([.D440]);0;[.D440])" office:value-type="float" office:value="0">
            <text:p>0</text:p>
          </table:table-cell>
          <table:table-cell table:formula="of:=IF(ISERROR([.E440]);0;[.E440])" office:value-type="float" office:value="48">
            <text:p>48</text:p>
          </table:table-cell>
          <table:table-cell/>
          <table:table-cell table:style-name="ce9" table:formula="of:=[.G440]/[.G$1001]" office:value-type="percentage" office:value="0">
            <text:p>0,000000%</text:p>
          </table:table-cell>
          <table:table-cell table:style-name="ce9" table:formula="of:=[.H440]/[.H$1001]" office:value-type="percentage" office:value="0.0000368489993638408">
            <text:p>0,003685%</text:p>
          </table:table-cell>
          <table:table-cell table:style-name="ce9" table:formula="of:=[.I440]/[.I$1001]" office:value-type="percentage" office:value="0">
            <text:p>0,000000%</text:p>
          </table:table-cell>
          <table:table-cell table:style-name="ce9" table:formula="of:=[.J440]/[.J$1001]" office:value-type="percentage" office:value="0.000000993775754707987">
            <text:p>0,000099%</text:p>
          </table:table-cell>
          <table:table-cell table:style-name="ce10" table:formula="of:=SUMPRODUCT([.B$1:.E$1];[.L440:.O440])" office:value-type="percentage" office:value="0.0000113528325355646">
            <text:p>0,001135283253556460%</text:p>
          </table:table-cell>
        </table:table-row>
        <table:table-row table:style-name="ro3">
          <table:table-cell office:value-type="string">
            <text:p>`y</text:p>
          </table:table-cell>
          <table:table-cell table:style-name="ce5" table:formula="of:=VLOOKUP([.$A441];[corpusies.$D$1:.$E$1000];2;0)" office:value-type="float" office:value="0">
            <text:p>#N/D</text:p>
          </table:table-cell>
          <table:table-cell table:style-name="ce5" table:formula="of:=VLOOKUP([.$A441];[corpuscat.$D$1:.$E$1000];2;0)" office:value-type="float" office:value="362">
            <text:p>362</text:p>
          </table:table-cell>
          <table:table-cell table:style-name="ce5" table:formula="of:=VLOOKUP([.$A441];[corpusen.$D$1:.$E$1000];2;0)" office:value-type="float" office:value="0">
            <text:p>#N/D</text:p>
          </table:table-cell>
          <table:table-cell table:style-name="ce5" table:formula="of:=VLOOKUP([.$A441];[corpuses.$D$1:.$E$1000];2;0)" office:value-type="float" office:value="28">
            <text:p>28</text:p>
          </table:table-cell>
          <table:table-cell table:style-name="ce5"/>
          <table:table-cell table:formula="of:=IF(ISERROR([.B441]);0;[.B441])" office:value-type="float" office:value="0">
            <text:p>0</text:p>
          </table:table-cell>
          <table:table-cell table:formula="of:=IF(ISERROR([.C441]);0;[.C441])" office:value-type="float" office:value="362">
            <text:p>362</text:p>
          </table:table-cell>
          <table:table-cell table:formula="of:=IF(ISERROR([.D441]);0;[.D441])" office:value-type="float" office:value="0">
            <text:p>0</text:p>
          </table:table-cell>
          <table:table-cell table:formula="of:=IF(ISERROR([.E441]);0;[.E441])" office:value-type="float" office:value="28">
            <text:p>28</text:p>
          </table:table-cell>
          <table:table-cell/>
          <table:table-cell table:style-name="ce9" table:formula="of:=[.G441]/[.G$1001]" office:value-type="percentage" office:value="0">
            <text:p>0,000000%</text:p>
          </table:table-cell>
          <table:table-cell table:style-name="ce9" table:formula="of:=[.H441]/[.H$1001]" office:value-type="percentage" office:value="0.0000286251883470179">
            <text:p>0,002863%</text:p>
          </table:table-cell>
          <table:table-cell table:style-name="ce9" table:formula="of:=[.I441]/[.I$1001]" office:value-type="percentage" office:value="0">
            <text:p>0,000000%</text:p>
          </table:table-cell>
          <table:table-cell table:style-name="ce9" table:formula="of:=[.J441]/[.J$1001]" office:value-type="percentage" office:value="0.000000579702523579659">
            <text:p>0,000058%</text:p>
          </table:table-cell>
          <table:table-cell table:style-name="ce10" table:formula="of:=SUMPRODUCT([.B$1:.E$1];[.L441:.O441])" office:value-type="percentage" office:value="0.00000876146726117928">
            <text:p>0,000876146726117928%</text:p>
          </table:table-cell>
        </table:table-row>
        <table:table-row table:style-name="ro3">
          <table:table-cell office:value-type="string">
            <text:p>`x</text:p>
          </table:table-cell>
          <table:table-cell table:style-name="ce5" table:formula="of:=VLOOKUP([.$A442];[corpusies.$D$1:.$E$1000];2;0)" office:value-type="float" office:value="136">
            <text:p>136</text:p>
          </table:table-cell>
          <table:table-cell table:style-name="ce5" table:formula="of:=VLOOKUP([.$A442];[corpuscat.$D$1:.$E$1000];2;0)" office:value-type="float" office:value="4319">
            <text:p>4319</text:p>
          </table:table-cell>
          <table:table-cell table:style-name="ce5" table:formula="of:=VLOOKUP([.$A442];[corpusen.$D$1:.$E$1000];2;0)" office:value-type="float" office:value="0">
            <text:p>#N/D</text:p>
          </table:table-cell>
          <table:table-cell table:style-name="ce5" table:formula="of:=VLOOKUP([.$A442];[corpuses.$D$1:.$E$1000];2;0)" office:value-type="float" office:value="8">
            <text:p>8</text:p>
          </table:table-cell>
          <table:table-cell table:style-name="ce5"/>
          <table:table-cell table:formula="of:=IF(ISERROR([.B442]);0;[.B442])" office:value-type="float" office:value="136">
            <text:p>136</text:p>
          </table:table-cell>
          <table:table-cell table:formula="of:=IF(ISERROR([.C442]);0;[.C442])" office:value-type="float" office:value="4319">
            <text:p>4319</text:p>
          </table:table-cell>
          <table:table-cell table:formula="of:=IF(ISERROR([.D442]);0;[.D442])" office:value-type="float" office:value="0">
            <text:p>0</text:p>
          </table:table-cell>
          <table:table-cell table:formula="of:=IF(ISERROR([.E442]);0;[.E442])" office:value-type="float" office:value="8">
            <text:p>8</text:p>
          </table:table-cell>
          <table:table-cell/>
          <table:table-cell table:style-name="ce9" table:formula="of:=[.G442]/[.G$1001]" office:value-type="percentage" office:value="0.000275862068965517">
            <text:p>0,027586%</text:p>
          </table:table-cell>
          <table:table-cell table:style-name="ce9" table:formula="of:=[.H442]/[.H$1001]" office:value-type="percentage" office:value="0.000341525382515941">
            <text:p>0,034153%</text:p>
          </table:table-cell>
          <table:table-cell table:style-name="ce9" table:formula="of:=[.I442]/[.I$1001]" office:value-type="percentage" office:value="0">
            <text:p>0,000000%</text:p>
          </table:table-cell>
          <table:table-cell table:style-name="ce9" table:formula="of:=[.J442]/[.J$1001]" office:value-type="percentage" office:value="0.000000165629292451331">
            <text:p>0,000017%</text:p>
          </table:table-cell>
          <table:table-cell table:style-name="ce10" table:formula="of:=SUMPRODUCT([.B$1:.E$1];[.L442:.O442])" office:value-type="percentage" office:value="0.000185265924232173">
            <text:p>0,018526592423217300%</text:p>
          </table:table-cell>
        </table:table-row>
        <table:table-row table:style-name="ro3">
          <table:table-cell office:value-type="string">
            <text:p>`w</text:p>
          </table:table-cell>
          <table:table-cell table:style-name="ce5" table:formula="of:=VLOOKUP([.$A443];[corpusies.$D$1:.$E$1000];2;0)" office:value-type="float" office:value="0">
            <text:p>#N/D</text:p>
          </table:table-cell>
          <table:table-cell table:style-name="ce5" table:formula="of:=VLOOKUP([.$A443];[corpuscat.$D$1:.$E$1000];2;0)" office:value-type="float" office:value="6">
            <text:p>6</text:p>
          </table:table-cell>
          <table:table-cell table:style-name="ce5" table:formula="of:=VLOOKUP([.$A443];[corpusen.$D$1:.$E$1000];2;0)" office:value-type="float" office:value="0">
            <text:p>#N/D</text:p>
          </table:table-cell>
          <table:table-cell table:style-name="ce5" table:formula="of:=VLOOKUP([.$A443];[corpuses.$D$1:.$E$1000];2;0)" office:value-type="float" office:value="4">
            <text:p>4</text:p>
          </table:table-cell>
          <table:table-cell table:style-name="ce5"/>
          <table:table-cell table:formula="of:=IF(ISERROR([.B443]);0;[.B443])" office:value-type="float" office:value="0">
            <text:p>0</text:p>
          </table:table-cell>
          <table:table-cell table:formula="of:=IF(ISERROR([.C443]);0;[.C443])" office:value-type="float" office:value="6">
            <text:p>6</text:p>
          </table:table-cell>
          <table:table-cell table:formula="of:=IF(ISERROR([.D443]);0;[.D443])" office:value-type="float" office:value="0">
            <text:p>0</text:p>
          </table:table-cell>
          <table:table-cell table:formula="of:=IF(ISERROR([.E443]);0;[.E443])" office:value-type="float" office:value="4">
            <text:p>4</text:p>
          </table:table-cell>
          <table:table-cell/>
          <table:table-cell table:style-name="ce9" table:formula="of:=[.G443]/[.G$1001]" office:value-type="percentage" office:value="0">
            <text:p>0,000000%</text:p>
          </table:table-cell>
          <table:table-cell table:style-name="ce9" table:formula="of:=[.H443]/[.H$1001]" office:value-type="percentage" office:value="0.000000474450635585933">
            <text:p>0,000047%</text:p>
          </table:table-cell>
          <table:table-cell table:style-name="ce9" table:formula="of:=[.I443]/[.I$1001]" office:value-type="percentage" office:value="0">
            <text:p>0,000000%</text:p>
          </table:table-cell>
          <table:table-cell table:style-name="ce9" table:formula="of:=[.J443]/[.J$1001]" office:value-type="percentage" office:value="0.0000000828146462256656">
            <text:p>0,000008%</text:p>
          </table:table-cell>
          <table:table-cell table:style-name="ce10" table:formula="of:=SUMPRODUCT([.B$1:.E$1];[.L443:.O443])" office:value-type="percentage" office:value="0.00000016717958454348">
            <text:p>0,000016717958454348%</text:p>
          </table:table-cell>
        </table:table-row>
        <table:table-row table:style-name="ro3">
          <table:table-cell office:value-type="string">
            <text:p>`v</text:p>
          </table:table-cell>
          <table:table-cell table:style-name="ce5" table:formula="of:=VLOOKUP([.$A444];[corpusies.$D$1:.$E$1000];2;0)" office:value-type="float" office:value="53">
            <text:p>53</text:p>
          </table:table-cell>
          <table:table-cell table:style-name="ce5" table:formula="of:=VLOOKUP([.$A444];[corpuscat.$D$1:.$E$1000];2;0)" office:value-type="float" office:value="1337">
            <text:p>1337</text:p>
          </table:table-cell>
          <table:table-cell table:style-name="ce5" table:formula="of:=VLOOKUP([.$A444];[corpusen.$D$1:.$E$1000];2;0)" office:value-type="float" office:value="0">
            <text:p>#N/D</text:p>
          </table:table-cell>
          <table:table-cell table:style-name="ce5" table:formula="of:=VLOOKUP([.$A444];[corpuses.$D$1:.$E$1000];2;0)" office:value-type="float" office:value="30">
            <text:p>30</text:p>
          </table:table-cell>
          <table:table-cell table:style-name="ce5"/>
          <table:table-cell table:formula="of:=IF(ISERROR([.B444]);0;[.B444])" office:value-type="float" office:value="53">
            <text:p>53</text:p>
          </table:table-cell>
          <table:table-cell table:formula="of:=IF(ISERROR([.C444]);0;[.C444])" office:value-type="float" office:value="1337">
            <text:p>1337</text:p>
          </table:table-cell>
          <table:table-cell table:formula="of:=IF(ISERROR([.D444]);0;[.D444])" office:value-type="float" office:value="0">
            <text:p>0</text:p>
          </table:table-cell>
          <table:table-cell table:formula="of:=IF(ISERROR([.E444]);0;[.E444])" office:value-type="float" office:value="30">
            <text:p>30</text:p>
          </table:table-cell>
          <table:table-cell/>
          <table:table-cell table:style-name="ce9" table:formula="of:=[.G444]/[.G$1001]" office:value-type="percentage" office:value="0.000107505070993915">
            <text:p>0,010751%</text:p>
          </table:table-cell>
          <table:table-cell table:style-name="ce9" table:formula="of:=[.H444]/[.H$1001]" office:value-type="percentage" office:value="0.000105723416629732">
            <text:p>0,010572%</text:p>
          </table:table-cell>
          <table:table-cell table:style-name="ce9" table:formula="of:=[.I444]/[.I$1001]" office:value-type="percentage" office:value="0">
            <text:p>0,000000%</text:p>
          </table:table-cell>
          <table:table-cell table:style-name="ce9" table:formula="of:=[.J444]/[.J$1001]" office:value-type="percentage" office:value="0.000000621109846692492">
            <text:p>0,000062%</text:p>
          </table:table-cell>
          <table:table-cell table:style-name="ce10" table:formula="of:=SUMPRODUCT([.B$1:.E$1];[.L444:.O444])" office:value-type="percentage" office:value="0.0000641548792411018">
            <text:p>0,006415487924110180%</text:p>
          </table:table-cell>
        </table:table-row>
        <table:table-row table:style-name="ro1">
          <table:table-cell office:value-type="string">
            <text:p>`u</text:p>
          </table:table-cell>
          <table:table-cell table:style-name="ce5" table:formula="of:=VLOOKUP([.$A445];[corpusies.$D$1:.$E$1000];2;0)" office:value-type="float" office:value="362">
            <text:p>362</text:p>
          </table:table-cell>
          <table:table-cell table:style-name="ce5" table:formula="of:=VLOOKUP([.$A445];[corpuscat.$D$1:.$E$1000];2;0)" office:value-type="float" office:value="4849">
            <text:p>4849</text:p>
          </table:table-cell>
          <table:table-cell table:style-name="ce5" table:formula="of:=VLOOKUP([.$A445];[corpusen.$D$1:.$E$1000];2;0)" office:value-type="float" office:value="0">
            <text:p>#N/D</text:p>
          </table:table-cell>
          <table:table-cell table:style-name="ce5" table:formula="of:=VLOOKUP([.$A445];[corpuses.$D$1:.$E$1000];2;0)" office:value-type="float" office:value="43">
            <text:p>43</text:p>
          </table:table-cell>
          <table:table-cell table:style-name="ce5"/>
          <table:table-cell table:formula="of:=IF(ISERROR([.B445]);0;[.B445])" office:value-type="float" office:value="362">
            <text:p>362</text:p>
          </table:table-cell>
          <table:table-cell table:formula="of:=IF(ISERROR([.C445]);0;[.C445])" office:value-type="float" office:value="4849">
            <text:p>4849</text:p>
          </table:table-cell>
          <table:table-cell table:formula="of:=IF(ISERROR([.D445]);0;[.D445])" office:value-type="float" office:value="0">
            <text:p>0</text:p>
          </table:table-cell>
          <table:table-cell table:formula="of:=IF(ISERROR([.E445]);0;[.E445])" office:value-type="float" office:value="43">
            <text:p>43</text:p>
          </table:table-cell>
          <table:table-cell/>
          <table:table-cell table:style-name="ce9" table:formula="of:=[.G445]/[.G$1001]" office:value-type="percentage" office:value="0.000734279918864097">
            <text:p>0,073428%</text:p>
          </table:table-cell>
          <table:table-cell table:style-name="ce9" table:formula="of:=[.H445]/[.H$1001]" office:value-type="percentage" office:value="0.000383435188659365">
            <text:p>0,038344%</text:p>
          </table:table-cell>
          <table:table-cell table:style-name="ce9" table:formula="of:=[.I445]/[.I$1001]" office:value-type="percentage" office:value="0">
            <text:p>0,000000%</text:p>
          </table:table-cell>
          <table:table-cell table:style-name="ce9" table:formula="of:=[.J445]/[.J$1001]" office:value-type="percentage" office:value="0.000000890257446925905">
            <text:p>0,000089%</text:p>
          </table:table-cell>
          <table:table-cell table:style-name="ce10" table:formula="of:=SUMPRODUCT([.B$1:.E$1];[.L445:.O445])" office:value-type="percentage" office:value="0.000335581609491116">
            <text:p>0,033558160949111600%</text:p>
          </table:table-cell>
        </table:table-row>
        <table:table-row table:style-name="ro1">
          <table:table-cell office:value-type="string">
            <text:p>`t</text:p>
          </table:table-cell>
          <table:table-cell table:style-name="ce5" table:formula="of:=VLOOKUP([.$A446];[corpusies.$D$1:.$E$1000];2;0)" office:value-type="float" office:value="517">
            <text:p>517</text:p>
          </table:table-cell>
          <table:table-cell table:style-name="ce5" table:formula="of:=VLOOKUP([.$A446];[corpuscat.$D$1:.$E$1000];2;0)" office:value-type="float" office:value="21922">
            <text:p>21922</text:p>
          </table:table-cell>
          <table:table-cell table:style-name="ce5" table:formula="of:=VLOOKUP([.$A446];[corpusen.$D$1:.$E$1000];2;0)" office:value-type="float" office:value="0">
            <text:p>#N/D</text:p>
          </table:table-cell>
          <table:table-cell table:style-name="ce5" table:formula="of:=VLOOKUP([.$A446];[corpuses.$D$1:.$E$1000];2;0)" office:value-type="float" office:value="168">
            <text:p>168</text:p>
          </table:table-cell>
          <table:table-cell table:style-name="ce5"/>
          <table:table-cell table:formula="of:=IF(ISERROR([.B446]);0;[.B446])" office:value-type="float" office:value="517">
            <text:p>517</text:p>
          </table:table-cell>
          <table:table-cell table:formula="of:=IF(ISERROR([.C446]);0;[.C446])" office:value-type="float" office:value="21922">
            <text:p>21922</text:p>
          </table:table-cell>
          <table:table-cell table:formula="of:=IF(ISERROR([.D446]);0;[.D446])" office:value-type="float" office:value="0">
            <text:p>0</text:p>
          </table:table-cell>
          <table:table-cell table:formula="of:=IF(ISERROR([.E446]);0;[.E446])" office:value-type="float" office:value="168">
            <text:p>168</text:p>
          </table:table-cell>
          <table:table-cell/>
          <table:table-cell table:style-name="ce9" table:formula="of:=[.G446]/[.G$1001]" office:value-type="percentage" office:value="0.00104868154158215">
            <text:p>0,104868%</text:p>
          </table:table-cell>
          <table:table-cell table:style-name="ce9" table:formula="of:=[.H446]/[.H$1001]" office:value-type="percentage" office:value="0.00173348447221914">
            <text:p>0,173348%</text:p>
          </table:table-cell>
          <table:table-cell table:style-name="ce9" table:formula="of:=[.I446]/[.I$1001]" office:value-type="percentage" office:value="0">
            <text:p>0,000000%</text:p>
          </table:table-cell>
          <table:table-cell table:style-name="ce9" table:formula="of:=[.J446]/[.J$1001]" office:value-type="percentage" office:value="0.00000347821514147795">
            <text:p>0,000348%</text:p>
          </table:table-cell>
          <table:table-cell table:style-name="ce10" table:formula="of:=SUMPRODUCT([.B$1:.E$1];[.L446:.O446])" office:value-type="percentage" office:value="0.000835693268682829">
            <text:p>0,083569326868282900%</text:p>
          </table:table-cell>
        </table:table-row>
        <table:table-row table:style-name="ro1">
          <table:table-cell office:value-type="string">
            <text:p>`s</text:p>
          </table:table-cell>
          <table:table-cell table:style-name="ce5" table:formula="of:=VLOOKUP([.$A447];[corpusies.$D$1:.$E$1000];2;0)" office:value-type="float" office:value="32">
            <text:p>32</text:p>
          </table:table-cell>
          <table:table-cell table:style-name="ce5" table:formula="of:=VLOOKUP([.$A447];[corpuscat.$D$1:.$E$1000];2;0)" office:value-type="float" office:value="3570">
            <text:p>3570</text:p>
          </table:table-cell>
          <table:table-cell table:style-name="ce5" table:formula="of:=VLOOKUP([.$A447];[corpusen.$D$1:.$E$1000];2;0)" office:value-type="float" office:value="0">
            <text:p>#N/D</text:p>
          </table:table-cell>
          <table:table-cell table:style-name="ce5" table:formula="of:=VLOOKUP([.$A447];[corpuses.$D$1:.$E$1000];2;0)" office:value-type="float" office:value="67">
            <text:p>67</text:p>
          </table:table-cell>
          <table:table-cell table:style-name="ce5"/>
          <table:table-cell table:formula="of:=IF(ISERROR([.B447]);0;[.B447])" office:value-type="float" office:value="32">
            <text:p>32</text:p>
          </table:table-cell>
          <table:table-cell table:formula="of:=IF(ISERROR([.C447]);0;[.C447])" office:value-type="float" office:value="3570">
            <text:p>3570</text:p>
          </table:table-cell>
          <table:table-cell table:formula="of:=IF(ISERROR([.D447]);0;[.D447])" office:value-type="float" office:value="0">
            <text:p>0</text:p>
          </table:table-cell>
          <table:table-cell table:formula="of:=IF(ISERROR([.E447]);0;[.E447])" office:value-type="float" office:value="67">
            <text:p>67</text:p>
          </table:table-cell>
          <table:table-cell/>
          <table:table-cell table:style-name="ce9" table:formula="of:=[.G447]/[.G$1001]" office:value-type="percentage" office:value="0.0000649087221095335">
            <text:p>0,006491%</text:p>
          </table:table-cell>
          <table:table-cell table:style-name="ce9" table:formula="of:=[.H447]/[.H$1001]" office:value-type="percentage" office:value="0.00028229812817363">
            <text:p>0,028230%</text:p>
          </table:table-cell>
          <table:table-cell table:style-name="ce9" table:formula="of:=[.I447]/[.I$1001]" office:value-type="percentage" office:value="0">
            <text:p>0,000000%</text:p>
          </table:table-cell>
          <table:table-cell table:style-name="ce9" table:formula="of:=[.J447]/[.J$1001]" office:value-type="percentage" office:value="0.0000013871453242799">
            <text:p>0,000139%</text:p>
          </table:table-cell>
          <table:table-cell table:style-name="ce10" table:formula="of:=SUMPRODUCT([.B$1:.E$1];[.L447:.O447])" office:value-type="percentage" office:value="0.000104578198682233">
            <text:p>0,010457819868223300%</text:p>
          </table:table-cell>
        </table:table-row>
        <table:table-row table:style-name="ro1">
          <table:table-cell office:value-type="string">
            <text:p>`r</text:p>
          </table:table-cell>
          <table:table-cell table:style-name="ce5" table:formula="of:=VLOOKUP([.$A448];[corpusies.$D$1:.$E$1000];2;0)" office:value-type="float" office:value="1634">
            <text:p>1634</text:p>
          </table:table-cell>
          <table:table-cell table:style-name="ce5" table:formula="of:=VLOOKUP([.$A448];[corpuscat.$D$1:.$E$1000];2;0)" office:value-type="float" office:value="25357">
            <text:p>25357</text:p>
          </table:table-cell>
          <table:table-cell table:style-name="ce5" table:formula="of:=VLOOKUP([.$A448];[corpusen.$D$1:.$E$1000];2;0)" office:value-type="float" office:value="0">
            <text:p>#N/D</text:p>
          </table:table-cell>
          <table:table-cell table:style-name="ce5" table:formula="of:=VLOOKUP([.$A448];[corpuses.$D$1:.$E$1000];2;0)" office:value-type="float" office:value="238">
            <text:p>238</text:p>
          </table:table-cell>
          <table:table-cell table:style-name="ce5"/>
          <table:table-cell table:formula="of:=IF(ISERROR([.B448]);0;[.B448])" office:value-type="float" office:value="1634">
            <text:p>1634</text:p>
          </table:table-cell>
          <table:table-cell table:formula="of:=IF(ISERROR([.C448]);0;[.C448])" office:value-type="float" office:value="25357">
            <text:p>25357</text:p>
          </table:table-cell>
          <table:table-cell table:formula="of:=IF(ISERROR([.D448]);0;[.D448])" office:value-type="float" office:value="0">
            <text:p>0</text:p>
          </table:table-cell>
          <table:table-cell table:formula="of:=IF(ISERROR([.E448]);0;[.E448])" office:value-type="float" office:value="238">
            <text:p>238</text:p>
          </table:table-cell>
          <table:table-cell/>
          <table:table-cell table:style-name="ce9" table:formula="of:=[.G448]/[.G$1001]" office:value-type="percentage" office:value="0.00331440162271805">
            <text:p>0,331440%</text:p>
          </table:table-cell>
          <table:table-cell table:style-name="ce9" table:formula="of:=[.H448]/[.H$1001]" office:value-type="percentage" office:value="0.00200510746109208">
            <text:p>0,200511%</text:p>
          </table:table-cell>
          <table:table-cell table:style-name="ce9" table:formula="of:=[.I448]/[.I$1001]" office:value-type="percentage" office:value="0">
            <text:p>0,000000%</text:p>
          </table:table-cell>
          <table:table-cell table:style-name="ce9" table:formula="of:=[.J448]/[.J$1001]" office:value-type="percentage" office:value="0.0000049274714504271">
            <text:p>0,000493%</text:p>
          </table:table-cell>
          <table:table-cell table:style-name="ce10" table:formula="of:=SUMPRODUCT([.B$1:.E$1];[.L448:.O448])" office:value-type="percentage" office:value="0.00159733096657817">
            <text:p>0,159733096657817000%</text:p>
          </table:table-cell>
        </table:table-row>
        <table:table-row table:style-name="ro1">
          <table:table-cell office:value-type="string">
            <text:p>`q</text:p>
          </table:table-cell>
          <table:table-cell table:style-name="ce5" table:formula="of:=VLOOKUP([.$A449];[corpusies.$D$1:.$E$1000];2;0)" office:value-type="float" office:value="0">
            <text:p>#N/D</text:p>
          </table:table-cell>
          <table:table-cell table:style-name="ce5" table:formula="of:=VLOOKUP([.$A449];[corpuscat.$D$1:.$E$1000];2;0)" office:value-type="float" office:value="2">
            <text:p>2</text:p>
          </table:table-cell>
          <table:table-cell table:style-name="ce5" table:formula="of:=VLOOKUP([.$A449];[corpusen.$D$1:.$E$1000];2;0)" office:value-type="float" office:value="0">
            <text:p>#N/D</text:p>
          </table:table-cell>
          <table:table-cell table:style-name="ce5" table:formula="of:=VLOOKUP([.$A449];[corpuses.$D$1:.$E$1000];2;0)" office:value-type="float" office:value="0">
            <text:p>#N/D</text:p>
          </table:table-cell>
          <table:table-cell table:style-name="ce5"/>
          <table:table-cell table:formula="of:=IF(ISERROR([.B449]);0;[.B449])" office:value-type="float" office:value="0">
            <text:p>0</text:p>
          </table:table-cell>
          <table:table-cell table:formula="of:=IF(ISERROR([.C449]);0;[.C449])" office:value-type="float" office:value="2">
            <text:p>2</text:p>
          </table:table-cell>
          <table:table-cell table:formula="of:=IF(ISERROR([.D449]);0;[.D449])" office:value-type="float" office:value="0">
            <text:p>0</text:p>
          </table:table-cell>
          <table:table-cell table:formula="of:=IF(ISERROR([.E449]);0;[.E449])" office:value-type="float" office:value="0">
            <text:p>0</text:p>
          </table:table-cell>
          <table:table-cell/>
          <table:table-cell table:style-name="ce9" table:formula="of:=[.G449]/[.G$1001]" office:value-type="percentage" office:value="0">
            <text:p>0,000000%</text:p>
          </table:table-cell>
          <table:table-cell table:style-name="ce9" table:formula="of:=[.H449]/[.H$1001]" office:value-type="percentage" office:value="0.000000158150211861978">
            <text:p>0,000016%</text:p>
          </table:table-cell>
          <table:table-cell table:style-name="ce9" table:formula="of:=[.I449]/[.I$1001]" office:value-type="percentage" office:value="0">
            <text:p>0,000000%</text:p>
          </table:table-cell>
          <table:table-cell table:style-name="ce9" table:formula="of:=[.J449]/[.J$1001]" office:value-type="percentage" office:value="0">
            <text:p>0,000000%</text:p>
          </table:table-cell>
          <table:table-cell table:style-name="ce10" table:formula="of:=SUMPRODUCT([.B$1:.E$1];[.L449:.O449])" office:value-type="percentage" office:value="0.0000000474450635585933">
            <text:p>0,000004744506355859%</text:p>
          </table:table-cell>
        </table:table-row>
        <table:table-row table:style-name="ro3">
          <table:table-cell office:value-type="string">
            <text:p>`p</text:p>
          </table:table-cell>
          <table:table-cell table:style-name="ce5" table:formula="of:=VLOOKUP([.$A450];[corpusies.$D$1:.$E$1000];2;0)" office:value-type="float" office:value="44">
            <text:p>44</text:p>
          </table:table-cell>
          <table:table-cell table:style-name="ce5" table:formula="of:=VLOOKUP([.$A450];[corpuscat.$D$1:.$E$1000];2;0)" office:value-type="float" office:value="8545">
            <text:p>8545</text:p>
          </table:table-cell>
          <table:table-cell table:style-name="ce5" table:formula="of:=VLOOKUP([.$A450];[corpusen.$D$1:.$E$1000];2;0)" office:value-type="float" office:value="0">
            <text:p>#N/D</text:p>
          </table:table-cell>
          <table:table-cell table:style-name="ce5" table:formula="of:=VLOOKUP([.$A450];[corpuses.$D$1:.$E$1000];2;0)" office:value-type="float" office:value="61">
            <text:p>61</text:p>
          </table:table-cell>
          <table:table-cell table:style-name="ce5"/>
          <table:table-cell table:formula="of:=IF(ISERROR([.B450]);0;[.B450])" office:value-type="float" office:value="44">
            <text:p>44</text:p>
          </table:table-cell>
          <table:table-cell table:formula="of:=IF(ISERROR([.C450]);0;[.C450])" office:value-type="float" office:value="8545">
            <text:p>8545</text:p>
          </table:table-cell>
          <table:table-cell table:formula="of:=IF(ISERROR([.D450]);0;[.D450])" office:value-type="float" office:value="0">
            <text:p>0</text:p>
          </table:table-cell>
          <table:table-cell table:formula="of:=IF(ISERROR([.E450]);0;[.E450])" office:value-type="float" office:value="61">
            <text:p>61</text:p>
          </table:table-cell>
          <table:table-cell/>
          <table:table-cell table:style-name="ce9" table:formula="of:=[.G450]/[.G$1001]" office:value-type="percentage" office:value="0.0000892494929006085">
            <text:p>0,008925%</text:p>
          </table:table-cell>
          <table:table-cell table:style-name="ce9" table:formula="of:=[.H450]/[.H$1001]" office:value-type="percentage" office:value="0.000675696780180299">
            <text:p>0,067570%</text:p>
          </table:table-cell>
          <table:table-cell table:style-name="ce9" table:formula="of:=[.I450]/[.I$1001]" office:value-type="percentage" office:value="0">
            <text:p>0,000000%</text:p>
          </table:table-cell>
          <table:table-cell table:style-name="ce9" table:formula="of:=[.J450]/[.J$1001]" office:value-type="percentage" office:value="0.0000012629233549414">
            <text:p>0,000126%</text:p>
          </table:table-cell>
          <table:table-cell table:style-name="ce10" table:formula="of:=SUMPRODUCT([.B$1:.E$1];[.L450:.O450])" office:value-type="percentage" office:value="0.000229862758930755">
            <text:p>0,022986275893075500%</text:p>
          </table:table-cell>
        </table:table-row>
        <table:table-row table:style-name="ro1">
          <table:table-cell office:value-type="string">
            <text:p>`o</text:p>
          </table:table-cell>
          <table:table-cell table:style-name="ce5" table:formula="of:=VLOOKUP([.$A451];[corpusies.$D$1:.$E$1000];2;0)" office:value-type="float" office:value="644">
            <text:p>644</text:p>
          </table:table-cell>
          <table:table-cell table:style-name="ce5" table:formula="of:=VLOOKUP([.$A451];[corpuscat.$D$1:.$E$1000];2;0)" office:value-type="float" office:value="37377">
            <text:p>37377</text:p>
          </table:table-cell>
          <table:table-cell table:style-name="ce5" table:formula="of:=VLOOKUP([.$A451];[corpusen.$D$1:.$E$1000];2;0)" office:value-type="float" office:value="0">
            <text:p>#N/D</text:p>
          </table:table-cell>
          <table:table-cell table:style-name="ce5" table:formula="of:=VLOOKUP([.$A451];[corpuses.$D$1:.$E$1000];2;0)" office:value-type="float" office:value="308">
            <text:p>308</text:p>
          </table:table-cell>
          <table:table-cell table:style-name="ce5"/>
          <table:table-cell table:formula="of:=IF(ISERROR([.B451]);0;[.B451])" office:value-type="float" office:value="644">
            <text:p>644</text:p>
          </table:table-cell>
          <table:table-cell table:formula="of:=IF(ISERROR([.C451]);0;[.C451])" office:value-type="float" office:value="37377">
            <text:p>37377</text:p>
          </table:table-cell>
          <table:table-cell table:formula="of:=IF(ISERROR([.D451]);0;[.D451])" office:value-type="float" office:value="0">
            <text:p>0</text:p>
          </table:table-cell>
          <table:table-cell table:formula="of:=IF(ISERROR([.E451]);0;[.E451])" office:value-type="float" office:value="308">
            <text:p>308</text:p>
          </table:table-cell>
          <table:table-cell/>
          <table:table-cell table:style-name="ce9" table:formula="of:=[.G451]/[.G$1001]" office:value-type="percentage" office:value="0.00130628803245436">
            <text:p>0,130629%</text:p>
          </table:table-cell>
          <table:table-cell table:style-name="ce9" table:formula="of:=[.H451]/[.H$1001]" office:value-type="percentage" office:value="0.00295559023438257">
            <text:p>0,295559%</text:p>
          </table:table-cell>
          <table:table-cell table:style-name="ce9" table:formula="of:=[.I451]/[.I$1001]" office:value-type="percentage" office:value="0">
            <text:p>0,000000%</text:p>
          </table:table-cell>
          <table:table-cell table:style-name="ce9" table:formula="of:=[.J451]/[.J$1001]" office:value-type="percentage" office:value="0.00000637672775937625">
            <text:p>0,000638%</text:p>
          </table:table-cell>
          <table:table-cell table:style-name="ce10" table:formula="of:=SUMPRODUCT([.B$1:.E$1];[.L451:.O451])" office:value-type="percentage" office:value="0.00128047649837889">
            <text:p>0,128047649837889000%</text:p>
          </table:table-cell>
        </table:table-row>
        <table:table-row table:style-name="ro3">
          <table:table-cell office:value-type="string">
            <text:p>`ñ</text:p>
          </table:table-cell>
          <table:table-cell table:style-name="ce5" table:formula="of:=VLOOKUP([.$A452];[corpusies.$D$1:.$E$1000];2;0)" office:value-type="float" office:value="0">
            <text:p>#N/D</text:p>
          </table:table-cell>
          <table:table-cell table:style-name="ce5" table:formula="of:=VLOOKUP([.$A452];[corpuscat.$D$1:.$E$1000];2;0)" office:value-type="float" office:value="1">
            <text:p>1</text:p>
          </table:table-cell>
          <table:table-cell table:style-name="ce5" table:formula="of:=VLOOKUP([.$A452];[corpusen.$D$1:.$E$1000];2;0)" office:value-type="float" office:value="0">
            <text:p>#N/D</text:p>
          </table:table-cell>
          <table:table-cell table:style-name="ce5" table:formula="of:=VLOOKUP([.$A452];[corpuses.$D$1:.$E$1000];2;0)" office:value-type="float" office:value="1">
            <text:p>1</text:p>
          </table:table-cell>
          <table:table-cell table:style-name="ce5"/>
          <table:table-cell table:formula="of:=IF(ISERROR([.B452]);0;[.B452])" office:value-type="float" office:value="0">
            <text:p>0</text:p>
          </table:table-cell>
          <table:table-cell table:formula="of:=IF(ISERROR([.C452]);0;[.C452])" office:value-type="float" office:value="1">
            <text:p>1</text:p>
          </table:table-cell>
          <table:table-cell table:formula="of:=IF(ISERROR([.D452]);0;[.D452])" office:value-type="float" office:value="0">
            <text:p>0</text:p>
          </table:table-cell>
          <table:table-cell table:formula="of:=IF(ISERROR([.E452]);0;[.E452])" office:value-type="float" office:value="1">
            <text:p>1</text:p>
          </table:table-cell>
          <table:table-cell/>
          <table:table-cell table:style-name="ce9" table:formula="of:=[.G452]/[.G$1001]" office:value-type="percentage" office:value="0">
            <text:p>0,000000%</text:p>
          </table:table-cell>
          <table:table-cell table:style-name="ce9" table:formula="of:=[.H452]/[.H$1001]" office:value-type="percentage" office:value="0.0000000790751059309888">
            <text:p>0,000008%</text:p>
          </table:table-cell>
          <table:table-cell table:style-name="ce9" table:formula="of:=[.I452]/[.I$1001]" office:value-type="percentage" office:value="0">
            <text:p>0,000000%</text:p>
          </table:table-cell>
          <table:table-cell table:style-name="ce9" table:formula="of:=[.J452]/[.J$1001]" office:value-type="percentage" office:value="0.0000000207036615564164">
            <text:p>0,000002%</text:p>
          </table:table-cell>
          <table:table-cell table:style-name="ce10" table:formula="of:=SUMPRODUCT([.B$1:.E$1];[.L452:.O452])" office:value-type="percentage" office:value="0.0000000299336302462216">
            <text:p>0,000002993363024622%</text:p>
          </table:table-cell>
        </table:table-row>
        <table:table-row table:style-name="ro3">
          <table:table-cell office:value-type="string">
            <text:p>`n</text:p>
          </table:table-cell>
          <table:table-cell table:style-name="ce5" table:formula="of:=VLOOKUP([.$A453];[corpusies.$D$1:.$E$1000];2;0)" office:value-type="float" office:value="116">
            <text:p>116</text:p>
          </table:table-cell>
          <table:table-cell table:style-name="ce5" table:formula="of:=VLOOKUP([.$A453];[corpuscat.$D$1:.$E$1000];2;0)" office:value-type="float" office:value="8139">
            <text:p>8139</text:p>
          </table:table-cell>
          <table:table-cell table:style-name="ce5" table:formula="of:=VLOOKUP([.$A453];[corpusen.$D$1:.$E$1000];2;0)" office:value-type="float" office:value="0">
            <text:p>#N/D</text:p>
          </table:table-cell>
          <table:table-cell table:style-name="ce5" table:formula="of:=VLOOKUP([.$A453];[corpuses.$D$1:.$E$1000];2;0)" office:value-type="float" office:value="107">
            <text:p>107</text:p>
          </table:table-cell>
          <table:table-cell table:style-name="ce5"/>
          <table:table-cell table:formula="of:=IF(ISERROR([.B453]);0;[.B453])" office:value-type="float" office:value="116">
            <text:p>116</text:p>
          </table:table-cell>
          <table:table-cell table:formula="of:=IF(ISERROR([.C453]);0;[.C453])" office:value-type="float" office:value="8139">
            <text:p>8139</text:p>
          </table:table-cell>
          <table:table-cell table:formula="of:=IF(ISERROR([.D453]);0;[.D453])" office:value-type="float" office:value="0">
            <text:p>0</text:p>
          </table:table-cell>
          <table:table-cell table:formula="of:=IF(ISERROR([.E453]);0;[.E453])" office:value-type="float" office:value="107">
            <text:p>107</text:p>
          </table:table-cell>
          <table:table-cell/>
          <table:table-cell table:style-name="ce9" table:formula="of:=[.G453]/[.G$1001]" office:value-type="percentage" office:value="0.000235294117647059">
            <text:p>0,023529%</text:p>
          </table:table-cell>
          <table:table-cell table:style-name="ce9" table:formula="of:=[.H453]/[.H$1001]" office:value-type="percentage" office:value="0.000643592287172318">
            <text:p>0,064359%</text:p>
          </table:table-cell>
          <table:table-cell table:style-name="ce9" table:formula="of:=[.I453]/[.I$1001]" office:value-type="percentage" office:value="0">
            <text:p>0,000000%</text:p>
          </table:table-cell>
          <table:table-cell table:style-name="ce9" table:formula="of:=[.J453]/[.J$1001]" office:value-type="percentage" office:value="0.00000221529178653655">
            <text:p>0,000222%</text:p>
          </table:table-cell>
          <table:table-cell table:style-name="ce10" table:formula="of:=SUMPRODUCT([.B$1:.E$1];[.L453:.O453])" office:value-type="percentage" office:value="0.000264330508981774">
            <text:p>0,026433050898177400%</text:p>
          </table:table-cell>
        </table:table-row>
        <table:table-row table:style-name="ro1">
          <table:table-cell office:value-type="string">
            <text:p>`m</text:p>
          </table:table-cell>
          <table:table-cell table:style-name="ce5" table:formula="of:=VLOOKUP([.$A454];[corpusies.$D$1:.$E$1000];2;0)" office:value-type="float" office:value="715">
            <text:p>715</text:p>
          </table:table-cell>
          <table:table-cell table:style-name="ce5" table:formula="of:=VLOOKUP([.$A454];[corpuscat.$D$1:.$E$1000];2;0)" office:value-type="float" office:value="11842">
            <text:p>11842</text:p>
          </table:table-cell>
          <table:table-cell table:style-name="ce5" table:formula="of:=VLOOKUP([.$A454];[corpusen.$D$1:.$E$1000];2;0)" office:value-type="float" office:value="0">
            <text:p>#N/D</text:p>
          </table:table-cell>
          <table:table-cell table:style-name="ce5" table:formula="of:=VLOOKUP([.$A454];[corpuses.$D$1:.$E$1000];2;0)" office:value-type="float" office:value="116">
            <text:p>116</text:p>
          </table:table-cell>
          <table:table-cell table:style-name="ce5"/>
          <table:table-cell table:formula="of:=IF(ISERROR([.B454]);0;[.B454])" office:value-type="float" office:value="715">
            <text:p>715</text:p>
          </table:table-cell>
          <table:table-cell table:formula="of:=IF(ISERROR([.C454]);0;[.C454])" office:value-type="float" office:value="11842">
            <text:p>11842</text:p>
          </table:table-cell>
          <table:table-cell table:formula="of:=IF(ISERROR([.D454]);0;[.D454])" office:value-type="float" office:value="0">
            <text:p>0</text:p>
          </table:table-cell>
          <table:table-cell table:formula="of:=IF(ISERROR([.E454]);0;[.E454])" office:value-type="float" office:value="116">
            <text:p>116</text:p>
          </table:table-cell>
          <table:table-cell/>
          <table:table-cell table:style-name="ce9" table:formula="of:=[.G454]/[.G$1001]" office:value-type="percentage" office:value="0.00145030425963489">
            <text:p>0,145030%</text:p>
          </table:table-cell>
          <table:table-cell table:style-name="ce9" table:formula="of:=[.H454]/[.H$1001]" office:value-type="percentage" office:value="0.000936407404434769">
            <text:p>0,093641%</text:p>
          </table:table-cell>
          <table:table-cell table:style-name="ce9" table:formula="of:=[.I454]/[.I$1001]" office:value-type="percentage" office:value="0">
            <text:p>0,000000%</text:p>
          </table:table-cell>
          <table:table-cell table:style-name="ce9" table:formula="of:=[.J454]/[.J$1001]" office:value-type="percentage" office:value="0.0000024016247405443">
            <text:p>0,000240%</text:p>
          </table:table-cell>
          <table:table-cell table:style-name="ce10" table:formula="of:=SUMPRODUCT([.B$1:.E$1];[.L454:.O454])" office:value-type="percentage" office:value="0.000716733986643061">
            <text:p>0,071673398664306100%</text:p>
          </table:table-cell>
        </table:table-row>
        <table:table-row table:style-name="ro1">
          <table:table-cell office:value-type="string">
            <text:p>`l</text:p>
          </table:table-cell>
          <table:table-cell table:style-name="ce5" table:formula="of:=VLOOKUP([.$A455];[corpusies.$D$1:.$E$1000];2;0)" office:value-type="float" office:value="77">
            <text:p>77</text:p>
          </table:table-cell>
          <table:table-cell table:style-name="ce5" table:formula="of:=VLOOKUP([.$A455];[corpuscat.$D$1:.$E$1000];2;0)" office:value-type="float" office:value="14462">
            <text:p>14462</text:p>
          </table:table-cell>
          <table:table-cell table:style-name="ce5" table:formula="of:=VLOOKUP([.$A455];[corpusen.$D$1:.$E$1000];2;0)" office:value-type="float" office:value="0">
            <text:p>#N/D</text:p>
          </table:table-cell>
          <table:table-cell table:style-name="ce5" table:formula="of:=VLOOKUP([.$A455];[corpuses.$D$1:.$E$1000];2;0)" office:value-type="float" office:value="226">
            <text:p>226</text:p>
          </table:table-cell>
          <table:table-cell table:style-name="ce5"/>
          <table:table-cell table:formula="of:=IF(ISERROR([.B455]);0;[.B455])" office:value-type="float" office:value="77">
            <text:p>77</text:p>
          </table:table-cell>
          <table:table-cell table:formula="of:=IF(ISERROR([.C455]);0;[.C455])" office:value-type="float" office:value="14462">
            <text:p>14462</text:p>
          </table:table-cell>
          <table:table-cell table:formula="of:=IF(ISERROR([.D455]);0;[.D455])" office:value-type="float" office:value="0">
            <text:p>0</text:p>
          </table:table-cell>
          <table:table-cell table:formula="of:=IF(ISERROR([.E455]);0;[.E455])" office:value-type="float" office:value="226">
            <text:p>226</text:p>
          </table:table-cell>
          <table:table-cell/>
          <table:table-cell table:style-name="ce9" table:formula="of:=[.G455]/[.G$1001]" office:value-type="percentage" office:value="0.000156186612576065">
            <text:p>0,015619%</text:p>
          </table:table-cell>
          <table:table-cell table:style-name="ce9" table:formula="of:=[.H455]/[.H$1001]" office:value-type="percentage" office:value="0.00114358418197396">
            <text:p>0,114358%</text:p>
          </table:table-cell>
          <table:table-cell table:style-name="ce9" table:formula="of:=[.I455]/[.I$1001]" office:value-type="percentage" office:value="0">
            <text:p>0,000000%</text:p>
          </table:table-cell>
          <table:table-cell table:style-name="ce9" table:formula="of:=[.J455]/[.J$1001]" office:value-type="percentage" office:value="0.00000467902751175011">
            <text:p>0,000468%</text:p>
          </table:table-cell>
          <table:table-cell table:style-name="ce10" table:formula="of:=SUMPRODUCT([.B$1:.E$1];[.L455:.O455])" office:value-type="percentage" office:value="0.000391334946618532">
            <text:p>0,039133494661853300%</text:p>
          </table:table-cell>
        </table:table-row>
        <table:table-row table:style-name="ro3">
          <table:table-cell office:value-type="string">
            <text:p>`k</text:p>
          </table:table-cell>
          <table:table-cell table:style-name="ce5" table:formula="of:=VLOOKUP([.$A456];[corpusies.$D$1:.$E$1000];2;0)" office:value-type="float" office:value="0">
            <text:p>#N/D</text:p>
          </table:table-cell>
          <table:table-cell table:style-name="ce5" table:formula="of:=VLOOKUP([.$A456];[corpuscat.$D$1:.$E$1000];2;0)" office:value-type="float" office:value="46">
            <text:p>46</text:p>
          </table:table-cell>
          <table:table-cell table:style-name="ce5" table:formula="of:=VLOOKUP([.$A456];[corpusen.$D$1:.$E$1000];2;0)" office:value-type="float" office:value="0">
            <text:p>#N/D</text:p>
          </table:table-cell>
          <table:table-cell table:style-name="ce5" table:formula="of:=VLOOKUP([.$A456];[corpuses.$D$1:.$E$1000];2;0)" office:value-type="float" office:value="4">
            <text:p>4</text:p>
          </table:table-cell>
          <table:table-cell table:style-name="ce5"/>
          <table:table-cell table:formula="of:=IF(ISERROR([.B456]);0;[.B456])" office:value-type="float" office:value="0">
            <text:p>0</text:p>
          </table:table-cell>
          <table:table-cell table:formula="of:=IF(ISERROR([.C456]);0;[.C456])" office:value-type="float" office:value="46">
            <text:p>46</text:p>
          </table:table-cell>
          <table:table-cell table:formula="of:=IF(ISERROR([.D456]);0;[.D456])" office:value-type="float" office:value="0">
            <text:p>0</text:p>
          </table:table-cell>
          <table:table-cell table:formula="of:=IF(ISERROR([.E456]);0;[.E456])" office:value-type="float" office:value="4">
            <text:p>4</text:p>
          </table:table-cell>
          <table:table-cell/>
          <table:table-cell table:style-name="ce9" table:formula="of:=[.G456]/[.G$1001]" office:value-type="percentage" office:value="0">
            <text:p>0,000000%</text:p>
          </table:table-cell>
          <table:table-cell table:style-name="ce9" table:formula="of:=[.H456]/[.H$1001]" office:value-type="percentage" office:value="0.00000363745487282548">
            <text:p>0,000364%</text:p>
          </table:table-cell>
          <table:table-cell table:style-name="ce9" table:formula="of:=[.I456]/[.I$1001]" office:value-type="percentage" office:value="0">
            <text:p>0,000000%</text:p>
          </table:table-cell>
          <table:table-cell table:style-name="ce9" table:formula="of:=[.J456]/[.J$1001]" office:value-type="percentage" office:value="0.0000000828146462256656">
            <text:p>0,000008%</text:p>
          </table:table-cell>
          <table:table-cell table:style-name="ce10" table:formula="of:=SUMPRODUCT([.B$1:.E$1];[.L456:.O456])" office:value-type="percentage" office:value="0.00000111608085571535">
            <text:p>0,000111608085571535%</text:p>
          </table:table-cell>
        </table:table-row>
        <table:table-row table:style-name="ro3">
          <table:table-cell office:value-type="string">
            <text:p>`j</text:p>
          </table:table-cell>
          <table:table-cell table:style-name="ce5" table:formula="of:=VLOOKUP([.$A457];[corpusies.$D$1:.$E$1000];2;0)" office:value-type="float" office:value="0">
            <text:p>#N/D</text:p>
          </table:table-cell>
          <table:table-cell table:style-name="ce5" table:formula="of:=VLOOKUP([.$A457];[corpuscat.$D$1:.$E$1000];2;0)" office:value-type="float" office:value="805">
            <text:p>805</text:p>
          </table:table-cell>
          <table:table-cell table:style-name="ce5" table:formula="of:=VLOOKUP([.$A457];[corpusen.$D$1:.$E$1000];2;0)" office:value-type="float" office:value="0">
            <text:p>#N/D</text:p>
          </table:table-cell>
          <table:table-cell table:style-name="ce5" table:formula="of:=VLOOKUP([.$A457];[corpuses.$D$1:.$E$1000];2;0)" office:value-type="float" office:value="23">
            <text:p>23</text:p>
          </table:table-cell>
          <table:table-cell table:style-name="ce5"/>
          <table:table-cell table:formula="of:=IF(ISERROR([.B457]);0;[.B457])" office:value-type="float" office:value="0">
            <text:p>0</text:p>
          </table:table-cell>
          <table:table-cell table:formula="of:=IF(ISERROR([.C457]);0;[.C457])" office:value-type="float" office:value="805">
            <text:p>805</text:p>
          </table:table-cell>
          <table:table-cell table:formula="of:=IF(ISERROR([.D457]);0;[.D457])" office:value-type="float" office:value="0">
            <text:p>0</text:p>
          </table:table-cell>
          <table:table-cell table:formula="of:=IF(ISERROR([.E457]);0;[.E457])" office:value-type="float" office:value="23">
            <text:p>23</text:p>
          </table:table-cell>
          <table:table-cell/>
          <table:table-cell table:style-name="ce9" table:formula="of:=[.G457]/[.G$1001]" office:value-type="percentage" office:value="0">
            <text:p>0,000000%</text:p>
          </table:table-cell>
          <table:table-cell table:style-name="ce9" table:formula="of:=[.H457]/[.H$1001]" office:value-type="percentage" office:value="0.000063655460274446">
            <text:p>0,006366%</text:p>
          </table:table-cell>
          <table:table-cell table:style-name="ce9" table:formula="of:=[.I457]/[.I$1001]" office:value-type="percentage" office:value="0">
            <text:p>0,000000%</text:p>
          </table:table-cell>
          <table:table-cell table:style-name="ce9" table:formula="of:=[.J457]/[.J$1001]" office:value-type="percentage" office:value="0.000000476184215797577">
            <text:p>0,000048%</text:p>
          </table:table-cell>
          <table:table-cell table:style-name="ce10" table:formula="of:=SUMPRODUCT([.B$1:.E$1];[.L457:.O457])" office:value-type="percentage" office:value="0.0000192394933470731">
            <text:p>0,001923949334707310%</text:p>
          </table:table-cell>
        </table:table-row>
        <table:table-row table:style-name="ro1">
          <table:table-cell office:value-type="string">
            <text:p>`i</text:p>
          </table:table-cell>
          <table:table-cell table:style-name="ce5" table:formula="of:=VLOOKUP([.$A458];[corpusies.$D$1:.$E$1000];2;0)" office:value-type="float" office:value="29">
            <text:p>29</text:p>
          </table:table-cell>
          <table:table-cell table:style-name="ce5" table:formula="of:=VLOOKUP([.$A458];[corpuscat.$D$1:.$E$1000];2;0)" office:value-type="float" office:value="7652">
            <text:p>7652</text:p>
          </table:table-cell>
          <table:table-cell table:style-name="ce5" table:formula="of:=VLOOKUP([.$A458];[corpusen.$D$1:.$E$1000];2;0)" office:value-type="float" office:value="0">
            <text:p>#N/D</text:p>
          </table:table-cell>
          <table:table-cell table:style-name="ce5" table:formula="of:=VLOOKUP([.$A458];[corpuses.$D$1:.$E$1000];2;0)" office:value-type="float" office:value="546">
            <text:p>546</text:p>
          </table:table-cell>
          <table:table-cell table:style-name="ce5"/>
          <table:table-cell table:formula="of:=IF(ISERROR([.B458]);0;[.B458])" office:value-type="float" office:value="29">
            <text:p>29</text:p>
          </table:table-cell>
          <table:table-cell table:formula="of:=IF(ISERROR([.C458]);0;[.C458])" office:value-type="float" office:value="7652">
            <text:p>7652</text:p>
          </table:table-cell>
          <table:table-cell table:formula="of:=IF(ISERROR([.D458]);0;[.D458])" office:value-type="float" office:value="0">
            <text:p>0</text:p>
          </table:table-cell>
          <table:table-cell table:formula="of:=IF(ISERROR([.E458]);0;[.E458])" office:value-type="float" office:value="546">
            <text:p>546</text:p>
          </table:table-cell>
          <table:table-cell/>
          <table:table-cell table:style-name="ce9" table:formula="of:=[.G458]/[.G$1001]" office:value-type="percentage" office:value="0.0000588235294117647">
            <text:p>0,005882%</text:p>
          </table:table-cell>
          <table:table-cell table:style-name="ce9" table:formula="of:=[.H458]/[.H$1001]" office:value-type="percentage" office:value="0.000605082710583926">
            <text:p>0,060508%</text:p>
          </table:table-cell>
          <table:table-cell table:style-name="ce9" table:formula="of:=[.I458]/[.I$1001]" office:value-type="percentage" office:value="0">
            <text:p>0,000000%</text:p>
          </table:table-cell>
          <table:table-cell table:style-name="ce9" table:formula="of:=[.J458]/[.J$1001]" office:value-type="percentage" office:value="0.0000113041992098033">
            <text:p>0,001130%</text:p>
          </table:table-cell>
          <table:table-cell table:style-name="ce10" table:formula="of:=SUMPRODUCT([.B$1:.E$1];[.L458:.O458])" office:value-type="percentage" office:value="0.000202563131761648">
            <text:p>0,020256313176164800%</text:p>
          </table:table-cell>
        </table:table-row>
        <table:table-row table:style-name="ro1">
          <table:table-cell office:value-type="string">
            <text:p>`h</text:p>
          </table:table-cell>
          <table:table-cell table:style-name="ce5" table:formula="of:=VLOOKUP([.$A459];[corpusies.$D$1:.$E$1000];2;0)" office:value-type="float" office:value="6">
            <text:p>6</text:p>
          </table:table-cell>
          <table:table-cell table:style-name="ce5" table:formula="of:=VLOOKUP([.$A459];[corpuscat.$D$1:.$E$1000];2;0)" office:value-type="float" office:value="1011">
            <text:p>1011</text:p>
          </table:table-cell>
          <table:table-cell table:style-name="ce5" table:formula="of:=VLOOKUP([.$A459];[corpusen.$D$1:.$E$1000];2;0)" office:value-type="float" office:value="0">
            <text:p>#N/D</text:p>
          </table:table-cell>
          <table:table-cell table:style-name="ce5" table:formula="of:=VLOOKUP([.$A459];[corpuses.$D$1:.$E$1000];2;0)" office:value-type="float" office:value="153">
            <text:p>153</text:p>
          </table:table-cell>
          <table:table-cell table:style-name="ce5"/>
          <table:table-cell table:formula="of:=IF(ISERROR([.B459]);0;[.B459])" office:value-type="float" office:value="6">
            <text:p>6</text:p>
          </table:table-cell>
          <table:table-cell table:formula="of:=IF(ISERROR([.C459]);0;[.C459])" office:value-type="float" office:value="1011">
            <text:p>1011</text:p>
          </table:table-cell>
          <table:table-cell table:formula="of:=IF(ISERROR([.D459]);0;[.D459])" office:value-type="float" office:value="0">
            <text:p>0</text:p>
          </table:table-cell>
          <table:table-cell table:formula="of:=IF(ISERROR([.E459]);0;[.E459])" office:value-type="float" office:value="153">
            <text:p>153</text:p>
          </table:table-cell>
          <table:table-cell/>
          <table:table-cell table:style-name="ce9" table:formula="of:=[.G459]/[.G$1001]" office:value-type="percentage" office:value="0.0000121703853955375">
            <text:p>0,001217%</text:p>
          </table:table-cell>
          <table:table-cell table:style-name="ce9" table:formula="of:=[.H459]/[.H$1001]" office:value-type="percentage" office:value="0.0000799449320962297">
            <text:p>0,007994%</text:p>
          </table:table-cell>
          <table:table-cell table:style-name="ce9" table:formula="of:=[.I459]/[.I$1001]" office:value-type="percentage" office:value="0">
            <text:p>0,000000%</text:p>
          </table:table-cell>
          <table:table-cell table:style-name="ce9" table:formula="of:=[.J459]/[.J$1001]" office:value-type="percentage" office:value="0.00000316766021813171">
            <text:p>0,000317%</text:p>
          </table:table-cell>
          <table:table-cell table:style-name="ce10" table:formula="of:=SUMPRODUCT([.B$1:.E$1];[.L459:.O459])" office:value-type="percentage" office:value="0.0000285848933129697">
            <text:p>0,002858489331296970%</text:p>
          </table:table-cell>
        </table:table-row>
        <table:table-row table:style-name="ro1">
          <table:table-cell office:value-type="string">
            <text:p>`g</text:p>
          </table:table-cell>
          <table:table-cell table:style-name="ce5" table:formula="of:=VLOOKUP([.$A460];[corpusies.$D$1:.$E$1000];2;0)" office:value-type="float" office:value="6">
            <text:p>6</text:p>
          </table:table-cell>
          <table:table-cell table:style-name="ce5" table:formula="of:=VLOOKUP([.$A460];[corpuscat.$D$1:.$E$1000];2;0)" office:value-type="float" office:value="3395">
            <text:p>3395</text:p>
          </table:table-cell>
          <table:table-cell table:style-name="ce5" table:formula="of:=VLOOKUP([.$A460];[corpusen.$D$1:.$E$1000];2;0)" office:value-type="float" office:value="0">
            <text:p>#N/D</text:p>
          </table:table-cell>
          <table:table-cell table:style-name="ce5" table:formula="of:=VLOOKUP([.$A460];[corpuses.$D$1:.$E$1000];2;0)" office:value-type="float" office:value="95">
            <text:p>95</text:p>
          </table:table-cell>
          <table:table-cell table:style-name="ce5"/>
          <table:table-cell table:formula="of:=IF(ISERROR([.B460]);0;[.B460])" office:value-type="float" office:value="6">
            <text:p>6</text:p>
          </table:table-cell>
          <table:table-cell table:formula="of:=IF(ISERROR([.C460]);0;[.C460])" office:value-type="float" office:value="3395">
            <text:p>3395</text:p>
          </table:table-cell>
          <table:table-cell table:formula="of:=IF(ISERROR([.D460]);0;[.D460])" office:value-type="float" office:value="0">
            <text:p>0</text:p>
          </table:table-cell>
          <table:table-cell table:formula="of:=IF(ISERROR([.E460]);0;[.E460])" office:value-type="float" office:value="95">
            <text:p>95</text:p>
          </table:table-cell>
          <table:table-cell/>
          <table:table-cell table:style-name="ce9" table:formula="of:=[.G460]/[.G$1001]" office:value-type="percentage" office:value="0.0000121703853955375">
            <text:p>0,001217%</text:p>
          </table:table-cell>
          <table:table-cell table:style-name="ce9" table:formula="of:=[.H460]/[.H$1001]" office:value-type="percentage" office:value="0.000268459984635707">
            <text:p>0,026846%</text:p>
          </table:table-cell>
          <table:table-cell table:style-name="ce9" table:formula="of:=[.I460]/[.I$1001]" office:value-type="percentage" office:value="0">
            <text:p>0,000000%</text:p>
          </table:table-cell>
          <table:table-cell table:style-name="ce9" table:formula="of:=[.J460]/[.J$1001]" office:value-type="percentage" office:value="0.00000196684784785956">
            <text:p>0,000197%</text:p>
          </table:table-cell>
          <table:table-cell table:style-name="ce10" table:formula="of:=SUMPRODUCT([.B$1:.E$1];[.L460:.O460])" office:value-type="percentage" office:value="0.0000847791653637312">
            <text:p>0,008477916536373120%</text:p>
          </table:table-cell>
        </table:table-row>
        <table:table-row table:style-name="ro3">
          <table:table-cell office:value-type="string">
            <text:p>`f</text:p>
          </table:table-cell>
          <table:table-cell table:style-name="ce5" table:formula="of:=VLOOKUP([.$A461];[corpusies.$D$1:.$E$1000];2;0)" office:value-type="float" office:value="50">
            <text:p>50</text:p>
          </table:table-cell>
          <table:table-cell table:style-name="ce5" table:formula="of:=VLOOKUP([.$A461];[corpuscat.$D$1:.$E$1000];2;0)" office:value-type="float" office:value="1890">
            <text:p>1890</text:p>
          </table:table-cell>
          <table:table-cell table:style-name="ce5" table:formula="of:=VLOOKUP([.$A461];[corpusen.$D$1:.$E$1000];2;0)" office:value-type="float" office:value="0">
            <text:p>#N/D</text:p>
          </table:table-cell>
          <table:table-cell table:style-name="ce5" table:formula="of:=VLOOKUP([.$A461];[corpuses.$D$1:.$E$1000];2;0)" office:value-type="float" office:value="28">
            <text:p>28</text:p>
          </table:table-cell>
          <table:table-cell table:style-name="ce5"/>
          <table:table-cell table:formula="of:=IF(ISERROR([.B461]);0;[.B461])" office:value-type="float" office:value="50">
            <text:p>50</text:p>
          </table:table-cell>
          <table:table-cell table:formula="of:=IF(ISERROR([.C461]);0;[.C461])" office:value-type="float" office:value="1890">
            <text:p>1890</text:p>
          </table:table-cell>
          <table:table-cell table:formula="of:=IF(ISERROR([.D461]);0;[.D461])" office:value-type="float" office:value="0">
            <text:p>0</text:p>
          </table:table-cell>
          <table:table-cell table:formula="of:=IF(ISERROR([.E461]);0;[.E461])" office:value-type="float" office:value="28">
            <text:p>28</text:p>
          </table:table-cell>
          <table:table-cell/>
          <table:table-cell table:style-name="ce9" table:formula="of:=[.G461]/[.G$1001]" office:value-type="percentage" office:value="0.000101419878296146">
            <text:p>0,010142%</text:p>
          </table:table-cell>
          <table:table-cell table:style-name="ce9" table:formula="of:=[.H461]/[.H$1001]" office:value-type="percentage" office:value="0.000149451950209569">
            <text:p>0,014945%</text:p>
          </table:table-cell>
          <table:table-cell table:style-name="ce9" table:formula="of:=[.I461]/[.I$1001]" office:value-type="percentage" office:value="0">
            <text:p>0,000000%</text:p>
          </table:table-cell>
          <table:table-cell table:style-name="ce9" table:formula="of:=[.J461]/[.J$1001]" office:value-type="percentage" office:value="0.000000579702523579659">
            <text:p>0,000058%</text:p>
          </table:table-cell>
          <table:table-cell table:style-name="ce10" table:formula="of:=SUMPRODUCT([.B$1:.E$1];[.L461:.O461])" office:value-type="percentage" office:value="0.0000754354593087884">
            <text:p>0,007543545930878840%</text:p>
          </table:table-cell>
        </table:table-row>
        <table:table-row table:style-name="ro1">
          <table:table-cell office:value-type="string">
            <text:p>`e</text:p>
          </table:table-cell>
          <table:table-cell table:style-name="ce5" table:formula="of:=VLOOKUP([.$A462];[corpusies.$D$1:.$E$1000];2;0)" office:value-type="float" office:value="1260">
            <text:p>1260</text:p>
          </table:table-cell>
          <table:table-cell table:style-name="ce5" table:formula="of:=VLOOKUP([.$A462];[corpuscat.$D$1:.$E$1000];2;0)" office:value-type="float" office:value="49692">
            <text:p>49692</text:p>
          </table:table-cell>
          <table:table-cell table:style-name="ce5" table:formula="of:=VLOOKUP([.$A462];[corpusen.$D$1:.$E$1000];2;0)" office:value-type="float" office:value="0">
            <text:p>#N/D</text:p>
          </table:table-cell>
          <table:table-cell table:style-name="ce5" table:formula="of:=VLOOKUP([.$A462];[corpuses.$D$1:.$E$1000];2;0)" office:value-type="float" office:value="1653">
            <text:p>1653</text:p>
          </table:table-cell>
          <table:table-cell table:style-name="ce5"/>
          <table:table-cell table:formula="of:=IF(ISERROR([.B462]);0;[.B462])" office:value-type="float" office:value="1260">
            <text:p>1260</text:p>
          </table:table-cell>
          <table:table-cell table:formula="of:=IF(ISERROR([.C462]);0;[.C462])" office:value-type="float" office:value="49692">
            <text:p>49692</text:p>
          </table:table-cell>
          <table:table-cell table:formula="of:=IF(ISERROR([.D462]);0;[.D462])" office:value-type="float" office:value="0">
            <text:p>0</text:p>
          </table:table-cell>
          <table:table-cell table:formula="of:=IF(ISERROR([.E462]);0;[.E462])" office:value-type="float" office:value="1653">
            <text:p>1653</text:p>
          </table:table-cell>
          <table:table-cell/>
          <table:table-cell table:style-name="ce9" table:formula="of:=[.G462]/[.G$1001]" office:value-type="percentage" office:value="0.00255578093306288">
            <text:p>0,255578%</text:p>
          </table:table-cell>
          <table:table-cell table:style-name="ce9" table:formula="of:=[.H462]/[.H$1001]" office:value-type="percentage" office:value="0.00392940016392269">
            <text:p>0,392940%</text:p>
          </table:table-cell>
          <table:table-cell table:style-name="ce9" table:formula="of:=[.I462]/[.I$1001]" office:value-type="percentage" office:value="0">
            <text:p>0,000000%</text:p>
          </table:table-cell>
          <table:table-cell table:style-name="ce9" table:formula="of:=[.J462]/[.J$1001]" office:value-type="percentage" office:value="0.0000342231525527563">
            <text:p>0,003422%</text:p>
          </table:table-cell>
          <table:table-cell table:style-name="ce10" table:formula="of:=SUMPRODUCT([.B$1:.E$1];[.L462:.O462])" office:value-type="percentage" office:value="0.0019558212748615">
            <text:p>0,195582127486150000%</text:p>
          </table:table-cell>
        </table:table-row>
        <table:table-row table:style-name="ro3">
          <table:table-cell office:value-type="string">
            <text:p>`d</text:p>
          </table:table-cell>
          <table:table-cell table:style-name="ce5" table:formula="of:=VLOOKUP([.$A463];[corpusies.$D$1:.$E$1000];2;0)" office:value-type="float" office:value="57">
            <text:p>57</text:p>
          </table:table-cell>
          <table:table-cell table:style-name="ce5" table:formula="of:=VLOOKUP([.$A463];[corpuscat.$D$1:.$E$1000];2;0)" office:value-type="float" office:value="5774">
            <text:p>5774</text:p>
          </table:table-cell>
          <table:table-cell table:style-name="ce5" table:formula="of:=VLOOKUP([.$A463];[corpusen.$D$1:.$E$1000];2;0)" office:value-type="float" office:value="0">
            <text:p>#N/D</text:p>
          </table:table-cell>
          <table:table-cell table:style-name="ce5" table:formula="of:=VLOOKUP([.$A463];[corpuses.$D$1:.$E$1000];2;0)" office:value-type="float" office:value="98">
            <text:p>98</text:p>
          </table:table-cell>
          <table:table-cell table:style-name="ce5"/>
          <table:table-cell table:formula="of:=IF(ISERROR([.B463]);0;[.B463])" office:value-type="float" office:value="57">
            <text:p>57</text:p>
          </table:table-cell>
          <table:table-cell table:formula="of:=IF(ISERROR([.C463]);0;[.C463])" office:value-type="float" office:value="5774">
            <text:p>5774</text:p>
          </table:table-cell>
          <table:table-cell table:formula="of:=IF(ISERROR([.D463]);0;[.D463])" office:value-type="float" office:value="0">
            <text:p>0</text:p>
          </table:table-cell>
          <table:table-cell table:formula="of:=IF(ISERROR([.E463]);0;[.E463])" office:value-type="float" office:value="98">
            <text:p>98</text:p>
          </table:table-cell>
          <table:table-cell/>
          <table:table-cell table:style-name="ce9" table:formula="of:=[.G463]/[.G$1001]" office:value-type="percentage" office:value="0.000115618661257607">
            <text:p>0,011562%</text:p>
          </table:table-cell>
          <table:table-cell table:style-name="ce9" table:formula="of:=[.H463]/[.H$1001]" office:value-type="percentage" office:value="0.000456579661645529">
            <text:p>0,045658%</text:p>
          </table:table-cell>
          <table:table-cell table:style-name="ce9" table:formula="of:=[.I463]/[.I$1001]" office:value-type="percentage" office:value="0">
            <text:p>0,000000%</text:p>
          </table:table-cell>
          <table:table-cell table:style-name="ce9" table:formula="of:=[.J463]/[.J$1001]" office:value-type="percentage" office:value="0.00000202895883252881">
            <text:p>0,000203%</text:p>
          </table:table-cell>
          <table:table-cell table:style-name="ce10" table:formula="of:=SUMPRODUCT([.B$1:.E$1];[.L463:.O463])" office:value-type="percentage" office:value="0.000172268184520699">
            <text:p>0,017226818452069900%</text:p>
          </table:table-cell>
        </table:table-row>
        <table:table-row table:style-name="ro3">
          <table:table-cell office:value-type="string">
            <text:p>`ç</text:p>
          </table:table-cell>
          <table:table-cell table:style-name="ce5" table:formula="of:=VLOOKUP([.$A464];[corpusies.$D$1:.$E$1000];2;0)" office:value-type="float" office:value="1">
            <text:p>1</text:p>
          </table:table-cell>
          <table:table-cell table:style-name="ce5" table:formula="of:=VLOOKUP([.$A464];[corpuscat.$D$1:.$E$1000];2;0)" office:value-type="float" office:value="546">
            <text:p>546</text:p>
          </table:table-cell>
          <table:table-cell table:style-name="ce5" table:formula="of:=VLOOKUP([.$A464];[corpusen.$D$1:.$E$1000];2;0)" office:value-type="float" office:value="0">
            <text:p>#N/D</text:p>
          </table:table-cell>
          <table:table-cell table:style-name="ce5" table:formula="of:=VLOOKUP([.$A464];[corpuses.$D$1:.$E$1000];2;0)" office:value-type="float" office:value="4">
            <text:p>4</text:p>
          </table:table-cell>
          <table:table-cell table:style-name="ce5"/>
          <table:table-cell table:formula="of:=IF(ISERROR([.B464]);0;[.B464])" office:value-type="float" office:value="1">
            <text:p>1</text:p>
          </table:table-cell>
          <table:table-cell table:formula="of:=IF(ISERROR([.C464]);0;[.C464])" office:value-type="float" office:value="546">
            <text:p>546</text:p>
          </table:table-cell>
          <table:table-cell table:formula="of:=IF(ISERROR([.D464]);0;[.D464])" office:value-type="float" office:value="0">
            <text:p>0</text:p>
          </table:table-cell>
          <table:table-cell table:formula="of:=IF(ISERROR([.E464]);0;[.E464])" office:value-type="float" office:value="4">
            <text:p>4</text:p>
          </table:table-cell>
          <table:table-cell/>
          <table:table-cell table:style-name="ce9" table:formula="of:=[.G464]/[.G$1001]" office:value-type="percentage" office:value="0.00000202839756592292">
            <text:p>0,000203%</text:p>
          </table:table-cell>
          <table:table-cell table:style-name="ce9" table:formula="of:=[.H464]/[.H$1001]" office:value-type="percentage" office:value="0.0000431750078383199">
            <text:p>0,004318%</text:p>
          </table:table-cell>
          <table:table-cell table:style-name="ce9" table:formula="of:=[.I464]/[.I$1001]" office:value-type="percentage" office:value="0">
            <text:p>0,000000%</text:p>
          </table:table-cell>
          <table:table-cell table:style-name="ce9" table:formula="of:=[.J464]/[.J$1001]" office:value-type="percentage" office:value="0.0000000828146462256656">
            <text:p>0,000008%</text:p>
          </table:table-cell>
          <table:table-cell table:style-name="ce10" table:formula="of:=SUMPRODUCT([.B$1:.E$1];[.L464:.O464])" office:value-type="percentage" office:value="0.0000135858660151405">
            <text:p>0,001358586601514050%</text:p>
          </table:table-cell>
        </table:table-row>
        <table:table-row table:style-name="ro3">
          <table:table-cell office:value-type="string">
            <text:p>`c</text:p>
          </table:table-cell>
          <table:table-cell table:style-name="ce5" table:formula="of:=VLOOKUP([.$A465];[corpusies.$D$1:.$E$1000];2;0)" office:value-type="float" office:value="118">
            <text:p>118</text:p>
          </table:table-cell>
          <table:table-cell table:style-name="ce5" table:formula="of:=VLOOKUP([.$A465];[corpuscat.$D$1:.$E$1000];2;0)" office:value-type="float" office:value="9063">
            <text:p>9063</text:p>
          </table:table-cell>
          <table:table-cell table:style-name="ce5" table:formula="of:=VLOOKUP([.$A465];[corpusen.$D$1:.$E$1000];2;0)" office:value-type="float" office:value="0">
            <text:p>#N/D</text:p>
          </table:table-cell>
          <table:table-cell table:style-name="ce5" table:formula="of:=VLOOKUP([.$A465];[corpuses.$D$1:.$E$1000];2;0)" office:value-type="float" office:value="51">
            <text:p>51</text:p>
          </table:table-cell>
          <table:table-cell table:style-name="ce5"/>
          <table:table-cell table:formula="of:=IF(ISERROR([.B465]);0;[.B465])" office:value-type="float" office:value="118">
            <text:p>118</text:p>
          </table:table-cell>
          <table:table-cell table:formula="of:=IF(ISERROR([.C465]);0;[.C465])" office:value-type="float" office:value="9063">
            <text:p>9063</text:p>
          </table:table-cell>
          <table:table-cell table:formula="of:=IF(ISERROR([.D465]);0;[.D465])" office:value-type="float" office:value="0">
            <text:p>0</text:p>
          </table:table-cell>
          <table:table-cell table:formula="of:=IF(ISERROR([.E465]);0;[.E465])" office:value-type="float" office:value="51">
            <text:p>51</text:p>
          </table:table-cell>
          <table:table-cell/>
          <table:table-cell table:style-name="ce9" table:formula="of:=[.G465]/[.G$1001]" office:value-type="percentage" office:value="0.000239350912778905">
            <text:p>0,023935%</text:p>
          </table:table-cell>
          <table:table-cell table:style-name="ce9" table:formula="of:=[.H465]/[.H$1001]" office:value-type="percentage" office:value="0.000716657685052551">
            <text:p>0,071666%</text:p>
          </table:table-cell>
          <table:table-cell table:style-name="ce9" table:formula="of:=[.I465]/[.I$1001]" office:value-type="percentage" office:value="0">
            <text:p>0,000000%</text:p>
          </table:table-cell>
          <table:table-cell table:style-name="ce9" table:formula="of:=[.J465]/[.J$1001]" office:value-type="percentage" office:value="0.00000105588673937724">
            <text:p>0,000106%</text:p>
          </table:table-cell>
          <table:table-cell table:style-name="ce10" table:formula="of:=SUMPRODUCT([.B$1:.E$1];[.L465:.O465])" office:value-type="percentage" office:value="0.00028711934537125">
            <text:p>0,028711934537125000%</text:p>
          </table:table-cell>
        </table:table-row>
        <table:table-row table:style-name="ro3">
          <table:table-cell office:value-type="string">
            <text:p>`b</text:p>
          </table:table-cell>
          <table:table-cell table:style-name="ce5" table:formula="of:=VLOOKUP([.$A466];[corpusies.$D$1:.$E$1000];2;0)" office:value-type="float" office:value="97">
            <text:p>97</text:p>
          </table:table-cell>
          <table:table-cell table:style-name="ce5" table:formula="of:=VLOOKUP([.$A466];[corpuscat.$D$1:.$E$1000];2;0)" office:value-type="float" office:value="3072">
            <text:p>3072</text:p>
          </table:table-cell>
          <table:table-cell table:style-name="ce5" table:formula="of:=VLOOKUP([.$A466];[corpusen.$D$1:.$E$1000];2;0)" office:value-type="float" office:value="0">
            <text:p>#N/D</text:p>
          </table:table-cell>
          <table:table-cell table:style-name="ce5" table:formula="of:=VLOOKUP([.$A466];[corpuses.$D$1:.$E$1000];2;0)" office:value-type="float" office:value="43">
            <text:p>43</text:p>
          </table:table-cell>
          <table:table-cell table:style-name="ce5"/>
          <table:table-cell table:formula="of:=IF(ISERROR([.B466]);0;[.B466])" office:value-type="float" office:value="97">
            <text:p>97</text:p>
          </table:table-cell>
          <table:table-cell table:formula="of:=IF(ISERROR([.C466]);0;[.C466])" office:value-type="float" office:value="3072">
            <text:p>3072</text:p>
          </table:table-cell>
          <table:table-cell table:formula="of:=IF(ISERROR([.D466]);0;[.D466])" office:value-type="float" office:value="0">
            <text:p>0</text:p>
          </table:table-cell>
          <table:table-cell table:formula="of:=IF(ISERROR([.E466]);0;[.E466])" office:value-type="float" office:value="43">
            <text:p>43</text:p>
          </table:table-cell>
          <table:table-cell/>
          <table:table-cell table:style-name="ce9" table:formula="of:=[.G466]/[.G$1001]" office:value-type="percentage" office:value="0.000196754563894523">
            <text:p>0,019675%</text:p>
          </table:table-cell>
          <table:table-cell table:style-name="ce9" table:formula="of:=[.H466]/[.H$1001]" office:value-type="percentage" office:value="0.000242918725419998">
            <text:p>0,024292%</text:p>
          </table:table-cell>
          <table:table-cell table:style-name="ce9" table:formula="of:=[.I466]/[.I$1001]" office:value-type="percentage" office:value="0">
            <text:p>0,000000%</text:p>
          </table:table-cell>
          <table:table-cell table:style-name="ce9" table:formula="of:=[.J466]/[.J$1001]" office:value-type="percentage" office:value="0.000000890257446925905">
            <text:p>0,000089%</text:p>
          </table:table-cell>
          <table:table-cell table:style-name="ce10" table:formula="of:=SUMPRODUCT([.B$1:.E$1];[.L466:.O466])" office:value-type="percentage" office:value="0.000132169064028434">
            <text:p>0,013216906402843400%</text:p>
          </table:table-cell>
        </table:table-row>
        <table:table-row table:style-name="ro1">
          <table:table-cell office:value-type="string">
            <text:p>`a</text:p>
          </table:table-cell>
          <table:table-cell table:style-name="ce5" table:formula="of:=VLOOKUP([.$A467];[corpusies.$D$1:.$E$1000];2;0)" office:value-type="float" office:value="2353">
            <text:p>2353</text:p>
          </table:table-cell>
          <table:table-cell table:style-name="ce5" table:formula="of:=VLOOKUP([.$A467];[corpuscat.$D$1:.$E$1000];2;0)" office:value-type="float" office:value="67755">
            <text:p>67755</text:p>
          </table:table-cell>
          <table:table-cell table:style-name="ce5" table:formula="of:=VLOOKUP([.$A467];[corpusen.$D$1:.$E$1000];2;0)" office:value-type="float" office:value="0">
            <text:p>#N/D</text:p>
          </table:table-cell>
          <table:table-cell table:style-name="ce5" table:formula="of:=VLOOKUP([.$A467];[corpuses.$D$1:.$E$1000];2;0)" office:value-type="float" office:value="955">
            <text:p>955</text:p>
          </table:table-cell>
          <table:table-cell table:style-name="ce5"/>
          <table:table-cell table:formula="of:=IF(ISERROR([.B467]);0;[.B467])" office:value-type="float" office:value="2353">
            <text:p>2353</text:p>
          </table:table-cell>
          <table:table-cell table:formula="of:=IF(ISERROR([.C467]);0;[.C467])" office:value-type="float" office:value="67755">
            <text:p>67755</text:p>
          </table:table-cell>
          <table:table-cell table:formula="of:=IF(ISERROR([.D467]);0;[.D467])" office:value-type="float" office:value="0">
            <text:p>0</text:p>
          </table:table-cell>
          <table:table-cell table:formula="of:=IF(ISERROR([.E467]);0;[.E467])" office:value-type="float" office:value="955">
            <text:p>955</text:p>
          </table:table-cell>
          <table:table-cell/>
          <table:table-cell table:style-name="ce9" table:formula="of:=[.G467]/[.G$1001]" office:value-type="percentage" office:value="0.00477281947261663">
            <text:p>0,477282%</text:p>
          </table:table-cell>
          <table:table-cell table:style-name="ce9" table:formula="of:=[.H467]/[.H$1001]" office:value-type="percentage" office:value="0.00535773380235414">
            <text:p>0,535773%</text:p>
          </table:table-cell>
          <table:table-cell table:style-name="ce9" table:formula="of:=[.I467]/[.I$1001]" office:value-type="percentage" office:value="0">
            <text:p>0,000000%</text:p>
          </table:table-cell>
          <table:table-cell table:style-name="ce9" table:formula="of:=[.J467]/[.J$1001]" office:value-type="percentage" office:value="0.0000197719967863777">
            <text:p>0,001977%</text:p>
          </table:table-cell>
          <table:table-cell table:style-name="ce10" table:formula="of:=SUMPRODUCT([.B$1:.E$1];[.L467:.O467])" office:value-type="percentage" office:value="0.00304509758152715">
            <text:p>0,304509758152715000%</text:p>
          </table:table-cell>
        </table:table-row>
        <table:table-row table:style-name="ro3">
          <table:table-cell office:value-type="string">
            <text:p>.&lt;</text:p>
          </table:table-cell>
          <table:table-cell table:style-name="ce5" table:formula="of:=VLOOKUP([.$A468];[corpusies.$D$1:.$E$1000];2;0)" office:value-type="float" office:value="3">
            <text:p>3</text:p>
          </table:table-cell>
          <table:table-cell table:style-name="ce5" table:formula="of:=VLOOKUP([.$A468];[corpuscat.$D$1:.$E$1000];2;0)" office:value-type="float" office:value="0">
            <text:p>#N/D</text:p>
          </table:table-cell>
          <table:table-cell table:style-name="ce5" table:formula="of:=VLOOKUP([.$A468];[corpusen.$D$1:.$E$1000];2;0)" office:value-type="float" office:value="0">
            <text:p>#N/D</text:p>
          </table:table-cell>
          <table:table-cell table:style-name="ce5" table:formula="of:=VLOOKUP([.$A468];[corpuses.$D$1:.$E$1000];2;0)" office:value-type="float" office:value="11">
            <text:p>11</text:p>
          </table:table-cell>
          <table:table-cell table:style-name="ce5"/>
          <table:table-cell table:formula="of:=IF(ISERROR([.B468]);0;[.B468])" office:value-type="float" office:value="3">
            <text:p>3</text:p>
          </table:table-cell>
          <table:table-cell table:formula="of:=IF(ISERROR([.C468]);0;[.C468])" office:value-type="float" office:value="0">
            <text:p>0</text:p>
          </table:table-cell>
          <table:table-cell table:formula="of:=IF(ISERROR([.D468]);0;[.D468])" office:value-type="float" office:value="0">
            <text:p>0</text:p>
          </table:table-cell>
          <table:table-cell table:formula="of:=IF(ISERROR([.E468]);0;[.E468])" office:value-type="float" office:value="11">
            <text:p>11</text:p>
          </table:table-cell>
          <table:table-cell/>
          <table:table-cell table:style-name="ce9" table:formula="of:=[.G468]/[.G$1001]" office:value-type="percentage" office:value="0.00000608519269776876">
            <text:p>0,000609%</text:p>
          </table:table-cell>
          <table:table-cell table:style-name="ce9" table:formula="of:=[.H468]/[.H$1001]" office:value-type="percentage" office:value="0">
            <text:p>0,000000%</text:p>
          </table:table-cell>
          <table:table-cell table:style-name="ce9" table:formula="of:=[.I468]/[.I$1001]" office:value-type="percentage" office:value="0">
            <text:p>0,000000%</text:p>
          </table:table-cell>
          <table:table-cell table:style-name="ce9" table:formula="of:=[.J468]/[.J$1001]" office:value-type="percentage" office:value="0.00000022774027712058">
            <text:p>0,000023%</text:p>
          </table:table-cell>
          <table:table-cell table:style-name="ce10" table:formula="of:=SUMPRODUCT([.B$1:.E$1];[.L468:.O468])" office:value-type="percentage" office:value="0.0000018938798924668">
            <text:p>0,000189387989246680%</text:p>
          </table:table-cell>
        </table:table-row>
        <table:table-row table:style-name="ro3">
          <table:table-cell office:value-type="string">
            <text:p>.`</text:p>
          </table:table-cell>
          <table:table-cell table:style-name="ce5" table:formula="of:=VLOOKUP([.$A469];[corpusies.$D$1:.$E$1000];2;0)" office:value-type="float" office:value="0">
            <text:p>#N/D</text:p>
          </table:table-cell>
          <table:table-cell table:style-name="ce5" table:formula="of:=VLOOKUP([.$A469];[corpuscat.$D$1:.$E$1000];2;0)" office:value-type="float" office:value="175">
            <text:p>175</text:p>
          </table:table-cell>
          <table:table-cell table:style-name="ce5" table:formula="of:=VLOOKUP([.$A469];[corpusen.$D$1:.$E$1000];2;0)" office:value-type="float" office:value="0">
            <text:p>#N/D</text:p>
          </table:table-cell>
          <table:table-cell table:style-name="ce5" table:formula="of:=VLOOKUP([.$A469];[corpuses.$D$1:.$E$1000];2;0)" office:value-type="float" office:value="18">
            <text:p>18</text:p>
          </table:table-cell>
          <table:table-cell table:style-name="ce5"/>
          <table:table-cell table:formula="of:=IF(ISERROR([.B469]);0;[.B469])" office:value-type="float" office:value="0">
            <text:p>0</text:p>
          </table:table-cell>
          <table:table-cell table:formula="of:=IF(ISERROR([.C469]);0;[.C469])" office:value-type="float" office:value="175">
            <text:p>175</text:p>
          </table:table-cell>
          <table:table-cell table:formula="of:=IF(ISERROR([.D469]);0;[.D469])" office:value-type="float" office:value="0">
            <text:p>0</text:p>
          </table:table-cell>
          <table:table-cell table:formula="of:=IF(ISERROR([.E469]);0;[.E469])" office:value-type="float" office:value="18">
            <text:p>18</text:p>
          </table:table-cell>
          <table:table-cell/>
          <table:table-cell table:style-name="ce9" table:formula="of:=[.G469]/[.G$1001]" office:value-type="percentage" office:value="0">
            <text:p>0,000000%</text:p>
          </table:table-cell>
          <table:table-cell table:style-name="ce9" table:formula="of:=[.H469]/[.H$1001]" office:value-type="percentage" office:value="0.000013838143537923">
            <text:p>0,001384%</text:p>
          </table:table-cell>
          <table:table-cell table:style-name="ce9" table:formula="of:=[.I469]/[.I$1001]" office:value-type="percentage" office:value="0">
            <text:p>0,000000%</text:p>
          </table:table-cell>
          <table:table-cell table:style-name="ce9" table:formula="of:=[.J469]/[.J$1001]" office:value-type="percentage" office:value="0.000000372665908015495">
            <text:p>0,000037%</text:p>
          </table:table-cell>
          <table:table-cell table:style-name="ce10" table:formula="of:=SUMPRODUCT([.B$1:.E$1];[.L469:.O469])" office:value-type="percentage" office:value="0.00000426324283378156">
            <text:p>0,000426324283378156%</text:p>
          </table:table-cell>
        </table:table-row>
        <table:table-row table:style-name="ro3">
          <table:table-cell office:value-type="string">
            <text:p>,z</text:p>
          </table:table-cell>
          <table:table-cell table:style-name="ce5" table:formula="of:=VLOOKUP([.$A470];[corpusies.$D$1:.$E$1000];2;0)" office:value-type="float" office:value="8">
            <text:p>8</text:p>
          </table:table-cell>
          <table:table-cell table:style-name="ce5" table:formula="of:=VLOOKUP([.$A470];[corpuscat.$D$1:.$E$1000];2;0)" office:value-type="float" office:value="674">
            <text:p>674</text:p>
          </table:table-cell>
          <table:table-cell table:style-name="ce5" table:formula="of:=VLOOKUP([.$A470];[corpusen.$D$1:.$E$1000];2;0)" office:value-type="float" office:value="84">
            <text:p>84</text:p>
          </table:table-cell>
          <table:table-cell table:style-name="ce5" table:formula="of:=VLOOKUP([.$A470];[corpuses.$D$1:.$E$1000];2;0)" office:value-type="float" office:value="6147">
            <text:p>6147</text:p>
          </table:table-cell>
          <table:table-cell table:style-name="ce5"/>
          <table:table-cell table:formula="of:=IF(ISERROR([.B470]);0;[.B470])" office:value-type="float" office:value="8">
            <text:p>8</text:p>
          </table:table-cell>
          <table:table-cell table:formula="of:=IF(ISERROR([.C470]);0;[.C470])" office:value-type="float" office:value="674">
            <text:p>674</text:p>
          </table:table-cell>
          <table:table-cell table:formula="of:=IF(ISERROR([.D470]);0;[.D470])" office:value-type="float" office:value="84">
            <text:p>84</text:p>
          </table:table-cell>
          <table:table-cell table:formula="of:=IF(ISERROR([.E470]);0;[.E470])" office:value-type="float" office:value="6147">
            <text:p>6147</text:p>
          </table:table-cell>
          <table:table-cell/>
          <table:table-cell table:style-name="ce9" table:formula="of:=[.G470]/[.G$1001]" office:value-type="percentage" office:value="0.0000162271805273834">
            <text:p>0,001623%</text:p>
          </table:table-cell>
          <table:table-cell table:style-name="ce9" table:formula="of:=[.H470]/[.H$1001]" office:value-type="percentage" office:value="0.0000532966213974864">
            <text:p>0,005330%</text:p>
          </table:table-cell>
          <table:table-cell table:style-name="ce9" table:formula="of:=[.I470]/[.I$1001]" office:value-type="percentage" office:value="0.0000125957936347157">
            <text:p>0,001260%</text:p>
          </table:table-cell>
          <table:table-cell table:style-name="ce9" table:formula="of:=[.J470]/[.J$1001]" office:value-type="percentage" office:value="0.000127265407587292">
            <text:p>0,012727%</text:p>
          </table:table-cell>
          <table:table-cell table:style-name="ce10" table:formula="of:=SUMPRODUCT([.B$1:.E$1];[.L470:.O470])" office:value-type="percentage" office:value="0.00006029634221712">
            <text:p>0,006029634221712000%</text:p>
          </table:table-cell>
        </table:table-row>
        <table:table-row table:style-name="ro3">
          <table:table-cell office:value-type="string">
            <text:p>,y</text:p>
          </table:table-cell>
          <table:table-cell table:style-name="ce5" table:formula="of:=VLOOKUP([.$A471];[corpusies.$D$1:.$E$1000];2;0)" office:value-type="float" office:value="41">
            <text:p>41</text:p>
          </table:table-cell>
          <table:table-cell table:style-name="ce5" table:formula="of:=VLOOKUP([.$A471];[corpuscat.$D$1:.$E$1000];2;0)" office:value-type="float" office:value="1783">
            <text:p>1783</text:p>
          </table:table-cell>
          <table:table-cell table:style-name="ce5" table:formula="of:=VLOOKUP([.$A471];[corpusen.$D$1:.$E$1000];2;0)" office:value-type="float" office:value="11608">
            <text:p>11608</text:p>
          </table:table-cell>
          <table:table-cell table:style-name="ce5" table:formula="of:=VLOOKUP([.$A471];[corpuses.$D$1:.$E$1000];2;0)" office:value-type="float" office:value="10928">
            <text:p>10928</text:p>
          </table:table-cell>
          <table:table-cell table:style-name="ce5"/>
          <table:table-cell table:formula="of:=IF(ISERROR([.B471]);0;[.B471])" office:value-type="float" office:value="41">
            <text:p>41</text:p>
          </table:table-cell>
          <table:table-cell table:formula="of:=IF(ISERROR([.C471]);0;[.C471])" office:value-type="float" office:value="1783">
            <text:p>1783</text:p>
          </table:table-cell>
          <table:table-cell table:formula="of:=IF(ISERROR([.D471]);0;[.D471])" office:value-type="float" office:value="11608">
            <text:p>11608</text:p>
          </table:table-cell>
          <table:table-cell table:formula="of:=IF(ISERROR([.E471]);0;[.E471])" office:value-type="float" office:value="10928">
            <text:p>10928</text:p>
          </table:table-cell>
          <table:table-cell/>
          <table:table-cell table:style-name="ce9" table:formula="of:=[.G471]/[.G$1001]" office:value-type="percentage" office:value="0.0000831643002028397">
            <text:p>0,008316%</text:p>
          </table:table-cell>
          <table:table-cell table:style-name="ce9" table:formula="of:=[.H471]/[.H$1001]" office:value-type="percentage" office:value="0.000140990913874953">
            <text:p>0,014099%</text:p>
          </table:table-cell>
          <table:table-cell table:style-name="ce9" table:formula="of:=[.I471]/[.I$1001]" office:value-type="percentage" office:value="0.00174061872037833">
            <text:p>0,174062%</text:p>
          </table:table-cell>
          <table:table-cell table:style-name="ce9" table:formula="of:=[.J471]/[.J$1001]" office:value-type="percentage" office:value="0.000226249613488518">
            <text:p>0,022625%</text:p>
          </table:table-cell>
          <table:table-cell table:style-name="ce10" table:formula="of:=SUMPRODUCT([.B$1:.E$1];[.L471:.O471])" office:value-type="percentage" office:value="0.000309183320307726">
            <text:p>0,030918332030772600%</text:p>
          </table:table-cell>
        </table:table-row>
        <table:table-row table:style-name="ro3">
          <table:table-cell office:value-type="string">
            <text:p>,x</text:p>
          </table:table-cell>
          <table:table-cell table:style-name="ce5" table:formula="of:=VLOOKUP([.$A472];[corpusies.$D$1:.$E$1000];2;0)" office:value-type="float" office:value="73">
            <text:p>73</text:p>
          </table:table-cell>
          <table:table-cell table:style-name="ce5" table:formula="of:=VLOOKUP([.$A472];[corpuscat.$D$1:.$E$1000];2;0)" office:value-type="float" office:value="1727">
            <text:p>1727</text:p>
          </table:table-cell>
          <table:table-cell table:style-name="ce5" table:formula="of:=VLOOKUP([.$A472];[corpusen.$D$1:.$E$1000];2;0)" office:value-type="float" office:value="248">
            <text:p>248</text:p>
          </table:table-cell>
          <table:table-cell table:style-name="ce5" table:formula="of:=VLOOKUP([.$A472];[corpuses.$D$1:.$E$1000];2;0)" office:value-type="float" office:value="2212">
            <text:p>2212</text:p>
          </table:table-cell>
          <table:table-cell table:style-name="ce5"/>
          <table:table-cell table:formula="of:=IF(ISERROR([.B472]);0;[.B472])" office:value-type="float" office:value="73">
            <text:p>73</text:p>
          </table:table-cell>
          <table:table-cell table:formula="of:=IF(ISERROR([.C472]);0;[.C472])" office:value-type="float" office:value="1727">
            <text:p>1727</text:p>
          </table:table-cell>
          <table:table-cell table:formula="of:=IF(ISERROR([.D472]);0;[.D472])" office:value-type="float" office:value="248">
            <text:p>248</text:p>
          </table:table-cell>
          <table:table-cell table:formula="of:=IF(ISERROR([.E472]);0;[.E472])" office:value-type="float" office:value="2212">
            <text:p>2212</text:p>
          </table:table-cell>
          <table:table-cell/>
          <table:table-cell table:style-name="ce9" table:formula="of:=[.G472]/[.G$1001]" office:value-type="percentage" office:value="0.000148073022312373">
            <text:p>0,014807%</text:p>
          </table:table-cell>
          <table:table-cell table:style-name="ce9" table:formula="of:=[.H472]/[.H$1001]" office:value-type="percentage" office:value="0.000136562707942818">
            <text:p>0,013656%</text:p>
          </table:table-cell>
          <table:table-cell table:style-name="ce9" table:formula="of:=[.I472]/[.I$1001]" office:value-type="percentage" office:value="0.0000371875812072558">
            <text:p>0,003719%</text:p>
          </table:table-cell>
          <table:table-cell table:style-name="ce9" table:formula="of:=[.J472]/[.J$1001]" office:value-type="percentage" office:value="0.0000457964993627931">
            <text:p>0,004580%</text:p>
          </table:table-cell>
          <table:table-cell table:style-name="ce10" table:formula="of:=SUMPRODUCT([.B$1:.E$1];[.L472:.O472])" office:value-type="percentage" office:value="0.000102848427006121">
            <text:p>0,010284842700612100%</text:p>
          </table:table-cell>
        </table:table-row>
        <table:table-row table:style-name="ro3">
          <table:table-cell office:value-type="string">
            <text:p>,w</text:p>
          </table:table-cell>
          <table:table-cell table:style-name="ce5" table:formula="of:=VLOOKUP([.$A473];[corpusies.$D$1:.$E$1000];2;0)" office:value-type="float" office:value="2">
            <text:p>2</text:p>
          </table:table-cell>
          <table:table-cell table:style-name="ce5" table:formula="of:=VLOOKUP([.$A473];[corpuscat.$D$1:.$E$1000];2;0)" office:value-type="float" office:value="97">
            <text:p>97</text:p>
          </table:table-cell>
          <table:table-cell table:style-name="ce5" table:formula="of:=VLOOKUP([.$A473];[corpusen.$D$1:.$E$1000];2;0)" office:value-type="float" office:value="2695">
            <text:p>2695</text:p>
          </table:table-cell>
          <table:table-cell table:style-name="ce5" table:formula="of:=VLOOKUP([.$A473];[corpuses.$D$1:.$E$1000];2;0)" office:value-type="float" office:value="885">
            <text:p>885</text:p>
          </table:table-cell>
          <table:table-cell table:style-name="ce5"/>
          <table:table-cell table:formula="of:=IF(ISERROR([.B473]);0;[.B473])" office:value-type="float" office:value="2">
            <text:p>2</text:p>
          </table:table-cell>
          <table:table-cell table:formula="of:=IF(ISERROR([.C473]);0;[.C473])" office:value-type="float" office:value="97">
            <text:p>97</text:p>
          </table:table-cell>
          <table:table-cell table:formula="of:=IF(ISERROR([.D473]);0;[.D473])" office:value-type="float" office:value="2695">
            <text:p>2695</text:p>
          </table:table-cell>
          <table:table-cell table:formula="of:=IF(ISERROR([.E473]);0;[.E473])" office:value-type="float" office:value="885">
            <text:p>885</text:p>
          </table:table-cell>
          <table:table-cell/>
          <table:table-cell table:style-name="ce9" table:formula="of:=[.G473]/[.G$1001]" office:value-type="percentage" office:value="0.00000405679513184584">
            <text:p>0,000406%</text:p>
          </table:table-cell>
          <table:table-cell table:style-name="ce9" table:formula="of:=[.H473]/[.H$1001]" office:value-type="percentage" office:value="0.00000767028527530591">
            <text:p>0,000767%</text:p>
          </table:table-cell>
          <table:table-cell table:style-name="ce9" table:formula="of:=[.I473]/[.I$1001]" office:value-type="percentage" office:value="0.000404115045780462">
            <text:p>0,040412%</text:p>
          </table:table-cell>
          <table:table-cell table:style-name="ce9" table:formula="of:=[.J473]/[.J$1001]" office:value-type="percentage" office:value="0.0000183227404774285">
            <text:p>0,001832%</text:p>
          </table:table-cell>
          <table:table-cell table:style-name="ce10" table:formula="of:=SUMPRODUCT([.B$1:.E$1];[.L473:.O473])" office:value-type="percentage" office:value="0.0000494264508434202">
            <text:p>0,004942645084342020%</text:p>
          </table:table-cell>
        </table:table-row>
        <table:table-row table:style-name="ro3">
          <table:table-cell office:value-type="string">
            <text:p>,v</text:p>
          </table:table-cell>
          <table:table-cell table:style-name="ce5" table:formula="of:=VLOOKUP([.$A474];[corpusies.$D$1:.$E$1000];2;0)" office:value-type="float" office:value="4">
            <text:p>4</text:p>
          </table:table-cell>
          <table:table-cell table:style-name="ce5" table:formula="of:=VLOOKUP([.$A474];[corpuscat.$D$1:.$E$1000];2;0)" office:value-type="float" office:value="559">
            <text:p>559</text:p>
          </table:table-cell>
          <table:table-cell table:style-name="ce5" table:formula="of:=VLOOKUP([.$A474];[corpusen.$D$1:.$E$1000];2;0)" office:value-type="float" office:value="1">
            <text:p>1</text:p>
          </table:table-cell>
          <table:table-cell table:style-name="ce5" table:formula="of:=VLOOKUP([.$A474];[corpuses.$D$1:.$E$1000];2;0)" office:value-type="float" office:value="1714">
            <text:p>1714</text:p>
          </table:table-cell>
          <table:table-cell table:style-name="ce5"/>
          <table:table-cell table:formula="of:=IF(ISERROR([.B474]);0;[.B474])" office:value-type="float" office:value="4">
            <text:p>4</text:p>
          </table:table-cell>
          <table:table-cell table:formula="of:=IF(ISERROR([.C474]);0;[.C474])" office:value-type="float" office:value="559">
            <text:p>559</text:p>
          </table:table-cell>
          <table:table-cell table:formula="of:=IF(ISERROR([.D474]);0;[.D474])" office:value-type="float" office:value="1">
            <text:p>1</text:p>
          </table:table-cell>
          <table:table-cell table:formula="of:=IF(ISERROR([.E474]);0;[.E474])" office:value-type="float" office:value="1714">
            <text:p>1714</text:p>
          </table:table-cell>
          <table:table-cell/>
          <table:table-cell table:style-name="ce9" table:formula="of:=[.G474]/[.G$1001]" office:value-type="percentage" office:value="0.00000811359026369168">
            <text:p>0,000811%</text:p>
          </table:table-cell>
          <table:table-cell table:style-name="ce9" table:formula="of:=[.H474]/[.H$1001]" office:value-type="percentage" office:value="0.0000442029842154227">
            <text:p>0,004420%</text:p>
          </table:table-cell>
          <table:table-cell table:style-name="ce9" table:formula="of:=[.I474]/[.I$1001]" office:value-type="percentage" office:value="0.000000149949924222806">
            <text:p>0,000015%</text:p>
          </table:table-cell>
          <table:table-cell table:style-name="ce9" table:formula="of:=[.J474]/[.J$1001]" office:value-type="percentage" office:value="0.0000354860759076977">
            <text:p>0,003549%</text:p>
          </table:table-cell>
          <table:table-cell table:style-name="ce10" table:formula="of:=SUMPRODUCT([.B$1:.E$1];[.L474:.O474])" office:value-type="percentage" office:value="0.0000263557901084659">
            <text:p>0,002635579010846590%</text:p>
          </table:table-cell>
        </table:table-row>
        <table:table-row table:style-name="ro1">
          <table:table-cell office:value-type="string">
            <text:p>,u</text:p>
          </table:table-cell>
          <table:table-cell table:style-name="ce5" table:formula="of:=VLOOKUP([.$A475];[corpusies.$D$1:.$E$1000];2;0)" office:value-type="float" office:value="40">
            <text:p>40</text:p>
          </table:table-cell>
          <table:table-cell table:style-name="ce5" table:formula="of:=VLOOKUP([.$A475];[corpuscat.$D$1:.$E$1000];2;0)" office:value-type="float" office:value="3162">
            <text:p>3162</text:p>
          </table:table-cell>
          <table:table-cell table:style-name="ce5" table:formula="of:=VLOOKUP([.$A475];[corpusen.$D$1:.$E$1000];2;0)" office:value-type="float" office:value="2339">
            <text:p>2339</text:p>
          </table:table-cell>
          <table:table-cell table:style-name="ce5" table:formula="of:=VLOOKUP([.$A475];[corpuses.$D$1:.$E$1000];2;0)" office:value-type="float" office:value="3403">
            <text:p>3403</text:p>
          </table:table-cell>
          <table:table-cell table:style-name="ce5"/>
          <table:table-cell table:formula="of:=IF(ISERROR([.B475]);0;[.B475])" office:value-type="float" office:value="40">
            <text:p>40</text:p>
          </table:table-cell>
          <table:table-cell table:formula="of:=IF(ISERROR([.C475]);0;[.C475])" office:value-type="float" office:value="3162">
            <text:p>3162</text:p>
          </table:table-cell>
          <table:table-cell table:formula="of:=IF(ISERROR([.D475]);0;[.D475])" office:value-type="float" office:value="2339">
            <text:p>2339</text:p>
          </table:table-cell>
          <table:table-cell table:formula="of:=IF(ISERROR([.E475]);0;[.E475])" office:value-type="float" office:value="3403">
            <text:p>3403</text:p>
          </table:table-cell>
          <table:table-cell/>
          <table:table-cell table:style-name="ce9" table:formula="of:=[.G475]/[.G$1001]" office:value-type="percentage" office:value="0.0000811359026369168">
            <text:p>0,008114%</text:p>
          </table:table-cell>
          <table:table-cell table:style-name="ce9" table:formula="of:=[.H475]/[.H$1001]" office:value-type="percentage" office:value="0.000250035484953787">
            <text:p>0,025004%</text:p>
          </table:table-cell>
          <table:table-cell table:style-name="ce9" table:formula="of:=[.I475]/[.I$1001]" office:value-type="percentage" office:value="0.000350732872757143">
            <text:p>0,035073%</text:p>
          </table:table-cell>
          <table:table-cell table:style-name="ce9" table:formula="of:=[.J475]/[.J$1001]" office:value-type="percentage" office:value="0.000070454560276485">
            <text:p>0,007045%</text:p>
          </table:table-cell>
          <table:table-cell table:style-name="ce10" table:formula="of:=SUMPRODUCT([.B$1:.E$1];[.L475:.O475])" office:value-type="percentage" office:value="0.000155561071635871">
            <text:p>0,015556107163587100%</text:p>
          </table:table-cell>
        </table:table-row>
        <table:table-row table:style-name="ro1">
          <table:table-cell office:value-type="string">
            <text:p>,t</text:p>
          </table:table-cell>
          <table:table-cell table:style-name="ce5" table:formula="of:=VLOOKUP([.$A476];[corpusies.$D$1:.$E$1000];2;0)" office:value-type="float" office:value="589">
            <text:p>589</text:p>
          </table:table-cell>
          <table:table-cell table:style-name="ce5" table:formula="of:=VLOOKUP([.$A476];[corpuscat.$D$1:.$E$1000];2;0)" office:value-type="float" office:value="15871">
            <text:p>15871</text:p>
          </table:table-cell>
          <table:table-cell table:style-name="ce5" table:formula="of:=VLOOKUP([.$A476];[corpusen.$D$1:.$E$1000];2;0)" office:value-type="float" office:value="16702">
            <text:p>16702</text:p>
          </table:table-cell>
          <table:table-cell table:style-name="ce5" table:formula="of:=VLOOKUP([.$A476];[corpuses.$D$1:.$E$1000];2;0)" office:value-type="float" office:value="7394">
            <text:p>7394</text:p>
          </table:table-cell>
          <table:table-cell table:style-name="ce5"/>
          <table:table-cell table:formula="of:=IF(ISERROR([.B476]);0;[.B476])" office:value-type="float" office:value="589">
            <text:p>589</text:p>
          </table:table-cell>
          <table:table-cell table:formula="of:=IF(ISERROR([.C476]);0;[.C476])" office:value-type="float" office:value="15871">
            <text:p>15871</text:p>
          </table:table-cell>
          <table:table-cell table:formula="of:=IF(ISERROR([.D476]);0;[.D476])" office:value-type="float" office:value="16702">
            <text:p>16702</text:p>
          </table:table-cell>
          <table:table-cell table:formula="of:=IF(ISERROR([.E476]);0;[.E476])" office:value-type="float" office:value="7394">
            <text:p>7394</text:p>
          </table:table-cell>
          <table:table-cell/>
          <table:table-cell table:style-name="ce9" table:formula="of:=[.G476]/[.G$1001]" office:value-type="percentage" office:value="0.0011947261663286">
            <text:p>0,119473%</text:p>
          </table:table-cell>
          <table:table-cell table:style-name="ce9" table:formula="of:=[.H476]/[.H$1001]" office:value-type="percentage" office:value="0.00125500100623072">
            <text:p>0,125500%</text:p>
          </table:table-cell>
          <table:table-cell table:style-name="ce9" table:formula="of:=[.I476]/[.I$1001]" office:value-type="percentage" office:value="0.0025044636343693">
            <text:p>0,250446%</text:p>
          </table:table-cell>
          <table:table-cell table:style-name="ce9" table:formula="of:=[.J476]/[.J$1001]" office:value-type="percentage" office:value="0.000153082873548143">
            <text:p>0,015308%</text:p>
          </table:table-cell>
          <table:table-cell table:style-name="ce10" table:formula="of:=SUMPRODUCT([.B$1:.E$1];[.L476:.O476])" office:value-type="percentage" office:value="0.00103128937726917">
            <text:p>0,103128937726917000%</text:p>
          </table:table-cell>
        </table:table-row>
        <table:table-row table:style-name="ro1">
          <table:table-cell office:value-type="string">
            <text:p>,s</text:p>
          </table:table-cell>
          <table:table-cell table:style-name="ce5" table:formula="of:=VLOOKUP([.$A477];[corpusies.$D$1:.$E$1000];2;0)" office:value-type="float" office:value="870">
            <text:p>870</text:p>
          </table:table-cell>
          <table:table-cell table:style-name="ce5" table:formula="of:=VLOOKUP([.$A477];[corpuscat.$D$1:.$E$1000];2;0)" office:value-type="float" office:value="40130">
            <text:p>40130</text:p>
          </table:table-cell>
          <table:table-cell table:style-name="ce5" table:formula="of:=VLOOKUP([.$A477];[corpusen.$D$1:.$E$1000];2;0)" office:value-type="float" office:value="26792">
            <text:p>26792</text:p>
          </table:table-cell>
          <table:table-cell table:style-name="ce5" table:formula="of:=VLOOKUP([.$A477];[corpuses.$D$1:.$E$1000];2;0)" office:value-type="float" office:value="140182">
            <text:p>140182</text:p>
          </table:table-cell>
          <table:table-cell table:style-name="ce5"/>
          <table:table-cell table:formula="of:=IF(ISERROR([.B477]);0;[.B477])" office:value-type="float" office:value="870">
            <text:p>870</text:p>
          </table:table-cell>
          <table:table-cell table:formula="of:=IF(ISERROR([.C477]);0;[.C477])" office:value-type="float" office:value="40130">
            <text:p>40130</text:p>
          </table:table-cell>
          <table:table-cell table:formula="of:=IF(ISERROR([.D477]);0;[.D477])" office:value-type="float" office:value="26792">
            <text:p>26792</text:p>
          </table:table-cell>
          <table:table-cell table:formula="of:=IF(ISERROR([.E477]);0;[.E477])" office:value-type="float" office:value="140182">
            <text:p>140182</text:p>
          </table:table-cell>
          <table:table-cell/>
          <table:table-cell table:style-name="ce9" table:formula="of:=[.G477]/[.G$1001]" office:value-type="percentage" office:value="0.00176470588235294">
            <text:p>0,176471%</text:p>
          </table:table-cell>
          <table:table-cell table:style-name="ce9" table:formula="of:=[.H477]/[.H$1001]" office:value-type="percentage" office:value="0.00317328400101058">
            <text:p>0,317328%</text:p>
          </table:table-cell>
          <table:table-cell table:style-name="ce9" table:formula="of:=[.I477]/[.I$1001]" office:value-type="percentage" office:value="0.00401745836977741">
            <text:p>0,401746%</text:p>
          </table:table-cell>
          <table:table-cell table:style-name="ce9" table:formula="of:=[.J477]/[.J$1001]" office:value-type="percentage" office:value="0.00290228068430156">
            <text:p>0,290228%</text:p>
          </table:table-cell>
          <table:table-cell table:style-name="ce10" table:formula="of:=SUMPRODUCT([.B$1:.E$1];[.L477:.O477])" office:value-type="percentage" office:value="0.00275382700727727">
            <text:p>0,275382700727727000%</text:p>
          </table:table-cell>
        </table:table-row>
        <table:table-row table:style-name="ro1">
          <table:table-cell office:value-type="string">
            <text:p>,r</text:p>
          </table:table-cell>
          <table:table-cell table:style-name="ce5" table:formula="of:=VLOOKUP([.$A478];[corpusies.$D$1:.$E$1000];2;0)" office:value-type="float" office:value="438">
            <text:p>438</text:p>
          </table:table-cell>
          <table:table-cell table:style-name="ce5" table:formula="of:=VLOOKUP([.$A478];[corpuscat.$D$1:.$E$1000];2;0)" office:value-type="float" office:value="8655">
            <text:p>8655</text:p>
          </table:table-cell>
          <table:table-cell table:style-name="ce5" table:formula="of:=VLOOKUP([.$A478];[corpusen.$D$1:.$E$1000];2;0)" office:value-type="float" office:value="12747">
            <text:p>12747</text:p>
          </table:table-cell>
          <table:table-cell table:style-name="ce5" table:formula="of:=VLOOKUP([.$A478];[corpuses.$D$1:.$E$1000];2;0)" office:value-type="float" office:value="28600">
            <text:p>28600</text:p>
          </table:table-cell>
          <table:table-cell table:style-name="ce5"/>
          <table:table-cell table:formula="of:=IF(ISERROR([.B478]);0;[.B478])" office:value-type="float" office:value="438">
            <text:p>438</text:p>
          </table:table-cell>
          <table:table-cell table:formula="of:=IF(ISERROR([.C478]);0;[.C478])" office:value-type="float" office:value="8655">
            <text:p>8655</text:p>
          </table:table-cell>
          <table:table-cell table:formula="of:=IF(ISERROR([.D478]);0;[.D478])" office:value-type="float" office:value="12747">
            <text:p>12747</text:p>
          </table:table-cell>
          <table:table-cell table:formula="of:=IF(ISERROR([.E478]);0;[.E478])" office:value-type="float" office:value="28600">
            <text:p>28600</text:p>
          </table:table-cell>
          <table:table-cell/>
          <table:table-cell table:style-name="ce9" table:formula="of:=[.G478]/[.G$1001]" office:value-type="percentage" office:value="0.000888438133874239">
            <text:p>0,088844%</text:p>
          </table:table-cell>
          <table:table-cell table:style-name="ce9" table:formula="of:=[.H478]/[.H$1001]" office:value-type="percentage" office:value="0.000684395041832708">
            <text:p>0,068440%</text:p>
          </table:table-cell>
          <table:table-cell table:style-name="ce9" table:formula="of:=[.I478]/[.I$1001]" office:value-type="percentage" office:value="0.00191141168406811">
            <text:p>0,191141%</text:p>
          </table:table-cell>
          <table:table-cell table:style-name="ce9" table:formula="of:=[.J478]/[.J$1001]" office:value-type="percentage" office:value="0.000592124720513509">
            <text:p>0,059212%</text:p>
          </table:table-cell>
          <table:table-cell table:style-name="ce10" table:formula="of:=SUMPRODUCT([.B$1:.E$1];[.L478:.O478])" office:value-type="percentage" office:value="0.000840628537272947">
            <text:p>0,084062853727294700%</text:p>
          </table:table-cell>
        </table:table-row>
        <table:table-row table:style-name="ro1">
          <table:table-cell office:value-type="string">
            <text:p>,q</text:p>
          </table:table-cell>
          <table:table-cell table:style-name="ce5" table:formula="of:=VLOOKUP([.$A479];[corpusies.$D$1:.$E$1000];2;0)" office:value-type="float" office:value="0">
            <text:p>#N/D</text:p>
          </table:table-cell>
          <table:table-cell table:style-name="ce5" table:formula="of:=VLOOKUP([.$A479];[corpuscat.$D$1:.$E$1000];2;0)" office:value-type="float" office:value="66">
            <text:p>66</text:p>
          </table:table-cell>
          <table:table-cell table:style-name="ce5" table:formula="of:=VLOOKUP([.$A479];[corpusen.$D$1:.$E$1000];2;0)" office:value-type="float" office:value="1">
            <text:p>1</text:p>
          </table:table-cell>
          <table:table-cell table:style-name="ce5" table:formula="of:=VLOOKUP([.$A479];[corpuses.$D$1:.$E$1000];2;0)" office:value-type="float" office:value="215">
            <text:p>215</text:p>
          </table:table-cell>
          <table:table-cell table:style-name="ce5"/>
          <table:table-cell table:formula="of:=IF(ISERROR([.B479]);0;[.B479])" office:value-type="float" office:value="0">
            <text:p>0</text:p>
          </table:table-cell>
          <table:table-cell table:formula="of:=IF(ISERROR([.C479]);0;[.C479])" office:value-type="float" office:value="66">
            <text:p>66</text:p>
          </table:table-cell>
          <table:table-cell table:formula="of:=IF(ISERROR([.D479]);0;[.D479])" office:value-type="float" office:value="1">
            <text:p>1</text:p>
          </table:table-cell>
          <table:table-cell table:formula="of:=IF(ISERROR([.E479]);0;[.E479])" office:value-type="float" office:value="215">
            <text:p>215</text:p>
          </table:table-cell>
          <table:table-cell/>
          <table:table-cell table:style-name="ce9" table:formula="of:=[.G479]/[.G$1001]" office:value-type="percentage" office:value="0">
            <text:p>0,000000%</text:p>
          </table:table-cell>
          <table:table-cell table:style-name="ce9" table:formula="of:=[.H479]/[.H$1001]" office:value-type="percentage" office:value="0.00000521895699144526">
            <text:p>0,000522%</text:p>
          </table:table-cell>
          <table:table-cell table:style-name="ce9" table:formula="of:=[.I479]/[.I$1001]" office:value-type="percentage" office:value="0.000000149949924222806">
            <text:p>0,000015%</text:p>
          </table:table-cell>
          <table:table-cell table:style-name="ce9" table:formula="of:=[.J479]/[.J$1001]" office:value-type="percentage" office:value="0.00000445128723462952">
            <text:p>0,000445%</text:p>
          </table:table-cell>
          <table:table-cell table:style-name="ce10" table:formula="of:=SUMPRODUCT([.B$1:.E$1];[.L479:.O479])" office:value-type="percentage" office:value="0.00000291606826024472">
            <text:p>0,000291606826024472%</text:p>
          </table:table-cell>
        </table:table-row>
        <table:table-row table:style-name="ro3">
          <table:table-cell office:value-type="string">
            <text:p>,p</text:p>
          </table:table-cell>
          <table:table-cell table:style-name="ce5" table:formula="of:=VLOOKUP([.$A480];[corpusies.$D$1:.$E$1000];2;0)" office:value-type="float" office:value="56">
            <text:p>56</text:p>
          </table:table-cell>
          <table:table-cell table:style-name="ce5" table:formula="of:=VLOOKUP([.$A480];[corpuscat.$D$1:.$E$1000];2;0)" office:value-type="float" office:value="722">
            <text:p>722</text:p>
          </table:table-cell>
          <table:table-cell table:style-name="ce5" table:formula="of:=VLOOKUP([.$A480];[corpusen.$D$1:.$E$1000];2;0)" office:value-type="float" office:value="1612">
            <text:p>1612</text:p>
          </table:table-cell>
          <table:table-cell table:style-name="ce5" table:formula="of:=VLOOKUP([.$A480];[corpuses.$D$1:.$E$1000];2;0)" office:value-type="float" office:value="1476">
            <text:p>1476</text:p>
          </table:table-cell>
          <table:table-cell table:style-name="ce5"/>
          <table:table-cell table:formula="of:=IF(ISERROR([.B480]);0;[.B480])" office:value-type="float" office:value="56">
            <text:p>56</text:p>
          </table:table-cell>
          <table:table-cell table:formula="of:=IF(ISERROR([.C480]);0;[.C480])" office:value-type="float" office:value="722">
            <text:p>722</text:p>
          </table:table-cell>
          <table:table-cell table:formula="of:=IF(ISERROR([.D480]);0;[.D480])" office:value-type="float" office:value="1612">
            <text:p>1612</text:p>
          </table:table-cell>
          <table:table-cell table:formula="of:=IF(ISERROR([.E480]);0;[.E480])" office:value-type="float" office:value="1476">
            <text:p>1476</text:p>
          </table:table-cell>
          <table:table-cell/>
          <table:table-cell table:style-name="ce9" table:formula="of:=[.G480]/[.G$1001]" office:value-type="percentage" office:value="0.000113590263691684">
            <text:p>0,011359%</text:p>
          </table:table-cell>
          <table:table-cell table:style-name="ce9" table:formula="of:=[.H480]/[.H$1001]" office:value-type="percentage" office:value="0.0000570922264821739">
            <text:p>0,005709%</text:p>
          </table:table-cell>
          <table:table-cell table:style-name="ce9" table:formula="of:=[.I480]/[.I$1001]" office:value-type="percentage" office:value="0.000241719277847163">
            <text:p>0,024172%</text:p>
          </table:table-cell>
          <table:table-cell table:style-name="ce9" table:formula="of:=[.J480]/[.J$1001]" office:value-type="percentage" office:value="0.0000305586044572706">
            <text:p>0,003056%</text:p>
          </table:table-cell>
          <table:table-cell table:style-name="ce10" table:formula="of:=SUMPRODUCT([.B$1:.E$1];[.L480:.O480])" office:value-type="percentage" office:value="0.0000845442561740547">
            <text:p>0,008454425617405470%</text:p>
          </table:table-cell>
        </table:table-row>
        <table:table-row table:style-name="ro1">
          <table:table-cell office:value-type="string">
            <text:p>,o</text:p>
          </table:table-cell>
          <table:table-cell table:style-name="ce5" table:formula="of:=VLOOKUP([.$A481];[corpusies.$D$1:.$E$1000];2;0)" office:value-type="float" office:value="314">
            <text:p>314</text:p>
          </table:table-cell>
          <table:table-cell table:style-name="ce5" table:formula="of:=VLOOKUP([.$A481];[corpuscat.$D$1:.$E$1000];2;0)" office:value-type="float" office:value="9828">
            <text:p>9828</text:p>
          </table:table-cell>
          <table:table-cell table:style-name="ce5" table:formula="of:=VLOOKUP([.$A481];[corpusen.$D$1:.$E$1000];2;0)" office:value-type="float" office:value="3015">
            <text:p>3015</text:p>
          </table:table-cell>
          <table:table-cell table:style-name="ce5" table:formula="of:=VLOOKUP([.$A481];[corpuses.$D$1:.$E$1000];2;0)" office:value-type="float" office:value="117491">
            <text:p>117491</text:p>
          </table:table-cell>
          <table:table-cell table:style-name="ce5"/>
          <table:table-cell table:formula="of:=IF(ISERROR([.B481]);0;[.B481])" office:value-type="float" office:value="314">
            <text:p>314</text:p>
          </table:table-cell>
          <table:table-cell table:formula="of:=IF(ISERROR([.C481]);0;[.C481])" office:value-type="float" office:value="9828">
            <text:p>9828</text:p>
          </table:table-cell>
          <table:table-cell table:formula="of:=IF(ISERROR([.D481]);0;[.D481])" office:value-type="float" office:value="3015">
            <text:p>3015</text:p>
          </table:table-cell>
          <table:table-cell table:formula="of:=IF(ISERROR([.E481]);0;[.E481])" office:value-type="float" office:value="117491">
            <text:p>117491</text:p>
          </table:table-cell>
          <table:table-cell/>
          <table:table-cell table:style-name="ce9" table:formula="of:=[.G481]/[.G$1001]" office:value-type="percentage" office:value="0.000636916835699797">
            <text:p>0,063692%</text:p>
          </table:table-cell>
          <table:table-cell table:style-name="ce9" table:formula="of:=[.H481]/[.H$1001]" office:value-type="percentage" office:value="0.000777150141089758">
            <text:p>0,077715%</text:p>
          </table:table-cell>
          <table:table-cell table:style-name="ce9" table:formula="of:=[.I481]/[.I$1001]" office:value-type="percentage" office:value="0.000452099021531759">
            <text:p>0,045210%</text:p>
          </table:table-cell>
          <table:table-cell table:style-name="ce9" table:formula="of:=[.J481]/[.J$1001]" office:value-type="percentage" office:value="0.00243249389992492">
            <text:p>0,243249%</text:p>
          </table:table-cell>
          <table:table-cell table:style-name="ce10" table:formula="of:=SUMPRODUCT([.B$1:.E$1];[.L481:.O481])" office:value-type="percentage" office:value="0.00119917816516752">
            <text:p>0,119917816516752000%</text:p>
          </table:table-cell>
        </table:table-row>
        <table:table-row table:style-name="ro3">
          <table:table-cell office:value-type="string">
            <text:p>,ñ</text:p>
          </table:table-cell>
          <table:table-cell table:style-name="ce5" table:formula="of:=VLOOKUP([.$A482];[corpusies.$D$1:.$E$1000];2;0)" office:value-type="float" office:value="0">
            <text:p>#N/D</text:p>
          </table:table-cell>
          <table:table-cell table:style-name="ce5" table:formula="of:=VLOOKUP([.$A482];[corpuscat.$D$1:.$E$1000];2;0)" office:value-type="float" office:value="0">
            <text:p>#N/D</text:p>
          </table:table-cell>
          <table:table-cell table:style-name="ce5" table:formula="of:=VLOOKUP([.$A482];[corpusen.$D$1:.$E$1000];2;0)" office:value-type="float" office:value="0">
            <text:p>#N/D</text:p>
          </table:table-cell>
          <table:table-cell table:style-name="ce5" table:formula="of:=VLOOKUP([.$A482];[corpuses.$D$1:.$E$1000];2;0)" office:value-type="float" office:value="4">
            <text:p>4</text:p>
          </table:table-cell>
          <table:table-cell table:style-name="ce5"/>
          <table:table-cell table:formula="of:=IF(ISERROR([.B482]);0;[.B482])" office:value-type="float" office:value="0">
            <text:p>0</text:p>
          </table:table-cell>
          <table:table-cell table:formula="of:=IF(ISERROR([.C482]);0;[.C482])" office:value-type="float" office:value="0">
            <text:p>0</text:p>
          </table:table-cell>
          <table:table-cell table:formula="of:=IF(ISERROR([.D482]);0;[.D482])" office:value-type="float" office:value="0">
            <text:p>0</text:p>
          </table:table-cell>
          <table:table-cell table:formula="of:=IF(ISERROR([.E482]);0;[.E482])" office:value-type="float" office:value="4">
            <text:p>4</text:p>
          </table:table-cell>
          <table:table-cell/>
          <table:table-cell table:style-name="ce9" table:formula="of:=[.G482]/[.G$1001]" office:value-type="percentage" office:value="0">
            <text:p>0,000000%</text:p>
          </table:table-cell>
          <table:table-cell table:style-name="ce9" table:formula="of:=[.H482]/[.H$1001]" office:value-type="percentage" office:value="0">
            <text:p>0,000000%</text:p>
          </table:table-cell>
          <table:table-cell table:style-name="ce9" table:formula="of:=[.I482]/[.I$1001]" office:value-type="percentage" office:value="0">
            <text:p>0,000000%</text:p>
          </table:table-cell>
          <table:table-cell table:style-name="ce9" table:formula="of:=[.J482]/[.J$1001]" office:value-type="percentage" office:value="0.0000000828146462256656">
            <text:p>0,000008%</text:p>
          </table:table-cell>
          <table:table-cell table:style-name="ce10" table:formula="of:=SUMPRODUCT([.B$1:.E$1];[.L482:.O482])" office:value-type="percentage" office:value="0.0000000248443938676997">
            <text:p>0,000002484439386770%</text:p>
          </table:table-cell>
        </table:table-row>
        <table:table-row table:style-name="ro3">
          <table:table-cell office:value-type="string">
            <text:p>,n</text:p>
          </table:table-cell>
          <table:table-cell table:style-name="ce5" table:formula="of:=VLOOKUP([.$A483];[corpusies.$D$1:.$E$1000];2;0)" office:value-type="float" office:value="85">
            <text:p>85</text:p>
          </table:table-cell>
          <table:table-cell table:style-name="ce5" table:formula="of:=VLOOKUP([.$A483];[corpuscat.$D$1:.$E$1000];2;0)" office:value-type="float" office:value="6234">
            <text:p>6234</text:p>
          </table:table-cell>
          <table:table-cell table:style-name="ce5" table:formula="of:=VLOOKUP([.$A483];[corpusen.$D$1:.$E$1000];2;0)" office:value-type="float" office:value="15637">
            <text:p>15637</text:p>
          </table:table-cell>
          <table:table-cell table:style-name="ce5" table:formula="of:=VLOOKUP([.$A483];[corpuses.$D$1:.$E$1000];2;0)" office:value-type="float" office:value="42219">
            <text:p>42219</text:p>
          </table:table-cell>
          <table:table-cell table:style-name="ce5"/>
          <table:table-cell table:formula="of:=IF(ISERROR([.B483]);0;[.B483])" office:value-type="float" office:value="85">
            <text:p>85</text:p>
          </table:table-cell>
          <table:table-cell table:formula="of:=IF(ISERROR([.C483]);0;[.C483])" office:value-type="float" office:value="6234">
            <text:p>6234</text:p>
          </table:table-cell>
          <table:table-cell table:formula="of:=IF(ISERROR([.D483]);0;[.D483])" office:value-type="float" office:value="15637">
            <text:p>15637</text:p>
          </table:table-cell>
          <table:table-cell table:formula="of:=IF(ISERROR([.E483]);0;[.E483])" office:value-type="float" office:value="42219">
            <text:p>42219</text:p>
          </table:table-cell>
          <table:table-cell/>
          <table:table-cell table:style-name="ce9" table:formula="of:=[.G483]/[.G$1001]" office:value-type="percentage" office:value="0.000172413793103448">
            <text:p>0,017241%</text:p>
          </table:table-cell>
          <table:table-cell table:style-name="ce9" table:formula="of:=[.H483]/[.H$1001]" office:value-type="percentage" office:value="0.000492954210373784">
            <text:p>0,049295%</text:p>
          </table:table-cell>
          <table:table-cell table:style-name="ce9" table:formula="of:=[.I483]/[.I$1001]" office:value-type="percentage" office:value="0.00234476696507201">
            <text:p>0,234477%</text:p>
          </table:table-cell>
          <table:table-cell table:style-name="ce9" table:formula="of:=[.J483]/[.J$1001]" office:value-type="percentage" office:value="0.000874087887250344">
            <text:p>0,087409%</text:p>
          </table:table-cell>
          <table:table-cell table:style-name="ce10" table:formula="of:=SUMPRODUCT([.B$1:.E$1];[.L483:.O483])" office:value-type="percentage" office:value="0.000696313463725474">
            <text:p>0,069631346372547400%</text:p>
          </table:table-cell>
        </table:table-row>
        <table:table-row table:style-name="ro1">
          <table:table-cell office:value-type="string">
            <text:p>,m</text:p>
          </table:table-cell>
          <table:table-cell table:style-name="ce5" table:formula="of:=VLOOKUP([.$A484];[corpusies.$D$1:.$E$1000];2;0)" office:value-type="float" office:value="159">
            <text:p>159</text:p>
          </table:table-cell>
          <table:table-cell table:style-name="ce5" table:formula="of:=VLOOKUP([.$A484];[corpuscat.$D$1:.$E$1000];2;0)" office:value-type="float" office:value="2215">
            <text:p>2215</text:p>
          </table:table-cell>
          <table:table-cell table:style-name="ce5" table:formula="of:=VLOOKUP([.$A484];[corpusen.$D$1:.$E$1000];2;0)" office:value-type="float" office:value="8264">
            <text:p>8264</text:p>
          </table:table-cell>
          <table:table-cell table:style-name="ce5" table:formula="of:=VLOOKUP([.$A484];[corpuses.$D$1:.$E$1000];2;0)" office:value-type="float" office:value="4760">
            <text:p>4760</text:p>
          </table:table-cell>
          <table:table-cell table:style-name="ce5"/>
          <table:table-cell table:formula="of:=IF(ISERROR([.B484]);0;[.B484])" office:value-type="float" office:value="159">
            <text:p>159</text:p>
          </table:table-cell>
          <table:table-cell table:formula="of:=IF(ISERROR([.C484]);0;[.C484])" office:value-type="float" office:value="2215">
            <text:p>2215</text:p>
          </table:table-cell>
          <table:table-cell table:formula="of:=IF(ISERROR([.D484]);0;[.D484])" office:value-type="float" office:value="8264">
            <text:p>8264</text:p>
          </table:table-cell>
          <table:table-cell table:formula="of:=IF(ISERROR([.E484]);0;[.E484])" office:value-type="float" office:value="4760">
            <text:p>4760</text:p>
          </table:table-cell>
          <table:table-cell/>
          <table:table-cell table:style-name="ce9" table:formula="of:=[.G484]/[.G$1001]" office:value-type="percentage" office:value="0.000322515212981744">
            <text:p>0,032252%</text:p>
          </table:table-cell>
          <table:table-cell table:style-name="ce9" table:formula="of:=[.H484]/[.H$1001]" office:value-type="percentage" office:value="0.00017515135963714">
            <text:p>0,017515%</text:p>
          </table:table-cell>
          <table:table-cell table:style-name="ce9" table:formula="of:=[.I484]/[.I$1001]" office:value-type="percentage" office:value="0.00123918617377727">
            <text:p>0,123919%</text:p>
          </table:table-cell>
          <table:table-cell table:style-name="ce9" table:formula="of:=[.J484]/[.J$1001]" office:value-type="percentage" office:value="0.000098549429008542">
            <text:p>0,009855%</text:p>
          </table:table-cell>
          <table:table-cell table:style-name="ce10" table:formula="of:=SUMPRODUCT([.B$1:.E$1];[.L484:.O484])" office:value-type="percentage" office:value="0.000302783417865955">
            <text:p>0,030278341786595500%</text:p>
          </table:table-cell>
        </table:table-row>
        <table:table-row table:style-name="ro1">
          <table:table-cell office:value-type="string">
            <text:p>,l</text:p>
          </table:table-cell>
          <table:table-cell table:style-name="ce5" table:formula="of:=VLOOKUP([.$A485];[corpusies.$D$1:.$E$1000];2;0)" office:value-type="float" office:value="139">
            <text:p>139</text:p>
          </table:table-cell>
          <table:table-cell table:style-name="ce5" table:formula="of:=VLOOKUP([.$A485];[corpuscat.$D$1:.$E$1000];2;0)" office:value-type="float" office:value="7548">
            <text:p>7548</text:p>
          </table:table-cell>
          <table:table-cell table:style-name="ce5" table:formula="of:=VLOOKUP([.$A485];[corpusen.$D$1:.$E$1000];2;0)" office:value-type="float" office:value="3984">
            <text:p>3984</text:p>
          </table:table-cell>
          <table:table-cell table:style-name="ce5" table:formula="of:=VLOOKUP([.$A485];[corpuses.$D$1:.$E$1000];2;0)" office:value-type="float" office:value="28000">
            <text:p>28000</text:p>
          </table:table-cell>
          <table:table-cell table:style-name="ce5"/>
          <table:table-cell table:formula="of:=IF(ISERROR([.B485]);0;[.B485])" office:value-type="float" office:value="139">
            <text:p>139</text:p>
          </table:table-cell>
          <table:table-cell table:formula="of:=IF(ISERROR([.C485]);0;[.C485])" office:value-type="float" office:value="7548">
            <text:p>7548</text:p>
          </table:table-cell>
          <table:table-cell table:formula="of:=IF(ISERROR([.D485]);0;[.D485])" office:value-type="float" office:value="3984">
            <text:p>3984</text:p>
          </table:table-cell>
          <table:table-cell table:formula="of:=IF(ISERROR([.E485]);0;[.E485])" office:value-type="float" office:value="28000">
            <text:p>28000</text:p>
          </table:table-cell>
          <table:table-cell/>
          <table:table-cell table:style-name="ce9" table:formula="of:=[.G485]/[.G$1001]" office:value-type="percentage" office:value="0.000281947261663286">
            <text:p>0,028195%</text:p>
          </table:table-cell>
          <table:table-cell table:style-name="ce9" table:formula="of:=[.H485]/[.H$1001]" office:value-type="percentage" office:value="0.000596858899567103">
            <text:p>0,059686%</text:p>
          </table:table-cell>
          <table:table-cell table:style-name="ce9" table:formula="of:=[.I485]/[.I$1001]" office:value-type="percentage" office:value="0.000597400498103658">
            <text:p>0,059740%</text:p>
          </table:table-cell>
          <table:table-cell table:style-name="ce9" table:formula="of:=[.J485]/[.J$1001]" office:value-type="percentage" office:value="0.000579702523579659">
            <text:p>0,057970%</text:p>
          </table:table-cell>
          <table:table-cell table:style-name="ce10" table:formula="of:=SUMPRODUCT([.B$1:.E$1];[.L485:.O485])" office:value-type="percentage" office:value="0.00049729265525338">
            <text:p>0,049729265525338000%</text:p>
          </table:table-cell>
        </table:table-row>
        <table:table-row table:style-name="ro3">
          <table:table-cell office:value-type="string">
            <text:p>,k</text:p>
          </table:table-cell>
          <table:table-cell table:style-name="ce5" table:formula="of:=VLOOKUP([.$A486];[corpusies.$D$1:.$E$1000];2;0)" office:value-type="float" office:value="2">
            <text:p>2</text:p>
          </table:table-cell>
          <table:table-cell table:style-name="ce5" table:formula="of:=VLOOKUP([.$A486];[corpuscat.$D$1:.$E$1000];2;0)" office:value-type="float" office:value="673">
            <text:p>673</text:p>
          </table:table-cell>
          <table:table-cell table:style-name="ce5" table:formula="of:=VLOOKUP([.$A486];[corpusen.$D$1:.$E$1000];2;0)" office:value-type="float" office:value="2570">
            <text:p>2570</text:p>
          </table:table-cell>
          <table:table-cell table:style-name="ce5" table:formula="of:=VLOOKUP([.$A486];[corpuses.$D$1:.$E$1000];2;0)" office:value-type="float" office:value="3790">
            <text:p>3790</text:p>
          </table:table-cell>
          <table:table-cell table:style-name="ce5"/>
          <table:table-cell table:formula="of:=IF(ISERROR([.B486]);0;[.B486])" office:value-type="float" office:value="2">
            <text:p>2</text:p>
          </table:table-cell>
          <table:table-cell table:formula="of:=IF(ISERROR([.C486]);0;[.C486])" office:value-type="float" office:value="673">
            <text:p>673</text:p>
          </table:table-cell>
          <table:table-cell table:formula="of:=IF(ISERROR([.D486]);0;[.D486])" office:value-type="float" office:value="2570">
            <text:p>2570</text:p>
          </table:table-cell>
          <table:table-cell table:formula="of:=IF(ISERROR([.E486]);0;[.E486])" office:value-type="float" office:value="3790">
            <text:p>3790</text:p>
          </table:table-cell>
          <table:table-cell/>
          <table:table-cell table:style-name="ce9" table:formula="of:=[.G486]/[.G$1001]" office:value-type="percentage" office:value="0.00000405679513184584">
            <text:p>0,000406%</text:p>
          </table:table-cell>
          <table:table-cell table:style-name="ce9" table:formula="of:=[.H486]/[.H$1001]" office:value-type="percentage" office:value="0.0000532175462915555">
            <text:p>0,005322%</text:p>
          </table:table-cell>
          <table:table-cell table:style-name="ce9" table:formula="of:=[.I486]/[.I$1001]" office:value-type="percentage" office:value="0.000385371305252611">
            <text:p>0,038537%</text:p>
          </table:table-cell>
          <table:table-cell table:style-name="ce9" table:formula="of:=[.J486]/[.J$1001]" office:value-type="percentage" office:value="0.0000784668772988181">
            <text:p>0,007847%</text:p>
          </table:table-cell>
          <table:table-cell table:style-name="ce10" table:formula="of:=SUMPRODUCT([.B$1:.E$1];[.L486:.O486])" office:value-type="percentage" office:value="0.0000792594961419269">
            <text:p>0,007925949614192690%</text:p>
          </table:table-cell>
        </table:table-row>
        <table:table-row table:style-name="ro3">
          <table:table-cell office:value-type="string">
            <text:p>,j</text:p>
          </table:table-cell>
          <table:table-cell table:style-name="ce5" table:formula="of:=VLOOKUP([.$A487];[corpusies.$D$1:.$E$1000];2;0)" office:value-type="float" office:value="0">
            <text:p>#N/D</text:p>
          </table:table-cell>
          <table:table-cell table:style-name="ce5" table:formula="of:=VLOOKUP([.$A487];[corpuscat.$D$1:.$E$1000];2;0)" office:value-type="float" office:value="64">
            <text:p>64</text:p>
          </table:table-cell>
          <table:table-cell table:style-name="ce5" table:formula="of:=VLOOKUP([.$A487];[corpusen.$D$1:.$E$1000];2;0)" office:value-type="float" office:value="0">
            <text:p>#N/D</text:p>
          </table:table-cell>
          <table:table-cell table:style-name="ce5" table:formula="of:=VLOOKUP([.$A487];[corpuses.$D$1:.$E$1000];2;0)" office:value-type="float" office:value="251">
            <text:p>251</text:p>
          </table:table-cell>
          <table:table-cell table:style-name="ce5"/>
          <table:table-cell table:formula="of:=IF(ISERROR([.B487]);0;[.B487])" office:value-type="float" office:value="0">
            <text:p>0</text:p>
          </table:table-cell>
          <table:table-cell table:formula="of:=IF(ISERROR([.C487]);0;[.C487])" office:value-type="float" office:value="64">
            <text:p>64</text:p>
          </table:table-cell>
          <table:table-cell table:formula="of:=IF(ISERROR([.D487]);0;[.D487])" office:value-type="float" office:value="0">
            <text:p>0</text:p>
          </table:table-cell>
          <table:table-cell table:formula="of:=IF(ISERROR([.E487]);0;[.E487])" office:value-type="float" office:value="251">
            <text:p>251</text:p>
          </table:table-cell>
          <table:table-cell/>
          <table:table-cell table:style-name="ce9" table:formula="of:=[.G487]/[.G$1001]" office:value-type="percentage" office:value="0">
            <text:p>0,000000%</text:p>
          </table:table-cell>
          <table:table-cell table:style-name="ce9" table:formula="of:=[.H487]/[.H$1001]" office:value-type="percentage" office:value="0.00000506080677958328">
            <text:p>0,000506%</text:p>
          </table:table-cell>
          <table:table-cell table:style-name="ce9" table:formula="of:=[.I487]/[.I$1001]" office:value-type="percentage" office:value="0">
            <text:p>0,000000%</text:p>
          </table:table-cell>
          <table:table-cell table:style-name="ce9" table:formula="of:=[.J487]/[.J$1001]" office:value-type="percentage" office:value="0.00000519661905066052">
            <text:p>0,000520%</text:p>
          </table:table-cell>
          <table:table-cell table:style-name="ce10" table:formula="of:=SUMPRODUCT([.B$1:.E$1];[.L487:.O487])" office:value-type="percentage" office:value="0.00000307722774907314">
            <text:p>0,000307722774907314%</text:p>
          </table:table-cell>
        </table:table-row>
        <table:table-row table:style-name="ro1">
          <table:table-cell office:value-type="string">
            <text:p>,i</text:p>
          </table:table-cell>
          <table:table-cell table:style-name="ce5" table:formula="of:=VLOOKUP([.$A488];[corpusies.$D$1:.$E$1000];2;0)" office:value-type="float" office:value="302">
            <text:p>302</text:p>
          </table:table-cell>
          <table:table-cell table:style-name="ce5" table:formula="of:=VLOOKUP([.$A488];[corpuscat.$D$1:.$E$1000];2;0)" office:value-type="float" office:value="9531">
            <text:p>9531</text:p>
          </table:table-cell>
          <table:table-cell table:style-name="ce5" table:formula="of:=VLOOKUP([.$A488];[corpusen.$D$1:.$E$1000];2;0)" office:value-type="float" office:value="929">
            <text:p>929</text:p>
          </table:table-cell>
          <table:table-cell table:style-name="ce5" table:formula="of:=VLOOKUP([.$A488];[corpuses.$D$1:.$E$1000];2;0)" office:value-type="float" office:value="13266">
            <text:p>13266</text:p>
          </table:table-cell>
          <table:table-cell table:style-name="ce5"/>
          <table:table-cell table:formula="of:=IF(ISERROR([.B488]);0;[.B488])" office:value-type="float" office:value="302">
            <text:p>302</text:p>
          </table:table-cell>
          <table:table-cell table:formula="of:=IF(ISERROR([.C488]);0;[.C488])" office:value-type="float" office:value="9531">
            <text:p>9531</text:p>
          </table:table-cell>
          <table:table-cell table:formula="of:=IF(ISERROR([.D488]);0;[.D488])" office:value-type="float" office:value="929">
            <text:p>929</text:p>
          </table:table-cell>
          <table:table-cell table:formula="of:=IF(ISERROR([.E488]);0;[.E488])" office:value-type="float" office:value="13266">
            <text:p>13266</text:p>
          </table:table-cell>
          <table:table-cell/>
          <table:table-cell table:style-name="ce9" table:formula="of:=[.G488]/[.G$1001]" office:value-type="percentage" office:value="0.000612576064908722">
            <text:p>0,061258%</text:p>
          </table:table-cell>
          <table:table-cell table:style-name="ce9" table:formula="of:=[.H488]/[.H$1001]" office:value-type="percentage" office:value="0.000753664834628254">
            <text:p>0,075366%</text:p>
          </table:table-cell>
          <table:table-cell table:style-name="ce9" table:formula="of:=[.I488]/[.I$1001]" office:value-type="percentage" office:value="0.000139303479602987">
            <text:p>0,013930%</text:p>
          </table:table-cell>
          <table:table-cell table:style-name="ce9" table:formula="of:=[.J488]/[.J$1001]" office:value-type="percentage" office:value="0.00027465477420742">
            <text:p>0,027465%</text:p>
          </table:table-cell>
          <table:table-cell table:style-name="ce10" table:formula="of:=SUMPRODUCT([.B$1:.E$1];[.L488:.O488])" office:value-type="percentage" office:value="0.000506199050083618">
            <text:p>0,050619905008361800%</text:p>
          </table:table-cell>
        </table:table-row>
        <table:table-row table:style-name="ro1">
          <table:table-cell office:value-type="string">
            <text:p>,h</text:p>
          </table:table-cell>
          <table:table-cell table:style-name="ce5" table:formula="of:=VLOOKUP([.$A489];[corpusies.$D$1:.$E$1000];2;0)" office:value-type="float" office:value="30">
            <text:p>30</text:p>
          </table:table-cell>
          <table:table-cell table:style-name="ce5" table:formula="of:=VLOOKUP([.$A489];[corpuscat.$D$1:.$E$1000];2;0)" office:value-type="float" office:value="878">
            <text:p>878</text:p>
          </table:table-cell>
          <table:table-cell table:style-name="ce5" table:formula="of:=VLOOKUP([.$A489];[corpusen.$D$1:.$E$1000];2;0)" office:value-type="float" office:value="7926">
            <text:p>7926</text:p>
          </table:table-cell>
          <table:table-cell table:style-name="ce5" table:formula="of:=VLOOKUP([.$A489];[corpuses.$D$1:.$E$1000];2;0)" office:value-type="float" office:value="4197">
            <text:p>4197</text:p>
          </table:table-cell>
          <table:table-cell table:style-name="ce5"/>
          <table:table-cell table:formula="of:=IF(ISERROR([.B489]);0;[.B489])" office:value-type="float" office:value="30">
            <text:p>30</text:p>
          </table:table-cell>
          <table:table-cell table:formula="of:=IF(ISERROR([.C489]);0;[.C489])" office:value-type="float" office:value="878">
            <text:p>878</text:p>
          </table:table-cell>
          <table:table-cell table:formula="of:=IF(ISERROR([.D489]);0;[.D489])" office:value-type="float" office:value="7926">
            <text:p>7926</text:p>
          </table:table-cell>
          <table:table-cell table:formula="of:=IF(ISERROR([.E489]);0;[.E489])" office:value-type="float" office:value="4197">
            <text:p>4197</text:p>
          </table:table-cell>
          <table:table-cell/>
          <table:table-cell table:style-name="ce9" table:formula="of:=[.G489]/[.G$1001]" office:value-type="percentage" office:value="0.0000608519269776876">
            <text:p>0,006085%</text:p>
          </table:table-cell>
          <table:table-cell table:style-name="ce9" table:formula="of:=[.H489]/[.H$1001]" office:value-type="percentage" office:value="0.0000694279430074081">
            <text:p>0,006943%</text:p>
          </table:table-cell>
          <table:table-cell table:style-name="ce9" table:formula="of:=[.I489]/[.I$1001]" office:value-type="percentage" office:value="0.00118850309938996">
            <text:p>0,118850%</text:p>
          </table:table-cell>
          <table:table-cell table:style-name="ce9" table:formula="of:=[.J489]/[.J$1001]" office:value-type="percentage" office:value="0.0000868932675522796">
            <text:p>0,008689%</text:p>
          </table:table-cell>
          <table:table-cell table:style-name="ce10" table:formula="of:=SUMPRODUCT([.B$1:.E$1];[.L489:.O489])" office:value-type="percentage" office:value="0.000184002251200209">
            <text:p>0,018400225120020900%</text:p>
          </table:table-cell>
        </table:table-row>
        <table:table-row table:style-name="ro1">
          <table:table-cell office:value-type="string">
            <text:p>,g</text:p>
          </table:table-cell>
          <table:table-cell table:style-name="ce5" table:formula="of:=VLOOKUP([.$A490];[corpusies.$D$1:.$E$1000];2;0)" office:value-type="float" office:value="41">
            <text:p>41</text:p>
          </table:table-cell>
          <table:table-cell table:style-name="ce5" table:formula="of:=VLOOKUP([.$A490];[corpuscat.$D$1:.$E$1000];2;0)" office:value-type="float" office:value="1284">
            <text:p>1284</text:p>
          </table:table-cell>
          <table:table-cell table:style-name="ce5" table:formula="of:=VLOOKUP([.$A490];[corpusen.$D$1:.$E$1000];2;0)" office:value-type="float" office:value="7175">
            <text:p>7175</text:p>
          </table:table-cell>
          <table:table-cell table:style-name="ce5" table:formula="of:=VLOOKUP([.$A490];[corpuses.$D$1:.$E$1000];2;0)" office:value-type="float" office:value="3506">
            <text:p>3506</text:p>
          </table:table-cell>
          <table:table-cell table:style-name="ce5"/>
          <table:table-cell table:formula="of:=IF(ISERROR([.B490]);0;[.B490])" office:value-type="float" office:value="41">
            <text:p>41</text:p>
          </table:table-cell>
          <table:table-cell table:formula="of:=IF(ISERROR([.C490]);0;[.C490])" office:value-type="float" office:value="1284">
            <text:p>1284</text:p>
          </table:table-cell>
          <table:table-cell table:formula="of:=IF(ISERROR([.D490]);0;[.D490])" office:value-type="float" office:value="7175">
            <text:p>7175</text:p>
          </table:table-cell>
          <table:table-cell table:formula="of:=IF(ISERROR([.E490]);0;[.E490])" office:value-type="float" office:value="3506">
            <text:p>3506</text:p>
          </table:table-cell>
          <table:table-cell/>
          <table:table-cell table:style-name="ce9" table:formula="of:=[.G490]/[.G$1001]" office:value-type="percentage" office:value="0.0000831643002028397">
            <text:p>0,008316%</text:p>
          </table:table-cell>
          <table:table-cell table:style-name="ce9" table:formula="of:=[.H490]/[.H$1001]" office:value-type="percentage" office:value="0.00010153243601539">
            <text:p>0,010153%</text:p>
          </table:table-cell>
          <table:table-cell table:style-name="ce9" table:formula="of:=[.I490]/[.I$1001]" office:value-type="percentage" office:value="0.00107589070629863">
            <text:p>0,107589%</text:p>
          </table:table-cell>
          <table:table-cell table:style-name="ce9" table:formula="of:=[.J490]/[.J$1001]" office:value-type="percentage" office:value="0.0000725870374167959">
            <text:p>0,007259%</text:p>
          </table:table-cell>
          <table:table-cell table:style-name="ce10" table:formula="of:=SUMPRODUCT([.B$1:.E$1];[.L490:.O490])" office:value-type="percentage" office:value="0.000184774202720371">
            <text:p>0,018477420272037100%</text:p>
          </table:table-cell>
        </table:table-row>
        <table:table-row table:style-name="ro3">
          <table:table-cell office:value-type="string">
            <text:p>,f</text:p>
          </table:table-cell>
          <table:table-cell table:style-name="ce5" table:formula="of:=VLOOKUP([.$A491];[corpusies.$D$1:.$E$1000];2;0)" office:value-type="float" office:value="14">
            <text:p>14</text:p>
          </table:table-cell>
          <table:table-cell table:style-name="ce5" table:formula="of:=VLOOKUP([.$A491];[corpuscat.$D$1:.$E$1000];2;0)" office:value-type="float" office:value="272">
            <text:p>272</text:p>
          </table:table-cell>
          <table:table-cell table:style-name="ce5" table:formula="of:=VLOOKUP([.$A491];[corpusen.$D$1:.$E$1000];2;0)" office:value-type="float" office:value="1849">
            <text:p>1849</text:p>
          </table:table-cell>
          <table:table-cell table:style-name="ce5" table:formula="of:=VLOOKUP([.$A491];[corpuses.$D$1:.$E$1000];2;0)" office:value-type="float" office:value="828">
            <text:p>828</text:p>
          </table:table-cell>
          <table:table-cell table:style-name="ce5"/>
          <table:table-cell table:formula="of:=IF(ISERROR([.B491]);0;[.B491])" office:value-type="float" office:value="14">
            <text:p>14</text:p>
          </table:table-cell>
          <table:table-cell table:formula="of:=IF(ISERROR([.C491]);0;[.C491])" office:value-type="float" office:value="272">
            <text:p>272</text:p>
          </table:table-cell>
          <table:table-cell table:formula="of:=IF(ISERROR([.D491]);0;[.D491])" office:value-type="float" office:value="1849">
            <text:p>1849</text:p>
          </table:table-cell>
          <table:table-cell table:formula="of:=IF(ISERROR([.E491]);0;[.E491])" office:value-type="float" office:value="828">
            <text:p>828</text:p>
          </table:table-cell>
          <table:table-cell/>
          <table:table-cell table:style-name="ce9" table:formula="of:=[.G491]/[.G$1001]" office:value-type="percentage" office:value="0.0000283975659229209">
            <text:p>0,002840%</text:p>
          </table:table-cell>
          <table:table-cell table:style-name="ce9" table:formula="of:=[.H491]/[.H$1001]" office:value-type="percentage" office:value="0.0000215084288132289">
            <text:p>0,002151%</text:p>
          </table:table-cell>
          <table:table-cell table:style-name="ce9" table:formula="of:=[.I491]/[.I$1001]" office:value-type="percentage" office:value="0.000277257409887968">
            <text:p>0,027726%</text:p>
          </table:table-cell>
          <table:table-cell table:style-name="ce9" table:formula="of:=[.J491]/[.J$1001]" office:value-type="percentage" office:value="0.0000171426317687128">
            <text:p>0,001714%</text:p>
          </table:table-cell>
          <table:table-cell table:style-name="ce10" table:formula="of:=SUMPRODUCT([.B$1:.E$1];[.L491:.O491])" office:value-type="percentage" office:value="0.0000478403289402556">
            <text:p>0,004784032894025560%</text:p>
          </table:table-cell>
        </table:table-row>
        <table:table-row table:style-name="ro1">
          <table:table-cell office:value-type="string">
            <text:p>,e</text:p>
          </table:table-cell>
          <table:table-cell table:style-name="ce5" table:formula="of:=VLOOKUP([.$A492];[corpusies.$D$1:.$E$1000];2;0)" office:value-type="float" office:value="539">
            <text:p>539</text:p>
          </table:table-cell>
          <table:table-cell table:style-name="ce5" table:formula="of:=VLOOKUP([.$A492];[corpuscat.$D$1:.$E$1000];2;0)" office:value-type="float" office:value="11495">
            <text:p>11495</text:p>
          </table:table-cell>
          <table:table-cell table:style-name="ce5" table:formula="of:=VLOOKUP([.$A492];[corpusen.$D$1:.$E$1000];2;0)" office:value-type="float" office:value="29576">
            <text:p>29576</text:p>
          </table:table-cell>
          <table:table-cell table:style-name="ce5" table:formula="of:=VLOOKUP([.$A492];[corpuses.$D$1:.$E$1000];2;0)" office:value-type="float" office:value="60401">
            <text:p>60401</text:p>
          </table:table-cell>
          <table:table-cell table:style-name="ce5"/>
          <table:table-cell table:formula="of:=IF(ISERROR([.B492]);0;[.B492])" office:value-type="float" office:value="539">
            <text:p>539</text:p>
          </table:table-cell>
          <table:table-cell table:formula="of:=IF(ISERROR([.C492]);0;[.C492])" office:value-type="float" office:value="11495">
            <text:p>11495</text:p>
          </table:table-cell>
          <table:table-cell table:formula="of:=IF(ISERROR([.D492]);0;[.D492])" office:value-type="float" office:value="29576">
            <text:p>29576</text:p>
          </table:table-cell>
          <table:table-cell table:formula="of:=IF(ISERROR([.E492]);0;[.E492])" office:value-type="float" office:value="60401">
            <text:p>60401</text:p>
          </table:table-cell>
          <table:table-cell/>
          <table:table-cell table:style-name="ce9" table:formula="of:=[.G492]/[.G$1001]" office:value-type="percentage" office:value="0.00109330628803245">
            <text:p>0,109331%</text:p>
          </table:table-cell>
          <table:table-cell table:style-name="ce9" table:formula="of:=[.H492]/[.H$1001]" office:value-type="percentage" office:value="0.000908968342676716">
            <text:p>0,090897%</text:p>
          </table:table-cell>
          <table:table-cell table:style-name="ce9" table:formula="of:=[.I492]/[.I$1001]" office:value-type="percentage" office:value="0.0044349189588137">
            <text:p>0,443492%</text:p>
          </table:table-cell>
          <table:table-cell table:style-name="ce9" table:formula="of:=[.J492]/[.J$1001]" office:value-type="percentage" office:value="0.00125052186166911">
            <text:p>0,125052%</text:p>
          </table:table-cell>
          <table:table-cell table:style-name="ce10" table:formula="of:=SUMPRODUCT([.B$1:.E$1];[.L492:.O492])" office:value-type="percentage" office:value="0.00141933084359485">
            <text:p>0,141933084359485000%</text:p>
          </table:table-cell>
        </table:table-row>
        <table:table-row table:style-name="ro3">
          <table:table-cell office:value-type="string">
            <text:p>,d</text:p>
          </table:table-cell>
          <table:table-cell table:style-name="ce5" table:formula="of:=VLOOKUP([.$A493];[corpusies.$D$1:.$E$1000];2;0)" office:value-type="float" office:value="68">
            <text:p>68</text:p>
          </table:table-cell>
          <table:table-cell table:style-name="ce5" table:formula="of:=VLOOKUP([.$A493];[corpuscat.$D$1:.$E$1000];2;0)" office:value-type="float" office:value="2610">
            <text:p>2610</text:p>
          </table:table-cell>
          <table:table-cell table:style-name="ce5" table:formula="of:=VLOOKUP([.$A493];[corpusen.$D$1:.$E$1000];2;0)" office:value-type="float" office:value="24307">
            <text:p>24307</text:p>
          </table:table-cell>
          <table:table-cell table:style-name="ce5" table:formula="of:=VLOOKUP([.$A493];[corpuses.$D$1:.$E$1000];2;0)" office:value-type="float" office:value="14599">
            <text:p>14599</text:p>
          </table:table-cell>
          <table:table-cell table:style-name="ce5"/>
          <table:table-cell table:formula="of:=IF(ISERROR([.B493]);0;[.B493])" office:value-type="float" office:value="68">
            <text:p>68</text:p>
          </table:table-cell>
          <table:table-cell table:formula="of:=IF(ISERROR([.C493]);0;[.C493])" office:value-type="float" office:value="2610">
            <text:p>2610</text:p>
          </table:table-cell>
          <table:table-cell table:formula="of:=IF(ISERROR([.D493]);0;[.D493])" office:value-type="float" office:value="24307">
            <text:p>24307</text:p>
          </table:table-cell>
          <table:table-cell table:formula="of:=IF(ISERROR([.E493]);0;[.E493])" office:value-type="float" office:value="14599">
            <text:p>14599</text:p>
          </table:table-cell>
          <table:table-cell/>
          <table:table-cell table:style-name="ce9" table:formula="of:=[.G493]/[.G$1001]" office:value-type="percentage" office:value="0.000137931034482759">
            <text:p>0,013793%</text:p>
          </table:table-cell>
          <table:table-cell table:style-name="ce9" table:formula="of:=[.H493]/[.H$1001]" office:value-type="percentage" office:value="0.000206386026479881">
            <text:p>0,020639%</text:p>
          </table:table-cell>
          <table:table-cell table:style-name="ce9" table:formula="of:=[.I493]/[.I$1001]" office:value-type="percentage" office:value="0.00364483280808374">
            <text:p>0,364483%</text:p>
          </table:table-cell>
          <table:table-cell table:style-name="ce9" table:formula="of:=[.J493]/[.J$1001]" office:value-type="percentage" office:value="0.000302252755062123">
            <text:p>0,030225%</text:p>
          </table:table-cell>
          <table:table-cell table:style-name="ce10" table:formula="of:=SUMPRODUCT([.B$1:.E$1];[.L493:.O493])" office:value-type="percentage" office:value="0.000558454225615803">
            <text:p>0,055845422561580300%</text:p>
          </table:table-cell>
        </table:table-row>
        <table:table-row table:style-name="ro3">
          <table:table-cell office:value-type="string">
            <text:p>,ç</text:p>
          </table:table-cell>
          <table:table-cell table:style-name="ce5" table:formula="of:=VLOOKUP([.$A494];[corpusies.$D$1:.$E$1000];2;0)" office:value-type="float" office:value="1">
            <text:p>1</text:p>
          </table:table-cell>
          <table:table-cell table:style-name="ce5" table:formula="of:=VLOOKUP([.$A494];[corpuscat.$D$1:.$E$1000];2;0)" office:value-type="float" office:value="267">
            <text:p>267</text:p>
          </table:table-cell>
          <table:table-cell table:style-name="ce5" table:formula="of:=VLOOKUP([.$A494];[corpusen.$D$1:.$E$1000];2;0)" office:value-type="float" office:value="0">
            <text:p>#N/D</text:p>
          </table:table-cell>
          <table:table-cell table:style-name="ce5" table:formula="of:=VLOOKUP([.$A494];[corpuses.$D$1:.$E$1000];2;0)" office:value-type="float" office:value="8">
            <text:p>8</text:p>
          </table:table-cell>
          <table:table-cell table:style-name="ce5"/>
          <table:table-cell table:formula="of:=IF(ISERROR([.B494]);0;[.B494])" office:value-type="float" office:value="1">
            <text:p>1</text:p>
          </table:table-cell>
          <table:table-cell table:formula="of:=IF(ISERROR([.C494]);0;[.C494])" office:value-type="float" office:value="267">
            <text:p>267</text:p>
          </table:table-cell>
          <table:table-cell table:formula="of:=IF(ISERROR([.D494]);0;[.D494])" office:value-type="float" office:value="0">
            <text:p>0</text:p>
          </table:table-cell>
          <table:table-cell table:formula="of:=IF(ISERROR([.E494]);0;[.E494])" office:value-type="float" office:value="8">
            <text:p>8</text:p>
          </table:table-cell>
          <table:table-cell/>
          <table:table-cell table:style-name="ce9" table:formula="of:=[.G494]/[.G$1001]" office:value-type="percentage" office:value="0.00000202839756592292">
            <text:p>0,000203%</text:p>
          </table:table-cell>
          <table:table-cell table:style-name="ce9" table:formula="of:=[.H494]/[.H$1001]" office:value-type="percentage" office:value="0.000021113053283574">
            <text:p>0,002111%</text:p>
          </table:table-cell>
          <table:table-cell table:style-name="ce9" table:formula="of:=[.I494]/[.I$1001]" office:value-type="percentage" office:value="0">
            <text:p>0,000000%</text:p>
          </table:table-cell>
          <table:table-cell table:style-name="ce9" table:formula="of:=[.J494]/[.J$1001]" office:value-type="percentage" office:value="0.000000165629292451331">
            <text:p>0,000017%</text:p>
          </table:table-cell>
          <table:table-cell table:style-name="ce10" table:formula="of:=SUMPRODUCT([.B$1:.E$1];[.L494:.O494])" office:value-type="percentage" office:value="0.00000699212404258448">
            <text:p>0,000699212404258448%</text:p>
          </table:table-cell>
        </table:table-row>
        <table:table-row table:style-name="ro3">
          <table:table-cell office:value-type="string">
            <text:p>,c</text:p>
          </table:table-cell>
          <table:table-cell table:style-name="ce5" table:formula="of:=VLOOKUP([.$A495];[corpusies.$D$1:.$E$1000];2;0)" office:value-type="float" office:value="104">
            <text:p>104</text:p>
          </table:table-cell>
          <table:table-cell table:style-name="ce5" table:formula="of:=VLOOKUP([.$A495];[corpuscat.$D$1:.$E$1000];2;0)" office:value-type="float" office:value="4229">
            <text:p>4229</text:p>
          </table:table-cell>
          <table:table-cell table:style-name="ce5" table:formula="of:=VLOOKUP([.$A495];[corpusen.$D$1:.$E$1000];2;0)" office:value-type="float" office:value="296">
            <text:p>296</text:p>
          </table:table-cell>
          <table:table-cell table:style-name="ce5" table:formula="of:=VLOOKUP([.$A495];[corpuses.$D$1:.$E$1000];2;0)" office:value-type="float" office:value="2439">
            <text:p>2439</text:p>
          </table:table-cell>
          <table:table-cell table:style-name="ce5"/>
          <table:table-cell table:formula="of:=IF(ISERROR([.B495]);0;[.B495])" office:value-type="float" office:value="104">
            <text:p>104</text:p>
          </table:table-cell>
          <table:table-cell table:formula="of:=IF(ISERROR([.C495]);0;[.C495])" office:value-type="float" office:value="4229">
            <text:p>4229</text:p>
          </table:table-cell>
          <table:table-cell table:formula="of:=IF(ISERROR([.D495]);0;[.D495])" office:value-type="float" office:value="296">
            <text:p>296</text:p>
          </table:table-cell>
          <table:table-cell table:formula="of:=IF(ISERROR([.E495]);0;[.E495])" office:value-type="float" office:value="2439">
            <text:p>2439</text:p>
          </table:table-cell>
          <table:table-cell/>
          <table:table-cell table:style-name="ce9" table:formula="of:=[.G495]/[.G$1001]" office:value-type="percentage" office:value="0.000210953346855984">
            <text:p>0,021095%</text:p>
          </table:table-cell>
          <table:table-cell table:style-name="ce9" table:formula="of:=[.H495]/[.H$1001]" office:value-type="percentage" office:value="0.000334408622982152">
            <text:p>0,033441%</text:p>
          </table:table-cell>
          <table:table-cell table:style-name="ce9" table:formula="of:=[.I495]/[.I$1001]" office:value-type="percentage" office:value="0.0000443851775699505">
            <text:p>0,004439%</text:p>
          </table:table-cell>
          <table:table-cell table:style-name="ce9" table:formula="of:=[.J495]/[.J$1001]" office:value-type="percentage" office:value="0.0000504962305360996">
            <text:p>0,005050%</text:p>
          </table:table-cell>
          <table:table-cell table:style-name="ce10" table:formula="of:=SUMPRODUCT([.B$1:.E$1];[.L495:.O495])" office:value-type="percentage" office:value="0.000183195977869266">
            <text:p>0,018319597786926600%</text:p>
          </table:table-cell>
        </table:table-row>
        <table:table-row table:style-name="ro3">
          <table:table-cell office:value-type="string">
            <text:p>,b</text:p>
          </table:table-cell>
          <table:table-cell table:style-name="ce5" table:formula="of:=VLOOKUP([.$A496];[corpusies.$D$1:.$E$1000];2;0)" office:value-type="float" office:value="21">
            <text:p>21</text:p>
          </table:table-cell>
          <table:table-cell table:style-name="ce5" table:formula="of:=VLOOKUP([.$A496];[corpuscat.$D$1:.$E$1000];2;0)" office:value-type="float" office:value="494">
            <text:p>494</text:p>
          </table:table-cell>
          <table:table-cell table:style-name="ce5" table:formula="of:=VLOOKUP([.$A496];[corpusen.$D$1:.$E$1000];2;0)" office:value-type="float" office:value="763">
            <text:p>763</text:p>
          </table:table-cell>
          <table:table-cell table:style-name="ce5" table:formula="of:=VLOOKUP([.$A496];[corpuses.$D$1:.$E$1000];2;0)" office:value-type="float" office:value="1056">
            <text:p>1056</text:p>
          </table:table-cell>
          <table:table-cell table:style-name="ce5"/>
          <table:table-cell table:formula="of:=IF(ISERROR([.B496]);0;[.B496])" office:value-type="float" office:value="21">
            <text:p>21</text:p>
          </table:table-cell>
          <table:table-cell table:formula="of:=IF(ISERROR([.C496]);0;[.C496])" office:value-type="float" office:value="494">
            <text:p>494</text:p>
          </table:table-cell>
          <table:table-cell table:formula="of:=IF(ISERROR([.D496]);0;[.D496])" office:value-type="float" office:value="763">
            <text:p>763</text:p>
          </table:table-cell>
          <table:table-cell table:formula="of:=IF(ISERROR([.E496]);0;[.E496])" office:value-type="float" office:value="1056">
            <text:p>1056</text:p>
          </table:table-cell>
          <table:table-cell/>
          <table:table-cell table:style-name="ce9" table:formula="of:=[.G496]/[.G$1001]" office:value-type="percentage" office:value="0.0000425963488843813">
            <text:p>0,004260%</text:p>
          </table:table-cell>
          <table:table-cell table:style-name="ce9" table:formula="of:=[.H496]/[.H$1001]" office:value-type="percentage" office:value="0.0000390631023299085">
            <text:p>0,003906%</text:p>
          </table:table-cell>
          <table:table-cell table:style-name="ce9" table:formula="of:=[.I496]/[.I$1001]" office:value-type="percentage" office:value="0.000114411792182001">
            <text:p>0,011441%</text:p>
          </table:table-cell>
          <table:table-cell table:style-name="ce9" table:formula="of:=[.J496]/[.J$1001]" office:value-type="percentage" office:value="0.0000218630666035757">
            <text:p>0,002186%</text:p>
          </table:table-cell>
          <table:table-cell table:style-name="ce10" table:formula="of:=SUMPRODUCT([.B$1:.E$1];[.L496:.O496])" office:value-type="percentage" office:value="0.0000424979345635597">
            <text:p>0,004249793456355970%</text:p>
          </table:table-cell>
        </table:table-row>
        <table:table-row table:style-name="ro1">
          <table:table-cell office:value-type="string">
            <text:p>,a</text:p>
          </table:table-cell>
          <table:table-cell table:style-name="ce5" table:formula="of:=VLOOKUP([.$A497];[corpusies.$D$1:.$E$1000];2;0)" office:value-type="float" office:value="570">
            <text:p>570</text:p>
          </table:table-cell>
          <table:table-cell table:style-name="ce5" table:formula="of:=VLOOKUP([.$A497];[corpuscat.$D$1:.$E$1000];2;0)" office:value-type="float" office:value="41513">
            <text:p>41513</text:p>
          </table:table-cell>
          <table:table-cell table:style-name="ce5" table:formula="of:=VLOOKUP([.$A497];[corpusen.$D$1:.$E$1000];2;0)" office:value-type="float" office:value="2501">
            <text:p>2501</text:p>
          </table:table-cell>
          <table:table-cell table:style-name="ce5" table:formula="of:=VLOOKUP([.$A497];[corpuses.$D$1:.$E$1000];2;0)" office:value-type="float" office:value="131296">
            <text:p>131296</text:p>
          </table:table-cell>
          <table:table-cell table:style-name="ce5"/>
          <table:table-cell table:formula="of:=IF(ISERROR([.B497]);0;[.B497])" office:value-type="float" office:value="570">
            <text:p>570</text:p>
          </table:table-cell>
          <table:table-cell table:formula="of:=IF(ISERROR([.C497]);0;[.C497])" office:value-type="float" office:value="41513">
            <text:p>41513</text:p>
          </table:table-cell>
          <table:table-cell table:formula="of:=IF(ISERROR([.D497]);0;[.D497])" office:value-type="float" office:value="2501">
            <text:p>2501</text:p>
          </table:table-cell>
          <table:table-cell table:formula="of:=IF(ISERROR([.E497]);0;[.E497])" office:value-type="float" office:value="131296">
            <text:p>131296</text:p>
          </table:table-cell>
          <table:table-cell/>
          <table:table-cell table:style-name="ce9" table:formula="of:=[.G497]/[.G$1001]" office:value-type="percentage" office:value="0.00115618661257607">
            <text:p>0,115619%</text:p>
          </table:table-cell>
          <table:table-cell table:style-name="ce9" table:formula="of:=[.H497]/[.H$1001]" office:value-type="percentage" office:value="0.00328264487251314">
            <text:p>0,328264%</text:p>
          </table:table-cell>
          <table:table-cell table:style-name="ce9" table:formula="of:=[.I497]/[.I$1001]" office:value-type="percentage" office:value="0.000375024760481237">
            <text:p>0,037502%</text:p>
          </table:table-cell>
          <table:table-cell table:style-name="ce9" table:formula="of:=[.J497]/[.J$1001]" office:value-type="percentage" office:value="0.00271830794771125">
            <text:p>0,271831%</text:p>
          </table:table-cell>
          <table:table-cell table:style-name="ce10" table:formula="of:=SUMPRODUCT([.B$1:.E$1];[.L497:.O497])" office:value-type="percentage" office:value="0.00218464430588826">
            <text:p>0,218464430588826000%</text:p>
          </table:table-cell>
        </table:table-row>
        <table:table-row table:style-name="ro1">
          <table:table-cell office:value-type="string">
            <text:p>,&lt;</text:p>
          </table:table-cell>
          <table:table-cell table:style-name="ce5" table:formula="of:=VLOOKUP([.$A498];[corpusies.$D$1:.$E$1000];2;0)" office:value-type="float" office:value="0">
            <text:p>#N/D</text:p>
          </table:table-cell>
          <table:table-cell table:style-name="ce5" table:formula="of:=VLOOKUP([.$A498];[corpuscat.$D$1:.$E$1000];2;0)" office:value-type="float" office:value="0">
            <text:p>#N/D</text:p>
          </table:table-cell>
          <table:table-cell table:style-name="ce5" table:formula="of:=VLOOKUP([.$A498];[corpusen.$D$1:.$E$1000];2;0)" office:value-type="float" office:value="0">
            <text:p>#N/D</text:p>
          </table:table-cell>
          <table:table-cell table:style-name="ce5" table:formula="of:=VLOOKUP([.$A498];[corpuses.$D$1:.$E$1000];2;0)" office:value-type="float" office:value="1">
            <text:p>1</text:p>
          </table:table-cell>
          <table:table-cell table:style-name="ce5"/>
          <table:table-cell table:formula="of:=IF(ISERROR([.B498]);0;[.B498])" office:value-type="float" office:value="0">
            <text:p>0</text:p>
          </table:table-cell>
          <table:table-cell table:formula="of:=IF(ISERROR([.C498]);0;[.C498])" office:value-type="float" office:value="0">
            <text:p>0</text:p>
          </table:table-cell>
          <table:table-cell table:formula="of:=IF(ISERROR([.D498]);0;[.D498])" office:value-type="float" office:value="0">
            <text:p>0</text:p>
          </table:table-cell>
          <table:table-cell table:formula="of:=IF(ISERROR([.E498]);0;[.E498])" office:value-type="float" office:value="1">
            <text:p>1</text:p>
          </table:table-cell>
          <table:table-cell/>
          <table:table-cell table:style-name="ce9" table:formula="of:=[.G498]/[.G$1001]" office:value-type="percentage" office:value="0">
            <text:p>0,000000%</text:p>
          </table:table-cell>
          <table:table-cell table:style-name="ce9" table:formula="of:=[.H498]/[.H$1001]" office:value-type="percentage" office:value="0">
            <text:p>0,000000%</text:p>
          </table:table-cell>
          <table:table-cell table:style-name="ce9" table:formula="of:=[.I498]/[.I$1001]" office:value-type="percentage" office:value="0">
            <text:p>0,000000%</text:p>
          </table:table-cell>
          <table:table-cell table:style-name="ce9" table:formula="of:=[.J498]/[.J$1001]" office:value-type="percentage" office:value="0.0000000207036615564164">
            <text:p>0,000002%</text:p>
          </table:table-cell>
          <table:table-cell table:style-name="ce10" table:formula="of:=SUMPRODUCT([.B$1:.E$1];[.L498:.O498])" office:value-type="percentage" office:value="0.00000000621109846692492">
            <text:p>0,000000621109846692%</text:p>
          </table:table-cell>
        </table:table-row>
        <table:table-row table:style-name="ro1">
          <table:table-cell office:value-type="string">
            <text:p>,´</text:p>
          </table:table-cell>
          <table:table-cell table:style-name="ce5" table:formula="of:=VLOOKUP([.$A499];[corpusies.$D$1:.$E$1000];2;0)" office:value-type="float" office:value="0">
            <text:p>#N/D</text:p>
          </table:table-cell>
          <table:table-cell table:style-name="ce5" table:formula="of:=VLOOKUP([.$A499];[corpuscat.$D$1:.$E$1000];2;0)" office:value-type="float" office:value="1">
            <text:p>1</text:p>
          </table:table-cell>
          <table:table-cell table:style-name="ce5" table:formula="of:=VLOOKUP([.$A499];[corpusen.$D$1:.$E$1000];2;0)" office:value-type="float" office:value="0">
            <text:p>#N/D</text:p>
          </table:table-cell>
          <table:table-cell table:style-name="ce5" table:formula="of:=VLOOKUP([.$A499];[corpuses.$D$1:.$E$1000];2;0)" office:value-type="float" office:value="3">
            <text:p>3</text:p>
          </table:table-cell>
          <table:table-cell table:style-name="ce5"/>
          <table:table-cell table:formula="of:=IF(ISERROR([.B499]);0;[.B499])" office:value-type="float" office:value="0">
            <text:p>0</text:p>
          </table:table-cell>
          <table:table-cell table:formula="of:=IF(ISERROR([.C499]);0;[.C499])" office:value-type="float" office:value="1">
            <text:p>1</text:p>
          </table:table-cell>
          <table:table-cell table:formula="of:=IF(ISERROR([.D499]);0;[.D499])" office:value-type="float" office:value="0">
            <text:p>0</text:p>
          </table:table-cell>
          <table:table-cell table:formula="of:=IF(ISERROR([.E499]);0;[.E499])" office:value-type="float" office:value="3">
            <text:p>3</text:p>
          </table:table-cell>
          <table:table-cell/>
          <table:table-cell table:style-name="ce9" table:formula="of:=[.G499]/[.G$1001]" office:value-type="percentage" office:value="0">
            <text:p>0,000000%</text:p>
          </table:table-cell>
          <table:table-cell table:style-name="ce9" table:formula="of:=[.H499]/[.H$1001]" office:value-type="percentage" office:value="0.0000000790751059309888">
            <text:p>0,000008%</text:p>
          </table:table-cell>
          <table:table-cell table:style-name="ce9" table:formula="of:=[.I499]/[.I$1001]" office:value-type="percentage" office:value="0">
            <text:p>0,000000%</text:p>
          </table:table-cell>
          <table:table-cell table:style-name="ce9" table:formula="of:=[.J499]/[.J$1001]" office:value-type="percentage" office:value="0.0000000621109846692492">
            <text:p>0,000006%</text:p>
          </table:table-cell>
          <table:table-cell table:style-name="ce10" table:formula="of:=SUMPRODUCT([.B$1:.E$1];[.L499:.O499])" office:value-type="percentage" office:value="0.0000000423558271800714">
            <text:p>0,000004235582718007%</text:p>
          </table:table-cell>
        </table:table-row>
        <table:table-row table:style-name="ro1">
          <table:table-cell office:value-type="string">
            <text:p>,`</text:p>
          </table:table-cell>
          <table:table-cell table:style-name="ce5" table:formula="of:=VLOOKUP([.$A500];[corpusies.$D$1:.$E$1000];2;0)" office:value-type="float" office:value="0">
            <text:p>#N/D</text:p>
          </table:table-cell>
          <table:table-cell table:style-name="ce5" table:formula="of:=VLOOKUP([.$A500];[corpuscat.$D$1:.$E$1000];2;0)" office:value-type="float" office:value="2">
            <text:p>2</text:p>
          </table:table-cell>
          <table:table-cell table:style-name="ce5" table:formula="of:=VLOOKUP([.$A500];[corpusen.$D$1:.$E$1000];2;0)" office:value-type="float" office:value="0">
            <text:p>#N/D</text:p>
          </table:table-cell>
          <table:table-cell table:style-name="ce5" table:formula="of:=VLOOKUP([.$A500];[corpuses.$D$1:.$E$1000];2;0)" office:value-type="float" office:value="0">
            <text:p>#N/D</text:p>
          </table:table-cell>
          <table:table-cell table:style-name="ce5"/>
          <table:table-cell table:formula="of:=IF(ISERROR([.B500]);0;[.B500])" office:value-type="float" office:value="0">
            <text:p>0</text:p>
          </table:table-cell>
          <table:table-cell table:formula="of:=IF(ISERROR([.C500]);0;[.C500])" office:value-type="float" office:value="2">
            <text:p>2</text:p>
          </table:table-cell>
          <table:table-cell table:formula="of:=IF(ISERROR([.D500]);0;[.D500])" office:value-type="float" office:value="0">
            <text:p>0</text:p>
          </table:table-cell>
          <table:table-cell table:formula="of:=IF(ISERROR([.E500]);0;[.E500])" office:value-type="float" office:value="0">
            <text:p>0</text:p>
          </table:table-cell>
          <table:table-cell/>
          <table:table-cell table:style-name="ce9" table:formula="of:=[.G500]/[.G$1001]" office:value-type="percentage" office:value="0">
            <text:p>0,000000%</text:p>
          </table:table-cell>
          <table:table-cell table:style-name="ce9" table:formula="of:=[.H500]/[.H$1001]" office:value-type="percentage" office:value="0.000000158150211861978">
            <text:p>0,000016%</text:p>
          </table:table-cell>
          <table:table-cell table:style-name="ce9" table:formula="of:=[.I500]/[.I$1001]" office:value-type="percentage" office:value="0">
            <text:p>0,000000%</text:p>
          </table:table-cell>
          <table:table-cell table:style-name="ce9" table:formula="of:=[.J500]/[.J$1001]" office:value-type="percentage" office:value="0">
            <text:p>0,000000%</text:p>
          </table:table-cell>
          <table:table-cell table:style-name="ce10" table:formula="of:=SUMPRODUCT([.B$1:.E$1];[.L500:.O500])" office:value-type="percentage" office:value="0.0000000474450635585933">
            <text:p>0,000004744506355859%</text:p>
          </table:table-cell>
        </table:table-row>
        <table:table-row table:style-name="ro1">
          <table:table-cell office:value-type="string">
            <text:p>,-</text:p>
          </table:table-cell>
          <table:table-cell table:style-name="ce5" table:formula="of:=VLOOKUP([.$A501];[corpusies.$D$1:.$E$1000];2;0)" office:value-type="float" office:value="0">
            <text:p>#N/D</text:p>
          </table:table-cell>
          <table:table-cell table:style-name="ce5" table:formula="of:=VLOOKUP([.$A501];[corpuscat.$D$1:.$E$1000];2;0)" office:value-type="float" office:value="139">
            <text:p>139</text:p>
          </table:table-cell>
          <table:table-cell table:style-name="ce5" table:formula="of:=VLOOKUP([.$A501];[corpusen.$D$1:.$E$1000];2;0)" office:value-type="float" office:value="377">
            <text:p>377</text:p>
          </table:table-cell>
          <table:table-cell table:style-name="ce5" table:formula="of:=VLOOKUP([.$A501];[corpuses.$D$1:.$E$1000];2;0)" office:value-type="float" office:value="336">
            <text:p>336</text:p>
          </table:table-cell>
          <table:table-cell table:style-name="ce5"/>
          <table:table-cell table:formula="of:=IF(ISERROR([.B501]);0;[.B501])" office:value-type="float" office:value="0">
            <text:p>0</text:p>
          </table:table-cell>
          <table:table-cell table:formula="of:=IF(ISERROR([.C501]);0;[.C501])" office:value-type="float" office:value="139">
            <text:p>139</text:p>
          </table:table-cell>
          <table:table-cell table:formula="of:=IF(ISERROR([.D501]);0;[.D501])" office:value-type="float" office:value="377">
            <text:p>377</text:p>
          </table:table-cell>
          <table:table-cell table:formula="of:=IF(ISERROR([.E501]);0;[.E501])" office:value-type="float" office:value="336">
            <text:p>336</text:p>
          </table:table-cell>
          <table:table-cell/>
          <table:table-cell table:style-name="ce9" table:formula="of:=[.G501]/[.G$1001]" office:value-type="percentage" office:value="0">
            <text:p>0,000000%</text:p>
          </table:table-cell>
          <table:table-cell table:style-name="ce9" table:formula="of:=[.H501]/[.H$1001]" office:value-type="percentage" office:value="0.0000109914397244074">
            <text:p>0,001099%</text:p>
          </table:table-cell>
          <table:table-cell table:style-name="ce9" table:formula="of:=[.I501]/[.I$1001]" office:value-type="percentage" office:value="0.0000565311214319978">
            <text:p>0,005653%</text:p>
          </table:table-cell>
          <table:table-cell table:style-name="ce9" table:formula="of:=[.J501]/[.J$1001]" office:value-type="percentage" office:value="0.00000695643028295591">
            <text:p>0,000696%</text:p>
          </table:table-cell>
          <table:table-cell table:style-name="ce10" table:formula="of:=SUMPRODUCT([.B$1:.E$1];[.L501:.O501])" office:value-type="percentage" office:value="0.0000110374731454088">
            <text:p>0,001103747314540880%</text:p>
          </table:table-cell>
        </table:table-row>
        <table:table-row table:style-name="ro3">
          <table:table-cell office:value-type="string">
            <text:p>-z</text:p>
          </table:table-cell>
          <table:table-cell table:style-name="ce5" table:formula="of:=VLOOKUP([.$A502];[corpusies.$D$1:.$E$1000];2;0)" office:value-type="float" office:value="2">
            <text:p>2</text:p>
          </table:table-cell>
          <table:table-cell table:style-name="ce5" table:formula="of:=VLOOKUP([.$A502];[corpuscat.$D$1:.$E$1000];2;0)" office:value-type="float" office:value="122">
            <text:p>122</text:p>
          </table:table-cell>
          <table:table-cell table:style-name="ce5" table:formula="of:=VLOOKUP([.$A502];[corpusen.$D$1:.$E$1000];2;0)" office:value-type="float" office:value="2">
            <text:p>2</text:p>
          </table:table-cell>
          <table:table-cell table:style-name="ce5" table:formula="of:=VLOOKUP([.$A502];[corpuses.$D$1:.$E$1000];2;0)" office:value-type="float" office:value="758">
            <text:p>758</text:p>
          </table:table-cell>
          <table:table-cell table:style-name="ce5"/>
          <table:table-cell table:formula="of:=IF(ISERROR([.B502]);0;[.B502])" office:value-type="float" office:value="2">
            <text:p>2</text:p>
          </table:table-cell>
          <table:table-cell table:formula="of:=IF(ISERROR([.C502]);0;[.C502])" office:value-type="float" office:value="122">
            <text:p>122</text:p>
          </table:table-cell>
          <table:table-cell table:formula="of:=IF(ISERROR([.D502]);0;[.D502])" office:value-type="float" office:value="2">
            <text:p>2</text:p>
          </table:table-cell>
          <table:table-cell table:formula="of:=IF(ISERROR([.E502]);0;[.E502])" office:value-type="float" office:value="758">
            <text:p>758</text:p>
          </table:table-cell>
          <table:table-cell/>
          <table:table-cell table:style-name="ce9" table:formula="of:=[.G502]/[.G$1001]" office:value-type="percentage" office:value="0.00000405679513184584">
            <text:p>0,000406%</text:p>
          </table:table-cell>
          <table:table-cell table:style-name="ce9" table:formula="of:=[.H502]/[.H$1001]" office:value-type="percentage" office:value="0.00000964716292358063">
            <text:p>0,000965%</text:p>
          </table:table-cell>
          <table:table-cell table:style-name="ce9" table:formula="of:=[.I502]/[.I$1001]" office:value-type="percentage" office:value="0.000000299899848445612">
            <text:p>0,000030%</text:p>
          </table:table-cell>
          <table:table-cell table:style-name="ce9" table:formula="of:=[.J502]/[.J$1001]" office:value-type="percentage" office:value="0.0000156933754597636">
            <text:p>0,001569%</text:p>
          </table:table-cell>
          <table:table-cell table:style-name="ce10" table:formula="of:=SUMPRODUCT([.B$1:.E$1];[.L502:.O502])" office:value-type="percentage" office:value="0.00000884919003940159">
            <text:p>0,000884919003940159%</text:p>
          </table:table-cell>
        </table:table-row>
        <table:table-row table:style-name="ro3">
          <table:table-cell office:value-type="string">
            <text:p>-y</text:p>
          </table:table-cell>
          <table:table-cell table:style-name="ce5" table:formula="of:=VLOOKUP([.$A503];[corpusies.$D$1:.$E$1000];2;0)" office:value-type="float" office:value="5">
            <text:p>5</text:p>
          </table:table-cell>
          <table:table-cell table:style-name="ce5" table:formula="of:=VLOOKUP([.$A503];[corpuscat.$D$1:.$E$1000];2;0)" office:value-type="float" office:value="193">
            <text:p>193</text:p>
          </table:table-cell>
          <table:table-cell table:style-name="ce5" table:formula="of:=VLOOKUP([.$A503];[corpusen.$D$1:.$E$1000];2;0)" office:value-type="float" office:value="1124">
            <text:p>1124</text:p>
          </table:table-cell>
          <table:table-cell table:style-name="ce5" table:formula="of:=VLOOKUP([.$A503];[corpuses.$D$1:.$E$1000];2;0)" office:value-type="float" office:value="932">
            <text:p>932</text:p>
          </table:table-cell>
          <table:table-cell table:style-name="ce5"/>
          <table:table-cell table:formula="of:=IF(ISERROR([.B503]);0;[.B503])" office:value-type="float" office:value="5">
            <text:p>5</text:p>
          </table:table-cell>
          <table:table-cell table:formula="of:=IF(ISERROR([.C503]);0;[.C503])" office:value-type="float" office:value="193">
            <text:p>193</text:p>
          </table:table-cell>
          <table:table-cell table:formula="of:=IF(ISERROR([.D503]);0;[.D503])" office:value-type="float" office:value="1124">
            <text:p>1124</text:p>
          </table:table-cell>
          <table:table-cell table:formula="of:=IF(ISERROR([.E503]);0;[.E503])" office:value-type="float" office:value="932">
            <text:p>932</text:p>
          </table:table-cell>
          <table:table-cell/>
          <table:table-cell table:style-name="ce9" table:formula="of:=[.G503]/[.G$1001]" office:value-type="percentage" office:value="0.0000101419878296146">
            <text:p>0,001014%</text:p>
          </table:table-cell>
          <table:table-cell table:style-name="ce9" table:formula="of:=[.H503]/[.H$1001]" office:value-type="percentage" office:value="0.0000152614954446808">
            <text:p>0,001526%</text:p>
          </table:table-cell>
          <table:table-cell table:style-name="ce9" table:formula="of:=[.I503]/[.I$1001]" office:value-type="percentage" office:value="0.000168543714826434">
            <text:p>0,016854%</text:p>
          </table:table-cell>
          <table:table-cell table:style-name="ce9" table:formula="of:=[.J503]/[.J$1001]" office:value-type="percentage" office:value="0.0000192958125705801">
            <text:p>0,001930%</text:p>
          </table:table-cell>
          <table:table-cell table:style-name="ce10" table:formula="of:=SUMPRODUCT([.B$1:.E$1];[.L503:.O503])" office:value-type="percentage" office:value="0.000030264160236106">
            <text:p>0,003026416023610600%</text:p>
          </table:table-cell>
        </table:table-row>
        <table:table-row table:style-name="ro3">
          <table:table-cell office:value-type="string">
            <text:p>-x</text:p>
          </table:table-cell>
          <table:table-cell table:style-name="ce5" table:formula="of:=VLOOKUP([.$A504];[corpusies.$D$1:.$E$1000];2;0)" office:value-type="float" office:value="26">
            <text:p>26</text:p>
          </table:table-cell>
          <table:table-cell table:style-name="ce5" table:formula="of:=VLOOKUP([.$A504];[corpuscat.$D$1:.$E$1000];2;0)" office:value-type="float" office:value="328">
            <text:p>328</text:p>
          </table:table-cell>
          <table:table-cell table:style-name="ce5" table:formula="of:=VLOOKUP([.$A504];[corpusen.$D$1:.$E$1000];2;0)" office:value-type="float" office:value="40">
            <text:p>40</text:p>
          </table:table-cell>
          <table:table-cell table:style-name="ce5" table:formula="of:=VLOOKUP([.$A504];[corpuses.$D$1:.$E$1000];2;0)" office:value-type="float" office:value="1721">
            <text:p>1721</text:p>
          </table:table-cell>
          <table:table-cell table:style-name="ce5"/>
          <table:table-cell table:formula="of:=IF(ISERROR([.B504]);0;[.B504])" office:value-type="float" office:value="26">
            <text:p>26</text:p>
          </table:table-cell>
          <table:table-cell table:formula="of:=IF(ISERROR([.C504]);0;[.C504])" office:value-type="float" office:value="328">
            <text:p>328</text:p>
          </table:table-cell>
          <table:table-cell table:formula="of:=IF(ISERROR([.D504]);0;[.D504])" office:value-type="float" office:value="40">
            <text:p>40</text:p>
          </table:table-cell>
          <table:table-cell table:formula="of:=IF(ISERROR([.E504]);0;[.E504])" office:value-type="float" office:value="1721">
            <text:p>1721</text:p>
          </table:table-cell>
          <table:table-cell/>
          <table:table-cell table:style-name="ce9" table:formula="of:=[.G504]/[.G$1001]" office:value-type="percentage" office:value="0.0000527383367139959">
            <text:p>0,005274%</text:p>
          </table:table-cell>
          <table:table-cell table:style-name="ce9" table:formula="of:=[.H504]/[.H$1001]" office:value-type="percentage" office:value="0.0000259366347453643">
            <text:p>0,002594%</text:p>
          </table:table-cell>
          <table:table-cell table:style-name="ce9" table:formula="of:=[.I504]/[.I$1001]" office:value-type="percentage" office:value="0.00000599799696891223">
            <text:p>0,000600%</text:p>
          </table:table-cell>
          <table:table-cell table:style-name="ce9" table:formula="of:=[.J504]/[.J$1001]" office:value-type="percentage" office:value="0.0000356310015385926">
            <text:p>0,003563%</text:p>
          </table:table-cell>
          <table:table-cell table:style-name="ce10" table:formula="of:=SUMPRODUCT([.B$1:.E$1];[.L504:.O504])" office:value-type="percentage" office:value="0.0000348915915962771">
            <text:p>0,003489159159627710%</text:p>
          </table:table-cell>
        </table:table-row>
        <table:table-row table:style-name="ro3">
          <table:table-cell office:value-type="string">
            <text:p>-w</text:p>
          </table:table-cell>
          <table:table-cell table:style-name="ce5" table:formula="of:=VLOOKUP([.$A505];[corpusies.$D$1:.$E$1000];2;0)" office:value-type="float" office:value="28">
            <text:p>28</text:p>
          </table:table-cell>
          <table:table-cell table:style-name="ce5" table:formula="of:=VLOOKUP([.$A505];[corpuscat.$D$1:.$E$1000];2;0)" office:value-type="float" office:value="131">
            <text:p>131</text:p>
          </table:table-cell>
          <table:table-cell table:style-name="ce5" table:formula="of:=VLOOKUP([.$A505];[corpusen.$D$1:.$E$1000];2;0)" office:value-type="float" office:value="799">
            <text:p>799</text:p>
          </table:table-cell>
          <table:table-cell table:style-name="ce5" table:formula="of:=VLOOKUP([.$A505];[corpuses.$D$1:.$E$1000];2;0)" office:value-type="float" office:value="917">
            <text:p>917</text:p>
          </table:table-cell>
          <table:table-cell table:style-name="ce5"/>
          <table:table-cell table:formula="of:=IF(ISERROR([.B505]);0;[.B505])" office:value-type="float" office:value="28">
            <text:p>28</text:p>
          </table:table-cell>
          <table:table-cell table:formula="of:=IF(ISERROR([.C505]);0;[.C505])" office:value-type="float" office:value="131">
            <text:p>131</text:p>
          </table:table-cell>
          <table:table-cell table:formula="of:=IF(ISERROR([.D505]);0;[.D505])" office:value-type="float" office:value="799">
            <text:p>799</text:p>
          </table:table-cell>
          <table:table-cell table:formula="of:=IF(ISERROR([.E505]);0;[.E505])" office:value-type="float" office:value="917">
            <text:p>917</text:p>
          </table:table-cell>
          <table:table-cell/>
          <table:table-cell table:style-name="ce9" table:formula="of:=[.G505]/[.G$1001]" office:value-type="percentage" office:value="0.0000567951318458418">
            <text:p>0,005680%</text:p>
          </table:table-cell>
          <table:table-cell table:style-name="ce9" table:formula="of:=[.H505]/[.H$1001]" office:value-type="percentage" office:value="0.0000103588388769595">
            <text:p>0,001036%</text:p>
          </table:table-cell>
          <table:table-cell table:style-name="ce9" table:formula="of:=[.I505]/[.I$1001]" office:value-type="percentage" office:value="0.000119809989454022">
            <text:p>0,011981%</text:p>
          </table:table-cell>
          <table:table-cell table:style-name="ce9" table:formula="of:=[.J505]/[.J$1001]" office:value-type="percentage" office:value="0.0000189852576472338">
            <text:p>0,001899%</text:p>
          </table:table-cell>
          <table:table-cell table:style-name="ce10" table:formula="of:=SUMPRODUCT([.B$1:.E$1];[.L505:.O505])" office:value-type="percentage" office:value="0.0000378227674564127">
            <text:p>0,003782276745641270%</text:p>
          </table:table-cell>
        </table:table-row>
        <table:table-row table:style-name="ro3">
          <table:table-cell office:value-type="string">
            <text:p>-v</text:p>
          </table:table-cell>
          <table:table-cell table:style-name="ce5" table:formula="of:=VLOOKUP([.$A506];[corpusies.$D$1:.$E$1000];2;0)" office:value-type="float" office:value="14">
            <text:p>14</text:p>
          </table:table-cell>
          <table:table-cell table:style-name="ce5" table:formula="of:=VLOOKUP([.$A506];[corpuscat.$D$1:.$E$1000];2;0)" office:value-type="float" office:value="863">
            <text:p>863</text:p>
          </table:table-cell>
          <table:table-cell table:style-name="ce5" table:formula="of:=VLOOKUP([.$A506];[corpusen.$D$1:.$E$1000];2;0)" office:value-type="float" office:value="45">
            <text:p>45</text:p>
          </table:table-cell>
          <table:table-cell table:style-name="ce5" table:formula="of:=VLOOKUP([.$A506];[corpuses.$D$1:.$E$1000];2;0)" office:value-type="float" office:value="1113">
            <text:p>1113</text:p>
          </table:table-cell>
          <table:table-cell table:style-name="ce5"/>
          <table:table-cell table:formula="of:=IF(ISERROR([.B506]);0;[.B506])" office:value-type="float" office:value="14">
            <text:p>14</text:p>
          </table:table-cell>
          <table:table-cell table:formula="of:=IF(ISERROR([.C506]);0;[.C506])" office:value-type="float" office:value="863">
            <text:p>863</text:p>
          </table:table-cell>
          <table:table-cell table:formula="of:=IF(ISERROR([.D506]);0;[.D506])" office:value-type="float" office:value="45">
            <text:p>45</text:p>
          </table:table-cell>
          <table:table-cell table:formula="of:=IF(ISERROR([.E506]);0;[.E506])" office:value-type="float" office:value="1113">
            <text:p>1113</text:p>
          </table:table-cell>
          <table:table-cell/>
          <table:table-cell table:style-name="ce9" table:formula="of:=[.G506]/[.G$1001]" office:value-type="percentage" office:value="0.0000283975659229209">
            <text:p>0,002840%</text:p>
          </table:table-cell>
          <table:table-cell table:style-name="ce9" table:formula="of:=[.H506]/[.H$1001]" office:value-type="percentage" office:value="0.0000682418164184433">
            <text:p>0,006824%</text:p>
          </table:table-cell>
          <table:table-cell table:style-name="ce9" table:formula="of:=[.I506]/[.I$1001]" office:value-type="percentage" office:value="0.00000674774659002626">
            <text:p>0,000675%</text:p>
          </table:table-cell>
          <table:table-cell table:style-name="ce9" table:formula="of:=[.J506]/[.J$1001]" office:value-type="percentage" office:value="0.0000230431753122914">
            <text:p>0,002304%</text:p>
          </table:table-cell>
          <table:table-cell table:style-name="ce10" table:formula="of:=SUMPRODUCT([.B$1:.E$1];[.L506:.O506])" office:value-type="percentage" office:value="0.0000365795419550993">
            <text:p>0,003657954195509930%</text:p>
          </table:table-cell>
        </table:table-row>
        <table:table-row table:style-name="ro1">
          <table:table-cell office:value-type="string">
            <text:p>-u</text:p>
          </table:table-cell>
          <table:table-cell table:style-name="ce5" table:formula="of:=VLOOKUP([.$A507];[corpusies.$D$1:.$E$1000];2;0)" office:value-type="float" office:value="23">
            <text:p>23</text:p>
          </table:table-cell>
          <table:table-cell table:style-name="ce5" table:formula="of:=VLOOKUP([.$A507];[corpuscat.$D$1:.$E$1000];2;0)" office:value-type="float" office:value="552">
            <text:p>552</text:p>
          </table:table-cell>
          <table:table-cell table:style-name="ce5" table:formula="of:=VLOOKUP([.$A507];[corpusen.$D$1:.$E$1000];2;0)" office:value-type="float" office:value="125">
            <text:p>125</text:p>
          </table:table-cell>
          <table:table-cell table:style-name="ce5" table:formula="of:=VLOOKUP([.$A507];[corpuses.$D$1:.$E$1000];2;0)" office:value-type="float" office:value="1436">
            <text:p>1436</text:p>
          </table:table-cell>
          <table:table-cell table:style-name="ce5"/>
          <table:table-cell table:formula="of:=IF(ISERROR([.B507]);0;[.B507])" office:value-type="float" office:value="23">
            <text:p>23</text:p>
          </table:table-cell>
          <table:table-cell table:formula="of:=IF(ISERROR([.C507]);0;[.C507])" office:value-type="float" office:value="552">
            <text:p>552</text:p>
          </table:table-cell>
          <table:table-cell table:formula="of:=IF(ISERROR([.D507]);0;[.D507])" office:value-type="float" office:value="125">
            <text:p>125</text:p>
          </table:table-cell>
          <table:table-cell table:formula="of:=IF(ISERROR([.E507]);0;[.E507])" office:value-type="float" office:value="1436">
            <text:p>1436</text:p>
          </table:table-cell>
          <table:table-cell/>
          <table:table-cell table:style-name="ce9" table:formula="of:=[.G507]/[.G$1001]" office:value-type="percentage" office:value="0.0000466531440162272">
            <text:p>0,004665%</text:p>
          </table:table-cell>
          <table:table-cell table:style-name="ce9" table:formula="of:=[.H507]/[.H$1001]" office:value-type="percentage" office:value="0.0000436494584739058">
            <text:p>0,004365%</text:p>
          </table:table-cell>
          <table:table-cell table:style-name="ce9" table:formula="of:=[.I507]/[.I$1001]" office:value-type="percentage" office:value="0.0000187437405278507">
            <text:p>0,001874%</text:p>
          </table:table-cell>
          <table:table-cell table:style-name="ce9" table:formula="of:=[.J507]/[.J$1001]" office:value-type="percentage" office:value="0.0000297304579950139">
            <text:p>0,002973%</text:p>
          </table:table-cell>
          <table:table-cell table:style-name="ce10" table:formula="of:=SUMPRODUCT([.B$1:.E$1];[.L507:.O507])" office:value-type="percentage" office:value="0.0000378842921983292">
            <text:p>0,003788429219832920%</text:p>
          </table:table-cell>
        </table:table-row>
        <table:table-row table:style-name="ro1">
          <table:table-cell office:value-type="string">
            <text:p>-t</text:p>
          </table:table-cell>
          <table:table-cell table:style-name="ce5" table:formula="of:=VLOOKUP([.$A508];[corpusies.$D$1:.$E$1000];2;0)" office:value-type="float" office:value="142">
            <text:p>142</text:p>
          </table:table-cell>
          <table:table-cell table:style-name="ce5" table:formula="of:=VLOOKUP([.$A508];[corpuscat.$D$1:.$E$1000];2;0)" office:value-type="float" office:value="3530">
            <text:p>3530</text:p>
          </table:table-cell>
          <table:table-cell table:style-name="ce5" table:formula="of:=VLOOKUP([.$A508];[corpusen.$D$1:.$E$1000];2;0)" office:value-type="float" office:value="1969">
            <text:p>1969</text:p>
          </table:table-cell>
          <table:table-cell table:style-name="ce5" table:formula="of:=VLOOKUP([.$A508];[corpuses.$D$1:.$E$1000];2;0)" office:value-type="float" office:value="3837">
            <text:p>3837</text:p>
          </table:table-cell>
          <table:table-cell table:style-name="ce5"/>
          <table:table-cell table:formula="of:=IF(ISERROR([.B508]);0;[.B508])" office:value-type="float" office:value="142">
            <text:p>142</text:p>
          </table:table-cell>
          <table:table-cell table:formula="of:=IF(ISERROR([.C508]);0;[.C508])" office:value-type="float" office:value="3530">
            <text:p>3530</text:p>
          </table:table-cell>
          <table:table-cell table:formula="of:=IF(ISERROR([.D508]);0;[.D508])" office:value-type="float" office:value="1969">
            <text:p>1969</text:p>
          </table:table-cell>
          <table:table-cell table:formula="of:=IF(ISERROR([.E508]);0;[.E508])" office:value-type="float" office:value="3837">
            <text:p>3837</text:p>
          </table:table-cell>
          <table:table-cell/>
          <table:table-cell table:style-name="ce9" table:formula="of:=[.G508]/[.G$1001]" office:value-type="percentage" office:value="0.000288032454361055">
            <text:p>0,028803%</text:p>
          </table:table-cell>
          <table:table-cell table:style-name="ce9" table:formula="of:=[.H508]/[.H$1001]" office:value-type="percentage" office:value="0.00027913512393639">
            <text:p>0,027914%</text:p>
          </table:table-cell>
          <table:table-cell table:style-name="ce9" table:formula="of:=[.I508]/[.I$1001]" office:value-type="percentage" office:value="0.000295251400794705">
            <text:p>0,029525%</text:p>
          </table:table-cell>
          <table:table-cell table:style-name="ce9" table:formula="of:=[.J508]/[.J$1001]" office:value-type="percentage" office:value="0.0000794399493919697">
            <text:p>0,007944%</text:p>
          </table:table-cell>
          <table:table-cell table:style-name="ce10" table:formula="of:=SUMPRODUCT([.B$1:.E$1];[.L508:.O508])" office:value-type="percentage" office:value="0.000223507398386295">
            <text:p>0,022350739838629500%</text:p>
          </table:table-cell>
        </table:table-row>
        <table:table-row table:style-name="ro1">
          <table:table-cell office:value-type="string">
            <text:p>-s</text:p>
          </table:table-cell>
          <table:table-cell table:style-name="ce5" table:formula="of:=VLOOKUP([.$A509];[corpusies.$D$1:.$E$1000];2;0)" office:value-type="float" office:value="121">
            <text:p>121</text:p>
          </table:table-cell>
          <table:table-cell table:style-name="ce5" table:formula="of:=VLOOKUP([.$A509];[corpuscat.$D$1:.$E$1000];2;0)" office:value-type="float" office:value="6884">
            <text:p>6884</text:p>
          </table:table-cell>
          <table:table-cell table:style-name="ce5" table:formula="of:=VLOOKUP([.$A509];[corpusen.$D$1:.$E$1000];2;0)" office:value-type="float" office:value="1760">
            <text:p>1760</text:p>
          </table:table-cell>
          <table:table-cell table:style-name="ce5" table:formula="of:=VLOOKUP([.$A509];[corpuses.$D$1:.$E$1000];2;0)" office:value-type="float" office:value="6049">
            <text:p>6049</text:p>
          </table:table-cell>
          <table:table-cell table:style-name="ce5"/>
          <table:table-cell table:formula="of:=IF(ISERROR([.B509]);0;[.B509])" office:value-type="float" office:value="121">
            <text:p>121</text:p>
          </table:table-cell>
          <table:table-cell table:formula="of:=IF(ISERROR([.C509]);0;[.C509])" office:value-type="float" office:value="6884">
            <text:p>6884</text:p>
          </table:table-cell>
          <table:table-cell table:formula="of:=IF(ISERROR([.D509]);0;[.D509])" office:value-type="float" office:value="1760">
            <text:p>1760</text:p>
          </table:table-cell>
          <table:table-cell table:formula="of:=IF(ISERROR([.E509]);0;[.E509])" office:value-type="float" office:value="6049">
            <text:p>6049</text:p>
          </table:table-cell>
          <table:table-cell/>
          <table:table-cell table:style-name="ce9" table:formula="of:=[.G509]/[.G$1001]" office:value-type="percentage" office:value="0.000245436105476673">
            <text:p>0,024544%</text:p>
          </table:table-cell>
          <table:table-cell table:style-name="ce9" table:formula="of:=[.H509]/[.H$1001]" office:value-type="percentage" office:value="0.000544353029228927">
            <text:p>0,054435%</text:p>
          </table:table-cell>
          <table:table-cell table:style-name="ce9" table:formula="of:=[.I509]/[.I$1001]" office:value-type="percentage" office:value="0.000263911866632138">
            <text:p>0,026391%</text:p>
          </table:table-cell>
          <table:table-cell table:style-name="ce9" table:formula="of:=[.J509]/[.J$1001]" office:value-type="percentage" office:value="0.000125236448754763">
            <text:p>0,012524%</text:p>
          </table:table-cell>
          <table:table-cell table:style-name="ce10" table:formula="of:=SUMPRODUCT([.B$1:.E$1];[.L509:.O509])" office:value-type="percentage" office:value="0.000300898861701323">
            <text:p>0,030089886170132300%</text:p>
          </table:table-cell>
        </table:table-row>
        <table:table-row table:style-name="ro1">
          <table:table-cell office:value-type="string">
            <text:p>-r</text:p>
          </table:table-cell>
          <table:table-cell table:style-name="ce5" table:formula="of:=VLOOKUP([.$A510];[corpusies.$D$1:.$E$1000];2;0)" office:value-type="float" office:value="475">
            <text:p>475</text:p>
          </table:table-cell>
          <table:table-cell table:style-name="ce5" table:formula="of:=VLOOKUP([.$A510];[corpuscat.$D$1:.$E$1000];2;0)" office:value-type="float" office:value="7408">
            <text:p>7408</text:p>
          </table:table-cell>
          <table:table-cell table:style-name="ce5" table:formula="of:=VLOOKUP([.$A510];[corpusen.$D$1:.$E$1000];2;0)" office:value-type="float" office:value="1552">
            <text:p>1552</text:p>
          </table:table-cell>
          <table:table-cell table:style-name="ce5" table:formula="of:=VLOOKUP([.$A510];[corpuses.$D$1:.$E$1000];2;0)" office:value-type="float" office:value="3443">
            <text:p>3443</text:p>
          </table:table-cell>
          <table:table-cell table:style-name="ce5"/>
          <table:table-cell table:formula="of:=IF(ISERROR([.B510]);0;[.B510])" office:value-type="float" office:value="475">
            <text:p>475</text:p>
          </table:table-cell>
          <table:table-cell table:formula="of:=IF(ISERROR([.C510]);0;[.C510])" office:value-type="float" office:value="7408">
            <text:p>7408</text:p>
          </table:table-cell>
          <table:table-cell table:formula="of:=IF(ISERROR([.D510]);0;[.D510])" office:value-type="float" office:value="1552">
            <text:p>1552</text:p>
          </table:table-cell>
          <table:table-cell table:formula="of:=IF(ISERROR([.E510]);0;[.E510])" office:value-type="float" office:value="3443">
            <text:p>3443</text:p>
          </table:table-cell>
          <table:table-cell/>
          <table:table-cell table:style-name="ce9" table:formula="of:=[.G510]/[.G$1001]" office:value-type="percentage" office:value="0.000963488843813387">
            <text:p>0,096349%</text:p>
          </table:table-cell>
          <table:table-cell table:style-name="ce9" table:formula="of:=[.H510]/[.H$1001]" office:value-type="percentage" office:value="0.000585788384736765">
            <text:p>0,058579%</text:p>
          </table:table-cell>
          <table:table-cell table:style-name="ce9" table:formula="of:=[.I510]/[.I$1001]" office:value-type="percentage" office:value="0.000232722282393795">
            <text:p>0,023272%</text:p>
          </table:table-cell>
          <table:table-cell table:style-name="ce9" table:formula="of:=[.J510]/[.J$1001]" office:value-type="percentage" office:value="0.0000712827067387416">
            <text:p>0,007128%</text:p>
          </table:table-cell>
          <table:table-cell table:style-name="ce10" table:formula="of:=SUMPRODUCT([.B$1:.E$1];[.L510:.O510])" office:value-type="percentage" office:value="0.000509440208826048">
            <text:p>0,050944020882604800%</text:p>
          </table:table-cell>
        </table:table-row>
        <table:table-row table:style-name="ro1">
          <table:table-cell office:value-type="string">
            <text:p>-q</text:p>
          </table:table-cell>
          <table:table-cell table:style-name="ce5" table:formula="of:=VLOOKUP([.$A511];[corpusies.$D$1:.$E$1000];2;0)" office:value-type="float" office:value="1">
            <text:p>1</text:p>
          </table:table-cell>
          <table:table-cell table:style-name="ce5" table:formula="of:=VLOOKUP([.$A511];[corpuscat.$D$1:.$E$1000];2;0)" office:value-type="float" office:value="188">
            <text:p>188</text:p>
          </table:table-cell>
          <table:table-cell table:style-name="ce5" table:formula="of:=VLOOKUP([.$A511];[corpusen.$D$1:.$E$1000];2;0)" office:value-type="float" office:value="17">
            <text:p>17</text:p>
          </table:table-cell>
          <table:table-cell table:style-name="ce5" table:formula="of:=VLOOKUP([.$A511];[corpuses.$D$1:.$E$1000];2;0)" office:value-type="float" office:value="217">
            <text:p>217</text:p>
          </table:table-cell>
          <table:table-cell table:style-name="ce5"/>
          <table:table-cell table:formula="of:=IF(ISERROR([.B511]);0;[.B511])" office:value-type="float" office:value="1">
            <text:p>1</text:p>
          </table:table-cell>
          <table:table-cell table:formula="of:=IF(ISERROR([.C511]);0;[.C511])" office:value-type="float" office:value="188">
            <text:p>188</text:p>
          </table:table-cell>
          <table:table-cell table:formula="of:=IF(ISERROR([.D511]);0;[.D511])" office:value-type="float" office:value="17">
            <text:p>17</text:p>
          </table:table-cell>
          <table:table-cell table:formula="of:=IF(ISERROR([.E511]);0;[.E511])" office:value-type="float" office:value="217">
            <text:p>217</text:p>
          </table:table-cell>
          <table:table-cell/>
          <table:table-cell table:style-name="ce9" table:formula="of:=[.G511]/[.G$1001]" office:value-type="percentage" office:value="0.00000202839756592292">
            <text:p>0,000203%</text:p>
          </table:table-cell>
          <table:table-cell table:style-name="ce9" table:formula="of:=[.H511]/[.H$1001]" office:value-type="percentage" office:value="0.0000148661199150259">
            <text:p>0,001487%</text:p>
          </table:table-cell>
          <table:table-cell table:style-name="ce9" table:formula="of:=[.I511]/[.I$1001]" office:value-type="percentage" office:value="0.0000025491487117877">
            <text:p>0,000255%</text:p>
          </table:table-cell>
          <table:table-cell table:style-name="ce9" table:formula="of:=[.J511]/[.J$1001]" office:value-type="percentage" office:value="0.00000449269455774236">
            <text:p>0,000449%</text:p>
          </table:table-cell>
          <table:table-cell table:style-name="ce10" table:formula="of:=SUMPRODUCT([.B$1:.E$1];[.L511:.O511])" office:value-type="percentage" office:value="0.00000667107848278612">
            <text:p>0,000667107848278612%</text:p>
          </table:table-cell>
        </table:table-row>
        <table:table-row table:style-name="ro3">
          <table:table-cell office:value-type="string">
            <text:p>-p</text:p>
          </table:table-cell>
          <table:table-cell table:style-name="ce5" table:formula="of:=VLOOKUP([.$A512];[corpusies.$D$1:.$E$1000];2;0)" office:value-type="float" office:value="49">
            <text:p>49</text:p>
          </table:table-cell>
          <table:table-cell table:style-name="ce5" table:formula="of:=VLOOKUP([.$A512];[corpuscat.$D$1:.$E$1000];2;0)" office:value-type="float" office:value="1065">
            <text:p>1065</text:p>
          </table:table-cell>
          <table:table-cell table:style-name="ce5" table:formula="of:=VLOOKUP([.$A512];[corpusen.$D$1:.$E$1000];2;0)" office:value-type="float" office:value="768">
            <text:p>768</text:p>
          </table:table-cell>
          <table:table-cell table:style-name="ce5" table:formula="of:=VLOOKUP([.$A512];[corpuses.$D$1:.$E$1000];2;0)" office:value-type="float" office:value="3682">
            <text:p>3682</text:p>
          </table:table-cell>
          <table:table-cell table:style-name="ce5"/>
          <table:table-cell table:formula="of:=IF(ISERROR([.B512]);0;[.B512])" office:value-type="float" office:value="49">
            <text:p>49</text:p>
          </table:table-cell>
          <table:table-cell table:formula="of:=IF(ISERROR([.C512]);0;[.C512])" office:value-type="float" office:value="1065">
            <text:p>1065</text:p>
          </table:table-cell>
          <table:table-cell table:formula="of:=IF(ISERROR([.D512]);0;[.D512])" office:value-type="float" office:value="768">
            <text:p>768</text:p>
          </table:table-cell>
          <table:table-cell table:formula="of:=IF(ISERROR([.E512]);0;[.E512])" office:value-type="float" office:value="3682">
            <text:p>3682</text:p>
          </table:table-cell>
          <table:table-cell/>
          <table:table-cell table:style-name="ce9" table:formula="of:=[.G512]/[.G$1001]" office:value-type="percentage" office:value="0.0000993914807302231">
            <text:p>0,009939%</text:p>
          </table:table-cell>
          <table:table-cell table:style-name="ce9" table:formula="of:=[.H512]/[.H$1001]" office:value-type="percentage" office:value="0.0000842149878165031">
            <text:p>0,008421%</text:p>
          </table:table-cell>
          <table:table-cell table:style-name="ce9" table:formula="of:=[.I512]/[.I$1001]" office:value-type="percentage" office:value="0.000115161541803115">
            <text:p>0,011516%</text:p>
          </table:table-cell>
          <table:table-cell table:style-name="ce9" table:formula="of:=[.J512]/[.J$1001]" office:value-type="percentage" office:value="0.0000762308818507252">
            <text:p>0,007623%</text:p>
          </table:table-cell>
          <table:table-cell table:style-name="ce10" table:formula="of:=SUMPRODUCT([.B$1:.E$1];[.L512:.O512])" office:value-type="percentage" office:value="0.0000894673592995469">
            <text:p>0,008946735929954690%</text:p>
          </table:table-cell>
        </table:table-row>
        <table:table-row table:style-name="ro1">
          <table:table-cell office:value-type="string">
            <text:p>-o</text:p>
          </table:table-cell>
          <table:table-cell table:style-name="ce5" table:formula="of:=VLOOKUP([.$A513];[corpusies.$D$1:.$E$1000];2;0)" office:value-type="float" office:value="42">
            <text:p>42</text:p>
          </table:table-cell>
          <table:table-cell table:style-name="ce5" table:formula="of:=VLOOKUP([.$A513];[corpuscat.$D$1:.$E$1000];2;0)" office:value-type="float" office:value="1889">
            <text:p>1889</text:p>
          </table:table-cell>
          <table:table-cell table:style-name="ce5" table:formula="of:=VLOOKUP([.$A513];[corpusen.$D$1:.$E$1000];2;0)" office:value-type="float" office:value="737">
            <text:p>737</text:p>
          </table:table-cell>
          <table:table-cell table:style-name="ce5" table:formula="of:=VLOOKUP([.$A513];[corpuses.$D$1:.$E$1000];2;0)" office:value-type="float" office:value="7338">
            <text:p>7338</text:p>
          </table:table-cell>
          <table:table-cell table:style-name="ce5"/>
          <table:table-cell table:formula="of:=IF(ISERROR([.B513]);0;[.B513])" office:value-type="float" office:value="42">
            <text:p>42</text:p>
          </table:table-cell>
          <table:table-cell table:formula="of:=IF(ISERROR([.C513]);0;[.C513])" office:value-type="float" office:value="1889">
            <text:p>1889</text:p>
          </table:table-cell>
          <table:table-cell table:formula="of:=IF(ISERROR([.D513]);0;[.D513])" office:value-type="float" office:value="737">
            <text:p>737</text:p>
          </table:table-cell>
          <table:table-cell table:formula="of:=IF(ISERROR([.E513]);0;[.E513])" office:value-type="float" office:value="7338">
            <text:p>7338</text:p>
          </table:table-cell>
          <table:table-cell/>
          <table:table-cell table:style-name="ce9" table:formula="of:=[.G513]/[.G$1001]" office:value-type="percentage" office:value="0.0000851926977687627">
            <text:p>0,008519%</text:p>
          </table:table-cell>
          <table:table-cell table:style-name="ce9" table:formula="of:=[.H513]/[.H$1001]" office:value-type="percentage" office:value="0.000149372875103638">
            <text:p>0,014937%</text:p>
          </table:table-cell>
          <table:table-cell table:style-name="ce9" table:formula="of:=[.I513]/[.I$1001]" office:value-type="percentage" office:value="0.000110513094152208">
            <text:p>0,011051%</text:p>
          </table:table-cell>
          <table:table-cell table:style-name="ce9" table:formula="of:=[.J513]/[.J$1001]" office:value-type="percentage" office:value="0.000151923468500983">
            <text:p>0,015192%</text:p>
          </table:table-cell>
          <table:table-cell table:style-name="ce10" table:formula="of:=SUMPRODUCT([.B$1:.E$1];[.L513:.O513])" office:value-type="percentage" office:value="0.000126998021827236">
            <text:p>0,012699802182723600%</text:p>
          </table:table-cell>
        </table:table-row>
        <table:table-row table:style-name="ro3">
          <table:table-cell office:value-type="string">
            <text:p>-ñ</text:p>
          </table:table-cell>
          <table:table-cell table:style-name="ce5" table:formula="of:=VLOOKUP([.$A514];[corpusies.$D$1:.$E$1000];2;0)" office:value-type="float" office:value="0">
            <text:p>#N/D</text:p>
          </table:table-cell>
          <table:table-cell table:style-name="ce5" table:formula="of:=VLOOKUP([.$A514];[corpuscat.$D$1:.$E$1000];2;0)" office:value-type="float" office:value="0">
            <text:p>#N/D</text:p>
          </table:table-cell>
          <table:table-cell table:style-name="ce5" table:formula="of:=VLOOKUP([.$A514];[corpusen.$D$1:.$E$1000];2;0)" office:value-type="float" office:value="0">
            <text:p>#N/D</text:p>
          </table:table-cell>
          <table:table-cell table:style-name="ce5" table:formula="of:=VLOOKUP([.$A514];[corpuses.$D$1:.$E$1000];2;0)" office:value-type="float" office:value="4">
            <text:p>4</text:p>
          </table:table-cell>
          <table:table-cell table:style-name="ce5"/>
          <table:table-cell table:formula="of:=IF(ISERROR([.B514]);0;[.B514])" office:value-type="float" office:value="0">
            <text:p>0</text:p>
          </table:table-cell>
          <table:table-cell table:formula="of:=IF(ISERROR([.C514]);0;[.C514])" office:value-type="float" office:value="0">
            <text:p>0</text:p>
          </table:table-cell>
          <table:table-cell table:formula="of:=IF(ISERROR([.D514]);0;[.D514])" office:value-type="float" office:value="0">
            <text:p>0</text:p>
          </table:table-cell>
          <table:table-cell table:formula="of:=IF(ISERROR([.E514]);0;[.E514])" office:value-type="float" office:value="4">
            <text:p>4</text:p>
          </table:table-cell>
          <table:table-cell/>
          <table:table-cell table:style-name="ce9" table:formula="of:=[.G514]/[.G$1001]" office:value-type="percentage" office:value="0">
            <text:p>0,000000%</text:p>
          </table:table-cell>
          <table:table-cell table:style-name="ce9" table:formula="of:=[.H514]/[.H$1001]" office:value-type="percentage" office:value="0">
            <text:p>0,000000%</text:p>
          </table:table-cell>
          <table:table-cell table:style-name="ce9" table:formula="of:=[.I514]/[.I$1001]" office:value-type="percentage" office:value="0">
            <text:p>0,000000%</text:p>
          </table:table-cell>
          <table:table-cell table:style-name="ce9" table:formula="of:=[.J514]/[.J$1001]" office:value-type="percentage" office:value="0.0000000828146462256656">
            <text:p>0,000008%</text:p>
          </table:table-cell>
          <table:table-cell table:style-name="ce10" table:formula="of:=SUMPRODUCT([.B$1:.E$1];[.L514:.O514])" office:value-type="percentage" office:value="0.0000000248443938676997">
            <text:p>0,000002484439386770%</text:p>
          </table:table-cell>
        </table:table-row>
        <table:table-row table:style-name="ro3">
          <table:table-cell office:value-type="string">
            <text:p>-n</text:p>
          </table:table-cell>
          <table:table-cell table:style-name="ce5" table:formula="of:=VLOOKUP([.$A515];[corpusies.$D$1:.$E$1000];2;0)" office:value-type="float" office:value="103">
            <text:p>103</text:p>
          </table:table-cell>
          <table:table-cell table:style-name="ce5" table:formula="of:=VLOOKUP([.$A515];[corpuscat.$D$1:.$E$1000];2;0)" office:value-type="float" office:value="1625">
            <text:p>1625</text:p>
          </table:table-cell>
          <table:table-cell table:style-name="ce5" table:formula="of:=VLOOKUP([.$A515];[corpusen.$D$1:.$E$1000];2;0)" office:value-type="float" office:value="1256">
            <text:p>1256</text:p>
          </table:table-cell>
          <table:table-cell table:style-name="ce5" table:formula="of:=VLOOKUP([.$A515];[corpuses.$D$1:.$E$1000];2;0)" office:value-type="float" office:value="4476">
            <text:p>4476</text:p>
          </table:table-cell>
          <table:table-cell table:style-name="ce5"/>
          <table:table-cell table:formula="of:=IF(ISERROR([.B515]);0;[.B515])" office:value-type="float" office:value="103">
            <text:p>103</text:p>
          </table:table-cell>
          <table:table-cell table:formula="of:=IF(ISERROR([.C515]);0;[.C515])" office:value-type="float" office:value="1625">
            <text:p>1625</text:p>
          </table:table-cell>
          <table:table-cell table:formula="of:=IF(ISERROR([.D515]);0;[.D515])" office:value-type="float" office:value="1256">
            <text:p>1256</text:p>
          </table:table-cell>
          <table:table-cell table:formula="of:=IF(ISERROR([.E515]);0;[.E515])" office:value-type="float" office:value="4476">
            <text:p>4476</text:p>
          </table:table-cell>
          <table:table-cell/>
          <table:table-cell table:style-name="ce9" table:formula="of:=[.G515]/[.G$1001]" office:value-type="percentage" office:value="0.000208924949290061">
            <text:p>0,020892%</text:p>
          </table:table-cell>
          <table:table-cell table:style-name="ce9" table:formula="of:=[.H515]/[.H$1001]" office:value-type="percentage" office:value="0.000128497047137857">
            <text:p>0,012850%</text:p>
          </table:table-cell>
          <table:table-cell table:style-name="ce9" table:formula="of:=[.I515]/[.I$1001]" office:value-type="percentage" office:value="0.000188337104823844">
            <text:p>0,018834%</text:p>
          </table:table-cell>
          <table:table-cell table:style-name="ce9" table:formula="of:=[.J515]/[.J$1001]" office:value-type="percentage" office:value="0.0000926695891265198">
            <text:p>0,009267%</text:p>
          </table:table-cell>
          <table:table-cell table:style-name="ce10" table:formula="of:=SUMPRODUCT([.B$1:.E$1];[.L515:.O515])" office:value-type="percentage" office:value="0.000147861186148716">
            <text:p>0,014786118614871600%</text:p>
          </table:table-cell>
        </table:table-row>
        <table:table-row table:style-name="ro1">
          <table:table-cell office:value-type="string">
            <text:p>-m</text:p>
          </table:table-cell>
          <table:table-cell table:style-name="ce5" table:formula="of:=VLOOKUP([.$A516];[corpusies.$D$1:.$E$1000];2;0)" office:value-type="float" office:value="28">
            <text:p>28</text:p>
          </table:table-cell>
          <table:table-cell table:style-name="ce5" table:formula="of:=VLOOKUP([.$A516];[corpuscat.$D$1:.$E$1000];2;0)" office:value-type="float" office:value="919">
            <text:p>919</text:p>
          </table:table-cell>
          <table:table-cell table:style-name="ce5" table:formula="of:=VLOOKUP([.$A516];[corpusen.$D$1:.$E$1000];2;0)" office:value-type="float" office:value="910">
            <text:p>910</text:p>
          </table:table-cell>
          <table:table-cell table:style-name="ce5" table:formula="of:=VLOOKUP([.$A516];[corpuses.$D$1:.$E$1000];2;0)" office:value-type="float" office:value="3394">
            <text:p>3394</text:p>
          </table:table-cell>
          <table:table-cell table:style-name="ce5"/>
          <table:table-cell table:formula="of:=IF(ISERROR([.B516]);0;[.B516])" office:value-type="float" office:value="28">
            <text:p>28</text:p>
          </table:table-cell>
          <table:table-cell table:formula="of:=IF(ISERROR([.C516]);0;[.C516])" office:value-type="float" office:value="919">
            <text:p>919</text:p>
          </table:table-cell>
          <table:table-cell table:formula="of:=IF(ISERROR([.D516]);0;[.D516])" office:value-type="float" office:value="910">
            <text:p>910</text:p>
          </table:table-cell>
          <table:table-cell table:formula="of:=IF(ISERROR([.E516]);0;[.E516])" office:value-type="float" office:value="3394">
            <text:p>3394</text:p>
          </table:table-cell>
          <table:table-cell/>
          <table:table-cell table:style-name="ce9" table:formula="of:=[.G516]/[.G$1001]" office:value-type="percentage" office:value="0.0000567951318458418">
            <text:p>0,005680%</text:p>
          </table:table-cell>
          <table:table-cell table:style-name="ce9" table:formula="of:=[.H516]/[.H$1001]" office:value-type="percentage" office:value="0.0000726700223505787">
            <text:p>0,007267%</text:p>
          </table:table-cell>
          <table:table-cell table:style-name="ce9" table:formula="of:=[.I516]/[.I$1001]" office:value-type="percentage" office:value="0.000136454431042753">
            <text:p>0,013645%</text:p>
          </table:table-cell>
          <table:table-cell table:style-name="ce9" table:formula="of:=[.J516]/[.J$1001]" office:value-type="percentage" office:value="0.0000702682273224772">
            <text:p>0,007027%</text:p>
          </table:table-cell>
          <table:table-cell table:style-name="ce10" table:formula="of:=SUMPRODUCT([.B$1:.E$1];[.L516:.O516])" office:value-type="percentage" office:value="0.0000735654575599446">
            <text:p>0,007356545755994470%</text:p>
          </table:table-cell>
        </table:table-row>
        <table:table-row table:style-name="ro1">
          <table:table-cell office:value-type="string">
            <text:p>-l</text:p>
          </table:table-cell>
          <table:table-cell table:style-name="ce5" table:formula="of:=VLOOKUP([.$A517];[corpusies.$D$1:.$E$1000];2;0)" office:value-type="float" office:value="264">
            <text:p>264</text:p>
          </table:table-cell>
          <table:table-cell table:style-name="ce5" table:formula="of:=VLOOKUP([.$A517];[corpuscat.$D$1:.$E$1000];2;0)" office:value-type="float" office:value="3887">
            <text:p>3887</text:p>
          </table:table-cell>
          <table:table-cell table:style-name="ce5" table:formula="of:=VLOOKUP([.$A517];[corpusen.$D$1:.$E$1000];2;0)" office:value-type="float" office:value="710">
            <text:p>710</text:p>
          </table:table-cell>
          <table:table-cell table:style-name="ce5" table:formula="of:=VLOOKUP([.$A517];[corpuses.$D$1:.$E$1000];2;0)" office:value-type="float" office:value="4631">
            <text:p>4631</text:p>
          </table:table-cell>
          <table:table-cell table:style-name="ce5"/>
          <table:table-cell table:formula="of:=IF(ISERROR([.B517]);0;[.B517])" office:value-type="float" office:value="264">
            <text:p>264</text:p>
          </table:table-cell>
          <table:table-cell table:formula="of:=IF(ISERROR([.C517]);0;[.C517])" office:value-type="float" office:value="3887">
            <text:p>3887</text:p>
          </table:table-cell>
          <table:table-cell table:formula="of:=IF(ISERROR([.D517]);0;[.D517])" office:value-type="float" office:value="710">
            <text:p>710</text:p>
          </table:table-cell>
          <table:table-cell table:formula="of:=IF(ISERROR([.E517]);0;[.E517])" office:value-type="float" office:value="4631">
            <text:p>4631</text:p>
          </table:table-cell>
          <table:table-cell/>
          <table:table-cell table:style-name="ce9" table:formula="of:=[.G517]/[.G$1001]" office:value-type="percentage" office:value="0.000535496957403651">
            <text:p>0,053550%</text:p>
          </table:table-cell>
          <table:table-cell table:style-name="ce9" table:formula="of:=[.H517]/[.H$1001]" office:value-type="percentage" office:value="0.000307364936753753">
            <text:p>0,030736%</text:p>
          </table:table-cell>
          <table:table-cell table:style-name="ce9" table:formula="of:=[.I517]/[.I$1001]" office:value-type="percentage" office:value="0.000106464446198192">
            <text:p>0,010646%</text:p>
          </table:table-cell>
          <table:table-cell table:style-name="ce9" table:formula="of:=[.J517]/[.J$1001]" office:value-type="percentage" office:value="0.0000958786566677643">
            <text:p>0,009588%</text:p>
          </table:table-cell>
          <table:table-cell table:style-name="ce10" table:formula="of:=SUMPRODUCT([.B$1:.E$1];[.L517:.O517])" office:value-type="percentage" office:value="0.00029226860986737">
            <text:p>0,029226860986737000%</text:p>
          </table:table-cell>
        </table:table-row>
        <table:table-row table:style-name="ro3">
          <table:table-cell office:value-type="string">
            <text:p>-k</text:p>
          </table:table-cell>
          <table:table-cell table:style-name="ce5" table:formula="of:=VLOOKUP([.$A518];[corpusies.$D$1:.$E$1000];2;0)" office:value-type="float" office:value="10">
            <text:p>10</text:p>
          </table:table-cell>
          <table:table-cell table:style-name="ce5" table:formula="of:=VLOOKUP([.$A518];[corpuscat.$D$1:.$E$1000];2;0)" office:value-type="float" office:value="279">
            <text:p>279</text:p>
          </table:table-cell>
          <table:table-cell table:style-name="ce5" table:formula="of:=VLOOKUP([.$A518];[corpusen.$D$1:.$E$1000];2;0)" office:value-type="float" office:value="486">
            <text:p>486</text:p>
          </table:table-cell>
          <table:table-cell table:style-name="ce5" table:formula="of:=VLOOKUP([.$A518];[corpuses.$D$1:.$E$1000];2;0)" office:value-type="float" office:value="1244">
            <text:p>1244</text:p>
          </table:table-cell>
          <table:table-cell table:style-name="ce5"/>
          <table:table-cell table:formula="of:=IF(ISERROR([.B518]);0;[.B518])" office:value-type="float" office:value="10">
            <text:p>10</text:p>
          </table:table-cell>
          <table:table-cell table:formula="of:=IF(ISERROR([.C518]);0;[.C518])" office:value-type="float" office:value="279">
            <text:p>279</text:p>
          </table:table-cell>
          <table:table-cell table:formula="of:=IF(ISERROR([.D518]);0;[.D518])" office:value-type="float" office:value="486">
            <text:p>486</text:p>
          </table:table-cell>
          <table:table-cell table:formula="of:=IF(ISERROR([.E518]);0;[.E518])" office:value-type="float" office:value="1244">
            <text:p>1244</text:p>
          </table:table-cell>
          <table:table-cell/>
          <table:table-cell table:style-name="ce9" table:formula="of:=[.G518]/[.G$1001]" office:value-type="percentage" office:value="0.0000202839756592292">
            <text:p>0,002028%</text:p>
          </table:table-cell>
          <table:table-cell table:style-name="ce9" table:formula="of:=[.H518]/[.H$1001]" office:value-type="percentage" office:value="0.0000220619545547459">
            <text:p>0,002206%</text:p>
          </table:table-cell>
          <table:table-cell table:style-name="ce9" table:formula="of:=[.I518]/[.I$1001]" office:value-type="percentage" office:value="0.0000728756631722836">
            <text:p>0,007288%</text:p>
          </table:table-cell>
          <table:table-cell table:style-name="ce9" table:formula="of:=[.J518]/[.J$1001]" office:value-type="percentage" office:value="0.000025755354976182">
            <text:p>0,002576%</text:p>
          </table:table-cell>
          <table:table-cell table:style-name="ce10" table:formula="of:=SUMPRODUCT([.B$1:.E$1];[.L518:.O518])" office:value-type="percentage" office:value="0.0000277179518742755">
            <text:p>0,002771795187427550%</text:p>
          </table:table-cell>
        </table:table-row>
        <table:table-row table:style-name="ro3">
          <table:table-cell office:value-type="string">
            <text:p>-j</text:p>
          </table:table-cell>
          <table:table-cell table:style-name="ce5" table:formula="of:=VLOOKUP([.$A519];[corpusies.$D$1:.$E$1000];2;0)" office:value-type="float" office:value="19">
            <text:p>19</text:p>
          </table:table-cell>
          <table:table-cell table:style-name="ce5" table:formula="of:=VLOOKUP([.$A519];[corpuscat.$D$1:.$E$1000];2;0)" office:value-type="float" office:value="196">
            <text:p>196</text:p>
          </table:table-cell>
          <table:table-cell table:style-name="ce5" table:formula="of:=VLOOKUP([.$A519];[corpusen.$D$1:.$E$1000];2;0)" office:value-type="float" office:value="50">
            <text:p>50</text:p>
          </table:table-cell>
          <table:table-cell table:style-name="ce5" table:formula="of:=VLOOKUP([.$A519];[corpuses.$D$1:.$E$1000];2;0)" office:value-type="float" office:value="860">
            <text:p>860</text:p>
          </table:table-cell>
          <table:table-cell table:style-name="ce5"/>
          <table:table-cell table:formula="of:=IF(ISERROR([.B519]);0;[.B519])" office:value-type="float" office:value="19">
            <text:p>19</text:p>
          </table:table-cell>
          <table:table-cell table:formula="of:=IF(ISERROR([.C519]);0;[.C519])" office:value-type="float" office:value="196">
            <text:p>196</text:p>
          </table:table-cell>
          <table:table-cell table:formula="of:=IF(ISERROR([.D519]);0;[.D519])" office:value-type="float" office:value="50">
            <text:p>50</text:p>
          </table:table-cell>
          <table:table-cell table:formula="of:=IF(ISERROR([.E519]);0;[.E519])" office:value-type="float" office:value="860">
            <text:p>860</text:p>
          </table:table-cell>
          <table:table-cell/>
          <table:table-cell table:style-name="ce9" table:formula="of:=[.G519]/[.G$1001]" office:value-type="percentage" office:value="0.0000385395537525355">
            <text:p>0,003854%</text:p>
          </table:table-cell>
          <table:table-cell table:style-name="ce9" table:formula="of:=[.H519]/[.H$1001]" office:value-type="percentage" office:value="0.0000154987207624738">
            <text:p>0,001550%</text:p>
          </table:table-cell>
          <table:table-cell table:style-name="ce9" table:formula="of:=[.I519]/[.I$1001]" office:value-type="percentage" office:value="0.00000749749621114029">
            <text:p>0,000750%</text:p>
          </table:table-cell>
          <table:table-cell table:style-name="ce9" table:formula="of:=[.J519]/[.J$1001]" office:value-type="percentage" office:value="0.0000178051489385181">
            <text:p>0,001781%</text:p>
          </table:table-cell>
          <table:table-cell table:style-name="ce10" table:formula="of:=SUMPRODUCT([.B$1:.E$1];[.L519:.O519])" office:value-type="percentage" office:value="0.0000223027766571723">
            <text:p>0,002230277665717230%</text:p>
          </table:table-cell>
        </table:table-row>
        <table:table-row table:style-name="ro1">
          <table:table-cell office:value-type="string">
            <text:p>-i</text:p>
          </table:table-cell>
          <table:table-cell table:style-name="ce5" table:formula="of:=VLOOKUP([.$A520];[corpusies.$D$1:.$E$1000];2;0)" office:value-type="float" office:value="42">
            <text:p>42</text:p>
          </table:table-cell>
          <table:table-cell table:style-name="ce5" table:formula="of:=VLOOKUP([.$A520];[corpuscat.$D$1:.$E$1000];2;0)" office:value-type="float" office:value="1609">
            <text:p>1609</text:p>
          </table:table-cell>
          <table:table-cell table:style-name="ce5" table:formula="of:=VLOOKUP([.$A520];[corpusen.$D$1:.$E$1000];2;0)" office:value-type="float" office:value="196">
            <text:p>196</text:p>
          </table:table-cell>
          <table:table-cell table:style-name="ce5" table:formula="of:=VLOOKUP([.$A520];[corpuses.$D$1:.$E$1000];2;0)" office:value-type="float" office:value="3739">
            <text:p>3739</text:p>
          </table:table-cell>
          <table:table-cell table:style-name="ce5"/>
          <table:table-cell table:formula="of:=IF(ISERROR([.B520]);0;[.B520])" office:value-type="float" office:value="42">
            <text:p>42</text:p>
          </table:table-cell>
          <table:table-cell table:formula="of:=IF(ISERROR([.C520]);0;[.C520])" office:value-type="float" office:value="1609">
            <text:p>1609</text:p>
          </table:table-cell>
          <table:table-cell table:formula="of:=IF(ISERROR([.D520]);0;[.D520])" office:value-type="float" office:value="196">
            <text:p>196</text:p>
          </table:table-cell>
          <table:table-cell table:formula="of:=IF(ISERROR([.E520]);0;[.E520])" office:value-type="float" office:value="3739">
            <text:p>3739</text:p>
          </table:table-cell>
          <table:table-cell/>
          <table:table-cell table:style-name="ce9" table:formula="of:=[.G520]/[.G$1001]" office:value-type="percentage" office:value="0.0000851926977687627">
            <text:p>0,008519%</text:p>
          </table:table-cell>
          <table:table-cell table:style-name="ce9" table:formula="of:=[.H520]/[.H$1001]" office:value-type="percentage" office:value="0.000127231845442961">
            <text:p>0,012723%</text:p>
          </table:table-cell>
          <table:table-cell table:style-name="ce9" table:formula="of:=[.I520]/[.I$1001]" office:value-type="percentage" office:value="0.0000293901851476699">
            <text:p>0,002939%</text:p>
          </table:table-cell>
          <table:table-cell table:style-name="ce9" table:formula="of:=[.J520]/[.J$1001]" office:value-type="percentage" office:value="0.0000774109905594409">
            <text:p>0,007741%</text:p>
          </table:table-cell>
          <table:table-cell table:style-name="ce10" table:formula="of:=SUMPRODUCT([.B$1:.E$1];[.L520:.O520])" office:value-type="percentage" office:value="0.0000898896786461163">
            <text:p>0,008988967864611640%</text:p>
          </table:table-cell>
        </table:table-row>
        <table:table-row table:style-name="ro1">
          <table:table-cell office:value-type="string">
            <text:p>-h</text:p>
          </table:table-cell>
          <table:table-cell table:style-name="ce5" table:formula="of:=VLOOKUP([.$A521];[corpusies.$D$1:.$E$1000];2;0)" office:value-type="float" office:value="162">
            <text:p>162</text:p>
          </table:table-cell>
          <table:table-cell table:style-name="ce5" table:formula="of:=VLOOKUP([.$A521];[corpuscat.$D$1:.$E$1000];2;0)" office:value-type="float" office:value="1385">
            <text:p>1385</text:p>
          </table:table-cell>
          <table:table-cell table:style-name="ce5" table:formula="of:=VLOOKUP([.$A521];[corpusen.$D$1:.$E$1000];2;0)" office:value-type="float" office:value="1205">
            <text:p>1205</text:p>
          </table:table-cell>
          <table:table-cell table:style-name="ce5" table:formula="of:=VLOOKUP([.$A521];[corpuses.$D$1:.$E$1000];2;0)" office:value-type="float" office:value="1888">
            <text:p>1888</text:p>
          </table:table-cell>
          <table:table-cell table:style-name="ce5"/>
          <table:table-cell table:formula="of:=IF(ISERROR([.B521]);0;[.B521])" office:value-type="float" office:value="162">
            <text:p>162</text:p>
          </table:table-cell>
          <table:table-cell table:formula="of:=IF(ISERROR([.C521]);0;[.C521])" office:value-type="float" office:value="1385">
            <text:p>1385</text:p>
          </table:table-cell>
          <table:table-cell table:formula="of:=IF(ISERROR([.D521]);0;[.D521])" office:value-type="float" office:value="1205">
            <text:p>1205</text:p>
          </table:table-cell>
          <table:table-cell table:formula="of:=IF(ISERROR([.E521]);0;[.E521])" office:value-type="float" office:value="1888">
            <text:p>1888</text:p>
          </table:table-cell>
          <table:table-cell/>
          <table:table-cell table:style-name="ce9" table:formula="of:=[.G521]/[.G$1001]" office:value-type="percentage" office:value="0.000328600405679513">
            <text:p>0,032860%</text:p>
          </table:table-cell>
          <table:table-cell table:style-name="ce9" table:formula="of:=[.H521]/[.H$1001]" office:value-type="percentage" office:value="0.000109519021714419">
            <text:p>0,010952%</text:p>
          </table:table-cell>
          <table:table-cell table:style-name="ce9" table:formula="of:=[.I521]/[.I$1001]" office:value-type="percentage" office:value="0.000180689658688481">
            <text:p>0,018069%</text:p>
          </table:table-cell>
          <table:table-cell table:style-name="ce9" table:formula="of:=[.J521]/[.J$1001]" office:value-type="percentage" office:value="0.0000390885130185141">
            <text:p>0,003909%</text:p>
          </table:table-cell>
          <table:table-cell table:style-name="ce10" table:formula="of:=SUMPRODUCT([.B$1:.E$1];[.L521:.O521])" office:value-type="percentage" office:value="0.000161231347992582">
            <text:p>0,016123134799258200%</text:p>
          </table:table-cell>
        </table:table-row>
        <table:table-row table:style-name="ro1">
          <table:table-cell office:value-type="string">
            <text:p>-g</text:p>
          </table:table-cell>
          <table:table-cell table:style-name="ce5" table:formula="of:=VLOOKUP([.$A522];[corpusies.$D$1:.$E$1000];2;0)" office:value-type="float" office:value="38">
            <text:p>38</text:p>
          </table:table-cell>
          <table:table-cell table:style-name="ce5" table:formula="of:=VLOOKUP([.$A522];[corpuscat.$D$1:.$E$1000];2;0)" office:value-type="float" office:value="621">
            <text:p>621</text:p>
          </table:table-cell>
          <table:table-cell table:style-name="ce5" table:formula="of:=VLOOKUP([.$A522];[corpusen.$D$1:.$E$1000];2;0)" office:value-type="float" office:value="1074">
            <text:p>1074</text:p>
          </table:table-cell>
          <table:table-cell table:style-name="ce5" table:formula="of:=VLOOKUP([.$A522];[corpuses.$D$1:.$E$1000];2;0)" office:value-type="float" office:value="2080">
            <text:p>2080</text:p>
          </table:table-cell>
          <table:table-cell table:style-name="ce5"/>
          <table:table-cell table:formula="of:=IF(ISERROR([.B522]);0;[.B522])" office:value-type="float" office:value="38">
            <text:p>38</text:p>
          </table:table-cell>
          <table:table-cell table:formula="of:=IF(ISERROR([.C522]);0;[.C522])" office:value-type="float" office:value="621">
            <text:p>621</text:p>
          </table:table-cell>
          <table:table-cell table:formula="of:=IF(ISERROR([.D522]);0;[.D522])" office:value-type="float" office:value="1074">
            <text:p>1074</text:p>
          </table:table-cell>
          <table:table-cell table:formula="of:=IF(ISERROR([.E522]);0;[.E522])" office:value-type="float" office:value="2080">
            <text:p>2080</text:p>
          </table:table-cell>
          <table:table-cell/>
          <table:table-cell table:style-name="ce9" table:formula="of:=[.G522]/[.G$1001]" office:value-type="percentage" office:value="0.000077079107505071">
            <text:p>0,007708%</text:p>
          </table:table-cell>
          <table:table-cell table:style-name="ce9" table:formula="of:=[.H522]/[.H$1001]" office:value-type="percentage" office:value="0.000049105640783144">
            <text:p>0,004911%</text:p>
          </table:table-cell>
          <table:table-cell table:style-name="ce9" table:formula="of:=[.I522]/[.I$1001]" office:value-type="percentage" office:value="0.000161046218615293">
            <text:p>0,016105%</text:p>
          </table:table-cell>
          <table:table-cell table:style-name="ce9" table:formula="of:=[.J522]/[.J$1001]" office:value-type="percentage" office:value="0.0000430636160373461">
            <text:p>0,004306%</text:p>
          </table:table-cell>
          <table:table-cell table:style-name="ce10" table:formula="of:=SUMPRODUCT([.B$1:.E$1];[.L522:.O522])" office:value-type="percentage" office:value="0.0000668791311591977">
            <text:p>0,006687913115919770%</text:p>
          </table:table-cell>
        </table:table-row>
        <table:table-row table:style-name="ro3">
          <table:table-cell office:value-type="string">
            <text:p>-f</text:p>
          </table:table-cell>
          <table:table-cell table:style-name="ce5" table:formula="of:=VLOOKUP([.$A523];[corpusies.$D$1:.$E$1000];2;0)" office:value-type="float" office:value="10">
            <text:p>10</text:p>
          </table:table-cell>
          <table:table-cell table:style-name="ce5" table:formula="of:=VLOOKUP([.$A523];[corpuscat.$D$1:.$E$1000];2;0)" office:value-type="float" office:value="395">
            <text:p>395</text:p>
          </table:table-cell>
          <table:table-cell table:style-name="ce5" table:formula="of:=VLOOKUP([.$A523];[corpusen.$D$1:.$E$1000];2;0)" office:value-type="float" office:value="981">
            <text:p>981</text:p>
          </table:table-cell>
          <table:table-cell table:style-name="ce5" table:formula="of:=VLOOKUP([.$A523];[corpuses.$D$1:.$E$1000];2;0)" office:value-type="float" office:value="1574">
            <text:p>1574</text:p>
          </table:table-cell>
          <table:table-cell table:style-name="ce5"/>
          <table:table-cell table:formula="of:=IF(ISERROR([.B523]);0;[.B523])" office:value-type="float" office:value="10">
            <text:p>10</text:p>
          </table:table-cell>
          <table:table-cell table:formula="of:=IF(ISERROR([.C523]);0;[.C523])" office:value-type="float" office:value="395">
            <text:p>395</text:p>
          </table:table-cell>
          <table:table-cell table:formula="of:=IF(ISERROR([.D523]);0;[.D523])" office:value-type="float" office:value="981">
            <text:p>981</text:p>
          </table:table-cell>
          <table:table-cell table:formula="of:=IF(ISERROR([.E523]);0;[.E523])" office:value-type="float" office:value="1574">
            <text:p>1574</text:p>
          </table:table-cell>
          <table:table-cell/>
          <table:table-cell table:style-name="ce9" table:formula="of:=[.G523]/[.G$1001]" office:value-type="percentage" office:value="0.0000202839756592292">
            <text:p>0,002028%</text:p>
          </table:table-cell>
          <table:table-cell table:style-name="ce9" table:formula="of:=[.H523]/[.H$1001]" office:value-type="percentage" office:value="0.0000312346668427406">
            <text:p>0,003123%</text:p>
          </table:table-cell>
          <table:table-cell table:style-name="ce9" table:formula="of:=[.I523]/[.I$1001]" office:value-type="percentage" office:value="0.000147100875662572">
            <text:p>0,014710%</text:p>
          </table:table-cell>
          <table:table-cell table:style-name="ce9" table:formula="of:=[.J523]/[.J$1001]" office:value-type="percentage" office:value="0.0000325875632897994">
            <text:p>0,003259%</text:p>
          </table:table-cell>
          <table:table-cell table:style-name="ce10" table:formula="of:=SUMPRODUCT([.B$1:.E$1];[.L523:.O523])" office:value-type="percentage" office:value="0.000039941949303788">
            <text:p>0,003994194930378800%</text:p>
          </table:table-cell>
        </table:table-row>
        <table:table-row table:style-name="ro1">
          <table:table-cell office:value-type="string">
            <text:p>-e</text:p>
          </table:table-cell>
          <table:table-cell table:style-name="ce5" table:formula="of:=VLOOKUP([.$A524];[corpusies.$D$1:.$E$1000];2;0)" office:value-type="float" office:value="92">
            <text:p>92</text:p>
          </table:table-cell>
          <table:table-cell table:style-name="ce5" table:formula="of:=VLOOKUP([.$A524];[corpuscat.$D$1:.$E$1000];2;0)" office:value-type="float" office:value="2069">
            <text:p>2069</text:p>
          </table:table-cell>
          <table:table-cell table:style-name="ce5" table:formula="of:=VLOOKUP([.$A524];[corpusen.$D$1:.$E$1000];2;0)" office:value-type="float" office:value="2539">
            <text:p>2539</text:p>
          </table:table-cell>
          <table:table-cell table:style-name="ce5" table:formula="of:=VLOOKUP([.$A524];[corpuses.$D$1:.$E$1000];2;0)" office:value-type="float" office:value="5877">
            <text:p>5877</text:p>
          </table:table-cell>
          <table:table-cell table:style-name="ce5"/>
          <table:table-cell table:formula="of:=IF(ISERROR([.B524]);0;[.B524])" office:value-type="float" office:value="92">
            <text:p>92</text:p>
          </table:table-cell>
          <table:table-cell table:formula="of:=IF(ISERROR([.C524]);0;[.C524])" office:value-type="float" office:value="2069">
            <text:p>2069</text:p>
          </table:table-cell>
          <table:table-cell table:formula="of:=IF(ISERROR([.D524]);0;[.D524])" office:value-type="float" office:value="2539">
            <text:p>2539</text:p>
          </table:table-cell>
          <table:table-cell table:formula="of:=IF(ISERROR([.E524]);0;[.E524])" office:value-type="float" office:value="5877">
            <text:p>5877</text:p>
          </table:table-cell>
          <table:table-cell/>
          <table:table-cell table:style-name="ce9" table:formula="of:=[.G524]/[.G$1001]" office:value-type="percentage" office:value="0.000186612576064909">
            <text:p>0,018661%</text:p>
          </table:table-cell>
          <table:table-cell table:style-name="ce9" table:formula="of:=[.H524]/[.H$1001]" office:value-type="percentage" office:value="0.000163606394171216">
            <text:p>0,016361%</text:p>
          </table:table-cell>
          <table:table-cell table:style-name="ce9" table:formula="of:=[.I524]/[.I$1001]" office:value-type="percentage" office:value="0.000380722857601704">
            <text:p>0,038072%</text:p>
          </table:table-cell>
          <table:table-cell table:style-name="ce9" table:formula="of:=[.J524]/[.J$1001]" office:value-type="percentage" office:value="0.000121675418967059">
            <text:p>0,012168%</text:p>
          </table:table-cell>
          <table:table-cell table:style-name="ce10" table:formula="of:=SUMPRODUCT([.B$1:.E$1];[.L524:.O524])" office:value-type="percentage" office:value="0.000179640602521126">
            <text:p>0,017964060252112600%</text:p>
          </table:table-cell>
        </table:table-row>
        <table:table-row table:style-name="ro3">
          <table:table-cell office:value-type="string">
            <text:p>-d</text:p>
          </table:table-cell>
          <table:table-cell table:style-name="ce5" table:formula="of:=VLOOKUP([.$A525];[corpusies.$D$1:.$E$1000];2;0)" office:value-type="float" office:value="38">
            <text:p>38</text:p>
          </table:table-cell>
          <table:table-cell table:style-name="ce5" table:formula="of:=VLOOKUP([.$A525];[corpuscat.$D$1:.$E$1000];2;0)" office:value-type="float" office:value="2665">
            <text:p>2665</text:p>
          </table:table-cell>
          <table:table-cell table:style-name="ce5" table:formula="of:=VLOOKUP([.$A525];[corpusen.$D$1:.$E$1000];2;0)" office:value-type="float" office:value="2066">
            <text:p>2066</text:p>
          </table:table-cell>
          <table:table-cell table:style-name="ce5" table:formula="of:=VLOOKUP([.$A525];[corpuses.$D$1:.$E$1000];2;0)" office:value-type="float" office:value="3247">
            <text:p>3247</text:p>
          </table:table-cell>
          <table:table-cell table:style-name="ce5"/>
          <table:table-cell table:formula="of:=IF(ISERROR([.B525]);0;[.B525])" office:value-type="float" office:value="38">
            <text:p>38</text:p>
          </table:table-cell>
          <table:table-cell table:formula="of:=IF(ISERROR([.C525]);0;[.C525])" office:value-type="float" office:value="2665">
            <text:p>2665</text:p>
          </table:table-cell>
          <table:table-cell table:formula="of:=IF(ISERROR([.D525]);0;[.D525])" office:value-type="float" office:value="2066">
            <text:p>2066</text:p>
          </table:table-cell>
          <table:table-cell table:formula="of:=IF(ISERROR([.E525]);0;[.E525])" office:value-type="float" office:value="3247">
            <text:p>3247</text:p>
          </table:table-cell>
          <table:table-cell/>
          <table:table-cell table:style-name="ce9" table:formula="of:=[.G525]/[.G$1001]" office:value-type="percentage" office:value="0.000077079107505071">
            <text:p>0,007708%</text:p>
          </table:table-cell>
          <table:table-cell table:style-name="ce9" table:formula="of:=[.H525]/[.H$1001]" office:value-type="percentage" office:value="0.000210735157306085">
            <text:p>0,021074%</text:p>
          </table:table-cell>
          <table:table-cell table:style-name="ce9" table:formula="of:=[.I525]/[.I$1001]" office:value-type="percentage" office:value="0.000309796543444317">
            <text:p>0,030980%</text:p>
          </table:table-cell>
          <table:table-cell table:style-name="ce9" table:formula="of:=[.J525]/[.J$1001]" office:value-type="percentage" office:value="0.000067224789073684">
            <text:p>0,006722%</text:p>
          </table:table-cell>
          <table:table-cell table:style-name="ce10" table:formula="of:=SUMPRODUCT([.B$1:.E$1];[.L525:.O525])" office:value-type="percentage" office:value="0.000137491370509884">
            <text:p>0,013749137050988400%</text:p>
          </table:table-cell>
        </table:table-row>
        <table:table-row table:style-name="ro3">
          <table:table-cell office:value-type="string">
            <text:p>-ç</text:p>
          </table:table-cell>
          <table:table-cell table:style-name="ce5" table:formula="of:=VLOOKUP([.$A526];[corpusies.$D$1:.$E$1000];2;0)" office:value-type="float" office:value="0">
            <text:p>#N/D</text:p>
          </table:table-cell>
          <table:table-cell table:style-name="ce5" table:formula="of:=VLOOKUP([.$A526];[corpuscat.$D$1:.$E$1000];2;0)" office:value-type="float" office:value="4">
            <text:p>4</text:p>
          </table:table-cell>
          <table:table-cell table:style-name="ce5" table:formula="of:=VLOOKUP([.$A526];[corpusen.$D$1:.$E$1000];2;0)" office:value-type="float" office:value="0">
            <text:p>#N/D</text:p>
          </table:table-cell>
          <table:table-cell table:style-name="ce5" table:formula="of:=VLOOKUP([.$A526];[corpuses.$D$1:.$E$1000];2;0)" office:value-type="float" office:value="0">
            <text:p>#N/D</text:p>
          </table:table-cell>
          <table:table-cell table:style-name="ce5"/>
          <table:table-cell table:formula="of:=IF(ISERROR([.B526]);0;[.B526])" office:value-type="float" office:value="0">
            <text:p>0</text:p>
          </table:table-cell>
          <table:table-cell table:formula="of:=IF(ISERROR([.C526]);0;[.C526])" office:value-type="float" office:value="4">
            <text:p>4</text:p>
          </table:table-cell>
          <table:table-cell table:formula="of:=IF(ISERROR([.D526]);0;[.D526])" office:value-type="float" office:value="0">
            <text:p>0</text:p>
          </table:table-cell>
          <table:table-cell table:formula="of:=IF(ISERROR([.E526]);0;[.E526])" office:value-type="float" office:value="0">
            <text:p>0</text:p>
          </table:table-cell>
          <table:table-cell/>
          <table:table-cell table:style-name="ce9" table:formula="of:=[.G526]/[.G$1001]" office:value-type="percentage" office:value="0">
            <text:p>0,000000%</text:p>
          </table:table-cell>
          <table:table-cell table:style-name="ce9" table:formula="of:=[.H526]/[.H$1001]" office:value-type="percentage" office:value="0.000000316300423723955">
            <text:p>0,000032%</text:p>
          </table:table-cell>
          <table:table-cell table:style-name="ce9" table:formula="of:=[.I526]/[.I$1001]" office:value-type="percentage" office:value="0">
            <text:p>0,000000%</text:p>
          </table:table-cell>
          <table:table-cell table:style-name="ce9" table:formula="of:=[.J526]/[.J$1001]" office:value-type="percentage" office:value="0">
            <text:p>0,000000%</text:p>
          </table:table-cell>
          <table:table-cell table:style-name="ce10" table:formula="of:=SUMPRODUCT([.B$1:.E$1];[.L526:.O526])" office:value-type="percentage" office:value="0.0000000948901271171865">
            <text:p>0,000009489012711719%</text:p>
          </table:table-cell>
        </table:table-row>
        <table:table-row table:style-name="ro3">
          <table:table-cell office:value-type="string">
            <text:p>-c</text:p>
          </table:table-cell>
          <table:table-cell table:style-name="ce5" table:formula="of:=VLOOKUP([.$A527];[corpusies.$D$1:.$E$1000];2;0)" office:value-type="float" office:value="43">
            <text:p>43</text:p>
          </table:table-cell>
          <table:table-cell table:style-name="ce5" table:formula="of:=VLOOKUP([.$A527];[corpuscat.$D$1:.$E$1000];2;0)" office:value-type="float" office:value="2028">
            <text:p>2028</text:p>
          </table:table-cell>
          <table:table-cell table:style-name="ce5" table:formula="of:=VLOOKUP([.$A527];[corpusen.$D$1:.$E$1000];2;0)" office:value-type="float" office:value="637">
            <text:p>637</text:p>
          </table:table-cell>
          <table:table-cell table:style-name="ce5" table:formula="of:=VLOOKUP([.$A527];[corpuses.$D$1:.$E$1000];2;0)" office:value-type="float" office:value="3955">
            <text:p>3955</text:p>
          </table:table-cell>
          <table:table-cell table:style-name="ce5"/>
          <table:table-cell table:formula="of:=IF(ISERROR([.B527]);0;[.B527])" office:value-type="float" office:value="43">
            <text:p>43</text:p>
          </table:table-cell>
          <table:table-cell table:formula="of:=IF(ISERROR([.C527]);0;[.C527])" office:value-type="float" office:value="2028">
            <text:p>2028</text:p>
          </table:table-cell>
          <table:table-cell table:formula="of:=IF(ISERROR([.D527]);0;[.D527])" office:value-type="float" office:value="637">
            <text:p>637</text:p>
          </table:table-cell>
          <table:table-cell table:formula="of:=IF(ISERROR([.E527]);0;[.E527])" office:value-type="float" office:value="3955">
            <text:p>3955</text:p>
          </table:table-cell>
          <table:table-cell/>
          <table:table-cell table:style-name="ce9" table:formula="of:=[.G527]/[.G$1001]" office:value-type="percentage" office:value="0.0000872210953346856">
            <text:p>0,008722%</text:p>
          </table:table-cell>
          <table:table-cell table:style-name="ce9" table:formula="of:=[.H527]/[.H$1001]" office:value-type="percentage" office:value="0.000160364314828045">
            <text:p>0,016036%</text:p>
          </table:table-cell>
          <table:table-cell table:style-name="ce9" table:formula="of:=[.I527]/[.I$1001]" office:value-type="percentage" office:value="0.0000955181017299273">
            <text:p>0,009552%</text:p>
          </table:table-cell>
          <table:table-cell table:style-name="ce9" table:formula="of:=[.J527]/[.J$1001]" office:value-type="percentage" office:value="0.0000818829814556268">
            <text:p>0,008188%</text:p>
          </table:table-cell>
          <table:table-cell table:style-name="ce10" table:formula="of:=SUMPRODUCT([.B$1:.E$1];[.L527:.O527])" office:value-type="percentage" office:value="0.0001083923276585">
            <text:p>0,010839232765850000%</text:p>
          </table:table-cell>
        </table:table-row>
        <table:table-row table:style-name="ro3">
          <table:table-cell office:value-type="string">
            <text:p>-b</text:p>
          </table:table-cell>
          <table:table-cell table:style-name="ce5" table:formula="of:=VLOOKUP([.$A528];[corpusies.$D$1:.$E$1000];2;0)" office:value-type="float" office:value="8">
            <text:p>8</text:p>
          </table:table-cell>
          <table:table-cell table:style-name="ce5" table:formula="of:=VLOOKUP([.$A528];[corpuscat.$D$1:.$E$1000];2;0)" office:value-type="float" office:value="823">
            <text:p>823</text:p>
          </table:table-cell>
          <table:table-cell table:style-name="ce5" table:formula="of:=VLOOKUP([.$A528];[corpusen.$D$1:.$E$1000];2;0)" office:value-type="float" office:value="955">
            <text:p>955</text:p>
          </table:table-cell>
          <table:table-cell table:style-name="ce5" table:formula="of:=VLOOKUP([.$A528];[corpuses.$D$1:.$E$1000];2;0)" office:value-type="float" office:value="2689">
            <text:p>2689</text:p>
          </table:table-cell>
          <table:table-cell table:style-name="ce5"/>
          <table:table-cell table:formula="of:=IF(ISERROR([.B528]);0;[.B528])" office:value-type="float" office:value="8">
            <text:p>8</text:p>
          </table:table-cell>
          <table:table-cell table:formula="of:=IF(ISERROR([.C528]);0;[.C528])" office:value-type="float" office:value="823">
            <text:p>823</text:p>
          </table:table-cell>
          <table:table-cell table:formula="of:=IF(ISERROR([.D528]);0;[.D528])" office:value-type="float" office:value="955">
            <text:p>955</text:p>
          </table:table-cell>
          <table:table-cell table:formula="of:=IF(ISERROR([.E528]);0;[.E528])" office:value-type="float" office:value="2689">
            <text:p>2689</text:p>
          </table:table-cell>
          <table:table-cell/>
          <table:table-cell table:style-name="ce9" table:formula="of:=[.G528]/[.G$1001]" office:value-type="percentage" office:value="0.0000162271805273834">
            <text:p>0,001623%</text:p>
          </table:table-cell>
          <table:table-cell table:style-name="ce9" table:formula="of:=[.H528]/[.H$1001]" office:value-type="percentage" office:value="0.0000650788121812038">
            <text:p>0,006508%</text:p>
          </table:table-cell>
          <table:table-cell table:style-name="ce9" table:formula="of:=[.I528]/[.I$1001]" office:value-type="percentage" office:value="0.00014320217763278">
            <text:p>0,014320%</text:p>
          </table:table-cell>
          <table:table-cell table:style-name="ce9" table:formula="of:=[.J528]/[.J$1001]" office:value-type="percentage" office:value="0.0000556721459252037">
            <text:p>0,005567%</text:p>
          </table:table-cell>
          <table:table-cell table:style-name="ce10" table:formula="of:=SUMPRODUCT([.B$1:.E$1];[.L528:.O528])" office:value-type="percentage" office:value="0.0000554136593534152">
            <text:p>0,005541365935341520%</text:p>
          </table:table-cell>
        </table:table-row>
        <table:table-row table:style-name="ro1">
          <table:table-cell office:value-type="string">
            <text:p>-a</text:p>
          </table:table-cell>
          <table:table-cell table:style-name="ce5" table:formula="of:=VLOOKUP([.$A529];[corpusies.$D$1:.$E$1000];2;0)" office:value-type="float" office:value="123">
            <text:p>123</text:p>
          </table:table-cell>
          <table:table-cell table:style-name="ce5" table:formula="of:=VLOOKUP([.$A529];[corpuscat.$D$1:.$E$1000];2;0)" office:value-type="float" office:value="3479">
            <text:p>3479</text:p>
          </table:table-cell>
          <table:table-cell table:style-name="ce5" table:formula="of:=VLOOKUP([.$A529];[corpusen.$D$1:.$E$1000];2;0)" office:value-type="float" office:value="709">
            <text:p>709</text:p>
          </table:table-cell>
          <table:table-cell table:style-name="ce5" table:formula="of:=VLOOKUP([.$A529];[corpuses.$D$1:.$E$1000];2;0)" office:value-type="float" office:value="7805">
            <text:p>7805</text:p>
          </table:table-cell>
          <table:table-cell table:style-name="ce5"/>
          <table:table-cell table:formula="of:=IF(ISERROR([.B529]);0;[.B529])" office:value-type="float" office:value="123">
            <text:p>123</text:p>
          </table:table-cell>
          <table:table-cell table:formula="of:=IF(ISERROR([.C529]);0;[.C529])" office:value-type="float" office:value="3479">
            <text:p>3479</text:p>
          </table:table-cell>
          <table:table-cell table:formula="of:=IF(ISERROR([.D529]);0;[.D529])" office:value-type="float" office:value="709">
            <text:p>709</text:p>
          </table:table-cell>
          <table:table-cell table:formula="of:=IF(ISERROR([.E529]);0;[.E529])" office:value-type="float" office:value="7805">
            <text:p>7805</text:p>
          </table:table-cell>
          <table:table-cell/>
          <table:table-cell table:style-name="ce9" table:formula="of:=[.G529]/[.G$1001]" office:value-type="percentage" office:value="0.000249492900608519">
            <text:p>0,024949%</text:p>
          </table:table-cell>
          <table:table-cell table:style-name="ce9" table:formula="of:=[.H529]/[.H$1001]" office:value-type="percentage" office:value="0.00027510229353391">
            <text:p>0,027510%</text:p>
          </table:table-cell>
          <table:table-cell table:style-name="ce9" table:formula="of:=[.I529]/[.I$1001]" office:value-type="percentage" office:value="0.000106314496273969">
            <text:p>0,010631%</text:p>
          </table:table-cell>
          <table:table-cell table:style-name="ce9" table:formula="of:=[.J529]/[.J$1001]" office:value-type="percentage" office:value="0.00016159207844783">
            <text:p>0,016159%</text:p>
          </table:table-cell>
          <table:table-cell table:style-name="ce10" table:formula="of:=SUMPRODUCT([.B$1:.E$1];[.L529:.O529])" office:value-type="percentage" office:value="0.000216487631404475">
            <text:p>0,021648763140447500%</text:p>
          </table:table-cell>
        </table:table-row>
        <table:table-row table:style-name="ro1">
          <table:table-cell office:value-type="string">
            <text:p>-&lt;</text:p>
          </table:table-cell>
          <table:table-cell table:style-name="ce5" table:formula="of:=VLOOKUP([.$A530];[corpusies.$D$1:.$E$1000];2;0)" office:value-type="float" office:value="3">
            <text:p>3</text:p>
          </table:table-cell>
          <table:table-cell table:style-name="ce5" table:formula="of:=VLOOKUP([.$A530];[corpuscat.$D$1:.$E$1000];2;0)" office:value-type="float" office:value="0">
            <text:p>#N/D</text:p>
          </table:table-cell>
          <table:table-cell table:style-name="ce5" table:formula="of:=VLOOKUP([.$A530];[corpusen.$D$1:.$E$1000];2;0)" office:value-type="float" office:value="0">
            <text:p>#N/D</text:p>
          </table:table-cell>
          <table:table-cell table:style-name="ce5" table:formula="of:=VLOOKUP([.$A530];[corpuses.$D$1:.$E$1000];2;0)" office:value-type="float" office:value="11">
            <text:p>11</text:p>
          </table:table-cell>
          <table:table-cell table:style-name="ce5"/>
          <table:table-cell table:formula="of:=IF(ISERROR([.B530]);0;[.B530])" office:value-type="float" office:value="3">
            <text:p>3</text:p>
          </table:table-cell>
          <table:table-cell table:formula="of:=IF(ISERROR([.C530]);0;[.C530])" office:value-type="float" office:value="0">
            <text:p>0</text:p>
          </table:table-cell>
          <table:table-cell table:formula="of:=IF(ISERROR([.D530]);0;[.D530])" office:value-type="float" office:value="0">
            <text:p>0</text:p>
          </table:table-cell>
          <table:table-cell table:formula="of:=IF(ISERROR([.E530]);0;[.E530])" office:value-type="float" office:value="11">
            <text:p>11</text:p>
          </table:table-cell>
          <table:table-cell/>
          <table:table-cell table:style-name="ce9" table:formula="of:=[.G530]/[.G$1001]" office:value-type="percentage" office:value="0.00000608519269776876">
            <text:p>0,000609%</text:p>
          </table:table-cell>
          <table:table-cell table:style-name="ce9" table:formula="of:=[.H530]/[.H$1001]" office:value-type="percentage" office:value="0">
            <text:p>0,000000%</text:p>
          </table:table-cell>
          <table:table-cell table:style-name="ce9" table:formula="of:=[.I530]/[.I$1001]" office:value-type="percentage" office:value="0">
            <text:p>0,000000%</text:p>
          </table:table-cell>
          <table:table-cell table:style-name="ce9" table:formula="of:=[.J530]/[.J$1001]" office:value-type="percentage" office:value="0.00000022774027712058">
            <text:p>0,000023%</text:p>
          </table:table-cell>
          <table:table-cell table:style-name="ce10" table:formula="of:=SUMPRODUCT([.B$1:.E$1];[.L530:.O530])" office:value-type="percentage" office:value="0.0000018938798924668">
            <text:p>0,000189387989246680%</text:p>
          </table:table-cell>
        </table:table-row>
        <table:table-row table:style-name="ro1">
          <table:table-cell office:value-type="string">
            <text:p>-´</text:p>
          </table:table-cell>
          <table:table-cell table:style-name="ce5" table:formula="of:=VLOOKUP([.$A531];[corpusies.$D$1:.$E$1000];2;0)" office:value-type="float" office:value="1">
            <text:p>1</text:p>
          </table:table-cell>
          <table:table-cell table:style-name="ce5" table:formula="of:=VLOOKUP([.$A531];[corpuscat.$D$1:.$E$1000];2;0)" office:value-type="float" office:value="17">
            <text:p>17</text:p>
          </table:table-cell>
          <table:table-cell table:style-name="ce5" table:formula="of:=VLOOKUP([.$A531];[corpusen.$D$1:.$E$1000];2;0)" office:value-type="float" office:value="0">
            <text:p>#N/D</text:p>
          </table:table-cell>
          <table:table-cell table:style-name="ce5" table:formula="of:=VLOOKUP([.$A531];[corpuses.$D$1:.$E$1000];2;0)" office:value-type="float" office:value="145">
            <text:p>145</text:p>
          </table:table-cell>
          <table:table-cell table:style-name="ce5"/>
          <table:table-cell table:formula="of:=IF(ISERROR([.B531]);0;[.B531])" office:value-type="float" office:value="1">
            <text:p>1</text:p>
          </table:table-cell>
          <table:table-cell table:formula="of:=IF(ISERROR([.C531]);0;[.C531])" office:value-type="float" office:value="17">
            <text:p>17</text:p>
          </table:table-cell>
          <table:table-cell table:formula="of:=IF(ISERROR([.D531]);0;[.D531])" office:value-type="float" office:value="0">
            <text:p>0</text:p>
          </table:table-cell>
          <table:table-cell table:formula="of:=IF(ISERROR([.E531]);0;[.E531])" office:value-type="float" office:value="145">
            <text:p>145</text:p>
          </table:table-cell>
          <table:table-cell/>
          <table:table-cell table:style-name="ce9" table:formula="of:=[.G531]/[.G$1001]" office:value-type="percentage" office:value="0.00000202839756592292">
            <text:p>0,000203%</text:p>
          </table:table-cell>
          <table:table-cell table:style-name="ce9" table:formula="of:=[.H531]/[.H$1001]" office:value-type="percentage" office:value="0.00000134427680082681">
            <text:p>0,000134%</text:p>
          </table:table-cell>
          <table:table-cell table:style-name="ce9" table:formula="of:=[.I531]/[.I$1001]" office:value-type="percentage" office:value="0">
            <text:p>0,000000%</text:p>
          </table:table-cell>
          <table:table-cell table:style-name="ce9" table:formula="of:=[.J531]/[.J$1001]" office:value-type="percentage" office:value="0.00000300203092568038">
            <text:p>0,000300%</text:p>
          </table:table-cell>
          <table:table-cell table:style-name="ce10" table:formula="of:=SUMPRODUCT([.B$1:.E$1];[.L531:.O531])" office:value-type="percentage" office:value="0.00000191241158772903">
            <text:p>0,000191241158772903%</text:p>
          </table:table-cell>
        </table:table-row>
        <table:table-row table:style-name="ro1">
          <table:table-cell office:value-type="string">
            <text:p>-`</text:p>
          </table:table-cell>
          <table:table-cell table:style-name="ce5" table:formula="of:=VLOOKUP([.$A532];[corpusies.$D$1:.$E$1000];2;0)" office:value-type="float" office:value="0">
            <text:p>#N/D</text:p>
          </table:table-cell>
          <table:table-cell table:style-name="ce5" table:formula="of:=VLOOKUP([.$A532];[corpuscat.$D$1:.$E$1000];2;0)" office:value-type="float" office:value="175">
            <text:p>175</text:p>
          </table:table-cell>
          <table:table-cell table:style-name="ce5" table:formula="of:=VLOOKUP([.$A532];[corpusen.$D$1:.$E$1000];2;0)" office:value-type="float" office:value="0">
            <text:p>#N/D</text:p>
          </table:table-cell>
          <table:table-cell table:style-name="ce5" table:formula="of:=VLOOKUP([.$A532];[corpuses.$D$1:.$E$1000];2;0)" office:value-type="float" office:value="18">
            <text:p>18</text:p>
          </table:table-cell>
          <table:table-cell table:style-name="ce5"/>
          <table:table-cell table:formula="of:=IF(ISERROR([.B532]);0;[.B532])" office:value-type="float" office:value="0">
            <text:p>0</text:p>
          </table:table-cell>
          <table:table-cell table:formula="of:=IF(ISERROR([.C532]);0;[.C532])" office:value-type="float" office:value="175">
            <text:p>175</text:p>
          </table:table-cell>
          <table:table-cell table:formula="of:=IF(ISERROR([.D532]);0;[.D532])" office:value-type="float" office:value="0">
            <text:p>0</text:p>
          </table:table-cell>
          <table:table-cell table:formula="of:=IF(ISERROR([.E532]);0;[.E532])" office:value-type="float" office:value="18">
            <text:p>18</text:p>
          </table:table-cell>
          <table:table-cell/>
          <table:table-cell table:style-name="ce9" table:formula="of:=[.G532]/[.G$1001]" office:value-type="percentage" office:value="0">
            <text:p>0,000000%</text:p>
          </table:table-cell>
          <table:table-cell table:style-name="ce9" table:formula="of:=[.H532]/[.H$1001]" office:value-type="percentage" office:value="0.000013838143537923">
            <text:p>0,001384%</text:p>
          </table:table-cell>
          <table:table-cell table:style-name="ce9" table:formula="of:=[.I532]/[.I$1001]" office:value-type="percentage" office:value="0">
            <text:p>0,000000%</text:p>
          </table:table-cell>
          <table:table-cell table:style-name="ce9" table:formula="of:=[.J532]/[.J$1001]" office:value-type="percentage" office:value="0.000000372665908015495">
            <text:p>0,000037%</text:p>
          </table:table-cell>
          <table:table-cell table:style-name="ce10" table:formula="of:=SUMPRODUCT([.B$1:.E$1];[.L532:.O532])" office:value-type="percentage" office:value="0.00000426324283378156">
            <text:p>0,000426324283378156%</text:p>
          </table:table-cell>
        </table:table-row>
        <table:table-row table:style-name="ro1" table:number-rows-repeated="468">
          <table:table-cell table:number-columns-repeated="16"/>
        </table:table-row>
        <table:table-row table:style-name="ro1">
          <table:table-cell table:number-columns-repeated="6"/>
          <table:table-cell table:formula="of:=SUM([.G3:.G1000])" office:value-type="float" office:value="493000">
            <text:p>493000</text:p>
          </table:table-cell>
          <table:table-cell table:formula="of:=SUM([.H3:.H1000])" office:value-type="float" office:value="12646205">
            <text:p>12646205</text:p>
          </table:table-cell>
          <table:table-cell table:formula="of:=SUM([.I3:.I1000])" office:value-type="float" office:value="6668893">
            <text:p>6668893</text:p>
          </table:table-cell>
          <table:table-cell table:formula="of:=SUM([.J3:.J1000])" office:value-type="float" office:value="48300635">
            <text:p>48300635</text:p>
          </table:table-cell>
          <table:table-cell table:number-columns-repeated="6"/>
        </table:table-row>
        <table:table-row table:style-name="ro1" table:number-rows-repeated="104757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5" table:target-range-address="calculs.A2:calculs.G37">
          <table:sort>
            <table:sort-by table:field-number="6" table:order="descending" table:data-type="automatic"/>
            <table:sort-by table:field-number="2" table:order="descending" table:data-type="automatic"/>
            <table:sort-by table:field-number="4" table:order="descending" table:data-type="automatic"/>
          </table:sort>
        </table:database-range>
        <table:database-range table:name="__Anonymous_Sheet_DB__6" table:target-range-address="parelles.G3:parelles.H57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7" table:target-range-address="parelles.A3:parelles.A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a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percentage-style style:name="N107">
      <number:number number:decimal-places="3" number:min-integer-digits="1"/>
      <number:text>%</number:text>
    </number:percentage-style>
    <number:number-style style:name="N108">
      <number:number number:decimal-places="11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12" number:min-integer-digits="1"/>
    </number:number-style>
    <number:number-style style:name="N111">
      <number:number number:decimal-places="13" number:min-integer-digits="1"/>
    </number:number-style>
    <number:number-style style:name="N112">
      <number:number number:decimal-places="14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7" number:min-integer-digits="1"/>
    </number:number-style>
    <number:percentage-style style:name="N118">
      <number:number number:decimal-places="4" number:min-integer-digits="1"/>
      <number:text>%</number:text>
    </number:percentage-style>
    <number:percentage-style style:name="N119">
      <number:number number:decimal-places="5" number:min-integer-digits="1"/>
      <number:text>%</number:text>
    </number:percentage-style>
    <number:percentage-style style:name="N120">
      <number:number number:decimal-places="6" number:min-integer-digits="1"/>
      <number:text>%</number:text>
    </number:percentage-style>
    <number:percentage-style style:name="N121">
      <number:number number:decimal-places="7" number:min-integer-digits="1"/>
      <number:text>%</number:text>
    </number:percentage-style>
    <number:percentage-style style:name="N122">
      <number:number number:decimal-places="8" number:min-integer-digits="1"/>
      <number:text>%</number:text>
    </number:percentage-style>
    <number:percentage-style style:name="N123">
      <number:number number:decimal-places="9" number:min-integer-digits="1"/>
      <number:text>%</number:text>
    </number:percentage-style>
    <number:percentage-style style:name="N124">
      <number:number number:decimal-places="10" number:min-integer-digits="1"/>
      <number:text>%</number:text>
    </number:percentage-style>
    <number:percentage-style style:name="N125">
      <number:number number:decimal-places="11" number:min-integer-digits="1"/>
      <number:text>%</number:text>
    </number:percentage-style>
    <number:percentage-style style:name="N126">
      <number:number number:decimal-places="12" number:min-integer-digits="1"/>
      <number:text>%</number:text>
    </number:percentage-style>
    <number:percentage-style style:name="N127">
      <number:number number:decimal-places="13" number:min-integer-digits="1"/>
      <number:text>%</number:text>
    </number:percentage-style>
    <number:percentage-style style:name="N128">
      <number:number number:decimal-places="14" number:min-integer-digits="1"/>
      <number:text>%</number:text>
    </number:percentage-style>
    <number:percentage-style style:name="N129">
      <number:number number:decimal-places="15" number:min-integer-digits="1"/>
      <number:text>%</number:text>
    </number:percentage-style>
    <number:percentage-style style:name="N130">
      <number:number number:decimal-places="16" number:min-integer-digits="1"/>
      <number:text>%</number:text>
    </number:percentage-style>
    <number:percentage-style style:name="N131">
      <number:number number:decimal-places="17" number:min-integer-digits="1"/>
      <number:text>%</number:text>
    </number:percentage-style>
    <number:percentage-style style:name="N132">
      <number:number number:decimal-places="18" number:min-integer-digits="1"/>
      <number:text>%</number:text>
    </number:percentage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ems_20_de_20_fletxa_20_1" draw:display-name="Extrems de fletxa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0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30T19:44:41</dc:date>
    <meta:generator>LibreOffice/3.5$Linux_X86_64 LibreOffice_project/350m1$Build-2</meta:generator>
    <meta:editing-duration>PT11H18M</meta:editing-duration>
    <meta:editing-cycles>85</meta:editing-cycles>
    <dc:creator>Moisès </dc:creator>
    <meta:document-statistic meta:table-count="8" meta:cell-count="1269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525cm" svg:height="15.256cm" xlink:href=".." xlink:type="simple" chart:class="chart:line" chart:style-name="ch1">
        <chart:plot-area chart:style-name="ch2" table:cell-range-address="calculs.A3:calculs.A37 calculs.G2:calculs.G37" chart:data-source-has-labels="both" svg:x="1cm" svg:y="1.355cm" svg:width="25.425cm" svg:height="13.176cm">
          <chartooo:coordinate-region svg:x="2.415cm" svg:y="1.555cm" svg:width="23.902cm" svg:height="12.329cm"/>
          <chart:axis chart:dimension="x" chart:name="primary-x" chart:style-name="ch3" chartooo:axis-type="auto">
            <chartooo:date-scale/>
            <chart:categories table:cell-range-address="calculs.A3:calculs.A37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calculs.G3:calculs.G37" chart:label-cell-address="calculs.G2:calculs.G2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uavg</text:p>
                <draw:g>
                  <svg:desc>calculs.G2:calculs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</text:p>
                <draw:g>
                  <svg:desc>calculs.A3:calculs.A37</svg:desc>
                </draw:g>
              </table:table-cell>
              <table:table-cell office:value-type="float" office:value="0.125734238429562">
                <text:p>0.125734238429562</text:p>
                <draw:g>
                  <svg:desc>calculs.G3:calculs.G37</svg:desc>
                </draw:g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11002812427358">
                <text:p>0.11002812427358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0705142897108441">
                <text:p>0.0705142897108441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0681329340432804">
                <text:p>0.0681329340432804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.0655672419568565">
                <text:p>0.0655672419568565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654385053386745">
                <text:p>0.0654385053386745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.0640253260333321">
                <text:p>0.0640253260333321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591944094026645">
                <text:p>0.0591944094026645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0521462579895484">
                <text:p>0.0521462579895484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.0425841830294143">
                <text:p>0.0425841830294143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0387723710301551">
                <text:p>0.0387723710301551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.0363278298508016">
                <text:p>0.0363278298508016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0289113032403852">
                <text:p>0.0289113032403852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.0252944221474836">
                <text:p>0.0252944221474836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147724749153266">
                <text:p>0.0147724749153266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0138738210188987">
                <text:p>0.0138738210188987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131406138004378">
                <text:p>0.0131406138004378</text:p>
              </table:table-cell>
            </table:table-row>
            <table:table-row>
              <table:table-cell office:value-type="string">
                <text:p>´</text:p>
              </table:table-cell>
              <table:table-cell office:value-type="float" office:value="0.01284114627816">
                <text:p>0.01284114627816</text:p>
              </table:table-cell>
            </table:table-row>
            <table:table-row>
              <table:table-cell office:value-type="string">
                <text:p>dot</text:p>
              </table:table-cell>
              <table:table-cell office:value-type="float" office:value="0.0126349110361282">
                <text:p>0.0126349110361282</text:p>
              </table:table-cell>
            </table:table-row>
            <table:table-row>
              <table:table-cell office:value-type="string">
                <text:p>coma</text:p>
              </table:table-cell>
              <table:table-cell office:value-type="float" office:value="0.0120796687719043">
                <text:p>0.012079668771904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0115612120468347">
                <text:p>0.0115612120468347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.0109867103079604">
                <text:p>0.0109867103079604</text:p>
              </table:table-cell>
            </table:table-row>
            <table:table-row>
              <table:table-cell office:value-type="string">
                <text:p>minus</text:p>
              </table:table-cell>
              <table:table-cell office:value-type="float" office:value="0.00955646069311694">
                <text:p>0.00955646069311694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.00716687607160416">
                <text:p>0.00716687607160416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0643133100429973">
                <text:p>0.00643133100429973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00491082979276035">
                <text:p>0.00491082979276035</text:p>
              </table:table-cell>
            </table:table-row>
            <table:table-row>
              <table:table-cell office:value-type="string">
                <text:p>`</text:p>
              </table:table-cell>
              <table:table-cell office:value-type="float" office:value="0.00472430635172545">
                <text:p>0.00472430635172545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033772913577953">
                <text:p>0.0033772913577953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00327893850225103">
                <text:p>0.00327893850225103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00211868742746626">
                <text:p>0.00211868742746626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00205569763609151">
                <text:p>0.00205569763609151</text:p>
              </table:table-cell>
            </table:table-row>
            <table:table-row>
              <table:table-cell office:value-type="string">
                <text:p>plus</text:p>
              </table:table-cell>
              <table:table-cell office:value-type="float" office:value="0.000558353412684873">
                <text:p>0.000558353412684873</text:p>
              </table:table-cell>
            </table:table-row>
            <table:table-row>
              <table:table-cell office:value-type="string">
                <text:p>ç</text:p>
              </table:table-cell>
              <table:table-cell office:value-type="float" office:value="0.00050115347685664">
                <text:p>0.00050115347685664</text:p>
              </table:table-cell>
            </table:table-row>
            <table:table-row>
              <table:table-cell office:value-type="string">
                <text:p>ñ</text:p>
              </table:table-cell>
              <table:table-cell office:value-type="float" office:value="0.000499256515799828">
                <text:p>0.000499256515799828</text:p>
              </table:table-cell>
            </table:table-row>
            <table:table-row>
              <table:table-cell office:value-type="string">
                <text:p>&lt;</text:p>
              </table:table-cell>
              <table:table-cell office:value-type="float" office:value="0.000258823105314759">
                <text:p>0.0002588231053147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05cm" svg:height="11.998cm" xlink:href=".." xlink:type="simple" chart:class="chart:line" chart:style-name="ch1">
        <chart:legend svg:x="24.784cm" svg:y="0.256cm" style:legend-expansion="custom" chartooo:width="2.055cm" chartooo:height="2.788cm" style:legend-expansion-aspect-ratio="0.737087517934003" chart:style-name="ch2"/>
        <chart:plot-area chart:style-name="ch3" table:cell-range-address="calculs.A2:calculs.E37" chart:data-source-has-labels="both" svg:x="0.114cm" svg:y="1.205cm" svg:width="27.607cm" svg:height="9.241cm">
          <chartooo:coordinate-region svg:x="1.529cm" svg:y="1.405cm" svg:width="26.085cm" svg:height="8.394cm"/>
          <chart:axis chart:dimension="x" chart:name="primary-x" chart:style-name="ch4" chartooo:axis-type="auto">
            <chartooo:date-scale/>
            <chart:categories table:cell-range-address="calculs.A3:calculs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culs.B3:calculs.B37" chart:label-cell-address="calculs.B2:calculs.B2" chart:class="chart:line">
            <chart:data-point chart:repeated="35"/>
          </chart:series>
          <chart:series chart:style-name="ch8" chart:values-cell-range-address="calculs.C3:calculs.C37" chart:label-cell-address="calculs.C2:calculs.C2" chart:class="chart:line">
            <chart:data-point chart:repeated="35"/>
          </chart:series>
          <chart:series chart:style-name="ch9" chart:values-cell-range-address="calculs.D3:calculs.D37" chart:label-cell-address="calculs.D2:calculs.D2" chart:class="chart:line">
            <chart:data-point chart:repeated="35"/>
          </chart:series>
          <chart:series chart:style-name="ch10" chart:values-cell-range-address="calculs.E3:calculs.E37" chart:label-cell-address="calculs.E2:calculs.E2" chart:class="chart:line">
            <chart:data-point chart:repeated="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1%</text:p>
                <draw:g>
                  <svg:desc>calculs.B2:calculs.B2</svg:desc>
                </draw:g>
              </table:table-cell>
              <table:table-cell office:value-type="string">
                <text:p>ca2%</text:p>
                <draw:g>
                  <svg:desc>calculs.C2:calculs.C2</svg:desc>
                </draw:g>
              </table:table-cell>
              <table:table-cell office:value-type="string">
                <text:p>en%</text:p>
                <draw:g>
                  <svg:desc>calculs.D2:calculs.D2</svg:desc>
                </draw:g>
              </table:table-cell>
              <table:table-cell office:value-type="string">
                <text:p>es%</text:p>
                <draw:g>
                  <svg:desc>calculs.E2:calcul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</text:p>
                <draw:g>
                  <svg:desc>calculs.A3:calculs.A37</svg:desc>
                </draw:g>
              </table:table-cell>
              <table:table-cell office:value-type="float" office:value="0.125329797392394">
                <text:p>0.125329797392394</text:p>
                <draw:g>
                  <svg:desc>calculs.B3:calculs.B37</svg:desc>
                </draw:g>
              </table:table-cell>
              <table:table-cell office:value-type="float" office:value="0.128685285314576">
                <text:p>0.128685285314576</text:p>
                <draw:g>
                  <svg:desc>calculs.C3:calculs.C37</svg:desc>
                </draw:g>
              </table:table-cell>
              <table:table-cell office:value-type="float" office:value="0.120262439817709">
                <text:p>0.120262439817709</text:p>
                <draw:g>
                  <svg:desc>calculs.D3:calculs.D37</svg:desc>
                </draw:g>
              </table:table-cell>
              <table:table-cell office:value-type="float" office:value="0.125011565452334">
                <text:p>0.125011565452334</text:p>
                <draw:g>
                  <svg:desc>calculs.E3:calculs.E37</svg:desc>
                </draw:g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100516362023632">
                <text:p>0.100516362023632</text:p>
              </table:table-cell>
              <table:table-cell office:value-type="float" office:value="0.122051284356069">
                <text:p>0.122051284356069</text:p>
              </table:table-cell>
              <table:table-cell office:value-type="float" office:value="0.0809651170063965">
                <text:p>0.0809651170063965</text:p>
              </table:table-cell>
              <table:table-cell office:value-type="float" office:value="0.1172043955301">
                <text:p>0.117204395530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0719286415741575">
                <text:p>0.0719286415741575</text:p>
              </table:table-cell>
              <table:table-cell office:value-type="float" office:value="0.0734575158226359">
                <text:p>0.0734575158226359</text:p>
              </table:table-cell>
              <table:table-cell office:value-type="float" office:value="0.0640518580263536">
                <text:p>0.0640518580263536</text:p>
              </table:table-cell>
              <table:table-cell office:value-type="float" office:value="0.0683108556305693">
                <text:p>0.0683108556305693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0683564964617963">
                <text:p>0.0683564964617963</text:p>
              </table:table-cell>
              <table:table-cell office:value-type="float" office:value="0.0715033309389872">
                <text:p>0.0715033309389872</text:p>
              </table:table-cell>
              <table:table-cell office:value-type="float" office:value="0.0591718410979007">
                <text:p>0.0591718410979007</text:p>
              </table:table-cell>
              <table:table-cell office:value-type="float" office:value="0.0675260057108509">
                <text:p>0.0675260057108509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.0551057689841863">
                <text:p>0.0551057689841863</text:p>
              </table:table-cell>
              <table:table-cell office:value-type="float" office:value="0.0539408109612183">
                <text:p>0.0539408109612183</text:p>
              </table:table-cell>
              <table:table-cell office:value-type="float" office:value="0.072670907060753">
                <text:p>0.072670907060753</text:p>
              </table:table-cell>
              <table:table-cell office:value-type="float" office:value="0.0852872575571993">
                <text:p>0.085287257557199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639320447664605">
                <text:p>0.0639320447664605</text:p>
              </table:table-cell>
              <table:table-cell office:value-type="float" office:value="0.0631304479751417">
                <text:p>0.0631304479751417</text:p>
              </table:table-cell>
              <table:table-cell office:value-type="float" office:value="0.0675309301377478">
                <text:p>0.0675309301377478</text:p>
              </table:table-cell>
              <table:table-cell office:value-type="float" office:value="0.0685555483413967">
                <text:p>0.0685555483413967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.0677078383543996">
                <text:p>0.0677078383543996</text:p>
              </table:table-cell>
              <table:table-cell office:value-type="float" office:value="0.0649886727606997">
                <text:p>0.0649886727606997</text:p>
              </table:table-cell>
              <table:table-cell office:value-type="float" office:value="0.0548706344132911">
                <text:p>0.0548706344132911</text:p>
              </table:table-cell>
              <table:table-cell office:value-type="float" office:value="0.0624310308582439">
                <text:p>0.0624310308582439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65292718284767">
                <text:p>0.065292718284767</text:p>
              </table:table-cell>
              <table:table-cell office:value-type="float" office:value="0.0571208557308555">
                <text:p>0.0571208557308555</text:p>
              </table:table-cell>
              <table:table-cell office:value-type="float" office:value="0.090291403619832">
                <text:p>0.090291403619832</text:p>
              </table:table-cell>
              <table:table-cell office:value-type="float" office:value="0.0448039894533151">
                <text:p>0.0448039894533151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0478076110223606">
                <text:p>0.0478076110223606</text:p>
              </table:table-cell>
              <table:table-cell office:value-type="float" office:value="0.0613444362001089">
                <text:p>0.0613444362001089</text:p>
              </table:table-cell>
              <table:table-cell office:value-type="float" office:value="0.0345617034566251">
                <text:p>0.0345617034566251</text:p>
              </table:table-cell>
              <table:table-cell office:value-type="float" office:value="0.0531482449238167">
                <text:p>0.0531482449238167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.0365285024897912">
                <text:p>0.0365285024897912</text:p>
              </table:table-cell>
              <table:table-cell office:value-type="float" office:value="0.0410847693893603">
                <text:p>0.0410847693893603</text:p>
              </table:table-cell>
              <table:table-cell office:value-type="float" office:value="0.0441154550652939">
                <text:p>0.0441154550652939</text:p>
              </table:table-cell>
              <table:table-cell office:value-type="float" office:value="0.0496288531971315">
                <text:p>0.0496288531971315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0418580585210294">
                <text:p>0.0418580585210294</text:p>
              </table:table-cell>
              <table:table-cell office:value-type="float" office:value="0.0380107666015373">
                <text:p>0.0380107666015373</text:p>
              </table:table-cell>
              <table:table-cell office:value-type="float" office:value="0.0202598002921666">
                <text:p>0.0202598002921666</text:p>
              </table:table-cell>
              <table:table-cell office:value-type="float" office:value="0.0426191448805616">
                <text:p>0.0426191448805616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.0381742838739069">
                <text:p>0.0381742838739069</text:p>
              </table:table-cell>
              <table:table-cell office:value-type="float" office:value="0.0362481375086341">
                <text:p>0.0362481375086341</text:p>
              </table:table-cell>
              <table:table-cell office:value-type="float" office:value="0.0279706529121508">
                <text:p>0.0279706529121508</text:p>
              </table:table-cell>
              <table:table-cell office:value-type="float" office:value="0.0373467938160808">
                <text:p>0.0373467938160808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0318189429286461">
                <text:p>0.0318189429286461</text:p>
              </table:table-cell>
              <table:table-cell office:value-type="float" office:value="0.0294533122844656">
                <text:p>0.0294533122844656</text:p>
              </table:table-cell>
              <table:table-cell office:value-type="float" office:value="0.0249500597331284">
                <text:p>0.0249500597331284</text:p>
              </table:table-cell>
              <table:table-cell office:value-type="float" office:value="0.0267820690104629">
                <text:p>0.0267820690104629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.0296074713345914">
                <text:p>0.0296074713345914</text:p>
              </table:table-cell>
              <table:table-cell office:value-type="float" office:value="0.0254352564809962">
                <text:p>0.0254352564809962</text:p>
              </table:table-cell>
              <table:table-cell office:value-type="float" office:value="0.0143296292730924">
                <text:p>0.0143296292730924</text:p>
              </table:table-cell>
              <table:table-cell office:value-type="float" office:value="0.0244954695849935">
                <text:p>0.0244954695849935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157141197784908">
                <text:p>0.0157141197784908</text:p>
              </table:table-cell>
              <table:table-cell office:value-type="float" office:value="0.0143584244493697">
                <text:p>0.0143584244493697</text:p>
              </table:table-cell>
              <table:table-cell office:value-type="float" office:value="0.0189448064118733">
                <text:p>0.0189448064118733</text:p>
              </table:table-cell>
              <table:table-cell office:value-type="float" office:value="0.0128541033526038">
                <text:p>0.0128541033526038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00755158717587837">
                <text:p>0.00755158717587837</text:p>
              </table:table-cell>
              <table:table-cell office:value-type="float" office:value="0.00587087524172986">
                <text:p>0.00587087524172986</text:p>
              </table:table-cell>
              <table:table-cell office:value-type="float" office:value="0.0721606357574529">
                <text:p>0.0721606357574529</text:p>
              </table:table-cell>
              <table:table-cell office:value-type="float" office:value="0.00877006239290326">
                <text:p>0.00877006239290326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112474298808128">
                <text:p>0.0112474298808128</text:p>
              </table:table-cell>
              <table:table-cell office:value-type="float" office:value="0.0141176131905536">
                <text:p>0.0141176131905536</text:p>
              </table:table-cell>
              <table:table-cell office:value-type="float" office:value="0.0153598205654973">
                <text:p>0.0153598205654973</text:p>
              </table:table-cell>
              <table:table-cell office:value-type="float" office:value="0.0133170627415936">
                <text:p>0.0133170627415936</text:p>
              </table:table-cell>
            </table:table-row>
            <table:table-row>
              <table:table-cell office:value-type="string">
                <text:p>´</text:p>
              </table:table-cell>
              <table:table-cell office:value-type="float" office:value="0.0104464125435393">
                <text:p>0.0104464125435393</text:p>
              </table:table-cell>
              <table:table-cell office:value-type="float" office:value="0.0137936567581387">
                <text:p>0.0137936567581387</text:p>
              </table:table-cell>
              <table:table-cell office:value-type="float" office:value="0">
                <text:p>0</text:p>
              </table:table-cell>
              <table:table-cell office:value-type="float" office:value="0.018563751625522">
                <text:p>0.018563751625522</text:p>
              </table:table-cell>
            </table:table-row>
            <table:table-row>
              <table:table-cell office:value-type="string">
                <text:p>dot</text:p>
              </table:table-cell>
              <table:table-cell office:value-type="float" office:value="0.0150986488300772">
                <text:p>0.0150986488300772</text:p>
              </table:table-cell>
              <table:table-cell office:value-type="float" office:value="0.0122259238391425">
                <text:p>0.0122259238391425</text:p>
              </table:table-cell>
              <table:table-cell office:value-type="float" office:value="0.00906499576566869">
                <text:p>0.00906499576566869</text:p>
              </table:table-cell>
              <table:table-cell office:value-type="float" office:value="0.0117701321959846">
                <text:p>0.0117701321959846</text:p>
              </table:table-cell>
            </table:table-row>
            <table:table-row>
              <table:table-cell office:value-type="string">
                <text:p>coma</text:p>
              </table:table-cell>
              <table:table-cell office:value-type="float" office:value="0.00895449889652696">
                <text:p>0.00895449889652696</text:p>
              </table:table-cell>
              <table:table-cell office:value-type="float" office:value="0.0121729028482354">
                <text:p>0.0121729028482354</text:p>
              </table:table-cell>
              <table:table-cell office:value-type="float" office:value="0.0213344642628204">
                <text:p>0.0213344642628204</text:p>
              </table:table-cell>
              <table:table-cell office:value-type="float" office:value="0.0120266727406453">
                <text:p>0.012026672740645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0122566212153439">
                <text:p>0.0122566212153439</text:p>
              </table:table-cell>
              <table:table-cell office:value-type="float" office:value="0.00993478539586911">
                <text:p>0.00993478539586911</text:p>
              </table:table-cell>
              <table:table-cell office:value-type="float" office:value="0.0223740824321609">
                <text:p>0.0223740824321609</text:p>
              </table:table-cell>
              <table:table-cell office:value-type="float" office:value="0.00888793940084903">
                <text:p>0.00888793940084903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.0102638831691323">
                <text:p>0.0102638831691323</text:p>
              </table:table-cell>
              <table:table-cell office:value-type="float" office:value="0.0138390859691335">
                <text:p>0.0138390859691335</text:p>
              </table:table-cell>
              <table:table-cell office:value-type="float" office:value="0.00929667512941438">
                <text:p>0.00929667512941438</text:p>
              </table:table-cell>
              <table:table-cell office:value-type="float" office:value="0.00942050684513069">
                <text:p>0.00942050684513069</text:p>
              </table:table-cell>
            </table:table-row>
            <table:table-row>
              <table:table-cell office:value-type="string">
                <text:p>minus</text:p>
              </table:table-cell>
              <table:table-cell office:value-type="float" office:value="0.0265301165925235">
                <text:p>0.0265301165925235</text:p>
              </table:table-cell>
              <table:table-cell office:value-type="float" office:value="0.00306361723290311">
                <text:p>0.00306361723290311</text:p>
              </table:table-cell>
              <table:table-cell office:value-type="float" office:value="0.00204607591275459">
                <text:p>0.00204607591275459</text:p>
              </table:table-cell>
              <table:table-cell office:value-type="float" office:value="0.00157910984737829">
                <text:p>0.00157910984737829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.0104268019495947">
                <text:p>0.0104268019495947</text:p>
              </table:table-cell>
              <table:table-cell office:value-type="float" office:value="0.00775940641269754">
                <text:p>0.00775940641269754</text:p>
              </table:table-cell>
              <table:table-cell office:value-type="float" office:value="0.00083755028961584">
                <text:p>0.00083755028961584</text:p>
              </table:table-cell>
              <table:table-cell office:value-type="float" office:value="0.00542419511318297">
                <text:p>0.00542419511318297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0257049631396259">
                <text:p>0.00257049631396259</text:p>
              </table:table-cell>
              <table:table-cell office:value-type="float" office:value="0.00353266776300066">
                <text:p>0.00353266776300066</text:p>
              </table:table-cell>
              <table:table-cell office:value-type="float" office:value="0.0195236166557167">
                <text:p>0.0195236166557167</text:p>
              </table:table-cell>
              <table:table-cell office:value-type="float" office:value="0.00882673371879694">
                <text:p>0.00882673371879694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00880515668110308">
                <text:p>0.00880515668110308</text:p>
              </table:table-cell>
              <table:table-cell office:value-type="float" office:value="0.0050980927809036">
                <text:p>0.0050980927809036</text:p>
              </table:table-cell>
              <table:table-cell office:value-type="float" office:value="0.00101344472278993">
                <text:p>0.00101344472278993</text:p>
              </table:table-cell>
              <table:table-cell office:value-type="float" office:value="0.00212836827293119">
                <text:p>0.00212836827293119</text:p>
              </table:table-cell>
            </table:table-row>
            <table:table-row>
              <table:table-cell office:value-type="string">
                <text:p>`</text:p>
              </table:table-cell>
              <table:table-cell office:value-type="float" office:value="0.00639757914760291">
                <text:p>0.00639757914760291</text:p>
              </table:table-cell>
              <table:table-cell office:value-type="float" office:value="0.00930351371260691">
                <text:p>0.00930351371260691</text:p>
              </table:table-cell>
              <table:table-cell office:value-type="float" office:value="0">
                <text:p>0</text:p>
              </table:table-cell>
              <table:table-cell office:value-type="float" office:value="0.0000465949788750197">
                <text:p>0.0000465949788750197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0166388347083377">
                <text:p>0.00166388347083377</text:p>
              </table:table-cell>
              <table:table-cell office:value-type="float" office:value="0.000805639684286419">
                <text:p>0.000805639684286419</text:p>
              </table:table-cell>
              <table:table-cell office:value-type="float" office:value="0.0223238427233161">
                <text:p>0.0223238427233161</text:p>
              </table:table-cell>
              <table:table-cell office:value-type="float" office:value="0.00134683379642545">
                <text:p>0.00134683379642545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00290991043992596">
                <text:p>0.00290991043992596</text:p>
              </table:table-cell>
              <table:table-cell office:value-type="float" office:value="0.00313091077004517">
                <text:p>0.00313091077004517</text:p>
              </table:table-cell>
              <table:table-cell office:value-type="float" office:value="0.00176848211311099">
                <text:p>0.00176848211311099</text:p>
              </table:table-cell>
              <table:table-cell office:value-type="float" office:value="0.00429947975982864">
                <text:p>0.00429947975982864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000883985234731267">
                <text:p>0.000883985234731267</text:p>
              </table:table-cell>
              <table:table-cell office:value-type="float" office:value="0.00154192086729465">
                <text:p>0.00154192086729465</text:p>
              </table:table-cell>
              <table:table-cell office:value-type="float" office:value="0.00739011699530608">
                <text:p>0.00739011699530608</text:p>
              </table:table-cell>
              <table:table-cell office:value-type="float" office:value="0.00217301299109292">
                <text:p>0.00217301299109292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00126412905581024">
                <text:p>0.00126412905581024</text:p>
              </table:table-cell>
              <table:table-cell office:value-type="float" office:value="0.00164310410996493">
                <text:p>0.00164310410996493</text:p>
              </table:table-cell>
              <table:table-cell office:value-type="float" office:value="0.000558625636757811">
                <text:p>0.000558625636757811</text:p>
              </table:table-cell>
              <table:table-cell office:value-type="float" office:value="0.00375888374227727">
                <text:p>0.00375888374227727</text:p>
              </table:table-cell>
            </table:table-row>
            <table:table-row>
              <table:table-cell office:value-type="string">
                <text:p>plus</text:p>
              </table:table-cell>
              <table:table-cell office:value-type="float" office:value="0.00179964912121912">
                <text:p>0.00179964912121912</text:p>
              </table:table-cell>
              <table:table-cell office:value-type="float" office:value="0.0000356509984678573">
                <text:p>0.0000356509984678573</text:p>
              </table:table-cell>
              <table:table-cell office:value-type="float" office:value="0.000000110904434535996">
                <text:p>0.000000110904434535996</text:p>
              </table:table-cell>
              <table:table-cell office:value-type="float" office:value="0.0000258409544510922">
                <text:p>0.0000258409544510922</text:p>
              </table:table-cell>
            </table:table-row>
            <table:table-row>
              <table:table-cell office:value-type="string">
                <text:p>ç</text:p>
              </table:table-cell>
              <table:table-cell office:value-type="float" office:value="0.000387686357211494">
                <text:p>0.000387686357211494</text:p>
              </table:table-cell>
              <table:table-cell office:value-type="float" office:value="0.00126278630348158">
                <text:p>0.00126278630348158</text:p>
              </table:table-cell>
              <table:table-cell office:value-type="float" office:value="0">
                <text:p>0</text:p>
              </table:table-cell>
              <table:table-cell office:value-type="float" office:value="0.0000200389288290545">
                <text:p>0.0000200389288290545</text:p>
              </table:table-cell>
            </table:table-row>
            <table:table-row>
              <table:table-cell office:value-type="string">
                <text:p>ñ</text:p>
              </table:table-cell>
              <table:table-cell office:value-type="float" office:value="0.00000452552167951161">
                <text:p>0.00000452552167951161</text:p>
              </table:table-cell>
              <table:table-cell office:value-type="float" office:value="0.0000527780539498604">
                <text:p>0.0000527780539498604</text:p>
              </table:table-cell>
              <table:table-cell office:value-type="float" office:value="0">
                <text:p>0</text:p>
              </table:table-cell>
              <table:table-cell office:value-type="float" office:value="0.00160688481037006">
                <text:p>0.00160688481037006</text:p>
              </table:table-cell>
            </table:table-row>
            <table:table-row>
              <table:table-cell office:value-type="string">
                <text:p>&lt;</text:p>
              </table:table-cell>
              <table:table-cell office:value-type="float" office:value="0.000858340611880701">
                <text:p>0.000858340611880701</text:p>
              </table:table-cell>
              <table:table-cell office:value-type="float" office:value="0.00000176129293963861">
                <text:p>0.00000176129293963861</text:p>
              </table:table-cell>
              <table:table-cell office:value-type="float" office:value="0.000000221808869071992">
                <text:p>0.000000221808869071992</text:p>
              </table:table-cell>
              <table:table-cell office:value-type="float" office:value="0.00000256784327249847">
                <text:p>0.000002567843272498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849cm" svg:height="12.51cm" xlink:href=".." xlink:type="simple" chart:class="chart:line" chart:style-name="ch1">
        <chart:legend chart:legend-position="end" svg:x="21.632cm" svg:y="5.209cm" style:legend-expansion="high" chart:style-name="ch2"/>
        <chart:plot-area chart:style-name="ch3" table:cell-range-address="resum.A3:resum.A37 resum.G2:resum.J37" chart:data-source-has-labels="both" svg:x="0.926cm" svg:y="1.135cm" svg:width="19.754cm" svg:height="10.705cm">
          <chartooo:coordinate-region svg:x="2.341cm" svg:y="1.335cm" svg:width="18.284cm" svg:height="9.46cm"/>
          <chart:axis chart:dimension="x" chart:name="primary-x" chart:style-name="ch4" chartooo:axis-type="auto">
            <chartooo:date-scale/>
            <chart:categories table:cell-range-address="resum.A3:resum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m.G3:resum.G37" chart:label-cell-address="resum.G2:resum.G2" chart:class="chart:line">
            <chart:data-point chart:repeated="35"/>
          </chart:series>
          <chart:series chart:style-name="ch8" chart:values-cell-range-address="resum.H3:resum.H37" chart:label-cell-address="resum.H2:resum.H2" chart:class="chart:line">
            <chart:data-point chart:repeated="35"/>
          </chart:series>
          <chart:series chart:style-name="ch9" chart:values-cell-range-address="resum.I3:resum.I37" chart:label-cell-address="resum.I2:resum.I2" chart:class="chart:line">
            <chart:data-point chart:repeated="35"/>
          </chart:series>
          <chart:series chart:style-name="ch10" chart:values-cell-range-address="resum.J3:resum.J37" chart:label-cell-address="resum.J2:resum.J2" chart:class="chart:line">
            <chart:data-point chart:repeated="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1%</text:p>
                <draw:g>
                  <svg:desc>resum.G2:resum.G2</svg:desc>
                </draw:g>
              </table:table-cell>
              <table:table-cell office:value-type="string">
                <text:p>ca2%</text:p>
                <draw:g>
                  <svg:desc>resum.H2:resum.H2</svg:desc>
                </draw:g>
              </table:table-cell>
              <table:table-cell office:value-type="string">
                <text:p>en%</text:p>
                <draw:g>
                  <svg:desc>resum.I2:resum.I2</svg:desc>
                </draw:g>
              </table:table-cell>
              <table:table-cell office:value-type="string">
                <text:p>es%</text:p>
                <draw:g>
                  <svg:desc>resum.J2:resum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resum.A3:resum.A37</svg:desc>
                </draw:g>
              </table:table-cell>
              <table:table-cell office:value-type="float" office:value="0.100516362023632">
                <text:p>0.100516362023632</text:p>
                <draw:g>
                  <svg:desc>resum.G3:resum.G37</svg:desc>
                </draw:g>
              </table:table-cell>
              <table:table-cell office:value-type="float" office:value="0.122051284356069">
                <text:p>0.122051284356069</text:p>
                <draw:g>
                  <svg:desc>resum.H3:resum.H37</svg:desc>
                </draw:g>
              </table:table-cell>
              <table:table-cell office:value-type="float" office:value="0.0809651170063965">
                <text:p>0.0809651170063965</text:p>
                <draw:g>
                  <svg:desc>resum.I3:resum.I37</svg:desc>
                </draw:g>
              </table:table-cell>
              <table:table-cell office:value-type="float" office:value="0.1172043955301">
                <text:p>0.1172043955301</text:p>
                <draw:g>
                  <svg:desc>resum.J3:resum.J37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112474298808128">
                <text:p>0.0112474298808128</text:p>
              </table:table-cell>
              <table:table-cell office:value-type="float" office:value="0.0141176131905536">
                <text:p>0.0141176131905536</text:p>
              </table:table-cell>
              <table:table-cell office:value-type="float" office:value="0.0153598205654973">
                <text:p>0.0153598205654973</text:p>
              </table:table-cell>
              <table:table-cell office:value-type="float" office:value="0.0133170627415936">
                <text:p>0.0133170627415936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0418580585210294">
                <text:p>0.0418580585210294</text:p>
              </table:table-cell>
              <table:table-cell office:value-type="float" office:value="0.0380107666015373">
                <text:p>0.0380107666015373</text:p>
              </table:table-cell>
              <table:table-cell office:value-type="float" office:value="0.0202598002921666">
                <text:p>0.0202598002921666</text:p>
              </table:table-cell>
              <table:table-cell office:value-type="float" office:value="0.0426191448805616">
                <text:p>0.0426191448805616</text:p>
              </table:table-cell>
            </table:table-row>
            <table:table-row>
              <table:table-cell office:value-type="string">
                <text:p>ç</text:p>
              </table:table-cell>
              <table:table-cell office:value-type="float" office:value="0.000387686357211494">
                <text:p>0.000387686357211494</text:p>
              </table:table-cell>
              <table:table-cell office:value-type="float" office:value="0.00126278630348158">
                <text:p>0.00126278630348158</text:p>
              </table:table-cell>
              <table:table-cell office:value-type="float" office:value="0">
                <text:p>0</text:p>
              </table:table-cell>
              <table:table-cell office:value-type="float" office:value="0.0000200389288290545">
                <text:p>0.0000200389288290545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.0365285024897912">
                <text:p>0.0365285024897912</text:p>
              </table:table-cell>
              <table:table-cell office:value-type="float" office:value="0.0410847693893603">
                <text:p>0.0410847693893603</text:p>
              </table:table-cell>
              <table:table-cell office:value-type="float" office:value="0.0441154550652939">
                <text:p>0.0441154550652939</text:p>
              </table:table-cell>
              <table:table-cell office:value-type="float" office:value="0.0496288531971315">
                <text:p>0.0496288531971315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.125329797392394">
                <text:p>0.125329797392394</text:p>
              </table:table-cell>
              <table:table-cell office:value-type="float" office:value="0.128685285314576">
                <text:p>0.128685285314576</text:p>
              </table:table-cell>
              <table:table-cell office:value-type="float" office:value="0.120262439817709">
                <text:p>0.120262439817709</text:p>
              </table:table-cell>
              <table:table-cell office:value-type="float" office:value="0.125011565452334">
                <text:p>0.125011565452334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0122566212153439">
                <text:p>0.0122566212153439</text:p>
              </table:table-cell>
              <table:table-cell office:value-type="float" office:value="0.00993478539586911">
                <text:p>0.00993478539586911</text:p>
              </table:table-cell>
              <table:table-cell office:value-type="float" office:value="0.0223740824321609">
                <text:p>0.0223740824321609</text:p>
              </table:table-cell>
              <table:table-cell office:value-type="float" office:value="0.00888793940084903">
                <text:p>0.00888793940084903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157141197784908">
                <text:p>0.0157141197784908</text:p>
              </table:table-cell>
              <table:table-cell office:value-type="float" office:value="0.0143584244493697">
                <text:p>0.0143584244493697</text:p>
              </table:table-cell>
              <table:table-cell office:value-type="float" office:value="0.0189448064118733">
                <text:p>0.0189448064118733</text:p>
              </table:table-cell>
              <table:table-cell office:value-type="float" office:value="0.0128541033526038">
                <text:p>0.0128541033526038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00755158717587837">
                <text:p>0.00755158717587837</text:p>
              </table:table-cell>
              <table:table-cell office:value-type="float" office:value="0.00587087524172986">
                <text:p>0.00587087524172986</text:p>
              </table:table-cell>
              <table:table-cell office:value-type="float" office:value="0.0721606357574529">
                <text:p>0.0721606357574529</text:p>
              </table:table-cell>
              <table:table-cell office:value-type="float" office:value="0.00877006239290326">
                <text:p>0.00877006239290326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0719286415741575">
                <text:p>0.0719286415741575</text:p>
              </table:table-cell>
              <table:table-cell office:value-type="float" office:value="0.0734575158226359">
                <text:p>0.0734575158226359</text:p>
              </table:table-cell>
              <table:table-cell office:value-type="float" office:value="0.0640518580263536">
                <text:p>0.0640518580263536</text:p>
              </table:table-cell>
              <table:table-cell office:value-type="float" office:value="0.0683108556305693">
                <text:p>0.0683108556305693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00290991043992596">
                <text:p>0.00290991043992596</text:p>
              </table:table-cell>
              <table:table-cell office:value-type="float" office:value="0.00313091077004517">
                <text:p>0.00313091077004517</text:p>
              </table:table-cell>
              <table:table-cell office:value-type="float" office:value="0.00176848211311099">
                <text:p>0.00176848211311099</text:p>
              </table:table-cell>
              <table:table-cell office:value-type="float" office:value="0.00429947975982864">
                <text:p>0.00429947975982864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000883985234731267">
                <text:p>0.000883985234731267</text:p>
              </table:table-cell>
              <table:table-cell office:value-type="float" office:value="0.00154192086729465">
                <text:p>0.00154192086729465</text:p>
              </table:table-cell>
              <table:table-cell office:value-type="float" office:value="0.00739011699530608">
                <text:p>0.00739011699530608</text:p>
              </table:table-cell>
              <table:table-cell office:value-type="float" office:value="0.00217301299109292">
                <text:p>0.00217301299109292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0478076110223606">
                <text:p>0.0478076110223606</text:p>
              </table:table-cell>
              <table:table-cell office:value-type="float" office:value="0.0613444362001089">
                <text:p>0.0613444362001089</text:p>
              </table:table-cell>
              <table:table-cell office:value-type="float" office:value="0.0345617034566251">
                <text:p>0.0345617034566251</text:p>
              </table:table-cell>
              <table:table-cell office:value-type="float" office:value="0.0531482449238167">
                <text:p>0.0531482449238167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0318189429286461">
                <text:p>0.0318189429286461</text:p>
              </table:table-cell>
              <table:table-cell office:value-type="float" office:value="0.0294533122844656">
                <text:p>0.0294533122844656</text:p>
              </table:table-cell>
              <table:table-cell office:value-type="float" office:value="0.0249500597331284">
                <text:p>0.0249500597331284</text:p>
              </table:table-cell>
              <table:table-cell office:value-type="float" office:value="0.0267820690104629">
                <text:p>0.0267820690104629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639320447664605">
                <text:p>0.0639320447664605</text:p>
              </table:table-cell>
              <table:table-cell office:value-type="float" office:value="0.0631304479751417">
                <text:p>0.0631304479751417</text:p>
              </table:table-cell>
              <table:table-cell office:value-type="float" office:value="0.0675309301377478">
                <text:p>0.0675309301377478</text:p>
              </table:table-cell>
              <table:table-cell office:value-type="float" office:value="0.0685555483413967">
                <text:p>0.0685555483413967</text:p>
              </table:table-cell>
            </table:table-row>
            <table:table-row>
              <table:table-cell office:value-type="string">
                <text:p>ñ</text:p>
              </table:table-cell>
              <table:table-cell office:value-type="float" office:value="0.00000452552167951161">
                <text:p>0.00000452552167951161</text:p>
              </table:table-cell>
              <table:table-cell office:value-type="float" office:value="0.0000527780539498604">
                <text:p>0.0000527780539498604</text:p>
              </table:table-cell>
              <table:table-cell office:value-type="float" office:value="0">
                <text:p>0</text:p>
              </table:table-cell>
              <table:table-cell office:value-type="float" office:value="0.00160688481037006">
                <text:p>0.00160688481037006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.0551057689841863">
                <text:p>0.0551057689841863</text:p>
              </table:table-cell>
              <table:table-cell office:value-type="float" office:value="0.0539408109612183">
                <text:p>0.0539408109612183</text:p>
              </table:table-cell>
              <table:table-cell office:value-type="float" office:value="0.072670907060753">
                <text:p>0.072670907060753</text:p>
              </table:table-cell>
              <table:table-cell office:value-type="float" office:value="0.0852872575571993">
                <text:p>0.0852872575571993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.0296074713345914">
                <text:p>0.0296074713345914</text:p>
              </table:table-cell>
              <table:table-cell office:value-type="float" office:value="0.0254352564809962">
                <text:p>0.0254352564809962</text:p>
              </table:table-cell>
              <table:table-cell office:value-type="float" office:value="0.0143296292730924">
                <text:p>0.0143296292730924</text:p>
              </table:table-cell>
              <table:table-cell office:value-type="float" office:value="0.0244954695849935">
                <text:p>0.0244954695849935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.0104268019495947">
                <text:p>0.0104268019495947</text:p>
              </table:table-cell>
              <table:table-cell office:value-type="float" office:value="0.00775940641269754">
                <text:p>0.00775940641269754</text:p>
              </table:table-cell>
              <table:table-cell office:value-type="float" office:value="0.00083755028961584">
                <text:p>0.00083755028961584</text:p>
              </table:table-cell>
              <table:table-cell office:value-type="float" office:value="0.00542419511318297">
                <text:p>0.00542419511318297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.0677078383543996">
                <text:p>0.0677078383543996</text:p>
              </table:table-cell>
              <table:table-cell office:value-type="float" office:value="0.0649886727606997">
                <text:p>0.0649886727606997</text:p>
              </table:table-cell>
              <table:table-cell office:value-type="float" office:value="0.0548706344132911">
                <text:p>0.0548706344132911</text:p>
              </table:table-cell>
              <table:table-cell office:value-type="float" office:value="0.0624310308582439">
                <text:p>0.0624310308582439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0683564964617963">
                <text:p>0.0683564964617963</text:p>
              </table:table-cell>
              <table:table-cell office:value-type="float" office:value="0.0715033309389872">
                <text:p>0.0715033309389872</text:p>
              </table:table-cell>
              <table:table-cell office:value-type="float" office:value="0.0591718410979007">
                <text:p>0.0591718410979007</text:p>
              </table:table-cell>
              <table:table-cell office:value-type="float" office:value="0.0675260057108509">
                <text:p>0.0675260057108509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65292718284767">
                <text:p>0.065292718284767</text:p>
              </table:table-cell>
              <table:table-cell office:value-type="float" office:value="0.0571208557308555">
                <text:p>0.0571208557308555</text:p>
              </table:table-cell>
              <table:table-cell office:value-type="float" office:value="0.090291403619832">
                <text:p>0.090291403619832</text:p>
              </table:table-cell>
              <table:table-cell office:value-type="float" office:value="0.0448039894533151">
                <text:p>0.0448039894533151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.0381742838739069">
                <text:p>0.0381742838739069</text:p>
              </table:table-cell>
              <table:table-cell office:value-type="float" office:value="0.0362481375086341">
                <text:p>0.0362481375086341</text:p>
              </table:table-cell>
              <table:table-cell office:value-type="float" office:value="0.0279706529121508">
                <text:p>0.0279706529121508</text:p>
              </table:table-cell>
              <table:table-cell office:value-type="float" office:value="0.0373467938160808">
                <text:p>0.0373467938160808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.0102638831691323">
                <text:p>0.0102638831691323</text:p>
              </table:table-cell>
              <table:table-cell office:value-type="float" office:value="0.0138390859691335">
                <text:p>0.0138390859691335</text:p>
              </table:table-cell>
              <table:table-cell office:value-type="float" office:value="0.00929667512941438">
                <text:p>0.00929667512941438</text:p>
              </table:table-cell>
              <table:table-cell office:value-type="float" office:value="0.00942050684513069">
                <text:p>0.00942050684513069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0166388347083377">
                <text:p>0.00166388347083377</text:p>
              </table:table-cell>
              <table:table-cell office:value-type="float" office:value="0.000805639684286419">
                <text:p>0.000805639684286419</text:p>
              </table:table-cell>
              <table:table-cell office:value-type="float" office:value="0.0223238427233161">
                <text:p>0.0223238427233161</text:p>
              </table:table-cell>
              <table:table-cell office:value-type="float" office:value="0.00134683379642545">
                <text:p>0.00134683379642545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00880515668110308">
                <text:p>0.00880515668110308</text:p>
              </table:table-cell>
              <table:table-cell office:value-type="float" office:value="0.0050980927809036">
                <text:p>0.0050980927809036</text:p>
              </table:table-cell>
              <table:table-cell office:value-type="float" office:value="0.00101344472278993">
                <text:p>0.00101344472278993</text:p>
              </table:table-cell>
              <table:table-cell office:value-type="float" office:value="0.00212836827293119">
                <text:p>0.00212836827293119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0257049631396259">
                <text:p>0.00257049631396259</text:p>
              </table:table-cell>
              <table:table-cell office:value-type="float" office:value="0.00353266776300066">
                <text:p>0.00353266776300066</text:p>
              </table:table-cell>
              <table:table-cell office:value-type="float" office:value="0.0195236166557167">
                <text:p>0.0195236166557167</text:p>
              </table:table-cell>
              <table:table-cell office:value-type="float" office:value="0.00882673371879694">
                <text:p>0.00882673371879694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00126412905581024">
                <text:p>0.00126412905581024</text:p>
              </table:table-cell>
              <table:table-cell office:value-type="float" office:value="0.00164310410996493">
                <text:p>0.00164310410996493</text:p>
              </table:table-cell>
              <table:table-cell office:value-type="float" office:value="0.000558625636757811">
                <text:p>0.000558625636757811</text:p>
              </table:table-cell>
              <table:table-cell office:value-type="float" office:value="0.00375888374227727">
                <text:p>0.00375888374227727</text:p>
              </table:table-cell>
            </table:table-row>
            <table:table-row>
              <table:table-cell office:value-type="string">
                <text:p>dot</text:p>
              </table:table-cell>
              <table:table-cell office:value-type="float" office:value="0.0150986488300772">
                <text:p>0.0150986488300772</text:p>
              </table:table-cell>
              <table:table-cell office:value-type="float" office:value="0.0122259238391425">
                <text:p>0.0122259238391425</text:p>
              </table:table-cell>
              <table:table-cell office:value-type="float" office:value="0.00906499576566869">
                <text:p>0.00906499576566869</text:p>
              </table:table-cell>
              <table:table-cell office:value-type="float" office:value="0.0117701321959846">
                <text:p>0.0117701321959846</text:p>
              </table:table-cell>
            </table:table-row>
            <table:table-row>
              <table:table-cell office:value-type="string">
                <text:p>coma</text:p>
              </table:table-cell>
              <table:table-cell office:value-type="float" office:value="0.00895449889652696">
                <text:p>0.00895449889652696</text:p>
              </table:table-cell>
              <table:table-cell office:value-type="float" office:value="0.0121729028482354">
                <text:p>0.0121729028482354</text:p>
              </table:table-cell>
              <table:table-cell office:value-type="float" office:value="0.0213344642628204">
                <text:p>0.0213344642628204</text:p>
              </table:table-cell>
              <table:table-cell office:value-type="float" office:value="0.0120266727406453">
                <text:p>0.0120266727406453</text:p>
              </table:table-cell>
            </table:table-row>
            <table:table-row>
              <table:table-cell office:value-type="string">
                <text:p>plus</text:p>
              </table:table-cell>
              <table:table-cell office:value-type="float" office:value="0.00179964912121912">
                <text:p>0.00179964912121912</text:p>
              </table:table-cell>
              <table:table-cell office:value-type="float" office:value="0.0000356509984678573">
                <text:p>0.0000356509984678573</text:p>
              </table:table-cell>
              <table:table-cell office:value-type="float" office:value="0.000000110904434535996">
                <text:p>0.000000110904434535996</text:p>
              </table:table-cell>
              <table:table-cell office:value-type="float" office:value="0.0000258409544510922">
                <text:p>0.0000258409544510922</text:p>
              </table:table-cell>
            </table:table-row>
            <table:table-row>
              <table:table-cell office:value-type="string">
                <text:p>minus</text:p>
              </table:table-cell>
              <table:table-cell office:value-type="float" office:value="0.0265301165925235">
                <text:p>0.0265301165925235</text:p>
              </table:table-cell>
              <table:table-cell office:value-type="float" office:value="0.00306361723290311">
                <text:p>0.00306361723290311</text:p>
              </table:table-cell>
              <table:table-cell office:value-type="float" office:value="0.00204607591275459">
                <text:p>0.00204607591275459</text:p>
              </table:table-cell>
              <table:table-cell office:value-type="float" office:value="0.00157910984737829">
                <text:p>0.00157910984737829</text:p>
              </table:table-cell>
            </table:table-row>
            <table:table-row>
              <table:table-cell office:value-type="string">
                <text:p>&lt;</text:p>
              </table:table-cell>
              <table:table-cell office:value-type="float" office:value="0.000858340611880701">
                <text:p>0.000858340611880701</text:p>
              </table:table-cell>
              <table:table-cell office:value-type="float" office:value="0.00000176129293963861">
                <text:p>0.00000176129293963861</text:p>
              </table:table-cell>
              <table:table-cell office:value-type="float" office:value="0.000000221808869071992">
                <text:p>0.000000221808869071992</text:p>
              </table:table-cell>
              <table:table-cell office:value-type="float" office:value="0.00000256784327249847">
                <text:p>0.00000256784327249847</text:p>
              </table:table-cell>
            </table:table-row>
            <table:table-row>
              <table:table-cell office:value-type="string">
                <text:p>`</text:p>
              </table:table-cell>
              <table:table-cell office:value-type="float" office:value="0.00639757914760291">
                <text:p>0.00639757914760291</text:p>
              </table:table-cell>
              <table:table-cell office:value-type="float" office:value="0.00930351371260691">
                <text:p>0.00930351371260691</text:p>
              </table:table-cell>
              <table:table-cell office:value-type="float" office:value="0">
                <text:p>0</text:p>
              </table:table-cell>
              <table:table-cell office:value-type="float" office:value="0.0000465949788750197">
                <text:p>0.0000465949788750197</text:p>
              </table:table-cell>
            </table:table-row>
            <table:table-row>
              <table:table-cell office:value-type="string">
                <text:p>´</text:p>
              </table:table-cell>
              <table:table-cell office:value-type="float" office:value="0.0104464125435393">
                <text:p>0.0104464125435393</text:p>
              </table:table-cell>
              <table:table-cell office:value-type="float" office:value="0.0137936567581387">
                <text:p>0.0137936567581387</text:p>
              </table:table-cell>
              <table:table-cell office:value-type="float" office:value="0">
                <text:p>0</text:p>
              </table:table-cell>
              <table:table-cell office:value-type="float" office:value="0.018563751625522">
                <text:p>0.0185637516255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